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 Threa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.25022" calcext:value-type="float">
            <text:p>2,25022</text:p>
          </table:table-cell>
          <table:table-cell table:number-columns-repeated="67"/>
          <table:table-cell table:formula="of:=MIN([.A2:.BL2])" office:value-type="float" office:value="2.25022" calcext:value-type="float">
            <text:p>2,25022</text:p>
          </table:table-cell>
          <table:table-cell table:formula="of:=MAX([.A2:.BL2])" office:value-type="float" office:value="2.25022" calcext:value-type="float">
            <text:p>2,25022</text:p>
          </table:table-cell>
          <table:table-cell table:number-columns-repeated="7"/>
        </table:table-row>
        <table:table-row table:style-name="ro1">
          <table:table-cell office:value-type="float" office:value="1.89124" calcext:value-type="float">
            <text:p>1,89124</text:p>
          </table:table-cell>
          <table:table-cell table:number-columns-repeated="67"/>
          <table:table-cell table:formula="of:=MIN([.A3:.BL3])" office:value-type="float" office:value="1.89124" calcext:value-type="float">
            <text:p>1,89124</text:p>
          </table:table-cell>
          <table:table-cell table:formula="of:=MAX([.A3:.BL3])" office:value-type="float" office:value="1.89124" calcext:value-type="float">
            <text:p>1,89124</text:p>
          </table:table-cell>
          <table:table-cell table:number-columns-repeated="7"/>
        </table:table-row>
        <table:table-row table:style-name="ro1">
          <table:table-cell office:value-type="float" office:value="1.98429" calcext:value-type="float">
            <text:p>1,98429</text:p>
          </table:table-cell>
          <table:table-cell table:number-columns-repeated="67"/>
          <table:table-cell table:formula="of:=MIN([.A4:.BL4])" office:value-type="float" office:value="1.98429" calcext:value-type="float">
            <text:p>1,98429</text:p>
          </table:table-cell>
          <table:table-cell table:formula="of:=MAX([.A4:.BL4])" office:value-type="float" office:value="1.98429" calcext:value-type="float">
            <text:p>1,98429</text:p>
          </table:table-cell>
          <table:table-cell table:number-columns-repeated="7"/>
        </table:table-row>
        <table:table-row table:style-name="ro1">
          <table:table-cell office:value-type="float" office:value="2.13236" calcext:value-type="float">
            <text:p>2,13236</text:p>
          </table:table-cell>
          <table:table-cell table:number-columns-repeated="67"/>
          <table:table-cell table:formula="of:=MIN([.A5:.BL5])" office:value-type="float" office:value="2.13236" calcext:value-type="float">
            <text:p>2,13236</text:p>
          </table:table-cell>
          <table:table-cell table:formula="of:=MAX([.A5:.BL5])" office:value-type="float" office:value="2.13236" calcext:value-type="float">
            <text:p>2,13236</text:p>
          </table:table-cell>
          <table:table-cell table:number-columns-repeated="7"/>
        </table:table-row>
        <table:table-row table:style-name="ro1">
          <table:table-cell office:value-type="float" office:value="2.2797" calcext:value-type="float">
            <text:p>2,2797</text:p>
          </table:table-cell>
          <table:table-cell table:number-columns-repeated="67"/>
          <table:table-cell table:formula="of:=MIN([.A6:.BL6])" office:value-type="float" office:value="2.2797" calcext:value-type="float">
            <text:p>2,2797</text:p>
          </table:table-cell>
          <table:table-cell table:formula="of:=MAX([.A6:.BL6])" office:value-type="float" office:value="2.2797" calcext:value-type="float">
            <text:p>2,2797</text:p>
          </table:table-cell>
          <table:table-cell table:number-columns-repeated="7"/>
        </table:table-row>
        <table:table-row table:style-name="ro1">
          <table:table-cell office:value-type="float" office:value="2.06763" calcext:value-type="float">
            <text:p>2,06763</text:p>
          </table:table-cell>
          <table:table-cell table:number-columns-repeated="67"/>
          <table:table-cell table:formula="of:=MIN([.A7:.BL7])" office:value-type="float" office:value="2.06763" calcext:value-type="float">
            <text:p>2,06763</text:p>
          </table:table-cell>
          <table:table-cell table:formula="of:=MAX([.A7:.BL7])" office:value-type="float" office:value="2.06763" calcext:value-type="float">
            <text:p>2,06763</text:p>
          </table:table-cell>
          <table:table-cell table:number-columns-repeated="7"/>
        </table:table-row>
        <table:table-row table:style-name="ro2">
          <table:table-cell office:value-type="float" office:value="2.411" calcext:value-type="float">
            <text:p>2,411</text:p>
          </table:table-cell>
          <table:table-cell table:number-columns-repeated="67"/>
          <table:table-cell table:formula="of:=MIN([.A8:.BL8])" office:value-type="float" office:value="2.411" calcext:value-type="float">
            <text:p>2,411</text:p>
          </table:table-cell>
          <table:table-cell table:formula="of:=MAX([.A8:.BL8])" office:value-type="float" office:value="2.411" calcext:value-type="float">
            <text:p>2,411</text:p>
          </table:table-cell>
          <table:table-cell table:number-columns-repeated="7"/>
        </table:table-row>
        <table:table-row table:style-name="ro2">
          <table:table-cell office:value-type="float" office:value="1.91107" calcext:value-type="float">
            <text:p>1,91107</text:p>
          </table:table-cell>
          <table:table-cell table:number-columns-repeated="67"/>
          <table:table-cell table:formula="of:=MIN([.A9:.BL9])" office:value-type="float" office:value="1.91107" calcext:value-type="float">
            <text:p>1,91107</text:p>
          </table:table-cell>
          <table:table-cell table:formula="of:=MAX([.A9:.BL9])" office:value-type="float" office:value="1.91107" calcext:value-type="float">
            <text:p>1,91107</text:p>
          </table:table-cell>
          <table:table-cell table:number-columns-repeated="7"/>
        </table:table-row>
        <table:table-row table:style-name="ro2">
          <table:table-cell office:value-type="float" office:value="1.89487" calcext:value-type="float">
            <text:p>1,89487</text:p>
          </table:table-cell>
          <table:table-cell table:number-columns-repeated="67"/>
          <table:table-cell table:formula="of:=MIN([.A10:.BL10])" office:value-type="float" office:value="1.89487" calcext:value-type="float">
            <text:p>1,89487</text:p>
          </table:table-cell>
          <table:table-cell table:formula="of:=MAX([.A10:.BL10])" office:value-type="float" office:value="1.89487" calcext:value-type="float">
            <text:p>1,89487</text:p>
          </table:table-cell>
          <table:table-cell table:number-columns-repeated="7"/>
        </table:table-row>
        <table:table-row table:style-name="ro2">
          <table:table-cell office:value-type="float" office:value="1.97975" calcext:value-type="float">
            <text:p>1,97975</text:p>
          </table:table-cell>
          <table:table-cell table:number-columns-repeated="67"/>
          <table:table-cell table:formula="of:=MIN([.A11:.BL11])" office:value-type="float" office:value="1.97975" calcext:value-type="float">
            <text:p>1,97975</text:p>
          </table:table-cell>
          <table:table-cell table:formula="of:=MAX([.A11:.BL11])" office:value-type="float" office:value="1.97975" calcext:value-type="float">
            <text:p>1,97975</text:p>
          </table:table-cell>
          <table:table-cell table:number-columns-repeated="7"/>
        </table:table-row>
        <table:table-row table:style-name="ro2">
          <table:table-cell office:value-type="float" office:value="2.42478" calcext:value-type="float">
            <text:p>2,42478</text:p>
          </table:table-cell>
          <table:table-cell table:number-columns-repeated="67"/>
          <table:table-cell table:formula="of:=MIN([.A12:.BL12])" office:value-type="float" office:value="2.42478" calcext:value-type="float">
            <text:p>2,42478</text:p>
          </table:table-cell>
          <table:table-cell table:formula="of:=MAX([.A12:.BL12])" office:value-type="float" office:value="2.42478" calcext:value-type="float">
            <text:p>2,42478</text:p>
          </table:table-cell>
          <table:table-cell table:number-columns-repeated="7"/>
        </table:table-row>
        <table:table-row table:style-name="ro2">
          <table:table-cell office:value-type="float" office:value="2.40357" calcext:value-type="float">
            <text:p>2,40357</text:p>
          </table:table-cell>
          <table:table-cell table:number-columns-repeated="67"/>
          <table:table-cell table:formula="of:=MIN([.A13:.BL13])" office:value-type="float" office:value="2.40357" calcext:value-type="float">
            <text:p>2,40357</text:p>
          </table:table-cell>
          <table:table-cell table:formula="of:=MAX([.A13:.BL13])" office:value-type="float" office:value="2.40357" calcext:value-type="float">
            <text:p>2,40357</text:p>
          </table:table-cell>
          <table:table-cell table:number-columns-repeated="7"/>
        </table:table-row>
        <table:table-row table:style-name="ro2">
          <table:table-cell office:value-type="float" office:value="1.8802" calcext:value-type="float">
            <text:p>1,8802</text:p>
          </table:table-cell>
          <table:table-cell table:number-columns-repeated="67"/>
          <table:table-cell table:formula="of:=MIN([.A14:.BL14])" office:value-type="float" office:value="1.8802" calcext:value-type="float">
            <text:p>1,8802</text:p>
          </table:table-cell>
          <table:table-cell table:formula="of:=MAX([.A14:.BL14])" office:value-type="float" office:value="1.8802" calcext:value-type="float">
            <text:p>1,8802</text:p>
          </table:table-cell>
          <table:table-cell table:number-columns-repeated="7"/>
        </table:table-row>
        <table:table-row table:style-name="ro2">
          <table:table-cell office:value-type="float" office:value="1.90052" calcext:value-type="float">
            <text:p>1,90052</text:p>
          </table:table-cell>
          <table:table-cell table:number-columns-repeated="67"/>
          <table:table-cell table:formula="of:=MIN([.A15:.BL15])" office:value-type="float" office:value="1.90052" calcext:value-type="float">
            <text:p>1,90052</text:p>
          </table:table-cell>
          <table:table-cell table:formula="of:=MAX([.A15:.BL15])" office:value-type="float" office:value="1.90052" calcext:value-type="float">
            <text:p>1,90052</text:p>
          </table:table-cell>
          <table:table-cell table:number-columns-repeated="7"/>
        </table:table-row>
        <table:table-row table:style-name="ro1">
          <table:table-cell office:value-type="float" office:value="1.90792" calcext:value-type="float">
            <text:p>1,90792</text:p>
          </table:table-cell>
          <table:table-cell table:number-columns-repeated="67"/>
          <table:table-cell table:formula="of:=MIN([.A16:.BL16])" office:value-type="float" office:value="1.90792" calcext:value-type="float">
            <text:p>1,90792</text:p>
          </table:table-cell>
          <table:table-cell table:formula="of:=MAX([.A16:.BL16])" office:value-type="float" office:value="1.90792" calcext:value-type="float">
            <text:p>1,90792</text:p>
          </table:table-cell>
          <table:table-cell table:number-columns-repeated="7"/>
        </table:table-row>
        <table:table-row table:style-name="ro1">
          <table:table-cell office:value-type="float" office:value="2.39734" calcext:value-type="float">
            <text:p>2,39734</text:p>
          </table:table-cell>
          <table:table-cell table:number-columns-repeated="67"/>
          <table:table-cell table:formula="of:=MIN([.A17:.BL17])" office:value-type="float" office:value="2.39734" calcext:value-type="float">
            <text:p>2,39734</text:p>
          </table:table-cell>
          <table:table-cell table:formula="of:=MAX([.A17:.BL17])" office:value-type="float" office:value="2.39734" calcext:value-type="float">
            <text:p>2,39734</text:p>
          </table:table-cell>
          <table:table-cell table:number-columns-repeated="7"/>
        </table:table-row>
        <table:table-row table:style-name="ro1">
          <table:table-cell office:value-type="float" office:value="1.95462" calcext:value-type="float">
            <text:p>1,95462</text:p>
          </table:table-cell>
          <table:table-cell table:number-columns-repeated="67"/>
          <table:table-cell table:formula="of:=MIN([.A18:.BL18])" office:value-type="float" office:value="1.95462" calcext:value-type="float">
            <text:p>1,95462</text:p>
          </table:table-cell>
          <table:table-cell table:formula="of:=MAX([.A18:.BL18])" office:value-type="float" office:value="1.95462" calcext:value-type="float">
            <text:p>1,95462</text:p>
          </table:table-cell>
          <table:table-cell table:number-columns-repeated="7"/>
        </table:table-row>
        <table:table-row table:style-name="ro1">
          <table:table-cell office:value-type="float" office:value="2.35842" calcext:value-type="float">
            <text:p>2,35842</text:p>
          </table:table-cell>
          <table:table-cell table:number-columns-repeated="67"/>
          <table:table-cell table:formula="of:=MIN([.A19:.BL19])" office:value-type="float" office:value="2.35842" calcext:value-type="float">
            <text:p>2,35842</text:p>
          </table:table-cell>
          <table:table-cell table:formula="of:=MAX([.A19:.BL19])" office:value-type="float" office:value="2.35842" calcext:value-type="float">
            <text:p>2,35842</text:p>
          </table:table-cell>
          <table:table-cell table:number-columns-repeated="7"/>
        </table:table-row>
        <table:table-row table:style-name="ro1">
          <table:table-cell office:value-type="float" office:value="1.87956" calcext:value-type="float">
            <text:p>1,87956</text:p>
          </table:table-cell>
          <table:table-cell table:number-columns-repeated="67"/>
          <table:table-cell table:formula="of:=MIN([.A20:.BL20])" office:value-type="float" office:value="1.87956" calcext:value-type="float">
            <text:p>1,87956</text:p>
          </table:table-cell>
          <table:table-cell table:formula="of:=MAX([.A20:.BL20])" office:value-type="float" office:value="1.87956" calcext:value-type="float">
            <text:p>1,87956</text:p>
          </table:table-cell>
          <table:table-cell table:number-columns-repeated="7"/>
        </table:table-row>
        <table:table-row table:style-name="ro1">
          <table:table-cell office:value-type="float" office:value="1.88252" calcext:value-type="float">
            <text:p>1,88252</text:p>
          </table:table-cell>
          <table:table-cell table:number-columns-repeated="67"/>
          <table:table-cell table:formula="of:=MIN([.A21:.BL21])" office:value-type="float" office:value="1.88252" calcext:value-type="float">
            <text:p>1,88252</text:p>
          </table:table-cell>
          <table:table-cell table:formula="of:=MAX([.A21:.BL21])" office:value-type="float" office:value="1.88252" calcext:value-type="float">
            <text:p>1,8825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2.72981" calcext:value-type="float">
            <text:p>2,72981</text:p>
          </table:table-cell>
          <table:table-cell office:value-type="float" office:value="3.19227" calcext:value-type="float">
            <text:p>3,19227</text:p>
          </table:table-cell>
          <table:table-cell table:number-columns-repeated="66"/>
          <table:table-cell table:formula="of:=MIN([.A23:.BL23])" office:value-type="float" office:value="2.72981" calcext:value-type="float">
            <text:p>2,72981</text:p>
          </table:table-cell>
          <table:table-cell table:formula="of:=MAX([.A23:.BL23])" office:value-type="float" office:value="3.19227" calcext:value-type="float">
            <text:p>3,19227</text:p>
          </table:table-cell>
          <table:table-cell table:number-columns-repeated="7"/>
        </table:table-row>
        <table:table-row table:style-name="ro2">
          <table:table-cell office:value-type="float" office:value="1.8295" calcext:value-type="float">
            <text:p>1,8295</text:p>
          </table:table-cell>
          <table:table-cell office:value-type="float" office:value="2.43956" calcext:value-type="float">
            <text:p>2,43956</text:p>
          </table:table-cell>
          <table:table-cell table:number-columns-repeated="66"/>
          <table:table-cell table:formula="of:=MIN([.A24:.BL24])" office:value-type="float" office:value="1.8295" calcext:value-type="float">
            <text:p>1,8295</text:p>
          </table:table-cell>
          <table:table-cell table:formula="of:=MAX([.A24:.BL24])" office:value-type="float" office:value="2.43956" calcext:value-type="float">
            <text:p>2,43956</text:p>
          </table:table-cell>
          <table:table-cell table:number-columns-repeated="7"/>
        </table:table-row>
        <table:table-row table:style-name="ro2">
          <table:table-cell office:value-type="float" office:value="2.4236" calcext:value-type="float">
            <text:p>2,4236</text:p>
          </table:table-cell>
          <table:table-cell office:value-type="float" office:value="2.44795" calcext:value-type="float">
            <text:p>2,44795</text:p>
          </table:table-cell>
          <table:table-cell table:number-columns-repeated="66"/>
          <table:table-cell table:formula="of:=MIN([.A25:.BL25])" office:value-type="float" office:value="2.4236" calcext:value-type="float">
            <text:p>2,4236</text:p>
          </table:table-cell>
          <table:table-cell table:formula="of:=MAX([.A25:.BL25])" office:value-type="float" office:value="2.44795" calcext:value-type="float">
            <text:p>2,44795</text:p>
          </table:table-cell>
          <table:table-cell table:number-columns-repeated="7"/>
        </table:table-row>
        <table:table-row table:style-name="ro1">
          <table:table-cell office:value-type="float" office:value="1.81217" calcext:value-type="float">
            <text:p>1,81217</text:p>
          </table:table-cell>
          <table:table-cell office:value-type="float" office:value="2.4244" calcext:value-type="float">
            <text:p>2,4244</text:p>
          </table:table-cell>
          <table:table-cell table:number-columns-repeated="66"/>
          <table:table-cell table:formula="of:=MIN([.A26:.BL26])" office:value-type="float" office:value="1.81217" calcext:value-type="float">
            <text:p>1,81217</text:p>
          </table:table-cell>
          <table:table-cell table:formula="of:=MAX([.A26:.BL26])" office:value-type="float" office:value="2.4244" calcext:value-type="float">
            <text:p>2,4244</text:p>
          </table:table-cell>
          <table:table-cell table:number-columns-repeated="7"/>
        </table:table-row>
        <table:table-row table:style-name="ro1">
          <table:table-cell office:value-type="float" office:value="1.19678" calcext:value-type="float">
            <text:p>1,19678</text:p>
          </table:table-cell>
          <table:table-cell office:value-type="float" office:value="1.19645" calcext:value-type="float">
            <text:p>1,19645</text:p>
          </table:table-cell>
          <table:table-cell table:number-columns-repeated="66"/>
          <table:table-cell table:formula="of:=MIN([.A27:.BL27])" office:value-type="float" office:value="1.19645" calcext:value-type="float">
            <text:p>1,19645</text:p>
          </table:table-cell>
          <table:table-cell table:formula="of:=MAX([.A27:.BL27])" office:value-type="float" office:value="1.19678" calcext:value-type="float">
            <text:p>1,19678</text:p>
          </table:table-cell>
          <table:table-cell table:number-columns-repeated="7"/>
        </table:table-row>
        <table:table-row table:style-name="ro1">
          <table:table-cell office:value-type="float" office:value="2.42965" calcext:value-type="float">
            <text:p>2,42965</text:p>
          </table:table-cell>
          <table:table-cell office:value-type="float" office:value="2.46177" calcext:value-type="float">
            <text:p>2,46177</text:p>
          </table:table-cell>
          <table:table-cell table:number-columns-repeated="66"/>
          <table:table-cell table:formula="of:=MIN([.A28:.BL28])" office:value-type="float" office:value="2.42965" calcext:value-type="float">
            <text:p>2,42965</text:p>
          </table:table-cell>
          <table:table-cell table:formula="of:=MAX([.A28:.BL28])" office:value-type="float" office:value="2.46177" calcext:value-type="float">
            <text:p>2,46177</text:p>
          </table:table-cell>
          <table:table-cell table:number-columns-repeated="7"/>
        </table:table-row>
        <table:table-row table:style-name="ro1">
          <table:table-cell office:value-type="float" office:value="1.83555" calcext:value-type="float">
            <text:p>1,83555</text:p>
          </table:table-cell>
          <table:table-cell office:value-type="float" office:value="1.8378" calcext:value-type="float">
            <text:p>1,8378</text:p>
          </table:table-cell>
          <table:table-cell table:number-columns-repeated="66"/>
          <table:table-cell table:formula="of:=MIN([.A29:.BL29])" office:value-type="float" office:value="1.83555" calcext:value-type="float">
            <text:p>1,83555</text:p>
          </table:table-cell>
          <table:table-cell table:formula="of:=MAX([.A29:.BL29])" office:value-type="float" office:value="1.8378" calcext:value-type="float">
            <text:p>1,8378</text:p>
          </table:table-cell>
          <table:table-cell table:number-columns-repeated="7"/>
        </table:table-row>
        <table:table-row table:style-name="ro1">
          <table:table-cell office:value-type="float" office:value="1.07895" calcext:value-type="float">
            <text:p>1,07895</text:p>
          </table:table-cell>
          <table:table-cell office:value-type="float" office:value="0.941726" calcext:value-type="float">
            <text:p>0,941726</text:p>
          </table:table-cell>
          <table:table-cell table:number-columns-repeated="66"/>
          <table:table-cell table:formula="of:=MIN([.A30:.BL30])" office:value-type="float" office:value="0.941726" calcext:value-type="float">
            <text:p>0,941726</text:p>
          </table:table-cell>
          <table:table-cell table:formula="of:=MAX([.A30:.BL30])" office:value-type="float" office:value="1.07895" calcext:value-type="float">
            <text:p>1,07895</text:p>
          </table:table-cell>
          <table:table-cell table:number-columns-repeated="7"/>
        </table:table-row>
        <table:table-row table:style-name="ro1">
          <table:table-cell office:value-type="float" office:value="2.6825" calcext:value-type="float">
            <text:p>2,6825</text:p>
          </table:table-cell>
          <table:table-cell office:value-type="float" office:value="3.1567" calcext:value-type="float">
            <text:p>3,1567</text:p>
          </table:table-cell>
          <table:table-cell table:number-columns-repeated="66"/>
          <table:table-cell table:formula="of:=MIN([.A31:.BL31])" office:value-type="float" office:value="2.6825" calcext:value-type="float">
            <text:p>2,6825</text:p>
          </table:table-cell>
          <table:table-cell table:formula="of:=MAX([.A31:.BL31])" office:value-type="float" office:value="3.1567" calcext:value-type="float">
            <text:p>3,1567</text:p>
          </table:table-cell>
          <table:table-cell table:number-columns-repeated="7"/>
        </table:table-row>
        <table:table-row table:style-name="ro1">
          <table:table-cell office:value-type="float" office:value="2.59356" calcext:value-type="float">
            <text:p>2,59356</text:p>
          </table:table-cell>
          <table:table-cell office:value-type="float" office:value="3.27254" calcext:value-type="float">
            <text:p>3,27254</text:p>
          </table:table-cell>
          <table:table-cell table:number-columns-repeated="66"/>
          <table:table-cell table:formula="of:=MIN([.A32:.BL32])" office:value-type="float" office:value="2.59356" calcext:value-type="float">
            <text:p>2,59356</text:p>
          </table:table-cell>
          <table:table-cell table:formula="of:=MAX([.A32:.BL32])" office:value-type="float" office:value="3.27254" calcext:value-type="float">
            <text:p>3,27254</text:p>
          </table:table-cell>
          <table:table-cell table:number-columns-repeated="7"/>
        </table:table-row>
        <table:table-row table:style-name="ro1">
          <table:table-cell office:value-type="float" office:value="2.40364" calcext:value-type="float">
            <text:p>2,40364</text:p>
          </table:table-cell>
          <table:table-cell office:value-type="float" office:value="2.40884" calcext:value-type="float">
            <text:p>2,40884</text:p>
          </table:table-cell>
          <table:table-cell table:number-columns-repeated="66"/>
          <table:table-cell table:formula="of:=MIN([.A33:.BL33])" office:value-type="float" office:value="2.40364" calcext:value-type="float">
            <text:p>2,40364</text:p>
          </table:table-cell>
          <table:table-cell table:formula="of:=MAX([.A33:.BL33])" office:value-type="float" office:value="2.40884" calcext:value-type="float">
            <text:p>2,40884</text:p>
          </table:table-cell>
          <table:table-cell table:number-columns-repeated="7"/>
        </table:table-row>
        <table:table-row table:style-name="ro1">
          <table:table-cell office:value-type="float" office:value="2.40768" calcext:value-type="float">
            <text:p>2,40768</text:p>
          </table:table-cell>
          <table:table-cell office:value-type="float" office:value="2.44572" calcext:value-type="float">
            <text:p>2,44572</text:p>
          </table:table-cell>
          <table:table-cell table:number-columns-repeated="66"/>
          <table:table-cell table:formula="of:=MIN([.A34:.BL34])" office:value-type="float" office:value="2.40768" calcext:value-type="float">
            <text:p>2,40768</text:p>
          </table:table-cell>
          <table:table-cell table:formula="of:=MAX([.A34:.BL34])" office:value-type="float" office:value="2.44572" calcext:value-type="float">
            <text:p>2,44572</text:p>
          </table:table-cell>
          <table:table-cell table:number-columns-repeated="7"/>
        </table:table-row>
        <table:table-row table:style-name="ro2">
          <table:table-cell office:value-type="float" office:value="2.454" calcext:value-type="float">
            <text:p>2,454</text:p>
          </table:table-cell>
          <table:table-cell office:value-type="float" office:value="2.46135" calcext:value-type="float">
            <text:p>2,46135</text:p>
          </table:table-cell>
          <table:table-cell table:number-columns-repeated="66"/>
          <table:table-cell table:formula="of:=MIN([.A35:.BL35])" office:value-type="float" office:value="2.454" calcext:value-type="float">
            <text:p>2,454</text:p>
          </table:table-cell>
          <table:table-cell table:formula="of:=MAX([.A35:.BL35])" office:value-type="float" office:value="2.46135" calcext:value-type="float">
            <text:p>2,46135</text:p>
          </table:table-cell>
          <table:table-cell table:number-columns-repeated="7"/>
        </table:table-row>
        <table:table-row table:style-name="ro2">
          <table:table-cell office:value-type="float" office:value="2.44951" calcext:value-type="float">
            <text:p>2,44951</text:p>
          </table:table-cell>
          <table:table-cell office:value-type="float" office:value="2.45005" calcext:value-type="float">
            <text:p>2,45005</text:p>
          </table:table-cell>
          <table:table-cell table:number-columns-repeated="66"/>
          <table:table-cell table:formula="of:=MIN([.A36:.BL36])" office:value-type="float" office:value="2.44951" calcext:value-type="float">
            <text:p>2,44951</text:p>
          </table:table-cell>
          <table:table-cell table:formula="of:=MAX([.A36:.BL36])" office:value-type="float" office:value="2.45005" calcext:value-type="float">
            <text:p>2,45005</text:p>
          </table:table-cell>
          <table:table-cell table:number-columns-repeated="7"/>
        </table:table-row>
        <table:table-row table:style-name="ro2">
          <table:table-cell office:value-type="float" office:value="2.41449" calcext:value-type="float">
            <text:p>2,41449</text:p>
          </table:table-cell>
          <table:table-cell office:value-type="float" office:value="2.42926" calcext:value-type="float">
            <text:p>2,42926</text:p>
          </table:table-cell>
          <table:table-cell table:number-columns-repeated="66"/>
          <table:table-cell table:formula="of:=MIN([.A37:.BL37])" office:value-type="float" office:value="2.41449" calcext:value-type="float">
            <text:p>2,41449</text:p>
          </table:table-cell>
          <table:table-cell table:formula="of:=MAX([.A37:.BL37])" office:value-type="float" office:value="2.42926" calcext:value-type="float">
            <text:p>2,42926</text:p>
          </table:table-cell>
          <table:table-cell table:number-columns-repeated="7"/>
        </table:table-row>
        <table:table-row table:style-name="ro1">
          <table:table-cell office:value-type="float" office:value="1.20146" calcext:value-type="float">
            <text:p>1,20146</text:p>
          </table:table-cell>
          <table:table-cell office:value-type="float" office:value="1.15054" calcext:value-type="float">
            <text:p>1,15054</text:p>
          </table:table-cell>
          <table:table-cell table:number-columns-repeated="66"/>
          <table:table-cell table:formula="of:=MIN([.A38:.BL38])" office:value-type="float" office:value="1.15054" calcext:value-type="float">
            <text:p>1,15054</text:p>
          </table:table-cell>
          <table:table-cell table:formula="of:=MAX([.A38:.BL38])" office:value-type="float" office:value="1.20146" calcext:value-type="float">
            <text:p>1,20146</text:p>
          </table:table-cell>
          <table:table-cell table:number-columns-repeated="7"/>
        </table:table-row>
        <table:table-row table:style-name="ro2">
          <table:table-cell office:value-type="float" office:value="2.42377" calcext:value-type="float">
            <text:p>2,42377</text:p>
          </table:table-cell>
          <table:table-cell office:value-type="float" office:value="2.43967" calcext:value-type="float">
            <text:p>2,43967</text:p>
          </table:table-cell>
          <table:table-cell table:number-columns-repeated="66"/>
          <table:table-cell table:formula="of:=MIN([.A39:.BL39])" office:value-type="float" office:value="2.42377" calcext:value-type="float">
            <text:p>2,42377</text:p>
          </table:table-cell>
          <table:table-cell table:formula="of:=MAX([.A39:.BL39])" office:value-type="float" office:value="2.43967" calcext:value-type="float">
            <text:p>2,43967</text:p>
          </table:table-cell>
          <table:table-cell table:number-columns-repeated="7"/>
        </table:table-row>
        <table:table-row table:style-name="ro1">
          <table:table-cell office:value-type="float" office:value="1.77808" calcext:value-type="float">
            <text:p>1,77808</text:p>
          </table:table-cell>
          <table:table-cell office:value-type="float" office:value="1.78954" calcext:value-type="float">
            <text:p>1,78954</text:p>
          </table:table-cell>
          <table:table-cell table:number-columns-repeated="66"/>
          <table:table-cell table:formula="of:=MIN([.A40:.BL40])" office:value-type="float" office:value="1.77808" calcext:value-type="float">
            <text:p>1,77808</text:p>
          </table:table-cell>
          <table:table-cell table:formula="of:=MAX([.A40:.BL40])" office:value-type="float" office:value="1.78954" calcext:value-type="float">
            <text:p>1,78954</text:p>
          </table:table-cell>
          <table:table-cell table:number-columns-repeated="7"/>
        </table:table-row>
        <table:table-row table:style-name="ro1">
          <table:table-cell office:value-type="float" office:value="2.42497" calcext:value-type="float">
            <text:p>2,42497</text:p>
          </table:table-cell>
          <table:table-cell office:value-type="float" office:value="2.44285" calcext:value-type="float">
            <text:p>2,44285</text:p>
          </table:table-cell>
          <table:table-cell table:number-columns-repeated="66"/>
          <table:table-cell table:formula="of:=MIN([.A41:.BL41])" office:value-type="float" office:value="2.42497" calcext:value-type="float">
            <text:p>2,42497</text:p>
          </table:table-cell>
          <table:table-cell table:formula="of:=MAX([.A41:.BL41])" office:value-type="float" office:value="2.44285" calcext:value-type="float">
            <text:p>2,44285</text:p>
          </table:table-cell>
          <table:table-cell table:number-columns-repeated="7"/>
        </table:table-row>
        <table:table-row table:style-name="ro1">
          <table:table-cell office:value-type="float" office:value="1.20852" calcext:value-type="float">
            <text:p>1,20852</text:p>
          </table:table-cell>
          <table:table-cell office:value-type="float" office:value="1.20139" calcext:value-type="float">
            <text:p>1,20139</text:p>
          </table:table-cell>
          <table:table-cell table:number-columns-repeated="66"/>
          <table:table-cell table:formula="of:=MIN([.A42:.BL42])" office:value-type="float" office:value="1.20139" calcext:value-type="float">
            <text:p>1,20139</text:p>
          </table:table-cell>
          <table:table-cell table:formula="of:=MAX([.A42:.BL42])" office:value-type="float" office:value="1.20852" calcext:value-type="float">
            <text:p>1,2085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.81469" calcext:value-type="float">
            <text:p>1,81469</text:p>
          </table:table-cell>
          <table:table-cell office:value-type="float" office:value="1.8232" calcext:value-type="float">
            <text:p>1,8232</text:p>
          </table:table-cell>
          <table:table-cell office:value-type="float" office:value="2.00274" calcext:value-type="float">
            <text:p>2,00274</text:p>
          </table:table-cell>
          <table:table-cell office:value-type="float" office:value="0.683646" calcext:value-type="float">
            <text:p>0,683646</text:p>
          </table:table-cell>
          <table:table-cell table:number-columns-repeated="64"/>
          <table:table-cell table:formula="of:=MIN([.A44:.BL44])" office:value-type="float" office:value="0.683646" calcext:value-type="float">
            <text:p>0,683646</text:p>
          </table:table-cell>
          <table:table-cell table:formula="of:=MAX([.A44:.BL44])" office:value-type="float" office:value="2.00274" calcext:value-type="float">
            <text:p>2,00274</text:p>
          </table:table-cell>
          <table:table-cell table:number-columns-repeated="7"/>
        </table:table-row>
        <table:table-row table:style-name="ro1">
          <table:table-cell office:value-type="float" office:value="1.80629" calcext:value-type="float">
            <text:p>1,80629</text:p>
          </table:table-cell>
          <table:table-cell office:value-type="float" office:value="1.81903" calcext:value-type="float">
            <text:p>1,81903</text:p>
          </table:table-cell>
          <table:table-cell office:value-type="float" office:value="1.99514" calcext:value-type="float">
            <text:p>1,99514</text:p>
          </table:table-cell>
          <table:table-cell office:value-type="float" office:value="0.610671" calcext:value-type="float">
            <text:p>0,610671</text:p>
          </table:table-cell>
          <table:table-cell table:number-columns-repeated="64"/>
          <table:table-cell table:formula="of:=MIN([.A45:.BL45])" office:value-type="float" office:value="0.610671" calcext:value-type="float">
            <text:p>0,610671</text:p>
          </table:table-cell>
          <table:table-cell table:formula="of:=MAX([.A45:.BL45])" office:value-type="float" office:value="1.99514" calcext:value-type="float">
            <text:p>1,99514</text:p>
          </table:table-cell>
          <table:table-cell table:number-columns-repeated="7"/>
        </table:table-row>
        <table:table-row table:style-name="ro1">
          <table:table-cell office:value-type="float" office:value="1.75384" calcext:value-type="float">
            <text:p>1,75384</text:p>
          </table:table-cell>
          <table:table-cell office:value-type="float" office:value="1.75732" calcext:value-type="float">
            <text:p>1,75732</text:p>
          </table:table-cell>
          <table:table-cell office:value-type="float" office:value="1.77403" calcext:value-type="float">
            <text:p>1,77403</text:p>
          </table:table-cell>
          <table:table-cell office:value-type="float" office:value="0.610602" calcext:value-type="float">
            <text:p>0,610602</text:p>
          </table:table-cell>
          <table:table-cell table:number-columns-repeated="64"/>
          <table:table-cell table:formula="of:=MIN([.A46:.BL46])" office:value-type="float" office:value="0.610602" calcext:value-type="float">
            <text:p>0,610602</text:p>
          </table:table-cell>
          <table:table-cell table:formula="of:=MAX([.A46:.BL46])" office:value-type="float" office:value="1.77403" calcext:value-type="float">
            <text:p>1,77403</text:p>
          </table:table-cell>
          <table:table-cell table:number-columns-repeated="7"/>
        </table:table-row>
        <table:table-row table:style-name="ro1">
          <table:table-cell office:value-type="float" office:value="1.75402" calcext:value-type="float">
            <text:p>1,75402</text:p>
          </table:table-cell>
          <table:table-cell office:value-type="float" office:value="1.76247" calcext:value-type="float">
            <text:p>1,76247</text:p>
          </table:table-cell>
          <table:table-cell office:value-type="float" office:value="1.77709" calcext:value-type="float">
            <text:p>1,77709</text:p>
          </table:table-cell>
          <table:table-cell office:value-type="float" office:value="0.611464" calcext:value-type="float">
            <text:p>0,611464</text:p>
          </table:table-cell>
          <table:table-cell table:number-columns-repeated="64"/>
          <table:table-cell table:formula="of:=MIN([.A47:.BL47])" office:value-type="float" office:value="0.611464" calcext:value-type="float">
            <text:p>0,611464</text:p>
          </table:table-cell>
          <table:table-cell table:formula="of:=MAX([.A47:.BL47])" office:value-type="float" office:value="1.77709" calcext:value-type="float">
            <text:p>1,77709</text:p>
          </table:table-cell>
          <table:table-cell table:number-columns-repeated="7"/>
        </table:table-row>
        <table:table-row table:style-name="ro2">
          <table:table-cell office:value-type="float" office:value="1.81739" calcext:value-type="float">
            <text:p>1,81739</text:p>
          </table:table-cell>
          <table:table-cell office:value-type="float" office:value="2.00292" calcext:value-type="float">
            <text:p>2,00292</text:p>
          </table:table-cell>
          <table:table-cell office:value-type="float" office:value="2.03971" calcext:value-type="float">
            <text:p>2,03971</text:p>
          </table:table-cell>
          <table:table-cell office:value-type="float" office:value="0.704305" calcext:value-type="float">
            <text:p>0,704305</text:p>
          </table:table-cell>
          <table:table-cell table:number-columns-repeated="64"/>
          <table:table-cell table:formula="of:=MIN([.A48:.BL48])" office:value-type="float" office:value="0.704305" calcext:value-type="float">
            <text:p>0,704305</text:p>
          </table:table-cell>
          <table:table-cell table:formula="of:=MAX([.A48:.BL48])" office:value-type="float" office:value="2.03971" calcext:value-type="float">
            <text:p>2,03971</text:p>
          </table:table-cell>
          <table:table-cell table:number-columns-repeated="7"/>
        </table:table-row>
        <table:table-row table:style-name="ro2">
          <table:table-cell office:value-type="float" office:value="1.32843" calcext:value-type="float">
            <text:p>1,32843</text:p>
          </table:table-cell>
          <table:table-cell office:value-type="float" office:value="1.41407" calcext:value-type="float">
            <text:p>1,41407</text:p>
          </table:table-cell>
          <table:table-cell office:value-type="float" office:value="1.84477" calcext:value-type="float">
            <text:p>1,84477</text:p>
          </table:table-cell>
          <table:table-cell office:value-type="float" office:value="0.727529" calcext:value-type="float">
            <text:p>0,727529</text:p>
          </table:table-cell>
          <table:table-cell table:number-columns-repeated="64"/>
          <table:table-cell table:formula="of:=MIN([.A49:.BL49])" office:value-type="float" office:value="0.727529" calcext:value-type="float">
            <text:p>0,727529</text:p>
          </table:table-cell>
          <table:table-cell table:formula="of:=MAX([.A49:.BL49])" office:value-type="float" office:value="1.84477" calcext:value-type="float">
            <text:p>1,84477</text:p>
          </table:table-cell>
          <table:table-cell table:number-columns-repeated="7"/>
        </table:table-row>
        <table:table-row table:style-name="ro2">
          <table:table-cell office:value-type="float" office:value="0.909768" calcext:value-type="float">
            <text:p>0,909768</text:p>
          </table:table-cell>
          <table:table-cell office:value-type="float" office:value="1.50409" calcext:value-type="float">
            <text:p>1,50409</text:p>
          </table:table-cell>
          <table:table-cell office:value-type="float" office:value="0.950182" calcext:value-type="float">
            <text:p>0,950182</text:p>
          </table:table-cell>
          <table:table-cell office:value-type="float" office:value="0.473318" calcext:value-type="float">
            <text:p>0,473318</text:p>
          </table:table-cell>
          <table:table-cell table:number-columns-repeated="64"/>
          <table:table-cell table:formula="of:=MIN([.A50:.BL50])" office:value-type="float" office:value="0.473318" calcext:value-type="float">
            <text:p>0,473318</text:p>
          </table:table-cell>
          <table:table-cell table:formula="of:=MAX([.A50:.BL50])" office:value-type="float" office:value="1.50409" calcext:value-type="float">
            <text:p>1,50409</text:p>
          </table:table-cell>
          <table:table-cell table:number-columns-repeated="7"/>
        </table:table-row>
        <table:table-row table:style-name="ro2">
          <table:table-cell office:value-type="float" office:value="1.77518" calcext:value-type="float">
            <text:p>1,77518</text:p>
          </table:table-cell>
          <table:table-cell office:value-type="float" office:value="1.86826" calcext:value-type="float">
            <text:p>1,86826</text:p>
          </table:table-cell>
          <table:table-cell office:value-type="float" office:value="2.0181" calcext:value-type="float">
            <text:p>2,0181</text:p>
          </table:table-cell>
          <table:table-cell office:value-type="float" office:value="0.726809" calcext:value-type="float">
            <text:p>0,726809</text:p>
          </table:table-cell>
          <table:table-cell table:number-columns-repeated="64"/>
          <table:table-cell table:formula="of:=MIN([.A51:.BL51])" office:value-type="float" office:value="0.726809" calcext:value-type="float">
            <text:p>0,726809</text:p>
          </table:table-cell>
          <table:table-cell table:formula="of:=MAX([.A51:.BL51])" office:value-type="float" office:value="2.0181" calcext:value-type="float">
            <text:p>2,0181</text:p>
          </table:table-cell>
          <table:table-cell table:number-columns-repeated="7"/>
        </table:table-row>
        <table:table-row table:style-name="ro2">
          <table:table-cell office:value-type="float" office:value="1.73849" calcext:value-type="float">
            <text:p>1,73849</text:p>
          </table:table-cell>
          <table:table-cell office:value-type="float" office:value="1.7972" calcext:value-type="float">
            <text:p>1,7972</text:p>
          </table:table-cell>
          <table:table-cell office:value-type="float" office:value="1.80721" calcext:value-type="float">
            <text:p>1,80721</text:p>
          </table:table-cell>
          <table:table-cell office:value-type="float" office:value="0.651813" calcext:value-type="float">
            <text:p>0,651813</text:p>
          </table:table-cell>
          <table:table-cell table:number-columns-repeated="64"/>
          <table:table-cell table:formula="of:=MIN([.A52:.BL52])" office:value-type="float" office:value="0.651813" calcext:value-type="float">
            <text:p>0,651813</text:p>
          </table:table-cell>
          <table:table-cell table:formula="of:=MAX([.A52:.BL52])" office:value-type="float" office:value="1.80721" calcext:value-type="float">
            <text:p>1,80721</text:p>
          </table:table-cell>
          <table:table-cell table:number-columns-repeated="7"/>
        </table:table-row>
        <table:table-row table:style-name="ro2">
          <table:table-cell office:value-type="float" office:value="1.55874" calcext:value-type="float">
            <text:p>1,55874</text:p>
          </table:table-cell>
          <table:table-cell office:value-type="float" office:value="1.58201" calcext:value-type="float">
            <text:p>1,58201</text:p>
          </table:table-cell>
          <table:table-cell office:value-type="float" office:value="1.56656" calcext:value-type="float">
            <text:p>1,56656</text:p>
          </table:table-cell>
          <table:table-cell office:value-type="float" office:value="0.492174" calcext:value-type="float">
            <text:p>0,492174</text:p>
          </table:table-cell>
          <table:table-cell table:number-columns-repeated="64"/>
          <table:table-cell table:formula="of:=MIN([.A53:.BL53])" office:value-type="float" office:value="0.492174" calcext:value-type="float">
            <text:p>0,492174</text:p>
          </table:table-cell>
          <table:table-cell table:formula="of:=MAX([.A53:.BL53])" office:value-type="float" office:value="1.58201" calcext:value-type="float">
            <text:p>1,58201</text:p>
          </table:table-cell>
          <table:table-cell table:number-columns-repeated="7"/>
        </table:table-row>
        <table:table-row table:style-name="ro2">
          <table:table-cell office:value-type="float" office:value="1.80212" calcext:value-type="float">
            <text:p>1,80212</text:p>
          </table:table-cell>
          <table:table-cell office:value-type="float" office:value="1.84743" calcext:value-type="float">
            <text:p>1,84743</text:p>
          </table:table-cell>
          <table:table-cell office:value-type="float" office:value="2.02037" calcext:value-type="float">
            <text:p>2,02037</text:p>
          </table:table-cell>
          <table:table-cell office:value-type="float" office:value="0.752714" calcext:value-type="float">
            <text:p>0,752714</text:p>
          </table:table-cell>
          <table:table-cell table:number-columns-repeated="64"/>
          <table:table-cell table:formula="of:=MIN([.A54:.BL54])" office:value-type="float" office:value="0.752714" calcext:value-type="float">
            <text:p>0,752714</text:p>
          </table:table-cell>
          <table:table-cell table:formula="of:=MAX([.A54:.BL54])" office:value-type="float" office:value="2.02037" calcext:value-type="float">
            <text:p>2,02037</text:p>
          </table:table-cell>
          <table:table-cell table:number-columns-repeated="7"/>
        </table:table-row>
        <table:table-row table:style-name="ro2">
          <table:table-cell office:value-type="float" office:value="1.33788" calcext:value-type="float">
            <text:p>1,33788</text:p>
          </table:table-cell>
          <table:table-cell office:value-type="float" office:value="1.39081" calcext:value-type="float">
            <text:p>1,39081</text:p>
          </table:table-cell>
          <table:table-cell office:value-type="float" office:value="1.51122" calcext:value-type="float">
            <text:p>1,51122</text:p>
          </table:table-cell>
          <table:table-cell office:value-type="float" office:value="0.566441" calcext:value-type="float">
            <text:p>0,566441</text:p>
          </table:table-cell>
          <table:table-cell table:number-columns-repeated="64"/>
          <table:table-cell table:formula="of:=MIN([.A55:.BL55])" office:value-type="float" office:value="0.566441" calcext:value-type="float">
            <text:p>0,566441</text:p>
          </table:table-cell>
          <table:table-cell table:formula="of:=MAX([.A55:.BL55])" office:value-type="float" office:value="1.51122" calcext:value-type="float">
            <text:p>1,51122</text:p>
          </table:table-cell>
          <table:table-cell table:number-columns-repeated="7"/>
        </table:table-row>
        <table:table-row table:style-name="ro1">
          <table:table-cell office:value-type="float" office:value="1.74654" calcext:value-type="float">
            <text:p>1,74654</text:p>
          </table:table-cell>
          <table:table-cell office:value-type="float" office:value="1.76594" calcext:value-type="float">
            <text:p>1,76594</text:p>
          </table:table-cell>
          <table:table-cell office:value-type="float" office:value="1.77716" calcext:value-type="float">
            <text:p>1,77716</text:p>
          </table:table-cell>
          <table:table-cell office:value-type="float" office:value="0.605373" calcext:value-type="float">
            <text:p>0,605373</text:p>
          </table:table-cell>
          <table:table-cell table:number-columns-repeated="64"/>
          <table:table-cell table:formula="of:=MIN([.A56:.BL56])" office:value-type="float" office:value="0.605373" calcext:value-type="float">
            <text:p>0,605373</text:p>
          </table:table-cell>
          <table:table-cell table:formula="of:=MAX([.A56:.BL56])" office:value-type="float" office:value="1.77716" calcext:value-type="float">
            <text:p>1,77716</text:p>
          </table:table-cell>
          <table:table-cell table:number-columns-repeated="7"/>
        </table:table-row>
        <table:table-row table:style-name="ro2">
          <table:table-cell office:value-type="float" office:value="1.29567" calcext:value-type="float">
            <text:p>1,29567</text:p>
          </table:table-cell>
          <table:table-cell office:value-type="float" office:value="1.33803" calcext:value-type="float">
            <text:p>1,33803</text:p>
          </table:table-cell>
          <table:table-cell office:value-type="float" office:value="1.31828" calcext:value-type="float">
            <text:p>1,31828</text:p>
          </table:table-cell>
          <table:table-cell office:value-type="float" office:value="0.507935" calcext:value-type="float">
            <text:p>0,507935</text:p>
          </table:table-cell>
          <table:table-cell table:number-columns-repeated="64"/>
          <table:table-cell table:formula="of:=MIN([.A57:.BL57])" office:value-type="float" office:value="0.507935" calcext:value-type="float">
            <text:p>0,507935</text:p>
          </table:table-cell>
          <table:table-cell table:formula="of:=MAX([.A57:.BL57])" office:value-type="float" office:value="1.33803" calcext:value-type="float">
            <text:p>1,33803</text:p>
          </table:table-cell>
          <table:table-cell table:number-columns-repeated="7"/>
        </table:table-row>
        <table:table-row table:style-name="ro2">
          <table:table-cell office:value-type="float" office:value="1.74966" calcext:value-type="float">
            <text:p>1,74966</text:p>
          </table:table-cell>
          <table:table-cell office:value-type="float" office:value="1.74343" calcext:value-type="float">
            <text:p>1,74343</text:p>
          </table:table-cell>
          <table:table-cell office:value-type="float" office:value="1.77518" calcext:value-type="float">
            <text:p>1,77518</text:p>
          </table:table-cell>
          <table:table-cell office:value-type="float" office:value="0.604214" calcext:value-type="float">
            <text:p>0,604214</text:p>
          </table:table-cell>
          <table:table-cell table:number-columns-repeated="64"/>
          <table:table-cell table:formula="of:=MIN([.A58:.BL58])" office:value-type="float" office:value="0.604214" calcext:value-type="float">
            <text:p>0,604214</text:p>
          </table:table-cell>
          <table:table-cell table:formula="of:=MAX([.A58:.BL58])" office:value-type="float" office:value="1.77518" calcext:value-type="float">
            <text:p>1,77518</text:p>
          </table:table-cell>
          <table:table-cell table:number-columns-repeated="7"/>
        </table:table-row>
        <table:table-row table:style-name="ro2">
          <table:table-cell office:value-type="float" office:value="1.75658" calcext:value-type="float">
            <text:p>1,75658</text:p>
          </table:table-cell>
          <table:table-cell office:value-type="float" office:value="1.75534" calcext:value-type="float">
            <text:p>1,75534</text:p>
          </table:table-cell>
          <table:table-cell office:value-type="float" office:value="1.77024" calcext:value-type="float">
            <text:p>1,77024</text:p>
          </table:table-cell>
          <table:table-cell office:value-type="float" office:value="0.605186" calcext:value-type="float">
            <text:p>0,605186</text:p>
          </table:table-cell>
          <table:table-cell table:number-columns-repeated="64"/>
          <table:table-cell table:formula="of:=MIN([.A59:.BL59])" office:value-type="float" office:value="0.605186" calcext:value-type="float">
            <text:p>0,605186</text:p>
          </table:table-cell>
          <table:table-cell table:formula="of:=MAX([.A59:.BL59])" office:value-type="float" office:value="1.77024" calcext:value-type="float">
            <text:p>1,77024</text:p>
          </table:table-cell>
          <table:table-cell table:number-columns-repeated="7"/>
        </table:table-row>
        <table:table-row table:style-name="ro2">
          <table:table-cell office:value-type="float" office:value="1.72205" calcext:value-type="float">
            <text:p>1,72205</text:p>
          </table:table-cell>
          <table:table-cell office:value-type="float" office:value="1.77337" calcext:value-type="float">
            <text:p>1,77337</text:p>
          </table:table-cell>
          <table:table-cell office:value-type="float" office:value="1.87672" calcext:value-type="float">
            <text:p>1,87672</text:p>
          </table:table-cell>
          <table:table-cell office:value-type="float" office:value="0.547565" calcext:value-type="float">
            <text:p>0,547565</text:p>
          </table:table-cell>
          <table:table-cell table:number-columns-repeated="64"/>
          <table:table-cell table:formula="of:=MIN([.A60:.BL60])" office:value-type="float" office:value="0.547565" calcext:value-type="float">
            <text:p>0,547565</text:p>
          </table:table-cell>
          <table:table-cell table:formula="of:=MAX([.A60:.BL60])" office:value-type="float" office:value="1.87672" calcext:value-type="float">
            <text:p>1,87672</text:p>
          </table:table-cell>
          <table:table-cell table:number-columns-repeated="7"/>
        </table:table-row>
        <table:table-row table:style-name="ro2">
          <table:table-cell office:value-type="float" office:value="1.61748" calcext:value-type="float">
            <text:p>1,61748</text:p>
          </table:table-cell>
          <table:table-cell office:value-type="float" office:value="1.64351" calcext:value-type="float">
            <text:p>1,64351</text:p>
          </table:table-cell>
          <table:table-cell office:value-type="float" office:value="1.65334" calcext:value-type="float">
            <text:p>1,65334</text:p>
          </table:table-cell>
          <table:table-cell office:value-type="float" office:value="1.62563" calcext:value-type="float">
            <text:p>1,62563</text:p>
          </table:table-cell>
          <table:table-cell table:number-columns-repeated="64"/>
          <table:table-cell table:formula="of:=MIN([.A61:.BL61])" office:value-type="float" office:value="1.61748" calcext:value-type="float">
            <text:p>1,61748</text:p>
          </table:table-cell>
          <table:table-cell table:formula="of:=MAX([.A61:.BL61])" office:value-type="float" office:value="1.65334" calcext:value-type="float">
            <text:p>1,65334</text:p>
          </table:table-cell>
          <table:table-cell table:number-columns-repeated="7"/>
        </table:table-row>
        <table:table-row table:style-name="ro2">
          <table:table-cell office:value-type="float" office:value="2.23407" calcext:value-type="float">
            <text:p>2,23407</text:p>
          </table:table-cell>
          <table:table-cell office:value-type="float" office:value="2.30258" calcext:value-type="float">
            <text:p>2,30258</text:p>
          </table:table-cell>
          <table:table-cell office:value-type="float" office:value="2.28046" calcext:value-type="float">
            <text:p>2,28046</text:p>
          </table:table-cell>
          <table:table-cell office:value-type="float" office:value="2.3207" calcext:value-type="float">
            <text:p>2,3207</text:p>
          </table:table-cell>
          <table:table-cell table:number-columns-repeated="64"/>
          <table:table-cell table:formula="of:=MIN([.A62:.BL62])" office:value-type="float" office:value="2.23407" calcext:value-type="float">
            <text:p>2,23407</text:p>
          </table:table-cell>
          <table:table-cell table:formula="of:=MAX([.A62:.BL62])" office:value-type="float" office:value="2.3207" calcext:value-type="float">
            <text:p>2,3207</text:p>
          </table:table-cell>
          <table:table-cell table:number-columns-repeated="7"/>
        </table:table-row>
        <table:table-row table:style-name="ro2">
          <table:table-cell office:value-type="float" office:value="0.91037" calcext:value-type="float">
            <text:p>0,91037</text:p>
          </table:table-cell>
          <table:table-cell office:value-type="float" office:value="0.900661" calcext:value-type="float">
            <text:p>0,900661</text:p>
          </table:table-cell>
          <table:table-cell office:value-type="float" office:value="2.52564" calcext:value-type="float">
            <text:p>2,52564</text:p>
          </table:table-cell>
          <table:table-cell office:value-type="float" office:value="0.803909" calcext:value-type="float">
            <text:p>0,803909</text:p>
          </table:table-cell>
          <table:table-cell table:number-columns-repeated="64"/>
          <table:table-cell table:formula="of:=MIN([.A63:.BL63])" office:value-type="float" office:value="0.803909" calcext:value-type="float">
            <text:p>0,803909</text:p>
          </table:table-cell>
          <table:table-cell table:formula="of:=MAX([.A63:.BL63])" office:value-type="float" office:value="2.52564" calcext:value-type="float">
            <text:p>2,5256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275" calcext:value-type="float">
            <text:p>1,1275</text:p>
          </table:table-cell>
          <table:table-cell office:value-type="float" office:value="1.17259" calcext:value-type="float">
            <text:p>1,17259</text:p>
          </table:table-cell>
          <table:table-cell office:value-type="float" office:value="1.19801" calcext:value-type="float">
            <text:p>1,19801</text:p>
          </table:table-cell>
          <table:table-cell office:value-type="float" office:value="1.21889" calcext:value-type="float">
            <text:p>1,21889</text:p>
          </table:table-cell>
          <table:table-cell office:value-type="float" office:value="1.12619" calcext:value-type="float">
            <text:p>1,12619</text:p>
          </table:table-cell>
          <table:table-cell office:value-type="float" office:value="1.1981" calcext:value-type="float">
            <text:p>1,1981</text:p>
          </table:table-cell>
          <table:table-cell office:value-type="float" office:value="1.16325" calcext:value-type="float">
            <text:p>1,16325</text:p>
          </table:table-cell>
          <table:table-cell office:value-type="float" office:value="1.1275" calcext:value-type="float">
            <text:p>1,1275</text:p>
          </table:table-cell>
          <table:table-cell table:number-columns-repeated="60"/>
          <table:table-cell table:formula="of:=MIN([.A65:.BL65])" office:value-type="float" office:value="1.12619" calcext:value-type="float">
            <text:p>1,12619</text:p>
          </table:table-cell>
          <table:table-cell table:formula="of:=MAX([.A65:.BL65])" office:value-type="float" office:value="1.21889" calcext:value-type="float">
            <text:p>1,21889</text:p>
          </table:table-cell>
          <table:table-cell table:number-columns-repeated="7"/>
        </table:table-row>
        <table:table-row table:style-name="ro2">
          <table:table-cell office:value-type="float" office:value="0.597143" calcext:value-type="float">
            <text:p>0,597143</text:p>
          </table:table-cell>
          <table:table-cell office:value-type="float" office:value="0.639923" calcext:value-type="float">
            <text:p>0,639923</text:p>
          </table:table-cell>
          <table:table-cell office:value-type="float" office:value="0.676125" calcext:value-type="float">
            <text:p>0,676125</text:p>
          </table:table-cell>
          <table:table-cell office:value-type="float" office:value="0.922138" calcext:value-type="float">
            <text:p>0,922138</text:p>
          </table:table-cell>
          <table:table-cell office:value-type="float" office:value="0.77694" calcext:value-type="float">
            <text:p>0,77694</text:p>
          </table:table-cell>
          <table:table-cell office:value-type="float" office:value="1.77584" calcext:value-type="float">
            <text:p>1,77584</text:p>
          </table:table-cell>
          <table:table-cell office:value-type="float" office:value="0.784333" calcext:value-type="float">
            <text:p>0,784333</text:p>
          </table:table-cell>
          <table:table-cell office:value-type="float" office:value="0.667929" calcext:value-type="float">
            <text:p>0,667929</text:p>
          </table:table-cell>
          <table:table-cell table:number-columns-repeated="60"/>
          <table:table-cell table:formula="of:=MIN([.A66:.BL66])" office:value-type="float" office:value="0.597143" calcext:value-type="float">
            <text:p>0,597143</text:p>
          </table:table-cell>
          <table:table-cell table:formula="of:=MAX([.A66:.BL66])" office:value-type="float" office:value="1.77584" calcext:value-type="float">
            <text:p>1,77584</text:p>
          </table:table-cell>
          <table:table-cell table:number-columns-repeated="7"/>
        </table:table-row>
        <table:table-row table:style-name="ro2">
          <table:table-cell office:value-type="float" office:value="1.13138" calcext:value-type="float">
            <text:p>1,13138</text:p>
          </table:table-cell>
          <table:table-cell office:value-type="float" office:value="1.15378" calcext:value-type="float">
            <text:p>1,15378</text:p>
          </table:table-cell>
          <table:table-cell office:value-type="float" office:value="1.16534" calcext:value-type="float">
            <text:p>1,16534</text:p>
          </table:table-cell>
          <table:table-cell office:value-type="float" office:value="0.881896" calcext:value-type="float">
            <text:p>0,881896</text:p>
          </table:table-cell>
          <table:table-cell office:value-type="float" office:value="0.887921" calcext:value-type="float">
            <text:p>0,887921</text:p>
          </table:table-cell>
          <table:table-cell office:value-type="float" office:value="2.06004" calcext:value-type="float">
            <text:p>2,06004</text:p>
          </table:table-cell>
          <table:table-cell office:value-type="float" office:value="0.902044" calcext:value-type="float">
            <text:p>0,902044</text:p>
          </table:table-cell>
          <table:table-cell office:value-type="float" office:value="1.19039" calcext:value-type="float">
            <text:p>1,19039</text:p>
          </table:table-cell>
          <table:table-cell table:number-columns-repeated="60"/>
          <table:table-cell table:formula="of:=MIN([.A67:.BL67])" office:value-type="float" office:value="0.881896" calcext:value-type="float">
            <text:p>0,881896</text:p>
          </table:table-cell>
          <table:table-cell table:formula="of:=MAX([.A67:.BL67])" office:value-type="float" office:value="2.06004" calcext:value-type="float">
            <text:p>2,06004</text:p>
          </table:table-cell>
          <table:table-cell table:number-columns-repeated="7"/>
        </table:table-row>
        <table:table-row table:style-name="ro2">
          <table:table-cell office:value-type="float" office:value="0.668606" calcext:value-type="float">
            <text:p>0,668606</text:p>
          </table:table-cell>
          <table:table-cell office:value-type="float" office:value="0.726279" calcext:value-type="float">
            <text:p>0,726279</text:p>
          </table:table-cell>
          <table:table-cell office:value-type="float" office:value="0.872632" calcext:value-type="float">
            <text:p>0,872632</text:p>
          </table:table-cell>
          <table:table-cell office:value-type="float" office:value="0.677467" calcext:value-type="float">
            <text:p>0,677467</text:p>
          </table:table-cell>
          <table:table-cell office:value-type="float" office:value="0.749848" calcext:value-type="float">
            <text:p>0,749848</text:p>
          </table:table-cell>
          <table:table-cell office:value-type="float" office:value="0.702839" calcext:value-type="float">
            <text:p>0,702839</text:p>
          </table:table-cell>
          <table:table-cell office:value-type="float" office:value="0.474313" calcext:value-type="float">
            <text:p>0,474313</text:p>
          </table:table-cell>
          <table:table-cell office:value-type="float" office:value="0.440415" calcext:value-type="float">
            <text:p>0,440415</text:p>
          </table:table-cell>
          <table:table-cell table:number-columns-repeated="60"/>
          <table:table-cell table:formula="of:=MIN([.A68:.BL68])" office:value-type="float" office:value="0.440415" calcext:value-type="float">
            <text:p>0,440415</text:p>
          </table:table-cell>
          <table:table-cell table:formula="of:=MAX([.A68:.BL68])" office:value-type="float" office:value="0.872632" calcext:value-type="float">
            <text:p>0,872632</text:p>
          </table:table-cell>
          <table:table-cell table:number-columns-repeated="7"/>
        </table:table-row>
        <table:table-row table:style-name="ro2">
          <table:table-cell office:value-type="float" office:value="0.899533" calcext:value-type="float">
            <text:p>0,899533</text:p>
          </table:table-cell>
          <table:table-cell office:value-type="float" office:value="0.92163" calcext:value-type="float">
            <text:p>0,92163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894978" calcext:value-type="float">
            <text:p>0,894978</text:p>
          </table:table-cell>
          <table:table-cell office:value-type="float" office:value="0.893161" calcext:value-type="float">
            <text:p>0,893161</text:p>
          </table:table-cell>
          <table:table-cell office:value-type="float" office:value="0.836508" calcext:value-type="float">
            <text:p>0,836508</text:p>
          </table:table-cell>
          <table:table-cell office:value-type="float" office:value="0.701498" calcext:value-type="float">
            <text:p>0,701498</text:p>
          </table:table-cell>
          <table:table-cell office:value-type="float" office:value="0.80725" calcext:value-type="float">
            <text:p>0,80725</text:p>
          </table:table-cell>
          <table:table-cell table:number-columns-repeated="60"/>
          <table:table-cell table:formula="of:=MIN([.A69:.BL69])" office:value-type="float" office:value="0.701498" calcext:value-type="float">
            <text:p>0,701498</text:p>
          </table:table-cell>
          <table:table-cell table:formula="of:=MAX([.A69:.BL69])" office:value-type="float" office:value="1.05346" calcext:value-type="float">
            <text:p>1,05346</text:p>
          </table:table-cell>
          <table:table-cell table:number-columns-repeated="7"/>
        </table:table-row>
        <table:table-row table:style-name="ro2">
          <table:table-cell office:value-type="float" office:value="0.658733" calcext:value-type="float">
            <text:p>0,658733</text:p>
          </table:table-cell>
          <table:table-cell office:value-type="float" office:value="0.724571" calcext:value-type="float">
            <text:p>0,724571</text:p>
          </table:table-cell>
          <table:table-cell office:value-type="float" office:value="0.659185" calcext:value-type="float">
            <text:p>0,659185</text:p>
          </table:table-cell>
          <table:table-cell office:value-type="float" office:value="0.714455" calcext:value-type="float">
            <text:p>0,714455</text:p>
          </table:table-cell>
          <table:table-cell office:value-type="float" office:value="1.50036" calcext:value-type="float">
            <text:p>1,50036</text:p>
          </table:table-cell>
          <table:table-cell office:value-type="float" office:value="0.844692" calcext:value-type="float">
            <text:p>0,844692</text:p>
          </table:table-cell>
          <table:table-cell office:value-type="float" office:value="0.553336" calcext:value-type="float">
            <text:p>0,553336</text:p>
          </table:table-cell>
          <table:table-cell office:value-type="float" office:value="1.28233" calcext:value-type="float">
            <text:p>1,28233</text:p>
          </table:table-cell>
          <table:table-cell table:number-columns-repeated="60"/>
          <table:table-cell table:formula="of:=MIN([.A70:.BL70])" office:value-type="float" office:value="0.553336" calcext:value-type="float">
            <text:p>0,553336</text:p>
          </table:table-cell>
          <table:table-cell table:formula="of:=MAX([.A70:.BL70])" office:value-type="float" office:value="1.50036" calcext:value-type="float">
            <text:p>1,50036</text:p>
          </table:table-cell>
          <table:table-cell table:number-columns-repeated="7"/>
        </table:table-row>
        <table:table-row table:style-name="ro2">
          <table:table-cell office:value-type="float" office:value="0.875882" calcext:value-type="float">
            <text:p>0,875882</text:p>
          </table:table-cell>
          <table:table-cell office:value-type="float" office:value="0.901667" calcext:value-type="float">
            <text:p>0,901667</text:p>
          </table:table-cell>
          <table:table-cell office:value-type="float" office:value="0.905701" calcext:value-type="float">
            <text:p>0,905701</text:p>
          </table:table-cell>
          <table:table-cell office:value-type="float" office:value="0.92985" calcext:value-type="float">
            <text:p>0,92985</text:p>
          </table:table-cell>
          <table:table-cell office:value-type="float" office:value="0.548713" calcext:value-type="float">
            <text:p>0,548713</text:p>
          </table:table-cell>
          <table:table-cell office:value-type="float" office:value="0.62051" calcext:value-type="float">
            <text:p>0,62051</text:p>
          </table:table-cell>
          <table:table-cell office:value-type="float" office:value="0.675531" calcext:value-type="float">
            <text:p>0,675531</text:p>
          </table:table-cell>
          <table:table-cell office:value-type="float" office:value="0.830889" calcext:value-type="float">
            <text:p>0,830889</text:p>
          </table:table-cell>
          <table:table-cell table:number-columns-repeated="60"/>
          <table:table-cell table:formula="of:=MIN([.A71:.BL71])" office:value-type="float" office:value="0.548713" calcext:value-type="float">
            <text:p>0,548713</text:p>
          </table:table-cell>
          <table:table-cell table:formula="of:=MAX([.A71:.BL71])" office:value-type="float" office:value="0.92985" calcext:value-type="float">
            <text:p>0,92985</text:p>
          </table:table-cell>
          <table:table-cell table:number-columns-repeated="7"/>
        </table:table-row>
        <table:table-row table:style-name="ro2">
          <table:table-cell office:value-type="float" office:value="1.12467" calcext:value-type="float">
            <text:p>1,12467</text:p>
          </table:table-cell>
          <table:table-cell office:value-type="float" office:value="1.17303" calcext:value-type="float">
            <text:p>1,17303</text:p>
          </table:table-cell>
          <table:table-cell office:value-type="float" office:value="0.884061" calcext:value-type="float">
            <text:p>0,884061</text:p>
          </table:table-cell>
          <table:table-cell office:value-type="float" office:value="2.06265" calcext:value-type="float">
            <text:p>2,06265</text:p>
          </table:table-cell>
          <table:table-cell office:value-type="float" office:value="2.06442" calcext:value-type="float">
            <text:p>2,06442</text:p>
          </table:table-cell>
          <table:table-cell office:value-type="float" office:value="0.925538" calcext:value-type="float">
            <text:p>0,925538</text:p>
          </table:table-cell>
          <table:table-cell office:value-type="float" office:value="1.05671" calcext:value-type="float">
            <text:p>1,05671</text:p>
          </table:table-cell>
          <table:table-cell office:value-type="float" office:value="0.362445" calcext:value-type="float">
            <text:p>0,362445</text:p>
          </table:table-cell>
          <table:table-cell table:number-columns-repeated="60"/>
          <table:table-cell table:formula="of:=MIN([.A72:.BL72])" office:value-type="float" office:value="0.362445" calcext:value-type="float">
            <text:p>0,362445</text:p>
          </table:table-cell>
          <table:table-cell table:formula="of:=MAX([.A72:.BL72])" office:value-type="float" office:value="2.06442" calcext:value-type="float">
            <text:p>2,06442</text:p>
          </table:table-cell>
          <table:table-cell table:number-columns-repeated="7"/>
        </table:table-row>
        <table:table-row table:style-name="ro2">
          <table:table-cell office:value-type="float" office:value="0.913219" calcext:value-type="float">
            <text:p>0,913219</text:p>
          </table:table-cell>
          <table:table-cell office:value-type="float" office:value="0.948308" calcext:value-type="float">
            <text:p>0,948308</text:p>
          </table:table-cell>
          <table:table-cell office:value-type="float" office:value="1.08943" calcext:value-type="float">
            <text:p>1,08943</text:p>
          </table:table-cell>
          <table:table-cell office:value-type="float" office:value="1.04343" calcext:value-type="float">
            <text:p>1,04343</text:p>
          </table:table-cell>
          <table:table-cell office:value-type="float" office:value="0.929626" calcext:value-type="float">
            <text:p>0,929626</text:p>
          </table:table-cell>
          <table:table-cell office:value-type="float" office:value="0.985669" calcext:value-type="float">
            <text:p>0,985669</text:p>
          </table:table-cell>
          <table:table-cell office:value-type="float" office:value="1.39933" calcext:value-type="float">
            <text:p>1,39933</text:p>
          </table:table-cell>
          <table:table-cell office:value-type="float" office:value="1.61427" calcext:value-type="float">
            <text:p>1,61427</text:p>
          </table:table-cell>
          <table:table-cell table:number-columns-repeated="60"/>
          <table:table-cell table:formula="of:=MIN([.A73:.BL73])" office:value-type="float" office:value="0.913219" calcext:value-type="float">
            <text:p>0,913219</text:p>
          </table:table-cell>
          <table:table-cell table:formula="of:=MAX([.A73:.BL73])" office:value-type="float" office:value="1.61427" calcext:value-type="float">
            <text:p>1,61427</text:p>
          </table:table-cell>
          <table:table-cell table:number-columns-repeated="7"/>
        </table:table-row>
        <table:table-row table:style-name="ro2">
          <table:table-cell office:value-type="float" office:value="0.607179" calcext:value-type="float">
            <text:p>0,607179</text:p>
          </table:table-cell>
          <table:table-cell office:value-type="float" office:value="0.649936" calcext:value-type="float">
            <text:p>0,649936</text:p>
          </table:table-cell>
          <table:table-cell office:value-type="float" office:value="0.618224" calcext:value-type="float">
            <text:p>0,618224</text:p>
          </table:table-cell>
          <table:table-cell office:value-type="float" office:value="0.665437" calcext:value-type="float">
            <text:p>0,665437</text:p>
          </table:table-cell>
          <table:table-cell office:value-type="float" office:value="0.543057" calcext:value-type="float">
            <text:p>0,543057</text:p>
          </table:table-cell>
          <table:table-cell office:value-type="float" office:value="1.22683" calcext:value-type="float">
            <text:p>1,22683</text:p>
          </table:table-cell>
          <table:table-cell office:value-type="float" office:value="0.613557" calcext:value-type="float">
            <text:p>0,613557</text:p>
          </table:table-cell>
          <table:table-cell office:value-type="float" office:value="0.651653" calcext:value-type="float">
            <text:p>0,651653</text:p>
          </table:table-cell>
          <table:table-cell table:number-columns-repeated="60"/>
          <table:table-cell table:formula="of:=MIN([.A74:.BL74])" office:value-type="float" office:value="0.543057" calcext:value-type="float">
            <text:p>0,543057</text:p>
          </table:table-cell>
          <table:table-cell table:formula="of:=MAX([.A74:.BL74])" office:value-type="float" office:value="1.22683" calcext:value-type="float">
            <text:p>1,22683</text:p>
          </table:table-cell>
          <table:table-cell table:number-columns-repeated="7"/>
        </table:table-row>
        <table:table-row table:style-name="ro2">
          <table:table-cell office:value-type="float" office:value="0.843002" calcext:value-type="float">
            <text:p>0,843002</text:p>
          </table:table-cell>
          <table:table-cell office:value-type="float" office:value="0.865229" calcext:value-type="float">
            <text:p>0,865229</text:p>
          </table:table-cell>
          <table:table-cell office:value-type="float" office:value="0.867029" calcext:value-type="float">
            <text:p>0,867029</text:p>
          </table:table-cell>
          <table:table-cell office:value-type="float" office:value="0.883529" calcext:value-type="float">
            <text:p>0,883529</text:p>
          </table:table-cell>
          <table:table-cell office:value-type="float" office:value="0.707888" calcext:value-type="float">
            <text:p>0,707888</text:p>
          </table:table-cell>
          <table:table-cell office:value-type="float" office:value="0.834177" calcext:value-type="float">
            <text:p>0,834177</text:p>
          </table:table-cell>
          <table:table-cell office:value-type="float" office:value="0.826868" calcext:value-type="float">
            <text:p>0,826868</text:p>
          </table:table-cell>
          <table:table-cell office:value-type="float" office:value="1.09807" calcext:value-type="float">
            <text:p>1,09807</text:p>
          </table:table-cell>
          <table:table-cell table:number-columns-repeated="60"/>
          <table:table-cell table:formula="of:=MIN([.A75:.BL75])" office:value-type="float" office:value="0.707888" calcext:value-type="float">
            <text:p>0,707888</text:p>
          </table:table-cell>
          <table:table-cell table:formula="of:=MAX([.A75:.BL75])" office:value-type="float" office:value="1.09807" calcext:value-type="float">
            <text:p>1,09807</text:p>
          </table:table-cell>
          <table:table-cell table:number-columns-repeated="7"/>
        </table:table-row>
        <table:table-row table:style-name="ro2">
          <table:table-cell office:value-type="float" office:value="0.959467" calcext:value-type="float">
            <text:p>0,959467</text:p>
          </table:table-cell>
          <table:table-cell office:value-type="float" office:value="0.972804" calcext:value-type="float">
            <text:p>0,972804</text:p>
          </table:table-cell>
          <table:table-cell office:value-type="float" office:value="0.982426" calcext:value-type="float">
            <text:p>0,982426</text:p>
          </table:table-cell>
          <table:table-cell office:value-type="float" office:value="0.976635" calcext:value-type="float">
            <text:p>0,976635</text:p>
          </table:table-cell>
          <table:table-cell office:value-type="float" office:value="0.483178" calcext:value-type="float">
            <text:p>0,483178</text:p>
          </table:table-cell>
          <table:table-cell office:value-type="float" office:value="0.971318" calcext:value-type="float">
            <text:p>0,971318</text:p>
          </table:table-cell>
          <table:table-cell office:value-type="float" office:value="1.22924" calcext:value-type="float">
            <text:p>1,22924</text:p>
          </table:table-cell>
          <table:table-cell office:value-type="float" office:value="1.32505" calcext:value-type="float">
            <text:p>1,32505</text:p>
          </table:table-cell>
          <table:table-cell table:number-columns-repeated="60"/>
          <table:table-cell table:formula="of:=MIN([.A76:.BL76])" office:value-type="float" office:value="0.483178" calcext:value-type="float">
            <text:p>0,483178</text:p>
          </table:table-cell>
          <table:table-cell table:formula="of:=MAX([.A76:.BL76])" office:value-type="float" office:value="1.32505" calcext:value-type="float">
            <text:p>1,32505</text:p>
          </table:table-cell>
          <table:table-cell table:number-columns-repeated="7"/>
        </table:table-row>
        <table:table-row table:style-name="ro2">
          <table:table-cell office:value-type="float" office:value="0.905975" calcext:value-type="float">
            <text:p>0,905975</text:p>
          </table:table-cell>
          <table:table-cell office:value-type="float" office:value="0.935771" calcext:value-type="float">
            <text:p>0,935771</text:p>
          </table:table-cell>
          <table:table-cell office:value-type="float" office:value="0.953842" calcext:value-type="float">
            <text:p>0,953842</text:p>
          </table:table-cell>
          <table:table-cell office:value-type="float" office:value="0.986113" calcext:value-type="float">
            <text:p>0,986113</text:p>
          </table:table-cell>
          <table:table-cell office:value-type="float" office:value="0.885211" calcext:value-type="float">
            <text:p>0,885211</text:p>
          </table:table-cell>
          <table:table-cell office:value-type="float" office:value="0.896146" calcext:value-type="float">
            <text:p>0,896146</text:p>
          </table:table-cell>
          <table:table-cell office:value-type="float" office:value="0.915663" calcext:value-type="float">
            <text:p>0,915663</text:p>
          </table:table-cell>
          <table:table-cell office:value-type="float" office:value="0.869617" calcext:value-type="float">
            <text:p>0,869617</text:p>
          </table:table-cell>
          <table:table-cell table:number-columns-repeated="60"/>
          <table:table-cell table:formula="of:=MIN([.A77:.BL77])" office:value-type="float" office:value="0.869617" calcext:value-type="float">
            <text:p>0,869617</text:p>
          </table:table-cell>
          <table:table-cell table:formula="of:=MAX([.A77:.BL77])" office:value-type="float" office:value="0.986113" calcext:value-type="float">
            <text:p>0,986113</text:p>
          </table:table-cell>
          <table:table-cell table:number-columns-repeated="7"/>
        </table:table-row>
        <table:table-row table:style-name="ro2">
          <table:table-cell office:value-type="float" office:value="0.891775" calcext:value-type="float">
            <text:p>0,891775</text:p>
          </table:table-cell>
          <table:table-cell office:value-type="float" office:value="0.896851" calcext:value-type="float">
            <text:p>0,896851</text:p>
          </table:table-cell>
          <table:table-cell office:value-type="float" office:value="0.904957" calcext:value-type="float">
            <text:p>0,904957</text:p>
          </table:table-cell>
          <table:table-cell office:value-type="float" office:value="0.878431" calcext:value-type="float">
            <text:p>0,878431</text:p>
          </table:table-cell>
          <table:table-cell office:value-type="float" office:value="0.929342" calcext:value-type="float">
            <text:p>0,929342</text:p>
          </table:table-cell>
          <table:table-cell office:value-type="float" office:value="0.666505" calcext:value-type="float">
            <text:p>0,666505</text:p>
          </table:table-cell>
          <table:table-cell office:value-type="float" office:value="1.54572" calcext:value-type="float">
            <text:p>1,54572</text:p>
          </table:table-cell>
          <table:table-cell office:value-type="float" office:value="0.783644" calcext:value-type="float">
            <text:p>0,783644</text:p>
          </table:table-cell>
          <table:table-cell table:number-columns-repeated="60"/>
          <table:table-cell table:formula="of:=MIN([.A78:.BL78])" office:value-type="float" office:value="0.666505" calcext:value-type="float">
            <text:p>0,666505</text:p>
          </table:table-cell>
          <table:table-cell table:formula="of:=MAX([.A78:.BL78])" office:value-type="float" office:value="1.54572" calcext:value-type="float">
            <text:p>1,54572</text:p>
          </table:table-cell>
          <table:table-cell table:number-columns-repeated="7"/>
        </table:table-row>
        <table:table-row table:style-name="ro2">
          <table:table-cell office:value-type="float" office:value="1.13997" calcext:value-type="float">
            <text:p>1,13997</text:p>
          </table:table-cell>
          <table:table-cell office:value-type="float" office:value="1.17747" calcext:value-type="float">
            <text:p>1,17747</text:p>
          </table:table-cell>
          <table:table-cell office:value-type="float" office:value="1.20419" calcext:value-type="float">
            <text:p>1,20419</text:p>
          </table:table-cell>
          <table:table-cell office:value-type="float" office:value="1.23377" calcext:value-type="float">
            <text:p>1,23377</text:p>
          </table:table-cell>
          <table:table-cell office:value-type="float" office:value="1.19655" calcext:value-type="float">
            <text:p>1,19655</text:p>
          </table:table-cell>
          <table:table-cell office:value-type="float" office:value="1.18866" calcext:value-type="float">
            <text:p>1,18866</text:p>
          </table:table-cell>
          <table:table-cell office:value-type="float" office:value="1.19059" calcext:value-type="float">
            <text:p>1,19059</text:p>
          </table:table-cell>
          <table:table-cell office:value-type="float" office:value="1.16602" calcext:value-type="float">
            <text:p>1,16602</text:p>
          </table:table-cell>
          <table:table-cell table:number-columns-repeated="60"/>
          <table:table-cell table:formula="of:=MIN([.A79:.BL79])" office:value-type="float" office:value="1.13997" calcext:value-type="float">
            <text:p>1,13997</text:p>
          </table:table-cell>
          <table:table-cell table:formula="of:=MAX([.A79:.BL79])" office:value-type="float" office:value="1.23377" calcext:value-type="float">
            <text:p>1,23377</text:p>
          </table:table-cell>
          <table:table-cell table:number-columns-repeated="7"/>
        </table:table-row>
        <table:table-row table:style-name="ro2">
          <table:table-cell office:value-type="float" office:value="1.11649" calcext:value-type="float">
            <text:p>1,11649</text:p>
          </table:table-cell>
          <table:table-cell office:value-type="float" office:value="1.18934" calcext:value-type="float">
            <text:p>1,18934</text:p>
          </table:table-cell>
          <table:table-cell office:value-type="float" office:value="1.20597" calcext:value-type="float">
            <text:p>1,20597</text:p>
          </table:table-cell>
          <table:table-cell office:value-type="float" office:value="1.25434" calcext:value-type="float">
            <text:p>1,25434</text:p>
          </table:table-cell>
          <table:table-cell office:value-type="float" office:value="0.947545" calcext:value-type="float">
            <text:p>0,947545</text:p>
          </table:table-cell>
          <table:table-cell office:value-type="float" office:value="1.06181" calcext:value-type="float">
            <text:p>1,06181</text:p>
          </table:table-cell>
          <table:table-cell office:value-type="float" office:value="0.997091" calcext:value-type="float">
            <text:p>0,997091</text:p>
          </table:table-cell>
          <table:table-cell office:value-type="float" office:value="1.213" calcext:value-type="float">
            <text:p>1,213</text:p>
          </table:table-cell>
          <table:table-cell table:number-columns-repeated="60"/>
          <table:table-cell table:formula="of:=MIN([.A80:.BL80])" office:value-type="float" office:value="0.947545" calcext:value-type="float">
            <text:p>0,947545</text:p>
          </table:table-cell>
          <table:table-cell table:formula="of:=MAX([.A80:.BL80])" office:value-type="float" office:value="1.25434" calcext:value-type="float">
            <text:p>1,25434</text:p>
          </table:table-cell>
          <table:table-cell table:number-columns-repeated="7"/>
        </table:table-row>
        <table:table-row table:style-name="ro2">
          <table:table-cell office:value-type="float" office:value="0.909542" calcext:value-type="float">
            <text:p>0,909542</text:p>
          </table:table-cell>
          <table:table-cell office:value-type="float" office:value="1.07237" calcext:value-type="float">
            <text:p>1,07237</text:p>
          </table:table-cell>
          <table:table-cell office:value-type="float" office:value="0.87899" calcext:value-type="float">
            <text:p>0,87899</text:p>
          </table:table-cell>
          <table:table-cell office:value-type="float" office:value="1.05487" calcext:value-type="float">
            <text:p>1,05487</text:p>
          </table:table-cell>
          <table:table-cell office:value-type="float" office:value="1.96262" calcext:value-type="float">
            <text:p>1,96262</text:p>
          </table:table-cell>
          <table:table-cell office:value-type="float" office:value="1.534" calcext:value-type="float">
            <text:p>1,534</text:p>
          </table:table-cell>
          <table:table-cell office:value-type="float" office:value="1.38348" calcext:value-type="float">
            <text:p>1,38348</text:p>
          </table:table-cell>
          <table:table-cell office:value-type="float" office:value="0.573914" calcext:value-type="float">
            <text:p>0,573914</text:p>
          </table:table-cell>
          <table:table-cell table:number-columns-repeated="60"/>
          <table:table-cell table:formula="of:=MIN([.A81:.BL81])" office:value-type="float" office:value="0.573914" calcext:value-type="float">
            <text:p>0,573914</text:p>
          </table:table-cell>
          <table:table-cell table:formula="of:=MAX([.A81:.BL81])" office:value-type="float" office:value="1.96262" calcext:value-type="float">
            <text:p>1,96262</text:p>
          </table:table-cell>
          <table:table-cell table:number-columns-repeated="7"/>
        </table:table-row>
        <table:table-row table:style-name="ro2">
          <table:table-cell office:value-type="float" office:value="0.667785" calcext:value-type="float">
            <text:p>0,667785</text:p>
          </table:table-cell>
          <table:table-cell office:value-type="float" office:value="0.657672" calcext:value-type="float">
            <text:p>0,657672</text:p>
          </table:table-cell>
          <table:table-cell office:value-type="float" office:value="0.469353" calcext:value-type="float">
            <text:p>0,469353</text:p>
          </table:table-cell>
          <table:table-cell office:value-type="float" office:value="0.482291" calcext:value-type="float">
            <text:p>0,482291</text:p>
          </table:table-cell>
          <table:table-cell office:value-type="float" office:value="0.771672" calcext:value-type="float">
            <text:p>0,771672</text:p>
          </table:table-cell>
          <table:table-cell office:value-type="float" office:value="2.65013" calcext:value-type="float">
            <text:p>2,65013</text:p>
          </table:table-cell>
          <table:table-cell office:value-type="float" office:value="1.99635" calcext:value-type="float">
            <text:p>1,99635</text:p>
          </table:table-cell>
          <table:table-cell office:value-type="float" office:value="0.255789" calcext:value-type="float">
            <text:p>0,255789</text:p>
          </table:table-cell>
          <table:table-cell table:number-columns-repeated="60"/>
          <table:table-cell table:formula="of:=MIN([.A82:.BL82])" office:value-type="float" office:value="0.255789" calcext:value-type="float">
            <text:p>0,255789</text:p>
          </table:table-cell>
          <table:table-cell table:formula="of:=MAX([.A82:.BL82])" office:value-type="float" office:value="2.65013" calcext:value-type="float">
            <text:p>2,65013</text:p>
          </table:table-cell>
          <table:table-cell table:number-columns-repeated="7"/>
        </table:table-row>
        <table:table-row table:style-name="ro2">
          <table:table-cell office:value-type="float" office:value="0.886477" calcext:value-type="float">
            <text:p>0,886477</text:p>
          </table:table-cell>
          <table:table-cell office:value-type="float" office:value="0.909595" calcext:value-type="float">
            <text:p>0,909595</text:p>
          </table:table-cell>
          <table:table-cell office:value-type="float" office:value="0.889731" calcext:value-type="float">
            <text:p>0,889731</text:p>
          </table:table-cell>
          <table:table-cell office:value-type="float" office:value="1.77507" calcext:value-type="float">
            <text:p>1,77507</text:p>
          </table:table-cell>
          <table:table-cell office:value-type="float" office:value="0.895011" calcext:value-type="float">
            <text:p>0,895011</text:p>
          </table:table-cell>
          <table:table-cell office:value-type="float" office:value="0.887558" calcext:value-type="float">
            <text:p>0,887558</text:p>
          </table:table-cell>
          <table:table-cell office:value-type="float" office:value="0.68222" calcext:value-type="float">
            <text:p>0,68222</text:p>
          </table:table-cell>
          <table:table-cell office:value-type="float" office:value="0.858222" calcext:value-type="float">
            <text:p>0,858222</text:p>
          </table:table-cell>
          <table:table-cell table:number-columns-repeated="60"/>
          <table:table-cell table:formula="of:=MIN([.A83:.BL83])" office:value-type="float" office:value="0.68222" calcext:value-type="float">
            <text:p>0,68222</text:p>
          </table:table-cell>
          <table:table-cell table:formula="of:=MAX([.A83:.BL83])" office:value-type="float" office:value="1.77507" calcext:value-type="float">
            <text:p>1,77507</text:p>
          </table:table-cell>
          <table:table-cell table:number-columns-repeated="7"/>
        </table:table-row>
        <table:table-row table:style-name="ro2">
          <table:table-cell office:value-type="float" office:value="1.04464" calcext:value-type="float">
            <text:p>1,04464</text:p>
          </table:table-cell>
          <table:table-cell office:value-type="float" office:value="1.07358" calcext:value-type="float">
            <text:p>1,07358</text:p>
          </table:table-cell>
          <table:table-cell office:value-type="float" office:value="0.640938" calcext:value-type="float">
            <text:p>0,640938</text:p>
          </table:table-cell>
          <table:table-cell office:value-type="float" office:value="1.72357" calcext:value-type="float">
            <text:p>1,72357</text:p>
          </table:table-cell>
          <table:table-cell office:value-type="float" office:value="0.748088" calcext:value-type="float">
            <text:p>0,748088</text:p>
          </table:table-cell>
          <table:table-cell office:value-type="float" office:value="0.814945" calcext:value-type="float">
            <text:p>0,814945</text:p>
          </table:table-cell>
          <table:table-cell office:value-type="float" office:value="1.86638" calcext:value-type="float">
            <text:p>1,86638</text:p>
          </table:table-cell>
          <table:table-cell office:value-type="float" office:value="0.322367" calcext:value-type="float">
            <text:p>0,322367</text:p>
          </table:table-cell>
          <table:table-cell table:number-columns-repeated="60"/>
          <table:table-cell table:formula="of:=MIN([.A84:.BL84])" office:value-type="float" office:value="0.322367" calcext:value-type="float">
            <text:p>0,322367</text:p>
          </table:table-cell>
          <table:table-cell table:formula="of:=MAX([.A84:.BL84])" office:value-type="float" office:value="1.86638" calcext:value-type="float">
            <text:p>1,8663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410459" calcext:value-type="float">
            <text:p>0,410459</text:p>
          </table:table-cell>
          <table:table-cell office:value-type="float" office:value="0.422462" calcext:value-type="float">
            <text:p>0,422462</text:p>
          </table:table-cell>
          <table:table-cell office:value-type="float" office:value="0.4585" calcext:value-type="float">
            <text:p>0,4585</text:p>
          </table:table-cell>
          <table:table-cell office:value-type="float" office:value="0.464823" calcext:value-type="float">
            <text:p>0,464823</text:p>
          </table:table-cell>
          <table:table-cell office:value-type="float" office:value="0.415771" calcext:value-type="float">
            <text:p>0,415771</text:p>
          </table:table-cell>
          <table:table-cell office:value-type="float" office:value="0.378119" calcext:value-type="float">
            <text:p>0,378119</text:p>
          </table:table-cell>
          <table:table-cell office:value-type="float" office:value="0.409954" calcext:value-type="float">
            <text:p>0,409954</text:p>
          </table:table-cell>
          <table:table-cell office:value-type="float" office:value="0.631772" calcext:value-type="float">
            <text:p>0,631772</text:p>
          </table:table-cell>
          <table:table-cell office:value-type="float" office:value="0.233177" calcext:value-type="float">
            <text:p>0,233177</text:p>
          </table:table-cell>
          <table:table-cell office:value-type="float" office:value="0.912336" calcext:value-type="float">
            <text:p>0,912336</text:p>
          </table:table-cell>
          <table:table-cell office:value-type="float" office:value="0.350344" calcext:value-type="float">
            <text:p>0,350344</text:p>
          </table:table-cell>
          <table:table-cell office:value-type="float" office:value="0.40113" calcext:value-type="float">
            <text:p>0,40113</text:p>
          </table:table-cell>
          <table:table-cell office:value-type="float" office:value="0.231065" calcext:value-type="float">
            <text:p>0,231065</text:p>
          </table:table-cell>
          <table:table-cell office:value-type="float" office:value="0.250796" calcext:value-type="float">
            <text:p>0,250796</text:p>
          </table:table-cell>
          <table:table-cell office:value-type="float" office:value="1.46447" calcext:value-type="float">
            <text:p>1,46447</text:p>
          </table:table-cell>
          <table:table-cell office:value-type="float" office:value="1.48075" calcext:value-type="float">
            <text:p>1,48075</text:p>
          </table:table-cell>
          <table:table-cell table:number-columns-repeated="52"/>
          <table:table-cell table:formula="of:=MIN([.A86:.BL86])" office:value-type="float" office:value="0.231065" calcext:value-type="float">
            <text:p>0,231065</text:p>
          </table:table-cell>
          <table:table-cell table:formula="of:=MAX([.A86:.BL86])" office:value-type="float" office:value="1.48075" calcext:value-type="float">
            <text:p>1,48075</text:p>
          </table:table-cell>
          <table:table-cell table:number-columns-repeated="7"/>
        </table:table-row>
        <table:table-row table:style-name="ro2">
          <table:table-cell office:value-type="float" office:value="0.450025" calcext:value-type="float">
            <text:p>0,450025</text:p>
          </table:table-cell>
          <table:table-cell office:value-type="float" office:value="0.468454" calcext:value-type="float">
            <text:p>0,468454</text:p>
          </table:table-cell>
          <table:table-cell office:value-type="float" office:value="0.53595" calcext:value-type="float">
            <text:p>0,53595</text:p>
          </table:table-cell>
          <table:table-cell office:value-type="float" office:value="0.452475" calcext:value-type="float">
            <text:p>0,452475</text:p>
          </table:table-cell>
          <table:table-cell office:value-type="float" office:value="0.469971" calcext:value-type="float">
            <text:p>0,469971</text:p>
          </table:table-cell>
          <table:table-cell office:value-type="float" office:value="0.534213" calcext:value-type="float">
            <text:p>0,534213</text:p>
          </table:table-cell>
          <table:table-cell office:value-type="float" office:value="0.487219" calcext:value-type="float">
            <text:p>0,487219</text:p>
          </table:table-cell>
          <table:table-cell office:value-type="float" office:value="0.470887" calcext:value-type="float">
            <text:p>0,470887</text:p>
          </table:table-cell>
          <table:table-cell office:value-type="float" office:value="0.518069" calcext:value-type="float">
            <text:p>0,518069</text:p>
          </table:table-cell>
          <table:table-cell office:value-type="float" office:value="1.52449" calcext:value-type="float">
            <text:p>1,52449</text:p>
          </table:table-cell>
          <table:table-cell office:value-type="float" office:value="1.57944" calcext:value-type="float">
            <text:p>1,57944</text:p>
          </table:table-cell>
          <table:table-cell office:value-type="float" office:value="0.653768" calcext:value-type="float">
            <text:p>0,653768</text:p>
          </table:table-cell>
          <table:table-cell office:value-type="float" office:value="0.602816" calcext:value-type="float">
            <text:p>0,602816</text:p>
          </table:table-cell>
          <table:table-cell office:value-type="float" office:value="0.41334" calcext:value-type="float">
            <text:p>0,41334</text:p>
          </table:table-cell>
          <table:table-cell office:value-type="float" office:value="2.04139" calcext:value-type="float">
            <text:p>2,04139</text:p>
          </table:table-cell>
          <table:table-cell office:value-type="float" office:value="1.50494" calcext:value-type="float">
            <text:p>1,50494</text:p>
          </table:table-cell>
          <table:table-cell table:number-columns-repeated="52"/>
          <table:table-cell table:formula="of:=MIN([.A87:.BL87])" office:value-type="float" office:value="0.41334" calcext:value-type="float">
            <text:p>0,41334</text:p>
          </table:table-cell>
          <table:table-cell table:formula="of:=MAX([.A87:.BL87])" office:value-type="float" office:value="2.04139" calcext:value-type="float">
            <text:p>2,04139</text:p>
          </table:table-cell>
          <table:table-cell table:number-columns-repeated="7"/>
        </table:table-row>
        <table:table-row table:style-name="ro2">
          <table:table-cell office:value-type="float" office:value="0.562932" calcext:value-type="float">
            <text:p>0,562932</text:p>
          </table:table-cell>
          <table:table-cell office:value-type="float" office:value="0.625351" calcext:value-type="float">
            <text:p>0,625351</text:p>
          </table:table-cell>
          <table:table-cell office:value-type="float" office:value="0.564607" calcext:value-type="float">
            <text:p>0,564607</text:p>
          </table:table-cell>
          <table:table-cell office:value-type="float" office:value="1.19623" calcext:value-type="float">
            <text:p>1,19623</text:p>
          </table:table-cell>
          <table:table-cell office:value-type="float" office:value="0.616651" calcext:value-type="float">
            <text:p>0,616651</text:p>
          </table:table-cell>
          <table:table-cell office:value-type="float" office:value="1.25668" calcext:value-type="float">
            <text:p>1,25668</text:p>
          </table:table-cell>
          <table:table-cell office:value-type="float" office:value="1.07549" calcext:value-type="float">
            <text:p>1,07549</text:p>
          </table:table-cell>
          <table:table-cell office:value-type="float" office:value="1.01885" calcext:value-type="float">
            <text:p>1,01885</text:p>
          </table:table-cell>
          <table:table-cell office:value-type="float" office:value="0.510219" calcext:value-type="float">
            <text:p>0,510219</text:p>
          </table:table-cell>
          <table:table-cell office:value-type="float" office:value="0.486117" calcext:value-type="float">
            <text:p>0,486117</text:p>
          </table:table-cell>
          <table:table-cell office:value-type="float" office:value="1.59493" calcext:value-type="float">
            <text:p>1,59493</text:p>
          </table:table-cell>
          <table:table-cell office:value-type="float" office:value="1.54574" calcext:value-type="float">
            <text:p>1,54574</text:p>
          </table:table-cell>
          <table:table-cell office:value-type="float" office:value="1.66974" calcext:value-type="float">
            <text:p>1,66974</text:p>
          </table:table-cell>
          <table:table-cell office:value-type="float" office:value="0.638542" calcext:value-type="float">
            <text:p>0,638542</text:p>
          </table:table-cell>
          <table:table-cell office:value-type="float" office:value="0.548542" calcext:value-type="float">
            <text:p>0,548542</text:p>
          </table:table-cell>
          <table:table-cell office:value-type="float" office:value="1.1591" calcext:value-type="float">
            <text:p>1,1591</text:p>
          </table:table-cell>
          <table:table-cell table:number-columns-repeated="52"/>
          <table:table-cell table:formula="of:=MIN([.A88:.BL88])" office:value-type="float" office:value="0.486117" calcext:value-type="float">
            <text:p>0,486117</text:p>
          </table:table-cell>
          <table:table-cell table:formula="of:=MAX([.A88:.BL88])" office:value-type="float" office:value="1.66974" calcext:value-type="float">
            <text:p>1,66974</text:p>
          </table:table-cell>
          <table:table-cell table:number-columns-repeated="7"/>
        </table:table-row>
        <table:table-row table:style-name="ro2">
          <table:table-cell office:value-type="float" office:value="0.410043" calcext:value-type="float">
            <text:p>0,410043</text:p>
          </table:table-cell>
          <table:table-cell office:value-type="float" office:value="0.436399" calcext:value-type="float">
            <text:p>0,436399</text:p>
          </table:table-cell>
          <table:table-cell office:value-type="float" office:value="0.468793" calcext:value-type="float">
            <text:p>0,468793</text:p>
          </table:table-cell>
          <table:table-cell office:value-type="float" office:value="0.434497" calcext:value-type="float">
            <text:p>0,434497</text:p>
          </table:table-cell>
          <table:table-cell office:value-type="float" office:value="0.486484" calcext:value-type="float">
            <text:p>0,486484</text:p>
          </table:table-cell>
          <table:table-cell office:value-type="float" office:value="0.451597" calcext:value-type="float">
            <text:p>0,451597</text:p>
          </table:table-cell>
          <table:table-cell office:value-type="float" office:value="0.764042" calcext:value-type="float">
            <text:p>0,764042</text:p>
          </table:table-cell>
          <table:table-cell office:value-type="float" office:value="0.736651" calcext:value-type="float">
            <text:p>0,736651</text:p>
          </table:table-cell>
          <table:table-cell office:value-type="float" office:value="0.471967" calcext:value-type="float">
            <text:p>0,471967</text:p>
          </table:table-cell>
          <table:table-cell office:value-type="float" office:value="0.989452" calcext:value-type="float">
            <text:p>0,989452</text:p>
          </table:table-cell>
          <table:table-cell office:value-type="float" office:value="1.46351" calcext:value-type="float">
            <text:p>1,46351</text:p>
          </table:table-cell>
          <table:table-cell office:value-type="float" office:value="1.25403" calcext:value-type="float">
            <text:p>1,25403</text:p>
          </table:table-cell>
          <table:table-cell office:value-type="float" office:value="0.235321" calcext:value-type="float">
            <text:p>0,235321</text:p>
          </table:table-cell>
          <table:table-cell office:value-type="float" office:value="1.02426" calcext:value-type="float">
            <text:p>1,02426</text:p>
          </table:table-cell>
          <table:table-cell office:value-type="float" office:value="1.48865" calcext:value-type="float">
            <text:p>1,48865</text:p>
          </table:table-cell>
          <table:table-cell office:value-type="float" office:value="1.07132" calcext:value-type="float">
            <text:p>1,07132</text:p>
          </table:table-cell>
          <table:table-cell table:number-columns-repeated="52"/>
          <table:table-cell table:formula="of:=MIN([.A89:.BL89])" office:value-type="float" office:value="0.235321" calcext:value-type="float">
            <text:p>0,235321</text:p>
          </table:table-cell>
          <table:table-cell table:formula="of:=MAX([.A89:.BL89])" office:value-type="float" office:value="1.48865" calcext:value-type="float">
            <text:p>1,48865</text:p>
          </table:table-cell>
          <table:table-cell table:number-columns-repeated="7"/>
        </table:table-row>
        <table:table-row table:style-name="ro2">
          <table:table-cell office:value-type="float" office:value="0.494355" calcext:value-type="float">
            <text:p>0,494355</text:p>
          </table:table-cell>
          <table:table-cell office:value-type="float" office:value="0.527393" calcext:value-type="float">
            <text:p>0,527393</text:p>
          </table:table-cell>
          <table:table-cell office:value-type="float" office:value="0.568717" calcext:value-type="float">
            <text:p>0,568717</text:p>
          </table:table-cell>
          <table:table-cell office:value-type="float" office:value="0.404796" calcext:value-type="float">
            <text:p>0,404796</text:p>
          </table:table-cell>
          <table:table-cell office:value-type="float" office:value="0.413348" calcext:value-type="float">
            <text:p>0,413348</text:p>
          </table:table-cell>
          <table:table-cell office:value-type="float" office:value="1.0016" calcext:value-type="float">
            <text:p>1,0016</text:p>
          </table:table-cell>
          <table:table-cell office:value-type="float" office:value="0.84023" calcext:value-type="float">
            <text:p>0,84023</text:p>
          </table:table-cell>
          <table:table-cell office:value-type="float" office:value="0.904811" calcext:value-type="float">
            <text:p>0,904811</text:p>
          </table:table-cell>
          <table:table-cell office:value-type="float" office:value="0.419455" calcext:value-type="float">
            <text:p>0,419455</text:p>
          </table:table-cell>
          <table:table-cell office:value-type="float" office:value="0.853663" calcext:value-type="float">
            <text:p>0,853663</text:p>
          </table:table-cell>
          <table:table-cell office:value-type="float" office:value="0.860655" calcext:value-type="float">
            <text:p>0,860655</text:p>
          </table:table-cell>
          <table:table-cell office:value-type="float" office:value="0.456554" calcext:value-type="float">
            <text:p>0,456554</text:p>
          </table:table-cell>
          <table:table-cell office:value-type="float" office:value="1.20811" calcext:value-type="float">
            <text:p>1,20811</text:p>
          </table:table-cell>
          <table:table-cell office:value-type="float" office:value="0.77119" calcext:value-type="float">
            <text:p>0,77119</text:p>
          </table:table-cell>
          <table:table-cell office:value-type="float" office:value="1.29611" calcext:value-type="float">
            <text:p>1,29611</text:p>
          </table:table-cell>
          <table:table-cell office:value-type="float" office:value="1.37362" calcext:value-type="float">
            <text:p>1,37362</text:p>
          </table:table-cell>
          <table:table-cell table:number-columns-repeated="52"/>
          <table:table-cell table:formula="of:=MIN([.A90:.BL90])" office:value-type="float" office:value="0.404796" calcext:value-type="float">
            <text:p>0,404796</text:p>
          </table:table-cell>
          <table:table-cell table:formula="of:=MAX([.A90:.BL90])" office:value-type="float" office:value="1.37362" calcext:value-type="float">
            <text:p>1,37362</text:p>
          </table:table-cell>
          <table:table-cell table:number-columns-repeated="7"/>
        </table:table-row>
        <table:table-row table:style-name="ro2">
          <table:table-cell office:value-type="float" office:value="0.434324" calcext:value-type="float">
            <text:p>0,434324</text:p>
          </table:table-cell>
          <table:table-cell office:value-type="float" office:value="0.495881" calcext:value-type="float">
            <text:p>0,495881</text:p>
          </table:table-cell>
          <table:table-cell office:value-type="float" office:value="0.542761" calcext:value-type="float">
            <text:p>0,542761</text:p>
          </table:table-cell>
          <table:table-cell office:value-type="float" office:value="0.543576" calcext:value-type="float">
            <text:p>0,543576</text:p>
          </table:table-cell>
          <table:table-cell office:value-type="float" office:value="0.495082" calcext:value-type="float">
            <text:p>0,495082</text:p>
          </table:table-cell>
          <table:table-cell office:value-type="float" office:value="0.548572" calcext:value-type="float">
            <text:p>0,548572</text:p>
          </table:table-cell>
          <table:table-cell office:value-type="float" office:value="0.457814" calcext:value-type="float">
            <text:p>0,457814</text:p>
          </table:table-cell>
          <table:table-cell office:value-type="float" office:value="0.485916" calcext:value-type="float">
            <text:p>0,485916</text:p>
          </table:table-cell>
          <table:table-cell office:value-type="float" office:value="0.446792" calcext:value-type="float">
            <text:p>0,446792</text:p>
          </table:table-cell>
          <table:table-cell office:value-type="float" office:value="0.881804" calcext:value-type="float">
            <text:p>0,881804</text:p>
          </table:table-cell>
          <table:table-cell office:value-type="float" office:value="0.550833" calcext:value-type="float">
            <text:p>0,550833</text:p>
          </table:table-cell>
          <table:table-cell office:value-type="float" office:value="1.48314" calcext:value-type="float">
            <text:p>1,48314</text:p>
          </table:table-cell>
          <table:table-cell office:value-type="float" office:value="1.9407" calcext:value-type="float">
            <text:p>1,9407</text:p>
          </table:table-cell>
          <table:table-cell office:value-type="float" office:value="1.95499" calcext:value-type="float">
            <text:p>1,95499</text:p>
          </table:table-cell>
          <table:table-cell office:value-type="float" office:value="1.93154" calcext:value-type="float">
            <text:p>1,93154</text:p>
          </table:table-cell>
          <table:table-cell office:value-type="float" office:value="1.55165" calcext:value-type="float">
            <text:p>1,55165</text:p>
          </table:table-cell>
          <table:table-cell table:number-columns-repeated="52"/>
          <table:table-cell table:formula="of:=MIN([.A91:.BL91])" office:value-type="float" office:value="0.434324" calcext:value-type="float">
            <text:p>0,434324</text:p>
          </table:table-cell>
          <table:table-cell table:formula="of:=MAX([.A91:.BL91])" office:value-type="float" office:value="1.95499" calcext:value-type="float">
            <text:p>1,95499</text:p>
          </table:table-cell>
          <table:table-cell table:number-columns-repeated="7"/>
        </table:table-row>
        <table:table-row table:style-name="ro2">
          <table:table-cell office:value-type="float" office:value="0.431408" calcext:value-type="float">
            <text:p>0,431408</text:p>
          </table:table-cell>
          <table:table-cell office:value-type="float" office:value="0.459446" calcext:value-type="float">
            <text:p>0,459446</text:p>
          </table:table-cell>
          <table:table-cell office:value-type="float" office:value="0.485632" calcext:value-type="float">
            <text:p>0,485632</text:p>
          </table:table-cell>
          <table:table-cell office:value-type="float" office:value="0.427016" calcext:value-type="float">
            <text:p>0,427016</text:p>
          </table:table-cell>
          <table:table-cell office:value-type="float" office:value="0.454648" calcext:value-type="float">
            <text:p>0,454648</text:p>
          </table:table-cell>
          <table:table-cell office:value-type="float" office:value="0.517381" calcext:value-type="float">
            <text:p>0,517381</text:p>
          </table:table-cell>
          <table:table-cell office:value-type="float" office:value="1.02998" calcext:value-type="float">
            <text:p>1,02998</text:p>
          </table:table-cell>
          <table:table-cell office:value-type="float" office:value="0.591315" calcext:value-type="float">
            <text:p>0,591315</text:p>
          </table:table-cell>
          <table:table-cell office:value-type="float" office:value="0.638336" calcext:value-type="float">
            <text:p>0,638336</text:p>
          </table:table-cell>
          <table:table-cell office:value-type="float" office:value="1.00926" calcext:value-type="float">
            <text:p>1,00926</text:p>
          </table:table-cell>
          <table:table-cell office:value-type="float" office:value="0.449462" calcext:value-type="float">
            <text:p>0,449462</text:p>
          </table:table-cell>
          <table:table-cell office:value-type="float" office:value="1.05272" calcext:value-type="float">
            <text:p>1,05272</text:p>
          </table:table-cell>
          <table:table-cell office:value-type="float" office:value="0.468244" calcext:value-type="float">
            <text:p>0,468244</text:p>
          </table:table-cell>
          <table:table-cell office:value-type="float" office:value="1.33973" calcext:value-type="float">
            <text:p>1,33973</text:p>
          </table:table-cell>
          <table:table-cell office:value-type="float" office:value="1.85264" calcext:value-type="float">
            <text:p>1,85264</text:p>
          </table:table-cell>
          <table:table-cell office:value-type="float" office:value="0.194945" calcext:value-type="float">
            <text:p>0,194945</text:p>
          </table:table-cell>
          <table:table-cell table:number-columns-repeated="52"/>
          <table:table-cell table:formula="of:=MIN([.A92:.BL92])" office:value-type="float" office:value="0.194945" calcext:value-type="float">
            <text:p>0,194945</text:p>
          </table:table-cell>
          <table:table-cell table:formula="of:=MAX([.A92:.BL92])" office:value-type="float" office:value="1.85264" calcext:value-type="float">
            <text:p>1,85264</text:p>
          </table:table-cell>
          <table:table-cell table:number-columns-repeated="7"/>
        </table:table-row>
        <table:table-row table:style-name="ro2">
          <table:table-cell office:value-type="float" office:value="0.330631" calcext:value-type="float">
            <text:p>0,330631</text:p>
          </table:table-cell>
          <table:table-cell office:value-type="float" office:value="0.395981" calcext:value-type="float">
            <text:p>0,395981</text:p>
          </table:table-cell>
          <table:table-cell office:value-type="float" office:value="0.464014" calcext:value-type="float">
            <text:p>0,464014</text:p>
          </table:table-cell>
          <table:table-cell office:value-type="float" office:value="0.475326" calcext:value-type="float">
            <text:p>0,475326</text:p>
          </table:table-cell>
          <table:table-cell office:value-type="float" office:value="0.484466" calcext:value-type="float">
            <text:p>0,484466</text:p>
          </table:table-cell>
          <table:table-cell office:value-type="float" office:value="0.486347" calcext:value-type="float">
            <text:p>0,486347</text:p>
          </table:table-cell>
          <table:table-cell office:value-type="float" office:value="0.280363" calcext:value-type="float">
            <text:p>0,280363</text:p>
          </table:table-cell>
          <table:table-cell office:value-type="float" office:value="0.397546" calcext:value-type="float">
            <text:p>0,397546</text:p>
          </table:table-cell>
          <table:table-cell office:value-type="float" office:value="0.582697" calcext:value-type="float">
            <text:p>0,582697</text:p>
          </table:table-cell>
          <table:table-cell office:value-type="float" office:value="0.487815" calcext:value-type="float">
            <text:p>0,487815</text:p>
          </table:table-cell>
          <table:table-cell office:value-type="float" office:value="0.392276" calcext:value-type="float">
            <text:p>0,392276</text:p>
          </table:table-cell>
          <table:table-cell office:value-type="float" office:value="1.88879" calcext:value-type="float">
            <text:p>1,88879</text:p>
          </table:table-cell>
          <table:table-cell office:value-type="float" office:value="0.341746" calcext:value-type="float">
            <text:p>0,341746</text:p>
          </table:table-cell>
          <table:table-cell office:value-type="float" office:value="0.398081" calcext:value-type="float">
            <text:p>0,398081</text:p>
          </table:table-cell>
          <table:table-cell office:value-type="float" office:value="0.651531" calcext:value-type="float">
            <text:p>0,651531</text:p>
          </table:table-cell>
          <table:table-cell office:value-type="float" office:value="0.284829" calcext:value-type="float">
            <text:p>0,284829</text:p>
          </table:table-cell>
          <table:table-cell table:number-columns-repeated="52"/>
          <table:table-cell table:formula="of:=MIN([.A93:.BL93])" office:value-type="float" office:value="0.280363" calcext:value-type="float">
            <text:p>0,280363</text:p>
          </table:table-cell>
          <table:table-cell table:formula="of:=MAX([.A93:.BL93])" office:value-type="float" office:value="1.88879" calcext:value-type="float">
            <text:p>1,88879</text:p>
          </table:table-cell>
          <table:table-cell table:number-columns-repeated="7"/>
        </table:table-row>
        <table:table-row table:style-name="ro1">
          <table:table-cell office:value-type="float" office:value="0.330294" calcext:value-type="float">
            <text:p>0,330294</text:p>
          </table:table-cell>
          <table:table-cell office:value-type="float" office:value="0.220544" calcext:value-type="float">
            <text:p>0,220544</text:p>
          </table:table-cell>
          <table:table-cell office:value-type="float" office:value="0.246588" calcext:value-type="float">
            <text:p>0,246588</text:p>
          </table:table-cell>
          <table:table-cell office:value-type="float" office:value="0.228983" calcext:value-type="float">
            <text:p>0,228983</text:p>
          </table:table-cell>
          <table:table-cell office:value-type="float" office:value="0.789191" calcext:value-type="float">
            <text:p>0,789191</text:p>
          </table:table-cell>
          <table:table-cell office:value-type="float" office:value="0.435357" calcext:value-type="float">
            <text:p>0,435357</text:p>
          </table:table-cell>
          <table:table-cell office:value-type="float" office:value="1.08911" calcext:value-type="float">
            <text:p>1,08911</text:p>
          </table:table-cell>
          <table:table-cell office:value-type="float" office:value="0.315896" calcext:value-type="float">
            <text:p>0,315896</text:p>
          </table:table-cell>
          <table:table-cell office:value-type="float" office:value="0.749179" calcext:value-type="float">
            <text:p>0,749179</text:p>
          </table:table-cell>
          <table:table-cell office:value-type="float" office:value="0.715992" calcext:value-type="float">
            <text:p>0,715992</text:p>
          </table:table-cell>
          <table:table-cell office:value-type="float" office:value="0.731886" calcext:value-type="float">
            <text:p>0,731886</text:p>
          </table:table-cell>
          <table:table-cell office:value-type="float" office:value="0.361664" calcext:value-type="float">
            <text:p>0,361664</text:p>
          </table:table-cell>
          <table:table-cell office:value-type="float" office:value="1.34549" calcext:value-type="float">
            <text:p>1,34549</text:p>
          </table:table-cell>
          <table:table-cell office:value-type="float" office:value="0.942197" calcext:value-type="float">
            <text:p>0,942197</text:p>
          </table:table-cell>
          <table:table-cell office:value-type="float" office:value="0.76211" calcext:value-type="float">
            <text:p>0,76211</text:p>
          </table:table-cell>
          <table:table-cell office:value-type="float" office:value="1.33324" calcext:value-type="float">
            <text:p>1,33324</text:p>
          </table:table-cell>
          <table:table-cell table:number-columns-repeated="52"/>
          <table:table-cell table:formula="of:=MIN([.A94:.BL94])" office:value-type="float" office:value="0.220544" calcext:value-type="float">
            <text:p>0,220544</text:p>
          </table:table-cell>
          <table:table-cell table:formula="of:=MAX([.A94:.BL94])" office:value-type="float" office:value="1.34549" calcext:value-type="float">
            <text:p>1,34549</text:p>
          </table:table-cell>
          <table:table-cell table:number-columns-repeated="7"/>
        </table:table-row>
        <table:table-row table:style-name="ro2">
          <table:table-cell office:value-type="float" office:value="0.441025" calcext:value-type="float">
            <text:p>0,441025</text:p>
          </table:table-cell>
          <table:table-cell office:value-type="float" office:value="0.435721" calcext:value-type="float">
            <text:p>0,435721</text:p>
          </table:table-cell>
          <table:table-cell office:value-type="float" office:value="0.881948" calcext:value-type="float">
            <text:p>0,881948</text:p>
          </table:table-cell>
          <table:table-cell office:value-type="float" office:value="0.49974" calcext:value-type="float">
            <text:p>0,49974</text:p>
          </table:table-cell>
          <table:table-cell office:value-type="float" office:value="0.455406" calcext:value-type="float">
            <text:p>0,455406</text:p>
          </table:table-cell>
          <table:table-cell office:value-type="float" office:value="0.834874" calcext:value-type="float">
            <text:p>0,834874</text:p>
          </table:table-cell>
          <table:table-cell office:value-type="float" office:value="0.826336" calcext:value-type="float">
            <text:p>0,826336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476156" calcext:value-type="float">
            <text:p>0,476156</text:p>
          </table:table-cell>
          <table:table-cell office:value-type="float" office:value="2.20825" calcext:value-type="float">
            <text:p>2,20825</text:p>
          </table:table-cell>
          <table:table-cell office:value-type="float" office:value="0.892797" calcext:value-type="float">
            <text:p>0,892797</text:p>
          </table:table-cell>
          <table:table-cell office:value-type="float" office:value="1.80398" calcext:value-type="float">
            <text:p>1,80398</text:p>
          </table:table-cell>
          <table:table-cell office:value-type="float" office:value="1.81815" calcext:value-type="float">
            <text:p>1,81815</text:p>
          </table:table-cell>
          <table:table-cell office:value-type="float" office:value="1.3933" calcext:value-type="float">
            <text:p>1,3933</text:p>
          </table:table-cell>
          <table:table-cell office:value-type="float" office:value="0.619238" calcext:value-type="float">
            <text:p>0,619238</text:p>
          </table:table-cell>
          <table:table-cell office:value-type="float" office:value="0.203399" calcext:value-type="float">
            <text:p>0,203399</text:p>
          </table:table-cell>
          <table:table-cell table:number-columns-repeated="52"/>
          <table:table-cell table:formula="of:=MIN([.A95:.BL95])" office:value-type="float" office:value="0.203399" calcext:value-type="float">
            <text:p>0,203399</text:p>
          </table:table-cell>
          <table:table-cell table:formula="of:=MAX([.A95:.BL95])" office:value-type="float" office:value="2.20825" calcext:value-type="float">
            <text:p>2,20825</text:p>
          </table:table-cell>
          <table:table-cell table:number-columns-repeated="7"/>
        </table:table-row>
        <table:table-row table:style-name="ro2">
          <table:table-cell office:value-type="float" office:value="0.404168" calcext:value-type="float">
            <text:p>0,404168</text:p>
          </table:table-cell>
          <table:table-cell office:value-type="float" office:value="0.419431" calcext:value-type="float">
            <text:p>0,419431</text:p>
          </table:table-cell>
          <table:table-cell office:value-type="float" office:value="0.448489" calcext:value-type="float">
            <text:p>0,448489</text:p>
          </table:table-cell>
          <table:table-cell office:value-type="float" office:value="0.400113" calcext:value-type="float">
            <text:p>0,400113</text:p>
          </table:table-cell>
          <table:table-cell office:value-type="float" office:value="0.410423" calcext:value-type="float">
            <text:p>0,410423</text:p>
          </table:table-cell>
          <table:table-cell office:value-type="float" office:value="0.430617" calcext:value-type="float">
            <text:p>0,430617</text:p>
          </table:table-cell>
          <table:table-cell office:value-type="float" office:value="0.475396" calcext:value-type="float">
            <text:p>0,475396</text:p>
          </table:table-cell>
          <table:table-cell office:value-type="float" office:value="0.427474" calcext:value-type="float">
            <text:p>0,427474</text:p>
          </table:table-cell>
          <table:table-cell office:value-type="float" office:value="0.895412" calcext:value-type="float">
            <text:p>0,895412</text:p>
          </table:table-cell>
          <table:table-cell office:value-type="float" office:value="0.894561" calcext:value-type="float">
            <text:p>0,894561</text:p>
          </table:table-cell>
          <table:table-cell office:value-type="float" office:value="1.31455" calcext:value-type="float">
            <text:p>1,31455</text:p>
          </table:table-cell>
          <table:table-cell office:value-type="float" office:value="0.876139" calcext:value-type="float">
            <text:p>0,876139</text:p>
          </table:table-cell>
          <table:table-cell office:value-type="float" office:value="1.1984" calcext:value-type="float">
            <text:p>1,1984</text:p>
          </table:table-cell>
          <table:table-cell office:value-type="float" office:value="0.387261" calcext:value-type="float">
            <text:p>0,387261</text:p>
          </table:table-cell>
          <table:table-cell office:value-type="float" office:value="0.398271" calcext:value-type="float">
            <text:p>0,398271</text:p>
          </table:table-cell>
          <table:table-cell office:value-type="float" office:value="0.176128" calcext:value-type="float">
            <text:p>0,176128</text:p>
          </table:table-cell>
          <table:table-cell table:number-columns-repeated="52"/>
          <table:table-cell table:formula="of:=MIN([.A96:.BL96])" office:value-type="float" office:value="0.176128" calcext:value-type="float">
            <text:p>0,176128</text:p>
          </table:table-cell>
          <table:table-cell table:formula="of:=MAX([.A96:.BL96])" office:value-type="float" office:value="1.31455" calcext:value-type="float">
            <text:p>1,31455</text:p>
          </table:table-cell>
          <table:table-cell table:number-columns-repeated="7"/>
        </table:table-row>
        <table:table-row table:style-name="ro2">
          <table:table-cell office:value-type="float" office:value="0.409948" calcext:value-type="float">
            <text:p>0,409948</text:p>
          </table:table-cell>
          <table:table-cell office:value-type="float" office:value="0.43849" calcext:value-type="float">
            <text:p>0,43849</text:p>
          </table:table-cell>
          <table:table-cell office:value-type="float" office:value="0.417895" calcext:value-type="float">
            <text:p>0,417895</text:p>
          </table:table-cell>
          <table:table-cell office:value-type="float" office:value="0.453828" calcext:value-type="float">
            <text:p>0,453828</text:p>
          </table:table-cell>
          <table:table-cell office:value-type="float" office:value="0.861462" calcext:value-type="float">
            <text:p>0,861462</text:p>
          </table:table-cell>
          <table:table-cell office:value-type="float" office:value="0.835908" calcext:value-type="float">
            <text:p>0,835908</text:p>
          </table:table-cell>
          <table:table-cell office:value-type="float" office:value="1.27887" calcext:value-type="float">
            <text:p>1,27887</text:p>
          </table:table-cell>
          <table:table-cell office:value-type="float" office:value="0.872712" calcext:value-type="float">
            <text:p>0,872712</text:p>
          </table:table-cell>
          <table:table-cell office:value-type="float" office:value="1.29414" calcext:value-type="float">
            <text:p>1,29414</text:p>
          </table:table-cell>
          <table:table-cell office:value-type="float" office:value="0.460032" calcext:value-type="float">
            <text:p>0,460032</text:p>
          </table:table-cell>
          <table:table-cell office:value-type="float" office:value="0.457215" calcext:value-type="float">
            <text:p>0,457215</text:p>
          </table:table-cell>
          <table:table-cell office:value-type="float" office:value="0.738488" calcext:value-type="float">
            <text:p>0,738488</text:p>
          </table:table-cell>
          <table:table-cell office:value-type="float" office:value="0.750662" calcext:value-type="float">
            <text:p>0,750662</text:p>
          </table:table-cell>
          <table:table-cell office:value-type="float" office:value="0.341501" calcext:value-type="float">
            <text:p>0,341501</text:p>
          </table:table-cell>
          <table:table-cell office:value-type="float" office:value="0.360181" calcext:value-type="float">
            <text:p>0,360181</text:p>
          </table:table-cell>
          <table:table-cell office:value-type="float" office:value="0.165773" calcext:value-type="float">
            <text:p>0,165773</text:p>
          </table:table-cell>
          <table:table-cell table:number-columns-repeated="52"/>
          <table:table-cell table:formula="of:=MIN([.A97:.BL97])" office:value-type="float" office:value="0.165773" calcext:value-type="float">
            <text:p>0,165773</text:p>
          </table:table-cell>
          <table:table-cell table:formula="of:=MAX([.A97:.BL97])" office:value-type="float" office:value="1.29414" calcext:value-type="float">
            <text:p>1,29414</text:p>
          </table:table-cell>
          <table:table-cell table:number-columns-repeated="7"/>
        </table:table-row>
        <table:table-row table:style-name="ro2">
          <table:table-cell office:value-type="float" office:value="0.4135" calcext:value-type="float">
            <text:p>0,4135</text:p>
          </table:table-cell>
          <table:table-cell office:value-type="float" office:value="0.468572" calcext:value-type="float">
            <text:p>0,468572</text:p>
          </table:table-cell>
          <table:table-cell office:value-type="float" office:value="0.501555" calcext:value-type="float">
            <text:p>0,501555</text:p>
          </table:table-cell>
          <table:table-cell office:value-type="float" office:value="0.526488" calcext:value-type="float">
            <text:p>0,526488</text:p>
          </table:table-cell>
          <table:table-cell office:value-type="float" office:value="0.40236" calcext:value-type="float">
            <text:p>0,40236</text:p>
          </table:table-cell>
          <table:table-cell office:value-type="float" office:value="0.412813" calcext:value-type="float">
            <text:p>0,412813</text:p>
          </table:table-cell>
          <table:table-cell office:value-type="float" office:value="0.906691" calcext:value-type="float">
            <text:p>0,906691</text:p>
          </table:table-cell>
          <table:table-cell office:value-type="float" office:value="1.37729" calcext:value-type="float">
            <text:p>1,37729</text:p>
          </table:table-cell>
          <table:table-cell office:value-type="float" office:value="0.490431" calcext:value-type="float">
            <text:p>0,490431</text:p>
          </table:table-cell>
          <table:table-cell office:value-type="float" office:value="0.964489" calcext:value-type="float">
            <text:p>0,964489</text:p>
          </table:table-cell>
          <table:table-cell office:value-type="float" office:value="0.364608" calcext:value-type="float">
            <text:p>0,364608</text:p>
          </table:table-cell>
          <table:table-cell office:value-type="float" office:value="0.780352" calcext:value-type="float">
            <text:p>0,780352</text:p>
          </table:table-cell>
          <table:table-cell office:value-type="float" office:value="1.72441" calcext:value-type="float">
            <text:p>1,72441</text:p>
          </table:table-cell>
          <table:table-cell office:value-type="float" office:value="0.393168" calcext:value-type="float">
            <text:p>0,393168</text:p>
          </table:table-cell>
          <table:table-cell office:value-type="float" office:value="1.49261" calcext:value-type="float">
            <text:p>1,49261</text:p>
          </table:table-cell>
          <table:table-cell office:value-type="float" office:value="0.992481" calcext:value-type="float">
            <text:p>0,992481</text:p>
          </table:table-cell>
          <table:table-cell table:number-columns-repeated="52"/>
          <table:table-cell table:formula="of:=MIN([.A98:.BL98])" office:value-type="float" office:value="0.364608" calcext:value-type="float">
            <text:p>0,364608</text:p>
          </table:table-cell>
          <table:table-cell table:formula="of:=MAX([.A98:.BL98])" office:value-type="float" office:value="1.72441" calcext:value-type="float">
            <text:p>1,72441</text:p>
          </table:table-cell>
          <table:table-cell table:number-columns-repeated="7"/>
        </table:table-row>
        <table:table-row table:style-name="ro2">
          <table:table-cell office:value-type="float" office:value="0.407752" calcext:value-type="float">
            <text:p>0,407752</text:p>
          </table:table-cell>
          <table:table-cell office:value-type="float" office:value="0.43077" calcext:value-type="float">
            <text:p>0,43077</text:p>
          </table:table-cell>
          <table:table-cell office:value-type="float" office:value="0.456561" calcext:value-type="float">
            <text:p>0,456561</text:p>
          </table:table-cell>
          <table:table-cell office:value-type="float" office:value="0.506852" calcext:value-type="float">
            <text:p>0,506852</text:p>
          </table:table-cell>
          <table:table-cell office:value-type="float" office:value="0.480964" calcext:value-type="float">
            <text:p>0,480964</text:p>
          </table:table-cell>
          <table:table-cell office:value-type="float" office:value="0.433634" calcext:value-type="float">
            <text:p>0,433634</text:p>
          </table:table-cell>
          <table:table-cell office:value-type="float" office:value="0.229577" calcext:value-type="float">
            <text:p>0,229577</text:p>
          </table:table-cell>
          <table:table-cell office:value-type="float" office:value="0.966309" calcext:value-type="float">
            <text:p>0,966309</text:p>
          </table:table-cell>
          <table:table-cell office:value-type="float" office:value="0.878784" calcext:value-type="float">
            <text:p>0,878784</text:p>
          </table:table-cell>
          <table:table-cell office:value-type="float" office:value="1.05621" calcext:value-type="float">
            <text:p>1,05621</text:p>
          </table:table-cell>
          <table:table-cell office:value-type="float" office:value="1.14278" calcext:value-type="float">
            <text:p>1,14278</text:p>
          </table:table-cell>
          <table:table-cell office:value-type="float" office:value="0.803259" calcext:value-type="float">
            <text:p>0,803259</text:p>
          </table:table-cell>
          <table:table-cell office:value-type="float" office:value="1.2154" calcext:value-type="float">
            <text:p>1,2154</text:p>
          </table:table-cell>
          <table:table-cell office:value-type="float" office:value="0.423973" calcext:value-type="float">
            <text:p>0,423973</text:p>
          </table:table-cell>
          <table:table-cell office:value-type="float" office:value="1.54775" calcext:value-type="float">
            <text:p>1,54775</text:p>
          </table:table-cell>
          <table:table-cell office:value-type="float" office:value="0.284606" calcext:value-type="float">
            <text:p>0,284606</text:p>
          </table:table-cell>
          <table:table-cell table:number-columns-repeated="52"/>
          <table:table-cell table:formula="of:=MIN([.A99:.BL99])" office:value-type="float" office:value="0.229577" calcext:value-type="float">
            <text:p>0,229577</text:p>
          </table:table-cell>
          <table:table-cell table:formula="of:=MAX([.A99:.BL99])" office:value-type="float" office:value="1.54775" calcext:value-type="float">
            <text:p>1,54775</text:p>
          </table:table-cell>
          <table:table-cell table:number-columns-repeated="7"/>
        </table:table-row>
        <table:table-row table:style-name="ro2">
          <table:table-cell office:value-type="float" office:value="0.564763" calcext:value-type="float">
            <text:p>0,564763</text:p>
          </table:table-cell>
          <table:table-cell office:value-type="float" office:value="0.595489" calcext:value-type="float">
            <text:p>0,595489</text:p>
          </table:table-cell>
          <table:table-cell office:value-type="float" office:value="0.609028" calcext:value-type="float">
            <text:p>0,609028</text:p>
          </table:table-cell>
          <table:table-cell office:value-type="float" office:value="0.648369" calcext:value-type="float">
            <text:p>0,648369</text:p>
          </table:table-cell>
          <table:table-cell office:value-type="float" office:value="0.456669" calcext:value-type="float">
            <text:p>0,456669</text:p>
          </table:table-cell>
          <table:table-cell office:value-type="float" office:value="0.481524" calcext:value-type="float">
            <text:p>0,481524</text:p>
          </table:table-cell>
          <table:table-cell office:value-type="float" office:value="0.464641" calcext:value-type="float">
            <text:p>0,464641</text:p>
          </table:table-cell>
          <table:table-cell office:value-type="float" office:value="1.04659" calcext:value-type="float">
            <text:p>1,04659</text:p>
          </table:table-cell>
          <table:table-cell office:value-type="float" office:value="0.987349" calcext:value-type="float">
            <text:p>0,987349</text:p>
          </table:table-cell>
          <table:table-cell office:value-type="float" office:value="1.41126" calcext:value-type="float">
            <text:p>1,41126</text:p>
          </table:table-cell>
          <table:table-cell office:value-type="float" office:value="0.413619" calcext:value-type="float">
            <text:p>0,413619</text:p>
          </table:table-cell>
          <table:table-cell office:value-type="float" office:value="0.451047" calcext:value-type="float">
            <text:p>0,451047</text:p>
          </table:table-cell>
          <table:table-cell office:value-type="float" office:value="1.49427" calcext:value-type="float">
            <text:p>1,49427</text:p>
          </table:table-cell>
          <table:table-cell office:value-type="float" office:value="1.00696" calcext:value-type="float">
            <text:p>1,00696</text:p>
          </table:table-cell>
          <table:table-cell office:value-type="float" office:value="0.323529" calcext:value-type="float">
            <text:p>0,323529</text:p>
          </table:table-cell>
          <table:table-cell office:value-type="float" office:value="0.346882" calcext:value-type="float">
            <text:p>0,346882</text:p>
          </table:table-cell>
          <table:table-cell table:number-columns-repeated="52"/>
          <table:table-cell table:formula="of:=MIN([.A100:.BL100])" office:value-type="float" office:value="0.323529" calcext:value-type="float">
            <text:p>0,323529</text:p>
          </table:table-cell>
          <table:table-cell table:formula="of:=MAX([.A100:.BL100])" office:value-type="float" office:value="1.49427" calcext:value-type="float">
            <text:p>1,49427</text:p>
          </table:table-cell>
          <table:table-cell table:number-columns-repeated="7"/>
        </table:table-row>
        <table:table-row table:style-name="ro2">
          <table:table-cell office:value-type="float" office:value="0.406513" calcext:value-type="float">
            <text:p>0,406513</text:p>
          </table:table-cell>
          <table:table-cell office:value-type="float" office:value="0.434576" calcext:value-type="float">
            <text:p>0,434576</text:p>
          </table:table-cell>
          <table:table-cell office:value-type="float" office:value="0.46938" calcext:value-type="float">
            <text:p>0,46938</text:p>
          </table:table-cell>
          <table:table-cell office:value-type="float" office:value="0.481215" calcext:value-type="float">
            <text:p>0,481215</text:p>
          </table:table-cell>
          <table:table-cell office:value-type="float" office:value="0.449647" calcext:value-type="float">
            <text:p>0,449647</text:p>
          </table:table-cell>
          <table:table-cell office:value-type="float" office:value="0.449721" calcext:value-type="float">
            <text:p>0,449721</text:p>
          </table:table-cell>
          <table:table-cell office:value-type="float" office:value="0.301873" calcext:value-type="float">
            <text:p>0,301873</text:p>
          </table:table-cell>
          <table:table-cell office:value-type="float" office:value="0.503772" calcext:value-type="float">
            <text:p>0,503772</text:p>
          </table:table-cell>
          <table:table-cell office:value-type="float" office:value="0.544886" calcext:value-type="float">
            <text:p>0,544886</text:p>
          </table:table-cell>
          <table:table-cell office:value-type="float" office:value="1.03356" calcext:value-type="float">
            <text:p>1,03356</text:p>
          </table:table-cell>
          <table:table-cell office:value-type="float" office:value="0.347568" calcext:value-type="float">
            <text:p>0,347568</text:p>
          </table:table-cell>
          <table:table-cell office:value-type="float" office:value="1.27307" calcext:value-type="float">
            <text:p>1,27307</text:p>
          </table:table-cell>
          <table:table-cell office:value-type="float" office:value="1.24192" calcext:value-type="float">
            <text:p>1,24192</text:p>
          </table:table-cell>
          <table:table-cell office:value-type="float" office:value="1.29978" calcext:value-type="float">
            <text:p>1,29978</text:p>
          </table:table-cell>
          <table:table-cell office:value-type="float" office:value="0.440312" calcext:value-type="float">
            <text:p>0,440312</text:p>
          </table:table-cell>
          <table:table-cell office:value-type="float" office:value="1.01927" calcext:value-type="float">
            <text:p>1,01927</text:p>
          </table:table-cell>
          <table:table-cell table:number-columns-repeated="52"/>
          <table:table-cell table:formula="of:=MIN([.A101:.BL101])" office:value-type="float" office:value="0.301873" calcext:value-type="float">
            <text:p>0,301873</text:p>
          </table:table-cell>
          <table:table-cell table:formula="of:=MAX([.A101:.BL101])" office:value-type="float" office:value="1.29978" calcext:value-type="float">
            <text:p>1,29978</text:p>
          </table:table-cell>
          <table:table-cell table:number-columns-repeated="7"/>
        </table:table-row>
        <table:table-row table:style-name="ro2">
          <table:table-cell office:value-type="float" office:value="0.422105" calcext:value-type="float">
            <text:p>0,422105</text:p>
          </table:table-cell>
          <table:table-cell office:value-type="float" office:value="0.412777" calcext:value-type="float">
            <text:p>0,412777</text:p>
          </table:table-cell>
          <table:table-cell office:value-type="float" office:value="0.837078" calcext:value-type="float">
            <text:p>0,837078</text:p>
          </table:table-cell>
          <table:table-cell office:value-type="float" office:value="0.438834" calcext:value-type="float">
            <text:p>0,438834</text:p>
          </table:table-cell>
          <table:table-cell office:value-type="float" office:value="0.868709" calcext:value-type="float">
            <text:p>0,868709</text:p>
          </table:table-cell>
          <table:table-cell office:value-type="float" office:value="0.466889" calcext:value-type="float">
            <text:p>0,466889</text:p>
          </table:table-cell>
          <table:table-cell office:value-type="float" office:value="0.472305" calcext:value-type="float">
            <text:p>0,472305</text:p>
          </table:table-cell>
          <table:table-cell office:value-type="float" office:value="0.367668" calcext:value-type="float">
            <text:p>0,367668</text:p>
          </table:table-cell>
          <table:table-cell office:value-type="float" office:value="0.417752" calcext:value-type="float">
            <text:p>0,417752</text:p>
          </table:table-cell>
          <table:table-cell office:value-type="float" office:value="0.463974" calcext:value-type="float">
            <text:p>0,463974</text:p>
          </table:table-cell>
          <table:table-cell office:value-type="float" office:value="0.734688" calcext:value-type="float">
            <text:p>0,734688</text:p>
          </table:table-cell>
          <table:table-cell office:value-type="float" office:value="0.74194" calcext:value-type="float">
            <text:p>0,74194</text:p>
          </table:table-cell>
          <table:table-cell office:value-type="float" office:value="0.754562" calcext:value-type="float">
            <text:p>0,754562</text:p>
          </table:table-cell>
          <table:table-cell office:value-type="float" office:value="0.241286" calcext:value-type="float">
            <text:p>0,241286</text:p>
          </table:table-cell>
          <table:table-cell office:value-type="float" office:value="1.81524" calcext:value-type="float">
            <text:p>1,81524</text:p>
          </table:table-cell>
          <table:table-cell office:value-type="float" office:value="0.312799" calcext:value-type="float">
            <text:p>0,312799</text:p>
          </table:table-cell>
          <table:table-cell table:number-columns-repeated="52"/>
          <table:table-cell table:formula="of:=MIN([.A102:.BL102])" office:value-type="float" office:value="0.241286" calcext:value-type="float">
            <text:p>0,241286</text:p>
          </table:table-cell>
          <table:table-cell table:formula="of:=MAX([.A102:.BL102])" office:value-type="float" office:value="1.81524" calcext:value-type="float">
            <text:p>1,81524</text:p>
          </table:table-cell>
          <table:table-cell table:number-columns-repeated="7"/>
        </table:table-row>
        <table:table-row table:style-name="ro2">
          <table:table-cell office:value-type="float" office:value="0.403729" calcext:value-type="float">
            <text:p>0,403729</text:p>
          </table:table-cell>
          <table:table-cell office:value-type="float" office:value="0.436282" calcext:value-type="float">
            <text:p>0,436282</text:p>
          </table:table-cell>
          <table:table-cell office:value-type="float" office:value="0.451297" calcext:value-type="float">
            <text:p>0,451297</text:p>
          </table:table-cell>
          <table:table-cell office:value-type="float" office:value="0.442746" calcext:value-type="float">
            <text:p>0,442746</text:p>
          </table:table-cell>
          <table:table-cell office:value-type="float" office:value="0.432374" calcext:value-type="float">
            <text:p>0,432374</text:p>
          </table:table-cell>
          <table:table-cell office:value-type="float" office:value="0.882811" calcext:value-type="float">
            <text:p>0,882811</text:p>
          </table:table-cell>
          <table:table-cell office:value-type="float" office:value="0.478951" calcext:value-type="float">
            <text:p>0,478951</text:p>
          </table:table-cell>
          <table:table-cell office:value-type="float" office:value="0.486317" calcext:value-type="float">
            <text:p>0,486317</text:p>
          </table:table-cell>
          <table:table-cell office:value-type="float" office:value="0.858214" calcext:value-type="float">
            <text:p>0,858214</text:p>
          </table:table-cell>
          <table:table-cell office:value-type="float" office:value="0.421944" calcext:value-type="float">
            <text:p>0,421944</text:p>
          </table:table-cell>
          <table:table-cell office:value-type="float" office:value="0.442039" calcext:value-type="float">
            <text:p>0,442039</text:p>
          </table:table-cell>
          <table:table-cell office:value-type="float" office:value="0.447092" calcext:value-type="float">
            <text:p>0,447092</text:p>
          </table:table-cell>
          <table:table-cell office:value-type="float" office:value="0.805796" calcext:value-type="float">
            <text:p>0,805796</text:p>
          </table:table-cell>
          <table:table-cell office:value-type="float" office:value="0.410726" calcext:value-type="float">
            <text:p>0,410726</text:p>
          </table:table-cell>
          <table:table-cell office:value-type="float" office:value="0.389435" calcext:value-type="float">
            <text:p>0,389435</text:p>
          </table:table-cell>
          <table:table-cell office:value-type="float" office:value="0.418864" calcext:value-type="float">
            <text:p>0,418864</text:p>
          </table:table-cell>
          <table:table-cell table:number-columns-repeated="52"/>
          <table:table-cell table:formula="of:=MIN([.A103:.BL103])" office:value-type="float" office:value="0.389435" calcext:value-type="float">
            <text:p>0,389435</text:p>
          </table:table-cell>
          <table:table-cell table:formula="of:=MAX([.A103:.BL103])" office:value-type="float" office:value="0.882811" calcext:value-type="float">
            <text:p>0,882811</text:p>
          </table:table-cell>
          <table:table-cell table:number-columns-repeated="7"/>
        </table:table-row>
        <table:table-row table:style-name="ro2">
          <table:table-cell office:value-type="float" office:value="0.560292" calcext:value-type="float">
            <text:p>0,560292</text:p>
          </table:table-cell>
          <table:table-cell office:value-type="float" office:value="0.602772" calcext:value-type="float">
            <text:p>0,602772</text:p>
          </table:table-cell>
          <table:table-cell office:value-type="float" office:value="0.639275" calcext:value-type="float">
            <text:p>0,639275</text:p>
          </table:table-cell>
          <table:table-cell office:value-type="float" office:value="0.563781" calcext:value-type="float">
            <text:p>0,563781</text:p>
          </table:table-cell>
          <table:table-cell office:value-type="float" office:value="1.16894" calcext:value-type="float">
            <text:p>1,16894</text:p>
          </table:table-cell>
          <table:table-cell office:value-type="float" office:value="0.611887" calcext:value-type="float">
            <text:p>0,611887</text:p>
          </table:table-cell>
          <table:table-cell office:value-type="float" office:value="0.618919" calcext:value-type="float">
            <text:p>0,618919</text:p>
          </table:table-cell>
          <table:table-cell office:value-type="float" office:value="0.326723" calcext:value-type="float">
            <text:p>0,326723</text:p>
          </table:table-cell>
          <table:table-cell office:value-type="float" office:value="0.938962" calcext:value-type="float">
            <text:p>0,938962</text:p>
          </table:table-cell>
          <table:table-cell office:value-type="float" office:value="1.06479" calcext:value-type="float">
            <text:p>1,06479</text:p>
          </table:table-cell>
          <table:table-cell office:value-type="float" office:value="0.474951" calcext:value-type="float">
            <text:p>0,474951</text:p>
          </table:table-cell>
          <table:table-cell office:value-type="float" office:value="0.470815" calcext:value-type="float">
            <text:p>0,470815</text:p>
          </table:table-cell>
          <table:table-cell office:value-type="float" office:value="1.02138" calcext:value-type="float">
            <text:p>1,02138</text:p>
          </table:table-cell>
          <table:table-cell office:value-type="float" office:value="0.309133" calcext:value-type="float">
            <text:p>0,309133</text:p>
          </table:table-cell>
          <table:table-cell office:value-type="float" office:value="1.37412" calcext:value-type="float">
            <text:p>1,37412</text:p>
          </table:table-cell>
          <table:table-cell office:value-type="float" office:value="0.612789" calcext:value-type="float">
            <text:p>0,612789</text:p>
          </table:table-cell>
          <table:table-cell table:number-columns-repeated="52"/>
          <table:table-cell table:formula="of:=MIN([.A104:.BL104])" office:value-type="float" office:value="0.309133" calcext:value-type="float">
            <text:p>0,309133</text:p>
          </table:table-cell>
          <table:table-cell table:formula="of:=MAX([.A104:.BL104])" office:value-type="float" office:value="1.37412" calcext:value-type="float">
            <text:p>1,37412</text:p>
          </table:table-cell>
          <table:table-cell table:number-columns-repeated="7"/>
        </table:table-row>
        <table:table-row table:style-name="ro2">
          <table:table-cell office:value-type="float" office:value="0.403834" calcext:value-type="float">
            <text:p>0,403834</text:p>
          </table:table-cell>
          <table:table-cell office:value-type="float" office:value="0.409085" calcext:value-type="float">
            <text:p>0,409085</text:p>
          </table:table-cell>
          <table:table-cell office:value-type="float" office:value="0.43293" calcext:value-type="float">
            <text:p>0,43293</text:p>
          </table:table-cell>
          <table:table-cell office:value-type="float" office:value="0.458787" calcext:value-type="float">
            <text:p>0,458787</text:p>
          </table:table-cell>
          <table:table-cell office:value-type="float" office:value="0.425508" calcext:value-type="float">
            <text:p>0,425508</text:p>
          </table:table-cell>
          <table:table-cell office:value-type="float" office:value="0.430282" calcext:value-type="float">
            <text:p>0,430282</text:p>
          </table:table-cell>
          <table:table-cell office:value-type="float" office:value="0.446205" calcext:value-type="float">
            <text:p>0,446205</text:p>
          </table:table-cell>
          <table:table-cell office:value-type="float" office:value="0.208411" calcext:value-type="float">
            <text:p>0,208411</text:p>
          </table:table-cell>
          <table:table-cell office:value-type="float" office:value="0.226234" calcext:value-type="float">
            <text:p>0,226234</text:p>
          </table:table-cell>
          <table:table-cell office:value-type="float" office:value="0.642258" calcext:value-type="float">
            <text:p>0,642258</text:p>
          </table:table-cell>
          <table:table-cell office:value-type="float" office:value="0.766574" calcext:value-type="float">
            <text:p>0,766574</text:p>
          </table:table-cell>
          <table:table-cell office:value-type="float" office:value="1.27895" calcext:value-type="float">
            <text:p>1,27895</text:p>
          </table:table-cell>
          <table:table-cell office:value-type="float" office:value="1.34102" calcext:value-type="float">
            <text:p>1,34102</text:p>
          </table:table-cell>
          <table:table-cell office:value-type="float" office:value="0.916178" calcext:value-type="float">
            <text:p>0,916178</text:p>
          </table:table-cell>
          <table:table-cell office:value-type="float" office:value="1.50109" calcext:value-type="float">
            <text:p>1,50109</text:p>
          </table:table-cell>
          <table:table-cell office:value-type="float" office:value="1.50594" calcext:value-type="float">
            <text:p>1,50594</text:p>
          </table:table-cell>
          <table:table-cell table:number-columns-repeated="52"/>
          <table:table-cell table:formula="of:=MIN([.A105:.BL105])" office:value-type="float" office:value="0.208411" calcext:value-type="float">
            <text:p>0,208411</text:p>
          </table:table-cell>
          <table:table-cell table:formula="of:=MAX([.A105:.BL105])" office:value-type="float" office:value="1.50594" calcext:value-type="float">
            <text:p>1,5059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378397" calcext:value-type="float">
            <text:p>0,378397</text:p>
          </table:table-cell>
          <table:table-cell office:value-type="float" office:value="0.429322" calcext:value-type="float">
            <text:p>0,429322</text:p>
          </table:table-cell>
          <table:table-cell office:value-type="float" office:value="0.37703" calcext:value-type="float">
            <text:p>0,37703</text:p>
          </table:table-cell>
          <table:table-cell office:value-type="float" office:value="0.815945" calcext:value-type="float">
            <text:p>0,815945</text:p>
          </table:table-cell>
          <table:table-cell office:value-type="float" office:value="0.813032" calcext:value-type="float">
            <text:p>0,813032</text:p>
          </table:table-cell>
          <table:table-cell office:value-type="float" office:value="0.438085" calcext:value-type="float">
            <text:p>0,438085</text:p>
          </table:table-cell>
          <table:table-cell office:value-type="float" office:value="0.455325" calcext:value-type="float">
            <text:p>0,455325</text:p>
          </table:table-cell>
          <table:table-cell office:value-type="float" office:value="0.470463" calcext:value-type="float">
            <text:p>0,470463</text:p>
          </table:table-cell>
          <table:table-cell office:value-type="float" office:value="0.338276" calcext:value-type="float">
            <text:p>0,338276</text:p>
          </table:table-cell>
          <table:table-cell office:value-type="float" office:value="0.297632" calcext:value-type="float">
            <text:p>0,297632</text:p>
          </table:table-cell>
          <table:table-cell office:value-type="float" office:value="0.336698" calcext:value-type="float">
            <text:p>0,336698</text:p>
          </table:table-cell>
          <table:table-cell office:value-type="float" office:value="0.285757" calcext:value-type="float">
            <text:p>0,285757</text:p>
          </table:table-cell>
          <table:table-cell office:value-type="float" office:value="0.335871" calcext:value-type="float">
            <text:p>0,335871</text:p>
          </table:table-cell>
          <table:table-cell office:value-type="float" office:value="0.585034" calcext:value-type="float">
            <text:p>0,585034</text:p>
          </table:table-cell>
          <table:table-cell office:value-type="float" office:value="1.56205" calcext:value-type="float">
            <text:p>1,56205</text:p>
          </table:table-cell>
          <table:table-cell office:value-type="float" office:value="0.519387" calcext:value-type="float">
            <text:p>0,519387</text:p>
          </table:table-cell>
          <table:table-cell office:value-type="float" office:value="1.64647" calcext:value-type="float">
            <text:p>1,64647</text:p>
          </table:table-cell>
          <table:table-cell office:value-type="float" office:value="0.989105" calcext:value-type="float">
            <text:p>0,989105</text:p>
          </table:table-cell>
          <table:table-cell office:value-type="float" office:value="1.77884" calcext:value-type="float">
            <text:p>1,77884</text:p>
          </table:table-cell>
          <table:table-cell office:value-type="float" office:value="1.80161" calcext:value-type="float">
            <text:p>1,80161</text:p>
          </table:table-cell>
          <table:table-cell office:value-type="float" office:value="1.06993" calcext:value-type="float">
            <text:p>1,06993</text:p>
          </table:table-cell>
          <table:table-cell office:value-type="float" office:value="1.91481" calcext:value-type="float">
            <text:p>1,91481</text:p>
          </table:table-cell>
          <table:table-cell office:value-type="float" office:value="0.250881" calcext:value-type="float">
            <text:p>0,250881</text:p>
          </table:table-cell>
          <table:table-cell office:value-type="float" office:value="0.268889" calcext:value-type="float">
            <text:p>0,268889</text:p>
          </table:table-cell>
          <table:table-cell table:number-columns-repeated="44"/>
          <table:table-cell table:formula="of:=MIN([.A107:.BL107])" office:value-type="float" office:value="0.250881" calcext:value-type="float">
            <text:p>0,250881</text:p>
          </table:table-cell>
          <table:table-cell table:formula="of:=MAX([.A107:.BL107])" office:value-type="float" office:value="1.91481" calcext:value-type="float">
            <text:p>1,91481</text:p>
          </table:table-cell>
          <table:table-cell table:number-columns-repeated="7"/>
        </table:table-row>
        <table:table-row table:style-name="ro2">
          <table:table-cell office:value-type="float" office:value="0.268221" calcext:value-type="float">
            <text:p>0,268221</text:p>
          </table:table-cell>
          <table:table-cell office:value-type="float" office:value="0.269615" calcext:value-type="float">
            <text:p>0,269615</text:p>
          </table:table-cell>
          <table:table-cell office:value-type="float" office:value="0.312124" calcext:value-type="float">
            <text:p>0,312124</text:p>
          </table:table-cell>
          <table:table-cell office:value-type="float" office:value="0.583985" calcext:value-type="float">
            <text:p>0,583985</text:p>
          </table:table-cell>
          <table:table-cell office:value-type="float" office:value="0.586831" calcext:value-type="float">
            <text:p>0,586831</text:p>
          </table:table-cell>
          <table:table-cell office:value-type="float" office:value="0.346823" calcext:value-type="float">
            <text:p>0,346823</text:p>
          </table:table-cell>
          <table:table-cell office:value-type="float" office:value="0.2983" calcext:value-type="float">
            <text:p>0,2983</text:p>
          </table:table-cell>
          <table:table-cell office:value-type="float" office:value="0.270195" calcext:value-type="float">
            <text:p>0,270195</text:p>
          </table:table-cell>
          <table:table-cell office:value-type="float" office:value="0.31041" calcext:value-type="float">
            <text:p>0,31041</text:p>
          </table:table-cell>
          <table:table-cell office:value-type="float" office:value="0.576057" calcext:value-type="float">
            <text:p>0,576057</text:p>
          </table:table-cell>
          <table:table-cell office:value-type="float" office:value="0.534723" calcext:value-type="float">
            <text:p>0,534723</text:p>
          </table:table-cell>
          <table:table-cell office:value-type="float" office:value="1.12282" calcext:value-type="float">
            <text:p>1,12282</text:p>
          </table:table-cell>
          <table:table-cell office:value-type="float" office:value="0.852139" calcext:value-type="float">
            <text:p>0,852139</text:p>
          </table:table-cell>
          <table:table-cell office:value-type="float" office:value="0.339526" calcext:value-type="float">
            <text:p>0,339526</text:p>
          </table:table-cell>
          <table:table-cell office:value-type="float" office:value="0.340165" calcext:value-type="float">
            <text:p>0,340165</text:p>
          </table:table-cell>
          <table:table-cell office:value-type="float" office:value="0.32207" calcext:value-type="float">
            <text:p>0,32207</text:p>
          </table:table-cell>
          <table:table-cell office:value-type="float" office:value="0.611345" calcext:value-type="float">
            <text:p>0,611345</text:p>
          </table:table-cell>
          <table:table-cell office:value-type="float" office:value="0.773965" calcext:value-type="float">
            <text:p>0,773965</text:p>
          </table:table-cell>
          <table:table-cell office:value-type="float" office:value="0.226925" calcext:value-type="float">
            <text:p>0,226925</text:p>
          </table:table-cell>
          <table:table-cell office:value-type="float" office:value="0.254574" calcext:value-type="float">
            <text:p>0,254574</text:p>
          </table:table-cell>
          <table:table-cell office:value-type="float" office:value="0.893679" calcext:value-type="float">
            <text:p>0,893679</text:p>
          </table:table-cell>
          <table:table-cell office:value-type="float" office:value="0.951798" calcext:value-type="float">
            <text:p>0,951798</text:p>
          </table:table-cell>
          <table:table-cell office:value-type="float" office:value="0.938438" calcext:value-type="float">
            <text:p>0,938438</text:p>
          </table:table-cell>
          <table:table-cell office:value-type="float" office:value="1.25864" calcext:value-type="float">
            <text:p>1,25864</text:p>
          </table:table-cell>
          <table:table-cell table:number-columns-repeated="44"/>
          <table:table-cell table:formula="of:=MIN([.A108:.BL108])" office:value-type="float" office:value="0.226925" calcext:value-type="float">
            <text:p>0,226925</text:p>
          </table:table-cell>
          <table:table-cell table:formula="of:=MAX([.A108:.BL108])" office:value-type="float" office:value="1.25864" calcext:value-type="float">
            <text:p>1,25864</text:p>
          </table:table-cell>
          <table:table-cell table:number-columns-repeated="7"/>
        </table:table-row>
        <table:table-row table:style-name="ro2">
          <table:table-cell office:value-type="float" office:value="0.269565" calcext:value-type="float">
            <text:p>0,269565</text:p>
          </table:table-cell>
          <table:table-cell office:value-type="float" office:value="0.271375" calcext:value-type="float">
            <text:p>0,271375</text:p>
          </table:table-cell>
          <table:table-cell office:value-type="float" office:value="0.293674" calcext:value-type="float">
            <text:p>0,293674</text:p>
          </table:table-cell>
          <table:table-cell office:value-type="float" office:value="0.321142" calcext:value-type="float">
            <text:p>0,321142</text:p>
          </table:table-cell>
          <table:table-cell office:value-type="float" office:value="0.269888" calcext:value-type="float">
            <text:p>0,269888</text:p>
          </table:table-cell>
          <table:table-cell office:value-type="float" office:value="0.29579" calcext:value-type="float">
            <text:p>0,29579</text:p>
          </table:table-cell>
          <table:table-cell office:value-type="float" office:value="0.299268" calcext:value-type="float">
            <text:p>0,299268</text:p>
          </table:table-cell>
          <table:table-cell office:value-type="float" office:value="0.377023" calcext:value-type="float">
            <text:p>0,377023</text:p>
          </table:table-cell>
          <table:table-cell office:value-type="float" office:value="0.628344" calcext:value-type="float">
            <text:p>0,628344</text:p>
          </table:table-cell>
          <table:table-cell office:value-type="float" office:value="0.649043" calcext:value-type="float">
            <text:p>0,649043</text:p>
          </table:table-cell>
          <table:table-cell office:value-type="float" office:value="0.571953" calcext:value-type="float">
            <text:p>0,571953</text:p>
          </table:table-cell>
          <table:table-cell office:value-type="float" office:value="0.560376" calcext:value-type="float">
            <text:p>0,560376</text:p>
          </table:table-cell>
          <table:table-cell office:value-type="float" office:value="0.547982" calcext:value-type="float">
            <text:p>0,547982</text:p>
          </table:table-cell>
          <table:table-cell office:value-type="float" office:value="0.62574" calcext:value-type="float">
            <text:p>0,62574</text:p>
          </table:table-cell>
          <table:table-cell office:value-type="float" office:value="0.360403" calcext:value-type="float">
            <text:p>0,360403</text:p>
          </table:table-cell>
          <table:table-cell office:value-type="float" office:value="0.353269" calcext:value-type="float">
            <text:p>0,353269</text:p>
          </table:table-cell>
          <table:table-cell office:value-type="float" office:value="0.320891" calcext:value-type="float">
            <text:p>0,320891</text:p>
          </table:table-cell>
          <table:table-cell office:value-type="float" office:value="0.31223" calcext:value-type="float">
            <text:p>0,31223</text:p>
          </table:table-cell>
          <table:table-cell office:value-type="float" office:value="0.331819" calcext:value-type="float">
            <text:p>0,331819</text:p>
          </table:table-cell>
          <table:table-cell office:value-type="float" office:value="0.302985" calcext:value-type="float">
            <text:p>0,302985</text:p>
          </table:table-cell>
          <table:table-cell office:value-type="float" office:value="0.22204" calcext:value-type="float">
            <text:p>0,22204</text:p>
          </table:table-cell>
          <table:table-cell office:value-type="float" office:value="0.563638" calcext:value-type="float">
            <text:p>0,563638</text:p>
          </table:table-cell>
          <table:table-cell office:value-type="float" office:value="0.289115" calcext:value-type="float">
            <text:p>0,289115</text:p>
          </table:table-cell>
          <table:table-cell office:value-type="float" office:value="0.093606" calcext:value-type="float">
            <text:p>0,093606</text:p>
          </table:table-cell>
          <table:table-cell table:number-columns-repeated="44"/>
          <table:table-cell table:formula="of:=MIN([.A109:.BL109])" office:value-type="float" office:value="0.093606" calcext:value-type="float">
            <text:p>0,093606</text:p>
          </table:table-cell>
          <table:table-cell table:formula="of:=MAX([.A109:.BL109])" office:value-type="float" office:value="0.649043" calcext:value-type="float">
            <text:p>0,649043</text:p>
          </table:table-cell>
          <table:table-cell table:number-columns-repeated="7"/>
        </table:table-row>
        <table:table-row table:style-name="ro2">
          <table:table-cell office:value-type="float" office:value="0.340836" calcext:value-type="float">
            <text:p>0,340836</text:p>
          </table:table-cell>
          <table:table-cell office:value-type="float" office:value="0.388011" calcext:value-type="float">
            <text:p>0,388011</text:p>
          </table:table-cell>
          <table:table-cell office:value-type="float" office:value="0.276737" calcext:value-type="float">
            <text:p>0,276737</text:p>
          </table:table-cell>
          <table:table-cell office:value-type="float" office:value="0.283687" calcext:value-type="float">
            <text:p>0,283687</text:p>
          </table:table-cell>
          <table:table-cell office:value-type="float" office:value="0.337432" calcext:value-type="float">
            <text:p>0,337432</text:p>
          </table:table-cell>
          <table:table-cell office:value-type="float" office:value="0.773791" calcext:value-type="float">
            <text:p>0,773791</text:p>
          </table:table-cell>
          <table:table-cell office:value-type="float" office:value="0.783874" calcext:value-type="float">
            <text:p>0,783874</text:p>
          </table:table-cell>
          <table:table-cell office:value-type="float" office:value="0.624579" calcext:value-type="float">
            <text:p>0,624579</text:p>
          </table:table-cell>
          <table:table-cell office:value-type="float" office:value="0.553636" calcext:value-type="float">
            <text:p>0,553636</text:p>
          </table:table-cell>
          <table:table-cell office:value-type="float" office:value="0.479548" calcext:value-type="float">
            <text:p>0,479548</text:p>
          </table:table-cell>
          <table:table-cell office:value-type="float" office:value="0.850672" calcext:value-type="float">
            <text:p>0,850672</text:p>
          </table:table-cell>
          <table:table-cell office:value-type="float" office:value="0.855145" calcext:value-type="float">
            <text:p>0,855145</text:p>
          </table:table-cell>
          <table:table-cell office:value-type="float" office:value="0.53917" calcext:value-type="float">
            <text:p>0,53917</text:p>
          </table:table-cell>
          <table:table-cell office:value-type="float" office:value="0.576985" calcext:value-type="float">
            <text:p>0,576985</text:p>
          </table:table-cell>
          <table:table-cell office:value-type="float" office:value="0.282623" calcext:value-type="float">
            <text:p>0,282623</text:p>
          </table:table-cell>
          <table:table-cell office:value-type="float" office:value="0.851833" calcext:value-type="float">
            <text:p>0,851833</text:p>
          </table:table-cell>
          <table:table-cell office:value-type="float" office:value="0.900626" calcext:value-type="float">
            <text:p>0,900626</text:p>
          </table:table-cell>
          <table:table-cell office:value-type="float" office:value="0.705" calcext:value-type="float">
            <text:p>0,705</text:p>
          </table:table-cell>
          <table:table-cell office:value-type="float" office:value="0.931285" calcext:value-type="float">
            <text:p>0,931285</text:p>
          </table:table-cell>
          <table:table-cell office:value-type="float" office:value="1.0418" calcext:value-type="float">
            <text:p>1,0418</text:p>
          </table:table-cell>
          <table:table-cell office:value-type="float" office:value="0.771361" calcext:value-type="float">
            <text:p>0,771361</text:p>
          </table:table-cell>
          <table:table-cell office:value-type="float" office:value="0.874714" calcext:value-type="float">
            <text:p>0,874714</text:p>
          </table:table-cell>
          <table:table-cell office:value-type="float" office:value="1.0723" calcext:value-type="float">
            <text:p>1,0723</text:p>
          </table:table-cell>
          <table:table-cell office:value-type="float" office:value="1.14444" calcext:value-type="float">
            <text:p>1,14444</text:p>
          </table:table-cell>
          <table:table-cell table:number-columns-repeated="44"/>
          <table:table-cell table:formula="of:=MIN([.A110:.BL110])" office:value-type="float" office:value="0.276737" calcext:value-type="float">
            <text:p>0,276737</text:p>
          </table:table-cell>
          <table:table-cell table:formula="of:=MAX([.A110:.BL110])" office:value-type="float" office:value="1.14444" calcext:value-type="float">
            <text:p>1,14444</text:p>
          </table:table-cell>
          <table:table-cell table:number-columns-repeated="7"/>
        </table:table-row>
        <table:table-row table:style-name="ro2">
          <table:table-cell office:value-type="float" office:value="0.221504" calcext:value-type="float">
            <text:p>0,221504</text:p>
          </table:table-cell>
          <table:table-cell office:value-type="float" office:value="0.258823" calcext:value-type="float">
            <text:p>0,258823</text:p>
          </table:table-cell>
          <table:table-cell office:value-type="float" office:value="0.308807" calcext:value-type="float">
            <text:p>0,308807</text:p>
          </table:table-cell>
          <table:table-cell office:value-type="float" office:value="0.294403" calcext:value-type="float">
            <text:p>0,294403</text:p>
          </table:table-cell>
          <table:table-cell office:value-type="float" office:value="0.306796" calcext:value-type="float">
            <text:p>0,306796</text:p>
          </table:table-cell>
          <table:table-cell office:value-type="float" office:value="0.29672" calcext:value-type="float">
            <text:p>0,29672</text:p>
          </table:table-cell>
          <table:table-cell office:value-type="float" office:value="0.570824" calcext:value-type="float">
            <text:p>0,570824</text:p>
          </table:table-cell>
          <table:table-cell office:value-type="float" office:value="0.327961" calcext:value-type="float">
            <text:p>0,327961</text:p>
          </table:table-cell>
          <table:table-cell office:value-type="float" office:value="0.373336" calcext:value-type="float">
            <text:p>0,373336</text:p>
          </table:table-cell>
          <table:table-cell office:value-type="float" office:value="0.560168" calcext:value-type="float">
            <text:p>0,560168</text:p>
          </table:table-cell>
          <table:table-cell office:value-type="float" office:value="0.336272" calcext:value-type="float">
            <text:p>0,336272</text:p>
          </table:table-cell>
          <table:table-cell office:value-type="float" office:value="1.0206" calcext:value-type="float">
            <text:p>1,0206</text:p>
          </table:table-cell>
          <table:table-cell office:value-type="float" office:value="0.336441" calcext:value-type="float">
            <text:p>0,336441</text:p>
          </table:table-cell>
          <table:table-cell office:value-type="float" office:value="1.02526" calcext:value-type="float">
            <text:p>1,02526</text:p>
          </table:table-cell>
          <table:table-cell office:value-type="float" office:value="0.920377" calcext:value-type="float">
            <text:p>0,920377</text:p>
          </table:table-cell>
          <table:table-cell office:value-type="float" office:value="0.293392" calcext:value-type="float">
            <text:p>0,293392</text:p>
          </table:table-cell>
          <table:table-cell office:value-type="float" office:value="0.543425" calcext:value-type="float">
            <text:p>0,543425</text:p>
          </table:table-cell>
          <table:table-cell office:value-type="float" office:value="1.17826" calcext:value-type="float">
            <text:p>1,17826</text:p>
          </table:table-cell>
          <table:table-cell office:value-type="float" office:value="0.897981" calcext:value-type="float">
            <text:p>0,897981</text:p>
          </table:table-cell>
          <table:table-cell office:value-type="float" office:value="0.585785" calcext:value-type="float">
            <text:p>0,585785</text:p>
          </table:table-cell>
          <table:table-cell office:value-type="float" office:value="0.651016" calcext:value-type="float">
            <text:p>0,651016</text:p>
          </table:table-cell>
          <table:table-cell office:value-type="float" office:value="0.279525" calcext:value-type="float">
            <text:p>0,279525</text:p>
          </table:table-cell>
          <table:table-cell office:value-type="float" office:value="0.286421" calcext:value-type="float">
            <text:p>0,286421</text:p>
          </table:table-cell>
          <table:table-cell office:value-type="float" office:value="0.607514" calcext:value-type="float">
            <text:p>0,607514</text:p>
          </table:table-cell>
          <table:table-cell table:number-columns-repeated="44"/>
          <table:table-cell table:formula="of:=MIN([.A111:.BL111])" office:value-type="float" office:value="0.221504" calcext:value-type="float">
            <text:p>0,221504</text:p>
          </table:table-cell>
          <table:table-cell table:formula="of:=MAX([.A111:.BL111])" office:value-type="float" office:value="1.17826" calcext:value-type="float">
            <text:p>1,17826</text:p>
          </table:table-cell>
          <table:table-cell table:number-columns-repeated="7"/>
        </table:table-row>
        <table:table-row table:style-name="ro2">
          <table:table-cell office:value-type="float" office:value="0.291472" calcext:value-type="float">
            <text:p>0,291472</text:p>
          </table:table-cell>
          <table:table-cell office:value-type="float" office:value="0.294864" calcext:value-type="float">
            <text:p>0,294864</text:p>
          </table:table-cell>
          <table:table-cell office:value-type="float" office:value="0.297008" calcext:value-type="float">
            <text:p>0,297008</text:p>
          </table:table-cell>
          <table:table-cell office:value-type="float" office:value="0.299827" calcext:value-type="float">
            <text:p>0,299827</text:p>
          </table:table-cell>
          <table:table-cell office:value-type="float" office:value="0.198591" calcext:value-type="float">
            <text:p>0,198591</text:p>
          </table:table-cell>
          <table:table-cell office:value-type="float" office:value="0.188043" calcext:value-type="float">
            <text:p>0,188043</text:p>
          </table:table-cell>
          <table:table-cell office:value-type="float" office:value="0.18723" calcext:value-type="float">
            <text:p>0,18723</text:p>
          </table:table-cell>
          <table:table-cell office:value-type="float" office:value="0.192391" calcext:value-type="float">
            <text:p>0,192391</text:p>
          </table:table-cell>
          <table:table-cell office:value-type="float" office:value="0.18744" calcext:value-type="float">
            <text:p>0,18744</text:p>
          </table:table-cell>
          <table:table-cell office:value-type="float" office:value="2.1621" calcext:value-type="float">
            <text:p>2,1621</text:p>
          </table:table-cell>
          <table:table-cell office:value-type="float" office:value="1.87636" calcext:value-type="float">
            <text:p>1,87636</text:p>
          </table:table-cell>
          <table:table-cell office:value-type="float" office:value="1.5883" calcext:value-type="float">
            <text:p>1,5883</text:p>
          </table:table-cell>
          <table:table-cell office:value-type="float" office:value="1.2925" calcext:value-type="float">
            <text:p>1,2925</text:p>
          </table:table-cell>
          <table:table-cell office:value-type="float" office:value="0.999857" calcext:value-type="float">
            <text:p>0,999857</text:p>
          </table:table-cell>
          <table:table-cell office:value-type="float" office:value="0.674937" calcext:value-type="float">
            <text:p>0,674937</text:p>
          </table:table-cell>
          <table:table-cell office:value-type="float" office:value="0.515395" calcext:value-type="float">
            <text:p>0,515395</text:p>
          </table:table-cell>
          <table:table-cell office:value-type="float" office:value="1.41139" calcext:value-type="float">
            <text:p>1,41139</text:p>
          </table:table-cell>
          <table:table-cell office:value-type="float" office:value="1.72906" calcext:value-type="float">
            <text:p>1,72906</text:p>
          </table:table-cell>
          <table:table-cell office:value-type="float" office:value="0.372291" calcext:value-type="float">
            <text:p>0,372291</text:p>
          </table:table-cell>
          <table:table-cell office:value-type="float" office:value="2.03689" calcext:value-type="float">
            <text:p>2,03689</text:p>
          </table:table-cell>
          <table:table-cell office:value-type="float" office:value="2.34182" calcext:value-type="float">
            <text:p>2,34182</text:p>
          </table:table-cell>
          <table:table-cell office:value-type="float" office:value="0.305386" calcext:value-type="float">
            <text:p>0,305386</text:p>
          </table:table-cell>
          <table:table-cell office:value-type="float" office:value="1.12171" calcext:value-type="float">
            <text:p>1,12171</text:p>
          </table:table-cell>
          <table:table-cell office:value-type="float" office:value="0.406828" calcext:value-type="float">
            <text:p>0,406828</text:p>
          </table:table-cell>
          <table:table-cell table:number-columns-repeated="44"/>
          <table:table-cell table:formula="of:=MIN([.A112:.BL112])" office:value-type="float" office:value="0.18723" calcext:value-type="float">
            <text:p>0,18723</text:p>
          </table:table-cell>
          <table:table-cell table:formula="of:=MAX([.A112:.BL112])" office:value-type="float" office:value="2.34182" calcext:value-type="float">
            <text:p>2,34182</text:p>
          </table:table-cell>
          <table:table-cell table:number-columns-repeated="7"/>
        </table:table-row>
        <table:table-row table:style-name="ro2">
          <table:table-cell office:value-type="float" office:value="0.277459" calcext:value-type="float">
            <text:p>0,277459</text:p>
          </table:table-cell>
          <table:table-cell office:value-type="float" office:value="0.310531" calcext:value-type="float">
            <text:p>0,310531</text:p>
          </table:table-cell>
          <table:table-cell office:value-type="float" office:value="0.342032" calcext:value-type="float">
            <text:p>0,342032</text:p>
          </table:table-cell>
          <table:table-cell office:value-type="float" office:value="0.362784" calcext:value-type="float">
            <text:p>0,362784</text:p>
          </table:table-cell>
          <table:table-cell office:value-type="float" office:value="0.329815" calcext:value-type="float">
            <text:p>0,329815</text:p>
          </table:table-cell>
          <table:table-cell office:value-type="float" office:value="0.350954" calcext:value-type="float">
            <text:p>0,350954</text:p>
          </table:table-cell>
          <table:table-cell office:value-type="float" office:value="0.300806" calcext:value-type="float">
            <text:p>0,300806</text:p>
          </table:table-cell>
          <table:table-cell office:value-type="float" office:value="0.348586" calcext:value-type="float">
            <text:p>0,348586</text:p>
          </table:table-cell>
          <table:table-cell office:value-type="float" office:value="0.669101" calcext:value-type="float">
            <text:p>0,669101</text:p>
          </table:table-cell>
          <table:table-cell office:value-type="float" office:value="0.35348" calcext:value-type="float">
            <text:p>0,35348</text:p>
          </table:table-cell>
          <table:table-cell office:value-type="float" office:value="0.322616" calcext:value-type="float">
            <text:p>0,322616</text:p>
          </table:table-cell>
          <table:table-cell office:value-type="float" office:value="0.38056" calcext:value-type="float">
            <text:p>0,38056</text:p>
          </table:table-cell>
          <table:table-cell office:value-type="float" office:value="0.334911" calcext:value-type="float">
            <text:p>0,334911</text:p>
          </table:table-cell>
          <table:table-cell office:value-type="float" office:value="0.337646" calcext:value-type="float">
            <text:p>0,337646</text:p>
          </table:table-cell>
          <table:table-cell office:value-type="float" office:value="0.41791" calcext:value-type="float">
            <text:p>0,41791</text:p>
          </table:table-cell>
          <table:table-cell office:value-type="float" office:value="0.323422" calcext:value-type="float">
            <text:p>0,323422</text:p>
          </table:table-cell>
          <table:table-cell office:value-type="float" office:value="0.244621" calcext:value-type="float">
            <text:p>0,244621</text:p>
          </table:table-cell>
          <table:table-cell office:value-type="float" office:value="1.28567" calcext:value-type="float">
            <text:p>1,28567</text:p>
          </table:table-cell>
          <table:table-cell office:value-type="float" office:value="1.42303" calcext:value-type="float">
            <text:p>1,42303</text:p>
          </table:table-cell>
          <table:table-cell office:value-type="float" office:value="1.41974" calcext:value-type="float">
            <text:p>1,41974</text:p>
          </table:table-cell>
          <table:table-cell office:value-type="float" office:value="0.231028" calcext:value-type="float">
            <text:p>0,231028</text:p>
          </table:table-cell>
          <table:table-cell office:value-type="float" office:value="1.14864" calcext:value-type="float">
            <text:p>1,14864</text:p>
          </table:table-cell>
          <table:table-cell office:value-type="float" office:value="0.584461" calcext:value-type="float">
            <text:p>0,584461</text:p>
          </table:table-cell>
          <table:table-cell office:value-type="float" office:value="0.895099" calcext:value-type="float">
            <text:p>0,895099</text:p>
          </table:table-cell>
          <table:table-cell table:number-columns-repeated="44"/>
          <table:table-cell table:formula="of:=MIN([.A113:.BL113])" office:value-type="float" office:value="0.231028" calcext:value-type="float">
            <text:p>0,231028</text:p>
          </table:table-cell>
          <table:table-cell table:formula="of:=MAX([.A113:.BL113])" office:value-type="float" office:value="1.42303" calcext:value-type="float">
            <text:p>1,42303</text:p>
          </table:table-cell>
          <table:table-cell table:number-columns-repeated="7"/>
        </table:table-row>
        <table:table-row table:style-name="ro2">
          <table:table-cell office:value-type="float" office:value="0.379325" calcext:value-type="float">
            <text:p>0,379325</text:p>
          </table:table-cell>
          <table:table-cell office:value-type="float" office:value="0.401415" calcext:value-type="float">
            <text:p>0,401415</text:p>
          </table:table-cell>
          <table:table-cell office:value-type="float" office:value="0.427975" calcext:value-type="float">
            <text:p>0,427975</text:p>
          </table:table-cell>
          <table:table-cell office:value-type="float" office:value="0.433074" calcext:value-type="float">
            <text:p>0,433074</text:p>
          </table:table-cell>
          <table:table-cell office:value-type="float" office:value="0.358597" calcext:value-type="float">
            <text:p>0,358597</text:p>
          </table:table-cell>
          <table:table-cell office:value-type="float" office:value="0.384846" calcext:value-type="float">
            <text:p>0,384846</text:p>
          </table:table-cell>
          <table:table-cell office:value-type="float" office:value="0.399143" calcext:value-type="float">
            <text:p>0,399143</text:p>
          </table:table-cell>
          <table:table-cell office:value-type="float" office:value="0.491696" calcext:value-type="float">
            <text:p>0,491696</text:p>
          </table:table-cell>
          <table:table-cell office:value-type="float" office:value="0.711978" calcext:value-type="float">
            <text:p>0,711978</text:p>
          </table:table-cell>
          <table:table-cell office:value-type="float" office:value="0.269608" calcext:value-type="float">
            <text:p>0,269608</text:p>
          </table:table-cell>
          <table:table-cell office:value-type="float" office:value="0.281076" calcext:value-type="float">
            <text:p>0,281076</text:p>
          </table:table-cell>
          <table:table-cell office:value-type="float" office:value="0.95073" calcext:value-type="float">
            <text:p>0,95073</text:p>
          </table:table-cell>
          <table:table-cell office:value-type="float" office:value="0.236342" calcext:value-type="float">
            <text:p>0,236342</text:p>
          </table:table-cell>
          <table:table-cell office:value-type="float" office:value="0.732007" calcext:value-type="float">
            <text:p>0,732007</text:p>
          </table:table-cell>
          <table:table-cell office:value-type="float" office:value="0.804088" calcext:value-type="float">
            <text:p>0,804088</text:p>
          </table:table-cell>
          <table:table-cell office:value-type="float" office:value="1.3669" calcext:value-type="float">
            <text:p>1,3669</text:p>
          </table:table-cell>
          <table:table-cell office:value-type="float" office:value="0.926019" calcext:value-type="float">
            <text:p>0,926019</text:p>
          </table:table-cell>
          <table:table-cell office:value-type="float" office:value="1.06672" calcext:value-type="float">
            <text:p>1,06672</text:p>
          </table:table-cell>
          <table:table-cell office:value-type="float" office:value="0.747643" calcext:value-type="float">
            <text:p>0,747643</text:p>
          </table:table-cell>
          <table:table-cell office:value-type="float" office:value="0.34186" calcext:value-type="float">
            <text:p>0,34186</text:p>
          </table:table-cell>
          <table:table-cell office:value-type="float" office:value="1.53234" calcext:value-type="float">
            <text:p>1,53234</text:p>
          </table:table-cell>
          <table:table-cell office:value-type="float" office:value="1.19115" calcext:value-type="float">
            <text:p>1,19115</text:p>
          </table:table-cell>
          <table:table-cell office:value-type="float" office:value="1.21127" calcext:value-type="float">
            <text:p>1,21127</text:p>
          </table:table-cell>
          <table:table-cell office:value-type="float" office:value="1.23929" calcext:value-type="float">
            <text:p>1,23929</text:p>
          </table:table-cell>
          <table:table-cell table:number-columns-repeated="44"/>
          <table:table-cell table:formula="of:=MIN([.A114:.BL114])" office:value-type="float" office:value="0.236342" calcext:value-type="float">
            <text:p>0,236342</text:p>
          </table:table-cell>
          <table:table-cell table:formula="of:=MAX([.A114:.BL114])" office:value-type="float" office:value="1.53234" calcext:value-type="float">
            <text:p>1,53234</text:p>
          </table:table-cell>
          <table:table-cell table:number-columns-repeated="7"/>
        </table:table-row>
        <table:table-row table:style-name="ro2">
          <table:table-cell office:value-type="float" office:value="0.361692" calcext:value-type="float">
            <text:p>0,361692</text:p>
          </table:table-cell>
          <table:table-cell office:value-type="float" office:value="0.407727" calcext:value-type="float">
            <text:p>0,407727</text:p>
          </table:table-cell>
          <table:table-cell office:value-type="float" office:value="0.477549" calcext:value-type="float">
            <text:p>0,477549</text:p>
          </table:table-cell>
          <table:table-cell office:value-type="float" office:value="0.487068" calcext:value-type="float">
            <text:p>0,487068</text:p>
          </table:table-cell>
          <table:table-cell office:value-type="float" office:value="0.329516" calcext:value-type="float">
            <text:p>0,329516</text:p>
          </table:table-cell>
          <table:table-cell office:value-type="float" office:value="0.2955" calcext:value-type="float">
            <text:p>0,2955</text:p>
          </table:table-cell>
          <table:table-cell office:value-type="float" office:value="0.282641" calcext:value-type="float">
            <text:p>0,282641</text:p>
          </table:table-cell>
          <table:table-cell office:value-type="float" office:value="0.369327" calcext:value-type="float">
            <text:p>0,369327</text:p>
          </table:table-cell>
          <table:table-cell office:value-type="float" office:value="0.612848" calcext:value-type="float">
            <text:p>0,612848</text:p>
          </table:table-cell>
          <table:table-cell office:value-type="float" office:value="0.35236" calcext:value-type="float">
            <text:p>0,35236</text:p>
          </table:table-cell>
          <table:table-cell office:value-type="float" office:value="1.20582" calcext:value-type="float">
            <text:p>1,20582</text:p>
          </table:table-cell>
          <table:table-cell office:value-type="float" office:value="1.11575" calcext:value-type="float">
            <text:p>1,11575</text:p>
          </table:table-cell>
          <table:table-cell office:value-type="float" office:value="0.859738" calcext:value-type="float">
            <text:p>0,859738</text:p>
          </table:table-cell>
          <table:table-cell office:value-type="float" office:value="0.570412" calcext:value-type="float">
            <text:p>0,570412</text:p>
          </table:table-cell>
          <table:table-cell office:value-type="float" office:value="1.51711" calcext:value-type="float">
            <text:p>1,51711</text:p>
          </table:table-cell>
          <table:table-cell office:value-type="float" office:value="1.58965" calcext:value-type="float">
            <text:p>1,58965</text:p>
          </table:table-cell>
          <table:table-cell office:value-type="float" office:value="0.412751" calcext:value-type="float">
            <text:p>0,412751</text:p>
          </table:table-cell>
          <table:table-cell office:value-type="float" office:value="0.498947" calcext:value-type="float">
            <text:p>0,498947</text:p>
          </table:table-cell>
          <table:table-cell office:value-type="float" office:value="0.75896" calcext:value-type="float">
            <text:p>0,75896</text:p>
          </table:table-cell>
          <table:table-cell office:value-type="float" office:value="0.689171" calcext:value-type="float">
            <text:p>0,689171</text:p>
          </table:table-cell>
          <table:table-cell office:value-type="float" office:value="0.781116" calcext:value-type="float">
            <text:p>0,781116</text:p>
          </table:table-cell>
          <table:table-cell office:value-type="float" office:value="0.789523" calcext:value-type="float">
            <text:p>0,789523</text:p>
          </table:table-cell>
          <table:table-cell office:value-type="float" office:value="1.10096" calcext:value-type="float">
            <text:p>1,10096</text:p>
          </table:table-cell>
          <table:table-cell office:value-type="float" office:value="0.207943" calcext:value-type="float">
            <text:p>0,207943</text:p>
          </table:table-cell>
          <table:table-cell table:number-columns-repeated="44"/>
          <table:table-cell table:formula="of:=MIN([.A115:.BL115])" office:value-type="float" office:value="0.207943" calcext:value-type="float">
            <text:p>0,207943</text:p>
          </table:table-cell>
          <table:table-cell table:formula="of:=MAX([.A115:.BL115])" office:value-type="float" office:value="1.58965" calcext:value-type="float">
            <text:p>1,58965</text:p>
          </table:table-cell>
          <table:table-cell table:number-columns-repeated="7"/>
        </table:table-row>
        <table:table-row table:style-name="ro2">
          <table:table-cell office:value-type="float" office:value="0.382187" calcext:value-type="float">
            <text:p>0,382187</text:p>
          </table:table-cell>
          <table:table-cell office:value-type="float" office:value="0.395701" calcext:value-type="float">
            <text:p>0,395701</text:p>
          </table:table-cell>
          <table:table-cell office:value-type="float" office:value="0.411622" calcext:value-type="float">
            <text:p>0,411622</text:p>
          </table:table-cell>
          <table:table-cell office:value-type="float" office:value="0.280821" calcext:value-type="float">
            <text:p>0,280821</text:p>
          </table:table-cell>
          <table:table-cell office:value-type="float" office:value="0.315662" calcext:value-type="float">
            <text:p>0,315662</text:p>
          </table:table-cell>
          <table:table-cell office:value-type="float" office:value="0.291501" calcext:value-type="float">
            <text:p>0,291501</text:p>
          </table:table-cell>
          <table:table-cell office:value-type="float" office:value="0.307336" calcext:value-type="float">
            <text:p>0,307336</text:p>
          </table:table-cell>
          <table:table-cell office:value-type="float" office:value="0.884762" calcext:value-type="float">
            <text:p>0,884762</text:p>
          </table:table-cell>
          <table:table-cell office:value-type="float" office:value="1.28148" calcext:value-type="float">
            <text:p>1,28148</text:p>
          </table:table-cell>
          <table:table-cell office:value-type="float" office:value="0.305917" calcext:value-type="float">
            <text:p>0,305917</text:p>
          </table:table-cell>
          <table:table-cell office:value-type="float" office:value="0.959191" calcext:value-type="float">
            <text:p>0,959191</text:p>
          </table:table-cell>
          <table:table-cell office:value-type="float" office:value="0.676852" calcext:value-type="float">
            <text:p>0,676852</text:p>
          </table:table-cell>
          <table:table-cell office:value-type="float" office:value="0.392131" calcext:value-type="float">
            <text:p>0,392131</text:p>
          </table:table-cell>
          <table:table-cell office:value-type="float" office:value="0.322003" calcext:value-type="float">
            <text:p>0,322003</text:p>
          </table:table-cell>
          <table:table-cell office:value-type="float" office:value="0.289201" calcext:value-type="float">
            <text:p>0,289201</text:p>
          </table:table-cell>
          <table:table-cell office:value-type="float" office:value="0.648715" calcext:value-type="float">
            <text:p>0,648715</text:p>
          </table:table-cell>
          <table:table-cell office:value-type="float" office:value="0.655464" calcext:value-type="float">
            <text:p>0,655464</text:p>
          </table:table-cell>
          <table:table-cell office:value-type="float" office:value="0.348325" calcext:value-type="float">
            <text:p>0,348325</text:p>
          </table:table-cell>
          <table:table-cell office:value-type="float" office:value="1.81887" calcext:value-type="float">
            <text:p>1,81887</text:p>
          </table:table-cell>
          <table:table-cell office:value-type="float" office:value="0.311648" calcext:value-type="float">
            <text:p>0,311648</text:p>
          </table:table-cell>
          <table:table-cell office:value-type="float" office:value="0.331842" calcext:value-type="float">
            <text:p>0,331842</text:p>
          </table:table-cell>
          <table:table-cell office:value-type="float" office:value="0.894603" calcext:value-type="float">
            <text:p>0,894603</text:p>
          </table:table-cell>
          <table:table-cell office:value-type="float" office:value="0.13245" calcext:value-type="float">
            <text:p>0,13245</text:p>
          </table:table-cell>
          <table:table-cell office:value-type="float" office:value="0.080184" calcext:value-type="float">
            <text:p>0,080184</text:p>
          </table:table-cell>
          <table:table-cell table:number-columns-repeated="44"/>
          <table:table-cell table:formula="of:=MIN([.A116:.BL116])" office:value-type="float" office:value="0.080184" calcext:value-type="float">
            <text:p>0,080184</text:p>
          </table:table-cell>
          <table:table-cell table:formula="of:=MAX([.A116:.BL116])" office:value-type="float" office:value="1.81887" calcext:value-type="float">
            <text:p>1,81887</text:p>
          </table:table-cell>
          <table:table-cell table:number-columns-repeated="7"/>
        </table:table-row>
        <table:table-row table:style-name="ro2">
          <table:table-cell office:value-type="float" office:value="0.218393" calcext:value-type="float">
            <text:p>0,218393</text:p>
          </table:table-cell>
          <table:table-cell office:value-type="float" office:value="0.347896" calcext:value-type="float">
            <text:p>0,347896</text:p>
          </table:table-cell>
          <table:table-cell office:value-type="float" office:value="0.195866" calcext:value-type="float">
            <text:p>0,195866</text:p>
          </table:table-cell>
          <table:table-cell office:value-type="float" office:value="0.649775" calcext:value-type="float">
            <text:p>0,649775</text:p>
          </table:table-cell>
          <table:table-cell office:value-type="float" office:value="0.487535" calcext:value-type="float">
            <text:p>0,487535</text:p>
          </table:table-cell>
          <table:table-cell office:value-type="float" office:value="0.595113" calcext:value-type="float">
            <text:p>0,595113</text:p>
          </table:table-cell>
          <table:table-cell office:value-type="float" office:value="0.34371" calcext:value-type="float">
            <text:p>0,34371</text:p>
          </table:table-cell>
          <table:table-cell office:value-type="float" office:value="0.333159" calcext:value-type="float">
            <text:p>0,333159</text:p>
          </table:table-cell>
          <table:table-cell office:value-type="float" office:value="0.388822" calcext:value-type="float">
            <text:p>0,388822</text:p>
          </table:table-cell>
          <table:table-cell office:value-type="float" office:value="0.29133" calcext:value-type="float">
            <text:p>0,29133</text:p>
          </table:table-cell>
          <table:table-cell office:value-type="float" office:value="0.198033" calcext:value-type="float">
            <text:p>0,198033</text:p>
          </table:table-cell>
          <table:table-cell office:value-type="float" office:value="0.383403" calcext:value-type="float">
            <text:p>0,383403</text:p>
          </table:table-cell>
          <table:table-cell office:value-type="float" office:value="0.404176" calcext:value-type="float">
            <text:p>0,404176</text:p>
          </table:table-cell>
          <table:table-cell office:value-type="float" office:value="1.22725" calcext:value-type="float">
            <text:p>1,22725</text:p>
          </table:table-cell>
          <table:table-cell office:value-type="float" office:value="1.40096" calcext:value-type="float">
            <text:p>1,40096</text:p>
          </table:table-cell>
          <table:table-cell office:value-type="float" office:value="0.889324" calcext:value-type="float">
            <text:p>0,889324</text:p>
          </table:table-cell>
          <table:table-cell office:value-type="float" office:value="0.615219" calcext:value-type="float">
            <text:p>0,615219</text:p>
          </table:table-cell>
          <table:table-cell office:value-type="float" office:value="0.446437" calcext:value-type="float">
            <text:p>0,446437</text:p>
          </table:table-cell>
          <table:table-cell office:value-type="float" office:value="0.321621" calcext:value-type="float">
            <text:p>0,321621</text:p>
          </table:table-cell>
          <table:table-cell office:value-type="float" office:value="0.349057" calcext:value-type="float">
            <text:p>0,349057</text:p>
          </table:table-cell>
          <table:table-cell office:value-type="float" office:value="0.334569" calcext:value-type="float">
            <text:p>0,334569</text:p>
          </table:table-cell>
          <table:table-cell office:value-type="float" office:value="0.284431" calcext:value-type="float">
            <text:p>0,284431</text:p>
          </table:table-cell>
          <table:table-cell office:value-type="float" office:value="0.238417" calcext:value-type="float">
            <text:p>0,238417</text:p>
          </table:table-cell>
          <table:table-cell office:value-type="float" office:value="1.49102" calcext:value-type="float">
            <text:p>1,49102</text:p>
          </table:table-cell>
          <table:table-cell table:number-columns-repeated="44"/>
          <table:table-cell table:formula="of:=MIN([.A117:.BL117])" office:value-type="float" office:value="0.195866" calcext:value-type="float">
            <text:p>0,195866</text:p>
          </table:table-cell>
          <table:table-cell table:formula="of:=MAX([.A117:.BL117])" office:value-type="float" office:value="1.49102" calcext:value-type="float">
            <text:p>1,49102</text:p>
          </table:table-cell>
          <table:table-cell table:number-columns-repeated="7"/>
        </table:table-row>
        <table:table-row table:style-name="ro2">
          <table:table-cell office:value-type="float" office:value="0.377571" calcext:value-type="float">
            <text:p>0,377571</text:p>
          </table:table-cell>
          <table:table-cell office:value-type="float" office:value="0.425255" calcext:value-type="float">
            <text:p>0,425255</text:p>
          </table:table-cell>
          <table:table-cell office:value-type="float" office:value="0.380688" calcext:value-type="float">
            <text:p>0,380688</text:p>
          </table:table-cell>
          <table:table-cell office:value-type="float" office:value="0.766353" calcext:value-type="float">
            <text:p>0,766353</text:p>
          </table:table-cell>
          <table:table-cell office:value-type="float" office:value="0.436653" calcext:value-type="float">
            <text:p>0,436653</text:p>
          </table:table-cell>
          <table:table-cell office:value-type="float" office:value="0.407705" calcext:value-type="float">
            <text:p>0,407705</text:p>
          </table:table-cell>
          <table:table-cell office:value-type="float" office:value="0.448984" calcext:value-type="float">
            <text:p>0,448984</text:p>
          </table:table-cell>
          <table:table-cell office:value-type="float" office:value="0.814263" calcext:value-type="float">
            <text:p>0,814263</text:p>
          </table:table-cell>
          <table:table-cell office:value-type="float" office:value="0.728119" calcext:value-type="float">
            <text:p>0,728119</text:p>
          </table:table-cell>
          <table:table-cell office:value-type="float" office:value="1.50288" calcext:value-type="float">
            <text:p>1,50288</text:p>
          </table:table-cell>
          <table:table-cell office:value-type="float" office:value="1.13591" calcext:value-type="float">
            <text:p>1,13591</text:p>
          </table:table-cell>
          <table:table-cell office:value-type="float" office:value="0.707299" calcext:value-type="float">
            <text:p>0,707299</text:p>
          </table:table-cell>
          <table:table-cell office:value-type="float" office:value="0.721198" calcext:value-type="float">
            <text:p>0,721198</text:p>
          </table:table-cell>
          <table:table-cell office:value-type="float" office:value="0.435817" calcext:value-type="float">
            <text:p>0,435817</text:p>
          </table:table-cell>
          <table:table-cell office:value-type="float" office:value="0.380641" calcext:value-type="float">
            <text:p>0,380641</text:p>
          </table:table-cell>
          <table:table-cell office:value-type="float" office:value="0.744759" calcext:value-type="float">
            <text:p>0,744759</text:p>
          </table:table-cell>
          <table:table-cell office:value-type="float" office:value="1.18713" calcext:value-type="float">
            <text:p>1,18713</text:p>
          </table:table-cell>
          <table:table-cell office:value-type="float" office:value="0.455822" calcext:value-type="float">
            <text:p>0,455822</text:p>
          </table:table-cell>
          <table:table-cell office:value-type="float" office:value="0.411291" calcext:value-type="float">
            <text:p>0,411291</text:p>
          </table:table-cell>
          <table:table-cell office:value-type="float" office:value="0.701272" calcext:value-type="float">
            <text:p>0,701272</text:p>
          </table:table-cell>
          <table:table-cell office:value-type="float" office:value="0.306355" calcext:value-type="float">
            <text:p>0,306355</text:p>
          </table:table-cell>
          <table:table-cell office:value-type="float" office:value="0.647051" calcext:value-type="float">
            <text:p>0,647051</text:p>
          </table:table-cell>
          <table:table-cell office:value-type="float" office:value="0.251551" calcext:value-type="float">
            <text:p>0,251551</text:p>
          </table:table-cell>
          <table:table-cell office:value-type="float" office:value="0.101897" calcext:value-type="float">
            <text:p>0,101897</text:p>
          </table:table-cell>
          <table:table-cell table:number-columns-repeated="44"/>
          <table:table-cell table:formula="of:=MIN([.A118:.BL118])" office:value-type="float" office:value="0.101897" calcext:value-type="float">
            <text:p>0,101897</text:p>
          </table:table-cell>
          <table:table-cell table:formula="of:=MAX([.A118:.BL118])" office:value-type="float" office:value="1.50288" calcext:value-type="float">
            <text:p>1,50288</text:p>
          </table:table-cell>
          <table:table-cell table:number-columns-repeated="7"/>
        </table:table-row>
        <table:table-row table:style-name="ro2">
          <table:table-cell office:value-type="float" office:value="0.377102" calcext:value-type="float">
            <text:p>0,377102</text:p>
          </table:table-cell>
          <table:table-cell office:value-type="float" office:value="0.428022" calcext:value-type="float">
            <text:p>0,428022</text:p>
          </table:table-cell>
          <table:table-cell office:value-type="float" office:value="0.362872" calcext:value-type="float">
            <text:p>0,362872</text:p>
          </table:table-cell>
          <table:table-cell office:value-type="float" office:value="0.452244" calcext:value-type="float">
            <text:p>0,452244</text:p>
          </table:table-cell>
          <table:table-cell office:value-type="float" office:value="0.364382" calcext:value-type="float">
            <text:p>0,364382</text:p>
          </table:table-cell>
          <table:table-cell office:value-type="float" office:value="1.20293" calcext:value-type="float">
            <text:p>1,20293</text:p>
          </table:table-cell>
          <table:table-cell office:value-type="float" office:value="0.459642" calcext:value-type="float">
            <text:p>0,459642</text:p>
          </table:table-cell>
          <table:table-cell office:value-type="float" office:value="0.834756" calcext:value-type="float">
            <text:p>0,834756</text:p>
          </table:table-cell>
          <table:table-cell office:value-type="float" office:value="0.791198" calcext:value-type="float">
            <text:p>0,791198</text:p>
          </table:table-cell>
          <table:table-cell office:value-type="float" office:value="1.58255" calcext:value-type="float">
            <text:p>1,58255</text:p>
          </table:table-cell>
          <table:table-cell office:value-type="float" office:value="0.758989" calcext:value-type="float">
            <text:p>0,758989</text:p>
          </table:table-cell>
          <table:table-cell office:value-type="float" office:value="1.16642" calcext:value-type="float">
            <text:p>1,16642</text:p>
          </table:table-cell>
          <table:table-cell office:value-type="float" office:value="0.465305" calcext:value-type="float">
            <text:p>0,465305</text:p>
          </table:table-cell>
          <table:table-cell office:value-type="float" office:value="0.836415" calcext:value-type="float">
            <text:p>0,836415</text:p>
          </table:table-cell>
          <table:table-cell office:value-type="float" office:value="0.453106" calcext:value-type="float">
            <text:p>0,453106</text:p>
          </table:table-cell>
          <table:table-cell office:value-type="float" office:value="0.484394" calcext:value-type="float">
            <text:p>0,484394</text:p>
          </table:table-cell>
          <table:table-cell office:value-type="float" office:value="0.763881" calcext:value-type="float">
            <text:p>0,763881</text:p>
          </table:table-cell>
          <table:table-cell office:value-type="float" office:value="1.20399" calcext:value-type="float">
            <text:p>1,20399</text:p>
          </table:table-cell>
          <table:table-cell office:value-type="float" office:value="1.67083" calcext:value-type="float">
            <text:p>1,67083</text:p>
          </table:table-cell>
          <table:table-cell office:value-type="float" office:value="0.450644" calcext:value-type="float">
            <text:p>0,450644</text:p>
          </table:table-cell>
          <table:table-cell office:value-type="float" office:value="1.82169" calcext:value-type="float">
            <text:p>1,82169</text:p>
          </table:table-cell>
          <table:table-cell office:value-type="float" office:value="1.06835" calcext:value-type="float">
            <text:p>1,06835</text:p>
          </table:table-cell>
          <table:table-cell office:value-type="float" office:value="1.0169" calcext:value-type="float">
            <text:p>1,0169</text:p>
          </table:table-cell>
          <table:table-cell office:value-type="float" office:value="0.14441" calcext:value-type="float">
            <text:p>0,14441</text:p>
          </table:table-cell>
          <table:table-cell table:number-columns-repeated="44"/>
          <table:table-cell table:formula="of:=MIN([.A119:.BL119])" office:value-type="float" office:value="0.14441" calcext:value-type="float">
            <text:p>0,14441</text:p>
          </table:table-cell>
          <table:table-cell table:formula="of:=MAX([.A119:.BL119])" office:value-type="float" office:value="1.82169" calcext:value-type="float">
            <text:p>1,82169</text:p>
          </table:table-cell>
          <table:table-cell table:number-columns-repeated="7"/>
        </table:table-row>
        <table:table-row table:style-name="ro2">
          <table:table-cell office:value-type="float" office:value="0.374438" calcext:value-type="float">
            <text:p>0,374438</text:p>
          </table:table-cell>
          <table:table-cell office:value-type="float" office:value="0.412813" calcext:value-type="float">
            <text:p>0,412813</text:p>
          </table:table-cell>
          <table:table-cell office:value-type="float" office:value="0.302762" calcext:value-type="float">
            <text:p>0,302762</text:p>
          </table:table-cell>
          <table:table-cell office:value-type="float" office:value="0.325042" calcext:value-type="float">
            <text:p>0,325042</text:p>
          </table:table-cell>
          <table:table-cell office:value-type="float" office:value="0.758576" calcext:value-type="float">
            <text:p>0,758576</text:p>
          </table:table-cell>
          <table:table-cell office:value-type="float" office:value="0.291898" calcext:value-type="float">
            <text:p>0,291898</text:p>
          </table:table-cell>
          <table:table-cell office:value-type="float" office:value="0.69405" calcext:value-type="float">
            <text:p>0,69405</text:p>
          </table:table-cell>
          <table:table-cell office:value-type="float" office:value="1.0726" calcext:value-type="float">
            <text:p>1,0726</text:p>
          </table:table-cell>
          <table:table-cell office:value-type="float" office:value="0.69029" calcext:value-type="float">
            <text:p>0,69029</text:p>
          </table:table-cell>
          <table:table-cell office:value-type="float" office:value="0.724074" calcext:value-type="float">
            <text:p>0,724074</text:p>
          </table:table-cell>
          <table:table-cell office:value-type="float" office:value="0.635249" calcext:value-type="float">
            <text:p>0,635249</text:p>
          </table:table-cell>
          <table:table-cell office:value-type="float" office:value="0.313424" calcext:value-type="float">
            <text:p>0,313424</text:p>
          </table:table-cell>
          <table:table-cell office:value-type="float" office:value="0.45126" calcext:value-type="float">
            <text:p>0,45126</text:p>
          </table:table-cell>
          <table:table-cell office:value-type="float" office:value="0.282884" calcext:value-type="float">
            <text:p>0,282884</text:p>
          </table:table-cell>
          <table:table-cell office:value-type="float" office:value="0.28064" calcext:value-type="float">
            <text:p>0,28064</text:p>
          </table:table-cell>
          <table:table-cell office:value-type="float" office:value="0.300035" calcext:value-type="float">
            <text:p>0,300035</text:p>
          </table:table-cell>
          <table:table-cell office:value-type="float" office:value="1.28899" calcext:value-type="float">
            <text:p>1,28899</text:p>
          </table:table-cell>
          <table:table-cell office:value-type="float" office:value="0.301243" calcext:value-type="float">
            <text:p>0,301243</text:p>
          </table:table-cell>
          <table:table-cell office:value-type="float" office:value="1.88023" calcext:value-type="float">
            <text:p>1,88023</text:p>
          </table:table-cell>
          <table:table-cell office:value-type="float" office:value="0.377203" calcext:value-type="float">
            <text:p>0,377203</text:p>
          </table:table-cell>
          <table:table-cell office:value-type="float" office:value="0.332466" calcext:value-type="float">
            <text:p>0,332466</text:p>
          </table:table-cell>
          <table:table-cell office:value-type="float" office:value="0.754835" calcext:value-type="float">
            <text:p>0,754835</text:p>
          </table:table-cell>
          <table:table-cell office:value-type="float" office:value="0.270082" calcext:value-type="float">
            <text:p>0,270082</text:p>
          </table:table-cell>
          <table:table-cell office:value-type="float" office:value="2.11033" calcext:value-type="float">
            <text:p>2,11033</text:p>
          </table:table-cell>
          <table:table-cell table:number-columns-repeated="44"/>
          <table:table-cell table:formula="of:=MIN([.A120:.BL120])" office:value-type="float" office:value="0.270082" calcext:value-type="float">
            <text:p>0,270082</text:p>
          </table:table-cell>
          <table:table-cell table:formula="of:=MAX([.A120:.BL120])" office:value-type="float" office:value="2.11033" calcext:value-type="float">
            <text:p>2,11033</text:p>
          </table:table-cell>
          <table:table-cell table:number-columns-repeated="7"/>
        </table:table-row>
        <table:table-row table:style-name="ro2">
          <table:table-cell office:value-type="float" office:value="0.289878" calcext:value-type="float">
            <text:p>0,289878</text:p>
          </table:table-cell>
          <table:table-cell office:value-type="float" office:value="0.323322" calcext:value-type="float">
            <text:p>0,323322</text:p>
          </table:table-cell>
          <table:table-cell office:value-type="float" office:value="0.348229" calcext:value-type="float">
            <text:p>0,348229</text:p>
          </table:table-cell>
          <table:table-cell office:value-type="float" office:value="0.333474" calcext:value-type="float">
            <text:p>0,333474</text:p>
          </table:table-cell>
          <table:table-cell office:value-type="float" office:value="0.309259" calcext:value-type="float">
            <text:p>0,309259</text:p>
          </table:table-cell>
          <table:table-cell office:value-type="float" office:value="0.338987" calcext:value-type="float">
            <text:p>0,338987</text:p>
          </table:table-cell>
          <table:table-cell office:value-type="float" office:value="0.693572" calcext:value-type="float">
            <text:p>0,693572</text:p>
          </table:table-cell>
          <table:table-cell office:value-type="float" office:value="0.401208" calcext:value-type="float">
            <text:p>0,401208</text:p>
          </table:table-cell>
          <table:table-cell office:value-type="float" office:value="0.644626" calcext:value-type="float">
            <text:p>0,644626</text:p>
          </table:table-cell>
          <table:table-cell office:value-type="float" office:value="0.309234" calcext:value-type="float">
            <text:p>0,309234</text:p>
          </table:table-cell>
          <table:table-cell office:value-type="float" office:value="0.733729" calcext:value-type="float">
            <text:p>0,733729</text:p>
          </table:table-cell>
          <table:table-cell office:value-type="float" office:value="0.383371" calcext:value-type="float">
            <text:p>0,383371</text:p>
          </table:table-cell>
          <table:table-cell office:value-type="float" office:value="0.976195" calcext:value-type="float">
            <text:p>0,976195</text:p>
          </table:table-cell>
          <table:table-cell office:value-type="float" office:value="0.36655" calcext:value-type="float">
            <text:p>0,36655</text:p>
          </table:table-cell>
          <table:table-cell office:value-type="float" office:value="0.31797" calcext:value-type="float">
            <text:p>0,31797</text:p>
          </table:table-cell>
          <table:table-cell office:value-type="float" office:value="0.195826" calcext:value-type="float">
            <text:p>0,195826</text:p>
          </table:table-cell>
          <table:table-cell office:value-type="float" office:value="0.197482" calcext:value-type="float">
            <text:p>0,197482</text:p>
          </table:table-cell>
          <table:table-cell office:value-type="float" office:value="1.47001" calcext:value-type="float">
            <text:p>1,47001</text:p>
          </table:table-cell>
          <table:table-cell office:value-type="float" office:value="1.89597" calcext:value-type="float">
            <text:p>1,89597</text:p>
          </table:table-cell>
          <table:table-cell office:value-type="float" office:value="0.545618" calcext:value-type="float">
            <text:p>0,545618</text:p>
          </table:table-cell>
          <table:table-cell office:value-type="float" office:value="0.520212" calcext:value-type="float">
            <text:p>0,520212</text:p>
          </table:table-cell>
          <table:table-cell office:value-type="float" office:value="0.334829" calcext:value-type="float">
            <text:p>0,334829</text:p>
          </table:table-cell>
          <table:table-cell office:value-type="float" office:value="0.764448" calcext:value-type="float">
            <text:p>0,764448</text:p>
          </table:table-cell>
          <table:table-cell office:value-type="float" office:value="0.716762" calcext:value-type="float">
            <text:p>0,716762</text:p>
          </table:table-cell>
          <table:table-cell table:number-columns-repeated="44"/>
          <table:table-cell table:formula="of:=MIN([.A121:.BL121])" office:value-type="float" office:value="0.195826" calcext:value-type="float">
            <text:p>0,195826</text:p>
          </table:table-cell>
          <table:table-cell table:formula="of:=MAX([.A121:.BL121])" office:value-type="float" office:value="1.89597" calcext:value-type="float">
            <text:p>1,89597</text:p>
          </table:table-cell>
          <table:table-cell table:number-columns-repeated="7"/>
        </table:table-row>
        <table:table-row table:style-name="ro2">
          <table:table-cell office:value-type="float" office:value="0.223996" calcext:value-type="float">
            <text:p>0,223996</text:p>
          </table:table-cell>
          <table:table-cell office:value-type="float" office:value="0.263251" calcext:value-type="float">
            <text:p>0,263251</text:p>
          </table:table-cell>
          <table:table-cell office:value-type="float" office:value="0.311183" calcext:value-type="float">
            <text:p>0,311183</text:p>
          </table:table-cell>
          <table:table-cell office:value-type="float" office:value="0.215556" calcext:value-type="float">
            <text:p>0,215556</text:p>
          </table:table-cell>
          <table:table-cell office:value-type="float" office:value="0.24989" calcext:value-type="float">
            <text:p>0,24989</text:p>
          </table:table-cell>
          <table:table-cell office:value-type="float" office:value="0.30705" calcext:value-type="float">
            <text:p>0,30705</text:p>
          </table:table-cell>
          <table:table-cell office:value-type="float" office:value="0.215033" calcext:value-type="float">
            <text:p>0,215033</text:p>
          </table:table-cell>
          <table:table-cell office:value-type="float" office:value="0.248394" calcext:value-type="float">
            <text:p>0,248394</text:p>
          </table:table-cell>
          <table:table-cell office:value-type="float" office:value="0.307713" calcext:value-type="float">
            <text:p>0,307713</text:p>
          </table:table-cell>
          <table:table-cell office:value-type="float" office:value="0.877782" calcext:value-type="float">
            <text:p>0,877782</text:p>
          </table:table-cell>
          <table:table-cell office:value-type="float" office:value="0.66125" calcext:value-type="float">
            <text:p>0,66125</text:p>
          </table:table-cell>
          <table:table-cell office:value-type="float" office:value="0.877617" calcext:value-type="float">
            <text:p>0,877617</text:p>
          </table:table-cell>
          <table:table-cell office:value-type="float" office:value="1.18136" calcext:value-type="float">
            <text:p>1,18136</text:p>
          </table:table-cell>
          <table:table-cell office:value-type="float" office:value="1.20639" calcext:value-type="float">
            <text:p>1,20639</text:p>
          </table:table-cell>
          <table:table-cell office:value-type="float" office:value="0.290713" calcext:value-type="float">
            <text:p>0,290713</text:p>
          </table:table-cell>
          <table:table-cell office:value-type="float" office:value="1.01622" calcext:value-type="float">
            <text:p>1,01622</text:p>
          </table:table-cell>
          <table:table-cell office:value-type="float" office:value="1.43359" calcext:value-type="float">
            <text:p>1,43359</text:p>
          </table:table-cell>
          <table:table-cell office:value-type="float" office:value="1.38093" calcext:value-type="float">
            <text:p>1,38093</text:p>
          </table:table-cell>
          <table:table-cell office:value-type="float" office:value="0.881459" calcext:value-type="float">
            <text:p>0,881459</text:p>
          </table:table-cell>
          <table:table-cell office:value-type="float" office:value="0.67257" calcext:value-type="float">
            <text:p>0,67257</text:p>
          </table:table-cell>
          <table:table-cell office:value-type="float" office:value="0.316987" calcext:value-type="float">
            <text:p>0,316987</text:p>
          </table:table-cell>
          <table:table-cell office:value-type="float" office:value="1.01038" calcext:value-type="float">
            <text:p>1,01038</text:p>
          </table:table-cell>
          <table:table-cell office:value-type="float" office:value="1.41991" calcext:value-type="float">
            <text:p>1,41991</text:p>
          </table:table-cell>
          <table:table-cell office:value-type="float" office:value="0.155472" calcext:value-type="float">
            <text:p>0,155472</text:p>
          </table:table-cell>
          <table:table-cell table:number-columns-repeated="44"/>
          <table:table-cell table:formula="of:=MIN([.A122:.BL122])" office:value-type="float" office:value="0.155472" calcext:value-type="float">
            <text:p>0,155472</text:p>
          </table:table-cell>
          <table:table-cell table:formula="of:=MAX([.A122:.BL122])" office:value-type="float" office:value="1.43359" calcext:value-type="float">
            <text:p>1,43359</text:p>
          </table:table-cell>
          <table:table-cell table:number-columns-repeated="7"/>
        </table:table-row>
        <table:table-row table:style-name="ro2">
          <table:table-cell office:value-type="float" office:value="0.289907" calcext:value-type="float">
            <text:p>0,289907</text:p>
          </table:table-cell>
          <table:table-cell office:value-type="float" office:value="0.29196" calcext:value-type="float">
            <text:p>0,29196</text:p>
          </table:table-cell>
          <table:table-cell office:value-type="float" office:value="0.294833" calcext:value-type="float">
            <text:p>0,294833</text:p>
          </table:table-cell>
          <table:table-cell office:value-type="float" office:value="0.318946" calcext:value-type="float">
            <text:p>0,318946</text:p>
          </table:table-cell>
          <table:table-cell office:value-type="float" office:value="0.61141" calcext:value-type="float">
            <text:p>0,61141</text:p>
          </table:table-cell>
          <table:table-cell office:value-type="float" office:value="1.19455" calcext:value-type="float">
            <text:p>1,19455</text:p>
          </table:table-cell>
          <table:table-cell office:value-type="float" office:value="0.906401" calcext:value-type="float">
            <text:p>0,906401</text:p>
          </table:table-cell>
          <table:table-cell office:value-type="float" office:value="0.614028" calcext:value-type="float">
            <text:p>0,614028</text:p>
          </table:table-cell>
          <table:table-cell office:value-type="float" office:value="0.917989" calcext:value-type="float">
            <text:p>0,917989</text:p>
          </table:table-cell>
          <table:table-cell office:value-type="float" office:value="0.334453" calcext:value-type="float">
            <text:p>0,334453</text:p>
          </table:table-cell>
          <table:table-cell office:value-type="float" office:value="0.665846" calcext:value-type="float">
            <text:p>0,665846</text:p>
          </table:table-cell>
          <table:table-cell office:value-type="float" office:value="0.322341" calcext:value-type="float">
            <text:p>0,322341</text:p>
          </table:table-cell>
          <table:table-cell office:value-type="float" office:value="0.355372" calcext:value-type="float">
            <text:p>0,355372</text:p>
          </table:table-cell>
          <table:table-cell office:value-type="float" office:value="1.55036" calcext:value-type="float">
            <text:p>1,55036</text:p>
          </table:table-cell>
          <table:table-cell office:value-type="float" office:value="1.55467" calcext:value-type="float">
            <text:p>1,55467</text:p>
          </table:table-cell>
          <table:table-cell office:value-type="float" office:value="0.429324" calcext:value-type="float">
            <text:p>0,429324</text:p>
          </table:table-cell>
          <table:table-cell office:value-type="float" office:value="0.445549" calcext:value-type="float">
            <text:p>0,445549</text:p>
          </table:table-cell>
          <table:table-cell office:value-type="float" office:value="0.999524" calcext:value-type="float">
            <text:p>0,999524</text:p>
          </table:table-cell>
          <table:table-cell office:value-type="float" office:value="0.352987" calcext:value-type="float">
            <text:p>0,352987</text:p>
          </table:table-cell>
          <table:table-cell office:value-type="float" office:value="0.752906" calcext:value-type="float">
            <text:p>0,752906</text:p>
          </table:table-cell>
          <table:table-cell office:value-type="float" office:value="1.07061" calcext:value-type="float">
            <text:p>1,07061</text:p>
          </table:table-cell>
          <table:table-cell office:value-type="float" office:value="0.377041" calcext:value-type="float">
            <text:p>0,377041</text:p>
          </table:table-cell>
          <table:table-cell office:value-type="float" office:value="0.338976" calcext:value-type="float">
            <text:p>0,338976</text:p>
          </table:table-cell>
          <table:table-cell office:value-type="float" office:value="1.5109" calcext:value-type="float">
            <text:p>1,5109</text:p>
          </table:table-cell>
          <table:table-cell table:number-columns-repeated="44"/>
          <table:table-cell table:formula="of:=MIN([.A123:.BL123])" office:value-type="float" office:value="0.289907" calcext:value-type="float">
            <text:p>0,289907</text:p>
          </table:table-cell>
          <table:table-cell table:formula="of:=MAX([.A123:.BL123])" office:value-type="float" office:value="1.55467" calcext:value-type="float">
            <text:p>1,55467</text:p>
          </table:table-cell>
          <table:table-cell table:number-columns-repeated="7"/>
        </table:table-row>
        <table:table-row table:style-name="ro2">
          <table:table-cell office:value-type="float" office:value="0.378069" calcext:value-type="float">
            <text:p>0,378069</text:p>
          </table:table-cell>
          <table:table-cell office:value-type="float" office:value="0.429818" calcext:value-type="float">
            <text:p>0,429818</text:p>
          </table:table-cell>
          <table:table-cell office:value-type="float" office:value="0.389457" calcext:value-type="float">
            <text:p>0,389457</text:p>
          </table:table-cell>
          <table:table-cell office:value-type="float" office:value="0.775718" calcext:value-type="float">
            <text:p>0,775718</text:p>
          </table:table-cell>
          <table:table-cell office:value-type="float" office:value="0.410207" calcext:value-type="float">
            <text:p>0,410207</text:p>
          </table:table-cell>
          <table:table-cell office:value-type="float" office:value="0.432538" calcext:value-type="float">
            <text:p>0,432538</text:p>
          </table:table-cell>
          <table:table-cell office:value-type="float" office:value="0.48997" calcext:value-type="float">
            <text:p>0,48997</text:p>
          </table:table-cell>
          <table:table-cell office:value-type="float" office:value="0.740979" calcext:value-type="float">
            <text:p>0,740979</text:p>
          </table:table-cell>
          <table:table-cell office:value-type="float" office:value="0.419619" calcext:value-type="float">
            <text:p>0,419619</text:p>
          </table:table-cell>
          <table:table-cell office:value-type="float" office:value="0.447038" calcext:value-type="float">
            <text:p>0,447038</text:p>
          </table:table-cell>
          <table:table-cell office:value-type="float" office:value="0.649663" calcext:value-type="float">
            <text:p>0,649663</text:p>
          </table:table-cell>
          <table:table-cell office:value-type="float" office:value="0.386521" calcext:value-type="float">
            <text:p>0,386521</text:p>
          </table:table-cell>
          <table:table-cell office:value-type="float" office:value="1.58332" calcext:value-type="float">
            <text:p>1,58332</text:p>
          </table:table-cell>
          <table:table-cell office:value-type="float" office:value="0.420923" calcext:value-type="float">
            <text:p>0,420923</text:p>
          </table:table-cell>
          <table:table-cell office:value-type="float" office:value="1.42142" calcext:value-type="float">
            <text:p>1,42142</text:p>
          </table:table-cell>
          <table:table-cell office:value-type="float" office:value="0.195151" calcext:value-type="float">
            <text:p>0,195151</text:p>
          </table:table-cell>
          <table:table-cell office:value-type="float" office:value="0.408958" calcext:value-type="float">
            <text:p>0,408958</text:p>
          </table:table-cell>
          <table:table-cell office:value-type="float" office:value="0.806986" calcext:value-type="float">
            <text:p>0,806986</text:p>
          </table:table-cell>
          <table:table-cell office:value-type="float" office:value="0.245908" calcext:value-type="float">
            <text:p>0,245908</text:p>
          </table:table-cell>
          <table:table-cell office:value-type="float" office:value="1.28021" calcext:value-type="float">
            <text:p>1,28021</text:p>
          </table:table-cell>
          <table:table-cell office:value-type="float" office:value="0.234544" calcext:value-type="float">
            <text:p>0,234544</text:p>
          </table:table-cell>
          <table:table-cell office:value-type="float" office:value="0.298201" calcext:value-type="float">
            <text:p>0,298201</text:p>
          </table:table-cell>
          <table:table-cell office:value-type="float" office:value="0.934362" calcext:value-type="float">
            <text:p>0,934362</text:p>
          </table:table-cell>
          <table:table-cell office:value-type="float" office:value="0.142538" calcext:value-type="float">
            <text:p>0,142538</text:p>
          </table:table-cell>
          <table:table-cell table:number-columns-repeated="44"/>
          <table:table-cell table:formula="of:=MIN([.A124:.BL124])" office:value-type="float" office:value="0.142538" calcext:value-type="float">
            <text:p>0,142538</text:p>
          </table:table-cell>
          <table:table-cell table:formula="of:=MAX([.A124:.BL124])" office:value-type="float" office:value="1.58332" calcext:value-type="float">
            <text:p>1,58332</text:p>
          </table:table-cell>
          <table:table-cell table:number-columns-repeated="7"/>
        </table:table-row>
        <table:table-row table:style-name="ro2">
          <table:table-cell office:value-type="float" office:value="0.277618" calcext:value-type="float">
            <text:p>0,277618</text:p>
          </table:table-cell>
          <table:table-cell office:value-type="float" office:value="0.304372" calcext:value-type="float">
            <text:p>0,304372</text:p>
          </table:table-cell>
          <table:table-cell office:value-type="float" office:value="0.341597" calcext:value-type="float">
            <text:p>0,341597</text:p>
          </table:table-cell>
          <table:table-cell office:value-type="float" office:value="0.281839" calcext:value-type="float">
            <text:p>0,281839</text:p>
          </table:table-cell>
          <table:table-cell office:value-type="float" office:value="0.309348" calcext:value-type="float">
            <text:p>0,309348</text:p>
          </table:table-cell>
          <table:table-cell office:value-type="float" office:value="0.318504" calcext:value-type="float">
            <text:p>0,318504</text:p>
          </table:table-cell>
          <table:table-cell office:value-type="float" office:value="0.557567" calcext:value-type="float">
            <text:p>0,557567</text:p>
          </table:table-cell>
          <table:table-cell office:value-type="float" office:value="0.865568" calcext:value-type="float">
            <text:p>0,865568</text:p>
          </table:table-cell>
          <table:table-cell office:value-type="float" office:value="0.316729" calcext:value-type="float">
            <text:p>0,316729</text:p>
          </table:table-cell>
          <table:table-cell office:value-type="float" office:value="0.615522" calcext:value-type="float">
            <text:p>0,615522</text:p>
          </table:table-cell>
          <table:table-cell office:value-type="float" office:value="0.380404" calcext:value-type="float">
            <text:p>0,380404</text:p>
          </table:table-cell>
          <table:table-cell office:value-type="float" office:value="0.52684" calcext:value-type="float">
            <text:p>0,52684</text:p>
          </table:table-cell>
          <table:table-cell office:value-type="float" office:value="0.506808" calcext:value-type="float">
            <text:p>0,506808</text:p>
          </table:table-cell>
          <table:table-cell office:value-type="float" office:value="0.900606" calcext:value-type="float">
            <text:p>0,900606</text:p>
          </table:table-cell>
          <table:table-cell office:value-type="float" office:value="0.309333" calcext:value-type="float">
            <text:p>0,309333</text:p>
          </table:table-cell>
          <table:table-cell office:value-type="float" office:value="0.310198" calcext:value-type="float">
            <text:p>0,310198</text:p>
          </table:table-cell>
          <table:table-cell office:value-type="float" office:value="0.220802" calcext:value-type="float">
            <text:p>0,220802</text:p>
          </table:table-cell>
          <table:table-cell office:value-type="float" office:value="0.664158" calcext:value-type="float">
            <text:p>0,664158</text:p>
          </table:table-cell>
          <table:table-cell office:value-type="float" office:value="0.45527" calcext:value-type="float">
            <text:p>0,45527</text:p>
          </table:table-cell>
          <table:table-cell office:value-type="float" office:value="0.159275" calcext:value-type="float">
            <text:p>0,159275</text:p>
          </table:table-cell>
          <table:table-cell office:value-type="float" office:value="0.380213" calcext:value-type="float">
            <text:p>0,380213</text:p>
          </table:table-cell>
          <table:table-cell office:value-type="float" office:value="1.3927" calcext:value-type="float">
            <text:p>1,3927</text:p>
          </table:table-cell>
          <table:table-cell office:value-type="float" office:value="0.0891681" calcext:value-type="float">
            <text:p>0,0891681</text:p>
          </table:table-cell>
          <table:table-cell office:value-type="float" office:value="0.0792139" calcext:value-type="float">
            <text:p>0,0792139</text:p>
          </table:table-cell>
          <table:table-cell table:number-columns-repeated="44"/>
          <table:table-cell table:formula="of:=MIN([.A125:.BL125])" office:value-type="float" office:value="0.0792139" calcext:value-type="float">
            <text:p>0,0792139</text:p>
          </table:table-cell>
          <table:table-cell table:formula="of:=MAX([.A125:.BL125])" office:value-type="float" office:value="1.3927" calcext:value-type="float">
            <text:p>1,3927</text:p>
          </table:table-cell>
          <table:table-cell table:number-columns-repeated="7"/>
        </table:table-row>
        <table:table-row table:style-name="ro2">
          <table:table-cell office:value-type="float" office:value="0.373591" calcext:value-type="float">
            <text:p>0,373591</text:p>
          </table:table-cell>
          <table:table-cell office:value-type="float" office:value="0.402205" calcext:value-type="float">
            <text:p>0,402205</text:p>
          </table:table-cell>
          <table:table-cell office:value-type="float" office:value="0.423364" calcext:value-type="float">
            <text:p>0,423364</text:p>
          </table:table-cell>
          <table:table-cell office:value-type="float" office:value="0.462326" calcext:value-type="float">
            <text:p>0,462326</text:p>
          </table:table-cell>
          <table:table-cell office:value-type="float" office:value="0.363913" calcext:value-type="float">
            <text:p>0,363913</text:p>
          </table:table-cell>
          <table:table-cell office:value-type="float" office:value="0.403151" calcext:value-type="float">
            <text:p>0,403151</text:p>
          </table:table-cell>
          <table:table-cell office:value-type="float" office:value="0.375892" calcext:value-type="float">
            <text:p>0,375892</text:p>
          </table:table-cell>
          <table:table-cell office:value-type="float" office:value="0.418352" calcext:value-type="float">
            <text:p>0,418352</text:p>
          </table:table-cell>
          <table:table-cell office:value-type="float" office:value="0.458923" calcext:value-type="float">
            <text:p>0,458923</text:p>
          </table:table-cell>
          <table:table-cell office:value-type="float" office:value="0.462845" calcext:value-type="float">
            <text:p>0,462845</text:p>
          </table:table-cell>
          <table:table-cell office:value-type="float" office:value="0.319478" calcext:value-type="float">
            <text:p>0,319478</text:p>
          </table:table-cell>
          <table:table-cell office:value-type="float" office:value="1.24682" calcext:value-type="float">
            <text:p>1,24682</text:p>
          </table:table-cell>
          <table:table-cell office:value-type="float" office:value="1.21225" calcext:value-type="float">
            <text:p>1,21225</text:p>
          </table:table-cell>
          <table:table-cell office:value-type="float" office:value="1.04186" calcext:value-type="float">
            <text:p>1,04186</text:p>
          </table:table-cell>
          <table:table-cell office:value-type="float" office:value="1.40639" calcext:value-type="float">
            <text:p>1,40639</text:p>
          </table:table-cell>
          <table:table-cell office:value-type="float" office:value="1.51215" calcext:value-type="float">
            <text:p>1,51215</text:p>
          </table:table-cell>
          <table:table-cell office:value-type="float" office:value="1.57354" calcext:value-type="float">
            <text:p>1,57354</text:p>
          </table:table-cell>
          <table:table-cell office:value-type="float" office:value="1.56403" calcext:value-type="float">
            <text:p>1,56403</text:p>
          </table:table-cell>
          <table:table-cell office:value-type="float" office:value="1.78078" calcext:value-type="float">
            <text:p>1,78078</text:p>
          </table:table-cell>
          <table:table-cell office:value-type="float" office:value="1.41671" calcext:value-type="float">
            <text:p>1,41671</text:p>
          </table:table-cell>
          <table:table-cell office:value-type="float" office:value="1.90591" calcext:value-type="float">
            <text:p>1,90591</text:p>
          </table:table-cell>
          <table:table-cell office:value-type="float" office:value="0.382996" calcext:value-type="float">
            <text:p>0,382996</text:p>
          </table:table-cell>
          <table:table-cell office:value-type="float" office:value="0.243376" calcext:value-type="float">
            <text:p>0,243376</text:p>
          </table:table-cell>
          <table:table-cell office:value-type="float" office:value="1.14446" calcext:value-type="float">
            <text:p>1,14446</text:p>
          </table:table-cell>
          <table:table-cell table:number-columns-repeated="44"/>
          <table:table-cell table:formula="of:=MIN([.A126:.BL126])" office:value-type="float" office:value="0.243376" calcext:value-type="float">
            <text:p>0,243376</text:p>
          </table:table-cell>
          <table:table-cell table:formula="of:=MAX([.A126:.BL126])" office:value-type="float" office:value="1.90591" calcext:value-type="float">
            <text:p>1,9059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89087" calcext:value-type="float">
            <text:p>0,289087</text:p>
          </table:table-cell>
          <table:table-cell office:value-type="float" office:value="0.326795" calcext:value-type="float">
            <text:p>0,326795</text:p>
          </table:table-cell>
          <table:table-cell office:value-type="float" office:value="0.386012" calcext:value-type="float">
            <text:p>0,386012</text:p>
          </table:table-cell>
          <table:table-cell office:value-type="float" office:value="0.276167" calcext:value-type="float">
            <text:p>0,276167</text:p>
          </table:table-cell>
          <table:table-cell office:value-type="float" office:value="0.370767" calcext:value-type="float">
            <text:p>0,370767</text:p>
          </table:table-cell>
          <table:table-cell office:value-type="float" office:value="0.370265" calcext:value-type="float">
            <text:p>0,370265</text:p>
          </table:table-cell>
          <table:table-cell office:value-type="float" office:value="0.279562" calcext:value-type="float">
            <text:p>0,279562</text:p>
          </table:table-cell>
          <table:table-cell office:value-type="float" office:value="1.04449" calcext:value-type="float">
            <text:p>1,04449</text:p>
          </table:table-cell>
          <table:table-cell office:value-type="float" office:value="0.371536" calcext:value-type="float">
            <text:p>0,371536</text:p>
          </table:table-cell>
          <table:table-cell office:value-type="float" office:value="0.356286" calcext:value-type="float">
            <text:p>0,356286</text:p>
          </table:table-cell>
          <table:table-cell office:value-type="float" office:value="0.736199" calcext:value-type="float">
            <text:p>0,736199</text:p>
          </table:table-cell>
          <table:table-cell office:value-type="float" office:value="1.00501" calcext:value-type="float">
            <text:p>1,00501</text:p>
          </table:table-cell>
          <table:table-cell office:value-type="float" office:value="0.335958" calcext:value-type="float">
            <text:p>0,335958</text:p>
          </table:table-cell>
          <table:table-cell office:value-type="float" office:value="0.659289" calcext:value-type="float">
            <text:p>0,659289</text:p>
          </table:table-cell>
          <table:table-cell office:value-type="float" office:value="0.413543" calcext:value-type="float">
            <text:p>0,413543</text:p>
          </table:table-cell>
          <table:table-cell office:value-type="float" office:value="0.955508" calcext:value-type="float">
            <text:p>0,955508</text:p>
          </table:table-cell>
          <table:table-cell office:value-type="float" office:value="0.334389" calcext:value-type="float">
            <text:p>0,334389</text:p>
          </table:table-cell>
          <table:table-cell office:value-type="float" office:value="1.08051" calcext:value-type="float">
            <text:p>1,08051</text:p>
          </table:table-cell>
          <table:table-cell office:value-type="float" office:value="1.45592" calcext:value-type="float">
            <text:p>1,45592</text:p>
          </table:table-cell>
          <table:table-cell office:value-type="float" office:value="0.321528" calcext:value-type="float">
            <text:p>0,321528</text:p>
          </table:table-cell>
          <table:table-cell office:value-type="float" office:value="1.18591" calcext:value-type="float">
            <text:p>1,18591</text:p>
          </table:table-cell>
          <table:table-cell office:value-type="float" office:value="1.20871" calcext:value-type="float">
            <text:p>1,20871</text:p>
          </table:table-cell>
          <table:table-cell office:value-type="float" office:value="1.70864" calcext:value-type="float">
            <text:p>1,70864</text:p>
          </table:table-cell>
          <table:table-cell office:value-type="float" office:value="1.68147" calcext:value-type="float">
            <text:p>1,68147</text:p>
          </table:table-cell>
          <table:table-cell office:value-type="float" office:value="1.44874" calcext:value-type="float">
            <text:p>1,44874</text:p>
          </table:table-cell>
          <table:table-cell office:value-type="float" office:value="1.80678" calcext:value-type="float">
            <text:p>1,80678</text:p>
          </table:table-cell>
          <table:table-cell office:value-type="float" office:value="0.202335" calcext:value-type="float">
            <text:p>0,202335</text:p>
          </table:table-cell>
          <table:table-cell office:value-type="float" office:value="1.94174" calcext:value-type="float">
            <text:p>1,94174</text:p>
          </table:table-cell>
          <table:table-cell office:value-type="float" office:value="0.0999012" calcext:value-type="float">
            <text:p>0,0999012</text:p>
          </table:table-cell>
          <table:table-cell office:value-type="float" office:value="0.598553" calcext:value-type="float">
            <text:p>0,598553</text:p>
          </table:table-cell>
          <table:table-cell office:value-type="float" office:value="0.0755239" calcext:value-type="float">
            <text:p>0,0755239</text:p>
          </table:table-cell>
          <table:table-cell office:value-type="float" office:value="0.711465" calcext:value-type="float">
            <text:p>0,711465</text:p>
          </table:table-cell>
          <table:table-cell table:number-columns-repeated="36"/>
          <table:table-cell table:formula="of:=MIN([.A128:.BL128])" office:value-type="float" office:value="0.0755239" calcext:value-type="float">
            <text:p>0,0755239</text:p>
          </table:table-cell>
          <table:table-cell table:formula="of:=MAX([.A128:.BL128])" office:value-type="float" office:value="1.94174" calcext:value-type="float">
            <text:p>1,94174</text:p>
          </table:table-cell>
          <table:table-cell table:number-columns-repeated="7"/>
        </table:table-row>
        <table:table-row table:style-name="ro2">
          <table:table-cell office:value-type="float" office:value="0.208802" calcext:value-type="float">
            <text:p>0,208802</text:p>
          </table:table-cell>
          <table:table-cell office:value-type="float" office:value="0.232047" calcext:value-type="float">
            <text:p>0,232047</text:p>
          </table:table-cell>
          <table:table-cell office:value-type="float" office:value="0.251555" calcext:value-type="float">
            <text:p>0,251555</text:p>
          </table:table-cell>
          <table:table-cell office:value-type="float" office:value="0.297078" calcext:value-type="float">
            <text:p>0,297078</text:p>
          </table:table-cell>
          <table:table-cell office:value-type="float" office:value="0.220166" calcext:value-type="float">
            <text:p>0,220166</text:p>
          </table:table-cell>
          <table:table-cell office:value-type="float" office:value="0.241946" calcext:value-type="float">
            <text:p>0,241946</text:p>
          </table:table-cell>
          <table:table-cell office:value-type="float" office:value="0.198564" calcext:value-type="float">
            <text:p>0,198564</text:p>
          </table:table-cell>
          <table:table-cell office:value-type="float" office:value="0.214562" calcext:value-type="float">
            <text:p>0,214562</text:p>
          </table:table-cell>
          <table:table-cell office:value-type="float" office:value="0.236725" calcext:value-type="float">
            <text:p>0,236725</text:p>
          </table:table-cell>
          <table:table-cell office:value-type="float" office:value="0.702169" calcext:value-type="float">
            <text:p>0,702169</text:p>
          </table:table-cell>
          <table:table-cell office:value-type="float" office:value="0.683987" calcext:value-type="float">
            <text:p>0,683987</text:p>
          </table:table-cell>
          <table:table-cell office:value-type="float" office:value="0.452336" calcext:value-type="float">
            <text:p>0,452336</text:p>
          </table:table-cell>
          <table:table-cell office:value-type="float" office:value="0.29099" calcext:value-type="float">
            <text:p>0,29099</text:p>
          </table:table-cell>
          <table:table-cell office:value-type="float" office:value="0.299494" calcext:value-type="float">
            <text:p>0,299494</text:p>
          </table:table-cell>
          <table:table-cell office:value-type="float" office:value="0.75783" calcext:value-type="float">
            <text:p>0,75783</text:p>
          </table:table-cell>
          <table:table-cell office:value-type="float" office:value="0.998089" calcext:value-type="float">
            <text:p>0,998089</text:p>
          </table:table-cell>
          <table:table-cell office:value-type="float" office:value="0.768321" calcext:value-type="float">
            <text:p>0,768321</text:p>
          </table:table-cell>
          <table:table-cell office:value-type="float" office:value="0.356802" calcext:value-type="float">
            <text:p>0,356802</text:p>
          </table:table-cell>
          <table:table-cell office:value-type="float" office:value="0.467672" calcext:value-type="float">
            <text:p>0,467672</text:p>
          </table:table-cell>
          <table:table-cell office:value-type="float" office:value="0.670035" calcext:value-type="float">
            <text:p>0,670035</text:p>
          </table:table-cell>
          <table:table-cell office:value-type="float" office:value="0.788976" calcext:value-type="float">
            <text:p>0,788976</text:p>
          </table:table-cell>
          <table:table-cell office:value-type="float" office:value="0.593301" calcext:value-type="float">
            <text:p>0,593301</text:p>
          </table:table-cell>
          <table:table-cell office:value-type="float" office:value="1.30997" calcext:value-type="float">
            <text:p>1,30997</text:p>
          </table:table-cell>
          <table:table-cell office:value-type="float" office:value="0.585564" calcext:value-type="float">
            <text:p>0,585564</text:p>
          </table:table-cell>
          <table:table-cell office:value-type="float" office:value="0.625262" calcext:value-type="float">
            <text:p>0,625262</text:p>
          </table:table-cell>
          <table:table-cell office:value-type="float" office:value="0.976736" calcext:value-type="float">
            <text:p>0,976736</text:p>
          </table:table-cell>
          <table:table-cell office:value-type="float" office:value="0.786979" calcext:value-type="float">
            <text:p>0,786979</text:p>
          </table:table-cell>
          <table:table-cell office:value-type="float" office:value="1.52176" calcext:value-type="float">
            <text:p>1,52176</text:p>
          </table:table-cell>
          <table:table-cell office:value-type="float" office:value="0.820369" calcext:value-type="float">
            <text:p>0,820369</text:p>
          </table:table-cell>
          <table:table-cell office:value-type="float" office:value="0.203038" calcext:value-type="float">
            <text:p>0,203038</text:p>
          </table:table-cell>
          <table:table-cell office:value-type="float" office:value="0.907993" calcext:value-type="float">
            <text:p>0,907993</text:p>
          </table:table-cell>
          <table:table-cell office:value-type="float" office:value="0.158742" calcext:value-type="float">
            <text:p>0,158742</text:p>
          </table:table-cell>
          <table:table-cell table:number-columns-repeated="36"/>
          <table:table-cell table:formula="of:=MIN([.A129:.BL129])" office:value-type="float" office:value="0.158742" calcext:value-type="float">
            <text:p>0,158742</text:p>
          </table:table-cell>
          <table:table-cell table:formula="of:=MAX([.A129:.BL129])" office:value-type="float" office:value="1.52176" calcext:value-type="float">
            <text:p>1,52176</text:p>
          </table:table-cell>
          <table:table-cell table:number-columns-repeated="7"/>
        </table:table-row>
        <table:table-row table:style-name="ro2">
          <table:table-cell office:value-type="float" office:value="0.282544" calcext:value-type="float">
            <text:p>0,282544</text:p>
          </table:table-cell>
          <table:table-cell office:value-type="float" office:value="0.315339" calcext:value-type="float">
            <text:p>0,315339</text:p>
          </table:table-cell>
          <table:table-cell office:value-type="float" office:value="0.358283" calcext:value-type="float">
            <text:p>0,358283</text:p>
          </table:table-cell>
          <table:table-cell office:value-type="float" office:value="0.283253" calcext:value-type="float">
            <text:p>0,283253</text:p>
          </table:table-cell>
          <table:table-cell office:value-type="float" office:value="0.32216" calcext:value-type="float">
            <text:p>0,32216</text:p>
          </table:table-cell>
          <table:table-cell office:value-type="float" office:value="0.364189" calcext:value-type="float">
            <text:p>0,364189</text:p>
          </table:table-cell>
          <table:table-cell office:value-type="float" office:value="0.403249" calcext:value-type="float">
            <text:p>0,403249</text:p>
          </table:table-cell>
          <table:table-cell office:value-type="float" office:value="0.36285" calcext:value-type="float">
            <text:p>0,36285</text:p>
          </table:table-cell>
          <table:table-cell office:value-type="float" office:value="0.324341" calcext:value-type="float">
            <text:p>0,324341</text:p>
          </table:table-cell>
          <table:table-cell office:value-type="float" office:value="0.563191" calcext:value-type="float">
            <text:p>0,563191</text:p>
          </table:table-cell>
          <table:table-cell office:value-type="float" office:value="1.28791" calcext:value-type="float">
            <text:p>1,28791</text:p>
          </table:table-cell>
          <table:table-cell office:value-type="float" office:value="0.55187" calcext:value-type="float">
            <text:p>0,55187</text:p>
          </table:table-cell>
          <table:table-cell office:value-type="float" office:value="1.0606" calcext:value-type="float">
            <text:p>1,0606</text:p>
          </table:table-cell>
          <table:table-cell office:value-type="float" office:value="0.368612" calcext:value-type="float">
            <text:p>0,368612</text:p>
          </table:table-cell>
          <table:table-cell office:value-type="float" office:value="0.381769" calcext:value-type="float">
            <text:p>0,381769</text:p>
          </table:table-cell>
          <table:table-cell office:value-type="float" office:value="1.28532" calcext:value-type="float">
            <text:p>1,28532</text:p>
          </table:table-cell>
          <table:table-cell office:value-type="float" office:value="0.99731" calcext:value-type="float">
            <text:p>0,99731</text:p>
          </table:table-cell>
          <table:table-cell office:value-type="float" office:value="0.314673" calcext:value-type="float">
            <text:p>0,314673</text:p>
          </table:table-cell>
          <table:table-cell office:value-type="float" office:value="0.2986" calcext:value-type="float">
            <text:p>0,2986</text:p>
          </table:table-cell>
          <table:table-cell office:value-type="float" office:value="0.841737" calcext:value-type="float">
            <text:p>0,841737</text:p>
          </table:table-cell>
          <table:table-cell office:value-type="float" office:value="0.268664" calcext:value-type="float">
            <text:p>0,268664</text:p>
          </table:table-cell>
          <table:table-cell office:value-type="float" office:value="1.73094" calcext:value-type="float">
            <text:p>1,73094</text:p>
          </table:table-cell>
          <table:table-cell office:value-type="float" office:value="1.29278" calcext:value-type="float">
            <text:p>1,29278</text:p>
          </table:table-cell>
          <table:table-cell office:value-type="float" office:value="1.73367" calcext:value-type="float">
            <text:p>1,73367</text:p>
          </table:table-cell>
          <table:table-cell office:value-type="float" office:value="1.42011" calcext:value-type="float">
            <text:p>1,42011</text:p>
          </table:table-cell>
          <table:table-cell office:value-type="float" office:value="1.85868" calcext:value-type="float">
            <text:p>1,85868</text:p>
          </table:table-cell>
          <table:table-cell office:value-type="float" office:value="1.47276" calcext:value-type="float">
            <text:p>1,47276</text:p>
          </table:table-cell>
          <table:table-cell office:value-type="float" office:value="1.88039" calcext:value-type="float">
            <text:p>1,88039</text:p>
          </table:table-cell>
          <table:table-cell office:value-type="float" office:value="1.58068" calcext:value-type="float">
            <text:p>1,58068</text:p>
          </table:table-cell>
          <table:table-cell office:value-type="float" office:value="0.224273" calcext:value-type="float">
            <text:p>0,224273</text:p>
          </table:table-cell>
          <table:table-cell office:value-type="float" office:value="0.253186" calcext:value-type="float">
            <text:p>0,253186</text:p>
          </table:table-cell>
          <table:table-cell office:value-type="float" office:value="0.159388" calcext:value-type="float">
            <text:p>0,159388</text:p>
          </table:table-cell>
          <table:table-cell table:number-columns-repeated="36"/>
          <table:table-cell table:formula="of:=MIN([.A130:.BL130])" office:value-type="float" office:value="0.159388" calcext:value-type="float">
            <text:p>0,159388</text:p>
          </table:table-cell>
          <table:table-cell table:formula="of:=MAX([.A130:.BL130])" office:value-type="float" office:value="1.88039" calcext:value-type="float">
            <text:p>1,88039</text:p>
          </table:table-cell>
          <table:table-cell table:number-columns-repeated="7"/>
        </table:table-row>
        <table:table-row table:style-name="ro2">
          <table:table-cell office:value-type="float" office:value="0.264292" calcext:value-type="float">
            <text:p>0,264292</text:p>
          </table:table-cell>
          <table:table-cell office:value-type="float" office:value="0.30619" calcext:value-type="float">
            <text:p>0,30619</text:p>
          </table:table-cell>
          <table:table-cell office:value-type="float" office:value="0.205171" calcext:value-type="float">
            <text:p>0,205171</text:p>
          </table:table-cell>
          <table:table-cell office:value-type="float" office:value="0.205793" calcext:value-type="float">
            <text:p>0,205793</text:p>
          </table:table-cell>
          <table:table-cell office:value-type="float" office:value="0.206138" calcext:value-type="float">
            <text:p>0,206138</text:p>
          </table:table-cell>
          <table:table-cell office:value-type="float" office:value="0.227233" calcext:value-type="float">
            <text:p>0,227233</text:p>
          </table:table-cell>
          <table:table-cell office:value-type="float" office:value="0.422177" calcext:value-type="float">
            <text:p>0,422177</text:p>
          </table:table-cell>
          <table:table-cell office:value-type="float" office:value="0.689912" calcext:value-type="float">
            <text:p>0,689912</text:p>
          </table:table-cell>
          <table:table-cell office:value-type="float" office:value="0.560593" calcext:value-type="float">
            <text:p>0,560593</text:p>
          </table:table-cell>
          <table:table-cell office:value-type="float" office:value="0.341638" calcext:value-type="float">
            <text:p>0,341638</text:p>
          </table:table-cell>
          <table:table-cell office:value-type="float" office:value="0.330939" calcext:value-type="float">
            <text:p>0,330939</text:p>
          </table:table-cell>
          <table:table-cell office:value-type="float" office:value="0.364923" calcext:value-type="float">
            <text:p>0,364923</text:p>
          </table:table-cell>
          <table:table-cell office:value-type="float" office:value="0.539827" calcext:value-type="float">
            <text:p>0,539827</text:p>
          </table:table-cell>
          <table:table-cell office:value-type="float" office:value="0.422307" calcext:value-type="float">
            <text:p>0,422307</text:p>
          </table:table-cell>
          <table:table-cell office:value-type="float" office:value="0.717579" calcext:value-type="float">
            <text:p>0,717579</text:p>
          </table:table-cell>
          <table:table-cell office:value-type="float" office:value="0.550423" calcext:value-type="float">
            <text:p>0,550423</text:p>
          </table:table-cell>
          <table:table-cell office:value-type="float" office:value="0.454603" calcext:value-type="float">
            <text:p>0,454603</text:p>
          </table:table-cell>
          <table:table-cell office:value-type="float" office:value="0.433824" calcext:value-type="float">
            <text:p>0,433824</text:p>
          </table:table-cell>
          <table:table-cell office:value-type="float" office:value="0.397904" calcext:value-type="float">
            <text:p>0,397904</text:p>
          </table:table-cell>
          <table:table-cell office:value-type="float" office:value="0.638764" calcext:value-type="float">
            <text:p>0,638764</text:p>
          </table:table-cell>
          <table:table-cell office:value-type="float" office:value="1.49598" calcext:value-type="float">
            <text:p>1,49598</text:p>
          </table:table-cell>
          <table:table-cell office:value-type="float" office:value="0.731525" calcext:value-type="float">
            <text:p>0,731525</text:p>
          </table:table-cell>
          <table:table-cell office:value-type="float" office:value="0.557302" calcext:value-type="float">
            <text:p>0,557302</text:p>
          </table:table-cell>
          <table:table-cell office:value-type="float" office:value="0.414193" calcext:value-type="float">
            <text:p>0,414193</text:p>
          </table:table-cell>
          <table:table-cell office:value-type="float" office:value="0.494743" calcext:value-type="float">
            <text:p>0,494743</text:p>
          </table:table-cell>
          <table:table-cell office:value-type="float" office:value="1.50952" calcext:value-type="float">
            <text:p>1,50952</text:p>
          </table:table-cell>
          <table:table-cell office:value-type="float" office:value="0.193735" calcext:value-type="float">
            <text:p>0,193735</text:p>
          </table:table-cell>
          <table:table-cell office:value-type="float" office:value="0.641556" calcext:value-type="float">
            <text:p>0,641556</text:p>
          </table:table-cell>
          <table:table-cell office:value-type="float" office:value="0.203194" calcext:value-type="float">
            <text:p>0,203194</text:p>
          </table:table-cell>
          <table:table-cell office:value-type="float" office:value="0.210773" calcext:value-type="float">
            <text:p>0,210773</text:p>
          </table:table-cell>
          <table:table-cell office:value-type="float" office:value="0.79718" calcext:value-type="float">
            <text:p>0,79718</text:p>
          </table:table-cell>
          <table:table-cell office:value-type="float" office:value="0.59321" calcext:value-type="float">
            <text:p>0,59321</text:p>
          </table:table-cell>
          <table:table-cell table:number-columns-repeated="36"/>
          <table:table-cell table:formula="of:=MIN([.A131:.BL131])" office:value-type="float" office:value="0.193735" calcext:value-type="float">
            <text:p>0,193735</text:p>
          </table:table-cell>
          <table:table-cell table:formula="of:=MAX([.A131:.BL131])" office:value-type="float" office:value="1.50952" calcext:value-type="float">
            <text:p>1,50952</text:p>
          </table:table-cell>
          <table:table-cell table:number-columns-repeated="7"/>
        </table:table-row>
        <table:table-row table:style-name="ro2">
          <table:table-cell office:value-type="float" office:value="0.201044" calcext:value-type="float">
            <text:p>0,201044</text:p>
          </table:table-cell>
          <table:table-cell office:value-type="float" office:value="0.20248" calcext:value-type="float">
            <text:p>0,20248</text:p>
          </table:table-cell>
          <table:table-cell office:value-type="float" office:value="0.252324" calcext:value-type="float">
            <text:p>0,252324</text:p>
          </table:table-cell>
          <table:table-cell office:value-type="float" office:value="0.240351" calcext:value-type="float">
            <text:p>0,240351</text:p>
          </table:table-cell>
          <table:table-cell office:value-type="float" office:value="0.229826" calcext:value-type="float">
            <text:p>0,229826</text:p>
          </table:table-cell>
          <table:table-cell office:value-type="float" office:value="0.202747" calcext:value-type="float">
            <text:p>0,202747</text:p>
          </table:table-cell>
          <table:table-cell office:value-type="float" office:value="0.225263" calcext:value-type="float">
            <text:p>0,225263</text:p>
          </table:table-cell>
          <table:table-cell office:value-type="float" office:value="0.26574" calcext:value-type="float">
            <text:p>0,26574</text:p>
          </table:table-cell>
          <table:table-cell office:value-type="float" office:value="0.202041" calcext:value-type="float">
            <text:p>0,202041</text:p>
          </table:table-cell>
          <table:table-cell office:value-type="float" office:value="0.96593" calcext:value-type="float">
            <text:p>0,96593</text:p>
          </table:table-cell>
          <table:table-cell office:value-type="float" office:value="0.248091" calcext:value-type="float">
            <text:p>0,248091</text:p>
          </table:table-cell>
          <table:table-cell office:value-type="float" office:value="0.74758" calcext:value-type="float">
            <text:p>0,74758</text:p>
          </table:table-cell>
          <table:table-cell office:value-type="float" office:value="0.756006" calcext:value-type="float">
            <text:p>0,756006</text:p>
          </table:table-cell>
          <table:table-cell office:value-type="float" office:value="0.529943" calcext:value-type="float">
            <text:p>0,529943</text:p>
          </table:table-cell>
          <table:table-cell office:value-type="float" office:value="0.736804" calcext:value-type="float">
            <text:p>0,736804</text:p>
          </table:table-cell>
          <table:table-cell office:value-type="float" office:value="0.240104" calcext:value-type="float">
            <text:p>0,240104</text:p>
          </table:table-cell>
          <table:table-cell office:value-type="float" office:value="0.492852" calcext:value-type="float">
            <text:p>0,492852</text:p>
          </table:table-cell>
          <table:table-cell office:value-type="float" office:value="1.07392" calcext:value-type="float">
            <text:p>1,07392</text:p>
          </table:table-cell>
          <table:table-cell office:value-type="float" office:value="0.527315" calcext:value-type="float">
            <text:p>0,527315</text:p>
          </table:table-cell>
          <table:table-cell office:value-type="float" office:value="1.20398" calcext:value-type="float">
            <text:p>1,20398</text:p>
          </table:table-cell>
          <table:table-cell office:value-type="float" office:value="0.986396" calcext:value-type="float">
            <text:p>0,986396</text:p>
          </table:table-cell>
          <table:table-cell office:value-type="float" office:value="0.756349" calcext:value-type="float">
            <text:p>0,756349</text:p>
          </table:table-cell>
          <table:table-cell office:value-type="float" office:value="0.234771" calcext:value-type="float">
            <text:p>0,234771</text:p>
          </table:table-cell>
          <table:table-cell office:value-type="float" office:value="0.86571" calcext:value-type="float">
            <text:p>0,86571</text:p>
          </table:table-cell>
          <table:table-cell office:value-type="float" office:value="1.17739" calcext:value-type="float">
            <text:p>1,17739</text:p>
          </table:table-cell>
          <table:table-cell office:value-type="float" office:value="0.947504" calcext:value-type="float">
            <text:p>0,947504</text:p>
          </table:table-cell>
          <table:table-cell office:value-type="float" office:value="0.971968" calcext:value-type="float">
            <text:p>0,971968</text:p>
          </table:table-cell>
          <table:table-cell office:value-type="float" office:value="1.55252" calcext:value-type="float">
            <text:p>1,55252</text:p>
          </table:table-cell>
          <table:table-cell office:value-type="float" office:value="1.09211" calcext:value-type="float">
            <text:p>1,09211</text:p>
          </table:table-cell>
          <table:table-cell office:value-type="float" office:value="1.63814" calcext:value-type="float">
            <text:p>1,63814</text:p>
          </table:table-cell>
          <table:table-cell office:value-type="float" office:value="0.207473" calcext:value-type="float">
            <text:p>0,207473</text:p>
          </table:table-cell>
          <table:table-cell office:value-type="float" office:value="1.64496" calcext:value-type="float">
            <text:p>1,64496</text:p>
          </table:table-cell>
          <table:table-cell table:number-columns-repeated="36"/>
          <table:table-cell table:formula="of:=MIN([.A132:.BL132])" office:value-type="float" office:value="0.201044" calcext:value-type="float">
            <text:p>0,201044</text:p>
          </table:table-cell>
          <table:table-cell table:formula="of:=MAX([.A132:.BL132])" office:value-type="float" office:value="1.64496" calcext:value-type="float">
            <text:p>1,64496</text:p>
          </table:table-cell>
          <table:table-cell table:number-columns-repeated="7"/>
        </table:table-row>
        <table:table-row table:style-name="ro2">
          <table:table-cell office:value-type="float" office:value="0.28187" calcext:value-type="float">
            <text:p>0,28187</text:p>
          </table:table-cell>
          <table:table-cell office:value-type="float" office:value="0.316014" calcext:value-type="float">
            <text:p>0,316014</text:p>
          </table:table-cell>
          <table:table-cell office:value-type="float" office:value="0.271242" calcext:value-type="float">
            <text:p>0,271242</text:p>
          </table:table-cell>
          <table:table-cell office:value-type="float" office:value="0.310164" calcext:value-type="float">
            <text:p>0,310164</text:p>
          </table:table-cell>
          <table:table-cell office:value-type="float" office:value="0.351863" calcext:value-type="float">
            <text:p>0,351863</text:p>
          </table:table-cell>
          <table:table-cell office:value-type="float" office:value="0.633733" calcext:value-type="float">
            <text:p>0,633733</text:p>
          </table:table-cell>
          <table:table-cell office:value-type="float" office:value="0.321009" calcext:value-type="float">
            <text:p>0,321009</text:p>
          </table:table-cell>
          <table:table-cell office:value-type="float" office:value="0.63058" calcext:value-type="float">
            <text:p>0,63058</text:p>
          </table:table-cell>
          <table:table-cell office:value-type="float" office:value="1.22584" calcext:value-type="float">
            <text:p>1,22584</text:p>
          </table:table-cell>
          <table:table-cell office:value-type="float" office:value="1.23041" calcext:value-type="float">
            <text:p>1,23041</text:p>
          </table:table-cell>
          <table:table-cell office:value-type="float" office:value="0.953575" calcext:value-type="float">
            <text:p>0,953575</text:p>
          </table:table-cell>
          <table:table-cell office:value-type="float" office:value="0.335059" calcext:value-type="float">
            <text:p>0,335059</text:p>
          </table:table-cell>
          <table:table-cell office:value-type="float" office:value="0.66152" calcext:value-type="float">
            <text:p>0,66152</text:p>
          </table:table-cell>
          <table:table-cell office:value-type="float" office:value="0.640434" calcext:value-type="float">
            <text:p>0,640434</text:p>
          </table:table-cell>
          <table:table-cell office:value-type="float" office:value="0.403502" calcext:value-type="float">
            <text:p>0,403502</text:p>
          </table:table-cell>
          <table:table-cell office:value-type="float" office:value="0.382786" calcext:value-type="float">
            <text:p>0,382786</text:p>
          </table:table-cell>
          <table:table-cell office:value-type="float" office:value="1.2026" calcext:value-type="float">
            <text:p>1,2026</text:p>
          </table:table-cell>
          <table:table-cell office:value-type="float" office:value="0.24356" calcext:value-type="float">
            <text:p>0,24356</text:p>
          </table:table-cell>
          <table:table-cell office:value-type="float" office:value="0.799259" calcext:value-type="float">
            <text:p>0,799259</text:p>
          </table:table-cell>
          <table:table-cell office:value-type="float" office:value="0.236299" calcext:value-type="float">
            <text:p>0,236299</text:p>
          </table:table-cell>
          <table:table-cell office:value-type="float" office:value="0.62685" calcext:value-type="float">
            <text:p>0,62685</text:p>
          </table:table-cell>
          <table:table-cell office:value-type="float" office:value="1.30357" calcext:value-type="float">
            <text:p>1,30357</text:p>
          </table:table-cell>
          <table:table-cell office:value-type="float" office:value="0.725866" calcext:value-type="float">
            <text:p>0,725866</text:p>
          </table:table-cell>
          <table:table-cell office:value-type="float" office:value="1.78983" calcext:value-type="float">
            <text:p>1,78983</text:p>
          </table:table-cell>
          <table:table-cell office:value-type="float" office:value="0.150621" calcext:value-type="float">
            <text:p>0,150621</text:p>
          </table:table-cell>
          <table:table-cell office:value-type="float" office:value="0.152059" calcext:value-type="float">
            <text:p>0,152059</text:p>
          </table:table-cell>
          <table:table-cell office:value-type="float" office:value="1.66443" calcext:value-type="float">
            <text:p>1,66443</text:p>
          </table:table-cell>
          <table:table-cell office:value-type="float" office:value="0.505505" calcext:value-type="float">
            <text:p>0,505505</text:p>
          </table:table-cell>
          <table:table-cell office:value-type="float" office:value="1.05358" calcext:value-type="float">
            <text:p>1,05358</text:p>
          </table:table-cell>
          <table:table-cell office:value-type="float" office:value="1.11252" calcext:value-type="float">
            <text:p>1,11252</text:p>
          </table:table-cell>
          <table:table-cell office:value-type="float" office:value="1.13555" calcext:value-type="float">
            <text:p>1,13555</text:p>
          </table:table-cell>
          <table:table-cell office:value-type="float" office:value="0.0851071" calcext:value-type="float">
            <text:p>0,0851071</text:p>
          </table:table-cell>
          <table:table-cell table:number-columns-repeated="36"/>
          <table:table-cell table:formula="of:=MIN([.A133:.BL133])" office:value-type="float" office:value="0.0851071" calcext:value-type="float">
            <text:p>0,0851071</text:p>
          </table:table-cell>
          <table:table-cell table:formula="of:=MAX([.A133:.BL133])" office:value-type="float" office:value="1.78983" calcext:value-type="float">
            <text:p>1,78983</text:p>
          </table:table-cell>
          <table:table-cell table:number-columns-repeated="7"/>
        </table:table-row>
        <table:table-row table:style-name="ro2">
          <table:table-cell office:value-type="float" office:value="0.155824" calcext:value-type="float">
            <text:p>0,155824</text:p>
          </table:table-cell>
          <table:table-cell office:value-type="float" office:value="0.18816" calcext:value-type="float">
            <text:p>0,18816</text:p>
          </table:table-cell>
          <table:table-cell office:value-type="float" office:value="0.158297" calcext:value-type="float">
            <text:p>0,158297</text:p>
          </table:table-cell>
          <table:table-cell office:value-type="float" office:value="0.194862" calcext:value-type="float">
            <text:p>0,194862</text:p>
          </table:table-cell>
          <table:table-cell office:value-type="float" office:value="0.157752" calcext:value-type="float">
            <text:p>0,157752</text:p>
          </table:table-cell>
          <table:table-cell office:value-type="float" office:value="0.19385" calcext:value-type="float">
            <text:p>0,19385</text:p>
          </table:table-cell>
          <table:table-cell office:value-type="float" office:value="0.258323" calcext:value-type="float">
            <text:p>0,258323</text:p>
          </table:table-cell>
          <table:table-cell office:value-type="float" office:value="0.172366" calcext:value-type="float">
            <text:p>0,172366</text:p>
          </table:table-cell>
          <table:table-cell office:value-type="float" office:value="0.203331" calcext:value-type="float">
            <text:p>0,203331</text:p>
          </table:table-cell>
          <table:table-cell office:value-type="float" office:value="0.843849" calcext:value-type="float">
            <text:p>0,843849</text:p>
          </table:table-cell>
          <table:table-cell office:value-type="float" office:value="0.195855" calcext:value-type="float">
            <text:p>0,195855</text:p>
          </table:table-cell>
          <table:table-cell office:value-type="float" office:value="0.195793" calcext:value-type="float">
            <text:p>0,195793</text:p>
          </table:table-cell>
          <table:table-cell office:value-type="float" office:value="0.823096" calcext:value-type="float">
            <text:p>0,823096</text:p>
          </table:table-cell>
          <table:table-cell office:value-type="float" office:value="0.530496" calcext:value-type="float">
            <text:p>0,530496</text:p>
          </table:table-cell>
          <table:table-cell office:value-type="float" office:value="0.795598" calcext:value-type="float">
            <text:p>0,795598</text:p>
          </table:table-cell>
          <table:table-cell office:value-type="float" office:value="0.251164" calcext:value-type="float">
            <text:p>0,251164</text:p>
          </table:table-cell>
          <table:table-cell office:value-type="float" office:value="0.20686" calcext:value-type="float">
            <text:p>0,20686</text:p>
          </table:table-cell>
          <table:table-cell office:value-type="float" office:value="0.420841" calcext:value-type="float">
            <text:p>0,420841</text:p>
          </table:table-cell>
          <table:table-cell office:value-type="float" office:value="0.338498" calcext:value-type="float">
            <text:p>0,338498</text:p>
          </table:table-cell>
          <table:table-cell office:value-type="float" office:value="0.428197" calcext:value-type="float">
            <text:p>0,428197</text:p>
          </table:table-cell>
          <table:table-cell office:value-type="float" office:value="0.346347" calcext:value-type="float">
            <text:p>0,346347</text:p>
          </table:table-cell>
          <table:table-cell office:value-type="float" office:value="1.4501" calcext:value-type="float">
            <text:p>1,4501</text:p>
          </table:table-cell>
          <table:table-cell office:value-type="float" office:value="0.906617" calcext:value-type="float">
            <text:p>0,906617</text:p>
          </table:table-cell>
          <table:table-cell office:value-type="float" office:value="0.465883" calcext:value-type="float">
            <text:p>0,465883</text:p>
          </table:table-cell>
          <table:table-cell office:value-type="float" office:value="1.55125" calcext:value-type="float">
            <text:p>1,55125</text:p>
          </table:table-cell>
          <table:table-cell office:value-type="float" office:value="1.41046" calcext:value-type="float">
            <text:p>1,41046</text:p>
          </table:table-cell>
          <table:table-cell office:value-type="float" office:value="1.30635" calcext:value-type="float">
            <text:p>1,30635</text:p>
          </table:table-cell>
          <table:table-cell office:value-type="float" office:value="1.33712" calcext:value-type="float">
            <text:p>1,33712</text:p>
          </table:table-cell>
          <table:table-cell office:value-type="float" office:value="1.56859" calcext:value-type="float">
            <text:p>1,56859</text:p>
          </table:table-cell>
          <table:table-cell office:value-type="float" office:value="1.17395" calcext:value-type="float">
            <text:p>1,17395</text:p>
          </table:table-cell>
          <table:table-cell office:value-type="float" office:value="1.21905" calcext:value-type="float">
            <text:p>1,21905</text:p>
          </table:table-cell>
          <table:table-cell office:value-type="float" office:value="1.22486" calcext:value-type="float">
            <text:p>1,22486</text:p>
          </table:table-cell>
          <table:table-cell table:number-columns-repeated="36"/>
          <table:table-cell table:formula="of:=MIN([.A134:.BL134])" office:value-type="float" office:value="0.155824" calcext:value-type="float">
            <text:p>0,155824</text:p>
          </table:table-cell>
          <table:table-cell table:formula="of:=MAX([.A134:.BL134])" office:value-type="float" office:value="1.56859" calcext:value-type="float">
            <text:p>1,56859</text:p>
          </table:table-cell>
          <table:table-cell table:number-columns-repeated="7"/>
        </table:table-row>
        <table:table-row table:style-name="ro2">
          <table:table-cell office:value-type="float" office:value="0.216328" calcext:value-type="float">
            <text:p>0,216328</text:p>
          </table:table-cell>
          <table:table-cell office:value-type="float" office:value="0.266581" calcext:value-type="float">
            <text:p>0,266581</text:p>
          </table:table-cell>
          <table:table-cell office:value-type="float" office:value="0.284696" calcext:value-type="float">
            <text:p>0,284696</text:p>
          </table:table-cell>
          <table:table-cell office:value-type="float" office:value="0.243385" calcext:value-type="float">
            <text:p>0,243385</text:p>
          </table:table-cell>
          <table:table-cell office:value-type="float" office:value="0.239806" calcext:value-type="float">
            <text:p>0,239806</text:p>
          </table:table-cell>
          <table:table-cell office:value-type="float" office:value="0.272812" calcext:value-type="float">
            <text:p>0,272812</text:p>
          </table:table-cell>
          <table:table-cell office:value-type="float" office:value="0.267534" calcext:value-type="float">
            <text:p>0,267534</text:p>
          </table:table-cell>
          <table:table-cell office:value-type="float" office:value="0.251748" calcext:value-type="float">
            <text:p>0,251748</text:p>
          </table:table-cell>
          <table:table-cell office:value-type="float" office:value="0.27017" calcext:value-type="float">
            <text:p>0,27017</text:p>
          </table:table-cell>
          <table:table-cell office:value-type="float" office:value="0.230463" calcext:value-type="float">
            <text:p>0,230463</text:p>
          </table:table-cell>
          <table:table-cell office:value-type="float" office:value="0.378692" calcext:value-type="float">
            <text:p>0,378692</text:p>
          </table:table-cell>
          <table:table-cell office:value-type="float" office:value="0.343653" calcext:value-type="float">
            <text:p>0,343653</text:p>
          </table:table-cell>
          <table:table-cell office:value-type="float" office:value="0.254311" calcext:value-type="float">
            <text:p>0,254311</text:p>
          </table:table-cell>
          <table:table-cell office:value-type="float" office:value="0.283013" calcext:value-type="float">
            <text:p>0,283013</text:p>
          </table:table-cell>
          <table:table-cell office:value-type="float" office:value="0.658049" calcext:value-type="float">
            <text:p>0,658049</text:p>
          </table:table-cell>
          <table:table-cell office:value-type="float" office:value="0.273081" calcext:value-type="float">
            <text:p>0,273081</text:p>
          </table:table-cell>
          <table:table-cell office:value-type="float" office:value="0.18709" calcext:value-type="float">
            <text:p>0,18709</text:p>
          </table:table-cell>
          <table:table-cell office:value-type="float" office:value="0.625173" calcext:value-type="float">
            <text:p>0,625173</text:p>
          </table:table-cell>
          <table:table-cell office:value-type="float" office:value="0.496504" calcext:value-type="float">
            <text:p>0,496504</text:p>
          </table:table-cell>
          <table:table-cell office:value-type="float" office:value="0.535672" calcext:value-type="float">
            <text:p>0,535672</text:p>
          </table:table-cell>
          <table:table-cell office:value-type="float" office:value="0.183425" calcext:value-type="float">
            <text:p>0,183425</text:p>
          </table:table-cell>
          <table:table-cell office:value-type="float" office:value="0.404309" calcext:value-type="float">
            <text:p>0,404309</text:p>
          </table:table-cell>
          <table:table-cell office:value-type="float" office:value="1.53918" calcext:value-type="float">
            <text:p>1,53918</text:p>
          </table:table-cell>
          <table:table-cell office:value-type="float" office:value="1.3229" calcext:value-type="float">
            <text:p>1,3229</text:p>
          </table:table-cell>
          <table:table-cell office:value-type="float" office:value="0.329284" calcext:value-type="float">
            <text:p>0,329284</text:p>
          </table:table-cell>
          <table:table-cell office:value-type="float" office:value="0.298669" calcext:value-type="float">
            <text:p>0,298669</text:p>
          </table:table-cell>
          <table:table-cell office:value-type="float" office:value="0.23314" calcext:value-type="float">
            <text:p>0,23314</text:p>
          </table:table-cell>
          <table:table-cell office:value-type="float" office:value="0.580054" calcext:value-type="float">
            <text:p>0,580054</text:p>
          </table:table-cell>
          <table:table-cell office:value-type="float" office:value="0.527097" calcext:value-type="float">
            <text:p>0,527097</text:p>
          </table:table-cell>
          <table:table-cell office:value-type="float" office:value="2.17833" calcext:value-type="float">
            <text:p>2,17833</text:p>
          </table:table-cell>
          <table:table-cell office:value-type="float" office:value="0.279304" calcext:value-type="float">
            <text:p>0,279304</text:p>
          </table:table-cell>
          <table:table-cell office:value-type="float" office:value="2.27416" calcext:value-type="float">
            <text:p>2,27416</text:p>
          </table:table-cell>
          <table:table-cell table:number-columns-repeated="36"/>
          <table:table-cell table:formula="of:=MIN([.A135:.BL135])" office:value-type="float" office:value="0.183425" calcext:value-type="float">
            <text:p>0,183425</text:p>
          </table:table-cell>
          <table:table-cell table:formula="of:=MAX([.A135:.BL135])" office:value-type="float" office:value="2.27416" calcext:value-type="float">
            <text:p>2,27416</text:p>
          </table:table-cell>
          <table:table-cell table:number-columns-repeated="7"/>
        </table:table-row>
        <table:table-row table:style-name="ro2">
          <table:table-cell office:value-type="float" office:value="0.283892" calcext:value-type="float">
            <text:p>0,283892</text:p>
          </table:table-cell>
          <table:table-cell office:value-type="float" office:value="0.302962" calcext:value-type="float">
            <text:p>0,302962</text:p>
          </table:table-cell>
          <table:table-cell office:value-type="float" office:value="0.325234" calcext:value-type="float">
            <text:p>0,325234</text:p>
          </table:table-cell>
          <table:table-cell office:value-type="float" office:value="0.284644" calcext:value-type="float">
            <text:p>0,284644</text:p>
          </table:table-cell>
          <table:table-cell office:value-type="float" office:value="0.303942" calcext:value-type="float">
            <text:p>0,303942</text:p>
          </table:table-cell>
          <table:table-cell office:value-type="float" office:value="0.325709" calcext:value-type="float">
            <text:p>0,325709</text:p>
          </table:table-cell>
          <table:table-cell office:value-type="float" office:value="0.65336" calcext:value-type="float">
            <text:p>0,65336</text:p>
          </table:table-cell>
          <table:table-cell office:value-type="float" office:value="0.359163" calcext:value-type="float">
            <text:p>0,359163</text:p>
          </table:table-cell>
          <table:table-cell office:value-type="float" office:value="0.273851" calcext:value-type="float">
            <text:p>0,273851</text:p>
          </table:table-cell>
          <table:table-cell office:value-type="float" office:value="0.331316" calcext:value-type="float">
            <text:p>0,331316</text:p>
          </table:table-cell>
          <table:table-cell office:value-type="float" office:value="0.35352" calcext:value-type="float">
            <text:p>0,35352</text:p>
          </table:table-cell>
          <table:table-cell office:value-type="float" office:value="0.60712" calcext:value-type="float">
            <text:p>0,60712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513535" calcext:value-type="float">
            <text:p>0,513535</text:p>
          </table:table-cell>
          <table:table-cell office:value-type="float" office:value="0.383633" calcext:value-type="float">
            <text:p>0,383633</text:p>
          </table:table-cell>
          <table:table-cell office:value-type="float" office:value="0.375778" calcext:value-type="float">
            <text:p>0,375778</text:p>
          </table:table-cell>
          <table:table-cell office:value-type="float" office:value="1.24214" calcext:value-type="float">
            <text:p>1,24214</text:p>
          </table:table-cell>
          <table:table-cell office:value-type="float" office:value="0.317946" calcext:value-type="float">
            <text:p>0,317946</text:p>
          </table:table-cell>
          <table:table-cell office:value-type="float" office:value="1.31632" calcext:value-type="float">
            <text:p>1,31632</text:p>
          </table:table-cell>
          <table:table-cell office:value-type="float" office:value="1.34185" calcext:value-type="float">
            <text:p>1,34185</text:p>
          </table:table-cell>
          <table:table-cell office:value-type="float" office:value="0.535915" calcext:value-type="float">
            <text:p>0,535915</text:p>
          </table:table-cell>
          <table:table-cell office:value-type="float" office:value="0.537755" calcext:value-type="float">
            <text:p>0,537755</text:p>
          </table:table-cell>
          <table:table-cell office:value-type="float" office:value="1.19952" calcext:value-type="float">
            <text:p>1,19952</text:p>
          </table:table-cell>
          <table:table-cell office:value-type="float" office:value="1.88319" calcext:value-type="float">
            <text:p>1,88319</text:p>
          </table:table-cell>
          <table:table-cell office:value-type="float" office:value="1.57741" calcext:value-type="float">
            <text:p>1,57741</text:p>
          </table:table-cell>
          <table:table-cell office:value-type="float" office:value="1.63923" calcext:value-type="float">
            <text:p>1,63923</text:p>
          </table:table-cell>
          <table:table-cell office:value-type="float" office:value="0.354329" calcext:value-type="float">
            <text:p>0,354329</text:p>
          </table:table-cell>
          <table:table-cell office:value-type="float" office:value="2.03073" calcext:value-type="float">
            <text:p>2,03073</text:p>
          </table:table-cell>
          <table:table-cell office:value-type="float" office:value="1.31495" calcext:value-type="float">
            <text:p>1,31495</text:p>
          </table:table-cell>
          <table:table-cell office:value-type="float" office:value="2.04998" calcext:value-type="float">
            <text:p>2,04998</text:p>
          </table:table-cell>
          <table:table-cell office:value-type="float" office:value="2.09355" calcext:value-type="float">
            <text:p>2,09355</text:p>
          </table:table-cell>
          <table:table-cell office:value-type="float" office:value="2.10391" calcext:value-type="float">
            <text:p>2,10391</text:p>
          </table:table-cell>
          <table:table-cell table:number-columns-repeated="36"/>
          <table:table-cell table:formula="of:=MIN([.A136:.BL136])" office:value-type="float" office:value="0.273851" calcext:value-type="float">
            <text:p>0,273851</text:p>
          </table:table-cell>
          <table:table-cell table:formula="of:=MAX([.A136:.BL136])" office:value-type="float" office:value="2.10391" calcext:value-type="float">
            <text:p>2,10391</text:p>
          </table:table-cell>
          <table:table-cell table:number-columns-repeated="7"/>
        </table:table-row>
        <table:table-row table:style-name="ro2">
          <table:table-cell office:value-type="float" office:value="0.283551" calcext:value-type="float">
            <text:p>0,283551</text:p>
          </table:table-cell>
          <table:table-cell office:value-type="float" office:value="0.306993" calcext:value-type="float">
            <text:p>0,306993</text:p>
          </table:table-cell>
          <table:table-cell office:value-type="float" office:value="0.344289" calcext:value-type="float">
            <text:p>0,344289</text:p>
          </table:table-cell>
          <table:table-cell office:value-type="float" office:value="0.400601" calcext:value-type="float">
            <text:p>0,400601</text:p>
          </table:table-cell>
          <table:table-cell office:value-type="float" office:value="0.320629" calcext:value-type="float">
            <text:p>0,320629</text:p>
          </table:table-cell>
          <table:table-cell office:value-type="float" office:value="0.316458" calcext:value-type="float">
            <text:p>0,316458</text:p>
          </table:table-cell>
          <table:table-cell office:value-type="float" office:value="0.378696" calcext:value-type="float">
            <text:p>0,378696</text:p>
          </table:table-cell>
          <table:table-cell office:value-type="float" office:value="0.605167" calcext:value-type="float">
            <text:p>0,605167</text:p>
          </table:table-cell>
          <table:table-cell office:value-type="float" office:value="0.557429" calcext:value-type="float">
            <text:p>0,557429</text:p>
          </table:table-cell>
          <table:table-cell office:value-type="float" office:value="0.693198" calcext:value-type="float">
            <text:p>0,693198</text:p>
          </table:table-cell>
          <table:table-cell office:value-type="float" office:value="0.347373" calcext:value-type="float">
            <text:p>0,347373</text:p>
          </table:table-cell>
          <table:table-cell office:value-type="float" office:value="0.847207" calcext:value-type="float">
            <text:p>0,847207</text:p>
          </table:table-cell>
          <table:table-cell office:value-type="float" office:value="0.625792" calcext:value-type="float">
            <text:p>0,625792</text:p>
          </table:table-cell>
          <table:table-cell office:value-type="float" office:value="0.45516" calcext:value-type="float">
            <text:p>0,45516</text:p>
          </table:table-cell>
          <table:table-cell office:value-type="float" office:value="0.479195" calcext:value-type="float">
            <text:p>0,479195</text:p>
          </table:table-cell>
          <table:table-cell office:value-type="float" office:value="0.489719" calcext:value-type="float">
            <text:p>0,489719</text:p>
          </table:table-cell>
          <table:table-cell office:value-type="float" office:value="0.504359" calcext:value-type="float">
            <text:p>0,504359</text:p>
          </table:table-cell>
          <table:table-cell office:value-type="float" office:value="0.438306" calcext:value-type="float">
            <text:p>0,438306</text:p>
          </table:table-cell>
          <table:table-cell office:value-type="float" office:value="0.351868" calcext:value-type="float">
            <text:p>0,351868</text:p>
          </table:table-cell>
          <table:table-cell office:value-type="float" office:value="1.49068" calcext:value-type="float">
            <text:p>1,49068</text:p>
          </table:table-cell>
          <table:table-cell office:value-type="float" office:value="0.420068" calcext:value-type="float">
            <text:p>0,420068</text:p>
          </table:table-cell>
          <table:table-cell office:value-type="float" office:value="1.13673" calcext:value-type="float">
            <text:p>1,13673</text:p>
          </table:table-cell>
          <table:table-cell office:value-type="float" office:value="1.25998" calcext:value-type="float">
            <text:p>1,25998</text:p>
          </table:table-cell>
          <table:table-cell office:value-type="float" office:value="0.566777" calcext:value-type="float">
            <text:p>0,566777</text:p>
          </table:table-cell>
          <table:table-cell office:value-type="float" office:value="1.79946" calcext:value-type="float">
            <text:p>1,79946</text:p>
          </table:table-cell>
          <table:table-cell office:value-type="float" office:value="0.311141" calcext:value-type="float">
            <text:p>0,311141</text:p>
          </table:table-cell>
          <table:table-cell office:value-type="float" office:value="1.85996" calcext:value-type="float">
            <text:p>1,85996</text:p>
          </table:table-cell>
          <table:table-cell office:value-type="float" office:value="1.2895" calcext:value-type="float">
            <text:p>1,2895</text:p>
          </table:table-cell>
          <table:table-cell office:value-type="float" office:value="1.30244" calcext:value-type="float">
            <text:p>1,30244</text:p>
          </table:table-cell>
          <table:table-cell office:value-type="float" office:value="1.57067" calcext:value-type="float">
            <text:p>1,57067</text:p>
          </table:table-cell>
          <table:table-cell office:value-type="float" office:value="0.198418" calcext:value-type="float">
            <text:p>0,198418</text:p>
          </table:table-cell>
          <table:table-cell office:value-type="float" office:value="0.154708" calcext:value-type="float">
            <text:p>0,154708</text:p>
          </table:table-cell>
          <table:table-cell table:number-columns-repeated="36"/>
          <table:table-cell table:formula="of:=MIN([.A137:.BL137])" office:value-type="float" office:value="0.154708" calcext:value-type="float">
            <text:p>0,154708</text:p>
          </table:table-cell>
          <table:table-cell table:formula="of:=MAX([.A137:.BL137])" office:value-type="float" office:value="1.85996" calcext:value-type="float">
            <text:p>1,85996</text:p>
          </table:table-cell>
          <table:table-cell table:number-columns-repeated="7"/>
        </table:table-row>
        <table:table-row table:style-name="ro2">
          <table:table-cell office:value-type="float" office:value="0.285534" calcext:value-type="float">
            <text:p>0,285534</text:p>
          </table:table-cell>
          <table:table-cell office:value-type="float" office:value="0.308231" calcext:value-type="float">
            <text:p>0,308231</text:p>
          </table:table-cell>
          <table:table-cell office:value-type="float" office:value="0.350545" calcext:value-type="float">
            <text:p>0,350545</text:p>
          </table:table-cell>
          <table:table-cell office:value-type="float" office:value="0.36267" calcext:value-type="float">
            <text:p>0,36267</text:p>
          </table:table-cell>
          <table:table-cell office:value-type="float" office:value="0.272307" calcext:value-type="float">
            <text:p>0,272307</text:p>
          </table:table-cell>
          <table:table-cell office:value-type="float" office:value="0.342545" calcext:value-type="float">
            <text:p>0,342545</text:p>
          </table:table-cell>
          <table:table-cell office:value-type="float" office:value="0.317909" calcext:value-type="float">
            <text:p>0,317909</text:p>
          </table:table-cell>
          <table:table-cell office:value-type="float" office:value="0.366044" calcext:value-type="float">
            <text:p>0,366044</text:p>
          </table:table-cell>
          <table:table-cell office:value-type="float" office:value="0.269392" calcext:value-type="float">
            <text:p>0,269392</text:p>
          </table:table-cell>
          <table:table-cell office:value-type="float" office:value="0.350107" calcext:value-type="float">
            <text:p>0,350107</text:p>
          </table:table-cell>
          <table:table-cell office:value-type="float" office:value="0.341626" calcext:value-type="float">
            <text:p>0,341626</text:p>
          </table:table-cell>
          <table:table-cell office:value-type="float" office:value="0.669272" calcext:value-type="float">
            <text:p>0,669272</text:p>
          </table:table-cell>
          <table:table-cell office:value-type="float" office:value="0.30438" calcext:value-type="float">
            <text:p>0,30438</text:p>
          </table:table-cell>
          <table:table-cell office:value-type="float" office:value="0.344155" calcext:value-type="float">
            <text:p>0,344155</text:p>
          </table:table-cell>
          <table:table-cell office:value-type="float" office:value="0.415127" calcext:value-type="float">
            <text:p>0,415127</text:p>
          </table:table-cell>
          <table:table-cell office:value-type="float" office:value="1.30211" calcext:value-type="float">
            <text:p>1,30211</text:p>
          </table:table-cell>
          <table:table-cell office:value-type="float" office:value="0.307579" calcext:value-type="float">
            <text:p>0,307579</text:p>
          </table:table-cell>
          <table:table-cell office:value-type="float" office:value="1.0037" calcext:value-type="float">
            <text:p>1,0037</text:p>
          </table:table-cell>
          <table:table-cell office:value-type="float" office:value="0.414594" calcext:value-type="float">
            <text:p>0,414594</text:p>
          </table:table-cell>
          <table:table-cell office:value-type="float" office:value="1.60046" calcext:value-type="float">
            <text:p>1,60046</text:p>
          </table:table-cell>
          <table:table-cell office:value-type="float" office:value="1.00437" calcext:value-type="float">
            <text:p>1,00437</text:p>
          </table:table-cell>
          <table:table-cell office:value-type="float" office:value="0.353222" calcext:value-type="float">
            <text:p>0,353222</text:p>
          </table:table-cell>
          <table:table-cell office:value-type="float" office:value="1.53022" calcext:value-type="float">
            <text:p>1,53022</text:p>
          </table:table-cell>
          <table:table-cell office:value-type="float" office:value="0.87707" calcext:value-type="float">
            <text:p>0,87707</text:p>
          </table:table-cell>
          <table:table-cell office:value-type="float" office:value="0.841832" calcext:value-type="float">
            <text:p>0,841832</text:p>
          </table:table-cell>
          <table:table-cell office:value-type="float" office:value="1.92918" calcext:value-type="float">
            <text:p>1,92918</text:p>
          </table:table-cell>
          <table:table-cell office:value-type="float" office:value="1.90307" calcext:value-type="float">
            <text:p>1,90307</text:p>
          </table:table-cell>
          <table:table-cell office:value-type="float" office:value="1.57996" calcext:value-type="float">
            <text:p>1,57996</text:p>
          </table:table-cell>
          <table:table-cell office:value-type="float" office:value="1.95251" calcext:value-type="float">
            <text:p>1,95251</text:p>
          </table:table-cell>
          <table:table-cell office:value-type="float" office:value="1.65593" calcext:value-type="float">
            <text:p>1,65593</text:p>
          </table:table-cell>
          <table:table-cell office:value-type="float" office:value="1.04736" calcext:value-type="float">
            <text:p>1,04736</text:p>
          </table:table-cell>
          <table:table-cell office:value-type="float" office:value="1.06424" calcext:value-type="float">
            <text:p>1,06424</text:p>
          </table:table-cell>
          <table:table-cell table:number-columns-repeated="36"/>
          <table:table-cell table:formula="of:=MIN([.A138:.BL138])" office:value-type="float" office:value="0.269392" calcext:value-type="float">
            <text:p>0,269392</text:p>
          </table:table-cell>
          <table:table-cell table:formula="of:=MAX([.A138:.BL138])" office:value-type="float" office:value="1.95251" calcext:value-type="float">
            <text:p>1,95251</text:p>
          </table:table-cell>
          <table:table-cell table:number-columns-repeated="7"/>
        </table:table-row>
        <table:table-row table:style-name="ro2">
          <table:table-cell office:value-type="float" office:value="0.213785" calcext:value-type="float">
            <text:p>0,213785</text:p>
          </table:table-cell>
          <table:table-cell office:value-type="float" office:value="0.224024" calcext:value-type="float">
            <text:p>0,224024</text:p>
          </table:table-cell>
          <table:table-cell office:value-type="float" office:value="0.245423" calcext:value-type="float">
            <text:p>0,245423</text:p>
          </table:table-cell>
          <table:table-cell office:value-type="float" office:value="0.294494" calcext:value-type="float">
            <text:p>0,294494</text:p>
          </table:table-cell>
          <table:table-cell office:value-type="float" office:value="0.240583" calcext:value-type="float">
            <text:p>0,240583</text:p>
          </table:table-cell>
          <table:table-cell office:value-type="float" office:value="0.399012" calcext:value-type="float">
            <text:p>0,399012</text:p>
          </table:table-cell>
          <table:table-cell office:value-type="float" office:value="0.484096" calcext:value-type="float">
            <text:p>0,484096</text:p>
          </table:table-cell>
          <table:table-cell office:value-type="float" office:value="0.437888" calcext:value-type="float">
            <text:p>0,437888</text:p>
          </table:table-cell>
          <table:table-cell office:value-type="float" office:value="0.278169" calcext:value-type="float">
            <text:p>0,278169</text:p>
          </table:table-cell>
          <table:table-cell office:value-type="float" office:value="0.471271" calcext:value-type="float">
            <text:p>0,471271</text:p>
          </table:table-cell>
          <table:table-cell office:value-type="float" office:value="0.624416" calcext:value-type="float">
            <text:p>0,624416</text:p>
          </table:table-cell>
          <table:table-cell office:value-type="float" office:value="0.388158" calcext:value-type="float">
            <text:p>0,388158</text:p>
          </table:table-cell>
          <table:table-cell office:value-type="float" office:value="0.677532" calcext:value-type="float">
            <text:p>0,677532</text:p>
          </table:table-cell>
          <table:table-cell office:value-type="float" office:value="0.786896" calcext:value-type="float">
            <text:p>0,786896</text:p>
          </table:table-cell>
          <table:table-cell office:value-type="float" office:value="0.257847" calcext:value-type="float">
            <text:p>0,257847</text:p>
          </table:table-cell>
          <table:table-cell office:value-type="float" office:value="0.930433" calcext:value-type="float">
            <text:p>0,930433</text:p>
          </table:table-cell>
          <table:table-cell office:value-type="float" office:value="0.884315" calcext:value-type="float">
            <text:p>0,884315</text:p>
          </table:table-cell>
          <table:table-cell office:value-type="float" office:value="0.212161" calcext:value-type="float">
            <text:p>0,212161</text:p>
          </table:table-cell>
          <table:table-cell office:value-type="float" office:value="0.763546" calcext:value-type="float">
            <text:p>0,763546</text:p>
          </table:table-cell>
          <table:table-cell office:value-type="float" office:value="0.261181" calcext:value-type="float">
            <text:p>0,261181</text:p>
          </table:table-cell>
          <table:table-cell office:value-type="float" office:value="1.10861" calcext:value-type="float">
            <text:p>1,10861</text:p>
          </table:table-cell>
          <table:table-cell office:value-type="float" office:value="0.523385" calcext:value-type="float">
            <text:p>0,523385</text:p>
          </table:table-cell>
          <table:table-cell office:value-type="float" office:value="1.0337" calcext:value-type="float">
            <text:p>1,0337</text:p>
          </table:table-cell>
          <table:table-cell office:value-type="float" office:value="0.197247" calcext:value-type="float">
            <text:p>0,197247</text:p>
          </table:table-cell>
          <table:table-cell office:value-type="float" office:value="0.410638" calcext:value-type="float">
            <text:p>0,410638</text:p>
          </table:table-cell>
          <table:table-cell office:value-type="float" office:value="0.199878" calcext:value-type="float">
            <text:p>0,199878</text:p>
          </table:table-cell>
          <table:table-cell office:value-type="float" office:value="0.383598" calcext:value-type="float">
            <text:p>0,383598</text:p>
          </table:table-cell>
          <table:table-cell office:value-type="float" office:value="0.190696" calcext:value-type="float">
            <text:p>0,190696</text:p>
          </table:table-cell>
          <table:table-cell office:value-type="float" office:value="0.478656" calcext:value-type="float">
            <text:p>0,478656</text:p>
          </table:table-cell>
          <table:table-cell office:value-type="float" office:value="0.296246" calcext:value-type="float">
            <text:p>0,296246</text:p>
          </table:table-cell>
          <table:table-cell office:value-type="float" office:value="0.601217" calcext:value-type="float">
            <text:p>0,601217</text:p>
          </table:table-cell>
          <table:table-cell office:value-type="float" office:value="0.420712" calcext:value-type="float">
            <text:p>0,420712</text:p>
          </table:table-cell>
          <table:table-cell table:number-columns-repeated="36"/>
          <table:table-cell table:formula="of:=MIN([.A139:.BL139])" office:value-type="float" office:value="0.190696" calcext:value-type="float">
            <text:p>0,190696</text:p>
          </table:table-cell>
          <table:table-cell table:formula="of:=MAX([.A139:.BL139])" office:value-type="float" office:value="1.10861" calcext:value-type="float">
            <text:p>1,10861</text:p>
          </table:table-cell>
          <table:table-cell table:number-columns-repeated="7"/>
        </table:table-row>
        <table:table-row table:style-name="ro2">
          <table:table-cell office:value-type="float" office:value="0.107701" calcext:value-type="float">
            <text:p>0,107701</text:p>
          </table:table-cell>
          <table:table-cell office:value-type="float" office:value="0.107579" calcext:value-type="float">
            <text:p>0,107579</text:p>
          </table:table-cell>
          <table:table-cell office:value-type="float" office:value="0.18545" calcext:value-type="float">
            <text:p>0,18545</text:p>
          </table:table-cell>
          <table:table-cell office:value-type="float" office:value="0.161397" calcext:value-type="float">
            <text:p>0,161397</text:p>
          </table:table-cell>
          <table:table-cell office:value-type="float" office:value="0.17282" calcext:value-type="float">
            <text:p>0,17282</text:p>
          </table:table-cell>
          <table:table-cell office:value-type="float" office:value="0.180815" calcext:value-type="float">
            <text:p>0,180815</text:p>
          </table:table-cell>
          <table:table-cell office:value-type="float" office:value="0.173677" calcext:value-type="float">
            <text:p>0,173677</text:p>
          </table:table-cell>
          <table:table-cell office:value-type="float" office:value="0.162013" calcext:value-type="float">
            <text:p>0,162013</text:p>
          </table:table-cell>
          <table:table-cell office:value-type="float" office:value="0.165828" calcext:value-type="float">
            <text:p>0,165828</text:p>
          </table:table-cell>
          <table:table-cell office:value-type="float" office:value="0.172188" calcext:value-type="float">
            <text:p>0,172188</text:p>
          </table:table-cell>
          <table:table-cell office:value-type="float" office:value="0.881635" calcext:value-type="float">
            <text:p>0,881635</text:p>
          </table:table-cell>
          <table:table-cell office:value-type="float" office:value="0.174826" calcext:value-type="float">
            <text:p>0,174826</text:p>
          </table:table-cell>
          <table:table-cell office:value-type="float" office:value="1.11998" calcext:value-type="float">
            <text:p>1,11998</text:p>
          </table:table-cell>
          <table:table-cell office:value-type="float" office:value="0.199081" calcext:value-type="float">
            <text:p>0,199081</text:p>
          </table:table-cell>
          <table:table-cell office:value-type="float" office:value="0.510562" calcext:value-type="float">
            <text:p>0,510562</text:p>
          </table:table-cell>
          <table:table-cell office:value-type="float" office:value="0.290096" calcext:value-type="float">
            <text:p>0,290096</text:p>
          </table:table-cell>
          <table:table-cell office:value-type="float" office:value="0.205269" calcext:value-type="float">
            <text:p>0,205269</text:p>
          </table:table-cell>
          <table:table-cell office:value-type="float" office:value="0.233915" calcext:value-type="float">
            <text:p>0,233915</text:p>
          </table:table-cell>
          <table:table-cell office:value-type="float" office:value="0.210165" calcext:value-type="float">
            <text:p>0,210165</text:p>
          </table:table-cell>
          <table:table-cell office:value-type="float" office:value="0.421543" calcext:value-type="float">
            <text:p>0,421543</text:p>
          </table:table-cell>
          <table:table-cell office:value-type="float" office:value="0.621255" calcext:value-type="float">
            <text:p>0,621255</text:p>
          </table:table-cell>
          <table:table-cell office:value-type="float" office:value="0.434403" calcext:value-type="float">
            <text:p>0,434403</text:p>
          </table:table-cell>
          <table:table-cell office:value-type="float" office:value="0.255364" calcext:value-type="float">
            <text:p>0,255364</text:p>
          </table:table-cell>
          <table:table-cell office:value-type="float" office:value="0.239143" calcext:value-type="float">
            <text:p>0,239143</text:p>
          </table:table-cell>
          <table:table-cell office:value-type="float" office:value="0.212866" calcext:value-type="float">
            <text:p>0,212866</text:p>
          </table:table-cell>
          <table:table-cell office:value-type="float" office:value="0.267426" calcext:value-type="float">
            <text:p>0,267426</text:p>
          </table:table-cell>
          <table:table-cell office:value-type="float" office:value="0.312464" calcext:value-type="float">
            <text:p>0,312464</text:p>
          </table:table-cell>
          <table:table-cell office:value-type="float" office:value="0.781435" calcext:value-type="float">
            <text:p>0,781435</text:p>
          </table:table-cell>
          <table:table-cell office:value-type="float" office:value="0.391369" calcext:value-type="float">
            <text:p>0,391369</text:p>
          </table:table-cell>
          <table:table-cell office:value-type="float" office:value="0.404901" calcext:value-type="float">
            <text:p>0,404901</text:p>
          </table:table-cell>
          <table:table-cell office:value-type="float" office:value="0.626311" calcext:value-type="float">
            <text:p>0,626311</text:p>
          </table:table-cell>
          <table:table-cell office:value-type="float" office:value="0.224664" calcext:value-type="float">
            <text:p>0,224664</text:p>
          </table:table-cell>
          <table:table-cell table:number-columns-repeated="36"/>
          <table:table-cell table:formula="of:=MIN([.A140:.BL140])" office:value-type="float" office:value="0.107579" calcext:value-type="float">
            <text:p>0,107579</text:p>
          </table:table-cell>
          <table:table-cell table:formula="of:=MAX([.A140:.BL140])" office:value-type="float" office:value="1.11998" calcext:value-type="float">
            <text:p>1,11998</text:p>
          </table:table-cell>
          <table:table-cell table:number-columns-repeated="7"/>
        </table:table-row>
        <table:table-row table:style-name="ro2">
          <table:table-cell office:value-type="float" office:value="0.282046" calcext:value-type="float">
            <text:p>0,282046</text:p>
          </table:table-cell>
          <table:table-cell office:value-type="float" office:value="0.290028" calcext:value-type="float">
            <text:p>0,290028</text:p>
          </table:table-cell>
          <table:table-cell office:value-type="float" office:value="0.286947" calcext:value-type="float">
            <text:p>0,286947</text:p>
          </table:table-cell>
          <table:table-cell office:value-type="float" office:value="0.289826" calcext:value-type="float">
            <text:p>0,289826</text:p>
          </table:table-cell>
          <table:table-cell office:value-type="float" office:value="1.16195" calcext:value-type="float">
            <text:p>1,16195</text:p>
          </table:table-cell>
          <table:table-cell office:value-type="float" office:value="0.88358" calcext:value-type="float">
            <text:p>0,88358</text:p>
          </table:table-cell>
          <table:table-cell office:value-type="float" office:value="1.17602" calcext:value-type="float">
            <text:p>1,17602</text:p>
          </table:table-cell>
          <table:table-cell office:value-type="float" office:value="0.60341" calcext:value-type="float">
            <text:p>0,60341</text:p>
          </table:table-cell>
          <table:table-cell office:value-type="float" office:value="0.608937" calcext:value-type="float">
            <text:p>0,608937</text:p>
          </table:table-cell>
          <table:table-cell office:value-type="float" office:value="0.352089" calcext:value-type="float">
            <text:p>0,352089</text:p>
          </table:table-cell>
          <table:table-cell office:value-type="float" office:value="0.326972" calcext:value-type="float">
            <text:p>0,326972</text:p>
          </table:table-cell>
          <table:table-cell office:value-type="float" office:value="0.54164" calcext:value-type="float">
            <text:p>0,54164</text:p>
          </table:table-cell>
          <table:table-cell office:value-type="float" office:value="0.521456" calcext:value-type="float">
            <text:p>0,521456</text:p>
          </table:table-cell>
          <table:table-cell office:value-type="float" office:value="1.45911" calcext:value-type="float">
            <text:p>1,45911</text:p>
          </table:table-cell>
          <table:table-cell office:value-type="float" office:value="0.882522" calcext:value-type="float">
            <text:p>0,882522</text:p>
          </table:table-cell>
          <table:table-cell office:value-type="float" office:value="0.595838" calcext:value-type="float">
            <text:p>0,595838</text:p>
          </table:table-cell>
          <table:table-cell office:value-type="float" office:value="0.630055" calcext:value-type="float">
            <text:p>0,630055</text:p>
          </table:table-cell>
          <table:table-cell office:value-type="float" office:value="0.342939" calcext:value-type="float">
            <text:p>0,342939</text:p>
          </table:table-cell>
          <table:table-cell office:value-type="float" office:value="1.82788" calcext:value-type="float">
            <text:p>1,82788</text:p>
          </table:table-cell>
          <table:table-cell office:value-type="float" office:value="1.55162" calcext:value-type="float">
            <text:p>1,55162</text:p>
          </table:table-cell>
          <table:table-cell office:value-type="float" office:value="1.26442" calcext:value-type="float">
            <text:p>1,26442</text:p>
          </table:table-cell>
          <table:table-cell office:value-type="float" office:value="0.97919" calcext:value-type="float">
            <text:p>0,97919</text:p>
          </table:table-cell>
          <table:table-cell office:value-type="float" office:value="0.716429" calcext:value-type="float">
            <text:p>0,716429</text:p>
          </table:table-cell>
          <table:table-cell office:value-type="float" office:value="0.929294" calcext:value-type="float">
            <text:p>0,929294</text:p>
          </table:table-cell>
          <table:table-cell office:value-type="float" office:value="0.924916" calcext:value-type="float">
            <text:p>0,924916</text:p>
          </table:table-cell>
          <table:table-cell office:value-type="float" office:value="0.280511" calcext:value-type="float">
            <text:p>0,280511</text:p>
          </table:table-cell>
          <table:table-cell office:value-type="float" office:value="0.307409" calcext:value-type="float">
            <text:p>0,307409</text:p>
          </table:table-cell>
          <table:table-cell office:value-type="float" office:value="0.997637" calcext:value-type="float">
            <text:p>0,997637</text:p>
          </table:table-cell>
          <table:table-cell office:value-type="float" office:value="1.15856" calcext:value-type="float">
            <text:p>1,15856</text:p>
          </table:table-cell>
          <table:table-cell office:value-type="float" office:value="0.222273" calcext:value-type="float">
            <text:p>0,222273</text:p>
          </table:table-cell>
          <table:table-cell office:value-type="float" office:value="0.531165" calcext:value-type="float">
            <text:p>0,531165</text:p>
          </table:table-cell>
          <table:table-cell office:value-type="float" office:value="0.603092" calcext:value-type="float">
            <text:p>0,603092</text:p>
          </table:table-cell>
          <table:table-cell table:number-columns-repeated="36"/>
          <table:table-cell table:formula="of:=MIN([.A141:.BL141])" office:value-type="float" office:value="0.222273" calcext:value-type="float">
            <text:p>0,222273</text:p>
          </table:table-cell>
          <table:table-cell table:formula="of:=MAX([.A141:.BL141])" office:value-type="float" office:value="1.82788" calcext:value-type="float">
            <text:p>1,82788</text:p>
          </table:table-cell>
          <table:table-cell table:number-columns-repeated="7"/>
        </table:table-row>
        <table:table-row table:style-name="ro2">
          <table:table-cell office:value-type="float" office:value="0.272625" calcext:value-type="float">
            <text:p>0,272625</text:p>
          </table:table-cell>
          <table:table-cell office:value-type="float" office:value="0.304706" calcext:value-type="float">
            <text:p>0,304706</text:p>
          </table:table-cell>
          <table:table-cell office:value-type="float" office:value="0.358117" calcext:value-type="float">
            <text:p>0,358117</text:p>
          </table:table-cell>
          <table:table-cell office:value-type="float" office:value="0.395051" calcext:value-type="float">
            <text:p>0,395051</text:p>
          </table:table-cell>
          <table:table-cell office:value-type="float" office:value="0.264719" calcext:value-type="float">
            <text:p>0,264719</text:p>
          </table:table-cell>
          <table:table-cell office:value-type="float" office:value="0.412882" calcext:value-type="float">
            <text:p>0,412882</text:p>
          </table:table-cell>
          <table:table-cell office:value-type="float" office:value="0.637932" calcext:value-type="float">
            <text:p>0,637932</text:p>
          </table:table-cell>
          <table:table-cell office:value-type="float" office:value="0.654427" calcext:value-type="float">
            <text:p>0,654427</text:p>
          </table:table-cell>
          <table:table-cell office:value-type="float" office:value="0.360721" calcext:value-type="float">
            <text:p>0,360721</text:p>
          </table:table-cell>
          <table:table-cell office:value-type="float" office:value="0.639025" calcext:value-type="float">
            <text:p>0,639025</text:p>
          </table:table-cell>
          <table:table-cell office:value-type="float" office:value="0.957068" calcext:value-type="float">
            <text:p>0,957068</text:p>
          </table:table-cell>
          <table:table-cell office:value-type="float" office:value="0.610733" calcext:value-type="float">
            <text:p>0,610733</text:p>
          </table:table-cell>
          <table:table-cell office:value-type="float" office:value="0.567187" calcext:value-type="float">
            <text:p>0,567187</text:p>
          </table:table-cell>
          <table:table-cell office:value-type="float" office:value="0.353354" calcext:value-type="float">
            <text:p>0,353354</text:p>
          </table:table-cell>
          <table:table-cell office:value-type="float" office:value="0.318098" calcext:value-type="float">
            <text:p>0,318098</text:p>
          </table:table-cell>
          <table:table-cell office:value-type="float" office:value="0.37297" calcext:value-type="float">
            <text:p>0,37297</text:p>
          </table:table-cell>
          <table:table-cell office:value-type="float" office:value="1.29029" calcext:value-type="float">
            <text:p>1,29029</text:p>
          </table:table-cell>
          <table:table-cell office:value-type="float" office:value="0.5263" calcext:value-type="float">
            <text:p>0,5263</text:p>
          </table:table-cell>
          <table:table-cell office:value-type="float" office:value="0.453669" calcext:value-type="float">
            <text:p>0,453669</text:p>
          </table:table-cell>
          <table:table-cell office:value-type="float" office:value="1.60259" calcext:value-type="float">
            <text:p>1,60259</text:p>
          </table:table-cell>
          <table:table-cell office:value-type="float" office:value="0.598255" calcext:value-type="float">
            <text:p>0,598255</text:p>
          </table:table-cell>
          <table:table-cell office:value-type="float" office:value="1.63043" calcext:value-type="float">
            <text:p>1,63043</text:p>
          </table:table-cell>
          <table:table-cell office:value-type="float" office:value="0.367467" calcext:value-type="float">
            <text:p>0,367467</text:p>
          </table:table-cell>
          <table:table-cell office:value-type="float" office:value="1.41208" calcext:value-type="float">
            <text:p>1,41208</text:p>
          </table:table-cell>
          <table:table-cell office:value-type="float" office:value="0.892506" calcext:value-type="float">
            <text:p>0,892506</text:p>
          </table:table-cell>
          <table:table-cell office:value-type="float" office:value="1.86389" calcext:value-type="float">
            <text:p>1,86389</text:p>
          </table:table-cell>
          <table:table-cell office:value-type="float" office:value="1.88026" calcext:value-type="float">
            <text:p>1,88026</text:p>
          </table:table-cell>
          <table:table-cell office:value-type="float" office:value="1.26045" calcext:value-type="float">
            <text:p>1,26045</text:p>
          </table:table-cell>
          <table:table-cell office:value-type="float" office:value="0.312105" calcext:value-type="float">
            <text:p>0,312105</text:p>
          </table:table-cell>
          <table:table-cell office:value-type="float" office:value="1.37932" calcext:value-type="float">
            <text:p>1,37932</text:p>
          </table:table-cell>
          <table:table-cell office:value-type="float" office:value="0.534242" calcext:value-type="float">
            <text:p>0,534242</text:p>
          </table:table-cell>
          <table:table-cell office:value-type="float" office:value="0.223615" calcext:value-type="float">
            <text:p>0,223615</text:p>
          </table:table-cell>
          <table:table-cell table:number-columns-repeated="36"/>
          <table:table-cell table:formula="of:=MIN([.A142:.BL142])" office:value-type="float" office:value="0.223615" calcext:value-type="float">
            <text:p>0,223615</text:p>
          </table:table-cell>
          <table:table-cell table:formula="of:=MAX([.A142:.BL142])" office:value-type="float" office:value="1.88026" calcext:value-type="float">
            <text:p>1,88026</text:p>
          </table:table-cell>
          <table:table-cell table:number-columns-repeated="7"/>
        </table:table-row>
        <table:table-row table:style-name="ro2">
          <table:table-cell office:value-type="float" office:value="0.283352" calcext:value-type="float">
            <text:p>0,283352</text:p>
          </table:table-cell>
          <table:table-cell office:value-type="float" office:value="0.301764" calcext:value-type="float">
            <text:p>0,301764</text:p>
          </table:table-cell>
          <table:table-cell office:value-type="float" office:value="0.280815" calcext:value-type="float">
            <text:p>0,280815</text:p>
          </table:table-cell>
          <table:table-cell office:value-type="float" office:value="0.307991" calcext:value-type="float">
            <text:p>0,307991</text:p>
          </table:table-cell>
          <table:table-cell office:value-type="float" office:value="0.346439" calcext:value-type="float">
            <text:p>0,346439</text:p>
          </table:table-cell>
          <table:table-cell office:value-type="float" office:value="0.400455" calcext:value-type="float">
            <text:p>0,400455</text:p>
          </table:table-cell>
          <table:table-cell office:value-type="float" office:value="0.318343" calcext:value-type="float">
            <text:p>0,318343</text:p>
          </table:table-cell>
          <table:table-cell office:value-type="float" office:value="0.969005" calcext:value-type="float">
            <text:p>0,969005</text:p>
          </table:table-cell>
          <table:table-cell office:value-type="float" office:value="0.360603" calcext:value-type="float">
            <text:p>0,360603</text:p>
          </table:table-cell>
          <table:table-cell office:value-type="float" office:value="0.631528" calcext:value-type="float">
            <text:p>0,631528</text:p>
          </table:table-cell>
          <table:table-cell office:value-type="float" office:value="0.61142" calcext:value-type="float">
            <text:p>0,61142</text:p>
          </table:table-cell>
          <table:table-cell office:value-type="float" office:value="0.558679" calcext:value-type="float">
            <text:p>0,558679</text:p>
          </table:table-cell>
          <table:table-cell office:value-type="float" office:value="0.567258" calcext:value-type="float">
            <text:p>0,567258</text:p>
          </table:table-cell>
          <table:table-cell office:value-type="float" office:value="0.356606" calcext:value-type="float">
            <text:p>0,356606</text:p>
          </table:table-cell>
          <table:table-cell office:value-type="float" office:value="1.37008" calcext:value-type="float">
            <text:p>1,37008</text:p>
          </table:table-cell>
          <table:table-cell office:value-type="float" office:value="0.404892" calcext:value-type="float">
            <text:p>0,404892</text:p>
          </table:table-cell>
          <table:table-cell office:value-type="float" office:value="0.337401" calcext:value-type="float">
            <text:p>0,337401</text:p>
          </table:table-cell>
          <table:table-cell office:value-type="float" office:value="1.01049" calcext:value-type="float">
            <text:p>1,01049</text:p>
          </table:table-cell>
          <table:table-cell office:value-type="float" office:value="0.523072" calcext:value-type="float">
            <text:p>0,523072</text:p>
          </table:table-cell>
          <table:table-cell office:value-type="float" office:value="1.21265" calcext:value-type="float">
            <text:p>1,21265</text:p>
          </table:table-cell>
          <table:table-cell office:value-type="float" office:value="0.333208" calcext:value-type="float">
            <text:p>0,333208</text:p>
          </table:table-cell>
          <table:table-cell office:value-type="float" office:value="1.05503" calcext:value-type="float">
            <text:p>1,05503</text:p>
          </table:table-cell>
          <table:table-cell office:value-type="float" office:value="1.41597" calcext:value-type="float">
            <text:p>1,41597</text:p>
          </table:table-cell>
          <table:table-cell office:value-type="float" office:value="1.06996" calcext:value-type="float">
            <text:p>1,06996</text:p>
          </table:table-cell>
          <table:table-cell office:value-type="float" office:value="1.18182" calcext:value-type="float">
            <text:p>1,18182</text:p>
          </table:table-cell>
          <table:table-cell office:value-type="float" office:value="0.913054" calcext:value-type="float">
            <text:p>0,913054</text:p>
          </table:table-cell>
          <table:table-cell office:value-type="float" office:value="1.21673" calcext:value-type="float">
            <text:p>1,21673</text:p>
          </table:table-cell>
          <table:table-cell office:value-type="float" office:value="1.64362" calcext:value-type="float">
            <text:p>1,64362</text:p>
          </table:table-cell>
          <table:table-cell office:value-type="float" office:value="0.539483" calcext:value-type="float">
            <text:p>0,539483</text:p>
          </table:table-cell>
          <table:table-cell office:value-type="float" office:value="0.324434" calcext:value-type="float">
            <text:p>0,324434</text:p>
          </table:table-cell>
          <table:table-cell office:value-type="float" office:value="2.06674" calcext:value-type="float">
            <text:p>2,06674</text:p>
          </table:table-cell>
          <table:table-cell office:value-type="float" office:value="0.15245" calcext:value-type="float">
            <text:p>0,15245</text:p>
          </table:table-cell>
          <table:table-cell table:number-columns-repeated="36"/>
          <table:table-cell table:formula="of:=MIN([.A143:.BL143])" office:value-type="float" office:value="0.15245" calcext:value-type="float">
            <text:p>0,15245</text:p>
          </table:table-cell>
          <table:table-cell table:formula="of:=MAX([.A143:.BL143])" office:value-type="float" office:value="2.06674" calcext:value-type="float">
            <text:p>2,06674</text:p>
          </table:table-cell>
          <table:table-cell table:number-columns-repeated="7"/>
        </table:table-row>
        <table:table-row table:style-name="ro2">
          <table:table-cell office:value-type="float" office:value="0.286992" calcext:value-type="float">
            <text:p>0,286992</text:p>
          </table:table-cell>
          <table:table-cell office:value-type="float" office:value="0.30055" calcext:value-type="float">
            <text:p>0,30055</text:p>
          </table:table-cell>
          <table:table-cell office:value-type="float" office:value="0.317777" calcext:value-type="float">
            <text:p>0,317777</text:p>
          </table:table-cell>
          <table:table-cell office:value-type="float" office:value="0.333287" calcext:value-type="float">
            <text:p>0,333287</text:p>
          </table:table-cell>
          <table:table-cell office:value-type="float" office:value="0.285895" calcext:value-type="float">
            <text:p>0,285895</text:p>
          </table:table-cell>
          <table:table-cell office:value-type="float" office:value="0.33784" calcext:value-type="float">
            <text:p>0,33784</text:p>
          </table:table-cell>
          <table:table-cell office:value-type="float" office:value="0.309034" calcext:value-type="float">
            <text:p>0,309034</text:p>
          </table:table-cell>
          <table:table-cell office:value-type="float" office:value="0.360142" calcext:value-type="float">
            <text:p>0,360142</text:p>
          </table:table-cell>
          <table:table-cell office:value-type="float" office:value="0.663314" calcext:value-type="float">
            <text:p>0,663314</text:p>
          </table:table-cell>
          <table:table-cell office:value-type="float" office:value="0.322078" calcext:value-type="float">
            <text:p>0,322078</text:p>
          </table:table-cell>
          <table:table-cell office:value-type="float" office:value="0.301607" calcext:value-type="float">
            <text:p>0,301607</text:p>
          </table:table-cell>
          <table:table-cell office:value-type="float" office:value="0.333736" calcext:value-type="float">
            <text:p>0,333736</text:p>
          </table:table-cell>
          <table:table-cell office:value-type="float" office:value="0.277826" calcext:value-type="float">
            <text:p>0,277826</text:p>
          </table:table-cell>
          <table:table-cell office:value-type="float" office:value="0.344804" calcext:value-type="float">
            <text:p>0,344804</text:p>
          </table:table-cell>
          <table:table-cell office:value-type="float" office:value="0.336411" calcext:value-type="float">
            <text:p>0,336411</text:p>
          </table:table-cell>
          <table:table-cell office:value-type="float" office:value="1.31859" calcext:value-type="float">
            <text:p>1,31859</text:p>
          </table:table-cell>
          <table:table-cell office:value-type="float" office:value="0.990637" calcext:value-type="float">
            <text:p>0,990637</text:p>
          </table:table-cell>
          <table:table-cell office:value-type="float" office:value="1.33421" calcext:value-type="float">
            <text:p>1,33421</text:p>
          </table:table-cell>
          <table:table-cell office:value-type="float" office:value="1.54865" calcext:value-type="float">
            <text:p>1,54865</text:p>
          </table:table-cell>
          <table:table-cell office:value-type="float" office:value="0.961579" calcext:value-type="float">
            <text:p>0,961579</text:p>
          </table:table-cell>
          <table:table-cell office:value-type="float" office:value="1.27287" calcext:value-type="float">
            <text:p>1,27287</text:p>
          </table:table-cell>
          <table:table-cell office:value-type="float" office:value="0.920911" calcext:value-type="float">
            <text:p>0,920911</text:p>
          </table:table-cell>
          <table:table-cell office:value-type="float" office:value="1.3183" calcext:value-type="float">
            <text:p>1,3183</text:p>
          </table:table-cell>
          <table:table-cell office:value-type="float" office:value="0.325603" calcext:value-type="float">
            <text:p>0,325603</text:p>
          </table:table-cell>
          <table:table-cell office:value-type="float" office:value="0.812304" calcext:value-type="float">
            <text:p>0,812304</text:p>
          </table:table-cell>
          <table:table-cell office:value-type="float" office:value="0.556108" calcext:value-type="float">
            <text:p>0,556108</text:p>
          </table:table-cell>
          <table:table-cell office:value-type="float" office:value="0.929935" calcext:value-type="float">
            <text:p>0,929935</text:p>
          </table:table-cell>
          <table:table-cell office:value-type="float" office:value="1.97263" calcext:value-type="float">
            <text:p>1,97263</text:p>
          </table:table-cell>
          <table:table-cell office:value-type="float" office:value="1.9994" calcext:value-type="float">
            <text:p>1,9994</text:p>
          </table:table-cell>
          <table:table-cell office:value-type="float" office:value="0.712853" calcext:value-type="float">
            <text:p>0,712853</text:p>
          </table:table-cell>
          <table:table-cell office:value-type="float" office:value="1.73582" calcext:value-type="float">
            <text:p>1,73582</text:p>
          </table:table-cell>
          <table:table-cell office:value-type="float" office:value="0.0760942" calcext:value-type="float">
            <text:p>0,0760942</text:p>
          </table:table-cell>
          <table:table-cell table:number-columns-repeated="36"/>
          <table:table-cell table:formula="of:=MIN([.A144:.BL144])" office:value-type="float" office:value="0.0760942" calcext:value-type="float">
            <text:p>0,0760942</text:p>
          </table:table-cell>
          <table:table-cell table:formula="of:=MAX([.A144:.BL144])" office:value-type="float" office:value="1.9994" calcext:value-type="float">
            <text:p>1,9994</text:p>
          </table:table-cell>
          <table:table-cell table:number-columns-repeated="7"/>
        </table:table-row>
        <table:table-row table:style-name="ro2">
          <table:table-cell office:value-type="float" office:value="0.275569" calcext:value-type="float">
            <text:p>0,275569</text:p>
          </table:table-cell>
          <table:table-cell office:value-type="float" office:value="0.303955" calcext:value-type="float">
            <text:p>0,303955</text:p>
          </table:table-cell>
          <table:table-cell office:value-type="float" office:value="0.330214" calcext:value-type="float">
            <text:p>0,330214</text:p>
          </table:table-cell>
          <table:table-cell office:value-type="float" office:value="0.376068" calcext:value-type="float">
            <text:p>0,376068</text:p>
          </table:table-cell>
          <table:table-cell office:value-type="float" office:value="0.330472" calcext:value-type="float">
            <text:p>0,330472</text:p>
          </table:table-cell>
          <table:table-cell office:value-type="float" office:value="0.339932" calcext:value-type="float">
            <text:p>0,339932</text:p>
          </table:table-cell>
          <table:table-cell office:value-type="float" office:value="0.324327" calcext:value-type="float">
            <text:p>0,324327</text:p>
          </table:table-cell>
          <table:table-cell office:value-type="float" office:value="0.332705" calcext:value-type="float">
            <text:p>0,332705</text:p>
          </table:table-cell>
          <table:table-cell office:value-type="float" office:value="0.2911" calcext:value-type="float">
            <text:p>0,2911</text:p>
          </table:table-cell>
          <table:table-cell office:value-type="float" office:value="0.329869" calcext:value-type="float">
            <text:p>0,329869</text:p>
          </table:table-cell>
          <table:table-cell office:value-type="float" office:value="0.325157" calcext:value-type="float">
            <text:p>0,325157</text:p>
          </table:table-cell>
          <table:table-cell office:value-type="float" office:value="0.341149" calcext:value-type="float">
            <text:p>0,341149</text:p>
          </table:table-cell>
          <table:table-cell office:value-type="float" office:value="1.00533" calcext:value-type="float">
            <text:p>1,00533</text:p>
          </table:table-cell>
          <table:table-cell office:value-type="float" office:value="0.312865" calcext:value-type="float">
            <text:p>0,312865</text:p>
          </table:table-cell>
          <table:table-cell office:value-type="float" office:value="0.333028" calcext:value-type="float">
            <text:p>0,333028</text:p>
          </table:table-cell>
          <table:table-cell office:value-type="float" office:value="0.332449" calcext:value-type="float">
            <text:p>0,332449</text:p>
          </table:table-cell>
          <table:table-cell office:value-type="float" office:value="1.20251" calcext:value-type="float">
            <text:p>1,20251</text:p>
          </table:table-cell>
          <table:table-cell office:value-type="float" office:value="0.971197" calcext:value-type="float">
            <text:p>0,971197</text:p>
          </table:table-cell>
          <table:table-cell office:value-type="float" office:value="0.338763" calcext:value-type="float">
            <text:p>0,338763</text:p>
          </table:table-cell>
          <table:table-cell office:value-type="float" office:value="0.328659" calcext:value-type="float">
            <text:p>0,328659</text:p>
          </table:table-cell>
          <table:table-cell office:value-type="float" office:value="1.57594" calcext:value-type="float">
            <text:p>1,57594</text:p>
          </table:table-cell>
          <table:table-cell office:value-type="float" office:value="0.919711" calcext:value-type="float">
            <text:p>0,919711</text:p>
          </table:table-cell>
          <table:table-cell office:value-type="float" office:value="0.966186" calcext:value-type="float">
            <text:p>0,966186</text:p>
          </table:table-cell>
          <table:table-cell office:value-type="float" office:value="0.293762" calcext:value-type="float">
            <text:p>0,293762</text:p>
          </table:table-cell>
          <table:table-cell office:value-type="float" office:value="1.35106" calcext:value-type="float">
            <text:p>1,35106</text:p>
          </table:table-cell>
          <table:table-cell office:value-type="float" office:value="1.14995" calcext:value-type="float">
            <text:p>1,14995</text:p>
          </table:table-cell>
          <table:table-cell office:value-type="float" office:value="1.60992" calcext:value-type="float">
            <text:p>1,60992</text:p>
          </table:table-cell>
          <table:table-cell office:value-type="float" office:value="1.91608" calcext:value-type="float">
            <text:p>1,91608</text:p>
          </table:table-cell>
          <table:table-cell office:value-type="float" office:value="0.297707" calcext:value-type="float">
            <text:p>0,297707</text:p>
          </table:table-cell>
          <table:table-cell office:value-type="float" office:value="0.217016" calcext:value-type="float">
            <text:p>0,217016</text:p>
          </table:table-cell>
          <table:table-cell office:value-type="float" office:value="0.149556" calcext:value-type="float">
            <text:p>0,149556</text:p>
          </table:table-cell>
          <table:table-cell office:value-type="float" office:value="0.124489" calcext:value-type="float">
            <text:p>0,124489</text:p>
          </table:table-cell>
          <table:table-cell table:number-columns-repeated="36"/>
          <table:table-cell table:formula="of:=MIN([.A145:.BL145])" office:value-type="float" office:value="0.124489" calcext:value-type="float">
            <text:p>0,124489</text:p>
          </table:table-cell>
          <table:table-cell table:formula="of:=MAX([.A145:.BL145])" office:value-type="float" office:value="1.91608" calcext:value-type="float">
            <text:p>1,91608</text:p>
          </table:table-cell>
          <table:table-cell table:number-columns-repeated="7"/>
        </table:table-row>
        <table:table-row table:style-name="ro2">
          <table:table-cell office:value-type="float" office:value="0.218583" calcext:value-type="float">
            <text:p>0,218583</text:p>
          </table:table-cell>
          <table:table-cell office:value-type="float" office:value="0.213668" calcext:value-type="float">
            <text:p>0,213668</text:p>
          </table:table-cell>
          <table:table-cell office:value-type="float" office:value="0.220962" calcext:value-type="float">
            <text:p>0,220962</text:p>
          </table:table-cell>
          <table:table-cell office:value-type="float" office:value="0.215759" calcext:value-type="float">
            <text:p>0,215759</text:p>
          </table:table-cell>
          <table:table-cell office:value-type="float" office:value="0.879062" calcext:value-type="float">
            <text:p>0,879062</text:p>
          </table:table-cell>
          <table:table-cell office:value-type="float" office:value="0.66429" calcext:value-type="float">
            <text:p>0,66429</text:p>
          </table:table-cell>
          <table:table-cell office:value-type="float" office:value="0.450762" calcext:value-type="float">
            <text:p>0,450762</text:p>
          </table:table-cell>
          <table:table-cell office:value-type="float" office:value="0.263763" calcext:value-type="float">
            <text:p>0,263763</text:p>
          </table:table-cell>
          <table:table-cell office:value-type="float" office:value="0.263174" calcext:value-type="float">
            <text:p>0,263174</text:p>
          </table:table-cell>
          <table:table-cell office:value-type="float" office:value="0.467645" calcext:value-type="float">
            <text:p>0,467645</text:p>
          </table:table-cell>
          <table:table-cell office:value-type="float" office:value="0.639013" calcext:value-type="float">
            <text:p>0,639013</text:p>
          </table:table-cell>
          <table:table-cell office:value-type="float" office:value="0.610658" calcext:value-type="float">
            <text:p>0,610658</text:p>
          </table:table-cell>
          <table:table-cell office:value-type="float" office:value="0.402776" calcext:value-type="float">
            <text:p>0,402776</text:p>
          </table:table-cell>
          <table:table-cell office:value-type="float" office:value="0.703157" calcext:value-type="float">
            <text:p>0,703157</text:p>
          </table:table-cell>
          <table:table-cell office:value-type="float" office:value="1.60036" calcext:value-type="float">
            <text:p>1,60036</text:p>
          </table:table-cell>
          <table:table-cell office:value-type="float" office:value="1.39331" calcext:value-type="float">
            <text:p>1,39331</text:p>
          </table:table-cell>
          <table:table-cell office:value-type="float" office:value="1.18093" calcext:value-type="float">
            <text:p>1,18093</text:p>
          </table:table-cell>
          <table:table-cell office:value-type="float" office:value="0.968449" calcext:value-type="float">
            <text:p>0,968449</text:p>
          </table:table-cell>
          <table:table-cell office:value-type="float" office:value="0.888723" calcext:value-type="float">
            <text:p>0,888723</text:p>
          </table:table-cell>
          <table:table-cell office:value-type="float" office:value="0.858684" calcext:value-type="float">
            <text:p>0,858684</text:p>
          </table:table-cell>
          <table:table-cell office:value-type="float" office:value="0.64795" calcext:value-type="float">
            <text:p>0,64795</text:p>
          </table:table-cell>
          <table:table-cell office:value-type="float" office:value="0.438341" calcext:value-type="float">
            <text:p>0,438341</text:p>
          </table:table-cell>
          <table:table-cell office:value-type="float" office:value="1.02333" calcext:value-type="float">
            <text:p>1,02333</text:p>
          </table:table-cell>
          <table:table-cell office:value-type="float" office:value="0.454826" calcext:value-type="float">
            <text:p>0,454826</text:p>
          </table:table-cell>
          <table:table-cell office:value-type="float" office:value="1.20904" calcext:value-type="float">
            <text:p>1,20904</text:p>
          </table:table-cell>
          <table:table-cell office:value-type="float" office:value="1.21431" calcext:value-type="float">
            <text:p>1,21431</text:p>
          </table:table-cell>
          <table:table-cell office:value-type="float" office:value="0.290552" calcext:value-type="float">
            <text:p>0,290552</text:p>
          </table:table-cell>
          <table:table-cell office:value-type="float" office:value="0.252004" calcext:value-type="float">
            <text:p>0,252004</text:p>
          </table:table-cell>
          <table:table-cell office:value-type="float" office:value="0.81144" calcext:value-type="float">
            <text:p>0,81144</text:p>
          </table:table-cell>
          <table:table-cell office:value-type="float" office:value="0.862447" calcext:value-type="float">
            <text:p>0,862447</text:p>
          </table:table-cell>
          <table:table-cell office:value-type="float" office:value="0.863023" calcext:value-type="float">
            <text:p>0,863023</text:p>
          </table:table-cell>
          <table:table-cell office:value-type="float" office:value="0.234641" calcext:value-type="float">
            <text:p>0,234641</text:p>
          </table:table-cell>
          <table:table-cell table:number-columns-repeated="36"/>
          <table:table-cell table:formula="of:=MIN([.A146:.BL146])" office:value-type="float" office:value="0.213668" calcext:value-type="float">
            <text:p>0,213668</text:p>
          </table:table-cell>
          <table:table-cell table:formula="of:=MAX([.A146:.BL146])" office:value-type="float" office:value="1.60036" calcext:value-type="float">
            <text:p>1,60036</text:p>
          </table:table-cell>
          <table:table-cell table:number-columns-repeated="7"/>
        </table:table-row>
        <table:table-row table:style-name="ro2">
          <table:table-cell office:value-type="float" office:value="0.277582" calcext:value-type="float">
            <text:p>0,277582</text:p>
          </table:table-cell>
          <table:table-cell office:value-type="float" office:value="0.284261" calcext:value-type="float">
            <text:p>0,284261</text:p>
          </table:table-cell>
          <table:table-cell office:value-type="float" office:value="0.248636" calcext:value-type="float">
            <text:p>0,248636</text:p>
          </table:table-cell>
          <table:table-cell office:value-type="float" office:value="0.822596" calcext:value-type="float">
            <text:p>0,822596</text:p>
          </table:table-cell>
          <table:table-cell office:value-type="float" office:value="0.55049" calcext:value-type="float">
            <text:p>0,55049</text:p>
          </table:table-cell>
          <table:table-cell office:value-type="float" office:value="0.555979" calcext:value-type="float">
            <text:p>0,555979</text:p>
          </table:table-cell>
          <table:table-cell office:value-type="float" office:value="0.296735" calcext:value-type="float">
            <text:p>0,296735</text:p>
          </table:table-cell>
          <table:table-cell office:value-type="float" office:value="0.309069" calcext:value-type="float">
            <text:p>0,309069</text:p>
          </table:table-cell>
          <table:table-cell office:value-type="float" office:value="0.267445" calcext:value-type="float">
            <text:p>0,267445</text:p>
          </table:table-cell>
          <table:table-cell office:value-type="float" office:value="0.274173" calcext:value-type="float">
            <text:p>0,274173</text:p>
          </table:table-cell>
          <table:table-cell office:value-type="float" office:value="0.176436" calcext:value-type="float">
            <text:p>0,176436</text:p>
          </table:table-cell>
          <table:table-cell office:value-type="float" office:value="0.455601" calcext:value-type="float">
            <text:p>0,455601</text:p>
          </table:table-cell>
          <table:table-cell office:value-type="float" office:value="0.549094" calcext:value-type="float">
            <text:p>0,549094</text:p>
          </table:table-cell>
          <table:table-cell office:value-type="float" office:value="0.492036" calcext:value-type="float">
            <text:p>0,492036</text:p>
          </table:table-cell>
          <table:table-cell office:value-type="float" office:value="0.689089" calcext:value-type="float">
            <text:p>0,689089</text:p>
          </table:table-cell>
          <table:table-cell office:value-type="float" office:value="0.321861" calcext:value-type="float">
            <text:p>0,321861</text:p>
          </table:table-cell>
          <table:table-cell office:value-type="float" office:value="0.258049" calcext:value-type="float">
            <text:p>0,258049</text:p>
          </table:table-cell>
          <table:table-cell office:value-type="float" office:value="1.62514" calcext:value-type="float">
            <text:p>1,62514</text:p>
          </table:table-cell>
          <table:table-cell office:value-type="float" office:value="1.34921" calcext:value-type="float">
            <text:p>1,34921</text:p>
          </table:table-cell>
          <table:table-cell office:value-type="float" office:value="1.06646" calcext:value-type="float">
            <text:p>1,06646</text:p>
          </table:table-cell>
          <table:table-cell office:value-type="float" office:value="0.281659" calcext:value-type="float">
            <text:p>0,281659</text:p>
          </table:table-cell>
          <table:table-cell office:value-type="float" office:value="1.64831" calcext:value-type="float">
            <text:p>1,64831</text:p>
          </table:table-cell>
          <table:table-cell office:value-type="float" office:value="0.861816" calcext:value-type="float">
            <text:p>0,861816</text:p>
          </table:table-cell>
          <table:table-cell office:value-type="float" office:value="0.217833" calcext:value-type="float">
            <text:p>0,21783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1.06414" calcext:value-type="float">
            <text:p>1,06414</text:p>
          </table:table-cell>
          <table:table-cell office:value-type="float" office:value="0.531309" calcext:value-type="float">
            <text:p>0,531309</text:p>
          </table:table-cell>
          <table:table-cell office:value-type="float" office:value="0.388664" calcext:value-type="float">
            <text:p>0,388664</text:p>
          </table:table-cell>
          <table:table-cell office:value-type="float" office:value="1.1525" calcext:value-type="float">
            <text:p>1,1525</text:p>
          </table:table-cell>
          <table:table-cell office:value-type="float" office:value="0.108054" calcext:value-type="float">
            <text:p>0,108054</text:p>
          </table:table-cell>
          <table:table-cell office:value-type="float" office:value="0.232765" calcext:value-type="float">
            <text:p>0,232765</text:p>
          </table:table-cell>
          <table:table-cell office:value-type="float" office:value="0.0756412" calcext:value-type="float">
            <text:p>0,0756412</text:p>
          </table:table-cell>
          <table:table-cell table:number-columns-repeated="36"/>
          <table:table-cell table:formula="of:=MIN([.A147:.BL147])" office:value-type="float" office:value="0.0756412" calcext:value-type="float">
            <text:p>0,0756412</text:p>
          </table:table-cell>
          <table:table-cell table:formula="of:=MAX([.A147:.BL147])" office:value-type="float" office:value="1.64831" calcext:value-type="float">
            <text:p>1,64831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81" calcext:value-type="float">
            <text:p>0,181</text:p>
          </table:table-cell>
          <table:table-cell office:value-type="float" office:value="0.234631" calcext:value-type="float">
            <text:p>0,234631</text:p>
          </table:table-cell>
          <table:table-cell office:value-type="float" office:value="0.218982" calcext:value-type="float">
            <text:p>0,218982</text:p>
          </table:table-cell>
          <table:table-cell office:value-type="float" office:value="0.221576" calcext:value-type="float">
            <text:p>0,221576</text:p>
          </table:table-cell>
          <table:table-cell office:value-type="float" office:value="0.220806" calcext:value-type="float">
            <text:p>0,220806</text:p>
          </table:table-cell>
          <table:table-cell office:value-type="float" office:value="0.220567" calcext:value-type="float">
            <text:p>0,220567</text:p>
          </table:table-cell>
          <table:table-cell office:value-type="float" office:value="0.224709" calcext:value-type="float">
            <text:p>0,224709</text:p>
          </table:table-cell>
          <table:table-cell office:value-type="float" office:value="0.215952" calcext:value-type="float">
            <text:p>0,215952</text:p>
          </table:table-cell>
          <table:table-cell office:value-type="float" office:value="0.219649" calcext:value-type="float">
            <text:p>0,219649</text:p>
          </table:table-cell>
          <table:table-cell office:value-type="float" office:value="1.07019" calcext:value-type="float">
            <text:p>1,07019</text:p>
          </table:table-cell>
          <table:table-cell office:value-type="float" office:value="0.221049" calcext:value-type="float">
            <text:p>0,221049</text:p>
          </table:table-cell>
          <table:table-cell office:value-type="float" office:value="0.92554" calcext:value-type="float">
            <text:p>0,92554</text:p>
          </table:table-cell>
          <table:table-cell office:value-type="float" office:value="0.853392" calcext:value-type="float">
            <text:p>0,853392</text:p>
          </table:table-cell>
          <table:table-cell office:value-type="float" office:value="0.804626" calcext:value-type="float">
            <text:p>0,804626</text:p>
          </table:table-cell>
          <table:table-cell office:value-type="float" office:value="0.845998" calcext:value-type="float">
            <text:p>0,845998</text:p>
          </table:table-cell>
          <table:table-cell office:value-type="float" office:value="0.653095" calcext:value-type="float">
            <text:p>0,653095</text:p>
          </table:table-cell>
          <table:table-cell office:value-type="float" office:value="0.804675" calcext:value-type="float">
            <text:p>0,804675</text:p>
          </table:table-cell>
          <table:table-cell office:value-type="float" office:value="0.531436" calcext:value-type="float">
            <text:p>0,531436</text:p>
          </table:table-cell>
          <table:table-cell office:value-type="float" office:value="0.771849" calcext:value-type="float">
            <text:p>0,771849</text:p>
          </table:table-cell>
          <table:table-cell office:value-type="float" office:value="0.823972" calcext:value-type="float">
            <text:p>0,823972</text:p>
          </table:table-cell>
          <table:table-cell office:value-type="float" office:value="0.85908" calcext:value-type="float">
            <text:p>0,85908</text:p>
          </table:table-cell>
          <table:table-cell office:value-type="float" office:value="1.39196" calcext:value-type="float">
            <text:p>1,39196</text:p>
          </table:table-cell>
          <table:table-cell office:value-type="float" office:value="1.17904" calcext:value-type="float">
            <text:p>1,17904</text:p>
          </table:table-cell>
          <table:table-cell office:value-type="float" office:value="0.988315" calcext:value-type="float">
            <text:p>0,988315</text:p>
          </table:table-cell>
          <table:table-cell office:value-type="float" office:value="0.795458" calcext:value-type="float">
            <text:p>0,795458</text:p>
          </table:table-cell>
          <table:table-cell office:value-type="float" office:value="0.847591" calcext:value-type="float">
            <text:p>0,847591</text:p>
          </table:table-cell>
          <table:table-cell office:value-type="float" office:value="0.658274" calcext:value-type="float">
            <text:p>0,658274</text:p>
          </table:table-cell>
          <table:table-cell office:value-type="float" office:value="0.660712" calcext:value-type="float">
            <text:p>0,660712</text:p>
          </table:table-cell>
          <table:table-cell office:value-type="float" office:value="1.81123" calcext:value-type="float">
            <text:p>1,81123</text:p>
          </table:table-cell>
          <table:table-cell office:value-type="float" office:value="1.7094" calcext:value-type="float">
            <text:p>1,7094</text:p>
          </table:table-cell>
          <table:table-cell office:value-type="float" office:value="0.840821" calcext:value-type="float">
            <text:p>0,840821</text:p>
          </table:table-cell>
          <table:table-cell office:value-type="float" office:value="0.744924" calcext:value-type="float">
            <text:p>0,744924</text:p>
          </table:table-cell>
          <table:table-cell office:value-type="float" office:value="0.759505" calcext:value-type="float">
            <text:p>0,759505</text:p>
          </table:table-cell>
          <table:table-cell office:value-type="float" office:value="1.31834" calcext:value-type="float">
            <text:p>1,31834</text:p>
          </table:table-cell>
          <table:table-cell office:value-type="float" office:value="0.720783" calcext:value-type="float">
            <text:p>0,720783</text:p>
          </table:table-cell>
          <table:table-cell office:value-type="float" office:value="0.777013" calcext:value-type="float">
            <text:p>0,777013</text:p>
          </table:table-cell>
          <table:table-cell office:value-type="float" office:value="0.697091" calcext:value-type="float">
            <text:p>0,697091</text:p>
          </table:table-cell>
          <table:table-cell office:value-type="float" office:value="0.696244" calcext:value-type="float">
            <text:p>0,696244</text:p>
          </table:table-cell>
          <table:table-cell office:value-type="float" office:value="0.775894" calcext:value-type="float">
            <text:p>0,775894</text:p>
          </table:table-cell>
          <table:table-cell office:value-type="float" office:value="0.715798" calcext:value-type="float">
            <text:p>0,715798</text:p>
          </table:table-cell>
          <table:table-cell office:value-type="float" office:value="0.657375" calcext:value-type="float">
            <text:p>0,657375</text:p>
          </table:table-cell>
          <table:table-cell office:value-type="float" office:value="2.04624" calcext:value-type="float">
            <text:p>2,04624</text:p>
          </table:table-cell>
          <table:table-cell office:value-type="float" office:value="0.75506" calcext:value-type="float">
            <text:p>0,75506</text:p>
          </table:table-cell>
          <table:table-cell office:value-type="float" office:value="2.08639" calcext:value-type="float">
            <text:p>2,08639</text:p>
          </table:table-cell>
          <table:table-cell office:value-type="float" office:value="0.640812" calcext:value-type="float">
            <text:p>0,640812</text:p>
          </table:table-cell>
          <table:table-cell office:value-type="float" office:value="0.765606" calcext:value-type="float">
            <text:p>0,765606</text:p>
          </table:table-cell>
          <table:table-cell office:value-type="float" office:value="0.797862" calcext:value-type="float">
            <text:p>0,797862</text:p>
          </table:table-cell>
          <table:table-cell office:value-type="float" office:value="0.825863" calcext:value-type="float">
            <text:p>0,825863</text:p>
          </table:table-cell>
          <table:table-cell table:number-columns-repeated="20"/>
          <table:table-cell table:formula="of:=MIN([.A149:.BL149])" office:value-type="float" office:value="0.181" calcext:value-type="float">
            <text:p>0,181</text:p>
          </table:table-cell>
          <table:table-cell table:formula="of:=MAX([.A149:.BL149])" office:value-type="float" office:value="2.08639" calcext:value-type="float">
            <text:p>2,08639</text:p>
          </table:table-cell>
          <table:table-cell table:number-columns-repeated="7"/>
        </table:table-row>
        <table:table-row table:style-name="ro2">
          <table:table-cell office:value-type="float" office:value="0.188193" calcext:value-type="float">
            <text:p>0,188193</text:p>
          </table:table-cell>
          <table:table-cell office:value-type="float" office:value="0.19044" calcext:value-type="float">
            <text:p>0,19044</text:p>
          </table:table-cell>
          <table:table-cell office:value-type="float" office:value="0.192036" calcext:value-type="float">
            <text:p>0,192036</text:p>
          </table:table-cell>
          <table:table-cell office:value-type="float" office:value="0.577152" calcext:value-type="float">
            <text:p>0,577152</text:p>
          </table:table-cell>
          <table:table-cell office:value-type="float" office:value="0.397434" calcext:value-type="float">
            <text:p>0,397434</text:p>
          </table:table-cell>
          <table:table-cell office:value-type="float" office:value="0.240699" calcext:value-type="float">
            <text:p>0,240699</text:p>
          </table:table-cell>
          <table:table-cell office:value-type="float" office:value="0.291852" calcext:value-type="float">
            <text:p>0,291852</text:p>
          </table:table-cell>
          <table:table-cell office:value-type="float" office:value="0.263728" calcext:value-type="float">
            <text:p>0,263728</text:p>
          </table:table-cell>
          <table:table-cell office:value-type="float" office:value="0.272972" calcext:value-type="float">
            <text:p>0,272972</text:p>
          </table:table-cell>
          <table:table-cell office:value-type="float" office:value="0.462177" calcext:value-type="float">
            <text:p>0,462177</text:p>
          </table:table-cell>
          <table:table-cell office:value-type="float" office:value="0.37263" calcext:value-type="float">
            <text:p>0,37263</text:p>
          </table:table-cell>
          <table:table-cell office:value-type="float" office:value="1.05211" calcext:value-type="float">
            <text:p>1,05211</text:p>
          </table:table-cell>
          <table:table-cell office:value-type="float" office:value="0.869658" calcext:value-type="float">
            <text:p>0,869658</text:p>
          </table:table-cell>
          <table:table-cell office:value-type="float" office:value="0.683343" calcext:value-type="float">
            <text:p>0,683343</text:p>
          </table:table-cell>
          <table:table-cell office:value-type="float" office:value="0.264889" calcext:value-type="float">
            <text:p>0,264889</text:p>
          </table:table-cell>
          <table:table-cell office:value-type="float" office:value="0.320471" calcext:value-type="float">
            <text:p>0,320471</text:p>
          </table:table-cell>
          <table:table-cell office:value-type="float" office:value="1.21853" calcext:value-type="float">
            <text:p>1,21853</text:p>
          </table:table-cell>
          <table:table-cell office:value-type="float" office:value="1.03558" calcext:value-type="float">
            <text:p>1,03558</text:p>
          </table:table-cell>
          <table:table-cell office:value-type="float" office:value="1.16125" calcext:value-type="float">
            <text:p>1,16125</text:p>
          </table:table-cell>
          <table:table-cell office:value-type="float" office:value="0.362147" calcext:value-type="float">
            <text:p>0,362147</text:p>
          </table:table-cell>
          <table:table-cell office:value-type="float" office:value="0.732849" calcext:value-type="float">
            <text:p>0,732849</text:p>
          </table:table-cell>
          <table:table-cell office:value-type="float" office:value="0.280548" calcext:value-type="float">
            <text:p>0,280548</text:p>
          </table:table-cell>
          <table:table-cell office:value-type="float" office:value="0.594" calcext:value-type="float">
            <text:p>0,594</text:p>
          </table:table-cell>
          <table:table-cell office:value-type="float" office:value="0.276694" calcext:value-type="float">
            <text:p>0,276694</text:p>
          </table:table-cell>
          <table:table-cell office:value-type="float" office:value="1.20262" calcext:value-type="float">
            <text:p>1,20262</text:p>
          </table:table-cell>
          <table:table-cell office:value-type="float" office:value="0.794201" calcext:value-type="float">
            <text:p>0,794201</text:p>
          </table:table-cell>
          <table:table-cell office:value-type="float" office:value="0.310657" calcext:value-type="float">
            <text:p>0,310657</text:p>
          </table:table-cell>
          <table:table-cell office:value-type="float" office:value="0.268424" calcext:value-type="float">
            <text:p>0,268424</text:p>
          </table:table-cell>
          <table:table-cell office:value-type="float" office:value="0.812871" calcext:value-type="float">
            <text:p>0,812871</text:p>
          </table:table-cell>
          <table:table-cell office:value-type="float" office:value="1.33219" calcext:value-type="float">
            <text:p>1,33219</text:p>
          </table:table-cell>
          <table:table-cell office:value-type="float" office:value="0.861187" calcext:value-type="float">
            <text:p>0,861187</text:p>
          </table:table-cell>
          <table:table-cell office:value-type="float" office:value="0.788493" calcext:value-type="float">
            <text:p>0,788493</text:p>
          </table:table-cell>
          <table:table-cell office:value-type="float" office:value="0.919712" calcext:value-type="float">
            <text:p>0,919712</text:p>
          </table:table-cell>
          <table:table-cell office:value-type="float" office:value="0.91824" calcext:value-type="float">
            <text:p>0,91824</text:p>
          </table:table-cell>
          <table:table-cell office:value-type="float" office:value="0.918295" calcext:value-type="float">
            <text:p>0,918295</text:p>
          </table:table-cell>
          <table:table-cell office:value-type="float" office:value="0.22797" calcext:value-type="float">
            <text:p>0,22797</text:p>
          </table:table-cell>
          <table:table-cell office:value-type="float" office:value="0.313759" calcext:value-type="float">
            <text:p>0,313759</text:p>
          </table:table-cell>
          <table:table-cell office:value-type="float" office:value="1.50267" calcext:value-type="float">
            <text:p>1,50267</text:p>
          </table:table-cell>
          <table:table-cell office:value-type="float" office:value="1.26135" calcext:value-type="float">
            <text:p>1,26135</text:p>
          </table:table-cell>
          <table:table-cell office:value-type="float" office:value="1.54125" calcext:value-type="float">
            <text:p>1,54125</text:p>
          </table:table-cell>
          <table:table-cell office:value-type="float" office:value="0.198245" calcext:value-type="float">
            <text:p>0,198245</text:p>
          </table:table-cell>
          <table:table-cell office:value-type="float" office:value="0.326387" calcext:value-type="float">
            <text:p>0,326387</text:p>
          </table:table-cell>
          <table:table-cell office:value-type="float" office:value="0.300871" calcext:value-type="float">
            <text:p>0,300871</text:p>
          </table:table-cell>
          <table:table-cell office:value-type="float" office:value="0.223463" calcext:value-type="float">
            <text:p>0,223463</text:p>
          </table:table-cell>
          <table:table-cell office:value-type="float" office:value="1.75075" calcext:value-type="float">
            <text:p>1,75075</text:p>
          </table:table-cell>
          <table:table-cell office:value-type="float" office:value="0.367998" calcext:value-type="float">
            <text:p>0,367998</text:p>
          </table:table-cell>
          <table:table-cell office:value-type="float" office:value="0.119418" calcext:value-type="float">
            <text:p>0,119418</text:p>
          </table:table-cell>
          <table:table-cell office:value-type="float" office:value="0.0690689" calcext:value-type="float">
            <text:p>0,0690689</text:p>
          </table:table-cell>
          <table:table-cell table:number-columns-repeated="20"/>
          <table:table-cell table:formula="of:=MIN([.A150:.BL150])" office:value-type="float" office:value="0.0690689" calcext:value-type="float">
            <text:p>0,0690689</text:p>
          </table:table-cell>
          <table:table-cell table:formula="of:=MAX([.A150:.BL150])" office:value-type="float" office:value="1.75075" calcext:value-type="float">
            <text:p>1,75075</text:p>
          </table:table-cell>
          <table:table-cell table:number-columns-repeated="7"/>
        </table:table-row>
        <table:table-row table:style-name="ro2">
          <table:table-cell office:value-type="float" office:value="0.184396" calcext:value-type="float">
            <text:p>0,184396</text:p>
          </table:table-cell>
          <table:table-cell office:value-type="float" office:value="0.217415" calcext:value-type="float">
            <text:p>0,217415</text:p>
          </table:table-cell>
          <table:table-cell office:value-type="float" office:value="0.248326" calcext:value-type="float">
            <text:p>0,248326</text:p>
          </table:table-cell>
          <table:table-cell office:value-type="float" office:value="0.206959" calcext:value-type="float">
            <text:p>0,206959</text:p>
          </table:table-cell>
          <table:table-cell office:value-type="float" office:value="0.213441" calcext:value-type="float">
            <text:p>0,213441</text:p>
          </table:table-cell>
          <table:table-cell office:value-type="float" office:value="0.254598" calcext:value-type="float">
            <text:p>0,254598</text:p>
          </table:table-cell>
          <table:table-cell office:value-type="float" office:value="0.197629" calcext:value-type="float">
            <text:p>0,197629</text:p>
          </table:table-cell>
          <table:table-cell office:value-type="float" office:value="0.212141" calcext:value-type="float">
            <text:p>0,212141</text:p>
          </table:table-cell>
          <table:table-cell office:value-type="float" office:value="0.242637" calcext:value-type="float">
            <text:p>0,242637</text:p>
          </table:table-cell>
          <table:table-cell office:value-type="float" office:value="0.196467" calcext:value-type="float">
            <text:p>0,196467</text:p>
          </table:table-cell>
          <table:table-cell office:value-type="float" office:value="0.218485" calcext:value-type="float">
            <text:p>0,218485</text:p>
          </table:table-cell>
          <table:table-cell office:value-type="float" office:value="0.216159" calcext:value-type="float">
            <text:p>0,216159</text:p>
          </table:table-cell>
          <table:table-cell office:value-type="float" office:value="0.241103" calcext:value-type="float">
            <text:p>0,241103</text:p>
          </table:table-cell>
          <table:table-cell office:value-type="float" office:value="0.23012" calcext:value-type="float">
            <text:p>0,23012</text:p>
          </table:table-cell>
          <table:table-cell office:value-type="float" office:value="0.222818" calcext:value-type="float">
            <text:p>0,222818</text:p>
          </table:table-cell>
          <table:table-cell office:value-type="float" office:value="0.230518" calcext:value-type="float">
            <text:p>0,230518</text:p>
          </table:table-cell>
          <table:table-cell office:value-type="float" office:value="0.195743" calcext:value-type="float">
            <text:p>0,195743</text:p>
          </table:table-cell>
          <table:table-cell office:value-type="float" office:value="0.216147" calcext:value-type="float">
            <text:p>0,216147</text:p>
          </table:table-cell>
          <table:table-cell office:value-type="float" office:value="0.209534" calcext:value-type="float">
            <text:p>0,209534</text:p>
          </table:table-cell>
          <table:table-cell office:value-type="float" office:value="0.195117" calcext:value-type="float">
            <text:p>0,195117</text:p>
          </table:table-cell>
          <table:table-cell office:value-type="float" office:value="1.53026" calcext:value-type="float">
            <text:p>1,53026</text:p>
          </table:table-cell>
          <table:table-cell office:value-type="float" office:value="0.213378" calcext:value-type="float">
            <text:p>0,213378</text:p>
          </table:table-cell>
          <table:table-cell office:value-type="float" office:value="1.35749" calcext:value-type="float">
            <text:p>1,35749</text:p>
          </table:table-cell>
          <table:table-cell office:value-type="float" office:value="1.33112" calcext:value-type="float">
            <text:p>1,33112</text:p>
          </table:table-cell>
          <table:table-cell office:value-type="float" office:value="0.244066" calcext:value-type="float">
            <text:p>0,244066</text:p>
          </table:table-cell>
          <table:table-cell office:value-type="float" office:value="1.27489" calcext:value-type="float">
            <text:p>1,27489</text:p>
          </table:table-cell>
          <table:table-cell office:value-type="float" office:value="0.229294" calcext:value-type="float">
            <text:p>0,229294</text:p>
          </table:table-cell>
          <table:table-cell office:value-type="float" office:value="0.238328" calcext:value-type="float">
            <text:p>0,238328</text:p>
          </table:table-cell>
          <table:table-cell office:value-type="float" office:value="0.244825" calcext:value-type="float">
            <text:p>0,244825</text:p>
          </table:table-cell>
          <table:table-cell office:value-type="float" office:value="1.51001" calcext:value-type="float">
            <text:p>1,51001</text:p>
          </table:table-cell>
          <table:table-cell office:value-type="float" office:value="0.236917" calcext:value-type="float">
            <text:p>0,236917</text:p>
          </table:table-cell>
          <table:table-cell office:value-type="float" office:value="0.254107" calcext:value-type="float">
            <text:p>0,254107</text:p>
          </table:table-cell>
          <table:table-cell office:value-type="float" office:value="0.9781" calcext:value-type="float">
            <text:p>0,9781</text:p>
          </table:table-cell>
          <table:table-cell office:value-type="float" office:value="1.59308" calcext:value-type="float">
            <text:p>1,59308</text:p>
          </table:table-cell>
          <table:table-cell office:value-type="float" office:value="1.32504" calcext:value-type="float">
            <text:p>1,32504</text:p>
          </table:table-cell>
          <table:table-cell office:value-type="float" office:value="0.450656" calcext:value-type="float">
            <text:p>0,450656</text:p>
          </table:table-cell>
          <table:table-cell office:value-type="float" office:value="0.496142" calcext:value-type="float">
            <text:p>0,496142</text:p>
          </table:table-cell>
          <table:table-cell office:value-type="float" office:value="1.17367" calcext:value-type="float">
            <text:p>1,17367</text:p>
          </table:table-cell>
          <table:table-cell office:value-type="float" office:value="1.34039" calcext:value-type="float">
            <text:p>1,34039</text:p>
          </table:table-cell>
          <table:table-cell office:value-type="float" office:value="2.12132" calcext:value-type="float">
            <text:p>2,12132</text:p>
          </table:table-cell>
          <table:table-cell office:value-type="float" office:value="1.0843" calcext:value-type="float">
            <text:p>1,0843</text:p>
          </table:table-cell>
          <table:table-cell office:value-type="float" office:value="2.22496" calcext:value-type="float">
            <text:p>2,22496</text:p>
          </table:table-cell>
          <table:table-cell office:value-type="float" office:value="2.22976" calcext:value-type="float">
            <text:p>2,22976</text:p>
          </table:table-cell>
          <table:table-cell office:value-type="float" office:value="0.435473" calcext:value-type="float">
            <text:p>0,435473</text:p>
          </table:table-cell>
          <table:table-cell office:value-type="float" office:value="1.98992" calcext:value-type="float">
            <text:p>1,98992</text:p>
          </table:table-cell>
          <table:table-cell office:value-type="float" office:value="1.60027" calcext:value-type="float">
            <text:p>1,60027</text:p>
          </table:table-cell>
          <table:table-cell office:value-type="float" office:value="1.37088" calcext:value-type="float">
            <text:p>1,37088</text:p>
          </table:table-cell>
          <table:table-cell office:value-type="float" office:value="2.04711" calcext:value-type="float">
            <text:p>2,04711</text:p>
          </table:table-cell>
          <table:table-cell table:number-columns-repeated="20"/>
          <table:table-cell table:formula="of:=MIN([.A151:.BL151])" office:value-type="float" office:value="0.184396" calcext:value-type="float">
            <text:p>0,184396</text:p>
          </table:table-cell>
          <table:table-cell table:formula="of:=MAX([.A151:.BL151])" office:value-type="float" office:value="2.22976" calcext:value-type="float">
            <text:p>2,22976</text:p>
          </table:table-cell>
          <table:table-cell table:number-columns-repeated="7"/>
        </table:table-row>
        <table:table-row table:style-name="ro2">
          <table:table-cell office:value-type="float" office:value="0.148107" calcext:value-type="float">
            <text:p>0,148107</text:p>
          </table:table-cell>
          <table:table-cell office:value-type="float" office:value="0.183059" calcext:value-type="float">
            <text:p>0,183059</text:p>
          </table:table-cell>
          <table:table-cell office:value-type="float" office:value="0.234768" calcext:value-type="float">
            <text:p>0,234768</text:p>
          </table:table-cell>
          <table:table-cell office:value-type="float" office:value="0.146601" calcext:value-type="float">
            <text:p>0,146601</text:p>
          </table:table-cell>
          <table:table-cell office:value-type="float" office:value="0.170191" calcext:value-type="float">
            <text:p>0,170191</text:p>
          </table:table-cell>
          <table:table-cell office:value-type="float" office:value="0.206318" calcext:value-type="float">
            <text:p>0,206318</text:p>
          </table:table-cell>
          <table:table-cell office:value-type="float" office:value="0.194904" calcext:value-type="float">
            <text:p>0,194904</text:p>
          </table:table-cell>
          <table:table-cell office:value-type="float" office:value="0.26368" calcext:value-type="float">
            <text:p>0,26368</text:p>
          </table:table-cell>
          <table:table-cell office:value-type="float" office:value="0.156874" calcext:value-type="float">
            <text:p>0,156874</text:p>
          </table:table-cell>
          <table:table-cell office:value-type="float" office:value="0.176508" calcext:value-type="float">
            <text:p>0,176508</text:p>
          </table:table-cell>
          <table:table-cell office:value-type="float" office:value="0.175064" calcext:value-type="float">
            <text:p>0,175064</text:p>
          </table:table-cell>
          <table:table-cell office:value-type="float" office:value="0.19431" calcext:value-type="float">
            <text:p>0,19431</text:p>
          </table:table-cell>
          <table:table-cell office:value-type="float" office:value="0.131552" calcext:value-type="float">
            <text:p>0,131552</text:p>
          </table:table-cell>
          <table:table-cell office:value-type="float" office:value="0.17379" calcext:value-type="float">
            <text:p>0,17379</text:p>
          </table:table-cell>
          <table:table-cell office:value-type="float" office:value="0.175755" calcext:value-type="float">
            <text:p>0,175755</text:p>
          </table:table-cell>
          <table:table-cell office:value-type="float" office:value="0.129676" calcext:value-type="float">
            <text:p>0,129676</text:p>
          </table:table-cell>
          <table:table-cell office:value-type="float" office:value="0.951936" calcext:value-type="float">
            <text:p>0,951936</text:p>
          </table:table-cell>
          <table:table-cell office:value-type="float" office:value="0.186061" calcext:value-type="float">
            <text:p>0,186061</text:p>
          </table:table-cell>
          <table:table-cell office:value-type="float" office:value="0.18555" calcext:value-type="float">
            <text:p>0,18555</text:p>
          </table:table-cell>
          <table:table-cell office:value-type="float" office:value="0.535305" calcext:value-type="float">
            <text:p>0,535305</text:p>
          </table:table-cell>
          <table:table-cell office:value-type="float" office:value="0.431583" calcext:value-type="float">
            <text:p>0,431583</text:p>
          </table:table-cell>
          <table:table-cell office:value-type="float" office:value="1.00667" calcext:value-type="float">
            <text:p>1,00667</text:p>
          </table:table-cell>
          <table:table-cell office:value-type="float" office:value="0.563992" calcext:value-type="float">
            <text:p>0,563992</text:p>
          </table:table-cell>
          <table:table-cell office:value-type="float" office:value="0.352832" calcext:value-type="float">
            <text:p>0,352832</text:p>
          </table:table-cell>
          <table:table-cell office:value-type="float" office:value="0.444499" calcext:value-type="float">
            <text:p>0,444499</text:p>
          </table:table-cell>
          <table:table-cell office:value-type="float" office:value="1.02699" calcext:value-type="float">
            <text:p>1,02699</text:p>
          </table:table-cell>
          <table:table-cell office:value-type="float" office:value="0.313637" calcext:value-type="float">
            <text:p>0,313637</text:p>
          </table:table-cell>
          <table:table-cell office:value-type="float" office:value="0.393382" calcext:value-type="float">
            <text:p>0,393382</text:p>
          </table:table-cell>
          <table:table-cell office:value-type="float" office:value="1.23255" calcext:value-type="float">
            <text:p>1,23255</text:p>
          </table:table-cell>
          <table:table-cell office:value-type="float" office:value="1.24391" calcext:value-type="float">
            <text:p>1,24391</text:p>
          </table:table-cell>
          <table:table-cell office:value-type="float" office:value="0.350216" calcext:value-type="float">
            <text:p>0,350216</text:p>
          </table:table-cell>
          <table:table-cell office:value-type="float" office:value="0.475657" calcext:value-type="float">
            <text:p>0,475657</text:p>
          </table:table-cell>
          <table:table-cell office:value-type="float" office:value="0.425002" calcext:value-type="float">
            <text:p>0,425002</text:p>
          </table:table-cell>
          <table:table-cell office:value-type="float" office:value="0.427588" calcext:value-type="float">
            <text:p>0,427588</text:p>
          </table:table-cell>
          <table:table-cell office:value-type="float" office:value="0.23761" calcext:value-type="float">
            <text:p>0,23761</text:p>
          </table:table-cell>
          <table:table-cell office:value-type="float" office:value="1.08809" calcext:value-type="float">
            <text:p>1,08809</text:p>
          </table:table-cell>
          <table:table-cell office:value-type="float" office:value="0.542528" calcext:value-type="float">
            <text:p>0,542528</text:p>
          </table:table-cell>
          <table:table-cell office:value-type="float" office:value="0.963812" calcext:value-type="float">
            <text:p>0,963812</text:p>
          </table:table-cell>
          <table:table-cell office:value-type="float" office:value="1.44039" calcext:value-type="float">
            <text:p>1,44039</text:p>
          </table:table-cell>
          <table:table-cell office:value-type="float" office:value="1.01806" calcext:value-type="float">
            <text:p>1,01806</text:p>
          </table:table-cell>
          <table:table-cell office:value-type="float" office:value="0.452014" calcext:value-type="float">
            <text:p>0,452014</text:p>
          </table:table-cell>
          <table:table-cell office:value-type="float" office:value="0.390978" calcext:value-type="float">
            <text:p>0,390978</text:p>
          </table:table-cell>
          <table:table-cell office:value-type="float" office:value="0.29877" calcext:value-type="float">
            <text:p>0,29877</text:p>
          </table:table-cell>
          <table:table-cell office:value-type="float" office:value="0.459026" calcext:value-type="float">
            <text:p>0,459026</text:p>
          </table:table-cell>
          <table:table-cell office:value-type="float" office:value="0.319539" calcext:value-type="float">
            <text:p>0,319539</text:p>
          </table:table-cell>
          <table:table-cell office:value-type="float" office:value="1.35551" calcext:value-type="float">
            <text:p>1,35551</text:p>
          </table:table-cell>
          <table:table-cell office:value-type="float" office:value="0.545598" calcext:value-type="float">
            <text:p>0,545598</text:p>
          </table:table-cell>
          <table:table-cell office:value-type="float" office:value="0.0397968" calcext:value-type="float">
            <text:p>0,0397968</text:p>
          </table:table-cell>
          <table:table-cell table:number-columns-repeated="20"/>
          <table:table-cell table:formula="of:=MIN([.A152:.BL152])" office:value-type="float" office:value="0.0397968" calcext:value-type="float">
            <text:p>0,0397968</text:p>
          </table:table-cell>
          <table:table-cell table:formula="of:=MAX([.A152:.BL152])" office:value-type="float" office:value="1.44039" calcext:value-type="float">
            <text:p>1,44039</text:p>
          </table:table-cell>
          <table:table-cell table:number-columns-repeated="7"/>
        </table:table-row>
        <table:table-row table:style-name="ro2">
          <table:table-cell office:value-type="float" office:value="0.181026" calcext:value-type="float">
            <text:p>0,181026</text:p>
          </table:table-cell>
          <table:table-cell office:value-type="float" office:value="0.23534" calcext:value-type="float">
            <text:p>0,23534</text:p>
          </table:table-cell>
          <table:table-cell office:value-type="float" office:value="0.245656" calcext:value-type="float">
            <text:p>0,245656</text:p>
          </table:table-cell>
          <table:table-cell office:value-type="float" office:value="0.202176" calcext:value-type="float">
            <text:p>0,202176</text:p>
          </table:table-cell>
          <table:table-cell office:value-type="float" office:value="0.253524" calcext:value-type="float">
            <text:p>0,253524</text:p>
          </table:table-cell>
          <table:table-cell office:value-type="float" office:value="0.23097" calcext:value-type="float">
            <text:p>0,23097</text:p>
          </table:table-cell>
          <table:table-cell office:value-type="float" office:value="0.319675" calcext:value-type="float">
            <text:p>0,319675</text:p>
          </table:table-cell>
          <table:table-cell office:value-type="float" office:value="0.200895" calcext:value-type="float">
            <text:p>0,200895</text:p>
          </table:table-cell>
          <table:table-cell office:value-type="float" office:value="0.174556" calcext:value-type="float">
            <text:p>0,174556</text:p>
          </table:table-cell>
          <table:table-cell office:value-type="float" office:value="0.249179" calcext:value-type="float">
            <text:p>0,249179</text:p>
          </table:table-cell>
          <table:table-cell office:value-type="float" office:value="0.160976" calcext:value-type="float">
            <text:p>0,160976</text:p>
          </table:table-cell>
          <table:table-cell office:value-type="float" office:value="0.367098" calcext:value-type="float">
            <text:p>0,367098</text:p>
          </table:table-cell>
          <table:table-cell office:value-type="float" office:value="0.184714" calcext:value-type="float">
            <text:p>0,184714</text:p>
          </table:table-cell>
          <table:table-cell office:value-type="float" office:value="0.220616" calcext:value-type="float">
            <text:p>0,220616</text:p>
          </table:table-cell>
          <table:table-cell office:value-type="float" office:value="0.169152" calcext:value-type="float">
            <text:p>0,169152</text:p>
          </table:table-cell>
          <table:table-cell office:value-type="float" office:value="0.82821" calcext:value-type="float">
            <text:p>0,82821</text:p>
          </table:table-cell>
          <table:table-cell office:value-type="float" office:value="0.649533" calcext:value-type="float">
            <text:p>0,649533</text:p>
          </table:table-cell>
          <table:table-cell office:value-type="float" office:value="0.137878" calcext:value-type="float">
            <text:p>0,137878</text:p>
          </table:table-cell>
          <table:table-cell office:value-type="float" office:value="0.150993" calcext:value-type="float">
            <text:p>0,150993</text:p>
          </table:table-cell>
          <table:table-cell office:value-type="float" office:value="0.254803" calcext:value-type="float">
            <text:p>0,254803</text:p>
          </table:table-cell>
          <table:table-cell office:value-type="float" office:value="0.135604" calcext:value-type="float">
            <text:p>0,135604</text:p>
          </table:table-cell>
          <table:table-cell office:value-type="float" office:value="0.154769" calcext:value-type="float">
            <text:p>0,154769</text:p>
          </table:table-cell>
          <table:table-cell office:value-type="float" office:value="0.190735" calcext:value-type="float">
            <text:p>0,190735</text:p>
          </table:table-cell>
          <table:table-cell office:value-type="float" office:value="0.198743" calcext:value-type="float">
            <text:p>0,198743</text:p>
          </table:table-cell>
          <table:table-cell office:value-type="float" office:value="0.897597" calcext:value-type="float">
            <text:p>0,897597</text:p>
          </table:table-cell>
          <table:table-cell office:value-type="float" office:value="0.160966" calcext:value-type="float">
            <text:p>0,160966</text:p>
          </table:table-cell>
          <table:table-cell office:value-type="float" office:value="0.534435" calcext:value-type="float">
            <text:p>0,534435</text:p>
          </table:table-cell>
          <table:table-cell office:value-type="float" office:value="0.212518" calcext:value-type="float">
            <text:p>0,212518</text:p>
          </table:table-cell>
          <table:table-cell office:value-type="float" office:value="0.388205" calcext:value-type="float">
            <text:p>0,388205</text:p>
          </table:table-cell>
          <table:table-cell office:value-type="float" office:value="0.333038" calcext:value-type="float">
            <text:p>0,333038</text:p>
          </table:table-cell>
          <table:table-cell office:value-type="float" office:value="0.821933" calcext:value-type="float">
            <text:p>0,821933</text:p>
          </table:table-cell>
          <table:table-cell office:value-type="float" office:value="0.249184" calcext:value-type="float">
            <text:p>0,249184</text:p>
          </table:table-cell>
          <table:table-cell office:value-type="float" office:value="0.943839" calcext:value-type="float">
            <text:p>0,943839</text:p>
          </table:table-cell>
          <table:table-cell office:value-type="float" office:value="0.927815" calcext:value-type="float">
            <text:p>0,927815</text:p>
          </table:table-cell>
          <table:table-cell office:value-type="float" office:value="0.76425" calcext:value-type="float">
            <text:p>0,76425</text:p>
          </table:table-cell>
          <table:table-cell office:value-type="float" office:value="0.790815" calcext:value-type="float">
            <text:p>0,790815</text:p>
          </table:table-cell>
          <table:table-cell office:value-type="float" office:value="0.575573" calcext:value-type="float">
            <text:p>0,575573</text:p>
          </table:table-cell>
          <table:table-cell office:value-type="float" office:value="0.81571" calcext:value-type="float">
            <text:p>0,81571</text:p>
          </table:table-cell>
          <table:table-cell office:value-type="float" office:value="0.656748" calcext:value-type="float">
            <text:p>0,656748</text:p>
          </table:table-cell>
          <table:table-cell office:value-type="float" office:value="0.451769" calcext:value-type="float">
            <text:p>0,451769</text:p>
          </table:table-cell>
          <table:table-cell office:value-type="float" office:value="0.721007" calcext:value-type="float">
            <text:p>0,721007</text:p>
          </table:table-cell>
          <table:table-cell office:value-type="float" office:value="0.736581" calcext:value-type="float">
            <text:p>0,736581</text:p>
          </table:table-cell>
          <table:table-cell office:value-type="float" office:value="0.549017" calcext:value-type="float">
            <text:p>0,549017</text:p>
          </table:table-cell>
          <table:table-cell office:value-type="float" office:value="0.605094" calcext:value-type="float">
            <text:p>0,605094</text:p>
          </table:table-cell>
          <table:table-cell office:value-type="float" office:value="0.376205" calcext:value-type="float">
            <text:p>0,376205</text:p>
          </table:table-cell>
          <table:table-cell office:value-type="float" office:value="0.986762" calcext:value-type="float">
            <text:p>0,986762</text:p>
          </table:table-cell>
          <table:table-cell office:value-type="float" office:value="0.417795" calcext:value-type="float">
            <text:p>0,417795</text:p>
          </table:table-cell>
          <table:table-cell office:value-type="float" office:value="0.426766" calcext:value-type="float">
            <text:p>0,426766</text:p>
          </table:table-cell>
          <table:table-cell table:number-columns-repeated="20"/>
          <table:table-cell table:formula="of:=MIN([.A153:.BL153])" office:value-type="float" office:value="0.135604" calcext:value-type="float">
            <text:p>0,135604</text:p>
          </table:table-cell>
          <table:table-cell table:formula="of:=MAX([.A153:.BL153])" office:value-type="float" office:value="0.986762" calcext:value-type="float">
            <text:p>0,986762</text:p>
          </table:table-cell>
          <table:table-cell table:number-columns-repeated="7"/>
        </table:table-row>
        <table:table-row table:style-name="ro2">
          <table:table-cell office:value-type="float" office:value="0.104557" calcext:value-type="float">
            <text:p>0,104557</text:p>
          </table:table-cell>
          <table:table-cell office:value-type="float" office:value="0.171809" calcext:value-type="float">
            <text:p>0,171809</text:p>
          </table:table-cell>
          <table:table-cell office:value-type="float" office:value="0.0984681" calcext:value-type="float">
            <text:p>0,0984681</text:p>
          </table:table-cell>
          <table:table-cell office:value-type="float" office:value="0.171731" calcext:value-type="float">
            <text:p>0,171731</text:p>
          </table:table-cell>
          <table:table-cell office:value-type="float" office:value="0.0944319" calcext:value-type="float">
            <text:p>0,0944319</text:p>
          </table:table-cell>
          <table:table-cell office:value-type="float" office:value="0.182201" calcext:value-type="float">
            <text:p>0,182201</text:p>
          </table:table-cell>
          <table:table-cell office:value-type="float" office:value="0.452909" calcext:value-type="float">
            <text:p>0,452909</text:p>
          </table:table-cell>
          <table:table-cell office:value-type="float" office:value="0.302286" calcext:value-type="float">
            <text:p>0,302286</text:p>
          </table:table-cell>
          <table:table-cell office:value-type="float" office:value="0.161289" calcext:value-type="float">
            <text:p>0,161289</text:p>
          </table:table-cell>
          <table:table-cell office:value-type="float" office:value="0.0919771" calcext:value-type="float">
            <text:p>0,0919771</text:p>
          </table:table-cell>
          <table:table-cell office:value-type="float" office:value="0.229484" calcext:value-type="float">
            <text:p>0,229484</text:p>
          </table:table-cell>
          <table:table-cell office:value-type="float" office:value="0.096415" calcext:value-type="float">
            <text:p>0,096415</text:p>
          </table:table-cell>
          <table:table-cell office:value-type="float" office:value="0.338829" calcext:value-type="float">
            <text:p>0,338829</text:p>
          </table:table-cell>
          <table:table-cell office:value-type="float" office:value="0.416033" calcext:value-type="float">
            <text:p>0,416033</text:p>
          </table:table-cell>
          <table:table-cell office:value-type="float" office:value="0.424117" calcext:value-type="float">
            <text:p>0,424117</text:p>
          </table:table-cell>
          <table:table-cell office:value-type="float" office:value="0.357827" calcext:value-type="float">
            <text:p>0,357827</text:p>
          </table:table-cell>
          <table:table-cell office:value-type="float" office:value="0.273521" calcext:value-type="float">
            <text:p>0,273521</text:p>
          </table:table-cell>
          <table:table-cell office:value-type="float" office:value="0.0965071" calcext:value-type="float">
            <text:p>0,0965071</text:p>
          </table:table-cell>
          <table:table-cell office:value-type="float" office:value="0.254925" calcext:value-type="float">
            <text:p>0,254925</text:p>
          </table:table-cell>
          <table:table-cell office:value-type="float" office:value="0.646177" calcext:value-type="float">
            <text:p>0,646177</text:p>
          </table:table-cell>
          <table:table-cell office:value-type="float" office:value="0.330097" calcext:value-type="float">
            <text:p>0,330097</text:p>
          </table:table-cell>
          <table:table-cell office:value-type="float" office:value="0.326749" calcext:value-type="float">
            <text:p>0,326749</text:p>
          </table:table-cell>
          <table:table-cell office:value-type="float" office:value="0.526087" calcext:value-type="float">
            <text:p>0,526087</text:p>
          </table:table-cell>
          <table:table-cell office:value-type="float" office:value="0.25278" calcext:value-type="float">
            <text:p>0,25278</text:p>
          </table:table-cell>
          <table:table-cell office:value-type="float" office:value="0.231434" calcext:value-type="float">
            <text:p>0,231434</text:p>
          </table:table-cell>
          <table:table-cell office:value-type="float" office:value="1.50047" calcext:value-type="float">
            <text:p>1,50047</text:p>
          </table:table-cell>
          <table:table-cell office:value-type="float" office:value="1.44952" calcext:value-type="float">
            <text:p>1,44952</text:p>
          </table:table-cell>
          <table:table-cell office:value-type="float" office:value="1.40235" calcext:value-type="float">
            <text:p>1,40235</text:p>
          </table:table-cell>
          <table:table-cell office:value-type="float" office:value="0.260221" calcext:value-type="float">
            <text:p>0,260221</text:p>
          </table:table-cell>
          <table:table-cell office:value-type="float" office:value="1.36709" calcext:value-type="float">
            <text:p>1,36709</text:p>
          </table:table-cell>
          <table:table-cell office:value-type="float" office:value="0.271087" calcext:value-type="float">
            <text:p>0,271087</text:p>
          </table:table-cell>
          <table:table-cell office:value-type="float" office:value="0.188211" calcext:value-type="float">
            <text:p>0,188211</text:p>
          </table:table-cell>
          <table:table-cell office:value-type="float" office:value="1.35369" calcext:value-type="float">
            <text:p>1,35369</text:p>
          </table:table-cell>
          <table:table-cell office:value-type="float" office:value="1.13577" calcext:value-type="float">
            <text:p>1,13577</text:p>
          </table:table-cell>
          <table:table-cell office:value-type="float" office:value="1.12385" calcext:value-type="float">
            <text:p>1,12385</text:p>
          </table:table-cell>
          <table:table-cell office:value-type="float" office:value="1.30192" calcext:value-type="float">
            <text:p>1,30192</text:p>
          </table:table-cell>
          <table:table-cell office:value-type="float" office:value="0.931586" calcext:value-type="float">
            <text:p>0,931586</text:p>
          </table:table-cell>
          <table:table-cell office:value-type="float" office:value="0.812514" calcext:value-type="float">
            <text:p>0,812514</text:p>
          </table:table-cell>
          <table:table-cell office:value-type="float" office:value="1.05202" calcext:value-type="float">
            <text:p>1,05202</text:p>
          </table:table-cell>
          <table:table-cell office:value-type="float" office:value="1.30414" calcext:value-type="float">
            <text:p>1,30414</text:p>
          </table:table-cell>
          <table:table-cell office:value-type="float" office:value="0.812818" calcext:value-type="float">
            <text:p>0,812818</text:p>
          </table:table-cell>
          <table:table-cell office:value-type="float" office:value="1.35349" calcext:value-type="float">
            <text:p>1,35349</text:p>
          </table:table-cell>
          <table:table-cell office:value-type="float" office:value="0.935432" calcext:value-type="float">
            <text:p>0,935432</text:p>
          </table:table-cell>
          <table:table-cell office:value-type="float" office:value="0.133449" calcext:value-type="float">
            <text:p>0,133449</text:p>
          </table:table-cell>
          <table:table-cell office:value-type="float" office:value="0.532818" calcext:value-type="float">
            <text:p>0,532818</text:p>
          </table:table-cell>
          <table:table-cell office:value-type="float" office:value="0.218858" calcext:value-type="float">
            <text:p>0,218858</text:p>
          </table:table-cell>
          <table:table-cell office:value-type="float" office:value="0.066709" calcext:value-type="float">
            <text:p>0,066709</text:p>
          </table:table-cell>
          <table:table-cell office:value-type="float" office:value="0.0867009" calcext:value-type="float">
            <text:p>0,0867009</text:p>
          </table:table-cell>
          <table:table-cell table:number-columns-repeated="20"/>
          <table:table-cell table:formula="of:=MIN([.A154:.BL154])" office:value-type="float" office:value="0.066709" calcext:value-type="float">
            <text:p>0,066709</text:p>
          </table:table-cell>
          <table:table-cell table:formula="of:=MAX([.A154:.BL154])" office:value-type="float" office:value="1.50047" calcext:value-type="float">
            <text:p>1,50047</text:p>
          </table:table-cell>
          <table:table-cell table:number-columns-repeated="7"/>
        </table:table-row>
        <table:table-row table:style-name="ro2">
          <table:table-cell office:value-type="float" office:value="0.178769" calcext:value-type="float">
            <text:p>0,178769</text:p>
          </table:table-cell>
          <table:table-cell office:value-type="float" office:value="0.191926" calcext:value-type="float">
            <text:p>0,191926</text:p>
          </table:table-cell>
          <table:table-cell office:value-type="float" office:value="0.191146" calcext:value-type="float">
            <text:p>0,191146</text:p>
          </table:table-cell>
          <table:table-cell office:value-type="float" office:value="0.189619" calcext:value-type="float">
            <text:p>0,189619</text:p>
          </table:table-cell>
          <table:table-cell office:value-type="float" office:value="0.237234" calcext:value-type="float">
            <text:p>0,237234</text:p>
          </table:table-cell>
          <table:table-cell office:value-type="float" office:value="0.208101" calcext:value-type="float">
            <text:p>0,208101</text:p>
          </table:table-cell>
          <table:table-cell office:value-type="float" office:value="0.199345" calcext:value-type="float">
            <text:p>0,199345</text:p>
          </table:table-cell>
          <table:table-cell office:value-type="float" office:value="0.173158" calcext:value-type="float">
            <text:p>0,173158</text:p>
          </table:table-cell>
          <table:table-cell office:value-type="float" office:value="0.992905" calcext:value-type="float">
            <text:p>0,992905</text:p>
          </table:table-cell>
          <table:table-cell office:value-type="float" office:value="0.200522" calcext:value-type="float">
            <text:p>0,200522</text:p>
          </table:table-cell>
          <table:table-cell office:value-type="float" office:value="1.15314" calcext:value-type="float">
            <text:p>1,15314</text:p>
          </table:table-cell>
          <table:table-cell office:value-type="float" office:value="1.34036" calcext:value-type="float">
            <text:p>1,34036</text:p>
          </table:table-cell>
          <table:table-cell office:value-type="float" office:value="1.16112" calcext:value-type="float">
            <text:p>1,16112</text:p>
          </table:table-cell>
          <table:table-cell office:value-type="float" office:value="0.974956" calcext:value-type="float">
            <text:p>0,974956</text:p>
          </table:table-cell>
          <table:table-cell office:value-type="float" office:value="0.182671" calcext:value-type="float">
            <text:p>0,182671</text:p>
          </table:table-cell>
          <table:table-cell office:value-type="float" office:value="1.40266" calcext:value-type="float">
            <text:p>1,40266</text:p>
          </table:table-cell>
          <table:table-cell office:value-type="float" office:value="1.22145" calcext:value-type="float">
            <text:p>1,22145</text:p>
          </table:table-cell>
          <table:table-cell office:value-type="float" office:value="1.03622" calcext:value-type="float">
            <text:p>1,03622</text:p>
          </table:table-cell>
          <table:table-cell office:value-type="float" office:value="0.851363" calcext:value-type="float">
            <text:p>0,851363</text:p>
          </table:table-cell>
          <table:table-cell office:value-type="float" office:value="0.218647" calcext:value-type="float">
            <text:p>0,218647</text:p>
          </table:table-cell>
          <table:table-cell office:value-type="float" office:value="0.625082" calcext:value-type="float">
            <text:p>0,625082</text:p>
          </table:table-cell>
          <table:table-cell office:value-type="float" office:value="0.939941" calcext:value-type="float">
            <text:p>0,939941</text:p>
          </table:table-cell>
          <table:table-cell office:value-type="float" office:value="0.749079" calcext:value-type="float">
            <text:p>0,749079</text:p>
          </table:table-cell>
          <table:table-cell office:value-type="float" office:value="0.198334" calcext:value-type="float">
            <text:p>0,198334</text:p>
          </table:table-cell>
          <table:table-cell office:value-type="float" office:value="1.00447" calcext:value-type="float">
            <text:p>1,00447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859048" calcext:value-type="float">
            <text:p>0,859048</text:p>
          </table:table-cell>
          <table:table-cell office:value-type="float" office:value="1.62346" calcext:value-type="float">
            <text:p>1,62346</text:p>
          </table:table-cell>
          <table:table-cell office:value-type="float" office:value="1.45056" calcext:value-type="float">
            <text:p>1,45056</text:p>
          </table:table-cell>
          <table:table-cell office:value-type="float" office:value="1.26607" calcext:value-type="float">
            <text:p>1,26607</text:p>
          </table:table-cell>
          <table:table-cell office:value-type="float" office:value="1.08244" calcext:value-type="float">
            <text:p>1,08244</text:p>
          </table:table-cell>
          <table:table-cell office:value-type="float" office:value="0.988915" calcext:value-type="float">
            <text:p>0,988915</text:p>
          </table:table-cell>
          <table:table-cell office:value-type="float" office:value="0.950112" calcext:value-type="float">
            <text:p>0,950112</text:p>
          </table:table-cell>
          <table:table-cell office:value-type="float" office:value="0.190312" calcext:value-type="float">
            <text:p>0,190312</text:p>
          </table:table-cell>
          <table:table-cell office:value-type="float" office:value="0.204641" calcext:value-type="float">
            <text:p>0,204641</text:p>
          </table:table-cell>
          <table:table-cell office:value-type="float" office:value="0.20088" calcext:value-type="float">
            <text:p>0,20088</text:p>
          </table:table-cell>
          <table:table-cell office:value-type="float" office:value="0.691831" calcext:value-type="float">
            <text:p>0,691831</text:p>
          </table:table-cell>
          <table:table-cell office:value-type="float" office:value="1.11712" calcext:value-type="float">
            <text:p>1,11712</text:p>
          </table:table-cell>
          <table:table-cell office:value-type="float" office:value="0.750134" calcext:value-type="float">
            <text:p>0,750134</text:p>
          </table:table-cell>
          <table:table-cell office:value-type="float" office:value="1.38422" calcext:value-type="float">
            <text:p>1,38422</text:p>
          </table:table-cell>
          <table:table-cell office:value-type="float" office:value="0.155696" calcext:value-type="float">
            <text:p>0,155696</text:p>
          </table:table-cell>
          <table:table-cell office:value-type="float" office:value="0.363556" calcext:value-type="float">
            <text:p>0,363556</text:p>
          </table:table-cell>
          <table:table-cell office:value-type="float" office:value="0.247099" calcext:value-type="float">
            <text:p>0,247099</text:p>
          </table:table-cell>
          <table:table-cell office:value-type="float" office:value="0.331984" calcext:value-type="float">
            <text:p>0,331984</text:p>
          </table:table-cell>
          <table:table-cell office:value-type="float" office:value="0.983145" calcext:value-type="float">
            <text:p>0,983145</text:p>
          </table:table-cell>
          <table:table-cell office:value-type="float" office:value="0.146959" calcext:value-type="float">
            <text:p>0,146959</text:p>
          </table:table-cell>
          <table:table-cell office:value-type="float" office:value="0.187372" calcext:value-type="float">
            <text:p>0,187372</text:p>
          </table:table-cell>
          <table:table-cell office:value-type="float" office:value="1.20337" calcext:value-type="float">
            <text:p>1,20337</text:p>
          </table:table-cell>
          <table:table-cell table:number-columns-repeated="20"/>
          <table:table-cell table:formula="of:=MIN([.A155:.BL155])" office:value-type="float" office:value="0.146959" calcext:value-type="float">
            <text:p>0,146959</text:p>
          </table:table-cell>
          <table:table-cell table:formula="of:=MAX([.A155:.BL155])" office:value-type="float" office:value="1.62346" calcext:value-type="float">
            <text:p>1,62346</text:p>
          </table:table-cell>
          <table:table-cell table:number-columns-repeated="7"/>
        </table:table-row>
        <table:table-row table:style-name="ro2">
          <table:table-cell office:value-type="float" office:value="0.13448" calcext:value-type="float">
            <text:p>0,13448</text:p>
          </table:table-cell>
          <table:table-cell office:value-type="float" office:value="0.17218" calcext:value-type="float">
            <text:p>0,17218</text:p>
          </table:table-cell>
          <table:table-cell office:value-type="float" office:value="0.1356" calcext:value-type="float">
            <text:p>0,1356</text:p>
          </table:table-cell>
          <table:table-cell office:value-type="float" office:value="0.170099" calcext:value-type="float">
            <text:p>0,170099</text:p>
          </table:table-cell>
          <table:table-cell office:value-type="float" office:value="0.194625" calcext:value-type="float">
            <text:p>0,194625</text:p>
          </table:table-cell>
          <table:table-cell office:value-type="float" office:value="0.136795" calcext:value-type="float">
            <text:p>0,136795</text:p>
          </table:table-cell>
          <table:table-cell office:value-type="float" office:value="0.160011" calcext:value-type="float">
            <text:p>0,160011</text:p>
          </table:table-cell>
          <table:table-cell office:value-type="float" office:value="0.528525" calcext:value-type="float">
            <text:p>0,528525</text:p>
          </table:table-cell>
          <table:table-cell office:value-type="float" office:value="0.197287" calcext:value-type="float">
            <text:p>0,197287</text:p>
          </table:table-cell>
          <table:table-cell office:value-type="float" office:value="0.347088" calcext:value-type="float">
            <text:p>0,347088</text:p>
          </table:table-cell>
          <table:table-cell office:value-type="float" office:value="0.171049" calcext:value-type="float">
            <text:p>0,171049</text:p>
          </table:table-cell>
          <table:table-cell office:value-type="float" office:value="0.737087" calcext:value-type="float">
            <text:p>0,737087</text:p>
          </table:table-cell>
          <table:table-cell office:value-type="float" office:value="0.295173" calcext:value-type="float">
            <text:p>0,295173</text:p>
          </table:table-cell>
          <table:table-cell office:value-type="float" office:value="0.652656" calcext:value-type="float">
            <text:p>0,652656</text:p>
          </table:table-cell>
          <table:table-cell office:value-type="float" office:value="0.369705" calcext:value-type="float">
            <text:p>0,369705</text:p>
          </table:table-cell>
          <table:table-cell office:value-type="float" office:value="0.339497" calcext:value-type="float">
            <text:p>0,339497</text:p>
          </table:table-cell>
          <table:table-cell office:value-type="float" office:value="0.538785" calcext:value-type="float">
            <text:p>0,538785</text:p>
          </table:table-cell>
          <table:table-cell office:value-type="float" office:value="0.782242" calcext:value-type="float">
            <text:p>0,782242</text:p>
          </table:table-cell>
          <table:table-cell office:value-type="float" office:value="0.409853" calcext:value-type="float">
            <text:p>0,409853</text:p>
          </table:table-cell>
          <table:table-cell office:value-type="float" office:value="0.382711" calcext:value-type="float">
            <text:p>0,382711</text:p>
          </table:table-cell>
          <table:table-cell office:value-type="float" office:value="0.246268" calcext:value-type="float">
            <text:p>0,246268</text:p>
          </table:table-cell>
          <table:table-cell office:value-type="float" office:value="0.724568" calcext:value-type="float">
            <text:p>0,724568</text:p>
          </table:table-cell>
          <table:table-cell office:value-type="float" office:value="0.95445" calcext:value-type="float">
            <text:p>0,95445</text:p>
          </table:table-cell>
          <table:table-cell office:value-type="float" office:value="0.528469" calcext:value-type="float">
            <text:p>0,528469</text:p>
          </table:table-cell>
          <table:table-cell office:value-type="float" office:value="0.617313" calcext:value-type="float">
            <text:p>0,617313</text:p>
          </table:table-cell>
          <table:table-cell office:value-type="float" office:value="0.184875" calcext:value-type="float">
            <text:p>0,184875</text:p>
          </table:table-cell>
          <table:table-cell office:value-type="float" office:value="1.06062" calcext:value-type="float">
            <text:p>1,06062</text:p>
          </table:table-cell>
          <table:table-cell office:value-type="float" office:value="0.867726" calcext:value-type="float">
            <text:p>0,867726</text:p>
          </table:table-cell>
          <table:table-cell office:value-type="float" office:value="0.924216" calcext:value-type="float">
            <text:p>0,924216</text:p>
          </table:table-cell>
          <table:table-cell office:value-type="float" office:value="0.771022" calcext:value-type="float">
            <text:p>0,771022</text:p>
          </table:table-cell>
          <table:table-cell office:value-type="float" office:value="0.757979" calcext:value-type="float">
            <text:p>0,757979</text:p>
          </table:table-cell>
          <table:table-cell office:value-type="float" office:value="0.181285" calcext:value-type="float">
            <text:p>0,181285</text:p>
          </table:table-cell>
          <table:table-cell office:value-type="float" office:value="0.185854" calcext:value-type="float">
            <text:p>0,185854</text:p>
          </table:table-cell>
          <table:table-cell office:value-type="float" office:value="1.0448" calcext:value-type="float">
            <text:p>1,0448</text:p>
          </table:table-cell>
          <table:table-cell office:value-type="float" office:value="0.252798" calcext:value-type="float">
            <text:p>0,252798</text:p>
          </table:table-cell>
          <table:table-cell office:value-type="float" office:value="0.165442" calcext:value-type="float">
            <text:p>0,165442</text:p>
          </table:table-cell>
          <table:table-cell office:value-type="float" office:value="0.137356" calcext:value-type="float">
            <text:p>0,137356</text:p>
          </table:table-cell>
          <table:table-cell office:value-type="float" office:value="0.425603" calcext:value-type="float">
            <text:p>0,425603</text:p>
          </table:table-cell>
          <table:table-cell office:value-type="float" office:value="0.264713" calcext:value-type="float">
            <text:p>0,264713</text:p>
          </table:table-cell>
          <table:table-cell office:value-type="float" office:value="0.224118" calcext:value-type="float">
            <text:p>0,224118</text:p>
          </table:table-cell>
          <table:table-cell office:value-type="float" office:value="0.286543" calcext:value-type="float">
            <text:p>0,286543</text:p>
          </table:table-cell>
          <table:table-cell office:value-type="float" office:value="0.183756" calcext:value-type="float">
            <text:p>0,183756</text:p>
          </table:table-cell>
          <table:table-cell office:value-type="float" office:value="0.179859" calcext:value-type="float">
            <text:p>0,179859</text:p>
          </table:table-cell>
          <table:table-cell office:value-type="float" office:value="0.204592" calcext:value-type="float">
            <text:p>0,204592</text:p>
          </table:table-cell>
          <table:table-cell office:value-type="float" office:value="0.483403" calcext:value-type="float">
            <text:p>0,483403</text:p>
          </table:table-cell>
          <table:table-cell office:value-type="float" office:value="0.0738242" calcext:value-type="float">
            <text:p>0,0738242</text:p>
          </table:table-cell>
          <table:table-cell office:value-type="float" office:value="0.0909231" calcext:value-type="float">
            <text:p>0,0909231</text:p>
          </table:table-cell>
          <table:table-cell office:value-type="float" office:value="0.10579" calcext:value-type="float">
            <text:p>0,10579</text:p>
          </table:table-cell>
          <table:table-cell table:number-columns-repeated="20"/>
          <table:table-cell table:formula="of:=MIN([.A156:.BL156])" office:value-type="float" office:value="0.0738242" calcext:value-type="float">
            <text:p>0,0738242</text:p>
          </table:table-cell>
          <table:table-cell table:formula="of:=MAX([.A156:.BL156])" office:value-type="float" office:value="1.06062" calcext:value-type="float">
            <text:p>1,06062</text:p>
          </table:table-cell>
          <table:table-cell table:number-columns-repeated="7"/>
        </table:table-row>
        <table:table-row table:style-name="ro2">
          <table:table-cell office:value-type="float" office:value="0.105983" calcext:value-type="float">
            <text:p>0,105983</text:p>
          </table:table-cell>
          <table:table-cell office:value-type="float" office:value="0.142957" calcext:value-type="float">
            <text:p>0,142957</text:p>
          </table:table-cell>
          <table:table-cell office:value-type="float" office:value="0.130136" calcext:value-type="float">
            <text:p>0,130136</text:p>
          </table:table-cell>
          <table:table-cell office:value-type="float" office:value="0.103246" calcext:value-type="float">
            <text:p>0,103246</text:p>
          </table:table-cell>
          <table:table-cell office:value-type="float" office:value="0.103831" calcext:value-type="float">
            <text:p>0,103831</text:p>
          </table:table-cell>
          <table:table-cell office:value-type="float" office:value="0.130749" calcext:value-type="float">
            <text:p>0,130749</text:p>
          </table:table-cell>
          <table:table-cell office:value-type="float" office:value="0.105121" calcext:value-type="float">
            <text:p>0,105121</text:p>
          </table:table-cell>
          <table:table-cell office:value-type="float" office:value="0.107085" calcext:value-type="float">
            <text:p>0,107085</text:p>
          </table:table-cell>
          <table:table-cell office:value-type="float" office:value="0.133527" calcext:value-type="float">
            <text:p>0,133527</text:p>
          </table:table-cell>
          <table:table-cell office:value-type="float" office:value="0.133509" calcext:value-type="float">
            <text:p>0,133509</text:p>
          </table:table-cell>
          <table:table-cell office:value-type="float" office:value="0.108161" calcext:value-type="float">
            <text:p>0,108161</text:p>
          </table:table-cell>
          <table:table-cell office:value-type="float" office:value="0.127235" calcext:value-type="float">
            <text:p>0,127235</text:p>
          </table:table-cell>
          <table:table-cell office:value-type="float" office:value="0.732834" calcext:value-type="float">
            <text:p>0,732834</text:p>
          </table:table-cell>
          <table:table-cell office:value-type="float" office:value="0.702236" calcext:value-type="float">
            <text:p>0,702236</text:p>
          </table:table-cell>
          <table:table-cell office:value-type="float" office:value="0.683346" calcext:value-type="float">
            <text:p>0,683346</text:p>
          </table:table-cell>
          <table:table-cell office:value-type="float" office:value="0.143271" calcext:value-type="float">
            <text:p>0,143271</text:p>
          </table:table-cell>
          <table:table-cell office:value-type="float" office:value="0.626944" calcext:value-type="float">
            <text:p>0,626944</text:p>
          </table:table-cell>
          <table:table-cell office:value-type="float" office:value="0.600827" calcext:value-type="float">
            <text:p>0,600827</text:p>
          </table:table-cell>
          <table:table-cell office:value-type="float" office:value="0.49642" calcext:value-type="float">
            <text:p>0,49642</text:p>
          </table:table-cell>
          <table:table-cell office:value-type="float" office:value="0.124989" calcext:value-type="float">
            <text:p>0,124989</text:p>
          </table:table-cell>
          <table:table-cell office:value-type="float" office:value="0.517703" calcext:value-type="float">
            <text:p>0,517703</text:p>
          </table:table-cell>
          <table:table-cell office:value-type="float" office:value="0.102906" calcext:value-type="float">
            <text:p>0,102906</text:p>
          </table:table-cell>
          <table:table-cell office:value-type="float" office:value="0.103096" calcext:value-type="float">
            <text:p>0,103096</text:p>
          </table:table-cell>
          <table:table-cell office:value-type="float" office:value="0.509849" calcext:value-type="float">
            <text:p>0,509849</text:p>
          </table:table-cell>
          <table:table-cell office:value-type="float" office:value="0.521241" calcext:value-type="float">
            <text:p>0,521241</text:p>
          </table:table-cell>
          <table:table-cell office:value-type="float" office:value="0.1213" calcext:value-type="float">
            <text:p>0,1213</text:p>
          </table:table-cell>
          <table:table-cell office:value-type="float" office:value="0.992427" calcext:value-type="float">
            <text:p>0,992427</text:p>
          </table:table-cell>
          <table:table-cell office:value-type="float" office:value="0.494303" calcext:value-type="float">
            <text:p>0,494303</text:p>
          </table:table-cell>
          <table:table-cell office:value-type="float" office:value="0.119819" calcext:value-type="float">
            <text:p>0,119819</text:p>
          </table:table-cell>
          <table:table-cell office:value-type="float" office:value="1.15966" calcext:value-type="float">
            <text:p>1,15966</text:p>
          </table:table-cell>
          <table:table-cell office:value-type="float" office:value="0.797181" calcext:value-type="float">
            <text:p>0,797181</text:p>
          </table:table-cell>
          <table:table-cell office:value-type="float" office:value="0.812533" calcext:value-type="float">
            <text:p>0,812533</text:p>
          </table:table-cell>
          <table:table-cell office:value-type="float" office:value="0.754961" calcext:value-type="float">
            <text:p>0,754961</text:p>
          </table:table-cell>
          <table:table-cell office:value-type="float" office:value="0.149505" calcext:value-type="float">
            <text:p>0,149505</text:p>
          </table:table-cell>
          <table:table-cell office:value-type="float" office:value="1.23238" calcext:value-type="float">
            <text:p>1,23238</text:p>
          </table:table-cell>
          <table:table-cell office:value-type="float" office:value="1.06911" calcext:value-type="float">
            <text:p>1,06911</text:p>
          </table:table-cell>
          <table:table-cell office:value-type="float" office:value="0.954187" calcext:value-type="float">
            <text:p>0,954187</text:p>
          </table:table-cell>
          <table:table-cell office:value-type="float" office:value="0.711399" calcext:value-type="float">
            <text:p>0,711399</text:p>
          </table:table-cell>
          <table:table-cell office:value-type="float" office:value="1.14353" calcext:value-type="float">
            <text:p>1,14353</text:p>
          </table:table-cell>
          <table:table-cell office:value-type="float" office:value="1.45141" calcext:value-type="float">
            <text:p>1,45141</text:p>
          </table:table-cell>
          <table:table-cell office:value-type="float" office:value="0.155881" calcext:value-type="float">
            <text:p>0,155881</text:p>
          </table:table-cell>
          <table:table-cell office:value-type="float" office:value="0.161364" calcext:value-type="float">
            <text:p>0,161364</text:p>
          </table:table-cell>
          <table:table-cell office:value-type="float" office:value="0.261721" calcext:value-type="float">
            <text:p>0,261721</text:p>
          </table:table-cell>
          <table:table-cell office:value-type="float" office:value="1.73261" calcext:value-type="float">
            <text:p>1,73261</text:p>
          </table:table-cell>
          <table:table-cell office:value-type="float" office:value="1.78743" calcext:value-type="float">
            <text:p>1,78743</text:p>
          </table:table-cell>
          <table:table-cell office:value-type="float" office:value="0.152728" calcext:value-type="float">
            <text:p>0,152728</text:p>
          </table:table-cell>
          <table:table-cell office:value-type="float" office:value="0.0852611" calcext:value-type="float">
            <text:p>0,0852611</text:p>
          </table:table-cell>
          <table:table-cell office:value-type="float" office:value="0.11562" calcext:value-type="float">
            <text:p>0,11562</text:p>
          </table:table-cell>
          <table:table-cell table:number-columns-repeated="20"/>
          <table:table-cell table:formula="of:=MIN([.A157:.BL157])" office:value-type="float" office:value="0.0852611" calcext:value-type="float">
            <text:p>0,0852611</text:p>
          </table:table-cell>
          <table:table-cell table:formula="of:=MAX([.A157:.BL157])" office:value-type="float" office:value="1.78743" calcext:value-type="float">
            <text:p>1,78743</text:p>
          </table:table-cell>
          <table:table-cell table:number-columns-repeated="7"/>
        </table:table-row>
        <table:table-row table:style-name="ro2">
          <table:table-cell office:value-type="float" office:value="0.189738" calcext:value-type="float">
            <text:p>0,189738</text:p>
          </table:table-cell>
          <table:table-cell office:value-type="float" office:value="0.234041" calcext:value-type="float">
            <text:p>0,234041</text:p>
          </table:table-cell>
          <table:table-cell office:value-type="float" office:value="0.189023" calcext:value-type="float">
            <text:p>0,189023</text:p>
          </table:table-cell>
          <table:table-cell office:value-type="float" office:value="0.239231" calcext:value-type="float">
            <text:p>0,239231</text:p>
          </table:table-cell>
          <table:table-cell office:value-type="float" office:value="0.481648" calcext:value-type="float">
            <text:p>0,481648</text:p>
          </table:table-cell>
          <table:table-cell office:value-type="float" office:value="0.427145" calcext:value-type="float">
            <text:p>0,427145</text:p>
          </table:table-cell>
          <table:table-cell office:value-type="float" office:value="0.38862" calcext:value-type="float">
            <text:p>0,38862</text:p>
          </table:table-cell>
          <table:table-cell office:value-type="float" office:value="0.253213" calcext:value-type="float">
            <text:p>0,253213</text:p>
          </table:table-cell>
          <table:table-cell office:value-type="float" office:value="0.435755" calcext:value-type="float">
            <text:p>0,435755</text:p>
          </table:table-cell>
          <table:table-cell office:value-type="float" office:value="0.476241" calcext:value-type="float">
            <text:p>0,476241</text:p>
          </table:table-cell>
          <table:table-cell office:value-type="float" office:value="0.258468" calcext:value-type="float">
            <text:p>0,258468</text:p>
          </table:table-cell>
          <table:table-cell office:value-type="float" office:value="0.428324" calcext:value-type="float">
            <text:p>0,428324</text:p>
          </table:table-cell>
          <table:table-cell office:value-type="float" office:value="0.335592" calcext:value-type="float">
            <text:p>0,335592</text:p>
          </table:table-cell>
          <table:table-cell office:value-type="float" office:value="0.2755" calcext:value-type="float">
            <text:p>0,2755</text:p>
          </table:table-cell>
          <table:table-cell office:value-type="float" office:value="0.330242" calcext:value-type="float">
            <text:p>0,330242</text:p>
          </table:table-cell>
          <table:table-cell office:value-type="float" office:value="0.347592" calcext:value-type="float">
            <text:p>0,347592</text:p>
          </table:table-cell>
          <table:table-cell office:value-type="float" office:value="1.19968" calcext:value-type="float">
            <text:p>1,19968</text:p>
          </table:table-cell>
          <table:table-cell office:value-type="float" office:value="1.44028" calcext:value-type="float">
            <text:p>1,44028</text:p>
          </table:table-cell>
          <table:table-cell office:value-type="float" office:value="0.289292" calcext:value-type="float">
            <text:p>0,289292</text:p>
          </table:table-cell>
          <table:table-cell office:value-type="float" office:value="1.25204" calcext:value-type="float">
            <text:p>1,25204</text:p>
          </table:table-cell>
          <table:table-cell office:value-type="float" office:value="0.466759" calcext:value-type="float">
            <text:p>0,466759</text:p>
          </table:table-cell>
          <table:table-cell office:value-type="float" office:value="0.357738" calcext:value-type="float">
            <text:p>0,357738</text:p>
          </table:table-cell>
          <table:table-cell office:value-type="float" office:value="1.40975" calcext:value-type="float">
            <text:p>1,40975</text:p>
          </table:table-cell>
          <table:table-cell office:value-type="float" office:value="0.343563" calcext:value-type="float">
            <text:p>0,343563</text:p>
          </table:table-cell>
          <table:table-cell office:value-type="float" office:value="1.55054" calcext:value-type="float">
            <text:p>1,55054</text:p>
          </table:table-cell>
          <table:table-cell office:value-type="float" office:value="1.02071" calcext:value-type="float">
            <text:p>1,02071</text:p>
          </table:table-cell>
          <table:table-cell office:value-type="float" office:value="0.316599" calcext:value-type="float">
            <text:p>0,316599</text:p>
          </table:table-cell>
          <table:table-cell office:value-type="float" office:value="1.40309" calcext:value-type="float">
            <text:p>1,40309</text:p>
          </table:table-cell>
          <table:table-cell office:value-type="float" office:value="1.72803" calcext:value-type="float">
            <text:p>1,72803</text:p>
          </table:table-cell>
          <table:table-cell office:value-type="float" office:value="1.29325" calcext:value-type="float">
            <text:p>1,29325</text:p>
          </table:table-cell>
          <table:table-cell office:value-type="float" office:value="1.50424" calcext:value-type="float">
            <text:p>1,50424</text:p>
          </table:table-cell>
          <table:table-cell office:value-type="float" office:value="1.52527" calcext:value-type="float">
            <text:p>1,52527</text:p>
          </table:table-cell>
          <table:table-cell office:value-type="float" office:value="0.212075" calcext:value-type="float">
            <text:p>0,212075</text:p>
          </table:table-cell>
          <table:table-cell office:value-type="float" office:value="1.07567" calcext:value-type="float">
            <text:p>1,07567</text:p>
          </table:table-cell>
          <table:table-cell office:value-type="float" office:value="0.999949" calcext:value-type="float">
            <text:p>0,999949</text:p>
          </table:table-cell>
          <table:table-cell office:value-type="float" office:value="1.63784" calcext:value-type="float">
            <text:p>1,63784</text:p>
          </table:table-cell>
          <table:table-cell office:value-type="float" office:value="0.920187" calcext:value-type="float">
            <text:p>0,920187</text:p>
          </table:table-cell>
          <table:table-cell office:value-type="float" office:value="1.50847" calcext:value-type="float">
            <text:p>1,50847</text:p>
          </table:table-cell>
          <table:table-cell office:value-type="float" office:value="1.15459" calcext:value-type="float">
            <text:p>1,15459</text:p>
          </table:table-cell>
          <table:table-cell office:value-type="float" office:value="2.05313" calcext:value-type="float">
            <text:p>2,05313</text:p>
          </table:table-cell>
          <table:table-cell office:value-type="float" office:value="2.00911" calcext:value-type="float">
            <text:p>2,00911</text:p>
          </table:table-cell>
          <table:table-cell office:value-type="float" office:value="1.65123" calcext:value-type="float">
            <text:p>1,65123</text:p>
          </table:table-cell>
          <table:table-cell office:value-type="float" office:value="0.166946" calcext:value-type="float">
            <text:p>0,166946</text:p>
          </table:table-cell>
          <table:table-cell office:value-type="float" office:value="0.194153" calcext:value-type="float">
            <text:p>0,194153</text:p>
          </table:table-cell>
          <table:table-cell office:value-type="float" office:value="0.347108" calcext:value-type="float">
            <text:p>0,347108</text:p>
          </table:table-cell>
          <table:table-cell office:value-type="float" office:value="0.345584" calcext:value-type="float">
            <text:p>0,345584</text:p>
          </table:table-cell>
          <table:table-cell office:value-type="float" office:value="0.159216" calcext:value-type="float">
            <text:p>0,159216</text:p>
          </table:table-cell>
          <table:table-cell office:value-type="float" office:value="0.10612" calcext:value-type="float">
            <text:p>0,10612</text:p>
          </table:table-cell>
          <table:table-cell table:number-columns-repeated="20"/>
          <table:table-cell table:formula="of:=MIN([.A158:.BL158])" office:value-type="float" office:value="0.10612" calcext:value-type="float">
            <text:p>0,10612</text:p>
          </table:table-cell>
          <table:table-cell table:formula="of:=MAX([.A158:.BL158])" office:value-type="float" office:value="2.05313" calcext:value-type="float">
            <text:p>2,05313</text:p>
          </table:table-cell>
          <table:table-cell table:number-columns-repeated="7"/>
        </table:table-row>
        <table:table-row table:style-name="ro2">
          <table:table-cell office:value-type="float" office:value="0.191954" calcext:value-type="float">
            <text:p>0,191954</text:p>
          </table:table-cell>
          <table:table-cell office:value-type="float" office:value="0.193068" calcext:value-type="float">
            <text:p>0,193068</text:p>
          </table:table-cell>
          <table:table-cell office:value-type="float" office:value="0.188903" calcext:value-type="float">
            <text:p>0,188903</text:p>
          </table:table-cell>
          <table:table-cell office:value-type="float" office:value="0.581829" calcext:value-type="float">
            <text:p>0,581829</text:p>
          </table:table-cell>
          <table:table-cell office:value-type="float" office:value="0.401158" calcext:value-type="float">
            <text:p>0,401158</text:p>
          </table:table-cell>
          <table:table-cell office:value-type="float" office:value="0.261938" calcext:value-type="float">
            <text:p>0,261938</text:p>
          </table:table-cell>
          <table:table-cell office:value-type="float" office:value="0.253806" calcext:value-type="float">
            <text:p>0,253806</text:p>
          </table:table-cell>
          <table:table-cell office:value-type="float" office:value="0.424986" calcext:value-type="float">
            <text:p>0,424986</text:p>
          </table:table-cell>
          <table:table-cell office:value-type="float" office:value="0.540349" calcext:value-type="float">
            <text:p>0,540349</text:p>
          </table:table-cell>
          <table:table-cell office:value-type="float" office:value="1.14189" calcext:value-type="float">
            <text:p>1,14189</text:p>
          </table:table-cell>
          <table:table-cell office:value-type="float" office:value="0.956635" calcext:value-type="float">
            <text:p>0,956635</text:p>
          </table:table-cell>
          <table:table-cell office:value-type="float" office:value="0.769709" calcext:value-type="float">
            <text:p>0,769709</text:p>
          </table:table-cell>
          <table:table-cell office:value-type="float" office:value="0.515609" calcext:value-type="float">
            <text:p>0,515609</text:p>
          </table:table-cell>
          <table:table-cell office:value-type="float" office:value="0.35693" calcext:value-type="float">
            <text:p>0,35693</text:p>
          </table:table-cell>
          <table:table-cell office:value-type="float" office:value="1.18354" calcext:value-type="float">
            <text:p>1,18354</text:p>
          </table:table-cell>
          <table:table-cell office:value-type="float" office:value="1.00273" calcext:value-type="float">
            <text:p>1,00273</text:p>
          </table:table-cell>
          <table:table-cell office:value-type="float" office:value="0.817111" calcext:value-type="float">
            <text:p>0,817111</text:p>
          </table:table-cell>
          <table:table-cell office:value-type="float" office:value="0.293705" calcext:value-type="float">
            <text:p>0,293705</text:p>
          </table:table-cell>
          <table:table-cell office:value-type="float" office:value="0.705768" calcext:value-type="float">
            <text:p>0,705768</text:p>
          </table:table-cell>
          <table:table-cell office:value-type="float" office:value="0.366868" calcext:value-type="float">
            <text:p>0,366868</text:p>
          </table:table-cell>
          <table:table-cell office:value-type="float" office:value="0.918775" calcext:value-type="float">
            <text:p>0,918775</text:p>
          </table:table-cell>
          <table:table-cell office:value-type="float" office:value="1.04116" calcext:value-type="float">
            <text:p>1,04116</text:p>
          </table:table-cell>
          <table:table-cell office:value-type="float" office:value="1.00245" calcext:value-type="float">
            <text:p>1,00245</text:p>
          </table:table-cell>
          <table:table-cell office:value-type="float" office:value="0.837962" calcext:value-type="float">
            <text:p>0,837962</text:p>
          </table:table-cell>
          <table:table-cell office:value-type="float" office:value="0.713517" calcext:value-type="float">
            <text:p>0,713517</text:p>
          </table:table-cell>
          <table:table-cell office:value-type="float" office:value="0.616145" calcext:value-type="float">
            <text:p>0,616145</text:p>
          </table:table-cell>
          <table:table-cell office:value-type="float" office:value="1.25669" calcext:value-type="float">
            <text:p>1,25669</text:p>
          </table:table-cell>
          <table:table-cell office:value-type="float" office:value="1.25628" calcext:value-type="float">
            <text:p>1,25628</text:p>
          </table:table-cell>
          <table:table-cell office:value-type="float" office:value="1.19439" calcext:value-type="float">
            <text:p>1,19439</text:p>
          </table:table-cell>
          <table:table-cell office:value-type="float" office:value="1.01956" calcext:value-type="float">
            <text:p>1,01956</text:p>
          </table:table-cell>
          <table:table-cell office:value-type="float" office:value="1.37601" calcext:value-type="float">
            <text:p>1,37601</text:p>
          </table:table-cell>
          <table:table-cell office:value-type="float" office:value="0.815501" calcext:value-type="float">
            <text:p>0,815501</text:p>
          </table:table-cell>
          <table:table-cell office:value-type="float" office:value="0.833518" calcext:value-type="float">
            <text:p>0,833518</text:p>
          </table:table-cell>
          <table:table-cell office:value-type="float" office:value="1.41728" calcext:value-type="float">
            <text:p>1,41728</text:p>
          </table:table-cell>
          <table:table-cell office:value-type="float" office:value="0.87974" calcext:value-type="float">
            <text:p>0,87974</text:p>
          </table:table-cell>
          <table:table-cell office:value-type="float" office:value="0.317281" calcext:value-type="float">
            <text:p>0,317281</text:p>
          </table:table-cell>
          <table:table-cell office:value-type="float" office:value="1.50905" calcext:value-type="float">
            <text:p>1,50905</text:p>
          </table:table-cell>
          <table:table-cell office:value-type="float" office:value="0.924598" calcext:value-type="float">
            <text:p>0,924598</text:p>
          </table:table-cell>
          <table:table-cell office:value-type="float" office:value="0.949581" calcext:value-type="float">
            <text:p>0,949581</text:p>
          </table:table-cell>
          <table:table-cell office:value-type="float" office:value="1.00154" calcext:value-type="float">
            <text:p>1,00154</text:p>
          </table:table-cell>
          <table:table-cell office:value-type="float" office:value="1.00416" calcext:value-type="float">
            <text:p>1,00416</text:p>
          </table:table-cell>
          <table:table-cell office:value-type="float" office:value="0.900909" calcext:value-type="float">
            <text:p>0,900909</text:p>
          </table:table-cell>
          <table:table-cell office:value-type="float" office:value="1.09232" calcext:value-type="float">
            <text:p>1,09232</text:p>
          </table:table-cell>
          <table:table-cell office:value-type="float" office:value="1.15349" calcext:value-type="float">
            <text:p>1,15349</text:p>
          </table:table-cell>
          <table:table-cell office:value-type="float" office:value="0.34289" calcext:value-type="float">
            <text:p>0,34289</text:p>
          </table:table-cell>
          <table:table-cell office:value-type="float" office:value="0.200746" calcext:value-type="float">
            <text:p>0,200746</text:p>
          </table:table-cell>
          <table:table-cell office:value-type="float" office:value="0.201117" calcext:value-type="float">
            <text:p>0,201117</text:p>
          </table:table-cell>
          <table:table-cell office:value-type="float" office:value="0.113936" calcext:value-type="float">
            <text:p>0,113936</text:p>
          </table:table-cell>
          <table:table-cell table:number-columns-repeated="20"/>
          <table:table-cell table:formula="of:=MIN([.A159:.BL159])" office:value-type="float" office:value="0.113936" calcext:value-type="float">
            <text:p>0,113936</text:p>
          </table:table-cell>
          <table:table-cell table:formula="of:=MAX([.A159:.BL159])" office:value-type="float" office:value="1.50905" calcext:value-type="float">
            <text:p>1,50905</text:p>
          </table:table-cell>
          <table:table-cell table:number-columns-repeated="7"/>
        </table:table-row>
        <table:table-row table:style-name="ro2">
          <table:table-cell office:value-type="float" office:value="0.181304" calcext:value-type="float">
            <text:p>0,181304</text:p>
          </table:table-cell>
          <table:table-cell office:value-type="float" office:value="0.243201" calcext:value-type="float">
            <text:p>0,243201</text:p>
          </table:table-cell>
          <table:table-cell office:value-type="float" office:value="0.193105" calcext:value-type="float">
            <text:p>0,193105</text:p>
          </table:table-cell>
          <table:table-cell office:value-type="float" office:value="0.43733" calcext:value-type="float">
            <text:p>0,43733</text:p>
          </table:table-cell>
          <table:table-cell office:value-type="float" office:value="0.251259" calcext:value-type="float">
            <text:p>0,251259</text:p>
          </table:table-cell>
          <table:table-cell office:value-type="float" office:value="0.271887" calcext:value-type="float">
            <text:p>0,271887</text:p>
          </table:table-cell>
          <table:table-cell office:value-type="float" office:value="0.281005" calcext:value-type="float">
            <text:p>0,281005</text:p>
          </table:table-cell>
          <table:table-cell office:value-type="float" office:value="0.409654" calcext:value-type="float">
            <text:p>0,409654</text:p>
          </table:table-cell>
          <table:table-cell office:value-type="float" office:value="0.207962" calcext:value-type="float">
            <text:p>0,207962</text:p>
          </table:table-cell>
          <table:table-cell office:value-type="float" office:value="0.543063" calcext:value-type="float">
            <text:p>0,543063</text:p>
          </table:table-cell>
          <table:table-cell office:value-type="float" office:value="0.262432" calcext:value-type="float">
            <text:p>0,262432</text:p>
          </table:table-cell>
          <table:table-cell office:value-type="float" office:value="0.137707" calcext:value-type="float">
            <text:p>0,137707</text:p>
          </table:table-cell>
          <table:table-cell office:value-type="float" office:value="0.289583" calcext:value-type="float">
            <text:p>0,289583</text:p>
          </table:table-cell>
          <table:table-cell office:value-type="float" office:value="0.161004" calcext:value-type="float">
            <text:p>0,161004</text:p>
          </table:table-cell>
          <table:table-cell office:value-type="float" office:value="0.215946" calcext:value-type="float">
            <text:p>0,215946</text:p>
          </table:table-cell>
          <table:table-cell office:value-type="float" office:value="0.970513" calcext:value-type="float">
            <text:p>0,970513</text:p>
          </table:table-cell>
          <table:table-cell office:value-type="float" office:value="0.271087" calcext:value-type="float">
            <text:p>0,271087</text:p>
          </table:table-cell>
          <table:table-cell office:value-type="float" office:value="0.671716" calcext:value-type="float">
            <text:p>0,671716</text:p>
          </table:table-cell>
          <table:table-cell office:value-type="float" office:value="0.219273" calcext:value-type="float">
            <text:p>0,219273</text:p>
          </table:table-cell>
          <table:table-cell office:value-type="float" office:value="0.203005" calcext:value-type="float">
            <text:p>0,203005</text:p>
          </table:table-cell>
          <table:table-cell office:value-type="float" office:value="0.182445" calcext:value-type="float">
            <text:p>0,182445</text:p>
          </table:table-cell>
          <table:table-cell office:value-type="float" office:value="0.203641" calcext:value-type="float">
            <text:p>0,203641</text:p>
          </table:table-cell>
          <table:table-cell office:value-type="float" office:value="0.16033" calcext:value-type="float">
            <text:p>0,16033</text:p>
          </table:table-cell>
          <table:table-cell office:value-type="float" office:value="1.34161" calcext:value-type="float">
            <text:p>1,34161</text:p>
          </table:table-cell>
          <table:table-cell office:value-type="float" office:value="1.07597" calcext:value-type="float">
            <text:p>1,07597</text:p>
          </table:table-cell>
          <table:table-cell office:value-type="float" office:value="1.0146" calcext:value-type="float">
            <text:p>1,0146</text:p>
          </table:table-cell>
          <table:table-cell office:value-type="float" office:value="1.34681" calcext:value-type="float">
            <text:p>1,34681</text:p>
          </table:table-cell>
          <table:table-cell office:value-type="float" office:value="0.674557" calcext:value-type="float">
            <text:p>0,674557</text:p>
          </table:table-cell>
          <table:table-cell office:value-type="float" office:value="0.469492" calcext:value-type="float">
            <text:p>0,469492</text:p>
          </table:table-cell>
          <table:table-cell office:value-type="float" office:value="0.339627" calcext:value-type="float">
            <text:p>0,339627</text:p>
          </table:table-cell>
          <table:table-cell office:value-type="float" office:value="0.338576" calcext:value-type="float">
            <text:p>0,338576</text:p>
          </table:table-cell>
          <table:table-cell office:value-type="float" office:value="1.9079" calcext:value-type="float">
            <text:p>1,9079</text:p>
          </table:table-cell>
          <table:table-cell office:value-type="float" office:value="0.326926" calcext:value-type="float">
            <text:p>0,326926</text:p>
          </table:table-cell>
          <table:table-cell office:value-type="float" office:value="1.56558" calcext:value-type="float">
            <text:p>1,56558</text:p>
          </table:table-cell>
          <table:table-cell office:value-type="float" office:value="1.56637" calcext:value-type="float">
            <text:p>1,56637</text:p>
          </table:table-cell>
          <table:table-cell office:value-type="float" office:value="0.965409" calcext:value-type="float">
            <text:p>0,965409</text:p>
          </table:table-cell>
          <table:table-cell office:value-type="float" office:value="1.93395" calcext:value-type="float">
            <text:p>1,93395</text:p>
          </table:table-cell>
          <table:table-cell office:value-type="float" office:value="0.404392" calcext:value-type="float">
            <text:p>0,404392</text:p>
          </table:table-cell>
          <table:table-cell office:value-type="float" office:value="0.414781" calcext:value-type="float">
            <text:p>0,414781</text:p>
          </table:table-cell>
          <table:table-cell office:value-type="float" office:value="0.420332" calcext:value-type="float">
            <text:p>0,420332</text:p>
          </table:table-cell>
          <table:table-cell office:value-type="float" office:value="0.517262" calcext:value-type="float">
            <text:p>0,517262</text:p>
          </table:table-cell>
          <table:table-cell office:value-type="float" office:value="0.527427" calcext:value-type="float">
            <text:p>0,527427</text:p>
          </table:table-cell>
          <table:table-cell office:value-type="float" office:value="0.582047" calcext:value-type="float">
            <text:p>0,582047</text:p>
          </table:table-cell>
          <table:table-cell office:value-type="float" office:value="0.434766" calcext:value-type="float">
            <text:p>0,434766</text:p>
          </table:table-cell>
          <table:table-cell office:value-type="float" office:value="0.64649" calcext:value-type="float">
            <text:p>0,64649</text:p>
          </table:table-cell>
          <table:table-cell office:value-type="float" office:value="0.0840199" calcext:value-type="float">
            <text:p>0,0840199</text:p>
          </table:table-cell>
          <table:table-cell office:value-type="float" office:value="0.142012" calcext:value-type="float">
            <text:p>0,142012</text:p>
          </table:table-cell>
          <table:table-cell office:value-type="float" office:value="0.404398" calcext:value-type="float">
            <text:p>0,404398</text:p>
          </table:table-cell>
          <table:table-cell table:number-columns-repeated="20"/>
          <table:table-cell table:formula="of:=MIN([.A160:.BL160])" office:value-type="float" office:value="0.0840199" calcext:value-type="float">
            <text:p>0,0840199</text:p>
          </table:table-cell>
          <table:table-cell table:formula="of:=MAX([.A160:.BL160])" office:value-type="float" office:value="1.93395" calcext:value-type="float">
            <text:p>1,93395</text:p>
          </table:table-cell>
          <table:table-cell table:number-columns-repeated="7"/>
        </table:table-row>
        <table:table-row table:style-name="ro2">
          <table:table-cell office:value-type="float" office:value="0.143048" calcext:value-type="float">
            <text:p>0,143048</text:p>
          </table:table-cell>
          <table:table-cell office:value-type="float" office:value="0.170062" calcext:value-type="float">
            <text:p>0,170062</text:p>
          </table:table-cell>
          <table:table-cell office:value-type="float" office:value="0.207959" calcext:value-type="float">
            <text:p>0,207959</text:p>
          </table:table-cell>
          <table:table-cell office:value-type="float" office:value="0.139134" calcext:value-type="float">
            <text:p>0,139134</text:p>
          </table:table-cell>
          <table:table-cell office:value-type="float" office:value="0.154502" calcext:value-type="float">
            <text:p>0,154502</text:p>
          </table:table-cell>
          <table:table-cell office:value-type="float" office:value="0.128769" calcext:value-type="float">
            <text:p>0,128769</text:p>
          </table:table-cell>
          <table:table-cell office:value-type="float" office:value="0.150012" calcext:value-type="float">
            <text:p>0,150012</text:p>
          </table:table-cell>
          <table:table-cell office:value-type="float" office:value="0.174815" calcext:value-type="float">
            <text:p>0,174815</text:p>
          </table:table-cell>
          <table:table-cell office:value-type="float" office:value="0.124711" calcext:value-type="float">
            <text:p>0,124711</text:p>
          </table:table-cell>
          <table:table-cell office:value-type="float" office:value="0.151832" calcext:value-type="float">
            <text:p>0,151832</text:p>
          </table:table-cell>
          <table:table-cell office:value-type="float" office:value="0.176063" calcext:value-type="float">
            <text:p>0,176063</text:p>
          </table:table-cell>
          <table:table-cell office:value-type="float" office:value="0.124791" calcext:value-type="float">
            <text:p>0,124791</text:p>
          </table:table-cell>
          <table:table-cell office:value-type="float" office:value="0.149216" calcext:value-type="float">
            <text:p>0,149216</text:p>
          </table:table-cell>
          <table:table-cell office:value-type="float" office:value="0.790764" calcext:value-type="float">
            <text:p>0,790764</text:p>
          </table:table-cell>
          <table:table-cell office:value-type="float" office:value="0.751674" calcext:value-type="float">
            <text:p>0,751674</text:p>
          </table:table-cell>
          <table:table-cell office:value-type="float" office:value="0.657987" calcext:value-type="float">
            <text:p>0,657987</text:p>
          </table:table-cell>
          <table:table-cell office:value-type="float" office:value="0.198789" calcext:value-type="float">
            <text:p>0,198789</text:p>
          </table:table-cell>
          <table:table-cell office:value-type="float" office:value="0.551947" calcext:value-type="float">
            <text:p>0,551947</text:p>
          </table:table-cell>
          <table:table-cell office:value-type="float" office:value="1.02364" calcext:value-type="float">
            <text:p>1,02364</text:p>
          </table:table-cell>
          <table:table-cell office:value-type="float" office:value="0.501399" calcext:value-type="float">
            <text:p>0,501399</text:p>
          </table:table-cell>
          <table:table-cell office:value-type="float" office:value="0.482762" calcext:value-type="float">
            <text:p>0,482762</text:p>
          </table:table-cell>
          <table:table-cell office:value-type="float" office:value="0.362073" calcext:value-type="float">
            <text:p>0,362073</text:p>
          </table:table-cell>
          <table:table-cell office:value-type="float" office:value="0.356402" calcext:value-type="float">
            <text:p>0,356402</text:p>
          </table:table-cell>
          <table:table-cell office:value-type="float" office:value="0.196943" calcext:value-type="float">
            <text:p>0,196943</text:p>
          </table:table-cell>
          <table:table-cell office:value-type="float" office:value="0.329926" calcext:value-type="float">
            <text:p>0,329926</text:p>
          </table:table-cell>
          <table:table-cell office:value-type="float" office:value="0.199291" calcext:value-type="float">
            <text:p>0,199291</text:p>
          </table:table-cell>
          <table:table-cell office:value-type="float" office:value="0.336218" calcext:value-type="float">
            <text:p>0,336218</text:p>
          </table:table-cell>
          <table:table-cell office:value-type="float" office:value="0.24595" calcext:value-type="float">
            <text:p>0,24595</text:p>
          </table:table-cell>
          <table:table-cell office:value-type="float" office:value="0.705078" calcext:value-type="float">
            <text:p>0,705078</text:p>
          </table:table-cell>
          <table:table-cell office:value-type="float" office:value="0.201578" calcext:value-type="float">
            <text:p>0,201578</text:p>
          </table:table-cell>
          <table:table-cell office:value-type="float" office:value="1.25631" calcext:value-type="float">
            <text:p>1,25631</text:p>
          </table:table-cell>
          <table:table-cell office:value-type="float" office:value="0.232856" calcext:value-type="float">
            <text:p>0,232856</text:p>
          </table:table-cell>
          <table:table-cell office:value-type="float" office:value="1.31143" calcext:value-type="float">
            <text:p>1,31143</text:p>
          </table:table-cell>
          <table:table-cell office:value-type="float" office:value="0.861258" calcext:value-type="float">
            <text:p>0,861258</text:p>
          </table:table-cell>
          <table:table-cell office:value-type="float" office:value="1.09047" calcext:value-type="float">
            <text:p>1,09047</text:p>
          </table:table-cell>
          <table:table-cell office:value-type="float" office:value="0.639507" calcext:value-type="float">
            <text:p>0,639507</text:p>
          </table:table-cell>
          <table:table-cell office:value-type="float" office:value="0.644093" calcext:value-type="float">
            <text:p>0,644093</text:p>
          </table:table-cell>
          <table:table-cell office:value-type="float" office:value="0.98268" calcext:value-type="float">
            <text:p>0,98268</text:p>
          </table:table-cell>
          <table:table-cell office:value-type="float" office:value="0.716757" calcext:value-type="float">
            <text:p>0,716757</text:p>
          </table:table-cell>
          <table:table-cell office:value-type="float" office:value="0.207474" calcext:value-type="float">
            <text:p>0,207474</text:p>
          </table:table-cell>
          <table:table-cell office:value-type="float" office:value="1.21542" calcext:value-type="float">
            <text:p>1,21542</text:p>
          </table:table-cell>
          <table:table-cell office:value-type="float" office:value="0.0989051" calcext:value-type="float">
            <text:p>0,0989051</text:p>
          </table:table-cell>
          <table:table-cell office:value-type="float" office:value="0.180983" calcext:value-type="float">
            <text:p>0,180983</text:p>
          </table:table-cell>
          <table:table-cell office:value-type="float" office:value="0.0541079" calcext:value-type="float">
            <text:p>0,0541079</text:p>
          </table:table-cell>
          <table:table-cell office:value-type="float" office:value="0.289864" calcext:value-type="float">
            <text:p>0,289864</text:p>
          </table:table-cell>
          <table:table-cell office:value-type="float" office:value="0.241511" calcext:value-type="float">
            <text:p>0,241511</text:p>
          </table:table-cell>
          <table:table-cell office:value-type="float" office:value="0.162162" calcext:value-type="float">
            <text:p>0,162162</text:p>
          </table:table-cell>
          <table:table-cell office:value-type="float" office:value="0.293418" calcext:value-type="float">
            <text:p>0,293418</text:p>
          </table:table-cell>
          <table:table-cell table:number-columns-repeated="20"/>
          <table:table-cell table:formula="of:=MIN([.A161:.BL161])" office:value-type="float" office:value="0.0541079" calcext:value-type="float">
            <text:p>0,0541079</text:p>
          </table:table-cell>
          <table:table-cell table:formula="of:=MAX([.A161:.BL161])" office:value-type="float" office:value="1.31143" calcext:value-type="float">
            <text:p>1,31143</text:p>
          </table:table-cell>
          <table:table-cell table:number-columns-repeated="7"/>
        </table:table-row>
        <table:table-row table:style-name="ro2">
          <table:table-cell office:value-type="float" office:value="0.198951" calcext:value-type="float">
            <text:p>0,198951</text:p>
          </table:table-cell>
          <table:table-cell office:value-type="float" office:value="0.22218" calcext:value-type="float">
            <text:p>0,22218</text:p>
          </table:table-cell>
          <table:table-cell office:value-type="float" office:value="0.24752" calcext:value-type="float">
            <text:p>0,24752</text:p>
          </table:table-cell>
          <table:table-cell office:value-type="float" office:value="0.272321" calcext:value-type="float">
            <text:p>0,272321</text:p>
          </table:table-cell>
          <table:table-cell office:value-type="float" office:value="0.181746" calcext:value-type="float">
            <text:p>0,181746</text:p>
          </table:table-cell>
          <table:table-cell office:value-type="float" office:value="0.20369" calcext:value-type="float">
            <text:p>0,20369</text:p>
          </table:table-cell>
          <table:table-cell office:value-type="float" office:value="0.2256" calcext:value-type="float">
            <text:p>0,2256</text:p>
          </table:table-cell>
          <table:table-cell office:value-type="float" office:value="0.293273" calcext:value-type="float">
            <text:p>0,293273</text:p>
          </table:table-cell>
          <table:table-cell office:value-type="float" office:value="0.214093" calcext:value-type="float">
            <text:p>0,214093</text:p>
          </table:table-cell>
          <table:table-cell office:value-type="float" office:value="0.23964" calcext:value-type="float">
            <text:p>0,23964</text:p>
          </table:table-cell>
          <table:table-cell office:value-type="float" office:value="0.237042" calcext:value-type="float">
            <text:p>0,237042</text:p>
          </table:table-cell>
          <table:table-cell office:value-type="float" office:value="0.440068" calcext:value-type="float">
            <text:p>0,440068</text:p>
          </table:table-cell>
          <table:table-cell office:value-type="float" office:value="0.230448" calcext:value-type="float">
            <text:p>0,230448</text:p>
          </table:table-cell>
          <table:table-cell office:value-type="float" office:value="0.176428" calcext:value-type="float">
            <text:p>0,176428</text:p>
          </table:table-cell>
          <table:table-cell office:value-type="float" office:value="0.669399" calcext:value-type="float">
            <text:p>0,669399</text:p>
          </table:table-cell>
          <table:table-cell office:value-type="float" office:value="0.221605" calcext:value-type="float">
            <text:p>0,221605</text:p>
          </table:table-cell>
          <table:table-cell office:value-type="float" office:value="1.1215" calcext:value-type="float">
            <text:p>1,1215</text:p>
          </table:table-cell>
          <table:table-cell office:value-type="float" office:value="1.17732" calcext:value-type="float">
            <text:p>1,17732</text:p>
          </table:table-cell>
          <table:table-cell office:value-type="float" office:value="0.235596" calcext:value-type="float">
            <text:p>0,235596</text:p>
          </table:table-cell>
          <table:table-cell office:value-type="float" office:value="1.34149" calcext:value-type="float">
            <text:p>1,34149</text:p>
          </table:table-cell>
          <table:table-cell office:value-type="float" office:value="1.14295" calcext:value-type="float">
            <text:p>1,14295</text:p>
          </table:table-cell>
          <table:table-cell office:value-type="float" office:value="1.21974" calcext:value-type="float">
            <text:p>1,21974</text:p>
          </table:table-cell>
          <table:table-cell office:value-type="float" office:value="0.544665" calcext:value-type="float">
            <text:p>0,544665</text:p>
          </table:table-cell>
          <table:table-cell office:value-type="float" office:value="1.28798" calcext:value-type="float">
            <text:p>1,28798</text:p>
          </table:table-cell>
          <table:table-cell office:value-type="float" office:value="1.22997" calcext:value-type="float">
            <text:p>1,22997</text:p>
          </table:table-cell>
          <table:table-cell office:value-type="float" office:value="1.52596" calcext:value-type="float">
            <text:p>1,52596</text:p>
          </table:table-cell>
          <table:table-cell office:value-type="float" office:value="0.835605" calcext:value-type="float">
            <text:p>0,835605</text:p>
          </table:table-cell>
          <table:table-cell office:value-type="float" office:value="0.6818" calcext:value-type="float">
            <text:p>0,6818</text:p>
          </table:table-cell>
          <table:table-cell office:value-type="float" office:value="1.6105" calcext:value-type="float">
            <text:p>1,6105</text:p>
          </table:table-cell>
          <table:table-cell office:value-type="float" office:value="1.40372" calcext:value-type="float">
            <text:p>1,40372</text:p>
          </table:table-cell>
          <table:table-cell office:value-type="float" office:value="0.454282" calcext:value-type="float">
            <text:p>0,454282</text:p>
          </table:table-cell>
          <table:table-cell office:value-type="float" office:value="1.19133" calcext:value-type="float">
            <text:p>1,19133</text:p>
          </table:table-cell>
          <table:table-cell office:value-type="float" office:value="0.792509" calcext:value-type="float">
            <text:p>0,792509</text:p>
          </table:table-cell>
          <table:table-cell office:value-type="float" office:value="1.2505" calcext:value-type="float">
            <text:p>1,2505</text:p>
          </table:table-cell>
          <table:table-cell office:value-type="float" office:value="1.21451" calcext:value-type="float">
            <text:p>1,21451</text:p>
          </table:table-cell>
          <table:table-cell office:value-type="float" office:value="0.291536" calcext:value-type="float">
            <text:p>0,291536</text:p>
          </table:table-cell>
          <table:table-cell office:value-type="float" office:value="0.738454" calcext:value-type="float">
            <text:p>0,738454</text:p>
          </table:table-cell>
          <table:table-cell office:value-type="float" office:value="0.744073" calcext:value-type="float">
            <text:p>0,744073</text:p>
          </table:table-cell>
          <table:table-cell office:value-type="float" office:value="1.18858" calcext:value-type="float">
            <text:p>1,18858</text:p>
          </table:table-cell>
          <table:table-cell office:value-type="float" office:value="0.145205" calcext:value-type="float">
            <text:p>0,145205</text:p>
          </table:table-cell>
          <table:table-cell office:value-type="float" office:value="0.178221" calcext:value-type="float">
            <text:p>0,178221</text:p>
          </table:table-cell>
          <table:table-cell office:value-type="float" office:value="0.175908" calcext:value-type="float">
            <text:p>0,175908</text:p>
          </table:table-cell>
          <table:table-cell office:value-type="float" office:value="0.310868" calcext:value-type="float">
            <text:p>0,310868</text:p>
          </table:table-cell>
          <table:table-cell office:value-type="float" office:value="0.134668" calcext:value-type="float">
            <text:p>0,134668</text:p>
          </table:table-cell>
          <table:table-cell office:value-type="float" office:value="1.99293" calcext:value-type="float">
            <text:p>1,99293</text:p>
          </table:table-cell>
          <table:table-cell office:value-type="float" office:value="0.567411" calcext:value-type="float">
            <text:p>0,567411</text:p>
          </table:table-cell>
          <table:table-cell office:value-type="float" office:value="0.501026" calcext:value-type="float">
            <text:p>0,501026</text:p>
          </table:table-cell>
          <table:table-cell office:value-type="float" office:value="0.119785" calcext:value-type="float">
            <text:p>0,119785</text:p>
          </table:table-cell>
          <table:table-cell table:number-columns-repeated="20"/>
          <table:table-cell table:formula="of:=MIN([.A162:.BL162])" office:value-type="float" office:value="0.119785" calcext:value-type="float">
            <text:p>0,119785</text:p>
          </table:table-cell>
          <table:table-cell table:formula="of:=MAX([.A162:.BL162])" office:value-type="float" office:value="1.99293" calcext:value-type="float">
            <text:p>1,99293</text:p>
          </table:table-cell>
          <table:table-cell table:number-columns-repeated="7"/>
        </table:table-row>
        <table:table-row table:style-name="ro2">
          <table:table-cell office:value-type="float" office:value="0.188539" calcext:value-type="float">
            <text:p>0,188539</text:p>
          </table:table-cell>
          <table:table-cell office:value-type="float" office:value="0.235536" calcext:value-type="float">
            <text:p>0,235536</text:p>
          </table:table-cell>
          <table:table-cell office:value-type="float" office:value="0.190638" calcext:value-type="float">
            <text:p>0,190638</text:p>
          </table:table-cell>
          <table:table-cell office:value-type="float" office:value="0.433066" calcext:value-type="float">
            <text:p>0,433066</text:p>
          </table:table-cell>
          <table:table-cell office:value-type="float" office:value="0.244698" calcext:value-type="float">
            <text:p>0,244698</text:p>
          </table:table-cell>
          <table:table-cell office:value-type="float" office:value="0.284173" calcext:value-type="float">
            <text:p>0,284173</text:p>
          </table:table-cell>
          <table:table-cell office:value-type="float" office:value="0.26403" calcext:value-type="float">
            <text:p>0,26403</text:p>
          </table:table-cell>
          <table:table-cell office:value-type="float" office:value="0.266491" calcext:value-type="float">
            <text:p>0,266491</text:p>
          </table:table-cell>
          <table:table-cell office:value-type="float" office:value="0.407511" calcext:value-type="float">
            <text:p>0,407511</text:p>
          </table:table-cell>
          <table:table-cell office:value-type="float" office:value="0.381905" calcext:value-type="float">
            <text:p>0,381905</text:p>
          </table:table-cell>
          <table:table-cell office:value-type="float" office:value="0.25344" calcext:value-type="float">
            <text:p>0,25344</text:p>
          </table:table-cell>
          <table:table-cell office:value-type="float" office:value="0.309028" calcext:value-type="float">
            <text:p>0,309028</text:p>
          </table:table-cell>
          <table:table-cell office:value-type="float" office:value="0.327156" calcext:value-type="float">
            <text:p>0,327156</text:p>
          </table:table-cell>
          <table:table-cell office:value-type="float" office:value="1.21918" calcext:value-type="float">
            <text:p>1,21918</text:p>
          </table:table-cell>
          <table:table-cell office:value-type="float" office:value="0.281856" calcext:value-type="float">
            <text:p>0,281856</text:p>
          </table:table-cell>
          <table:table-cell office:value-type="float" office:value="1.0579" calcext:value-type="float">
            <text:p>1,0579</text:p>
          </table:table-cell>
          <table:table-cell office:value-type="float" office:value="0.42239" calcext:value-type="float">
            <text:p>0,42239</text:p>
          </table:table-cell>
          <table:table-cell office:value-type="float" office:value="0.387166" calcext:value-type="float">
            <text:p>0,387166</text:p>
          </table:table-cell>
          <table:table-cell office:value-type="float" office:value="1.29872" calcext:value-type="float">
            <text:p>1,29872</text:p>
          </table:table-cell>
          <table:table-cell office:value-type="float" office:value="0.977535" calcext:value-type="float">
            <text:p>0,977535</text:p>
          </table:table-cell>
          <table:table-cell office:value-type="float" office:value="1.11686" calcext:value-type="float">
            <text:p>1,11686</text:p>
          </table:table-cell>
          <table:table-cell office:value-type="float" office:value="0.292893" calcext:value-type="float">
            <text:p>0,292893</text:p>
          </table:table-cell>
          <table:table-cell office:value-type="float" office:value="0.342487" calcext:value-type="float">
            <text:p>0,342487</text:p>
          </table:table-cell>
          <table:table-cell office:value-type="float" office:value="1.48849" calcext:value-type="float">
            <text:p>1,48849</text:p>
          </table:table-cell>
          <table:table-cell office:value-type="float" office:value="0.948773" calcext:value-type="float">
            <text:p>0,948773</text:p>
          </table:table-cell>
          <table:table-cell office:value-type="float" office:value="0.963491" calcext:value-type="float">
            <text:p>0,963491</text:p>
          </table:table-cell>
          <table:table-cell office:value-type="float" office:value="1.31233" calcext:value-type="float">
            <text:p>1,31233</text:p>
          </table:table-cell>
          <table:table-cell office:value-type="float" office:value="1.06296" calcext:value-type="float">
            <text:p>1,06296</text:p>
          </table:table-cell>
          <table:table-cell office:value-type="float" office:value="0.85626" calcext:value-type="float">
            <text:p>0,85626</text:p>
          </table:table-cell>
          <table:table-cell office:value-type="float" office:value="1.35589" calcext:value-type="float">
            <text:p>1,35589</text:p>
          </table:table-cell>
          <table:table-cell office:value-type="float" office:value="0.902144" calcext:value-type="float">
            <text:p>0,902144</text:p>
          </table:table-cell>
          <table:table-cell office:value-type="float" office:value="1.32829" calcext:value-type="float">
            <text:p>1,32829</text:p>
          </table:table-cell>
          <table:table-cell office:value-type="float" office:value="1.39411" calcext:value-type="float">
            <text:p>1,39411</text:p>
          </table:table-cell>
          <table:table-cell office:value-type="float" office:value="0.976307" calcext:value-type="float">
            <text:p>0,976307</text:p>
          </table:table-cell>
          <table:table-cell office:value-type="float" office:value="0.900216" calcext:value-type="float">
            <text:p>0,900216</text:p>
          </table:table-cell>
          <table:table-cell office:value-type="float" office:value="0.348426" calcext:value-type="float">
            <text:p>0,348426</text:p>
          </table:table-cell>
          <table:table-cell office:value-type="float" office:value="0.235027" calcext:value-type="float">
            <text:p>0,235027</text:p>
          </table:table-cell>
          <table:table-cell office:value-type="float" office:value="0.82325" calcext:value-type="float">
            <text:p>0,82325</text:p>
          </table:table-cell>
          <table:table-cell office:value-type="float" office:value="0.423971" calcext:value-type="float">
            <text:p>0,423971</text:p>
          </table:table-cell>
          <table:table-cell office:value-type="float" office:value="1.98122" calcext:value-type="float">
            <text:p>1,98122</text:p>
          </table:table-cell>
          <table:table-cell office:value-type="float" office:value="0.967326" calcext:value-type="float">
            <text:p>0,967326</text:p>
          </table:table-cell>
          <table:table-cell office:value-type="float" office:value="0.293144" calcext:value-type="float">
            <text:p>0,293144</text:p>
          </table:table-cell>
          <table:table-cell office:value-type="float" office:value="0.201924" calcext:value-type="float">
            <text:p>0,201924</text:p>
          </table:table-cell>
          <table:table-cell office:value-type="float" office:value="2.18434" calcext:value-type="float">
            <text:p>2,18434</text:p>
          </table:table-cell>
          <table:table-cell office:value-type="float" office:value="2.21435" calcext:value-type="float">
            <text:p>2,21435</text:p>
          </table:table-cell>
          <table:table-cell office:value-type="float" office:value="0.193572" calcext:value-type="float">
            <text:p>0,193572</text:p>
          </table:table-cell>
          <table:table-cell office:value-type="float" office:value="0.196708" calcext:value-type="float">
            <text:p>0,196708</text:p>
          </table:table-cell>
          <table:table-cell office:value-type="float" office:value="0.239167" calcext:value-type="float">
            <text:p>0,239167</text:p>
          </table:table-cell>
          <table:table-cell table:number-columns-repeated="20"/>
          <table:table-cell table:formula="of:=MIN([.A163:.BL163])" office:value-type="float" office:value="0.188539" calcext:value-type="float">
            <text:p>0,188539</text:p>
          </table:table-cell>
          <table:table-cell table:formula="of:=MAX([.A163:.BL163])" office:value-type="float" office:value="2.21435" calcext:value-type="float">
            <text:p>2,21435</text:p>
          </table:table-cell>
          <table:table-cell table:number-columns-repeated="7"/>
        </table:table-row>
        <table:table-row table:style-name="ro2">
          <table:table-cell office:value-type="float" office:value="0.179948" calcext:value-type="float">
            <text:p>0,179948</text:p>
          </table:table-cell>
          <table:table-cell office:value-type="float" office:value="0.203104" calcext:value-type="float">
            <text:p>0,203104</text:p>
          </table:table-cell>
          <table:table-cell office:value-type="float" office:value="0.232928" calcext:value-type="float">
            <text:p>0,232928</text:p>
          </table:table-cell>
          <table:table-cell office:value-type="float" office:value="0.210105" calcext:value-type="float">
            <text:p>0,210105</text:p>
          </table:table-cell>
          <table:table-cell office:value-type="float" office:value="0.201275" calcext:value-type="float">
            <text:p>0,201275</text:p>
          </table:table-cell>
          <table:table-cell office:value-type="float" office:value="0.241349" calcext:value-type="float">
            <text:p>0,241349</text:p>
          </table:table-cell>
          <table:table-cell office:value-type="float" office:value="0.191793" calcext:value-type="float">
            <text:p>0,191793</text:p>
          </table:table-cell>
          <table:table-cell office:value-type="float" office:value="0.215873" calcext:value-type="float">
            <text:p>0,215873</text:p>
          </table:table-cell>
          <table:table-cell office:value-type="float" office:value="0.24515" calcext:value-type="float">
            <text:p>0,24515</text:p>
          </table:table-cell>
          <table:table-cell office:value-type="float" office:value="0.205194" calcext:value-type="float">
            <text:p>0,205194</text:p>
          </table:table-cell>
          <table:table-cell office:value-type="float" office:value="0.198091" calcext:value-type="float">
            <text:p>0,198091</text:p>
          </table:table-cell>
          <table:table-cell office:value-type="float" office:value="0.226234" calcext:value-type="float">
            <text:p>0,226234</text:p>
          </table:table-cell>
          <table:table-cell office:value-type="float" office:value="0.920814" calcext:value-type="float">
            <text:p>0,920814</text:p>
          </table:table-cell>
          <table:table-cell office:value-type="float" office:value="0.8801" calcext:value-type="float">
            <text:p>0,8801</text:p>
          </table:table-cell>
          <table:table-cell office:value-type="float" office:value="0.222214" calcext:value-type="float">
            <text:p>0,222214</text:p>
          </table:table-cell>
          <table:table-cell office:value-type="float" office:value="0.234927" calcext:value-type="float">
            <text:p>0,234927</text:p>
          </table:table-cell>
          <table:table-cell office:value-type="float" office:value="0.680175" calcext:value-type="float">
            <text:p>0,680175</text:p>
          </table:table-cell>
          <table:table-cell office:value-type="float" office:value="0.670186" calcext:value-type="float">
            <text:p>0,670186</text:p>
          </table:table-cell>
          <table:table-cell office:value-type="float" office:value="0.617848" calcext:value-type="float">
            <text:p>0,617848</text:p>
          </table:table-cell>
          <table:table-cell office:value-type="float" office:value="0.245234" calcext:value-type="float">
            <text:p>0,245234</text:p>
          </table:table-cell>
          <table:table-cell office:value-type="float" office:value="0.651103" calcext:value-type="float">
            <text:p>0,651103</text:p>
          </table:table-cell>
          <table:table-cell office:value-type="float" office:value="0.417003" calcext:value-type="float">
            <text:p>0,417003</text:p>
          </table:table-cell>
          <table:table-cell office:value-type="float" office:value="0.666241" calcext:value-type="float">
            <text:p>0,666241</text:p>
          </table:table-cell>
          <table:table-cell office:value-type="float" office:value="0.345239" calcext:value-type="float">
            <text:p>0,345239</text:p>
          </table:table-cell>
          <table:table-cell office:value-type="float" office:value="1.41019" calcext:value-type="float">
            <text:p>1,41019</text:p>
          </table:table-cell>
          <table:table-cell office:value-type="float" office:value="0.530301" calcext:value-type="float">
            <text:p>0,530301</text:p>
          </table:table-cell>
          <table:table-cell office:value-type="float" office:value="0.287754" calcext:value-type="float">
            <text:p>0,287754</text:p>
          </table:table-cell>
          <table:table-cell office:value-type="float" office:value="0.663173" calcext:value-type="float">
            <text:p>0,663173</text:p>
          </table:table-cell>
          <table:table-cell office:value-type="float" office:value="0.325485" calcext:value-type="float">
            <text:p>0,325485</text:p>
          </table:table-cell>
          <table:table-cell office:value-type="float" office:value="1.33761" calcext:value-type="float">
            <text:p>1,33761</text:p>
          </table:table-cell>
          <table:table-cell office:value-type="float" office:value="0.59505" calcext:value-type="float">
            <text:p>0,59505</text:p>
          </table:table-cell>
          <table:table-cell office:value-type="float" office:value="0.902924" calcext:value-type="float">
            <text:p>0,902924</text:p>
          </table:table-cell>
          <table:table-cell office:value-type="float" office:value="0.51596" calcext:value-type="float">
            <text:p>0,51596</text:p>
          </table:table-cell>
          <table:table-cell office:value-type="float" office:value="1.74191" calcext:value-type="float">
            <text:p>1,74191</text:p>
          </table:table-cell>
          <table:table-cell office:value-type="float" office:value="0.284779" calcext:value-type="float">
            <text:p>0,284779</text:p>
          </table:table-cell>
          <table:table-cell office:value-type="float" office:value="1.09811" calcext:value-type="float">
            <text:p>1,09811</text:p>
          </table:table-cell>
          <table:table-cell office:value-type="float" office:value="0.2782" calcext:value-type="float">
            <text:p>0,2782</text:p>
          </table:table-cell>
          <table:table-cell office:value-type="float" office:value="1.43009" calcext:value-type="float">
            <text:p>1,43009</text:p>
          </table:table-cell>
          <table:table-cell office:value-type="float" office:value="0.390202" calcext:value-type="float">
            <text:p>0,390202</text:p>
          </table:table-cell>
          <table:table-cell office:value-type="float" office:value="0.220364" calcext:value-type="float">
            <text:p>0,220364</text:p>
          </table:table-cell>
          <table:table-cell office:value-type="float" office:value="0.222598" calcext:value-type="float">
            <text:p>0,222598</text:p>
          </table:table-cell>
          <table:table-cell office:value-type="float" office:value="0.441877" calcext:value-type="float">
            <text:p>0,441877</text:p>
          </table:table-cell>
          <table:table-cell office:value-type="float" office:value="1.70421" calcext:value-type="float">
            <text:p>1,70421</text:p>
          </table:table-cell>
          <table:table-cell office:value-type="float" office:value="0.569704" calcext:value-type="float">
            <text:p>0,569704</text:p>
          </table:table-cell>
          <table:table-cell office:value-type="float" office:value="0.334085" calcext:value-type="float">
            <text:p>0,334085</text:p>
          </table:table-cell>
          <table:table-cell office:value-type="float" office:value="0.315676" calcext:value-type="float">
            <text:p>0,315676</text:p>
          </table:table-cell>
          <table:table-cell office:value-type="float" office:value="0.207615" calcext:value-type="float">
            <text:p>0,207615</text:p>
          </table:table-cell>
          <table:table-cell office:value-type="float" office:value="0.213494" calcext:value-type="float">
            <text:p>0,213494</text:p>
          </table:table-cell>
          <table:table-cell table:number-columns-repeated="20"/>
          <table:table-cell table:formula="of:=MIN([.A164:.BL164])" office:value-type="float" office:value="0.179948" calcext:value-type="float">
            <text:p>0,179948</text:p>
          </table:table-cell>
          <table:table-cell table:formula="of:=MAX([.A164:.BL164])" office:value-type="float" office:value="1.74191" calcext:value-type="float">
            <text:p>1,74191</text:p>
          </table:table-cell>
          <table:table-cell table:number-columns-repeated="7"/>
        </table:table-row>
        <table:table-row table:style-name="ro2">
          <table:table-cell office:value-type="float" office:value="0.186573" calcext:value-type="float">
            <text:p>0,186573</text:p>
          </table:table-cell>
          <table:table-cell office:value-type="float" office:value="0.237821" calcext:value-type="float">
            <text:p>0,237821</text:p>
          </table:table-cell>
          <table:table-cell office:value-type="float" office:value="0.281757" calcext:value-type="float">
            <text:p>0,281757</text:p>
          </table:table-cell>
          <table:table-cell office:value-type="float" office:value="0.182583" calcext:value-type="float">
            <text:p>0,182583</text:p>
          </table:table-cell>
          <table:table-cell office:value-type="float" office:value="0.181065" calcext:value-type="float">
            <text:p>0,181065</text:p>
          </table:table-cell>
          <table:table-cell office:value-type="float" office:value="0.421327" calcext:value-type="float">
            <text:p>0,421327</text:p>
          </table:table-cell>
          <table:table-cell office:value-type="float" office:value="0.333792" calcext:value-type="float">
            <text:p>0,333792</text:p>
          </table:table-cell>
          <table:table-cell office:value-type="float" office:value="0.29957" calcext:value-type="float">
            <text:p>0,29957</text:p>
          </table:table-cell>
          <table:table-cell office:value-type="float" office:value="0.206858" calcext:value-type="float">
            <text:p>0,206858</text:p>
          </table:table-cell>
          <table:table-cell office:value-type="float" office:value="0.248981" calcext:value-type="float">
            <text:p>0,248981</text:p>
          </table:table-cell>
          <table:table-cell office:value-type="float" office:value="0.180795" calcext:value-type="float">
            <text:p>0,180795</text:p>
          </table:table-cell>
          <table:table-cell office:value-type="float" office:value="0.237701" calcext:value-type="float">
            <text:p>0,237701</text:p>
          </table:table-cell>
          <table:table-cell office:value-type="float" office:value="0.238403" calcext:value-type="float">
            <text:p>0,238403</text:p>
          </table:table-cell>
          <table:table-cell office:value-type="float" office:value="0.265502" calcext:value-type="float">
            <text:p>0,265502</text:p>
          </table:table-cell>
          <table:table-cell office:value-type="float" office:value="0.477164" calcext:value-type="float">
            <text:p>0,477164</text:p>
          </table:table-cell>
          <table:table-cell office:value-type="float" office:value="0.476379" calcext:value-type="float">
            <text:p>0,476379</text:p>
          </table:table-cell>
          <table:table-cell office:value-type="float" office:value="0.59538" calcext:value-type="float">
            <text:p>0,59538</text:p>
          </table:table-cell>
          <table:table-cell office:value-type="float" office:value="0.541975" calcext:value-type="float">
            <text:p>0,541975</text:p>
          </table:table-cell>
          <table:table-cell office:value-type="float" office:value="0.3774" calcext:value-type="float">
            <text:p>0,3774</text:p>
          </table:table-cell>
          <table:table-cell office:value-type="float" office:value="0.464443" calcext:value-type="float">
            <text:p>0,464443</text:p>
          </table:table-cell>
          <table:table-cell office:value-type="float" office:value="0.503966" calcext:value-type="float">
            <text:p>0,503966</text:p>
          </table:table-cell>
          <table:table-cell office:value-type="float" office:value="0.447453" calcext:value-type="float">
            <text:p>0,447453</text:p>
          </table:table-cell>
          <table:table-cell office:value-type="float" office:value="0.388303" calcext:value-type="float">
            <text:p>0,388303</text:p>
          </table:table-cell>
          <table:table-cell office:value-type="float" office:value="1.1764" calcext:value-type="float">
            <text:p>1,1764</text:p>
          </table:table-cell>
          <table:table-cell office:value-type="float" office:value="0.555982" calcext:value-type="float">
            <text:p>0,555982</text:p>
          </table:table-cell>
          <table:table-cell office:value-type="float" office:value="0.425311" calcext:value-type="float">
            <text:p>0,425311</text:p>
          </table:table-cell>
          <table:table-cell office:value-type="float" office:value="0.417041" calcext:value-type="float">
            <text:p>0,417041</text:p>
          </table:table-cell>
          <table:table-cell office:value-type="float" office:value="1.41421" calcext:value-type="float">
            <text:p>1,41421</text:p>
          </table:table-cell>
          <table:table-cell office:value-type="float" office:value="0.511484" calcext:value-type="float">
            <text:p>0,511484</text:p>
          </table:table-cell>
          <table:table-cell office:value-type="float" office:value="0.414381" calcext:value-type="float">
            <text:p>0,414381</text:p>
          </table:table-cell>
          <table:table-cell office:value-type="float" office:value="0.355102" calcext:value-type="float">
            <text:p>0,355102</text:p>
          </table:table-cell>
          <table:table-cell office:value-type="float" office:value="0.350902" calcext:value-type="float">
            <text:p>0,350902</text:p>
          </table:table-cell>
          <table:table-cell office:value-type="float" office:value="0.223877" calcext:value-type="float">
            <text:p>0,223877</text:p>
          </table:table-cell>
          <table:table-cell office:value-type="float" office:value="0.224225" calcext:value-type="float">
            <text:p>0,224225</text:p>
          </table:table-cell>
          <table:table-cell office:value-type="float" office:value="0.18759" calcext:value-type="float">
            <text:p>0,18759</text:p>
          </table:table-cell>
          <table:table-cell office:value-type="float" office:value="0.484149" calcext:value-type="float">
            <text:p>0,484149</text:p>
          </table:table-cell>
          <table:table-cell office:value-type="float" office:value="0.212636" calcext:value-type="float">
            <text:p>0,212636</text:p>
          </table:table-cell>
          <table:table-cell office:value-type="float" office:value="0.250668" calcext:value-type="float">
            <text:p>0,250668</text:p>
          </table:table-cell>
          <table:table-cell office:value-type="float" office:value="0.256245" calcext:value-type="float">
            <text:p>0,256245</text:p>
          </table:table-cell>
          <table:table-cell office:value-type="float" office:value="0.404804" calcext:value-type="float">
            <text:p>0,404804</text:p>
          </table:table-cell>
          <table:table-cell office:value-type="float" office:value="0.47324" calcext:value-type="float">
            <text:p>0,47324</text:p>
          </table:table-cell>
          <table:table-cell office:value-type="float" office:value="0.201512" calcext:value-type="float">
            <text:p>0,201512</text:p>
          </table:table-cell>
          <table:table-cell office:value-type="float" office:value="0.242444" calcext:value-type="float">
            <text:p>0,242444</text:p>
          </table:table-cell>
          <table:table-cell office:value-type="float" office:value="0.778494" calcext:value-type="float">
            <text:p>0,778494</text:p>
          </table:table-cell>
          <table:table-cell office:value-type="float" office:value="2.14188" calcext:value-type="float">
            <text:p>2,14188</text:p>
          </table:table-cell>
          <table:table-cell office:value-type="float" office:value="0.326596" calcext:value-type="float">
            <text:p>0,326596</text:p>
          </table:table-cell>
          <table:table-cell office:value-type="float" office:value="0.100908" calcext:value-type="float">
            <text:p>0,100908</text:p>
          </table:table-cell>
          <table:table-cell office:value-type="float" office:value="0.132835" calcext:value-type="float">
            <text:p>0,132835</text:p>
          </table:table-cell>
          <table:table-cell table:number-columns-repeated="20"/>
          <table:table-cell table:formula="of:=MIN([.A165:.BL165])" office:value-type="float" office:value="0.100908" calcext:value-type="float">
            <text:p>0,100908</text:p>
          </table:table-cell>
          <table:table-cell table:formula="of:=MAX([.A165:.BL165])" office:value-type="float" office:value="2.14188" calcext:value-type="float">
            <text:p>2,14188</text:p>
          </table:table-cell>
          <table:table-cell table:number-columns-repeated="7"/>
        </table:table-row>
        <table:table-row table:style-name="ro2">
          <table:table-cell office:value-type="float" office:value="0.188344" calcext:value-type="float">
            <text:p>0,188344</text:p>
          </table:table-cell>
          <table:table-cell office:value-type="float" office:value="0.214136" calcext:value-type="float">
            <text:p>0,214136</text:p>
          </table:table-cell>
          <table:table-cell office:value-type="float" office:value="0.235346" calcext:value-type="float">
            <text:p>0,235346</text:p>
          </table:table-cell>
          <table:table-cell office:value-type="float" office:value="0.285795" calcext:value-type="float">
            <text:p>0,285795</text:p>
          </table:table-cell>
          <table:table-cell office:value-type="float" office:value="0.175828" calcext:value-type="float">
            <text:p>0,175828</text:p>
          </table:table-cell>
          <table:table-cell office:value-type="float" office:value="0.234738" calcext:value-type="float">
            <text:p>0,234738</text:p>
          </table:table-cell>
          <table:table-cell office:value-type="float" office:value="0.429614" calcext:value-type="float">
            <text:p>0,429614</text:p>
          </table:table-cell>
          <table:table-cell office:value-type="float" office:value="0.226781" calcext:value-type="float">
            <text:p>0,226781</text:p>
          </table:table-cell>
          <table:table-cell office:value-type="float" office:value="0.277295" calcext:value-type="float">
            <text:p>0,277295</text:p>
          </table:table-cell>
          <table:table-cell office:value-type="float" office:value="0.296139" calcext:value-type="float">
            <text:p>0,296139</text:p>
          </table:table-cell>
          <table:table-cell office:value-type="float" office:value="0.2657" calcext:value-type="float">
            <text:p>0,2657</text:p>
          </table:table-cell>
          <table:table-cell office:value-type="float" office:value="0.26239" calcext:value-type="float">
            <text:p>0,26239</text:p>
          </table:table-cell>
          <table:table-cell office:value-type="float" office:value="0.387985" calcext:value-type="float">
            <text:p>0,387985</text:p>
          </table:table-cell>
          <table:table-cell office:value-type="float" office:value="0.387467" calcext:value-type="float">
            <text:p>0,387467</text:p>
          </table:table-cell>
          <table:table-cell office:value-type="float" office:value="0.242219" calcext:value-type="float">
            <text:p>0,242219</text:p>
          </table:table-cell>
          <table:table-cell office:value-type="float" office:value="0.275661" calcext:value-type="float">
            <text:p>0,275661</text:p>
          </table:table-cell>
          <table:table-cell office:value-type="float" office:value="0.29749" calcext:value-type="float">
            <text:p>0,29749</text:p>
          </table:table-cell>
          <table:table-cell office:value-type="float" office:value="0.177116" calcext:value-type="float">
            <text:p>0,177116</text:p>
          </table:table-cell>
          <table:table-cell office:value-type="float" office:value="0.251753" calcext:value-type="float">
            <text:p>0,251753</text:p>
          </table:table-cell>
          <table:table-cell office:value-type="float" office:value="0.23552" calcext:value-type="float">
            <text:p>0,23552</text:p>
          </table:table-cell>
          <table:table-cell office:value-type="float" office:value="0.440873" calcext:value-type="float">
            <text:p>0,440873</text:p>
          </table:table-cell>
          <table:table-cell office:value-type="float" office:value="1.40995" calcext:value-type="float">
            <text:p>1,40995</text:p>
          </table:table-cell>
          <table:table-cell office:value-type="float" office:value="0.441071" calcext:value-type="float">
            <text:p>0,441071</text:p>
          </table:table-cell>
          <table:table-cell office:value-type="float" office:value="0.262672" calcext:value-type="float">
            <text:p>0,262672</text:p>
          </table:table-cell>
          <table:table-cell office:value-type="float" office:value="1.49438" calcext:value-type="float">
            <text:p>1,49438</text:p>
          </table:table-cell>
          <table:table-cell office:value-type="float" office:value="1.49767" calcext:value-type="float">
            <text:p>1,49767</text:p>
          </table:table-cell>
          <table:table-cell office:value-type="float" office:value="1.55679" calcext:value-type="float">
            <text:p>1,55679</text:p>
          </table:table-cell>
          <table:table-cell office:value-type="float" office:value="1.59745" calcext:value-type="float">
            <text:p>1,59745</text:p>
          </table:table-cell>
          <table:table-cell office:value-type="float" office:value="1.36193" calcext:value-type="float">
            <text:p>1,36193</text:p>
          </table:table-cell>
          <table:table-cell office:value-type="float" office:value="0.945383" calcext:value-type="float">
            <text:p>0,945383</text:p>
          </table:table-cell>
          <table:table-cell office:value-type="float" office:value="1.11184" calcext:value-type="float">
            <text:p>1,11184</text:p>
          </table:table-cell>
          <table:table-cell office:value-type="float" office:value="1.51408" calcext:value-type="float">
            <text:p>1,51408</text:p>
          </table:table-cell>
          <table:table-cell office:value-type="float" office:value="0.719265" calcext:value-type="float">
            <text:p>0,719265</text:p>
          </table:table-cell>
          <table:table-cell office:value-type="float" office:value="0.814865" calcext:value-type="float">
            <text:p>0,814865</text:p>
          </table:table-cell>
          <table:table-cell office:value-type="float" office:value="0.903545" calcext:value-type="float">
            <text:p>0,903545</text:p>
          </table:table-cell>
          <table:table-cell office:value-type="float" office:value="0.281819" calcext:value-type="float">
            <text:p>0,281819</text:p>
          </table:table-cell>
          <table:table-cell office:value-type="float" office:value="1.77252" calcext:value-type="float">
            <text:p>1,77252</text:p>
          </table:table-cell>
          <table:table-cell office:value-type="float" office:value="1.91744" calcext:value-type="float">
            <text:p>1,91744</text:p>
          </table:table-cell>
          <table:table-cell office:value-type="float" office:value="0.722173" calcext:value-type="float">
            <text:p>0,722173</text:p>
          </table:table-cell>
          <table:table-cell office:value-type="float" office:value="0.324572" calcext:value-type="float">
            <text:p>0,324572</text:p>
          </table:table-cell>
          <table:table-cell office:value-type="float" office:value="1.51123" calcext:value-type="float">
            <text:p>1,51123</text:p>
          </table:table-cell>
          <table:table-cell office:value-type="float" office:value="0.209011" calcext:value-type="float">
            <text:p>0,209011</text:p>
          </table:table-cell>
          <table:table-cell office:value-type="float" office:value="0.292027" calcext:value-type="float">
            <text:p>0,292027</text:p>
          </table:table-cell>
          <table:table-cell office:value-type="float" office:value="0.130987" calcext:value-type="float">
            <text:p>0,130987</text:p>
          </table:table-cell>
          <table:table-cell office:value-type="float" office:value="0.237214" calcext:value-type="float">
            <text:p>0,237214</text:p>
          </table:table-cell>
          <table:table-cell office:value-type="float" office:value="0.143632" calcext:value-type="float">
            <text:p>0,143632</text:p>
          </table:table-cell>
          <table:table-cell office:value-type="float" office:value="0.0834701" calcext:value-type="float">
            <text:p>0,0834701</text:p>
          </table:table-cell>
          <table:table-cell office:value-type="float" office:value="0.0501258" calcext:value-type="float">
            <text:p>0,0501258</text:p>
          </table:table-cell>
          <table:table-cell table:number-columns-repeated="20"/>
          <table:table-cell table:formula="of:=MIN([.A166:.BL166])" office:value-type="float" office:value="0.0501258" calcext:value-type="float">
            <text:p>0,0501258</text:p>
          </table:table-cell>
          <table:table-cell table:formula="of:=MAX([.A166:.BL166])" office:value-type="float" office:value="1.91744" calcext:value-type="float">
            <text:p>1,91744</text:p>
          </table:table-cell>
          <table:table-cell table:number-columns-repeated="7"/>
        </table:table-row>
        <table:table-row table:style-name="ro2">
          <table:table-cell office:value-type="float" office:value="0.180457" calcext:value-type="float">
            <text:p>0,180457</text:p>
          </table:table-cell>
          <table:table-cell office:value-type="float" office:value="0.204528" calcext:value-type="float">
            <text:p>0,204528</text:p>
          </table:table-cell>
          <table:table-cell office:value-type="float" office:value="0.248838" calcext:value-type="float">
            <text:p>0,248838</text:p>
          </table:table-cell>
          <table:table-cell office:value-type="float" office:value="0.179125" calcext:value-type="float">
            <text:p>0,179125</text:p>
          </table:table-cell>
          <table:table-cell office:value-type="float" office:value="0.23135" calcext:value-type="float">
            <text:p>0,23135</text:p>
          </table:table-cell>
          <table:table-cell office:value-type="float" office:value="0.232997" calcext:value-type="float">
            <text:p>0,232997</text:p>
          </table:table-cell>
          <table:table-cell office:value-type="float" office:value="0.397169" calcext:value-type="float">
            <text:p>0,397169</text:p>
          </table:table-cell>
          <table:table-cell office:value-type="float" office:value="0.240715" calcext:value-type="float">
            <text:p>0,240715</text:p>
          </table:table-cell>
          <table:table-cell office:value-type="float" office:value="0.24191" calcext:value-type="float">
            <text:p>0,24191</text:p>
          </table:table-cell>
          <table:table-cell office:value-type="float" office:value="0.177557" calcext:value-type="float">
            <text:p>0,177557</text:p>
          </table:table-cell>
          <table:table-cell office:value-type="float" office:value="0.241396" calcext:value-type="float">
            <text:p>0,241396</text:p>
          </table:table-cell>
          <table:table-cell office:value-type="float" office:value="0.237614" calcext:value-type="float">
            <text:p>0,237614</text:p>
          </table:table-cell>
          <table:table-cell office:value-type="float" office:value="0.258715" calcext:value-type="float">
            <text:p>0,258715</text:p>
          </table:table-cell>
          <table:table-cell office:value-type="float" office:value="0.178136" calcext:value-type="float">
            <text:p>0,178136</text:p>
          </table:table-cell>
          <table:table-cell office:value-type="float" office:value="0.74691" calcext:value-type="float">
            <text:p>0,74691</text:p>
          </table:table-cell>
          <table:table-cell office:value-type="float" office:value="0.277954" calcext:value-type="float">
            <text:p>0,277954</text:p>
          </table:table-cell>
          <table:table-cell office:value-type="float" office:value="0.258444" calcext:value-type="float">
            <text:p>0,258444</text:p>
          </table:table-cell>
          <table:table-cell office:value-type="float" office:value="0.7318" calcext:value-type="float">
            <text:p>0,7318</text:p>
          </table:table-cell>
          <table:table-cell office:value-type="float" office:value="0.252957" calcext:value-type="float">
            <text:p>0,252957</text:p>
          </table:table-cell>
          <table:table-cell office:value-type="float" office:value="0.250698" calcext:value-type="float">
            <text:p>0,250698</text:p>
          </table:table-cell>
          <table:table-cell office:value-type="float" office:value="1.24708" calcext:value-type="float">
            <text:p>1,24708</text:p>
          </table:table-cell>
          <table:table-cell office:value-type="float" office:value="1.18075" calcext:value-type="float">
            <text:p>1,18075</text:p>
          </table:table-cell>
          <table:table-cell office:value-type="float" office:value="1.13916" calcext:value-type="float">
            <text:p>1,13916</text:p>
          </table:table-cell>
          <table:table-cell office:value-type="float" office:value="0.25638" calcext:value-type="float">
            <text:p>0,25638</text:p>
          </table:table-cell>
          <table:table-cell office:value-type="float" office:value="0.55007" calcext:value-type="float">
            <text:p>0,55007</text:p>
          </table:table-cell>
          <table:table-cell office:value-type="float" office:value="0.577236" calcext:value-type="float">
            <text:p>0,577236</text:p>
          </table:table-cell>
          <table:table-cell office:value-type="float" office:value="1.42096" calcext:value-type="float">
            <text:p>1,42096</text:p>
          </table:table-cell>
          <table:table-cell office:value-type="float" office:value="1.70204" calcext:value-type="float">
            <text:p>1,70204</text:p>
          </table:table-cell>
          <table:table-cell office:value-type="float" office:value="0.96772" calcext:value-type="float">
            <text:p>0,96772</text:p>
          </table:table-cell>
          <table:table-cell office:value-type="float" office:value="0.278734" calcext:value-type="float">
            <text:p>0,278734</text:p>
          </table:table-cell>
          <table:table-cell office:value-type="float" office:value="0.264868" calcext:value-type="float">
            <text:p>0,264868</text:p>
          </table:table-cell>
          <table:table-cell office:value-type="float" office:value="1.33425" calcext:value-type="float">
            <text:p>1,33425</text:p>
          </table:table-cell>
          <table:table-cell office:value-type="float" office:value="2.01476" calcext:value-type="float">
            <text:p>2,01476</text:p>
          </table:table-cell>
          <table:table-cell office:value-type="float" office:value="1.20153" calcext:value-type="float">
            <text:p>1,20153</text:p>
          </table:table-cell>
          <table:table-cell office:value-type="float" office:value="1.94098" calcext:value-type="float">
            <text:p>1,94098</text:p>
          </table:table-cell>
          <table:table-cell office:value-type="float" office:value="1.48302" calcext:value-type="float">
            <text:p>1,48302</text:p>
          </table:table-cell>
          <table:table-cell office:value-type="float" office:value="1.21674" calcext:value-type="float">
            <text:p>1,21674</text:p>
          </table:table-cell>
          <table:table-cell office:value-type="float" office:value="0.303632" calcext:value-type="float">
            <text:p>0,303632</text:p>
          </table:table-cell>
          <table:table-cell office:value-type="float" office:value="1.37476" calcext:value-type="float">
            <text:p>1,37476</text:p>
          </table:table-cell>
          <table:table-cell office:value-type="float" office:value="1.1281" calcext:value-type="float">
            <text:p>1,1281</text:p>
          </table:table-cell>
          <table:table-cell office:value-type="float" office:value="1.1817" calcext:value-type="float">
            <text:p>1,1817</text:p>
          </table:table-cell>
          <table:table-cell office:value-type="float" office:value="1.14763" calcext:value-type="float">
            <text:p>1,14763</text:p>
          </table:table-cell>
          <table:table-cell office:value-type="float" office:value="0.545012" calcext:value-type="float">
            <text:p>0,545012</text:p>
          </table:table-cell>
          <table:table-cell office:value-type="float" office:value="0.098582" calcext:value-type="float">
            <text:p>0,098582</text:p>
          </table:table-cell>
          <table:table-cell office:value-type="float" office:value="0.489613" calcext:value-type="float">
            <text:p>0,489613</text:p>
          </table:table-cell>
          <table:table-cell office:value-type="float" office:value="1.56487" calcext:value-type="float">
            <text:p>1,56487</text:p>
          </table:table-cell>
          <table:table-cell office:value-type="float" office:value="1.3241" calcext:value-type="float">
            <text:p>1,3241</text:p>
          </table:table-cell>
          <table:table-cell office:value-type="float" office:value="1.30274" calcext:value-type="float">
            <text:p>1,30274</text:p>
          </table:table-cell>
          <table:table-cell table:number-columns-repeated="20"/>
          <table:table-cell table:formula="of:=MIN([.A167:.BL167])" office:value-type="float" office:value="0.098582" calcext:value-type="float">
            <text:p>0,098582</text:p>
          </table:table-cell>
          <table:table-cell table:formula="of:=MAX([.A167:.BL167])" office:value-type="float" office:value="2.01476" calcext:value-type="float">
            <text:p>2,01476</text:p>
          </table:table-cell>
          <table:table-cell table:number-columns-repeated="7"/>
        </table:table-row>
        <table:table-row table:style-name="ro2">
          <table:table-cell office:value-type="float" office:value="0.188874" calcext:value-type="float">
            <text:p>0,188874</text:p>
          </table:table-cell>
          <table:table-cell office:value-type="float" office:value="0.222171" calcext:value-type="float">
            <text:p>0,222171</text:p>
          </table:table-cell>
          <table:table-cell office:value-type="float" office:value="0.275642" calcext:value-type="float">
            <text:p>0,275642</text:p>
          </table:table-cell>
          <table:table-cell office:value-type="float" office:value="0.178119" calcext:value-type="float">
            <text:p>0,178119</text:p>
          </table:table-cell>
          <table:table-cell office:value-type="float" office:value="0.211609" calcext:value-type="float">
            <text:p>0,211609</text:p>
          </table:table-cell>
          <table:table-cell office:value-type="float" office:value="0.303935" calcext:value-type="float">
            <text:p>0,303935</text:p>
          </table:table-cell>
          <table:table-cell office:value-type="float" office:value="0.451839" calcext:value-type="float">
            <text:p>0,451839</text:p>
          </table:table-cell>
          <table:table-cell office:value-type="float" office:value="0.334387" calcext:value-type="float">
            <text:p>0,334387</text:p>
          </table:table-cell>
          <table:table-cell office:value-type="float" office:value="0.347207" calcext:value-type="float">
            <text:p>0,347207</text:p>
          </table:table-cell>
          <table:table-cell office:value-type="float" office:value="0.731553" calcext:value-type="float">
            <text:p>0,731553</text:p>
          </table:table-cell>
          <table:table-cell office:value-type="float" office:value="0.821389" calcext:value-type="float">
            <text:p>0,821389</text:p>
          </table:table-cell>
          <table:table-cell office:value-type="float" office:value="0.562644" calcext:value-type="float">
            <text:p>0,562644</text:p>
          </table:table-cell>
          <table:table-cell office:value-type="float" office:value="0.446219" calcext:value-type="float">
            <text:p>0,446219</text:p>
          </table:table-cell>
          <table:table-cell office:value-type="float" office:value="0.752295" calcext:value-type="float">
            <text:p>0,752295</text:p>
          </table:table-cell>
          <table:table-cell office:value-type="float" office:value="1.20369" calcext:value-type="float">
            <text:p>1,20369</text:p>
          </table:table-cell>
          <table:table-cell office:value-type="float" office:value="0.734323" calcext:value-type="float">
            <text:p>0,734323</text:p>
          </table:table-cell>
          <table:table-cell office:value-type="float" office:value="0.769581" calcext:value-type="float">
            <text:p>0,769581</text:p>
          </table:table-cell>
          <table:table-cell office:value-type="float" office:value="0.987881" calcext:value-type="float">
            <text:p>0,987881</text:p>
          </table:table-cell>
          <table:table-cell office:value-type="float" office:value="0.377294" calcext:value-type="float">
            <text:p>0,377294</text:p>
          </table:table-cell>
          <table:table-cell office:value-type="float" office:value="0.55279" calcext:value-type="float">
            <text:p>0,55279</text:p>
          </table:table-cell>
          <table:table-cell office:value-type="float" office:value="0.60559" calcext:value-type="float">
            <text:p>0,60559</text:p>
          </table:table-cell>
          <table:table-cell office:value-type="float" office:value="0.482047" calcext:value-type="float">
            <text:p>0,482047</text:p>
          </table:table-cell>
          <table:table-cell office:value-type="float" office:value="0.493617" calcext:value-type="float">
            <text:p>0,493617</text:p>
          </table:table-cell>
          <table:table-cell office:value-type="float" office:value="0.911536" calcext:value-type="float">
            <text:p>0,911536</text:p>
          </table:table-cell>
          <table:table-cell office:value-type="float" office:value="0.324862" calcext:value-type="float">
            <text:p>0,324862</text:p>
          </table:table-cell>
          <table:table-cell office:value-type="float" office:value="0.763363" calcext:value-type="float">
            <text:p>0,763363</text:p>
          </table:table-cell>
          <table:table-cell office:value-type="float" office:value="1.18443" calcext:value-type="float">
            <text:p>1,18443</text:p>
          </table:table-cell>
          <table:table-cell office:value-type="float" office:value="1.21963" calcext:value-type="float">
            <text:p>1,21963</text:p>
          </table:table-cell>
          <table:table-cell office:value-type="float" office:value="0.887039" calcext:value-type="float">
            <text:p>0,887039</text:p>
          </table:table-cell>
          <table:table-cell office:value-type="float" office:value="0.620025" calcext:value-type="float">
            <text:p>0,620025</text:p>
          </table:table-cell>
          <table:table-cell office:value-type="float" office:value="1.57642" calcext:value-type="float">
            <text:p>1,57642</text:p>
          </table:table-cell>
          <table:table-cell office:value-type="float" office:value="1.61298" calcext:value-type="float">
            <text:p>1,61298</text:p>
          </table:table-cell>
          <table:table-cell office:value-type="float" office:value="1.39626" calcext:value-type="float">
            <text:p>1,39626</text:p>
          </table:table-cell>
          <table:table-cell office:value-type="float" office:value="0.27978" calcext:value-type="float">
            <text:p>0,27978</text:p>
          </table:table-cell>
          <table:table-cell office:value-type="float" office:value="1.79358" calcext:value-type="float">
            <text:p>1,79358</text:p>
          </table:table-cell>
          <table:table-cell office:value-type="float" office:value="0.86503" calcext:value-type="float">
            <text:p>0,86503</text:p>
          </table:table-cell>
          <table:table-cell office:value-type="float" office:value="0.900428" calcext:value-type="float">
            <text:p>0,900428</text:p>
          </table:table-cell>
          <table:table-cell office:value-type="float" office:value="0.430498" calcext:value-type="float">
            <text:p>0,430498</text:p>
          </table:table-cell>
          <table:table-cell office:value-type="float" office:value="0.394311" calcext:value-type="float">
            <text:p>0,394311</text:p>
          </table:table-cell>
          <table:table-cell office:value-type="float" office:value="0.23167" calcext:value-type="float">
            <text:p>0,23167</text:p>
          </table:table-cell>
          <table:table-cell office:value-type="float" office:value="0.313635" calcext:value-type="float">
            <text:p>0,313635</text:p>
          </table:table-cell>
          <table:table-cell office:value-type="float" office:value="0.206246" calcext:value-type="float">
            <text:p>0,206246</text:p>
          </table:table-cell>
          <table:table-cell office:value-type="float" office:value="0.237295" calcext:value-type="float">
            <text:p>0,237295</text:p>
          </table:table-cell>
          <table:table-cell office:value-type="float" office:value="0.442819" calcext:value-type="float">
            <text:p>0,442819</text:p>
          </table:table-cell>
          <table:table-cell office:value-type="float" office:value="0.272387" calcext:value-type="float">
            <text:p>0,272387</text:p>
          </table:table-cell>
          <table:table-cell office:value-type="float" office:value="0.578557" calcext:value-type="float">
            <text:p>0,578557</text:p>
          </table:table-cell>
          <table:table-cell office:value-type="float" office:value="0.0884151" calcext:value-type="float">
            <text:p>0,0884151</text:p>
          </table:table-cell>
          <table:table-cell office:value-type="float" office:value="0.145533" calcext:value-type="float">
            <text:p>0,145533</text:p>
          </table:table-cell>
          <table:table-cell table:number-columns-repeated="20"/>
          <table:table-cell table:formula="of:=MIN([.A168:.BL168])" office:value-type="float" office:value="0.0884151" calcext:value-type="float">
            <text:p>0,0884151</text:p>
          </table:table-cell>
          <table:table-cell table:formula="of:=MAX([.A168:.BL168])" office:value-type="float" office:value="1.79358" calcext:value-type="float">
            <text:p>1,79358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01964" calcext:value-type="float">
            <text:p>0,101964</text:p>
          </table:table-cell>
          <table:table-cell office:value-type="float" office:value="0.140904" calcext:value-type="float">
            <text:p>0,140904</text:p>
          </table:table-cell>
          <table:table-cell office:value-type="float" office:value="0.177685" calcext:value-type="float">
            <text:p>0,177685</text:p>
          </table:table-cell>
          <table:table-cell office:value-type="float" office:value="0.114579" calcext:value-type="float">
            <text:p>0,114579</text:p>
          </table:table-cell>
          <table:table-cell office:value-type="float" office:value="0.183218" calcext:value-type="float">
            <text:p>0,183218</text:p>
          </table:table-cell>
          <table:table-cell office:value-type="float" office:value="0.181845" calcext:value-type="float">
            <text:p>0,181845</text:p>
          </table:table-cell>
          <table:table-cell office:value-type="float" office:value="0.1558" calcext:value-type="float">
            <text:p>0,1558</text:p>
          </table:table-cell>
          <table:table-cell office:value-type="float" office:value="0.169549" calcext:value-type="float">
            <text:p>0,169549</text:p>
          </table:table-cell>
          <table:table-cell office:value-type="float" office:value="0.182489" calcext:value-type="float">
            <text:p>0,182489</text:p>
          </table:table-cell>
          <table:table-cell office:value-type="float" office:value="0.554439" calcext:value-type="float">
            <text:p>0,554439</text:p>
          </table:table-cell>
          <table:table-cell office:value-type="float" office:value="0.173154" calcext:value-type="float">
            <text:p>0,173154</text:p>
          </table:table-cell>
          <table:table-cell office:value-type="float" office:value="0.521876" calcext:value-type="float">
            <text:p>0,521876</text:p>
          </table:table-cell>
          <table:table-cell office:value-type="float" office:value="0.201821" calcext:value-type="float">
            <text:p>0,201821</text:p>
          </table:table-cell>
          <table:table-cell office:value-type="float" office:value="0.150232" calcext:value-type="float">
            <text:p>0,150232</text:p>
          </table:table-cell>
          <table:table-cell office:value-type="float" office:value="0.590671" calcext:value-type="float">
            <text:p>0,590671</text:p>
          </table:table-cell>
          <table:table-cell office:value-type="float" office:value="0.53685" calcext:value-type="float">
            <text:p>0,53685</text:p>
          </table:table-cell>
          <table:table-cell office:value-type="float" office:value="0.408415" calcext:value-type="float">
            <text:p>0,408415</text:p>
          </table:table-cell>
          <table:table-cell office:value-type="float" office:value="0.52106" calcext:value-type="float">
            <text:p>0,52106</text:p>
          </table:table-cell>
          <table:table-cell office:value-type="float" office:value="0.153562" calcext:value-type="float">
            <text:p>0,153562</text:p>
          </table:table-cell>
          <table:table-cell office:value-type="float" office:value="0.435672" calcext:value-type="float">
            <text:p>0,435672</text:p>
          </table:table-cell>
          <table:table-cell office:value-type="float" office:value="0.188376" calcext:value-type="float">
            <text:p>0,188376</text:p>
          </table:table-cell>
          <table:table-cell office:value-type="float" office:value="0.466193" calcext:value-type="float">
            <text:p>0,466193</text:p>
          </table:table-cell>
          <table:table-cell office:value-type="float" office:value="0.441752" calcext:value-type="float">
            <text:p>0,441752</text:p>
          </table:table-cell>
          <table:table-cell office:value-type="float" office:value="0.377746" calcext:value-type="float">
            <text:p>0,377746</text:p>
          </table:table-cell>
          <table:table-cell office:value-type="float" office:value="0.505582" calcext:value-type="float">
            <text:p>0,505582</text:p>
          </table:table-cell>
          <table:table-cell office:value-type="float" office:value="0.157346" calcext:value-type="float">
            <text:p>0,157346</text:p>
          </table:table-cell>
          <table:table-cell office:value-type="float" office:value="0.708551" calcext:value-type="float">
            <text:p>0,708551</text:p>
          </table:table-cell>
          <table:table-cell office:value-type="float" office:value="1.02676" calcext:value-type="float">
            <text:p>1,02676</text:p>
          </table:table-cell>
          <table:table-cell office:value-type="float" office:value="0.775391" calcext:value-type="float">
            <text:p>0,775391</text:p>
          </table:table-cell>
          <table:table-cell office:value-type="float" office:value="0.628587" calcext:value-type="float">
            <text:p>0,628587</text:p>
          </table:table-cell>
          <table:table-cell office:value-type="float" office:value="0.479353" calcext:value-type="float">
            <text:p>0,479353</text:p>
          </table:table-cell>
          <table:table-cell office:value-type="float" office:value="0.468483" calcext:value-type="float">
            <text:p>0,468483</text:p>
          </table:table-cell>
          <table:table-cell office:value-type="float" office:value="0.176458" calcext:value-type="float">
            <text:p>0,176458</text:p>
          </table:table-cell>
          <table:table-cell office:value-type="float" office:value="0.363981" calcext:value-type="float">
            <text:p>0,363981</text:p>
          </table:table-cell>
          <table:table-cell office:value-type="float" office:value="0.233279" calcext:value-type="float">
            <text:p>0,233279</text:p>
          </table:table-cell>
          <table:table-cell office:value-type="float" office:value="0.211238" calcext:value-type="float">
            <text:p>0,211238</text:p>
          </table:table-cell>
          <table:table-cell office:value-type="float" office:value="0.149616" calcext:value-type="float">
            <text:p>0,149616</text:p>
          </table:table-cell>
          <table:table-cell office:value-type="float" office:value="0.258066" calcext:value-type="float">
            <text:p>0,258066</text:p>
          </table:table-cell>
          <table:table-cell office:value-type="float" office:value="0.182341" calcext:value-type="float">
            <text:p>0,182341</text:p>
          </table:table-cell>
          <table:table-cell office:value-type="float" office:value="0.190558" calcext:value-type="float">
            <text:p>0,190558</text:p>
          </table:table-cell>
          <table:table-cell office:value-type="float" office:value="0.318038" calcext:value-type="float">
            <text:p>0,318038</text:p>
          </table:table-cell>
          <table:table-cell office:value-type="float" office:value="0.522358" calcext:value-type="float">
            <text:p>0,522358</text:p>
          </table:table-cell>
          <table:table-cell office:value-type="float" office:value="0.727597" calcext:value-type="float">
            <text:p>0,727597</text:p>
          </table:table-cell>
          <table:table-cell office:value-type="float" office:value="0.266096" calcext:value-type="float">
            <text:p>0,266096</text:p>
          </table:table-cell>
          <table:table-cell office:value-type="float" office:value="0.659605" calcext:value-type="float">
            <text:p>0,659605</text:p>
          </table:table-cell>
          <table:table-cell office:value-type="float" office:value="1.52787" calcext:value-type="float">
            <text:p>1,52787</text:p>
          </table:table-cell>
          <table:table-cell office:value-type="float" office:value="1.37524" calcext:value-type="float">
            <text:p>1,37524</text:p>
          </table:table-cell>
          <table:table-cell office:value-type="float" office:value="0.200334" calcext:value-type="float">
            <text:p>0,200334</text:p>
          </table:table-cell>
          <table:table-cell office:value-type="float" office:value="0.255731" calcext:value-type="float">
            <text:p>0,255731</text:p>
          </table:table-cell>
          <table:table-cell office:value-type="float" office:value="0.287074" calcext:value-type="float">
            <text:p>0,287074</text:p>
          </table:table-cell>
          <table:table-cell office:value-type="float" office:value="0.192627" calcext:value-type="float">
            <text:p>0,192627</text:p>
          </table:table-cell>
          <table:table-cell office:value-type="float" office:value="1.62705" calcext:value-type="float">
            <text:p>1,62705</text:p>
          </table:table-cell>
          <table:table-cell office:value-type="float" office:value="0.193299" calcext:value-type="float">
            <text:p>0,193299</text:p>
          </table:table-cell>
          <table:table-cell office:value-type="float" office:value="0.314656" calcext:value-type="float">
            <text:p>0,314656</text:p>
          </table:table-cell>
          <table:table-cell office:value-type="float" office:value="0.202718" calcext:value-type="float">
            <text:p>0,202718</text:p>
          </table:table-cell>
          <table:table-cell office:value-type="float" office:value="0.118007" calcext:value-type="float">
            <text:p>0,118007</text:p>
          </table:table-cell>
          <table:table-cell office:value-type="float" office:value="0.11525" calcext:value-type="float">
            <text:p>0,11525</text:p>
          </table:table-cell>
          <table:table-cell office:value-type="float" office:value="0.668031" calcext:value-type="float">
            <text:p>0,668031</text:p>
          </table:table-cell>
          <table:table-cell office:value-type="float" office:value="0.129873" calcext:value-type="float">
            <text:p>0,129873</text:p>
          </table:table-cell>
          <table:table-cell office:value-type="float" office:value="0.130749" calcext:value-type="float">
            <text:p>0,130749</text:p>
          </table:table-cell>
          <table:table-cell office:value-type="float" office:value="0.128065" calcext:value-type="float">
            <text:p>0,128065</text:p>
          </table:table-cell>
          <table:table-cell office:value-type="float" office:value="0.11676" calcext:value-type="float">
            <text:p>0,11676</text:p>
          </table:table-cell>
          <table:table-cell office:value-type="float" office:value="0.092783" calcext:value-type="float">
            <text:p>0,092783</text:p>
          </table:table-cell>
          <table:table-cell office:value-type="float" office:value="0.0489359" calcext:value-type="float">
            <text:p>0,0489359</text:p>
          </table:table-cell>
          <table:table-cell table:number-columns-repeated="4"/>
          <table:table-cell table:formula="of:=MIN([.A170:.BL170])" office:value-type="float" office:value="0.0489359" calcext:value-type="float">
            <text:p>0,0489359</text:p>
          </table:table-cell>
          <table:table-cell table:formula="of:=MAX([.A170:.BL170])" office:value-type="float" office:value="1.62705" calcext:value-type="float">
            <text:p>1,62705</text:p>
          </table:table-cell>
          <table:table-cell table:number-columns-repeated="7"/>
        </table:table-row>
        <table:table-row table:style-name="ro2">
          <table:table-cell office:value-type="float" office:value="0.0765259" calcext:value-type="float">
            <text:p>0,0765259</text:p>
          </table:table-cell>
          <table:table-cell office:value-type="float" office:value="0.106601" calcext:value-type="float">
            <text:p>0,106601</text:p>
          </table:table-cell>
          <table:table-cell office:value-type="float" office:value="0.132573" calcext:value-type="float">
            <text:p>0,132573</text:p>
          </table:table-cell>
          <table:table-cell office:value-type="float" office:value="0.0756791" calcext:value-type="float">
            <text:p>0,0756791</text:p>
          </table:table-cell>
          <table:table-cell office:value-type="float" office:value="0.101865" calcext:value-type="float">
            <text:p>0,101865</text:p>
          </table:table-cell>
          <table:table-cell office:value-type="float" office:value="0.13101" calcext:value-type="float">
            <text:p>0,13101</text:p>
          </table:table-cell>
          <table:table-cell office:value-type="float" office:value="0.074538" calcext:value-type="float">
            <text:p>0,074538</text:p>
          </table:table-cell>
          <table:table-cell office:value-type="float" office:value="0.231841" calcext:value-type="float">
            <text:p>0,231841</text:p>
          </table:table-cell>
          <table:table-cell office:value-type="float" office:value="0.173265" calcext:value-type="float">
            <text:p>0,173265</text:p>
          </table:table-cell>
          <table:table-cell office:value-type="float" office:value="0.156879" calcext:value-type="float">
            <text:p>0,156879</text:p>
          </table:table-cell>
          <table:table-cell office:value-type="float" office:value="0.125815" calcext:value-type="float">
            <text:p>0,125815</text:p>
          </table:table-cell>
          <table:table-cell office:value-type="float" office:value="0.0749321" calcext:value-type="float">
            <text:p>0,0749321</text:p>
          </table:table-cell>
          <table:table-cell office:value-type="float" office:value="0.152045" calcext:value-type="float">
            <text:p>0,152045</text:p>
          </table:table-cell>
          <table:table-cell office:value-type="float" office:value="0.186605" calcext:value-type="float">
            <text:p>0,186605</text:p>
          </table:table-cell>
          <table:table-cell office:value-type="float" office:value="0.162167" calcext:value-type="float">
            <text:p>0,162167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592177" calcext:value-type="float">
            <text:p>0,592177</text:p>
          </table:table-cell>
          <table:table-cell office:value-type="float" office:value="0.528676" calcext:value-type="float">
            <text:p>0,528676</text:p>
          </table:table-cell>
          <table:table-cell office:value-type="float" office:value="0.200776" calcext:value-type="float">
            <text:p>0,200776</text:p>
          </table:table-cell>
          <table:table-cell office:value-type="float" office:value="0.0752361" calcext:value-type="float">
            <text:p>0,0752361</text:p>
          </table:table-cell>
          <table:table-cell office:value-type="float" office:value="0.237821" calcext:value-type="float">
            <text:p>0,237821</text:p>
          </table:table-cell>
          <table:table-cell office:value-type="float" office:value="0.511694" calcext:value-type="float">
            <text:p>0,511694</text:p>
          </table:table-cell>
          <table:table-cell office:value-type="float" office:value="0.629334" calcext:value-type="float">
            <text:p>0,629334</text:p>
          </table:table-cell>
          <table:table-cell office:value-type="float" office:value="0.464977" calcext:value-type="float">
            <text:p>0,464977</text:p>
          </table:table-cell>
          <table:table-cell office:value-type="float" office:value="0.580066" calcext:value-type="float">
            <text:p>0,580066</text:p>
          </table:table-cell>
          <table:table-cell office:value-type="float" office:value="0.389839" calcext:value-type="float">
            <text:p>0,389839</text:p>
          </table:table-cell>
          <table:table-cell office:value-type="float" office:value="0.390294" calcext:value-type="float">
            <text:p>0,390294</text:p>
          </table:table-cell>
          <table:table-cell office:value-type="float" office:value="0.614679" calcext:value-type="float">
            <text:p>0,614679</text:p>
          </table:table-cell>
          <table:table-cell office:value-type="float" office:value="0.499312" calcext:value-type="float">
            <text:p>0,499312</text:p>
          </table:table-cell>
          <table:table-cell office:value-type="float" office:value="0.435503" calcext:value-type="float">
            <text:p>0,435503</text:p>
          </table:table-cell>
          <table:table-cell office:value-type="float" office:value="0.426503" calcext:value-type="float">
            <text:p>0,426503</text:p>
          </table:table-cell>
          <table:table-cell office:value-type="float" office:value="0.879633" calcext:value-type="float">
            <text:p>0,879633</text:p>
          </table:table-cell>
          <table:table-cell office:value-type="float" office:value="0.411311" calcext:value-type="float">
            <text:p>0,411311</text:p>
          </table:table-cell>
          <table:table-cell office:value-type="float" office:value="0.362397" calcext:value-type="float">
            <text:p>0,362397</text:p>
          </table:table-cell>
          <table:table-cell office:value-type="float" office:value="0.144056" calcext:value-type="float">
            <text:p>0,144056</text:p>
          </table:table-cell>
          <table:table-cell office:value-type="float" office:value="0.562146" calcext:value-type="float">
            <text:p>0,562146</text:p>
          </table:table-cell>
          <table:table-cell office:value-type="float" office:value="0.192677" calcext:value-type="float">
            <text:p>0,192677</text:p>
          </table:table-cell>
          <table:table-cell office:value-type="float" office:value="0.353798" calcext:value-type="float">
            <text:p>0,353798</text:p>
          </table:table-cell>
          <table:table-cell office:value-type="float" office:value="0.46585" calcext:value-type="float">
            <text:p>0,46585</text:p>
          </table:table-cell>
          <table:table-cell office:value-type="float" office:value="0.451495" calcext:value-type="float">
            <text:p>0,451495</text:p>
          </table:table-cell>
          <table:table-cell office:value-type="float" office:value="0.393497" calcext:value-type="float">
            <text:p>0,393497</text:p>
          </table:table-cell>
          <table:table-cell office:value-type="float" office:value="0.186886" calcext:value-type="float">
            <text:p>0,186886</text:p>
          </table:table-cell>
          <table:table-cell office:value-type="float" office:value="0.429739" calcext:value-type="float">
            <text:p>0,429739</text:p>
          </table:table-cell>
          <table:table-cell office:value-type="float" office:value="0.630118" calcext:value-type="float">
            <text:p>0,630118</text:p>
          </table:table-cell>
          <table:table-cell office:value-type="float" office:value="0.659351" calcext:value-type="float">
            <text:p>0,659351</text:p>
          </table:table-cell>
          <table:table-cell office:value-type="float" office:value="0.112329" calcext:value-type="float">
            <text:p>0,112329</text:p>
          </table:table-cell>
          <table:table-cell office:value-type="float" office:value="0.163012" calcext:value-type="float">
            <text:p>0,163012</text:p>
          </table:table-cell>
          <table:table-cell office:value-type="float" office:value="0.115012" calcext:value-type="float">
            <text:p>0,115012</text:p>
          </table:table-cell>
          <table:table-cell office:value-type="float" office:value="0.821756" calcext:value-type="float">
            <text:p>0,821756</text:p>
          </table:table-cell>
          <table:table-cell office:value-type="float" office:value="0.822311" calcext:value-type="float">
            <text:p>0,822311</text:p>
          </table:table-cell>
          <table:table-cell office:value-type="float" office:value="0.256654" calcext:value-type="float">
            <text:p>0,256654</text:p>
          </table:table-cell>
          <table:table-cell office:value-type="float" office:value="0.727716" calcext:value-type="float">
            <text:p>0,727716</text:p>
          </table:table-cell>
          <table:table-cell office:value-type="float" office:value="0.154565" calcext:value-type="float">
            <text:p>0,154565</text:p>
          </table:table-cell>
          <table:table-cell office:value-type="float" office:value="0.144812" calcext:value-type="float">
            <text:p>0,144812</text:p>
          </table:table-cell>
          <table:table-cell office:value-type="float" office:value="0.219411" calcext:value-type="float">
            <text:p>0,219411</text:p>
          </table:table-cell>
          <table:table-cell office:value-type="float" office:value="0.104504" calcext:value-type="float">
            <text:p>0,104504</text:p>
          </table:table-cell>
          <table:table-cell office:value-type="float" office:value="0.0837471" calcext:value-type="float">
            <text:p>0,0837471</text:p>
          </table:table-cell>
          <table:table-cell office:value-type="float" office:value="0.101535" calcext:value-type="float">
            <text:p>0,101535</text:p>
          </table:table-cell>
          <table:table-cell office:value-type="float" office:value="0.615955" calcext:value-type="float">
            <text:p>0,615955</text:p>
          </table:table-cell>
          <table:table-cell office:value-type="float" office:value="0.594452" calcext:value-type="float">
            <text:p>0,594452</text:p>
          </table:table-cell>
          <table:table-cell office:value-type="float" office:value="0.246091" calcext:value-type="float">
            <text:p>0,246091</text:p>
          </table:table-cell>
          <table:table-cell office:value-type="float" office:value="0.401896" calcext:value-type="float">
            <text:p>0,401896</text:p>
          </table:table-cell>
          <table:table-cell office:value-type="float" office:value="0.0533741" calcext:value-type="float">
            <text:p>0,0533741</text:p>
          </table:table-cell>
          <table:table-cell office:value-type="float" office:value="0.0879729" calcext:value-type="float">
            <text:p>0,0879729</text:p>
          </table:table-cell>
          <table:table-cell table:number-columns-repeated="4"/>
          <table:table-cell table:formula="of:=MIN([.A171:.BL171])" office:value-type="float" office:value="0.0533741" calcext:value-type="float">
            <text:p>0,0533741</text:p>
          </table:table-cell>
          <table:table-cell table:formula="of:=MAX([.A171:.BL171])" office:value-type="float" office:value="0.879633" calcext:value-type="float">
            <text:p>0,879633</text:p>
          </table:table-cell>
          <table:table-cell table:number-columns-repeated="7"/>
        </table:table-row>
        <table:table-row table:style-name="ro2">
          <table:table-cell office:value-type="float" office:value="0.12734" calcext:value-type="float">
            <text:p>0,12734</text:p>
          </table:table-cell>
          <table:table-cell office:value-type="float" office:value="0.223663" calcext:value-type="float">
            <text:p>0,223663</text:p>
          </table:table-cell>
          <table:table-cell office:value-type="float" office:value="0.144881" calcext:value-type="float">
            <text:p>0,144881</text:p>
          </table:table-cell>
          <table:table-cell office:value-type="float" office:value="0.174938" calcext:value-type="float">
            <text:p>0,174938</text:p>
          </table:table-cell>
          <table:table-cell office:value-type="float" office:value="0.227534" calcext:value-type="float">
            <text:p>0,227534</text:p>
          </table:table-cell>
          <table:table-cell office:value-type="float" office:value="0.34852" calcext:value-type="float">
            <text:p>0,34852</text:p>
          </table:table-cell>
          <table:table-cell office:value-type="float" office:value="0.240148" calcext:value-type="float">
            <text:p>0,240148</text:p>
          </table:table-cell>
          <table:table-cell office:value-type="float" office:value="0.252146" calcext:value-type="float">
            <text:p>0,252146</text:p>
          </table:table-cell>
          <table:table-cell office:value-type="float" office:value="0.310349" calcext:value-type="float">
            <text:p>0,310349</text:p>
          </table:table-cell>
          <table:table-cell office:value-type="float" office:value="0.282281" calcext:value-type="float">
            <text:p>0,282281</text:p>
          </table:table-cell>
          <table:table-cell office:value-type="float" office:value="0.233203" calcext:value-type="float">
            <text:p>0,233203</text:p>
          </table:table-cell>
          <table:table-cell office:value-type="float" office:value="0.221323" calcext:value-type="float">
            <text:p>0,221323</text:p>
          </table:table-cell>
          <table:table-cell office:value-type="float" office:value="0.260347" calcext:value-type="float">
            <text:p>0,260347</text:p>
          </table:table-cell>
          <table:table-cell office:value-type="float" office:value="0.242612" calcext:value-type="float">
            <text:p>0,242612</text:p>
          </table:table-cell>
          <table:table-cell office:value-type="float" office:value="0.437739" calcext:value-type="float">
            <text:p>0,437739</text:p>
          </table:table-cell>
          <table:table-cell office:value-type="float" office:value="0.310924" calcext:value-type="float">
            <text:p>0,310924</text:p>
          </table:table-cell>
          <table:table-cell office:value-type="float" office:value="0.30125" calcext:value-type="float">
            <text:p>0,30125</text:p>
          </table:table-cell>
          <table:table-cell office:value-type="float" office:value="0.248099" calcext:value-type="float">
            <text:p>0,248099</text:p>
          </table:table-cell>
          <table:table-cell office:value-type="float" office:value="0.241225" calcext:value-type="float">
            <text:p>0,241225</text:p>
          </table:table-cell>
          <table:table-cell office:value-type="float" office:value="0.460824" calcext:value-type="float">
            <text:p>0,460824</text:p>
          </table:table-cell>
          <table:table-cell office:value-type="float" office:value="1.38218" calcext:value-type="float">
            <text:p>1,38218</text:p>
          </table:table-cell>
          <table:table-cell office:value-type="float" office:value="1.28904" calcext:value-type="float">
            <text:p>1,28904</text:p>
          </table:table-cell>
          <table:table-cell office:value-type="float" office:value="0.584036" calcext:value-type="float">
            <text:p>0,584036</text:p>
          </table:table-cell>
          <table:table-cell office:value-type="float" office:value="1.10025" calcext:value-type="float">
            <text:p>1,10025</text:p>
          </table:table-cell>
          <table:table-cell office:value-type="float" office:value="1.13652" calcext:value-type="float">
            <text:p>1,13652</text:p>
          </table:table-cell>
          <table:table-cell office:value-type="float" office:value="0.332049" calcext:value-type="float">
            <text:p>0,332049</text:p>
          </table:table-cell>
          <table:table-cell office:value-type="float" office:value="0.835368" calcext:value-type="float">
            <text:p>0,835368</text:p>
          </table:table-cell>
          <table:table-cell office:value-type="float" office:value="0.437803" calcext:value-type="float">
            <text:p>0,437803</text:p>
          </table:table-cell>
          <table:table-cell office:value-type="float" office:value="0.418392" calcext:value-type="float">
            <text:p>0,418392</text:p>
          </table:table-cell>
          <table:table-cell office:value-type="float" office:value="0.363575" calcext:value-type="float">
            <text:p>0,363575</text:p>
          </table:table-cell>
          <table:table-cell office:value-type="float" office:value="0.373941" calcext:value-type="float">
            <text:p>0,373941</text:p>
          </table:table-cell>
          <table:table-cell office:value-type="float" office:value="0.41643" calcext:value-type="float">
            <text:p>0,41643</text:p>
          </table:table-cell>
          <table:table-cell office:value-type="float" office:value="0.4215" calcext:value-type="float">
            <text:p>0,4215</text:p>
          </table:table-cell>
          <table:table-cell office:value-type="float" office:value="0.392982" calcext:value-type="float">
            <text:p>0,392982</text:p>
          </table:table-cell>
          <table:table-cell office:value-type="float" office:value="0.369577" calcext:value-type="float">
            <text:p>0,369577</text:p>
          </table:table-cell>
          <table:table-cell office:value-type="float" office:value="1.91087" calcext:value-type="float">
            <text:p>1,91087</text:p>
          </table:table-cell>
          <table:table-cell office:value-type="float" office:value="1.81146" calcext:value-type="float">
            <text:p>1,81146</text:p>
          </table:table-cell>
          <table:table-cell office:value-type="float" office:value="1.7263" calcext:value-type="float">
            <text:p>1,7263</text:p>
          </table:table-cell>
          <table:table-cell office:value-type="float" office:value="0.353671" calcext:value-type="float">
            <text:p>0,353671</text:p>
          </table:table-cell>
          <table:table-cell office:value-type="float" office:value="0.440747" calcext:value-type="float">
            <text:p>0,440747</text:p>
          </table:table-cell>
          <table:table-cell office:value-type="float" office:value="0.454805" calcext:value-type="float">
            <text:p>0,454805</text:p>
          </table:table-cell>
          <table:table-cell office:value-type="float" office:value="1.57706" calcext:value-type="float">
            <text:p>1,57706</text:p>
          </table:table-cell>
          <table:table-cell office:value-type="float" office:value="0.479487" calcext:value-type="float">
            <text:p>0,479487</text:p>
          </table:table-cell>
          <table:table-cell office:value-type="float" office:value="0.423427" calcext:value-type="float">
            <text:p>0,423427</text:p>
          </table:table-cell>
          <table:table-cell office:value-type="float" office:value="0.406123" calcext:value-type="float">
            <text:p>0,406123</text:p>
          </table:table-cell>
          <table:table-cell office:value-type="float" office:value="1.82299" calcext:value-type="float">
            <text:p>1,82299</text:p>
          </table:table-cell>
          <table:table-cell office:value-type="float" office:value="1.55341" calcext:value-type="float">
            <text:p>1,55341</text:p>
          </table:table-cell>
          <table:table-cell office:value-type="float" office:value="1.82243" calcext:value-type="float">
            <text:p>1,82243</text:p>
          </table:table-cell>
          <table:table-cell office:value-type="float" office:value="1.34126" calcext:value-type="float">
            <text:p>1,34126</text:p>
          </table:table-cell>
          <table:table-cell office:value-type="float" office:value="1.50221" calcext:value-type="float">
            <text:p>1,50221</text:p>
          </table:table-cell>
          <table:table-cell office:value-type="float" office:value="0.448886" calcext:value-type="float">
            <text:p>0,448886</text:p>
          </table:table-cell>
          <table:table-cell office:value-type="float" office:value="1.71145" calcext:value-type="float">
            <text:p>1,71145</text:p>
          </table:table-cell>
          <table:table-cell office:value-type="float" office:value="0.498329" calcext:value-type="float">
            <text:p>0,498329</text:p>
          </table:table-cell>
          <table:table-cell office:value-type="float" office:value="1.29502" calcext:value-type="float">
            <text:p>1,29502</text:p>
          </table:table-cell>
          <table:table-cell office:value-type="float" office:value="1.98763" calcext:value-type="float">
            <text:p>1,98763</text:p>
          </table:table-cell>
          <table:table-cell office:value-type="float" office:value="1.17981" calcext:value-type="float">
            <text:p>1,17981</text:p>
          </table:table-cell>
          <table:table-cell office:value-type="float" office:value="1.57536" calcext:value-type="float">
            <text:p>1,57536</text:p>
          </table:table-cell>
          <table:table-cell office:value-type="float" office:value="1.56522" calcext:value-type="float">
            <text:p>1,56522</text:p>
          </table:table-cell>
          <table:table-cell office:value-type="float" office:value="1.44427" calcext:value-type="float">
            <text:p>1,44427</text:p>
          </table:table-cell>
          <table:table-cell office:value-type="float" office:value="1.70308" calcext:value-type="float">
            <text:p>1,70308</text:p>
          </table:table-cell>
          <table:table-cell office:value-type="float" office:value="1.26485" calcext:value-type="float">
            <text:p>1,26485</text:p>
          </table:table-cell>
          <table:table-cell office:value-type="float" office:value="1.30216" calcext:value-type="float">
            <text:p>1,30216</text:p>
          </table:table-cell>
          <table:table-cell office:value-type="float" office:value="0.593542" calcext:value-type="float">
            <text:p>0,593542</text:p>
          </table:table-cell>
          <table:table-cell office:value-type="float" office:value="1.16416" calcext:value-type="float">
            <text:p>1,16416</text:p>
          </table:table-cell>
          <table:table-cell table:number-columns-repeated="4"/>
          <table:table-cell table:formula="of:=MIN([.A172:.BL172])" office:value-type="float" office:value="0.12734" calcext:value-type="float">
            <text:p>0,12734</text:p>
          </table:table-cell>
          <table:table-cell table:formula="of:=MAX([.A172:.BL172])" office:value-type="float" office:value="1.98763" calcext:value-type="float">
            <text:p>1,98763</text:p>
          </table:table-cell>
          <table:table-cell table:number-columns-repeated="7"/>
        </table:table-row>
        <table:table-row table:style-name="ro2">
          <table:table-cell office:value-type="float" office:value="0.118411" calcext:value-type="float">
            <text:p>0,118411</text:p>
          </table:table-cell>
          <table:table-cell office:value-type="float" office:value="0.156259" calcext:value-type="float">
            <text:p>0,156259</text:p>
          </table:table-cell>
          <table:table-cell office:value-type="float" office:value="0.0980649" calcext:value-type="float">
            <text:p>0,0980649</text:p>
          </table:table-cell>
          <table:table-cell office:value-type="float" office:value="0.253864" calcext:value-type="float">
            <text:p>0,253864</text:p>
          </table:table-cell>
          <table:table-cell office:value-type="float" office:value="0.174974" calcext:value-type="float">
            <text:p>0,174974</text:p>
          </table:table-cell>
          <table:table-cell office:value-type="float" office:value="0.170234" calcext:value-type="float">
            <text:p>0,170234</text:p>
          </table:table-cell>
          <table:table-cell office:value-type="float" office:value="0.255134" calcext:value-type="float">
            <text:p>0,255134</text:p>
          </table:table-cell>
          <table:table-cell office:value-type="float" office:value="0.196693" calcext:value-type="float">
            <text:p>0,196693</text:p>
          </table:table-cell>
          <table:table-cell office:value-type="float" office:value="0.165081" calcext:value-type="float">
            <text:p>0,165081</text:p>
          </table:table-cell>
          <table:table-cell office:value-type="float" office:value="0.213153" calcext:value-type="float">
            <text:p>0,213153</text:p>
          </table:table-cell>
          <table:table-cell office:value-type="float" office:value="0.287514" calcext:value-type="float">
            <text:p>0,287514</text:p>
          </table:table-cell>
          <table:table-cell office:value-type="float" office:value="0.242615" calcext:value-type="float">
            <text:p>0,242615</text:p>
          </table:table-cell>
          <table:table-cell office:value-type="float" office:value="0.230316" calcext:value-type="float">
            <text:p>0,230316</text:p>
          </table:table-cell>
          <table:table-cell office:value-type="float" office:value="0.229281" calcext:value-type="float">
            <text:p>0,229281</text:p>
          </table:table-cell>
          <table:table-cell office:value-type="float" office:value="0.240169" calcext:value-type="float">
            <text:p>0,240169</text:p>
          </table:table-cell>
          <table:table-cell office:value-type="float" office:value="0.240999" calcext:value-type="float">
            <text:p>0,240999</text:p>
          </table:table-cell>
          <table:table-cell office:value-type="float" office:value="0.242471" calcext:value-type="float">
            <text:p>0,242471</text:p>
          </table:table-cell>
          <table:table-cell office:value-type="float" office:value="0.235985" calcext:value-type="float">
            <text:p>0,235985</text:p>
          </table:table-cell>
          <table:table-cell office:value-type="float" office:value="0.23637" calcext:value-type="float">
            <text:p>0,23637</text:p>
          </table:table-cell>
          <table:table-cell office:value-type="float" office:value="0.239484" calcext:value-type="float">
            <text:p>0,239484</text:p>
          </table:table-cell>
          <table:table-cell office:value-type="float" office:value="0.235123" calcext:value-type="float">
            <text:p>0,235123</text:p>
          </table:table-cell>
          <table:table-cell office:value-type="float" office:value="0.24258" calcext:value-type="float">
            <text:p>0,24258</text:p>
          </table:table-cell>
          <table:table-cell office:value-type="float" office:value="0.230917" calcext:value-type="float">
            <text:p>0,230917</text:p>
          </table:table-cell>
          <table:table-cell office:value-type="float" office:value="0.234316" calcext:value-type="float">
            <text:p>0,234316</text:p>
          </table:table-cell>
          <table:table-cell office:value-type="float" office:value="0.927072" calcext:value-type="float">
            <text:p>0,927072</text:p>
          </table:table-cell>
          <table:table-cell office:value-type="float" office:value="1.25608" calcext:value-type="float">
            <text:p>1,25608</text:p>
          </table:table-cell>
          <table:table-cell office:value-type="float" office:value="0.237218" calcext:value-type="float">
            <text:p>0,237218</text:p>
          </table:table-cell>
          <table:table-cell office:value-type="float" office:value="1.15322" calcext:value-type="float">
            <text:p>1,15322</text:p>
          </table:table-cell>
          <table:table-cell office:value-type="float" office:value="0.240782" calcext:value-type="float">
            <text:p>0,240782</text:p>
          </table:table-cell>
          <table:table-cell office:value-type="float" office:value="0.226942" calcext:value-type="float">
            <text:p>0,226942</text:p>
          </table:table-cell>
          <table:table-cell office:value-type="float" office:value="0.222751" calcext:value-type="float">
            <text:p>0,222751</text:p>
          </table:table-cell>
          <table:table-cell office:value-type="float" office:value="0.210469" calcext:value-type="float">
            <text:p>0,210469</text:p>
          </table:table-cell>
          <table:table-cell office:value-type="float" office:value="1.12564" calcext:value-type="float">
            <text:p>1,12564</text:p>
          </table:table-cell>
          <table:table-cell office:value-type="float" office:value="0.215564" calcext:value-type="float">
            <text:p>0,215564</text:p>
          </table:table-cell>
          <table:table-cell office:value-type="float" office:value="0.515342" calcext:value-type="float">
            <text:p>0,515342</text:p>
          </table:table-cell>
          <table:table-cell office:value-type="float" office:value="0.50416" calcext:value-type="float">
            <text:p>0,50416</text:p>
          </table:table-cell>
          <table:table-cell office:value-type="float" office:value="0.497039" calcext:value-type="float">
            <text:p>0,497039</text:p>
          </table:table-cell>
          <table:table-cell office:value-type="float" office:value="0.293975" calcext:value-type="float">
            <text:p>0,293975</text:p>
          </table:table-cell>
          <table:table-cell office:value-type="float" office:value="0.474203" calcext:value-type="float">
            <text:p>0,474203</text:p>
          </table:table-cell>
          <table:table-cell office:value-type="float" office:value="1.56995" calcext:value-type="float">
            <text:p>1,56995</text:p>
          </table:table-cell>
          <table:table-cell office:value-type="float" office:value="1.38255" calcext:value-type="float">
            <text:p>1,38255</text:p>
          </table:table-cell>
          <table:table-cell office:value-type="float" office:value="0.878648" calcext:value-type="float">
            <text:p>0,878648</text:p>
          </table:table-cell>
          <table:table-cell office:value-type="float" office:value="1.51189" calcext:value-type="float">
            <text:p>1,51189</text:p>
          </table:table-cell>
          <table:table-cell office:value-type="float" office:value="1.50389" calcext:value-type="float">
            <text:p>1,50389</text:p>
          </table:table-cell>
          <table:table-cell office:value-type="float" office:value="1.58111" calcext:value-type="float">
            <text:p>1,58111</text:p>
          </table:table-cell>
          <table:table-cell office:value-type="float" office:value="1.23066" calcext:value-type="float">
            <text:p>1,23066</text:p>
          </table:table-cell>
          <table:table-cell office:value-type="float" office:value="1.3663" calcext:value-type="float">
            <text:p>1,3663</text:p>
          </table:table-cell>
          <table:table-cell office:value-type="float" office:value="1.33223" calcext:value-type="float">
            <text:p>1,33223</text:p>
          </table:table-cell>
          <table:table-cell office:value-type="float" office:value="1.43579" calcext:value-type="float">
            <text:p>1,43579</text:p>
          </table:table-cell>
          <table:table-cell office:value-type="float" office:value="1.32317" calcext:value-type="float">
            <text:p>1,32317</text:p>
          </table:table-cell>
          <table:table-cell office:value-type="float" office:value="1.20105" calcext:value-type="float">
            <text:p>1,20105</text:p>
          </table:table-cell>
          <table:table-cell office:value-type="float" office:value="1.26547" calcext:value-type="float">
            <text:p>1,26547</text:p>
          </table:table-cell>
          <table:table-cell office:value-type="float" office:value="1.00497" calcext:value-type="float">
            <text:p>1,00497</text:p>
          </table:table-cell>
          <table:table-cell office:value-type="float" office:value="1.18751" calcext:value-type="float">
            <text:p>1,18751</text:p>
          </table:table-cell>
          <table:table-cell office:value-type="float" office:value="1.11946" calcext:value-type="float">
            <text:p>1,11946</text:p>
          </table:table-cell>
          <table:table-cell office:value-type="float" office:value="1.07941" calcext:value-type="float">
            <text:p>1,07941</text:p>
          </table:table-cell>
          <table:table-cell office:value-type="float" office:value="1.19782" calcext:value-type="float">
            <text:p>1,19782</text:p>
          </table:table-cell>
          <table:table-cell office:value-type="float" office:value="0.132597" calcext:value-type="float">
            <text:p>0,132597</text:p>
          </table:table-cell>
          <table:table-cell office:value-type="float" office:value="0.134269" calcext:value-type="float">
            <text:p>0,134269</text:p>
          </table:table-cell>
          <table:table-cell office:value-type="float" office:value="0.126112" calcext:value-type="float">
            <text:p>0,126112</text:p>
          </table:table-cell>
          <table:table-cell office:value-type="float" office:value="0.108715" calcext:value-type="float">
            <text:p>0,108715</text:p>
          </table:table-cell>
          <table:table-cell office:value-type="float" office:value="0.301179" calcext:value-type="float">
            <text:p>0,301179</text:p>
          </table:table-cell>
          <table:table-cell office:value-type="float" office:value="0.079613" calcext:value-type="float">
            <text:p>0,079613</text:p>
          </table:table-cell>
          <table:table-cell office:value-type="float" office:value="0.0652521" calcext:value-type="float">
            <text:p>0,0652521</text:p>
          </table:table-cell>
          <table:table-cell table:number-columns-repeated="4"/>
          <table:table-cell table:formula="of:=MIN([.A173:.BL173])" office:value-type="float" office:value="0.0652521" calcext:value-type="float">
            <text:p>0,0652521</text:p>
          </table:table-cell>
          <table:table-cell table:formula="of:=MAX([.A173:.BL173])" office:value-type="float" office:value="1.58111" calcext:value-type="float">
            <text:p>1,58111</text:p>
          </table:table-cell>
          <table:table-cell table:number-columns-repeated="7"/>
        </table:table-row>
        <table:table-row table:style-name="ro2">
          <table:table-cell office:value-type="float" office:value="0.103953" calcext:value-type="float">
            <text:p>0,103953</text:p>
          </table:table-cell>
          <table:table-cell office:value-type="float" office:value="0.107815" calcext:value-type="float">
            <text:p>0,107815</text:p>
          </table:table-cell>
          <table:table-cell office:value-type="float" office:value="0.129213" calcext:value-type="float">
            <text:p>0,129213</text:p>
          </table:table-cell>
          <table:table-cell office:value-type="float" office:value="0.153603" calcext:value-type="float">
            <text:p>0,153603</text:p>
          </table:table-cell>
          <table:table-cell office:value-type="float" office:value="0.0937219" calcext:value-type="float">
            <text:p>0,0937219</text:p>
          </table:table-cell>
          <table:table-cell office:value-type="float" office:value="0.131426" calcext:value-type="float">
            <text:p>0,131426</text:p>
          </table:table-cell>
          <table:table-cell office:value-type="float" office:value="0.146097" calcext:value-type="float">
            <text:p>0,146097</text:p>
          </table:table-cell>
          <table:table-cell office:value-type="float" office:value="0.124784" calcext:value-type="float">
            <text:p>0,124784</text:p>
          </table:table-cell>
          <table:table-cell office:value-type="float" office:value="0.31087" calcext:value-type="float">
            <text:p>0,31087</text:p>
          </table:table-cell>
          <table:table-cell office:value-type="float" office:value="0.118026" calcext:value-type="float">
            <text:p>0,118026</text:p>
          </table:table-cell>
          <table:table-cell office:value-type="float" office:value="0.33366" calcext:value-type="float">
            <text:p>0,33366</text:p>
          </table:table-cell>
          <table:table-cell office:value-type="float" office:value="0.117394" calcext:value-type="float">
            <text:p>0,117394</text:p>
          </table:table-cell>
          <table:table-cell office:value-type="float" office:value="0.0929172" calcext:value-type="float">
            <text:p>0,0929172</text:p>
          </table:table-cell>
          <table:table-cell office:value-type="float" office:value="0.101146" calcext:value-type="float">
            <text:p>0,101146</text:p>
          </table:table-cell>
          <table:table-cell office:value-type="float" office:value="0.141032" calcext:value-type="float">
            <text:p>0,141032</text:p>
          </table:table-cell>
          <table:table-cell office:value-type="float" office:value="0.116107" calcext:value-type="float">
            <text:p>0,116107</text:p>
          </table:table-cell>
          <table:table-cell office:value-type="float" office:value="0.143357" calcext:value-type="float">
            <text:p>0,143357</text:p>
          </table:table-cell>
          <table:table-cell office:value-type="float" office:value="0.812682" calcext:value-type="float">
            <text:p>0,812682</text:p>
          </table:table-cell>
          <table:table-cell office:value-type="float" office:value="0.805313" calcext:value-type="float">
            <text:p>0,805313</text:p>
          </table:table-cell>
          <table:table-cell office:value-type="float" office:value="0.692077" calcext:value-type="float">
            <text:p>0,692077</text:p>
          </table:table-cell>
          <table:table-cell office:value-type="float" office:value="0.570502" calcext:value-type="float">
            <text:p>0,570502</text:p>
          </table:table-cell>
          <table:table-cell office:value-type="float" office:value="0.455127" calcext:value-type="float">
            <text:p>0,455127</text:p>
          </table:table-cell>
          <table:table-cell office:value-type="float" office:value="0.45611" calcext:value-type="float">
            <text:p>0,45611</text:p>
          </table:table-cell>
          <table:table-cell office:value-type="float" office:value="0.381278" calcext:value-type="float">
            <text:p>0,381278</text:p>
          </table:table-cell>
          <table:table-cell office:value-type="float" office:value="0.258309" calcext:value-type="float">
            <text:p>0,258309</text:p>
          </table:table-cell>
          <table:table-cell office:value-type="float" office:value="0.299426" calcext:value-type="float">
            <text:p>0,299426</text:p>
          </table:table-cell>
          <table:table-cell office:value-type="float" office:value="0.773671" calcext:value-type="float">
            <text:p>0,773671</text:p>
          </table:table-cell>
          <table:table-cell office:value-type="float" office:value="0.217772" calcext:value-type="float">
            <text:p>0,217772</text:p>
          </table:table-cell>
          <table:table-cell office:value-type="float" office:value="0.693126" calcext:value-type="float">
            <text:p>0,693126</text:p>
          </table:table-cell>
          <table:table-cell office:value-type="float" office:value="0.767393" calcext:value-type="float">
            <text:p>0,767393</text:p>
          </table:table-cell>
          <table:table-cell office:value-type="float" office:value="0.678265" calcext:value-type="float">
            <text:p>0,678265</text:p>
          </table:table-cell>
          <table:table-cell office:value-type="float" office:value="0.556512" calcext:value-type="float">
            <text:p>0,556512</text:p>
          </table:table-cell>
          <table:table-cell office:value-type="float" office:value="0.402239" calcext:value-type="float">
            <text:p>0,402239</text:p>
          </table:table-cell>
          <table:table-cell office:value-type="float" office:value="0.329861" calcext:value-type="float">
            <text:p>0,329861</text:p>
          </table:table-cell>
          <table:table-cell office:value-type="float" office:value="0.280413" calcext:value-type="float">
            <text:p>0,280413</text:p>
          </table:table-cell>
          <table:table-cell office:value-type="float" office:value="0.172498" calcext:value-type="float">
            <text:p>0,172498</text:p>
          </table:table-cell>
          <table:table-cell office:value-type="float" office:value="0.348989" calcext:value-type="float">
            <text:p>0,348989</text:p>
          </table:table-cell>
          <table:table-cell office:value-type="float" office:value="0.129309" calcext:value-type="float">
            <text:p>0,129309</text:p>
          </table:table-cell>
          <table:table-cell office:value-type="float" office:value="0.171544" calcext:value-type="float">
            <text:p>0,171544</text:p>
          </table:table-cell>
          <table:table-cell office:value-type="float" office:value="1.24351" calcext:value-type="float">
            <text:p>1,24351</text:p>
          </table:table-cell>
          <table:table-cell office:value-type="float" office:value="1.1089" calcext:value-type="float">
            <text:p>1,1089</text:p>
          </table:table-cell>
          <table:table-cell office:value-type="float" office:value="1.32064" calcext:value-type="float">
            <text:p>1,32064</text:p>
          </table:table-cell>
          <table:table-cell office:value-type="float" office:value="0.74454" calcext:value-type="float">
            <text:p>0,74454</text:p>
          </table:table-cell>
          <table:table-cell office:value-type="float" office:value="0.153629" calcext:value-type="float">
            <text:p>0,153629</text:p>
          </table:table-cell>
          <table:table-cell office:value-type="float" office:value="0.159119" calcext:value-type="float">
            <text:p>0,159119</text:p>
          </table:table-cell>
          <table:table-cell office:value-type="float" office:value="0.0997241" calcext:value-type="float">
            <text:p>0,0997241</text:p>
          </table:table-cell>
          <table:table-cell office:value-type="float" office:value="0.135517" calcext:value-type="float">
            <text:p>0,135517</text:p>
          </table:table-cell>
          <table:table-cell office:value-type="float" office:value="0.69608" calcext:value-type="float">
            <text:p>0,69608</text:p>
          </table:table-cell>
          <table:table-cell office:value-type="float" office:value="1.56213" calcext:value-type="float">
            <text:p>1,56213</text:p>
          </table:table-cell>
          <table:table-cell office:value-type="float" office:value="0.126014" calcext:value-type="float">
            <text:p>0,126014</text:p>
          </table:table-cell>
          <table:table-cell office:value-type="float" office:value="1.56033" calcext:value-type="float">
            <text:p>1,56033</text:p>
          </table:table-cell>
          <table:table-cell office:value-type="float" office:value="0.151534" calcext:value-type="float">
            <text:p>0,151534</text:p>
          </table:table-cell>
          <table:table-cell office:value-type="float" office:value="0.823364" calcext:value-type="float">
            <text:p>0,823364</text:p>
          </table:table-cell>
          <table:table-cell office:value-type="float" office:value="0.305921" calcext:value-type="float">
            <text:p>0,305921</text:p>
          </table:table-cell>
          <table:table-cell office:value-type="float" office:value="0.573386" calcext:value-type="float">
            <text:p>0,573386</text:p>
          </table:table-cell>
          <table:table-cell office:value-type="float" office:value="0.430728" calcext:value-type="float">
            <text:p>0,430728</text:p>
          </table:table-cell>
          <table:table-cell office:value-type="float" office:value="0.402097" calcext:value-type="float">
            <text:p>0,402097</text:p>
          </table:table-cell>
          <table:table-cell office:value-type="float" office:value="0.097383" calcext:value-type="float">
            <text:p>0,097383</text:p>
          </table:table-cell>
          <table:table-cell office:value-type="float" office:value="1.47007" calcext:value-type="float">
            <text:p>1,47007</text:p>
          </table:table-cell>
          <table:table-cell office:value-type="float" office:value="0.131299" calcext:value-type="float">
            <text:p>0,131299</text:p>
          </table:table-cell>
          <table:table-cell office:value-type="float" office:value="0.270613" calcext:value-type="float">
            <text:p>0,270613</text:p>
          </table:table-cell>
          <table:table-cell office:value-type="float" office:value="0.21418" calcext:value-type="float">
            <text:p>0,21418</text:p>
          </table:table-cell>
          <table:table-cell office:value-type="float" office:value="0.276037" calcext:value-type="float">
            <text:p>0,276037</text:p>
          </table:table-cell>
          <table:table-cell office:value-type="float" office:value="0.274504" calcext:value-type="float">
            <text:p>0,274504</text:p>
          </table:table-cell>
          <table:table-cell table:number-columns-repeated="4"/>
          <table:table-cell table:formula="of:=MIN([.A174:.BL174])" office:value-type="float" office:value="0.0929172" calcext:value-type="float">
            <text:p>0,0929172</text:p>
          </table:table-cell>
          <table:table-cell table:formula="of:=MAX([.A174:.BL174])" office:value-type="float" office:value="1.56213" calcext:value-type="float">
            <text:p>1,56213</text:p>
          </table:table-cell>
          <table:table-cell table:number-columns-repeated="7"/>
        </table:table-row>
        <table:table-row table:style-name="ro2">
          <table:table-cell office:value-type="float" office:value="0.107229" calcext:value-type="float">
            <text:p>0,107229</text:p>
          </table:table-cell>
          <table:table-cell office:value-type="float" office:value="0.132898" calcext:value-type="float">
            <text:p>0,132898</text:p>
          </table:table-cell>
          <table:table-cell office:value-type="float" office:value="0.169384" calcext:value-type="float">
            <text:p>0,169384</text:p>
          </table:table-cell>
          <table:table-cell office:value-type="float" office:value="0.100959" calcext:value-type="float">
            <text:p>0,100959</text:p>
          </table:table-cell>
          <table:table-cell office:value-type="float" office:value="0.1599" calcext:value-type="float">
            <text:p>0,1599</text:p>
          </table:table-cell>
          <table:table-cell office:value-type="float" office:value="0.107408" calcext:value-type="float">
            <text:p>0,107408</text:p>
          </table:table-cell>
          <table:table-cell office:value-type="float" office:value="0.133009" calcext:value-type="float">
            <text:p>0,133009</text:p>
          </table:table-cell>
          <table:table-cell office:value-type="float" office:value="0.155068" calcext:value-type="float">
            <text:p>0,155068</text:p>
          </table:table-cell>
          <table:table-cell office:value-type="float" office:value="0.410665" calcext:value-type="float">
            <text:p>0,410665</text:p>
          </table:table-cell>
          <table:table-cell office:value-type="float" office:value="0.454028" calcext:value-type="float">
            <text:p>0,454028</text:p>
          </table:table-cell>
          <table:table-cell office:value-type="float" office:value="0.16296" calcext:value-type="float">
            <text:p>0,16296</text:p>
          </table:table-cell>
          <table:table-cell office:value-type="float" office:value="0.276024" calcext:value-type="float">
            <text:p>0,276024</text:p>
          </table:table-cell>
          <table:table-cell office:value-type="float" office:value="0.318346" calcext:value-type="float">
            <text:p>0,318346</text:p>
          </table:table-cell>
          <table:table-cell office:value-type="float" office:value="0.165558" calcext:value-type="float">
            <text:p>0,165558</text:p>
          </table:table-cell>
          <table:table-cell office:value-type="float" office:value="0.290309" calcext:value-type="float">
            <text:p>0,290309</text:p>
          </table:table-cell>
          <table:table-cell office:value-type="float" office:value="0.295748" calcext:value-type="float">
            <text:p>0,295748</text:p>
          </table:table-cell>
          <table:table-cell office:value-type="float" office:value="0.319101" calcext:value-type="float">
            <text:p>0,319101</text:p>
          </table:table-cell>
          <table:table-cell office:value-type="float" office:value="0.285143" calcext:value-type="float">
            <text:p>0,285143</text:p>
          </table:table-cell>
          <table:table-cell office:value-type="float" office:value="0.224491" calcext:value-type="float">
            <text:p>0,224491</text:p>
          </table:table-cell>
          <table:table-cell office:value-type="float" office:value="0.302482" calcext:value-type="float">
            <text:p>0,302482</text:p>
          </table:table-cell>
          <table:table-cell office:value-type="float" office:value="0.965089" calcext:value-type="float">
            <text:p>0,965089</text:p>
          </table:table-cell>
          <table:table-cell office:value-type="float" office:value="0.264654" calcext:value-type="float">
            <text:p>0,264654</text:p>
          </table:table-cell>
          <table:table-cell office:value-type="float" office:value="0.184956" calcext:value-type="float">
            <text:p>0,184956</text:p>
          </table:table-cell>
          <table:table-cell office:value-type="float" office:value="0.281386" calcext:value-type="float">
            <text:p>0,281386</text:p>
          </table:table-cell>
          <table:table-cell office:value-type="float" office:value="0.279887" calcext:value-type="float">
            <text:p>0,279887</text:p>
          </table:table-cell>
          <table:table-cell office:value-type="float" office:value="0.273374" calcext:value-type="float">
            <text:p>0,273374</text:p>
          </table:table-cell>
          <table:table-cell office:value-type="float" office:value="0.296406" calcext:value-type="float">
            <text:p>0,296406</text:p>
          </table:table-cell>
          <table:table-cell office:value-type="float" office:value="0.22396" calcext:value-type="float">
            <text:p>0,22396</text:p>
          </table:table-cell>
          <table:table-cell office:value-type="float" office:value="0.28422" calcext:value-type="float">
            <text:p>0,28422</text:p>
          </table:table-cell>
          <table:table-cell office:value-type="float" office:value="0.284405" calcext:value-type="float">
            <text:p>0,284405</text:p>
          </table:table-cell>
          <table:table-cell office:value-type="float" office:value="0.263859" calcext:value-type="float">
            <text:p>0,263859</text:p>
          </table:table-cell>
          <table:table-cell office:value-type="float" office:value="0.219003" calcext:value-type="float">
            <text:p>0,219003</text:p>
          </table:table-cell>
          <table:table-cell office:value-type="float" office:value="0.215611" calcext:value-type="float">
            <text:p>0,215611</text:p>
          </table:table-cell>
          <table:table-cell office:value-type="float" office:value="0.156254" calcext:value-type="float">
            <text:p>0,156254</text:p>
          </table:table-cell>
          <table:table-cell office:value-type="float" office:value="0.165754" calcext:value-type="float">
            <text:p>0,165754</text:p>
          </table:table-cell>
          <table:table-cell office:value-type="float" office:value="0.296362" calcext:value-type="float">
            <text:p>0,296362</text:p>
          </table:table-cell>
          <table:table-cell office:value-type="float" office:value="0.272698" calcext:value-type="float">
            <text:p>0,272698</text:p>
          </table:table-cell>
          <table:table-cell office:value-type="float" office:value="1.67373" calcext:value-type="float">
            <text:p>1,67373</text:p>
          </table:table-cell>
          <table:table-cell office:value-type="float" office:value="1.61614" calcext:value-type="float">
            <text:p>1,61614</text:p>
          </table:table-cell>
          <table:table-cell office:value-type="float" office:value="1.44602" calcext:value-type="float">
            <text:p>1,44602</text:p>
          </table:table-cell>
          <table:table-cell office:value-type="float" office:value="1.16956" calcext:value-type="float">
            <text:p>1,16956</text:p>
          </table:table-cell>
          <table:table-cell office:value-type="float" office:value="1.00204" calcext:value-type="float">
            <text:p>1,00204</text:p>
          </table:table-cell>
          <table:table-cell office:value-type="float" office:value="0.809761" calcext:value-type="float">
            <text:p>0,809761</text:p>
          </table:table-cell>
          <table:table-cell office:value-type="float" office:value="0.250143" calcext:value-type="float">
            <text:p>0,250143</text:p>
          </table:table-cell>
          <table:table-cell office:value-type="float" office:value="0.190894" calcext:value-type="float">
            <text:p>0,190894</text:p>
          </table:table-cell>
          <table:table-cell office:value-type="float" office:value="0.25132" calcext:value-type="float">
            <text:p>0,25132</text:p>
          </table:table-cell>
          <table:table-cell office:value-type="float" office:value="0.224384" calcext:value-type="float">
            <text:p>0,224384</text:p>
          </table:table-cell>
          <table:table-cell office:value-type="float" office:value="0.159115" calcext:value-type="float">
            <text:p>0,159115</text:p>
          </table:table-cell>
          <table:table-cell office:value-type="float" office:value="0.120501" calcext:value-type="float">
            <text:p>0,120501</text:p>
          </table:table-cell>
          <table:table-cell office:value-type="float" office:value="0.200592" calcext:value-type="float">
            <text:p>0,200592</text:p>
          </table:table-cell>
          <table:table-cell office:value-type="float" office:value="0.36657" calcext:value-type="float">
            <text:p>0,36657</text:p>
          </table:table-cell>
          <table:table-cell office:value-type="float" office:value="0.852533" calcext:value-type="float">
            <text:p>0,852533</text:p>
          </table:table-cell>
          <table:table-cell office:value-type="float" office:value="1.1097" calcext:value-type="float">
            <text:p>1,1097</text:p>
          </table:table-cell>
          <table:table-cell office:value-type="float" office:value="0.6878" calcext:value-type="float">
            <text:p>0,6878</text:p>
          </table:table-cell>
          <table:table-cell office:value-type="float" office:value="0.653236" calcext:value-type="float">
            <text:p>0,653236</text:p>
          </table:table-cell>
          <table:table-cell office:value-type="float" office:value="2.26086" calcext:value-type="float">
            <text:p>2,26086</text:p>
          </table:table-cell>
          <table:table-cell office:value-type="float" office:value="1.33898" calcext:value-type="float">
            <text:p>1,33898</text:p>
          </table:table-cell>
          <table:table-cell office:value-type="float" office:value="2.15423" calcext:value-type="float">
            <text:p>2,15423</text:p>
          </table:table-cell>
          <table:table-cell office:value-type="float" office:value="2.04273" calcext:value-type="float">
            <text:p>2,04273</text:p>
          </table:table-cell>
          <table:table-cell office:value-type="float" office:value="0.333572" calcext:value-type="float">
            <text:p>0,333572</text:p>
          </table:table-cell>
          <table:table-cell office:value-type="float" office:value="1.54974" calcext:value-type="float">
            <text:p>1,54974</text:p>
          </table:table-cell>
          <table:table-cell office:value-type="float" office:value="0.166403" calcext:value-type="float">
            <text:p>0,166403</text:p>
          </table:table-cell>
          <table:table-cell office:value-type="float" office:value="0.0851178" calcext:value-type="float">
            <text:p>0,0851178</text:p>
          </table:table-cell>
          <table:table-cell office:value-type="float" office:value="0.132157" calcext:value-type="float">
            <text:p>0,132157</text:p>
          </table:table-cell>
          <table:table-cell table:number-columns-repeated="4"/>
          <table:table-cell table:formula="of:=MIN([.A175:.BL175])" office:value-type="float" office:value="0.0851178" calcext:value-type="float">
            <text:p>0,0851178</text:p>
          </table:table-cell>
          <table:table-cell table:formula="of:=MAX([.A175:.BL175])" office:value-type="float" office:value="2.26086" calcext:value-type="float">
            <text:p>2,26086</text:p>
          </table:table-cell>
          <table:table-cell table:number-columns-repeated="7"/>
        </table:table-row>
        <table:table-row table:style-name="ro2">
          <table:table-cell office:value-type="float" office:value="0.110898" calcext:value-type="float">
            <text:p>0,110898</text:p>
          </table:table-cell>
          <table:table-cell office:value-type="float" office:value="0.114086" calcext:value-type="float">
            <text:p>0,114086</text:p>
          </table:table-cell>
          <table:table-cell office:value-type="float" office:value="0.163243" calcext:value-type="float">
            <text:p>0,163243</text:p>
          </table:table-cell>
          <table:table-cell office:value-type="float" office:value="0.14431" calcext:value-type="float">
            <text:p>0,14431</text:p>
          </table:table-cell>
          <table:table-cell office:value-type="float" office:value="0.109015" calcext:value-type="float">
            <text:p>0,109015</text:p>
          </table:table-cell>
          <table:table-cell office:value-type="float" office:value="0.114523" calcext:value-type="float">
            <text:p>0,114523</text:p>
          </table:table-cell>
          <table:table-cell office:value-type="float" office:value="0.150025" calcext:value-type="float">
            <text:p>0,150025</text:p>
          </table:table-cell>
          <table:table-cell office:value-type="float" office:value="0.199567" calcext:value-type="float">
            <text:p>0,199567</text:p>
          </table:table-cell>
          <table:table-cell office:value-type="float" office:value="0.295966" calcext:value-type="float">
            <text:p>0,295966</text:p>
          </table:table-cell>
          <table:table-cell office:value-type="float" office:value="0.281457" calcext:value-type="float">
            <text:p>0,281457</text:p>
          </table:table-cell>
          <table:table-cell office:value-type="float" office:value="0.168534" calcext:value-type="float">
            <text:p>0,168534</text:p>
          </table:table-cell>
          <table:table-cell office:value-type="float" office:value="0.230607" calcext:value-type="float">
            <text:p>0,230607</text:p>
          </table:table-cell>
          <table:table-cell office:value-type="float" office:value="0.0995858" calcext:value-type="float">
            <text:p>0,0995858</text:p>
          </table:table-cell>
          <table:table-cell office:value-type="float" office:value="0.118288" calcext:value-type="float">
            <text:p>0,118288</text:p>
          </table:table-cell>
          <table:table-cell office:value-type="float" office:value="0.13989" calcext:value-type="float">
            <text:p>0,13989</text:p>
          </table:table-cell>
          <table:table-cell office:value-type="float" office:value="0.0793331" calcext:value-type="float">
            <text:p>0,0793331</text:p>
          </table:table-cell>
          <table:table-cell office:value-type="float" office:value="0.105567" calcext:value-type="float">
            <text:p>0,105567</text:p>
          </table:table-cell>
          <table:table-cell office:value-type="float" office:value="0.134544" calcext:value-type="float">
            <text:p>0,134544</text:p>
          </table:table-cell>
          <table:table-cell office:value-type="float" office:value="0.084893" calcext:value-type="float">
            <text:p>0,084893</text:p>
          </table:table-cell>
          <table:table-cell office:value-type="float" office:value="0.10868" calcext:value-type="float">
            <text:p>0,10868</text:p>
          </table:table-cell>
          <table:table-cell office:value-type="float" office:value="0.139989" calcext:value-type="float">
            <text:p>0,139989</text:p>
          </table:table-cell>
          <table:table-cell office:value-type="float" office:value="0.082993" calcext:value-type="float">
            <text:p>0,082993</text:p>
          </table:table-cell>
          <table:table-cell office:value-type="float" office:value="0.117606" calcext:value-type="float">
            <text:p>0,117606</text:p>
          </table:table-cell>
          <table:table-cell office:value-type="float" office:value="0.143067" calcext:value-type="float">
            <text:p>0,143067</text:p>
          </table:table-cell>
          <table:table-cell office:value-type="float" office:value="0.705025" calcext:value-type="float">
            <text:p>0,705025</text:p>
          </table:table-cell>
          <table:table-cell office:value-type="float" office:value="0.680102" calcext:value-type="float">
            <text:p>0,680102</text:p>
          </table:table-cell>
          <table:table-cell office:value-type="float" office:value="1.22001" calcext:value-type="float">
            <text:p>1,22001</text:p>
          </table:table-cell>
          <table:table-cell office:value-type="float" office:value="1.14182" calcext:value-type="float">
            <text:p>1,14182</text:p>
          </table:table-cell>
          <table:table-cell office:value-type="float" office:value="1.10392" calcext:value-type="float">
            <text:p>1,10392</text:p>
          </table:table-cell>
          <table:table-cell office:value-type="float" office:value="0.159134" calcext:value-type="float">
            <text:p>0,159134</text:p>
          </table:table-cell>
          <table:table-cell office:value-type="float" office:value="1.18337" calcext:value-type="float">
            <text:p>1,18337</text:p>
          </table:table-cell>
          <table:table-cell office:value-type="float" office:value="0.94854" calcext:value-type="float">
            <text:p>0,94854</text:p>
          </table:table-cell>
          <table:table-cell office:value-type="float" office:value="0.956496" calcext:value-type="float">
            <text:p>0,956496</text:p>
          </table:table-cell>
          <table:table-cell office:value-type="float" office:value="0.679633" calcext:value-type="float">
            <text:p>0,679633</text:p>
          </table:table-cell>
          <table:table-cell office:value-type="float" office:value="0.633701" calcext:value-type="float">
            <text:p>0,633701</text:p>
          </table:table-cell>
          <table:table-cell office:value-type="float" office:value="0.13597" calcext:value-type="float">
            <text:p>0,13597</text:p>
          </table:table-cell>
          <table:table-cell office:value-type="float" office:value="0.548859" calcext:value-type="float">
            <text:p>0,548859</text:p>
          </table:table-cell>
          <table:table-cell office:value-type="float" office:value="0.563265" calcext:value-type="float">
            <text:p>0,563265</text:p>
          </table:table-cell>
          <table:table-cell office:value-type="float" office:value="0.126275" calcext:value-type="float">
            <text:p>0,126275</text:p>
          </table:table-cell>
          <table:table-cell office:value-type="float" office:value="1.16362" calcext:value-type="float">
            <text:p>1,16362</text:p>
          </table:table-cell>
          <table:table-cell office:value-type="float" office:value="1.41965" calcext:value-type="float">
            <text:p>1,41965</text:p>
          </table:table-cell>
          <table:table-cell office:value-type="float" office:value="0.261665" calcext:value-type="float">
            <text:p>0,261665</text:p>
          </table:table-cell>
          <table:table-cell office:value-type="float" office:value="1.49792" calcext:value-type="float">
            <text:p>1,49792</text:p>
          </table:table-cell>
          <table:table-cell office:value-type="float" office:value="0.191278" calcext:value-type="float">
            <text:p>0,191278</text:p>
          </table:table-cell>
          <table:table-cell office:value-type="float" office:value="1.54842" calcext:value-type="float">
            <text:p>1,54842</text:p>
          </table:table-cell>
          <table:table-cell office:value-type="float" office:value="1.33897" calcext:value-type="float">
            <text:p>1,33897</text:p>
          </table:table-cell>
          <table:table-cell office:value-type="float" office:value="1.19292" calcext:value-type="float">
            <text:p>1,19292</text:p>
          </table:table-cell>
          <table:table-cell office:value-type="float" office:value="1.06325" calcext:value-type="float">
            <text:p>1,06325</text:p>
          </table:table-cell>
          <table:table-cell office:value-type="float" office:value="1.08242" calcext:value-type="float">
            <text:p>1,08242</text:p>
          </table:table-cell>
          <table:table-cell office:value-type="float" office:value="0.944325" calcext:value-type="float">
            <text:p>0,944325</text:p>
          </table:table-cell>
          <table:table-cell office:value-type="float" office:value="0.699342" calcext:value-type="float">
            <text:p>0,699342</text:p>
          </table:table-cell>
          <table:table-cell office:value-type="float" office:value="0.24646" calcext:value-type="float">
            <text:p>0,24646</text:p>
          </table:table-cell>
          <table:table-cell office:value-type="float" office:value="0.373578" calcext:value-type="float">
            <text:p>0,373578</text:p>
          </table:table-cell>
          <table:table-cell office:value-type="float" office:value="0.649127" calcext:value-type="float">
            <text:p>0,649127</text:p>
          </table:table-cell>
          <table:table-cell office:value-type="float" office:value="0.880592" calcext:value-type="float">
            <text:p>0,880592</text:p>
          </table:table-cell>
          <table:table-cell office:value-type="float" office:value="1.01869" calcext:value-type="float">
            <text:p>1,01869</text:p>
          </table:table-cell>
          <table:table-cell office:value-type="float" office:value="0.749875" calcext:value-type="float">
            <text:p>0,749875</text:p>
          </table:table-cell>
          <table:table-cell office:value-type="float" office:value="0.762315" calcext:value-type="float">
            <text:p>0,762315</text:p>
          </table:table-cell>
          <table:table-cell office:value-type="float" office:value="0.74137" calcext:value-type="float">
            <text:p>0,74137</text:p>
          </table:table-cell>
          <table:table-cell office:value-type="float" office:value="0.271829" calcext:value-type="float">
            <text:p>0,271829</text:p>
          </table:table-cell>
          <table:table-cell office:value-type="float" office:value="0.114185" calcext:value-type="float">
            <text:p>0,114185</text:p>
          </table:table-cell>
          <table:table-cell office:value-type="float" office:value="0.110346" calcext:value-type="float">
            <text:p>0,110346</text:p>
          </table:table-cell>
          <table:table-cell office:value-type="float" office:value="0.118978" calcext:value-type="float">
            <text:p>0,118978</text:p>
          </table:table-cell>
          <table:table-cell office:value-type="float" office:value="0.0814278" calcext:value-type="float">
            <text:p>0,0814278</text:p>
          </table:table-cell>
          <table:table-cell table:number-columns-repeated="4"/>
          <table:table-cell table:formula="of:=MIN([.A176:.BL176])" office:value-type="float" office:value="0.0793331" calcext:value-type="float">
            <text:p>0,0793331</text:p>
          </table:table-cell>
          <table:table-cell table:formula="of:=MAX([.A176:.BL176])" office:value-type="float" office:value="1.54842" calcext:value-type="float">
            <text:p>1,54842</text:p>
          </table:table-cell>
          <table:table-cell table:number-columns-repeated="7"/>
        </table:table-row>
        <table:table-row table:style-name="ro1">
          <table:table-cell office:value-type="float" office:value="0.109269" calcext:value-type="float">
            <text:p>0,109269</text:p>
          </table:table-cell>
          <table:table-cell office:value-type="float" office:value="0.132146" calcext:value-type="float">
            <text:p>0,132146</text:p>
          </table:table-cell>
          <table:table-cell office:value-type="float" office:value="0.168378" calcext:value-type="float">
            <text:p>0,168378</text:p>
          </table:table-cell>
          <table:table-cell office:value-type="float" office:value="0.104613" calcext:value-type="float">
            <text:p>0,104613</text:p>
          </table:table-cell>
          <table:table-cell office:value-type="float" office:value="0.182232" calcext:value-type="float">
            <text:p>0,182232</text:p>
          </table:table-cell>
          <table:table-cell office:value-type="float" office:value="0.102617" calcext:value-type="float">
            <text:p>0,102617</text:p>
          </table:table-cell>
          <table:table-cell office:value-type="float" office:value="0.153894" calcext:value-type="float">
            <text:p>0,153894</text:p>
          </table:table-cell>
          <table:table-cell office:value-type="float" office:value="0.441081" calcext:value-type="float">
            <text:p>0,441081</text:p>
          </table:table-cell>
          <table:table-cell office:value-type="float" office:value="0.127719" calcext:value-type="float">
            <text:p>0,127719</text:p>
          </table:table-cell>
          <table:table-cell office:value-type="float" office:value="0.460626" calcext:value-type="float">
            <text:p>0,460626</text:p>
          </table:table-cell>
          <table:table-cell office:value-type="float" office:value="0.425907" calcext:value-type="float">
            <text:p>0,425907</text:p>
          </table:table-cell>
          <table:table-cell office:value-type="float" office:value="0.126545" calcext:value-type="float">
            <text:p>0,126545</text:p>
          </table:table-cell>
          <table:table-cell office:value-type="float" office:value="0.358988" calcext:value-type="float">
            <text:p>0,358988</text:p>
          </table:table-cell>
          <table:table-cell office:value-type="float" office:value="0.482631" calcext:value-type="float">
            <text:p>0,482631</text:p>
          </table:table-cell>
          <table:table-cell office:value-type="float" office:value="0.362243" calcext:value-type="float">
            <text:p>0,362243</text:p>
          </table:table-cell>
          <table:table-cell office:value-type="float" office:value="0.260624" calcext:value-type="float">
            <text:p>0,260624</text:p>
          </table:table-cell>
          <table:table-cell office:value-type="float" office:value="0.163024" calcext:value-type="float">
            <text:p>0,163024</text:p>
          </table:table-cell>
          <table:table-cell office:value-type="float" office:value="0.175747" calcext:value-type="float">
            <text:p>0,175747</text:p>
          </table:table-cell>
          <table:table-cell office:value-type="float" office:value="0.175096" calcext:value-type="float">
            <text:p>0,175096</text:p>
          </table:table-cell>
          <table:table-cell office:value-type="float" office:value="0.143184" calcext:value-type="float">
            <text:p>0,143184</text:p>
          </table:table-cell>
          <table:table-cell office:value-type="float" office:value="0.241364" calcext:value-type="float">
            <text:p>0,241364</text:p>
          </table:table-cell>
          <table:table-cell office:value-type="float" office:value="0.120061" calcext:value-type="float">
            <text:p>0,120061</text:p>
          </table:table-cell>
          <table:table-cell office:value-type="float" office:value="0.158605" calcext:value-type="float">
            <text:p>0,158605</text:p>
          </table:table-cell>
          <table:table-cell office:value-type="float" office:value="0.273368" calcext:value-type="float">
            <text:p>0,273368</text:p>
          </table:table-cell>
          <table:table-cell office:value-type="float" office:value="0.203009" calcext:value-type="float">
            <text:p>0,203009</text:p>
          </table:table-cell>
          <table:table-cell office:value-type="float" office:value="0.655013" calcext:value-type="float">
            <text:p>0,655013</text:p>
          </table:table-cell>
          <table:table-cell office:value-type="float" office:value="0.957044" calcext:value-type="float">
            <text:p>0,957044</text:p>
          </table:table-cell>
          <table:table-cell office:value-type="float" office:value="0.126756" calcext:value-type="float">
            <text:p>0,126756</text:p>
          </table:table-cell>
          <table:table-cell office:value-type="float" office:value="0.164322" calcext:value-type="float">
            <text:p>0,164322</text:p>
          </table:table-cell>
          <table:table-cell office:value-type="float" office:value="1.0147" calcext:value-type="float">
            <text:p>1,0147</text:p>
          </table:table-cell>
          <table:table-cell office:value-type="float" office:value="0.737596" calcext:value-type="float">
            <text:p>0,737596</text:p>
          </table:table-cell>
          <table:table-cell office:value-type="float" office:value="0.954097" calcext:value-type="float">
            <text:p>0,954097</text:p>
          </table:table-cell>
          <table:table-cell office:value-type="float" office:value="0.988038" calcext:value-type="float">
            <text:p>0,988038</text:p>
          </table:table-cell>
          <table:table-cell office:value-type="float" office:value="0.890078" calcext:value-type="float">
            <text:p>0,890078</text:p>
          </table:table-cell>
          <table:table-cell office:value-type="float" office:value="0.218984" calcext:value-type="float">
            <text:p>0,218984</text:p>
          </table:table-cell>
          <table:table-cell office:value-type="float" office:value="0.199806" calcext:value-type="float">
            <text:p>0,199806</text:p>
          </table:table-cell>
          <table:table-cell office:value-type="float" office:value="0.289122" calcext:value-type="float">
            <text:p>0,289122</text:p>
          </table:table-cell>
          <table:table-cell office:value-type="float" office:value="0.121884" calcext:value-type="float">
            <text:p>0,121884</text:p>
          </table:table-cell>
          <table:table-cell office:value-type="float" office:value="0.170859" calcext:value-type="float">
            <text:p>0,170859</text:p>
          </table:table-cell>
          <table:table-cell office:value-type="float" office:value="0.16855" calcext:value-type="float">
            <text:p>0,16855</text:p>
          </table:table-cell>
          <table:table-cell office:value-type="float" office:value="0.196997" calcext:value-type="float">
            <text:p>0,196997</text:p>
          </table:table-cell>
          <table:table-cell office:value-type="float" office:value="0.164207" calcext:value-type="float">
            <text:p>0,164207</text:p>
          </table:table-cell>
          <table:table-cell office:value-type="float" office:value="0.709392" calcext:value-type="float">
            <text:p>0,709392</text:p>
          </table:table-cell>
          <table:table-cell office:value-type="float" office:value="0.41269" calcext:value-type="float">
            <text:p>0,41269</text:p>
          </table:table-cell>
          <table:table-cell office:value-type="float" office:value="0.224825" calcext:value-type="float">
            <text:p>0,224825</text:p>
          </table:table-cell>
          <table:table-cell office:value-type="float" office:value="1.03453" calcext:value-type="float">
            <text:p>1,03453</text:p>
          </table:table-cell>
          <table:table-cell office:value-type="float" office:value="0.824887" calcext:value-type="float">
            <text:p>0,824887</text:p>
          </table:table-cell>
          <table:table-cell office:value-type="float" office:value="0.233127" calcext:value-type="float">
            <text:p>0,233127</text:p>
          </table:table-cell>
          <table:table-cell office:value-type="float" office:value="1.07384" calcext:value-type="float">
            <text:p>1,07384</text:p>
          </table:table-cell>
          <table:table-cell office:value-type="float" office:value="0.30111" calcext:value-type="float">
            <text:p>0,30111</text:p>
          </table:table-cell>
          <table:table-cell office:value-type="float" office:value="1.63867" calcext:value-type="float">
            <text:p>1,63867</text:p>
          </table:table-cell>
          <table:table-cell office:value-type="float" office:value="0.289573" calcext:value-type="float">
            <text:p>0,289573</text:p>
          </table:table-cell>
          <table:table-cell office:value-type="float" office:value="1.19809" calcext:value-type="float">
            <text:p>1,19809</text:p>
          </table:table-cell>
          <table:table-cell office:value-type="float" office:value="1.15476" calcext:value-type="float">
            <text:p>1,15476</text:p>
          </table:table-cell>
          <table:table-cell office:value-type="float" office:value="1.67625" calcext:value-type="float">
            <text:p>1,67625</text:p>
          </table:table-cell>
          <table:table-cell office:value-type="float" office:value="1.38412" calcext:value-type="float">
            <text:p>1,38412</text:p>
          </table:table-cell>
          <table:table-cell office:value-type="float" office:value="1.19714" calcext:value-type="float">
            <text:p>1,19714</text:p>
          </table:table-cell>
          <table:table-cell office:value-type="float" office:value="1.46768" calcext:value-type="float">
            <text:p>1,46768</text:p>
          </table:table-cell>
          <table:table-cell office:value-type="float" office:value="0.329208" calcext:value-type="float">
            <text:p>0,329208</text:p>
          </table:table-cell>
          <table:table-cell office:value-type="float" office:value="0.0517609" calcext:value-type="float">
            <text:p>0,0517609</text:p>
          </table:table-cell>
          <table:table-cell office:value-type="float" office:value="0.0683389" calcext:value-type="float">
            <text:p>0,0683389</text:p>
          </table:table-cell>
          <table:table-cell office:value-type="float" office:value="1.26707" calcext:value-type="float">
            <text:p>1,26707</text:p>
          </table:table-cell>
          <table:table-cell office:value-type="float" office:value="0.072984" calcext:value-type="float">
            <text:p>0,072984</text:p>
          </table:table-cell>
          <table:table-cell office:value-type="float" office:value="0.254582" calcext:value-type="float">
            <text:p>0,254582</text:p>
          </table:table-cell>
          <table:table-cell table:number-columns-repeated="4"/>
          <table:table-cell table:formula="of:=MIN([.A177:.BL177])" office:value-type="float" office:value="0.0517609" calcext:value-type="float">
            <text:p>0,0517609</text:p>
          </table:table-cell>
          <table:table-cell table:formula="of:=MAX([.A177:.BL177])" office:value-type="float" office:value="1.67625" calcext:value-type="float">
            <text:p>1,67625</text:p>
          </table:table-cell>
          <table:table-cell table:number-columns-repeated="7"/>
        </table:table-row>
        <table:table-row table:style-name="ro2">
          <table:table-cell office:value-type="float" office:value="0.100793" calcext:value-type="float">
            <text:p>0,100793</text:p>
          </table:table-cell>
          <table:table-cell office:value-type="float" office:value="0.127769" calcext:value-type="float">
            <text:p>0,127769</text:p>
          </table:table-cell>
          <table:table-cell office:value-type="float" office:value="0.107412" calcext:value-type="float">
            <text:p>0,107412</text:p>
          </table:table-cell>
          <table:table-cell office:value-type="float" office:value="0.141453" calcext:value-type="float">
            <text:p>0,141453</text:p>
          </table:table-cell>
          <table:table-cell office:value-type="float" office:value="0.163618" calcext:value-type="float">
            <text:p>0,163618</text:p>
          </table:table-cell>
          <table:table-cell office:value-type="float" office:value="0.10491" calcext:value-type="float">
            <text:p>0,10491</text:p>
          </table:table-cell>
          <table:table-cell office:value-type="float" office:value="0.141781" calcext:value-type="float">
            <text:p>0,141781</text:p>
          </table:table-cell>
          <table:table-cell office:value-type="float" office:value="0.163698" calcext:value-type="float">
            <text:p>0,163698</text:p>
          </table:table-cell>
          <table:table-cell office:value-type="float" office:value="0.101318" calcext:value-type="float">
            <text:p>0,101318</text:p>
          </table:table-cell>
          <table:table-cell office:value-type="float" office:value="0.126097" calcext:value-type="float">
            <text:p>0,126097</text:p>
          </table:table-cell>
          <table:table-cell office:value-type="float" office:value="0.161439" calcext:value-type="float">
            <text:p>0,161439</text:p>
          </table:table-cell>
          <table:table-cell office:value-type="float" office:value="0.10198" calcext:value-type="float">
            <text:p>0,10198</text:p>
          </table:table-cell>
          <table:table-cell office:value-type="float" office:value="0.734621" calcext:value-type="float">
            <text:p>0,734621</text:p>
          </table:table-cell>
          <table:table-cell office:value-type="float" office:value="0.139087" calcext:value-type="float">
            <text:p>0,139087</text:p>
          </table:table-cell>
          <table:table-cell office:value-type="float" office:value="0.172924" calcext:value-type="float">
            <text:p>0,172924</text:p>
          </table:table-cell>
          <table:table-cell office:value-type="float" office:value="0.719592" calcext:value-type="float">
            <text:p>0,719592</text:p>
          </table:table-cell>
          <table:table-cell office:value-type="float" office:value="0.602496" calcext:value-type="float">
            <text:p>0,602496</text:p>
          </table:table-cell>
          <table:table-cell office:value-type="float" office:value="0.490218" calcext:value-type="float">
            <text:p>0,490218</text:p>
          </table:table-cell>
          <table:table-cell office:value-type="float" office:value="0.66715" calcext:value-type="float">
            <text:p>0,66715</text:p>
          </table:table-cell>
          <table:table-cell office:value-type="float" office:value="0.205831" calcext:value-type="float">
            <text:p>0,205831</text:p>
          </table:table-cell>
          <table:table-cell office:value-type="float" office:value="0.4245" calcext:value-type="float">
            <text:p>0,4245</text:p>
          </table:table-cell>
          <table:table-cell office:value-type="float" office:value="0.516543" calcext:value-type="float">
            <text:p>0,516543</text:p>
          </table:table-cell>
          <table:table-cell office:value-type="float" office:value="0.144592" calcext:value-type="float">
            <text:p>0,144592</text:p>
          </table:table-cell>
          <table:table-cell office:value-type="float" office:value="1.1211" calcext:value-type="float">
            <text:p>1,1211</text:p>
          </table:table-cell>
          <table:table-cell office:value-type="float" office:value="1.06341" calcext:value-type="float">
            <text:p>1,06341</text:p>
          </table:table-cell>
          <table:table-cell office:value-type="float" office:value="1.02329" calcext:value-type="float">
            <text:p>1,02329</text:p>
          </table:table-cell>
          <table:table-cell office:value-type="float" office:value="0.408395" calcext:value-type="float">
            <text:p>0,408395</text:p>
          </table:table-cell>
          <table:table-cell office:value-type="float" office:value="0.476303" calcext:value-type="float">
            <text:p>0,476303</text:p>
          </table:table-cell>
          <table:table-cell office:value-type="float" office:value="0.905899" calcext:value-type="float">
            <text:p>0,905899</text:p>
          </table:table-cell>
          <table:table-cell office:value-type="float" office:value="0.863813" calcext:value-type="float">
            <text:p>0,863813</text:p>
          </table:table-cell>
          <table:table-cell office:value-type="float" office:value="0.456864" calcext:value-type="float">
            <text:p>0,456864</text:p>
          </table:table-cell>
          <table:table-cell office:value-type="float" office:value="0.810436" calcext:value-type="float">
            <text:p>0,810436</text:p>
          </table:table-cell>
          <table:table-cell office:value-type="float" office:value="0.184331" calcext:value-type="float">
            <text:p>0,184331</text:p>
          </table:table-cell>
          <table:table-cell office:value-type="float" office:value="0.440861" calcext:value-type="float">
            <text:p>0,440861</text:p>
          </table:table-cell>
          <table:table-cell office:value-type="float" office:value="0.712014" calcext:value-type="float">
            <text:p>0,712014</text:p>
          </table:table-cell>
          <table:table-cell office:value-type="float" office:value="0.534697" calcext:value-type="float">
            <text:p>0,534697</text:p>
          </table:table-cell>
          <table:table-cell office:value-type="float" office:value="0.452177" calcext:value-type="float">
            <text:p>0,452177</text:p>
          </table:table-cell>
          <table:table-cell office:value-type="float" office:value="0.496975" calcext:value-type="float">
            <text:p>0,496975</text:p>
          </table:table-cell>
          <table:table-cell office:value-type="float" office:value="0.436506" calcext:value-type="float">
            <text:p>0,436506</text:p>
          </table:table-cell>
          <table:table-cell office:value-type="float" office:value="0.180617" calcext:value-type="float">
            <text:p>0,180617</text:p>
          </table:table-cell>
          <table:table-cell office:value-type="float" office:value="1.24151" calcext:value-type="float">
            <text:p>1,24151</text:p>
          </table:table-cell>
          <table:table-cell office:value-type="float" office:value="1.30415" calcext:value-type="float">
            <text:p>1,30415</text:p>
          </table:table-cell>
          <table:table-cell office:value-type="float" office:value="1.02559" calcext:value-type="float">
            <text:p>1,02559</text:p>
          </table:table-cell>
          <table:table-cell office:value-type="float" office:value="1.47164" calcext:value-type="float">
            <text:p>1,47164</text:p>
          </table:table-cell>
          <table:table-cell office:value-type="float" office:value="0.13843" calcext:value-type="float">
            <text:p>0,13843</text:p>
          </table:table-cell>
          <table:table-cell office:value-type="float" office:value="0.152653" calcext:value-type="float">
            <text:p>0,152653</text:p>
          </table:table-cell>
          <table:table-cell office:value-type="float" office:value="1.21504" calcext:value-type="float">
            <text:p>1,21504</text:p>
          </table:table-cell>
          <table:table-cell office:value-type="float" office:value="0.950468" calcext:value-type="float">
            <text:p>0,950468</text:p>
          </table:table-cell>
          <table:table-cell office:value-type="float" office:value="0.890898" calcext:value-type="float">
            <text:p>0,890898</text:p>
          </table:table-cell>
          <table:table-cell office:value-type="float" office:value="0.643864" calcext:value-type="float">
            <text:p>0,643864</text:p>
          </table:table-cell>
          <table:table-cell office:value-type="float" office:value="1.28999" calcext:value-type="float">
            <text:p>1,28999</text:p>
          </table:table-cell>
          <table:table-cell office:value-type="float" office:value="0.115004" calcext:value-type="float">
            <text:p>0,115004</text:p>
          </table:table-cell>
          <table:table-cell office:value-type="float" office:value="0.402442" calcext:value-type="float">
            <text:p>0,402442</text:p>
          </table:table-cell>
          <table:table-cell office:value-type="float" office:value="0.198768" calcext:value-type="float">
            <text:p>0,198768</text:p>
          </table:table-cell>
          <table:table-cell office:value-type="float" office:value="1.23509" calcext:value-type="float">
            <text:p>1,23509</text:p>
          </table:table-cell>
          <table:table-cell office:value-type="float" office:value="1.11125" calcext:value-type="float">
            <text:p>1,11125</text:p>
          </table:table-cell>
          <table:table-cell office:value-type="float" office:value="1.47412" calcext:value-type="float">
            <text:p>1,47412</text:p>
          </table:table-cell>
          <table:table-cell office:value-type="float" office:value="1.63844" calcext:value-type="float">
            <text:p>1,63844</text:p>
          </table:table-cell>
          <table:table-cell office:value-type="float" office:value="0.158174" calcext:value-type="float">
            <text:p>0,158174</text:p>
          </table:table-cell>
          <table:table-cell office:value-type="float" office:value="0.340057" calcext:value-type="float">
            <text:p>0,340057</text:p>
          </table:table-cell>
          <table:table-cell office:value-type="float" office:value="0.23438" calcext:value-type="float">
            <text:p>0,23438</text:p>
          </table:table-cell>
          <table:table-cell office:value-type="float" office:value="0.436201" calcext:value-type="float">
            <text:p>0,436201</text:p>
          </table:table-cell>
          <table:table-cell office:value-type="float" office:value="1.90639" calcext:value-type="float">
            <text:p>1,90639</text:p>
          </table:table-cell>
          <table:table-cell office:value-type="float" office:value="0.09848" calcext:value-type="float">
            <text:p>0,09848</text:p>
          </table:table-cell>
          <table:table-cell table:number-columns-repeated="4"/>
          <table:table-cell table:formula="of:=MIN([.A178:.BL178])" office:value-type="float" office:value="0.09848" calcext:value-type="float">
            <text:p>0,09848</text:p>
          </table:table-cell>
          <table:table-cell table:formula="of:=MAX([.A178:.BL178])" office:value-type="float" office:value="1.90639" calcext:value-type="float">
            <text:p>1,90639</text:p>
          </table:table-cell>
          <table:table-cell table:number-columns-repeated="7"/>
        </table:table-row>
        <table:table-row table:style-name="ro2">
          <table:table-cell office:value-type="float" office:value="0.110461" calcext:value-type="float">
            <text:p>0,110461</text:p>
          </table:table-cell>
          <table:table-cell office:value-type="float" office:value="0.114361" calcext:value-type="float">
            <text:p>0,114361</text:p>
          </table:table-cell>
          <table:table-cell office:value-type="float" office:value="0.145152" calcext:value-type="float">
            <text:p>0,145152</text:p>
          </table:table-cell>
          <table:table-cell office:value-type="float" office:value="0.18531" calcext:value-type="float">
            <text:p>0,18531</text:p>
          </table:table-cell>
          <table:table-cell office:value-type="float" office:value="0.10261" calcext:value-type="float">
            <text:p>0,10261</text:p>
          </table:table-cell>
          <table:table-cell office:value-type="float" office:value="0.145355" calcext:value-type="float">
            <text:p>0,145355</text:p>
          </table:table-cell>
          <table:table-cell office:value-type="float" office:value="0.091784" calcext:value-type="float">
            <text:p>0,091784</text:p>
          </table:table-cell>
          <table:table-cell office:value-type="float" office:value="0.129287" calcext:value-type="float">
            <text:p>0,129287</text:p>
          </table:table-cell>
          <table:table-cell office:value-type="float" office:value="0.139226" calcext:value-type="float">
            <text:p>0,139226</text:p>
          </table:table-cell>
          <table:table-cell office:value-type="float" office:value="0.379966" calcext:value-type="float">
            <text:p>0,379966</text:p>
          </table:table-cell>
          <table:table-cell office:value-type="float" office:value="0.356343" calcext:value-type="float">
            <text:p>0,356343</text:p>
          </table:table-cell>
          <table:table-cell office:value-type="float" office:value="0.330305" calcext:value-type="float">
            <text:p>0,330305</text:p>
          </table:table-cell>
          <table:table-cell office:value-type="float" office:value="0.270082" calcext:value-type="float">
            <text:p>0,270082</text:p>
          </table:table-cell>
          <table:table-cell office:value-type="float" office:value="0.446725" calcext:value-type="float">
            <text:p>0,446725</text:p>
          </table:table-cell>
          <table:table-cell office:value-type="float" office:value="0.153784" calcext:value-type="float">
            <text:p>0,153784</text:p>
          </table:table-cell>
          <table:table-cell office:value-type="float" office:value="0.494405" calcext:value-type="float">
            <text:p>0,494405</text:p>
          </table:table-cell>
          <table:table-cell office:value-type="float" office:value="0.24378" calcext:value-type="float">
            <text:p>0,24378</text:p>
          </table:table-cell>
          <table:table-cell office:value-type="float" office:value="0.23173" calcext:value-type="float">
            <text:p>0,23173</text:p>
          </table:table-cell>
          <table:table-cell office:value-type="float" office:value="0.0837281" calcext:value-type="float">
            <text:p>0,0837281</text:p>
          </table:table-cell>
          <table:table-cell office:value-type="float" office:value="0.113639" calcext:value-type="float">
            <text:p>0,113639</text:p>
          </table:table-cell>
          <table:table-cell office:value-type="float" office:value="0.139545" calcext:value-type="float">
            <text:p>0,139545</text:p>
          </table:table-cell>
          <table:table-cell office:value-type="float" office:value="0.072258" calcext:value-type="float">
            <text:p>0,072258</text:p>
          </table:table-cell>
          <table:table-cell office:value-type="float" office:value="0.125952" calcext:value-type="float">
            <text:p>0,125952</text:p>
          </table:table-cell>
          <table:table-cell office:value-type="float" office:value="0.4206" calcext:value-type="float">
            <text:p>0,4206</text:p>
          </table:table-cell>
          <table:table-cell office:value-type="float" office:value="0.0755858" calcext:value-type="float">
            <text:p>0,0755858</text:p>
          </table:table-cell>
          <table:table-cell office:value-type="float" office:value="0.24913" calcext:value-type="float">
            <text:p>0,24913</text:p>
          </table:table-cell>
          <table:table-cell office:value-type="float" office:value="0.22408" calcext:value-type="float">
            <text:p>0,22408</text:p>
          </table:table-cell>
          <table:table-cell office:value-type="float" office:value="0.0793319" calcext:value-type="float">
            <text:p>0,0793319</text:p>
          </table:table-cell>
          <table:table-cell office:value-type="float" office:value="0.110749" calcext:value-type="float">
            <text:p>0,110749</text:p>
          </table:table-cell>
          <table:table-cell office:value-type="float" office:value="0.230388" calcext:value-type="float">
            <text:p>0,230388</text:p>
          </table:table-cell>
          <table:table-cell office:value-type="float" office:value="0.262253" calcext:value-type="float">
            <text:p>0,262253</text:p>
          </table:table-cell>
          <table:table-cell office:value-type="float" office:value="0.88633" calcext:value-type="float">
            <text:p>0,88633</text:p>
          </table:table-cell>
          <table:table-cell office:value-type="float" office:value="0.507274" calcext:value-type="float">
            <text:p>0,507274</text:p>
          </table:table-cell>
          <table:table-cell office:value-type="float" office:value="1.04742" calcext:value-type="float">
            <text:p>1,04742</text:p>
          </table:table-cell>
          <table:table-cell office:value-type="float" office:value="0.446435" calcext:value-type="float">
            <text:p>0,446435</text:p>
          </table:table-cell>
          <table:table-cell office:value-type="float" office:value="0.31216" calcext:value-type="float">
            <text:p>0,31216</text:p>
          </table:table-cell>
          <table:table-cell office:value-type="float" office:value="0.183481" calcext:value-type="float">
            <text:p>0,183481</text:p>
          </table:table-cell>
          <table:table-cell office:value-type="float" office:value="0.41005" calcext:value-type="float">
            <text:p>0,41005</text:p>
          </table:table-cell>
          <table:table-cell office:value-type="float" office:value="0.303116" calcext:value-type="float">
            <text:p>0,303116</text:p>
          </table:table-cell>
          <table:table-cell office:value-type="float" office:value="0.385989" calcext:value-type="float">
            <text:p>0,385989</text:p>
          </table:table-cell>
          <table:table-cell office:value-type="float" office:value="0.355721" calcext:value-type="float">
            <text:p>0,355721</text:p>
          </table:table-cell>
          <table:table-cell office:value-type="float" office:value="0.363813" calcext:value-type="float">
            <text:p>0,363813</text:p>
          </table:table-cell>
          <table:table-cell office:value-type="float" office:value="0.245462" calcext:value-type="float">
            <text:p>0,245462</text:p>
          </table:table-cell>
          <table:table-cell office:value-type="float" office:value="0.268385" calcext:value-type="float">
            <text:p>0,268385</text:p>
          </table:table-cell>
          <table:table-cell office:value-type="float" office:value="0.248949" calcext:value-type="float">
            <text:p>0,248949</text:p>
          </table:table-cell>
          <table:table-cell office:value-type="float" office:value="0.481854" calcext:value-type="float">
            <text:p>0,481854</text:p>
          </table:table-cell>
          <table:table-cell office:value-type="float" office:value="0.215299" calcext:value-type="float">
            <text:p>0,215299</text:p>
          </table:table-cell>
          <table:table-cell office:value-type="float" office:value="0.764221" calcext:value-type="float">
            <text:p>0,764221</text:p>
          </table:table-cell>
          <table:table-cell office:value-type="float" office:value="0.222024" calcext:value-type="float">
            <text:p>0,222024</text:p>
          </table:table-cell>
          <table:table-cell office:value-type="float" office:value="0.909156" calcext:value-type="float">
            <text:p>0,909156</text:p>
          </table:table-cell>
          <table:table-cell office:value-type="float" office:value="0.83845" calcext:value-type="float">
            <text:p>0,83845</text:p>
          </table:table-cell>
          <table:table-cell office:value-type="float" office:value="0.339398" calcext:value-type="float">
            <text:p>0,339398</text:p>
          </table:table-cell>
          <table:table-cell office:value-type="float" office:value="0.226423" calcext:value-type="float">
            <text:p>0,226423</text:p>
          </table:table-cell>
          <table:table-cell office:value-type="float" office:value="0.25456" calcext:value-type="float">
            <text:p>0,25456</text:p>
          </table:table-cell>
          <table:table-cell office:value-type="float" office:value="0.394993" calcext:value-type="float">
            <text:p>0,394993</text:p>
          </table:table-cell>
          <table:table-cell office:value-type="float" office:value="0.202426" calcext:value-type="float">
            <text:p>0,202426</text:p>
          </table:table-cell>
          <table:table-cell office:value-type="float" office:value="0.158934" calcext:value-type="float">
            <text:p>0,158934</text:p>
          </table:table-cell>
          <table:table-cell office:value-type="float" office:value="0.489935" calcext:value-type="float">
            <text:p>0,489935</text:p>
          </table:table-cell>
          <table:table-cell office:value-type="float" office:value="0.607966" calcext:value-type="float">
            <text:p>0,607966</text:p>
          </table:table-cell>
          <table:table-cell office:value-type="float" office:value="1.22029" calcext:value-type="float">
            <text:p>1,22029</text:p>
          </table:table-cell>
          <table:table-cell office:value-type="float" office:value="0.976078" calcext:value-type="float">
            <text:p>0,976078</text:p>
          </table:table-cell>
          <table:table-cell office:value-type="float" office:value="0.0678658" calcext:value-type="float">
            <text:p>0,0678658</text:p>
          </table:table-cell>
          <table:table-cell office:value-type="float" office:value="0.093596" calcext:value-type="float">
            <text:p>0,093596</text:p>
          </table:table-cell>
          <table:table-cell office:value-type="float" office:value="0.051564" calcext:value-type="float">
            <text:p>0,051564</text:p>
          </table:table-cell>
          <table:table-cell table:number-columns-repeated="4"/>
          <table:table-cell table:formula="of:=MIN([.A179:.BL179])" office:value-type="float" office:value="0.051564" calcext:value-type="float">
            <text:p>0,051564</text:p>
          </table:table-cell>
          <table:table-cell table:formula="of:=MAX([.A179:.BL179])" office:value-type="float" office:value="1.22029" calcext:value-type="float">
            <text:p>1,22029</text:p>
          </table:table-cell>
          <table:table-cell table:number-columns-repeated="7"/>
        </table:table-row>
        <table:table-row table:style-name="ro2">
          <table:table-cell office:value-type="float" office:value="0.128976" calcext:value-type="float">
            <text:p>0,128976</text:p>
          </table:table-cell>
          <table:table-cell office:value-type="float" office:value="0.103979" calcext:value-type="float">
            <text:p>0,103979</text:p>
          </table:table-cell>
          <table:table-cell office:value-type="float" office:value="0.105722" calcext:value-type="float">
            <text:p>0,105722</text:p>
          </table:table-cell>
          <table:table-cell office:value-type="float" office:value="0.123744" calcext:value-type="float">
            <text:p>0,123744</text:p>
          </table:table-cell>
          <table:table-cell office:value-type="float" office:value="0.17401" calcext:value-type="float">
            <text:p>0,17401</text:p>
          </table:table-cell>
          <table:table-cell office:value-type="float" office:value="0.14188" calcext:value-type="float">
            <text:p>0,14188</text:p>
          </table:table-cell>
          <table:table-cell office:value-type="float" office:value="0.103629" calcext:value-type="float">
            <text:p>0,103629</text:p>
          </table:table-cell>
          <table:table-cell office:value-type="float" office:value="0.498633" calcext:value-type="float">
            <text:p>0,498633</text:p>
          </table:table-cell>
          <table:table-cell office:value-type="float" office:value="0.10978" calcext:value-type="float">
            <text:p>0,10978</text:p>
          </table:table-cell>
          <table:table-cell office:value-type="float" office:value="0.126403" calcext:value-type="float">
            <text:p>0,126403</text:p>
          </table:table-cell>
          <table:table-cell office:value-type="float" office:value="0.16102" calcext:value-type="float">
            <text:p>0,16102</text:p>
          </table:table-cell>
          <table:table-cell office:value-type="float" office:value="0.355762" calcext:value-type="float">
            <text:p>0,355762</text:p>
          </table:table-cell>
          <table:table-cell office:value-type="float" office:value="0.308974" calcext:value-type="float">
            <text:p>0,308974</text:p>
          </table:table-cell>
          <table:table-cell office:value-type="float" office:value="0.136522" calcext:value-type="float">
            <text:p>0,136522</text:p>
          </table:table-cell>
          <table:table-cell office:value-type="float" office:value="0.691413" calcext:value-type="float">
            <text:p>0,691413</text:p>
          </table:table-cell>
          <table:table-cell office:value-type="float" office:value="0.545427" calcext:value-type="float">
            <text:p>0,545427</text:p>
          </table:table-cell>
          <table:table-cell office:value-type="float" office:value="0.57329" calcext:value-type="float">
            <text:p>0,57329</text:p>
          </table:table-cell>
          <table:table-cell office:value-type="float" office:value="0.525755" calcext:value-type="float">
            <text:p>0,525755</text:p>
          </table:table-cell>
          <table:table-cell office:value-type="float" office:value="0.574348" calcext:value-type="float">
            <text:p>0,574348</text:p>
          </table:table-cell>
          <table:table-cell office:value-type="float" office:value="0.281969" calcext:value-type="float">
            <text:p>0,281969</text:p>
          </table:table-cell>
          <table:table-cell office:value-type="float" office:value="0.687805" calcext:value-type="float">
            <text:p>0,687805</text:p>
          </table:table-cell>
          <table:table-cell office:value-type="float" office:value="0.436618" calcext:value-type="float">
            <text:p>0,436618</text:p>
          </table:table-cell>
          <table:table-cell office:value-type="float" office:value="0.225921" calcext:value-type="float">
            <text:p>0,225921</text:p>
          </table:table-cell>
          <table:table-cell office:value-type="float" office:value="0.545871" calcext:value-type="float">
            <text:p>0,545871</text:p>
          </table:table-cell>
          <table:table-cell office:value-type="float" office:value="0.545293" calcext:value-type="float">
            <text:p>0,545293</text:p>
          </table:table-cell>
          <table:table-cell office:value-type="float" office:value="0.542254" calcext:value-type="float">
            <text:p>0,542254</text:p>
          </table:table-cell>
          <table:table-cell office:value-type="float" office:value="0.554537" calcext:value-type="float">
            <text:p>0,554537</text:p>
          </table:table-cell>
          <table:table-cell office:value-type="float" office:value="0.552325" calcext:value-type="float">
            <text:p>0,552325</text:p>
          </table:table-cell>
          <table:table-cell office:value-type="float" office:value="0.260489" calcext:value-type="float">
            <text:p>0,260489</text:p>
          </table:table-cell>
          <table:table-cell office:value-type="float" office:value="0.165128" calcext:value-type="float">
            <text:p>0,165128</text:p>
          </table:table-cell>
          <table:table-cell office:value-type="float" office:value="0.523942" calcext:value-type="float">
            <text:p>0,523942</text:p>
          </table:table-cell>
          <table:table-cell office:value-type="float" office:value="0.694591" calcext:value-type="float">
            <text:p>0,694591</text:p>
          </table:table-cell>
          <table:table-cell office:value-type="float" office:value="0.457231" calcext:value-type="float">
            <text:p>0,457231</text:p>
          </table:table-cell>
          <table:table-cell office:value-type="float" office:value="1.11322" calcext:value-type="float">
            <text:p>1,11322</text:p>
          </table:table-cell>
          <table:table-cell office:value-type="float" office:value="0.472749" calcext:value-type="float">
            <text:p>0,472749</text:p>
          </table:table-cell>
          <table:table-cell office:value-type="float" office:value="0.132732" calcext:value-type="float">
            <text:p>0,132732</text:p>
          </table:table-cell>
          <table:table-cell office:value-type="float" office:value="0.430324" calcext:value-type="float">
            <text:p>0,430324</text:p>
          </table:table-cell>
          <table:table-cell office:value-type="float" office:value="0.916987" calcext:value-type="float">
            <text:p>0,916987</text:p>
          </table:table-cell>
          <table:table-cell office:value-type="float" office:value="0.88258" calcext:value-type="float">
            <text:p>0,88258</text:p>
          </table:table-cell>
          <table:table-cell office:value-type="float" office:value="1.22208" calcext:value-type="float">
            <text:p>1,22208</text:p>
          </table:table-cell>
          <table:table-cell office:value-type="float" office:value="0.95992" calcext:value-type="float">
            <text:p>0,95992</text:p>
          </table:table-cell>
          <table:table-cell office:value-type="float" office:value="1.22517" calcext:value-type="float">
            <text:p>1,22517</text:p>
          </table:table-cell>
          <table:table-cell office:value-type="float" office:value="0.667704" calcext:value-type="float">
            <text:p>0,667704</text:p>
          </table:table-cell>
          <table:table-cell office:value-type="float" office:value="0.596623" calcext:value-type="float">
            <text:p>0,596623</text:p>
          </table:table-cell>
          <table:table-cell office:value-type="float" office:value="1.06608" calcext:value-type="float">
            <text:p>1,06608</text:p>
          </table:table-cell>
          <table:table-cell office:value-type="float" office:value="1.56649" calcext:value-type="float">
            <text:p>1,56649</text:p>
          </table:table-cell>
          <table:table-cell office:value-type="float" office:value="0.11795" calcext:value-type="float">
            <text:p>0,11795</text:p>
          </table:table-cell>
          <table:table-cell office:value-type="float" office:value="1.3119" calcext:value-type="float">
            <text:p>1,3119</text:p>
          </table:table-cell>
          <table:table-cell office:value-type="float" office:value="0.191698" calcext:value-type="float">
            <text:p>0,191698</text:p>
          </table:table-cell>
          <table:table-cell office:value-type="float" office:value="0.951183" calcext:value-type="float">
            <text:p>0,951183</text:p>
          </table:table-cell>
          <table:table-cell office:value-type="float" office:value="0.13193" calcext:value-type="float">
            <text:p>0,13193</text:p>
          </table:table-cell>
          <table:table-cell office:value-type="float" office:value="0.116188" calcext:value-type="float">
            <text:p>0,116188</text:p>
          </table:table-cell>
          <table:table-cell office:value-type="float" office:value="0.462182" calcext:value-type="float">
            <text:p>0,462182</text:p>
          </table:table-cell>
          <table:table-cell office:value-type="float" office:value="0.095516" calcext:value-type="float">
            <text:p>0,095516</text:p>
          </table:table-cell>
          <table:table-cell office:value-type="float" office:value="0.262193" calcext:value-type="float">
            <text:p>0,262193</text:p>
          </table:table-cell>
          <table:table-cell office:value-type="float" office:value="1.50795" calcext:value-type="float">
            <text:p>1,50795</text:p>
          </table:table-cell>
          <table:table-cell office:value-type="float" office:value="1.2847" calcext:value-type="float">
            <text:p>1,2847</text:p>
          </table:table-cell>
          <table:table-cell office:value-type="float" office:value="0.618769" calcext:value-type="float">
            <text:p>0,618769</text:p>
          </table:table-cell>
          <table:table-cell office:value-type="float" office:value="0.12902" calcext:value-type="float">
            <text:p>0,12902</text:p>
          </table:table-cell>
          <table:table-cell office:value-type="float" office:value="0.184998" calcext:value-type="float">
            <text:p>0,184998</text:p>
          </table:table-cell>
          <table:table-cell office:value-type="float" office:value="0.499283" calcext:value-type="float">
            <text:p>0,499283</text:p>
          </table:table-cell>
          <table:table-cell office:value-type="float" office:value="0.157433" calcext:value-type="float">
            <text:p>0,157433</text:p>
          </table:table-cell>
          <table:table-cell office:value-type="float" office:value="0.454019" calcext:value-type="float">
            <text:p>0,454019</text:p>
          </table:table-cell>
          <table:table-cell office:value-type="float" office:value="0.0567372" calcext:value-type="float">
            <text:p>0,0567372</text:p>
          </table:table-cell>
          <table:table-cell table:number-columns-repeated="4"/>
          <table:table-cell table:formula="of:=MIN([.A180:.BL180])" office:value-type="float" office:value="0.0567372" calcext:value-type="float">
            <text:p>0,0567372</text:p>
          </table:table-cell>
          <table:table-cell table:formula="of:=MAX([.A180:.BL180])" office:value-type="float" office:value="1.56649" calcext:value-type="float">
            <text:p>1,56649</text:p>
          </table:table-cell>
          <table:table-cell table:number-columns-repeated="7"/>
        </table:table-row>
        <table:table-row table:style-name="ro1">
          <table:table-cell office:value-type="float" office:value="0.108195" calcext:value-type="float">
            <text:p>0,108195</text:p>
          </table:table-cell>
          <table:table-cell office:value-type="float" office:value="0.11329" calcext:value-type="float">
            <text:p>0,11329</text:p>
          </table:table-cell>
          <table:table-cell office:value-type="float" office:value="0.131253" calcext:value-type="float">
            <text:p>0,131253</text:p>
          </table:table-cell>
          <table:table-cell office:value-type="float" office:value="0.167338" calcext:value-type="float">
            <text:p>0,167338</text:p>
          </table:table-cell>
          <table:table-cell office:value-type="float" office:value="0.102404" calcext:value-type="float">
            <text:p>0,102404</text:p>
          </table:table-cell>
          <table:table-cell office:value-type="float" office:value="0.153094" calcext:value-type="float">
            <text:p>0,153094</text:p>
          </table:table-cell>
          <table:table-cell office:value-type="float" office:value="0.116774" calcext:value-type="float">
            <text:p>0,116774</text:p>
          </table:table-cell>
          <table:table-cell office:value-type="float" office:value="0.102419" calcext:value-type="float">
            <text:p>0,102419</text:p>
          </table:table-cell>
          <table:table-cell office:value-type="float" office:value="0.15186" calcext:value-type="float">
            <text:p>0,15186</text:p>
          </table:table-cell>
          <table:table-cell office:value-type="float" office:value="0.115821" calcext:value-type="float">
            <text:p>0,115821</text:p>
          </table:table-cell>
          <table:table-cell office:value-type="float" office:value="0.101792" calcext:value-type="float">
            <text:p>0,101792</text:p>
          </table:table-cell>
          <table:table-cell office:value-type="float" office:value="0.152605" calcext:value-type="float">
            <text:p>0,152605</text:p>
          </table:table-cell>
          <table:table-cell office:value-type="float" office:value="0.114417" calcext:value-type="float">
            <text:p>0,114417</text:p>
          </table:table-cell>
          <table:table-cell office:value-type="float" office:value="0.102004" calcext:value-type="float">
            <text:p>0,102004</text:p>
          </table:table-cell>
          <table:table-cell office:value-type="float" office:value="0.151529" calcext:value-type="float">
            <text:p>0,151529</text:p>
          </table:table-cell>
          <table:table-cell office:value-type="float" office:value="0.92959" calcext:value-type="float">
            <text:p>0,92959</text:p>
          </table:table-cell>
          <table:table-cell office:value-type="float" office:value="0.137292" calcext:value-type="float">
            <text:p>0,137292</text:p>
          </table:table-cell>
          <table:table-cell office:value-type="float" office:value="0.189158" calcext:value-type="float">
            <text:p>0,189158</text:p>
          </table:table-cell>
          <table:table-cell office:value-type="float" office:value="0.897113" calcext:value-type="float">
            <text:p>0,897113</text:p>
          </table:table-cell>
          <table:table-cell office:value-type="float" office:value="1.0623" calcext:value-type="float">
            <text:p>1,0623</text:p>
          </table:table-cell>
          <table:table-cell office:value-type="float" office:value="1.0274" calcext:value-type="float">
            <text:p>1,0274</text:p>
          </table:table-cell>
          <table:table-cell office:value-type="float" office:value="0.925306" calcext:value-type="float">
            <text:p>0,925306</text:p>
          </table:table-cell>
          <table:table-cell office:value-type="float" office:value="0.809635" calcext:value-type="float">
            <text:p>0,809635</text:p>
          </table:table-cell>
          <table:table-cell office:value-type="float" office:value="0.70883" calcext:value-type="float">
            <text:p>0,70883</text:p>
          </table:table-cell>
          <table:table-cell office:value-type="float" office:value="0.928729" calcext:value-type="float">
            <text:p>0,928729</text:p>
          </table:table-cell>
          <table:table-cell office:value-type="float" office:value="0.594482" calcext:value-type="float">
            <text:p>0,594482</text:p>
          </table:table-cell>
          <table:table-cell office:value-type="float" office:value="0.711368" calcext:value-type="float">
            <text:p>0,711368</text:p>
          </table:table-cell>
          <table:table-cell office:value-type="float" office:value="0.494334" calcext:value-type="float">
            <text:p>0,494334</text:p>
          </table:table-cell>
          <table:table-cell office:value-type="float" office:value="0.496532" calcext:value-type="float">
            <text:p>0,496532</text:p>
          </table:table-cell>
          <table:table-cell office:value-type="float" office:value="0.382347" calcext:value-type="float">
            <text:p>0,382347</text:p>
          </table:table-cell>
          <table:table-cell office:value-type="float" office:value="0.330217" calcext:value-type="float">
            <text:p>0,330217</text:p>
          </table:table-cell>
          <table:table-cell office:value-type="float" office:value="0.306485" calcext:value-type="float">
            <text:p>0,306485</text:p>
          </table:table-cell>
          <table:table-cell office:value-type="float" office:value="0.247117" calcext:value-type="float">
            <text:p>0,247117</text:p>
          </table:table-cell>
          <table:table-cell office:value-type="float" office:value="1.1883" calcext:value-type="float">
            <text:p>1,1883</text:p>
          </table:table-cell>
          <table:table-cell office:value-type="float" office:value="1.00539" calcext:value-type="float">
            <text:p>1,00539</text:p>
          </table:table-cell>
          <table:table-cell office:value-type="float" office:value="0.891306" calcext:value-type="float">
            <text:p>0,891306</text:p>
          </table:table-cell>
          <table:table-cell office:value-type="float" office:value="0.868384" calcext:value-type="float">
            <text:p>0,868384</text:p>
          </table:table-cell>
          <table:table-cell office:value-type="float" office:value="1.23975" calcext:value-type="float">
            <text:p>1,23975</text:p>
          </table:table-cell>
          <table:table-cell office:value-type="float" office:value="1.02169" calcext:value-type="float">
            <text:p>1,02169</text:p>
          </table:table-cell>
          <table:table-cell office:value-type="float" office:value="0.804766" calcext:value-type="float">
            <text:p>0,804766</text:p>
          </table:table-cell>
          <table:table-cell office:value-type="float" office:value="0.590402" calcext:value-type="float">
            <text:p>0,590402</text:p>
          </table:table-cell>
          <table:table-cell office:value-type="float" office:value="1.30411" calcext:value-type="float">
            <text:p>1,30411</text:p>
          </table:table-cell>
          <table:table-cell office:value-type="float" office:value="0.318526" calcext:value-type="float">
            <text:p>0,318526</text:p>
          </table:table-cell>
          <table:table-cell office:value-type="float" office:value="0.684193" calcext:value-type="float">
            <text:p>0,684193</text:p>
          </table:table-cell>
          <table:table-cell office:value-type="float" office:value="0.44727" calcext:value-type="float">
            <text:p>0,44727</text:p>
          </table:table-cell>
          <table:table-cell office:value-type="float" office:value="0.438498" calcext:value-type="float">
            <text:p>0,438498</text:p>
          </table:table-cell>
          <table:table-cell office:value-type="float" office:value="0.399909" calcext:value-type="float">
            <text:p>0,399909</text:p>
          </table:table-cell>
          <table:table-cell office:value-type="float" office:value="0.360251" calcext:value-type="float">
            <text:p>0,360251</text:p>
          </table:table-cell>
          <table:table-cell office:value-type="float" office:value="0.34363" calcext:value-type="float">
            <text:p>0,34363</text:p>
          </table:table-cell>
          <table:table-cell office:value-type="float" office:value="1.39729" calcext:value-type="float">
            <text:p>1,39729</text:p>
          </table:table-cell>
          <table:table-cell office:value-type="float" office:value="0.40212" calcext:value-type="float">
            <text:p>0,40212</text:p>
          </table:table-cell>
          <table:table-cell office:value-type="float" office:value="0.451958" calcext:value-type="float">
            <text:p>0,451958</text:p>
          </table:table-cell>
          <table:table-cell office:value-type="float" office:value="1.56046" calcext:value-type="float">
            <text:p>1,56046</text:p>
          </table:table-cell>
          <table:table-cell office:value-type="float" office:value="0.492279" calcext:value-type="float">
            <text:p>0,492279</text:p>
          </table:table-cell>
          <table:table-cell office:value-type="float" office:value="0.311638" calcext:value-type="float">
            <text:p>0,311638</text:p>
          </table:table-cell>
          <table:table-cell office:value-type="float" office:value="1.03892" calcext:value-type="float">
            <text:p>1,03892</text:p>
          </table:table-cell>
          <table:table-cell office:value-type="float" office:value="0.55443" calcext:value-type="float">
            <text:p>0,55443</text:p>
          </table:table-cell>
          <table:table-cell office:value-type="float" office:value="1.23295" calcext:value-type="float">
            <text:p>1,23295</text:p>
          </table:table-cell>
          <table:table-cell office:value-type="float" office:value="0.604673" calcext:value-type="float">
            <text:p>0,604673</text:p>
          </table:table-cell>
          <table:table-cell office:value-type="float" office:value="0.086525" calcext:value-type="float">
            <text:p>0,086525</text:p>
          </table:table-cell>
          <table:table-cell office:value-type="float" office:value="0.037925" calcext:value-type="float">
            <text:p>0,037925</text:p>
          </table:table-cell>
          <table:table-cell office:value-type="float" office:value="0.177341" calcext:value-type="float">
            <text:p>0,177341</text:p>
          </table:table-cell>
          <table:table-cell office:value-type="float" office:value="1.73914" calcext:value-type="float">
            <text:p>1,73914</text:p>
          </table:table-cell>
          <table:table-cell office:value-type="float" office:value="0.038156" calcext:value-type="float">
            <text:p>0,038156</text:p>
          </table:table-cell>
          <table:table-cell table:number-columns-repeated="4"/>
          <table:table-cell table:formula="of:=MIN([.A181:.BL181])" office:value-type="float" office:value="0.037925" calcext:value-type="float">
            <text:p>0,037925</text:p>
          </table:table-cell>
          <table:table-cell table:formula="of:=MAX([.A181:.BL181])" office:value-type="float" office:value="1.73914" calcext:value-type="float">
            <text:p>1,73914</text:p>
          </table:table-cell>
          <table:table-cell table:number-columns-repeated="7"/>
        </table:table-row>
        <table:table-row table:style-name="ro1">
          <table:table-cell office:value-type="float" office:value="0.108534" calcext:value-type="float">
            <text:p>0,108534</text:p>
          </table:table-cell>
          <table:table-cell office:value-type="float" office:value="0.117203" calcext:value-type="float">
            <text:p>0,117203</text:p>
          </table:table-cell>
          <table:table-cell office:value-type="float" office:value="0.151384" calcext:value-type="float">
            <text:p>0,151384</text:p>
          </table:table-cell>
          <table:table-cell office:value-type="float" office:value="0.094491" calcext:value-type="float">
            <text:p>0,094491</text:p>
          </table:table-cell>
          <table:table-cell office:value-type="float" office:value="0.165054" calcext:value-type="float">
            <text:p>0,165054</text:p>
          </table:table-cell>
          <table:table-cell office:value-type="float" office:value="0.167192" calcext:value-type="float">
            <text:p>0,167192</text:p>
          </table:table-cell>
          <table:table-cell office:value-type="float" office:value="0.107876" calcext:value-type="float">
            <text:p>0,107876</text:p>
          </table:table-cell>
          <table:table-cell office:value-type="float" office:value="0.165542" calcext:value-type="float">
            <text:p>0,165542</text:p>
          </table:table-cell>
          <table:table-cell office:value-type="float" office:value="0.098434" calcext:value-type="float">
            <text:p>0,098434</text:p>
          </table:table-cell>
          <table:table-cell office:value-type="float" office:value="0.126523" calcext:value-type="float">
            <text:p>0,126523</text:p>
          </table:table-cell>
          <table:table-cell office:value-type="float" office:value="0.152093" calcext:value-type="float">
            <text:p>0,152093</text:p>
          </table:table-cell>
          <table:table-cell office:value-type="float" office:value="0.0933409" calcext:value-type="float">
            <text:p>0,0933409</text:p>
          </table:table-cell>
          <table:table-cell office:value-type="float" office:value="0.099838" calcext:value-type="float">
            <text:p>0,099838</text:p>
          </table:table-cell>
          <table:table-cell office:value-type="float" office:value="0.17378" calcext:value-type="float">
            <text:p>0,17378</text:p>
          </table:table-cell>
          <table:table-cell office:value-type="float" office:value="0.120716" calcext:value-type="float">
            <text:p>0,120716</text:p>
          </table:table-cell>
          <table:table-cell office:value-type="float" office:value="0.122937" calcext:value-type="float">
            <text:p>0,122937</text:p>
          </table:table-cell>
          <table:table-cell office:value-type="float" office:value="0.146871" calcext:value-type="float">
            <text:p>0,146871</text:p>
          </table:table-cell>
          <table:table-cell office:value-type="float" office:value="0.630253" calcext:value-type="float">
            <text:p>0,630253</text:p>
          </table:table-cell>
          <table:table-cell office:value-type="float" office:value="0.759922" calcext:value-type="float">
            <text:p>0,759922</text:p>
          </table:table-cell>
          <table:table-cell office:value-type="float" office:value="0.160486" calcext:value-type="float">
            <text:p>0,160486</text:p>
          </table:table-cell>
          <table:table-cell office:value-type="float" office:value="0.157193" calcext:value-type="float">
            <text:p>0,157193</text:p>
          </table:table-cell>
          <table:table-cell office:value-type="float" office:value="0.136971" calcext:value-type="float">
            <text:p>0,136971</text:p>
          </table:table-cell>
          <table:table-cell office:value-type="float" office:value="0.141393" calcext:value-type="float">
            <text:p>0,141393</text:p>
          </table:table-cell>
          <table:table-cell office:value-type="float" office:value="0.128612" calcext:value-type="float">
            <text:p>0,128612</text:p>
          </table:table-cell>
          <table:table-cell office:value-type="float" office:value="0.122945" calcext:value-type="float">
            <text:p>0,122945</text:p>
          </table:table-cell>
          <table:table-cell office:value-type="float" office:value="0.131796" calcext:value-type="float">
            <text:p>0,131796</text:p>
          </table:table-cell>
          <table:table-cell office:value-type="float" office:value="0.128351" calcext:value-type="float">
            <text:p>0,128351</text:p>
          </table:table-cell>
          <table:table-cell office:value-type="float" office:value="0.124884" calcext:value-type="float">
            <text:p>0,124884</text:p>
          </table:table-cell>
          <table:table-cell office:value-type="float" office:value="0.128071" calcext:value-type="float">
            <text:p>0,128071</text:p>
          </table:table-cell>
          <table:table-cell office:value-type="float" office:value="0.131579" calcext:value-type="float">
            <text:p>0,131579</text:p>
          </table:table-cell>
          <table:table-cell office:value-type="float" office:value="0.101155" calcext:value-type="float">
            <text:p>0,101155</text:p>
          </table:table-cell>
          <table:table-cell office:value-type="float" office:value="0.116122" calcext:value-type="float">
            <text:p>0,116122</text:p>
          </table:table-cell>
          <table:table-cell office:value-type="float" office:value="0.095998" calcext:value-type="float">
            <text:p>0,095998</text:p>
          </table:table-cell>
          <table:table-cell office:value-type="float" office:value="0.121478" calcext:value-type="float">
            <text:p>0,121478</text:p>
          </table:table-cell>
          <table:table-cell office:value-type="float" office:value="0.150658" calcext:value-type="float">
            <text:p>0,150658</text:p>
          </table:table-cell>
          <table:table-cell office:value-type="float" office:value="0.125377" calcext:value-type="float">
            <text:p>0,125377</text:p>
          </table:table-cell>
          <table:table-cell office:value-type="float" office:value="0.1278" calcext:value-type="float">
            <text:p>0,1278</text:p>
          </table:table-cell>
          <table:table-cell office:value-type="float" office:value="1.59761" calcext:value-type="float">
            <text:p>1,59761</text:p>
          </table:table-cell>
          <table:table-cell office:value-type="float" office:value="0.699816" calcext:value-type="float">
            <text:p>0,699816</text:p>
          </table:table-cell>
          <table:table-cell office:value-type="float" office:value="0.610214" calcext:value-type="float">
            <text:p>0,610214</text:p>
          </table:table-cell>
          <table:table-cell office:value-type="float" office:value="1.4832" calcext:value-type="float">
            <text:p>1,4832</text:p>
          </table:table-cell>
          <table:table-cell office:value-type="float" office:value="1.35657" calcext:value-type="float">
            <text:p>1,35657</text:p>
          </table:table-cell>
          <table:table-cell office:value-type="float" office:value="1.33488" calcext:value-type="float">
            <text:p>1,33488</text:p>
          </table:table-cell>
          <table:table-cell office:value-type="float" office:value="1.26899" calcext:value-type="float">
            <text:p>1,26899</text:p>
          </table:table-cell>
          <table:table-cell office:value-type="float" office:value="0.475622" calcext:value-type="float">
            <text:p>0,475622</text:p>
          </table:table-cell>
          <table:table-cell office:value-type="float" office:value="0.411454" calcext:value-type="float">
            <text:p>0,411454</text:p>
          </table:table-cell>
          <table:table-cell office:value-type="float" office:value="1.1377" calcext:value-type="float">
            <text:p>1,1377</text:p>
          </table:table-cell>
          <table:table-cell office:value-type="float" office:value="1.03452" calcext:value-type="float">
            <text:p>1,03452</text:p>
          </table:table-cell>
          <table:table-cell office:value-type="float" office:value="0.326016" calcext:value-type="float">
            <text:p>0,326016</text:p>
          </table:table-cell>
          <table:table-cell office:value-type="float" office:value="1.40713" calcext:value-type="float">
            <text:p>1,40713</text:p>
          </table:table-cell>
          <table:table-cell office:value-type="float" office:value="0.208061" calcext:value-type="float">
            <text:p>0,208061</text:p>
          </table:table-cell>
          <table:table-cell office:value-type="float" office:value="0.206075" calcext:value-type="float">
            <text:p>0,206075</text:p>
          </table:table-cell>
          <table:table-cell office:value-type="float" office:value="1.27026" calcext:value-type="float">
            <text:p>1,27026</text:p>
          </table:table-cell>
          <table:table-cell office:value-type="float" office:value="1.16618" calcext:value-type="float">
            <text:p>1,16618</text:p>
          </table:table-cell>
          <table:table-cell office:value-type="float" office:value="1.7138" calcext:value-type="float">
            <text:p>1,7138</text:p>
          </table:table-cell>
          <table:table-cell office:value-type="float" office:value="1.60736" calcext:value-type="float">
            <text:p>1,60736</text:p>
          </table:table-cell>
          <table:table-cell office:value-type="float" office:value="0.152181" calcext:value-type="float">
            <text:p>0,152181</text:p>
          </table:table-cell>
          <table:table-cell office:value-type="float" office:value="0.0510342" calcext:value-type="float">
            <text:p>0,0510342</text:p>
          </table:table-cell>
          <table:table-cell office:value-type="float" office:value="0.330557" calcext:value-type="float">
            <text:p>0,330557</text:p>
          </table:table-cell>
          <table:table-cell office:value-type="float" office:value="0.131219" calcext:value-type="float">
            <text:p>0,131219</text:p>
          </table:table-cell>
          <table:table-cell office:value-type="float" office:value="0.241668" calcext:value-type="float">
            <text:p>0,241668</text:p>
          </table:table-cell>
          <table:table-cell office:value-type="float" office:value="1.86386" calcext:value-type="float">
            <text:p>1,86386</text:p>
          </table:table-cell>
          <table:table-cell office:value-type="float" office:value="1.75119" calcext:value-type="float">
            <text:p>1,75119</text:p>
          </table:table-cell>
          <table:table-cell office:value-type="float" office:value="0.130552" calcext:value-type="float">
            <text:p>0,130552</text:p>
          </table:table-cell>
          <table:table-cell table:number-columns-repeated="4"/>
          <table:table-cell table:formula="of:=MIN([.A182:.BL182])" office:value-type="float" office:value="0.0510342" calcext:value-type="float">
            <text:p>0,0510342</text:p>
          </table:table-cell>
          <table:table-cell table:formula="of:=MAX([.A182:.BL182])" office:value-type="float" office:value="1.86386" calcext:value-type="float">
            <text:p>1,86386</text:p>
          </table:table-cell>
          <table:table-cell table:number-columns-repeated="7"/>
        </table:table-row>
        <table:table-row table:style-name="ro1">
          <table:table-cell office:value-type="float" office:value="0.125762" calcext:value-type="float">
            <text:p>0,125762</text:p>
          </table:table-cell>
          <table:table-cell office:value-type="float" office:value="0.168078" calcext:value-type="float">
            <text:p>0,168078</text:p>
          </table:table-cell>
          <table:table-cell office:value-type="float" office:value="0.252318" calcext:value-type="float">
            <text:p>0,252318</text:p>
          </table:table-cell>
          <table:table-cell office:value-type="float" office:value="0.145421" calcext:value-type="float">
            <text:p>0,145421</text:p>
          </table:table-cell>
          <table:table-cell office:value-type="float" office:value="0.176923" calcext:value-type="float">
            <text:p>0,176923</text:p>
          </table:table-cell>
          <table:table-cell office:value-type="float" office:value="0.21655" calcext:value-type="float">
            <text:p>0,21655</text:p>
          </table:table-cell>
          <table:table-cell office:value-type="float" office:value="0.144979" calcext:value-type="float">
            <text:p>0,144979</text:p>
          </table:table-cell>
          <table:table-cell office:value-type="float" office:value="0.176059" calcext:value-type="float">
            <text:p>0,176059</text:p>
          </table:table-cell>
          <table:table-cell office:value-type="float" office:value="0.21547" calcext:value-type="float">
            <text:p>0,21547</text:p>
          </table:table-cell>
          <table:table-cell office:value-type="float" office:value="0.123562" calcext:value-type="float">
            <text:p>0,123562</text:p>
          </table:table-cell>
          <table:table-cell office:value-type="float" office:value="0.132574" calcext:value-type="float">
            <text:p>0,132574</text:p>
          </table:table-cell>
          <table:table-cell office:value-type="float" office:value="0.15443" calcext:value-type="float">
            <text:p>0,15443</text:p>
          </table:table-cell>
          <table:table-cell office:value-type="float" office:value="0.188095" calcext:value-type="float">
            <text:p>0,188095</text:p>
          </table:table-cell>
          <table:table-cell office:value-type="float" office:value="0.624152" calcext:value-type="float">
            <text:p>0,624152</text:p>
          </table:table-cell>
          <table:table-cell office:value-type="float" office:value="0.548397" calcext:value-type="float">
            <text:p>0,548397</text:p>
          </table:table-cell>
          <table:table-cell office:value-type="float" office:value="0.120983" calcext:value-type="float">
            <text:p>0,120983</text:p>
          </table:table-cell>
          <table:table-cell office:value-type="float" office:value="0.527935" calcext:value-type="float">
            <text:p>0,527935</text:p>
          </table:table-cell>
          <table:table-cell office:value-type="float" office:value="0.157985" calcext:value-type="float">
            <text:p>0,157985</text:p>
          </table:table-cell>
          <table:table-cell office:value-type="float" office:value="0.208376" calcext:value-type="float">
            <text:p>0,208376</text:p>
          </table:table-cell>
          <table:table-cell office:value-type="float" office:value="0.130714" calcext:value-type="float">
            <text:p>0,130714</text:p>
          </table:table-cell>
          <table:table-cell office:value-type="float" office:value="0.169775" calcext:value-type="float">
            <text:p>0,169775</text:p>
          </table:table-cell>
          <table:table-cell office:value-type="float" office:value="1.07481" calcext:value-type="float">
            <text:p>1,07481</text:p>
          </table:table-cell>
          <table:table-cell office:value-type="float" office:value="0.91591" calcext:value-type="float">
            <text:p>0,91591</text:p>
          </table:table-cell>
          <table:table-cell office:value-type="float" office:value="0.163918" calcext:value-type="float">
            <text:p>0,163918</text:p>
          </table:table-cell>
          <table:table-cell office:value-type="float" office:value="0.162458" calcext:value-type="float">
            <text:p>0,162458</text:p>
          </table:table-cell>
          <table:table-cell office:value-type="float" office:value="1.41248" calcext:value-type="float">
            <text:p>1,41248</text:p>
          </table:table-cell>
          <table:table-cell office:value-type="float" office:value="0.819164" calcext:value-type="float">
            <text:p>0,819164</text:p>
          </table:table-cell>
          <table:table-cell office:value-type="float" office:value="1.33856" calcext:value-type="float">
            <text:p>1,33856</text:p>
          </table:table-cell>
          <table:table-cell office:value-type="float" office:value="1.08986" calcext:value-type="float">
            <text:p>1,08986</text:p>
          </table:table-cell>
          <table:table-cell office:value-type="float" office:value="0.935162" calcext:value-type="float">
            <text:p>0,935162</text:p>
          </table:table-cell>
          <table:table-cell office:value-type="float" office:value="0.15581" calcext:value-type="float">
            <text:p>0,15581</text:p>
          </table:table-cell>
          <table:table-cell office:value-type="float" office:value="0.769585" calcext:value-type="float">
            <text:p>0,769585</text:p>
          </table:table-cell>
          <table:table-cell office:value-type="float" office:value="0.235389" calcext:value-type="float">
            <text:p>0,235389</text:p>
          </table:table-cell>
          <table:table-cell office:value-type="float" office:value="0.778453" calcext:value-type="float">
            <text:p>0,778453</text:p>
          </table:table-cell>
          <table:table-cell office:value-type="float" office:value="0.668566" calcext:value-type="float">
            <text:p>0,668566</text:p>
          </table:table-cell>
          <table:table-cell office:value-type="float" office:value="0.840266" calcext:value-type="float">
            <text:p>0,840266</text:p>
          </table:table-cell>
          <table:table-cell office:value-type="float" office:value="0.624391" calcext:value-type="float">
            <text:p>0,624391</text:p>
          </table:table-cell>
          <table:table-cell office:value-type="float" office:value="0.758815" calcext:value-type="float">
            <text:p>0,758815</text:p>
          </table:table-cell>
          <table:table-cell office:value-type="float" office:value="1.64467" calcext:value-type="float">
            <text:p>1,64467</text:p>
          </table:table-cell>
          <table:table-cell office:value-type="float" office:value="1.36167" calcext:value-type="float">
            <text:p>1,36167</text:p>
          </table:table-cell>
          <table:table-cell office:value-type="float" office:value="0.217464" calcext:value-type="float">
            <text:p>0,217464</text:p>
          </table:table-cell>
          <table:table-cell office:value-type="float" office:value="1.01645" calcext:value-type="float">
            <text:p>1,01645</text:p>
          </table:table-cell>
          <table:table-cell office:value-type="float" office:value="1.72447" calcext:value-type="float">
            <text:p>1,72447</text:p>
          </table:table-cell>
          <table:table-cell office:value-type="float" office:value="1.39272" calcext:value-type="float">
            <text:p>1,39272</text:p>
          </table:table-cell>
          <table:table-cell office:value-type="float" office:value="1.06274" calcext:value-type="float">
            <text:p>1,06274</text:p>
          </table:table-cell>
          <table:table-cell office:value-type="float" office:value="0.333192" calcext:value-type="float">
            <text:p>0,333192</text:p>
          </table:table-cell>
          <table:table-cell office:value-type="float" office:value="0.762864" calcext:value-type="float">
            <text:p>0,762864</text:p>
          </table:table-cell>
          <table:table-cell office:value-type="float" office:value="0.93094" calcext:value-type="float">
            <text:p>0,93094</text:p>
          </table:table-cell>
          <table:table-cell office:value-type="float" office:value="1.33493" calcext:value-type="float">
            <text:p>1,33493</text:p>
          </table:table-cell>
          <table:table-cell office:value-type="float" office:value="1.36741" calcext:value-type="float">
            <text:p>1,36741</text:p>
          </table:table-cell>
          <table:table-cell office:value-type="float" office:value="0.996888" calcext:value-type="float">
            <text:p>0,996888</text:p>
          </table:table-cell>
          <table:table-cell office:value-type="float" office:value="1.34858" calcext:value-type="float">
            <text:p>1,34858</text:p>
          </table:table-cell>
          <table:table-cell office:value-type="float" office:value="0.964511" calcext:value-type="float">
            <text:p>0,964511</text:p>
          </table:table-cell>
          <table:table-cell office:value-type="float" office:value="0.209913" calcext:value-type="float">
            <text:p>0,209913</text:p>
          </table:table-cell>
          <table:table-cell office:value-type="float" office:value="0.881692" calcext:value-type="float">
            <text:p>0,881692</text:p>
          </table:table-cell>
          <table:table-cell office:value-type="float" office:value="1.71786" calcext:value-type="float">
            <text:p>1,71786</text:p>
          </table:table-cell>
          <table:table-cell office:value-type="float" office:value="0.258726" calcext:value-type="float">
            <text:p>0,258726</text:p>
          </table:table-cell>
          <table:table-cell office:value-type="float" office:value="0.169883" calcext:value-type="float">
            <text:p>0,169883</text:p>
          </table:table-cell>
          <table:table-cell office:value-type="float" office:value="2.00024" calcext:value-type="float">
            <text:p>2,00024</text:p>
          </table:table-cell>
          <table:table-cell office:value-type="float" office:value="1.76648" calcext:value-type="float">
            <text:p>1,76648</text:p>
          </table:table-cell>
          <table:table-cell office:value-type="float" office:value="0.833394" calcext:value-type="float">
            <text:p>0,833394</text:p>
          </table:table-cell>
          <table:table-cell office:value-type="float" office:value="0.325297" calcext:value-type="float">
            <text:p>0,325297</text:p>
          </table:table-cell>
          <table:table-cell office:value-type="float" office:value="0.108652" calcext:value-type="float">
            <text:p>0,108652</text:p>
          </table:table-cell>
          <table:table-cell office:value-type="float" office:value="0.093013" calcext:value-type="float">
            <text:p>0,093013</text:p>
          </table:table-cell>
          <table:table-cell table:number-columns-repeated="4"/>
          <table:table-cell table:formula="of:=MIN([.A183:.BL183])" office:value-type="float" office:value="0.093013" calcext:value-type="float">
            <text:p>0,093013</text:p>
          </table:table-cell>
          <table:table-cell table:formula="of:=MAX([.A183:.BL183])" office:value-type="float" office:value="2.00024" calcext:value-type="float">
            <text:p>2,00024</text:p>
          </table:table-cell>
          <table:table-cell table:number-columns-repeated="7"/>
        </table:table-row>
        <table:table-row table:style-name="ro1">
          <table:table-cell office:value-type="float" office:value="0.142256" calcext:value-type="float">
            <text:p>0,142256</text:p>
          </table:table-cell>
          <table:table-cell office:value-type="float" office:value="0.173367" calcext:value-type="float">
            <text:p>0,173367</text:p>
          </table:table-cell>
          <table:table-cell office:value-type="float" office:value="0.230889" calcext:value-type="float">
            <text:p>0,230889</text:p>
          </table:table-cell>
          <table:table-cell office:value-type="float" office:value="0.130833" calcext:value-type="float">
            <text:p>0,130833</text:p>
          </table:table-cell>
          <table:table-cell office:value-type="float" office:value="0.212905" calcext:value-type="float">
            <text:p>0,212905</text:p>
          </table:table-cell>
          <table:table-cell office:value-type="float" office:value="0.310452" calcext:value-type="float">
            <text:p>0,310452</text:p>
          </table:table-cell>
          <table:table-cell office:value-type="float" office:value="0.26236" calcext:value-type="float">
            <text:p>0,26236</text:p>
          </table:table-cell>
          <table:table-cell office:value-type="float" office:value="0.200269" calcext:value-type="float">
            <text:p>0,200269</text:p>
          </table:table-cell>
          <table:table-cell office:value-type="float" office:value="0.141062" calcext:value-type="float">
            <text:p>0,141062</text:p>
          </table:table-cell>
          <table:table-cell office:value-type="float" office:value="0.265638" calcext:value-type="float">
            <text:p>0,265638</text:p>
          </table:table-cell>
          <table:table-cell office:value-type="float" office:value="0.302757" calcext:value-type="float">
            <text:p>0,302757</text:p>
          </table:table-cell>
          <table:table-cell office:value-type="float" office:value="0.262113" calcext:value-type="float">
            <text:p>0,262113</text:p>
          </table:table-cell>
          <table:table-cell office:value-type="float" office:value="0.229664" calcext:value-type="float">
            <text:p>0,229664</text:p>
          </table:table-cell>
          <table:table-cell office:value-type="float" office:value="0.269878" calcext:value-type="float">
            <text:p>0,269878</text:p>
          </table:table-cell>
          <table:table-cell office:value-type="float" office:value="0.238142" calcext:value-type="float">
            <text:p>0,238142</text:p>
          </table:table-cell>
          <table:table-cell office:value-type="float" office:value="0.995197" calcext:value-type="float">
            <text:p>0,995197</text:p>
          </table:table-cell>
          <table:table-cell office:value-type="float" office:value="0.254232" calcext:value-type="float">
            <text:p>0,254232</text:p>
          </table:table-cell>
          <table:table-cell office:value-type="float" office:value="0.895304" calcext:value-type="float">
            <text:p>0,895304</text:p>
          </table:table-cell>
          <table:table-cell office:value-type="float" office:value="1.20668" calcext:value-type="float">
            <text:p>1,20668</text:p>
          </table:table-cell>
          <table:table-cell office:value-type="float" office:value="0.88787" calcext:value-type="float">
            <text:p>0,88787</text:p>
          </table:table-cell>
          <table:table-cell office:value-type="float" office:value="1.38505" calcext:value-type="float">
            <text:p>1,38505</text:p>
          </table:table-cell>
          <table:table-cell office:value-type="float" office:value="1.07577" calcext:value-type="float">
            <text:p>1,07577</text:p>
          </table:table-cell>
          <table:table-cell office:value-type="float" office:value="1.34162" calcext:value-type="float">
            <text:p>1,34162</text:p>
          </table:table-cell>
          <table:table-cell office:value-type="float" office:value="1.29142" calcext:value-type="float">
            <text:p>1,29142</text:p>
          </table:table-cell>
          <table:table-cell office:value-type="float" office:value="0.807041" calcext:value-type="float">
            <text:p>0,807041</text:p>
          </table:table-cell>
          <table:table-cell office:value-type="float" office:value="1.11264" calcext:value-type="float">
            <text:p>1,11264</text:p>
          </table:table-cell>
          <table:table-cell office:value-type="float" office:value="0.749851" calcext:value-type="float">
            <text:p>0,749851</text:p>
          </table:table-cell>
          <table:table-cell office:value-type="float" office:value="1.14596" calcext:value-type="float">
            <text:p>1,14596</text:p>
          </table:table-cell>
          <table:table-cell office:value-type="float" office:value="1.05914" calcext:value-type="float">
            <text:p>1,05914</text:p>
          </table:table-cell>
          <table:table-cell office:value-type="float" office:value="1.29169" calcext:value-type="float">
            <text:p>1,29169</text:p>
          </table:table-cell>
          <table:table-cell office:value-type="float" office:value="0.983941" calcext:value-type="float">
            <text:p>0,983941</text:p>
          </table:table-cell>
          <table:table-cell office:value-type="float" office:value="0.77559" calcext:value-type="float">
            <text:p>0,77559</text:p>
          </table:table-cell>
          <table:table-cell office:value-type="float" office:value="0.913937" calcext:value-type="float">
            <text:p>0,913937</text:p>
          </table:table-cell>
          <table:table-cell office:value-type="float" office:value="1.64277" calcext:value-type="float">
            <text:p>1,64277</text:p>
          </table:table-cell>
          <table:table-cell office:value-type="float" office:value="0.716304" calcext:value-type="float">
            <text:p>0,716304</text:p>
          </table:table-cell>
          <table:table-cell office:value-type="float" office:value="0.75981" calcext:value-type="float">
            <text:p>0,75981</text:p>
          </table:table-cell>
          <table:table-cell office:value-type="float" office:value="1.07154" calcext:value-type="float">
            <text:p>1,07154</text:p>
          </table:table-cell>
          <table:table-cell office:value-type="float" office:value="1.31884" calcext:value-type="float">
            <text:p>1,31884</text:p>
          </table:table-cell>
          <table:table-cell office:value-type="float" office:value="0.642754" calcext:value-type="float">
            <text:p>0,642754</text:p>
          </table:table-cell>
          <table:table-cell office:value-type="float" office:value="1.16715" calcext:value-type="float">
            <text:p>1,16715</text:p>
          </table:table-cell>
          <table:table-cell office:value-type="float" office:value="0.99852" calcext:value-type="float">
            <text:p>0,99852</text:p>
          </table:table-cell>
          <table:table-cell office:value-type="float" office:value="0.674806" calcext:value-type="float">
            <text:p>0,674806</text:p>
          </table:table-cell>
          <table:table-cell office:value-type="float" office:value="1.68597" calcext:value-type="float">
            <text:p>1,68597</text:p>
          </table:table-cell>
          <table:table-cell office:value-type="float" office:value="0.855318" calcext:value-type="float">
            <text:p>0,855318</text:p>
          </table:table-cell>
          <table:table-cell office:value-type="float" office:value="1.04723" calcext:value-type="float">
            <text:p>1,04723</text:p>
          </table:table-cell>
          <table:table-cell office:value-type="float" office:value="1.41429" calcext:value-type="float">
            <text:p>1,41429</text:p>
          </table:table-cell>
          <table:table-cell office:value-type="float" office:value="1.41345" calcext:value-type="float">
            <text:p>1,41345</text:p>
          </table:table-cell>
          <table:table-cell office:value-type="float" office:value="0.956396" calcext:value-type="float">
            <text:p>0,956396</text:p>
          </table:table-cell>
          <table:table-cell office:value-type="float" office:value="1.03328" calcext:value-type="float">
            <text:p>1,03328</text:p>
          </table:table-cell>
          <table:table-cell office:value-type="float" office:value="0.931355" calcext:value-type="float">
            <text:p>0,931355</text:p>
          </table:table-cell>
          <table:table-cell office:value-type="float" office:value="1.75956" calcext:value-type="float">
            <text:p>1,75956</text:p>
          </table:table-cell>
          <table:table-cell office:value-type="float" office:value="0.85667" calcext:value-type="float">
            <text:p>0,85667</text:p>
          </table:table-cell>
          <table:table-cell office:value-type="float" office:value="0.814679" calcext:value-type="float">
            <text:p>0,814679</text:p>
          </table:table-cell>
          <table:table-cell office:value-type="float" office:value="1.19738" calcext:value-type="float">
            <text:p>1,19738</text:p>
          </table:table-cell>
          <table:table-cell office:value-type="float" office:value="0.779734" calcext:value-type="float">
            <text:p>0,779734</text:p>
          </table:table-cell>
          <table:table-cell office:value-type="float" office:value="0.772165" calcext:value-type="float">
            <text:p>0,772165</text:p>
          </table:table-cell>
          <table:table-cell office:value-type="float" office:value="0.768053" calcext:value-type="float">
            <text:p>0,768053</text:p>
          </table:table-cell>
          <table:table-cell office:value-type="float" office:value="1.01343" calcext:value-type="float">
            <text:p>1,01343</text:p>
          </table:table-cell>
          <table:table-cell office:value-type="float" office:value="0.881503" calcext:value-type="float">
            <text:p>0,881503</text:p>
          </table:table-cell>
          <table:table-cell office:value-type="float" office:value="0.752706" calcext:value-type="float">
            <text:p>0,752706</text:p>
          </table:table-cell>
          <table:table-cell office:value-type="float" office:value="1.0524" calcext:value-type="float">
            <text:p>1,0524</text:p>
          </table:table-cell>
          <table:table-cell office:value-type="float" office:value="0.796448" calcext:value-type="float">
            <text:p>0,796448</text:p>
          </table:table-cell>
          <table:table-cell office:value-type="float" office:value="0.851157" calcext:value-type="float">
            <text:p>0,851157</text:p>
          </table:table-cell>
          <table:table-cell office:value-type="float" office:value="0.0519662" calcext:value-type="float">
            <text:p>0,0519662</text:p>
          </table:table-cell>
          <table:table-cell table:number-columns-repeated="4"/>
          <table:table-cell table:formula="of:=MIN([.A184:.BL184])" office:value-type="float" office:value="0.0519662" calcext:value-type="float">
            <text:p>0,0519662</text:p>
          </table:table-cell>
          <table:table-cell table:formula="of:=MAX([.A184:.BL184])" office:value-type="float" office:value="1.75956" calcext:value-type="float">
            <text:p>1,75956</text:p>
          </table:table-cell>
          <table:table-cell table:number-columns-repeated="7"/>
        </table:table-row>
        <table:table-row table:style-name="ro1">
          <table:table-cell office:value-type="float" office:value="0.136594" calcext:value-type="float">
            <text:p>0,136594</text:p>
          </table:table-cell>
          <table:table-cell office:value-type="float" office:value="0.173042" calcext:value-type="float">
            <text:p>0,173042</text:p>
          </table:table-cell>
          <table:table-cell office:value-type="float" office:value="0.218422" calcext:value-type="float">
            <text:p>0,218422</text:p>
          </table:table-cell>
          <table:table-cell office:value-type="float" office:value="0.142646" calcext:value-type="float">
            <text:p>0,142646</text:p>
          </table:table-cell>
          <table:table-cell office:value-type="float" office:value="0.175297" calcext:value-type="float">
            <text:p>0,175297</text:p>
          </table:table-cell>
          <table:table-cell office:value-type="float" office:value="0.217125" calcext:value-type="float">
            <text:p>0,217125</text:p>
          </table:table-cell>
          <table:table-cell office:value-type="float" office:value="0.143211" calcext:value-type="float">
            <text:p>0,143211</text:p>
          </table:table-cell>
          <table:table-cell office:value-type="float" office:value="0.175746" calcext:value-type="float">
            <text:p>0,175746</text:p>
          </table:table-cell>
          <table:table-cell office:value-type="float" office:value="0.230044" calcext:value-type="float">
            <text:p>0,230044</text:p>
          </table:table-cell>
          <table:table-cell office:value-type="float" office:value="0.669921" calcext:value-type="float">
            <text:p>0,669921</text:p>
          </table:table-cell>
          <table:table-cell office:value-type="float" office:value="0.607152" calcext:value-type="float">
            <text:p>0,607152</text:p>
          </table:table-cell>
          <table:table-cell office:value-type="float" office:value="0.649919" calcext:value-type="float">
            <text:p>0,649919</text:p>
          </table:table-cell>
          <table:table-cell office:value-type="float" office:value="0.615013" calcext:value-type="float">
            <text:p>0,615013</text:p>
          </table:table-cell>
          <table:table-cell office:value-type="float" office:value="0.716463" calcext:value-type="float">
            <text:p>0,716463</text:p>
          </table:table-cell>
          <table:table-cell office:value-type="float" office:value="0.250787" calcext:value-type="float">
            <text:p>0,250787</text:p>
          </table:table-cell>
          <table:table-cell office:value-type="float" office:value="0.705454" calcext:value-type="float">
            <text:p>0,705454</text:p>
          </table:table-cell>
          <table:table-cell office:value-type="float" office:value="0.426181" calcext:value-type="float">
            <text:p>0,426181</text:p>
          </table:table-cell>
          <table:table-cell office:value-type="float" office:value="0.46458" calcext:value-type="float">
            <text:p>0,46458</text:p>
          </table:table-cell>
          <table:table-cell office:value-type="float" office:value="0.243147" calcext:value-type="float">
            <text:p>0,243147</text:p>
          </table:table-cell>
          <table:table-cell office:value-type="float" office:value="0.485046" calcext:value-type="float">
            <text:p>0,485046</text:p>
          </table:table-cell>
          <table:table-cell office:value-type="float" office:value="0.445745" calcext:value-type="float">
            <text:p>0,445745</text:p>
          </table:table-cell>
          <table:table-cell office:value-type="float" office:value="1.11442" calcext:value-type="float">
            <text:p>1,11442</text:p>
          </table:table-cell>
          <table:table-cell office:value-type="float" office:value="0.255152" calcext:value-type="float">
            <text:p>0,255152</text:p>
          </table:table-cell>
          <table:table-cell office:value-type="float" office:value="0.194091" calcext:value-type="float">
            <text:p>0,194091</text:p>
          </table:table-cell>
          <table:table-cell office:value-type="float" office:value="1.08846" calcext:value-type="float">
            <text:p>1,08846</text:p>
          </table:table-cell>
          <table:table-cell office:value-type="float" office:value="0.595448" calcext:value-type="float">
            <text:p>0,595448</text:p>
          </table:table-cell>
          <table:table-cell office:value-type="float" office:value="0.563311" calcext:value-type="float">
            <text:p>0,563311</text:p>
          </table:table-cell>
          <table:table-cell office:value-type="float" office:value="0.197123" calcext:value-type="float">
            <text:p>0,197123</text:p>
          </table:table-cell>
          <table:table-cell office:value-type="float" office:value="0.578096" calcext:value-type="float">
            <text:p>0,578096</text:p>
          </table:table-cell>
          <table:table-cell office:value-type="float" office:value="1.07278" calcext:value-type="float">
            <text:p>1,07278</text:p>
          </table:table-cell>
          <table:table-cell office:value-type="float" office:value="1.58571" calcext:value-type="float">
            <text:p>1,58571</text:p>
          </table:table-cell>
          <table:table-cell office:value-type="float" office:value="1.3566" calcext:value-type="float">
            <text:p>1,3566</text:p>
          </table:table-cell>
          <table:table-cell office:value-type="float" office:value="1.17027" calcext:value-type="float">
            <text:p>1,17027</text:p>
          </table:table-cell>
          <table:table-cell office:value-type="float" office:value="0.221781" calcext:value-type="float">
            <text:p>0,221781</text:p>
          </table:table-cell>
          <table:table-cell office:value-type="float" office:value="0.896318" calcext:value-type="float">
            <text:p>0,896318</text:p>
          </table:table-cell>
          <table:table-cell office:value-type="float" office:value="1.63908" calcext:value-type="float">
            <text:p>1,63908</text:p>
          </table:table-cell>
          <table:table-cell office:value-type="float" office:value="1.48518" calcext:value-type="float">
            <text:p>1,48518</text:p>
          </table:table-cell>
          <table:table-cell office:value-type="float" office:value="1.27341" calcext:value-type="float">
            <text:p>1,27341</text:p>
          </table:table-cell>
          <table:table-cell office:value-type="float" office:value="1.25437" calcext:value-type="float">
            <text:p>1,25437</text:p>
          </table:table-cell>
          <table:table-cell office:value-type="float" office:value="1.09696" calcext:value-type="float">
            <text:p>1,09696</text:p>
          </table:table-cell>
          <table:table-cell office:value-type="float" office:value="1.09234" calcext:value-type="float">
            <text:p>1,09234</text:p>
          </table:table-cell>
          <table:table-cell office:value-type="float" office:value="1.07264" calcext:value-type="float">
            <text:p>1,07264</text:p>
          </table:table-cell>
          <table:table-cell office:value-type="float" office:value="1.02648" calcext:value-type="float">
            <text:p>1,02648</text:p>
          </table:table-cell>
          <table:table-cell office:value-type="float" office:value="0.919946" calcext:value-type="float">
            <text:p>0,919946</text:p>
          </table:table-cell>
          <table:table-cell office:value-type="float" office:value="0.843763" calcext:value-type="float">
            <text:p>0,843763</text:p>
          </table:table-cell>
          <table:table-cell office:value-type="float" office:value="0.24684" calcext:value-type="float">
            <text:p>0,24684</text:p>
          </table:table-cell>
          <table:table-cell office:value-type="float" office:value="0.247182" calcext:value-type="float">
            <text:p>0,247182</text:p>
          </table:table-cell>
          <table:table-cell office:value-type="float" office:value="1.50686" calcext:value-type="float">
            <text:p>1,50686</text:p>
          </table:table-cell>
          <table:table-cell office:value-type="float" office:value="0.728949" calcext:value-type="float">
            <text:p>0,728949</text:p>
          </table:table-cell>
          <table:table-cell office:value-type="float" office:value="0.53341" calcext:value-type="float">
            <text:p>0,53341</text:p>
          </table:table-cell>
          <table:table-cell office:value-type="float" office:value="1.29143" calcext:value-type="float">
            <text:p>1,29143</text:p>
          </table:table-cell>
          <table:table-cell office:value-type="float" office:value="0.416418" calcext:value-type="float">
            <text:p>0,416418</text:p>
          </table:table-cell>
          <table:table-cell office:value-type="float" office:value="0.28208" calcext:value-type="float">
            <text:p>0,28208</text:p>
          </table:table-cell>
          <table:table-cell office:value-type="float" office:value="0.525214" calcext:value-type="float">
            <text:p>0,525214</text:p>
          </table:table-cell>
          <table:table-cell office:value-type="float" office:value="1.92926" calcext:value-type="float">
            <text:p>1,92926</text:p>
          </table:table-cell>
          <table:table-cell office:value-type="float" office:value="0.408867" calcext:value-type="float">
            <text:p>0,408867</text:p>
          </table:table-cell>
          <table:table-cell office:value-type="float" office:value="2.16437" calcext:value-type="float">
            <text:p>2,16437</text:p>
          </table:table-cell>
          <table:table-cell office:value-type="float" office:value="0.556742" calcext:value-type="float">
            <text:p>0,556742</text:p>
          </table:table-cell>
          <table:table-cell office:value-type="float" office:value="0.31973" calcext:value-type="float">
            <text:p>0,31973</text:p>
          </table:table-cell>
          <table:table-cell office:value-type="float" office:value="0.153487" calcext:value-type="float">
            <text:p>0,153487</text:p>
          </table:table-cell>
          <table:table-cell office:value-type="float" office:value="0.341486" calcext:value-type="float">
            <text:p>0,341486</text:p>
          </table:table-cell>
          <table:table-cell office:value-type="float" office:value="0.350554" calcext:value-type="float">
            <text:p>0,350554</text:p>
          </table:table-cell>
          <table:table-cell office:value-type="float" office:value="0.239289" calcext:value-type="float">
            <text:p>0,239289</text:p>
          </table:table-cell>
          <table:table-cell office:value-type="float" office:value="0.0539799" calcext:value-type="float">
            <text:p>0,0539799</text:p>
          </table:table-cell>
          <table:table-cell table:number-columns-repeated="4"/>
          <table:table-cell table:formula="of:=MIN([.A185:.BL185])" office:value-type="float" office:value="0.0539799" calcext:value-type="float">
            <text:p>0,0539799</text:p>
          </table:table-cell>
          <table:table-cell table:formula="of:=MAX([.A185:.BL185])" office:value-type="float" office:value="2.16437" calcext:value-type="float">
            <text:p>2,16437</text:p>
          </table:table-cell>
          <table:table-cell table:number-columns-repeated="7"/>
        </table:table-row>
        <table:table-row table:style-name="ro1">
          <table:table-cell office:value-type="float" office:value="0.103442" calcext:value-type="float">
            <text:p>0,103442</text:p>
          </table:table-cell>
          <table:table-cell office:value-type="float" office:value="0.144563" calcext:value-type="float">
            <text:p>0,144563</text:p>
          </table:table-cell>
          <table:table-cell office:value-type="float" office:value="0.102174" calcext:value-type="float">
            <text:p>0,102174</text:p>
          </table:table-cell>
          <table:table-cell office:value-type="float" office:value="0.105114" calcext:value-type="float">
            <text:p>0,105114</text:p>
          </table:table-cell>
          <table:table-cell office:value-type="float" office:value="0.14239" calcext:value-type="float">
            <text:p>0,14239</text:p>
          </table:table-cell>
          <table:table-cell office:value-type="float" office:value="0.10193" calcext:value-type="float">
            <text:p>0,10193</text:p>
          </table:table-cell>
          <table:table-cell office:value-type="float" office:value="0.125803" calcext:value-type="float">
            <text:p>0,125803</text:p>
          </table:table-cell>
          <table:table-cell office:value-type="float" office:value="0.104652" calcext:value-type="float">
            <text:p>0,104652</text:p>
          </table:table-cell>
          <table:table-cell office:value-type="float" office:value="0.128099" calcext:value-type="float">
            <text:p>0,128099</text:p>
          </table:table-cell>
          <table:table-cell office:value-type="float" office:value="0.10619" calcext:value-type="float">
            <text:p>0,10619</text:p>
          </table:table-cell>
          <table:table-cell office:value-type="float" office:value="0.124683" calcext:value-type="float">
            <text:p>0,124683</text:p>
          </table:table-cell>
          <table:table-cell office:value-type="float" office:value="0.137074" calcext:value-type="float">
            <text:p>0,137074</text:p>
          </table:table-cell>
          <table:table-cell office:value-type="float" office:value="0.683778" calcext:value-type="float">
            <text:p>0,683778</text:p>
          </table:table-cell>
          <table:table-cell office:value-type="float" office:value="0.188457" calcext:value-type="float">
            <text:p>0,188457</text:p>
          </table:table-cell>
          <table:table-cell office:value-type="float" office:value="0.586055" calcext:value-type="float">
            <text:p>0,586055</text:p>
          </table:table-cell>
          <table:table-cell office:value-type="float" office:value="0.538499" calcext:value-type="float">
            <text:p>0,538499</text:p>
          </table:table-cell>
          <table:table-cell office:value-type="float" office:value="0.790803" calcext:value-type="float">
            <text:p>0,790803</text:p>
          </table:table-cell>
          <table:table-cell office:value-type="float" office:value="0.504795" calcext:value-type="float">
            <text:p>0,504795</text:p>
          </table:table-cell>
          <table:table-cell office:value-type="float" office:value="0.187056" calcext:value-type="float">
            <text:p>0,187056</text:p>
          </table:table-cell>
          <table:table-cell office:value-type="float" office:value="0.455228" calcext:value-type="float">
            <text:p>0,455228</text:p>
          </table:table-cell>
          <table:table-cell office:value-type="float" office:value="0.432355" calcext:value-type="float">
            <text:p>0,432355</text:p>
          </table:table-cell>
          <table:table-cell office:value-type="float" office:value="0.320261" calcext:value-type="float">
            <text:p>0,320261</text:p>
          </table:table-cell>
          <table:table-cell office:value-type="float" office:value="0.155099" calcext:value-type="float">
            <text:p>0,155099</text:p>
          </table:table-cell>
          <table:table-cell office:value-type="float" office:value="0.93495" calcext:value-type="float">
            <text:p>0,93495</text:p>
          </table:table-cell>
          <table:table-cell office:value-type="float" office:value="0.80925" calcext:value-type="float">
            <text:p>0,80925</text:p>
          </table:table-cell>
          <table:table-cell office:value-type="float" office:value="0.827991" calcext:value-type="float">
            <text:p>0,827991</text:p>
          </table:table-cell>
          <table:table-cell office:value-type="float" office:value="0.689943" calcext:value-type="float">
            <text:p>0,689943</text:p>
          </table:table-cell>
          <table:table-cell office:value-type="float" office:value="0.565859" calcext:value-type="float">
            <text:p>0,565859</text:p>
          </table:table-cell>
          <table:table-cell office:value-type="float" office:value="0.460824" calcext:value-type="float">
            <text:p>0,460824</text:p>
          </table:table-cell>
          <table:table-cell office:value-type="float" office:value="0.491305" calcext:value-type="float">
            <text:p>0,491305</text:p>
          </table:table-cell>
          <table:table-cell office:value-type="float" office:value="0.484063" calcext:value-type="float">
            <text:p>0,484063</text:p>
          </table:table-cell>
          <table:table-cell office:value-type="float" office:value="0.163458" calcext:value-type="float">
            <text:p>0,163458</text:p>
          </table:table-cell>
          <table:table-cell office:value-type="float" office:value="0.457011" calcext:value-type="float">
            <text:p>0,457011</text:p>
          </table:table-cell>
          <table:table-cell office:value-type="float" office:value="1.08523" calcext:value-type="float">
            <text:p>1,08523</text:p>
          </table:table-cell>
          <table:table-cell office:value-type="float" office:value="0.954065" calcext:value-type="float">
            <text:p>0,954065</text:p>
          </table:table-cell>
          <table:table-cell office:value-type="float" office:value="0.125661" calcext:value-type="float">
            <text:p>0,125661</text:p>
          </table:table-cell>
          <table:table-cell office:value-type="float" office:value="0.174894" calcext:value-type="float">
            <text:p>0,174894</text:p>
          </table:table-cell>
          <table:table-cell office:value-type="float" office:value="0.179457" calcext:value-type="float">
            <text:p>0,179457</text:p>
          </table:table-cell>
          <table:table-cell office:value-type="float" office:value="0.169709" calcext:value-type="float">
            <text:p>0,169709</text:p>
          </table:table-cell>
          <table:table-cell office:value-type="float" office:value="0.279571" calcext:value-type="float">
            <text:p>0,279571</text:p>
          </table:table-cell>
          <table:table-cell office:value-type="float" office:value="0.225187" calcext:value-type="float">
            <text:p>0,225187</text:p>
          </table:table-cell>
          <table:table-cell office:value-type="float" office:value="0.190582" calcext:value-type="float">
            <text:p>0,190582</text:p>
          </table:table-cell>
          <table:table-cell office:value-type="float" office:value="0.218579" calcext:value-type="float">
            <text:p>0,218579</text:p>
          </table:table-cell>
          <table:table-cell office:value-type="float" office:value="0.49258" calcext:value-type="float">
            <text:p>0,49258</text:p>
          </table:table-cell>
          <table:table-cell office:value-type="float" office:value="0.273808" calcext:value-type="float">
            <text:p>0,273808</text:p>
          </table:table-cell>
          <table:table-cell office:value-type="float" office:value="1.24728" calcext:value-type="float">
            <text:p>1,24728</text:p>
          </table:table-cell>
          <table:table-cell office:value-type="float" office:value="1.37321" calcext:value-type="float">
            <text:p>1,37321</text:p>
          </table:table-cell>
          <table:table-cell office:value-type="float" office:value="1.24827" calcext:value-type="float">
            <text:p>1,24827</text:p>
          </table:table-cell>
          <table:table-cell office:value-type="float" office:value="1.56324" calcext:value-type="float">
            <text:p>1,56324</text:p>
          </table:table-cell>
          <table:table-cell office:value-type="float" office:value="0.364561" calcext:value-type="float">
            <text:p>0,364561</text:p>
          </table:table-cell>
          <table:table-cell office:value-type="float" office:value="1.28543" calcext:value-type="float">
            <text:p>1,28543</text:p>
          </table:table-cell>
          <table:table-cell office:value-type="float" office:value="0.974877" calcext:value-type="float">
            <text:p>0,974877</text:p>
          </table:table-cell>
          <table:table-cell office:value-type="float" office:value="0.370264" calcext:value-type="float">
            <text:p>0,370264</text:p>
          </table:table-cell>
          <table:table-cell office:value-type="float" office:value="1.08786" calcext:value-type="float">
            <text:p>1,08786</text:p>
          </table:table-cell>
          <table:table-cell office:value-type="float" office:value="1.12519" calcext:value-type="float">
            <text:p>1,12519</text:p>
          </table:table-cell>
          <table:table-cell office:value-type="float" office:value="0.767368" calcext:value-type="float">
            <text:p>0,767368</text:p>
          </table:table-cell>
          <table:table-cell office:value-type="float" office:value="0.313887" calcext:value-type="float">
            <text:p>0,313887</text:p>
          </table:table-cell>
          <table:table-cell office:value-type="float" office:value="0.618591" calcext:value-type="float">
            <text:p>0,618591</text:p>
          </table:table-cell>
          <table:table-cell office:value-type="float" office:value="0.215602" calcext:value-type="float">
            <text:p>0,215602</text:p>
          </table:table-cell>
          <table:table-cell office:value-type="float" office:value="0.523634" calcext:value-type="float">
            <text:p>0,523634</text:p>
          </table:table-cell>
          <table:table-cell office:value-type="float" office:value="0.216202" calcext:value-type="float">
            <text:p>0,216202</text:p>
          </table:table-cell>
          <table:table-cell office:value-type="float" office:value="0.401045" calcext:value-type="float">
            <text:p>0,401045</text:p>
          </table:table-cell>
          <table:table-cell office:value-type="float" office:value="0.0457542" calcext:value-type="float">
            <text:p>0,0457542</text:p>
          </table:table-cell>
          <table:table-cell office:value-type="float" office:value="0.0389571" calcext:value-type="float">
            <text:p>0,0389571</text:p>
          </table:table-cell>
          <table:table-cell table:number-columns-repeated="4"/>
          <table:table-cell table:formula="of:=MIN([.A186:.BL186])" office:value-type="float" office:value="0.0389571" calcext:value-type="float">
            <text:p>0,0389571</text:p>
          </table:table-cell>
          <table:table-cell table:formula="of:=MAX([.A186:.BL186])" office:value-type="float" office:value="1.56324" calcext:value-type="float">
            <text:p>1,56324</text:p>
          </table:table-cell>
          <table:table-cell table:number-columns-repeated="7"/>
        </table:table-row>
        <table:table-row table:style-name="ro1">
          <table:table-cell office:value-type="float" office:value="0.140069" calcext:value-type="float">
            <text:p>0,140069</text:p>
          </table:table-cell>
          <table:table-cell office:value-type="float" office:value="0.185224" calcext:value-type="float">
            <text:p>0,185224</text:p>
          </table:table-cell>
          <table:table-cell office:value-type="float" office:value="0.164573" calcext:value-type="float">
            <text:p>0,164573</text:p>
          </table:table-cell>
          <table:table-cell office:value-type="float" office:value="0.109776" calcext:value-type="float">
            <text:p>0,109776</text:p>
          </table:table-cell>
          <table:table-cell office:value-type="float" office:value="0.107824" calcext:value-type="float">
            <text:p>0,107824</text:p>
          </table:table-cell>
          <table:table-cell office:value-type="float" office:value="0.114353" calcext:value-type="float">
            <text:p>0,114353</text:p>
          </table:table-cell>
          <table:table-cell office:value-type="float" office:value="0.153426" calcext:value-type="float">
            <text:p>0,153426</text:p>
          </table:table-cell>
          <table:table-cell office:value-type="float" office:value="0.158007" calcext:value-type="float">
            <text:p>0,158007</text:p>
          </table:table-cell>
          <table:table-cell office:value-type="float" office:value="0.143895" calcext:value-type="float">
            <text:p>0,143895</text:p>
          </table:table-cell>
          <table:table-cell office:value-type="float" office:value="0.680247" calcext:value-type="float">
            <text:p>0,680247</text:p>
          </table:table-cell>
          <table:table-cell office:value-type="float" office:value="0.59887" calcext:value-type="float">
            <text:p>0,59887</text:p>
          </table:table-cell>
          <table:table-cell office:value-type="float" office:value="0.541785" calcext:value-type="float">
            <text:p>0,541785</text:p>
          </table:table-cell>
          <table:table-cell office:value-type="float" office:value="0.547274" calcext:value-type="float">
            <text:p>0,547274</text:p>
          </table:table-cell>
          <table:table-cell office:value-type="float" office:value="0.273396" calcext:value-type="float">
            <text:p>0,273396</text:p>
          </table:table-cell>
          <table:table-cell office:value-type="float" office:value="0.176158" calcext:value-type="float">
            <text:p>0,176158</text:p>
          </table:table-cell>
          <table:table-cell office:value-type="float" office:value="0.283462" calcext:value-type="float">
            <text:p>0,283462</text:p>
          </table:table-cell>
          <table:table-cell office:value-type="float" office:value="0.432741" calcext:value-type="float">
            <text:p>0,432741</text:p>
          </table:table-cell>
          <table:table-cell office:value-type="float" office:value="0.346383" calcext:value-type="float">
            <text:p>0,346383</text:p>
          </table:table-cell>
          <table:table-cell office:value-type="float" office:value="0.417813" calcext:value-type="float">
            <text:p>0,417813</text:p>
          </table:table-cell>
          <table:table-cell office:value-type="float" office:value="0.461221" calcext:value-type="float">
            <text:p>0,461221</text:p>
          </table:table-cell>
          <table:table-cell office:value-type="float" office:value="0.483572" calcext:value-type="float">
            <text:p>0,483572</text:p>
          </table:table-cell>
          <table:table-cell office:value-type="float" office:value="0.403665" calcext:value-type="float">
            <text:p>0,403665</text:p>
          </table:table-cell>
          <table:table-cell office:value-type="float" office:value="0.108184" calcext:value-type="float">
            <text:p>0,108184</text:p>
          </table:table-cell>
          <table:table-cell office:value-type="float" office:value="0.509583" calcext:value-type="float">
            <text:p>0,509583</text:p>
          </table:table-cell>
          <table:table-cell office:value-type="float" office:value="0.463393" calcext:value-type="float">
            <text:p>0,463393</text:p>
          </table:table-cell>
          <table:table-cell office:value-type="float" office:value="0.424768" calcext:value-type="float">
            <text:p>0,424768</text:p>
          </table:table-cell>
          <table:table-cell office:value-type="float" office:value="0.360042" calcext:value-type="float">
            <text:p>0,360042</text:p>
          </table:table-cell>
          <table:table-cell office:value-type="float" office:value="0.308925" calcext:value-type="float">
            <text:p>0,308925</text:p>
          </table:table-cell>
          <table:table-cell office:value-type="float" office:value="0.184517" calcext:value-type="float">
            <text:p>0,184517</text:p>
          </table:table-cell>
          <table:table-cell office:value-type="float" office:value="0.327504" calcext:value-type="float">
            <text:p>0,327504</text:p>
          </table:table-cell>
          <table:table-cell office:value-type="float" office:value="0.298399" calcext:value-type="float">
            <text:p>0,298399</text:p>
          </table:table-cell>
          <table:table-cell office:value-type="float" office:value="0.140864" calcext:value-type="float">
            <text:p>0,140864</text:p>
          </table:table-cell>
          <table:table-cell office:value-type="float" office:value="0.341689" calcext:value-type="float">
            <text:p>0,341689</text:p>
          </table:table-cell>
          <table:table-cell office:value-type="float" office:value="0.123312" calcext:value-type="float">
            <text:p>0,123312</text:p>
          </table:table-cell>
          <table:table-cell office:value-type="float" office:value="0.149799" calcext:value-type="float">
            <text:p>0,149799</text:p>
          </table:table-cell>
          <table:table-cell office:value-type="float" office:value="1.04892" calcext:value-type="float">
            <text:p>1,04892</text:p>
          </table:table-cell>
          <table:table-cell office:value-type="float" office:value="0.116108" calcext:value-type="float">
            <text:p>0,116108</text:p>
          </table:table-cell>
          <table:table-cell office:value-type="float" office:value="0.401041" calcext:value-type="float">
            <text:p>0,401041</text:p>
          </table:table-cell>
          <table:table-cell office:value-type="float" office:value="1.85369" calcext:value-type="float">
            <text:p>1,85369</text:p>
          </table:table-cell>
          <table:table-cell office:value-type="float" office:value="0.219304" calcext:value-type="float">
            <text:p>0,219304</text:p>
          </table:table-cell>
          <table:table-cell office:value-type="float" office:value="1.45712" calcext:value-type="float">
            <text:p>1,45712</text:p>
          </table:table-cell>
          <table:table-cell office:value-type="float" office:value="0.2181" calcext:value-type="float">
            <text:p>0,2181</text:p>
          </table:table-cell>
          <table:table-cell office:value-type="float" office:value="1.38479" calcext:value-type="float">
            <text:p>1,38479</text:p>
          </table:table-cell>
          <table:table-cell office:value-type="float" office:value="1.34099" calcext:value-type="float">
            <text:p>1,34099</text:p>
          </table:table-cell>
          <table:table-cell office:value-type="float" office:value="1.34322" calcext:value-type="float">
            <text:p>1,34322</text:p>
          </table:table-cell>
          <table:table-cell office:value-type="float" office:value="1.28516" calcext:value-type="float">
            <text:p>1,28516</text:p>
          </table:table-cell>
          <table:table-cell office:value-type="float" office:value="0.884032" calcext:value-type="float">
            <text:p>0,884032</text:p>
          </table:table-cell>
          <table:table-cell office:value-type="float" office:value="0.756986" calcext:value-type="float">
            <text:p>0,756986</text:p>
          </table:table-cell>
          <table:table-cell office:value-type="float" office:value="0.21352" calcext:value-type="float">
            <text:p>0,21352</text:p>
          </table:table-cell>
          <table:table-cell office:value-type="float" office:value="0.717235" calcext:value-type="float">
            <text:p>0,717235</text:p>
          </table:table-cell>
          <table:table-cell office:value-type="float" office:value="0.668361" calcext:value-type="float">
            <text:p>0,668361</text:p>
          </table:table-cell>
          <table:table-cell office:value-type="float" office:value="1.71083" calcext:value-type="float">
            <text:p>1,71083</text:p>
          </table:table-cell>
          <table:table-cell office:value-type="float" office:value="1.68191" calcext:value-type="float">
            <text:p>1,68191</text:p>
          </table:table-cell>
          <table:table-cell office:value-type="float" office:value="0.807976" calcext:value-type="float">
            <text:p>0,807976</text:p>
          </table:table-cell>
          <table:table-cell office:value-type="float" office:value="2.06567" calcext:value-type="float">
            <text:p>2,06567</text:p>
          </table:table-cell>
          <table:table-cell office:value-type="float" office:value="1.96833" calcext:value-type="float">
            <text:p>1,96833</text:p>
          </table:table-cell>
          <table:table-cell office:value-type="float" office:value="0.224122" calcext:value-type="float">
            <text:p>0,224122</text:p>
          </table:table-cell>
          <table:table-cell office:value-type="float" office:value="0.273608" calcext:value-type="float">
            <text:p>0,273608</text:p>
          </table:table-cell>
          <table:table-cell office:value-type="float" office:value="0.195345" calcext:value-type="float">
            <text:p>0,195345</text:p>
          </table:table-cell>
          <table:table-cell office:value-type="float" office:value="2.23299" calcext:value-type="float">
            <text:p>2,23299</text:p>
          </table:table-cell>
          <table:table-cell office:value-type="float" office:value="2.28746" calcext:value-type="float">
            <text:p>2,28746</text:p>
          </table:table-cell>
          <table:table-cell office:value-type="float" office:value="0.151089" calcext:value-type="float">
            <text:p>0,151089</text:p>
          </table:table-cell>
          <table:table-cell office:value-type="float" office:value="0.081749" calcext:value-type="float">
            <text:p>0,081749</text:p>
          </table:table-cell>
          <table:table-cell office:value-type="float" office:value="0.0833092" calcext:value-type="float">
            <text:p>0,0833092</text:p>
          </table:table-cell>
          <table:table-cell table:number-columns-repeated="4"/>
          <table:table-cell table:formula="of:=MIN([.A187:.BL187])" office:value-type="float" office:value="0.081749" calcext:value-type="float">
            <text:p>0,081749</text:p>
          </table:table-cell>
          <table:table-cell table:formula="of:=MAX([.A187:.BL187])" office:value-type="float" office:value="2.28746" calcext:value-type="float">
            <text:p>2,28746</text:p>
          </table:table-cell>
          <table:table-cell table:number-columns-repeated="7"/>
        </table:table-row>
        <table:table-row table:style-name="ro1">
          <table:table-cell office:value-type="float" office:value="0.108027" calcext:value-type="float">
            <text:p>0,108027</text:p>
          </table:table-cell>
          <table:table-cell office:value-type="float" office:value="0.145625" calcext:value-type="float">
            <text:p>0,145625</text:p>
          </table:table-cell>
          <table:table-cell office:value-type="float" office:value="0.12676" calcext:value-type="float">
            <text:p>0,12676</text:p>
          </table:table-cell>
          <table:table-cell office:value-type="float" office:value="0.127352" calcext:value-type="float">
            <text:p>0,127352</text:p>
          </table:table-cell>
          <table:table-cell office:value-type="float" office:value="0.0892391" calcext:value-type="float">
            <text:p>0,0892391</text:p>
          </table:table-cell>
          <table:table-cell office:value-type="float" office:value="0.165778" calcext:value-type="float">
            <text:p>0,165778</text:p>
          </table:table-cell>
          <table:table-cell office:value-type="float" office:value="0.126723" calcext:value-type="float">
            <text:p>0,126723</text:p>
          </table:table-cell>
          <table:table-cell office:value-type="float" office:value="0.126431" calcext:value-type="float">
            <text:p>0,126431</text:p>
          </table:table-cell>
          <table:table-cell office:value-type="float" office:value="0.126892" calcext:value-type="float">
            <text:p>0,126892</text:p>
          </table:table-cell>
          <table:table-cell office:value-type="float" office:value="0.126161" calcext:value-type="float">
            <text:p>0,126161</text:p>
          </table:table-cell>
          <table:table-cell office:value-type="float" office:value="0.655638" calcext:value-type="float">
            <text:p>0,655638</text:p>
          </table:table-cell>
          <table:table-cell office:value-type="float" office:value="0.620522" calcext:value-type="float">
            <text:p>0,620522</text:p>
          </table:table-cell>
          <table:table-cell office:value-type="float" office:value="0.135735" calcext:value-type="float">
            <text:p>0,135735</text:p>
          </table:table-cell>
          <table:table-cell office:value-type="float" office:value="0.630599" calcext:value-type="float">
            <text:p>0,630599</text:p>
          </table:table-cell>
          <table:table-cell office:value-type="float" office:value="0.139385" calcext:value-type="float">
            <text:p>0,139385</text:p>
          </table:table-cell>
          <table:table-cell office:value-type="float" office:value="0.795336" calcext:value-type="float">
            <text:p>0,795336</text:p>
          </table:table-cell>
          <table:table-cell office:value-type="float" office:value="0.415959" calcext:value-type="float">
            <text:p>0,415959</text:p>
          </table:table-cell>
          <table:table-cell office:value-type="float" office:value="0.760909" calcext:value-type="float">
            <text:p>0,760909</text:p>
          </table:table-cell>
          <table:table-cell office:value-type="float" office:value="0.366237" calcext:value-type="float">
            <text:p>0,366237</text:p>
          </table:table-cell>
          <table:table-cell office:value-type="float" office:value="0.747992" calcext:value-type="float">
            <text:p>0,747992</text:p>
          </table:table-cell>
          <table:table-cell office:value-type="float" office:value="0.140184" calcext:value-type="float">
            <text:p>0,140184</text:p>
          </table:table-cell>
          <table:table-cell office:value-type="float" office:value="0.665115" calcext:value-type="float">
            <text:p>0,665115</text:p>
          </table:table-cell>
          <table:table-cell office:value-type="float" office:value="0.680338" calcext:value-type="float">
            <text:p>0,680338</text:p>
          </table:table-cell>
          <table:table-cell office:value-type="float" office:value="0.230609" calcext:value-type="float">
            <text:p>0,230609</text:p>
          </table:table-cell>
          <table:table-cell office:value-type="float" office:value="0.51843" calcext:value-type="float">
            <text:p>0,51843</text:p>
          </table:table-cell>
          <table:table-cell office:value-type="float" office:value="0.13272" calcext:value-type="float">
            <text:p>0,13272</text:p>
          </table:table-cell>
          <table:table-cell office:value-type="float" office:value="0.85066" calcext:value-type="float">
            <text:p>0,85066</text:p>
          </table:table-cell>
          <table:table-cell office:value-type="float" office:value="0.13367" calcext:value-type="float">
            <text:p>0,13367</text:p>
          </table:table-cell>
          <table:table-cell office:value-type="float" office:value="0.187031" calcext:value-type="float">
            <text:p>0,187031</text:p>
          </table:table-cell>
          <table:table-cell office:value-type="float" office:value="0.08937" calcext:value-type="float">
            <text:p>0,08937</text:p>
          </table:table-cell>
          <table:table-cell office:value-type="float" office:value="0.116456" calcext:value-type="float">
            <text:p>0,116456</text:p>
          </table:table-cell>
          <table:table-cell office:value-type="float" office:value="0.919121" calcext:value-type="float">
            <text:p>0,919121</text:p>
          </table:table-cell>
          <table:table-cell office:value-type="float" office:value="0.0915" calcext:value-type="float">
            <text:p>0,0915</text:p>
          </table:table-cell>
          <table:table-cell office:value-type="float" office:value="0.116049" calcext:value-type="float">
            <text:p>0,116049</text:p>
          </table:table-cell>
          <table:table-cell office:value-type="float" office:value="0.140969" calcext:value-type="float">
            <text:p>0,140969</text:p>
          </table:table-cell>
          <table:table-cell office:value-type="float" office:value="0.0924439" calcext:value-type="float">
            <text:p>0,0924439</text:p>
          </table:table-cell>
          <table:table-cell office:value-type="float" office:value="0.113858" calcext:value-type="float">
            <text:p>0,113858</text:p>
          </table:table-cell>
          <table:table-cell office:value-type="float" office:value="1.10616" calcext:value-type="float">
            <text:p>1,10616</text:p>
          </table:table-cell>
          <table:table-cell office:value-type="float" office:value="1.24974" calcext:value-type="float">
            <text:p>1,24974</text:p>
          </table:table-cell>
          <table:table-cell office:value-type="float" office:value="0.118495" calcext:value-type="float">
            <text:p>0,118495</text:p>
          </table:table-cell>
          <table:table-cell office:value-type="float" office:value="1.14352" calcext:value-type="float">
            <text:p>1,14352</text:p>
          </table:table-cell>
          <table:table-cell office:value-type="float" office:value="0.170677" calcext:value-type="float">
            <text:p>0,170677</text:p>
          </table:table-cell>
          <table:table-cell office:value-type="float" office:value="0.598511" calcext:value-type="float">
            <text:p>0,598511</text:p>
          </table:table-cell>
          <table:table-cell office:value-type="float" office:value="1.07467" calcext:value-type="float">
            <text:p>1,07467</text:p>
          </table:table-cell>
          <table:table-cell office:value-type="float" office:value="1.52037" calcext:value-type="float">
            <text:p>1,52037</text:p>
          </table:table-cell>
          <table:table-cell office:value-type="float" office:value="1.42762" calcext:value-type="float">
            <text:p>1,42762</text:p>
          </table:table-cell>
          <table:table-cell office:value-type="float" office:value="0.565311" calcext:value-type="float">
            <text:p>0,565311</text:p>
          </table:table-cell>
          <table:table-cell office:value-type="float" office:value="1.65558" calcext:value-type="float">
            <text:p>1,65558</text:p>
          </table:table-cell>
          <table:table-cell office:value-type="float" office:value="1.45683" calcext:value-type="float">
            <text:p>1,45683</text:p>
          </table:table-cell>
          <table:table-cell office:value-type="float" office:value="0.75715" calcext:value-type="float">
            <text:p>0,75715</text:p>
          </table:table-cell>
          <table:table-cell office:value-type="float" office:value="0.433584" calcext:value-type="float">
            <text:p>0,433584</text:p>
          </table:table-cell>
          <table:table-cell office:value-type="float" office:value="0.318767" calcext:value-type="float">
            <text:p>0,318767</text:p>
          </table:table-cell>
          <table:table-cell office:value-type="float" office:value="1.08922" calcext:value-type="float">
            <text:p>1,08922</text:p>
          </table:table-cell>
          <table:table-cell office:value-type="float" office:value="1.36703" calcext:value-type="float">
            <text:p>1,36703</text:p>
          </table:table-cell>
          <table:table-cell office:value-type="float" office:value="1.25668" calcext:value-type="float">
            <text:p>1,25668</text:p>
          </table:table-cell>
          <table:table-cell office:value-type="float" office:value="1.26054" calcext:value-type="float">
            <text:p>1,26054</text:p>
          </table:table-cell>
          <table:table-cell office:value-type="float" office:value="0.520904" calcext:value-type="float">
            <text:p>0,520904</text:p>
          </table:table-cell>
          <table:table-cell office:value-type="float" office:value="0.655663" calcext:value-type="float">
            <text:p>0,655663</text:p>
          </table:table-cell>
          <table:table-cell office:value-type="float" office:value="1.55096" calcext:value-type="float">
            <text:p>1,55096</text:p>
          </table:table-cell>
          <table:table-cell office:value-type="float" office:value="0.807169" calcext:value-type="float">
            <text:p>0,807169</text:p>
          </table:table-cell>
          <table:table-cell office:value-type="float" office:value="0.545885" calcext:value-type="float">
            <text:p>0,545885</text:p>
          </table:table-cell>
          <table:table-cell office:value-type="float" office:value="0.300311" calcext:value-type="float">
            <text:p>0,300311</text:p>
          </table:table-cell>
          <table:table-cell office:value-type="float" office:value="0.0770109" calcext:value-type="float">
            <text:p>0,0770109</text:p>
          </table:table-cell>
          <table:table-cell office:value-type="float" office:value="0.050889" calcext:value-type="float">
            <text:p>0,050889</text:p>
          </table:table-cell>
          <table:table-cell table:number-columns-repeated="4"/>
          <table:table-cell table:formula="of:=MIN([.A188:.BL188])" office:value-type="float" office:value="0.050889" calcext:value-type="float">
            <text:p>0,050889</text:p>
          </table:table-cell>
          <table:table-cell table:formula="of:=MAX([.A188:.BL188])" office:value-type="float" office:value="1.65558" calcext:value-type="float">
            <text:p>1,65558</text:p>
          </table:table-cell>
          <table:table-cell table:number-columns-repeated="7"/>
        </table:table-row>
        <table:table-row table:style-name="ro1">
          <table:table-cell office:value-type="float" office:value="0.13854" calcext:value-type="float">
            <text:p>0,13854</text:p>
          </table:table-cell>
          <table:table-cell office:value-type="float" office:value="0.161266" calcext:value-type="float">
            <text:p>0,161266</text:p>
          </table:table-cell>
          <table:table-cell office:value-type="float" office:value="0.200841" calcext:value-type="float">
            <text:p>0,200841</text:p>
          </table:table-cell>
          <table:table-cell office:value-type="float" office:value="0.225077" calcext:value-type="float">
            <text:p>0,225077</text:p>
          </table:table-cell>
          <table:table-cell office:value-type="float" office:value="0.144568" calcext:value-type="float">
            <text:p>0,144568</text:p>
          </table:table-cell>
          <table:table-cell office:value-type="float" office:value="0.164292" calcext:value-type="float">
            <text:p>0,164292</text:p>
          </table:table-cell>
          <table:table-cell office:value-type="float" office:value="0.216173" calcext:value-type="float">
            <text:p>0,216173</text:p>
          </table:table-cell>
          <table:table-cell office:value-type="float" office:value="0.236872" calcext:value-type="float">
            <text:p>0,236872</text:p>
          </table:table-cell>
          <table:table-cell office:value-type="float" office:value="0.383899" calcext:value-type="float">
            <text:p>0,383899</text:p>
          </table:table-cell>
          <table:table-cell office:value-type="float" office:value="0.249313" calcext:value-type="float">
            <text:p>0,249313</text:p>
          </table:table-cell>
          <table:table-cell office:value-type="float" office:value="0.348891" calcext:value-type="float">
            <text:p>0,348891</text:p>
          </table:table-cell>
          <table:table-cell office:value-type="float" office:value="0.191989" calcext:value-type="float">
            <text:p>0,191989</text:p>
          </table:table-cell>
          <table:table-cell office:value-type="float" office:value="0.424494" calcext:value-type="float">
            <text:p>0,424494</text:p>
          </table:table-cell>
          <table:table-cell office:value-type="float" office:value="0.37312" calcext:value-type="float">
            <text:p>0,37312</text:p>
          </table:table-cell>
          <table:table-cell office:value-type="float" office:value="0.313309" calcext:value-type="float">
            <text:p>0,313309</text:p>
          </table:table-cell>
          <table:table-cell office:value-type="float" office:value="0.267098" calcext:value-type="float">
            <text:p>0,267098</text:p>
          </table:table-cell>
          <table:table-cell office:value-type="float" office:value="0.240512" calcext:value-type="float">
            <text:p>0,240512</text:p>
          </table:table-cell>
          <table:table-cell office:value-type="float" office:value="0.275252" calcext:value-type="float">
            <text:p>0,275252</text:p>
          </table:table-cell>
          <table:table-cell office:value-type="float" office:value="0.973567" calcext:value-type="float">
            <text:p>0,973567</text:p>
          </table:table-cell>
          <table:table-cell office:value-type="float" office:value="0.961858" calcext:value-type="float">
            <text:p>0,961858</text:p>
          </table:table-cell>
          <table:table-cell office:value-type="float" office:value="0.640064" calcext:value-type="float">
            <text:p>0,640064</text:p>
          </table:table-cell>
          <table:table-cell office:value-type="float" office:value="0.575755" calcext:value-type="float">
            <text:p>0,575755</text:p>
          </table:table-cell>
          <table:table-cell office:value-type="float" office:value="0.864804" calcext:value-type="float">
            <text:p>0,864804</text:p>
          </table:table-cell>
          <table:table-cell office:value-type="float" office:value="0.861643" calcext:value-type="float">
            <text:p>0,861643</text:p>
          </table:table-cell>
          <table:table-cell office:value-type="float" office:value="0.863784" calcext:value-type="float">
            <text:p>0,863784</text:p>
          </table:table-cell>
          <table:table-cell office:value-type="float" office:value="0.844282" calcext:value-type="float">
            <text:p>0,844282</text:p>
          </table:table-cell>
          <table:table-cell office:value-type="float" office:value="1.11016" calcext:value-type="float">
            <text:p>1,11016</text:p>
          </table:table-cell>
          <table:table-cell office:value-type="float" office:value="0.229106" calcext:value-type="float">
            <text:p>0,229106</text:p>
          </table:table-cell>
          <table:table-cell office:value-type="float" office:value="0.995058" calcext:value-type="float">
            <text:p>0,995058</text:p>
          </table:table-cell>
          <table:table-cell office:value-type="float" office:value="0.227495" calcext:value-type="float">
            <text:p>0,227495</text:p>
          </table:table-cell>
          <table:table-cell office:value-type="float" office:value="0.512426" calcext:value-type="float">
            <text:p>0,512426</text:p>
          </table:table-cell>
          <table:table-cell office:value-type="float" office:value="0.467811" calcext:value-type="float">
            <text:p>0,467811</text:p>
          </table:table-cell>
          <table:table-cell office:value-type="float" office:value="0.430272" calcext:value-type="float">
            <text:p>0,430272</text:p>
          </table:table-cell>
          <table:table-cell office:value-type="float" office:value="0.413267" calcext:value-type="float">
            <text:p>0,413267</text:p>
          </table:table-cell>
          <table:table-cell office:value-type="float" office:value="0.116272" calcext:value-type="float">
            <text:p>0,116272</text:p>
          </table:table-cell>
          <table:table-cell office:value-type="float" office:value="0.14532" calcext:value-type="float">
            <text:p>0,14532</text:p>
          </table:table-cell>
          <table:table-cell office:value-type="float" office:value="1.19411" calcext:value-type="float">
            <text:p>1,19411</text:p>
          </table:table-cell>
          <table:table-cell office:value-type="float" office:value="0.098047" calcext:value-type="float">
            <text:p>0,098047</text:p>
          </table:table-cell>
          <table:table-cell office:value-type="float" office:value="0.12001" calcext:value-type="float">
            <text:p>0,12001</text:p>
          </table:table-cell>
          <table:table-cell office:value-type="float" office:value="0.100961" calcext:value-type="float">
            <text:p>0,100961</text:p>
          </table:table-cell>
          <table:table-cell office:value-type="float" office:value="0.102696" calcext:value-type="float">
            <text:p>0,102696</text:p>
          </table:table-cell>
          <table:table-cell office:value-type="float" office:value="0.12663" calcext:value-type="float">
            <text:p>0,12663</text:p>
          </table:table-cell>
          <table:table-cell office:value-type="float" office:value="1.68397" calcext:value-type="float">
            <text:p>1,68397</text:p>
          </table:table-cell>
          <table:table-cell office:value-type="float" office:value="1.64606" calcext:value-type="float">
            <text:p>1,64606</text:p>
          </table:table-cell>
          <table:table-cell office:value-type="float" office:value="1.41001" calcext:value-type="float">
            <text:p>1,41001</text:p>
          </table:table-cell>
          <table:table-cell office:value-type="float" office:value="1.71965" calcext:value-type="float">
            <text:p>1,71965</text:p>
          </table:table-cell>
          <table:table-cell office:value-type="float" office:value="1.04746" calcext:value-type="float">
            <text:p>1,04746</text:p>
          </table:table-cell>
          <table:table-cell office:value-type="float" office:value="0.976226" calcext:value-type="float">
            <text:p>0,976226</text:p>
          </table:table-cell>
          <table:table-cell office:value-type="float" office:value="1.51581" calcext:value-type="float">
            <text:p>1,51581</text:p>
          </table:table-cell>
          <table:table-cell office:value-type="float" office:value="0.775049" calcext:value-type="float">
            <text:p>0,775049</text:p>
          </table:table-cell>
          <table:table-cell office:value-type="float" office:value="1.095" calcext:value-type="float">
            <text:p>1,095</text:p>
          </table:table-cell>
          <table:table-cell office:value-type="float" office:value="0.445875" calcext:value-type="float">
            <text:p>0,445875</text:p>
          </table:table-cell>
          <table:table-cell office:value-type="float" office:value="0.244701" calcext:value-type="float">
            <text:p>0,244701</text:p>
          </table:table-cell>
          <table:table-cell office:value-type="float" office:value="0.223622" calcext:value-type="float">
            <text:p>0,223622</text:p>
          </table:table-cell>
          <table:table-cell office:value-type="float" office:value="0.165315" calcext:value-type="float">
            <text:p>0,165315</text:p>
          </table:table-cell>
          <table:table-cell office:value-type="float" office:value="0.150676" calcext:value-type="float">
            <text:p>0,150676</text:p>
          </table:table-cell>
          <table:table-cell office:value-type="float" office:value="0.0777631" calcext:value-type="float">
            <text:p>0,0777631</text:p>
          </table:table-cell>
          <table:table-cell office:value-type="float" office:value="0.13325" calcext:value-type="float">
            <text:p>0,13325</text:p>
          </table:table-cell>
          <table:table-cell office:value-type="float" office:value="0.591477" calcext:value-type="float">
            <text:p>0,591477</text:p>
          </table:table-cell>
          <table:table-cell office:value-type="float" office:value="0.213494" calcext:value-type="float">
            <text:p>0,213494</text:p>
          </table:table-cell>
          <table:table-cell office:value-type="float" office:value="0.916913" calcext:value-type="float">
            <text:p>0,916913</text:p>
          </table:table-cell>
          <table:table-cell office:value-type="float" office:value="0.178625" calcext:value-type="float">
            <text:p>0,178625</text:p>
          </table:table-cell>
          <table:table-cell office:value-type="float" office:value="0.040139" calcext:value-type="float">
            <text:p>0,040139</text:p>
          </table:table-cell>
          <table:table-cell office:value-type="float" office:value="0.0383148" calcext:value-type="float">
            <text:p>0,0383148</text:p>
          </table:table-cell>
          <table:table-cell table:number-columns-repeated="4"/>
          <table:table-cell table:formula="of:=MIN([.A189:.BL189])" office:value-type="float" office:value="0.0383148" calcext:value-type="float">
            <text:p>0,0383148</text:p>
          </table:table-cell>
          <table:table-cell table:formula="of:=MAX([.A189:.BL189])" office:value-type="float" office:value="1.71965" calcext:value-type="float">
            <text:p>1,71965</text:p>
          </table:table-cell>
          <table:table-cell table:number-columns-repeated="2"/>
          <table:table-cell office:value-type="string" calcext:value-type="string">
            <text:p>Socket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089579" calcext:value-type="float">
            <text:p>2,089579</text:p>
          </table:table-cell>
          <table:table-cell table:formula="of:=AVERAGE([.BR2:.BR21])" office:value-type="float" office:value="2.089579" calcext:value-type="float">
            <text:p>2,089579</text:p>
          </table:table-cell>
          <table:table-cell table:formula="of:=STDEV([.BQ2:.BQ21])/2" office:value-type="float" office:value="0.108552627097352" calcext:value-type="float">
            <text:p>0,1085526271</text:p>
          </table:table-cell>
          <table:table-cell table:formula="of:=STDEV([.BR2:.BR21])/2" office:value-type="float" office:value="0.108552627097352" calcext:value-type="float">
            <text:p>0,1085526271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0791293" calcext:value-type="float">
            <text:p>2,0791293</text:p>
          </table:table-cell>
          <table:table-cell table:formula="of:=AVERAGE([.BR23:.BR42])" office:value-type="float" office:value="2.239299" calcext:value-type="float">
            <text:p>2,239299</text:p>
          </table:table-cell>
          <table:table-cell table:formula="of:=STDEV([.BQ23:.BQ42])/2" office:value-type="float" office:value="0.28387531545108" calcext:value-type="float">
            <text:p>0,2838753155</text:p>
          </table:table-cell>
          <table:table-cell table:formula="of:=STDEV([.BR23:.BR42])/2" office:value-type="float" office:value="0.328550630320423" calcext:value-type="float">
            <text:p>0,3285506303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7568609" calcext:value-type="float">
            <text:p>0,7568609</text:p>
          </table:table-cell>
          <table:table-cell table:formula="of:=AVERAGE([.BR44:.BR63])" office:value-type="float" office:value="1.8456745" calcext:value-type="float">
            <text:p>1,8456745</text:p>
          </table:table-cell>
          <table:table-cell table:formula="of:=STDEV([.BQ44:.BQ63])/2" office:value-type="float" office:value="0.210625836147826" calcext:value-type="float">
            <text:p>0,2106258361</text:p>
          </table:table-cell>
          <table:table-cell table:formula="of:=STDEV([.BR44:.BR63])/2" office:value-type="float" office:value="0.13828364784665" calcext:value-type="float">
            <text:p>0,1382836478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66584525" calcext:value-type="float">
            <text:p>0,66584525</text:p>
          </table:table-cell>
          <table:table-cell table:formula="of:=AVERAGE([.BR65:.BR84])" office:value-type="float" office:value="1.50069275" calcext:value-type="float">
            <text:p>1,50069275</text:p>
          </table:table-cell>
          <table:table-cell table:formula="of:=STDEV([.BQ65:.BQ84])/2" office:value-type="float" office:value="0.124908181752151" calcext:value-type="float">
            <text:p>0,1249081818</text:p>
          </table:table-cell>
          <table:table-cell table:formula="of:=STDEV([.BR65:.BR84])/2" office:value-type="float" office:value="0.23309478601277" calcext:value-type="float">
            <text:p>0,233094786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9069835" calcext:value-type="float">
            <text:p>0,29069835</text:p>
          </table:table-cell>
          <table:table-cell table:formula="of:=AVERAGE([.BR86:.BR105])" office:value-type="float" office:value="1.57786605" calcext:value-type="float">
            <text:p>1,57786605</text:p>
          </table:table-cell>
          <table:table-cell table:formula="of:=STDEV([.BQ86:.BQ105])/2" office:value-type="float" office:value="0.0478144141626535" calcext:value-type="float">
            <text:p>0,0478144142</text:p>
          </table:table-cell>
          <table:table-cell table:formula="of:=STDEV([.BR86:.BR105])/2" office:value-type="float" office:value="0.157732868865827" calcext:value-type="float">
            <text:p>0,1577328689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91548395" calcext:value-type="float">
            <text:p>0,191548395</text:p>
          </table:table-cell>
          <table:table-cell table:formula="of:=AVERAGE([.BR107:.BR126])" office:value-type="float" office:value="1.57714915" calcext:value-type="float">
            <text:p>1,57714915</text:p>
          </table:table-cell>
          <table:table-cell table:formula="of:=STDEV([.BQ107:.BQ126])/2" office:value-type="float" office:value="0.0332297673483013" calcext:value-type="float">
            <text:p>0,0332297673</text:p>
          </table:table-cell>
          <table:table-cell table:formula="of:=STDEV([.BR107:.BR126])/2" office:value-type="float" office:value="0.188978617640871" calcext:value-type="float">
            <text:p>0,1889786176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6486227" calcext:value-type="float">
            <text:p>0,16486227</text:p>
          </table:table-cell>
          <table:table-cell table:formula="of:=AVERAGE([.BR128:.BR147])" office:value-type="float" office:value="1.7607475" calcext:value-type="float">
            <text:p>1,7607475</text:p>
          </table:table-cell>
          <table:table-cell table:formula="of:=STDEV([.BQ128:.BQ147])/2" office:value-type="float" office:value="0.0304764048544206" calcext:value-type="float">
            <text:p>0,0304764049</text:p>
          </table:table-cell>
          <table:table-cell table:formula="of:=STDEV([.BR128:.BR147])/2" office:value-type="float" office:value="0.150183487808072" calcext:value-type="float">
            <text:p>0,1501834878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108355285" calcext:value-type="float">
            <text:p>0,108355285</text:p>
          </table:table-cell>
          <table:table-cell table:formula="of:=AVERAGE([.BR149:.BR168])" office:value-type="float" office:value="1.7545221" calcext:value-type="float">
            <text:p>1,7545221</text:p>
          </table:table-cell>
          <table:table-cell table:formula="of:=STDEV([.BQ149:.BQ168])/2" office:value-type="float" office:value="0.0235617881625675" calcext:value-type="float">
            <text:p>0,0235617882</text:p>
          </table:table-cell>
          <table:table-cell table:formula="of:=STDEV([.BR149:.BR168])/2" office:value-type="float" office:value="0.18066630723358" calcext:value-type="float">
            <text:p>0,1806663072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5432025" calcext:value-type="float">
            <text:p>0,065432025</text:p>
          </table:table-cell>
          <table:table-cell table:formula="of:=AVERAGE([.BR170:.BR189])" office:value-type="float" office:value="1.72846765" calcext:value-type="float">
            <text:p>1,72846765</text:p>
          </table:table-cell>
          <table:table-cell table:formula="of:=STDEV([.BQ170:.BQ189])/2" office:value-type="float" office:value="0.0120767679813337" calcext:value-type="float">
            <text:p>0,012076768</text:p>
          </table:table-cell>
          <table:table-cell table:formula="of:=STDEV([.BR170:.BR189])/2" office:value-type="float" office:value="0.166643422160776" calcext:value-type="float">
            <text:p>0,1666434222</text:p>
          </table:table-cell>
        </table:table-row>
      </table:table>
      <table:table table:name="2 Threads" table:style-name="ta1">
        <table:table-column table:style-name="co2" table:number-columns-repeated="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41973" calcext:value-type="float">
            <text:p>2,41973</text:p>
          </table:table-cell>
          <table:table-cell table:number-columns-repeated="67"/>
          <table:table-cell table:formula="of:=MIN([.A2:.BL2])" office:value-type="float" office:value="2.41973" calcext:value-type="float">
            <text:p>2,41973</text:p>
          </table:table-cell>
          <table:table-cell table:formula="of:=MAX([.A2:.BL2])" office:value-type="float" office:value="2.41973" calcext:value-type="float">
            <text:p>2,41973</text:p>
          </table:table-cell>
          <table:table-cell table:number-columns-repeated="7"/>
        </table:table-row>
        <table:table-row table:style-name="ro2">
          <table:table-cell office:value-type="float" office:value="2.42204" calcext:value-type="float">
            <text:p>2,42204</text:p>
          </table:table-cell>
          <table:table-cell table:number-columns-repeated="67"/>
          <table:table-cell table:formula="of:=MIN([.A3:.BL3])" office:value-type="float" office:value="2.42204" calcext:value-type="float">
            <text:p>2,42204</text:p>
          </table:table-cell>
          <table:table-cell table:formula="of:=MAX([.A3:.BL3])" office:value-type="float" office:value="2.42204" calcext:value-type="float">
            <text:p>2,42204</text:p>
          </table:table-cell>
          <table:table-cell table:number-columns-repeated="7"/>
        </table:table-row>
        <table:table-row table:style-name="ro2">
          <table:table-cell office:value-type="float" office:value="1.88639" calcext:value-type="float">
            <text:p>1,88639</text:p>
          </table:table-cell>
          <table:table-cell table:number-columns-repeated="67"/>
          <table:table-cell table:formula="of:=MIN([.A4:.BL4])" office:value-type="float" office:value="1.88639" calcext:value-type="float">
            <text:p>1,88639</text:p>
          </table:table-cell>
          <table:table-cell table:formula="of:=MAX([.A4:.BL4])" office:value-type="float" office:value="1.88639" calcext:value-type="float">
            <text:p>1,88639</text:p>
          </table:table-cell>
          <table:table-cell table:number-columns-repeated="7"/>
        </table:table-row>
        <table:table-row table:style-name="ro2">
          <table:table-cell office:value-type="float" office:value="2.4053" calcext:value-type="float">
            <text:p>2,4053</text:p>
          </table:table-cell>
          <table:table-cell table:number-columns-repeated="67"/>
          <table:table-cell table:formula="of:=MIN([.A5:.BL5])" office:value-type="float" office:value="2.4053" calcext:value-type="float">
            <text:p>2,4053</text:p>
          </table:table-cell>
          <table:table-cell table:formula="of:=MAX([.A5:.BL5])" office:value-type="float" office:value="2.4053" calcext:value-type="float">
            <text:p>2,4053</text:p>
          </table:table-cell>
          <table:table-cell table:number-columns-repeated="7"/>
        </table:table-row>
        <table:table-row table:style-name="ro2">
          <table:table-cell office:value-type="float" office:value="1.90108" calcext:value-type="float">
            <text:p>1,90108</text:p>
          </table:table-cell>
          <table:table-cell table:number-columns-repeated="67"/>
          <table:table-cell table:formula="of:=MIN([.A6:.BL6])" office:value-type="float" office:value="1.90108" calcext:value-type="float">
            <text:p>1,90108</text:p>
          </table:table-cell>
          <table:table-cell table:formula="of:=MAX([.A6:.BL6])" office:value-type="float" office:value="1.90108" calcext:value-type="float">
            <text:p>1,90108</text:p>
          </table:table-cell>
          <table:table-cell table:number-columns-repeated="7"/>
        </table:table-row>
        <table:table-row table:style-name="ro2">
          <table:table-cell office:value-type="float" office:value="2.41115" calcext:value-type="float">
            <text:p>2,41115</text:p>
          </table:table-cell>
          <table:table-cell table:number-columns-repeated="67"/>
          <table:table-cell table:formula="of:=MIN([.A7:.BL7])" office:value-type="float" office:value="2.41115" calcext:value-type="float">
            <text:p>2,41115</text:p>
          </table:table-cell>
          <table:table-cell table:formula="of:=MAX([.A7:.BL7])" office:value-type="float" office:value="2.41115" calcext:value-type="float">
            <text:p>2,41115</text:p>
          </table:table-cell>
          <table:table-cell table:number-columns-repeated="7"/>
        </table:table-row>
        <table:table-row table:style-name="ro2">
          <table:table-cell office:value-type="float" office:value="2.41945" calcext:value-type="float">
            <text:p>2,41945</text:p>
          </table:table-cell>
          <table:table-cell table:number-columns-repeated="67"/>
          <table:table-cell table:formula="of:=MIN([.A8:.BL8])" office:value-type="float" office:value="2.41945" calcext:value-type="float">
            <text:p>2,41945</text:p>
          </table:table-cell>
          <table:table-cell table:formula="of:=MAX([.A8:.BL8])" office:value-type="float" office:value="2.41945" calcext:value-type="float">
            <text:p>2,41945</text:p>
          </table:table-cell>
          <table:table-cell table:number-columns-repeated="7"/>
        </table:table-row>
        <table:table-row table:style-name="ro2">
          <table:table-cell office:value-type="float" office:value="1.8995" calcext:value-type="float">
            <text:p>1,8995</text:p>
          </table:table-cell>
          <table:table-cell table:number-columns-repeated="67"/>
          <table:table-cell table:formula="of:=MIN([.A9:.BL9])" office:value-type="float" office:value="1.8995" calcext:value-type="float">
            <text:p>1,8995</text:p>
          </table:table-cell>
          <table:table-cell table:formula="of:=MAX([.A9:.BL9])" office:value-type="float" office:value="1.8995" calcext:value-type="float">
            <text:p>1,8995</text:p>
          </table:table-cell>
          <table:table-cell table:number-columns-repeated="7"/>
        </table:table-row>
        <table:table-row table:style-name="ro2">
          <table:table-cell office:value-type="float" office:value="2.41223" calcext:value-type="float">
            <text:p>2,41223</text:p>
          </table:table-cell>
          <table:table-cell table:number-columns-repeated="67"/>
          <table:table-cell table:formula="of:=MIN([.A10:.BL10])" office:value-type="float" office:value="2.41223" calcext:value-type="float">
            <text:p>2,41223</text:p>
          </table:table-cell>
          <table:table-cell table:formula="of:=MAX([.A10:.BL10])" office:value-type="float" office:value="2.41223" calcext:value-type="float">
            <text:p>2,41223</text:p>
          </table:table-cell>
          <table:table-cell table:number-columns-repeated="7"/>
        </table:table-row>
        <table:table-row table:style-name="ro2">
          <table:table-cell office:value-type="float" office:value="2.39826" calcext:value-type="float">
            <text:p>2,39826</text:p>
          </table:table-cell>
          <table:table-cell table:number-columns-repeated="67"/>
          <table:table-cell table:formula="of:=MIN([.A11:.BL11])" office:value-type="float" office:value="2.39826" calcext:value-type="float">
            <text:p>2,39826</text:p>
          </table:table-cell>
          <table:table-cell table:formula="of:=MAX([.A11:.BL11])" office:value-type="float" office:value="2.39826" calcext:value-type="float">
            <text:p>2,39826</text:p>
          </table:table-cell>
          <table:table-cell table:number-columns-repeated="7"/>
        </table:table-row>
        <table:table-row table:style-name="ro2">
          <table:table-cell office:value-type="float" office:value="2.42098" calcext:value-type="float">
            <text:p>2,42098</text:p>
          </table:table-cell>
          <table:table-cell table:number-columns-repeated="67"/>
          <table:table-cell table:formula="of:=MIN([.A12:.BL12])" office:value-type="float" office:value="2.42098" calcext:value-type="float">
            <text:p>2,42098</text:p>
          </table:table-cell>
          <table:table-cell table:formula="of:=MAX([.A12:.BL12])" office:value-type="float" office:value="2.42098" calcext:value-type="float">
            <text:p>2,42098</text:p>
          </table:table-cell>
          <table:table-cell table:number-columns-repeated="7"/>
        </table:table-row>
        <table:table-row table:style-name="ro2">
          <table:table-cell office:value-type="float" office:value="2.42731" calcext:value-type="float">
            <text:p>2,42731</text:p>
          </table:table-cell>
          <table:table-cell table:number-columns-repeated="67"/>
          <table:table-cell table:formula="of:=MIN([.A13:.BL13])" office:value-type="float" office:value="2.42731" calcext:value-type="float">
            <text:p>2,42731</text:p>
          </table:table-cell>
          <table:table-cell table:formula="of:=MAX([.A13:.BL13])" office:value-type="float" office:value="2.42731" calcext:value-type="float">
            <text:p>2,42731</text:p>
          </table:table-cell>
          <table:table-cell table:number-columns-repeated="7"/>
        </table:table-row>
        <table:table-row table:style-name="ro2">
          <table:table-cell office:value-type="float" office:value="2.40931" calcext:value-type="float">
            <text:p>2,40931</text:p>
          </table:table-cell>
          <table:table-cell table:number-columns-repeated="67"/>
          <table:table-cell table:formula="of:=MIN([.A14:.BL14])" office:value-type="float" office:value="2.40931" calcext:value-type="float">
            <text:p>2,40931</text:p>
          </table:table-cell>
          <table:table-cell table:formula="of:=MAX([.A14:.BL14])" office:value-type="float" office:value="2.40931" calcext:value-type="float">
            <text:p>2,40931</text:p>
          </table:table-cell>
          <table:table-cell table:number-columns-repeated="7"/>
        </table:table-row>
        <table:table-row table:style-name="ro2">
          <table:table-cell office:value-type="float" office:value="2.41726" calcext:value-type="float">
            <text:p>2,41726</text:p>
          </table:table-cell>
          <table:table-cell table:number-columns-repeated="67"/>
          <table:table-cell table:formula="of:=MIN([.A15:.BL15])" office:value-type="float" office:value="2.41726" calcext:value-type="float">
            <text:p>2,41726</text:p>
          </table:table-cell>
          <table:table-cell table:formula="of:=MAX([.A15:.BL15])" office:value-type="float" office:value="2.41726" calcext:value-type="float">
            <text:p>2,41726</text:p>
          </table:table-cell>
          <table:table-cell table:number-columns-repeated="7"/>
        </table:table-row>
        <table:table-row table:style-name="ro2">
          <table:table-cell office:value-type="float" office:value="2.45142" calcext:value-type="float">
            <text:p>2,45142</text:p>
          </table:table-cell>
          <table:table-cell table:number-columns-repeated="67"/>
          <table:table-cell table:formula="of:=MIN([.A16:.BL16])" office:value-type="float" office:value="2.45142" calcext:value-type="float">
            <text:p>2,45142</text:p>
          </table:table-cell>
          <table:table-cell table:formula="of:=MAX([.A16:.BL16])" office:value-type="float" office:value="2.45142" calcext:value-type="float">
            <text:p>2,45142</text:p>
          </table:table-cell>
          <table:table-cell table:number-columns-repeated="7"/>
        </table:table-row>
        <table:table-row table:style-name="ro2">
          <table:table-cell office:value-type="float" office:value="2.41053" calcext:value-type="float">
            <text:p>2,41053</text:p>
          </table:table-cell>
          <table:table-cell table:number-columns-repeated="67"/>
          <table:table-cell table:formula="of:=MIN([.A17:.BL17])" office:value-type="float" office:value="2.41053" calcext:value-type="float">
            <text:p>2,41053</text:p>
          </table:table-cell>
          <table:table-cell table:formula="of:=MAX([.A17:.BL17])" office:value-type="float" office:value="2.41053" calcext:value-type="float">
            <text:p>2,41053</text:p>
          </table:table-cell>
          <table:table-cell table:number-columns-repeated="7"/>
        </table:table-row>
        <table:table-row table:style-name="ro2">
          <table:table-cell office:value-type="float" office:value="1.89693" calcext:value-type="float">
            <text:p>1,89693</text:p>
          </table:table-cell>
          <table:table-cell table:number-columns-repeated="67"/>
          <table:table-cell table:formula="of:=MIN([.A18:.BL18])" office:value-type="float" office:value="1.89693" calcext:value-type="float">
            <text:p>1,89693</text:p>
          </table:table-cell>
          <table:table-cell table:formula="of:=MAX([.A18:.BL18])" office:value-type="float" office:value="1.89693" calcext:value-type="float">
            <text:p>1,89693</text:p>
          </table:table-cell>
          <table:table-cell table:number-columns-repeated="7"/>
        </table:table-row>
        <table:table-row table:style-name="ro2">
          <table:table-cell office:value-type="float" office:value="2.45712" calcext:value-type="float">
            <text:p>2,45712</text:p>
          </table:table-cell>
          <table:table-cell table:number-columns-repeated="67"/>
          <table:table-cell table:formula="of:=MIN([.A19:.BL19])" office:value-type="float" office:value="2.45712" calcext:value-type="float">
            <text:p>2,45712</text:p>
          </table:table-cell>
          <table:table-cell table:formula="of:=MAX([.A19:.BL19])" office:value-type="float" office:value="2.45712" calcext:value-type="float">
            <text:p>2,45712</text:p>
          </table:table-cell>
          <table:table-cell table:number-columns-repeated="7"/>
        </table:table-row>
        <table:table-row table:style-name="ro2">
          <table:table-cell office:value-type="float" office:value="2.43862" calcext:value-type="float">
            <text:p>2,43862</text:p>
          </table:table-cell>
          <table:table-cell table:number-columns-repeated="67"/>
          <table:table-cell table:formula="of:=MIN([.A20:.BL20])" office:value-type="float" office:value="2.43862" calcext:value-type="float">
            <text:p>2,43862</text:p>
          </table:table-cell>
          <table:table-cell table:formula="of:=MAX([.A20:.BL20])" office:value-type="float" office:value="2.43862" calcext:value-type="float">
            <text:p>2,43862</text:p>
          </table:table-cell>
          <table:table-cell table:number-columns-repeated="7"/>
        </table:table-row>
        <table:table-row table:style-name="ro2">
          <table:table-cell office:value-type="float" office:value="2.42673" calcext:value-type="float">
            <text:p>2,42673</text:p>
          </table:table-cell>
          <table:table-cell table:number-columns-repeated="67"/>
          <table:table-cell table:formula="of:=MIN([.A21:.BL21])" office:value-type="float" office:value="2.42673" calcext:value-type="float">
            <text:p>2,42673</text:p>
          </table:table-cell>
          <table:table-cell table:formula="of:=MAX([.A21:.BL21])" office:value-type="float" office:value="2.42673" calcext:value-type="float">
            <text:p>2,4267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77334" calcext:value-type="float">
            <text:p>1,77334</text:p>
          </table:table-cell>
          <table:table-cell office:value-type="float" office:value="2.07111" calcext:value-type="float">
            <text:p>2,07111</text:p>
          </table:table-cell>
          <table:table-cell table:number-columns-repeated="66"/>
          <table:table-cell table:formula="of:=MIN([.A23:.BL23])" office:value-type="float" office:value="1.77334" calcext:value-type="float">
            <text:p>1,77334</text:p>
          </table:table-cell>
          <table:table-cell table:formula="of:=MAX([.A23:.BL23])" office:value-type="float" office:value="2.07111" calcext:value-type="float">
            <text:p>2,07111</text:p>
          </table:table-cell>
          <table:table-cell table:number-columns-repeated="7"/>
        </table:table-row>
        <table:table-row table:style-name="ro2">
          <table:table-cell office:value-type="float" office:value="1.90514" calcext:value-type="float">
            <text:p>1,90514</text:p>
          </table:table-cell>
          <table:table-cell office:value-type="float" office:value="2.42506" calcext:value-type="float">
            <text:p>2,42506</text:p>
          </table:table-cell>
          <table:table-cell table:number-columns-repeated="66"/>
          <table:table-cell table:formula="of:=MIN([.A24:.BL24])" office:value-type="float" office:value="1.90514" calcext:value-type="float">
            <text:p>1,90514</text:p>
          </table:table-cell>
          <table:table-cell table:formula="of:=MAX([.A24:.BL24])" office:value-type="float" office:value="2.42506" calcext:value-type="float">
            <text:p>2,42506</text:p>
          </table:table-cell>
          <table:table-cell table:number-columns-repeated="7"/>
        </table:table-row>
        <table:table-row table:style-name="ro2">
          <table:table-cell office:value-type="float" office:value="1.91109" calcext:value-type="float">
            <text:p>1,91109</text:p>
          </table:table-cell>
          <table:table-cell office:value-type="float" office:value="2.50858" calcext:value-type="float">
            <text:p>2,50858</text:p>
          </table:table-cell>
          <table:table-cell table:number-columns-repeated="66"/>
          <table:table-cell table:formula="of:=MIN([.A25:.BL25])" office:value-type="float" office:value="1.91109" calcext:value-type="float">
            <text:p>1,91109</text:p>
          </table:table-cell>
          <table:table-cell table:formula="of:=MAX([.A25:.BL25])" office:value-type="float" office:value="2.50858" calcext:value-type="float">
            <text:p>2,50858</text:p>
          </table:table-cell>
          <table:table-cell table:number-columns-repeated="7"/>
        </table:table-row>
        <table:table-row table:style-name="ro2">
          <table:table-cell office:value-type="float" office:value="2.39229" calcext:value-type="float">
            <text:p>2,39229</text:p>
          </table:table-cell>
          <table:table-cell office:value-type="float" office:value="2.42109" calcext:value-type="float">
            <text:p>2,42109</text:p>
          </table:table-cell>
          <table:table-cell table:number-columns-repeated="66"/>
          <table:table-cell table:formula="of:=MIN([.A26:.BL26])" office:value-type="float" office:value="2.39229" calcext:value-type="float">
            <text:p>2,39229</text:p>
          </table:table-cell>
          <table:table-cell table:formula="of:=MAX([.A26:.BL26])" office:value-type="float" office:value="2.42109" calcext:value-type="float">
            <text:p>2,42109</text:p>
          </table:table-cell>
          <table:table-cell table:number-columns-repeated="7"/>
        </table:table-row>
        <table:table-row table:style-name="ro2">
          <table:table-cell office:value-type="float" office:value="2.3885" calcext:value-type="float">
            <text:p>2,3885</text:p>
          </table:table-cell>
          <table:table-cell office:value-type="float" office:value="2.41572" calcext:value-type="float">
            <text:p>2,41572</text:p>
          </table:table-cell>
          <table:table-cell table:number-columns-repeated="66"/>
          <table:table-cell table:formula="of:=MIN([.A27:.BL27])" office:value-type="float" office:value="2.3885" calcext:value-type="float">
            <text:p>2,3885</text:p>
          </table:table-cell>
          <table:table-cell table:formula="of:=MAX([.A27:.BL27])" office:value-type="float" office:value="2.41572" calcext:value-type="float">
            <text:p>2,41572</text:p>
          </table:table-cell>
          <table:table-cell table:number-columns-repeated="7"/>
        </table:table-row>
        <table:table-row table:style-name="ro2">
          <table:table-cell office:value-type="float" office:value="2.42502" calcext:value-type="float">
            <text:p>2,42502</text:p>
          </table:table-cell>
          <table:table-cell office:value-type="float" office:value="3.00238" calcext:value-type="float">
            <text:p>3,00238</text:p>
          </table:table-cell>
          <table:table-cell table:number-columns-repeated="66"/>
          <table:table-cell table:formula="of:=MIN([.A28:.BL28])" office:value-type="float" office:value="2.42502" calcext:value-type="float">
            <text:p>2,42502</text:p>
          </table:table-cell>
          <table:table-cell table:formula="of:=MAX([.A28:.BL28])" office:value-type="float" office:value="3.00238" calcext:value-type="float">
            <text:p>3,00238</text:p>
          </table:table-cell>
          <table:table-cell table:number-columns-repeated="7"/>
        </table:table-row>
        <table:table-row table:style-name="ro2">
          <table:table-cell office:value-type="float" office:value="1.77951" calcext:value-type="float">
            <text:p>1,77951</text:p>
          </table:table-cell>
          <table:table-cell office:value-type="float" office:value="1.78434" calcext:value-type="float">
            <text:p>1,78434</text:p>
          </table:table-cell>
          <table:table-cell table:number-columns-repeated="66"/>
          <table:table-cell table:formula="of:=MIN([.A29:.BL29])" office:value-type="float" office:value="1.77951" calcext:value-type="float">
            <text:p>1,77951</text:p>
          </table:table-cell>
          <table:table-cell table:formula="of:=MAX([.A29:.BL29])" office:value-type="float" office:value="1.78434" calcext:value-type="float">
            <text:p>1,78434</text:p>
          </table:table-cell>
          <table:table-cell table:number-columns-repeated="7"/>
        </table:table-row>
        <table:table-row table:style-name="ro2">
          <table:table-cell office:value-type="float" office:value="2.37583" calcext:value-type="float">
            <text:p>2,37583</text:p>
          </table:table-cell>
          <table:table-cell office:value-type="float" office:value="2.40878" calcext:value-type="float">
            <text:p>2,40878</text:p>
          </table:table-cell>
          <table:table-cell table:number-columns-repeated="66"/>
          <table:table-cell table:formula="of:=MIN([.A30:.BL30])" office:value-type="float" office:value="2.37583" calcext:value-type="float">
            <text:p>2,37583</text:p>
          </table:table-cell>
          <table:table-cell table:formula="of:=MAX([.A30:.BL30])" office:value-type="float" office:value="2.40878" calcext:value-type="float">
            <text:p>2,40878</text:p>
          </table:table-cell>
          <table:table-cell table:number-columns-repeated="7"/>
        </table:table-row>
        <table:table-row table:style-name="ro2">
          <table:table-cell office:value-type="float" office:value="2.4112" calcext:value-type="float">
            <text:p>2,4112</text:p>
          </table:table-cell>
          <table:table-cell office:value-type="float" office:value="2.99325" calcext:value-type="float">
            <text:p>2,99325</text:p>
          </table:table-cell>
          <table:table-cell table:number-columns-repeated="66"/>
          <table:table-cell table:formula="of:=MIN([.A31:.BL31])" office:value-type="float" office:value="2.4112" calcext:value-type="float">
            <text:p>2,4112</text:p>
          </table:table-cell>
          <table:table-cell table:formula="of:=MAX([.A31:.BL31])" office:value-type="float" office:value="2.99325" calcext:value-type="float">
            <text:p>2,99325</text:p>
          </table:table-cell>
          <table:table-cell table:number-columns-repeated="7"/>
        </table:table-row>
        <table:table-row table:style-name="ro2">
          <table:table-cell office:value-type="float" office:value="1.89034" calcext:value-type="float">
            <text:p>1,89034</text:p>
          </table:table-cell>
          <table:table-cell office:value-type="float" office:value="2.47785" calcext:value-type="float">
            <text:p>2,47785</text:p>
          </table:table-cell>
          <table:table-cell table:number-columns-repeated="66"/>
          <table:table-cell table:formula="of:=MIN([.A32:.BL32])" office:value-type="float" office:value="1.89034" calcext:value-type="float">
            <text:p>1,89034</text:p>
          </table:table-cell>
          <table:table-cell table:formula="of:=MAX([.A32:.BL32])" office:value-type="float" office:value="2.47785" calcext:value-type="float">
            <text:p>2,47785</text:p>
          </table:table-cell>
          <table:table-cell table:number-columns-repeated="7"/>
        </table:table-row>
        <table:table-row table:style-name="ro2">
          <table:table-cell office:value-type="float" office:value="1.92615" calcext:value-type="float">
            <text:p>1,92615</text:p>
          </table:table-cell>
          <table:table-cell office:value-type="float" office:value="2.44899" calcext:value-type="float">
            <text:p>2,44899</text:p>
          </table:table-cell>
          <table:table-cell table:number-columns-repeated="66"/>
          <table:table-cell table:formula="of:=MIN([.A33:.BL33])" office:value-type="float" office:value="1.92615" calcext:value-type="float">
            <text:p>1,92615</text:p>
          </table:table-cell>
          <table:table-cell table:formula="of:=MAX([.A33:.BL33])" office:value-type="float" office:value="2.44899" calcext:value-type="float">
            <text:p>2,44899</text:p>
          </table:table-cell>
          <table:table-cell table:number-columns-repeated="7"/>
        </table:table-row>
        <table:table-row table:style-name="ro2">
          <table:table-cell office:value-type="float" office:value="1.9173" calcext:value-type="float">
            <text:p>1,9173</text:p>
          </table:table-cell>
          <table:table-cell office:value-type="float" office:value="2.51028" calcext:value-type="float">
            <text:p>2,51028</text:p>
          </table:table-cell>
          <table:table-cell table:number-columns-repeated="66"/>
          <table:table-cell table:formula="of:=MIN([.A34:.BL34])" office:value-type="float" office:value="1.9173" calcext:value-type="float">
            <text:p>1,9173</text:p>
          </table:table-cell>
          <table:table-cell table:formula="of:=MAX([.A34:.BL34])" office:value-type="float" office:value="2.51028" calcext:value-type="float">
            <text:p>2,51028</text:p>
          </table:table-cell>
          <table:table-cell table:number-columns-repeated="7"/>
        </table:table-row>
        <table:table-row table:style-name="ro2">
          <table:table-cell office:value-type="float" office:value="2.41519" calcext:value-type="float">
            <text:p>2,41519</text:p>
          </table:table-cell>
          <table:table-cell office:value-type="float" office:value="3.0006" calcext:value-type="float">
            <text:p>3,0006</text:p>
          </table:table-cell>
          <table:table-cell table:number-columns-repeated="66"/>
          <table:table-cell table:formula="of:=MIN([.A35:.BL35])" office:value-type="float" office:value="2.41519" calcext:value-type="float">
            <text:p>2,41519</text:p>
          </table:table-cell>
          <table:table-cell table:formula="of:=MAX([.A35:.BL35])" office:value-type="float" office:value="3.0006" calcext:value-type="float">
            <text:p>3,0006</text:p>
          </table:table-cell>
          <table:table-cell table:number-columns-repeated="7"/>
        </table:table-row>
        <table:table-row table:style-name="ro2">
          <table:table-cell office:value-type="float" office:value="1.7875" calcext:value-type="float">
            <text:p>1,7875</text:p>
          </table:table-cell>
          <table:table-cell office:value-type="float" office:value="1.8067" calcext:value-type="float">
            <text:p>1,8067</text:p>
          </table:table-cell>
          <table:table-cell table:number-columns-repeated="66"/>
          <table:table-cell table:formula="of:=MIN([.A36:.BL36])" office:value-type="float" office:value="1.7875" calcext:value-type="float">
            <text:p>1,7875</text:p>
          </table:table-cell>
          <table:table-cell table:formula="of:=MAX([.A36:.BL36])" office:value-type="float" office:value="1.8067" calcext:value-type="float">
            <text:p>1,8067</text:p>
          </table:table-cell>
          <table:table-cell table:number-columns-repeated="7"/>
        </table:table-row>
        <table:table-row table:style-name="ro2">
          <table:table-cell office:value-type="float" office:value="1.19756" calcext:value-type="float">
            <text:p>1,19756</text:p>
          </table:table-cell>
          <table:table-cell office:value-type="float" office:value="1.2099" calcext:value-type="float">
            <text:p>1,2099</text:p>
          </table:table-cell>
          <table:table-cell table:number-columns-repeated="66"/>
          <table:table-cell table:formula="of:=MIN([.A37:.BL37])" office:value-type="float" office:value="1.19756" calcext:value-type="float">
            <text:p>1,19756</text:p>
          </table:table-cell>
          <table:table-cell table:formula="of:=MAX([.A37:.BL37])" office:value-type="float" office:value="1.2099" calcext:value-type="float">
            <text:p>1,2099</text:p>
          </table:table-cell>
          <table:table-cell table:number-columns-repeated="7"/>
        </table:table-row>
        <table:table-row table:style-name="ro2">
          <table:table-cell office:value-type="float" office:value="2.4255" calcext:value-type="float">
            <text:p>2,4255</text:p>
          </table:table-cell>
          <table:table-cell office:value-type="float" office:value="3.01581" calcext:value-type="float">
            <text:p>3,01581</text:p>
          </table:table-cell>
          <table:table-cell table:number-columns-repeated="66"/>
          <table:table-cell table:formula="of:=MIN([.A38:.BL38])" office:value-type="float" office:value="2.4255" calcext:value-type="float">
            <text:p>2,4255</text:p>
          </table:table-cell>
          <table:table-cell table:formula="of:=MAX([.A38:.BL38])" office:value-type="float" office:value="3.01581" calcext:value-type="float">
            <text:p>3,01581</text:p>
          </table:table-cell>
          <table:table-cell table:number-columns-repeated="7"/>
        </table:table-row>
        <table:table-row table:style-name="ro2">
          <table:table-cell office:value-type="float" office:value="2.40242" calcext:value-type="float">
            <text:p>2,40242</text:p>
          </table:table-cell>
          <table:table-cell office:value-type="float" office:value="2.41209" calcext:value-type="float">
            <text:p>2,41209</text:p>
          </table:table-cell>
          <table:table-cell table:number-columns-repeated="66"/>
          <table:table-cell table:formula="of:=MIN([.A39:.BL39])" office:value-type="float" office:value="2.40242" calcext:value-type="float">
            <text:p>2,40242</text:p>
          </table:table-cell>
          <table:table-cell table:formula="of:=MAX([.A39:.BL39])" office:value-type="float" office:value="2.41209" calcext:value-type="float">
            <text:p>2,41209</text:p>
          </table:table-cell>
          <table:table-cell table:number-columns-repeated="7"/>
        </table:table-row>
        <table:table-row table:style-name="ro2">
          <table:table-cell office:value-type="float" office:value="2.38571" calcext:value-type="float">
            <text:p>2,38571</text:p>
          </table:table-cell>
          <table:table-cell office:value-type="float" office:value="2.41688" calcext:value-type="float">
            <text:p>2,41688</text:p>
          </table:table-cell>
          <table:table-cell table:number-columns-repeated="66"/>
          <table:table-cell table:formula="of:=MIN([.A40:.BL40])" office:value-type="float" office:value="2.38571" calcext:value-type="float">
            <text:p>2,38571</text:p>
          </table:table-cell>
          <table:table-cell table:formula="of:=MAX([.A40:.BL40])" office:value-type="float" office:value="2.41688" calcext:value-type="float">
            <text:p>2,41688</text:p>
          </table:table-cell>
          <table:table-cell table:number-columns-repeated="7"/>
        </table:table-row>
        <table:table-row table:style-name="ro2">
          <table:table-cell office:value-type="float" office:value="2.41787" calcext:value-type="float">
            <text:p>2,41787</text:p>
          </table:table-cell>
          <table:table-cell office:value-type="float" office:value="2.96527" calcext:value-type="float">
            <text:p>2,96527</text:p>
          </table:table-cell>
          <table:table-cell table:number-columns-repeated="66"/>
          <table:table-cell table:formula="of:=MIN([.A41:.BL41])" office:value-type="float" office:value="2.41787" calcext:value-type="float">
            <text:p>2,41787</text:p>
          </table:table-cell>
          <table:table-cell table:formula="of:=MAX([.A41:.BL41])" office:value-type="float" office:value="2.96527" calcext:value-type="float">
            <text:p>2,96527</text:p>
          </table:table-cell>
          <table:table-cell table:number-columns-repeated="7"/>
        </table:table-row>
        <table:table-row table:style-name="ro2">
          <table:table-cell office:value-type="float" office:value="2.36283" calcext:value-type="float">
            <text:p>2,36283</text:p>
          </table:table-cell>
          <table:table-cell office:value-type="float" office:value="2.97066" calcext:value-type="float">
            <text:p>2,97066</text:p>
          </table:table-cell>
          <table:table-cell table:number-columns-repeated="66"/>
          <table:table-cell table:formula="of:=MIN([.A42:.BL42])" office:value-type="float" office:value="2.36283" calcext:value-type="float">
            <text:p>2,36283</text:p>
          </table:table-cell>
          <table:table-cell table:formula="of:=MAX([.A42:.BL42])" office:value-type="float" office:value="2.97066" calcext:value-type="float">
            <text:p>2,9706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76282" calcext:value-type="float">
            <text:p>1,76282</text:p>
          </table:table-cell>
          <table:table-cell office:value-type="float" office:value="1.77996" calcext:value-type="float">
            <text:p>1,77996</text:p>
          </table:table-cell>
          <table:table-cell office:value-type="float" office:value="1.83592" calcext:value-type="float">
            <text:p>1,83592</text:p>
          </table:table-cell>
          <table:table-cell office:value-type="float" office:value="0.628011" calcext:value-type="float">
            <text:p>0,628011</text:p>
          </table:table-cell>
          <table:table-cell table:number-columns-repeated="64"/>
          <table:table-cell table:formula="of:=MIN([.A44:.BL44])" office:value-type="float" office:value="0.628011" calcext:value-type="float">
            <text:p>0,628011</text:p>
          </table:table-cell>
          <table:table-cell table:formula="of:=MAX([.A44:.BL44])" office:value-type="float" office:value="1.83592" calcext:value-type="float">
            <text:p>1,83592</text:p>
          </table:table-cell>
          <table:table-cell table:number-columns-repeated="7"/>
        </table:table-row>
        <table:table-row table:style-name="ro2">
          <table:table-cell office:value-type="float" office:value="1.76296" calcext:value-type="float">
            <text:p>1,76296</text:p>
          </table:table-cell>
          <table:table-cell office:value-type="float" office:value="1.76958" calcext:value-type="float">
            <text:p>1,76958</text:p>
          </table:table-cell>
          <table:table-cell office:value-type="float" office:value="1.79196" calcext:value-type="float">
            <text:p>1,79196</text:p>
          </table:table-cell>
          <table:table-cell office:value-type="float" office:value="0.626339" calcext:value-type="float">
            <text:p>0,626339</text:p>
          </table:table-cell>
          <table:table-cell table:number-columns-repeated="64"/>
          <table:table-cell table:formula="of:=MIN([.A45:.BL45])" office:value-type="float" office:value="0.626339" calcext:value-type="float">
            <text:p>0,626339</text:p>
          </table:table-cell>
          <table:table-cell table:formula="of:=MAX([.A45:.BL45])" office:value-type="float" office:value="1.79196" calcext:value-type="float">
            <text:p>1,79196</text:p>
          </table:table-cell>
          <table:table-cell table:number-columns-repeated="7"/>
        </table:table-row>
        <table:table-row table:style-name="ro2">
          <table:table-cell office:value-type="float" office:value="1.78749" calcext:value-type="float">
            <text:p>1,78749</text:p>
          </table:table-cell>
          <table:table-cell office:value-type="float" office:value="1.87465" calcext:value-type="float">
            <text:p>1,87465</text:p>
          </table:table-cell>
          <table:table-cell office:value-type="float" office:value="1.97299" calcext:value-type="float">
            <text:p>1,97299</text:p>
          </table:table-cell>
          <table:table-cell office:value-type="float" office:value="0.694427" calcext:value-type="float">
            <text:p>0,694427</text:p>
          </table:table-cell>
          <table:table-cell table:number-columns-repeated="64"/>
          <table:table-cell table:formula="of:=MIN([.A46:.BL46])" office:value-type="float" office:value="0.694427" calcext:value-type="float">
            <text:p>0,694427</text:p>
          </table:table-cell>
          <table:table-cell table:formula="of:=MAX([.A46:.BL46])" office:value-type="float" office:value="1.97299" calcext:value-type="float">
            <text:p>1,97299</text:p>
          </table:table-cell>
          <table:table-cell table:number-columns-repeated="7"/>
        </table:table-row>
        <table:table-row table:style-name="ro2">
          <table:table-cell office:value-type="float" office:value="1.2643" calcext:value-type="float">
            <text:p>1,2643</text:p>
          </table:table-cell>
          <table:table-cell office:value-type="float" office:value="1.32049" calcext:value-type="float">
            <text:p>1,32049</text:p>
          </table:table-cell>
          <table:table-cell office:value-type="float" office:value="1.33072" calcext:value-type="float">
            <text:p>1,33072</text:p>
          </table:table-cell>
          <table:table-cell office:value-type="float" office:value="0.505061" calcext:value-type="float">
            <text:p>0,505061</text:p>
          </table:table-cell>
          <table:table-cell table:number-columns-repeated="64"/>
          <table:table-cell table:formula="of:=MIN([.A47:.BL47])" office:value-type="float" office:value="0.505061" calcext:value-type="float">
            <text:p>0,505061</text:p>
          </table:table-cell>
          <table:table-cell table:formula="of:=MAX([.A47:.BL47])" office:value-type="float" office:value="1.33072" calcext:value-type="float">
            <text:p>1,33072</text:p>
          </table:table-cell>
          <table:table-cell table:number-columns-repeated="7"/>
        </table:table-row>
        <table:table-row table:style-name="ro2">
          <table:table-cell office:value-type="float" office:value="2.24089" calcext:value-type="float">
            <text:p>2,24089</text:p>
          </table:table-cell>
          <table:table-cell office:value-type="float" office:value="2.30386" calcext:value-type="float">
            <text:p>2,30386</text:p>
          </table:table-cell>
          <table:table-cell office:value-type="float" office:value="2.3071" calcext:value-type="float">
            <text:p>2,3071</text:p>
          </table:table-cell>
          <table:table-cell office:value-type="float" office:value="2.3297" calcext:value-type="float">
            <text:p>2,3297</text:p>
          </table:table-cell>
          <table:table-cell table:number-columns-repeated="64"/>
          <table:table-cell table:formula="of:=MIN([.A48:.BL48])" office:value-type="float" office:value="2.24089" calcext:value-type="float">
            <text:p>2,24089</text:p>
          </table:table-cell>
          <table:table-cell table:formula="of:=MAX([.A48:.BL48])" office:value-type="float" office:value="2.3297" calcext:value-type="float">
            <text:p>2,3297</text:p>
          </table:table-cell>
          <table:table-cell table:number-columns-repeated="7"/>
        </table:table-row>
        <table:table-row table:style-name="ro2">
          <table:table-cell office:value-type="float" office:value="1.41725" calcext:value-type="float">
            <text:p>1,41725</text:p>
          </table:table-cell>
          <table:table-cell office:value-type="float" office:value="2.1055" calcext:value-type="float">
            <text:p>2,1055</text:p>
          </table:table-cell>
          <table:table-cell office:value-type="float" office:value="1.76403" calcext:value-type="float">
            <text:p>1,76403</text:p>
          </table:table-cell>
          <table:table-cell office:value-type="float" office:value="1.43158" calcext:value-type="float">
            <text:p>1,43158</text:p>
          </table:table-cell>
          <table:table-cell table:number-columns-repeated="64"/>
          <table:table-cell table:formula="of:=MIN([.A49:.BL49])" office:value-type="float" office:value="1.41725" calcext:value-type="float">
            <text:p>1,41725</text:p>
          </table:table-cell>
          <table:table-cell table:formula="of:=MAX([.A49:.BL49])" office:value-type="float" office:value="2.1055" calcext:value-type="float">
            <text:p>2,1055</text:p>
          </table:table-cell>
          <table:table-cell table:number-columns-repeated="7"/>
        </table:table-row>
        <table:table-row table:style-name="ro2">
          <table:table-cell office:value-type="float" office:value="1.76289" calcext:value-type="float">
            <text:p>1,76289</text:p>
          </table:table-cell>
          <table:table-cell office:value-type="float" office:value="1.76354" calcext:value-type="float">
            <text:p>1,76354</text:p>
          </table:table-cell>
          <table:table-cell office:value-type="float" office:value="1.82239" calcext:value-type="float">
            <text:p>1,82239</text:p>
          </table:table-cell>
          <table:table-cell office:value-type="float" office:value="0.603291" calcext:value-type="float">
            <text:p>0,603291</text:p>
          </table:table-cell>
          <table:table-cell table:number-columns-repeated="64"/>
          <table:table-cell table:formula="of:=MIN([.A50:.BL50])" office:value-type="float" office:value="0.603291" calcext:value-type="float">
            <text:p>0,603291</text:p>
          </table:table-cell>
          <table:table-cell table:formula="of:=MAX([.A50:.BL50])" office:value-type="float" office:value="1.82239" calcext:value-type="float">
            <text:p>1,82239</text:p>
          </table:table-cell>
          <table:table-cell table:number-columns-repeated="7"/>
        </table:table-row>
        <table:table-row table:style-name="ro2">
          <table:table-cell office:value-type="float" office:value="1.19773" calcext:value-type="float">
            <text:p>1,19773</text:p>
          </table:table-cell>
          <table:table-cell office:value-type="float" office:value="1.48752" calcext:value-type="float">
            <text:p>1,48752</text:p>
          </table:table-cell>
          <table:table-cell office:value-type="float" office:value="1.20341" calcext:value-type="float">
            <text:p>1,20341</text:p>
          </table:table-cell>
          <table:table-cell office:value-type="float" office:value="1.20381" calcext:value-type="float">
            <text:p>1,20381</text:p>
          </table:table-cell>
          <table:table-cell table:number-columns-repeated="64"/>
          <table:table-cell table:formula="of:=MIN([.A51:.BL51])" office:value-type="float" office:value="1.19773" calcext:value-type="float">
            <text:p>1,19773</text:p>
          </table:table-cell>
          <table:table-cell table:formula="of:=MAX([.A51:.BL51])" office:value-type="float" office:value="1.48752" calcext:value-type="float">
            <text:p>1,48752</text:p>
          </table:table-cell>
          <table:table-cell table:number-columns-repeated="7"/>
        </table:table-row>
        <table:table-row table:style-name="ro2">
          <table:table-cell office:value-type="float" office:value="0.90062" calcext:value-type="float">
            <text:p>0,90062</text:p>
          </table:table-cell>
          <table:table-cell office:value-type="float" office:value="1.30447" calcext:value-type="float">
            <text:p>1,30447</text:p>
          </table:table-cell>
          <table:table-cell office:value-type="float" office:value="0.919296" calcext:value-type="float">
            <text:p>0,919296</text:p>
          </table:table-cell>
          <table:table-cell office:value-type="float" office:value="1.37457" calcext:value-type="float">
            <text:p>1,37457</text:p>
          </table:table-cell>
          <table:table-cell table:number-columns-repeated="64"/>
          <table:table-cell table:formula="of:=MIN([.A52:.BL52])" office:value-type="float" office:value="0.90062" calcext:value-type="float">
            <text:p>0,90062</text:p>
          </table:table-cell>
          <table:table-cell table:formula="of:=MAX([.A52:.BL52])" office:value-type="float" office:value="1.37457" calcext:value-type="float">
            <text:p>1,37457</text:p>
          </table:table-cell>
          <table:table-cell table:number-columns-repeated="7"/>
        </table:table-row>
        <table:table-row table:style-name="ro2">
          <table:table-cell office:value-type="float" office:value="0.938168" calcext:value-type="float">
            <text:p>0,938168</text:p>
          </table:table-cell>
          <table:table-cell office:value-type="float" office:value="1.54004" calcext:value-type="float">
            <text:p>1,54004</text:p>
          </table:table-cell>
          <table:table-cell office:value-type="float" office:value="0.967637" calcext:value-type="float">
            <text:p>0,967637</text:p>
          </table:table-cell>
          <table:table-cell office:value-type="float" office:value="0.587022" calcext:value-type="float">
            <text:p>0,587022</text:p>
          </table:table-cell>
          <table:table-cell table:number-columns-repeated="64"/>
          <table:table-cell table:formula="of:=MIN([.A53:.BL53])" office:value-type="float" office:value="0.587022" calcext:value-type="float">
            <text:p>0,587022</text:p>
          </table:table-cell>
          <table:table-cell table:formula="of:=MAX([.A53:.BL53])" office:value-type="float" office:value="1.54004" calcext:value-type="float">
            <text:p>1,54004</text:p>
          </table:table-cell>
          <table:table-cell table:number-columns-repeated="7"/>
        </table:table-row>
        <table:table-row table:style-name="ro2">
          <table:table-cell office:value-type="float" office:value="1.75573" calcext:value-type="float">
            <text:p>1,75573</text:p>
          </table:table-cell>
          <table:table-cell office:value-type="float" office:value="1.80153" calcext:value-type="float">
            <text:p>1,80153</text:p>
          </table:table-cell>
          <table:table-cell office:value-type="float" office:value="1.82533" calcext:value-type="float">
            <text:p>1,82533</text:p>
          </table:table-cell>
          <table:table-cell office:value-type="float" office:value="0.636053" calcext:value-type="float">
            <text:p>0,636053</text:p>
          </table:table-cell>
          <table:table-cell table:number-columns-repeated="64"/>
          <table:table-cell table:formula="of:=MIN([.A54:.BL54])" office:value-type="float" office:value="0.636053" calcext:value-type="float">
            <text:p>0,636053</text:p>
          </table:table-cell>
          <table:table-cell table:formula="of:=MAX([.A54:.BL54])" office:value-type="float" office:value="1.82533" calcext:value-type="float">
            <text:p>1,82533</text:p>
          </table:table-cell>
          <table:table-cell table:number-columns-repeated="7"/>
        </table:table-row>
        <table:table-row table:style-name="ro2">
          <table:table-cell office:value-type="float" office:value="0.940773" calcext:value-type="float">
            <text:p>0,940773</text:p>
          </table:table-cell>
          <table:table-cell office:value-type="float" office:value="0.943101" calcext:value-type="float">
            <text:p>0,943101</text:p>
          </table:table-cell>
          <table:table-cell office:value-type="float" office:value="1.97467" calcext:value-type="float">
            <text:p>1,97467</text:p>
          </table:table-cell>
          <table:table-cell office:value-type="float" office:value="0.531693" calcext:value-type="float">
            <text:p>0,531693</text:p>
          </table:table-cell>
          <table:table-cell table:number-columns-repeated="64"/>
          <table:table-cell table:formula="of:=MIN([.A55:.BL55])" office:value-type="float" office:value="0.531693" calcext:value-type="float">
            <text:p>0,531693</text:p>
          </table:table-cell>
          <table:table-cell table:formula="of:=MAX([.A55:.BL55])" office:value-type="float" office:value="1.97467" calcext:value-type="float">
            <text:p>1,97467</text:p>
          </table:table-cell>
          <table:table-cell table:number-columns-repeated="7"/>
        </table:table-row>
        <table:table-row table:style-name="ro2">
          <table:table-cell office:value-type="float" office:value="1.22928" calcext:value-type="float">
            <text:p>1,22928</text:p>
          </table:table-cell>
          <table:table-cell office:value-type="float" office:value="2.38851" calcext:value-type="float">
            <text:p>2,38851</text:p>
          </table:table-cell>
          <table:table-cell office:value-type="float" office:value="1.17966" calcext:value-type="float">
            <text:p>1,17966</text:p>
          </table:table-cell>
          <table:table-cell office:value-type="float" office:value="0.609712" calcext:value-type="float">
            <text:p>0,609712</text:p>
          </table:table-cell>
          <table:table-cell table:number-columns-repeated="64"/>
          <table:table-cell table:formula="of:=MIN([.A56:.BL56])" office:value-type="float" office:value="0.609712" calcext:value-type="float">
            <text:p>0,609712</text:p>
          </table:table-cell>
          <table:table-cell table:formula="of:=MAX([.A56:.BL56])" office:value-type="float" office:value="2.38851" calcext:value-type="float">
            <text:p>2,38851</text:p>
          </table:table-cell>
          <table:table-cell table:number-columns-repeated="7"/>
        </table:table-row>
        <table:table-row table:style-name="ro2">
          <table:table-cell office:value-type="float" office:value="1.76227" calcext:value-type="float">
            <text:p>1,76227</text:p>
          </table:table-cell>
          <table:table-cell office:value-type="float" office:value="1.79317" calcext:value-type="float">
            <text:p>1,79317</text:p>
          </table:table-cell>
          <table:table-cell office:value-type="float" office:value="1.81139" calcext:value-type="float">
            <text:p>1,81139</text:p>
          </table:table-cell>
          <table:table-cell office:value-type="float" office:value="0.616055" calcext:value-type="float">
            <text:p>0,616055</text:p>
          </table:table-cell>
          <table:table-cell table:number-columns-repeated="64"/>
          <table:table-cell table:formula="of:=MIN([.A57:.BL57])" office:value-type="float" office:value="0.616055" calcext:value-type="float">
            <text:p>0,616055</text:p>
          </table:table-cell>
          <table:table-cell table:formula="of:=MAX([.A57:.BL57])" office:value-type="float" office:value="1.81139" calcext:value-type="float">
            <text:p>1,81139</text:p>
          </table:table-cell>
          <table:table-cell table:number-columns-repeated="7"/>
        </table:table-row>
        <table:table-row table:style-name="ro2">
          <table:table-cell office:value-type="float" office:value="1.8135" calcext:value-type="float">
            <text:p>1,8135</text:p>
          </table:table-cell>
          <table:table-cell office:value-type="float" office:value="1.85347" calcext:value-type="float">
            <text:p>1,85347</text:p>
          </table:table-cell>
          <table:table-cell office:value-type="float" office:value="1.96509" calcext:value-type="float">
            <text:p>1,96509</text:p>
          </table:table-cell>
          <table:table-cell office:value-type="float" office:value="0.671214" calcext:value-type="float">
            <text:p>0,671214</text:p>
          </table:table-cell>
          <table:table-cell table:number-columns-repeated="64"/>
          <table:table-cell table:formula="of:=MIN([.A58:.BL58])" office:value-type="float" office:value="0.671214" calcext:value-type="float">
            <text:p>0,671214</text:p>
          </table:table-cell>
          <table:table-cell table:formula="of:=MAX([.A58:.BL58])" office:value-type="float" office:value="1.96509" calcext:value-type="float">
            <text:p>1,96509</text:p>
          </table:table-cell>
          <table:table-cell table:number-columns-repeated="7"/>
        </table:table-row>
        <table:table-row table:style-name="ro2">
          <table:table-cell office:value-type="float" office:value="0.89415" calcext:value-type="float">
            <text:p>0,89415</text:p>
          </table:table-cell>
          <table:table-cell office:value-type="float" office:value="0.889944" calcext:value-type="float">
            <text:p>0,889944</text:p>
          </table:table-cell>
          <table:table-cell office:value-type="float" office:value="1.78476" calcext:value-type="float">
            <text:p>1,78476</text:p>
          </table:table-cell>
          <table:table-cell office:value-type="float" office:value="0.89209" calcext:value-type="float">
            <text:p>0,89209</text:p>
          </table:table-cell>
          <table:table-cell table:number-columns-repeated="64"/>
          <table:table-cell table:formula="of:=MIN([.A59:.BL59])" office:value-type="float" office:value="0.889944" calcext:value-type="float">
            <text:p>0,889944</text:p>
          </table:table-cell>
          <table:table-cell table:formula="of:=MAX([.A59:.BL59])" office:value-type="float" office:value="1.78476" calcext:value-type="float">
            <text:p>1,78476</text:p>
          </table:table-cell>
          <table:table-cell table:number-columns-repeated="7"/>
        </table:table-row>
        <table:table-row table:style-name="ro2">
          <table:table-cell office:value-type="float" office:value="1.80067" calcext:value-type="float">
            <text:p>1,80067</text:p>
          </table:table-cell>
          <table:table-cell office:value-type="float" office:value="1.79248" calcext:value-type="float">
            <text:p>1,79248</text:p>
          </table:table-cell>
          <table:table-cell office:value-type="float" office:value="1.96075" calcext:value-type="float">
            <text:p>1,96075</text:p>
          </table:table-cell>
          <table:table-cell office:value-type="float" office:value="0.670632" calcext:value-type="float">
            <text:p>0,670632</text:p>
          </table:table-cell>
          <table:table-cell table:number-columns-repeated="64"/>
          <table:table-cell table:formula="of:=MIN([.A60:.BL60])" office:value-type="float" office:value="0.670632" calcext:value-type="float">
            <text:p>0,670632</text:p>
          </table:table-cell>
          <table:table-cell table:formula="of:=MAX([.A60:.BL60])" office:value-type="float" office:value="1.96075" calcext:value-type="float">
            <text:p>1,96075</text:p>
          </table:table-cell>
          <table:table-cell table:number-columns-repeated="7"/>
        </table:table-row>
        <table:table-row table:style-name="ro2">
          <table:table-cell office:value-type="float" office:value="0.946794" calcext:value-type="float">
            <text:p>0,946794</text:p>
          </table:table-cell>
          <table:table-cell office:value-type="float" office:value="1.67954" calcext:value-type="float">
            <text:p>1,67954</text:p>
          </table:table-cell>
          <table:table-cell office:value-type="float" office:value="1.33715" calcext:value-type="float">
            <text:p>1,33715</text:p>
          </table:table-cell>
          <table:table-cell office:value-type="float" office:value="1.53788" calcext:value-type="float">
            <text:p>1,53788</text:p>
          </table:table-cell>
          <table:table-cell table:number-columns-repeated="64"/>
          <table:table-cell table:formula="of:=MIN([.A61:.BL61])" office:value-type="float" office:value="0.946794" calcext:value-type="float">
            <text:p>0,946794</text:p>
          </table:table-cell>
          <table:table-cell table:formula="of:=MAX([.A61:.BL61])" office:value-type="float" office:value="1.67954" calcext:value-type="float">
            <text:p>1,67954</text:p>
          </table:table-cell>
          <table:table-cell table:number-columns-repeated="7"/>
        </table:table-row>
        <table:table-row table:style-name="ro2">
          <table:table-cell office:value-type="float" office:value="1.64638" calcext:value-type="float">
            <text:p>1,64638</text:p>
          </table:table-cell>
          <table:table-cell office:value-type="float" office:value="1.65053" calcext:value-type="float">
            <text:p>1,65053</text:p>
          </table:table-cell>
          <table:table-cell office:value-type="float" office:value="1.66606" calcext:value-type="float">
            <text:p>1,66606</text:p>
          </table:table-cell>
          <table:table-cell office:value-type="float" office:value="1.668" calcext:value-type="float">
            <text:p>1,668</text:p>
          </table:table-cell>
          <table:table-cell table:number-columns-repeated="64"/>
          <table:table-cell table:formula="of:=MIN([.A62:.BL62])" office:value-type="float" office:value="1.64638" calcext:value-type="float">
            <text:p>1,64638</text:p>
          </table:table-cell>
          <table:table-cell table:formula="of:=MAX([.A62:.BL62])" office:value-type="float" office:value="1.668" calcext:value-type="float">
            <text:p>1,668</text:p>
          </table:table-cell>
          <table:table-cell table:number-columns-repeated="7"/>
        </table:table-row>
        <table:table-row table:style-name="ro2">
          <table:table-cell office:value-type="float" office:value="1.19275" calcext:value-type="float">
            <text:p>1,19275</text:p>
          </table:table-cell>
          <table:table-cell office:value-type="float" office:value="2.1383" calcext:value-type="float">
            <text:p>2,1383</text:p>
          </table:table-cell>
          <table:table-cell office:value-type="float" office:value="1.55978" calcext:value-type="float">
            <text:p>1,55978</text:p>
          </table:table-cell>
          <table:table-cell office:value-type="float" office:value="1.68468" calcext:value-type="float">
            <text:p>1,68468</text:p>
          </table:table-cell>
          <table:table-cell table:number-columns-repeated="64"/>
          <table:table-cell table:formula="of:=MIN([.A63:.BL63])" office:value-type="float" office:value="1.19275" calcext:value-type="float">
            <text:p>1,19275</text:p>
          </table:table-cell>
          <table:table-cell table:formula="of:=MAX([.A63:.BL63])" office:value-type="float" office:value="2.1383" calcext:value-type="float">
            <text:p>2,138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2273" calcext:value-type="float">
            <text:p>1,12273</text:p>
          </table:table-cell>
          <table:table-cell office:value-type="float" office:value="1.25234" calcext:value-type="float">
            <text:p>1,25234</text:p>
          </table:table-cell>
          <table:table-cell office:value-type="float" office:value="1.29163" calcext:value-type="float">
            <text:p>1,29163</text:p>
          </table:table-cell>
          <table:table-cell office:value-type="float" office:value="1.31531" calcext:value-type="float">
            <text:p>1,31531</text:p>
          </table:table-cell>
          <table:table-cell office:value-type="float" office:value="0.956864" calcext:value-type="float">
            <text:p>0,956864</text:p>
          </table:table-cell>
          <table:table-cell office:value-type="float" office:value="0.994376" calcext:value-type="float">
            <text:p>0,994376</text:p>
          </table:table-cell>
          <table:table-cell office:value-type="float" office:value="1.03506" calcext:value-type="float">
            <text:p>1,03506</text:p>
          </table:table-cell>
          <table:table-cell office:value-type="float" office:value="1.18056" calcext:value-type="float">
            <text:p>1,18056</text:p>
          </table:table-cell>
          <table:table-cell table:number-columns-repeated="60"/>
          <table:table-cell table:formula="of:=MIN([.A65:.BL65])" office:value-type="float" office:value="0.956864" calcext:value-type="float">
            <text:p>0,956864</text:p>
          </table:table-cell>
          <table:table-cell table:formula="of:=MAX([.A65:.BL65])" office:value-type="float" office:value="1.31531" calcext:value-type="float">
            <text:p>1,31531</text:p>
          </table:table-cell>
          <table:table-cell table:number-columns-repeated="7"/>
        </table:table-row>
        <table:table-row table:style-name="ro2">
          <table:table-cell office:value-type="float" office:value="1.09164" calcext:value-type="float">
            <text:p>1,09164</text:p>
          </table:table-cell>
          <table:table-cell office:value-type="float" office:value="1.24953" calcext:value-type="float">
            <text:p>1,24953</text:p>
          </table:table-cell>
          <table:table-cell office:value-type="float" office:value="1.29403" calcext:value-type="float">
            <text:p>1,29403</text:p>
          </table:table-cell>
          <table:table-cell office:value-type="float" office:value="1.29306" calcext:value-type="float">
            <text:p>1,29306</text:p>
          </table:table-cell>
          <table:table-cell office:value-type="float" office:value="0.941633" calcext:value-type="float">
            <text:p>0,941633</text:p>
          </table:table-cell>
          <table:table-cell office:value-type="float" office:value="0.843544" calcext:value-type="float">
            <text:p>0,843544</text:p>
          </table:table-cell>
          <table:table-cell office:value-type="float" office:value="1.06985" calcext:value-type="float">
            <text:p>1,06985</text:p>
          </table:table-cell>
          <table:table-cell office:value-type="float" office:value="0.3235" calcext:value-type="float">
            <text:p>0,3235</text:p>
          </table:table-cell>
          <table:table-cell table:number-columns-repeated="60"/>
          <table:table-cell table:formula="of:=MIN([.A66:.BL66])" office:value-type="float" office:value="0.3235" calcext:value-type="float">
            <text:p>0,3235</text:p>
          </table:table-cell>
          <table:table-cell table:formula="of:=MAX([.A66:.BL66])" office:value-type="float" office:value="1.29403" calcext:value-type="float">
            <text:p>1,29403</text:p>
          </table:table-cell>
          <table:table-cell table:number-columns-repeated="7"/>
        </table:table-row>
        <table:table-row table:style-name="ro2">
          <table:table-cell office:value-type="float" office:value="0.889468" calcext:value-type="float">
            <text:p>0,889468</text:p>
          </table:table-cell>
          <table:table-cell office:value-type="float" office:value="0.967296" calcext:value-type="float">
            <text:p>0,967296</text:p>
          </table:table-cell>
          <table:table-cell office:value-type="float" office:value="1.0538" calcext:value-type="float">
            <text:p>1,0538</text:p>
          </table:table-cell>
          <table:table-cell office:value-type="float" office:value="0.905285" calcext:value-type="float">
            <text:p>0,905285</text:p>
          </table:table-cell>
          <table:table-cell office:value-type="float" office:value="0.941265" calcext:value-type="float">
            <text:p>0,941265</text:p>
          </table:table-cell>
          <table:table-cell office:value-type="float" office:value="0.595566" calcext:value-type="float">
            <text:p>0,595566</text:p>
          </table:table-cell>
          <table:table-cell office:value-type="float" office:value="1.46776" calcext:value-type="float">
            <text:p>1,46776</text:p>
          </table:table-cell>
          <table:table-cell office:value-type="float" office:value="0.820382" calcext:value-type="float">
            <text:p>0,820382</text:p>
          </table:table-cell>
          <table:table-cell table:number-columns-repeated="60"/>
          <table:table-cell table:formula="of:=MIN([.A67:.BL67])" office:value-type="float" office:value="0.595566" calcext:value-type="float">
            <text:p>0,595566</text:p>
          </table:table-cell>
          <table:table-cell table:formula="of:=MAX([.A67:.BL67])" office:value-type="float" office:value="1.46776" calcext:value-type="float">
            <text:p>1,46776</text:p>
          </table:table-cell>
          <table:table-cell table:number-columns-repeated="7"/>
        </table:table-row>
        <table:table-row table:style-name="ro2">
          <table:table-cell office:value-type="float" office:value="0.664564" calcext:value-type="float">
            <text:p>0,664564</text:p>
          </table:table-cell>
          <table:table-cell office:value-type="float" office:value="0.983671" calcext:value-type="float">
            <text:p>0,983671</text:p>
          </table:table-cell>
          <table:table-cell office:value-type="float" office:value="1.0008" calcext:value-type="float">
            <text:p>1,0008</text:p>
          </table:table-cell>
          <table:table-cell office:value-type="float" office:value="0.621092" calcext:value-type="float">
            <text:p>0,621092</text:p>
          </table:table-cell>
          <table:table-cell office:value-type="float" office:value="0.724064" calcext:value-type="float">
            <text:p>0,724064</text:p>
          </table:table-cell>
          <table:table-cell office:value-type="float" office:value="0.725908" calcext:value-type="float">
            <text:p>0,725908</text:p>
          </table:table-cell>
          <table:table-cell office:value-type="float" office:value="0.813667" calcext:value-type="float">
            <text:p>0,813667</text:p>
          </table:table-cell>
          <table:table-cell office:value-type="float" office:value="0.300822" calcext:value-type="float">
            <text:p>0,300822</text:p>
          </table:table-cell>
          <table:table-cell table:number-columns-repeated="60"/>
          <table:table-cell table:formula="of:=MIN([.A68:.BL68])" office:value-type="float" office:value="0.300822" calcext:value-type="float">
            <text:p>0,300822</text:p>
          </table:table-cell>
          <table:table-cell table:formula="of:=MAX([.A68:.BL68])" office:value-type="float" office:value="1.0008" calcext:value-type="float">
            <text:p>1,0008</text:p>
          </table:table-cell>
          <table:table-cell table:number-columns-repeated="7"/>
        </table:table-row>
        <table:table-row table:style-name="ro2">
          <table:table-cell office:value-type="float" office:value="0.821633" calcext:value-type="float">
            <text:p>0,821633</text:p>
          </table:table-cell>
          <table:table-cell office:value-type="float" office:value="0.897429" calcext:value-type="float">
            <text:p>0,897429</text:p>
          </table:table-cell>
          <table:table-cell office:value-type="float" office:value="0.937222" calcext:value-type="float">
            <text:p>0,937222</text:p>
          </table:table-cell>
          <table:table-cell office:value-type="float" office:value="0.952018" calcext:value-type="float">
            <text:p>0,952018</text:p>
          </table:table-cell>
          <table:table-cell office:value-type="float" office:value="0.84444" calcext:value-type="float">
            <text:p>0,84444</text:p>
          </table:table-cell>
          <table:table-cell office:value-type="float" office:value="0.852526" calcext:value-type="float">
            <text:p>0,852526</text:p>
          </table:table-cell>
          <table:table-cell office:value-type="float" office:value="0.797747" calcext:value-type="float">
            <text:p>0,797747</text:p>
          </table:table-cell>
          <table:table-cell office:value-type="float" office:value="0.87427" calcext:value-type="float">
            <text:p>0,87427</text:p>
          </table:table-cell>
          <table:table-cell table:number-columns-repeated="60"/>
          <table:table-cell table:formula="of:=MIN([.A69:.BL69])" office:value-type="float" office:value="0.797747" calcext:value-type="float">
            <text:p>0,797747</text:p>
          </table:table-cell>
          <table:table-cell table:formula="of:=MAX([.A69:.BL69])" office:value-type="float" office:value="0.952018" calcext:value-type="float">
            <text:p>0,952018</text:p>
          </table:table-cell>
          <table:table-cell table:number-columns-repeated="7"/>
        </table:table-row>
        <table:table-row table:style-name="ro2">
          <table:table-cell office:value-type="float" office:value="0.827688" calcext:value-type="float">
            <text:p>0,827688</text:p>
          </table:table-cell>
          <table:table-cell office:value-type="float" office:value="0.838967" calcext:value-type="float">
            <text:p>0,838967</text:p>
          </table:table-cell>
          <table:table-cell office:value-type="float" office:value="0.881053" calcext:value-type="float">
            <text:p>0,881053</text:p>
          </table:table-cell>
          <table:table-cell office:value-type="float" office:value="0.979481" calcext:value-type="float">
            <text:p>0,979481</text:p>
          </table:table-cell>
          <table:table-cell office:value-type="float" office:value="0.861793" calcext:value-type="float">
            <text:p>0,861793</text:p>
          </table:table-cell>
          <table:table-cell office:value-type="float" office:value="0.87655" calcext:value-type="float">
            <text:p>0,87655</text:p>
          </table:table-cell>
          <table:table-cell office:value-type="float" office:value="0.833573" calcext:value-type="float">
            <text:p>0,833573</text:p>
          </table:table-cell>
          <table:table-cell office:value-type="float" office:value="0.759261" calcext:value-type="float">
            <text:p>0,759261</text:p>
          </table:table-cell>
          <table:table-cell table:number-columns-repeated="60"/>
          <table:table-cell table:formula="of:=MIN([.A70:.BL70])" office:value-type="float" office:value="0.759261" calcext:value-type="float">
            <text:p>0,759261</text:p>
          </table:table-cell>
          <table:table-cell table:formula="of:=MAX([.A70:.BL70])" office:value-type="float" office:value="0.979481" calcext:value-type="float">
            <text:p>0,979481</text:p>
          </table:table-cell>
          <table:table-cell table:number-columns-repeated="7"/>
        </table:table-row>
        <table:table-row table:style-name="ro2">
          <table:table-cell office:value-type="float" office:value="0.602768" calcext:value-type="float">
            <text:p>0,602768</text:p>
          </table:table-cell>
          <table:table-cell office:value-type="float" office:value="0.597547" calcext:value-type="float">
            <text:p>0,597547</text:p>
          </table:table-cell>
          <table:table-cell office:value-type="float" office:value="0.600428" calcext:value-type="float">
            <text:p>0,600428</text:p>
          </table:table-cell>
          <table:table-cell office:value-type="float" office:value="1.77631" calcext:value-type="float">
            <text:p>1,77631</text:p>
          </table:table-cell>
          <table:table-cell office:value-type="float" office:value="0.607501" calcext:value-type="float">
            <text:p>0,607501</text:p>
          </table:table-cell>
          <table:table-cell office:value-type="float" office:value="2.56639" calcext:value-type="float">
            <text:p>2,56639</text:p>
          </table:table-cell>
          <table:table-cell office:value-type="float" office:value="1.48458" calcext:value-type="float">
            <text:p>1,48458</text:p>
          </table:table-cell>
          <table:table-cell office:value-type="float" office:value="0.301543" calcext:value-type="float">
            <text:p>0,301543</text:p>
          </table:table-cell>
          <table:table-cell table:number-columns-repeated="60"/>
          <table:table-cell table:formula="of:=MIN([.A71:.BL71])" office:value-type="float" office:value="0.301543" calcext:value-type="float">
            <text:p>0,301543</text:p>
          </table:table-cell>
          <table:table-cell table:formula="of:=MAX([.A71:.BL71])" office:value-type="float" office:value="2.56639" calcext:value-type="float">
            <text:p>2,56639</text:p>
          </table:table-cell>
          <table:table-cell table:number-columns-repeated="7"/>
        </table:table-row>
        <table:table-row table:style-name="ro2">
          <table:table-cell office:value-type="float" office:value="0.889748" calcext:value-type="float">
            <text:p>0,889748</text:p>
          </table:table-cell>
          <table:table-cell office:value-type="float" office:value="0.922673" calcext:value-type="float">
            <text:p>0,922673</text:p>
          </table:table-cell>
          <table:table-cell office:value-type="float" office:value="0.878667" calcext:value-type="float">
            <text:p>0,878667</text:p>
          </table:table-cell>
          <table:table-cell office:value-type="float" office:value="0.920185" calcext:value-type="float">
            <text:p>0,920185</text:p>
          </table:table-cell>
          <table:table-cell office:value-type="float" office:value="1.05754" calcext:value-type="float">
            <text:p>1,05754</text:p>
          </table:table-cell>
          <table:table-cell office:value-type="float" office:value="1.95242" calcext:value-type="float">
            <text:p>1,95242</text:p>
          </table:table-cell>
          <table:table-cell office:value-type="float" office:value="0.624817" calcext:value-type="float">
            <text:p>0,624817</text:p>
          </table:table-cell>
          <table:table-cell office:value-type="float" office:value="0.817972" calcext:value-type="float">
            <text:p>0,817972</text:p>
          </table:table-cell>
          <table:table-cell table:number-columns-repeated="60"/>
          <table:table-cell table:formula="of:=MIN([.A72:.BL72])" office:value-type="float" office:value="0.624817" calcext:value-type="float">
            <text:p>0,624817</text:p>
          </table:table-cell>
          <table:table-cell table:formula="of:=MAX([.A72:.BL72])" office:value-type="float" office:value="1.95242" calcext:value-type="float">
            <text:p>1,95242</text:p>
          </table:table-cell>
          <table:table-cell table:number-columns-repeated="7"/>
        </table:table-row>
        <table:table-row table:style-name="ro2">
          <table:table-cell office:value-type="float" office:value="0.895616" calcext:value-type="float">
            <text:p>0,895616</text:p>
          </table:table-cell>
          <table:table-cell office:value-type="float" office:value="0.923256" calcext:value-type="float">
            <text:p>0,923256</text:p>
          </table:table-cell>
          <table:table-cell office:value-type="float" office:value="0.973928" calcext:value-type="float">
            <text:p>0,973928</text:p>
          </table:table-cell>
          <table:table-cell office:value-type="float" office:value="0.64698" calcext:value-type="float">
            <text:p>0,64698</text:p>
          </table:table-cell>
          <table:table-cell office:value-type="float" office:value="1.06397" calcext:value-type="float">
            <text:p>1,06397</text:p>
          </table:table-cell>
          <table:table-cell office:value-type="float" office:value="0.748734" calcext:value-type="float">
            <text:p>0,748734</text:p>
          </table:table-cell>
          <table:table-cell office:value-type="float" office:value="0.753015" calcext:value-type="float">
            <text:p>0,753015</text:p>
          </table:table-cell>
          <table:table-cell office:value-type="float" office:value="0.301439" calcext:value-type="float">
            <text:p>0,301439</text:p>
          </table:table-cell>
          <table:table-cell table:number-columns-repeated="60"/>
          <table:table-cell table:formula="of:=MIN([.A73:.BL73])" office:value-type="float" office:value="0.301439" calcext:value-type="float">
            <text:p>0,301439</text:p>
          </table:table-cell>
          <table:table-cell table:formula="of:=MAX([.A73:.BL73])" office:value-type="float" office:value="1.06397" calcext:value-type="float">
            <text:p>1,06397</text:p>
          </table:table-cell>
          <table:table-cell table:number-columns-repeated="7"/>
        </table:table-row>
        <table:table-row table:style-name="ro2">
          <table:table-cell office:value-type="float" office:value="1.12431" calcext:value-type="float">
            <text:p>1,12431</text:p>
          </table:table-cell>
          <table:table-cell office:value-type="float" office:value="0.889338" calcext:value-type="float">
            <text:p>0,889338</text:p>
          </table:table-cell>
          <table:table-cell office:value-type="float" office:value="2.03075" calcext:value-type="float">
            <text:p>2,03075</text:p>
          </table:table-cell>
          <table:table-cell office:value-type="float" office:value="2.05926" calcext:value-type="float">
            <text:p>2,05926</text:p>
          </table:table-cell>
          <table:table-cell office:value-type="float" office:value="2.06257" calcext:value-type="float">
            <text:p>2,06257</text:p>
          </table:table-cell>
          <table:table-cell office:value-type="float" office:value="0.978965" calcext:value-type="float">
            <text:p>0,978965</text:p>
          </table:table-cell>
          <table:table-cell office:value-type="float" office:value="1.0277" calcext:value-type="float">
            <text:p>1,0277</text:p>
          </table:table-cell>
          <table:table-cell office:value-type="float" office:value="0.365733" calcext:value-type="float">
            <text:p>0,365733</text:p>
          </table:table-cell>
          <table:table-cell table:number-columns-repeated="60"/>
          <table:table-cell table:formula="of:=MIN([.A74:.BL74])" office:value-type="float" office:value="0.365733" calcext:value-type="float">
            <text:p>0,365733</text:p>
          </table:table-cell>
          <table:table-cell table:formula="of:=MAX([.A74:.BL74])" office:value-type="float" office:value="2.06257" calcext:value-type="float">
            <text:p>2,06257</text:p>
          </table:table-cell>
          <table:table-cell table:number-columns-repeated="7"/>
        </table:table-row>
        <table:table-row table:style-name="ro2">
          <table:table-cell office:value-type="float" office:value="0.592648" calcext:value-type="float">
            <text:p>0,592648</text:p>
          </table:table-cell>
          <table:table-cell office:value-type="float" office:value="0.668731" calcext:value-type="float">
            <text:p>0,668731</text:p>
          </table:table-cell>
          <table:table-cell office:value-type="float" office:value="0.59798" calcext:value-type="float">
            <text:p>0,59798</text:p>
          </table:table-cell>
          <table:table-cell office:value-type="float" office:value="0.629545" calcext:value-type="float">
            <text:p>0,629545</text:p>
          </table:table-cell>
          <table:table-cell office:value-type="float" office:value="0.561776" calcext:value-type="float">
            <text:p>0,561776</text:p>
          </table:table-cell>
          <table:table-cell office:value-type="float" office:value="0.302854" calcext:value-type="float">
            <text:p>0,302854</text:p>
          </table:table-cell>
          <table:table-cell office:value-type="float" office:value="0.301415" calcext:value-type="float">
            <text:p>0,301415</text:p>
          </table:table-cell>
          <table:table-cell office:value-type="float" office:value="1.94539" calcext:value-type="float">
            <text:p>1,94539</text:p>
          </table:table-cell>
          <table:table-cell table:number-columns-repeated="60"/>
          <table:table-cell table:formula="of:=MIN([.A75:.BL75])" office:value-type="float" office:value="0.301415" calcext:value-type="float">
            <text:p>0,301415</text:p>
          </table:table-cell>
          <table:table-cell table:formula="of:=MAX([.A75:.BL75])" office:value-type="float" office:value="1.94539" calcext:value-type="float">
            <text:p>1,94539</text:p>
          </table:table-cell>
          <table:table-cell table:number-columns-repeated="7"/>
        </table:table-row>
        <table:table-row table:style-name="ro2">
          <table:table-cell office:value-type="float" office:value="0.639533" calcext:value-type="float">
            <text:p>0,639533</text:p>
          </table:table-cell>
          <table:table-cell office:value-type="float" office:value="0.690571" calcext:value-type="float">
            <text:p>0,690571</text:p>
          </table:table-cell>
          <table:table-cell office:value-type="float" office:value="0.644851" calcext:value-type="float">
            <text:p>0,644851</text:p>
          </table:table-cell>
          <table:table-cell office:value-type="float" office:value="1.31686" calcext:value-type="float">
            <text:p>1,31686</text:p>
          </table:table-cell>
          <table:table-cell office:value-type="float" office:value="0.69782" calcext:value-type="float">
            <text:p>0,69782</text:p>
          </table:table-cell>
          <table:table-cell office:value-type="float" office:value="0.693116" calcext:value-type="float">
            <text:p>0,693116</text:p>
          </table:table-cell>
          <table:table-cell office:value-type="float" office:value="0.469278" calcext:value-type="float">
            <text:p>0,469278</text:p>
          </table:table-cell>
          <table:table-cell office:value-type="float" office:value="0.47516" calcext:value-type="float">
            <text:p>0,47516</text:p>
          </table:table-cell>
          <table:table-cell table:number-columns-repeated="60"/>
          <table:table-cell table:formula="of:=MIN([.A76:.BL76])" office:value-type="float" office:value="0.469278" calcext:value-type="float">
            <text:p>0,469278</text:p>
          </table:table-cell>
          <table:table-cell table:formula="of:=MAX([.A76:.BL76])" office:value-type="float" office:value="1.31686" calcext:value-type="float">
            <text:p>1,31686</text:p>
          </table:table-cell>
          <table:table-cell table:number-columns-repeated="7"/>
        </table:table-row>
        <table:table-row table:style-name="ro2">
          <table:table-cell office:value-type="float" office:value="0.62505" calcext:value-type="float">
            <text:p>0,62505</text:p>
          </table:table-cell>
          <table:table-cell office:value-type="float" office:value="1.00317" calcext:value-type="float">
            <text:p>1,00317</text:p>
          </table:table-cell>
          <table:table-cell office:value-type="float" office:value="1.0652" calcext:value-type="float">
            <text:p>1,0652</text:p>
          </table:table-cell>
          <table:table-cell office:value-type="float" office:value="0.651821" calcext:value-type="float">
            <text:p>0,651821</text:p>
          </table:table-cell>
          <table:table-cell office:value-type="float" office:value="0.727017" calcext:value-type="float">
            <text:p>0,727017</text:p>
          </table:table-cell>
          <table:table-cell office:value-type="float" office:value="0.912291" calcext:value-type="float">
            <text:p>0,912291</text:p>
          </table:table-cell>
          <table:table-cell office:value-type="float" office:value="1.32568" calcext:value-type="float">
            <text:p>1,32568</text:p>
          </table:table-cell>
          <table:table-cell office:value-type="float" office:value="1.08581" calcext:value-type="float">
            <text:p>1,08581</text:p>
          </table:table-cell>
          <table:table-cell table:number-columns-repeated="60"/>
          <table:table-cell table:formula="of:=MIN([.A77:.BL77])" office:value-type="float" office:value="0.62505" calcext:value-type="float">
            <text:p>0,62505</text:p>
          </table:table-cell>
          <table:table-cell table:formula="of:=MAX([.A77:.BL77])" office:value-type="float" office:value="1.32568" calcext:value-type="float">
            <text:p>1,32568</text:p>
          </table:table-cell>
          <table:table-cell table:number-columns-repeated="7"/>
        </table:table-row>
        <table:table-row table:style-name="ro2">
          <table:table-cell office:value-type="float" office:value="0.885422" calcext:value-type="float">
            <text:p>0,885422</text:p>
          </table:table-cell>
          <table:table-cell office:value-type="float" office:value="0.903198" calcext:value-type="float">
            <text:p>0,903198</text:p>
          </table:table-cell>
          <table:table-cell office:value-type="float" office:value="0.958249" calcext:value-type="float">
            <text:p>0,958249</text:p>
          </table:table-cell>
          <table:table-cell office:value-type="float" office:value="0.921096" calcext:value-type="float">
            <text:p>0,921096</text:p>
          </table:table-cell>
          <table:table-cell office:value-type="float" office:value="0.994572" calcext:value-type="float">
            <text:p>0,994572</text:p>
          </table:table-cell>
          <table:table-cell office:value-type="float" office:value="0.982471" calcext:value-type="float">
            <text:p>0,982471</text:p>
          </table:table-cell>
          <table:table-cell office:value-type="float" office:value="1.51725" calcext:value-type="float">
            <text:p>1,51725</text:p>
          </table:table-cell>
          <table:table-cell office:value-type="float" office:value="0.657576" calcext:value-type="float">
            <text:p>0,657576</text:p>
          </table:table-cell>
          <table:table-cell table:number-columns-repeated="60"/>
          <table:table-cell table:formula="of:=MIN([.A78:.BL78])" office:value-type="float" office:value="0.657576" calcext:value-type="float">
            <text:p>0,657576</text:p>
          </table:table-cell>
          <table:table-cell table:formula="of:=MAX([.A78:.BL78])" office:value-type="float" office:value="1.51725" calcext:value-type="float">
            <text:p>1,51725</text:p>
          </table:table-cell>
          <table:table-cell table:number-columns-repeated="7"/>
        </table:table-row>
        <table:table-row table:style-name="ro2">
          <table:table-cell office:value-type="float" office:value="0.631206" calcext:value-type="float">
            <text:p>0,631206</text:p>
          </table:table-cell>
          <table:table-cell office:value-type="float" office:value="0.674974" calcext:value-type="float">
            <text:p>0,674974</text:p>
          </table:table-cell>
          <table:table-cell office:value-type="float" office:value="0.682235" calcext:value-type="float">
            <text:p>0,682235</text:p>
          </table:table-cell>
          <table:table-cell office:value-type="float" office:value="0.666693" calcext:value-type="float">
            <text:p>0,666693</text:p>
          </table:table-cell>
          <table:table-cell office:value-type="float" office:value="0.720997" calcext:value-type="float">
            <text:p>0,720997</text:p>
          </table:table-cell>
          <table:table-cell office:value-type="float" office:value="0.885283" calcext:value-type="float">
            <text:p>0,885283</text:p>
          </table:table-cell>
          <table:table-cell office:value-type="float" office:value="0.605421" calcext:value-type="float">
            <text:p>0,605421</text:p>
          </table:table-cell>
          <table:table-cell office:value-type="float" office:value="0.53618" calcext:value-type="float">
            <text:p>0,53618</text:p>
          </table:table-cell>
          <table:table-cell table:number-columns-repeated="60"/>
          <table:table-cell table:formula="of:=MIN([.A79:.BL79])" office:value-type="float" office:value="0.53618" calcext:value-type="float">
            <text:p>0,53618</text:p>
          </table:table-cell>
          <table:table-cell table:formula="of:=MAX([.A79:.BL79])" office:value-type="float" office:value="0.885283" calcext:value-type="float">
            <text:p>0,885283</text:p>
          </table:table-cell>
          <table:table-cell table:number-columns-repeated="7"/>
        </table:table-row>
        <table:table-row table:style-name="ro2">
          <table:table-cell office:value-type="float" office:value="0.673888" calcext:value-type="float">
            <text:p>0,673888</text:p>
          </table:table-cell>
          <table:table-cell office:value-type="float" office:value="0.670723" calcext:value-type="float">
            <text:p>0,670723</text:p>
          </table:table-cell>
          <table:table-cell office:value-type="float" office:value="1.36583" calcext:value-type="float">
            <text:p>1,36583</text:p>
          </table:table-cell>
          <table:table-cell office:value-type="float" office:value="0.75703" calcext:value-type="float">
            <text:p>0,75703</text:p>
          </table:table-cell>
          <table:table-cell office:value-type="float" office:value="0.856282" calcext:value-type="float">
            <text:p>0,856282</text:p>
          </table:table-cell>
          <table:table-cell office:value-type="float" office:value="0.554801" calcext:value-type="float">
            <text:p>0,554801</text:p>
          </table:table-cell>
          <table:table-cell office:value-type="float" office:value="1.93931" calcext:value-type="float">
            <text:p>1,93931</text:p>
          </table:table-cell>
          <table:table-cell office:value-type="float" office:value="0.555255" calcext:value-type="float">
            <text:p>0,555255</text:p>
          </table:table-cell>
          <table:table-cell table:number-columns-repeated="60"/>
          <table:table-cell table:formula="of:=MIN([.A80:.BL80])" office:value-type="float" office:value="0.554801" calcext:value-type="float">
            <text:p>0,554801</text:p>
          </table:table-cell>
          <table:table-cell table:formula="of:=MAX([.A80:.BL80])" office:value-type="float" office:value="1.93931" calcext:value-type="float">
            <text:p>1,93931</text:p>
          </table:table-cell>
          <table:table-cell table:number-columns-repeated="7"/>
        </table:table-row>
        <table:table-row table:style-name="ro2">
          <table:table-cell office:value-type="float" office:value="0.488353" calcext:value-type="float">
            <text:p>0,488353</text:p>
          </table:table-cell>
          <table:table-cell office:value-type="float" office:value="0.472939" calcext:value-type="float">
            <text:p>0,472939</text:p>
          </table:table-cell>
          <table:table-cell office:value-type="float" office:value="0.473005" calcext:value-type="float">
            <text:p>0,473005</text:p>
          </table:table-cell>
          <table:table-cell office:value-type="float" office:value="0.460142" calcext:value-type="float">
            <text:p>0,460142</text:p>
          </table:table-cell>
          <table:table-cell office:value-type="float" office:value="0.727289" calcext:value-type="float">
            <text:p>0,727289</text:p>
          </table:table-cell>
          <table:table-cell office:value-type="float" office:value="2.30379" calcext:value-type="float">
            <text:p>2,30379</text:p>
          </table:table-cell>
          <table:table-cell office:value-type="float" office:value="2.02292" calcext:value-type="float">
            <text:p>2,02292</text:p>
          </table:table-cell>
          <table:table-cell office:value-type="float" office:value="1.63173" calcext:value-type="float">
            <text:p>1,63173</text:p>
          </table:table-cell>
          <table:table-cell table:number-columns-repeated="60"/>
          <table:table-cell table:formula="of:=MIN([.A81:.BL81])" office:value-type="float" office:value="0.460142" calcext:value-type="float">
            <text:p>0,460142</text:p>
          </table:table-cell>
          <table:table-cell table:formula="of:=MAX([.A81:.BL81])" office:value-type="float" office:value="2.30379" calcext:value-type="float">
            <text:p>2,30379</text:p>
          </table:table-cell>
          <table:table-cell table:number-columns-repeated="7"/>
        </table:table-row>
        <table:table-row table:style-name="ro2">
          <table:table-cell office:value-type="float" office:value="0.889439" calcext:value-type="float">
            <text:p>0,889439</text:p>
          </table:table-cell>
          <table:table-cell office:value-type="float" office:value="0.951718" calcext:value-type="float">
            <text:p>0,951718</text:p>
          </table:table-cell>
          <table:table-cell office:value-type="float" office:value="0.970241" calcext:value-type="float">
            <text:p>0,970241</text:p>
          </table:table-cell>
          <table:table-cell office:value-type="float" office:value="0.641859" calcext:value-type="float">
            <text:p>0,641859</text:p>
          </table:table-cell>
          <table:table-cell office:value-type="float" office:value="1.06293" calcext:value-type="float">
            <text:p>1,06293</text:p>
          </table:table-cell>
          <table:table-cell office:value-type="float" office:value="0.916037" calcext:value-type="float">
            <text:p>0,916037</text:p>
          </table:table-cell>
          <table:table-cell office:value-type="float" office:value="0.961447" calcext:value-type="float">
            <text:p>0,961447</text:p>
          </table:table-cell>
          <table:table-cell office:value-type="float" office:value="1.70146" calcext:value-type="float">
            <text:p>1,70146</text:p>
          </table:table-cell>
          <table:table-cell table:number-columns-repeated="60"/>
          <table:table-cell table:formula="of:=MIN([.A82:.BL82])" office:value-type="float" office:value="0.641859" calcext:value-type="float">
            <text:p>0,641859</text:p>
          </table:table-cell>
          <table:table-cell table:formula="of:=MAX([.A82:.BL82])" office:value-type="float" office:value="1.70146" calcext:value-type="float">
            <text:p>1,70146</text:p>
          </table:table-cell>
          <table:table-cell table:number-columns-repeated="7"/>
        </table:table-row>
        <table:table-row table:style-name="ro2">
          <table:table-cell office:value-type="float" office:value="0.893106" calcext:value-type="float">
            <text:p>0,893106</text:p>
          </table:table-cell>
          <table:table-cell office:value-type="float" office:value="1.00953" calcext:value-type="float">
            <text:p>1,00953</text:p>
          </table:table-cell>
          <table:table-cell office:value-type="float" office:value="0.759891" calcext:value-type="float">
            <text:p>0,759891</text:p>
          </table:table-cell>
          <table:table-cell office:value-type="float" office:value="1.02191" calcext:value-type="float">
            <text:p>1,02191</text:p>
          </table:table-cell>
          <table:table-cell office:value-type="float" office:value="2.04172" calcext:value-type="float">
            <text:p>2,04172</text:p>
          </table:table-cell>
          <table:table-cell office:value-type="float" office:value="0.893866" calcext:value-type="float">
            <text:p>0,893866</text:p>
          </table:table-cell>
          <table:table-cell office:value-type="float" office:value="1.79129" calcext:value-type="float">
            <text:p>1,79129</text:p>
          </table:table-cell>
          <table:table-cell office:value-type="float" office:value="0.301541" calcext:value-type="float">
            <text:p>0,301541</text:p>
          </table:table-cell>
          <table:table-cell table:number-columns-repeated="60"/>
          <table:table-cell table:formula="of:=MIN([.A83:.BL83])" office:value-type="float" office:value="0.301541" calcext:value-type="float">
            <text:p>0,301541</text:p>
          </table:table-cell>
          <table:table-cell table:formula="of:=MAX([.A83:.BL83])" office:value-type="float" office:value="2.04172" calcext:value-type="float">
            <text:p>2,04172</text:p>
          </table:table-cell>
          <table:table-cell table:number-columns-repeated="7"/>
        </table:table-row>
        <table:table-row table:style-name="ro2">
          <table:table-cell office:value-type="float" office:value="0.597372" calcext:value-type="float">
            <text:p>0,597372</text:p>
          </table:table-cell>
          <table:table-cell office:value-type="float" office:value="0.647977" calcext:value-type="float">
            <text:p>0,647977</text:p>
          </table:table-cell>
          <table:table-cell office:value-type="float" office:value="0.598703" calcext:value-type="float">
            <text:p>0,598703</text:p>
          </table:table-cell>
          <table:table-cell office:value-type="float" office:value="0.634198" calcext:value-type="float">
            <text:p>0,634198</text:p>
          </table:table-cell>
          <table:table-cell office:value-type="float" office:value="0.584824" calcext:value-type="float">
            <text:p>0,584824</text:p>
          </table:table-cell>
          <table:table-cell office:value-type="float" office:value="0.877243" calcext:value-type="float">
            <text:p>0,877243</text:p>
          </table:table-cell>
          <table:table-cell office:value-type="float" office:value="0.771621" calcext:value-type="float">
            <text:p>0,771621</text:p>
          </table:table-cell>
          <table:table-cell office:value-type="float" office:value="2.15142" calcext:value-type="float">
            <text:p>2,15142</text:p>
          </table:table-cell>
          <table:table-cell table:number-columns-repeated="60"/>
          <table:table-cell table:formula="of:=MIN([.A84:.BL84])" office:value-type="float" office:value="0.584824" calcext:value-type="float">
            <text:p>0,584824</text:p>
          </table:table-cell>
          <table:table-cell table:formula="of:=MAX([.A84:.BL84])" office:value-type="float" office:value="2.15142" calcext:value-type="float">
            <text:p>2,1514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438264" calcext:value-type="float">
            <text:p>0,438264</text:p>
          </table:table-cell>
          <table:table-cell office:value-type="float" office:value="0.436296" calcext:value-type="float">
            <text:p>0,436296</text:p>
          </table:table-cell>
          <table:table-cell office:value-type="float" office:value="0.877985" calcext:value-type="float">
            <text:p>0,877985</text:p>
          </table:table-cell>
          <table:table-cell office:value-type="float" office:value="0.469999" calcext:value-type="float">
            <text:p>0,469999</text:p>
          </table:table-cell>
          <table:table-cell office:value-type="float" office:value="0.528191" calcext:value-type="float">
            <text:p>0,528191</text:p>
          </table:table-cell>
          <table:table-cell office:value-type="float" office:value="0.970859" calcext:value-type="float">
            <text:p>0,970859</text:p>
          </table:table-cell>
          <table:table-cell office:value-type="float" office:value="0.642599" calcext:value-type="float">
            <text:p>0,642599</text:p>
          </table:table-cell>
          <table:table-cell office:value-type="float" office:value="0.708117" calcext:value-type="float">
            <text:p>0,708117</text:p>
          </table:table-cell>
          <table:table-cell office:value-type="float" office:value="0.641481" calcext:value-type="float">
            <text:p>0,641481</text:p>
          </table:table-cell>
          <table:table-cell office:value-type="float" office:value="1.14924" calcext:value-type="float">
            <text:p>1,14924</text:p>
          </table:table-cell>
          <table:table-cell office:value-type="float" office:value="0.596394" calcext:value-type="float">
            <text:p>0,596394</text:p>
          </table:table-cell>
          <table:table-cell office:value-type="float" office:value="0.559871" calcext:value-type="float">
            <text:p>0,559871</text:p>
          </table:table-cell>
          <table:table-cell office:value-type="float" office:value="0.627792" calcext:value-type="float">
            <text:p>0,627792</text:p>
          </table:table-cell>
          <table:table-cell office:value-type="float" office:value="1.36888" calcext:value-type="float">
            <text:p>1,36888</text:p>
          </table:table-cell>
          <table:table-cell office:value-type="float" office:value="1.56212" calcext:value-type="float">
            <text:p>1,56212</text:p>
          </table:table-cell>
          <table:table-cell office:value-type="float" office:value="0.347105" calcext:value-type="float">
            <text:p>0,347105</text:p>
          </table:table-cell>
          <table:table-cell table:number-columns-repeated="52"/>
          <table:table-cell table:formula="of:=MIN([.A86:.BL86])" office:value-type="float" office:value="0.347105" calcext:value-type="float">
            <text:p>0,347105</text:p>
          </table:table-cell>
          <table:table-cell table:formula="of:=MAX([.A86:.BL86])" office:value-type="float" office:value="1.56212" calcext:value-type="float">
            <text:p>1,56212</text:p>
          </table:table-cell>
          <table:table-cell table:number-columns-repeated="7"/>
        </table:table-row>
        <table:table-row table:style-name="ro2">
          <table:table-cell office:value-type="float" office:value="0.443147" calcext:value-type="float">
            <text:p>0,443147</text:p>
          </table:table-cell>
          <table:table-cell office:value-type="float" office:value="0.467156" calcext:value-type="float">
            <text:p>0,467156</text:p>
          </table:table-cell>
          <table:table-cell office:value-type="float" office:value="0.527278" calcext:value-type="float">
            <text:p>0,527278</text:p>
          </table:table-cell>
          <table:table-cell office:value-type="float" office:value="0.446976" calcext:value-type="float">
            <text:p>0,446976</text:p>
          </table:table-cell>
          <table:table-cell office:value-type="float" office:value="0.488028" calcext:value-type="float">
            <text:p>0,488028</text:p>
          </table:table-cell>
          <table:table-cell office:value-type="float" office:value="1.0248" calcext:value-type="float">
            <text:p>1,0248</text:p>
          </table:table-cell>
          <table:table-cell office:value-type="float" office:value="0.612851" calcext:value-type="float">
            <text:p>0,612851</text:p>
          </table:table-cell>
          <table:table-cell office:value-type="float" office:value="1.0684" calcext:value-type="float">
            <text:p>1,0684</text:p>
          </table:table-cell>
          <table:table-cell office:value-type="float" office:value="0.673058" calcext:value-type="float">
            <text:p>0,673058</text:p>
          </table:table-cell>
          <table:table-cell office:value-type="float" office:value="1.00466" calcext:value-type="float">
            <text:p>1,00466</text:p>
          </table:table-cell>
          <table:table-cell office:value-type="float" office:value="1.5112" calcext:value-type="float">
            <text:p>1,5112</text:p>
          </table:table-cell>
          <table:table-cell office:value-type="float" office:value="0.534502" calcext:value-type="float">
            <text:p>0,534502</text:p>
          </table:table-cell>
          <table:table-cell office:value-type="float" office:value="1.73142" calcext:value-type="float">
            <text:p>1,73142</text:p>
          </table:table-cell>
          <table:table-cell office:value-type="float" office:value="1.37226" calcext:value-type="float">
            <text:p>1,37226</text:p>
          </table:table-cell>
          <table:table-cell office:value-type="float" office:value="0.430712" calcext:value-type="float">
            <text:p>0,430712</text:p>
          </table:table-cell>
          <table:table-cell office:value-type="float" office:value="0.32438" calcext:value-type="float">
            <text:p>0,32438</text:p>
          </table:table-cell>
          <table:table-cell table:number-columns-repeated="52"/>
          <table:table-cell table:formula="of:=MIN([.A87:.BL87])" office:value-type="float" office:value="0.32438" calcext:value-type="float">
            <text:p>0,32438</text:p>
          </table:table-cell>
          <table:table-cell table:formula="of:=MAX([.A87:.BL87])" office:value-type="float" office:value="1.73142" calcext:value-type="float">
            <text:p>1,73142</text:p>
          </table:table-cell>
          <table:table-cell table:number-columns-repeated="7"/>
        </table:table-row>
        <table:table-row table:style-name="ro2">
          <table:table-cell office:value-type="float" office:value="0.416732" calcext:value-type="float">
            <text:p>0,416732</text:p>
          </table:table-cell>
          <table:table-cell office:value-type="float" office:value="0.419488" calcext:value-type="float">
            <text:p>0,419488</text:p>
          </table:table-cell>
          <table:table-cell office:value-type="float" office:value="0.489946" calcext:value-type="float">
            <text:p>0,489946</text:p>
          </table:table-cell>
          <table:table-cell office:value-type="float" office:value="0.519746" calcext:value-type="float">
            <text:p>0,519746</text:p>
          </table:table-cell>
          <table:table-cell office:value-type="float" office:value="0.464039" calcext:value-type="float">
            <text:p>0,464039</text:p>
          </table:table-cell>
          <table:table-cell office:value-type="float" office:value="0.513137" calcext:value-type="float">
            <text:p>0,513137</text:p>
          </table:table-cell>
          <table:table-cell office:value-type="float" office:value="0.909111" calcext:value-type="float">
            <text:p>0,909111</text:p>
          </table:table-cell>
          <table:table-cell office:value-type="float" office:value="0.409013" calcext:value-type="float">
            <text:p>0,409013</text:p>
          </table:table-cell>
          <table:table-cell office:value-type="float" office:value="0.84747" calcext:value-type="float">
            <text:p>0,84747</text:p>
          </table:table-cell>
          <table:table-cell office:value-type="float" office:value="0.96431" calcext:value-type="float">
            <text:p>0,96431</text:p>
          </table:table-cell>
          <table:table-cell office:value-type="float" office:value="0.94308" calcext:value-type="float">
            <text:p>0,94308</text:p>
          </table:table-cell>
          <table:table-cell office:value-type="float" office:value="1.27627" calcext:value-type="float">
            <text:p>1,27627</text:p>
          </table:table-cell>
          <table:table-cell office:value-type="float" office:value="0.866367" calcext:value-type="float">
            <text:p>0,866367</text:p>
          </table:table-cell>
          <table:table-cell office:value-type="float" office:value="0.457244" calcext:value-type="float">
            <text:p>0,457244</text:p>
          </table:table-cell>
          <table:table-cell office:value-type="float" office:value="0.851489" calcext:value-type="float">
            <text:p>0,851489</text:p>
          </table:table-cell>
          <table:table-cell office:value-type="float" office:value="0.417892" calcext:value-type="float">
            <text:p>0,417892</text:p>
          </table:table-cell>
          <table:table-cell table:number-columns-repeated="52"/>
          <table:table-cell table:formula="of:=MIN([.A88:.BL88])" office:value-type="float" office:value="0.409013" calcext:value-type="float">
            <text:p>0,409013</text:p>
          </table:table-cell>
          <table:table-cell table:formula="of:=MAX([.A88:.BL88])" office:value-type="float" office:value="1.27627" calcext:value-type="float">
            <text:p>1,27627</text:p>
          </table:table-cell>
          <table:table-cell table:number-columns-repeated="7"/>
        </table:table-row>
        <table:table-row table:style-name="ro2">
          <table:table-cell office:value-type="float" office:value="0.563363" calcext:value-type="float">
            <text:p>0,563363</text:p>
          </table:table-cell>
          <table:table-cell office:value-type="float" office:value="0.603903" calcext:value-type="float">
            <text:p>0,603903</text:p>
          </table:table-cell>
          <table:table-cell office:value-type="float" office:value="0.615219" calcext:value-type="float">
            <text:p>0,615219</text:p>
          </table:table-cell>
          <table:table-cell office:value-type="float" office:value="0.706744" calcext:value-type="float">
            <text:p>0,706744</text:p>
          </table:table-cell>
          <table:table-cell office:value-type="float" office:value="0.564164" calcext:value-type="float">
            <text:p>0,564164</text:p>
          </table:table-cell>
          <table:table-cell office:value-type="float" office:value="0.635646" calcext:value-type="float">
            <text:p>0,635646</text:p>
          </table:table-cell>
          <table:table-cell office:value-type="float" office:value="1.20297" calcext:value-type="float">
            <text:p>1,20297</text:p>
          </table:table-cell>
          <table:table-cell office:value-type="float" office:value="0.636278" calcext:value-type="float">
            <text:p>0,636278</text:p>
          </table:table-cell>
          <table:table-cell office:value-type="float" office:value="1.28724" calcext:value-type="float">
            <text:p>1,28724</text:p>
          </table:table-cell>
          <table:table-cell office:value-type="float" office:value="0.685804" calcext:value-type="float">
            <text:p>0,685804</text:p>
          </table:table-cell>
          <table:table-cell office:value-type="float" office:value="0.705116" calcext:value-type="float">
            <text:p>0,705116</text:p>
          </table:table-cell>
          <table:table-cell office:value-type="float" office:value="1.27654" calcext:value-type="float">
            <text:p>1,27654</text:p>
          </table:table-cell>
          <table:table-cell office:value-type="float" office:value="1.06178" calcext:value-type="float">
            <text:p>1,06178</text:p>
          </table:table-cell>
          <table:table-cell office:value-type="float" office:value="1.72526" calcext:value-type="float">
            <text:p>1,72526</text:p>
          </table:table-cell>
          <table:table-cell office:value-type="float" office:value="0.492359" calcext:value-type="float">
            <text:p>0,492359</text:p>
          </table:table-cell>
          <table:table-cell office:value-type="float" office:value="1.26515" calcext:value-type="float">
            <text:p>1,26515</text:p>
          </table:table-cell>
          <table:table-cell table:number-columns-repeated="52"/>
          <table:table-cell table:formula="of:=MIN([.A89:.BL89])" office:value-type="float" office:value="0.492359" calcext:value-type="float">
            <text:p>0,492359</text:p>
          </table:table-cell>
          <table:table-cell table:formula="of:=MAX([.A89:.BL89])" office:value-type="float" office:value="1.72526" calcext:value-type="float">
            <text:p>1,72526</text:p>
          </table:table-cell>
          <table:table-cell table:number-columns-repeated="7"/>
        </table:table-row>
        <table:table-row table:style-name="ro2">
          <table:table-cell office:value-type="float" office:value="0.340149" calcext:value-type="float">
            <text:p>0,340149</text:p>
          </table:table-cell>
          <table:table-cell office:value-type="float" office:value="0.487005" calcext:value-type="float">
            <text:p>0,487005</text:p>
          </table:table-cell>
          <table:table-cell office:value-type="float" office:value="0.502736" calcext:value-type="float">
            <text:p>0,502736</text:p>
          </table:table-cell>
          <table:table-cell office:value-type="float" office:value="0.407268" calcext:value-type="float">
            <text:p>0,407268</text:p>
          </table:table-cell>
          <table:table-cell office:value-type="float" office:value="0.478655" calcext:value-type="float">
            <text:p>0,478655</text:p>
          </table:table-cell>
          <table:table-cell office:value-type="float" office:value="0.570901" calcext:value-type="float">
            <text:p>0,570901</text:p>
          </table:table-cell>
          <table:table-cell office:value-type="float" office:value="0.674115" calcext:value-type="float">
            <text:p>0,674115</text:p>
          </table:table-cell>
          <table:table-cell office:value-type="float" office:value="0.526343" calcext:value-type="float">
            <text:p>0,526343</text:p>
          </table:table-cell>
          <table:table-cell office:value-type="float" office:value="0.467048" calcext:value-type="float">
            <text:p>0,467048</text:p>
          </table:table-cell>
          <table:table-cell office:value-type="float" office:value="0.528622" calcext:value-type="float">
            <text:p>0,528622</text:p>
          </table:table-cell>
          <table:table-cell office:value-type="float" office:value="0.656478" calcext:value-type="float">
            <text:p>0,656478</text:p>
          </table:table-cell>
          <table:table-cell office:value-type="float" office:value="0.654436" calcext:value-type="float">
            <text:p>0,654436</text:p>
          </table:table-cell>
          <table:table-cell office:value-type="float" office:value="0.396494" calcext:value-type="float">
            <text:p>0,396494</text:p>
          </table:table-cell>
          <table:table-cell office:value-type="float" office:value="1.58529" calcext:value-type="float">
            <text:p>1,58529</text:p>
          </table:table-cell>
          <table:table-cell office:value-type="float" office:value="0.699671" calcext:value-type="float">
            <text:p>0,699671</text:p>
          </table:table-cell>
          <table:table-cell office:value-type="float" office:value="0.157446" calcext:value-type="float">
            <text:p>0,157446</text:p>
          </table:table-cell>
          <table:table-cell table:number-columns-repeated="52"/>
          <table:table-cell table:formula="of:=MIN([.A90:.BL90])" office:value-type="float" office:value="0.157446" calcext:value-type="float">
            <text:p>0,157446</text:p>
          </table:table-cell>
          <table:table-cell table:formula="of:=MAX([.A90:.BL90])" office:value-type="float" office:value="1.58529" calcext:value-type="float">
            <text:p>1,58529</text:p>
          </table:table-cell>
          <table:table-cell table:number-columns-repeated="7"/>
        </table:table-row>
        <table:table-row table:style-name="ro2">
          <table:table-cell office:value-type="float" office:value="0.435383" calcext:value-type="float">
            <text:p>0,435383</text:p>
          </table:table-cell>
          <table:table-cell office:value-type="float" office:value="0.498999" calcext:value-type="float">
            <text:p>0,498999</text:p>
          </table:table-cell>
          <table:table-cell office:value-type="float" office:value="0.414849" calcext:value-type="float">
            <text:p>0,414849</text:p>
          </table:table-cell>
          <table:table-cell office:value-type="float" office:value="0.529657" calcext:value-type="float">
            <text:p>0,529657</text:p>
          </table:table-cell>
          <table:table-cell office:value-type="float" office:value="0.607615" calcext:value-type="float">
            <text:p>0,607615</text:p>
          </table:table-cell>
          <table:table-cell office:value-type="float" office:value="1.07507" calcext:value-type="float">
            <text:p>1,07507</text:p>
          </table:table-cell>
          <table:table-cell office:value-type="float" office:value="0.519387" calcext:value-type="float">
            <text:p>0,519387</text:p>
          </table:table-cell>
          <table:table-cell office:value-type="float" office:value="0.544897" calcext:value-type="float">
            <text:p>0,544897</text:p>
          </table:table-cell>
          <table:table-cell office:value-type="float" office:value="0.599996" calcext:value-type="float">
            <text:p>0,599996</text:p>
          </table:table-cell>
          <table:table-cell office:value-type="float" office:value="0.919245" calcext:value-type="float">
            <text:p>0,919245</text:p>
          </table:table-cell>
          <table:table-cell office:value-type="float" office:value="0.496379" calcext:value-type="float">
            <text:p>0,496379</text:p>
          </table:table-cell>
          <table:table-cell office:value-type="float" office:value="0.46932" calcext:value-type="float">
            <text:p>0,46932</text:p>
          </table:table-cell>
          <table:table-cell office:value-type="float" office:value="0.484061" calcext:value-type="float">
            <text:p>0,484061</text:p>
          </table:table-cell>
          <table:table-cell office:value-type="float" office:value="0.502695" calcext:value-type="float">
            <text:p>0,502695</text:p>
          </table:table-cell>
          <table:table-cell office:value-type="float" office:value="0.501288" calcext:value-type="float">
            <text:p>0,501288</text:p>
          </table:table-cell>
          <table:table-cell office:value-type="float" office:value="1.53629" calcext:value-type="float">
            <text:p>1,53629</text:p>
          </table:table-cell>
          <table:table-cell table:number-columns-repeated="52"/>
          <table:table-cell table:formula="of:=MIN([.A91:.BL91])" office:value-type="float" office:value="0.414849" calcext:value-type="float">
            <text:p>0,414849</text:p>
          </table:table-cell>
          <table:table-cell table:formula="of:=MAX([.A91:.BL91])" office:value-type="float" office:value="1.53629" calcext:value-type="float">
            <text:p>1,53629</text:p>
          </table:table-cell>
          <table:table-cell table:number-columns-repeated="7"/>
        </table:table-row>
        <table:table-row table:style-name="ro2">
          <table:table-cell office:value-type="float" office:value="0.570076" calcext:value-type="float">
            <text:p>0,570076</text:p>
          </table:table-cell>
          <table:table-cell office:value-type="float" office:value="0.601486" calcext:value-type="float">
            <text:p>0,601486</text:p>
          </table:table-cell>
          <table:table-cell office:value-type="float" office:value="0.633798" calcext:value-type="float">
            <text:p>0,633798</text:p>
          </table:table-cell>
          <table:table-cell office:value-type="float" office:value="0.659324" calcext:value-type="float">
            <text:p>0,659324</text:p>
          </table:table-cell>
          <table:table-cell office:value-type="float" office:value="0.535326" calcext:value-type="float">
            <text:p>0,535326</text:p>
          </table:table-cell>
          <table:table-cell office:value-type="float" office:value="0.582082" calcext:value-type="float">
            <text:p>0,582082</text:p>
          </table:table-cell>
          <table:table-cell office:value-type="float" office:value="1.17576" calcext:value-type="float">
            <text:p>1,17576</text:p>
          </table:table-cell>
          <table:table-cell office:value-type="float" office:value="1.15874" calcext:value-type="float">
            <text:p>1,15874</text:p>
          </table:table-cell>
          <table:table-cell office:value-type="float" office:value="1.13909" calcext:value-type="float">
            <text:p>1,13909</text:p>
          </table:table-cell>
          <table:table-cell office:value-type="float" office:value="0.593213" calcext:value-type="float">
            <text:p>0,593213</text:p>
          </table:table-cell>
          <table:table-cell office:value-type="float" office:value="0.614937" calcext:value-type="float">
            <text:p>0,614937</text:p>
          </table:table-cell>
          <table:table-cell office:value-type="float" office:value="0.701652" calcext:value-type="float">
            <text:p>0,701652</text:p>
          </table:table-cell>
          <table:table-cell office:value-type="float" office:value="0.479524" calcext:value-type="float">
            <text:p>0,479524</text:p>
          </table:table-cell>
          <table:table-cell office:value-type="float" office:value="0.508143" calcext:value-type="float">
            <text:p>0,508143</text:p>
          </table:table-cell>
          <table:table-cell office:value-type="float" office:value="0.640412" calcext:value-type="float">
            <text:p>0,640412</text:p>
          </table:table-cell>
          <table:table-cell office:value-type="float" office:value="0.263714" calcext:value-type="float">
            <text:p>0,263714</text:p>
          </table:table-cell>
          <table:table-cell table:number-columns-repeated="52"/>
          <table:table-cell table:formula="of:=MIN([.A92:.BL92])" office:value-type="float" office:value="0.263714" calcext:value-type="float">
            <text:p>0,263714</text:p>
          </table:table-cell>
          <table:table-cell table:formula="of:=MAX([.A92:.BL92])" office:value-type="float" office:value="1.17576" calcext:value-type="float">
            <text:p>1,17576</text:p>
          </table:table-cell>
          <table:table-cell table:number-columns-repeated="7"/>
        </table:table-row>
        <table:table-row table:style-name="ro2">
          <table:table-cell office:value-type="float" office:value="0.415502" calcext:value-type="float">
            <text:p>0,415502</text:p>
          </table:table-cell>
          <table:table-cell office:value-type="float" office:value="0.464228" calcext:value-type="float">
            <text:p>0,464228</text:p>
          </table:table-cell>
          <table:table-cell office:value-type="float" office:value="0.513595" calcext:value-type="float">
            <text:p>0,513595</text:p>
          </table:table-cell>
          <table:table-cell office:value-type="float" office:value="0.529543" calcext:value-type="float">
            <text:p>0,529543</text:p>
          </table:table-cell>
          <table:table-cell office:value-type="float" office:value="0.474467" calcext:value-type="float">
            <text:p>0,474467</text:p>
          </table:table-cell>
          <table:table-cell office:value-type="float" office:value="0.421975" calcext:value-type="float">
            <text:p>0,421975</text:p>
          </table:table-cell>
          <table:table-cell office:value-type="float" office:value="0.505478" calcext:value-type="float">
            <text:p>0,505478</text:p>
          </table:table-cell>
          <table:table-cell office:value-type="float" office:value="0.432309" calcext:value-type="float">
            <text:p>0,432309</text:p>
          </table:table-cell>
          <table:table-cell office:value-type="float" office:value="0.446209" calcext:value-type="float">
            <text:p>0,446209</text:p>
          </table:table-cell>
          <table:table-cell office:value-type="float" office:value="0.536633" calcext:value-type="float">
            <text:p>0,536633</text:p>
          </table:table-cell>
          <table:table-cell office:value-type="float" office:value="1.27455" calcext:value-type="float">
            <text:p>1,27455</text:p>
          </table:table-cell>
          <table:table-cell office:value-type="float" office:value="1.18402" calcext:value-type="float">
            <text:p>1,18402</text:p>
          </table:table-cell>
          <table:table-cell office:value-type="float" office:value="1.24971" calcext:value-type="float">
            <text:p>1,24971</text:p>
          </table:table-cell>
          <table:table-cell office:value-type="float" office:value="1.30258" calcext:value-type="float">
            <text:p>1,30258</text:p>
          </table:table-cell>
          <table:table-cell office:value-type="float" office:value="1.32095" calcext:value-type="float">
            <text:p>1,32095</text:p>
          </table:table-cell>
          <table:table-cell office:value-type="float" office:value="0.129028" calcext:value-type="float">
            <text:p>0,129028</text:p>
          </table:table-cell>
          <table:table-cell table:number-columns-repeated="52"/>
          <table:table-cell table:formula="of:=MIN([.A93:.BL93])" office:value-type="float" office:value="0.129028" calcext:value-type="float">
            <text:p>0,129028</text:p>
          </table:table-cell>
          <table:table-cell table:formula="of:=MAX([.A93:.BL93])" office:value-type="float" office:value="1.32095" calcext:value-type="float">
            <text:p>1,32095</text:p>
          </table:table-cell>
          <table:table-cell table:number-columns-repeated="7"/>
        </table:table-row>
        <table:table-row table:style-name="ro2">
          <table:table-cell office:value-type="float" office:value="0.416441" calcext:value-type="float">
            <text:p>0,416441</text:p>
          </table:table-cell>
          <table:table-cell office:value-type="float" office:value="0.491586" calcext:value-type="float">
            <text:p>0,491586</text:p>
          </table:table-cell>
          <table:table-cell office:value-type="float" office:value="0.556867" calcext:value-type="float">
            <text:p>0,556867</text:p>
          </table:table-cell>
          <table:table-cell office:value-type="float" office:value="0.393817" calcext:value-type="float">
            <text:p>0,393817</text:p>
          </table:table-cell>
          <table:table-cell office:value-type="float" office:value="0.395791" calcext:value-type="float">
            <text:p>0,395791</text:p>
          </table:table-cell>
          <table:table-cell office:value-type="float" office:value="0.561061" calcext:value-type="float">
            <text:p>0,561061</text:p>
          </table:table-cell>
          <table:table-cell office:value-type="float" office:value="0.528297" calcext:value-type="float">
            <text:p>0,528297</text:p>
          </table:table-cell>
          <table:table-cell office:value-type="float" office:value="0.895825" calcext:value-type="float">
            <text:p>0,895825</text:p>
          </table:table-cell>
          <table:table-cell office:value-type="float" office:value="0.464228" calcext:value-type="float">
            <text:p>0,464228</text:p>
          </table:table-cell>
          <table:table-cell office:value-type="float" office:value="1.35446" calcext:value-type="float">
            <text:p>1,35446</text:p>
          </table:table-cell>
          <table:table-cell office:value-type="float" office:value="0.497129" calcext:value-type="float">
            <text:p>0,497129</text:p>
          </table:table-cell>
          <table:table-cell office:value-type="float" office:value="0.500473" calcext:value-type="float">
            <text:p>0,500473</text:p>
          </table:table-cell>
          <table:table-cell office:value-type="float" office:value="1.25765" calcext:value-type="float">
            <text:p>1,25765</text:p>
          </table:table-cell>
          <table:table-cell office:value-type="float" office:value="0.371539" calcext:value-type="float">
            <text:p>0,371539</text:p>
          </table:table-cell>
          <table:table-cell office:value-type="float" office:value="0.35723" calcext:value-type="float">
            <text:p>0,35723</text:p>
          </table:table-cell>
          <table:table-cell office:value-type="float" office:value="0.908957" calcext:value-type="float">
            <text:p>0,908957</text:p>
          </table:table-cell>
          <table:table-cell table:number-columns-repeated="52"/>
          <table:table-cell table:formula="of:=MIN([.A94:.BL94])" office:value-type="float" office:value="0.35723" calcext:value-type="float">
            <text:p>0,35723</text:p>
          </table:table-cell>
          <table:table-cell table:formula="of:=MAX([.A94:.BL94])" office:value-type="float" office:value="1.35446" calcext:value-type="float">
            <text:p>1,35446</text:p>
          </table:table-cell>
          <table:table-cell table:number-columns-repeated="7"/>
        </table:table-row>
        <table:table-row table:style-name="ro2">
          <table:table-cell office:value-type="float" office:value="0.416458" calcext:value-type="float">
            <text:p>0,416458</text:p>
          </table:table-cell>
          <table:table-cell office:value-type="float" office:value="0.489554" calcext:value-type="float">
            <text:p>0,489554</text:p>
          </table:table-cell>
          <table:table-cell office:value-type="float" office:value="0.463259" calcext:value-type="float">
            <text:p>0,463259</text:p>
          </table:table-cell>
          <table:table-cell office:value-type="float" office:value="0.883225" calcext:value-type="float">
            <text:p>0,883225</text:p>
          </table:table-cell>
          <table:table-cell office:value-type="float" office:value="0.462411" calcext:value-type="float">
            <text:p>0,462411</text:p>
          </table:table-cell>
          <table:table-cell office:value-type="float" office:value="0.513652" calcext:value-type="float">
            <text:p>0,513652</text:p>
          </table:table-cell>
          <table:table-cell office:value-type="float" office:value="0.804563" calcext:value-type="float">
            <text:p>0,804563</text:p>
          </table:table-cell>
          <table:table-cell office:value-type="float" office:value="0.864143" calcext:value-type="float">
            <text:p>0,864143</text:p>
          </table:table-cell>
          <table:table-cell office:value-type="float" office:value="0.795858" calcext:value-type="float">
            <text:p>0,795858</text:p>
          </table:table-cell>
          <table:table-cell office:value-type="float" office:value="0.520611" calcext:value-type="float">
            <text:p>0,520611</text:p>
          </table:table-cell>
          <table:table-cell office:value-type="float" office:value="1.40108" calcext:value-type="float">
            <text:p>1,40108</text:p>
          </table:table-cell>
          <table:table-cell office:value-type="float" office:value="0.683693" calcext:value-type="float">
            <text:p>0,683693</text:p>
          </table:table-cell>
          <table:table-cell office:value-type="float" office:value="0.73318" calcext:value-type="float">
            <text:p>0,73318</text:p>
          </table:table-cell>
          <table:table-cell office:value-type="float" office:value="0.884805" calcext:value-type="float">
            <text:p>0,884805</text:p>
          </table:table-cell>
          <table:table-cell office:value-type="float" office:value="0.814489" calcext:value-type="float">
            <text:p>0,814489</text:p>
          </table:table-cell>
          <table:table-cell office:value-type="float" office:value="0.230105" calcext:value-type="float">
            <text:p>0,230105</text:p>
          </table:table-cell>
          <table:table-cell table:number-columns-repeated="52"/>
          <table:table-cell table:formula="of:=MIN([.A95:.BL95])" office:value-type="float" office:value="0.230105" calcext:value-type="float">
            <text:p>0,230105</text:p>
          </table:table-cell>
          <table:table-cell table:formula="of:=MAX([.A95:.BL95])" office:value-type="float" office:value="1.40108" calcext:value-type="float">
            <text:p>1,40108</text:p>
          </table:table-cell>
          <table:table-cell table:number-columns-repeated="7"/>
        </table:table-row>
        <table:table-row table:style-name="ro2">
          <table:table-cell office:value-type="float" office:value="0.56091" calcext:value-type="float">
            <text:p>0,56091</text:p>
          </table:table-cell>
          <table:table-cell office:value-type="float" office:value="0.567401" calcext:value-type="float">
            <text:p>0,567401</text:p>
          </table:table-cell>
          <table:table-cell office:value-type="float" office:value="1.14898" calcext:value-type="float">
            <text:p>1,14898</text:p>
          </table:table-cell>
          <table:table-cell office:value-type="float" office:value="1.15418" calcext:value-type="float">
            <text:p>1,15418</text:p>
          </table:table-cell>
          <table:table-cell office:value-type="float" office:value="0.645017" calcext:value-type="float">
            <text:p>0,645017</text:p>
          </table:table-cell>
          <table:table-cell office:value-type="float" office:value="1.22784" calcext:value-type="float">
            <text:p>1,22784</text:p>
          </table:table-cell>
          <table:table-cell office:value-type="float" office:value="0.350257" calcext:value-type="float">
            <text:p>0,350257</text:p>
          </table:table-cell>
          <table:table-cell office:value-type="float" office:value="0.921981" calcext:value-type="float">
            <text:p>0,921981</text:p>
          </table:table-cell>
          <table:table-cell office:value-type="float" office:value="0.926037" calcext:value-type="float">
            <text:p>0,926037</text:p>
          </table:table-cell>
          <table:table-cell office:value-type="float" office:value="0.387275" calcext:value-type="float">
            <text:p>0,387275</text:p>
          </table:table-cell>
          <table:table-cell office:value-type="float" office:value="0.591703" calcext:value-type="float">
            <text:p>0,591703</text:p>
          </table:table-cell>
          <table:table-cell office:value-type="float" office:value="0.26681" calcext:value-type="float">
            <text:p>0,26681</text:p>
          </table:table-cell>
          <table:table-cell office:value-type="float" office:value="0.608061" calcext:value-type="float">
            <text:p>0,608061</text:p>
          </table:table-cell>
          <table:table-cell office:value-type="float" office:value="0.428216" calcext:value-type="float">
            <text:p>0,428216</text:p>
          </table:table-cell>
          <table:table-cell office:value-type="float" office:value="0.37517" calcext:value-type="float">
            <text:p>0,37517</text:p>
          </table:table-cell>
          <table:table-cell office:value-type="float" office:value="0.39097" calcext:value-type="float">
            <text:p>0,39097</text:p>
          </table:table-cell>
          <table:table-cell table:number-columns-repeated="52"/>
          <table:table-cell table:formula="of:=MIN([.A96:.BL96])" office:value-type="float" office:value="0.26681" calcext:value-type="float">
            <text:p>0,26681</text:p>
          </table:table-cell>
          <table:table-cell table:formula="of:=MAX([.A96:.BL96])" office:value-type="float" office:value="1.22784" calcext:value-type="float">
            <text:p>1,22784</text:p>
          </table:table-cell>
          <table:table-cell table:number-columns-repeated="7"/>
        </table:table-row>
        <table:table-row table:style-name="ro2">
          <table:table-cell office:value-type="float" office:value="0.557305" calcext:value-type="float">
            <text:p>0,557305</text:p>
          </table:table-cell>
          <table:table-cell office:value-type="float" office:value="0.598407" calcext:value-type="float">
            <text:p>0,598407</text:p>
          </table:table-cell>
          <table:table-cell office:value-type="float" office:value="0.653113" calcext:value-type="float">
            <text:p>0,653113</text:p>
          </table:table-cell>
          <table:table-cell office:value-type="float" office:value="0.767365" calcext:value-type="float">
            <text:p>0,767365</text:p>
          </table:table-cell>
          <table:table-cell office:value-type="float" office:value="0.705575" calcext:value-type="float">
            <text:p>0,705575</text:p>
          </table:table-cell>
          <table:table-cell office:value-type="float" office:value="0.591696" calcext:value-type="float">
            <text:p>0,591696</text:p>
          </table:table-cell>
          <table:table-cell office:value-type="float" office:value="1.11607" calcext:value-type="float">
            <text:p>1,11607</text:p>
          </table:table-cell>
          <table:table-cell office:value-type="float" office:value="1.07944" calcext:value-type="float">
            <text:p>1,07944</text:p>
          </table:table-cell>
          <table:table-cell office:value-type="float" office:value="1.15866" calcext:value-type="float">
            <text:p>1,15866</text:p>
          </table:table-cell>
          <table:table-cell office:value-type="float" office:value="1.14015" calcext:value-type="float">
            <text:p>1,14015</text:p>
          </table:table-cell>
          <table:table-cell office:value-type="float" office:value="0.294344" calcext:value-type="float">
            <text:p>0,294344</text:p>
          </table:table-cell>
          <table:table-cell office:value-type="float" office:value="0.940194" calcext:value-type="float">
            <text:p>0,940194</text:p>
          </table:table-cell>
          <table:table-cell office:value-type="float" office:value="0.43664" calcext:value-type="float">
            <text:p>0,43664</text:p>
          </table:table-cell>
          <table:table-cell office:value-type="float" office:value="1.60888" calcext:value-type="float">
            <text:p>1,60888</text:p>
          </table:table-cell>
          <table:table-cell office:value-type="float" office:value="1.15225" calcext:value-type="float">
            <text:p>1,15225</text:p>
          </table:table-cell>
          <table:table-cell office:value-type="float" office:value="1.93866" calcext:value-type="float">
            <text:p>1,93866</text:p>
          </table:table-cell>
          <table:table-cell table:number-columns-repeated="52"/>
          <table:table-cell table:formula="of:=MIN([.A97:.BL97])" office:value-type="float" office:value="0.294344" calcext:value-type="float">
            <text:p>0,294344</text:p>
          </table:table-cell>
          <table:table-cell table:formula="of:=MAX([.A97:.BL97])" office:value-type="float" office:value="1.93866" calcext:value-type="float">
            <text:p>1,93866</text:p>
          </table:table-cell>
          <table:table-cell table:number-columns-repeated="7"/>
        </table:table-row>
        <table:table-row table:style-name="ro2">
          <table:table-cell office:value-type="float" office:value="0.560979" calcext:value-type="float">
            <text:p>0,560979</text:p>
          </table:table-cell>
          <table:table-cell office:value-type="float" office:value="0.611353" calcext:value-type="float">
            <text:p>0,611353</text:p>
          </table:table-cell>
          <table:table-cell office:value-type="float" office:value="0.686301" calcext:value-type="float">
            <text:p>0,686301</text:p>
          </table:table-cell>
          <table:table-cell office:value-type="float" office:value="0.699349" calcext:value-type="float">
            <text:p>0,699349</text:p>
          </table:table-cell>
          <table:table-cell office:value-type="float" office:value="0.543636" calcext:value-type="float">
            <text:p>0,543636</text:p>
          </table:table-cell>
          <table:table-cell office:value-type="float" office:value="0.649122" calcext:value-type="float">
            <text:p>0,649122</text:p>
          </table:table-cell>
          <table:table-cell office:value-type="float" office:value="0.811468" calcext:value-type="float">
            <text:p>0,811468</text:p>
          </table:table-cell>
          <table:table-cell office:value-type="float" office:value="0.728441" calcext:value-type="float">
            <text:p>0,728441</text:p>
          </table:table-cell>
          <table:table-cell office:value-type="float" office:value="1.25073" calcext:value-type="float">
            <text:p>1,25073</text:p>
          </table:table-cell>
          <table:table-cell office:value-type="float" office:value="1.23283" calcext:value-type="float">
            <text:p>1,23283</text:p>
          </table:table-cell>
          <table:table-cell office:value-type="float" office:value="1.31347" calcext:value-type="float">
            <text:p>1,31347</text:p>
          </table:table-cell>
          <table:table-cell office:value-type="float" office:value="0.709531" calcext:value-type="float">
            <text:p>0,709531</text:p>
          </table:table-cell>
          <table:table-cell office:value-type="float" office:value="1.68607" calcext:value-type="float">
            <text:p>1,68607</text:p>
          </table:table-cell>
          <table:table-cell office:value-type="float" office:value="1.00629" calcext:value-type="float">
            <text:p>1,00629</text:p>
          </table:table-cell>
          <table:table-cell office:value-type="float" office:value="0.435035" calcext:value-type="float">
            <text:p>0,435035</text:p>
          </table:table-cell>
          <table:table-cell office:value-type="float" office:value="0.468993" calcext:value-type="float">
            <text:p>0,468993</text:p>
          </table:table-cell>
          <table:table-cell table:number-columns-repeated="52"/>
          <table:table-cell table:formula="of:=MIN([.A98:.BL98])" office:value-type="float" office:value="0.435035" calcext:value-type="float">
            <text:p>0,435035</text:p>
          </table:table-cell>
          <table:table-cell table:formula="of:=MAX([.A98:.BL98])" office:value-type="float" office:value="1.68607" calcext:value-type="float">
            <text:p>1,68607</text:p>
          </table:table-cell>
          <table:table-cell table:number-columns-repeated="7"/>
        </table:table-row>
        <table:table-row table:style-name="ro2">
          <table:table-cell office:value-type="float" office:value="0.438098" calcext:value-type="float">
            <text:p>0,438098</text:p>
          </table:table-cell>
          <table:table-cell office:value-type="float" office:value="0.483321" calcext:value-type="float">
            <text:p>0,483321</text:p>
          </table:table-cell>
          <table:table-cell office:value-type="float" office:value="0.566325" calcext:value-type="float">
            <text:p>0,566325</text:p>
          </table:table-cell>
          <table:table-cell office:value-type="float" office:value="0.453079" calcext:value-type="float">
            <text:p>0,453079</text:p>
          </table:table-cell>
          <table:table-cell office:value-type="float" office:value="0.459209" calcext:value-type="float">
            <text:p>0,459209</text:p>
          </table:table-cell>
          <table:table-cell office:value-type="float" office:value="0.594856" calcext:value-type="float">
            <text:p>0,594856</text:p>
          </table:table-cell>
          <table:table-cell office:value-type="float" office:value="1.12243" calcext:value-type="float">
            <text:p>1,12243</text:p>
          </table:table-cell>
          <table:table-cell office:value-type="float" office:value="0.44242" calcext:value-type="float">
            <text:p>0,44242</text:p>
          </table:table-cell>
          <table:table-cell office:value-type="float" office:value="0.89716" calcext:value-type="float">
            <text:p>0,89716</text:p>
          </table:table-cell>
          <table:table-cell office:value-type="float" office:value="0.928969" calcext:value-type="float">
            <text:p>0,928969</text:p>
          </table:table-cell>
          <table:table-cell office:value-type="float" office:value="0.57788" calcext:value-type="float">
            <text:p>0,57788</text:p>
          </table:table-cell>
          <table:table-cell office:value-type="float" office:value="0.598302" calcext:value-type="float">
            <text:p>0,598302</text:p>
          </table:table-cell>
          <table:table-cell office:value-type="float" office:value="1.39428" calcext:value-type="float">
            <text:p>1,39428</text:p>
          </table:table-cell>
          <table:table-cell office:value-type="float" office:value="2.03328" calcext:value-type="float">
            <text:p>2,03328</text:p>
          </table:table-cell>
          <table:table-cell office:value-type="float" office:value="1.50426" calcext:value-type="float">
            <text:p>1,50426</text:p>
          </table:table-cell>
          <table:table-cell office:value-type="float" office:value="0.488692" calcext:value-type="float">
            <text:p>0,488692</text:p>
          </table:table-cell>
          <table:table-cell table:number-columns-repeated="52"/>
          <table:table-cell table:formula="of:=MIN([.A99:.BL99])" office:value-type="float" office:value="0.438098" calcext:value-type="float">
            <text:p>0,438098</text:p>
          </table:table-cell>
          <table:table-cell table:formula="of:=MAX([.A99:.BL99])" office:value-type="float" office:value="2.03328" calcext:value-type="float">
            <text:p>2,03328</text:p>
          </table:table-cell>
          <table:table-cell table:number-columns-repeated="7"/>
        </table:table-row>
        <table:table-row table:style-name="ro2">
          <table:table-cell office:value-type="float" office:value="0.323635" calcext:value-type="float">
            <text:p>0,323635</text:p>
          </table:table-cell>
          <table:table-cell office:value-type="float" office:value="0.564075" calcext:value-type="float">
            <text:p>0,564075</text:p>
          </table:table-cell>
          <table:table-cell office:value-type="float" office:value="0.322131" calcext:value-type="float">
            <text:p>0,322131</text:p>
          </table:table-cell>
          <table:table-cell office:value-type="float" office:value="0.984317" calcext:value-type="float">
            <text:p>0,984317</text:p>
          </table:table-cell>
          <table:table-cell office:value-type="float" office:value="0.799176" calcext:value-type="float">
            <text:p>0,799176</text:p>
          </table:table-cell>
          <table:table-cell office:value-type="float" office:value="0.648507" calcext:value-type="float">
            <text:p>0,648507</text:p>
          </table:table-cell>
          <table:table-cell office:value-type="float" office:value="0.649433" calcext:value-type="float">
            <text:p>0,649433</text:p>
          </table:table-cell>
          <table:table-cell office:value-type="float" office:value="0.983559" calcext:value-type="float">
            <text:p>0,983559</text:p>
          </table:table-cell>
          <table:table-cell office:value-type="float" office:value="1.30355" calcext:value-type="float">
            <text:p>1,30355</text:p>
          </table:table-cell>
          <table:table-cell office:value-type="float" office:value="0.664192" calcext:value-type="float">
            <text:p>0,664192</text:p>
          </table:table-cell>
          <table:table-cell office:value-type="float" office:value="0.320955" calcext:value-type="float">
            <text:p>0,320955</text:p>
          </table:table-cell>
          <table:table-cell office:value-type="float" office:value="0.967683" calcext:value-type="float">
            <text:p>0,967683</text:p>
          </table:table-cell>
          <table:table-cell office:value-type="float" office:value="0.972052" calcext:value-type="float">
            <text:p>0,972052</text:p>
          </table:table-cell>
          <table:table-cell office:value-type="float" office:value="0.718492" calcext:value-type="float">
            <text:p>0,718492</text:p>
          </table:table-cell>
          <table:table-cell office:value-type="float" office:value="1.41171" calcext:value-type="float">
            <text:p>1,41171</text:p>
          </table:table-cell>
          <table:table-cell office:value-type="float" office:value="1.31752" calcext:value-type="float">
            <text:p>1,31752</text:p>
          </table:table-cell>
          <table:table-cell table:number-columns-repeated="52"/>
          <table:table-cell table:formula="of:=MIN([.A100:.BL100])" office:value-type="float" office:value="0.320955" calcext:value-type="float">
            <text:p>0,320955</text:p>
          </table:table-cell>
          <table:table-cell table:formula="of:=MAX([.A100:.BL100])" office:value-type="float" office:value="1.41171" calcext:value-type="float">
            <text:p>1,41171</text:p>
          </table:table-cell>
          <table:table-cell table:number-columns-repeated="7"/>
        </table:table-row>
        <table:table-row table:style-name="ro2">
          <table:table-cell office:value-type="float" office:value="0.553969" calcext:value-type="float">
            <text:p>0,553969</text:p>
          </table:table-cell>
          <table:table-cell office:value-type="float" office:value="0.600137" calcext:value-type="float">
            <text:p>0,600137</text:p>
          </table:table-cell>
          <table:table-cell office:value-type="float" office:value="0.72726" calcext:value-type="float">
            <text:p>0,72726</text:p>
          </table:table-cell>
          <table:table-cell office:value-type="float" office:value="0.587278" calcext:value-type="float">
            <text:p>0,587278</text:p>
          </table:table-cell>
          <table:table-cell office:value-type="float" office:value="0.583989" calcext:value-type="float">
            <text:p>0,583989</text:p>
          </table:table-cell>
          <table:table-cell office:value-type="float" office:value="0.614925" calcext:value-type="float">
            <text:p>0,614925</text:p>
          </table:table-cell>
          <table:table-cell office:value-type="float" office:value="1.34318" calcext:value-type="float">
            <text:p>1,34318</text:p>
          </table:table-cell>
          <table:table-cell office:value-type="float" office:value="0.69434" calcext:value-type="float">
            <text:p>0,69434</text:p>
          </table:table-cell>
          <table:table-cell office:value-type="float" office:value="1.10946" calcext:value-type="float">
            <text:p>1,10946</text:p>
          </table:table-cell>
          <table:table-cell office:value-type="float" office:value="0.589868" calcext:value-type="float">
            <text:p>0,589868</text:p>
          </table:table-cell>
          <table:table-cell office:value-type="float" office:value="0.53867" calcext:value-type="float">
            <text:p>0,53867</text:p>
          </table:table-cell>
          <table:table-cell office:value-type="float" office:value="1.3663" calcext:value-type="float">
            <text:p>1,3663</text:p>
          </table:table-cell>
          <table:table-cell office:value-type="float" office:value="1.75226" calcext:value-type="float">
            <text:p>1,75226</text:p>
          </table:table-cell>
          <table:table-cell office:value-type="float" office:value="1.19955" calcext:value-type="float">
            <text:p>1,19955</text:p>
          </table:table-cell>
          <table:table-cell office:value-type="float" office:value="0.508426" calcext:value-type="float">
            <text:p>0,508426</text:p>
          </table:table-cell>
          <table:table-cell office:value-type="float" office:value="1.13369" calcext:value-type="float">
            <text:p>1,13369</text:p>
          </table:table-cell>
          <table:table-cell table:number-columns-repeated="52"/>
          <table:table-cell table:formula="of:=MIN([.A101:.BL101])" office:value-type="float" office:value="0.508426" calcext:value-type="float">
            <text:p>0,508426</text:p>
          </table:table-cell>
          <table:table-cell table:formula="of:=MAX([.A101:.BL101])" office:value-type="float" office:value="1.75226" calcext:value-type="float">
            <text:p>1,75226</text:p>
          </table:table-cell>
          <table:table-cell table:number-columns-repeated="7"/>
        </table:table-row>
        <table:table-row table:style-name="ro2">
          <table:table-cell office:value-type="float" office:value="0.564244" calcext:value-type="float">
            <text:p>0,564244</text:p>
          </table:table-cell>
          <table:table-cell office:value-type="float" office:value="0.610248" calcext:value-type="float">
            <text:p>0,610248</text:p>
          </table:table-cell>
          <table:table-cell office:value-type="float" office:value="0.6982" calcext:value-type="float">
            <text:p>0,6982</text:p>
          </table:table-cell>
          <table:table-cell office:value-type="float" office:value="0.692044" calcext:value-type="float">
            <text:p>0,692044</text:p>
          </table:table-cell>
          <table:table-cell office:value-type="float" office:value="0.598102" calcext:value-type="float">
            <text:p>0,598102</text:p>
          </table:table-cell>
          <table:table-cell office:value-type="float" office:value="0.644787" calcext:value-type="float">
            <text:p>0,644787</text:p>
          </table:table-cell>
          <table:table-cell office:value-type="float" office:value="1.12178" calcext:value-type="float">
            <text:p>1,12178</text:p>
          </table:table-cell>
          <table:table-cell office:value-type="float" office:value="0.464573" calcext:value-type="float">
            <text:p>0,464573</text:p>
          </table:table-cell>
          <table:table-cell office:value-type="float" office:value="1.03228" calcext:value-type="float">
            <text:p>1,03228</text:p>
          </table:table-cell>
          <table:table-cell office:value-type="float" office:value="1.21955" calcext:value-type="float">
            <text:p>1,21955</text:p>
          </table:table-cell>
          <table:table-cell office:value-type="float" office:value="1.08117" calcext:value-type="float">
            <text:p>1,08117</text:p>
          </table:table-cell>
          <table:table-cell office:value-type="float" office:value="1.47106" calcext:value-type="float">
            <text:p>1,47106</text:p>
          </table:table-cell>
          <table:table-cell office:value-type="float" office:value="1.488" calcext:value-type="float">
            <text:p>1,488</text:p>
          </table:table-cell>
          <table:table-cell office:value-type="float" office:value="0.55658" calcext:value-type="float">
            <text:p>0,55658</text:p>
          </table:table-cell>
          <table:table-cell office:value-type="float" office:value="0.69188" calcext:value-type="float">
            <text:p>0,69188</text:p>
          </table:table-cell>
          <table:table-cell office:value-type="float" office:value="0.204794" calcext:value-type="float">
            <text:p>0,204794</text:p>
          </table:table-cell>
          <table:table-cell table:number-columns-repeated="52"/>
          <table:table-cell table:formula="of:=MIN([.A102:.BL102])" office:value-type="float" office:value="0.204794" calcext:value-type="float">
            <text:p>0,204794</text:p>
          </table:table-cell>
          <table:table-cell table:formula="of:=MAX([.A102:.BL102])" office:value-type="float" office:value="1.488" calcext:value-type="float">
            <text:p>1,488</text:p>
          </table:table-cell>
          <table:table-cell table:number-columns-repeated="7"/>
        </table:table-row>
        <table:table-row table:style-name="ro2">
          <table:table-cell office:value-type="float" office:value="0.558719" calcext:value-type="float">
            <text:p>0,558719</text:p>
          </table:table-cell>
          <table:table-cell office:value-type="float" office:value="0.662383" calcext:value-type="float">
            <text:p>0,662383</text:p>
          </table:table-cell>
          <table:table-cell office:value-type="float" office:value="0.746134" calcext:value-type="float">
            <text:p>0,746134</text:p>
          </table:table-cell>
          <table:table-cell office:value-type="float" office:value="0.637385" calcext:value-type="float">
            <text:p>0,637385</text:p>
          </table:table-cell>
          <table:table-cell office:value-type="float" office:value="1.21116" calcext:value-type="float">
            <text:p>1,21116</text:p>
          </table:table-cell>
          <table:table-cell office:value-type="float" office:value="0.689316" calcext:value-type="float">
            <text:p>0,689316</text:p>
          </table:table-cell>
          <table:table-cell office:value-type="float" office:value="0.665706" calcext:value-type="float">
            <text:p>0,665706</text:p>
          </table:table-cell>
          <table:table-cell office:value-type="float" office:value="0.66977" calcext:value-type="float">
            <text:p>0,66977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1.29586" calcext:value-type="float">
            <text:p>1,29586</text:p>
          </table:table-cell>
          <table:table-cell office:value-type="float" office:value="1.15203" calcext:value-type="float">
            <text:p>1,15203</text:p>
          </table:table-cell>
          <table:table-cell office:value-type="float" office:value="0.638264" calcext:value-type="float">
            <text:p>0,638264</text:p>
          </table:table-cell>
          <table:table-cell office:value-type="float" office:value="0.354749" calcext:value-type="float">
            <text:p>0,354749</text:p>
          </table:table-cell>
          <table:table-cell office:value-type="float" office:value="0.308862" calcext:value-type="float">
            <text:p>0,308862</text:p>
          </table:table-cell>
          <table:table-cell office:value-type="float" office:value="1.7655" calcext:value-type="float">
            <text:p>1,7655</text:p>
          </table:table-cell>
          <table:table-cell office:value-type="float" office:value="0.72134" calcext:value-type="float">
            <text:p>0,72134</text:p>
          </table:table-cell>
          <table:table-cell table:number-columns-repeated="52"/>
          <table:table-cell table:formula="of:=MIN([.A103:.BL103])" office:value-type="float" office:value="0.308862" calcext:value-type="float">
            <text:p>0,308862</text:p>
          </table:table-cell>
          <table:table-cell table:formula="of:=MAX([.A103:.BL103])" office:value-type="float" office:value="1.7655" calcext:value-type="float">
            <text:p>1,7655</text:p>
          </table:table-cell>
          <table:table-cell table:number-columns-repeated="7"/>
        </table:table-row>
        <table:table-row table:style-name="ro2">
          <table:table-cell office:value-type="float" office:value="0.408299" calcext:value-type="float">
            <text:p>0,408299</text:p>
          </table:table-cell>
          <table:table-cell office:value-type="float" office:value="0.410754" calcext:value-type="float">
            <text:p>0,410754</text:p>
          </table:table-cell>
          <table:table-cell office:value-type="float" office:value="0.449726" calcext:value-type="float">
            <text:p>0,449726</text:p>
          </table:table-cell>
          <table:table-cell office:value-type="float" office:value="0.586561" calcext:value-type="float">
            <text:p>0,586561</text:p>
          </table:table-cell>
          <table:table-cell office:value-type="float" office:value="0.554312" calcext:value-type="float">
            <text:p>0,554312</text:p>
          </table:table-cell>
          <table:table-cell office:value-type="float" office:value="0.489574" calcext:value-type="float">
            <text:p>0,489574</text:p>
          </table:table-cell>
          <table:table-cell office:value-type="float" office:value="0.672839" calcext:value-type="float">
            <text:p>0,672839</text:p>
          </table:table-cell>
          <table:table-cell office:value-type="float" office:value="0.7401" calcext:value-type="float">
            <text:p>0,7401</text:p>
          </table:table-cell>
          <table:table-cell office:value-type="float" office:value="0.798325" calcext:value-type="float">
            <text:p>0,798325</text:p>
          </table:table-cell>
          <table:table-cell office:value-type="float" office:value="0.798246" calcext:value-type="float">
            <text:p>0,798246</text:p>
          </table:table-cell>
          <table:table-cell office:value-type="float" office:value="0.870208" calcext:value-type="float">
            <text:p>0,870208</text:p>
          </table:table-cell>
          <table:table-cell office:value-type="float" office:value="0.358917" calcext:value-type="float">
            <text:p>0,358917</text:p>
          </table:table-cell>
          <table:table-cell office:value-type="float" office:value="0.266633" calcext:value-type="float">
            <text:p>0,266633</text:p>
          </table:table-cell>
          <table:table-cell office:value-type="float" office:value="0.231904" calcext:value-type="float">
            <text:p>0,231904</text:p>
          </table:table-cell>
          <table:table-cell office:value-type="float" office:value="0.392622" calcext:value-type="float">
            <text:p>0,392622</text:p>
          </table:table-cell>
          <table:table-cell office:value-type="float" office:value="0.243024" calcext:value-type="float">
            <text:p>0,243024</text:p>
          </table:table-cell>
          <table:table-cell table:number-columns-repeated="52"/>
          <table:table-cell table:formula="of:=MIN([.A104:.BL104])" office:value-type="float" office:value="0.231904" calcext:value-type="float">
            <text:p>0,231904</text:p>
          </table:table-cell>
          <table:table-cell table:formula="of:=MAX([.A104:.BL104])" office:value-type="float" office:value="0.870208" calcext:value-type="float">
            <text:p>0,870208</text:p>
          </table:table-cell>
          <table:table-cell table:number-columns-repeated="7"/>
        </table:table-row>
        <table:table-row table:style-name="ro2">
          <table:table-cell office:value-type="float" office:value="0.548105" calcext:value-type="float">
            <text:p>0,548105</text:p>
          </table:table-cell>
          <table:table-cell office:value-type="float" office:value="0.596222" calcext:value-type="float">
            <text:p>0,596222</text:p>
          </table:table-cell>
          <table:table-cell office:value-type="float" office:value="0.630451" calcext:value-type="float">
            <text:p>0,630451</text:p>
          </table:table-cell>
          <table:table-cell office:value-type="float" office:value="0.729962" calcext:value-type="float">
            <text:p>0,729962</text:p>
          </table:table-cell>
          <table:table-cell office:value-type="float" office:value="0.589015" calcext:value-type="float">
            <text:p>0,589015</text:p>
          </table:table-cell>
          <table:table-cell office:value-type="float" office:value="0.649749" calcext:value-type="float">
            <text:p>0,649749</text:p>
          </table:table-cell>
          <table:table-cell office:value-type="float" office:value="1.02104" calcext:value-type="float">
            <text:p>1,02104</text:p>
          </table:table-cell>
          <table:table-cell office:value-type="float" office:value="0.858016" calcext:value-type="float">
            <text:p>0,858016</text:p>
          </table:table-cell>
          <table:table-cell office:value-type="float" office:value="0.778712" calcext:value-type="float">
            <text:p>0,778712</text:p>
          </table:table-cell>
          <table:table-cell office:value-type="float" office:value="0.514204" calcext:value-type="float">
            <text:p>0,514204</text:p>
          </table:table-cell>
          <table:table-cell office:value-type="float" office:value="0.884614" calcext:value-type="float">
            <text:p>0,884614</text:p>
          </table:table-cell>
          <table:table-cell office:value-type="float" office:value="1.4064" calcext:value-type="float">
            <text:p>1,4064</text:p>
          </table:table-cell>
          <table:table-cell office:value-type="float" office:value="0.617974" calcext:value-type="float">
            <text:p>0,617974</text:p>
          </table:table-cell>
          <table:table-cell office:value-type="float" office:value="0.984566" calcext:value-type="float">
            <text:p>0,984566</text:p>
          </table:table-cell>
          <table:table-cell office:value-type="float" office:value="0.32223" calcext:value-type="float">
            <text:p>0,32223</text:p>
          </table:table-cell>
          <table:table-cell office:value-type="float" office:value="0.322941" calcext:value-type="float">
            <text:p>0,322941</text:p>
          </table:table-cell>
          <table:table-cell table:number-columns-repeated="52"/>
          <table:table-cell table:formula="of:=MIN([.A105:.BL105])" office:value-type="float" office:value="0.32223" calcext:value-type="float">
            <text:p>0,32223</text:p>
          </table:table-cell>
          <table:table-cell table:formula="of:=MAX([.A105:.BL105])" office:value-type="float" office:value="1.4064" calcext:value-type="float">
            <text:p>1,406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276665" calcext:value-type="float">
            <text:p>0,276665</text:p>
          </table:table-cell>
          <table:table-cell office:value-type="float" office:value="0.280994" calcext:value-type="float">
            <text:p>0,280994</text:p>
          </table:table-cell>
          <table:table-cell office:value-type="float" office:value="0.318294" calcext:value-type="float">
            <text:p>0,318294</text:p>
          </table:table-cell>
          <table:table-cell office:value-type="float" office:value="0.387507" calcext:value-type="float">
            <text:p>0,387507</text:p>
          </table:table-cell>
          <table:table-cell office:value-type="float" office:value="0.275226" calcext:value-type="float">
            <text:p>0,275226</text:p>
          </table:table-cell>
          <table:table-cell office:value-type="float" office:value="0.373323" calcext:value-type="float">
            <text:p>0,373323</text:p>
          </table:table-cell>
          <table:table-cell office:value-type="float" office:value="0.695419" calcext:value-type="float">
            <text:p>0,695419</text:p>
          </table:table-cell>
          <table:table-cell office:value-type="float" office:value="0.373455" calcext:value-type="float">
            <text:p>0,373455</text:p>
          </table:table-cell>
          <table:table-cell office:value-type="float" office:value="0.217947" calcext:value-type="float">
            <text:p>0,217947</text:p>
          </table:table-cell>
          <table:table-cell office:value-type="float" office:value="0.260148" calcext:value-type="float">
            <text:p>0,260148</text:p>
          </table:table-cell>
          <table:table-cell office:value-type="float" office:value="0.910725" calcext:value-type="float">
            <text:p>0,910725</text:p>
          </table:table-cell>
          <table:table-cell office:value-type="float" office:value="0.357037" calcext:value-type="float">
            <text:p>0,357037</text:p>
          </table:table-cell>
          <table:table-cell office:value-type="float" office:value="1.00617" calcext:value-type="float">
            <text:p>1,00617</text:p>
          </table:table-cell>
          <table:table-cell office:value-type="float" office:value="0.63569" calcext:value-type="float">
            <text:p>0,63569</text:p>
          </table:table-cell>
          <table:table-cell office:value-type="float" office:value="0.645091" calcext:value-type="float">
            <text:p>0,645091</text:p>
          </table:table-cell>
          <table:table-cell office:value-type="float" office:value="1.13873" calcext:value-type="float">
            <text:p>1,13873</text:p>
          </table:table-cell>
          <table:table-cell office:value-type="float" office:value="0.834084" calcext:value-type="float">
            <text:p>0,834084</text:p>
          </table:table-cell>
          <table:table-cell office:value-type="float" office:value="1.26247" calcext:value-type="float">
            <text:p>1,26247</text:p>
          </table:table-cell>
          <table:table-cell office:value-type="float" office:value="0.24519" calcext:value-type="float">
            <text:p>0,24519</text:p>
          </table:table-cell>
          <table:table-cell office:value-type="float" office:value="1.4297" calcext:value-type="float">
            <text:p>1,4297</text:p>
          </table:table-cell>
          <table:table-cell office:value-type="float" office:value="1.52504" calcext:value-type="float">
            <text:p>1,52504</text:p>
          </table:table-cell>
          <table:table-cell office:value-type="float" office:value="1.15206" calcext:value-type="float">
            <text:p>1,15206</text:p>
          </table:table-cell>
          <table:table-cell office:value-type="float" office:value="0.570896" calcext:value-type="float">
            <text:p>0,570896</text:p>
          </table:table-cell>
          <table:table-cell office:value-type="float" office:value="1.17739" calcext:value-type="float">
            <text:p>1,17739</text:p>
          </table:table-cell>
          <table:table-cell table:number-columns-repeated="44"/>
          <table:table-cell table:formula="of:=MIN([.A107:.BL107])" office:value-type="float" office:value="0.217947" calcext:value-type="float">
            <text:p>0,217947</text:p>
          </table:table-cell>
          <table:table-cell table:formula="of:=MAX([.A107:.BL107])" office:value-type="float" office:value="1.52504" calcext:value-type="float">
            <text:p>1,52504</text:p>
          </table:table-cell>
          <table:table-cell table:number-columns-repeated="7"/>
        </table:table-row>
        <table:table-row table:style-name="ro2">
          <table:table-cell office:value-type="float" office:value="0.27487" calcext:value-type="float">
            <text:p>0,27487</text:p>
          </table:table-cell>
          <table:table-cell office:value-type="float" office:value="0.350209" calcext:value-type="float">
            <text:p>0,350209</text:p>
          </table:table-cell>
          <table:table-cell office:value-type="float" office:value="0.327584" calcext:value-type="float">
            <text:p>0,327584</text:p>
          </table:table-cell>
          <table:table-cell office:value-type="float" office:value="0.3791" calcext:value-type="float">
            <text:p>0,3791</text:p>
          </table:table-cell>
          <table:table-cell office:value-type="float" office:value="0.360602" calcext:value-type="float">
            <text:p>0,360602</text:p>
          </table:table-cell>
          <table:table-cell office:value-type="float" office:value="0.469346" calcext:value-type="float">
            <text:p>0,469346</text:p>
          </table:table-cell>
          <table:table-cell office:value-type="float" office:value="0.374198" calcext:value-type="float">
            <text:p>0,374198</text:p>
          </table:table-cell>
          <table:table-cell office:value-type="float" office:value="0.391555" calcext:value-type="float">
            <text:p>0,391555</text:p>
          </table:table-cell>
          <table:table-cell office:value-type="float" office:value="0.513552" calcext:value-type="float">
            <text:p>0,513552</text:p>
          </table:table-cell>
          <table:table-cell office:value-type="float" office:value="0.391576" calcext:value-type="float">
            <text:p>0,391576</text:p>
          </table:table-cell>
          <table:table-cell office:value-type="float" office:value="1.13811" calcext:value-type="float">
            <text:p>1,13811</text:p>
          </table:table-cell>
          <table:table-cell office:value-type="float" office:value="1.13315" calcext:value-type="float">
            <text:p>1,13315</text:p>
          </table:table-cell>
          <table:table-cell office:value-type="float" office:value="1.00297" calcext:value-type="float">
            <text:p>1,00297</text:p>
          </table:table-cell>
          <table:table-cell office:value-type="float" office:value="0.740497" calcext:value-type="float">
            <text:p>0,740497</text:p>
          </table:table-cell>
          <table:table-cell office:value-type="float" office:value="0.211224" calcext:value-type="float">
            <text:p>0,211224</text:p>
          </table:table-cell>
          <table:table-cell office:value-type="float" office:value="1.05405" calcext:value-type="float">
            <text:p>1,05405</text:p>
          </table:table-cell>
          <table:table-cell office:value-type="float" office:value="0.65006" calcext:value-type="float">
            <text:p>0,65006</text:p>
          </table:table-cell>
          <table:table-cell office:value-type="float" office:value="0.255757" calcext:value-type="float">
            <text:p>0,255757</text:p>
          </table:table-cell>
          <table:table-cell office:value-type="float" office:value="0.469265" calcext:value-type="float">
            <text:p>0,469265</text:p>
          </table:table-cell>
          <table:table-cell office:value-type="float" office:value="1.12706" calcext:value-type="float">
            <text:p>1,12706</text:p>
          </table:table-cell>
          <table:table-cell office:value-type="float" office:value="0.926521" calcext:value-type="float">
            <text:p>0,926521</text:p>
          </table:table-cell>
          <table:table-cell office:value-type="float" office:value="0.303589" calcext:value-type="float">
            <text:p>0,303589</text:p>
          </table:table-cell>
          <table:table-cell office:value-type="float" office:value="0.81966" calcext:value-type="float">
            <text:p>0,81966</text:p>
          </table:table-cell>
          <table:table-cell office:value-type="float" office:value="0.251182" calcext:value-type="float">
            <text:p>0,251182</text:p>
          </table:table-cell>
          <table:table-cell table:number-columns-repeated="44"/>
          <table:table-cell table:formula="of:=MIN([.A108:.BL108])" office:value-type="float" office:value="0.211224" calcext:value-type="float">
            <text:p>0,211224</text:p>
          </table:table-cell>
          <table:table-cell table:formula="of:=MAX([.A108:.BL108])" office:value-type="float" office:value="1.13811" calcext:value-type="float">
            <text:p>1,13811</text:p>
          </table:table-cell>
          <table:table-cell table:number-columns-repeated="7"/>
        </table:table-row>
        <table:table-row table:style-name="ro2">
          <table:table-cell office:value-type="float" office:value="0.377239" calcext:value-type="float">
            <text:p>0,377239</text:p>
          </table:table-cell>
          <table:table-cell office:value-type="float" office:value="0.413225" calcext:value-type="float">
            <text:p>0,413225</text:p>
          </table:table-cell>
          <table:table-cell office:value-type="float" office:value="0.460834" calcext:value-type="float">
            <text:p>0,460834</text:p>
          </table:table-cell>
          <table:table-cell office:value-type="float" office:value="0.540848" calcext:value-type="float">
            <text:p>0,540848</text:p>
          </table:table-cell>
          <table:table-cell office:value-type="float" office:value="0.400045" calcext:value-type="float">
            <text:p>0,400045</text:p>
          </table:table-cell>
          <table:table-cell office:value-type="float" office:value="0.480735" calcext:value-type="float">
            <text:p>0,480735</text:p>
          </table:table-cell>
          <table:table-cell office:value-type="float" office:value="0.721288" calcext:value-type="float">
            <text:p>0,721288</text:p>
          </table:table-cell>
          <table:table-cell office:value-type="float" office:value="0.665141" calcext:value-type="float">
            <text:p>0,665141</text:p>
          </table:table-cell>
          <table:table-cell office:value-type="float" office:value="0.860461" calcext:value-type="float">
            <text:p>0,860461</text:p>
          </table:table-cell>
          <table:table-cell office:value-type="float" office:value="0.488769" calcext:value-type="float">
            <text:p>0,488769</text:p>
          </table:table-cell>
          <table:table-cell office:value-type="float" office:value="0.993658" calcext:value-type="float">
            <text:p>0,993658</text:p>
          </table:table-cell>
          <table:table-cell office:value-type="float" office:value="0.663262" calcext:value-type="float">
            <text:p>0,663262</text:p>
          </table:table-cell>
          <table:table-cell office:value-type="float" office:value="0.601139" calcext:value-type="float">
            <text:p>0,601139</text:p>
          </table:table-cell>
          <table:table-cell office:value-type="float" office:value="1.2371" calcext:value-type="float">
            <text:p>1,2371</text:p>
          </table:table-cell>
          <table:table-cell office:value-type="float" office:value="0.520011" calcext:value-type="float">
            <text:p>0,520011</text:p>
          </table:table-cell>
          <table:table-cell office:value-type="float" office:value="0.389766" calcext:value-type="float">
            <text:p>0,389766</text:p>
          </table:table-cell>
          <table:table-cell office:value-type="float" office:value="0.421791" calcext:value-type="float">
            <text:p>0,421791</text:p>
          </table:table-cell>
          <table:table-cell office:value-type="float" office:value="0.763633" calcext:value-type="float">
            <text:p>0,763633</text:p>
          </table:table-cell>
          <table:table-cell office:value-type="float" office:value="0.613435" calcext:value-type="float">
            <text:p>0,613435</text:p>
          </table:table-cell>
          <table:table-cell office:value-type="float" office:value="0.365228" calcext:value-type="float">
            <text:p>0,365228</text:p>
          </table:table-cell>
          <table:table-cell office:value-type="float" office:value="0.883479" calcext:value-type="float">
            <text:p>0,883479</text:p>
          </table:table-cell>
          <table:table-cell office:value-type="float" office:value="1.08482" calcext:value-type="float">
            <text:p>1,08482</text:p>
          </table:table-cell>
          <table:table-cell office:value-type="float" office:value="0.419858" calcext:value-type="float">
            <text:p>0,419858</text:p>
          </table:table-cell>
          <table:table-cell office:value-type="float" office:value="0.337705" calcext:value-type="float">
            <text:p>0,337705</text:p>
          </table:table-cell>
          <table:table-cell table:number-columns-repeated="44"/>
          <table:table-cell table:formula="of:=MIN([.A109:.BL109])" office:value-type="float" office:value="0.337705" calcext:value-type="float">
            <text:p>0,337705</text:p>
          </table:table-cell>
          <table:table-cell table:formula="of:=MAX([.A109:.BL109])" office:value-type="float" office:value="1.2371" calcext:value-type="float">
            <text:p>1,2371</text:p>
          </table:table-cell>
          <table:table-cell table:number-columns-repeated="7"/>
        </table:table-row>
        <table:table-row table:style-name="ro2">
          <table:table-cell office:value-type="float" office:value="0.372178" calcext:value-type="float">
            <text:p>0,372178</text:p>
          </table:table-cell>
          <table:table-cell office:value-type="float" office:value="0.379166" calcext:value-type="float">
            <text:p>0,379166</text:p>
          </table:table-cell>
          <table:table-cell office:value-type="float" office:value="0.766631" calcext:value-type="float">
            <text:p>0,766631</text:p>
          </table:table-cell>
          <table:table-cell office:value-type="float" office:value="0.773818" calcext:value-type="float">
            <text:p>0,773818</text:p>
          </table:table-cell>
          <table:table-cell office:value-type="float" office:value="0.487845" calcext:value-type="float">
            <text:p>0,487845</text:p>
          </table:table-cell>
          <table:table-cell office:value-type="float" office:value="0.443616" calcext:value-type="float">
            <text:p>0,443616</text:p>
          </table:table-cell>
          <table:table-cell office:value-type="float" office:value="0.832732" calcext:value-type="float">
            <text:p>0,832732</text:p>
          </table:table-cell>
          <table:table-cell office:value-type="float" office:value="0.84005" calcext:value-type="float">
            <text:p>0,84005</text:p>
          </table:table-cell>
          <table:table-cell office:value-type="float" office:value="0.54611" calcext:value-type="float">
            <text:p>0,54611</text:p>
          </table:table-cell>
          <table:table-cell office:value-type="float" office:value="0.590384" calcext:value-type="float">
            <text:p>0,590384</text:p>
          </table:table-cell>
          <table:table-cell office:value-type="float" office:value="0.499345" calcext:value-type="float">
            <text:p>0,499345</text:p>
          </table:table-cell>
          <table:table-cell office:value-type="float" office:value="0.393795" calcext:value-type="float">
            <text:p>0,393795</text:p>
          </table:table-cell>
          <table:table-cell office:value-type="float" office:value="1.60529" calcext:value-type="float">
            <text:p>1,60529</text:p>
          </table:table-cell>
          <table:table-cell office:value-type="float" office:value="0.370102" calcext:value-type="float">
            <text:p>0,370102</text:p>
          </table:table-cell>
          <table:table-cell office:value-type="float" office:value="1.02364" calcext:value-type="float">
            <text:p>1,02364</text:p>
          </table:table-cell>
          <table:table-cell office:value-type="float" office:value="1.0372" calcext:value-type="float">
            <text:p>1,0372</text:p>
          </table:table-cell>
          <table:table-cell office:value-type="float" office:value="0.495827" calcext:value-type="float">
            <text:p>0,495827</text:p>
          </table:table-cell>
          <table:table-cell office:value-type="float" office:value="0.618215" calcext:value-type="float">
            <text:p>0,618215</text:p>
          </table:table-cell>
          <table:table-cell office:value-type="float" office:value="1.21007" calcext:value-type="float">
            <text:p>1,21007</text:p>
          </table:table-cell>
          <table:table-cell office:value-type="float" office:value="0.199331" calcext:value-type="float">
            <text:p>0,199331</text:p>
          </table:table-cell>
          <table:table-cell office:value-type="float" office:value="0.193214" calcext:value-type="float">
            <text:p>0,193214</text:p>
          </table:table-cell>
          <table:table-cell office:value-type="float" office:value="0.571891" calcext:value-type="float">
            <text:p>0,571891</text:p>
          </table:table-cell>
          <table:table-cell office:value-type="float" office:value="0.493933" calcext:value-type="float">
            <text:p>0,493933</text:p>
          </table:table-cell>
          <table:table-cell office:value-type="float" office:value="0.348242" calcext:value-type="float">
            <text:p>0,348242</text:p>
          </table:table-cell>
          <table:table-cell table:number-columns-repeated="44"/>
          <table:table-cell table:formula="of:=MIN([.A110:.BL110])" office:value-type="float" office:value="0.193214" calcext:value-type="float">
            <text:p>0,193214</text:p>
          </table:table-cell>
          <table:table-cell table:formula="of:=MAX([.A110:.BL110])" office:value-type="float" office:value="1.60529" calcext:value-type="float">
            <text:p>1,60529</text:p>
          </table:table-cell>
          <table:table-cell table:number-columns-repeated="7"/>
        </table:table-row>
        <table:table-row table:style-name="ro2">
          <table:table-cell office:value-type="float" office:value="0.274139" calcext:value-type="float">
            <text:p>0,274139</text:p>
          </table:table-cell>
          <table:table-cell office:value-type="float" office:value="0.34942" calcext:value-type="float">
            <text:p>0,34942</text:p>
          </table:table-cell>
          <table:table-cell office:value-type="float" office:value="0.30242" calcext:value-type="float">
            <text:p>0,30242</text:p>
          </table:table-cell>
          <table:table-cell office:value-type="float" office:value="0.57331" calcext:value-type="float">
            <text:p>0,57331</text:p>
          </table:table-cell>
          <table:table-cell office:value-type="float" office:value="0.580593" calcext:value-type="float">
            <text:p>0,580593</text:p>
          </table:table-cell>
          <table:table-cell office:value-type="float" office:value="0.37849" calcext:value-type="float">
            <text:p>0,37849</text:p>
          </table:table-cell>
          <table:table-cell office:value-type="float" office:value="0.393809" calcext:value-type="float">
            <text:p>0,393809</text:p>
          </table:table-cell>
          <table:table-cell office:value-type="float" office:value="0.455486" calcext:value-type="float">
            <text:p>0,455486</text:p>
          </table:table-cell>
          <table:table-cell office:value-type="float" office:value="0.649926" calcext:value-type="float">
            <text:p>0,649926</text:p>
          </table:table-cell>
          <table:table-cell office:value-type="float" office:value="0.514675" calcext:value-type="float">
            <text:p>0,514675</text:p>
          </table:table-cell>
          <table:table-cell office:value-type="float" office:value="0.569503" calcext:value-type="float">
            <text:p>0,569503</text:p>
          </table:table-cell>
          <table:table-cell office:value-type="float" office:value="0.682108" calcext:value-type="float">
            <text:p>0,682108</text:p>
          </table:table-cell>
          <table:table-cell office:value-type="float" office:value="0.624616" calcext:value-type="float">
            <text:p>0,624616</text:p>
          </table:table-cell>
          <table:table-cell office:value-type="float" office:value="0.450703" calcext:value-type="float">
            <text:p>0,450703</text:p>
          </table:table-cell>
          <table:table-cell office:value-type="float" office:value="0.334099" calcext:value-type="float">
            <text:p>0,334099</text:p>
          </table:table-cell>
          <table:table-cell office:value-type="float" office:value="0.213772" calcext:value-type="float">
            <text:p>0,213772</text:p>
          </table:table-cell>
          <table:table-cell office:value-type="float" office:value="1.01884" calcext:value-type="float">
            <text:p>1,01884</text:p>
          </table:table-cell>
          <table:table-cell office:value-type="float" office:value="1.022" calcext:value-type="float">
            <text:p>1,022</text:p>
          </table:table-cell>
          <table:table-cell office:value-type="float" office:value="0.502523" calcext:value-type="float">
            <text:p>0,502523</text:p>
          </table:table-cell>
          <table:table-cell office:value-type="float" office:value="0.471715" calcext:value-type="float">
            <text:p>0,471715</text:p>
          </table:table-cell>
          <table:table-cell office:value-type="float" office:value="0.534909" calcext:value-type="float">
            <text:p>0,534909</text:p>
          </table:table-cell>
          <table:table-cell office:value-type="float" office:value="0.975933" calcext:value-type="float">
            <text:p>0,975933</text:p>
          </table:table-cell>
          <table:table-cell office:value-type="float" office:value="0.379711" calcext:value-type="float">
            <text:p>0,379711</text:p>
          </table:table-cell>
          <table:table-cell office:value-type="float" office:value="0.823471" calcext:value-type="float">
            <text:p>0,823471</text:p>
          </table:table-cell>
          <table:table-cell table:number-columns-repeated="44"/>
          <table:table-cell table:formula="of:=MIN([.A111:.BL111])" office:value-type="float" office:value="0.213772" calcext:value-type="float">
            <text:p>0,213772</text:p>
          </table:table-cell>
          <table:table-cell table:formula="of:=MAX([.A111:.BL111])" office:value-type="float" office:value="1.022" calcext:value-type="float">
            <text:p>1,022</text:p>
          </table:table-cell>
          <table:table-cell table:number-columns-repeated="7"/>
        </table:table-row>
        <table:table-row table:style-name="ro2">
          <table:table-cell office:value-type="float" office:value="0.373373" calcext:value-type="float">
            <text:p>0,373373</text:p>
          </table:table-cell>
          <table:table-cell office:value-type="float" office:value="0.411784" calcext:value-type="float">
            <text:p>0,411784</text:p>
          </table:table-cell>
          <table:table-cell office:value-type="float" office:value="0.458565" calcext:value-type="float">
            <text:p>0,458565</text:p>
          </table:table-cell>
          <table:table-cell office:value-type="float" office:value="0.506879" calcext:value-type="float">
            <text:p>0,506879</text:p>
          </table:table-cell>
          <table:table-cell office:value-type="float" office:value="0.378688" calcext:value-type="float">
            <text:p>0,378688</text:p>
          </table:table-cell>
          <table:table-cell office:value-type="float" office:value="0.470594" calcext:value-type="float">
            <text:p>0,470594</text:p>
          </table:table-cell>
          <table:table-cell office:value-type="float" office:value="0.605621" calcext:value-type="float">
            <text:p>0,605621</text:p>
          </table:table-cell>
          <table:table-cell office:value-type="float" office:value="0.504275" calcext:value-type="float">
            <text:p>0,504275</text:p>
          </table:table-cell>
          <table:table-cell office:value-type="float" office:value="0.820502" calcext:value-type="float">
            <text:p>0,820502</text:p>
          </table:table-cell>
          <table:table-cell office:value-type="float" office:value="0.824568" calcext:value-type="float">
            <text:p>0,824568</text:p>
          </table:table-cell>
          <table:table-cell office:value-type="float" office:value="0.574189" calcext:value-type="float">
            <text:p>0,574189</text:p>
          </table:table-cell>
          <table:table-cell office:value-type="float" office:value="0.495908" calcext:value-type="float">
            <text:p>0,495908</text:p>
          </table:table-cell>
          <table:table-cell office:value-type="float" office:value="0.709472" calcext:value-type="float">
            <text:p>0,709472</text:p>
          </table:table-cell>
          <table:table-cell office:value-type="float" office:value="1.36363" calcext:value-type="float">
            <text:p>1,36363</text:p>
          </table:table-cell>
          <table:table-cell office:value-type="float" office:value="0.555991" calcext:value-type="float">
            <text:p>0,555991</text:p>
          </table:table-cell>
          <table:table-cell office:value-type="float" office:value="0.413765" calcext:value-type="float">
            <text:p>0,413765</text:p>
          </table:table-cell>
          <table:table-cell office:value-type="float" office:value="0.444451" calcext:value-type="float">
            <text:p>0,444451</text:p>
          </table:table-cell>
          <table:table-cell office:value-type="float" office:value="1.32453" calcext:value-type="float">
            <text:p>1,32453</text:p>
          </table:table-cell>
          <table:table-cell office:value-type="float" office:value="0.629" calcext:value-type="float">
            <text:p>0,629</text:p>
          </table:table-cell>
          <table:table-cell office:value-type="float" office:value="1.02204" calcext:value-type="float">
            <text:p>1,02204</text:p>
          </table:table-cell>
          <table:table-cell office:value-type="float" office:value="0.995209" calcext:value-type="float">
            <text:p>0,995209</text:p>
          </table:table-cell>
          <table:table-cell office:value-type="float" office:value="0.347472" calcext:value-type="float">
            <text:p>0,347472</text:p>
          </table:table-cell>
          <table:table-cell office:value-type="float" office:value="0.294761" calcext:value-type="float">
            <text:p>0,294761</text:p>
          </table:table-cell>
          <table:table-cell office:value-type="float" office:value="0.20139" calcext:value-type="float">
            <text:p>0,20139</text:p>
          </table:table-cell>
          <table:table-cell table:number-columns-repeated="44"/>
          <table:table-cell table:formula="of:=MIN([.A112:.BL112])" office:value-type="float" office:value="0.20139" calcext:value-type="float">
            <text:p>0,20139</text:p>
          </table:table-cell>
          <table:table-cell table:formula="of:=MAX([.A112:.BL112])" office:value-type="float" office:value="1.36363" calcext:value-type="float">
            <text:p>1,36363</text:p>
          </table:table-cell>
          <table:table-cell table:number-columns-repeated="7"/>
        </table:table-row>
        <table:table-row table:style-name="ro2">
          <table:table-cell office:value-type="float" office:value="0.261392" calcext:value-type="float">
            <text:p>0,261392</text:p>
          </table:table-cell>
          <table:table-cell office:value-type="float" office:value="0.327818" calcext:value-type="float">
            <text:p>0,327818</text:p>
          </table:table-cell>
          <table:table-cell office:value-type="float" office:value="0.377704" calcext:value-type="float">
            <text:p>0,377704</text:p>
          </table:table-cell>
          <table:table-cell office:value-type="float" office:value="0.474582" calcext:value-type="float">
            <text:p>0,474582</text:p>
          </table:table-cell>
          <table:table-cell office:value-type="float" office:value="0.401008" calcext:value-type="float">
            <text:p>0,401008</text:p>
          </table:table-cell>
          <table:table-cell office:value-type="float" office:value="0.322852" calcext:value-type="float">
            <text:p>0,322852</text:p>
          </table:table-cell>
          <table:table-cell office:value-type="float" office:value="0.34187" calcext:value-type="float">
            <text:p>0,34187</text:p>
          </table:table-cell>
          <table:table-cell office:value-type="float" office:value="0.775602" calcext:value-type="float">
            <text:p>0,775602</text:p>
          </table:table-cell>
          <table:table-cell office:value-type="float" office:value="0.305591" calcext:value-type="float">
            <text:p>0,305591</text:p>
          </table:table-cell>
          <table:table-cell office:value-type="float" office:value="0.975672" calcext:value-type="float">
            <text:p>0,975672</text:p>
          </table:table-cell>
          <table:table-cell office:value-type="float" office:value="0.76283" calcext:value-type="float">
            <text:p>0,76283</text:p>
          </table:table-cell>
          <table:table-cell office:value-type="float" office:value="0.511211" calcext:value-type="float">
            <text:p>0,511211</text:p>
          </table:table-cell>
          <table:table-cell office:value-type="float" office:value="0.889521" calcext:value-type="float">
            <text:p>0,889521</text:p>
          </table:table-cell>
          <table:table-cell office:value-type="float" office:value="0.379955" calcext:value-type="float">
            <text:p>0,379955</text:p>
          </table:table-cell>
          <table:table-cell office:value-type="float" office:value="0.378987" calcext:value-type="float">
            <text:p>0,378987</text:p>
          </table:table-cell>
          <table:table-cell office:value-type="float" office:value="1.34905" calcext:value-type="float">
            <text:p>1,34905</text:p>
          </table:table-cell>
          <table:table-cell office:value-type="float" office:value="0.241738" calcext:value-type="float">
            <text:p>0,241738</text:p>
          </table:table-cell>
          <table:table-cell office:value-type="float" office:value="0.978156" calcext:value-type="float">
            <text:p>0,978156</text:p>
          </table:table-cell>
          <table:table-cell office:value-type="float" office:value="0.324293" calcext:value-type="float">
            <text:p>0,324293</text:p>
          </table:table-cell>
          <table:table-cell office:value-type="float" office:value="0.614737" calcext:value-type="float">
            <text:p>0,614737</text:p>
          </table:table-cell>
          <table:table-cell office:value-type="float" office:value="0.55466" calcext:value-type="float">
            <text:p>0,55466</text:p>
          </table:table-cell>
          <table:table-cell office:value-type="float" office:value="1.20401" calcext:value-type="float">
            <text:p>1,20401</text:p>
          </table:table-cell>
          <table:table-cell office:value-type="float" office:value="0.614114" calcext:value-type="float">
            <text:p>0,614114</text:p>
          </table:table-cell>
          <table:table-cell office:value-type="float" office:value="0.281308" calcext:value-type="float">
            <text:p>0,281308</text:p>
          </table:table-cell>
          <table:table-cell table:number-columns-repeated="44"/>
          <table:table-cell table:formula="of:=MIN([.A113:.BL113])" office:value-type="float" office:value="0.241738" calcext:value-type="float">
            <text:p>0,241738</text:p>
          </table:table-cell>
          <table:table-cell table:formula="of:=MAX([.A113:.BL113])" office:value-type="float" office:value="1.34905" calcext:value-type="float">
            <text:p>1,34905</text:p>
          </table:table-cell>
          <table:table-cell table:number-columns-repeated="7"/>
        </table:table-row>
        <table:table-row table:style-name="ro2">
          <table:table-cell office:value-type="float" office:value="0.378813" calcext:value-type="float">
            <text:p>0,378813</text:p>
          </table:table-cell>
          <table:table-cell office:value-type="float" office:value="0.437667" calcext:value-type="float">
            <text:p>0,437667</text:p>
          </table:table-cell>
          <table:table-cell office:value-type="float" office:value="0.486069" calcext:value-type="float">
            <text:p>0,486069</text:p>
          </table:table-cell>
          <table:table-cell office:value-type="float" office:value="0.355445" calcext:value-type="float">
            <text:p>0,355445</text:p>
          </table:table-cell>
          <table:table-cell office:value-type="float" office:value="0.851992" calcext:value-type="float">
            <text:p>0,851992</text:p>
          </table:table-cell>
          <table:table-cell office:value-type="float" office:value="0.396963" calcext:value-type="float">
            <text:p>0,396963</text:p>
          </table:table-cell>
          <table:table-cell office:value-type="float" office:value="0.427832" calcext:value-type="float">
            <text:p>0,427832</text:p>
          </table:table-cell>
          <table:table-cell office:value-type="float" office:value="0.791153" calcext:value-type="float">
            <text:p>0,791153</text:p>
          </table:table-cell>
          <table:table-cell office:value-type="float" office:value="0.368973" calcext:value-type="float">
            <text:p>0,368973</text:p>
          </table:table-cell>
          <table:table-cell office:value-type="float" office:value="0.508347" calcext:value-type="float">
            <text:p>0,508347</text:p>
          </table:table-cell>
          <table:table-cell office:value-type="float" office:value="0.920815" calcext:value-type="float">
            <text:p>0,920815</text:p>
          </table:table-cell>
          <table:table-cell office:value-type="float" office:value="0.528418" calcext:value-type="float">
            <text:p>0,528418</text:p>
          </table:table-cell>
          <table:table-cell office:value-type="float" office:value="1.16725" calcext:value-type="float">
            <text:p>1,16725</text:p>
          </table:table-cell>
          <table:table-cell office:value-type="float" office:value="1.13474" calcext:value-type="float">
            <text:p>1,13474</text:p>
          </table:table-cell>
          <table:table-cell office:value-type="float" office:value="0.445929" calcext:value-type="float">
            <text:p>0,445929</text:p>
          </table:table-cell>
          <table:table-cell office:value-type="float" office:value="0.379823" calcext:value-type="float">
            <text:p>0,379823</text:p>
          </table:table-cell>
          <table:table-cell office:value-type="float" office:value="0.700024" calcext:value-type="float">
            <text:p>0,700024</text:p>
          </table:table-cell>
          <table:table-cell office:value-type="float" office:value="1.51039" calcext:value-type="float">
            <text:p>1,51039</text:p>
          </table:table-cell>
          <table:table-cell office:value-type="float" office:value="0.455208" calcext:value-type="float">
            <text:p>0,455208</text:p>
          </table:table-cell>
          <table:table-cell office:value-type="float" office:value="0.46385" calcext:value-type="float">
            <text:p>0,46385</text:p>
          </table:table-cell>
          <table:table-cell office:value-type="float" office:value="0.369155" calcext:value-type="float">
            <text:p>0,369155</text:p>
          </table:table-cell>
          <table:table-cell office:value-type="float" office:value="0.357348" calcext:value-type="float">
            <text:p>0,357348</text:p>
          </table:table-cell>
          <table:table-cell office:value-type="float" office:value="0.369739" calcext:value-type="float">
            <text:p>0,369739</text:p>
          </table:table-cell>
          <table:table-cell office:value-type="float" office:value="0.109456" calcext:value-type="float">
            <text:p>0,109456</text:p>
          </table:table-cell>
          <table:table-cell table:number-columns-repeated="44"/>
          <table:table-cell table:formula="of:=MIN([.A114:.BL114])" office:value-type="float" office:value="0.109456" calcext:value-type="float">
            <text:p>0,109456</text:p>
          </table:table-cell>
          <table:table-cell table:formula="of:=MAX([.A114:.BL114])" office:value-type="float" office:value="1.51039" calcext:value-type="float">
            <text:p>1,51039</text:p>
          </table:table-cell>
          <table:table-cell table:number-columns-repeated="7"/>
        </table:table-row>
        <table:table-row table:style-name="ro2">
          <table:table-cell office:value-type="float" office:value="0.375303" calcext:value-type="float">
            <text:p>0,375303</text:p>
          </table:table-cell>
          <table:table-cell office:value-type="float" office:value="0.439815" calcext:value-type="float">
            <text:p>0,439815</text:p>
          </table:table-cell>
          <table:table-cell office:value-type="float" office:value="0.52307" calcext:value-type="float">
            <text:p>0,52307</text:p>
          </table:table-cell>
          <table:table-cell office:value-type="float" office:value="0.44486" calcext:value-type="float">
            <text:p>0,44486</text:p>
          </table:table-cell>
          <table:table-cell office:value-type="float" office:value="0.42378" calcext:value-type="float">
            <text:p>0,42378</text:p>
          </table:table-cell>
          <table:table-cell office:value-type="float" office:value="0.468601" calcext:value-type="float">
            <text:p>0,468601</text:p>
          </table:table-cell>
          <table:table-cell office:value-type="float" office:value="0.376607" calcext:value-type="float">
            <text:p>0,376607</text:p>
          </table:table-cell>
          <table:table-cell office:value-type="float" office:value="0.414971" calcext:value-type="float">
            <text:p>0,414971</text:p>
          </table:table-cell>
          <table:table-cell office:value-type="float" office:value="0.517791" calcext:value-type="float">
            <text:p>0,517791</text:p>
          </table:table-cell>
          <table:table-cell office:value-type="float" office:value="1.43203" calcext:value-type="float">
            <text:p>1,43203</text:p>
          </table:table-cell>
          <table:table-cell office:value-type="float" office:value="1.31794" calcext:value-type="float">
            <text:p>1,31794</text:p>
          </table:table-cell>
          <table:table-cell office:value-type="float" office:value="0.859329" calcext:value-type="float">
            <text:p>0,859329</text:p>
          </table:table-cell>
          <table:table-cell office:value-type="float" office:value="0.814362" calcext:value-type="float">
            <text:p>0,814362</text:p>
          </table:table-cell>
          <table:table-cell office:value-type="float" office:value="0.508102" calcext:value-type="float">
            <text:p>0,508102</text:p>
          </table:table-cell>
          <table:table-cell office:value-type="float" office:value="1.34345" calcext:value-type="float">
            <text:p>1,34345</text:p>
          </table:table-cell>
          <table:table-cell office:value-type="float" office:value="0.79539" calcext:value-type="float">
            <text:p>0,79539</text:p>
          </table:table-cell>
          <table:table-cell office:value-type="float" office:value="0.889908" calcext:value-type="float">
            <text:p>0,889908</text:p>
          </table:table-cell>
          <table:table-cell office:value-type="float" office:value="0.892503" calcext:value-type="float">
            <text:p>0,892503</text:p>
          </table:table-cell>
          <table:table-cell office:value-type="float" office:value="0.895859" calcext:value-type="float">
            <text:p>0,895859</text:p>
          </table:table-cell>
          <table:table-cell office:value-type="float" office:value="1.37869" calcext:value-type="float">
            <text:p>1,37869</text:p>
          </table:table-cell>
          <table:table-cell office:value-type="float" office:value="0.818913" calcext:value-type="float">
            <text:p>0,818913</text:p>
          </table:table-cell>
          <table:table-cell office:value-type="float" office:value="1.89161" calcext:value-type="float">
            <text:p>1,89161</text:p>
          </table:table-cell>
          <table:table-cell office:value-type="float" office:value="0.230895" calcext:value-type="float">
            <text:p>0,230895</text:p>
          </table:table-cell>
          <table:table-cell office:value-type="float" office:value="0.153919" calcext:value-type="float">
            <text:p>0,153919</text:p>
          </table:table-cell>
          <table:table-cell table:number-columns-repeated="44"/>
          <table:table-cell table:formula="of:=MIN([.A115:.BL115])" office:value-type="float" office:value="0.153919" calcext:value-type="float">
            <text:p>0,153919</text:p>
          </table:table-cell>
          <table:table-cell table:formula="of:=MAX([.A115:.BL115])" office:value-type="float" office:value="1.89161" calcext:value-type="float">
            <text:p>1,89161</text:p>
          </table:table-cell>
          <table:table-cell table:number-columns-repeated="7"/>
        </table:table-row>
        <table:table-row table:style-name="ro2">
          <table:table-cell office:value-type="float" office:value="0.369251" calcext:value-type="float">
            <text:p>0,369251</text:p>
          </table:table-cell>
          <table:table-cell office:value-type="float" office:value="0.465252" calcext:value-type="float">
            <text:p>0,465252</text:p>
          </table:table-cell>
          <table:table-cell office:value-type="float" office:value="0.540318" calcext:value-type="float">
            <text:p>0,540318</text:p>
          </table:table-cell>
          <table:table-cell office:value-type="float" office:value="0.38228" calcext:value-type="float">
            <text:p>0,38228</text:p>
          </table:table-cell>
          <table:table-cell office:value-type="float" office:value="0.854101" calcext:value-type="float">
            <text:p>0,854101</text:p>
          </table:table-cell>
          <table:table-cell office:value-type="float" office:value="0.448759" calcext:value-type="float">
            <text:p>0,448759</text:p>
          </table:table-cell>
          <table:table-cell office:value-type="float" office:value="0.497502" calcext:value-type="float">
            <text:p>0,497502</text:p>
          </table:table-cell>
          <table:table-cell office:value-type="float" office:value="0.498969" calcext:value-type="float">
            <text:p>0,498969</text:p>
          </table:table-cell>
          <table:table-cell office:value-type="float" office:value="0.822883" calcext:value-type="float">
            <text:p>0,822883</text:p>
          </table:table-cell>
          <table:table-cell office:value-type="float" office:value="0.876056" calcext:value-type="float">
            <text:p>0,876056</text:p>
          </table:table-cell>
          <table:table-cell office:value-type="float" office:value="0.439967" calcext:value-type="float">
            <text:p>0,439967</text:p>
          </table:table-cell>
          <table:table-cell office:value-type="float" office:value="0.485292" calcext:value-type="float">
            <text:p>0,485292</text:p>
          </table:table-cell>
          <table:table-cell office:value-type="float" office:value="1.27485" calcext:value-type="float">
            <text:p>1,27485</text:p>
          </table:table-cell>
          <table:table-cell office:value-type="float" office:value="0.475971" calcext:value-type="float">
            <text:p>0,475971</text:p>
          </table:table-cell>
          <table:table-cell office:value-type="float" office:value="0.487109" calcext:value-type="float">
            <text:p>0,487109</text:p>
          </table:table-cell>
          <table:table-cell office:value-type="float" office:value="1.19218" calcext:value-type="float">
            <text:p>1,19218</text:p>
          </table:table-cell>
          <table:table-cell office:value-type="float" office:value="0.465961" calcext:value-type="float">
            <text:p>0,465961</text:p>
          </table:table-cell>
          <table:table-cell office:value-type="float" office:value="0.474351" calcext:value-type="float">
            <text:p>0,474351</text:p>
          </table:table-cell>
          <table:table-cell office:value-type="float" office:value="0.984785" calcext:value-type="float">
            <text:p>0,984785</text:p>
          </table:table-cell>
          <table:table-cell office:value-type="float" office:value="1.43379" calcext:value-type="float">
            <text:p>1,43379</text:p>
          </table:table-cell>
          <table:table-cell office:value-type="float" office:value="1.52198" calcext:value-type="float">
            <text:p>1,52198</text:p>
          </table:table-cell>
          <table:table-cell office:value-type="float" office:value="0.781524" calcext:value-type="float">
            <text:p>0,781524</text:p>
          </table:table-cell>
          <table:table-cell office:value-type="float" office:value="0.362702" calcext:value-type="float">
            <text:p>0,362702</text:p>
          </table:table-cell>
          <table:table-cell office:value-type="float" office:value="0.377114" calcext:value-type="float">
            <text:p>0,377114</text:p>
          </table:table-cell>
          <table:table-cell table:number-columns-repeated="44"/>
          <table:table-cell table:formula="of:=MIN([.A116:.BL116])" office:value-type="float" office:value="0.362702" calcext:value-type="float">
            <text:p>0,362702</text:p>
          </table:table-cell>
          <table:table-cell table:formula="of:=MAX([.A116:.BL116])" office:value-type="float" office:value="1.52198" calcext:value-type="float">
            <text:p>1,52198</text:p>
          </table:table-cell>
          <table:table-cell table:number-columns-repeated="7"/>
        </table:table-row>
        <table:table-row table:style-name="ro2">
          <table:table-cell office:value-type="float" office:value="0.282793" calcext:value-type="float">
            <text:p>0,282793</text:p>
          </table:table-cell>
          <table:table-cell office:value-type="float" office:value="0.332044" calcext:value-type="float">
            <text:p>0,332044</text:p>
          </table:table-cell>
          <table:table-cell office:value-type="float" office:value="0.40571" calcext:value-type="float">
            <text:p>0,40571</text:p>
          </table:table-cell>
          <table:table-cell office:value-type="float" office:value="0.313734" calcext:value-type="float">
            <text:p>0,313734</text:p>
          </table:table-cell>
          <table:table-cell office:value-type="float" office:value="0.324928" calcext:value-type="float">
            <text:p>0,324928</text:p>
          </table:table-cell>
          <table:table-cell office:value-type="float" office:value="0.309971" calcext:value-type="float">
            <text:p>0,309971</text:p>
          </table:table-cell>
          <table:table-cell office:value-type="float" office:value="0.309512" calcext:value-type="float">
            <text:p>0,309512</text:p>
          </table:table-cell>
          <table:table-cell office:value-type="float" office:value="0.319685" calcext:value-type="float">
            <text:p>0,319685</text:p>
          </table:table-cell>
          <table:table-cell office:value-type="float" office:value="0.329399" calcext:value-type="float">
            <text:p>0,329399</text:p>
          </table:table-cell>
          <table:table-cell office:value-type="float" office:value="0.380022" calcext:value-type="float">
            <text:p>0,380022</text:p>
          </table:table-cell>
          <table:table-cell office:value-type="float" office:value="0.394042" calcext:value-type="float">
            <text:p>0,394042</text:p>
          </table:table-cell>
          <table:table-cell office:value-type="float" office:value="0.417269" calcext:value-type="float">
            <text:p>0,417269</text:p>
          </table:table-cell>
          <table:table-cell office:value-type="float" office:value="0.45327" calcext:value-type="float">
            <text:p>0,45327</text:p>
          </table:table-cell>
          <table:table-cell office:value-type="float" office:value="0.752673" calcext:value-type="float">
            <text:p>0,752673</text:p>
          </table:table-cell>
          <table:table-cell office:value-type="float" office:value="0.448491" calcext:value-type="float">
            <text:p>0,448491</text:p>
          </table:table-cell>
          <table:table-cell office:value-type="float" office:value="0.36902" calcext:value-type="float">
            <text:p>0,36902</text:p>
          </table:table-cell>
          <table:table-cell office:value-type="float" office:value="0.68035" calcext:value-type="float">
            <text:p>0,68035</text:p>
          </table:table-cell>
          <table:table-cell office:value-type="float" office:value="0.289901" calcext:value-type="float">
            <text:p>0,289901</text:p>
          </table:table-cell>
          <table:table-cell office:value-type="float" office:value="0.351017" calcext:value-type="float">
            <text:p>0,351017</text:p>
          </table:table-cell>
          <table:table-cell office:value-type="float" office:value="0.74685" calcext:value-type="float">
            <text:p>0,74685</text:p>
          </table:table-cell>
          <table:table-cell office:value-type="float" office:value="1.0123" calcext:value-type="float">
            <text:p>1,0123</text:p>
          </table:table-cell>
          <table:table-cell office:value-type="float" office:value="0.364848" calcext:value-type="float">
            <text:p>0,364848</text:p>
          </table:table-cell>
          <table:table-cell office:value-type="float" office:value="0.225138" calcext:value-type="float">
            <text:p>0,225138</text:p>
          </table:table-cell>
          <table:table-cell office:value-type="float" office:value="0.316486" calcext:value-type="float">
            <text:p>0,316486</text:p>
          </table:table-cell>
          <table:table-cell table:number-columns-repeated="44"/>
          <table:table-cell table:formula="of:=MIN([.A117:.BL117])" office:value-type="float" office:value="0.225138" calcext:value-type="float">
            <text:p>0,225138</text:p>
          </table:table-cell>
          <table:table-cell table:formula="of:=MAX([.A117:.BL117])" office:value-type="float" office:value="1.0123" calcext:value-type="float">
            <text:p>1,0123</text:p>
          </table:table-cell>
          <table:table-cell table:number-columns-repeated="7"/>
        </table:table-row>
        <table:table-row table:style-name="ro2">
          <table:table-cell office:value-type="float" office:value="0.283655" calcext:value-type="float">
            <text:p>0,283655</text:p>
          </table:table-cell>
          <table:table-cell office:value-type="float" office:value="0.340626" calcext:value-type="float">
            <text:p>0,340626</text:p>
          </table:table-cell>
          <table:table-cell office:value-type="float" office:value="0.394647" calcext:value-type="float">
            <text:p>0,394647</text:p>
          </table:table-cell>
          <table:table-cell office:value-type="float" office:value="0.489715" calcext:value-type="float">
            <text:p>0,489715</text:p>
          </table:table-cell>
          <table:table-cell office:value-type="float" office:value="0.441348" calcext:value-type="float">
            <text:p>0,441348</text:p>
          </table:table-cell>
          <table:table-cell office:value-type="float" office:value="0.52017" calcext:value-type="float">
            <text:p>0,52017</text:p>
          </table:table-cell>
          <table:table-cell office:value-type="float" office:value="0.350131" calcext:value-type="float">
            <text:p>0,350131</text:p>
          </table:table-cell>
          <table:table-cell office:value-type="float" office:value="0.492037" calcext:value-type="float">
            <text:p>0,492037</text:p>
          </table:table-cell>
          <table:table-cell office:value-type="float" office:value="0.944008" calcext:value-type="float">
            <text:p>0,944008</text:p>
          </table:table-cell>
          <table:table-cell office:value-type="float" office:value="0.472182" calcext:value-type="float">
            <text:p>0,472182</text:p>
          </table:table-cell>
          <table:table-cell office:value-type="float" office:value="0.251078" calcext:value-type="float">
            <text:p>0,251078</text:p>
          </table:table-cell>
          <table:table-cell office:value-type="float" office:value="0.748658" calcext:value-type="float">
            <text:p>0,748658</text:p>
          </table:table-cell>
          <table:table-cell office:value-type="float" office:value="0.391438" calcext:value-type="float">
            <text:p>0,391438</text:p>
          </table:table-cell>
          <table:table-cell office:value-type="float" office:value="1.12047" calcext:value-type="float">
            <text:p>1,12047</text:p>
          </table:table-cell>
          <table:table-cell office:value-type="float" office:value="1.79398" calcext:value-type="float">
            <text:p>1,79398</text:p>
          </table:table-cell>
          <table:table-cell office:value-type="float" office:value="0.401946" calcext:value-type="float">
            <text:p>0,401946</text:p>
          </table:table-cell>
          <table:table-cell office:value-type="float" office:value="1.46427" calcext:value-type="float">
            <text:p>1,46427</text:p>
          </table:table-cell>
          <table:table-cell office:value-type="float" office:value="1.46789" calcext:value-type="float">
            <text:p>1,46789</text:p>
          </table:table-cell>
          <table:table-cell office:value-type="float" office:value="0.451041" calcext:value-type="float">
            <text:p>0,451041</text:p>
          </table:table-cell>
          <table:table-cell office:value-type="float" office:value="2.05202" calcext:value-type="float">
            <text:p>2,05202</text:p>
          </table:table-cell>
          <table:table-cell office:value-type="float" office:value="2.11985" calcext:value-type="float">
            <text:p>2,11985</text:p>
          </table:table-cell>
          <table:table-cell office:value-type="float" office:value="1.64092" calcext:value-type="float">
            <text:p>1,64092</text:p>
          </table:table-cell>
          <table:table-cell office:value-type="float" office:value="2.07429" calcext:value-type="float">
            <text:p>2,07429</text:p>
          </table:table-cell>
          <table:table-cell office:value-type="float" office:value="0.143057" calcext:value-type="float">
            <text:p>0,143057</text:p>
          </table:table-cell>
          <table:table-cell table:number-columns-repeated="44"/>
          <table:table-cell table:formula="of:=MIN([.A118:.BL118])" office:value-type="float" office:value="0.143057" calcext:value-type="float">
            <text:p>0,143057</text:p>
          </table:table-cell>
          <table:table-cell table:formula="of:=MAX([.A118:.BL118])" office:value-type="float" office:value="2.11985" calcext:value-type="float">
            <text:p>2,11985</text:p>
          </table:table-cell>
          <table:table-cell table:number-columns-repeated="7"/>
        </table:table-row>
        <table:table-row table:style-name="ro2">
          <table:table-cell office:value-type="float" office:value="0.373525" calcext:value-type="float">
            <text:p>0,373525</text:p>
          </table:table-cell>
          <table:table-cell office:value-type="float" office:value="0.470001" calcext:value-type="float">
            <text:p>0,470001</text:p>
          </table:table-cell>
          <table:table-cell office:value-type="float" office:value="0.375369" calcext:value-type="float">
            <text:p>0,375369</text:p>
          </table:table-cell>
          <table:table-cell office:value-type="float" office:value="0.443042" calcext:value-type="float">
            <text:p>0,443042</text:p>
          </table:table-cell>
          <table:table-cell office:value-type="float" office:value="0.826413" calcext:value-type="float">
            <text:p>0,826413</text:p>
          </table:table-cell>
          <table:table-cell office:value-type="float" office:value="0.479355" calcext:value-type="float">
            <text:p>0,479355</text:p>
          </table:table-cell>
          <table:table-cell office:value-type="float" office:value="0.434082" calcext:value-type="float">
            <text:p>0,434082</text:p>
          </table:table-cell>
          <table:table-cell office:value-type="float" office:value="0.407272" calcext:value-type="float">
            <text:p>0,407272</text:p>
          </table:table-cell>
          <table:table-cell office:value-type="float" office:value="1.36312" calcext:value-type="float">
            <text:p>1,36312</text:p>
          </table:table-cell>
          <table:table-cell office:value-type="float" office:value="0.997547" calcext:value-type="float">
            <text:p>0,997547</text:p>
          </table:table-cell>
          <table:table-cell office:value-type="float" office:value="0.483016" calcext:value-type="float">
            <text:p>0,483016</text:p>
          </table:table-cell>
          <table:table-cell office:value-type="float" office:value="0.354555" calcext:value-type="float">
            <text:p>0,354555</text:p>
          </table:table-cell>
          <table:table-cell office:value-type="float" office:value="0.390387" calcext:value-type="float">
            <text:p>0,390387</text:p>
          </table:table-cell>
          <table:table-cell office:value-type="float" office:value="0.594317" calcext:value-type="float">
            <text:p>0,594317</text:p>
          </table:table-cell>
          <table:table-cell office:value-type="float" office:value="0.479019" calcext:value-type="float">
            <text:p>0,479019</text:p>
          </table:table-cell>
          <table:table-cell office:value-type="float" office:value="0.985932" calcext:value-type="float">
            <text:p>0,985932</text:p>
          </table:table-cell>
          <table:table-cell office:value-type="float" office:value="0.831211" calcext:value-type="float">
            <text:p>0,831211</text:p>
          </table:table-cell>
          <table:table-cell office:value-type="float" office:value="1.42121" calcext:value-type="float">
            <text:p>1,42121</text:p>
          </table:table-cell>
          <table:table-cell office:value-type="float" office:value="1.41958" calcext:value-type="float">
            <text:p>1,41958</text:p>
          </table:table-cell>
          <table:table-cell office:value-type="float" office:value="0.434624" calcext:value-type="float">
            <text:p>0,434624</text:p>
          </table:table-cell>
          <table:table-cell office:value-type="float" office:value="0.588184" calcext:value-type="float">
            <text:p>0,588184</text:p>
          </table:table-cell>
          <table:table-cell office:value-type="float" office:value="1.68826" calcext:value-type="float">
            <text:p>1,68826</text:p>
          </table:table-cell>
          <table:table-cell office:value-type="float" office:value="1.20488" calcext:value-type="float">
            <text:p>1,20488</text:p>
          </table:table-cell>
          <table:table-cell office:value-type="float" office:value="0.638892" calcext:value-type="float">
            <text:p>0,638892</text:p>
          </table:table-cell>
          <table:table-cell table:number-columns-repeated="44"/>
          <table:table-cell table:formula="of:=MIN([.A119:.BL119])" office:value-type="float" office:value="0.354555" calcext:value-type="float">
            <text:p>0,354555</text:p>
          </table:table-cell>
          <table:table-cell table:formula="of:=MAX([.A119:.BL119])" office:value-type="float" office:value="1.68826" calcext:value-type="float">
            <text:p>1,68826</text:p>
          </table:table-cell>
          <table:table-cell table:number-columns-repeated="7"/>
        </table:table-row>
        <table:table-row table:style-name="ro2">
          <table:table-cell office:value-type="float" office:value="0.21665" calcext:value-type="float">
            <text:p>0,21665</text:p>
          </table:table-cell>
          <table:table-cell office:value-type="float" office:value="0.186862" calcext:value-type="float">
            <text:p>0,186862</text:p>
          </table:table-cell>
          <table:table-cell office:value-type="float" office:value="0.196123" calcext:value-type="float">
            <text:p>0,196123</text:p>
          </table:table-cell>
          <table:table-cell office:value-type="float" office:value="0.574627" calcext:value-type="float">
            <text:p>0,574627</text:p>
          </table:table-cell>
          <table:table-cell office:value-type="float" office:value="0.192798" calcext:value-type="float">
            <text:p>0,192798</text:p>
          </table:table-cell>
          <table:table-cell office:value-type="float" office:value="0.192359" calcext:value-type="float">
            <text:p>0,192359</text:p>
          </table:table-cell>
          <table:table-cell office:value-type="float" office:value="1.25594" calcext:value-type="float">
            <text:p>1,25594</text:p>
          </table:table-cell>
          <table:table-cell office:value-type="float" office:value="1.14597" calcext:value-type="float">
            <text:p>1,14597</text:p>
          </table:table-cell>
          <table:table-cell office:value-type="float" office:value="1.05921" calcext:value-type="float">
            <text:p>1,05921</text:p>
          </table:table-cell>
          <table:table-cell office:value-type="float" office:value="0.964331" calcext:value-type="float">
            <text:p>0,964331</text:p>
          </table:table-cell>
          <table:table-cell office:value-type="float" office:value="0.867033" calcext:value-type="float">
            <text:p>0,867033</text:p>
          </table:table-cell>
          <table:table-cell office:value-type="float" office:value="0.77354" calcext:value-type="float">
            <text:p>0,77354</text:p>
          </table:table-cell>
          <table:table-cell office:value-type="float" office:value="0.73463" calcext:value-type="float">
            <text:p>0,73463</text:p>
          </table:table-cell>
          <table:table-cell office:value-type="float" office:value="0.788182" calcext:value-type="float">
            <text:p>0,788182</text:p>
          </table:table-cell>
          <table:table-cell office:value-type="float" office:value="0.756879" calcext:value-type="float">
            <text:p>0,756879</text:p>
          </table:table-cell>
          <table:table-cell office:value-type="float" office:value="1.00185" calcext:value-type="float">
            <text:p>1,00185</text:p>
          </table:table-cell>
          <table:table-cell office:value-type="float" office:value="0.554445" calcext:value-type="float">
            <text:p>0,554445</text:p>
          </table:table-cell>
          <table:table-cell office:value-type="float" office:value="0.845984" calcext:value-type="float">
            <text:p>0,845984</text:p>
          </table:table-cell>
          <table:table-cell office:value-type="float" office:value="1.23676" calcext:value-type="float">
            <text:p>1,23676</text:p>
          </table:table-cell>
          <table:table-cell office:value-type="float" office:value="1.0508" calcext:value-type="float">
            <text:p>1,0508</text:p>
          </table:table-cell>
          <table:table-cell office:value-type="float" office:value="0.484311" calcext:value-type="float">
            <text:p>0,484311</text:p>
          </table:table-cell>
          <table:table-cell office:value-type="float" office:value="0.486457" calcext:value-type="float">
            <text:p>0,486457</text:p>
          </table:table-cell>
          <table:table-cell office:value-type="float" office:value="0.414239" calcext:value-type="float">
            <text:p>0,414239</text:p>
          </table:table-cell>
          <table:table-cell office:value-type="float" office:value="0.297614" calcext:value-type="float">
            <text:p>0,297614</text:p>
          </table:table-cell>
          <table:table-cell table:number-columns-repeated="44"/>
          <table:table-cell table:formula="of:=MIN([.A120:.BL120])" office:value-type="float" office:value="0.186862" calcext:value-type="float">
            <text:p>0,186862</text:p>
          </table:table-cell>
          <table:table-cell table:formula="of:=MAX([.A120:.BL120])" office:value-type="float" office:value="1.25594" calcext:value-type="float">
            <text:p>1,25594</text:p>
          </table:table-cell>
          <table:table-cell table:number-columns-repeated="7"/>
        </table:table-row>
        <table:table-row table:style-name="ro2">
          <table:table-cell office:value-type="float" office:value="0.274952" calcext:value-type="float">
            <text:p>0,274952</text:p>
          </table:table-cell>
          <table:table-cell office:value-type="float" office:value="0.343127" calcext:value-type="float">
            <text:p>0,343127</text:p>
          </table:table-cell>
          <table:table-cell office:value-type="float" office:value="0.413906" calcext:value-type="float">
            <text:p>0,413906</text:p>
          </table:table-cell>
          <table:table-cell office:value-type="float" office:value="0.372135" calcext:value-type="float">
            <text:p>0,372135</text:p>
          </table:table-cell>
          <table:table-cell office:value-type="float" office:value="0.372635" calcext:value-type="float">
            <text:p>0,372635</text:p>
          </table:table-cell>
          <table:table-cell office:value-type="float" office:value="0.401743" calcext:value-type="float">
            <text:p>0,401743</text:p>
          </table:table-cell>
          <table:table-cell office:value-type="float" office:value="0.377423" calcext:value-type="float">
            <text:p>0,377423</text:p>
          </table:table-cell>
          <table:table-cell office:value-type="float" office:value="0.383287" calcext:value-type="float">
            <text:p>0,383287</text:p>
          </table:table-cell>
          <table:table-cell office:value-type="float" office:value="1.09283" calcext:value-type="float">
            <text:p>1,09283</text:p>
          </table:table-cell>
          <table:table-cell office:value-type="float" office:value="0.836496" calcext:value-type="float">
            <text:p>0,836496</text:p>
          </table:table-cell>
          <table:table-cell office:value-type="float" office:value="0.544767" calcext:value-type="float">
            <text:p>0,544767</text:p>
          </table:table-cell>
          <table:table-cell office:value-type="float" office:value="0.871007" calcext:value-type="float">
            <text:p>0,871007</text:p>
          </table:table-cell>
          <table:table-cell office:value-type="float" office:value="0.499917" calcext:value-type="float">
            <text:p>0,499917</text:p>
          </table:table-cell>
          <table:table-cell office:value-type="float" office:value="1.08403" calcext:value-type="float">
            <text:p>1,08403</text:p>
          </table:table-cell>
          <table:table-cell office:value-type="float" office:value="0.460892" calcext:value-type="float">
            <text:p>0,460892</text:p>
          </table:table-cell>
          <table:table-cell office:value-type="float" office:value="1.25872" calcext:value-type="float">
            <text:p>1,25872</text:p>
          </table:table-cell>
          <table:table-cell office:value-type="float" office:value="0.853181" calcext:value-type="float">
            <text:p>0,853181</text:p>
          </table:table-cell>
          <table:table-cell office:value-type="float" office:value="0.493984" calcext:value-type="float">
            <text:p>0,493984</text:p>
          </table:table-cell>
          <table:table-cell office:value-type="float" office:value="0.806415" calcext:value-type="float">
            <text:p>0,806415</text:p>
          </table:table-cell>
          <table:table-cell office:value-type="float" office:value="1.39484" calcext:value-type="float">
            <text:p>1,39484</text:p>
          </table:table-cell>
          <table:table-cell office:value-type="float" office:value="1.07984" calcext:value-type="float">
            <text:p>1,07984</text:p>
          </table:table-cell>
          <table:table-cell office:value-type="float" office:value="0.374449" calcext:value-type="float">
            <text:p>0,374449</text:p>
          </table:table-cell>
          <table:table-cell office:value-type="float" office:value="0.291374" calcext:value-type="float">
            <text:p>0,291374</text:p>
          </table:table-cell>
          <table:table-cell office:value-type="float" office:value="0.153734" calcext:value-type="float">
            <text:p>0,153734</text:p>
          </table:table-cell>
          <table:table-cell table:number-columns-repeated="44"/>
          <table:table-cell table:formula="of:=MIN([.A121:.BL121])" office:value-type="float" office:value="0.153734" calcext:value-type="float">
            <text:p>0,153734</text:p>
          </table:table-cell>
          <table:table-cell table:formula="of:=MAX([.A121:.BL121])" office:value-type="float" office:value="1.39484" calcext:value-type="float">
            <text:p>1,39484</text:p>
          </table:table-cell>
          <table:table-cell table:number-columns-repeated="7"/>
        </table:table-row>
        <table:table-row table:style-name="ro2">
          <table:table-cell office:value-type="float" office:value="0.272717" calcext:value-type="float">
            <text:p>0,272717</text:p>
          </table:table-cell>
          <table:table-cell office:value-type="float" office:value="0.272594" calcext:value-type="float">
            <text:p>0,272594</text:p>
          </table:table-cell>
          <table:table-cell office:value-type="float" office:value="0.344884" calcext:value-type="float">
            <text:p>0,344884</text:p>
          </table:table-cell>
          <table:table-cell office:value-type="float" office:value="0.349133" calcext:value-type="float">
            <text:p>0,349133</text:p>
          </table:table-cell>
          <table:table-cell office:value-type="float" office:value="0.245325" calcext:value-type="float">
            <text:p>0,245325</text:p>
          </table:table-cell>
          <table:table-cell office:value-type="float" office:value="0.220903" calcext:value-type="float">
            <text:p>0,220903</text:p>
          </table:table-cell>
          <table:table-cell office:value-type="float" office:value="0.220811" calcext:value-type="float">
            <text:p>0,220811</text:p>
          </table:table-cell>
          <table:table-cell office:value-type="float" office:value="0.882118" calcext:value-type="float">
            <text:p>0,882118</text:p>
          </table:table-cell>
          <table:table-cell office:value-type="float" office:value="0.265586" calcext:value-type="float">
            <text:p>0,265586</text:p>
          </table:table-cell>
          <table:table-cell office:value-type="float" office:value="0.72286" calcext:value-type="float">
            <text:p>0,72286</text:p>
          </table:table-cell>
          <table:table-cell office:value-type="float" office:value="0.518631" calcext:value-type="float">
            <text:p>0,518631</text:p>
          </table:table-cell>
          <table:table-cell office:value-type="float" office:value="0.352599" calcext:value-type="float">
            <text:p>0,352599</text:p>
          </table:table-cell>
          <table:table-cell office:value-type="float" office:value="0.214435" calcext:value-type="float">
            <text:p>0,214435</text:p>
          </table:table-cell>
          <table:table-cell office:value-type="float" office:value="0.279552" calcext:value-type="float">
            <text:p>0,279552</text:p>
          </table:table-cell>
          <table:table-cell office:value-type="float" office:value="1.03269" calcext:value-type="float">
            <text:p>1,03269</text:p>
          </table:table-cell>
          <table:table-cell office:value-type="float" office:value="0.863406" calcext:value-type="float">
            <text:p>0,863406</text:p>
          </table:table-cell>
          <table:table-cell office:value-type="float" office:value="1.27824" calcext:value-type="float">
            <text:p>1,27824</text:p>
          </table:table-cell>
          <table:table-cell office:value-type="float" office:value="0.522562" calcext:value-type="float">
            <text:p>0,522562</text:p>
          </table:table-cell>
          <table:table-cell office:value-type="float" office:value="0.466865" calcext:value-type="float">
            <text:p>0,466865</text:p>
          </table:table-cell>
          <table:table-cell office:value-type="float" office:value="1.57404" calcext:value-type="float">
            <text:p>1,57404</text:p>
          </table:table-cell>
          <table:table-cell office:value-type="float" office:value="0.39935" calcext:value-type="float">
            <text:p>0,39935</text:p>
          </table:table-cell>
          <table:table-cell office:value-type="float" office:value="0.525779" calcext:value-type="float">
            <text:p>0,525779</text:p>
          </table:table-cell>
          <table:table-cell office:value-type="float" office:value="0.53406" calcext:value-type="float">
            <text:p>0,53406</text:p>
          </table:table-cell>
          <table:table-cell office:value-type="float" office:value="0.21421" calcext:value-type="float">
            <text:p>0,21421</text:p>
          </table:table-cell>
          <table:table-cell table:number-columns-repeated="44"/>
          <table:table-cell table:formula="of:=MIN([.A122:.BL122])" office:value-type="float" office:value="0.21421" calcext:value-type="float">
            <text:p>0,21421</text:p>
          </table:table-cell>
          <table:table-cell table:formula="of:=MAX([.A122:.BL122])" office:value-type="float" office:value="1.57404" calcext:value-type="float">
            <text:p>1,57404</text:p>
          </table:table-cell>
          <table:table-cell table:number-columns-repeated="7"/>
        </table:table-row>
        <table:table-row table:style-name="ro2">
          <table:table-cell office:value-type="float" office:value="0.274487" calcext:value-type="float">
            <text:p>0,274487</text:p>
          </table:table-cell>
          <table:table-cell office:value-type="float" office:value="0.27499" calcext:value-type="float">
            <text:p>0,27499</text:p>
          </table:table-cell>
          <table:table-cell office:value-type="float" office:value="0.376206" calcext:value-type="float">
            <text:p>0,376206</text:p>
          </table:table-cell>
          <table:table-cell office:value-type="float" office:value="0.323087" calcext:value-type="float">
            <text:p>0,323087</text:p>
          </table:table-cell>
          <table:table-cell office:value-type="float" office:value="0.358643" calcext:value-type="float">
            <text:p>0,358643</text:p>
          </table:table-cell>
          <table:table-cell office:value-type="float" office:value="0.423385" calcext:value-type="float">
            <text:p>0,423385</text:p>
          </table:table-cell>
          <table:table-cell office:value-type="float" office:value="0.351622" calcext:value-type="float">
            <text:p>0,351622</text:p>
          </table:table-cell>
          <table:table-cell office:value-type="float" office:value="0.332091" calcext:value-type="float">
            <text:p>0,332091</text:p>
          </table:table-cell>
          <table:table-cell office:value-type="float" office:value="0.817272" calcext:value-type="float">
            <text:p>0,817272</text:p>
          </table:table-cell>
          <table:table-cell office:value-type="float" office:value="0.40213" calcext:value-type="float">
            <text:p>0,40213</text:p>
          </table:table-cell>
          <table:table-cell office:value-type="float" office:value="1.13761" calcext:value-type="float">
            <text:p>1,13761</text:p>
          </table:table-cell>
          <table:table-cell office:value-type="float" office:value="0.437462" calcext:value-type="float">
            <text:p>0,437462</text:p>
          </table:table-cell>
          <table:table-cell office:value-type="float" office:value="0.963658" calcext:value-type="float">
            <text:p>0,963658</text:p>
          </table:table-cell>
          <table:table-cell office:value-type="float" office:value="0.438929" calcext:value-type="float">
            <text:p>0,438929</text:p>
          </table:table-cell>
          <table:table-cell office:value-type="float" office:value="0.749901" calcext:value-type="float">
            <text:p>0,749901</text:p>
          </table:table-cell>
          <table:table-cell office:value-type="float" office:value="1.13723" calcext:value-type="float">
            <text:p>1,13723</text:p>
          </table:table-cell>
          <table:table-cell office:value-type="float" office:value="1.28761" calcext:value-type="float">
            <text:p>1,28761</text:p>
          </table:table-cell>
          <table:table-cell office:value-type="float" office:value="0.488716" calcext:value-type="float">
            <text:p>0,488716</text:p>
          </table:table-cell>
          <table:table-cell office:value-type="float" office:value="1.06327" calcext:value-type="float">
            <text:p>1,06327</text:p>
          </table:table-cell>
          <table:table-cell office:value-type="float" office:value="1.0778" calcext:value-type="float">
            <text:p>1,0778</text:p>
          </table:table-cell>
          <table:table-cell office:value-type="float" office:value="0.643351" calcext:value-type="float">
            <text:p>0,643351</text:p>
          </table:table-cell>
          <table:table-cell office:value-type="float" office:value="0.171253" calcext:value-type="float">
            <text:p>0,171253</text:p>
          </table:table-cell>
          <table:table-cell office:value-type="float" office:value="0.545664" calcext:value-type="float">
            <text:p>0,545664</text:p>
          </table:table-cell>
          <table:table-cell office:value-type="float" office:value="0.0873301" calcext:value-type="float">
            <text:p>0,0873301</text:p>
          </table:table-cell>
          <table:table-cell table:number-columns-repeated="44"/>
          <table:table-cell table:formula="of:=MIN([.A123:.BL123])" office:value-type="float" office:value="0.0873301" calcext:value-type="float">
            <text:p>0,0873301</text:p>
          </table:table-cell>
          <table:table-cell table:formula="of:=MAX([.A123:.BL123])" office:value-type="float" office:value="1.28761" calcext:value-type="float">
            <text:p>1,28761</text:p>
          </table:table-cell>
          <table:table-cell table:number-columns-repeated="7"/>
        </table:table-row>
        <table:table-row table:style-name="ro2">
          <table:table-cell office:value-type="float" office:value="0.199558" calcext:value-type="float">
            <text:p>0,199558</text:p>
          </table:table-cell>
          <table:table-cell office:value-type="float" office:value="0.197005" calcext:value-type="float">
            <text:p>0,197005</text:p>
          </table:table-cell>
          <table:table-cell office:value-type="float" office:value="0.19503" calcext:value-type="float">
            <text:p>0,19503</text:p>
          </table:table-cell>
          <table:table-cell office:value-type="float" office:value="0.471483" calcext:value-type="float">
            <text:p>0,471483</text:p>
          </table:table-cell>
          <table:table-cell office:value-type="float" office:value="0.36832" calcext:value-type="float">
            <text:p>0,36832</text:p>
          </table:table-cell>
          <table:table-cell office:value-type="float" office:value="0.333166" calcext:value-type="float">
            <text:p>0,333166</text:p>
          </table:table-cell>
          <table:table-cell office:value-type="float" office:value="0.387359" calcext:value-type="float">
            <text:p>0,387359</text:p>
          </table:table-cell>
          <table:table-cell office:value-type="float" office:value="0.432064" calcext:value-type="float">
            <text:p>0,432064</text:p>
          </table:table-cell>
          <table:table-cell office:value-type="float" office:value="0.407781" calcext:value-type="float">
            <text:p>0,407781</text:p>
          </table:table-cell>
          <table:table-cell office:value-type="float" office:value="0.37799" calcext:value-type="float">
            <text:p>0,37799</text:p>
          </table:table-cell>
          <table:table-cell office:value-type="float" office:value="1.46825" calcext:value-type="float">
            <text:p>1,46825</text:p>
          </table:table-cell>
          <table:table-cell office:value-type="float" office:value="0.367271" calcext:value-type="float">
            <text:p>0,367271</text:p>
          </table:table-cell>
          <table:table-cell office:value-type="float" office:value="0.304182" calcext:value-type="float">
            <text:p>0,304182</text:p>
          </table:table-cell>
          <table:table-cell office:value-type="float" office:value="0.22534" calcext:value-type="float">
            <text:p>0,22534</text:p>
          </table:table-cell>
          <table:table-cell office:value-type="float" office:value="0.247227" calcext:value-type="float">
            <text:p>0,247227</text:p>
          </table:table-cell>
          <table:table-cell office:value-type="float" office:value="0.612995" calcext:value-type="float">
            <text:p>0,612995</text:p>
          </table:table-cell>
          <table:table-cell office:value-type="float" office:value="0.351186" calcext:value-type="float">
            <text:p>0,351186</text:p>
          </table:table-cell>
          <table:table-cell office:value-type="float" office:value="0.329456" calcext:value-type="float">
            <text:p>0,329456</text:p>
          </table:table-cell>
          <table:table-cell office:value-type="float" office:value="0.39325" calcext:value-type="float">
            <text:p>0,39325</text:p>
          </table:table-cell>
          <table:table-cell office:value-type="float" office:value="0.645206" calcext:value-type="float">
            <text:p>0,645206</text:p>
          </table:table-cell>
          <table:table-cell office:value-type="float" office:value="1.5042" calcext:value-type="float">
            <text:p>1,5042</text:p>
          </table:table-cell>
          <table:table-cell office:value-type="float" office:value="0.31756" calcext:value-type="float">
            <text:p>0,31756</text:p>
          </table:table-cell>
          <table:table-cell office:value-type="float" office:value="0.346975" calcext:value-type="float">
            <text:p>0,346975</text:p>
          </table:table-cell>
          <table:table-cell office:value-type="float" office:value="0.553575" calcext:value-type="float">
            <text:p>0,553575</text:p>
          </table:table-cell>
          <table:table-cell table:number-columns-repeated="44"/>
          <table:table-cell table:formula="of:=MIN([.A124:.BL124])" office:value-type="float" office:value="0.19503" calcext:value-type="float">
            <text:p>0,19503</text:p>
          </table:table-cell>
          <table:table-cell table:formula="of:=MAX([.A124:.BL124])" office:value-type="float" office:value="1.5042" calcext:value-type="float">
            <text:p>1,5042</text:p>
          </table:table-cell>
          <table:table-cell table:number-columns-repeated="7"/>
        </table:table-row>
        <table:table-row table:style-name="ro2">
          <table:table-cell office:value-type="float" office:value="0.279115" calcext:value-type="float">
            <text:p>0,279115</text:p>
          </table:table-cell>
          <table:table-cell office:value-type="float" office:value="0.280269" calcext:value-type="float">
            <text:p>0,280269</text:p>
          </table:table-cell>
          <table:table-cell office:value-type="float" office:value="0.351015" calcext:value-type="float">
            <text:p>0,351015</text:p>
          </table:table-cell>
          <table:table-cell office:value-type="float" office:value="0.302107" calcext:value-type="float">
            <text:p>0,302107</text:p>
          </table:table-cell>
          <table:table-cell office:value-type="float" office:value="0.353778" calcext:value-type="float">
            <text:p>0,353778</text:p>
          </table:table-cell>
          <table:table-cell office:value-type="float" office:value="0.254886" calcext:value-type="float">
            <text:p>0,254886</text:p>
          </table:table-cell>
          <table:table-cell office:value-type="float" office:value="0.315818" calcext:value-type="float">
            <text:p>0,315818</text:p>
          </table:table-cell>
          <table:table-cell office:value-type="float" office:value="0.625417" calcext:value-type="float">
            <text:p>0,625417</text:p>
          </table:table-cell>
          <table:table-cell office:value-type="float" office:value="0.464987" calcext:value-type="float">
            <text:p>0,464987</text:p>
          </table:table-cell>
          <table:table-cell office:value-type="float" office:value="0.289731" calcext:value-type="float">
            <text:p>0,289731</text:p>
          </table:table-cell>
          <table:table-cell office:value-type="float" office:value="0.341944" calcext:value-type="float">
            <text:p>0,341944</text:p>
          </table:table-cell>
          <table:table-cell office:value-type="float" office:value="1.38911" calcext:value-type="float">
            <text:p>1,38911</text:p>
          </table:table-cell>
          <table:table-cell office:value-type="float" office:value="0.46984" calcext:value-type="float">
            <text:p>0,46984</text:p>
          </table:table-cell>
          <table:table-cell office:value-type="float" office:value="1.09288" calcext:value-type="float">
            <text:p>1,09288</text:p>
          </table:table-cell>
          <table:table-cell office:value-type="float" office:value="0.470095" calcext:value-type="float">
            <text:p>0,470095</text:p>
          </table:table-cell>
          <table:table-cell office:value-type="float" office:value="0.587151" calcext:value-type="float">
            <text:p>0,587151</text:p>
          </table:table-cell>
          <table:table-cell office:value-type="float" office:value="0.347504" calcext:value-type="float">
            <text:p>0,347504</text:p>
          </table:table-cell>
          <table:table-cell office:value-type="float" office:value="0.953227" calcext:value-type="float">
            <text:p>0,953227</text:p>
          </table:table-cell>
          <table:table-cell office:value-type="float" office:value="0.373317" calcext:value-type="float">
            <text:p>0,373317</text:p>
          </table:table-cell>
          <table:table-cell office:value-type="float" office:value="1.16019" calcext:value-type="float">
            <text:p>1,16019</text:p>
          </table:table-cell>
          <table:table-cell office:value-type="float" office:value="0.931276" calcext:value-type="float">
            <text:p>0,931276</text:p>
          </table:table-cell>
          <table:table-cell office:value-type="float" office:value="0.218318" calcext:value-type="float">
            <text:p>0,218318</text:p>
          </table:table-cell>
          <table:table-cell office:value-type="float" office:value="1.55485" calcext:value-type="float">
            <text:p>1,55485</text:p>
          </table:table-cell>
          <table:table-cell office:value-type="float" office:value="0.232786" calcext:value-type="float">
            <text:p>0,232786</text:p>
          </table:table-cell>
          <table:table-cell table:number-columns-repeated="44"/>
          <table:table-cell table:formula="of:=MIN([.A125:.BL125])" office:value-type="float" office:value="0.218318" calcext:value-type="float">
            <text:p>0,218318</text:p>
          </table:table-cell>
          <table:table-cell table:formula="of:=MAX([.A125:.BL125])" office:value-type="float" office:value="1.55485" calcext:value-type="float">
            <text:p>1,55485</text:p>
          </table:table-cell>
          <table:table-cell table:number-columns-repeated="7"/>
        </table:table-row>
        <table:table-row table:style-name="ro2">
          <table:table-cell office:value-type="float" office:value="0.379136" calcext:value-type="float">
            <text:p>0,379136</text:p>
          </table:table-cell>
          <table:table-cell office:value-type="float" office:value="0.414456" calcext:value-type="float">
            <text:p>0,414456</text:p>
          </table:table-cell>
          <table:table-cell office:value-type="float" office:value="0.438784" calcext:value-type="float">
            <text:p>0,438784</text:p>
          </table:table-cell>
          <table:table-cell office:value-type="float" office:value="0.5026" calcext:value-type="float">
            <text:p>0,5026</text:p>
          </table:table-cell>
          <table:table-cell office:value-type="float" office:value="0.504703" calcext:value-type="float">
            <text:p>0,504703</text:p>
          </table:table-cell>
          <table:table-cell office:value-type="float" office:value="0.59227" calcext:value-type="float">
            <text:p>0,59227</text:p>
          </table:table-cell>
          <table:table-cell office:value-type="float" office:value="0.88206" calcext:value-type="float">
            <text:p>0,88206</text:p>
          </table:table-cell>
          <table:table-cell office:value-type="float" office:value="0.399967" calcext:value-type="float">
            <text:p>0,399967</text:p>
          </table:table-cell>
          <table:table-cell office:value-type="float" office:value="0.490793" calcext:value-type="float">
            <text:p>0,490793</text:p>
          </table:table-cell>
          <table:table-cell office:value-type="float" office:value="0.967576" calcext:value-type="float">
            <text:p>0,967576</text:p>
          </table:table-cell>
          <table:table-cell office:value-type="float" office:value="0.978735" calcext:value-type="float">
            <text:p>0,978735</text:p>
          </table:table-cell>
          <table:table-cell office:value-type="float" office:value="1.31127" calcext:value-type="float">
            <text:p>1,31127</text:p>
          </table:table-cell>
          <table:table-cell office:value-type="float" office:value="0.882897" calcext:value-type="float">
            <text:p>0,882897</text:p>
          </table:table-cell>
          <table:table-cell office:value-type="float" office:value="0.80421" calcext:value-type="float">
            <text:p>0,80421</text:p>
          </table:table-cell>
          <table:table-cell office:value-type="float" office:value="0.64633" calcext:value-type="float">
            <text:p>0,64633</text:p>
          </table:table-cell>
          <table:table-cell office:value-type="float" office:value="1.15662" calcext:value-type="float">
            <text:p>1,15662</text:p>
          </table:table-cell>
          <table:table-cell office:value-type="float" office:value="0.639386" calcext:value-type="float">
            <text:p>0,639386</text:p>
          </table:table-cell>
          <table:table-cell office:value-type="float" office:value="0.838755" calcext:value-type="float">
            <text:p>0,838755</text:p>
          </table:table-cell>
          <table:table-cell office:value-type="float" office:value="1.69197" calcext:value-type="float">
            <text:p>1,69197</text:p>
          </table:table-cell>
          <table:table-cell office:value-type="float" office:value="0.945969" calcext:value-type="float">
            <text:p>0,945969</text:p>
          </table:table-cell>
          <table:table-cell office:value-type="float" office:value="0.97939" calcext:value-type="float">
            <text:p>0,97939</text:p>
          </table:table-cell>
          <table:table-cell office:value-type="float" office:value="0.939761" calcext:value-type="float">
            <text:p>0,939761</text:p>
          </table:table-cell>
          <table:table-cell office:value-type="float" office:value="0.326041" calcext:value-type="float">
            <text:p>0,326041</text:p>
          </table:table-cell>
          <table:table-cell office:value-type="float" office:value="2.02" calcext:value-type="float">
            <text:p>2,02</text:p>
          </table:table-cell>
          <table:table-cell table:number-columns-repeated="44"/>
          <table:table-cell table:formula="of:=MIN([.A126:.BL126])" office:value-type="float" office:value="0.326041" calcext:value-type="float">
            <text:p>0,326041</text:p>
          </table:table-cell>
          <table:table-cell table:formula="of:=MAX([.A126:.BL126])" office:value-type="float" office:value="2.02" calcext:value-type="float">
            <text:p>2,0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86362" calcext:value-type="float">
            <text:p>0,286362</text:p>
          </table:table-cell>
          <table:table-cell office:value-type="float" office:value="0.310717" calcext:value-type="float">
            <text:p>0,310717</text:p>
          </table:table-cell>
          <table:table-cell office:value-type="float" office:value="0.415423" calcext:value-type="float">
            <text:p>0,415423</text:p>
          </table:table-cell>
          <table:table-cell office:value-type="float" office:value="0.467194" calcext:value-type="float">
            <text:p>0,467194</text:p>
          </table:table-cell>
          <table:table-cell office:value-type="float" office:value="0.39178" calcext:value-type="float">
            <text:p>0,39178</text:p>
          </table:table-cell>
          <table:table-cell office:value-type="float" office:value="0.393058" calcext:value-type="float">
            <text:p>0,393058</text:p>
          </table:table-cell>
          <table:table-cell office:value-type="float" office:value="0.582781" calcext:value-type="float">
            <text:p>0,582781</text:p>
          </table:table-cell>
          <table:table-cell office:value-type="float" office:value="0.297206" calcext:value-type="float">
            <text:p>0,297206</text:p>
          </table:table-cell>
          <table:table-cell office:value-type="float" office:value="0.8413" calcext:value-type="float">
            <text:p>0,8413</text:p>
          </table:table-cell>
          <table:table-cell office:value-type="float" office:value="0.448715" calcext:value-type="float">
            <text:p>0,448715</text:p>
          </table:table-cell>
          <table:table-cell office:value-type="float" office:value="1.00885" calcext:value-type="float">
            <text:p>1,00885</text:p>
          </table:table-cell>
          <table:table-cell office:value-type="float" office:value="0.311833" calcext:value-type="float">
            <text:p>0,311833</text:p>
          </table:table-cell>
          <table:table-cell office:value-type="float" office:value="0.621043" calcext:value-type="float">
            <text:p>0,621043</text:p>
          </table:table-cell>
          <table:table-cell office:value-type="float" office:value="0.34641" calcext:value-type="float">
            <text:p>0,34641</text:p>
          </table:table-cell>
          <table:table-cell office:value-type="float" office:value="0.30469" calcext:value-type="float">
            <text:p>0,30469</text:p>
          </table:table-cell>
          <table:table-cell office:value-type="float" office:value="0.286847" calcext:value-type="float">
            <text:p>0,286847</text:p>
          </table:table-cell>
          <table:table-cell office:value-type="float" office:value="1.46352" calcext:value-type="float">
            <text:p>1,46352</text:p>
          </table:table-cell>
          <table:table-cell office:value-type="float" office:value="1.43084" calcext:value-type="float">
            <text:p>1,43084</text:p>
          </table:table-cell>
          <table:table-cell office:value-type="float" office:value="0.483517" calcext:value-type="float">
            <text:p>0,483517</text:p>
          </table:table-cell>
          <table:table-cell office:value-type="float" office:value="1.62286" calcext:value-type="float">
            <text:p>1,62286</text:p>
          </table:table-cell>
          <table:table-cell office:value-type="float" office:value="0.504292" calcext:value-type="float">
            <text:p>0,504292</text:p>
          </table:table-cell>
          <table:table-cell office:value-type="float" office:value="0.332683" calcext:value-type="float">
            <text:p>0,332683</text:p>
          </table:table-cell>
          <table:table-cell office:value-type="float" office:value="1.76496" calcext:value-type="float">
            <text:p>1,76496</text:p>
          </table:table-cell>
          <table:table-cell office:value-type="float" office:value="1.71402" calcext:value-type="float">
            <text:p>1,71402</text:p>
          </table:table-cell>
          <table:table-cell office:value-type="float" office:value="0.909119" calcext:value-type="float">
            <text:p>0,909119</text:p>
          </table:table-cell>
          <table:table-cell office:value-type="float" office:value="0.321171" calcext:value-type="float">
            <text:p>0,321171</text:p>
          </table:table-cell>
          <table:table-cell office:value-type="float" office:value="0.761156" calcext:value-type="float">
            <text:p>0,761156</text:p>
          </table:table-cell>
          <table:table-cell office:value-type="float" office:value="1.72575" calcext:value-type="float">
            <text:p>1,72575</text:p>
          </table:table-cell>
          <table:table-cell office:value-type="float" office:value="0.549985" calcext:value-type="float">
            <text:p>0,549985</text:p>
          </table:table-cell>
          <table:table-cell office:value-type="float" office:value="0.352253" calcext:value-type="float">
            <text:p>0,352253</text:p>
          </table:table-cell>
          <table:table-cell office:value-type="float" office:value="1.54255" calcext:value-type="float">
            <text:p>1,54255</text:p>
          </table:table-cell>
          <table:table-cell office:value-type="float" office:value="0.234857" calcext:value-type="float">
            <text:p>0,234857</text:p>
          </table:table-cell>
          <table:table-cell table:number-columns-repeated="36"/>
          <table:table-cell table:formula="of:=MIN([.A128:.BL128])" office:value-type="float" office:value="0.234857" calcext:value-type="float">
            <text:p>0,234857</text:p>
          </table:table-cell>
          <table:table-cell table:formula="of:=MAX([.A128:.BL128])" office:value-type="float" office:value="1.76496" calcext:value-type="float">
            <text:p>1,76496</text:p>
          </table:table-cell>
          <table:table-cell table:number-columns-repeated="7"/>
        </table:table-row>
        <table:table-row table:style-name="ro2">
          <table:table-cell office:value-type="float" office:value="0.280977" calcext:value-type="float">
            <text:p>0,280977</text:p>
          </table:table-cell>
          <table:table-cell office:value-type="float" office:value="0.344861" calcext:value-type="float">
            <text:p>0,344861</text:p>
          </table:table-cell>
          <table:table-cell office:value-type="float" office:value="0.400311" calcext:value-type="float">
            <text:p>0,400311</text:p>
          </table:table-cell>
          <table:table-cell office:value-type="float" office:value="0.319851" calcext:value-type="float">
            <text:p>0,319851</text:p>
          </table:table-cell>
          <table:table-cell office:value-type="float" office:value="0.290928" calcext:value-type="float">
            <text:p>0,290928</text:p>
          </table:table-cell>
          <table:table-cell office:value-type="float" office:value="0.347092" calcext:value-type="float">
            <text:p>0,347092</text:p>
          </table:table-cell>
          <table:table-cell office:value-type="float" office:value="0.363713" calcext:value-type="float">
            <text:p>0,363713</text:p>
          </table:table-cell>
          <table:table-cell office:value-type="float" office:value="0.254691" calcext:value-type="float">
            <text:p>0,254691</text:p>
          </table:table-cell>
          <table:table-cell office:value-type="float" office:value="0.281298" calcext:value-type="float">
            <text:p>0,281298</text:p>
          </table:table-cell>
          <table:table-cell office:value-type="float" office:value="0.808726" calcext:value-type="float">
            <text:p>0,808726</text:p>
          </table:table-cell>
          <table:table-cell office:value-type="float" office:value="0.478289" calcext:value-type="float">
            <text:p>0,478289</text:p>
          </table:table-cell>
          <table:table-cell office:value-type="float" office:value="0.327804" calcext:value-type="float">
            <text:p>0,327804</text:p>
          </table:table-cell>
          <table:table-cell office:value-type="float" office:value="0.407981" calcext:value-type="float">
            <text:p>0,407981</text:p>
          </table:table-cell>
          <table:table-cell office:value-type="float" office:value="1.45738" calcext:value-type="float">
            <text:p>1,45738</text:p>
          </table:table-cell>
          <table:table-cell office:value-type="float" office:value="0.56288" calcext:value-type="float">
            <text:p>0,56288</text:p>
          </table:table-cell>
          <table:table-cell office:value-type="float" office:value="0.592064" calcext:value-type="float">
            <text:p>0,592064</text:p>
          </table:table-cell>
          <table:table-cell office:value-type="float" office:value="0.456596" calcext:value-type="float">
            <text:p>0,456596</text:p>
          </table:table-cell>
          <table:table-cell office:value-type="float" office:value="1.42405" calcext:value-type="float">
            <text:p>1,42405</text:p>
          </table:table-cell>
          <table:table-cell office:value-type="float" office:value="0.390687" calcext:value-type="float">
            <text:p>0,390687</text:p>
          </table:table-cell>
          <table:table-cell office:value-type="float" office:value="0.468924" calcext:value-type="float">
            <text:p>0,468924</text:p>
          </table:table-cell>
          <table:table-cell office:value-type="float" office:value="0.379576" calcext:value-type="float">
            <text:p>0,379576</text:p>
          </table:table-cell>
          <table:table-cell office:value-type="float" office:value="0.294772" calcext:value-type="float">
            <text:p>0,294772</text:p>
          </table:table-cell>
          <table:table-cell office:value-type="float" office:value="0.736054" calcext:value-type="float">
            <text:p>0,736054</text:p>
          </table:table-cell>
          <table:table-cell office:value-type="float" office:value="1.78614" calcext:value-type="float">
            <text:p>1,78614</text:p>
          </table:table-cell>
          <table:table-cell office:value-type="float" office:value="0.409538" calcext:value-type="float">
            <text:p>0,409538</text:p>
          </table:table-cell>
          <table:table-cell office:value-type="float" office:value="1.90574" calcext:value-type="float">
            <text:p>1,90574</text:p>
          </table:table-cell>
          <table:table-cell office:value-type="float" office:value="1.97776" calcext:value-type="float">
            <text:p>1,97776</text:p>
          </table:table-cell>
          <table:table-cell office:value-type="float" office:value="0.556264" calcext:value-type="float">
            <text:p>0,556264</text:p>
          </table:table-cell>
          <table:table-cell office:value-type="float" office:value="0.278248" calcext:value-type="float">
            <text:p>0,278248</text:p>
          </table:table-cell>
          <table:table-cell office:value-type="float" office:value="0.220086" calcext:value-type="float">
            <text:p>0,220086</text:p>
          </table:table-cell>
          <table:table-cell office:value-type="float" office:value="0.237996" calcext:value-type="float">
            <text:p>0,237996</text:p>
          </table:table-cell>
          <table:table-cell office:value-type="float" office:value="0.458711" calcext:value-type="float">
            <text:p>0,458711</text:p>
          </table:table-cell>
          <table:table-cell table:number-columns-repeated="36"/>
          <table:table-cell table:formula="of:=MIN([.A129:.BL129])" office:value-type="float" office:value="0.220086" calcext:value-type="float">
            <text:p>0,220086</text:p>
          </table:table-cell>
          <table:table-cell table:formula="of:=MAX([.A129:.BL129])" office:value-type="float" office:value="1.97776" calcext:value-type="float">
            <text:p>1,97776</text:p>
          </table:table-cell>
          <table:table-cell table:number-columns-repeated="7"/>
        </table:table-row>
        <table:table-row table:style-name="ro2">
          <table:table-cell office:value-type="float" office:value="0.208492" calcext:value-type="float">
            <text:p>0,208492</text:p>
          </table:table-cell>
          <table:table-cell office:value-type="float" office:value="0.210965" calcext:value-type="float">
            <text:p>0,210965</text:p>
          </table:table-cell>
          <table:table-cell office:value-type="float" office:value="0.279982" calcext:value-type="float">
            <text:p>0,279982</text:p>
          </table:table-cell>
          <table:table-cell office:value-type="float" office:value="0.205477" calcext:value-type="float">
            <text:p>0,205477</text:p>
          </table:table-cell>
          <table:table-cell office:value-type="float" office:value="0.555742" calcext:value-type="float">
            <text:p>0,555742</text:p>
          </table:table-cell>
          <table:table-cell office:value-type="float" office:value="0.37506" calcext:value-type="float">
            <text:p>0,37506</text:p>
          </table:table-cell>
          <table:table-cell office:value-type="float" office:value="0.283283" calcext:value-type="float">
            <text:p>0,283283</text:p>
          </table:table-cell>
          <table:table-cell office:value-type="float" office:value="0.383646" calcext:value-type="float">
            <text:p>0,383646</text:p>
          </table:table-cell>
          <table:table-cell office:value-type="float" office:value="0.351676" calcext:value-type="float">
            <text:p>0,351676</text:p>
          </table:table-cell>
          <table:table-cell office:value-type="float" office:value="0.343667" calcext:value-type="float">
            <text:p>0,343667</text:p>
          </table:table-cell>
          <table:table-cell office:value-type="float" office:value="0.452107" calcext:value-type="float">
            <text:p>0,452107</text:p>
          </table:table-cell>
          <table:table-cell office:value-type="float" office:value="0.930066" calcext:value-type="float">
            <text:p>0,930066</text:p>
          </table:table-cell>
          <table:table-cell office:value-type="float" office:value="0.789495" calcext:value-type="float">
            <text:p>0,789495</text:p>
          </table:table-cell>
          <table:table-cell office:value-type="float" office:value="0.456772" calcext:value-type="float">
            <text:p>0,456772</text:p>
          </table:table-cell>
          <table:table-cell office:value-type="float" office:value="1.00597" calcext:value-type="float">
            <text:p>1,00597</text:p>
          </table:table-cell>
          <table:table-cell office:value-type="float" office:value="0.780687" calcext:value-type="float">
            <text:p>0,780687</text:p>
          </table:table-cell>
          <table:table-cell office:value-type="float" office:value="0.800366" calcext:value-type="float">
            <text:p>0,800366</text:p>
          </table:table-cell>
          <table:table-cell office:value-type="float" office:value="0.674509" calcext:value-type="float">
            <text:p>0,674509</text:p>
          </table:table-cell>
          <table:table-cell office:value-type="float" office:value="0.923341" calcext:value-type="float">
            <text:p>0,923341</text:p>
          </table:table-cell>
          <table:table-cell office:value-type="float" office:value="1.33401" calcext:value-type="float">
            <text:p>1,33401</text:p>
          </table:table-cell>
          <table:table-cell office:value-type="float" office:value="0.959912" calcext:value-type="float">
            <text:p>0,959912</text:p>
          </table:table-cell>
          <table:table-cell office:value-type="float" office:value="0.745745" calcext:value-type="float">
            <text:p>0,745745</text:p>
          </table:table-cell>
          <table:table-cell office:value-type="float" office:value="1.11476" calcext:value-type="float">
            <text:p>1,11476</text:p>
          </table:table-cell>
          <table:table-cell office:value-type="float" office:value="1.11222" calcext:value-type="float">
            <text:p>1,11222</text:p>
          </table:table-cell>
          <table:table-cell office:value-type="float" office:value="1.15117" calcext:value-type="float">
            <text:p>1,15117</text:p>
          </table:table-cell>
          <table:table-cell office:value-type="float" office:value="0.813698" calcext:value-type="float">
            <text:p>0,813698</text:p>
          </table:table-cell>
          <table:table-cell office:value-type="float" office:value="0.337319" calcext:value-type="float">
            <text:p>0,337319</text:p>
          </table:table-cell>
          <table:table-cell office:value-type="float" office:value="0.91608" calcext:value-type="float">
            <text:p>0,91608</text:p>
          </table:table-cell>
          <table:table-cell office:value-type="float" office:value="0.775127" calcext:value-type="float">
            <text:p>0,775127</text:p>
          </table:table-cell>
          <table:table-cell office:value-type="float" office:value="0.271789" calcext:value-type="float">
            <text:p>0,271789</text:p>
          </table:table-cell>
          <table:table-cell office:value-type="float" office:value="0.113061" calcext:value-type="float">
            <text:p>0,113061</text:p>
          </table:table-cell>
          <table:table-cell office:value-type="float" office:value="0.119934" calcext:value-type="float">
            <text:p>0,119934</text:p>
          </table:table-cell>
          <table:table-cell table:number-columns-repeated="36"/>
          <table:table-cell table:formula="of:=MIN([.A130:.BL130])" office:value-type="float" office:value="0.113061" calcext:value-type="float">
            <text:p>0,113061</text:p>
          </table:table-cell>
          <table:table-cell table:formula="of:=MAX([.A130:.BL130])" office:value-type="float" office:value="1.33401" calcext:value-type="float">
            <text:p>1,33401</text:p>
          </table:table-cell>
          <table:table-cell table:number-columns-repeated="7"/>
        </table:table-row>
        <table:table-row table:style-name="ro2">
          <table:table-cell office:value-type="float" office:value="0.278158" calcext:value-type="float">
            <text:p>0,278158</text:p>
          </table:table-cell>
          <table:table-cell office:value-type="float" office:value="0.349009" calcext:value-type="float">
            <text:p>0,349009</text:p>
          </table:table-cell>
          <table:table-cell office:value-type="float" office:value="0.456427" calcext:value-type="float">
            <text:p>0,456427</text:p>
          </table:table-cell>
          <table:table-cell office:value-type="float" office:value="0.311179" calcext:value-type="float">
            <text:p>0,311179</text:p>
          </table:table-cell>
          <table:table-cell office:value-type="float" office:value="0.319817" calcext:value-type="float">
            <text:p>0,319817</text:p>
          </table:table-cell>
          <table:table-cell office:value-type="float" office:value="0.398734" calcext:value-type="float">
            <text:p>0,398734</text:p>
          </table:table-cell>
          <table:table-cell office:value-type="float" office:value="0.864528" calcext:value-type="float">
            <text:p>0,864528</text:p>
          </table:table-cell>
          <table:table-cell office:value-type="float" office:value="0.716702" calcext:value-type="float">
            <text:p>0,716702</text:p>
          </table:table-cell>
          <table:table-cell office:value-type="float" office:value="0.726171" calcext:value-type="float">
            <text:p>0,726171</text:p>
          </table:table-cell>
          <table:table-cell office:value-type="float" office:value="0.652283" calcext:value-type="float">
            <text:p>0,652283</text:p>
          </table:table-cell>
          <table:table-cell office:value-type="float" office:value="0.530595" calcext:value-type="float">
            <text:p>0,530595</text:p>
          </table:table-cell>
          <table:table-cell office:value-type="float" office:value="0.51213" calcext:value-type="float">
            <text:p>0,51213</text:p>
          </table:table-cell>
          <table:table-cell office:value-type="float" office:value="0.567794" calcext:value-type="float">
            <text:p>0,567794</text:p>
          </table:table-cell>
          <table:table-cell office:value-type="float" office:value="0.577997" calcext:value-type="float">
            <text:p>0,577997</text:p>
          </table:table-cell>
          <table:table-cell office:value-type="float" office:value="0.566325" calcext:value-type="float">
            <text:p>0,566325</text:p>
          </table:table-cell>
          <table:table-cell office:value-type="float" office:value="0.830276" calcext:value-type="float">
            <text:p>0,830276</text:p>
          </table:table-cell>
          <table:table-cell office:value-type="float" office:value="0.927063" calcext:value-type="float">
            <text:p>0,927063</text:p>
          </table:table-cell>
          <table:table-cell office:value-type="float" office:value="0.426984" calcext:value-type="float">
            <text:p>0,426984</text:p>
          </table:table-cell>
          <table:table-cell office:value-type="float" office:value="0.755643" calcext:value-type="float">
            <text:p>0,755643</text:p>
          </table:table-cell>
          <table:table-cell office:value-type="float" office:value="0.701807" calcext:value-type="float">
            <text:p>0,701807</text:p>
          </table:table-cell>
          <table:table-cell office:value-type="float" office:value="0.671589" calcext:value-type="float">
            <text:p>0,671589</text:p>
          </table:table-cell>
          <table:table-cell office:value-type="float" office:value="0.574771" calcext:value-type="float">
            <text:p>0,574771</text:p>
          </table:table-cell>
          <table:table-cell office:value-type="float" office:value="0.956104" calcext:value-type="float">
            <text:p>0,956104</text:p>
          </table:table-cell>
          <table:table-cell office:value-type="float" office:value="0.518565" calcext:value-type="float">
            <text:p>0,518565</text:p>
          </table:table-cell>
          <table:table-cell office:value-type="float" office:value="0.736669" calcext:value-type="float">
            <text:p>0,736669</text:p>
          </table:table-cell>
          <table:table-cell office:value-type="float" office:value="1.51093" calcext:value-type="float">
            <text:p>1,51093</text:p>
          </table:table-cell>
          <table:table-cell office:value-type="float" office:value="0.400723" calcext:value-type="float">
            <text:p>0,400723</text:p>
          </table:table-cell>
          <table:table-cell office:value-type="float" office:value="0.30702" calcext:value-type="float">
            <text:p>0,30702</text:p>
          </table:table-cell>
          <table:table-cell office:value-type="float" office:value="0.272803" calcext:value-type="float">
            <text:p>0,272803</text:p>
          </table:table-cell>
          <table:table-cell office:value-type="float" office:value="2.12163" calcext:value-type="float">
            <text:p>2,12163</text:p>
          </table:table-cell>
          <table:table-cell office:value-type="float" office:value="0.247675" calcext:value-type="float">
            <text:p>0,247675</text:p>
          </table:table-cell>
          <table:table-cell office:value-type="float" office:value="0.122588" calcext:value-type="float">
            <text:p>0,122588</text:p>
          </table:table-cell>
          <table:table-cell table:number-columns-repeated="36"/>
          <table:table-cell table:formula="of:=MIN([.A131:.BL131])" office:value-type="float" office:value="0.122588" calcext:value-type="float">
            <text:p>0,122588</text:p>
          </table:table-cell>
          <table:table-cell table:formula="of:=MAX([.A131:.BL131])" office:value-type="float" office:value="2.12163" calcext:value-type="float">
            <text:p>2,12163</text:p>
          </table:table-cell>
          <table:table-cell table:number-columns-repeated="7"/>
        </table:table-row>
        <table:table-row table:style-name="ro2">
          <table:table-cell office:value-type="float" office:value="0.279909" calcext:value-type="float">
            <text:p>0,279909</text:p>
          </table:table-cell>
          <table:table-cell office:value-type="float" office:value="0.313976" calcext:value-type="float">
            <text:p>0,313976</text:p>
          </table:table-cell>
          <table:table-cell office:value-type="float" office:value="0.359046" calcext:value-type="float">
            <text:p>0,359046</text:p>
          </table:table-cell>
          <table:table-cell office:value-type="float" office:value="0.409139" calcext:value-type="float">
            <text:p>0,409139</text:p>
          </table:table-cell>
          <table:table-cell office:value-type="float" office:value="0.259049" calcext:value-type="float">
            <text:p>0,259049</text:p>
          </table:table-cell>
          <table:table-cell office:value-type="float" office:value="0.29076" calcext:value-type="float">
            <text:p>0,29076</text:p>
          </table:table-cell>
          <table:table-cell office:value-type="float" office:value="0.33906" calcext:value-type="float">
            <text:p>0,33906</text:p>
          </table:table-cell>
          <table:table-cell office:value-type="float" office:value="0.343957" calcext:value-type="float">
            <text:p>0,343957</text:p>
          </table:table-cell>
          <table:table-cell office:value-type="float" office:value="0.29073" calcext:value-type="float">
            <text:p>0,29073</text:p>
          </table:table-cell>
          <table:table-cell office:value-type="float" office:value="0.335619" calcext:value-type="float">
            <text:p>0,335619</text:p>
          </table:table-cell>
          <table:table-cell office:value-type="float" office:value="0.263254" calcext:value-type="float">
            <text:p>0,263254</text:p>
          </table:table-cell>
          <table:table-cell office:value-type="float" office:value="0.287475" calcext:value-type="float">
            <text:p>0,287475</text:p>
          </table:table-cell>
          <table:table-cell office:value-type="float" office:value="0.3382" calcext:value-type="float">
            <text:p>0,3382</text:p>
          </table:table-cell>
          <table:table-cell office:value-type="float" office:value="0.261573" calcext:value-type="float">
            <text:p>0,261573</text:p>
          </table:table-cell>
          <table:table-cell office:value-type="float" office:value="1.4294" calcext:value-type="float">
            <text:p>1,4294</text:p>
          </table:table-cell>
          <table:table-cell office:value-type="float" office:value="0.338378" calcext:value-type="float">
            <text:p>0,338378</text:p>
          </table:table-cell>
          <table:table-cell office:value-type="float" office:value="0.47662" calcext:value-type="float">
            <text:p>0,47662</text:p>
          </table:table-cell>
          <table:table-cell office:value-type="float" office:value="1.67758" calcext:value-type="float">
            <text:p>1,67758</text:p>
          </table:table-cell>
          <table:table-cell office:value-type="float" office:value="1.63397" calcext:value-type="float">
            <text:p>1,63397</text:p>
          </table:table-cell>
          <table:table-cell office:value-type="float" office:value="1.30077" calcext:value-type="float">
            <text:p>1,30077</text:p>
          </table:table-cell>
          <table:table-cell office:value-type="float" office:value="0.963493" calcext:value-type="float">
            <text:p>0,963493</text:p>
          </table:table-cell>
          <table:table-cell office:value-type="float" office:value="1.8061" calcext:value-type="float">
            <text:p>1,8061</text:p>
          </table:table-cell>
          <table:table-cell office:value-type="float" office:value="1.90331" calcext:value-type="float">
            <text:p>1,90331</text:p>
          </table:table-cell>
          <table:table-cell office:value-type="float" office:value="0.550038" calcext:value-type="float">
            <text:p>0,550038</text:p>
          </table:table-cell>
          <table:table-cell office:value-type="float" office:value="1.27388" calcext:value-type="float">
            <text:p>1,27388</text:p>
          </table:table-cell>
          <table:table-cell office:value-type="float" office:value="1.28298" calcext:value-type="float">
            <text:p>1,28298</text:p>
          </table:table-cell>
          <table:table-cell office:value-type="float" office:value="1.31084" calcext:value-type="float">
            <text:p>1,31084</text:p>
          </table:table-cell>
          <table:table-cell office:value-type="float" office:value="1.63958" calcext:value-type="float">
            <text:p>1,63958</text:p>
          </table:table-cell>
          <table:table-cell office:value-type="float" office:value="2.04891" calcext:value-type="float">
            <text:p>2,04891</text:p>
          </table:table-cell>
          <table:table-cell office:value-type="float" office:value="1.81273" calcext:value-type="float">
            <text:p>1,81273</text:p>
          </table:table-cell>
          <table:table-cell office:value-type="float" office:value="1.1109" calcext:value-type="float">
            <text:p>1,1109</text:p>
          </table:table-cell>
          <table:table-cell office:value-type="float" office:value="0.18502" calcext:value-type="float">
            <text:p>0,18502</text:p>
          </table:table-cell>
          <table:table-cell table:number-columns-repeated="36"/>
          <table:table-cell table:formula="of:=MIN([.A132:.BL132])" office:value-type="float" office:value="0.18502" calcext:value-type="float">
            <text:p>0,18502</text:p>
          </table:table-cell>
          <table:table-cell table:formula="of:=MAX([.A132:.BL132])" office:value-type="float" office:value="2.04891" calcext:value-type="float">
            <text:p>2,04891</text:p>
          </table:table-cell>
          <table:table-cell table:number-columns-repeated="7"/>
        </table:table-row>
        <table:table-row table:style-name="ro2">
          <table:table-cell office:value-type="float" office:value="0.20474" calcext:value-type="float">
            <text:p>0,20474</text:p>
          </table:table-cell>
          <table:table-cell office:value-type="float" office:value="0.211761" calcext:value-type="float">
            <text:p>0,211761</text:p>
          </table:table-cell>
          <table:table-cell office:value-type="float" office:value="0.28098" calcext:value-type="float">
            <text:p>0,28098</text:p>
          </table:table-cell>
          <table:table-cell office:value-type="float" office:value="0.379786" calcext:value-type="float">
            <text:p>0,379786</text:p>
          </table:table-cell>
          <table:table-cell office:value-type="float" office:value="0.254833" calcext:value-type="float">
            <text:p>0,254833</text:p>
          </table:table-cell>
          <table:table-cell office:value-type="float" office:value="0.435034" calcext:value-type="float">
            <text:p>0,435034</text:p>
          </table:table-cell>
          <table:table-cell office:value-type="float" office:value="0.473559" calcext:value-type="float">
            <text:p>0,473559</text:p>
          </table:table-cell>
          <table:table-cell office:value-type="float" office:value="0.433869" calcext:value-type="float">
            <text:p>0,433869</text:p>
          </table:table-cell>
          <table:table-cell office:value-type="float" office:value="0.393044" calcext:value-type="float">
            <text:p>0,393044</text:p>
          </table:table-cell>
          <table:table-cell office:value-type="float" office:value="0.373402" calcext:value-type="float">
            <text:p>0,373402</text:p>
          </table:table-cell>
          <table:table-cell office:value-type="float" office:value="0.855152" calcext:value-type="float">
            <text:p>0,855152</text:p>
          </table:table-cell>
          <table:table-cell office:value-type="float" office:value="0.725274" calcext:value-type="float">
            <text:p>0,725274</text:p>
          </table:table-cell>
          <table:table-cell office:value-type="float" office:value="0.347213" calcext:value-type="float">
            <text:p>0,347213</text:p>
          </table:table-cell>
          <table:table-cell office:value-type="float" office:value="0.58558" calcext:value-type="float">
            <text:p>0,58558</text:p>
          </table:table-cell>
          <table:table-cell office:value-type="float" office:value="1.06155" calcext:value-type="float">
            <text:p>1,06155</text:p>
          </table:table-cell>
          <table:table-cell office:value-type="float" office:value="1.03941" calcext:value-type="float">
            <text:p>1,03941</text:p>
          </table:table-cell>
          <table:table-cell office:value-type="float" office:value="0.80514" calcext:value-type="float">
            <text:p>0,80514</text:p>
          </table:table-cell>
          <table:table-cell office:value-type="float" office:value="0.261478" calcext:value-type="float">
            <text:p>0,261478</text:p>
          </table:table-cell>
          <table:table-cell office:value-type="float" office:value="0.314738" calcext:value-type="float">
            <text:p>0,314738</text:p>
          </table:table-cell>
          <table:table-cell office:value-type="float" office:value="0.282317" calcext:value-type="float">
            <text:p>0,282317</text:p>
          </table:table-cell>
          <table:table-cell office:value-type="float" office:value="1.26795" calcext:value-type="float">
            <text:p>1,26795</text:p>
          </table:table-cell>
          <table:table-cell office:value-type="float" office:value="1.01808" calcext:value-type="float">
            <text:p>1,01808</text:p>
          </table:table-cell>
          <table:table-cell office:value-type="float" office:value="0.849024" calcext:value-type="float">
            <text:p>0,849024</text:p>
          </table:table-cell>
          <table:table-cell office:value-type="float" office:value="0.86751" calcext:value-type="float">
            <text:p>0,86751</text:p>
          </table:table-cell>
          <table:table-cell office:value-type="float" office:value="1.47593" calcext:value-type="float">
            <text:p>1,47593</text:p>
          </table:table-cell>
          <table:table-cell office:value-type="float" office:value="0.353314" calcext:value-type="float">
            <text:p>0,353314</text:p>
          </table:table-cell>
          <table:table-cell office:value-type="float" office:value="0.223374" calcext:value-type="float">
            <text:p>0,223374</text:p>
          </table:table-cell>
          <table:table-cell office:value-type="float" office:value="0.394646" calcext:value-type="float">
            <text:p>0,394646</text:p>
          </table:table-cell>
          <table:table-cell office:value-type="float" office:value="0.299178" calcext:value-type="float">
            <text:p>0,299178</text:p>
          </table:table-cell>
          <table:table-cell office:value-type="float" office:value="0.972514" calcext:value-type="float">
            <text:p>0,972514</text:p>
          </table:table-cell>
          <table:table-cell office:value-type="float" office:value="0.161152" calcext:value-type="float">
            <text:p>0,161152</text:p>
          </table:table-cell>
          <table:table-cell office:value-type="float" office:value="0.256587" calcext:value-type="float">
            <text:p>0,256587</text:p>
          </table:table-cell>
          <table:table-cell table:number-columns-repeated="36"/>
          <table:table-cell table:formula="of:=MIN([.A133:.BL133])" office:value-type="float" office:value="0.161152" calcext:value-type="float">
            <text:p>0,161152</text:p>
          </table:table-cell>
          <table:table-cell table:formula="of:=MAX([.A133:.BL133])" office:value-type="float" office:value="1.47593" calcext:value-type="float">
            <text:p>1,47593</text:p>
          </table:table-cell>
          <table:table-cell table:number-columns-repeated="7"/>
        </table:table-row>
        <table:table-row table:style-name="ro2">
          <table:table-cell office:value-type="float" office:value="0.285985" calcext:value-type="float">
            <text:p>0,285985</text:p>
          </table:table-cell>
          <table:table-cell office:value-type="float" office:value="0.345701" calcext:value-type="float">
            <text:p>0,345701</text:p>
          </table:table-cell>
          <table:table-cell office:value-type="float" office:value="0.419008" calcext:value-type="float">
            <text:p>0,419008</text:p>
          </table:table-cell>
          <table:table-cell office:value-type="float" office:value="0.288427" calcext:value-type="float">
            <text:p>0,288427</text:p>
          </table:table-cell>
          <table:table-cell office:value-type="float" office:value="0.344861" calcext:value-type="float">
            <text:p>0,344861</text:p>
          </table:table-cell>
          <table:table-cell office:value-type="float" office:value="0.268442" calcext:value-type="float">
            <text:p>0,268442</text:p>
          </table:table-cell>
          <table:table-cell office:value-type="float" office:value="0.321026" calcext:value-type="float">
            <text:p>0,321026</text:p>
          </table:table-cell>
          <table:table-cell office:value-type="float" office:value="0.262944" calcext:value-type="float">
            <text:p>0,262944</text:p>
          </table:table-cell>
          <table:table-cell office:value-type="float" office:value="1.28202" calcext:value-type="float">
            <text:p>1,28202</text:p>
          </table:table-cell>
          <table:table-cell office:value-type="float" office:value="0.652716" calcext:value-type="float">
            <text:p>0,652716</text:p>
          </table:table-cell>
          <table:table-cell office:value-type="float" office:value="0.597586" calcext:value-type="float">
            <text:p>0,597586</text:p>
          </table:table-cell>
          <table:table-cell office:value-type="float" office:value="0.33293" calcext:value-type="float">
            <text:p>0,33293</text:p>
          </table:table-cell>
          <table:table-cell office:value-type="float" office:value="1.00281" calcext:value-type="float">
            <text:p>1,00281</text:p>
          </table:table-cell>
          <table:table-cell office:value-type="float" office:value="0.963016" calcext:value-type="float">
            <text:p>0,963016</text:p>
          </table:table-cell>
          <table:table-cell office:value-type="float" office:value="0.475154" calcext:value-type="float">
            <text:p>0,475154</text:p>
          </table:table-cell>
          <table:table-cell office:value-type="float" office:value="0.424784" calcext:value-type="float">
            <text:p>0,424784</text:p>
          </table:table-cell>
          <table:table-cell office:value-type="float" office:value="1.24952" calcext:value-type="float">
            <text:p>1,24952</text:p>
          </table:table-cell>
          <table:table-cell office:value-type="float" office:value="0.265619" calcext:value-type="float">
            <text:p>0,265619</text:p>
          </table:table-cell>
          <table:table-cell office:value-type="float" office:value="0.292873" calcext:value-type="float">
            <text:p>0,292873</text:p>
          </table:table-cell>
          <table:table-cell office:value-type="float" office:value="0.211521" calcext:value-type="float">
            <text:p>0,211521</text:p>
          </table:table-cell>
          <table:table-cell office:value-type="float" office:value="0.254523" calcext:value-type="float">
            <text:p>0,254523</text:p>
          </table:table-cell>
          <table:table-cell office:value-type="float" office:value="0.275642" calcext:value-type="float">
            <text:p>0,275642</text:p>
          </table:table-cell>
          <table:table-cell office:value-type="float" office:value="1.09971" calcext:value-type="float">
            <text:p>1,09971</text:p>
          </table:table-cell>
          <table:table-cell office:value-type="float" office:value="0.791624" calcext:value-type="float">
            <text:p>0,791624</text:p>
          </table:table-cell>
          <table:table-cell office:value-type="float" office:value="1.85226" calcext:value-type="float">
            <text:p>1,85226</text:p>
          </table:table-cell>
          <table:table-cell office:value-type="float" office:value="0.275019" calcext:value-type="float">
            <text:p>0,275019</text:p>
          </table:table-cell>
          <table:table-cell office:value-type="float" office:value="0.135433" calcext:value-type="float">
            <text:p>0,135433</text:p>
          </table:table-cell>
          <table:table-cell office:value-type="float" office:value="1.75159" calcext:value-type="float">
            <text:p>1,75159</text:p>
          </table:table-cell>
          <table:table-cell office:value-type="float" office:value="1.09788" calcext:value-type="float">
            <text:p>1,09788</text:p>
          </table:table-cell>
          <table:table-cell office:value-type="float" office:value="0.655569" calcext:value-type="float">
            <text:p>0,655569</text:p>
          </table:table-cell>
          <table:table-cell office:value-type="float" office:value="0.649682" calcext:value-type="float">
            <text:p>0,649682</text:p>
          </table:table-cell>
          <table:table-cell office:value-type="float" office:value="2.25513" calcext:value-type="float">
            <text:p>2,25513</text:p>
          </table:table-cell>
          <table:table-cell table:number-columns-repeated="36"/>
          <table:table-cell table:formula="of:=MIN([.A134:.BL134])" office:value-type="float" office:value="0.135433" calcext:value-type="float">
            <text:p>0,135433</text:p>
          </table:table-cell>
          <table:table-cell table:formula="of:=MAX([.A134:.BL134])" office:value-type="float" office:value="2.25513" calcext:value-type="float">
            <text:p>2,25513</text:p>
          </table:table-cell>
          <table:table-cell table:number-columns-repeated="7"/>
        </table:table-row>
        <table:table-row table:style-name="ro2">
          <table:table-cell office:value-type="float" office:value="0.212428" calcext:value-type="float">
            <text:p>0,212428</text:p>
          </table:table-cell>
          <table:table-cell office:value-type="float" office:value="0.263941" calcext:value-type="float">
            <text:p>0,263941</text:p>
          </table:table-cell>
          <table:table-cell office:value-type="float" office:value="0.333859" calcext:value-type="float">
            <text:p>0,333859</text:p>
          </table:table-cell>
          <table:table-cell office:value-type="float" office:value="0.402339" calcext:value-type="float">
            <text:p>0,402339</text:p>
          </table:table-cell>
          <table:table-cell office:value-type="float" office:value="0.220598" calcext:value-type="float">
            <text:p>0,220598</text:p>
          </table:table-cell>
          <table:table-cell office:value-type="float" office:value="0.432871" calcext:value-type="float">
            <text:p>0,432871</text:p>
          </table:table-cell>
          <table:table-cell office:value-type="float" office:value="0.384573" calcext:value-type="float">
            <text:p>0,384573</text:p>
          </table:table-cell>
          <table:table-cell office:value-type="float" office:value="0.2667" calcext:value-type="float">
            <text:p>0,2667</text:p>
          </table:table-cell>
          <table:table-cell office:value-type="float" office:value="0.301314" calcext:value-type="float">
            <text:p>0,301314</text:p>
          </table:table-cell>
          <table:table-cell office:value-type="float" office:value="0.276929" calcext:value-type="float">
            <text:p>0,276929</text:p>
          </table:table-cell>
          <table:table-cell office:value-type="float" office:value="0.807025" calcext:value-type="float">
            <text:p>0,807025</text:p>
          </table:table-cell>
          <table:table-cell office:value-type="float" office:value="0.472269" calcext:value-type="float">
            <text:p>0,472269</text:p>
          </table:table-cell>
          <table:table-cell office:value-type="float" office:value="0.484967" calcext:value-type="float">
            <text:p>0,484967</text:p>
          </table:table-cell>
          <table:table-cell office:value-type="float" office:value="0.305155" calcext:value-type="float">
            <text:p>0,305155</text:p>
          </table:table-cell>
          <table:table-cell office:value-type="float" office:value="1.02353" calcext:value-type="float">
            <text:p>1,02353</text:p>
          </table:table-cell>
          <table:table-cell office:value-type="float" office:value="0.429936" calcext:value-type="float">
            <text:p>0,429936</text:p>
          </table:table-cell>
          <table:table-cell office:value-type="float" office:value="0.421641" calcext:value-type="float">
            <text:p>0,421641</text:p>
          </table:table-cell>
          <table:table-cell office:value-type="float" office:value="0.670751" calcext:value-type="float">
            <text:p>0,670751</text:p>
          </table:table-cell>
          <table:table-cell office:value-type="float" office:value="0.652294" calcext:value-type="float">
            <text:p>0,652294</text:p>
          </table:table-cell>
          <table:table-cell office:value-type="float" office:value="1.24373" calcext:value-type="float">
            <text:p>1,24373</text:p>
          </table:table-cell>
          <table:table-cell office:value-type="float" office:value="0.517376" calcext:value-type="float">
            <text:p>0,517376</text:p>
          </table:table-cell>
          <table:table-cell office:value-type="float" office:value="1.57357" calcext:value-type="float">
            <text:p>1,57357</text:p>
          </table:table-cell>
          <table:table-cell office:value-type="float" office:value="1.43218" calcext:value-type="float">
            <text:p>1,43218</text:p>
          </table:table-cell>
          <table:table-cell office:value-type="float" office:value="1.30242" calcext:value-type="float">
            <text:p>1,30242</text:p>
          </table:table-cell>
          <table:table-cell office:value-type="float" office:value="0.58631" calcext:value-type="float">
            <text:p>0,58631</text:p>
          </table:table-cell>
          <table:table-cell office:value-type="float" office:value="0.590289" calcext:value-type="float">
            <text:p>0,590289</text:p>
          </table:table-cell>
          <table:table-cell office:value-type="float" office:value="0.551384" calcext:value-type="float">
            <text:p>0,551384</text:p>
          </table:table-cell>
          <table:table-cell office:value-type="float" office:value="1.70946" calcext:value-type="float">
            <text:p>1,70946</text:p>
          </table:table-cell>
          <table:table-cell office:value-type="float" office:value="1.12251" calcext:value-type="float">
            <text:p>1,12251</text:p>
          </table:table-cell>
          <table:table-cell office:value-type="float" office:value="0.497878" calcext:value-type="float">
            <text:p>0,497878</text:p>
          </table:table-cell>
          <table:table-cell office:value-type="float" office:value="0.214825" calcext:value-type="float">
            <text:p>0,214825</text:p>
          </table:table-cell>
          <table:table-cell office:value-type="float" office:value="1.67288" calcext:value-type="float">
            <text:p>1,67288</text:p>
          </table:table-cell>
          <table:table-cell table:number-columns-repeated="36"/>
          <table:table-cell table:formula="of:=MIN([.A135:.BL135])" office:value-type="float" office:value="0.212428" calcext:value-type="float">
            <text:p>0,212428</text:p>
          </table:table-cell>
          <table:table-cell table:formula="of:=MAX([.A135:.BL135])" office:value-type="float" office:value="1.70946" calcext:value-type="float">
            <text:p>1,70946</text:p>
          </table:table-cell>
          <table:table-cell table:number-columns-repeated="7"/>
        </table:table-row>
        <table:table-row table:style-name="ro2">
          <table:table-cell office:value-type="float" office:value="0.300768" calcext:value-type="float">
            <text:p>0,300768</text:p>
          </table:table-cell>
          <table:table-cell office:value-type="float" office:value="0.328641" calcext:value-type="float">
            <text:p>0,328641</text:p>
          </table:table-cell>
          <table:table-cell office:value-type="float" office:value="0.387664" calcext:value-type="float">
            <text:p>0,387664</text:p>
          </table:table-cell>
          <table:table-cell office:value-type="float" office:value="0.260447" calcext:value-type="float">
            <text:p>0,260447</text:p>
          </table:table-cell>
          <table:table-cell office:value-type="float" office:value="0.289384" calcext:value-type="float">
            <text:p>0,289384</text:p>
          </table:table-cell>
          <table:table-cell office:value-type="float" office:value="0.347927" calcext:value-type="float">
            <text:p>0,347927</text:p>
          </table:table-cell>
          <table:table-cell office:value-type="float" office:value="0.733914" calcext:value-type="float">
            <text:p>0,733914</text:p>
          </table:table-cell>
          <table:table-cell office:value-type="float" office:value="0.618316" calcext:value-type="float">
            <text:p>0,618316</text:p>
          </table:table-cell>
          <table:table-cell office:value-type="float" office:value="0.607611" calcext:value-type="float">
            <text:p>0,607611</text:p>
          </table:table-cell>
          <table:table-cell office:value-type="float" office:value="0.28898" calcext:value-type="float">
            <text:p>0,28898</text:p>
          </table:table-cell>
          <table:table-cell office:value-type="float" office:value="0.687271" calcext:value-type="float">
            <text:p>0,687271</text:p>
          </table:table-cell>
          <table:table-cell office:value-type="float" office:value="0.533347" calcext:value-type="float">
            <text:p>0,533347</text:p>
          </table:table-cell>
          <table:table-cell office:value-type="float" office:value="1.11882" calcext:value-type="float">
            <text:p>1,11882</text:p>
          </table:table-cell>
          <table:table-cell office:value-type="float" office:value="0.347951" calcext:value-type="float">
            <text:p>0,347951</text:p>
          </table:table-cell>
          <table:table-cell office:value-type="float" office:value="0.34582" calcext:value-type="float">
            <text:p>0,34582</text:p>
          </table:table-cell>
          <table:table-cell office:value-type="float" office:value="0.462253" calcext:value-type="float">
            <text:p>0,462253</text:p>
          </table:table-cell>
          <table:table-cell office:value-type="float" office:value="0.987382" calcext:value-type="float">
            <text:p>0,987382</text:p>
          </table:table-cell>
          <table:table-cell office:value-type="float" office:value="0.858373" calcext:value-type="float">
            <text:p>0,858373</text:p>
          </table:table-cell>
          <table:table-cell office:value-type="float" office:value="1.04" calcext:value-type="float">
            <text:p>1,04</text:p>
          </table:table-cell>
          <table:table-cell office:value-type="float" office:value="0.948922" calcext:value-type="float">
            <text:p>0,948922</text:p>
          </table:table-cell>
          <table:table-cell office:value-type="float" office:value="0.606639" calcext:value-type="float">
            <text:p>0,606639</text:p>
          </table:table-cell>
          <table:table-cell office:value-type="float" office:value="0.625918" calcext:value-type="float">
            <text:p>0,625918</text:p>
          </table:table-cell>
          <table:table-cell office:value-type="float" office:value="1.24716" calcext:value-type="float">
            <text:p>1,24716</text:p>
          </table:table-cell>
          <table:table-cell office:value-type="float" office:value="0.817974" calcext:value-type="float">
            <text:p>0,817974</text:p>
          </table:table-cell>
          <table:table-cell office:value-type="float" office:value="1.20683" calcext:value-type="float">
            <text:p>1,20683</text:p>
          </table:table-cell>
          <table:table-cell office:value-type="float" office:value="0.552729" calcext:value-type="float">
            <text:p>0,552729</text:p>
          </table:table-cell>
          <table:table-cell office:value-type="float" office:value="2.0442" calcext:value-type="float">
            <text:p>2,0442</text:p>
          </table:table-cell>
          <table:table-cell office:value-type="float" office:value="1.71985" calcext:value-type="float">
            <text:p>1,71985</text:p>
          </table:table-cell>
          <table:table-cell office:value-type="float" office:value="1.38025" calcext:value-type="float">
            <text:p>1,38025</text:p>
          </table:table-cell>
          <table:table-cell office:value-type="float" office:value="2.11885" calcext:value-type="float">
            <text:p>2,11885</text:p>
          </table:table-cell>
          <table:table-cell office:value-type="float" office:value="1.0595" calcext:value-type="float">
            <text:p>1,0595</text:p>
          </table:table-cell>
          <table:table-cell office:value-type="float" office:value="0.0824618" calcext:value-type="float">
            <text:p>0,0824618</text:p>
          </table:table-cell>
          <table:table-cell table:number-columns-repeated="36"/>
          <table:table-cell table:formula="of:=MIN([.A136:.BL136])" office:value-type="float" office:value="0.0824618" calcext:value-type="float">
            <text:p>0,0824618</text:p>
          </table:table-cell>
          <table:table-cell table:formula="of:=MAX([.A136:.BL136])" office:value-type="float" office:value="2.11885" calcext:value-type="float">
            <text:p>2,11885</text:p>
          </table:table-cell>
          <table:table-cell table:number-columns-repeated="7"/>
        </table:table-row>
        <table:table-row table:style-name="ro2">
          <table:table-cell office:value-type="float" office:value="0.21521" calcext:value-type="float">
            <text:p>0,21521</text:p>
          </table:table-cell>
          <table:table-cell office:value-type="float" office:value="0.211819" calcext:value-type="float">
            <text:p>0,211819</text:p>
          </table:table-cell>
          <table:table-cell office:value-type="float" office:value="0.442387" calcext:value-type="float">
            <text:p>0,442387</text:p>
          </table:table-cell>
          <table:table-cell office:value-type="float" office:value="0.292699" calcext:value-type="float">
            <text:p>0,292699</text:p>
          </table:table-cell>
          <table:table-cell office:value-type="float" office:value="0.256003" calcext:value-type="float">
            <text:p>0,256003</text:p>
          </table:table-cell>
          <table:table-cell office:value-type="float" office:value="0.689637" calcext:value-type="float">
            <text:p>0,689637</text:p>
          </table:table-cell>
          <table:table-cell office:value-type="float" office:value="0.48516" calcext:value-type="float">
            <text:p>0,48516</text:p>
          </table:table-cell>
          <table:table-cell office:value-type="float" office:value="0.326185" calcext:value-type="float">
            <text:p>0,326185</text:p>
          </table:table-cell>
          <table:table-cell office:value-type="float" office:value="0.454549" calcext:value-type="float">
            <text:p>0,454549</text:p>
          </table:table-cell>
          <table:table-cell office:value-type="float" office:value="0.411626" calcext:value-type="float">
            <text:p>0,411626</text:p>
          </table:table-cell>
          <table:table-cell office:value-type="float" office:value="0.349426" calcext:value-type="float">
            <text:p>0,349426</text:p>
          </table:table-cell>
          <table:table-cell office:value-type="float" office:value="0.428373" calcext:value-type="float">
            <text:p>0,428373</text:p>
          </table:table-cell>
          <table:table-cell office:value-type="float" office:value="0.507566" calcext:value-type="float">
            <text:p>0,507566</text:p>
          </table:table-cell>
          <table:table-cell office:value-type="float" office:value="0.470746" calcext:value-type="float">
            <text:p>0,470746</text:p>
          </table:table-cell>
          <table:table-cell office:value-type="float" office:value="0.403186" calcext:value-type="float">
            <text:p>0,403186</text:p>
          </table:table-cell>
          <table:table-cell office:value-type="float" office:value="0.451497" calcext:value-type="float">
            <text:p>0,451497</text:p>
          </table:table-cell>
          <table:table-cell office:value-type="float" office:value="0.41342" calcext:value-type="float">
            <text:p>0,41342</text:p>
          </table:table-cell>
          <table:table-cell office:value-type="float" office:value="0.338635" calcext:value-type="float">
            <text:p>0,338635</text:p>
          </table:table-cell>
          <table:table-cell office:value-type="float" office:value="0.714919" calcext:value-type="float">
            <text:p>0,714919</text:p>
          </table:table-cell>
          <table:table-cell office:value-type="float" office:value="0.34872" calcext:value-type="float">
            <text:p>0,34872</text:p>
          </table:table-cell>
          <table:table-cell office:value-type="float" office:value="0.3104" calcext:value-type="float">
            <text:p>0,3104</text:p>
          </table:table-cell>
          <table:table-cell office:value-type="float" office:value="0.342469" calcext:value-type="float">
            <text:p>0,342469</text:p>
          </table:table-cell>
          <table:table-cell office:value-type="float" office:value="0.27878" calcext:value-type="float">
            <text:p>0,27878</text:p>
          </table:table-cell>
          <table:table-cell office:value-type="float" office:value="0.600515" calcext:value-type="float">
            <text:p>0,600515</text:p>
          </table:table-cell>
          <table:table-cell office:value-type="float" office:value="0.2475" calcext:value-type="float">
            <text:p>0,2475</text:p>
          </table:table-cell>
          <table:table-cell office:value-type="float" office:value="0.240464" calcext:value-type="float">
            <text:p>0,240464</text:p>
          </table:table-cell>
          <table:table-cell office:value-type="float" office:value="1.16808" calcext:value-type="float">
            <text:p>1,16808</text:p>
          </table:table-cell>
          <table:table-cell office:value-type="float" office:value="0.524516" calcext:value-type="float">
            <text:p>0,524516</text:p>
          </table:table-cell>
          <table:table-cell office:value-type="float" office:value="0.30682" calcext:value-type="float">
            <text:p>0,30682</text:p>
          </table:table-cell>
          <table:table-cell office:value-type="float" office:value="0.329192" calcext:value-type="float">
            <text:p>0,329192</text:p>
          </table:table-cell>
          <table:table-cell office:value-type="float" office:value="2.08118" calcext:value-type="float">
            <text:p>2,08118</text:p>
          </table:table-cell>
          <table:table-cell office:value-type="float" office:value="0.91803" calcext:value-type="float">
            <text:p>0,91803</text:p>
          </table:table-cell>
          <table:table-cell table:number-columns-repeated="36"/>
          <table:table-cell table:formula="of:=MIN([.A137:.BL137])" office:value-type="float" office:value="0.211819" calcext:value-type="float">
            <text:p>0,211819</text:p>
          </table:table-cell>
          <table:table-cell table:formula="of:=MAX([.A137:.BL137])" office:value-type="float" office:value="2.08118" calcext:value-type="float">
            <text:p>2,08118</text:p>
          </table:table-cell>
          <table:table-cell table:number-columns-repeated="7"/>
        </table:table-row>
        <table:table-row table:style-name="ro2">
          <table:table-cell office:value-type="float" office:value="0.275112" calcext:value-type="float">
            <text:p>0,275112</text:p>
          </table:table-cell>
          <table:table-cell office:value-type="float" office:value="0.331013" calcext:value-type="float">
            <text:p>0,331013</text:p>
          </table:table-cell>
          <table:table-cell office:value-type="float" office:value="0.194369" calcext:value-type="float">
            <text:p>0,194369</text:p>
          </table:table-cell>
          <table:table-cell office:value-type="float" office:value="0.208826" calcext:value-type="float">
            <text:p>0,208826</text:p>
          </table:table-cell>
          <table:table-cell office:value-type="float" office:value="0.257749" calcext:value-type="float">
            <text:p>0,257749</text:p>
          </table:table-cell>
          <table:table-cell office:value-type="float" office:value="0.420312" calcext:value-type="float">
            <text:p>0,420312</text:p>
          </table:table-cell>
          <table:table-cell office:value-type="float" office:value="0.255606" calcext:value-type="float">
            <text:p>0,255606</text:p>
          </table:table-cell>
          <table:table-cell office:value-type="float" office:value="0.257835" calcext:value-type="float">
            <text:p>0,257835</text:p>
          </table:table-cell>
          <table:table-cell office:value-type="float" office:value="0.258995" calcext:value-type="float">
            <text:p>0,258995</text:p>
          </table:table-cell>
          <table:table-cell office:value-type="float" office:value="1.10918" calcext:value-type="float">
            <text:p>1,10918</text:p>
          </table:table-cell>
          <table:table-cell office:value-type="float" office:value="0.237995" calcext:value-type="float">
            <text:p>0,237995</text:p>
          </table:table-cell>
          <table:table-cell office:value-type="float" office:value="0.201328" calcext:value-type="float">
            <text:p>0,201328</text:p>
          </table:table-cell>
          <table:table-cell office:value-type="float" office:value="0.272136" calcext:value-type="float">
            <text:p>0,272136</text:p>
          </table:table-cell>
          <table:table-cell office:value-type="float" office:value="0.126321" calcext:value-type="float">
            <text:p>0,126321</text:p>
          </table:table-cell>
          <table:table-cell office:value-type="float" office:value="1.49839" calcext:value-type="float">
            <text:p>1,49839</text:p>
          </table:table-cell>
          <table:table-cell office:value-type="float" office:value="0.248452" calcext:value-type="float">
            <text:p>0,248452</text:p>
          </table:table-cell>
          <table:table-cell office:value-type="float" office:value="1.00809" calcext:value-type="float">
            <text:p>1,00809</text:p>
          </table:table-cell>
          <table:table-cell office:value-type="float" office:value="0.921812" calcext:value-type="float">
            <text:p>0,921812</text:p>
          </table:table-cell>
          <table:table-cell office:value-type="float" office:value="0.81903" calcext:value-type="float">
            <text:p>0,81903</text:p>
          </table:table-cell>
          <table:table-cell office:value-type="float" office:value="0.72875" calcext:value-type="float">
            <text:p>0,72875</text:p>
          </table:table-cell>
          <table:table-cell office:value-type="float" office:value="0.647296" calcext:value-type="float">
            <text:p>0,647296</text:p>
          </table:table-cell>
          <table:table-cell office:value-type="float" office:value="0.611912" calcext:value-type="float">
            <text:p>0,611912</text:p>
          </table:table-cell>
          <table:table-cell office:value-type="float" office:value="1.24943" calcext:value-type="float">
            <text:p>1,24943</text:p>
          </table:table-cell>
          <table:table-cell office:value-type="float" office:value="1.56979" calcext:value-type="float">
            <text:p>1,56979</text:p>
          </table:table-cell>
          <table:table-cell office:value-type="float" office:value="1.15191" calcext:value-type="float">
            <text:p>1,15191</text:p>
          </table:table-cell>
          <table:table-cell office:value-type="float" office:value="0.913749" calcext:value-type="float">
            <text:p>0,913749</text:p>
          </table:table-cell>
          <table:table-cell office:value-type="float" office:value="1.0302" calcext:value-type="float">
            <text:p>1,0302</text:p>
          </table:table-cell>
          <table:table-cell office:value-type="float" office:value="1.42559" calcext:value-type="float">
            <text:p>1,42559</text:p>
          </table:table-cell>
          <table:table-cell office:value-type="float" office:value="1.42163" calcext:value-type="float">
            <text:p>1,42163</text:p>
          </table:table-cell>
          <table:table-cell office:value-type="float" office:value="1.46297" calcext:value-type="float">
            <text:p>1,46297</text:p>
          </table:table-cell>
          <table:table-cell office:value-type="float" office:value="0.747022" calcext:value-type="float">
            <text:p>0,747022</text:p>
          </table:table-cell>
          <table:table-cell office:value-type="float" office:value="0.376424" calcext:value-type="float">
            <text:p>0,376424</text:p>
          </table:table-cell>
          <table:table-cell table:number-columns-repeated="36"/>
          <table:table-cell table:formula="of:=MIN([.A138:.BL138])" office:value-type="float" office:value="0.126321" calcext:value-type="float">
            <text:p>0,126321</text:p>
          </table:table-cell>
          <table:table-cell table:formula="of:=MAX([.A138:.BL138])" office:value-type="float" office:value="1.56979" calcext:value-type="float">
            <text:p>1,56979</text:p>
          </table:table-cell>
          <table:table-cell table:number-columns-repeated="7"/>
        </table:table-row>
        <table:table-row table:style-name="ro2">
          <table:table-cell office:value-type="float" office:value="0.206499" calcext:value-type="float">
            <text:p>0,206499</text:p>
          </table:table-cell>
          <table:table-cell office:value-type="float" office:value="0.306313" calcext:value-type="float">
            <text:p>0,306313</text:p>
          </table:table-cell>
          <table:table-cell office:value-type="float" office:value="0.205475" calcext:value-type="float">
            <text:p>0,205475</text:p>
          </table:table-cell>
          <table:table-cell office:value-type="float" office:value="0.304073" calcext:value-type="float">
            <text:p>0,304073</text:p>
          </table:table-cell>
          <table:table-cell office:value-type="float" office:value="0.257175" calcext:value-type="float">
            <text:p>0,257175</text:p>
          </table:table-cell>
          <table:table-cell office:value-type="float" office:value="0.355243" calcext:value-type="float">
            <text:p>0,355243</text:p>
          </table:table-cell>
          <table:table-cell office:value-type="float" office:value="0.768398" calcext:value-type="float">
            <text:p>0,768398</text:p>
          </table:table-cell>
          <table:table-cell office:value-type="float" office:value="0.562971" calcext:value-type="float">
            <text:p>0,562971</text:p>
          </table:table-cell>
          <table:table-cell office:value-type="float" office:value="0.443839" calcext:value-type="float">
            <text:p>0,443839</text:p>
          </table:table-cell>
          <table:table-cell office:value-type="float" office:value="0.310501" calcext:value-type="float">
            <text:p>0,310501</text:p>
          </table:table-cell>
          <table:table-cell office:value-type="float" office:value="0.209266" calcext:value-type="float">
            <text:p>0,209266</text:p>
          </table:table-cell>
          <table:table-cell office:value-type="float" office:value="0.227091" calcext:value-type="float">
            <text:p>0,227091</text:p>
          </table:table-cell>
          <table:table-cell office:value-type="float" office:value="0.725358" calcext:value-type="float">
            <text:p>0,725358</text:p>
          </table:table-cell>
          <table:table-cell office:value-type="float" office:value="0.288176" calcext:value-type="float">
            <text:p>0,288176</text:p>
          </table:table-cell>
          <table:table-cell office:value-type="float" office:value="1.26892" calcext:value-type="float">
            <text:p>1,26892</text:p>
          </table:table-cell>
          <table:table-cell office:value-type="float" office:value="1.06333" calcext:value-type="float">
            <text:p>1,06333</text:p>
          </table:table-cell>
          <table:table-cell office:value-type="float" office:value="0.362255" calcext:value-type="float">
            <text:p>0,362255</text:p>
          </table:table-cell>
          <table:table-cell office:value-type="float" office:value="0.594386" calcext:value-type="float">
            <text:p>0,594386</text:p>
          </table:table-cell>
          <table:table-cell office:value-type="float" office:value="0.741577" calcext:value-type="float">
            <text:p>0,741577</text:p>
          </table:table-cell>
          <table:table-cell office:value-type="float" office:value="0.6621" calcext:value-type="float">
            <text:p>0,6621</text:p>
          </table:table-cell>
          <table:table-cell office:value-type="float" office:value="0.797488" calcext:value-type="float">
            <text:p>0,797488</text:p>
          </table:table-cell>
          <table:table-cell office:value-type="float" office:value="0.652271" calcext:value-type="float">
            <text:p>0,652271</text:p>
          </table:table-cell>
          <table:table-cell office:value-type="float" office:value="1.13399" calcext:value-type="float">
            <text:p>1,13399</text:p>
          </table:table-cell>
          <table:table-cell office:value-type="float" office:value="0.922785" calcext:value-type="float">
            <text:p>0,922785</text:p>
          </table:table-cell>
          <table:table-cell office:value-type="float" office:value="0.411044" calcext:value-type="float">
            <text:p>0,411044</text:p>
          </table:table-cell>
          <table:table-cell office:value-type="float" office:value="0.477476" calcext:value-type="float">
            <text:p>0,477476</text:p>
          </table:table-cell>
          <table:table-cell office:value-type="float" office:value="0.264827" calcext:value-type="float">
            <text:p>0,264827</text:p>
          </table:table-cell>
          <table:table-cell office:value-type="float" office:value="1.26265" calcext:value-type="float">
            <text:p>1,26265</text:p>
          </table:table-cell>
          <table:table-cell office:value-type="float" office:value="0.556988" calcext:value-type="float">
            <text:p>0,556988</text:p>
          </table:table-cell>
          <table:table-cell office:value-type="float" office:value="0.509709" calcext:value-type="float">
            <text:p>0,509709</text:p>
          </table:table-cell>
          <table:table-cell office:value-type="float" office:value="0.662908" calcext:value-type="float">
            <text:p>0,662908</text:p>
          </table:table-cell>
          <table:table-cell office:value-type="float" office:value="0.0750928" calcext:value-type="float">
            <text:p>0,0750928</text:p>
          </table:table-cell>
          <table:table-cell table:number-columns-repeated="36"/>
          <table:table-cell table:formula="of:=MIN([.A139:.BL139])" office:value-type="float" office:value="0.0750928" calcext:value-type="float">
            <text:p>0,0750928</text:p>
          </table:table-cell>
          <table:table-cell table:formula="of:=MAX([.A139:.BL139])" office:value-type="float" office:value="1.26892" calcext:value-type="float">
            <text:p>1,26892</text:p>
          </table:table-cell>
          <table:table-cell table:number-columns-repeated="7"/>
        </table:table-row>
        <table:table-row table:style-name="ro2">
          <table:table-cell office:value-type="float" office:value="0.285488" calcext:value-type="float">
            <text:p>0,285488</text:p>
          </table:table-cell>
          <table:table-cell office:value-type="float" office:value="0.286797" calcext:value-type="float">
            <text:p>0,286797</text:p>
          </table:table-cell>
          <table:table-cell office:value-type="float" office:value="0.577927" calcext:value-type="float">
            <text:p>0,577927</text:p>
          </table:table-cell>
          <table:table-cell office:value-type="float" office:value="0.380282" calcext:value-type="float">
            <text:p>0,380282</text:p>
          </table:table-cell>
          <table:table-cell office:value-type="float" office:value="0.316551" calcext:value-type="float">
            <text:p>0,316551</text:p>
          </table:table-cell>
          <table:table-cell office:value-type="float" office:value="0.492127" calcext:value-type="float">
            <text:p>0,492127</text:p>
          </table:table-cell>
          <table:table-cell office:value-type="float" office:value="0.422189" calcext:value-type="float">
            <text:p>0,422189</text:p>
          </table:table-cell>
          <table:table-cell office:value-type="float" office:value="0.323929" calcext:value-type="float">
            <text:p>0,323929</text:p>
          </table:table-cell>
          <table:table-cell office:value-type="float" office:value="1.22056" calcext:value-type="float">
            <text:p>1,22056</text:p>
          </table:table-cell>
          <table:table-cell office:value-type="float" office:value="0.938635" calcext:value-type="float">
            <text:p>0,938635</text:p>
          </table:table-cell>
          <table:table-cell office:value-type="float" office:value="0.659494" calcext:value-type="float">
            <text:p>0,659494</text:p>
          </table:table-cell>
          <table:table-cell office:value-type="float" office:value="0.362371" calcext:value-type="float">
            <text:p>0,362371</text:p>
          </table:table-cell>
          <table:table-cell office:value-type="float" office:value="0.571632" calcext:value-type="float">
            <text:p>0,571632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1.18255" calcext:value-type="float">
            <text:p>1,18255</text:p>
          </table:table-cell>
          <table:table-cell office:value-type="float" office:value="0.899031" calcext:value-type="float">
            <text:p>0,899031</text:p>
          </table:table-cell>
          <table:table-cell office:value-type="float" office:value="0.588456" calcext:value-type="float">
            <text:p>0,588456</text:p>
          </table:table-cell>
          <table:table-cell office:value-type="float" office:value="0.366509" calcext:value-type="float">
            <text:p>0,366509</text:p>
          </table:table-cell>
          <table:table-cell office:value-type="float" office:value="0.294842" calcext:value-type="float">
            <text:p>0,294842</text:p>
          </table:table-cell>
          <table:table-cell office:value-type="float" office:value="0.570688" calcext:value-type="float">
            <text:p>0,570688</text:p>
          </table:table-cell>
          <table:table-cell office:value-type="float" office:value="0.42075" calcext:value-type="float">
            <text:p>0,42075</text:p>
          </table:table-cell>
          <table:table-cell office:value-type="float" office:value="1.47281" calcext:value-type="float">
            <text:p>1,47281</text:p>
          </table:table-cell>
          <table:table-cell office:value-type="float" office:value="0.603197" calcext:value-type="float">
            <text:p>0,603197</text:p>
          </table:table-cell>
          <table:table-cell office:value-type="float" office:value="0.847372" calcext:value-type="float">
            <text:p>0,847372</text:p>
          </table:table-cell>
          <table:table-cell office:value-type="float" office:value="0.368971" calcext:value-type="float">
            <text:p>0,368971</text:p>
          </table:table-cell>
          <table:table-cell office:value-type="float" office:value="0.380619" calcext:value-type="float">
            <text:p>0,380619</text:p>
          </table:table-cell>
          <table:table-cell office:value-type="float" office:value="0.621265" calcext:value-type="float">
            <text:p>0,621265</text:p>
          </table:table-cell>
          <table:table-cell office:value-type="float" office:value="0.296041" calcext:value-type="float">
            <text:p>0,296041</text:p>
          </table:table-cell>
          <table:table-cell office:value-type="float" office:value="0.626166" calcext:value-type="float">
            <text:p>0,626166</text:p>
          </table:table-cell>
          <table:table-cell office:value-type="float" office:value="0.28854" calcext:value-type="float">
            <text:p>0,28854</text:p>
          </table:table-cell>
          <table:table-cell office:value-type="float" office:value="0.948874" calcext:value-type="float">
            <text:p>0,948874</text:p>
          </table:table-cell>
          <table:table-cell office:value-type="float" office:value="0.394308" calcext:value-type="float">
            <text:p>0,394308</text:p>
          </table:table-cell>
          <table:table-cell table:number-columns-repeated="36"/>
          <table:table-cell table:formula="of:=MIN([.A140:.BL140])" office:value-type="float" office:value="0.285488" calcext:value-type="float">
            <text:p>0,285488</text:p>
          </table:table-cell>
          <table:table-cell table:formula="of:=MAX([.A140:.BL140])" office:value-type="float" office:value="1.47281" calcext:value-type="float">
            <text:p>1,47281</text:p>
          </table:table-cell>
          <table:table-cell table:number-columns-repeated="7"/>
        </table:table-row>
        <table:table-row table:style-name="ro2">
          <table:table-cell office:value-type="float" office:value="0.173902" calcext:value-type="float">
            <text:p>0,173902</text:p>
          </table:table-cell>
          <table:table-cell office:value-type="float" office:value="0.166706" calcext:value-type="float">
            <text:p>0,166706</text:p>
          </table:table-cell>
          <table:table-cell office:value-type="float" office:value="0.361023" calcext:value-type="float">
            <text:p>0,361023</text:p>
          </table:table-cell>
          <table:table-cell office:value-type="float" office:value="0.234218" calcext:value-type="float">
            <text:p>0,234218</text:p>
          </table:table-cell>
          <table:table-cell office:value-type="float" office:value="0.193841" calcext:value-type="float">
            <text:p>0,193841</text:p>
          </table:table-cell>
          <table:table-cell office:value-type="float" office:value="0.158091" calcext:value-type="float">
            <text:p>0,158091</text:p>
          </table:table-cell>
          <table:table-cell office:value-type="float" office:value="0.352346" calcext:value-type="float">
            <text:p>0,352346</text:p>
          </table:table-cell>
          <table:table-cell office:value-type="float" office:value="0.266182" calcext:value-type="float">
            <text:p>0,266182</text:p>
          </table:table-cell>
          <table:table-cell office:value-type="float" office:value="0.218155" calcext:value-type="float">
            <text:p>0,218155</text:p>
          </table:table-cell>
          <table:table-cell office:value-type="float" office:value="0.957603" calcext:value-type="float">
            <text:p>0,957603</text:p>
          </table:table-cell>
          <table:table-cell office:value-type="float" office:value="0.806626" calcext:value-type="float">
            <text:p>0,806626</text:p>
          </table:table-cell>
          <table:table-cell office:value-type="float" office:value="0.672633" calcext:value-type="float">
            <text:p>0,672633</text:p>
          </table:table-cell>
          <table:table-cell office:value-type="float" office:value="0.656101" calcext:value-type="float">
            <text:p>0,656101</text:p>
          </table:table-cell>
          <table:table-cell office:value-type="float" office:value="0.391875" calcext:value-type="float">
            <text:p>0,391875</text:p>
          </table:table-cell>
          <table:table-cell office:value-type="float" office:value="0.433026" calcext:value-type="float">
            <text:p>0,433026</text:p>
          </table:table-cell>
          <table:table-cell office:value-type="float" office:value="0.452214" calcext:value-type="float">
            <text:p>0,452214</text:p>
          </table:table-cell>
          <table:table-cell office:value-type="float" office:value="0.432616" calcext:value-type="float">
            <text:p>0,432616</text:p>
          </table:table-cell>
          <table:table-cell office:value-type="float" office:value="0.518123" calcext:value-type="float">
            <text:p>0,518123</text:p>
          </table:table-cell>
          <table:table-cell office:value-type="float" office:value="0.343997" calcext:value-type="float">
            <text:p>0,343997</text:p>
          </table:table-cell>
          <table:table-cell office:value-type="float" office:value="0.572961" calcext:value-type="float">
            <text:p>0,572961</text:p>
          </table:table-cell>
          <table:table-cell office:value-type="float" office:value="0.601658" calcext:value-type="float">
            <text:p>0,601658</text:p>
          </table:table-cell>
          <table:table-cell office:value-type="float" office:value="0.654622" calcext:value-type="float">
            <text:p>0,654622</text:p>
          </table:table-cell>
          <table:table-cell office:value-type="float" office:value="1.29863" calcext:value-type="float">
            <text:p>1,29863</text:p>
          </table:table-cell>
          <table:table-cell office:value-type="float" office:value="0.46158" calcext:value-type="float">
            <text:p>0,46158</text:p>
          </table:table-cell>
          <table:table-cell office:value-type="float" office:value="0.377229" calcext:value-type="float">
            <text:p>0,377229</text:p>
          </table:table-cell>
          <table:table-cell office:value-type="float" office:value="0.957477" calcext:value-type="float">
            <text:p>0,957477</text:p>
          </table:table-cell>
          <table:table-cell office:value-type="float" office:value="1.27809" calcext:value-type="float">
            <text:p>1,27809</text:p>
          </table:table-cell>
          <table:table-cell office:value-type="float" office:value="0.25225" calcext:value-type="float">
            <text:p>0,25225</text:p>
          </table:table-cell>
          <table:table-cell office:value-type="float" office:value="0.422764" calcext:value-type="float">
            <text:p>0,422764</text:p>
          </table:table-cell>
          <table:table-cell office:value-type="float" office:value="0.281369" calcext:value-type="float">
            <text:p>0,281369</text:p>
          </table:table-cell>
          <table:table-cell office:value-type="float" office:value="0.11228" calcext:value-type="float">
            <text:p>0,11228</text:p>
          </table:table-cell>
          <table:table-cell office:value-type="float" office:value="0.184734" calcext:value-type="float">
            <text:p>0,184734</text:p>
          </table:table-cell>
          <table:table-cell table:number-columns-repeated="36"/>
          <table:table-cell table:formula="of:=MIN([.A141:.BL141])" office:value-type="float" office:value="0.11228" calcext:value-type="float">
            <text:p>0,11228</text:p>
          </table:table-cell>
          <table:table-cell table:formula="of:=MAX([.A141:.BL141])" office:value-type="float" office:value="1.29863" calcext:value-type="float">
            <text:p>1,29863</text:p>
          </table:table-cell>
          <table:table-cell table:number-columns-repeated="7"/>
        </table:table-row>
        <table:table-row table:style-name="ro2">
          <table:table-cell office:value-type="float" office:value="0.28299" calcext:value-type="float">
            <text:p>0,28299</text:p>
          </table:table-cell>
          <table:table-cell office:value-type="float" office:value="0.313983" calcext:value-type="float">
            <text:p>0,313983</text:p>
          </table:table-cell>
          <table:table-cell office:value-type="float" office:value="0.366744" calcext:value-type="float">
            <text:p>0,366744</text:p>
          </table:table-cell>
          <table:table-cell office:value-type="float" office:value="0.452049" calcext:value-type="float">
            <text:p>0,452049</text:p>
          </table:table-cell>
          <table:table-cell office:value-type="float" office:value="0.287991" calcext:value-type="float">
            <text:p>0,287991</text:p>
          </table:table-cell>
          <table:table-cell office:value-type="float" office:value="0.315048" calcext:value-type="float">
            <text:p>0,315048</text:p>
          </table:table-cell>
          <table:table-cell office:value-type="float" office:value="0.361522" calcext:value-type="float">
            <text:p>0,361522</text:p>
          </table:table-cell>
          <table:table-cell office:value-type="float" office:value="0.28855" calcext:value-type="float">
            <text:p>0,28855</text:p>
          </table:table-cell>
          <table:table-cell office:value-type="float" office:value="0.316205" calcext:value-type="float">
            <text:p>0,316205</text:p>
          </table:table-cell>
          <table:table-cell office:value-type="float" office:value="0.418485" calcext:value-type="float">
            <text:p>0,418485</text:p>
          </table:table-cell>
          <table:table-cell office:value-type="float" office:value="0.455739" calcext:value-type="float">
            <text:p>0,455739</text:p>
          </table:table-cell>
          <table:table-cell office:value-type="float" office:value="1.21156" calcext:value-type="float">
            <text:p>1,21156</text:p>
          </table:table-cell>
          <table:table-cell office:value-type="float" office:value="0.396046" calcext:value-type="float">
            <text:p>0,396046</text:p>
          </table:table-cell>
          <table:table-cell office:value-type="float" office:value="0.454398" calcext:value-type="float">
            <text:p>0,454398</text:p>
          </table:table-cell>
          <table:table-cell office:value-type="float" office:value="1.50403" calcext:value-type="float">
            <text:p>1,50403</text:p>
          </table:table-cell>
          <table:table-cell office:value-type="float" office:value="1.50515" calcext:value-type="float">
            <text:p>1,50515</text:p>
          </table:table-cell>
          <table:table-cell office:value-type="float" office:value="1.16405" calcext:value-type="float">
            <text:p>1,16405</text:p>
          </table:table-cell>
          <table:table-cell office:value-type="float" office:value="0.359632" calcext:value-type="float">
            <text:p>0,359632</text:p>
          </table:table-cell>
          <table:table-cell office:value-type="float" office:value="0.414711" calcext:value-type="float">
            <text:p>0,414711</text:p>
          </table:table-cell>
          <table:table-cell office:value-type="float" office:value="1.71168" calcext:value-type="float">
            <text:p>1,71168</text:p>
          </table:table-cell>
          <table:table-cell office:value-type="float" office:value="1.40941" calcext:value-type="float">
            <text:p>1,40941</text:p>
          </table:table-cell>
          <table:table-cell office:value-type="float" office:value="0.313942" calcext:value-type="float">
            <text:p>0,313942</text:p>
          </table:table-cell>
          <table:table-cell office:value-type="float" office:value="1.80729" calcext:value-type="float">
            <text:p>1,80729</text:p>
          </table:table-cell>
          <table:table-cell office:value-type="float" office:value="0.9938" calcext:value-type="float">
            <text:p>0,9938</text:p>
          </table:table-cell>
          <table:table-cell office:value-type="float" office:value="0.460244" calcext:value-type="float">
            <text:p>0,460244</text:p>
          </table:table-cell>
          <table:table-cell office:value-type="float" office:value="2.04314" calcext:value-type="float">
            <text:p>2,04314</text:p>
          </table:table-cell>
          <table:table-cell office:value-type="float" office:value="1.26787" calcext:value-type="float">
            <text:p>1,26787</text:p>
          </table:table-cell>
          <table:table-cell office:value-type="float" office:value="1.24079" calcext:value-type="float">
            <text:p>1,24079</text:p>
          </table:table-cell>
          <table:table-cell office:value-type="float" office:value="1.71623" calcext:value-type="float">
            <text:p>1,71623</text:p>
          </table:table-cell>
          <table:table-cell office:value-type="float" office:value="1.37001" calcext:value-type="float">
            <text:p>1,37001</text:p>
          </table:table-cell>
          <table:table-cell office:value-type="float" office:value="1.41377" calcext:value-type="float">
            <text:p>1,41377</text:p>
          </table:table-cell>
          <table:table-cell office:value-type="float" office:value="2.15336" calcext:value-type="float">
            <text:p>2,15336</text:p>
          </table:table-cell>
          <table:table-cell table:number-columns-repeated="36"/>
          <table:table-cell table:formula="of:=MIN([.A142:.BL142])" office:value-type="float" office:value="0.28299" calcext:value-type="float">
            <text:p>0,28299</text:p>
          </table:table-cell>
          <table:table-cell table:formula="of:=MAX([.A142:.BL142])" office:value-type="float" office:value="2.15336" calcext:value-type="float">
            <text:p>2,15336</text:p>
          </table:table-cell>
          <table:table-cell table:number-columns-repeated="7"/>
        </table:table-row>
        <table:table-row table:style-name="ro2">
          <table:table-cell office:value-type="float" office:value="0.287406" calcext:value-type="float">
            <text:p>0,287406</text:p>
          </table:table-cell>
          <table:table-cell office:value-type="float" office:value="0.342786" calcext:value-type="float">
            <text:p>0,342786</text:p>
          </table:table-cell>
          <table:table-cell office:value-type="float" office:value="0.425309" calcext:value-type="float">
            <text:p>0,425309</text:p>
          </table:table-cell>
          <table:table-cell office:value-type="float" office:value="0.319896" calcext:value-type="float">
            <text:p>0,319896</text:p>
          </table:table-cell>
          <table:table-cell office:value-type="float" office:value="0.376599" calcext:value-type="float">
            <text:p>0,376599</text:p>
          </table:table-cell>
          <table:table-cell office:value-type="float" office:value="0.261912" calcext:value-type="float">
            <text:p>0,261912</text:p>
          </table:table-cell>
          <table:table-cell office:value-type="float" office:value="0.326611" calcext:value-type="float">
            <text:p>0,326611</text:p>
          </table:table-cell>
          <table:table-cell office:value-type="float" office:value="0.266058" calcext:value-type="float">
            <text:p>0,266058</text:p>
          </table:table-cell>
          <table:table-cell office:value-type="float" office:value="0.234794" calcext:value-type="float">
            <text:p>0,234794</text:p>
          </table:table-cell>
          <table:table-cell office:value-type="float" office:value="0.205582" calcext:value-type="float">
            <text:p>0,205582</text:p>
          </table:table-cell>
          <table:table-cell office:value-type="float" office:value="1.49346" calcext:value-type="float">
            <text:p>1,49346</text:p>
          </table:table-cell>
          <table:table-cell office:value-type="float" office:value="0.278469" calcext:value-type="float">
            <text:p>0,278469</text:p>
          </table:table-cell>
          <table:table-cell office:value-type="float" office:value="1.37875" calcext:value-type="float">
            <text:p>1,37875</text:p>
          </table:table-cell>
          <table:table-cell office:value-type="float" office:value="1.2518" calcext:value-type="float">
            <text:p>1,2518</text:p>
          </table:table-cell>
          <table:table-cell office:value-type="float" office:value="1.40274" calcext:value-type="float">
            <text:p>1,40274</text:p>
          </table:table-cell>
          <table:table-cell office:value-type="float" office:value="1.03568" calcext:value-type="float">
            <text:p>1,03568</text:p>
          </table:table-cell>
          <table:table-cell office:value-type="float" office:value="0.290754" calcext:value-type="float">
            <text:p>0,290754</text:p>
          </table:table-cell>
          <table:table-cell office:value-type="float" office:value="0.560144" calcext:value-type="float">
            <text:p>0,560144</text:p>
          </table:table-cell>
          <table:table-cell office:value-type="float" office:value="1.26087" calcext:value-type="float">
            <text:p>1,26087</text:p>
          </table:table-cell>
          <table:table-cell office:value-type="float" office:value="0.225039" calcext:value-type="float">
            <text:p>0,225039</text:p>
          </table:table-cell>
          <table:table-cell office:value-type="float" office:value="0.270229" calcext:value-type="float">
            <text:p>0,270229</text:p>
          </table:table-cell>
          <table:table-cell office:value-type="float" office:value="1.65794" calcext:value-type="float">
            <text:p>1,65794</text:p>
          </table:table-cell>
          <table:table-cell office:value-type="float" office:value="0.215255" calcext:value-type="float">
            <text:p>0,215255</text:p>
          </table:table-cell>
          <table:table-cell office:value-type="float" office:value="2.02095" calcext:value-type="float">
            <text:p>2,02095</text:p>
          </table:table-cell>
          <table:table-cell office:value-type="float" office:value="1.64651" calcext:value-type="float">
            <text:p>1,64651</text:p>
          </table:table-cell>
          <table:table-cell office:value-type="float" office:value="1.26436" calcext:value-type="float">
            <text:p>1,26436</text:p>
          </table:table-cell>
          <table:table-cell office:value-type="float" office:value="1.34254" calcext:value-type="float">
            <text:p>1,34254</text:p>
          </table:table-cell>
          <table:table-cell office:value-type="float" office:value="1.31219" calcext:value-type="float">
            <text:p>1,31219</text:p>
          </table:table-cell>
          <table:table-cell office:value-type="float" office:value="0.262922" calcext:value-type="float">
            <text:p>0,262922</text:p>
          </table:table-cell>
          <table:table-cell office:value-type="float" office:value="0.144557" calcext:value-type="float">
            <text:p>0,144557</text:p>
          </table:table-cell>
          <table:table-cell office:value-type="float" office:value="0.206597" calcext:value-type="float">
            <text:p>0,206597</text:p>
          </table:table-cell>
          <table:table-cell office:value-type="float" office:value="1.9242" calcext:value-type="float">
            <text:p>1,9242</text:p>
          </table:table-cell>
          <table:table-cell table:number-columns-repeated="36"/>
          <table:table-cell table:formula="of:=MIN([.A143:.BL143])" office:value-type="float" office:value="0.144557" calcext:value-type="float">
            <text:p>0,144557</text:p>
          </table:table-cell>
          <table:table-cell table:formula="of:=MAX([.A143:.BL143])" office:value-type="float" office:value="2.02095" calcext:value-type="float">
            <text:p>2,02095</text:p>
          </table:table-cell>
          <table:table-cell table:number-columns-repeated="7"/>
        </table:table-row>
        <table:table-row table:style-name="ro2">
          <table:table-cell office:value-type="float" office:value="0.20796" calcext:value-type="float">
            <text:p>0,20796</text:p>
          </table:table-cell>
          <table:table-cell office:value-type="float" office:value="0.266824" calcext:value-type="float">
            <text:p>0,266824</text:p>
          </table:table-cell>
          <table:table-cell office:value-type="float" office:value="0.286774" calcext:value-type="float">
            <text:p>0,286774</text:p>
          </table:table-cell>
          <table:table-cell office:value-type="float" office:value="0.343454" calcext:value-type="float">
            <text:p>0,343454</text:p>
          </table:table-cell>
          <table:table-cell office:value-type="float" office:value="0.396346" calcext:value-type="float">
            <text:p>0,396346</text:p>
          </table:table-cell>
          <table:table-cell office:value-type="float" office:value="0.690766" calcext:value-type="float">
            <text:p>0,690766</text:p>
          </table:table-cell>
          <table:table-cell office:value-type="float" office:value="0.196148" calcext:value-type="float">
            <text:p>0,196148</text:p>
          </table:table-cell>
          <table:table-cell office:value-type="float" office:value="0.363612" calcext:value-type="float">
            <text:p>0,363612</text:p>
          </table:table-cell>
          <table:table-cell office:value-type="float" office:value="0.31673" calcext:value-type="float">
            <text:p>0,31673</text:p>
          </table:table-cell>
          <table:table-cell office:value-type="float" office:value="0.50355" calcext:value-type="float">
            <text:p>0,50355</text:p>
          </table:table-cell>
          <table:table-cell office:value-type="float" office:value="0.282521" calcext:value-type="float">
            <text:p>0,282521</text:p>
          </table:table-cell>
          <table:table-cell office:value-type="float" office:value="0.499863" calcext:value-type="float">
            <text:p>0,499863</text:p>
          </table:table-cell>
          <table:table-cell office:value-type="float" office:value="0.436203" calcext:value-type="float">
            <text:p>0,436203</text:p>
          </table:table-cell>
          <table:table-cell office:value-type="float" office:value="0.358808" calcext:value-type="float">
            <text:p>0,358808</text:p>
          </table:table-cell>
          <table:table-cell office:value-type="float" office:value="0.340844" calcext:value-type="float">
            <text:p>0,340844</text:p>
          </table:table-cell>
          <table:table-cell office:value-type="float" office:value="1.34333" calcext:value-type="float">
            <text:p>1,34333</text:p>
          </table:table-cell>
          <table:table-cell office:value-type="float" office:value="1.41726" calcext:value-type="float">
            <text:p>1,41726</text:p>
          </table:table-cell>
          <table:table-cell office:value-type="float" office:value="0.392331" calcext:value-type="float">
            <text:p>0,392331</text:p>
          </table:table-cell>
          <table:table-cell office:value-type="float" office:value="0.427325" calcext:value-type="float">
            <text:p>0,427325</text:p>
          </table:table-cell>
          <table:table-cell office:value-type="float" office:value="0.27963" calcext:value-type="float">
            <text:p>0,27963</text:p>
          </table:table-cell>
          <table:table-cell office:value-type="float" office:value="0.635624" calcext:value-type="float">
            <text:p>0,635624</text:p>
          </table:table-cell>
          <table:table-cell office:value-type="float" office:value="0.4788" calcext:value-type="float">
            <text:p>0,4788</text:p>
          </table:table-cell>
          <table:table-cell office:value-type="float" office:value="1.1885" calcext:value-type="float">
            <text:p>1,1885</text:p>
          </table:table-cell>
          <table:table-cell office:value-type="float" office:value="1.48156" calcext:value-type="float">
            <text:p>1,48156</text:p>
          </table:table-cell>
          <table:table-cell office:value-type="float" office:value="0.489202" calcext:value-type="float">
            <text:p>0,489202</text:p>
          </table:table-cell>
          <table:table-cell office:value-type="float" office:value="0.328518" calcext:value-type="float">
            <text:p>0,328518</text:p>
          </table:table-cell>
          <table:table-cell office:value-type="float" office:value="1.66489" calcext:value-type="float">
            <text:p>1,66489</text:p>
          </table:table-cell>
          <table:table-cell office:value-type="float" office:value="0.291838" calcext:value-type="float">
            <text:p>0,291838</text:p>
          </table:table-cell>
          <table:table-cell office:value-type="float" office:value="1.41937" calcext:value-type="float">
            <text:p>1,41937</text:p>
          </table:table-cell>
          <table:table-cell office:value-type="float" office:value="0.208575" calcext:value-type="float">
            <text:p>0,208575</text:p>
          </table:table-cell>
          <table:table-cell office:value-type="float" office:value="0.245473" calcext:value-type="float">
            <text:p>0,245473</text:p>
          </table:table-cell>
          <table:table-cell office:value-type="float" office:value="0.100186" calcext:value-type="float">
            <text:p>0,100186</text:p>
          </table:table-cell>
          <table:table-cell table:number-columns-repeated="36"/>
          <table:table-cell table:formula="of:=MIN([.A144:.BL144])" office:value-type="float" office:value="0.100186" calcext:value-type="float">
            <text:p>0,100186</text:p>
          </table:table-cell>
          <table:table-cell table:formula="of:=MAX([.A144:.BL144])" office:value-type="float" office:value="1.66489" calcext:value-type="float">
            <text:p>1,66489</text:p>
          </table:table-cell>
          <table:table-cell table:number-columns-repeated="7"/>
        </table:table-row>
        <table:table-row table:style-name="ro2">
          <table:table-cell office:value-type="float" office:value="0.279" calcext:value-type="float">
            <text:p>0,279</text:p>
          </table:table-cell>
          <table:table-cell office:value-type="float" office:value="0.315048" calcext:value-type="float">
            <text:p>0,315048</text:p>
          </table:table-cell>
          <table:table-cell office:value-type="float" office:value="0.361419" calcext:value-type="float">
            <text:p>0,361419</text:p>
          </table:table-cell>
          <table:table-cell office:value-type="float" office:value="0.410302" calcext:value-type="float">
            <text:p>0,410302</text:p>
          </table:table-cell>
          <table:table-cell office:value-type="float" office:value="0.197041" calcext:value-type="float">
            <text:p>0,197041</text:p>
          </table:table-cell>
          <table:table-cell office:value-type="float" office:value="0.4049" calcext:value-type="float">
            <text:p>0,4049</text:p>
          </table:table-cell>
          <table:table-cell office:value-type="float" office:value="0.37216" calcext:value-type="float">
            <text:p>0,37216</text:p>
          </table:table-cell>
          <table:table-cell office:value-type="float" office:value="0.574816" calcext:value-type="float">
            <text:p>0,574816</text:p>
          </table:table-cell>
          <table:table-cell office:value-type="float" office:value="0.279064" calcext:value-type="float">
            <text:p>0,279064</text:p>
          </table:table-cell>
          <table:table-cell office:value-type="float" office:value="0.750428" calcext:value-type="float">
            <text:p>0,750428</text:p>
          </table:table-cell>
          <table:table-cell office:value-type="float" office:value="0.274648" calcext:value-type="float">
            <text:p>0,274648</text:p>
          </table:table-cell>
          <table:table-cell office:value-type="float" office:value="0.207078" calcext:value-type="float">
            <text:p>0,207078</text:p>
          </table:table-cell>
          <table:table-cell office:value-type="float" office:value="0.221444" calcext:value-type="float">
            <text:p>0,221444</text:p>
          </table:table-cell>
          <table:table-cell office:value-type="float" office:value="0.274951" calcext:value-type="float">
            <text:p>0,274951</text:p>
          </table:table-cell>
          <table:table-cell office:value-type="float" office:value="0.793923" calcext:value-type="float">
            <text:p>0,793923</text:p>
          </table:table-cell>
          <table:table-cell office:value-type="float" office:value="1.34992" calcext:value-type="float">
            <text:p>1,34992</text:p>
          </table:table-cell>
          <table:table-cell office:value-type="float" office:value="1.4658" calcext:value-type="float">
            <text:p>1,4658</text:p>
          </table:table-cell>
          <table:table-cell office:value-type="float" office:value="0.674084" calcext:value-type="float">
            <text:p>0,674084</text:p>
          </table:table-cell>
          <table:table-cell office:value-type="float" office:value="0.628577" calcext:value-type="float">
            <text:p>0,628577</text:p>
          </table:table-cell>
          <table:table-cell office:value-type="float" office:value="0.421175" calcext:value-type="float">
            <text:p>0,421175</text:p>
          </table:table-cell>
          <table:table-cell office:value-type="float" office:value="1.58134" calcext:value-type="float">
            <text:p>1,58134</text:p>
          </table:table-cell>
          <table:table-cell office:value-type="float" office:value="1.59978" calcext:value-type="float">
            <text:p>1,59978</text:p>
          </table:table-cell>
          <table:table-cell office:value-type="float" office:value="1.12373" calcext:value-type="float">
            <text:p>1,12373</text:p>
          </table:table-cell>
          <table:table-cell office:value-type="float" office:value="0.393758" calcext:value-type="float">
            <text:p>0,393758</text:p>
          </table:table-cell>
          <table:table-cell office:value-type="float" office:value="1.61011" calcext:value-type="float">
            <text:p>1,61011</text:p>
          </table:table-cell>
          <table:table-cell office:value-type="float" office:value="0.242393" calcext:value-type="float">
            <text:p>0,242393</text:p>
          </table:table-cell>
          <table:table-cell office:value-type="float" office:value="0.25478" calcext:value-type="float">
            <text:p>0,25478</text:p>
          </table:table-cell>
          <table:table-cell office:value-type="float" office:value="0.267219" calcext:value-type="float">
            <text:p>0,267219</text:p>
          </table:table-cell>
          <table:table-cell office:value-type="float" office:value="0.247585" calcext:value-type="float">
            <text:p>0,247585</text:p>
          </table:table-cell>
          <table:table-cell office:value-type="float" office:value="1.34032" calcext:value-type="float">
            <text:p>1,34032</text:p>
          </table:table-cell>
          <table:table-cell office:value-type="float" office:value="0.236856" calcext:value-type="float">
            <text:p>0,236856</text:p>
          </table:table-cell>
          <table:table-cell office:value-type="float" office:value="0.203185" calcext:value-type="float">
            <text:p>0,203185</text:p>
          </table:table-cell>
          <table:table-cell table:number-columns-repeated="36"/>
          <table:table-cell table:formula="of:=MIN([.A145:.BL145])" office:value-type="float" office:value="0.197041" calcext:value-type="float">
            <text:p>0,197041</text:p>
          </table:table-cell>
          <table:table-cell table:formula="of:=MAX([.A145:.BL145])" office:value-type="float" office:value="1.61011" calcext:value-type="float">
            <text:p>1,61011</text:p>
          </table:table-cell>
          <table:table-cell table:number-columns-repeated="7"/>
        </table:table-row>
        <table:table-row table:style-name="ro2">
          <table:table-cell office:value-type="float" office:value="0.274287" calcext:value-type="float">
            <text:p>0,274287</text:p>
          </table:table-cell>
          <table:table-cell office:value-type="float" office:value="0.374201" calcext:value-type="float">
            <text:p>0,374201</text:p>
          </table:table-cell>
          <table:table-cell office:value-type="float" office:value="0.288733" calcext:value-type="float">
            <text:p>0,288733</text:p>
          </table:table-cell>
          <table:table-cell office:value-type="float" office:value="0.673953" calcext:value-type="float">
            <text:p>0,673953</text:p>
          </table:table-cell>
          <table:table-cell office:value-type="float" office:value="0.377923" calcext:value-type="float">
            <text:p>0,377923</text:p>
          </table:table-cell>
          <table:table-cell office:value-type="float" office:value="0.457382" calcext:value-type="float">
            <text:p>0,457382</text:p>
          </table:table-cell>
          <table:table-cell office:value-type="float" office:value="0.30853" calcext:value-type="float">
            <text:p>0,30853</text:p>
          </table:table-cell>
          <table:table-cell office:value-type="float" office:value="0.397545" calcext:value-type="float">
            <text:p>0,397545</text:p>
          </table:table-cell>
          <table:table-cell office:value-type="float" office:value="0.589064" calcext:value-type="float">
            <text:p>0,589064</text:p>
          </table:table-cell>
          <table:table-cell office:value-type="float" office:value="0.680429" calcext:value-type="float">
            <text:p>0,680429</text:p>
          </table:table-cell>
          <table:table-cell office:value-type="float" office:value="0.7041" calcext:value-type="float">
            <text:p>0,7041</text:p>
          </table:table-cell>
          <table:table-cell office:value-type="float" office:value="0.557203" calcext:value-type="float">
            <text:p>0,557203</text:p>
          </table:table-cell>
          <table:table-cell office:value-type="float" office:value="0.314424" calcext:value-type="float">
            <text:p>0,314424</text:p>
          </table:table-cell>
          <table:table-cell office:value-type="float" office:value="0.395518" calcext:value-type="float">
            <text:p>0,395518</text:p>
          </table:table-cell>
          <table:table-cell office:value-type="float" office:value="0.609176" calcext:value-type="float">
            <text:p>0,609176</text:p>
          </table:table-cell>
          <table:table-cell office:value-type="float" office:value="0.529267" calcext:value-type="float">
            <text:p>0,529267</text:p>
          </table:table-cell>
          <table:table-cell office:value-type="float" office:value="0.280762" calcext:value-type="float">
            <text:p>0,280762</text:p>
          </table:table-cell>
          <table:table-cell office:value-type="float" office:value="1.59198" calcext:value-type="float">
            <text:p>1,59198</text:p>
          </table:table-cell>
          <table:table-cell office:value-type="float" office:value="1.33361" calcext:value-type="float">
            <text:p>1,33361</text:p>
          </table:table-cell>
          <table:table-cell office:value-type="float" office:value="0.533276" calcext:value-type="float">
            <text:p>0,533276</text:p>
          </table:table-cell>
          <table:table-cell office:value-type="float" office:value="0.396621" calcext:value-type="float">
            <text:p>0,396621</text:p>
          </table:table-cell>
          <table:table-cell office:value-type="float" office:value="2.07766" calcext:value-type="float">
            <text:p>2,07766</text:p>
          </table:table-cell>
          <table:table-cell office:value-type="float" office:value="1.01755" calcext:value-type="float">
            <text:p>1,01755</text:p>
          </table:table-cell>
          <table:table-cell office:value-type="float" office:value="1.79658" calcext:value-type="float">
            <text:p>1,79658</text:p>
          </table:table-cell>
          <table:table-cell office:value-type="float" office:value="1.82483" calcext:value-type="float">
            <text:p>1,82483</text:p>
          </table:table-cell>
          <table:table-cell office:value-type="float" office:value="1.91103" calcext:value-type="float">
            <text:p>1,91103</text:p>
          </table:table-cell>
          <table:table-cell office:value-type="float" office:value="0.558969" calcext:value-type="float">
            <text:p>0,558969</text:p>
          </table:table-cell>
          <table:table-cell office:value-type="float" office:value="0.455534" calcext:value-type="float">
            <text:p>0,455534</text:p>
          </table:table-cell>
          <table:table-cell office:value-type="float" office:value="0.595523" calcext:value-type="float">
            <text:p>0,595523</text:p>
          </table:table-cell>
          <table:table-cell office:value-type="float" office:value="0.413523" calcext:value-type="float">
            <text:p>0,413523</text:p>
          </table:table-cell>
          <table:table-cell office:value-type="float" office:value="0.434173" calcext:value-type="float">
            <text:p>0,434173</text:p>
          </table:table-cell>
          <table:table-cell office:value-type="float" office:value="0.199651" calcext:value-type="float">
            <text:p>0,199651</text:p>
          </table:table-cell>
          <table:table-cell table:number-columns-repeated="36"/>
          <table:table-cell table:formula="of:=MIN([.A146:.BL146])" office:value-type="float" office:value="0.199651" calcext:value-type="float">
            <text:p>0,199651</text:p>
          </table:table-cell>
          <table:table-cell table:formula="of:=MAX([.A146:.BL146])" office:value-type="float" office:value="2.07766" calcext:value-type="float">
            <text:p>2,07766</text:p>
          </table:table-cell>
          <table:table-cell table:number-columns-repeated="7"/>
        </table:table-row>
        <table:table-row table:style-name="ro2">
          <table:table-cell office:value-type="float" office:value="0.221494" calcext:value-type="float">
            <text:p>0,221494</text:p>
          </table:table-cell>
          <table:table-cell office:value-type="float" office:value="0.298239" calcext:value-type="float">
            <text:p>0,298239</text:p>
          </table:table-cell>
          <table:table-cell office:value-type="float" office:value="0.205232" calcext:value-type="float">
            <text:p>0,205232</text:p>
          </table:table-cell>
          <table:table-cell office:value-type="float" office:value="0.273165" calcext:value-type="float">
            <text:p>0,273165</text:p>
          </table:table-cell>
          <table:table-cell office:value-type="float" office:value="0.262481" calcext:value-type="float">
            <text:p>0,262481</text:p>
          </table:table-cell>
          <table:table-cell office:value-type="float" office:value="0.688382" calcext:value-type="float">
            <text:p>0,688382</text:p>
          </table:table-cell>
          <table:table-cell office:value-type="float" office:value="0.495249" calcext:value-type="float">
            <text:p>0,495249</text:p>
          </table:table-cell>
          <table:table-cell office:value-type="float" office:value="0.289902" calcext:value-type="float">
            <text:p>0,289902</text:p>
          </table:table-cell>
          <table:table-cell office:value-type="float" office:value="0.264463" calcext:value-type="float">
            <text:p>0,264463</text:p>
          </table:table-cell>
          <table:table-cell office:value-type="float" office:value="0.581057" calcext:value-type="float">
            <text:p>0,581057</text:p>
          </table:table-cell>
          <table:table-cell office:value-type="float" office:value="0.345829" calcext:value-type="float">
            <text:p>0,345829</text:p>
          </table:table-cell>
          <table:table-cell office:value-type="float" office:value="0.391288" calcext:value-type="float">
            <text:p>0,391288</text:p>
          </table:table-cell>
          <table:table-cell office:value-type="float" office:value="0.551825" calcext:value-type="float">
            <text:p>0,551825</text:p>
          </table:table-cell>
          <table:table-cell office:value-type="float" office:value="0.371412" calcext:value-type="float">
            <text:p>0,371412</text:p>
          </table:table-cell>
          <table:table-cell office:value-type="float" office:value="0.435624" calcext:value-type="float">
            <text:p>0,435624</text:p>
          </table:table-cell>
          <table:table-cell office:value-type="float" office:value="0.419441" calcext:value-type="float">
            <text:p>0,419441</text:p>
          </table:table-cell>
          <table:table-cell office:value-type="float" office:value="0.474661" calcext:value-type="float">
            <text:p>0,474661</text:p>
          </table:table-cell>
          <table:table-cell office:value-type="float" office:value="1.01241" calcext:value-type="float">
            <text:p>1,01241</text:p>
          </table:table-cell>
          <table:table-cell office:value-type="float" office:value="0.558273" calcext:value-type="float">
            <text:p>0,558273</text:p>
          </table:table-cell>
          <table:table-cell office:value-type="float" office:value="1.47373" calcext:value-type="float">
            <text:p>1,47373</text:p>
          </table:table-cell>
          <table:table-cell office:value-type="float" office:value="0.831211" calcext:value-type="float">
            <text:p>0,831211</text:p>
          </table:table-cell>
          <table:table-cell office:value-type="float" office:value="0.549976" calcext:value-type="float">
            <text:p>0,549976</text:p>
          </table:table-cell>
          <table:table-cell office:value-type="float" office:value="0.629214" calcext:value-type="float">
            <text:p>0,629214</text:p>
          </table:table-cell>
          <table:table-cell office:value-type="float" office:value="1.8628" calcext:value-type="float">
            <text:p>1,8628</text:p>
          </table:table-cell>
          <table:table-cell office:value-type="float" office:value="1.65799" calcext:value-type="float">
            <text:p>1,65799</text:p>
          </table:table-cell>
          <table:table-cell office:value-type="float" office:value="1.48368" calcext:value-type="float">
            <text:p>1,48368</text:p>
          </table:table-cell>
          <table:table-cell office:value-type="float" office:value="0.474576" calcext:value-type="float">
            <text:p>0,474576</text:p>
          </table:table-cell>
          <table:table-cell office:value-type="float" office:value="0.457805" calcext:value-type="float">
            <text:p>0,457805</text:p>
          </table:table-cell>
          <table:table-cell office:value-type="float" office:value="1.48805" calcext:value-type="float">
            <text:p>1,48805</text:p>
          </table:table-cell>
          <table:table-cell office:value-type="float" office:value="0.445419" calcext:value-type="float">
            <text:p>0,445419</text:p>
          </table:table-cell>
          <table:table-cell office:value-type="float" office:value="0.396521" calcext:value-type="float">
            <text:p>0,396521</text:p>
          </table:table-cell>
          <table:table-cell office:value-type="float" office:value="0.327976" calcext:value-type="float">
            <text:p>0,327976</text:p>
          </table:table-cell>
          <table:table-cell table:number-columns-repeated="36"/>
          <table:table-cell table:formula="of:=MIN([.A147:.BL147])" office:value-type="float" office:value="0.205232" calcext:value-type="float">
            <text:p>0,205232</text:p>
          </table:table-cell>
          <table:table-cell table:formula="of:=MAX([.A147:.BL147])" office:value-type="float" office:value="1.8628" calcext:value-type="float">
            <text:p>1,8628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89619" calcext:value-type="float">
            <text:p>0,189619</text:p>
          </table:table-cell>
          <table:table-cell office:value-type="float" office:value="0.245428" calcext:value-type="float">
            <text:p>0,245428</text:p>
          </table:table-cell>
          <table:table-cell office:value-type="float" office:value="0.281973" calcext:value-type="float">
            <text:p>0,281973</text:p>
          </table:table-cell>
          <table:table-cell office:value-type="float" office:value="0.166575" calcext:value-type="float">
            <text:p>0,166575</text:p>
          </table:table-cell>
          <table:table-cell office:value-type="float" office:value="0.226011" calcext:value-type="float">
            <text:p>0,226011</text:p>
          </table:table-cell>
          <table:table-cell office:value-type="float" office:value="0.254372" calcext:value-type="float">
            <text:p>0,254372</text:p>
          </table:table-cell>
          <table:table-cell office:value-type="float" office:value="0.166766" calcext:value-type="float">
            <text:p>0,166766</text:p>
          </table:table-cell>
          <table:table-cell office:value-type="float" office:value="0.222471" calcext:value-type="float">
            <text:p>0,222471</text:p>
          </table:table-cell>
          <table:table-cell office:value-type="float" office:value="0.297551" calcext:value-type="float">
            <text:p>0,297551</text:p>
          </table:table-cell>
          <table:table-cell office:value-type="float" office:value="0.19252" calcext:value-type="float">
            <text:p>0,19252</text:p>
          </table:table-cell>
          <table:table-cell office:value-type="float" office:value="0.247533" calcext:value-type="float">
            <text:p>0,247533</text:p>
          </table:table-cell>
          <table:table-cell office:value-type="float" office:value="0.893519" calcext:value-type="float">
            <text:p>0,893519</text:p>
          </table:table-cell>
          <table:table-cell office:value-type="float" office:value="1.09393" calcext:value-type="float">
            <text:p>1,09393</text:p>
          </table:table-cell>
          <table:table-cell office:value-type="float" office:value="0.982442" calcext:value-type="float">
            <text:p>0,982442</text:p>
          </table:table-cell>
          <table:table-cell office:value-type="float" office:value="0.96631" calcext:value-type="float">
            <text:p>0,96631</text:p>
          </table:table-cell>
          <table:table-cell office:value-type="float" office:value="0.829717" calcext:value-type="float">
            <text:p>0,829717</text:p>
          </table:table-cell>
          <table:table-cell office:value-type="float" office:value="0.817961" calcext:value-type="float">
            <text:p>0,817961</text:p>
          </table:table-cell>
          <table:table-cell office:value-type="float" office:value="0.945968" calcext:value-type="float">
            <text:p>0,945968</text:p>
          </table:table-cell>
          <table:table-cell office:value-type="float" office:value="0.656969" calcext:value-type="float">
            <text:p>0,656969</text:p>
          </table:table-cell>
          <table:table-cell office:value-type="float" office:value="0.768545" calcext:value-type="float">
            <text:p>0,768545</text:p>
          </table:table-cell>
          <table:table-cell office:value-type="float" office:value="0.629377" calcext:value-type="float">
            <text:p>0,629377</text:p>
          </table:table-cell>
          <table:table-cell office:value-type="float" office:value="0.689728" calcext:value-type="float">
            <text:p>0,689728</text:p>
          </table:table-cell>
          <table:table-cell office:value-type="float" office:value="0.703002" calcext:value-type="float">
            <text:p>0,703002</text:p>
          </table:table-cell>
          <table:table-cell office:value-type="float" office:value="1.00809" calcext:value-type="float">
            <text:p>1,00809</text:p>
          </table:table-cell>
          <table:table-cell office:value-type="float" office:value="0.899935" calcext:value-type="float">
            <text:p>0,899935</text:p>
          </table:table-cell>
          <table:table-cell office:value-type="float" office:value="0.753718" calcext:value-type="float">
            <text:p>0,753718</text:p>
          </table:table-cell>
          <table:table-cell office:value-type="float" office:value="0.721371" calcext:value-type="float">
            <text:p>0,721371</text:p>
          </table:table-cell>
          <table:table-cell office:value-type="float" office:value="0.550104" calcext:value-type="float">
            <text:p>0,550104</text:p>
          </table:table-cell>
          <table:table-cell office:value-type="float" office:value="0.738378" calcext:value-type="float">
            <text:p>0,738378</text:p>
          </table:table-cell>
          <table:table-cell office:value-type="float" office:value="0.834217" calcext:value-type="float">
            <text:p>0,834217</text:p>
          </table:table-cell>
          <table:table-cell office:value-type="float" office:value="0.675145" calcext:value-type="float">
            <text:p>0,675145</text:p>
          </table:table-cell>
          <table:table-cell office:value-type="float" office:value="0.769553" calcext:value-type="float">
            <text:p>0,769553</text:p>
          </table:table-cell>
          <table:table-cell office:value-type="float" office:value="0.589756" calcext:value-type="float">
            <text:p>0,589756</text:p>
          </table:table-cell>
          <table:table-cell office:value-type="float" office:value="1.18155" calcext:value-type="float">
            <text:p>1,18155</text:p>
          </table:table-cell>
          <table:table-cell office:value-type="float" office:value="1.33259" calcext:value-type="float">
            <text:p>1,33259</text:p>
          </table:table-cell>
          <table:table-cell office:value-type="float" office:value="0.411742" calcext:value-type="float">
            <text:p>0,411742</text:p>
          </table:table-cell>
          <table:table-cell office:value-type="float" office:value="0.495515" calcext:value-type="float">
            <text:p>0,495515</text:p>
          </table:table-cell>
          <table:table-cell office:value-type="float" office:value="0.323329" calcext:value-type="float">
            <text:p>0,323329</text:p>
          </table:table-cell>
          <table:table-cell office:value-type="float" office:value="0.178754" calcext:value-type="float">
            <text:p>0,178754</text:p>
          </table:table-cell>
          <table:table-cell office:value-type="float" office:value="0.893586" calcext:value-type="float">
            <text:p>0,893586</text:p>
          </table:table-cell>
          <table:table-cell office:value-type="float" office:value="0.257645" calcext:value-type="float">
            <text:p>0,257645</text:p>
          </table:table-cell>
          <table:table-cell office:value-type="float" office:value="0.627953" calcext:value-type="float">
            <text:p>0,627953</text:p>
          </table:table-cell>
          <table:table-cell office:value-type="float" office:value="0.224343" calcext:value-type="float">
            <text:p>0,224343</text:p>
          </table:table-cell>
          <table:table-cell office:value-type="float" office:value="0.214236" calcext:value-type="float">
            <text:p>0,214236</text:p>
          </table:table-cell>
          <table:table-cell office:value-type="float" office:value="0.212701" calcext:value-type="float">
            <text:p>0,212701</text:p>
          </table:table-cell>
          <table:table-cell office:value-type="float" office:value="0.164441" calcext:value-type="float">
            <text:p>0,164441</text:p>
          </table:table-cell>
          <table:table-cell office:value-type="float" office:value="0.0510981" calcext:value-type="float">
            <text:p>0,0510981</text:p>
          </table:table-cell>
          <table:table-cell office:value-type="float" office:value="0.130182" calcext:value-type="float">
            <text:p>0,130182</text:p>
          </table:table-cell>
          <table:table-cell table:number-columns-repeated="20"/>
          <table:table-cell table:formula="of:=MIN([.A149:.BL149])" office:value-type="float" office:value="0.0510981" calcext:value-type="float">
            <text:p>0,0510981</text:p>
          </table:table-cell>
          <table:table-cell table:formula="of:=MAX([.A149:.BL149])" office:value-type="float" office:value="1.33259" calcext:value-type="float">
            <text:p>1,33259</text:p>
          </table:table-cell>
          <table:table-cell table:number-columns-repeated="7"/>
        </table:table-row>
        <table:table-row table:style-name="ro2">
          <table:table-cell office:value-type="float" office:value="0.189166" calcext:value-type="float">
            <text:p>0,189166</text:p>
          </table:table-cell>
          <table:table-cell office:value-type="float" office:value="0.216265" calcext:value-type="float">
            <text:p>0,216265</text:p>
          </table:table-cell>
          <table:table-cell office:value-type="float" office:value="0.263373" calcext:value-type="float">
            <text:p>0,263373</text:p>
          </table:table-cell>
          <table:table-cell office:value-type="float" office:value="0.359037" calcext:value-type="float">
            <text:p>0,359037</text:p>
          </table:table-cell>
          <table:table-cell office:value-type="float" office:value="0.256741" calcext:value-type="float">
            <text:p>0,256741</text:p>
          </table:table-cell>
          <table:table-cell office:value-type="float" office:value="0.353342" calcext:value-type="float">
            <text:p>0,353342</text:p>
          </table:table-cell>
          <table:table-cell office:value-type="float" office:value="0.309604" calcext:value-type="float">
            <text:p>0,309604</text:p>
          </table:table-cell>
          <table:table-cell office:value-type="float" office:value="0.299295" calcext:value-type="float">
            <text:p>0,299295</text:p>
          </table:table-cell>
          <table:table-cell office:value-type="float" office:value="0.371217" calcext:value-type="float">
            <text:p>0,371217</text:p>
          </table:table-cell>
          <table:table-cell office:value-type="float" office:value="0.307536" calcext:value-type="float">
            <text:p>0,307536</text:p>
          </table:table-cell>
          <table:table-cell office:value-type="float" office:value="0.863888" calcext:value-type="float">
            <text:p>0,863888</text:p>
          </table:table-cell>
          <table:table-cell office:value-type="float" office:value="0.863817" calcext:value-type="float">
            <text:p>0,863817</text:p>
          </table:table-cell>
          <table:table-cell office:value-type="float" office:value="0.943451" calcext:value-type="float">
            <text:p>0,943451</text:p>
          </table:table-cell>
          <table:table-cell office:value-type="float" office:value="0.668193" calcext:value-type="float">
            <text:p>0,668193</text:p>
          </table:table-cell>
          <table:table-cell office:value-type="float" office:value="0.444782" calcext:value-type="float">
            <text:p>0,444782</text:p>
          </table:table-cell>
          <table:table-cell office:value-type="float" office:value="0.601358" calcext:value-type="float">
            <text:p>0,601358</text:p>
          </table:table-cell>
          <table:table-cell office:value-type="float" office:value="1.13248" calcext:value-type="float">
            <text:p>1,13248</text:p>
          </table:table-cell>
          <table:table-cell office:value-type="float" office:value="0.469485" calcext:value-type="float">
            <text:p>0,469485</text:p>
          </table:table-cell>
          <table:table-cell office:value-type="float" office:value="0.770464" calcext:value-type="float">
            <text:p>0,770464</text:p>
          </table:table-cell>
          <table:table-cell office:value-type="float" office:value="0.60752" calcext:value-type="float">
            <text:p>0,60752</text:p>
          </table:table-cell>
          <table:table-cell office:value-type="float" office:value="0.587865" calcext:value-type="float">
            <text:p>0,587865</text:p>
          </table:table-cell>
          <table:table-cell office:value-type="float" office:value="0.486799" calcext:value-type="float">
            <text:p>0,486799</text:p>
          </table:table-cell>
          <table:table-cell office:value-type="float" office:value="0.484982" calcext:value-type="float">
            <text:p>0,484982</text:p>
          </table:table-cell>
          <table:table-cell office:value-type="float" office:value="1.50423" calcext:value-type="float">
            <text:p>1,50423</text:p>
          </table:table-cell>
          <table:table-cell office:value-type="float" office:value="0.646008" calcext:value-type="float">
            <text:p>0,646008</text:p>
          </table:table-cell>
          <table:table-cell office:value-type="float" office:value="0.725063" calcext:value-type="float">
            <text:p>0,725063</text:p>
          </table:table-cell>
          <table:table-cell office:value-type="float" office:value="0.575943" calcext:value-type="float">
            <text:p>0,575943</text:p>
          </table:table-cell>
          <table:table-cell office:value-type="float" office:value="0.585263" calcext:value-type="float">
            <text:p>0,585263</text:p>
          </table:table-cell>
          <table:table-cell office:value-type="float" office:value="0.269066" calcext:value-type="float">
            <text:p>0,269066</text:p>
          </table:table-cell>
          <table:table-cell office:value-type="float" office:value="0.493509" calcext:value-type="float">
            <text:p>0,493509</text:p>
          </table:table-cell>
          <table:table-cell office:value-type="float" office:value="0.638317" calcext:value-type="float">
            <text:p>0,638317</text:p>
          </table:table-cell>
          <table:table-cell office:value-type="float" office:value="1.41365" calcext:value-type="float">
            <text:p>1,41365</text:p>
          </table:table-cell>
          <table:table-cell office:value-type="float" office:value="1.37725" calcext:value-type="float">
            <text:p>1,37725</text:p>
          </table:table-cell>
          <table:table-cell office:value-type="float" office:value="0.753765" calcext:value-type="float">
            <text:p>0,753765</text:p>
          </table:table-cell>
          <table:table-cell office:value-type="float" office:value="0.688379" calcext:value-type="float">
            <text:p>0,688379</text:p>
          </table:table-cell>
          <table:table-cell office:value-type="float" office:value="0.864313" calcext:value-type="float">
            <text:p>0,864313</text:p>
          </table:table-cell>
          <table:table-cell office:value-type="float" office:value="0.519674" calcext:value-type="float">
            <text:p>0,519674</text:p>
          </table:table-cell>
          <table:table-cell office:value-type="float" office:value="0.471062" calcext:value-type="float">
            <text:p>0,471062</text:p>
          </table:table-cell>
          <table:table-cell office:value-type="float" office:value="2.03097" calcext:value-type="float">
            <text:p>2,03097</text:p>
          </table:table-cell>
          <table:table-cell office:value-type="float" office:value="0.246849" calcext:value-type="float">
            <text:p>0,246849</text:p>
          </table:table-cell>
          <table:table-cell office:value-type="float" office:value="2.11249" calcext:value-type="float">
            <text:p>2,11249</text:p>
          </table:table-cell>
          <table:table-cell office:value-type="float" office:value="0.418819" calcext:value-type="float">
            <text:p>0,418819</text:p>
          </table:table-cell>
          <table:table-cell office:value-type="float" office:value="2.25132" calcext:value-type="float">
            <text:p>2,25132</text:p>
          </table:table-cell>
          <table:table-cell office:value-type="float" office:value="0.301395" calcext:value-type="float">
            <text:p>0,301395</text:p>
          </table:table-cell>
          <table:table-cell office:value-type="float" office:value="0.199136" calcext:value-type="float">
            <text:p>0,199136</text:p>
          </table:table-cell>
          <table:table-cell office:value-type="float" office:value="0.141128" calcext:value-type="float">
            <text:p>0,141128</text:p>
          </table:table-cell>
          <table:table-cell office:value-type="float" office:value="0.0968351" calcext:value-type="float">
            <text:p>0,0968351</text:p>
          </table:table-cell>
          <table:table-cell office:value-type="float" office:value="0.108999" calcext:value-type="float">
            <text:p>0,108999</text:p>
          </table:table-cell>
          <table:table-cell table:number-columns-repeated="20"/>
          <table:table-cell table:formula="of:=MIN([.A150:.BL150])" office:value-type="float" office:value="0.0968351" calcext:value-type="float">
            <text:p>0,0968351</text:p>
          </table:table-cell>
          <table:table-cell table:formula="of:=MAX([.A150:.BL150])" office:value-type="float" office:value="2.25132" calcext:value-type="float">
            <text:p>2,25132</text:p>
          </table:table-cell>
          <table:table-cell table:number-columns-repeated="7"/>
        </table:table-row>
        <table:table-row table:style-name="ro2">
          <table:table-cell office:value-type="float" office:value="0.191391" calcext:value-type="float">
            <text:p>0,191391</text:p>
          </table:table-cell>
          <table:table-cell office:value-type="float" office:value="0.193091" calcext:value-type="float">
            <text:p>0,193091</text:p>
          </table:table-cell>
          <table:table-cell office:value-type="float" office:value="0.190382" calcext:value-type="float">
            <text:p>0,190382</text:p>
          </table:table-cell>
          <table:table-cell office:value-type="float" office:value="0.193692" calcext:value-type="float">
            <text:p>0,193692</text:p>
          </table:table-cell>
          <table:table-cell office:value-type="float" office:value="0.774747" calcext:value-type="float">
            <text:p>0,774747</text:p>
          </table:table-cell>
          <table:table-cell office:value-type="float" office:value="0.591033" calcext:value-type="float">
            <text:p>0,591033</text:p>
          </table:table-cell>
          <table:table-cell office:value-type="float" office:value="0.410394" calcext:value-type="float">
            <text:p>0,410394</text:p>
          </table:table-cell>
          <table:table-cell office:value-type="float" office:value="0.296122" calcext:value-type="float">
            <text:p>0,296122</text:p>
          </table:table-cell>
          <table:table-cell office:value-type="float" office:value="0.208197" calcext:value-type="float">
            <text:p>0,208197</text:p>
          </table:table-cell>
          <table:table-cell office:value-type="float" office:value="0.989231" calcext:value-type="float">
            <text:p>0,989231</text:p>
          </table:table-cell>
          <table:table-cell office:value-type="float" office:value="0.804701" calcext:value-type="float">
            <text:p>0,804701</text:p>
          </table:table-cell>
          <table:table-cell office:value-type="float" office:value="0.623105" calcext:value-type="float">
            <text:p>0,623105</text:p>
          </table:table-cell>
          <table:table-cell office:value-type="float" office:value="0.451101" calcext:value-type="float">
            <text:p>0,451101</text:p>
          </table:table-cell>
          <table:table-cell office:value-type="float" office:value="1.0319" calcext:value-type="float">
            <text:p>1,0319</text:p>
          </table:table-cell>
          <table:table-cell office:value-type="float" office:value="0.843256" calcext:value-type="float">
            <text:p>0,843256</text:p>
          </table:table-cell>
          <table:table-cell office:value-type="float" office:value="0.65496" calcext:value-type="float">
            <text:p>0,65496</text:p>
          </table:table-cell>
          <table:table-cell office:value-type="float" office:value="0.466644" calcext:value-type="float">
            <text:p>0,466644</text:p>
          </table:table-cell>
          <table:table-cell office:value-type="float" office:value="0.323966" calcext:value-type="float">
            <text:p>0,323966</text:p>
          </table:table-cell>
          <table:table-cell office:value-type="float" office:value="0.492937" calcext:value-type="float">
            <text:p>0,492937</text:p>
          </table:table-cell>
          <table:table-cell office:value-type="float" office:value="0.322206" calcext:value-type="float">
            <text:p>0,322206</text:p>
          </table:table-cell>
          <table:table-cell office:value-type="float" office:value="0.493759" calcext:value-type="float">
            <text:p>0,493759</text:p>
          </table:table-cell>
          <table:table-cell office:value-type="float" office:value="0.665894" calcext:value-type="float">
            <text:p>0,665894</text:p>
          </table:table-cell>
          <table:table-cell office:value-type="float" office:value="0.821558" calcext:value-type="float">
            <text:p>0,821558</text:p>
          </table:table-cell>
          <table:table-cell office:value-type="float" office:value="0.891083" calcext:value-type="float">
            <text:p>0,891083</text:p>
          </table:table-cell>
          <table:table-cell office:value-type="float" office:value="0.83591" calcext:value-type="float">
            <text:p>0,83591</text:p>
          </table:table-cell>
          <table:table-cell office:value-type="float" office:value="1.14227" calcext:value-type="float">
            <text:p>1,14227</text:p>
          </table:table-cell>
          <table:table-cell office:value-type="float" office:value="0.847022" calcext:value-type="float">
            <text:p>0,847022</text:p>
          </table:table-cell>
          <table:table-cell office:value-type="float" office:value="0.646509" calcext:value-type="float">
            <text:p>0,646509</text:p>
          </table:table-cell>
          <table:table-cell office:value-type="float" office:value="0.647281" calcext:value-type="float">
            <text:p>0,647281</text:p>
          </table:table-cell>
          <table:table-cell office:value-type="float" office:value="0.651253" calcext:value-type="float">
            <text:p>0,651253</text:p>
          </table:table-cell>
          <table:table-cell office:value-type="float" office:value="0.485473" calcext:value-type="float">
            <text:p>0,485473</text:p>
          </table:table-cell>
          <table:table-cell office:value-type="float" office:value="1.00595" calcext:value-type="float">
            <text:p>1,00595</text:p>
          </table:table-cell>
          <table:table-cell office:value-type="float" office:value="0.561818" calcext:value-type="float">
            <text:p>0,561818</text:p>
          </table:table-cell>
          <table:table-cell office:value-type="float" office:value="1.30178" calcext:value-type="float">
            <text:p>1,30178</text:p>
          </table:table-cell>
          <table:table-cell office:value-type="float" office:value="0.611093" calcext:value-type="float">
            <text:p>0,611093</text:p>
          </table:table-cell>
          <table:table-cell office:value-type="float" office:value="0.483228" calcext:value-type="float">
            <text:p>0,483228</text:p>
          </table:table-cell>
          <table:table-cell office:value-type="float" office:value="1.16575" calcext:value-type="float">
            <text:p>1,16575</text:p>
          </table:table-cell>
          <table:table-cell office:value-type="float" office:value="1.43431" calcext:value-type="float">
            <text:p>1,43431</text:p>
          </table:table-cell>
          <table:table-cell office:value-type="float" office:value="1.26506" calcext:value-type="float">
            <text:p>1,26506</text:p>
          </table:table-cell>
          <table:table-cell office:value-type="float" office:value="0.800418" calcext:value-type="float">
            <text:p>0,800418</text:p>
          </table:table-cell>
          <table:table-cell office:value-type="float" office:value="0.492249" calcext:value-type="float">
            <text:p>0,492249</text:p>
          </table:table-cell>
          <table:table-cell office:value-type="float" office:value="0.517999" calcext:value-type="float">
            <text:p>0,517999</text:p>
          </table:table-cell>
          <table:table-cell office:value-type="float" office:value="1.3994" calcext:value-type="float">
            <text:p>1,3994</text:p>
          </table:table-cell>
          <table:table-cell office:value-type="float" office:value="1.4595" calcext:value-type="float">
            <text:p>1,4595</text:p>
          </table:table-cell>
          <table:table-cell office:value-type="float" office:value="0.267672" calcext:value-type="float">
            <text:p>0,267672</text:p>
          </table:table-cell>
          <table:table-cell office:value-type="float" office:value="0.665872" calcext:value-type="float">
            <text:p>0,665872</text:p>
          </table:table-cell>
          <table:table-cell office:value-type="float" office:value="1.51572" calcext:value-type="float">
            <text:p>1,51572</text:p>
          </table:table-cell>
          <table:table-cell office:value-type="float" office:value="1.49872" calcext:value-type="float">
            <text:p>1,49872</text:p>
          </table:table-cell>
          <table:table-cell table:number-columns-repeated="20"/>
          <table:table-cell table:formula="of:=MIN([.A151:.BL151])" office:value-type="float" office:value="0.190382" calcext:value-type="float">
            <text:p>0,190382</text:p>
          </table:table-cell>
          <table:table-cell table:formula="of:=MAX([.A151:.BL151])" office:value-type="float" office:value="1.51572" calcext:value-type="float">
            <text:p>1,51572</text:p>
          </table:table-cell>
          <table:table-cell table:number-columns-repeated="7"/>
        </table:table-row>
        <table:table-row table:style-name="ro2">
          <table:table-cell office:value-type="float" office:value="0.188536" calcext:value-type="float">
            <text:p>0,188536</text:p>
          </table:table-cell>
          <table:table-cell office:value-type="float" office:value="0.217821" calcext:value-type="float">
            <text:p>0,217821</text:p>
          </table:table-cell>
          <table:table-cell office:value-type="float" office:value="0.262811" calcext:value-type="float">
            <text:p>0,262811</text:p>
          </table:table-cell>
          <table:table-cell office:value-type="float" office:value="0.190246" calcext:value-type="float">
            <text:p>0,190246</text:p>
          </table:table-cell>
          <table:table-cell office:value-type="float" office:value="0.220391" calcext:value-type="float">
            <text:p>0,220391</text:p>
          </table:table-cell>
          <table:table-cell office:value-type="float" office:value="0.192299" calcext:value-type="float">
            <text:p>0,192299</text:p>
          </table:table-cell>
          <table:table-cell office:value-type="float" office:value="0.220496" calcext:value-type="float">
            <text:p>0,220496</text:p>
          </table:table-cell>
          <table:table-cell office:value-type="float" office:value="0.322417" calcext:value-type="float">
            <text:p>0,322417</text:p>
          </table:table-cell>
          <table:table-cell office:value-type="float" office:value="0.397985" calcext:value-type="float">
            <text:p>0,397985</text:p>
          </table:table-cell>
          <table:table-cell office:value-type="float" office:value="0.325252" calcext:value-type="float">
            <text:p>0,325252</text:p>
          </table:table-cell>
          <table:table-cell office:value-type="float" office:value="1.02688" calcext:value-type="float">
            <text:p>1,02688</text:p>
          </table:table-cell>
          <table:table-cell office:value-type="float" office:value="0.768825" calcext:value-type="float">
            <text:p>0,768825</text:p>
          </table:table-cell>
          <table:table-cell office:value-type="float" office:value="0.43184" calcext:value-type="float">
            <text:p>0,43184</text:p>
          </table:table-cell>
          <table:table-cell office:value-type="float" office:value="0.409835" calcext:value-type="float">
            <text:p>0,409835</text:p>
          </table:table-cell>
          <table:table-cell office:value-type="float" office:value="0.191837" calcext:value-type="float">
            <text:p>0,191837</text:p>
          </table:table-cell>
          <table:table-cell office:value-type="float" office:value="0.22048" calcext:value-type="float">
            <text:p>0,22048</text:p>
          </table:table-cell>
          <table:table-cell office:value-type="float" office:value="0.265889" calcext:value-type="float">
            <text:p>0,265889</text:p>
          </table:table-cell>
          <table:table-cell office:value-type="float" office:value="0.342004" calcext:value-type="float">
            <text:p>0,342004</text:p>
          </table:table-cell>
          <table:table-cell office:value-type="float" office:value="1.2693" calcext:value-type="float">
            <text:p>1,2693</text:p>
          </table:table-cell>
          <table:table-cell office:value-type="float" office:value="0.246797" calcext:value-type="float">
            <text:p>0,246797</text:p>
          </table:table-cell>
          <table:table-cell office:value-type="float" office:value="1.16844" calcext:value-type="float">
            <text:p>1,16844</text:p>
          </table:table-cell>
          <table:table-cell office:value-type="float" office:value="0.40923" calcext:value-type="float">
            <text:p>0,40923</text:p>
          </table:table-cell>
          <table:table-cell office:value-type="float" office:value="1.62816" calcext:value-type="float">
            <text:p>1,62816</text:p>
          </table:table-cell>
          <table:table-cell office:value-type="float" office:value="1.23509" calcext:value-type="float">
            <text:p>1,23509</text:p>
          </table:table-cell>
          <table:table-cell office:value-type="float" office:value="1.50788" calcext:value-type="float">
            <text:p>1,50788</text:p>
          </table:table-cell>
          <table:table-cell office:value-type="float" office:value="1.11383" calcext:value-type="float">
            <text:p>1,11383</text:p>
          </table:table-cell>
          <table:table-cell office:value-type="float" office:value="0.999214" calcext:value-type="float">
            <text:p>0,999214</text:p>
          </table:table-cell>
          <table:table-cell office:value-type="float" office:value="1.07474" calcext:value-type="float">
            <text:p>1,07474</text:p>
          </table:table-cell>
          <table:table-cell office:value-type="float" office:value="1.03929" calcext:value-type="float">
            <text:p>1,03929</text:p>
          </table:table-cell>
          <table:table-cell office:value-type="float" office:value="1.08431" calcext:value-type="float">
            <text:p>1,08431</text:p>
          </table:table-cell>
          <table:table-cell office:value-type="float" office:value="1.20312" calcext:value-type="float">
            <text:p>1,20312</text:p>
          </table:table-cell>
          <table:table-cell office:value-type="float" office:value="2.03797" calcext:value-type="float">
            <text:p>2,03797</text:p>
          </table:table-cell>
          <table:table-cell office:value-type="float" office:value="0.776264" calcext:value-type="float">
            <text:p>0,776264</text:p>
          </table:table-cell>
          <table:table-cell office:value-type="float" office:value="0.712557" calcext:value-type="float">
            <text:p>0,712557</text:p>
          </table:table-cell>
          <table:table-cell office:value-type="float" office:value="2.06162" calcext:value-type="float">
            <text:p>2,06162</text:p>
          </table:table-cell>
          <table:table-cell office:value-type="float" office:value="1.65366" calcext:value-type="float">
            <text:p>1,65366</text:p>
          </table:table-cell>
          <table:table-cell office:value-type="float" office:value="1.45914" calcext:value-type="float">
            <text:p>1,45914</text:p>
          </table:table-cell>
          <table:table-cell office:value-type="float" office:value="1.54762" calcext:value-type="float">
            <text:p>1,54762</text:p>
          </table:table-cell>
          <table:table-cell office:value-type="float" office:value="1.23096" calcext:value-type="float">
            <text:p>1,23096</text:p>
          </table:table-cell>
          <table:table-cell office:value-type="float" office:value="1.00617" calcext:value-type="float">
            <text:p>1,00617</text:p>
          </table:table-cell>
          <table:table-cell office:value-type="float" office:value="1.00647" calcext:value-type="float">
            <text:p>1,00647</text:p>
          </table:table-cell>
          <table:table-cell office:value-type="float" office:value="1.42328" calcext:value-type="float">
            <text:p>1,42328</text:p>
          </table:table-cell>
          <table:table-cell office:value-type="float" office:value="0.761732" calcext:value-type="float">
            <text:p>0,761732</text:p>
          </table:table-cell>
          <table:table-cell office:value-type="float" office:value="1.47687" calcext:value-type="float">
            <text:p>1,47687</text:p>
          </table:table-cell>
          <table:table-cell office:value-type="float" office:value="1.47918" calcext:value-type="float">
            <text:p>1,47918</text:p>
          </table:table-cell>
          <table:table-cell office:value-type="float" office:value="2.33201" calcext:value-type="float">
            <text:p>2,33201</text:p>
          </table:table-cell>
          <table:table-cell office:value-type="float" office:value="1.51426" calcext:value-type="float">
            <text:p>1,51426</text:p>
          </table:table-cell>
          <table:table-cell office:value-type="float" office:value="1.5305" calcext:value-type="float">
            <text:p>1,5305</text:p>
          </table:table-cell>
          <table:table-cell table:number-columns-repeated="20"/>
          <table:table-cell table:formula="of:=MIN([.A152:.BL152])" office:value-type="float" office:value="0.188536" calcext:value-type="float">
            <text:p>0,188536</text:p>
          </table:table-cell>
          <table:table-cell table:formula="of:=MAX([.A152:.BL152])" office:value-type="float" office:value="2.33201" calcext:value-type="float">
            <text:p>2,33201</text:p>
          </table:table-cell>
          <table:table-cell table:number-columns-repeated="7"/>
        </table:table-row>
        <table:table-row table:style-name="ro2">
          <table:table-cell office:value-type="float" office:value="0.186397" calcext:value-type="float">
            <text:p>0,186397</text:p>
          </table:table-cell>
          <table:table-cell office:value-type="float" office:value="0.219127" calcext:value-type="float">
            <text:p>0,219127</text:p>
          </table:table-cell>
          <table:table-cell office:value-type="float" office:value="0.250462" calcext:value-type="float">
            <text:p>0,250462</text:p>
          </table:table-cell>
          <table:table-cell office:value-type="float" office:value="0.305" calcext:value-type="float">
            <text:p>0,305</text:p>
          </table:table-cell>
          <table:table-cell office:value-type="float" office:value="0.175677" calcext:value-type="float">
            <text:p>0,175677</text:p>
          </table:table-cell>
          <table:table-cell office:value-type="float" office:value="0.228263" calcext:value-type="float">
            <text:p>0,228263</text:p>
          </table:table-cell>
          <table:table-cell office:value-type="float" office:value="0.449137" calcext:value-type="float">
            <text:p>0,449137</text:p>
          </table:table-cell>
          <table:table-cell office:value-type="float" office:value="0.191652" calcext:value-type="float">
            <text:p>0,191652</text:p>
          </table:table-cell>
          <table:table-cell office:value-type="float" office:value="0.369492" calcext:value-type="float">
            <text:p>0,369492</text:p>
          </table:table-cell>
          <table:table-cell office:value-type="float" office:value="0.35097" calcext:value-type="float">
            <text:p>0,35097</text:p>
          </table:table-cell>
          <table:table-cell office:value-type="float" office:value="0.326911" calcext:value-type="float">
            <text:p>0,326911</text:p>
          </table:table-cell>
          <table:table-cell office:value-type="float" office:value="0.354075" calcext:value-type="float">
            <text:p>0,354075</text:p>
          </table:table-cell>
          <table:table-cell office:value-type="float" office:value="0.358695" calcext:value-type="float">
            <text:p>0,358695</text:p>
          </table:table-cell>
          <table:table-cell office:value-type="float" office:value="0.8687" calcext:value-type="float">
            <text:p>0,8687</text:p>
          </table:table-cell>
          <table:table-cell office:value-type="float" office:value="0.765564" calcext:value-type="float">
            <text:p>0,765564</text:p>
          </table:table-cell>
          <table:table-cell office:value-type="float" office:value="0.661386" calcext:value-type="float">
            <text:p>0,661386</text:p>
          </table:table-cell>
          <table:table-cell office:value-type="float" office:value="0.63591" calcext:value-type="float">
            <text:p>0,63591</text:p>
          </table:table-cell>
          <table:table-cell office:value-type="float" office:value="0.569733" calcext:value-type="float">
            <text:p>0,569733</text:p>
          </table:table-cell>
          <table:table-cell office:value-type="float" office:value="1.37589" calcext:value-type="float">
            <text:p>1,37589</text:p>
          </table:table-cell>
          <table:table-cell office:value-type="float" office:value="1.32131" calcext:value-type="float">
            <text:p>1,32131</text:p>
          </table:table-cell>
          <table:table-cell office:value-type="float" office:value="0.514819" calcext:value-type="float">
            <text:p>0,514819</text:p>
          </table:table-cell>
          <table:table-cell office:value-type="float" office:value="0.533194" calcext:value-type="float">
            <text:p>0,533194</text:p>
          </table:table-cell>
          <table:table-cell office:value-type="float" office:value="0.51094" calcext:value-type="float">
            <text:p>0,51094</text:p>
          </table:table-cell>
          <table:table-cell office:value-type="float" office:value="0.471363" calcext:value-type="float">
            <text:p>0,471363</text:p>
          </table:table-cell>
          <table:table-cell office:value-type="float" office:value="1.39802" calcext:value-type="float">
            <text:p>1,39802</text:p>
          </table:table-cell>
          <table:table-cell office:value-type="float" office:value="0.239218" calcext:value-type="float">
            <text:p>0,239218</text:p>
          </table:table-cell>
          <table:table-cell office:value-type="float" office:value="1.78644" calcext:value-type="float">
            <text:p>1,78644</text:p>
          </table:table-cell>
          <table:table-cell office:value-type="float" office:value="1.54405" calcext:value-type="float">
            <text:p>1,54405</text:p>
          </table:table-cell>
          <table:table-cell office:value-type="float" office:value="0.287046" calcext:value-type="float">
            <text:p>0,287046</text:p>
          </table:table-cell>
          <table:table-cell office:value-type="float" office:value="1.63431" calcext:value-type="float">
            <text:p>1,63431</text:p>
          </table:table-cell>
          <table:table-cell office:value-type="float" office:value="1.62461" calcext:value-type="float">
            <text:p>1,62461</text:p>
          </table:table-cell>
          <table:table-cell office:value-type="float" office:value="1.52438" calcext:value-type="float">
            <text:p>1,52438</text:p>
          </table:table-cell>
          <table:table-cell office:value-type="float" office:value="0.363124" calcext:value-type="float">
            <text:p>0,363124</text:p>
          </table:table-cell>
          <table:table-cell office:value-type="float" office:value="1.3341" calcext:value-type="float">
            <text:p>1,3341</text:p>
          </table:table-cell>
          <table:table-cell office:value-type="float" office:value="1.25689" calcext:value-type="float">
            <text:p>1,25689</text:p>
          </table:table-cell>
          <table:table-cell office:value-type="float" office:value="0.366647" calcext:value-type="float">
            <text:p>0,366647</text:p>
          </table:table-cell>
          <table:table-cell office:value-type="float" office:value="2.09526" calcext:value-type="float">
            <text:p>2,09526</text:p>
          </table:table-cell>
          <table:table-cell office:value-type="float" office:value="2.1848" calcext:value-type="float">
            <text:p>2,1848</text:p>
          </table:table-cell>
          <table:table-cell office:value-type="float" office:value="1.91861" calcext:value-type="float">
            <text:p>1,91861</text:p>
          </table:table-cell>
          <table:table-cell office:value-type="float" office:value="0.98989" calcext:value-type="float">
            <text:p>0,98989</text:p>
          </table:table-cell>
          <table:table-cell office:value-type="float" office:value="0.307132" calcext:value-type="float">
            <text:p>0,307132</text:p>
          </table:table-cell>
          <table:table-cell office:value-type="float" office:value="1.67366" calcext:value-type="float">
            <text:p>1,67366</text:p>
          </table:table-cell>
          <table:table-cell office:value-type="float" office:value="1.35102" calcext:value-type="float">
            <text:p>1,35102</text:p>
          </table:table-cell>
          <table:table-cell office:value-type="float" office:value="1.25448" calcext:value-type="float">
            <text:p>1,25448</text:p>
          </table:table-cell>
          <table:table-cell office:value-type="float" office:value="1.1653" calcext:value-type="float">
            <text:p>1,1653</text:p>
          </table:table-cell>
          <table:table-cell office:value-type="float" office:value="0.485734" calcext:value-type="float">
            <text:p>0,485734</text:p>
          </table:table-cell>
          <table:table-cell office:value-type="float" office:value="1.72837" calcext:value-type="float">
            <text:p>1,72837</text:p>
          </table:table-cell>
          <table:table-cell office:value-type="float" office:value="0.0797479" calcext:value-type="float">
            <text:p>0,0797479</text:p>
          </table:table-cell>
          <table:table-cell table:number-columns-repeated="20"/>
          <table:table-cell table:formula="of:=MIN([.A153:.BL153])" office:value-type="float" office:value="0.0797479" calcext:value-type="float">
            <text:p>0,0797479</text:p>
          </table:table-cell>
          <table:table-cell table:formula="of:=MAX([.A153:.BL153])" office:value-type="float" office:value="2.1848" calcext:value-type="float">
            <text:p>2,1848</text:p>
          </table:table-cell>
          <table:table-cell table:number-columns-repeated="7"/>
        </table:table-row>
        <table:table-row table:style-name="ro2">
          <table:table-cell office:value-type="float" office:value="0.198757" calcext:value-type="float">
            <text:p>0,198757</text:p>
          </table:table-cell>
          <table:table-cell office:value-type="float" office:value="0.254984" calcext:value-type="float">
            <text:p>0,254984</text:p>
          </table:table-cell>
          <table:table-cell office:value-type="float" office:value="0.329205" calcext:value-type="float">
            <text:p>0,329205</text:p>
          </table:table-cell>
          <table:table-cell office:value-type="float" office:value="0.19214" calcext:value-type="float">
            <text:p>0,19214</text:p>
          </table:table-cell>
          <table:table-cell office:value-type="float" office:value="0.247183" calcext:value-type="float">
            <text:p>0,247183</text:p>
          </table:table-cell>
          <table:table-cell office:value-type="float" office:value="0.355553" calcext:value-type="float">
            <text:p>0,355553</text:p>
          </table:table-cell>
          <table:table-cell office:value-type="float" office:value="0.165138" calcext:value-type="float">
            <text:p>0,165138</text:p>
          </table:table-cell>
          <table:table-cell office:value-type="float" office:value="0.862591" calcext:value-type="float">
            <text:p>0,862591</text:p>
          </table:table-cell>
          <table:table-cell office:value-type="float" office:value="0.223154" calcext:value-type="float">
            <text:p>0,223154</text:p>
          </table:table-cell>
          <table:table-cell office:value-type="float" office:value="0.726952" calcext:value-type="float">
            <text:p>0,726952</text:p>
          </table:table-cell>
          <table:table-cell office:value-type="float" office:value="0.651038" calcext:value-type="float">
            <text:p>0,651038</text:p>
          </table:table-cell>
          <table:table-cell office:value-type="float" office:value="0.438846" calcext:value-type="float">
            <text:p>0,438846</text:p>
          </table:table-cell>
          <table:table-cell office:value-type="float" office:value="0.530832" calcext:value-type="float">
            <text:p>0,530832</text:p>
          </table:table-cell>
          <table:table-cell office:value-type="float" office:value="0.433065" calcext:value-type="float">
            <text:p>0,433065</text:p>
          </table:table-cell>
          <table:table-cell office:value-type="float" office:value="0.222206" calcext:value-type="float">
            <text:p>0,222206</text:p>
          </table:table-cell>
          <table:table-cell office:value-type="float" office:value="0.455703" calcext:value-type="float">
            <text:p>0,455703</text:p>
          </table:table-cell>
          <table:table-cell office:value-type="float" office:value="0.351214" calcext:value-type="float">
            <text:p>0,351214</text:p>
          </table:table-cell>
          <table:table-cell office:value-type="float" office:value="0.168131" calcext:value-type="float">
            <text:p>0,168131</text:p>
          </table:table-cell>
          <table:table-cell office:value-type="float" office:value="0.22131" calcext:value-type="float">
            <text:p>0,22131</text:p>
          </table:table-cell>
          <table:table-cell office:value-type="float" office:value="1.07562" calcext:value-type="float">
            <text:p>1,07562</text:p>
          </table:table-cell>
          <table:table-cell office:value-type="float" office:value="1.46913" calcext:value-type="float">
            <text:p>1,46913</text:p>
          </table:table-cell>
          <table:table-cell office:value-type="float" office:value="0.704731" calcext:value-type="float">
            <text:p>0,704731</text:p>
          </table:table-cell>
          <table:table-cell office:value-type="float" office:value="0.528471" calcext:value-type="float">
            <text:p>0,528471</text:p>
          </table:table-cell>
          <table:table-cell office:value-type="float" office:value="0.872755" calcext:value-type="float">
            <text:p>0,872755</text:p>
          </table:table-cell>
          <table:table-cell office:value-type="float" office:value="0.904468" calcext:value-type="float">
            <text:p>0,904468</text:p>
          </table:table-cell>
          <table:table-cell office:value-type="float" office:value="1.63156" calcext:value-type="float">
            <text:p>1,63156</text:p>
          </table:table-cell>
          <table:table-cell office:value-type="float" office:value="0.364598" calcext:value-type="float">
            <text:p>0,364598</text:p>
          </table:table-cell>
          <table:table-cell office:value-type="float" office:value="1.41936" calcext:value-type="float">
            <text:p>1,41936</text:p>
          </table:table-cell>
          <table:table-cell office:value-type="float" office:value="1.82423" calcext:value-type="float">
            <text:p>1,82423</text:p>
          </table:table-cell>
          <table:table-cell office:value-type="float" office:value="0.45358" calcext:value-type="float">
            <text:p>0,45358</text:p>
          </table:table-cell>
          <table:table-cell office:value-type="float" office:value="1.23161" calcext:value-type="float">
            <text:p>1,23161</text:p>
          </table:table-cell>
          <table:table-cell office:value-type="float" office:value="1.93647" calcext:value-type="float">
            <text:p>1,93647</text:p>
          </table:table-cell>
          <table:table-cell office:value-type="float" office:value="0.493561" calcext:value-type="float">
            <text:p>0,493561</text:p>
          </table:table-cell>
          <table:table-cell office:value-type="float" office:value="1.65915" calcext:value-type="float">
            <text:p>1,65915</text:p>
          </table:table-cell>
          <table:table-cell office:value-type="float" office:value="0.502031" calcext:value-type="float">
            <text:p>0,502031</text:p>
          </table:table-cell>
          <table:table-cell office:value-type="float" office:value="0.546726" calcext:value-type="float">
            <text:p>0,546726</text:p>
          </table:table-cell>
          <table:table-cell office:value-type="float" office:value="1.74257" calcext:value-type="float">
            <text:p>1,74257</text:p>
          </table:table-cell>
          <table:table-cell office:value-type="float" office:value="0.272027" calcext:value-type="float">
            <text:p>0,272027</text:p>
          </table:table-cell>
          <table:table-cell office:value-type="float" office:value="1.77647" calcext:value-type="float">
            <text:p>1,77647</text:p>
          </table:table-cell>
          <table:table-cell office:value-type="float" office:value="0.81841" calcext:value-type="float">
            <text:p>0,81841</text:p>
          </table:table-cell>
          <table:table-cell office:value-type="float" office:value="1.05483" calcext:value-type="float">
            <text:p>1,05483</text:p>
          </table:table-cell>
          <table:table-cell office:value-type="float" office:value="1.15263" calcext:value-type="float">
            <text:p>1,15263</text:p>
          </table:table-cell>
          <table:table-cell office:value-type="float" office:value="0.687337" calcext:value-type="float">
            <text:p>0,687337</text:p>
          </table:table-cell>
          <table:table-cell office:value-type="float" office:value="0.165158" calcext:value-type="float">
            <text:p>0,165158</text:p>
          </table:table-cell>
          <table:table-cell office:value-type="float" office:value="0.140334" calcext:value-type="float">
            <text:p>0,140334</text:p>
          </table:table-cell>
          <table:table-cell office:value-type="float" office:value="0.281371" calcext:value-type="float">
            <text:p>0,281371</text:p>
          </table:table-cell>
          <table:table-cell office:value-type="float" office:value="0.062772" calcext:value-type="float">
            <text:p>0,062772</text:p>
          </table:table-cell>
          <table:table-cell office:value-type="float" office:value="0.050365" calcext:value-type="float">
            <text:p>0,050365</text:p>
          </table:table-cell>
          <table:table-cell table:number-columns-repeated="20"/>
          <table:table-cell table:formula="of:=MIN([.A154:.BL154])" office:value-type="float" office:value="0.050365" calcext:value-type="float">
            <text:p>0,050365</text:p>
          </table:table-cell>
          <table:table-cell table:formula="of:=MAX([.A154:.BL154])" office:value-type="float" office:value="1.93647" calcext:value-type="float">
            <text:p>1,93647</text:p>
          </table:table-cell>
          <table:table-cell table:number-columns-repeated="7"/>
        </table:table-row>
        <table:table-row table:style-name="ro2">
          <table:table-cell office:value-type="float" office:value="0.135933" calcext:value-type="float">
            <text:p>0,135933</text:p>
          </table:table-cell>
          <table:table-cell office:value-type="float" office:value="0.174575" calcext:value-type="float">
            <text:p>0,174575</text:p>
          </table:table-cell>
          <table:table-cell office:value-type="float" office:value="0.248218" calcext:value-type="float">
            <text:p>0,248218</text:p>
          </table:table-cell>
          <table:table-cell office:value-type="float" office:value="0.305291" calcext:value-type="float">
            <text:p>0,305291</text:p>
          </table:table-cell>
          <table:table-cell office:value-type="float" office:value="0.22355" calcext:value-type="float">
            <text:p>0,22355</text:p>
          </table:table-cell>
          <table:table-cell office:value-type="float" office:value="0.263414" calcext:value-type="float">
            <text:p>0,263414</text:p>
          </table:table-cell>
          <table:table-cell office:value-type="float" office:value="0.130406" calcext:value-type="float">
            <text:p>0,130406</text:p>
          </table:table-cell>
          <table:table-cell office:value-type="float" office:value="0.179368" calcext:value-type="float">
            <text:p>0,179368</text:p>
          </table:table-cell>
          <table:table-cell office:value-type="float" office:value="0.124872" calcext:value-type="float">
            <text:p>0,124872</text:p>
          </table:table-cell>
          <table:table-cell office:value-type="float" office:value="0.149764" calcext:value-type="float">
            <text:p>0,149764</text:p>
          </table:table-cell>
          <table:table-cell office:value-type="float" office:value="0.296511" calcext:value-type="float">
            <text:p>0,296511</text:p>
          </table:table-cell>
          <table:table-cell office:value-type="float" office:value="0.349153" calcext:value-type="float">
            <text:p>0,349153</text:p>
          </table:table-cell>
          <table:table-cell office:value-type="float" office:value="0.237759" calcext:value-type="float">
            <text:p>0,237759</text:p>
          </table:table-cell>
          <table:table-cell office:value-type="float" office:value="0.148094" calcext:value-type="float">
            <text:p>0,148094</text:p>
          </table:table-cell>
          <table:table-cell office:value-type="float" office:value="0.21385" calcext:value-type="float">
            <text:p>0,21385</text:p>
          </table:table-cell>
          <table:table-cell office:value-type="float" office:value="0.25452" calcext:value-type="float">
            <text:p>0,25452</text:p>
          </table:table-cell>
          <table:table-cell office:value-type="float" office:value="0.428378" calcext:value-type="float">
            <text:p>0,428378</text:p>
          </table:table-cell>
          <table:table-cell office:value-type="float" office:value="0.931448" calcext:value-type="float">
            <text:p>0,931448</text:p>
          </table:table-cell>
          <table:table-cell office:value-type="float" office:value="0.787722" calcext:value-type="float">
            <text:p>0,787722</text:p>
          </table:table-cell>
          <table:table-cell office:value-type="float" office:value="0.618903" calcext:value-type="float">
            <text:p>0,618903</text:p>
          </table:table-cell>
          <table:table-cell office:value-type="float" office:value="0.554585" calcext:value-type="float">
            <text:p>0,554585</text:p>
          </table:table-cell>
          <table:table-cell office:value-type="float" office:value="0.494297" calcext:value-type="float">
            <text:p>0,494297</text:p>
          </table:table-cell>
          <table:table-cell office:value-type="float" office:value="0.430097" calcext:value-type="float">
            <text:p>0,430097</text:p>
          </table:table-cell>
          <table:table-cell office:value-type="float" office:value="0.429489" calcext:value-type="float">
            <text:p>0,429489</text:p>
          </table:table-cell>
          <table:table-cell office:value-type="float" office:value="0.47467" calcext:value-type="float">
            <text:p>0,47467</text:p>
          </table:table-cell>
          <table:table-cell office:value-type="float" office:value="1.37004" calcext:value-type="float">
            <text:p>1,37004</text:p>
          </table:table-cell>
          <table:table-cell office:value-type="float" office:value="0.485278" calcext:value-type="float">
            <text:p>0,485278</text:p>
          </table:table-cell>
          <table:table-cell office:value-type="float" office:value="0.499966" calcext:value-type="float">
            <text:p>0,499966</text:p>
          </table:table-cell>
          <table:table-cell office:value-type="float" office:value="0.534196" calcext:value-type="float">
            <text:p>0,534196</text:p>
          </table:table-cell>
          <table:table-cell office:value-type="float" office:value="1.54809" calcext:value-type="float">
            <text:p>1,54809</text:p>
          </table:table-cell>
          <table:table-cell office:value-type="float" office:value="0.53705" calcext:value-type="float">
            <text:p>0,53705</text:p>
          </table:table-cell>
          <table:table-cell office:value-type="float" office:value="0.494571" calcext:value-type="float">
            <text:p>0,494571</text:p>
          </table:table-cell>
          <table:table-cell office:value-type="float" office:value="1.45732" calcext:value-type="float">
            <text:p>1,45732</text:p>
          </table:table-cell>
          <table:table-cell office:value-type="float" office:value="0.71095" calcext:value-type="float">
            <text:p>0,71095</text:p>
          </table:table-cell>
          <table:table-cell office:value-type="float" office:value="0.727978" calcext:value-type="float">
            <text:p>0,727978</text:p>
          </table:table-cell>
          <table:table-cell office:value-type="float" office:value="0.553626" calcext:value-type="float">
            <text:p>0,553626</text:p>
          </table:table-cell>
          <table:table-cell office:value-type="float" office:value="0.524634" calcext:value-type="float">
            <text:p>0,524634</text:p>
          </table:table-cell>
          <table:table-cell office:value-type="float" office:value="0.43985" calcext:value-type="float">
            <text:p>0,43985</text:p>
          </table:table-cell>
          <table:table-cell office:value-type="float" office:value="1.82742" calcext:value-type="float">
            <text:p>1,82742</text:p>
          </table:table-cell>
          <table:table-cell office:value-type="float" office:value="1.84106" calcext:value-type="float">
            <text:p>1,84106</text:p>
          </table:table-cell>
          <table:table-cell office:value-type="float" office:value="1.77899" calcext:value-type="float">
            <text:p>1,77899</text:p>
          </table:table-cell>
          <table:table-cell office:value-type="float" office:value="0.13928" calcext:value-type="float">
            <text:p>0,13928</text:p>
          </table:table-cell>
          <table:table-cell office:value-type="float" office:value="0.62979" calcext:value-type="float">
            <text:p>0,62979</text:p>
          </table:table-cell>
          <table:table-cell office:value-type="float" office:value="0.315264" calcext:value-type="float">
            <text:p>0,315264</text:p>
          </table:table-cell>
          <table:table-cell office:value-type="float" office:value="0.164793" calcext:value-type="float">
            <text:p>0,164793</text:p>
          </table:table-cell>
          <table:table-cell office:value-type="float" office:value="0.071615" calcext:value-type="float">
            <text:p>0,071615</text:p>
          </table:table-cell>
          <table:table-cell office:value-type="float" office:value="0.149745" calcext:value-type="float">
            <text:p>0,149745</text:p>
          </table:table-cell>
          <table:table-cell office:value-type="float" office:value="0.423951" calcext:value-type="float">
            <text:p>0,423951</text:p>
          </table:table-cell>
          <table:table-cell table:number-columns-repeated="20"/>
          <table:table-cell table:formula="of:=MIN([.A155:.BL155])" office:value-type="float" office:value="0.071615" calcext:value-type="float">
            <text:p>0,071615</text:p>
          </table:table-cell>
          <table:table-cell table:formula="of:=MAX([.A155:.BL155])" office:value-type="float" office:value="1.84106" calcext:value-type="float">
            <text:p>1,84106</text:p>
          </table:table-cell>
          <table:table-cell table:number-columns-repeated="7"/>
        </table:table-row>
        <table:table-row table:style-name="ro2">
          <table:table-cell office:value-type="float" office:value="0.188906" calcext:value-type="float">
            <text:p>0,188906</text:p>
          </table:table-cell>
          <table:table-cell office:value-type="float" office:value="0.280147" calcext:value-type="float">
            <text:p>0,280147</text:p>
          </table:table-cell>
          <table:table-cell office:value-type="float" office:value="0.203082" calcext:value-type="float">
            <text:p>0,203082</text:p>
          </table:table-cell>
          <table:table-cell office:value-type="float" office:value="0.281569" calcext:value-type="float">
            <text:p>0,281569</text:p>
          </table:table-cell>
          <table:table-cell office:value-type="float" office:value="0.191094" calcext:value-type="float">
            <text:p>0,191094</text:p>
          </table:table-cell>
          <table:table-cell office:value-type="float" office:value="0.261691" calcext:value-type="float">
            <text:p>0,261691</text:p>
          </table:table-cell>
          <table:table-cell office:value-type="float" office:value="0.187614" calcext:value-type="float">
            <text:p>0,187614</text:p>
          </table:table-cell>
          <table:table-cell office:value-type="float" office:value="0.167229" calcext:value-type="float">
            <text:p>0,167229</text:p>
          </table:table-cell>
          <table:table-cell office:value-type="float" office:value="0.944451" calcext:value-type="float">
            <text:p>0,944451</text:p>
          </table:table-cell>
          <table:table-cell office:value-type="float" office:value="0.714277" calcext:value-type="float">
            <text:p>0,714277</text:p>
          </table:table-cell>
          <table:table-cell office:value-type="float" office:value="0.607478" calcext:value-type="float">
            <text:p>0,607478</text:p>
          </table:table-cell>
          <table:table-cell office:value-type="float" office:value="0.425396" calcext:value-type="float">
            <text:p>0,425396</text:p>
          </table:table-cell>
          <table:table-cell office:value-type="float" office:value="0.388059" calcext:value-type="float">
            <text:p>0,388059</text:p>
          </table:table-cell>
          <table:table-cell office:value-type="float" office:value="0.355553" calcext:value-type="float">
            <text:p>0,355553</text:p>
          </table:table-cell>
          <table:table-cell office:value-type="float" office:value="0.269366" calcext:value-type="float">
            <text:p>0,269366</text:p>
          </table:table-cell>
          <table:table-cell office:value-type="float" office:value="0.362913" calcext:value-type="float">
            <text:p>0,362913</text:p>
          </table:table-cell>
          <table:table-cell office:value-type="float" office:value="0.348636" calcext:value-type="float">
            <text:p>0,348636</text:p>
          </table:table-cell>
          <table:table-cell office:value-type="float" office:value="0.406878" calcext:value-type="float">
            <text:p>0,406878</text:p>
          </table:table-cell>
          <table:table-cell office:value-type="float" office:value="0.405644" calcext:value-type="float">
            <text:p>0,405644</text:p>
          </table:table-cell>
          <table:table-cell office:value-type="float" office:value="1.41731" calcext:value-type="float">
            <text:p>1,41731</text:p>
          </table:table-cell>
          <table:table-cell office:value-type="float" office:value="1.23068" calcext:value-type="float">
            <text:p>1,23068</text:p>
          </table:table-cell>
          <table:table-cell office:value-type="float" office:value="1.03082" calcext:value-type="float">
            <text:p>1,03082</text:p>
          </table:table-cell>
          <table:table-cell office:value-type="float" office:value="0.84501" calcext:value-type="float">
            <text:p>0,84501</text:p>
          </table:table-cell>
          <table:table-cell office:value-type="float" office:value="0.659454" calcext:value-type="float">
            <text:p>0,659454</text:p>
          </table:table-cell>
          <table:table-cell office:value-type="float" office:value="0.506503" calcext:value-type="float">
            <text:p>0,506503</text:p>
          </table:table-cell>
          <table:table-cell office:value-type="float" office:value="0.270741" calcext:value-type="float">
            <text:p>0,270741</text:p>
          </table:table-cell>
          <table:table-cell office:value-type="float" office:value="0.321717" calcext:value-type="float">
            <text:p>0,321717</text:p>
          </table:table-cell>
          <table:table-cell office:value-type="float" office:value="0.181855" calcext:value-type="float">
            <text:p>0,181855</text:p>
          </table:table-cell>
          <table:table-cell office:value-type="float" office:value="0.33393" calcext:value-type="float">
            <text:p>0,33393</text:p>
          </table:table-cell>
          <table:table-cell office:value-type="float" office:value="0.308747" calcext:value-type="float">
            <text:p>0,308747</text:p>
          </table:table-cell>
          <table:table-cell office:value-type="float" office:value="0.248158" calcext:value-type="float">
            <text:p>0,248158</text:p>
          </table:table-cell>
          <table:table-cell office:value-type="float" office:value="0.315578" calcext:value-type="float">
            <text:p>0,315578</text:p>
          </table:table-cell>
          <table:table-cell office:value-type="float" office:value="1.57634" calcext:value-type="float">
            <text:p>1,57634</text:p>
          </table:table-cell>
          <table:table-cell office:value-type="float" office:value="0.517997" calcext:value-type="float">
            <text:p>0,517997</text:p>
          </table:table-cell>
          <table:table-cell office:value-type="float" office:value="0.286264" calcext:value-type="float">
            <text:p>0,286264</text:p>
          </table:table-cell>
          <table:table-cell office:value-type="float" office:value="0.436254" calcext:value-type="float">
            <text:p>0,436254</text:p>
          </table:table-cell>
          <table:table-cell office:value-type="float" office:value="0.813894" calcext:value-type="float">
            <text:p>0,813894</text:p>
          </table:table-cell>
          <table:table-cell office:value-type="float" office:value="0.585922" calcext:value-type="float">
            <text:p>0,585922</text:p>
          </table:table-cell>
          <table:table-cell office:value-type="float" office:value="0.78437" calcext:value-type="float">
            <text:p>0,78437</text:p>
          </table:table-cell>
          <table:table-cell office:value-type="float" office:value="0.537337" calcext:value-type="float">
            <text:p>0,537337</text:p>
          </table:table-cell>
          <table:table-cell office:value-type="float" office:value="0.397407" calcext:value-type="float">
            <text:p>0,397407</text:p>
          </table:table-cell>
          <table:table-cell office:value-type="float" office:value="0.744752" calcext:value-type="float">
            <text:p>0,744752</text:p>
          </table:table-cell>
          <table:table-cell office:value-type="float" office:value="2.15936" calcext:value-type="float">
            <text:p>2,15936</text:p>
          </table:table-cell>
          <table:table-cell office:value-type="float" office:value="0.206718" calcext:value-type="float">
            <text:p>0,206718</text:p>
          </table:table-cell>
          <table:table-cell office:value-type="float" office:value="1.52874" calcext:value-type="float">
            <text:p>1,52874</text:p>
          </table:table-cell>
          <table:table-cell office:value-type="float" office:value="0.406957" calcext:value-type="float">
            <text:p>0,406957</text:p>
          </table:table-cell>
          <table:table-cell office:value-type="float" office:value="0.587844" calcext:value-type="float">
            <text:p>0,587844</text:p>
          </table:table-cell>
          <table:table-cell office:value-type="float" office:value="0.111254" calcext:value-type="float">
            <text:p>0,111254</text:p>
          </table:table-cell>
          <table:table-cell table:number-columns-repeated="20"/>
          <table:table-cell table:formula="of:=MIN([.A156:.BL156])" office:value-type="float" office:value="0.111254" calcext:value-type="float">
            <text:p>0,111254</text:p>
          </table:table-cell>
          <table:table-cell table:formula="of:=MAX([.A156:.BL156])" office:value-type="float" office:value="2.15936" calcext:value-type="float">
            <text:p>2,15936</text:p>
          </table:table-cell>
          <table:table-cell table:number-columns-repeated="7"/>
        </table:table-row>
        <table:table-row table:style-name="ro2">
          <table:table-cell office:value-type="float" office:value="0.191315" calcext:value-type="float">
            <text:p>0,191315</text:p>
          </table:table-cell>
          <table:table-cell office:value-type="float" office:value="0.251275" calcext:value-type="float">
            <text:p>0,251275</text:p>
          </table:table-cell>
          <table:table-cell office:value-type="float" office:value="0.330161" calcext:value-type="float">
            <text:p>0,330161</text:p>
          </table:table-cell>
          <table:table-cell office:value-type="float" office:value="0.197379" calcext:value-type="float">
            <text:p>0,197379</text:p>
          </table:table-cell>
          <table:table-cell office:value-type="float" office:value="0.237857" calcext:value-type="float">
            <text:p>0,237857</text:p>
          </table:table-cell>
          <table:table-cell office:value-type="float" office:value="0.34128" calcext:value-type="float">
            <text:p>0,34128</text:p>
          </table:table-cell>
          <table:table-cell office:value-type="float" office:value="0.571504" calcext:value-type="float">
            <text:p>0,571504</text:p>
          </table:table-cell>
          <table:table-cell office:value-type="float" office:value="0.583059" calcext:value-type="float">
            <text:p>0,583059</text:p>
          </table:table-cell>
          <table:table-cell office:value-type="float" office:value="0.386914" calcext:value-type="float">
            <text:p>0,386914</text:p>
          </table:table-cell>
          <table:table-cell office:value-type="float" office:value="0.486047" calcext:value-type="float">
            <text:p>0,486047</text:p>
          </table:table-cell>
          <table:table-cell office:value-type="float" office:value="0.444233" calcext:value-type="float">
            <text:p>0,444233</text:p>
          </table:table-cell>
          <table:table-cell office:value-type="float" office:value="0.448483" calcext:value-type="float">
            <text:p>0,448483</text:p>
          </table:table-cell>
          <table:table-cell office:value-type="float" office:value="0.422638" calcext:value-type="float">
            <text:p>0,422638</text:p>
          </table:table-cell>
          <table:table-cell office:value-type="float" office:value="1.26203" calcext:value-type="float">
            <text:p>1,26203</text:p>
          </table:table-cell>
          <table:table-cell office:value-type="float" office:value="1.14296" calcext:value-type="float">
            <text:p>1,14296</text:p>
          </table:table-cell>
          <table:table-cell office:value-type="float" office:value="0.390797" calcext:value-type="float">
            <text:p>0,390797</text:p>
          </table:table-cell>
          <table:table-cell office:value-type="float" office:value="1.01619" calcext:value-type="float">
            <text:p>1,01619</text:p>
          </table:table-cell>
          <table:table-cell office:value-type="float" office:value="0.43965" calcext:value-type="float">
            <text:p>0,43965</text:p>
          </table:table-cell>
          <table:table-cell office:value-type="float" office:value="0.908617" calcext:value-type="float">
            <text:p>0,908617</text:p>
          </table:table-cell>
          <table:table-cell office:value-type="float" office:value="0.552846" calcext:value-type="float">
            <text:p>0,552846</text:p>
          </table:table-cell>
          <table:table-cell office:value-type="float" office:value="0.467539" calcext:value-type="float">
            <text:p>0,467539</text:p>
          </table:table-cell>
          <table:table-cell office:value-type="float" office:value="1.4034" calcext:value-type="float">
            <text:p>1,4034</text:p>
          </table:table-cell>
          <table:table-cell office:value-type="float" office:value="0.462252" calcext:value-type="float">
            <text:p>0,462252</text:p>
          </table:table-cell>
          <table:table-cell office:value-type="float" office:value="1.03742" calcext:value-type="float">
            <text:p>1,03742</text:p>
          </table:table-cell>
          <table:table-cell office:value-type="float" office:value="0.324123" calcext:value-type="float">
            <text:p>0,324123</text:p>
          </table:table-cell>
          <table:table-cell office:value-type="float" office:value="1.34591" calcext:value-type="float">
            <text:p>1,34591</text:p>
          </table:table-cell>
          <table:table-cell office:value-type="float" office:value="0.189125" calcext:value-type="float">
            <text:p>0,189125</text:p>
          </table:table-cell>
          <table:table-cell office:value-type="float" office:value="0.220684" calcext:value-type="float">
            <text:p>0,220684</text:p>
          </table:table-cell>
          <table:table-cell office:value-type="float" office:value="0.15058" calcext:value-type="float">
            <text:p>0,15058</text:p>
          </table:table-cell>
          <table:table-cell office:value-type="float" office:value="0.200368" calcext:value-type="float">
            <text:p>0,200368</text:p>
          </table:table-cell>
          <table:table-cell office:value-type="float" office:value="1.97215" calcext:value-type="float">
            <text:p>1,97215</text:p>
          </table:table-cell>
          <table:table-cell office:value-type="float" office:value="0.187991" calcext:value-type="float">
            <text:p>0,187991</text:p>
          </table:table-cell>
          <table:table-cell office:value-type="float" office:value="0.222775" calcext:value-type="float">
            <text:p>0,222775</text:p>
          </table:table-cell>
          <table:table-cell office:value-type="float" office:value="1.82443" calcext:value-type="float">
            <text:p>1,82443</text:p>
          </table:table-cell>
          <table:table-cell office:value-type="float" office:value="1.83557" calcext:value-type="float">
            <text:p>1,83557</text:p>
          </table:table-cell>
          <table:table-cell office:value-type="float" office:value="0.465541" calcext:value-type="float">
            <text:p>0,465541</text:p>
          </table:table-cell>
          <table:table-cell office:value-type="float" office:value="1.32331" calcext:value-type="float">
            <text:p>1,32331</text:p>
          </table:table-cell>
          <table:table-cell office:value-type="float" office:value="1.86912" calcext:value-type="float">
            <text:p>1,86912</text:p>
          </table:table-cell>
          <table:table-cell office:value-type="float" office:value="1.10703" calcext:value-type="float">
            <text:p>1,10703</text:p>
          </table:table-cell>
          <table:table-cell office:value-type="float" office:value="0.998268" calcext:value-type="float">
            <text:p>0,998268</text:p>
          </table:table-cell>
          <table:table-cell office:value-type="float" office:value="1.52546" calcext:value-type="float">
            <text:p>1,52546</text:p>
          </table:table-cell>
          <table:table-cell office:value-type="float" office:value="1.66595" calcext:value-type="float">
            <text:p>1,66595</text:p>
          </table:table-cell>
          <table:table-cell office:value-type="float" office:value="1.86359" calcext:value-type="float">
            <text:p>1,86359</text:p>
          </table:table-cell>
          <table:table-cell office:value-type="float" office:value="0.216524" calcext:value-type="float">
            <text:p>0,216524</text:p>
          </table:table-cell>
          <table:table-cell office:value-type="float" office:value="0.357913" calcext:value-type="float">
            <text:p>0,357913</text:p>
          </table:table-cell>
          <table:table-cell office:value-type="float" office:value="2.49999" calcext:value-type="float">
            <text:p>2,49999</text:p>
          </table:table-cell>
          <table:table-cell office:value-type="float" office:value="0.37653" calcext:value-type="float">
            <text:p>0,37653</text:p>
          </table:table-cell>
          <table:table-cell office:value-type="float" office:value="1.96004" calcext:value-type="float">
            <text:p>1,96004</text:p>
          </table:table-cell>
          <table:table-cell table:number-columns-repeated="20"/>
          <table:table-cell table:formula="of:=MIN([.A157:.BL157])" office:value-type="float" office:value="0.15058" calcext:value-type="float">
            <text:p>0,15058</text:p>
          </table:table-cell>
          <table:table-cell table:formula="of:=MAX([.A157:.BL157])" office:value-type="float" office:value="2.49999" calcext:value-type="float">
            <text:p>2,49999</text:p>
          </table:table-cell>
          <table:table-cell table:number-columns-repeated="7"/>
        </table:table-row>
        <table:table-row table:style-name="ro2">
          <table:table-cell office:value-type="float" office:value="0.150019" calcext:value-type="float">
            <text:p>0,150019</text:p>
          </table:table-cell>
          <table:table-cell office:value-type="float" office:value="0.140881" calcext:value-type="float">
            <text:p>0,140881</text:p>
          </table:table-cell>
          <table:table-cell office:value-type="float" office:value="0.24913" calcext:value-type="float">
            <text:p>0,24913</text:p>
          </table:table-cell>
          <table:table-cell office:value-type="float" office:value="0.304733" calcext:value-type="float">
            <text:p>0,304733</text:p>
          </table:table-cell>
          <table:table-cell office:value-type="float" office:value="0.11607" calcext:value-type="float">
            <text:p>0,11607</text:p>
          </table:table-cell>
          <table:table-cell office:value-type="float" office:value="0.248012" calcext:value-type="float">
            <text:p>0,248012</text:p>
          </table:table-cell>
          <table:table-cell office:value-type="float" office:value="0.307754" calcext:value-type="float">
            <text:p>0,307754</text:p>
          </table:table-cell>
          <table:table-cell office:value-type="float" office:value="0.269678" calcext:value-type="float">
            <text:p>0,269678</text:p>
          </table:table-cell>
          <table:table-cell office:value-type="float" office:value="0.137661" calcext:value-type="float">
            <text:p>0,137661</text:p>
          </table:table-cell>
          <table:table-cell office:value-type="float" office:value="0.173744" calcext:value-type="float">
            <text:p>0,173744</text:p>
          </table:table-cell>
          <table:table-cell office:value-type="float" office:value="0.38678" calcext:value-type="float">
            <text:p>0,38678</text:p>
          </table:table-cell>
          <table:table-cell office:value-type="float" office:value="0.385298" calcext:value-type="float">
            <text:p>0,385298</text:p>
          </table:table-cell>
          <table:table-cell office:value-type="float" office:value="0.23745" calcext:value-type="float">
            <text:p>0,23745</text:p>
          </table:table-cell>
          <table:table-cell office:value-type="float" office:value="0.826391" calcext:value-type="float">
            <text:p>0,826391</text:p>
          </table:table-cell>
          <table:table-cell office:value-type="float" office:value="0.306785" calcext:value-type="float">
            <text:p>0,306785</text:p>
          </table:table-cell>
          <table:table-cell office:value-type="float" office:value="0.247979" calcext:value-type="float">
            <text:p>0,247979</text:p>
          </table:table-cell>
          <table:table-cell office:value-type="float" office:value="0.242406" calcext:value-type="float">
            <text:p>0,242406</text:p>
          </table:table-cell>
          <table:table-cell office:value-type="float" office:value="0.663323" calcext:value-type="float">
            <text:p>0,663323</text:p>
          </table:table-cell>
          <table:table-cell office:value-type="float" office:value="0.250797" calcext:value-type="float">
            <text:p>0,250797</text:p>
          </table:table-cell>
          <table:table-cell office:value-type="float" office:value="0.619141" calcext:value-type="float">
            <text:p>0,619141</text:p>
          </table:table-cell>
          <table:table-cell office:value-type="float" office:value="0.341296" calcext:value-type="float">
            <text:p>0,341296</text:p>
          </table:table-cell>
          <table:table-cell office:value-type="float" office:value="0.527859" calcext:value-type="float">
            <text:p>0,527859</text:p>
          </table:table-cell>
          <table:table-cell office:value-type="float" office:value="0.275438" calcext:value-type="float">
            <text:p>0,275438</text:p>
          </table:table-cell>
          <table:table-cell office:value-type="float" office:value="0.271115" calcext:value-type="float">
            <text:p>0,271115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1.32911" calcext:value-type="float">
            <text:p>1,32911</text:p>
          </table:table-cell>
          <table:table-cell office:value-type="float" office:value="0.240359" calcext:value-type="float">
            <text:p>0,240359</text:p>
          </table:table-cell>
          <table:table-cell office:value-type="float" office:value="1.48884" calcext:value-type="float">
            <text:p>1,48884</text:p>
          </table:table-cell>
          <table:table-cell office:value-type="float" office:value="1.19506" calcext:value-type="float">
            <text:p>1,19506</text:p>
          </table:table-cell>
          <table:table-cell office:value-type="float" office:value="1.04631" calcext:value-type="float">
            <text:p>1,04631</text:p>
          </table:table-cell>
          <table:table-cell office:value-type="float" office:value="0.962262" calcext:value-type="float">
            <text:p>0,962262</text:p>
          </table:table-cell>
          <table:table-cell office:value-type="float" office:value="0.674194" calcext:value-type="float">
            <text:p>0,674194</text:p>
          </table:table-cell>
          <table:table-cell office:value-type="float" office:value="1.37867" calcext:value-type="float">
            <text:p>1,37867</text:p>
          </table:table-cell>
          <table:table-cell office:value-type="float" office:value="1.65217" calcext:value-type="float">
            <text:p>1,65217</text:p>
          </table:table-cell>
          <table:table-cell office:value-type="float" office:value="0.224014" calcext:value-type="float">
            <text:p>0,224014</text:p>
          </table:table-cell>
          <table:table-cell office:value-type="float" office:value="1.25925" calcext:value-type="float">
            <text:p>1,25925</text:p>
          </table:table-cell>
          <table:table-cell office:value-type="float" office:value="0.169767" calcext:value-type="float">
            <text:p>0,169767</text:p>
          </table:table-cell>
          <table:table-cell office:value-type="float" office:value="0.25626" calcext:value-type="float">
            <text:p>0,25626</text:p>
          </table:table-cell>
          <table:table-cell office:value-type="float" office:value="0.657002" calcext:value-type="float">
            <text:p>0,657002</text:p>
          </table:table-cell>
          <table:table-cell office:value-type="float" office:value="1.27313" calcext:value-type="float">
            <text:p>1,27313</text:p>
          </table:table-cell>
          <table:table-cell office:value-type="float" office:value="1.69899" calcext:value-type="float">
            <text:p>1,69899</text:p>
          </table:table-cell>
          <table:table-cell office:value-type="float" office:value="0.277824" calcext:value-type="float">
            <text:p>0,277824</text:p>
          </table:table-cell>
          <table:table-cell office:value-type="float" office:value="1.73283" calcext:value-type="float">
            <text:p>1,73283</text:p>
          </table:table-cell>
          <table:table-cell office:value-type="float" office:value="0.185809" calcext:value-type="float">
            <text:p>0,185809</text:p>
          </table:table-cell>
          <table:table-cell office:value-type="float" office:value="0.745272" calcext:value-type="float">
            <text:p>0,745272</text:p>
          </table:table-cell>
          <table:table-cell office:value-type="float" office:value="1.49734" calcext:value-type="float">
            <text:p>1,49734</text:p>
          </table:table-cell>
          <table:table-cell office:value-type="float" office:value="1.50714" calcext:value-type="float">
            <text:p>1,50714</text:p>
          </table:table-cell>
          <table:table-cell office:value-type="float" office:value="0.0761931" calcext:value-type="float">
            <text:p>0,0761931</text:p>
          </table:table-cell>
          <table:table-cell table:number-columns-repeated="20"/>
          <table:table-cell table:formula="of:=MIN([.A158:.BL158])" office:value-type="float" office:value="0.0761931" calcext:value-type="float">
            <text:p>0,0761931</text:p>
          </table:table-cell>
          <table:table-cell table:formula="of:=MAX([.A158:.BL158])" office:value-type="float" office:value="1.73283" calcext:value-type="float">
            <text:p>1,73283</text:p>
          </table:table-cell>
          <table:table-cell table:number-columns-repeated="7"/>
        </table:table-row>
        <table:table-row table:style-name="ro2">
          <table:table-cell office:value-type="float" office:value="0.144054" calcext:value-type="float">
            <text:p>0,144054</text:p>
          </table:table-cell>
          <table:table-cell office:value-type="float" office:value="0.214292" calcext:value-type="float">
            <text:p>0,214292</text:p>
          </table:table-cell>
          <table:table-cell office:value-type="float" office:value="0.31258" calcext:value-type="float">
            <text:p>0,31258</text:p>
          </table:table-cell>
          <table:table-cell office:value-type="float" office:value="0.191209" calcext:value-type="float">
            <text:p>0,191209</text:p>
          </table:table-cell>
          <table:table-cell office:value-type="float" office:value="0.263161" calcext:value-type="float">
            <text:p>0,263161</text:p>
          </table:table-cell>
          <table:table-cell office:value-type="float" office:value="0.41723" calcext:value-type="float">
            <text:p>0,41723</text:p>
          </table:table-cell>
          <table:table-cell office:value-type="float" office:value="0.399457" calcext:value-type="float">
            <text:p>0,399457</text:p>
          </table:table-cell>
          <table:table-cell office:value-type="float" office:value="0.386665" calcext:value-type="float">
            <text:p>0,386665</text:p>
          </table:table-cell>
          <table:table-cell office:value-type="float" office:value="0.359505" calcext:value-type="float">
            <text:p>0,359505</text:p>
          </table:table-cell>
          <table:table-cell office:value-type="float" office:value="0.343366" calcext:value-type="float">
            <text:p>0,343366</text:p>
          </table:table-cell>
          <table:table-cell office:value-type="float" office:value="0.419865" calcext:value-type="float">
            <text:p>0,419865</text:p>
          </table:table-cell>
          <table:table-cell office:value-type="float" office:value="0.797763" calcext:value-type="float">
            <text:p>0,797763</text:p>
          </table:table-cell>
          <table:table-cell office:value-type="float" office:value="0.585776" calcext:value-type="float">
            <text:p>0,585776</text:p>
          </table:table-cell>
          <table:table-cell office:value-type="float" office:value="0.494444" calcext:value-type="float">
            <text:p>0,494444</text:p>
          </table:table-cell>
          <table:table-cell office:value-type="float" office:value="0.495836" calcext:value-type="float">
            <text:p>0,495836</text:p>
          </table:table-cell>
          <table:table-cell office:value-type="float" office:value="1.11143" calcext:value-type="float">
            <text:p>1,11143</text:p>
          </table:table-cell>
          <table:table-cell office:value-type="float" office:value="1.03947" calcext:value-type="float">
            <text:p>1,03947</text:p>
          </table:table-cell>
          <table:table-cell office:value-type="float" office:value="0.313221" calcext:value-type="float">
            <text:p>0,313221</text:p>
          </table:table-cell>
          <table:table-cell office:value-type="float" office:value="0.963098" calcext:value-type="float">
            <text:p>0,963098</text:p>
          </table:table-cell>
          <table:table-cell office:value-type="float" office:value="0.591253" calcext:value-type="float">
            <text:p>0,591253</text:p>
          </table:table-cell>
          <table:table-cell office:value-type="float" office:value="0.574373" calcext:value-type="float">
            <text:p>0,574373</text:p>
          </table:table-cell>
          <table:table-cell office:value-type="float" office:value="0.554355" calcext:value-type="float">
            <text:p>0,554355</text:p>
          </table:table-cell>
          <table:table-cell office:value-type="float" office:value="1.18201" calcext:value-type="float">
            <text:p>1,18201</text:p>
          </table:table-cell>
          <table:table-cell office:value-type="float" office:value="0.515204" calcext:value-type="float">
            <text:p>0,515204</text:p>
          </table:table-cell>
          <table:table-cell office:value-type="float" office:value="1.00181" calcext:value-type="float">
            <text:p>1,00181</text:p>
          </table:table-cell>
          <table:table-cell office:value-type="float" office:value="0.700207" calcext:value-type="float">
            <text:p>0,700207</text:p>
          </table:table-cell>
          <table:table-cell office:value-type="float" office:value="0.538746" calcext:value-type="float">
            <text:p>0,538746</text:p>
          </table:table-cell>
          <table:table-cell office:value-type="float" office:value="0.634343" calcext:value-type="float">
            <text:p>0,634343</text:p>
          </table:table-cell>
          <table:table-cell office:value-type="float" office:value="0.973466" calcext:value-type="float">
            <text:p>0,973466</text:p>
          </table:table-cell>
          <table:table-cell office:value-type="float" office:value="0.545097" calcext:value-type="float">
            <text:p>0,545097</text:p>
          </table:table-cell>
          <table:table-cell office:value-type="float" office:value="1.21172" calcext:value-type="float">
            <text:p>1,21172</text:p>
          </table:table-cell>
          <table:table-cell office:value-type="float" office:value="1.09042" calcext:value-type="float">
            <text:p>1,09042</text:p>
          </table:table-cell>
          <table:table-cell office:value-type="float" office:value="0.441913" calcext:value-type="float">
            <text:p>0,441913</text:p>
          </table:table-cell>
          <table:table-cell office:value-type="float" office:value="1.50736" calcext:value-type="float">
            <text:p>1,50736</text:p>
          </table:table-cell>
          <table:table-cell office:value-type="float" office:value="0.106287" calcext:value-type="float">
            <text:p>0,106287</text:p>
          </table:table-cell>
          <table:table-cell office:value-type="float" office:value="0.796072" calcext:value-type="float">
            <text:p>0,796072</text:p>
          </table:table-cell>
          <table:table-cell office:value-type="float" office:value="0.111267" calcext:value-type="float">
            <text:p>0,111267</text:p>
          </table:table-cell>
          <table:table-cell office:value-type="float" office:value="0.243075" calcext:value-type="float">
            <text:p>0,243075</text:p>
          </table:table-cell>
          <table:table-cell office:value-type="float" office:value="1.20898" calcext:value-type="float">
            <text:p>1,20898</text:p>
          </table:table-cell>
          <table:table-cell office:value-type="float" office:value="1.02738" calcext:value-type="float">
            <text:p>1,02738</text:p>
          </table:table-cell>
          <table:table-cell office:value-type="float" office:value="0.205531" calcext:value-type="float">
            <text:p>0,205531</text:p>
          </table:table-cell>
          <table:table-cell office:value-type="float" office:value="0.173104" calcext:value-type="float">
            <text:p>0,173104</text:p>
          </table:table-cell>
          <table:table-cell office:value-type="float" office:value="0.071146" calcext:value-type="float">
            <text:p>0,071146</text:p>
          </table:table-cell>
          <table:table-cell office:value-type="float" office:value="0.257224" calcext:value-type="float">
            <text:p>0,257224</text:p>
          </table:table-cell>
          <table:table-cell office:value-type="float" office:value="2.03223" calcext:value-type="float">
            <text:p>2,03223</text:p>
          </table:table-cell>
          <table:table-cell office:value-type="float" office:value="1.18968" calcext:value-type="float">
            <text:p>1,18968</text:p>
          </table:table-cell>
          <table:table-cell office:value-type="float" office:value="0.405224" calcext:value-type="float">
            <text:p>0,405224</text:p>
          </table:table-cell>
          <table:table-cell office:value-type="float" office:value="0.0809259" calcext:value-type="float">
            <text:p>0,0809259</text:p>
          </table:table-cell>
          <table:table-cell table:number-columns-repeated="20"/>
          <table:table-cell table:formula="of:=MIN([.A159:.BL159])" office:value-type="float" office:value="0.071146" calcext:value-type="float">
            <text:p>0,071146</text:p>
          </table:table-cell>
          <table:table-cell table:formula="of:=MAX([.A159:.BL159])" office:value-type="float" office:value="2.03223" calcext:value-type="float">
            <text:p>2,03223</text:p>
          </table:table-cell>
          <table:table-cell table:number-columns-repeated="7"/>
        </table:table-row>
        <table:table-row table:style-name="ro2">
          <table:table-cell office:value-type="float" office:value="0.147038" calcext:value-type="float">
            <text:p>0,147038</text:p>
          </table:table-cell>
          <table:table-cell office:value-type="float" office:value="0.158194" calcext:value-type="float">
            <text:p>0,158194</text:p>
          </table:table-cell>
          <table:table-cell office:value-type="float" office:value="0.203876" calcext:value-type="float">
            <text:p>0,203876</text:p>
          </table:table-cell>
          <table:table-cell office:value-type="float" office:value="0.276676" calcext:value-type="float">
            <text:p>0,276676</text:p>
          </table:table-cell>
          <table:table-cell office:value-type="float" office:value="0.220435" calcext:value-type="float">
            <text:p>0,220435</text:p>
          </table:table-cell>
          <table:table-cell office:value-type="float" office:value="0.170872" calcext:value-type="float">
            <text:p>0,170872</text:p>
          </table:table-cell>
          <table:table-cell office:value-type="float" office:value="0.244116" calcext:value-type="float">
            <text:p>0,244116</text:p>
          </table:table-cell>
          <table:table-cell office:value-type="float" office:value="0.425495" calcext:value-type="float">
            <text:p>0,425495</text:p>
          </table:table-cell>
          <table:table-cell office:value-type="float" office:value="0.49087" calcext:value-type="float">
            <text:p>0,49087</text:p>
          </table:table-cell>
          <table:table-cell office:value-type="float" office:value="0.29911" calcext:value-type="float">
            <text:p>0,29911</text:p>
          </table:table-cell>
          <table:table-cell office:value-type="float" office:value="0.314509" calcext:value-type="float">
            <text:p>0,314509</text:p>
          </table:table-cell>
          <table:table-cell office:value-type="float" office:value="0.288573" calcext:value-type="float">
            <text:p>0,288573</text:p>
          </table:table-cell>
          <table:table-cell office:value-type="float" office:value="0.267485" calcext:value-type="float">
            <text:p>0,267485</text:p>
          </table:table-cell>
          <table:table-cell office:value-type="float" office:value="0.635278" calcext:value-type="float">
            <text:p>0,635278</text:p>
          </table:table-cell>
          <table:table-cell office:value-type="float" office:value="0.615888" calcext:value-type="float">
            <text:p>0,615888</text:p>
          </table:table-cell>
          <table:table-cell office:value-type="float" office:value="0.52614" calcext:value-type="float">
            <text:p>0,52614</text:p>
          </table:table-cell>
          <table:table-cell office:value-type="float" office:value="0.443946" calcext:value-type="float">
            <text:p>0,443946</text:p>
          </table:table-cell>
          <table:table-cell office:value-type="float" office:value="0.391058" calcext:value-type="float">
            <text:p>0,391058</text:p>
          </table:table-cell>
          <table:table-cell office:value-type="float" office:value="1.0761" calcext:value-type="float">
            <text:p>1,0761</text:p>
          </table:table-cell>
          <table:table-cell office:value-type="float" office:value="1.00562" calcext:value-type="float">
            <text:p>1,00562</text:p>
          </table:table-cell>
          <table:table-cell office:value-type="float" office:value="0.399691" calcext:value-type="float">
            <text:p>0,399691</text:p>
          </table:table-cell>
          <table:table-cell office:value-type="float" office:value="1.17732" calcext:value-type="float">
            <text:p>1,17732</text:p>
          </table:table-cell>
          <table:table-cell office:value-type="float" office:value="0.429637" calcext:value-type="float">
            <text:p>0,429637</text:p>
          </table:table-cell>
          <table:table-cell office:value-type="float" office:value="0.411017" calcext:value-type="float">
            <text:p>0,411017</text:p>
          </table:table-cell>
          <table:table-cell office:value-type="float" office:value="0.173957" calcext:value-type="float">
            <text:p>0,173957</text:p>
          </table:table-cell>
          <table:table-cell office:value-type="float" office:value="0.375825" calcext:value-type="float">
            <text:p>0,375825</text:p>
          </table:table-cell>
          <table:table-cell office:value-type="float" office:value="0.811633" calcext:value-type="float">
            <text:p>0,811633</text:p>
          </table:table-cell>
          <table:table-cell office:value-type="float" office:value="1.52954" calcext:value-type="float">
            <text:p>1,52954</text:p>
          </table:table-cell>
          <table:table-cell office:value-type="float" office:value="0.87456" calcext:value-type="float">
            <text:p>0,87456</text:p>
          </table:table-cell>
          <table:table-cell office:value-type="float" office:value="1.60536" calcext:value-type="float">
            <text:p>1,60536</text:p>
          </table:table-cell>
          <table:table-cell office:value-type="float" office:value="0.925086" calcext:value-type="float">
            <text:p>0,925086</text:p>
          </table:table-cell>
          <table:table-cell office:value-type="float" office:value="0.768904" calcext:value-type="float">
            <text:p>0,768904</text:p>
          </table:table-cell>
          <table:table-cell office:value-type="float" office:value="0.359402" calcext:value-type="float">
            <text:p>0,359402</text:p>
          </table:table-cell>
          <table:table-cell office:value-type="float" office:value="1.03875" calcext:value-type="float">
            <text:p>1,03875</text:p>
          </table:table-cell>
          <table:table-cell office:value-type="float" office:value="0.650762" calcext:value-type="float">
            <text:p>0,650762</text:p>
          </table:table-cell>
          <table:table-cell office:value-type="float" office:value="1.68205" calcext:value-type="float">
            <text:p>1,68205</text:p>
          </table:table-cell>
          <table:table-cell office:value-type="float" office:value="1.43981" calcext:value-type="float">
            <text:p>1,43981</text:p>
          </table:table-cell>
          <table:table-cell office:value-type="float" office:value="0.351744" calcext:value-type="float">
            <text:p>0,351744</text:p>
          </table:table-cell>
          <table:table-cell office:value-type="float" office:value="1.76274" calcext:value-type="float">
            <text:p>1,76274</text:p>
          </table:table-cell>
          <table:table-cell office:value-type="float" office:value="0.870234" calcext:value-type="float">
            <text:p>0,870234</text:p>
          </table:table-cell>
          <table:table-cell office:value-type="float" office:value="0.941557" calcext:value-type="float">
            <text:p>0,941557</text:p>
          </table:table-cell>
          <table:table-cell office:value-type="float" office:value="0.178136" calcext:value-type="float">
            <text:p>0,178136</text:p>
          </table:table-cell>
          <table:table-cell office:value-type="float" office:value="0.291343" calcext:value-type="float">
            <text:p>0,291343</text:p>
          </table:table-cell>
          <table:table-cell office:value-type="float" office:value="0.171921" calcext:value-type="float">
            <text:p>0,171921</text:p>
          </table:table-cell>
          <table:table-cell office:value-type="float" office:value="0.358472" calcext:value-type="float">
            <text:p>0,358472</text:p>
          </table:table-cell>
          <table:table-cell office:value-type="float" office:value="0.141013" calcext:value-type="float">
            <text:p>0,141013</text:p>
          </table:table-cell>
          <table:table-cell office:value-type="float" office:value="0.149878" calcext:value-type="float">
            <text:p>0,149878</text:p>
          </table:table-cell>
          <table:table-cell office:value-type="float" office:value="0.358426" calcext:value-type="float">
            <text:p>0,358426</text:p>
          </table:table-cell>
          <table:table-cell table:number-columns-repeated="20"/>
          <table:table-cell table:formula="of:=MIN([.A160:.BL160])" office:value-type="float" office:value="0.141013" calcext:value-type="float">
            <text:p>0,141013</text:p>
          </table:table-cell>
          <table:table-cell table:formula="of:=MAX([.A160:.BL160])" office:value-type="float" office:value="1.76274" calcext:value-type="float">
            <text:p>1,76274</text:p>
          </table:table-cell>
          <table:table-cell table:number-columns-repeated="7"/>
        </table:table-row>
        <table:table-row table:style-name="ro2">
          <table:table-cell office:value-type="float" office:value="0.188175" calcext:value-type="float">
            <text:p>0,188175</text:p>
          </table:table-cell>
          <table:table-cell office:value-type="float" office:value="0.277955" calcext:value-type="float">
            <text:p>0,277955</text:p>
          </table:table-cell>
          <table:table-cell office:value-type="float" office:value="0.190479" calcext:value-type="float">
            <text:p>0,190479</text:p>
          </table:table-cell>
          <table:table-cell office:value-type="float" office:value="0.279718" calcext:value-type="float">
            <text:p>0,279718</text:p>
          </table:table-cell>
          <table:table-cell office:value-type="float" office:value="0.192298" calcext:value-type="float">
            <text:p>0,192298</text:p>
          </table:table-cell>
          <table:table-cell office:value-type="float" office:value="0.625153" calcext:value-type="float">
            <text:p>0,625153</text:p>
          </table:table-cell>
          <table:table-cell office:value-type="float" office:value="0.539239" calcext:value-type="float">
            <text:p>0,539239</text:p>
          </table:table-cell>
          <table:table-cell office:value-type="float" office:value="0.397406" calcext:value-type="float">
            <text:p>0,397406</text:p>
          </table:table-cell>
          <table:table-cell office:value-type="float" office:value="0.341566" calcext:value-type="float">
            <text:p>0,341566</text:p>
          </table:table-cell>
          <table:table-cell office:value-type="float" office:value="0.370252" calcext:value-type="float">
            <text:p>0,370252</text:p>
          </table:table-cell>
          <table:table-cell office:value-type="float" office:value="0.190643" calcext:value-type="float">
            <text:p>0,190643</text:p>
          </table:table-cell>
          <table:table-cell office:value-type="float" office:value="0.380968" calcext:value-type="float">
            <text:p>0,380968</text:p>
          </table:table-cell>
          <table:table-cell office:value-type="float" office:value="0.326949" calcext:value-type="float">
            <text:p>0,326949</text:p>
          </table:table-cell>
          <table:table-cell office:value-type="float" office:value="0.512555" calcext:value-type="float">
            <text:p>0,512555</text:p>
          </table:table-cell>
          <table:table-cell office:value-type="float" office:value="0.492025" calcext:value-type="float">
            <text:p>0,492025</text:p>
          </table:table-cell>
          <table:table-cell office:value-type="float" office:value="0.372028" calcext:value-type="float">
            <text:p>0,372028</text:p>
          </table:table-cell>
          <table:table-cell office:value-type="float" office:value="0.288155" calcext:value-type="float">
            <text:p>0,288155</text:p>
          </table:table-cell>
          <table:table-cell office:value-type="float" office:value="1.54894" calcext:value-type="float">
            <text:p>1,54894</text:p>
          </table:table-cell>
          <table:table-cell office:value-type="float" office:value="0.409778" calcext:value-type="float">
            <text:p>0,409778</text:p>
          </table:table-cell>
          <table:table-cell office:value-type="float" office:value="0.38285" calcext:value-type="float">
            <text:p>0,38285</text:p>
          </table:table-cell>
          <table:table-cell office:value-type="float" office:value="0.577801" calcext:value-type="float">
            <text:p>0,577801</text:p>
          </table:table-cell>
          <table:table-cell office:value-type="float" office:value="0.269123" calcext:value-type="float">
            <text:p>0,269123</text:p>
          </table:table-cell>
          <table:table-cell office:value-type="float" office:value="1.82818" calcext:value-type="float">
            <text:p>1,82818</text:p>
          </table:table-cell>
          <table:table-cell office:value-type="float" office:value="1.27368" calcext:value-type="float">
            <text:p>1,27368</text:p>
          </table:table-cell>
          <table:table-cell office:value-type="float" office:value="1.71235" calcext:value-type="float">
            <text:p>1,71235</text:p>
          </table:table-cell>
          <table:table-cell office:value-type="float" office:value="1.08556" calcext:value-type="float">
            <text:p>1,08556</text:p>
          </table:table-cell>
          <table:table-cell office:value-type="float" office:value="1.63375" calcext:value-type="float">
            <text:p>1,63375</text:p>
          </table:table-cell>
          <table:table-cell office:value-type="float" office:value="0.985733" calcext:value-type="float">
            <text:p>0,985733</text:p>
          </table:table-cell>
          <table:table-cell office:value-type="float" office:value="1.78025" calcext:value-type="float">
            <text:p>1,78025</text:p>
          </table:table-cell>
          <table:table-cell office:value-type="float" office:value="1.50014" calcext:value-type="float">
            <text:p>1,50014</text:p>
          </table:table-cell>
          <table:table-cell office:value-type="float" office:value="1.13148" calcext:value-type="float">
            <text:p>1,13148</text:p>
          </table:table-cell>
          <table:table-cell office:value-type="float" office:value="1.26586" calcext:value-type="float">
            <text:p>1,26586</text:p>
          </table:table-cell>
          <table:table-cell office:value-type="float" office:value="0.411957" calcext:value-type="float">
            <text:p>0,411957</text:p>
          </table:table-cell>
          <table:table-cell office:value-type="float" office:value="0.625043" calcext:value-type="float">
            <text:p>0,625043</text:p>
          </table:table-cell>
          <table:table-cell office:value-type="float" office:value="0.613633" calcext:value-type="float">
            <text:p>0,613633</text:p>
          </table:table-cell>
          <table:table-cell office:value-type="float" office:value="0.523608" calcext:value-type="float">
            <text:p>0,523608</text:p>
          </table:table-cell>
          <table:table-cell office:value-type="float" office:value="1.69352" calcext:value-type="float">
            <text:p>1,69352</text:p>
          </table:table-cell>
          <table:table-cell office:value-type="float" office:value="1.41862" calcext:value-type="float">
            <text:p>1,41862</text:p>
          </table:table-cell>
          <table:table-cell office:value-type="float" office:value="0.403096" calcext:value-type="float">
            <text:p>0,403096</text:p>
          </table:table-cell>
          <table:table-cell office:value-type="float" office:value="1.11052" calcext:value-type="float">
            <text:p>1,11052</text:p>
          </table:table-cell>
          <table:table-cell office:value-type="float" office:value="0.833718" calcext:value-type="float">
            <text:p>0,833718</text:p>
          </table:table-cell>
          <table:table-cell office:value-type="float" office:value="0.206116" calcext:value-type="float">
            <text:p>0,206116</text:p>
          </table:table-cell>
          <table:table-cell office:value-type="float" office:value="0.154461" calcext:value-type="float">
            <text:p>0,154461</text:p>
          </table:table-cell>
          <table:table-cell office:value-type="float" office:value="0.468632" calcext:value-type="float">
            <text:p>0,468632</text:p>
          </table:table-cell>
          <table:table-cell office:value-type="float" office:value="0.64693" calcext:value-type="float">
            <text:p>0,64693</text:p>
          </table:table-cell>
          <table:table-cell office:value-type="float" office:value="0.263843" calcext:value-type="float">
            <text:p>0,263843</text:p>
          </table:table-cell>
          <table:table-cell office:value-type="float" office:value="0.133001" calcext:value-type="float">
            <text:p>0,133001</text:p>
          </table:table-cell>
          <table:table-cell office:value-type="float" office:value="0.106113" calcext:value-type="float">
            <text:p>0,106113</text:p>
          </table:table-cell>
          <table:table-cell table:number-columns-repeated="20"/>
          <table:table-cell table:formula="of:=MIN([.A161:.BL161])" office:value-type="float" office:value="0.106113" calcext:value-type="float">
            <text:p>0,106113</text:p>
          </table:table-cell>
          <table:table-cell table:formula="of:=MAX([.A161:.BL161])" office:value-type="float" office:value="1.82818" calcext:value-type="float">
            <text:p>1,82818</text:p>
          </table:table-cell>
          <table:table-cell table:number-columns-repeated="7"/>
        </table:table-row>
        <table:table-row table:style-name="ro2">
          <table:table-cell office:value-type="float" office:value="0.188234" calcext:value-type="float">
            <text:p>0,188234</text:p>
          </table:table-cell>
          <table:table-cell office:value-type="float" office:value="0.27455" calcext:value-type="float">
            <text:p>0,27455</text:p>
          </table:table-cell>
          <table:table-cell office:value-type="float" office:value="0.191732" calcext:value-type="float">
            <text:p>0,191732</text:p>
          </table:table-cell>
          <table:table-cell office:value-type="float" office:value="0.280672" calcext:value-type="float">
            <text:p>0,280672</text:p>
          </table:table-cell>
          <table:table-cell office:value-type="float" office:value="0.572404" calcext:value-type="float">
            <text:p>0,572404</text:p>
          </table:table-cell>
          <table:table-cell office:value-type="float" office:value="0.464468" calcext:value-type="float">
            <text:p>0,464468</text:p>
          </table:table-cell>
          <table:table-cell office:value-type="float" office:value="0.654474" calcext:value-type="float">
            <text:p>0,654474</text:p>
          </table:table-cell>
          <table:table-cell office:value-type="float" office:value="0.516138" calcext:value-type="float">
            <text:p>0,516138</text:p>
          </table:table-cell>
          <table:table-cell office:value-type="float" office:value="0.432375" calcext:value-type="float">
            <text:p>0,432375</text:p>
          </table:table-cell>
          <table:table-cell office:value-type="float" office:value="0.435165" calcext:value-type="float">
            <text:p>0,435165</text:p>
          </table:table-cell>
          <table:table-cell office:value-type="float" office:value="0.376533" calcext:value-type="float">
            <text:p>0,376533</text:p>
          </table:table-cell>
          <table:table-cell office:value-type="float" office:value="0.378506" calcext:value-type="float">
            <text:p>0,378506</text:p>
          </table:table-cell>
          <table:table-cell office:value-type="float" office:value="0.530861" calcext:value-type="float">
            <text:p>0,530861</text:p>
          </table:table-cell>
          <table:table-cell office:value-type="float" office:value="0.451553" calcext:value-type="float">
            <text:p>0,451553</text:p>
          </table:table-cell>
          <table:table-cell office:value-type="float" office:value="0.457419" calcext:value-type="float">
            <text:p>0,457419</text:p>
          </table:table-cell>
          <table:table-cell office:value-type="float" office:value="0.47251" calcext:value-type="float">
            <text:p>0,47251</text:p>
          </table:table-cell>
          <table:table-cell office:value-type="float" office:value="0.463367" calcext:value-type="float">
            <text:p>0,463367</text:p>
          </table:table-cell>
          <table:table-cell office:value-type="float" office:value="0.425384" calcext:value-type="float">
            <text:p>0,425384</text:p>
          </table:table-cell>
          <table:table-cell office:value-type="float" office:value="0.335293" calcext:value-type="float">
            <text:p>0,335293</text:p>
          </table:table-cell>
          <table:table-cell office:value-type="float" office:value="0.309993" calcext:value-type="float">
            <text:p>0,309993</text:p>
          </table:table-cell>
          <table:table-cell office:value-type="float" office:value="0.192475" calcext:value-type="float">
            <text:p>0,192475</text:p>
          </table:table-cell>
          <table:table-cell office:value-type="float" office:value="0.275155" calcext:value-type="float">
            <text:p>0,275155</text:p>
          </table:table-cell>
          <table:table-cell office:value-type="float" office:value="0.448413" calcext:value-type="float">
            <text:p>0,448413</text:p>
          </table:table-cell>
          <table:table-cell office:value-type="float" office:value="1.23464" calcext:value-type="float">
            <text:p>1,23464</text:p>
          </table:table-cell>
          <table:table-cell office:value-type="float" office:value="0.771711" calcext:value-type="float">
            <text:p>0,771711</text:p>
          </table:table-cell>
          <table:table-cell office:value-type="float" office:value="0.542379" calcext:value-type="float">
            <text:p>0,542379</text:p>
          </table:table-cell>
          <table:table-cell office:value-type="float" office:value="0.421405" calcext:value-type="float">
            <text:p>0,421405</text:p>
          </table:table-cell>
          <table:table-cell office:value-type="float" office:value="0.339887" calcext:value-type="float">
            <text:p>0,339887</text:p>
          </table:table-cell>
          <table:table-cell office:value-type="float" office:value="0.391303" calcext:value-type="float">
            <text:p>0,391303</text:p>
          </table:table-cell>
          <table:table-cell office:value-type="float" office:value="1.77111" calcext:value-type="float">
            <text:p>1,77111</text:p>
          </table:table-cell>
          <table:table-cell office:value-type="float" office:value="1.34469" calcext:value-type="float">
            <text:p>1,34469</text:p>
          </table:table-cell>
          <table:table-cell office:value-type="float" office:value="1.44706" calcext:value-type="float">
            <text:p>1,44706</text:p>
          </table:table-cell>
          <table:table-cell office:value-type="float" office:value="0.460795" calcext:value-type="float">
            <text:p>0,460795</text:p>
          </table:table-cell>
          <table:table-cell office:value-type="float" office:value="0.890626" calcext:value-type="float">
            <text:p>0,890626</text:p>
          </table:table-cell>
          <table:table-cell office:value-type="float" office:value="0.602225" calcext:value-type="float">
            <text:p>0,602225</text:p>
          </table:table-cell>
          <table:table-cell office:value-type="float" office:value="0.657368" calcext:value-type="float">
            <text:p>0,657368</text:p>
          </table:table-cell>
          <table:table-cell office:value-type="float" office:value="0.585227" calcext:value-type="float">
            <text:p>0,585227</text:p>
          </table:table-cell>
          <table:table-cell office:value-type="float" office:value="1.75971" calcext:value-type="float">
            <text:p>1,75971</text:p>
          </table:table-cell>
          <table:table-cell office:value-type="float" office:value="0.301575" calcext:value-type="float">
            <text:p>0,301575</text:p>
          </table:table-cell>
          <table:table-cell office:value-type="float" office:value="0.724857" calcext:value-type="float">
            <text:p>0,724857</text:p>
          </table:table-cell>
          <table:table-cell office:value-type="float" office:value="1.32914" calcext:value-type="float">
            <text:p>1,32914</text:p>
          </table:table-cell>
          <table:table-cell office:value-type="float" office:value="0.645156" calcext:value-type="float">
            <text:p>0,645156</text:p>
          </table:table-cell>
          <table:table-cell office:value-type="float" office:value="0.659643" calcext:value-type="float">
            <text:p>0,659643</text:p>
          </table:table-cell>
          <table:table-cell office:value-type="float" office:value="0.643039" calcext:value-type="float">
            <text:p>0,643039</text:p>
          </table:table-cell>
          <table:table-cell office:value-type="float" office:value="1.75528" calcext:value-type="float">
            <text:p>1,75528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72463" calcext:value-type="float">
            <text:p>0,272463</text:p>
          </table:table-cell>
          <table:table-cell office:value-type="float" office:value="0.116012" calcext:value-type="float">
            <text:p>0,116012</text:p>
          </table:table-cell>
          <table:table-cell table:number-columns-repeated="20"/>
          <table:table-cell table:formula="of:=MIN([.A162:.BL162])" office:value-type="float" office:value="0.116012" calcext:value-type="float">
            <text:p>0,116012</text:p>
          </table:table-cell>
          <table:table-cell table:formula="of:=MAX([.A162:.BL162])" office:value-type="float" office:value="1.77111" calcext:value-type="float">
            <text:p>1,77111</text:p>
          </table:table-cell>
          <table:table-cell table:number-columns-repeated="7"/>
        </table:table-row>
        <table:table-row table:style-name="ro2">
          <table:table-cell office:value-type="float" office:value="0.18621" calcext:value-type="float">
            <text:p>0,18621</text:p>
          </table:table-cell>
          <table:table-cell office:value-type="float" office:value="0.249136" calcext:value-type="float">
            <text:p>0,249136</text:p>
          </table:table-cell>
          <table:table-cell office:value-type="float" office:value="0.298816" calcext:value-type="float">
            <text:p>0,298816</text:p>
          </table:table-cell>
          <table:table-cell office:value-type="float" office:value="0.169126" calcext:value-type="float">
            <text:p>0,169126</text:p>
          </table:table-cell>
          <table:table-cell office:value-type="float" office:value="0.224383" calcext:value-type="float">
            <text:p>0,224383</text:p>
          </table:table-cell>
          <table:table-cell office:value-type="float" office:value="0.541218" calcext:value-type="float">
            <text:p>0,541218</text:p>
          </table:table-cell>
          <table:table-cell office:value-type="float" office:value="0.423359" calcext:value-type="float">
            <text:p>0,423359</text:p>
          </table:table-cell>
          <table:table-cell office:value-type="float" office:value="0.443217" calcext:value-type="float">
            <text:p>0,443217</text:p>
          </table:table-cell>
          <table:table-cell office:value-type="float" office:value="0.401529" calcext:value-type="float">
            <text:p>0,401529</text:p>
          </table:table-cell>
          <table:table-cell office:value-type="float" office:value="0.337" calcext:value-type="float">
            <text:p>0,337</text:p>
          </table:table-cell>
          <table:table-cell office:value-type="float" office:value="0.326517" calcext:value-type="float">
            <text:p>0,326517</text:p>
          </table:table-cell>
          <table:table-cell office:value-type="float" office:value="0.384859" calcext:value-type="float">
            <text:p>0,384859</text:p>
          </table:table-cell>
          <table:table-cell office:value-type="float" office:value="0.379745" calcext:value-type="float">
            <text:p>0,379745</text:p>
          </table:table-cell>
          <table:table-cell office:value-type="float" office:value="0.267788" calcext:value-type="float">
            <text:p>0,267788</text:p>
          </table:table-cell>
          <table:table-cell office:value-type="float" office:value="0.471592" calcext:value-type="float">
            <text:p>0,471592</text:p>
          </table:table-cell>
          <table:table-cell office:value-type="float" office:value="0.704436" calcext:value-type="float">
            <text:p>0,704436</text:p>
          </table:table-cell>
          <table:table-cell office:value-type="float" office:value="0.458914" calcext:value-type="float">
            <text:p>0,458914</text:p>
          </table:table-cell>
          <table:table-cell office:value-type="float" office:value="0.556701" calcext:value-type="float">
            <text:p>0,556701</text:p>
          </table:table-cell>
          <table:table-cell office:value-type="float" office:value="0.406222" calcext:value-type="float">
            <text:p>0,406222</text:p>
          </table:table-cell>
          <table:table-cell office:value-type="float" office:value="0.527762" calcext:value-type="float">
            <text:p>0,527762</text:p>
          </table:table-cell>
          <table:table-cell office:value-type="float" office:value="0.423106" calcext:value-type="float">
            <text:p>0,423106</text:p>
          </table:table-cell>
          <table:table-cell office:value-type="float" office:value="0.382128" calcext:value-type="float">
            <text:p>0,382128</text:p>
          </table:table-cell>
          <table:table-cell office:value-type="float" office:value="0.537115" calcext:value-type="float">
            <text:p>0,537115</text:p>
          </table:table-cell>
          <table:table-cell office:value-type="float" office:value="0.499796" calcext:value-type="float">
            <text:p>0,499796</text:p>
          </table:table-cell>
          <table:table-cell office:value-type="float" office:value="0.353891" calcext:value-type="float">
            <text:p>0,353891</text:p>
          </table:table-cell>
          <table:table-cell office:value-type="float" office:value="0.255195" calcext:value-type="float">
            <text:p>0,255195</text:p>
          </table:table-cell>
          <table:table-cell office:value-type="float" office:value="0.331066" calcext:value-type="float">
            <text:p>0,331066</text:p>
          </table:table-cell>
          <table:table-cell office:value-type="float" office:value="1.64584" calcext:value-type="float">
            <text:p>1,64584</text:p>
          </table:table-cell>
          <table:table-cell office:value-type="float" office:value="0.531084" calcext:value-type="float">
            <text:p>0,531084</text:p>
          </table:table-cell>
          <table:table-cell office:value-type="float" office:value="1.43215" calcext:value-type="float">
            <text:p>1,43215</text:p>
          </table:table-cell>
          <table:table-cell office:value-type="float" office:value="1.72478" calcext:value-type="float">
            <text:p>1,72478</text:p>
          </table:table-cell>
          <table:table-cell office:value-type="float" office:value="0.631675" calcext:value-type="float">
            <text:p>0,631675</text:p>
          </table:table-cell>
          <table:table-cell office:value-type="float" office:value="0.587911" calcext:value-type="float">
            <text:p>0,587911</text:p>
          </table:table-cell>
          <table:table-cell office:value-type="float" office:value="1.49845" calcext:value-type="float">
            <text:p>1,49845</text:p>
          </table:table-cell>
          <table:table-cell office:value-type="float" office:value="1.81305" calcext:value-type="float">
            <text:p>1,81305</text:p>
          </table:table-cell>
          <table:table-cell office:value-type="float" office:value="0.282292" calcext:value-type="float">
            <text:p>0,282292</text:p>
          </table:table-cell>
          <table:table-cell office:value-type="float" office:value="0.478707" calcext:value-type="float">
            <text:p>0,478707</text:p>
          </table:table-cell>
          <table:table-cell office:value-type="float" office:value="0.659437" calcext:value-type="float">
            <text:p>0,659437</text:p>
          </table:table-cell>
          <table:table-cell office:value-type="float" office:value="0.310706" calcext:value-type="float">
            <text:p>0,310706</text:p>
          </table:table-cell>
          <table:table-cell office:value-type="float" office:value="0.59071" calcext:value-type="float">
            <text:p>0,59071</text:p>
          </table:table-cell>
          <table:table-cell office:value-type="float" office:value="0.478443" calcext:value-type="float">
            <text:p>0,478443</text:p>
          </table:table-cell>
          <table:table-cell office:value-type="float" office:value="0.273753" calcext:value-type="float">
            <text:p>0,273753</text:p>
          </table:table-cell>
          <table:table-cell office:value-type="float" office:value="0.222396" calcext:value-type="float">
            <text:p>0,222396</text:p>
          </table:table-cell>
          <table:table-cell office:value-type="float" office:value="0.0949299" calcext:value-type="float">
            <text:p>0,0949299</text:p>
          </table:table-cell>
          <table:table-cell office:value-type="float" office:value="0.169161" calcext:value-type="float">
            <text:p>0,169161</text:p>
          </table:table-cell>
          <table:table-cell office:value-type="float" office:value="0.460006" calcext:value-type="float">
            <text:p>0,460006</text:p>
          </table:table-cell>
          <table:table-cell office:value-type="float" office:value="0.096786" calcext:value-type="float">
            <text:p>0,096786</text:p>
          </table:table-cell>
          <table:table-cell office:value-type="float" office:value="0.199141" calcext:value-type="float">
            <text:p>0,199141</text:p>
          </table:table-cell>
          <table:table-cell table:number-columns-repeated="20"/>
          <table:table-cell table:formula="of:=MIN([.A163:.BL163])" office:value-type="float" office:value="0.0949299" calcext:value-type="float">
            <text:p>0,0949299</text:p>
          </table:table-cell>
          <table:table-cell table:formula="of:=MAX([.A163:.BL163])" office:value-type="float" office:value="1.81305" calcext:value-type="float">
            <text:p>1,81305</text:p>
          </table:table-cell>
          <table:table-cell table:number-columns-repeated="7"/>
        </table:table-row>
        <table:table-row table:style-name="ro2">
          <table:table-cell office:value-type="float" office:value="0.19077" calcext:value-type="float">
            <text:p>0,19077</text:p>
          </table:table-cell>
          <table:table-cell office:value-type="float" office:value="0.250942" calcext:value-type="float">
            <text:p>0,250942</text:p>
          </table:table-cell>
          <table:table-cell office:value-type="float" office:value="0.321638" calcext:value-type="float">
            <text:p>0,321638</text:p>
          </table:table-cell>
          <table:table-cell office:value-type="float" office:value="0.190732" calcext:value-type="float">
            <text:p>0,190732</text:p>
          </table:table-cell>
          <table:table-cell office:value-type="float" office:value="0.385136" calcext:value-type="float">
            <text:p>0,385136</text:p>
          </table:table-cell>
          <table:table-cell office:value-type="float" office:value="0.32889" calcext:value-type="float">
            <text:p>0,32889</text:p>
          </table:table-cell>
          <table:table-cell office:value-type="float" office:value="0.193612" calcext:value-type="float">
            <text:p>0,193612</text:p>
          </table:table-cell>
          <table:table-cell office:value-type="float" office:value="0.220701" calcext:value-type="float">
            <text:p>0,220701</text:p>
          </table:table-cell>
          <table:table-cell office:value-type="float" office:value="0.883218" calcext:value-type="float">
            <text:p>0,883218</text:p>
          </table:table-cell>
          <table:table-cell office:value-type="float" office:value="0.322664" calcext:value-type="float">
            <text:p>0,322664</text:p>
          </table:table-cell>
          <table:table-cell office:value-type="float" office:value="0.323322" calcext:value-type="float">
            <text:p>0,323322</text:p>
          </table:table-cell>
          <table:table-cell office:value-type="float" office:value="0.659561" calcext:value-type="float">
            <text:p>0,659561</text:p>
          </table:table-cell>
          <table:table-cell office:value-type="float" office:value="0.53405" calcext:value-type="float">
            <text:p>0,53405</text:p>
          </table:table-cell>
          <table:table-cell office:value-type="float" office:value="0.551568" calcext:value-type="float">
            <text:p>0,551568</text:p>
          </table:table-cell>
          <table:table-cell office:value-type="float" office:value="0.186295" calcext:value-type="float">
            <text:p>0,186295</text:p>
          </table:table-cell>
          <table:table-cell office:value-type="float" office:value="0.334608" calcext:value-type="float">
            <text:p>0,334608</text:p>
          </table:table-cell>
          <table:table-cell office:value-type="float" office:value="0.149497" calcext:value-type="float">
            <text:p>0,149497</text:p>
          </table:table-cell>
          <table:table-cell office:value-type="float" office:value="1.15229" calcext:value-type="float">
            <text:p>1,15229</text:p>
          </table:table-cell>
          <table:table-cell office:value-type="float" office:value="0.870394" calcext:value-type="float">
            <text:p>0,870394</text:p>
          </table:table-cell>
          <table:table-cell office:value-type="float" office:value="0.615131" calcext:value-type="float">
            <text:p>0,615131</text:p>
          </table:table-cell>
          <table:table-cell office:value-type="float" office:value="0.334031" calcext:value-type="float">
            <text:p>0,334031</text:p>
          </table:table-cell>
          <table:table-cell office:value-type="float" office:value="0.572552" calcext:value-type="float">
            <text:p>0,572552</text:p>
          </table:table-cell>
          <table:table-cell office:value-type="float" office:value="0.7535" calcext:value-type="float">
            <text:p>0,7535</text:p>
          </table:table-cell>
          <table:table-cell office:value-type="float" office:value="1.42557" calcext:value-type="float">
            <text:p>1,42557</text:p>
          </table:table-cell>
          <table:table-cell office:value-type="float" office:value="0.530199" calcext:value-type="float">
            <text:p>0,530199</text:p>
          </table:table-cell>
          <table:table-cell office:value-type="float" office:value="0.51165" calcext:value-type="float">
            <text:p>0,51165</text:p>
          </table:table-cell>
          <table:table-cell office:value-type="float" office:value="0.475438" calcext:value-type="float">
            <text:p>0,475438</text:p>
          </table:table-cell>
          <table:table-cell office:value-type="float" office:value="1.65895" calcext:value-type="float">
            <text:p>1,65895</text:p>
          </table:table-cell>
          <table:table-cell office:value-type="float" office:value="1.04171" calcext:value-type="float">
            <text:p>1,04171</text:p>
          </table:table-cell>
          <table:table-cell office:value-type="float" office:value="0.754503" calcext:value-type="float">
            <text:p>0,754503</text:p>
          </table:table-cell>
          <table:table-cell office:value-type="float" office:value="0.627387" calcext:value-type="float">
            <text:p>0,627387</text:p>
          </table:table-cell>
          <table:table-cell office:value-type="float" office:value="1.80515" calcext:value-type="float">
            <text:p>1,80515</text:p>
          </table:table-cell>
          <table:table-cell office:value-type="float" office:value="1.52309" calcext:value-type="float">
            <text:p>1,52309</text:p>
          </table:table-cell>
          <table:table-cell office:value-type="float" office:value="0.621758" calcext:value-type="float">
            <text:p>0,621758</text:p>
          </table:table-cell>
          <table:table-cell office:value-type="float" office:value="1.5142" calcext:value-type="float">
            <text:p>1,5142</text:p>
          </table:table-cell>
          <table:table-cell office:value-type="float" office:value="1.85708" calcext:value-type="float">
            <text:p>1,85708</text:p>
          </table:table-cell>
          <table:table-cell office:value-type="float" office:value="0.702331" calcext:value-type="float">
            <text:p>0,702331</text:p>
          </table:table-cell>
          <table:table-cell office:value-type="float" office:value="0.342796" calcext:value-type="float">
            <text:p>0,342796</text:p>
          </table:table-cell>
          <table:table-cell office:value-type="float" office:value="0.762478" calcext:value-type="float">
            <text:p>0,762478</text:p>
          </table:table-cell>
          <table:table-cell office:value-type="float" office:value="1.46487" calcext:value-type="float">
            <text:p>1,46487</text:p>
          </table:table-cell>
          <table:table-cell office:value-type="float" office:value="1.36458" calcext:value-type="float">
            <text:p>1,36458</text:p>
          </table:table-cell>
          <table:table-cell office:value-type="float" office:value="0.292678" calcext:value-type="float">
            <text:p>0,292678</text:p>
          </table:table-cell>
          <table:table-cell office:value-type="float" office:value="2.27181" calcext:value-type="float">
            <text:p>2,27181</text:p>
          </table:table-cell>
          <table:table-cell office:value-type="float" office:value="0.247119" calcext:value-type="float">
            <text:p>0,247119</text:p>
          </table:table-cell>
          <table:table-cell office:value-type="float" office:value="0.203854" calcext:value-type="float">
            <text:p>0,203854</text:p>
          </table:table-cell>
          <table:table-cell office:value-type="float" office:value="0.372369" calcext:value-type="float">
            <text:p>0,372369</text:p>
          </table:table-cell>
          <table:table-cell office:value-type="float" office:value="0.268391" calcext:value-type="float">
            <text:p>0,268391</text:p>
          </table:table-cell>
          <table:table-cell office:value-type="float" office:value="0.212332" calcext:value-type="float">
            <text:p>0,212332</text:p>
          </table:table-cell>
          <table:table-cell table:number-columns-repeated="20"/>
          <table:table-cell table:formula="of:=MIN([.A164:.BL164])" office:value-type="float" office:value="0.149497" calcext:value-type="float">
            <text:p>0,149497</text:p>
          </table:table-cell>
          <table:table-cell table:formula="of:=MAX([.A164:.BL164])" office:value-type="float" office:value="2.27181" calcext:value-type="float">
            <text:p>2,27181</text:p>
          </table:table-cell>
          <table:table-cell table:number-columns-repeated="7"/>
        </table:table-row>
        <table:table-row table:style-name="ro2">
          <table:table-cell office:value-type="float" office:value="0.114897" calcext:value-type="float">
            <text:p>0,114897</text:p>
          </table:table-cell>
          <table:table-cell office:value-type="float" office:value="0.177369" calcext:value-type="float">
            <text:p>0,177369</text:p>
          </table:table-cell>
          <table:table-cell office:value-type="float" office:value="0.114374" calcext:value-type="float">
            <text:p>0,114374</text:p>
          </table:table-cell>
          <table:table-cell office:value-type="float" office:value="0.188299" calcext:value-type="float">
            <text:p>0,188299</text:p>
          </table:table-cell>
          <table:table-cell office:value-type="float" office:value="0.256931" calcext:value-type="float">
            <text:p>0,256931</text:p>
          </table:table-cell>
          <table:table-cell office:value-type="float" office:value="0.434663" calcext:value-type="float">
            <text:p>0,434663</text:p>
          </table:table-cell>
          <table:table-cell office:value-type="float" office:value="0.178331" calcext:value-type="float">
            <text:p>0,178331</text:p>
          </table:table-cell>
          <table:table-cell office:value-type="float" office:value="0.253665" calcext:value-type="float">
            <text:p>0,253665</text:p>
          </table:table-cell>
          <table:table-cell office:value-type="float" office:value="0.174766" calcext:value-type="float">
            <text:p>0,174766</text:p>
          </table:table-cell>
          <table:table-cell office:value-type="float" office:value="0.235083" calcext:value-type="float">
            <text:p>0,235083</text:p>
          </table:table-cell>
          <table:table-cell office:value-type="float" office:value="0.383353" calcext:value-type="float">
            <text:p>0,383353</text:p>
          </table:table-cell>
          <table:table-cell office:value-type="float" office:value="0.325319" calcext:value-type="float">
            <text:p>0,325319</text:p>
          </table:table-cell>
          <table:table-cell office:value-type="float" office:value="0.300143" calcext:value-type="float">
            <text:p>0,300143</text:p>
          </table:table-cell>
          <table:table-cell office:value-type="float" office:value="0.310152" calcext:value-type="float">
            <text:p>0,310152</text:p>
          </table:table-cell>
          <table:table-cell office:value-type="float" office:value="0.328012" calcext:value-type="float">
            <text:p>0,328012</text:p>
          </table:table-cell>
          <table:table-cell office:value-type="float" office:value="0.48086" calcext:value-type="float">
            <text:p>0,48086</text:p>
          </table:table-cell>
          <table:table-cell office:value-type="float" office:value="0.282889" calcext:value-type="float">
            <text:p>0,282889</text:p>
          </table:table-cell>
          <table:table-cell office:value-type="float" office:value="0.277938" calcext:value-type="float">
            <text:p>0,277938</text:p>
          </table:table-cell>
          <table:table-cell office:value-type="float" office:value="1.10999" calcext:value-type="float">
            <text:p>1,10999</text:p>
          </table:table-cell>
          <table:table-cell office:value-type="float" office:value="1.1237" calcext:value-type="float">
            <text:p>1,1237</text:p>
          </table:table-cell>
          <table:table-cell office:value-type="float" office:value="1.07245" calcext:value-type="float">
            <text:p>1,07245</text:p>
          </table:table-cell>
          <table:table-cell office:value-type="float" office:value="0.377693" calcext:value-type="float">
            <text:p>0,377693</text:p>
          </table:table-cell>
          <table:table-cell office:value-type="float" office:value="0.497586" calcext:value-type="float">
            <text:p>0,497586</text:p>
          </table:table-cell>
          <table:table-cell office:value-type="float" office:value="0.385814" calcext:value-type="float">
            <text:p>0,385814</text:p>
          </table:table-cell>
          <table:table-cell office:value-type="float" office:value="0.934662" calcext:value-type="float">
            <text:p>0,934662</text:p>
          </table:table-cell>
          <table:table-cell office:value-type="float" office:value="0.846837" calcext:value-type="float">
            <text:p>0,846837</text:p>
          </table:table-cell>
          <table:table-cell office:value-type="float" office:value="0.743678" calcext:value-type="float">
            <text:p>0,743678</text:p>
          </table:table-cell>
          <table:table-cell office:value-type="float" office:value="0.681016" calcext:value-type="float">
            <text:p>0,681016</text:p>
          </table:table-cell>
          <table:table-cell office:value-type="float" office:value="0.636676" calcext:value-type="float">
            <text:p>0,636676</text:p>
          </table:table-cell>
          <table:table-cell office:value-type="float" office:value="1.18641" calcext:value-type="float">
            <text:p>1,18641</text:p>
          </table:table-cell>
          <table:table-cell office:value-type="float" office:value="1.60695" calcext:value-type="float">
            <text:p>1,60695</text:p>
          </table:table-cell>
          <table:table-cell office:value-type="float" office:value="1.2095" calcext:value-type="float">
            <text:p>1,2095</text:p>
          </table:table-cell>
          <table:table-cell office:value-type="float" office:value="0.638502" calcext:value-type="float">
            <text:p>0,638502</text:p>
          </table:table-cell>
          <table:table-cell office:value-type="float" office:value="0.512581" calcext:value-type="float">
            <text:p>0,512581</text:p>
          </table:table-cell>
          <table:table-cell office:value-type="float" office:value="0.605119" calcext:value-type="float">
            <text:p>0,605119</text:p>
          </table:table-cell>
          <table:table-cell office:value-type="float" office:value="0.598569" calcext:value-type="float">
            <text:p>0,598569</text:p>
          </table:table-cell>
          <table:table-cell office:value-type="float" office:value="0.597669" calcext:value-type="float">
            <text:p>0,597669</text:p>
          </table:table-cell>
          <table:table-cell office:value-type="float" office:value="0.561008" calcext:value-type="float">
            <text:p>0,561008</text:p>
          </table:table-cell>
          <table:table-cell office:value-type="float" office:value="0.507647" calcext:value-type="float">
            <text:p>0,507647</text:p>
          </table:table-cell>
          <table:table-cell office:value-type="float" office:value="0.871385" calcext:value-type="float">
            <text:p>0,871385</text:p>
          </table:table-cell>
          <table:table-cell office:value-type="float" office:value="2.05812" calcext:value-type="float">
            <text:p>2,05812</text:p>
          </table:table-cell>
          <table:table-cell office:value-type="float" office:value="0.490301" calcext:value-type="float">
            <text:p>0,490301</text:p>
          </table:table-cell>
          <table:table-cell office:value-type="float" office:value="0.517757" calcext:value-type="float">
            <text:p>0,517757</text:p>
          </table:table-cell>
          <table:table-cell office:value-type="float" office:value="0.483853" calcext:value-type="float">
            <text:p>0,483853</text:p>
          </table:table-cell>
          <table:table-cell office:value-type="float" office:value="0.100558" calcext:value-type="float">
            <text:p>0,100558</text:p>
          </table:table-cell>
          <table:table-cell office:value-type="float" office:value="0.591929" calcext:value-type="float">
            <text:p>0,591929</text:p>
          </table:table-cell>
          <table:table-cell office:value-type="float" office:value="0.47526" calcext:value-type="float">
            <text:p>0,47526</text:p>
          </table:table-cell>
          <table:table-cell office:value-type="float" office:value="0.041569" calcext:value-type="float">
            <text:p>0,041569</text:p>
          </table:table-cell>
          <table:table-cell table:number-columns-repeated="20"/>
          <table:table-cell table:formula="of:=MIN([.A165:.BL165])" office:value-type="float" office:value="0.041569" calcext:value-type="float">
            <text:p>0,041569</text:p>
          </table:table-cell>
          <table:table-cell table:formula="of:=MAX([.A165:.BL165])" office:value-type="float" office:value="2.05812" calcext:value-type="float">
            <text:p>2,05812</text:p>
          </table:table-cell>
          <table:table-cell table:number-columns-repeated="7"/>
        </table:table-row>
        <table:table-row table:style-name="ro2">
          <table:table-cell office:value-type="float" office:value="0.144162" calcext:value-type="float">
            <text:p>0,144162</text:p>
          </table:table-cell>
          <table:table-cell office:value-type="float" office:value="0.178646" calcext:value-type="float">
            <text:p>0,178646</text:p>
          </table:table-cell>
          <table:table-cell office:value-type="float" office:value="0.254524" calcext:value-type="float">
            <text:p>0,254524</text:p>
          </table:table-cell>
          <table:table-cell office:value-type="float" office:value="0.331437" calcext:value-type="float">
            <text:p>0,331437</text:p>
          </table:table-cell>
          <table:table-cell office:value-type="float" office:value="0.146456" calcext:value-type="float">
            <text:p>0,146456</text:p>
          </table:table-cell>
          <table:table-cell office:value-type="float" office:value="0.33268" calcext:value-type="float">
            <text:p>0,33268</text:p>
          </table:table-cell>
          <table:table-cell office:value-type="float" office:value="0.157029" calcext:value-type="float">
            <text:p>0,157029</text:p>
          </table:table-cell>
          <table:table-cell office:value-type="float" office:value="0.448169" calcext:value-type="float">
            <text:p>0,448169</text:p>
          </table:table-cell>
          <table:table-cell office:value-type="float" office:value="0.433012" calcext:value-type="float">
            <text:p>0,433012</text:p>
          </table:table-cell>
          <table:table-cell office:value-type="float" office:value="0.362804" calcext:value-type="float">
            <text:p>0,362804</text:p>
          </table:table-cell>
          <table:table-cell office:value-type="float" office:value="0.31064" calcext:value-type="float">
            <text:p>0,31064</text:p>
          </table:table-cell>
          <table:table-cell office:value-type="float" office:value="0.348294" calcext:value-type="float">
            <text:p>0,348294</text:p>
          </table:table-cell>
          <table:table-cell office:value-type="float" office:value="0.379139" calcext:value-type="float">
            <text:p>0,379139</text:p>
          </table:table-cell>
          <table:table-cell office:value-type="float" office:value="0.397451" calcext:value-type="float">
            <text:p>0,397451</text:p>
          </table:table-cell>
          <table:table-cell office:value-type="float" office:value="0.401591" calcext:value-type="float">
            <text:p>0,401591</text:p>
          </table:table-cell>
          <table:table-cell office:value-type="float" office:value="1.03439" calcext:value-type="float">
            <text:p>1,03439</text:p>
          </table:table-cell>
          <table:table-cell office:value-type="float" office:value="1.13038" calcext:value-type="float">
            <text:p>1,13038</text:p>
          </table:table-cell>
          <table:table-cell office:value-type="float" office:value="1.04006" calcext:value-type="float">
            <text:p>1,04006</text:p>
          </table:table-cell>
          <table:table-cell office:value-type="float" office:value="1.02201" calcext:value-type="float">
            <text:p>1,02201</text:p>
          </table:table-cell>
          <table:table-cell office:value-type="float" office:value="0.980492" calcext:value-type="float">
            <text:p>0,980492</text:p>
          </table:table-cell>
          <table:table-cell office:value-type="float" office:value="0.932076" calcext:value-type="float">
            <text:p>0,932076</text:p>
          </table:table-cell>
          <table:table-cell office:value-type="float" office:value="0.866983" calcext:value-type="float">
            <text:p>0,866983</text:p>
          </table:table-cell>
          <table:table-cell office:value-type="float" office:value="0.830712" calcext:value-type="float">
            <text:p>0,830712</text:p>
          </table:table-cell>
          <table:table-cell office:value-type="float" office:value="0.767572" calcext:value-type="float">
            <text:p>0,767572</text:p>
          </table:table-cell>
          <table:table-cell office:value-type="float" office:value="0.635123" calcext:value-type="float">
            <text:p>0,635123</text:p>
          </table:table-cell>
          <table:table-cell office:value-type="float" office:value="1.42562" calcext:value-type="float">
            <text:p>1,42562</text:p>
          </table:table-cell>
          <table:table-cell office:value-type="float" office:value="0.729183" calcext:value-type="float">
            <text:p>0,729183</text:p>
          </table:table-cell>
          <table:table-cell office:value-type="float" office:value="0.691799" calcext:value-type="float">
            <text:p>0,691799</text:p>
          </table:table-cell>
          <table:table-cell office:value-type="float" office:value="0.601137" calcext:value-type="float">
            <text:p>0,601137</text:p>
          </table:table-cell>
          <table:table-cell office:value-type="float" office:value="0.55307" calcext:value-type="float">
            <text:p>0,55307</text:p>
          </table:table-cell>
          <table:table-cell office:value-type="float" office:value="0.649839" calcext:value-type="float">
            <text:p>0,649839</text:p>
          </table:table-cell>
          <table:table-cell office:value-type="float" office:value="0.525483" calcext:value-type="float">
            <text:p>0,525483</text:p>
          </table:table-cell>
          <table:table-cell office:value-type="float" office:value="0.437008" calcext:value-type="float">
            <text:p>0,437008</text:p>
          </table:table-cell>
          <table:table-cell office:value-type="float" office:value="0.521956" calcext:value-type="float">
            <text:p>0,521956</text:p>
          </table:table-cell>
          <table:table-cell office:value-type="float" office:value="0.686849" calcext:value-type="float">
            <text:p>0,686849</text:p>
          </table:table-cell>
          <table:table-cell office:value-type="float" office:value="0.426493" calcext:value-type="float">
            <text:p>0,426493</text:p>
          </table:table-cell>
          <table:table-cell office:value-type="float" office:value="0.488442" calcext:value-type="float">
            <text:p>0,488442</text:p>
          </table:table-cell>
          <table:table-cell office:value-type="float" office:value="0.5884" calcext:value-type="float">
            <text:p>0,5884</text:p>
          </table:table-cell>
          <table:table-cell office:value-type="float" office:value="0.469187" calcext:value-type="float">
            <text:p>0,469187</text:p>
          </table:table-cell>
          <table:table-cell office:value-type="float" office:value="0.52706" calcext:value-type="float">
            <text:p>0,52706</text:p>
          </table:table-cell>
          <table:table-cell office:value-type="float" office:value="0.201877" calcext:value-type="float">
            <text:p>0,201877</text:p>
          </table:table-cell>
          <table:table-cell office:value-type="float" office:value="0.203626" calcext:value-type="float">
            <text:p>0,203626</text:p>
          </table:table-cell>
          <table:table-cell office:value-type="float" office:value="1.95886" calcext:value-type="float">
            <text:p>1,95886</text:p>
          </table:table-cell>
          <table:table-cell office:value-type="float" office:value="0.353344" calcext:value-type="float">
            <text:p>0,353344</text:p>
          </table:table-cell>
          <table:table-cell office:value-type="float" office:value="0.18395" calcext:value-type="float">
            <text:p>0,18395</text:p>
          </table:table-cell>
          <table:table-cell office:value-type="float" office:value="0.124533" calcext:value-type="float">
            <text:p>0,124533</text:p>
          </table:table-cell>
          <table:table-cell office:value-type="float" office:value="0.124907" calcext:value-type="float">
            <text:p>0,124907</text:p>
          </table:table-cell>
          <table:table-cell office:value-type="float" office:value="0.198057" calcext:value-type="float">
            <text:p>0,198057</text:p>
          </table:table-cell>
          <table:table-cell table:number-columns-repeated="20"/>
          <table:table-cell table:formula="of:=MIN([.A166:.BL166])" office:value-type="float" office:value="0.124533" calcext:value-type="float">
            <text:p>0,124533</text:p>
          </table:table-cell>
          <table:table-cell table:formula="of:=MAX([.A166:.BL166])" office:value-type="float" office:value="1.95886" calcext:value-type="float">
            <text:p>1,95886</text:p>
          </table:table-cell>
          <table:table-cell table:number-columns-repeated="7"/>
        </table:table-row>
        <table:table-row table:style-name="ro2">
          <table:table-cell office:value-type="float" office:value="0.179372" calcext:value-type="float">
            <text:p>0,179372</text:p>
          </table:table-cell>
          <table:table-cell office:value-type="float" office:value="0.237891" calcext:value-type="float">
            <text:p>0,237891</text:p>
          </table:table-cell>
          <table:table-cell office:value-type="float" office:value="0.321672" calcext:value-type="float">
            <text:p>0,321672</text:p>
          </table:table-cell>
          <table:table-cell office:value-type="float" office:value="0.19118" calcext:value-type="float">
            <text:p>0,19118</text:p>
          </table:table-cell>
          <table:table-cell office:value-type="float" office:value="0.567649" calcext:value-type="float">
            <text:p>0,567649</text:p>
          </table:table-cell>
          <table:table-cell office:value-type="float" office:value="0.344619" calcext:value-type="float">
            <text:p>0,344619</text:p>
          </table:table-cell>
          <table:table-cell office:value-type="float" office:value="0.37208" calcext:value-type="float">
            <text:p>0,37208</text:p>
          </table:table-cell>
          <table:table-cell office:value-type="float" office:value="0.247516" calcext:value-type="float">
            <text:p>0,247516</text:p>
          </table:table-cell>
          <table:table-cell office:value-type="float" office:value="0.298452" calcext:value-type="float">
            <text:p>0,298452</text:p>
          </table:table-cell>
          <table:table-cell office:value-type="float" office:value="0.32606" calcext:value-type="float">
            <text:p>0,32606</text:p>
          </table:table-cell>
          <table:table-cell office:value-type="float" office:value="0.645757" calcext:value-type="float">
            <text:p>0,645757</text:p>
          </table:table-cell>
          <table:table-cell office:value-type="float" office:value="0.648114" calcext:value-type="float">
            <text:p>0,648114</text:p>
          </table:table-cell>
          <table:table-cell office:value-type="float" office:value="0.195491" calcext:value-type="float">
            <text:p>0,195491</text:p>
          </table:table-cell>
          <table:table-cell office:value-type="float" office:value="0.27998" calcext:value-type="float">
            <text:p>0,27998</text:p>
          </table:table-cell>
          <table:table-cell office:value-type="float" office:value="0.783655" calcext:value-type="float">
            <text:p>0,783655</text:p>
          </table:table-cell>
          <table:table-cell office:value-type="float" office:value="0.480929" calcext:value-type="float">
            <text:p>0,480929</text:p>
          </table:table-cell>
          <table:table-cell office:value-type="float" office:value="0.426481" calcext:value-type="float">
            <text:p>0,426481</text:p>
          </table:table-cell>
          <table:table-cell office:value-type="float" office:value="0.256475" calcext:value-type="float">
            <text:p>0,256475</text:p>
          </table:table-cell>
          <table:table-cell office:value-type="float" office:value="0.420329" calcext:value-type="float">
            <text:p>0,420329</text:p>
          </table:table-cell>
          <table:table-cell office:value-type="float" office:value="0.391221" calcext:value-type="float">
            <text:p>0,391221</text:p>
          </table:table-cell>
          <table:table-cell office:value-type="float" office:value="0.856632" calcext:value-type="float">
            <text:p>0,856632</text:p>
          </table:table-cell>
          <table:table-cell office:value-type="float" office:value="0.424137" calcext:value-type="float">
            <text:p>0,424137</text:p>
          </table:table-cell>
          <table:table-cell office:value-type="float" office:value="0.258646" calcext:value-type="float">
            <text:p>0,258646</text:p>
          </table:table-cell>
          <table:table-cell office:value-type="float" office:value="1.08875" calcext:value-type="float">
            <text:p>1,08875</text:p>
          </table:table-cell>
          <table:table-cell office:value-type="float" office:value="0.471942" calcext:value-type="float">
            <text:p>0,471942</text:p>
          </table:table-cell>
          <table:table-cell office:value-type="float" office:value="0.366176" calcext:value-type="float">
            <text:p>0,366176</text:p>
          </table:table-cell>
          <table:table-cell office:value-type="float" office:value="0.384889" calcext:value-type="float">
            <text:p>0,384889</text:p>
          </table:table-cell>
          <table:table-cell office:value-type="float" office:value="0.175199" calcext:value-type="float">
            <text:p>0,175199</text:p>
          </table:table-cell>
          <table:table-cell office:value-type="float" office:value="0.225992" calcext:value-type="float">
            <text:p>0,225992</text:p>
          </table:table-cell>
          <table:table-cell office:value-type="float" office:value="0.147444" calcext:value-type="float">
            <text:p>0,147444</text:p>
          </table:table-cell>
          <table:table-cell office:value-type="float" office:value="0.164887" calcext:value-type="float">
            <text:p>0,164887</text:p>
          </table:table-cell>
          <table:table-cell office:value-type="float" office:value="1.12326" calcext:value-type="float">
            <text:p>1,12326</text:p>
          </table:table-cell>
          <table:table-cell office:value-type="float" office:value="1.31272" calcext:value-type="float">
            <text:p>1,31272</text:p>
          </table:table-cell>
          <table:table-cell office:value-type="float" office:value="0.830401" calcext:value-type="float">
            <text:p>0,830401</text:p>
          </table:table-cell>
          <table:table-cell office:value-type="float" office:value="0.803801" calcext:value-type="float">
            <text:p>0,803801</text:p>
          </table:table-cell>
          <table:table-cell office:value-type="float" office:value="0.632255" calcext:value-type="float">
            <text:p>0,632255</text:p>
          </table:table-cell>
          <table:table-cell office:value-type="float" office:value="1.32311" calcext:value-type="float">
            <text:p>1,32311</text:p>
          </table:table-cell>
          <table:table-cell office:value-type="float" office:value="1.03877" calcext:value-type="float">
            <text:p>1,03877</text:p>
          </table:table-cell>
          <table:table-cell office:value-type="float" office:value="0.624201" calcext:value-type="float">
            <text:p>0,624201</text:p>
          </table:table-cell>
          <table:table-cell office:value-type="float" office:value="1.4281" calcext:value-type="float">
            <text:p>1,4281</text:p>
          </table:table-cell>
          <table:table-cell office:value-type="float" office:value="0.737789" calcext:value-type="float">
            <text:p>0,737789</text:p>
          </table:table-cell>
          <table:table-cell office:value-type="float" office:value="0.441052" calcext:value-type="float">
            <text:p>0,441052</text:p>
          </table:table-cell>
          <table:table-cell office:value-type="float" office:value="0.19845" calcext:value-type="float">
            <text:p>0,19845</text:p>
          </table:table-cell>
          <table:table-cell office:value-type="float" office:value="0.183127" calcext:value-type="float">
            <text:p>0,183127</text:p>
          </table:table-cell>
          <table:table-cell office:value-type="float" office:value="0.486796" calcext:value-type="float">
            <text:p>0,486796</text:p>
          </table:table-cell>
          <table:table-cell office:value-type="float" office:value="1.90942" calcext:value-type="float">
            <text:p>1,90942</text:p>
          </table:table-cell>
          <table:table-cell office:value-type="float" office:value="0.166868" calcext:value-type="float">
            <text:p>0,166868</text:p>
          </table:table-cell>
          <table:table-cell office:value-type="float" office:value="0.308212" calcext:value-type="float">
            <text:p>0,308212</text:p>
          </table:table-cell>
          <table:table-cell table:number-columns-repeated="20"/>
          <table:table-cell table:formula="of:=MIN([.A167:.BL167])" office:value-type="float" office:value="0.147444" calcext:value-type="float">
            <text:p>0,147444</text:p>
          </table:table-cell>
          <table:table-cell table:formula="of:=MAX([.A167:.BL167])" office:value-type="float" office:value="1.90942" calcext:value-type="float">
            <text:p>1,90942</text:p>
          </table:table-cell>
          <table:table-cell table:number-columns-repeated="7"/>
        </table:table-row>
        <table:table-row table:style-name="ro2">
          <table:table-cell office:value-type="float" office:value="0.200024" calcext:value-type="float">
            <text:p>0,200024</text:p>
          </table:table-cell>
          <table:table-cell office:value-type="float" office:value="0.246316" calcext:value-type="float">
            <text:p>0,246316</text:p>
          </table:table-cell>
          <table:table-cell office:value-type="float" office:value="0.340863" calcext:value-type="float">
            <text:p>0,340863</text:p>
          </table:table-cell>
          <table:table-cell office:value-type="float" office:value="0.115784" calcext:value-type="float">
            <text:p>0,115784</text:p>
          </table:table-cell>
          <table:table-cell office:value-type="float" office:value="0.235427" calcext:value-type="float">
            <text:p>0,235427</text:p>
          </table:table-cell>
          <table:table-cell office:value-type="float" office:value="0.137877" calcext:value-type="float">
            <text:p>0,137877</text:p>
          </table:table-cell>
          <table:table-cell office:value-type="float" office:value="0.141553" calcext:value-type="float">
            <text:p>0,141553</text:p>
          </table:table-cell>
          <table:table-cell office:value-type="float" office:value="0.210922" calcext:value-type="float">
            <text:p>0,210922</text:p>
          </table:table-cell>
          <table:table-cell office:value-type="float" office:value="0.247853" calcext:value-type="float">
            <text:p>0,247853</text:p>
          </table:table-cell>
          <table:table-cell office:value-type="float" office:value="0.454949" calcext:value-type="float">
            <text:p>0,454949</text:p>
          </table:table-cell>
          <table:table-cell office:value-type="float" office:value="0.148133" calcext:value-type="float">
            <text:p>0,148133</text:p>
          </table:table-cell>
          <table:table-cell office:value-type="float" office:value="0.231958" calcext:value-type="float">
            <text:p>0,231958</text:p>
          </table:table-cell>
          <table:table-cell office:value-type="float" office:value="0.762341" calcext:value-type="float">
            <text:p>0,762341</text:p>
          </table:table-cell>
          <table:table-cell office:value-type="float" office:value="0.68907" calcext:value-type="float">
            <text:p>0,68907</text:p>
          </table:table-cell>
          <table:table-cell office:value-type="float" office:value="0.470451" calcext:value-type="float">
            <text:p>0,470451</text:p>
          </table:table-cell>
          <table:table-cell office:value-type="float" office:value="0.972212" calcext:value-type="float">
            <text:p>0,972212</text:p>
          </table:table-cell>
          <table:table-cell office:value-type="float" office:value="0.931457" calcext:value-type="float">
            <text:p>0,931457</text:p>
          </table:table-cell>
          <table:table-cell office:value-type="float" office:value="0.564268" calcext:value-type="float">
            <text:p>0,564268</text:p>
          </table:table-cell>
          <table:table-cell office:value-type="float" office:value="0.519267" calcext:value-type="float">
            <text:p>0,519267</text:p>
          </table:table-cell>
          <table:table-cell office:value-type="float" office:value="0.519226" calcext:value-type="float">
            <text:p>0,519226</text:p>
          </table:table-cell>
          <table:table-cell office:value-type="float" office:value="0.440521" calcext:value-type="float">
            <text:p>0,440521</text:p>
          </table:table-cell>
          <table:table-cell office:value-type="float" office:value="0.429852" calcext:value-type="float">
            <text:p>0,429852</text:p>
          </table:table-cell>
          <table:table-cell office:value-type="float" office:value="0.50826" calcext:value-type="float">
            <text:p>0,50826</text:p>
          </table:table-cell>
          <table:table-cell office:value-type="float" office:value="1.47258" calcext:value-type="float">
            <text:p>1,47258</text:p>
          </table:table-cell>
          <table:table-cell office:value-type="float" office:value="0.52469" calcext:value-type="float">
            <text:p>0,52469</text:p>
          </table:table-cell>
          <table:table-cell office:value-type="float" office:value="1.33226" calcext:value-type="float">
            <text:p>1,33226</text:p>
          </table:table-cell>
          <table:table-cell office:value-type="float" office:value="0.580075" calcext:value-type="float">
            <text:p>0,580075</text:p>
          </table:table-cell>
          <table:table-cell office:value-type="float" office:value="0.847333" calcext:value-type="float">
            <text:p>0,847333</text:p>
          </table:table-cell>
          <table:table-cell office:value-type="float" office:value="0.801109" calcext:value-type="float">
            <text:p>0,801109</text:p>
          </table:table-cell>
          <table:table-cell office:value-type="float" office:value="1.51066" calcext:value-type="float">
            <text:p>1,51066</text:p>
          </table:table-cell>
          <table:table-cell office:value-type="float" office:value="0.547886" calcext:value-type="float">
            <text:p>0,547886</text:p>
          </table:table-cell>
          <table:table-cell office:value-type="float" office:value="1.28336" calcext:value-type="float">
            <text:p>1,28336</text:p>
          </table:table-cell>
          <table:table-cell office:value-type="float" office:value="0.759876" calcext:value-type="float">
            <text:p>0,759876</text:p>
          </table:table-cell>
          <table:table-cell office:value-type="float" office:value="0.74613" calcext:value-type="float">
            <text:p>0,74613</text:p>
          </table:table-cell>
          <table:table-cell office:value-type="float" office:value="0.709184" calcext:value-type="float">
            <text:p>0,709184</text:p>
          </table:table-cell>
          <table:table-cell office:value-type="float" office:value="0.662128" calcext:value-type="float">
            <text:p>0,662128</text:p>
          </table:table-cell>
          <table:table-cell office:value-type="float" office:value="1.23632" calcext:value-type="float">
            <text:p>1,23632</text:p>
          </table:table-cell>
          <table:table-cell office:value-type="float" office:value="0.652253" calcext:value-type="float">
            <text:p>0,652253</text:p>
          </table:table-cell>
          <table:table-cell office:value-type="float" office:value="1.47991" calcext:value-type="float">
            <text:p>1,47991</text:p>
          </table:table-cell>
          <table:table-cell office:value-type="float" office:value="1.51582" calcext:value-type="float">
            <text:p>1,51582</text:p>
          </table:table-cell>
          <table:table-cell office:value-type="float" office:value="0.26161" calcext:value-type="float">
            <text:p>0,26161</text:p>
          </table:table-cell>
          <table:table-cell office:value-type="float" office:value="1.34045" calcext:value-type="float">
            <text:p>1,34045</text:p>
          </table:table-cell>
          <table:table-cell office:value-type="float" office:value="0.729584" calcext:value-type="float">
            <text:p>0,729584</text:p>
          </table:table-cell>
          <table:table-cell office:value-type="float" office:value="0.664281" calcext:value-type="float">
            <text:p>0,664281</text:p>
          </table:table-cell>
          <table:table-cell office:value-type="float" office:value="0.0884101" calcext:value-type="float">
            <text:p>0,0884101</text:p>
          </table:table-cell>
          <table:table-cell office:value-type="float" office:value="0.250298" calcext:value-type="float">
            <text:p>0,250298</text:p>
          </table:table-cell>
          <table:table-cell office:value-type="float" office:value="0.141383" calcext:value-type="float">
            <text:p>0,141383</text:p>
          </table:table-cell>
          <table:table-cell office:value-type="float" office:value="0.039489" calcext:value-type="float">
            <text:p>0,039489</text:p>
          </table:table-cell>
          <table:table-cell table:number-columns-repeated="20"/>
          <table:table-cell table:formula="of:=MIN([.A168:.BL168])" office:value-type="float" office:value="0.039489" calcext:value-type="float">
            <text:p>0,039489</text:p>
          </table:table-cell>
          <table:table-cell table:formula="of:=MAX([.A168:.BL168])" office:value-type="float" office:value="1.51582" calcext:value-type="float">
            <text:p>1,51582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06158" calcext:value-type="float">
            <text:p>0,106158</text:p>
          </table:table-cell>
          <table:table-cell office:value-type="float" office:value="0.204286" calcext:value-type="float">
            <text:p>0,204286</text:p>
          </table:table-cell>
          <table:table-cell office:value-type="float" office:value="0.102935" calcext:value-type="float">
            <text:p>0,102935</text:p>
          </table:table-cell>
          <table:table-cell office:value-type="float" office:value="0.176624" calcext:value-type="float">
            <text:p>0,176624</text:p>
          </table:table-cell>
          <table:table-cell office:value-type="float" office:value="0.104221" calcext:value-type="float">
            <text:p>0,104221</text:p>
          </table:table-cell>
          <table:table-cell office:value-type="float" office:value="0.416051" calcext:value-type="float">
            <text:p>0,416051</text:p>
          </table:table-cell>
          <table:table-cell office:value-type="float" office:value="0.324984" calcext:value-type="float">
            <text:p>0,324984</text:p>
          </table:table-cell>
          <table:table-cell office:value-type="float" office:value="0.186638" calcext:value-type="float">
            <text:p>0,186638</text:p>
          </table:table-cell>
          <table:table-cell office:value-type="float" office:value="0.260338" calcext:value-type="float">
            <text:p>0,260338</text:p>
          </table:table-cell>
          <table:table-cell office:value-type="float" office:value="0.116911" calcext:value-type="float">
            <text:p>0,116911</text:p>
          </table:table-cell>
          <table:table-cell office:value-type="float" office:value="0.096348" calcext:value-type="float">
            <text:p>0,096348</text:p>
          </table:table-cell>
          <table:table-cell office:value-type="float" office:value="0.083602" calcext:value-type="float">
            <text:p>0,083602</text:p>
          </table:table-cell>
          <table:table-cell office:value-type="float" office:value="0.084048" calcext:value-type="float">
            <text:p>0,084048</text:p>
          </table:table-cell>
          <table:table-cell office:value-type="float" office:value="0.669792" calcext:value-type="float">
            <text:p>0,669792</text:p>
          </table:table-cell>
          <table:table-cell office:value-type="float" office:value="0.32224" calcext:value-type="float">
            <text:p>0,32224</text:p>
          </table:table-cell>
          <table:table-cell office:value-type="float" office:value="0.249156" calcext:value-type="float">
            <text:p>0,249156</text:p>
          </table:table-cell>
          <table:table-cell office:value-type="float" office:value="0.740647" calcext:value-type="float">
            <text:p>0,740647</text:p>
          </table:table-cell>
          <table:table-cell office:value-type="float" office:value="0.629485" calcext:value-type="float">
            <text:p>0,629485</text:p>
          </table:table-cell>
          <table:table-cell office:value-type="float" office:value="0.638542" calcext:value-type="float">
            <text:p>0,638542</text:p>
          </table:table-cell>
          <table:table-cell office:value-type="float" office:value="0.264135" calcext:value-type="float">
            <text:p>0,264135</text:p>
          </table:table-cell>
          <table:table-cell office:value-type="float" office:value="0.693435" calcext:value-type="float">
            <text:p>0,693435</text:p>
          </table:table-cell>
          <table:table-cell office:value-type="float" office:value="0.112314" calcext:value-type="float">
            <text:p>0,112314</text:p>
          </table:table-cell>
          <table:table-cell office:value-type="float" office:value="0.50158" calcext:value-type="float">
            <text:p>0,50158</text:p>
          </table:table-cell>
          <table:table-cell office:value-type="float" office:value="1.27238" calcext:value-type="float">
            <text:p>1,27238</text:p>
          </table:table-cell>
          <table:table-cell office:value-type="float" office:value="1.17066" calcext:value-type="float">
            <text:p>1,17066</text:p>
          </table:table-cell>
          <table:table-cell office:value-type="float" office:value="0.458713" calcext:value-type="float">
            <text:p>0,458713</text:p>
          </table:table-cell>
          <table:table-cell office:value-type="float" office:value="1.02929" calcext:value-type="float">
            <text:p>1,02929</text:p>
          </table:table-cell>
          <table:table-cell office:value-type="float" office:value="0.663891" calcext:value-type="float">
            <text:p>0,663891</text:p>
          </table:table-cell>
          <table:table-cell office:value-type="float" office:value="0.453425" calcext:value-type="float">
            <text:p>0,453425</text:p>
          </table:table-cell>
          <table:table-cell office:value-type="float" office:value="0.463176" calcext:value-type="float">
            <text:p>0,463176</text:p>
          </table:table-cell>
          <table:table-cell office:value-type="float" office:value="1.19781" calcext:value-type="float">
            <text:p>1,19781</text:p>
          </table:table-cell>
          <table:table-cell office:value-type="float" office:value="0.480481" calcext:value-type="float">
            <text:p>0,480481</text:p>
          </table:table-cell>
          <table:table-cell office:value-type="float" office:value="0.22858" calcext:value-type="float">
            <text:p>0,22858</text:p>
          </table:table-cell>
          <table:table-cell office:value-type="float" office:value="0.441813" calcext:value-type="float">
            <text:p>0,441813</text:p>
          </table:table-cell>
          <table:table-cell office:value-type="float" office:value="0.201754" calcext:value-type="float">
            <text:p>0,201754</text:p>
          </table:table-cell>
          <table:table-cell office:value-type="float" office:value="0.428761" calcext:value-type="float">
            <text:p>0,428761</text:p>
          </table:table-cell>
          <table:table-cell office:value-type="float" office:value="0.0936949" calcext:value-type="float">
            <text:p>0,0936949</text:p>
          </table:table-cell>
          <table:table-cell office:value-type="float" office:value="1.2014" calcext:value-type="float">
            <text:p>1,2014</text:p>
          </table:table-cell>
          <table:table-cell office:value-type="float" office:value="1.10077" calcext:value-type="float">
            <text:p>1,10077</text:p>
          </table:table-cell>
          <table:table-cell office:value-type="float" office:value="1.53875" calcext:value-type="float">
            <text:p>1,53875</text:p>
          </table:table-cell>
          <table:table-cell office:value-type="float" office:value="0.540025" calcext:value-type="float">
            <text:p>0,540025</text:p>
          </table:table-cell>
          <table:table-cell office:value-type="float" office:value="1.24233" calcext:value-type="float">
            <text:p>1,24233</text:p>
          </table:table-cell>
          <table:table-cell office:value-type="float" office:value="1.19831" calcext:value-type="float">
            <text:p>1,19831</text:p>
          </table:table-cell>
          <table:table-cell office:value-type="float" office:value="1.00938" calcext:value-type="float">
            <text:p>1,00938</text:p>
          </table:table-cell>
          <table:table-cell office:value-type="float" office:value="0.952082" calcext:value-type="float">
            <text:p>0,952082</text:p>
          </table:table-cell>
          <table:table-cell office:value-type="float" office:value="0.218083" calcext:value-type="float">
            <text:p>0,218083</text:p>
          </table:table-cell>
          <table:table-cell office:value-type="float" office:value="0.512288" calcext:value-type="float">
            <text:p>0,512288</text:p>
          </table:table-cell>
          <table:table-cell office:value-type="float" office:value="0.237511" calcext:value-type="float">
            <text:p>0,237511</text:p>
          </table:table-cell>
          <table:table-cell office:value-type="float" office:value="0.0959539" calcext:value-type="float">
            <text:p>0,0959539</text:p>
          </table:table-cell>
          <table:table-cell office:value-type="float" office:value="0.843413" calcext:value-type="float">
            <text:p>0,843413</text:p>
          </table:table-cell>
          <table:table-cell office:value-type="float" office:value="0.856093" calcext:value-type="float">
            <text:p>0,856093</text:p>
          </table:table-cell>
          <table:table-cell office:value-type="float" office:value="0.154663" calcext:value-type="float">
            <text:p>0,154663</text:p>
          </table:table-cell>
          <table:table-cell office:value-type="float" office:value="0.27547" calcext:value-type="float">
            <text:p>0,27547</text:p>
          </table:table-cell>
          <table:table-cell office:value-type="float" office:value="0.491553" calcext:value-type="float">
            <text:p>0,491553</text:p>
          </table:table-cell>
          <table:table-cell office:value-type="float" office:value="0.581943" calcext:value-type="float">
            <text:p>0,581943</text:p>
          </table:table-cell>
          <table:table-cell office:value-type="float" office:value="0.389569" calcext:value-type="float">
            <text:p>0,389569</text:p>
          </table:table-cell>
          <table:table-cell office:value-type="float" office:value="0.271182" calcext:value-type="float">
            <text:p>0,271182</text:p>
          </table:table-cell>
          <table:table-cell office:value-type="float" office:value="0.0882459" calcext:value-type="float">
            <text:p>0,0882459</text:p>
          </table:table-cell>
          <table:table-cell office:value-type="float" office:value="0.227194" calcext:value-type="float">
            <text:p>0,227194</text:p>
          </table:table-cell>
          <table:table-cell office:value-type="float" office:value="0.11056" calcext:value-type="float">
            <text:p>0,11056</text:p>
          </table:table-cell>
          <table:table-cell office:value-type="float" office:value="0.266936" calcext:value-type="float">
            <text:p>0,266936</text:p>
          </table:table-cell>
          <table:table-cell office:value-type="float" office:value="0.576493" calcext:value-type="float">
            <text:p>0,576493</text:p>
          </table:table-cell>
          <table:table-cell office:value-type="float" office:value="0.133578" calcext:value-type="float">
            <text:p>0,133578</text:p>
          </table:table-cell>
          <table:table-cell office:value-type="float" office:value="0.057502" calcext:value-type="float">
            <text:p>0,057502</text:p>
          </table:table-cell>
          <table:table-cell table:number-columns-repeated="4"/>
          <table:table-cell table:formula="of:=MIN([.A170:.BL170])" office:value-type="float" office:value="0.057502" calcext:value-type="float">
            <text:p>0,057502</text:p>
          </table:table-cell>
          <table:table-cell table:formula="of:=MAX([.A170:.BL170])" office:value-type="float" office:value="1.53875" calcext:value-type="float">
            <text:p>1,53875</text:p>
          </table:table-cell>
          <table:table-cell table:number-columns-repeated="7"/>
        </table:table-row>
        <table:table-row table:style-name="ro2">
          <table:table-cell office:value-type="float" office:value="0.109184" calcext:value-type="float">
            <text:p>0,109184</text:p>
          </table:table-cell>
          <table:table-cell office:value-type="float" office:value="0.115618" calcext:value-type="float">
            <text:p>0,115618</text:p>
          </table:table-cell>
          <table:table-cell office:value-type="float" office:value="0.16392" calcext:value-type="float">
            <text:p>0,16392</text:p>
          </table:table-cell>
          <table:table-cell office:value-type="float" office:value="0.204104" calcext:value-type="float">
            <text:p>0,204104</text:p>
          </table:table-cell>
          <table:table-cell office:value-type="float" office:value="0.104147" calcext:value-type="float">
            <text:p>0,104147</text:p>
          </table:table-cell>
          <table:table-cell office:value-type="float" office:value="0.106398" calcext:value-type="float">
            <text:p>0,106398</text:p>
          </table:table-cell>
          <table:table-cell office:value-type="float" office:value="0.178183" calcext:value-type="float">
            <text:p>0,178183</text:p>
          </table:table-cell>
          <table:table-cell office:value-type="float" office:value="0.27928" calcext:value-type="float">
            <text:p>0,27928</text:p>
          </table:table-cell>
          <table:table-cell office:value-type="float" office:value="0.149928" calcext:value-type="float">
            <text:p>0,149928</text:p>
          </table:table-cell>
          <table:table-cell office:value-type="float" office:value="0.221707" calcext:value-type="float">
            <text:p>0,221707</text:p>
          </table:table-cell>
          <table:table-cell office:value-type="float" office:value="0.103447" calcext:value-type="float">
            <text:p>0,103447</text:p>
          </table:table-cell>
          <table:table-cell office:value-type="float" office:value="0.105077" calcext:value-type="float">
            <text:p>0,105077</text:p>
          </table:table-cell>
          <table:table-cell office:value-type="float" office:value="0.161397" calcext:value-type="float">
            <text:p>0,161397</text:p>
          </table:table-cell>
          <table:table-cell office:value-type="float" office:value="0.566137" calcext:value-type="float">
            <text:p>0,566137</text:p>
          </table:table-cell>
          <table:table-cell office:value-type="float" office:value="0.084718" calcext:value-type="float">
            <text:p>0,084718</text:p>
          </table:table-cell>
          <table:table-cell office:value-type="float" office:value="0.515554" calcext:value-type="float">
            <text:p>0,515554</text:p>
          </table:table-cell>
          <table:table-cell office:value-type="float" office:value="0.576551" calcext:value-type="float">
            <text:p>0,576551</text:p>
          </table:table-cell>
          <table:table-cell office:value-type="float" office:value="0.479407" calcext:value-type="float">
            <text:p>0,479407</text:p>
          </table:table-cell>
          <table:table-cell office:value-type="float" office:value="0.360735" calcext:value-type="float">
            <text:p>0,360735</text:p>
          </table:table-cell>
          <table:table-cell office:value-type="float" office:value="0.168604" calcext:value-type="float">
            <text:p>0,168604</text:p>
          </table:table-cell>
          <table:table-cell office:value-type="float" office:value="0.834705" calcext:value-type="float">
            <text:p>0,834705</text:p>
          </table:table-cell>
          <table:table-cell office:value-type="float" office:value="0.7662" calcext:value-type="float">
            <text:p>0,7662</text:p>
          </table:table-cell>
          <table:table-cell office:value-type="float" office:value="0.392557" calcext:value-type="float">
            <text:p>0,392557</text:p>
          </table:table-cell>
          <table:table-cell office:value-type="float" office:value="0.635541" calcext:value-type="float">
            <text:p>0,635541</text:p>
          </table:table-cell>
          <table:table-cell office:value-type="float" office:value="0.25703" calcext:value-type="float">
            <text:p>0,25703</text:p>
          </table:table-cell>
          <table:table-cell office:value-type="float" office:value="0.0897391" calcext:value-type="float">
            <text:p>0,0897391</text:p>
          </table:table-cell>
          <table:table-cell office:value-type="float" office:value="1.22393" calcext:value-type="float">
            <text:p>1,22393</text:p>
          </table:table-cell>
          <table:table-cell office:value-type="float" office:value="1.1859" calcext:value-type="float">
            <text:p>1,1859</text:p>
          </table:table-cell>
          <table:table-cell office:value-type="float" office:value="0.16638" calcext:value-type="float">
            <text:p>0,16638</text:p>
          </table:table-cell>
          <table:table-cell office:value-type="float" office:value="0.95191" calcext:value-type="float">
            <text:p>0,95191</text:p>
          </table:table-cell>
          <table:table-cell office:value-type="float" office:value="0.098716" calcext:value-type="float">
            <text:p>0,098716</text:p>
          </table:table-cell>
          <table:table-cell office:value-type="float" office:value="0.341386" calcext:value-type="float">
            <text:p>0,341386</text:p>
          </table:table-cell>
          <table:table-cell office:value-type="float" office:value="0.416308" calcext:value-type="float">
            <text:p>0,416308</text:p>
          </table:table-cell>
          <table:table-cell office:value-type="float" office:value="0.207999" calcext:value-type="float">
            <text:p>0,207999</text:p>
          </table:table-cell>
          <table:table-cell office:value-type="float" office:value="0.171414" calcext:value-type="float">
            <text:p>0,171414</text:p>
          </table:table-cell>
          <table:table-cell office:value-type="float" office:value="1.50296" calcext:value-type="float">
            <text:p>1,50296</text:p>
          </table:table-cell>
          <table:table-cell office:value-type="float" office:value="1.36059" calcext:value-type="float">
            <text:p>1,36059</text:p>
          </table:table-cell>
          <table:table-cell office:value-type="float" office:value="1.19209" calcext:value-type="float">
            <text:p>1,19209</text:p>
          </table:table-cell>
          <table:table-cell office:value-type="float" office:value="0.9288" calcext:value-type="float">
            <text:p>0,9288</text:p>
          </table:table-cell>
          <table:table-cell office:value-type="float" office:value="0.843584" calcext:value-type="float">
            <text:p>0,843584</text:p>
          </table:table-cell>
          <table:table-cell office:value-type="float" office:value="0.802058" calcext:value-type="float">
            <text:p>0,802058</text:p>
          </table:table-cell>
          <table:table-cell office:value-type="float" office:value="1.40311" calcext:value-type="float">
            <text:p>1,40311</text:p>
          </table:table-cell>
          <table:table-cell office:value-type="float" office:value="1.60934" calcext:value-type="float">
            <text:p>1,60934</text:p>
          </table:table-cell>
          <table:table-cell office:value-type="float" office:value="0.270424" calcext:value-type="float">
            <text:p>0,270424</text:p>
          </table:table-cell>
          <table:table-cell office:value-type="float" office:value="0.240722" calcext:value-type="float">
            <text:p>0,240722</text:p>
          </table:table-cell>
          <table:table-cell office:value-type="float" office:value="0.200706" calcext:value-type="float">
            <text:p>0,200706</text:p>
          </table:table-cell>
          <table:table-cell office:value-type="float" office:value="1.26499" calcext:value-type="float">
            <text:p>1,26499</text:p>
          </table:table-cell>
          <table:table-cell office:value-type="float" office:value="1.11807" calcext:value-type="float">
            <text:p>1,11807</text:p>
          </table:table-cell>
          <table:table-cell office:value-type="float" office:value="0.981077" calcext:value-type="float">
            <text:p>0,981077</text:p>
          </table:table-cell>
          <table:table-cell office:value-type="float" office:value="0.743041" calcext:value-type="float">
            <text:p>0,743041</text:p>
          </table:table-cell>
          <table:table-cell office:value-type="float" office:value="0.574741" calcext:value-type="float">
            <text:p>0,574741</text:p>
          </table:table-cell>
          <table:table-cell office:value-type="float" office:value="0.59079" calcext:value-type="float">
            <text:p>0,59079</text:p>
          </table:table-cell>
          <table:table-cell office:value-type="float" office:value="0.356303" calcext:value-type="float">
            <text:p>0,356303</text:p>
          </table:table-cell>
          <table:table-cell office:value-type="float" office:value="0.191181" calcext:value-type="float">
            <text:p>0,191181</text:p>
          </table:table-cell>
          <table:table-cell office:value-type="float" office:value="1.60948" calcext:value-type="float">
            <text:p>1,60948</text:p>
          </table:table-cell>
          <table:table-cell office:value-type="float" office:value="0.276111" calcext:value-type="float">
            <text:p>0,276111</text:p>
          </table:table-cell>
          <table:table-cell office:value-type="float" office:value="1.88397" calcext:value-type="float">
            <text:p>1,88397</text:p>
          </table:table-cell>
          <table:table-cell office:value-type="float" office:value="0.157857" calcext:value-type="float">
            <text:p>0,157857</text:p>
          </table:table-cell>
          <table:table-cell office:value-type="float" office:value="0.367817" calcext:value-type="float">
            <text:p>0,367817</text:p>
          </table:table-cell>
          <table:table-cell office:value-type="float" office:value="0.093843" calcext:value-type="float">
            <text:p>0,093843</text:p>
          </table:table-cell>
          <table:table-cell office:value-type="float" office:value="0.206607" calcext:value-type="float">
            <text:p>0,206607</text:p>
          </table:table-cell>
          <table:table-cell office:value-type="float" office:value="0.146587" calcext:value-type="float">
            <text:p>0,146587</text:p>
          </table:table-cell>
          <table:table-cell office:value-type="float" office:value="0.0643301" calcext:value-type="float">
            <text:p>0,0643301</text:p>
          </table:table-cell>
          <table:table-cell office:value-type="float" office:value="0.092504" calcext:value-type="float">
            <text:p>0,092504</text:p>
          </table:table-cell>
          <table:table-cell table:number-columns-repeated="4"/>
          <table:table-cell table:formula="of:=MIN([.A171:.BL171])" office:value-type="float" office:value="0.0643301" calcext:value-type="float">
            <text:p>0,0643301</text:p>
          </table:table-cell>
          <table:table-cell table:formula="of:=MAX([.A171:.BL171])" office:value-type="float" office:value="1.88397" calcext:value-type="float">
            <text:p>1,88397</text:p>
          </table:table-cell>
          <table:table-cell table:number-columns-repeated="7"/>
        </table:table-row>
        <table:table-row table:style-name="ro2">
          <table:table-cell office:value-type="float" office:value="0.111946" calcext:value-type="float">
            <text:p>0,111946</text:p>
          </table:table-cell>
          <table:table-cell office:value-type="float" office:value="0.210244" calcext:value-type="float">
            <text:p>0,210244</text:p>
          </table:table-cell>
          <table:table-cell office:value-type="float" office:value="0.131157" calcext:value-type="float">
            <text:p>0,131157</text:p>
          </table:table-cell>
          <table:table-cell office:value-type="float" office:value="0.105509" calcext:value-type="float">
            <text:p>0,105509</text:p>
          </table:table-cell>
          <table:table-cell office:value-type="float" office:value="0.1052" calcext:value-type="float">
            <text:p>0,1052</text:p>
          </table:table-cell>
          <table:table-cell office:value-type="float" office:value="0.106253" calcext:value-type="float">
            <text:p>0,106253</text:p>
          </table:table-cell>
          <table:table-cell office:value-type="float" office:value="0.102591" calcext:value-type="float">
            <text:p>0,102591</text:p>
          </table:table-cell>
          <table:table-cell office:value-type="float" office:value="0.107464" calcext:value-type="float">
            <text:p>0,107464</text:p>
          </table:table-cell>
          <table:table-cell office:value-type="float" office:value="0.107255" calcext:value-type="float">
            <text:p>0,107255</text:p>
          </table:table-cell>
          <table:table-cell office:value-type="float" office:value="0.102905" calcext:value-type="float">
            <text:p>0,102905</text:p>
          </table:table-cell>
          <table:table-cell office:value-type="float" office:value="0.105143" calcext:value-type="float">
            <text:p>0,105143</text:p>
          </table:table-cell>
          <table:table-cell office:value-type="float" office:value="0.814737" calcext:value-type="float">
            <text:p>0,814737</text:p>
          </table:table-cell>
          <table:table-cell office:value-type="float" office:value="0.830575" calcext:value-type="float">
            <text:p>0,830575</text:p>
          </table:table-cell>
          <table:table-cell office:value-type="float" office:value="0.750788" calcext:value-type="float">
            <text:p>0,750788</text:p>
          </table:table-cell>
          <table:table-cell office:value-type="float" office:value="0.752605" calcext:value-type="float">
            <text:p>0,752605</text:p>
          </table:table-cell>
          <table:table-cell office:value-type="float" office:value="0.687843" calcext:value-type="float">
            <text:p>0,687843</text:p>
          </table:table-cell>
          <table:table-cell office:value-type="float" office:value="0.587565" calcext:value-type="float">
            <text:p>0,587565</text:p>
          </table:table-cell>
          <table:table-cell office:value-type="float" office:value="0.83623" calcext:value-type="float">
            <text:p>0,83623</text:p>
          </table:table-cell>
          <table:table-cell office:value-type="float" office:value="0.522515" calcext:value-type="float">
            <text:p>0,522515</text:p>
          </table:table-cell>
          <table:table-cell office:value-type="float" office:value="0.738058" calcext:value-type="float">
            <text:p>0,738058</text:p>
          </table:table-cell>
          <table:table-cell office:value-type="float" office:value="0.565222" calcext:value-type="float">
            <text:p>0,565222</text:p>
          </table:table-cell>
          <table:table-cell office:value-type="float" office:value="0.514707" calcext:value-type="float">
            <text:p>0,514707</text:p>
          </table:table-cell>
          <table:table-cell office:value-type="float" office:value="0.54809" calcext:value-type="float">
            <text:p>0,54809</text:p>
          </table:table-cell>
          <table:table-cell office:value-type="float" office:value="0.594846" calcext:value-type="float">
            <text:p>0,594846</text:p>
          </table:table-cell>
          <table:table-cell office:value-type="float" office:value="0.531628" calcext:value-type="float">
            <text:p>0,531628</text:p>
          </table:table-cell>
          <table:table-cell office:value-type="float" office:value="0.596057" calcext:value-type="float">
            <text:p>0,596057</text:p>
          </table:table-cell>
          <table:table-cell office:value-type="float" office:value="0.569072" calcext:value-type="float">
            <text:p>0,569072</text:p>
          </table:table-cell>
          <table:table-cell office:value-type="float" office:value="1.12488" calcext:value-type="float">
            <text:p>1,12488</text:p>
          </table:table-cell>
          <table:table-cell office:value-type="float" office:value="1.02012" calcext:value-type="float">
            <text:p>1,02012</text:p>
          </table:table-cell>
          <table:table-cell office:value-type="float" office:value="0.636854" calcext:value-type="float">
            <text:p>0,636854</text:p>
          </table:table-cell>
          <table:table-cell office:value-type="float" office:value="0.254456" calcext:value-type="float">
            <text:p>0,254456</text:p>
          </table:table-cell>
          <table:table-cell office:value-type="float" office:value="0.204601" calcext:value-type="float">
            <text:p>0,204601</text:p>
          </table:table-cell>
          <table:table-cell office:value-type="float" office:value="0.672694" calcext:value-type="float">
            <text:p>0,672694</text:p>
          </table:table-cell>
          <table:table-cell office:value-type="float" office:value="0.714276" calcext:value-type="float">
            <text:p>0,714276</text:p>
          </table:table-cell>
          <table:table-cell office:value-type="float" office:value="0.717829" calcext:value-type="float">
            <text:p>0,717829</text:p>
          </table:table-cell>
          <table:table-cell office:value-type="float" office:value="0.757406" calcext:value-type="float">
            <text:p>0,757406</text:p>
          </table:table-cell>
          <table:table-cell office:value-type="float" office:value="0.825878" calcext:value-type="float">
            <text:p>0,825878</text:p>
          </table:table-cell>
          <table:table-cell office:value-type="float" office:value="0.765757" calcext:value-type="float">
            <text:p>0,765757</text:p>
          </table:table-cell>
          <table:table-cell office:value-type="float" office:value="0.793867" calcext:value-type="float">
            <text:p>0,793867</text:p>
          </table:table-cell>
          <table:table-cell office:value-type="float" office:value="0.791418" calcext:value-type="float">
            <text:p>0,791418</text:p>
          </table:table-cell>
          <table:table-cell office:value-type="float" office:value="0.801773" calcext:value-type="float">
            <text:p>0,801773</text:p>
          </table:table-cell>
          <table:table-cell office:value-type="float" office:value="0.802545" calcext:value-type="float">
            <text:p>0,802545</text:p>
          </table:table-cell>
          <table:table-cell office:value-type="float" office:value="0.75342" calcext:value-type="float">
            <text:p>0,75342</text:p>
          </table:table-cell>
          <table:table-cell office:value-type="float" office:value="1.33296" calcext:value-type="float">
            <text:p>1,33296</text:p>
          </table:table-cell>
          <table:table-cell office:value-type="float" office:value="1.22968" calcext:value-type="float">
            <text:p>1,22968</text:p>
          </table:table-cell>
          <table:table-cell office:value-type="float" office:value="0.633354" calcext:value-type="float">
            <text:p>0,633354</text:p>
          </table:table-cell>
          <table:table-cell office:value-type="float" office:value="1.02369" calcext:value-type="float">
            <text:p>1,02369</text:p>
          </table:table-cell>
          <table:table-cell office:value-type="float" office:value="0.712755" calcext:value-type="float">
            <text:p>0,712755</text:p>
          </table:table-cell>
          <table:table-cell office:value-type="float" office:value="0.937915" calcext:value-type="float">
            <text:p>0,937915</text:p>
          </table:table-cell>
          <table:table-cell office:value-type="float" office:value="0.940661" calcext:value-type="float">
            <text:p>0,940661</text:p>
          </table:table-cell>
          <table:table-cell office:value-type="float" office:value="0.991648" calcext:value-type="float">
            <text:p>0,991648</text:p>
          </table:table-cell>
          <table:table-cell office:value-type="float" office:value="1.66739" calcext:value-type="float">
            <text:p>1,66739</text:p>
          </table:table-cell>
          <table:table-cell office:value-type="float" office:value="1.01994" calcext:value-type="float">
            <text:p>1,01994</text:p>
          </table:table-cell>
          <table:table-cell office:value-type="float" office:value="0.91361" calcext:value-type="float">
            <text:p>0,91361</text:p>
          </table:table-cell>
          <table:table-cell office:value-type="float" office:value="0.910883" calcext:value-type="float">
            <text:p>0,910883</text:p>
          </table:table-cell>
          <table:table-cell office:value-type="float" office:value="0.857226" calcext:value-type="float">
            <text:p>0,857226</text:p>
          </table:table-cell>
          <table:table-cell office:value-type="float" office:value="0.173043" calcext:value-type="float">
            <text:p>0,173043</text:p>
          </table:table-cell>
          <table:table-cell office:value-type="float" office:value="0.0824881" calcext:value-type="float">
            <text:p>0,0824881</text:p>
          </table:table-cell>
          <table:table-cell office:value-type="float" office:value="0.107492" calcext:value-type="float">
            <text:p>0,107492</text:p>
          </table:table-cell>
          <table:table-cell office:value-type="float" office:value="0.133575" calcext:value-type="float">
            <text:p>0,133575</text:p>
          </table:table-cell>
          <table:table-cell office:value-type="float" office:value="0.082212" calcext:value-type="float">
            <text:p>0,082212</text:p>
          </table:table-cell>
          <table:table-cell office:value-type="float" office:value="0.251545" calcext:value-type="float">
            <text:p>0,251545</text:p>
          </table:table-cell>
          <table:table-cell office:value-type="float" office:value="0.259394" calcext:value-type="float">
            <text:p>0,259394</text:p>
          </table:table-cell>
          <table:table-cell office:value-type="float" office:value="0.0859048" calcext:value-type="float">
            <text:p>0,0859048</text:p>
          </table:table-cell>
          <table:table-cell table:number-columns-repeated="4"/>
          <table:table-cell table:formula="of:=MIN([.A172:.BL172])" office:value-type="float" office:value="0.082212" calcext:value-type="float">
            <text:p>0,082212</text:p>
          </table:table-cell>
          <table:table-cell table:formula="of:=MAX([.A172:.BL172])" office:value-type="float" office:value="1.66739" calcext:value-type="float">
            <text:p>1,66739</text:p>
          </table:table-cell>
          <table:table-cell table:number-columns-repeated="7"/>
        </table:table-row>
        <table:table-row table:style-name="ro2">
          <table:table-cell office:value-type="float" office:value="0.14605" calcext:value-type="float">
            <text:p>0,14605</text:p>
          </table:table-cell>
          <table:table-cell office:value-type="float" office:value="0.201559" calcext:value-type="float">
            <text:p>0,201559</text:p>
          </table:table-cell>
          <table:table-cell office:value-type="float" office:value="0.275656" calcext:value-type="float">
            <text:p>0,275656</text:p>
          </table:table-cell>
          <table:table-cell office:value-type="float" office:value="0.274483" calcext:value-type="float">
            <text:p>0,274483</text:p>
          </table:table-cell>
          <table:table-cell office:value-type="float" office:value="0.180512" calcext:value-type="float">
            <text:p>0,180512</text:p>
          </table:table-cell>
          <table:table-cell office:value-type="float" office:value="0.283657" calcext:value-type="float">
            <text:p>0,283657</text:p>
          </table:table-cell>
          <table:table-cell office:value-type="float" office:value="0.345987" calcext:value-type="float">
            <text:p>0,345987</text:p>
          </table:table-cell>
          <table:table-cell office:value-type="float" office:value="0.318115" calcext:value-type="float">
            <text:p>0,318115</text:p>
          </table:table-cell>
          <table:table-cell office:value-type="float" office:value="0.310713" calcext:value-type="float">
            <text:p>0,310713</text:p>
          </table:table-cell>
          <table:table-cell office:value-type="float" office:value="0.30327" calcext:value-type="float">
            <text:p>0,30327</text:p>
          </table:table-cell>
          <table:table-cell office:value-type="float" office:value="0.309652" calcext:value-type="float">
            <text:p>0,309652</text:p>
          </table:table-cell>
          <table:table-cell office:value-type="float" office:value="0.313252" calcext:value-type="float">
            <text:p>0,313252</text:p>
          </table:table-cell>
          <table:table-cell office:value-type="float" office:value="0.306604" calcext:value-type="float">
            <text:p>0,306604</text:p>
          </table:table-cell>
          <table:table-cell office:value-type="float" office:value="0.393046" calcext:value-type="float">
            <text:p>0,393046</text:p>
          </table:table-cell>
          <table:table-cell office:value-type="float" office:value="0.312656" calcext:value-type="float">
            <text:p>0,312656</text:p>
          </table:table-cell>
          <table:table-cell office:value-type="float" office:value="0.310191" calcext:value-type="float">
            <text:p>0,310191</text:p>
          </table:table-cell>
          <table:table-cell office:value-type="float" office:value="0.305318" calcext:value-type="float">
            <text:p>0,305318</text:p>
          </table:table-cell>
          <table:table-cell office:value-type="float" office:value="0.573994" calcext:value-type="float">
            <text:p>0,573994</text:p>
          </table:table-cell>
          <table:table-cell office:value-type="float" office:value="0.304205" calcext:value-type="float">
            <text:p>0,304205</text:p>
          </table:table-cell>
          <table:table-cell office:value-type="float" office:value="0.31225" calcext:value-type="float">
            <text:p>0,31225</text:p>
          </table:table-cell>
          <table:table-cell office:value-type="float" office:value="0.306203" calcext:value-type="float">
            <text:p>0,306203</text:p>
          </table:table-cell>
          <table:table-cell office:value-type="float" office:value="0.324075" calcext:value-type="float">
            <text:p>0,324075</text:p>
          </table:table-cell>
          <table:table-cell office:value-type="float" office:value="1.59528" calcext:value-type="float">
            <text:p>1,59528</text:p>
          </table:table-cell>
          <table:table-cell office:value-type="float" office:value="0.475753" calcext:value-type="float">
            <text:p>0,475753</text:p>
          </table:table-cell>
          <table:table-cell office:value-type="float" office:value="0.324061" calcext:value-type="float">
            <text:p>0,324061</text:p>
          </table:table-cell>
          <table:table-cell office:value-type="float" office:value="0.296607" calcext:value-type="float">
            <text:p>0,296607</text:p>
          </table:table-cell>
          <table:table-cell office:value-type="float" office:value="0.265477" calcext:value-type="float">
            <text:p>0,265477</text:p>
          </table:table-cell>
          <table:table-cell office:value-type="float" office:value="0.377655" calcext:value-type="float">
            <text:p>0,377655</text:p>
          </table:table-cell>
          <table:table-cell office:value-type="float" office:value="0.262307" calcext:value-type="float">
            <text:p>0,262307</text:p>
          </table:table-cell>
          <table:table-cell office:value-type="float" office:value="1.77912" calcext:value-type="float">
            <text:p>1,77912</text:p>
          </table:table-cell>
          <table:table-cell office:value-type="float" office:value="1.7031" calcext:value-type="float">
            <text:p>1,7031</text:p>
          </table:table-cell>
          <table:table-cell office:value-type="float" office:value="0.337946" calcext:value-type="float">
            <text:p>0,337946</text:p>
          </table:table-cell>
          <table:table-cell office:value-type="float" office:value="1.61737" calcext:value-type="float">
            <text:p>1,61737</text:p>
          </table:table-cell>
          <table:table-cell office:value-type="float" office:value="1.58584" calcext:value-type="float">
            <text:p>1,58584</text:p>
          </table:table-cell>
          <table:table-cell office:value-type="float" office:value="1.51448" calcext:value-type="float">
            <text:p>1,51448</text:p>
          </table:table-cell>
          <table:table-cell office:value-type="float" office:value="1.45305" calcext:value-type="float">
            <text:p>1,45305</text:p>
          </table:table-cell>
          <table:table-cell office:value-type="float" office:value="1.44091" calcext:value-type="float">
            <text:p>1,44091</text:p>
          </table:table-cell>
          <table:table-cell office:value-type="float" office:value="1.77534" calcext:value-type="float">
            <text:p>1,77534</text:p>
          </table:table-cell>
          <table:table-cell office:value-type="float" office:value="1.75455" calcext:value-type="float">
            <text:p>1,75455</text:p>
          </table:table-cell>
          <table:table-cell office:value-type="float" office:value="1.29152" calcext:value-type="float">
            <text:p>1,29152</text:p>
          </table:table-cell>
          <table:table-cell office:value-type="float" office:value="0.414802" calcext:value-type="float">
            <text:p>0,414802</text:p>
          </table:table-cell>
          <table:table-cell office:value-type="float" office:value="1.2003" calcext:value-type="float">
            <text:p>1,2003</text:p>
          </table:table-cell>
          <table:table-cell office:value-type="float" office:value="1.15966" calcext:value-type="float">
            <text:p>1,15966</text:p>
          </table:table-cell>
          <table:table-cell office:value-type="float" office:value="1.11337" calcext:value-type="float">
            <text:p>1,11337</text:p>
          </table:table-cell>
          <table:table-cell office:value-type="float" office:value="0.506834" calcext:value-type="float">
            <text:p>0,506834</text:p>
          </table:table-cell>
          <table:table-cell office:value-type="float" office:value="2.0236" calcext:value-type="float">
            <text:p>2,0236</text:p>
          </table:table-cell>
          <table:table-cell office:value-type="float" office:value="0.927258" calcext:value-type="float">
            <text:p>0,927258</text:p>
          </table:table-cell>
          <table:table-cell office:value-type="float" office:value="2.39502" calcext:value-type="float">
            <text:p>2,39502</text:p>
          </table:table-cell>
          <table:table-cell office:value-type="float" office:value="0.443666" calcext:value-type="float">
            <text:p>0,443666</text:p>
          </table:table-cell>
          <table:table-cell office:value-type="float" office:value="1.04029" calcext:value-type="float">
            <text:p>1,04029</text:p>
          </table:table-cell>
          <table:table-cell office:value-type="float" office:value="2.19123" calcext:value-type="float">
            <text:p>2,19123</text:p>
          </table:table-cell>
          <table:table-cell office:value-type="float" office:value="1.79051" calcext:value-type="float">
            <text:p>1,79051</text:p>
          </table:table-cell>
          <table:table-cell office:value-type="float" office:value="1.49746" calcext:value-type="float">
            <text:p>1,49746</text:p>
          </table:table-cell>
          <table:table-cell office:value-type="float" office:value="1.12855" calcext:value-type="float">
            <text:p>1,12855</text:p>
          </table:table-cell>
          <table:table-cell office:value-type="float" office:value="1.84414" calcext:value-type="float">
            <text:p>1,84414</text:p>
          </table:table-cell>
          <table:table-cell office:value-type="float" office:value="1.16" calcext:value-type="float">
            <text:p>1,16</text:p>
          </table:table-cell>
          <table:table-cell office:value-type="float" office:value="2.14435" calcext:value-type="float">
            <text:p>2,14435</text:p>
          </table:table-cell>
          <table:table-cell office:value-type="float" office:value="0.749718" calcext:value-type="float">
            <text:p>0,749718</text:p>
          </table:table-cell>
          <table:table-cell office:value-type="float" office:value="0.155855" calcext:value-type="float">
            <text:p>0,155855</text:p>
          </table:table-cell>
          <table:table-cell office:value-type="float" office:value="2.35207" calcext:value-type="float">
            <text:p>2,35207</text:p>
          </table:table-cell>
          <table:table-cell office:value-type="float" office:value="0.896474" calcext:value-type="float">
            <text:p>0,896474</text:p>
          </table:table-cell>
          <table:table-cell office:value-type="float" office:value="0.371348" calcext:value-type="float">
            <text:p>0,371348</text:p>
          </table:table-cell>
          <table:table-cell office:value-type="float" office:value="0.141902" calcext:value-type="float">
            <text:p>0,141902</text:p>
          </table:table-cell>
          <table:table-cell office:value-type="float" office:value="0.14257" calcext:value-type="float">
            <text:p>0,14257</text:p>
          </table:table-cell>
          <table:table-cell table:number-columns-repeated="4"/>
          <table:table-cell table:formula="of:=MIN([.A173:.BL173])" office:value-type="float" office:value="0.141902" calcext:value-type="float">
            <text:p>0,141902</text:p>
          </table:table-cell>
          <table:table-cell table:formula="of:=MAX([.A173:.BL173])" office:value-type="float" office:value="2.39502" calcext:value-type="float">
            <text:p>2,39502</text:p>
          </table:table-cell>
          <table:table-cell table:number-columns-repeated="7"/>
        </table:table-row>
        <table:table-row table:style-name="ro2">
          <table:table-cell office:value-type="float" office:value="0.110961" calcext:value-type="float">
            <text:p>0,110961</text:p>
          </table:table-cell>
          <table:table-cell office:value-type="float" office:value="0.165026" calcext:value-type="float">
            <text:p>0,165026</text:p>
          </table:table-cell>
          <table:table-cell office:value-type="float" office:value="0.112272" calcext:value-type="float">
            <text:p>0,112272</text:p>
          </table:table-cell>
          <table:table-cell office:value-type="float" office:value="0.168274" calcext:value-type="float">
            <text:p>0,168274</text:p>
          </table:table-cell>
          <table:table-cell office:value-type="float" office:value="0.114273" calcext:value-type="float">
            <text:p>0,114273</text:p>
          </table:table-cell>
          <table:table-cell office:value-type="float" office:value="0.165681" calcext:value-type="float">
            <text:p>0,165681</text:p>
          </table:table-cell>
          <table:table-cell office:value-type="float" office:value="0.184908" calcext:value-type="float">
            <text:p>0,184908</text:p>
          </table:table-cell>
          <table:table-cell office:value-type="float" office:value="0.107771" calcext:value-type="float">
            <text:p>0,107771</text:p>
          </table:table-cell>
          <table:table-cell office:value-type="float" office:value="0.170719" calcext:value-type="float">
            <text:p>0,170719</text:p>
          </table:table-cell>
          <table:table-cell office:value-type="float" office:value="0.110989" calcext:value-type="float">
            <text:p>0,110989</text:p>
          </table:table-cell>
          <table:table-cell office:value-type="float" office:value="0.170212" calcext:value-type="float">
            <text:p>0,170212</text:p>
          </table:table-cell>
          <table:table-cell office:value-type="float" office:value="0.864142" calcext:value-type="float">
            <text:p>0,864142</text:p>
          </table:table-cell>
          <table:table-cell office:value-type="float" office:value="0.812732" calcext:value-type="float">
            <text:p>0,812732</text:p>
          </table:table-cell>
          <table:table-cell office:value-type="float" office:value="0.758291" calcext:value-type="float">
            <text:p>0,758291</text:p>
          </table:table-cell>
          <table:table-cell office:value-type="float" office:value="0.682661" calcext:value-type="float">
            <text:p>0,682661</text:p>
          </table:table-cell>
          <table:table-cell office:value-type="float" office:value="0.553843" calcext:value-type="float">
            <text:p>0,553843</text:p>
          </table:table-cell>
          <table:table-cell office:value-type="float" office:value="0.575396" calcext:value-type="float">
            <text:p>0,575396</text:p>
          </table:table-cell>
          <table:table-cell office:value-type="float" office:value="0.563775" calcext:value-type="float">
            <text:p>0,563775</text:p>
          </table:table-cell>
          <table:table-cell office:value-type="float" office:value="0.497623" calcext:value-type="float">
            <text:p>0,497623</text:p>
          </table:table-cell>
          <table:table-cell office:value-type="float" office:value="0.454376" calcext:value-type="float">
            <text:p>0,454376</text:p>
          </table:table-cell>
          <table:table-cell office:value-type="float" office:value="0.345537" calcext:value-type="float">
            <text:p>0,345537</text:p>
          </table:table-cell>
          <table:table-cell office:value-type="float" office:value="1.12733" calcext:value-type="float">
            <text:p>1,12733</text:p>
          </table:table-cell>
          <table:table-cell office:value-type="float" office:value="0.983574" calcext:value-type="float">
            <text:p>0,983574</text:p>
          </table:table-cell>
          <table:table-cell office:value-type="float" office:value="0.838886" calcext:value-type="float">
            <text:p>0,838886</text:p>
          </table:table-cell>
          <table:table-cell office:value-type="float" office:value="0.683762" calcext:value-type="float">
            <text:p>0,683762</text:p>
          </table:table-cell>
          <table:table-cell office:value-type="float" office:value="0.558601" calcext:value-type="float">
            <text:p>0,558601</text:p>
          </table:table-cell>
          <table:table-cell office:value-type="float" office:value="0.398956" calcext:value-type="float">
            <text:p>0,398956</text:p>
          </table:table-cell>
          <table:table-cell office:value-type="float" office:value="0.65684" calcext:value-type="float">
            <text:p>0,65684</text:p>
          </table:table-cell>
          <table:table-cell office:value-type="float" office:value="0.676335" calcext:value-type="float">
            <text:p>0,676335</text:p>
          </table:table-cell>
          <table:table-cell office:value-type="float" office:value="0.710746" calcext:value-type="float">
            <text:p>0,710746</text:p>
          </table:table-cell>
          <table:table-cell office:value-type="float" office:value="0.720003" calcext:value-type="float">
            <text:p>0,720003</text:p>
          </table:table-cell>
          <table:table-cell office:value-type="float" office:value="0.776818" calcext:value-type="float">
            <text:p>0,776818</text:p>
          </table:table-cell>
          <table:table-cell office:value-type="float" office:value="0.781357" calcext:value-type="float">
            <text:p>0,781357</text:p>
          </table:table-cell>
          <table:table-cell office:value-type="float" office:value="0.729882" calcext:value-type="float">
            <text:p>0,729882</text:p>
          </table:table-cell>
          <table:table-cell office:value-type="float" office:value="0.777304" calcext:value-type="float">
            <text:p>0,777304</text:p>
          </table:table-cell>
          <table:table-cell office:value-type="float" office:value="0.606352" calcext:value-type="float">
            <text:p>0,606352</text:p>
          </table:table-cell>
          <table:table-cell office:value-type="float" office:value="0.700979" calcext:value-type="float">
            <text:p>0,700979</text:p>
          </table:table-cell>
          <table:table-cell office:value-type="float" office:value="0.882079" calcext:value-type="float">
            <text:p>0,882079</text:p>
          </table:table-cell>
          <table:table-cell office:value-type="float" office:value="1.92441" calcext:value-type="float">
            <text:p>1,92441</text:p>
          </table:table-cell>
          <table:table-cell office:value-type="float" office:value="0.935825" calcext:value-type="float">
            <text:p>0,935825</text:p>
          </table:table-cell>
          <table:table-cell office:value-type="float" office:value="0.910748" calcext:value-type="float">
            <text:p>0,910748</text:p>
          </table:table-cell>
          <table:table-cell office:value-type="float" office:value="0.930753" calcext:value-type="float">
            <text:p>0,930753</text:p>
          </table:table-cell>
          <table:table-cell office:value-type="float" office:value="0.921922" calcext:value-type="float">
            <text:p>0,921922</text:p>
          </table:table-cell>
          <table:table-cell office:value-type="float" office:value="2.10151" calcext:value-type="float">
            <text:p>2,10151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782473" calcext:value-type="float">
            <text:p>0,782473</text:p>
          </table:table-cell>
          <table:table-cell office:value-type="float" office:value="0.75349" calcext:value-type="float">
            <text:p>0,75349</text:p>
          </table:table-cell>
          <table:table-cell office:value-type="float" office:value="0.702658" calcext:value-type="float">
            <text:p>0,702658</text:p>
          </table:table-cell>
          <table:table-cell office:value-type="float" office:value="1.74529" calcext:value-type="float">
            <text:p>1,74529</text:p>
          </table:table-cell>
          <table:table-cell office:value-type="float" office:value="0.64324" calcext:value-type="float">
            <text:p>0,64324</text:p>
          </table:table-cell>
          <table:table-cell office:value-type="float" office:value="1.89539" calcext:value-type="float">
            <text:p>1,89539</text:p>
          </table:table-cell>
          <table:table-cell office:value-type="float" office:value="0.575228" calcext:value-type="float">
            <text:p>0,575228</text:p>
          </table:table-cell>
          <table:table-cell office:value-type="float" office:value="0.51046" calcext:value-type="float">
            <text:p>0,51046</text:p>
          </table:table-cell>
          <table:table-cell office:value-type="float" office:value="1.19479" calcext:value-type="float">
            <text:p>1,19479</text:p>
          </table:table-cell>
          <table:table-cell office:value-type="float" office:value="0.358396" calcext:value-type="float">
            <text:p>0,358396</text:p>
          </table:table-cell>
          <table:table-cell office:value-type="float" office:value="1.73717" calcext:value-type="float">
            <text:p>1,73717</text:p>
          </table:table-cell>
          <table:table-cell office:value-type="float" office:value="0.750312" calcext:value-type="float">
            <text:p>0,750312</text:p>
          </table:table-cell>
          <table:table-cell office:value-type="float" office:value="0.507735" calcext:value-type="float">
            <text:p>0,507735</text:p>
          </table:table-cell>
          <table:table-cell office:value-type="float" office:value="0.827232" calcext:value-type="float">
            <text:p>0,827232</text:p>
          </table:table-cell>
          <table:table-cell office:value-type="float" office:value="0.369249" calcext:value-type="float">
            <text:p>0,369249</text:p>
          </table:table-cell>
          <table:table-cell office:value-type="float" office:value="1.02071" calcext:value-type="float">
            <text:p>1,02071</text:p>
          </table:table-cell>
          <table:table-cell office:value-type="float" office:value="0.738527" calcext:value-type="float">
            <text:p>0,738527</text:p>
          </table:table-cell>
          <table:table-cell office:value-type="float" office:value="0.0538261" calcext:value-type="float">
            <text:p>0,0538261</text:p>
          </table:table-cell>
          <table:table-cell office:value-type="float" office:value="0.234211" calcext:value-type="float">
            <text:p>0,234211</text:p>
          </table:table-cell>
          <table:table-cell table:number-columns-repeated="4"/>
          <table:table-cell table:formula="of:=MIN([.A174:.BL174])" office:value-type="float" office:value="0.0538261" calcext:value-type="float">
            <text:p>0,0538261</text:p>
          </table:table-cell>
          <table:table-cell table:formula="of:=MAX([.A174:.BL174])" office:value-type="float" office:value="2.10151" calcext:value-type="float">
            <text:p>2,10151</text:p>
          </table:table-cell>
          <table:table-cell table:number-columns-repeated="7"/>
        </table:table-row>
        <table:table-row table:style-name="ro2">
          <table:table-cell office:value-type="float" office:value="0.140294" calcext:value-type="float">
            <text:p>0,140294</text:p>
          </table:table-cell>
          <table:table-cell office:value-type="float" office:value="0.195957" calcext:value-type="float">
            <text:p>0,195957</text:p>
          </table:table-cell>
          <table:table-cell office:value-type="float" office:value="0.302154" calcext:value-type="float">
            <text:p>0,302154</text:p>
          </table:table-cell>
          <table:table-cell office:value-type="float" office:value="0.211073" calcext:value-type="float">
            <text:p>0,211073</text:p>
          </table:table-cell>
          <table:table-cell office:value-type="float" office:value="0.206312" calcext:value-type="float">
            <text:p>0,206312</text:p>
          </table:table-cell>
          <table:table-cell office:value-type="float" office:value="0.128864" calcext:value-type="float">
            <text:p>0,128864</text:p>
          </table:table-cell>
          <table:table-cell office:value-type="float" office:value="0.172721" calcext:value-type="float">
            <text:p>0,172721</text:p>
          </table:table-cell>
          <table:table-cell office:value-type="float" office:value="0.246905" calcext:value-type="float">
            <text:p>0,246905</text:p>
          </table:table-cell>
          <table:table-cell office:value-type="float" office:value="0.10912" calcext:value-type="float">
            <text:p>0,10912</text:p>
          </table:table-cell>
          <table:table-cell office:value-type="float" office:value="0.187475" calcext:value-type="float">
            <text:p>0,187475</text:p>
          </table:table-cell>
          <table:table-cell office:value-type="float" office:value="0.703241" calcext:value-type="float">
            <text:p>0,703241</text:p>
          </table:table-cell>
          <table:table-cell office:value-type="float" office:value="0.621951" calcext:value-type="float">
            <text:p>0,621951</text:p>
          </table:table-cell>
          <table:table-cell office:value-type="float" office:value="0.0984001" calcext:value-type="float">
            <text:p>0,0984001</text:p>
          </table:table-cell>
          <table:table-cell office:value-type="float" office:value="0.515139" calcext:value-type="float">
            <text:p>0,515139</text:p>
          </table:table-cell>
          <table:table-cell office:value-type="float" office:value="0.403485" calcext:value-type="float">
            <text:p>0,403485</text:p>
          </table:table-cell>
          <table:table-cell office:value-type="float" office:value="0.397994" calcext:value-type="float">
            <text:p>0,397994</text:p>
          </table:table-cell>
          <table:table-cell office:value-type="float" office:value="0.421378" calcext:value-type="float">
            <text:p>0,421378</text:p>
          </table:table-cell>
          <table:table-cell office:value-type="float" office:value="1.3283" calcext:value-type="float">
            <text:p>1,3283</text:p>
          </table:table-cell>
          <table:table-cell office:value-type="float" office:value="1.22859" calcext:value-type="float">
            <text:p>1,22859</text:p>
          </table:table-cell>
          <table:table-cell office:value-type="float" office:value="1.23795" calcext:value-type="float">
            <text:p>1,23795</text:p>
          </table:table-cell>
          <table:table-cell office:value-type="float" office:value="1.21628" calcext:value-type="float">
            <text:p>1,21628</text:p>
          </table:table-cell>
          <table:table-cell office:value-type="float" office:value="1.14185" calcext:value-type="float">
            <text:p>1,14185</text:p>
          </table:table-cell>
          <table:table-cell office:value-type="float" office:value="0.576506" calcext:value-type="float">
            <text:p>0,576506</text:p>
          </table:table-cell>
          <table:table-cell office:value-type="float" office:value="0.499166" calcext:value-type="float">
            <text:p>0,499166</text:p>
          </table:table-cell>
          <table:table-cell office:value-type="float" office:value="1.36363" calcext:value-type="float">
            <text:p>1,36363</text:p>
          </table:table-cell>
          <table:table-cell office:value-type="float" office:value="0.905907" calcext:value-type="float">
            <text:p>0,905907</text:p>
          </table:table-cell>
          <table:table-cell office:value-type="float" office:value="0.839587" calcext:value-type="float">
            <text:p>0,839587</text:p>
          </table:table-cell>
          <table:table-cell office:value-type="float" office:value="0.805417" calcext:value-type="float">
            <text:p>0,805417</text:p>
          </table:table-cell>
          <table:table-cell office:value-type="float" office:value="1.47775" calcext:value-type="float">
            <text:p>1,47775</text:p>
          </table:table-cell>
          <table:table-cell office:value-type="float" office:value="1.27977" calcext:value-type="float">
            <text:p>1,27977</text:p>
          </table:table-cell>
          <table:table-cell office:value-type="float" office:value="0.553722" calcext:value-type="float">
            <text:p>0,553722</text:p>
          </table:table-cell>
          <table:table-cell office:value-type="float" office:value="0.503638" calcext:value-type="float">
            <text:p>0,503638</text:p>
          </table:table-cell>
          <table:table-cell office:value-type="float" office:value="1.19679" calcext:value-type="float">
            <text:p>1,19679</text:p>
          </table:table-cell>
          <table:table-cell office:value-type="float" office:value="0.687892" calcext:value-type="float">
            <text:p>0,687892</text:p>
          </table:table-cell>
          <table:table-cell office:value-type="float" office:value="1.12964" calcext:value-type="float">
            <text:p>1,12964</text:p>
          </table:table-cell>
          <table:table-cell office:value-type="float" office:value="0.890022" calcext:value-type="float">
            <text:p>0,890022</text:p>
          </table:table-cell>
          <table:table-cell office:value-type="float" office:value="0.829901" calcext:value-type="float">
            <text:p>0,829901</text:p>
          </table:table-cell>
          <table:table-cell office:value-type="float" office:value="0.688456" calcext:value-type="float">
            <text:p>0,688456</text:p>
          </table:table-cell>
          <table:table-cell office:value-type="float" office:value="0.634659" calcext:value-type="float">
            <text:p>0,634659</text:p>
          </table:table-cell>
          <table:table-cell office:value-type="float" office:value="0.739333" calcext:value-type="float">
            <text:p>0,739333</text:p>
          </table:table-cell>
          <table:table-cell office:value-type="float" office:value="1.01291" calcext:value-type="float">
            <text:p>1,01291</text:p>
          </table:table-cell>
          <table:table-cell office:value-type="float" office:value="1.39193" calcext:value-type="float">
            <text:p>1,39193</text:p>
          </table:table-cell>
          <table:table-cell office:value-type="float" office:value="1.05536" calcext:value-type="float">
            <text:p>1,05536</text:p>
          </table:table-cell>
          <table:table-cell office:value-type="float" office:value="0.860757" calcext:value-type="float">
            <text:p>0,860757</text:p>
          </table:table-cell>
          <table:table-cell office:value-type="float" office:value="0.795385" calcext:value-type="float">
            <text:p>0,795385</text:p>
          </table:table-cell>
          <table:table-cell office:value-type="float" office:value="0.605744" calcext:value-type="float">
            <text:p>0,605744</text:p>
          </table:table-cell>
          <table:table-cell office:value-type="float" office:value="1.25179" calcext:value-type="float">
            <text:p>1,25179</text:p>
          </table:table-cell>
          <table:table-cell office:value-type="float" office:value="1.17581" calcext:value-type="float">
            <text:p>1,17581</text:p>
          </table:table-cell>
          <table:table-cell office:value-type="float" office:value="0.606202" calcext:value-type="float">
            <text:p>0,606202</text:p>
          </table:table-cell>
          <table:table-cell office:value-type="float" office:value="1.01431" calcext:value-type="float">
            <text:p>1,01431</text:p>
          </table:table-cell>
          <table:table-cell office:value-type="float" office:value="0.595419" calcext:value-type="float">
            <text:p>0,595419</text:p>
          </table:table-cell>
          <table:table-cell office:value-type="float" office:value="1.14999" calcext:value-type="float">
            <text:p>1,14999</text:p>
          </table:table-cell>
          <table:table-cell office:value-type="float" office:value="1.28661" calcext:value-type="float">
            <text:p>1,28661</text:p>
          </table:table-cell>
          <table:table-cell office:value-type="float" office:value="0.553992" calcext:value-type="float">
            <text:p>0,553992</text:p>
          </table:table-cell>
          <table:table-cell office:value-type="float" office:value="1.59122" calcext:value-type="float">
            <text:p>1,59122</text:p>
          </table:table-cell>
          <table:table-cell office:value-type="float" office:value="1.57391" calcext:value-type="float">
            <text:p>1,57391</text:p>
          </table:table-cell>
          <table:table-cell office:value-type="float" office:value="0.111437" calcext:value-type="float">
            <text:p>0,111437</text:p>
          </table:table-cell>
          <table:table-cell office:value-type="float" office:value="0.618576" calcext:value-type="float">
            <text:p>0,618576</text:p>
          </table:table-cell>
          <table:table-cell office:value-type="float" office:value="0.583137" calcext:value-type="float">
            <text:p>0,583137</text:p>
          </table:table-cell>
          <table:table-cell office:value-type="float" office:value="0.129637" calcext:value-type="float">
            <text:p>0,129637</text:p>
          </table:table-cell>
          <table:table-cell office:value-type="float" office:value="0.68125" calcext:value-type="float">
            <text:p>0,68125</text:p>
          </table:table-cell>
          <table:table-cell office:value-type="float" office:value="0.122991" calcext:value-type="float">
            <text:p>0,122991</text:p>
          </table:table-cell>
          <table:table-cell office:value-type="float" office:value="0.0845311" calcext:value-type="float">
            <text:p>0,0845311</text:p>
          </table:table-cell>
          <table:table-cell office:value-type="float" office:value="0.286147" calcext:value-type="float">
            <text:p>0,286147</text:p>
          </table:table-cell>
          <table:table-cell table:number-columns-repeated="4"/>
          <table:table-cell table:formula="of:=MIN([.A175:.BL175])" office:value-type="float" office:value="0.0845311" calcext:value-type="float">
            <text:p>0,0845311</text:p>
          </table:table-cell>
          <table:table-cell table:formula="of:=MAX([.A175:.BL175])" office:value-type="float" office:value="1.59122" calcext:value-type="float">
            <text:p>1,59122</text:p>
          </table:table-cell>
          <table:table-cell table:number-columns-repeated="7"/>
        </table:table-row>
        <table:table-row table:style-name="ro2">
          <table:table-cell office:value-type="float" office:value="0.109623" calcext:value-type="float">
            <text:p>0,109623</text:p>
          </table:table-cell>
          <table:table-cell office:value-type="float" office:value="0.130702" calcext:value-type="float">
            <text:p>0,130702</text:p>
          </table:table-cell>
          <table:table-cell office:value-type="float" office:value="0.228476" calcext:value-type="float">
            <text:p>0,228476</text:p>
          </table:table-cell>
          <table:table-cell office:value-type="float" office:value="0.229656" calcext:value-type="float">
            <text:p>0,229656</text:p>
          </table:table-cell>
          <table:table-cell office:value-type="float" office:value="0.0823829" calcext:value-type="float">
            <text:p>0,0823829</text:p>
          </table:table-cell>
          <table:table-cell office:value-type="float" office:value="0.205166" calcext:value-type="float">
            <text:p>0,205166</text:p>
          </table:table-cell>
          <table:table-cell office:value-type="float" office:value="0.106101" calcext:value-type="float">
            <text:p>0,106101</text:p>
          </table:table-cell>
          <table:table-cell office:value-type="float" office:value="0.20659" calcext:value-type="float">
            <text:p>0,20659</text:p>
          </table:table-cell>
          <table:table-cell office:value-type="float" office:value="0.12093" calcext:value-type="float">
            <text:p>0,12093</text:p>
          </table:table-cell>
          <table:table-cell office:value-type="float" office:value="0.218891" calcext:value-type="float">
            <text:p>0,218891</text:p>
          </table:table-cell>
          <table:table-cell office:value-type="float" office:value="0.248893" calcext:value-type="float">
            <text:p>0,248893</text:p>
          </table:table-cell>
          <table:table-cell office:value-type="float" office:value="0.20664" calcext:value-type="float">
            <text:p>0,20664</text:p>
          </table:table-cell>
          <table:table-cell office:value-type="float" office:value="0.180239" calcext:value-type="float">
            <text:p>0,180239</text:p>
          </table:table-cell>
          <table:table-cell office:value-type="float" office:value="0.250841" calcext:value-type="float">
            <text:p>0,250841</text:p>
          </table:table-cell>
          <table:table-cell office:value-type="float" office:value="0.224183" calcext:value-type="float">
            <text:p>0,224183</text:p>
          </table:table-cell>
          <table:table-cell office:value-type="float" office:value="0.10257" calcext:value-type="float">
            <text:p>0,10257</text:p>
          </table:table-cell>
          <table:table-cell office:value-type="float" office:value="0.17781" calcext:value-type="float">
            <text:p>0,17781</text:p>
          </table:table-cell>
          <table:table-cell office:value-type="float" office:value="1.05159" calcext:value-type="float">
            <text:p>1,05159</text:p>
          </table:table-cell>
          <table:table-cell office:value-type="float" office:value="0.232927" calcext:value-type="float">
            <text:p>0,232927</text:p>
          </table:table-cell>
          <table:table-cell office:value-type="float" office:value="1.07474" calcext:value-type="float">
            <text:p>1,07474</text:p>
          </table:table-cell>
          <table:table-cell office:value-type="float" office:value="0.98136" calcext:value-type="float">
            <text:p>0,98136</text:p>
          </table:table-cell>
          <table:table-cell office:value-type="float" office:value="0.767626" calcext:value-type="float">
            <text:p>0,767626</text:p>
          </table:table-cell>
          <table:table-cell office:value-type="float" office:value="0.148457" calcext:value-type="float">
            <text:p>0,148457</text:p>
          </table:table-cell>
          <table:table-cell office:value-type="float" office:value="0.733992" calcext:value-type="float">
            <text:p>0,733992</text:p>
          </table:table-cell>
          <table:table-cell office:value-type="float" office:value="0.659645" calcext:value-type="float">
            <text:p>0,659645</text:p>
          </table:table-cell>
          <table:table-cell office:value-type="float" office:value="1.30224" calcext:value-type="float">
            <text:p>1,30224</text:p>
          </table:table-cell>
          <table:table-cell office:value-type="float" office:value="0.598145" calcext:value-type="float">
            <text:p>0,598145</text:p>
          </table:table-cell>
          <table:table-cell office:value-type="float" office:value="0.256714" calcext:value-type="float">
            <text:p>0,256714</text:p>
          </table:table-cell>
          <table:table-cell office:value-type="float" office:value="1.05622" calcext:value-type="float">
            <text:p>1,05622</text:p>
          </table:table-cell>
          <table:table-cell office:value-type="float" office:value="0.542841" calcext:value-type="float">
            <text:p>0,542841</text:p>
          </table:table-cell>
          <table:table-cell office:value-type="float" office:value="0.978153" calcext:value-type="float">
            <text:p>0,978153</text:p>
          </table:table-cell>
          <table:table-cell office:value-type="float" office:value="0.464225" calcext:value-type="float">
            <text:p>0,464225</text:p>
          </table:table-cell>
          <table:table-cell office:value-type="float" office:value="0.120514" calcext:value-type="float">
            <text:p>0,120514</text:p>
          </table:table-cell>
          <table:table-cell office:value-type="float" office:value="0.835912" calcext:value-type="float">
            <text:p>0,835912</text:p>
          </table:table-cell>
          <table:table-cell office:value-type="float" office:value="0.741326" calcext:value-type="float">
            <text:p>0,741326</text:p>
          </table:table-cell>
          <table:table-cell office:value-type="float" office:value="0.407479" calcext:value-type="float">
            <text:p>0,407479</text:p>
          </table:table-cell>
          <table:table-cell office:value-type="float" office:value="0.743553" calcext:value-type="float">
            <text:p>0,743553</text:p>
          </table:table-cell>
          <table:table-cell office:value-type="float" office:value="0.603658" calcext:value-type="float">
            <text:p>0,603658</text:p>
          </table:table-cell>
          <table:table-cell office:value-type="float" office:value="0.375646" calcext:value-type="float">
            <text:p>0,375646</text:p>
          </table:table-cell>
          <table:table-cell office:value-type="float" office:value="0.285701" calcext:value-type="float">
            <text:p>0,285701</text:p>
          </table:table-cell>
          <table:table-cell office:value-type="float" office:value="1.13559" calcext:value-type="float">
            <text:p>1,13559</text:p>
          </table:table-cell>
          <table:table-cell office:value-type="float" office:value="0.70138" calcext:value-type="float">
            <text:p>0,70138</text:p>
          </table:table-cell>
          <table:table-cell office:value-type="float" office:value="0.44849" calcext:value-type="float">
            <text:p>0,44849</text:p>
          </table:table-cell>
          <table:table-cell office:value-type="float" office:value="1.18082" calcext:value-type="float">
            <text:p>1,18082</text:p>
          </table:table-cell>
          <table:table-cell office:value-type="float" office:value="1.71938" calcext:value-type="float">
            <text:p>1,71938</text:p>
          </table:table-cell>
          <table:table-cell office:value-type="float" office:value="1.64452" calcext:value-type="float">
            <text:p>1,64452</text:p>
          </table:table-cell>
          <table:table-cell office:value-type="float" office:value="1.54057" calcext:value-type="float">
            <text:p>1,54057</text:p>
          </table:table-cell>
          <table:table-cell office:value-type="float" office:value="1.31535" calcext:value-type="float">
            <text:p>1,31535</text:p>
          </table:table-cell>
          <table:table-cell office:value-type="float" office:value="1.11014" calcext:value-type="float">
            <text:p>1,11014</text:p>
          </table:table-cell>
          <table:table-cell office:value-type="float" office:value="1.01006" calcext:value-type="float">
            <text:p>1,01006</text:p>
          </table:table-cell>
          <table:table-cell office:value-type="float" office:value="0.712577" calcext:value-type="float">
            <text:p>0,712577</text:p>
          </table:table-cell>
          <table:table-cell office:value-type="float" office:value="1.59489" calcext:value-type="float">
            <text:p>1,59489</text:p>
          </table:table-cell>
          <table:table-cell office:value-type="float" office:value="0.608054" calcext:value-type="float">
            <text:p>0,608054</text:p>
          </table:table-cell>
          <table:table-cell office:value-type="float" office:value="0.998687" calcext:value-type="float">
            <text:p>0,998687</text:p>
          </table:table-cell>
          <table:table-cell office:value-type="float" office:value="0.810479" calcext:value-type="float">
            <text:p>0,810479</text:p>
          </table:table-cell>
          <table:table-cell office:value-type="float" office:value="1.458" calcext:value-type="float">
            <text:p>1,458</text:p>
          </table:table-cell>
          <table:table-cell office:value-type="float" office:value="0.709124" calcext:value-type="float">
            <text:p>0,709124</text:p>
          </table:table-cell>
          <table:table-cell office:value-type="float" office:value="0.690221" calcext:value-type="float">
            <text:p>0,690221</text:p>
          </table:table-cell>
          <table:table-cell office:value-type="float" office:value="1.91176" calcext:value-type="float">
            <text:p>1,91176</text:p>
          </table:table-cell>
          <table:table-cell office:value-type="float" office:value="1.80013" calcext:value-type="float">
            <text:p>1,80013</text:p>
          </table:table-cell>
          <table:table-cell office:value-type="float" office:value="0.218745" calcext:value-type="float">
            <text:p>0,218745</text:p>
          </table:table-cell>
          <table:table-cell office:value-type="float" office:value="0.282198" calcext:value-type="float">
            <text:p>0,282198</text:p>
          </table:table-cell>
          <table:table-cell office:value-type="float" office:value="0.881976" calcext:value-type="float">
            <text:p>0,881976</text:p>
          </table:table-cell>
          <table:table-cell office:value-type="float" office:value="0.119328" calcext:value-type="float">
            <text:p>0,119328</text:p>
          </table:table-cell>
          <table:table-cell table:number-columns-repeated="4"/>
          <table:table-cell table:formula="of:=MIN([.A176:.BL176])" office:value-type="float" office:value="0.0823829" calcext:value-type="float">
            <text:p>0,0823829</text:p>
          </table:table-cell>
          <table:table-cell table:formula="of:=MAX([.A176:.BL176])" office:value-type="float" office:value="1.91176" calcext:value-type="float">
            <text:p>1,91176</text:p>
          </table:table-cell>
          <table:table-cell table:number-columns-repeated="7"/>
        </table:table-row>
        <table:table-row table:style-name="ro2">
          <table:table-cell office:value-type="float" office:value="0.089334" calcext:value-type="float">
            <text:p>0,089334</text:p>
          </table:table-cell>
          <table:table-cell office:value-type="float" office:value="0.155937" calcext:value-type="float">
            <text:p>0,155937</text:p>
          </table:table-cell>
          <table:table-cell office:value-type="float" office:value="0.10992" calcext:value-type="float">
            <text:p>0,10992</text:p>
          </table:table-cell>
          <table:table-cell office:value-type="float" office:value="0.179131" calcext:value-type="float">
            <text:p>0,179131</text:p>
          </table:table-cell>
          <table:table-cell office:value-type="float" office:value="0.110145" calcext:value-type="float">
            <text:p>0,110145</text:p>
          </table:table-cell>
          <table:table-cell office:value-type="float" office:value="0.17517" calcext:value-type="float">
            <text:p>0,17517</text:p>
          </table:table-cell>
          <table:table-cell office:value-type="float" office:value="0.112508" calcext:value-type="float">
            <text:p>0,112508</text:p>
          </table:table-cell>
          <table:table-cell office:value-type="float" office:value="0.140562" calcext:value-type="float">
            <text:p>0,140562</text:p>
          </table:table-cell>
          <table:table-cell office:value-type="float" office:value="0.195481" calcext:value-type="float">
            <text:p>0,195481</text:p>
          </table:table-cell>
          <table:table-cell office:value-type="float" office:value="0.112236" calcext:value-type="float">
            <text:p>0,112236</text:p>
          </table:table-cell>
          <table:table-cell office:value-type="float" office:value="0.177734" calcext:value-type="float">
            <text:p>0,177734</text:p>
          </table:table-cell>
          <table:table-cell office:value-type="float" office:value="0.337535" calcext:value-type="float">
            <text:p>0,337535</text:p>
          </table:table-cell>
          <table:table-cell office:value-type="float" office:value="0.164231" calcext:value-type="float">
            <text:p>0,164231</text:p>
          </table:table-cell>
          <table:table-cell office:value-type="float" office:value="0.108196" calcext:value-type="float">
            <text:p>0,108196</text:p>
          </table:table-cell>
          <table:table-cell office:value-type="float" office:value="0.180919" calcext:value-type="float">
            <text:p>0,180919</text:p>
          </table:table-cell>
          <table:table-cell office:value-type="float" office:value="1.27817" calcext:value-type="float">
            <text:p>1,27817</text:p>
          </table:table-cell>
          <table:table-cell office:value-type="float" office:value="1.22088" calcext:value-type="float">
            <text:p>1,22088</text:p>
          </table:table-cell>
          <table:table-cell office:value-type="float" office:value="1.14125" calcext:value-type="float">
            <text:p>1,14125</text:p>
          </table:table-cell>
          <table:table-cell office:value-type="float" office:value="1.07575" calcext:value-type="float">
            <text:p>1,07575</text:p>
          </table:table-cell>
          <table:table-cell office:value-type="float" office:value="1.00901" calcext:value-type="float">
            <text:p>1,00901</text:p>
          </table:table-cell>
          <table:table-cell office:value-type="float" office:value="0.934211" calcext:value-type="float">
            <text:p>0,934211</text:p>
          </table:table-cell>
          <table:table-cell office:value-type="float" office:value="0.798752" calcext:value-type="float">
            <text:p>0,798752</text:p>
          </table:table-cell>
          <table:table-cell office:value-type="float" office:value="0.795357" calcext:value-type="float">
            <text:p>0,795357</text:p>
          </table:table-cell>
          <table:table-cell office:value-type="float" office:value="0.742095" calcext:value-type="float">
            <text:p>0,742095</text:p>
          </table:table-cell>
          <table:table-cell office:value-type="float" office:value="0.649911" calcext:value-type="float">
            <text:p>0,649911</text:p>
          </table:table-cell>
          <table:table-cell office:value-type="float" office:value="0.581494" calcext:value-type="float">
            <text:p>0,581494</text:p>
          </table:table-cell>
          <table:table-cell office:value-type="float" office:value="0.501466" calcext:value-type="float">
            <text:p>0,501466</text:p>
          </table:table-cell>
          <table:table-cell office:value-type="float" office:value="0.428572" calcext:value-type="float">
            <text:p>0,428572</text:p>
          </table:table-cell>
          <table:table-cell office:value-type="float" office:value="0.291277" calcext:value-type="float">
            <text:p>0,291277</text:p>
          </table:table-cell>
          <table:table-cell office:value-type="float" office:value="0.450094" calcext:value-type="float">
            <text:p>0,450094</text:p>
          </table:table-cell>
          <table:table-cell office:value-type="float" office:value="0.389669" calcext:value-type="float">
            <text:p>0,389669</text:p>
          </table:table-cell>
          <table:table-cell office:value-type="float" office:value="0.397578" calcext:value-type="float">
            <text:p>0,397578</text:p>
          </table:table-cell>
          <table:table-cell office:value-type="float" office:value="0.414491" calcext:value-type="float">
            <text:p>0,414491</text:p>
          </table:table-cell>
          <table:table-cell office:value-type="float" office:value="0.217694" calcext:value-type="float">
            <text:p>0,217694</text:p>
          </table:table-cell>
          <table:table-cell office:value-type="float" office:value="0.30515" calcext:value-type="float">
            <text:p>0,30515</text:p>
          </table:table-cell>
          <table:table-cell office:value-type="float" office:value="0.600197" calcext:value-type="float">
            <text:p>0,600197</text:p>
          </table:table-cell>
          <table:table-cell office:value-type="float" office:value="0.11944" calcext:value-type="float">
            <text:p>0,11944</text:p>
          </table:table-cell>
          <table:table-cell office:value-type="float" office:value="0.198636" calcext:value-type="float">
            <text:p>0,198636</text:p>
          </table:table-cell>
          <table:table-cell office:value-type="float" office:value="1.97805" calcext:value-type="float">
            <text:p>1,97805</text:p>
          </table:table-cell>
          <table:table-cell office:value-type="float" office:value="1.80329" calcext:value-type="float">
            <text:p>1,80329</text:p>
          </table:table-cell>
          <table:table-cell office:value-type="float" office:value="1.62925" calcext:value-type="float">
            <text:p>1,62925</text:p>
          </table:table-cell>
          <table:table-cell office:value-type="float" office:value="1.44506" calcext:value-type="float">
            <text:p>1,44506</text:p>
          </table:table-cell>
          <table:table-cell office:value-type="float" office:value="1.29837" calcext:value-type="float">
            <text:p>1,29837</text:p>
          </table:table-cell>
          <table:table-cell office:value-type="float" office:value="1.13101" calcext:value-type="float">
            <text:p>1,13101</text:p>
          </table:table-cell>
          <table:table-cell office:value-type="float" office:value="0.955105" calcext:value-type="float">
            <text:p>0,955105</text:p>
          </table:table-cell>
          <table:table-cell office:value-type="float" office:value="0.891924" calcext:value-type="float">
            <text:p>0,891924</text:p>
          </table:table-cell>
          <table:table-cell office:value-type="float" office:value="0.292392" calcext:value-type="float">
            <text:p>0,292392</text:p>
          </table:table-cell>
          <table:table-cell office:value-type="float" office:value="0.246145" calcext:value-type="float">
            <text:p>0,246145</text:p>
          </table:table-cell>
          <table:table-cell office:value-type="float" office:value="0.296964" calcext:value-type="float">
            <text:p>0,296964</text:p>
          </table:table-cell>
          <table:table-cell office:value-type="float" office:value="0.175417" calcext:value-type="float">
            <text:p>0,175417</text:p>
          </table:table-cell>
          <table:table-cell office:value-type="float" office:value="0.982083" calcext:value-type="float">
            <text:p>0,982083</text:p>
          </table:table-cell>
          <table:table-cell office:value-type="float" office:value="0.580747" calcext:value-type="float">
            <text:p>0,580747</text:p>
          </table:table-cell>
          <table:table-cell office:value-type="float" office:value="0.582469" calcext:value-type="float">
            <text:p>0,582469</text:p>
          </table:table-cell>
          <table:table-cell office:value-type="float" office:value="0.582718" calcext:value-type="float">
            <text:p>0,582718</text:p>
          </table:table-cell>
          <table:table-cell office:value-type="float" office:value="0.216731" calcext:value-type="float">
            <text:p>0,216731</text:p>
          </table:table-cell>
          <table:table-cell office:value-type="float" office:value="0.303118" calcext:value-type="float">
            <text:p>0,303118</text:p>
          </table:table-cell>
          <table:table-cell office:value-type="float" office:value="0.252476" calcext:value-type="float">
            <text:p>0,252476</text:p>
          </table:table-cell>
          <table:table-cell office:value-type="float" office:value="0.175249" calcext:value-type="float">
            <text:p>0,175249</text:p>
          </table:table-cell>
          <table:table-cell office:value-type="float" office:value="0.529024" calcext:value-type="float">
            <text:p>0,529024</text:p>
          </table:table-cell>
          <table:table-cell office:value-type="float" office:value="0.678028" calcext:value-type="float">
            <text:p>0,678028</text:p>
          </table:table-cell>
          <table:table-cell office:value-type="float" office:value="0.190674" calcext:value-type="float">
            <text:p>0,190674</text:p>
          </table:table-cell>
          <table:table-cell office:value-type="float" office:value="1.4001" calcext:value-type="float">
            <text:p>1,4001</text:p>
          </table:table-cell>
          <table:table-cell office:value-type="float" office:value="0.0846648" calcext:value-type="float">
            <text:p>0,0846648</text:p>
          </table:table-cell>
          <table:table-cell office:value-type="float" office:value="0.040545" calcext:value-type="float">
            <text:p>0,040545</text:p>
          </table:table-cell>
          <table:table-cell table:number-columns-repeated="4"/>
          <table:table-cell table:formula="of:=MIN([.A177:.BL177])" office:value-type="float" office:value="0.040545" calcext:value-type="float">
            <text:p>0,040545</text:p>
          </table:table-cell>
          <table:table-cell table:formula="of:=MAX([.A177:.BL177])" office:value-type="float" office:value="1.97805" calcext:value-type="float">
            <text:p>1,97805</text:p>
          </table:table-cell>
          <table:table-cell table:number-columns-repeated="7"/>
        </table:table-row>
        <table:table-row table:style-name="ro2">
          <table:table-cell office:value-type="float" office:value="0.102058" calcext:value-type="float">
            <text:p>0,102058</text:p>
          </table:table-cell>
          <table:table-cell office:value-type="float" office:value="0.199743" calcext:value-type="float">
            <text:p>0,199743</text:p>
          </table:table-cell>
          <table:table-cell office:value-type="float" office:value="0.176932" calcext:value-type="float">
            <text:p>0,176932</text:p>
          </table:table-cell>
          <table:table-cell office:value-type="float" office:value="0.348158" calcext:value-type="float">
            <text:p>0,348158</text:p>
          </table:table-cell>
          <table:table-cell office:value-type="float" office:value="0.295129" calcext:value-type="float">
            <text:p>0,295129</text:p>
          </table:table-cell>
          <table:table-cell office:value-type="float" office:value="0.247383" calcext:value-type="float">
            <text:p>0,247383</text:p>
          </table:table-cell>
          <table:table-cell office:value-type="float" office:value="0.222087" calcext:value-type="float">
            <text:p>0,222087</text:p>
          </table:table-cell>
          <table:table-cell office:value-type="float" office:value="0.526942" calcext:value-type="float">
            <text:p>0,526942</text:p>
          </table:table-cell>
          <table:table-cell office:value-type="float" office:value="0.454214" calcext:value-type="float">
            <text:p>0,454214</text:p>
          </table:table-cell>
          <table:table-cell office:value-type="float" office:value="0.41104" calcext:value-type="float">
            <text:p>0,41104</text:p>
          </table:table-cell>
          <table:table-cell office:value-type="float" office:value="0.150618" calcext:value-type="float">
            <text:p>0,150618</text:p>
          </table:table-cell>
          <table:table-cell office:value-type="float" office:value="0.385041" calcext:value-type="float">
            <text:p>0,385041</text:p>
          </table:table-cell>
          <table:table-cell office:value-type="float" office:value="0.383417" calcext:value-type="float">
            <text:p>0,383417</text:p>
          </table:table-cell>
          <table:table-cell office:value-type="float" office:value="0.392363" calcext:value-type="float">
            <text:p>0,392363</text:p>
          </table:table-cell>
          <table:table-cell office:value-type="float" office:value="0.60505" calcext:value-type="float">
            <text:p>0,60505</text:p>
          </table:table-cell>
          <table:table-cell office:value-type="float" office:value="0.285498" calcext:value-type="float">
            <text:p>0,285498</text:p>
          </table:table-cell>
          <table:table-cell office:value-type="float" office:value="0.566878" calcext:value-type="float">
            <text:p>0,566878</text:p>
          </table:table-cell>
          <table:table-cell office:value-type="float" office:value="0.139095" calcext:value-type="float">
            <text:p>0,139095</text:p>
          </table:table-cell>
          <table:table-cell office:value-type="float" office:value="0.475119" calcext:value-type="float">
            <text:p>0,475119</text:p>
          </table:table-cell>
          <table:table-cell office:value-type="float" office:value="0.657396" calcext:value-type="float">
            <text:p>0,657396</text:p>
          </table:table-cell>
          <table:table-cell office:value-type="float" office:value="0.643487" calcext:value-type="float">
            <text:p>0,643487</text:p>
          </table:table-cell>
          <table:table-cell office:value-type="float" office:value="0.177481" calcext:value-type="float">
            <text:p>0,177481</text:p>
          </table:table-cell>
          <table:table-cell office:value-type="float" office:value="0.710957" calcext:value-type="float">
            <text:p>0,710957</text:p>
          </table:table-cell>
          <table:table-cell office:value-type="float" office:value="0.614381" calcext:value-type="float">
            <text:p>0,614381</text:p>
          </table:table-cell>
          <table:table-cell office:value-type="float" office:value="0.11489" calcext:value-type="float">
            <text:p>0,11489</text:p>
          </table:table-cell>
          <table:table-cell office:value-type="float" office:value="0.524514" calcext:value-type="float">
            <text:p>0,524514</text:p>
          </table:table-cell>
          <table:table-cell office:value-type="float" office:value="0.48349" calcext:value-type="float">
            <text:p>0,48349</text:p>
          </table:table-cell>
          <table:table-cell office:value-type="float" office:value="0.608713" calcext:value-type="float">
            <text:p>0,608713</text:p>
          </table:table-cell>
          <table:table-cell office:value-type="float" office:value="0.396009" calcext:value-type="float">
            <text:p>0,396009</text:p>
          </table:table-cell>
          <table:table-cell office:value-type="float" office:value="0.458539" calcext:value-type="float">
            <text:p>0,458539</text:p>
          </table:table-cell>
          <table:table-cell office:value-type="float" office:value="0.242143" calcext:value-type="float">
            <text:p>0,242143</text:p>
          </table:table-cell>
          <table:table-cell office:value-type="float" office:value="0.364291" calcext:value-type="float">
            <text:p>0,364291</text:p>
          </table:table-cell>
          <table:table-cell office:value-type="float" office:value="0.0892348" calcext:value-type="float">
            <text:p>0,0892348</text:p>
          </table:table-cell>
          <table:table-cell office:value-type="float" office:value="0.147798" calcext:value-type="float">
            <text:p>0,147798</text:p>
          </table:table-cell>
          <table:table-cell office:value-type="float" office:value="0.081274" calcext:value-type="float">
            <text:p>0,081274</text:p>
          </table:table-cell>
          <table:table-cell office:value-type="float" office:value="1.19566" calcext:value-type="float">
            <text:p>1,19566</text:p>
          </table:table-cell>
          <table:table-cell office:value-type="float" office:value="1.70728" calcext:value-type="float">
            <text:p>1,70728</text:p>
          </table:table-cell>
          <table:table-cell office:value-type="float" office:value="1.63499" calcext:value-type="float">
            <text:p>1,63499</text:p>
          </table:table-cell>
          <table:table-cell office:value-type="float" office:value="1.58286" calcext:value-type="float">
            <text:p>1,58286</text:p>
          </table:table-cell>
          <table:table-cell office:value-type="float" office:value="1.5284" calcext:value-type="float">
            <text:p>1,5284</text:p>
          </table:table-cell>
          <table:table-cell office:value-type="float" office:value="1.50257" calcext:value-type="float">
            <text:p>1,50257</text:p>
          </table:table-cell>
          <table:table-cell office:value-type="float" office:value="1.40697" calcext:value-type="float">
            <text:p>1,40697</text:p>
          </table:table-cell>
          <table:table-cell office:value-type="float" office:value="1.138" calcext:value-type="float">
            <text:p>1,138</text:p>
          </table:table-cell>
          <table:table-cell office:value-type="float" office:value="0.816845" calcext:value-type="float">
            <text:p>0,816845</text:p>
          </table:table-cell>
          <table:table-cell office:value-type="float" office:value="0.769495" calcext:value-type="float">
            <text:p>0,769495</text:p>
          </table:table-cell>
          <table:table-cell office:value-type="float" office:value="0.393763" calcext:value-type="float">
            <text:p>0,393763</text:p>
          </table:table-cell>
          <table:table-cell office:value-type="float" office:value="0.374105" calcext:value-type="float">
            <text:p>0,374105</text:p>
          </table:table-cell>
          <table:table-cell office:value-type="float" office:value="0.339442" calcext:value-type="float">
            <text:p>0,339442</text:p>
          </table:table-cell>
          <table:table-cell office:value-type="float" office:value="0.311285" calcext:value-type="float">
            <text:p>0,311285</text:p>
          </table:table-cell>
          <table:table-cell office:value-type="float" office:value="0.223019" calcext:value-type="float">
            <text:p>0,223019</text:p>
          </table:table-cell>
          <table:table-cell office:value-type="float" office:value="0.246074" calcext:value-type="float">
            <text:p>0,246074</text:p>
          </table:table-cell>
          <table:table-cell office:value-type="float" office:value="0.922625" calcext:value-type="float">
            <text:p>0,922625</text:p>
          </table:table-cell>
          <table:table-cell office:value-type="float" office:value="1.19414" calcext:value-type="float">
            <text:p>1,19414</text:p>
          </table:table-cell>
          <table:table-cell office:value-type="float" office:value="0.682499" calcext:value-type="float">
            <text:p>0,682499</text:p>
          </table:table-cell>
          <table:table-cell office:value-type="float" office:value="0.608118" calcext:value-type="float">
            <text:p>0,608118</text:p>
          </table:table-cell>
          <table:table-cell office:value-type="float" office:value="0.357138" calcext:value-type="float">
            <text:p>0,357138</text:p>
          </table:table-cell>
          <table:table-cell office:value-type="float" office:value="0.233412" calcext:value-type="float">
            <text:p>0,233412</text:p>
          </table:table-cell>
          <table:table-cell office:value-type="float" office:value="0.345756" calcext:value-type="float">
            <text:p>0,345756</text:p>
          </table:table-cell>
          <table:table-cell office:value-type="float" office:value="0.311386" calcext:value-type="float">
            <text:p>0,311386</text:p>
          </table:table-cell>
          <table:table-cell office:value-type="float" office:value="0.429011" calcext:value-type="float">
            <text:p>0,429011</text:p>
          </table:table-cell>
          <table:table-cell office:value-type="float" office:value="0.325523" calcext:value-type="float">
            <text:p>0,325523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0.392284" calcext:value-type="float">
            <text:p>0,392284</text:p>
          </table:table-cell>
          <table:table-cell office:value-type="float" office:value="0.040204" calcext:value-type="float">
            <text:p>0,040204</text:p>
          </table:table-cell>
          <table:table-cell table:number-columns-repeated="4"/>
          <table:table-cell table:formula="of:=MIN([.A178:.BL178])" office:value-type="float" office:value="0.040204" calcext:value-type="float">
            <text:p>0,040204</text:p>
          </table:table-cell>
          <table:table-cell table:formula="of:=MAX([.A178:.BL178])" office:value-type="float" office:value="1.99816" calcext:value-type="float">
            <text:p>1,99816</text:p>
          </table:table-cell>
          <table:table-cell table:number-columns-repeated="7"/>
        </table:table-row>
        <table:table-row table:style-name="ro2">
          <table:table-cell office:value-type="float" office:value="0.141088" calcext:value-type="float">
            <text:p>0,141088</text:p>
          </table:table-cell>
          <table:table-cell office:value-type="float" office:value="0.245369" calcext:value-type="float">
            <text:p>0,245369</text:p>
          </table:table-cell>
          <table:table-cell office:value-type="float" office:value="0.203777" calcext:value-type="float">
            <text:p>0,203777</text:p>
          </table:table-cell>
          <table:table-cell office:value-type="float" office:value="0.154561" calcext:value-type="float">
            <text:p>0,154561</text:p>
          </table:table-cell>
          <table:table-cell office:value-type="float" office:value="0.157711" calcext:value-type="float">
            <text:p>0,157711</text:p>
          </table:table-cell>
          <table:table-cell office:value-type="float" office:value="0.159862" calcext:value-type="float">
            <text:p>0,159862</text:p>
          </table:table-cell>
          <table:table-cell office:value-type="float" office:value="0.260533" calcext:value-type="float">
            <text:p>0,260533</text:p>
          </table:table-cell>
          <table:table-cell office:value-type="float" office:value="0.211393" calcext:value-type="float">
            <text:p>0,211393</text:p>
          </table:table-cell>
          <table:table-cell office:value-type="float" office:value="0.313116" calcext:value-type="float">
            <text:p>0,313116</text:p>
          </table:table-cell>
          <table:table-cell office:value-type="float" office:value="0.229388" calcext:value-type="float">
            <text:p>0,229388</text:p>
          </table:table-cell>
          <table:table-cell office:value-type="float" office:value="0.153821" calcext:value-type="float">
            <text:p>0,153821</text:p>
          </table:table-cell>
          <table:table-cell office:value-type="float" office:value="0.148607" calcext:value-type="float">
            <text:p>0,148607</text:p>
          </table:table-cell>
          <table:table-cell office:value-type="float" office:value="0.15038" calcext:value-type="float">
            <text:p>0,15038</text:p>
          </table:table-cell>
          <table:table-cell office:value-type="float" office:value="1.56093" calcext:value-type="float">
            <text:p>1,56093</text:p>
          </table:table-cell>
          <table:table-cell office:value-type="float" office:value="1.47408" calcext:value-type="float">
            <text:p>1,47408</text:p>
          </table:table-cell>
          <table:table-cell office:value-type="float" office:value="1.39533" calcext:value-type="float">
            <text:p>1,39533</text:p>
          </table:table-cell>
          <table:table-cell office:value-type="float" office:value="1.29617" calcext:value-type="float">
            <text:p>1,29617</text:p>
          </table:table-cell>
          <table:table-cell office:value-type="float" office:value="0.30877" calcext:value-type="float">
            <text:p>0,30877</text:p>
          </table:table-cell>
          <table:table-cell office:value-type="float" office:value="1.09234" calcext:value-type="float">
            <text:p>1,09234</text:p>
          </table:table-cell>
          <table:table-cell office:value-type="float" office:value="1.0043" calcext:value-type="float">
            <text:p>1,0043</text:p>
          </table:table-cell>
          <table:table-cell office:value-type="float" office:value="0.921073" calcext:value-type="float">
            <text:p>0,921073</text:p>
          </table:table-cell>
          <table:table-cell office:value-type="float" office:value="0.822333" calcext:value-type="float">
            <text:p>0,822333</text:p>
          </table:table-cell>
          <table:table-cell office:value-type="float" office:value="0.696722" calcext:value-type="float">
            <text:p>0,696722</text:p>
          </table:table-cell>
          <table:table-cell office:value-type="float" office:value="0.548718" calcext:value-type="float">
            <text:p>0,548718</text:p>
          </table:table-cell>
          <table:table-cell office:value-type="float" office:value="0.412789" calcext:value-type="float">
            <text:p>0,412789</text:p>
          </table:table-cell>
          <table:table-cell office:value-type="float" office:value="0.344555" calcext:value-type="float">
            <text:p>0,344555</text:p>
          </table:table-cell>
          <table:table-cell office:value-type="float" office:value="0.44299" calcext:value-type="float">
            <text:p>0,44299</text:p>
          </table:table-cell>
          <table:table-cell office:value-type="float" office:value="0.458948" calcext:value-type="float">
            <text:p>0,458948</text:p>
          </table:table-cell>
          <table:table-cell office:value-type="float" office:value="0.21821" calcext:value-type="float">
            <text:p>0,21821</text:p>
          </table:table-cell>
          <table:table-cell office:value-type="float" office:value="2.12391" calcext:value-type="float">
            <text:p>2,12391</text:p>
          </table:table-cell>
          <table:table-cell office:value-type="float" office:value="1.98085" calcext:value-type="float">
            <text:p>1,98085</text:p>
          </table:table-cell>
          <table:table-cell office:value-type="float" office:value="1.77908" calcext:value-type="float">
            <text:p>1,77908</text:p>
          </table:table-cell>
          <table:table-cell office:value-type="float" office:value="1.62753" calcext:value-type="float">
            <text:p>1,62753</text:p>
          </table:table-cell>
          <table:table-cell office:value-type="float" office:value="2.02343" calcext:value-type="float">
            <text:p>2,02343</text:p>
          </table:table-cell>
          <table:table-cell office:value-type="float" office:value="1.92783" calcext:value-type="float">
            <text:p>1,92783</text:p>
          </table:table-cell>
          <table:table-cell office:value-type="float" office:value="1.32238" calcext:value-type="float">
            <text:p>1,32238</text:p>
          </table:table-cell>
          <table:table-cell office:value-type="float" office:value="1.22341" calcext:value-type="float">
            <text:p>1,22341</text:p>
          </table:table-cell>
          <table:table-cell office:value-type="float" office:value="1.22437" calcext:value-type="float">
            <text:p>1,22437</text:p>
          </table:table-cell>
          <table:table-cell office:value-type="float" office:value="0.946338" calcext:value-type="float">
            <text:p>0,946338</text:p>
          </table:table-cell>
          <table:table-cell office:value-type="float" office:value="1.10283" calcext:value-type="float">
            <text:p>1,10283</text:p>
          </table:table-cell>
          <table:table-cell office:value-type="float" office:value="0.953914" calcext:value-type="float">
            <text:p>0,953914</text:p>
          </table:table-cell>
          <table:table-cell office:value-type="float" office:value="0.811382" calcext:value-type="float">
            <text:p>0,811382</text:p>
          </table:table-cell>
          <table:table-cell office:value-type="float" office:value="0.666685" calcext:value-type="float">
            <text:p>0,666685</text:p>
          </table:table-cell>
          <table:table-cell office:value-type="float" office:value="0.473629" calcext:value-type="float">
            <text:p>0,473629</text:p>
          </table:table-cell>
          <table:table-cell office:value-type="float" office:value="0.609662" calcext:value-type="float">
            <text:p>0,609662</text:p>
          </table:table-cell>
          <table:table-cell office:value-type="float" office:value="0.24669" calcext:value-type="float">
            <text:p>0,24669</text:p>
          </table:table-cell>
          <table:table-cell office:value-type="float" office:value="2.25383" calcext:value-type="float">
            <text:p>2,25383</text:p>
          </table:table-cell>
          <table:table-cell office:value-type="float" office:value="2.16352" calcext:value-type="float">
            <text:p>2,16352</text:p>
          </table:table-cell>
          <table:table-cell office:value-type="float" office:value="2.06374" calcext:value-type="float">
            <text:p>2,06374</text:p>
          </table:table-cell>
          <table:table-cell office:value-type="float" office:value="1.5463" calcext:value-type="float">
            <text:p>1,5463</text:p>
          </table:table-cell>
          <table:table-cell office:value-type="float" office:value="1.3177" calcext:value-type="float">
            <text:p>1,3177</text:p>
          </table:table-cell>
          <table:table-cell office:value-type="float" office:value="0.632949" calcext:value-type="float">
            <text:p>0,632949</text:p>
          </table:table-cell>
          <table:table-cell office:value-type="float" office:value="0.667823" calcext:value-type="float">
            <text:p>0,667823</text:p>
          </table:table-cell>
          <table:table-cell office:value-type="float" office:value="0.721933" calcext:value-type="float">
            <text:p>0,721933</text:p>
          </table:table-cell>
          <table:table-cell office:value-type="float" office:value="0.792319" calcext:value-type="float">
            <text:p>0,792319</text:p>
          </table:table-cell>
          <table:table-cell office:value-type="float" office:value="0.512585" calcext:value-type="float">
            <text:p>0,512585</text:p>
          </table:table-cell>
          <table:table-cell office:value-type="float" office:value="0.414698" calcext:value-type="float">
            <text:p>0,414698</text:p>
          </table:table-cell>
          <table:table-cell office:value-type="float" office:value="1.90506" calcext:value-type="float">
            <text:p>1,90506</text:p>
          </table:table-cell>
          <table:table-cell office:value-type="float" office:value="1.03153" calcext:value-type="float">
            <text:p>1,03153</text:p>
          </table:table-cell>
          <table:table-cell office:value-type="float" office:value="0.230223" calcext:value-type="float">
            <text:p>0,230223</text:p>
          </table:table-cell>
          <table:table-cell office:value-type="float" office:value="0.243174" calcext:value-type="float">
            <text:p>0,243174</text:p>
          </table:table-cell>
          <table:table-cell office:value-type="float" office:value="0.997832" calcext:value-type="float">
            <text:p>0,997832</text:p>
          </table:table-cell>
          <table:table-cell office:value-type="float" office:value="0.280005" calcext:value-type="float">
            <text:p>0,280005</text:p>
          </table:table-cell>
          <table:table-cell office:value-type="float" office:value="1.54248" calcext:value-type="float">
            <text:p>1,54248</text:p>
          </table:table-cell>
          <table:table-cell table:number-columns-repeated="4"/>
          <table:table-cell table:formula="of:=MIN([.A179:.BL179])" office:value-type="float" office:value="0.141088" calcext:value-type="float">
            <text:p>0,141088</text:p>
          </table:table-cell>
          <table:table-cell table:formula="of:=MAX([.A179:.BL179])" office:value-type="float" office:value="2.25383" calcext:value-type="float">
            <text:p>2,25383</text:p>
          </table:table-cell>
          <table:table-cell table:number-columns-repeated="7"/>
        </table:table-row>
        <table:table-row table:style-name="ro2">
          <table:table-cell office:value-type="float" office:value="0.104696" calcext:value-type="float">
            <text:p>0,104696</text:p>
          </table:table-cell>
          <table:table-cell office:value-type="float" office:value="0.152" calcext:value-type="float">
            <text:p>0,152</text:p>
          </table:table-cell>
          <table:table-cell office:value-type="float" office:value="0.082077" calcext:value-type="float">
            <text:p>0,082077</text:p>
          </table:table-cell>
          <table:table-cell office:value-type="float" office:value="0.093425" calcext:value-type="float">
            <text:p>0,093425</text:p>
          </table:table-cell>
          <table:table-cell office:value-type="float" office:value="0.0802379" calcext:value-type="float">
            <text:p>0,0802379</text:p>
          </table:table-cell>
          <table:table-cell office:value-type="float" office:value="0.101233" calcext:value-type="float">
            <text:p>0,101233</text:p>
          </table:table-cell>
          <table:table-cell office:value-type="float" office:value="0.0778351" calcext:value-type="float">
            <text:p>0,0778351</text:p>
          </table:table-cell>
          <table:table-cell office:value-type="float" office:value="0.099946" calcext:value-type="float">
            <text:p>0,099946</text:p>
          </table:table-cell>
          <table:table-cell office:value-type="float" office:value="0.0775189" calcext:value-type="float">
            <text:p>0,0775189</text:p>
          </table:table-cell>
          <table:table-cell office:value-type="float" office:value="0.098356" calcext:value-type="float">
            <text:p>0,098356</text:p>
          </table:table-cell>
          <table:table-cell office:value-type="float" office:value="0.518847" calcext:value-type="float">
            <text:p>0,518847</text:p>
          </table:table-cell>
          <table:table-cell office:value-type="float" office:value="0.130945" calcext:value-type="float">
            <text:p>0,130945</text:p>
          </table:table-cell>
          <table:table-cell office:value-type="float" office:value="0.74597" calcext:value-type="float">
            <text:p>0,74597</text:p>
          </table:table-cell>
          <table:table-cell office:value-type="float" office:value="0.420612" calcext:value-type="float">
            <text:p>0,420612</text:p>
          </table:table-cell>
          <table:table-cell office:value-type="float" office:value="0.139617" calcext:value-type="float">
            <text:p>0,139617</text:p>
          </table:table-cell>
          <table:table-cell office:value-type="float" office:value="0.379798" calcext:value-type="float">
            <text:p>0,379798</text:p>
          </table:table-cell>
          <table:table-cell office:value-type="float" office:value="0.223616" calcext:value-type="float">
            <text:p>0,223616</text:p>
          </table:table-cell>
          <table:table-cell office:value-type="float" office:value="0.970184" calcext:value-type="float">
            <text:p>0,970184</text:p>
          </table:table-cell>
          <table:table-cell office:value-type="float" office:value="0.937661" calcext:value-type="float">
            <text:p>0,937661</text:p>
          </table:table-cell>
          <table:table-cell office:value-type="float" office:value="0.91113" calcext:value-type="float">
            <text:p>0,91113</text:p>
          </table:table-cell>
          <table:table-cell office:value-type="float" office:value="0.837493" calcext:value-type="float">
            <text:p>0,837493</text:p>
          </table:table-cell>
          <table:table-cell office:value-type="float" office:value="0.346022" calcext:value-type="float">
            <text:p>0,346022</text:p>
          </table:table-cell>
          <table:table-cell office:value-type="float" office:value="0.755315" calcext:value-type="float">
            <text:p>0,755315</text:p>
          </table:table-cell>
          <table:table-cell office:value-type="float" office:value="0.444045" calcext:value-type="float">
            <text:p>0,444045</text:p>
          </table:table-cell>
          <table:table-cell office:value-type="float" office:value="0.67453" calcext:value-type="float">
            <text:p>0,67453</text:p>
          </table:table-cell>
          <table:table-cell office:value-type="float" office:value="0.796479" calcext:value-type="float">
            <text:p>0,796479</text:p>
          </table:table-cell>
          <table:table-cell office:value-type="float" office:value="0.165098" calcext:value-type="float">
            <text:p>0,165098</text:p>
          </table:table-cell>
          <table:table-cell office:value-type="float" office:value="0.540178" calcext:value-type="float">
            <text:p>0,540178</text:p>
          </table:table-cell>
          <table:table-cell office:value-type="float" office:value="0.211871" calcext:value-type="float">
            <text:p>0,211871</text:p>
          </table:table-cell>
          <table:table-cell office:value-type="float" office:value="0.380097" calcext:value-type="float">
            <text:p>0,380097</text:p>
          </table:table-cell>
          <table:table-cell office:value-type="float" office:value="0.102126" calcext:value-type="float">
            <text:p>0,102126</text:p>
          </table:table-cell>
          <table:table-cell office:value-type="float" office:value="0.179233" calcext:value-type="float">
            <text:p>0,179233</text:p>
          </table:table-cell>
          <table:table-cell office:value-type="float" office:value="0.104242" calcext:value-type="float">
            <text:p>0,104242</text:p>
          </table:table-cell>
          <table:table-cell office:value-type="float" office:value="1.26235" calcext:value-type="float">
            <text:p>1,26235</text:p>
          </table:table-cell>
          <table:table-cell office:value-type="float" office:value="0.979968" calcext:value-type="float">
            <text:p>0,979968</text:p>
          </table:table-cell>
          <table:table-cell office:value-type="float" office:value="0.66671" calcext:value-type="float">
            <text:p>0,66671</text:p>
          </table:table-cell>
          <table:table-cell office:value-type="float" office:value="0.603087" calcext:value-type="float">
            <text:p>0,603087</text:p>
          </table:table-cell>
          <table:table-cell office:value-type="float" office:value="0.202911" calcext:value-type="float">
            <text:p>0,202911</text:p>
          </table:table-cell>
          <table:table-cell office:value-type="float" office:value="0.204917" calcext:value-type="float">
            <text:p>0,204917</text:p>
          </table:table-cell>
          <table:table-cell office:value-type="float" office:value="0.27359" calcext:value-type="float">
            <text:p>0,27359</text:p>
          </table:table-cell>
          <table:table-cell office:value-type="float" office:value="0.976219" calcext:value-type="float">
            <text:p>0,976219</text:p>
          </table:table-cell>
          <table:table-cell office:value-type="float" office:value="0.816739" calcext:value-type="float">
            <text:p>0,816739</text:p>
          </table:table-cell>
          <table:table-cell office:value-type="float" office:value="0.14533" calcext:value-type="float">
            <text:p>0,14533</text:p>
          </table:table-cell>
          <table:table-cell office:value-type="float" office:value="0.461338" calcext:value-type="float">
            <text:p>0,461338</text:p>
          </table:table-cell>
          <table:table-cell office:value-type="float" office:value="0.647275" calcext:value-type="float">
            <text:p>0,647275</text:p>
          </table:table-cell>
          <table:table-cell office:value-type="float" office:value="0.229945" calcext:value-type="float">
            <text:p>0,229945</text:p>
          </table:table-cell>
          <table:table-cell office:value-type="float" office:value="0.0732291" calcext:value-type="float">
            <text:p>0,0732291</text:p>
          </table:table-cell>
          <table:table-cell office:value-type="float" office:value="0.189708" calcext:value-type="float">
            <text:p>0,189708</text:p>
          </table:table-cell>
          <table:table-cell office:value-type="float" office:value="0.098402" calcext:value-type="float">
            <text:p>0,098402</text:p>
          </table:table-cell>
          <table:table-cell office:value-type="float" office:value="0.514515" calcext:value-type="float">
            <text:p>0,514515</text:p>
          </table:table-cell>
          <table:table-cell office:value-type="float" office:value="1.17844" calcext:value-type="float">
            <text:p>1,17844</text:p>
          </table:table-cell>
          <table:table-cell office:value-type="float" office:value="0.759362" calcext:value-type="float">
            <text:p>0,759362</text:p>
          </table:table-cell>
          <table:table-cell office:value-type="float" office:value="0.605313" calcext:value-type="float">
            <text:p>0,605313</text:p>
          </table:table-cell>
          <table:table-cell office:value-type="float" office:value="0.297042" calcext:value-type="float">
            <text:p>0,297042</text:p>
          </table:table-cell>
          <table:table-cell office:value-type="float" office:value="0.636247" calcext:value-type="float">
            <text:p>0,636247</text:p>
          </table:table-cell>
          <table:table-cell office:value-type="float" office:value="1.03615" calcext:value-type="float">
            <text:p>1,03615</text:p>
          </table:table-cell>
          <table:table-cell office:value-type="float" office:value="0.472281" calcext:value-type="float">
            <text:p>0,472281</text:p>
          </table:table-cell>
          <table:table-cell office:value-type="float" office:value="0.060719" calcext:value-type="float">
            <text:p>0,060719</text:p>
          </table:table-cell>
          <table:table-cell office:value-type="float" office:value="0.530272" calcext:value-type="float">
            <text:p>0,530272</text:p>
          </table:table-cell>
          <table:table-cell office:value-type="float" office:value="0.536159" calcext:value-type="float">
            <text:p>0,536159</text:p>
          </table:table-cell>
          <table:table-cell office:value-type="float" office:value="0.695479" calcext:value-type="float">
            <text:p>0,695479</text:p>
          </table:table-cell>
          <table:table-cell office:value-type="float" office:value="0.192063" calcext:value-type="float">
            <text:p>0,192063</text:p>
          </table:table-cell>
          <table:table-cell office:value-type="float" office:value="0.170426" calcext:value-type="float">
            <text:p>0,170426</text:p>
          </table:table-cell>
          <table:table-cell office:value-type="float" office:value="0.403426" calcext:value-type="float">
            <text:p>0,403426</text:p>
          </table:table-cell>
          <table:table-cell table:number-columns-repeated="4"/>
          <table:table-cell table:formula="of:=MIN([.A180:.BL180])" office:value-type="float" office:value="0.060719" calcext:value-type="float">
            <text:p>0,060719</text:p>
          </table:table-cell>
          <table:table-cell table:formula="of:=MAX([.A180:.BL180])" office:value-type="float" office:value="1.26235" calcext:value-type="float">
            <text:p>1,26235</text:p>
          </table:table-cell>
          <table:table-cell table:number-columns-repeated="7"/>
        </table:table-row>
        <table:table-row table:style-name="ro2">
          <table:table-cell office:value-type="float" office:value="0.141837" calcext:value-type="float">
            <text:p>0,141837</text:p>
          </table:table-cell>
          <table:table-cell office:value-type="float" office:value="0.146473" calcext:value-type="float">
            <text:p>0,146473</text:p>
          </table:table-cell>
          <table:table-cell office:value-type="float" office:value="0.14726" calcext:value-type="float">
            <text:p>0,14726</text:p>
          </table:table-cell>
          <table:table-cell office:value-type="float" office:value="0.452058" calcext:value-type="float">
            <text:p>0,452058</text:p>
          </table:table-cell>
          <table:table-cell office:value-type="float" office:value="0.336678" calcext:value-type="float">
            <text:p>0,336678</text:p>
          </table:table-cell>
          <table:table-cell office:value-type="float" office:value="0.210859" calcext:value-type="float">
            <text:p>0,210859</text:p>
          </table:table-cell>
          <table:table-cell office:value-type="float" office:value="0.117464" calcext:value-type="float">
            <text:p>0,117464</text:p>
          </table:table-cell>
          <table:table-cell office:value-type="float" office:value="0.113098" calcext:value-type="float">
            <text:p>0,113098</text:p>
          </table:table-cell>
          <table:table-cell office:value-type="float" office:value="0.104087" calcext:value-type="float">
            <text:p>0,104087</text:p>
          </table:table-cell>
          <table:table-cell office:value-type="float" office:value="0.112656" calcext:value-type="float">
            <text:p>0,112656</text:p>
          </table:table-cell>
          <table:table-cell office:value-type="float" office:value="0.133268" calcext:value-type="float">
            <text:p>0,133268</text:p>
          </table:table-cell>
          <table:table-cell office:value-type="float" office:value="0.186074" calcext:value-type="float">
            <text:p>0,186074</text:p>
          </table:table-cell>
          <table:table-cell office:value-type="float" office:value="0.114656" calcext:value-type="float">
            <text:p>0,114656</text:p>
          </table:table-cell>
          <table:table-cell office:value-type="float" office:value="0.195354" calcext:value-type="float">
            <text:p>0,195354</text:p>
          </table:table-cell>
          <table:table-cell office:value-type="float" office:value="0.152332" calcext:value-type="float">
            <text:p>0,152332</text:p>
          </table:table-cell>
          <table:table-cell office:value-type="float" office:value="0.113678" calcext:value-type="float">
            <text:p>0,113678</text:p>
          </table:table-cell>
          <table:table-cell office:value-type="float" office:value="1.34352" calcext:value-type="float">
            <text:p>1,34352</text:p>
          </table:table-cell>
          <table:table-cell office:value-type="float" office:value="1.21329" calcext:value-type="float">
            <text:p>1,21329</text:p>
          </table:table-cell>
          <table:table-cell office:value-type="float" office:value="1.06838" calcext:value-type="float">
            <text:p>1,06838</text:p>
          </table:table-cell>
          <table:table-cell office:value-type="float" office:value="0.935012" calcext:value-type="float">
            <text:p>0,935012</text:p>
          </table:table-cell>
          <table:table-cell office:value-type="float" office:value="0.818723" calcext:value-type="float">
            <text:p>0,818723</text:p>
          </table:table-cell>
          <table:table-cell office:value-type="float" office:value="0.716813" calcext:value-type="float">
            <text:p>0,716813</text:p>
          </table:table-cell>
          <table:table-cell office:value-type="float" office:value="0.568096" calcext:value-type="float">
            <text:p>0,568096</text:p>
          </table:table-cell>
          <table:table-cell office:value-type="float" office:value="0.246022" calcext:value-type="float">
            <text:p>0,246022</text:p>
          </table:table-cell>
          <table:table-cell office:value-type="float" office:value="0.590228" calcext:value-type="float">
            <text:p>0,590228</text:p>
          </table:table-cell>
          <table:table-cell office:value-type="float" office:value="0.54265" calcext:value-type="float">
            <text:p>0,54265</text:p>
          </table:table-cell>
          <table:table-cell office:value-type="float" office:value="1.50446" calcext:value-type="float">
            <text:p>1,50446</text:p>
          </table:table-cell>
          <table:table-cell office:value-type="float" office:value="1.36227" calcext:value-type="float">
            <text:p>1,36227</text:p>
          </table:table-cell>
          <table:table-cell office:value-type="float" office:value="1.21869" calcext:value-type="float">
            <text:p>1,21869</text:p>
          </table:table-cell>
          <table:table-cell office:value-type="float" office:value="0.461925" calcext:value-type="float">
            <text:p>0,461925</text:p>
          </table:table-cell>
          <table:table-cell office:value-type="float" office:value="0.406836" calcext:value-type="float">
            <text:p>0,406836</text:p>
          </table:table-cell>
          <table:table-cell office:value-type="float" office:value="0.288668" calcext:value-type="float">
            <text:p>0,288668</text:p>
          </table:table-cell>
          <table:table-cell office:value-type="float" office:value="0.167223" calcext:value-type="float">
            <text:p>0,167223</text:p>
          </table:table-cell>
          <table:table-cell office:value-type="float" office:value="0.105041" calcext:value-type="float">
            <text:p>0,105041</text:p>
          </table:table-cell>
          <table:table-cell office:value-type="float" office:value="1.25333" calcext:value-type="float">
            <text:p>1,25333</text:p>
          </table:table-cell>
          <table:table-cell office:value-type="float" office:value="1.14511" calcext:value-type="float">
            <text:p>1,14511</text:p>
          </table:table-cell>
          <table:table-cell office:value-type="float" office:value="0.927749" calcext:value-type="float">
            <text:p>0,927749</text:p>
          </table:table-cell>
          <table:table-cell office:value-type="float" office:value="0.780323" calcext:value-type="float">
            <text:p>0,780323</text:p>
          </table:table-cell>
          <table:table-cell office:value-type="float" office:value="0.711284" calcext:value-type="float">
            <text:p>0,711284</text:p>
          </table:table-cell>
          <table:table-cell office:value-type="float" office:value="0.986305" calcext:value-type="float">
            <text:p>0,986305</text:p>
          </table:table-cell>
          <table:table-cell office:value-type="float" office:value="0.554505" calcext:value-type="float">
            <text:p>0,554505</text:p>
          </table:table-cell>
          <table:table-cell office:value-type="float" office:value="1.45793" calcext:value-type="float">
            <text:p>1,45793</text:p>
          </table:table-cell>
          <table:table-cell office:value-type="float" office:value="0.977423" calcext:value-type="float">
            <text:p>0,977423</text:p>
          </table:table-cell>
          <table:table-cell office:value-type="float" office:value="0.581714" calcext:value-type="float">
            <text:p>0,581714</text:p>
          </table:table-cell>
          <table:table-cell office:value-type="float" office:value="0.268443" calcext:value-type="float">
            <text:p>0,268443</text:p>
          </table:table-cell>
          <table:table-cell office:value-type="float" office:value="0.699426" calcext:value-type="float">
            <text:p>0,699426</text:p>
          </table:table-cell>
          <table:table-cell office:value-type="float" office:value="0.735891" calcext:value-type="float">
            <text:p>0,735891</text:p>
          </table:table-cell>
          <table:table-cell office:value-type="float" office:value="0.734246" calcext:value-type="float">
            <text:p>0,734246</text:p>
          </table:table-cell>
          <table:table-cell office:value-type="float" office:value="0.206161" calcext:value-type="float">
            <text:p>0,206161</text:p>
          </table:table-cell>
          <table:table-cell office:value-type="float" office:value="0.525474" calcext:value-type="float">
            <text:p>0,525474</text:p>
          </table:table-cell>
          <table:table-cell office:value-type="float" office:value="0.83393" calcext:value-type="float">
            <text:p>0,83393</text:p>
          </table:table-cell>
          <table:table-cell office:value-type="float" office:value="0.229472" calcext:value-type="float">
            <text:p>0,229472</text:p>
          </table:table-cell>
          <table:table-cell office:value-type="float" office:value="0.758253" calcext:value-type="float">
            <text:p>0,758253</text:p>
          </table:table-cell>
          <table:table-cell office:value-type="float" office:value="0.748705" calcext:value-type="float">
            <text:p>0,748705</text:p>
          </table:table-cell>
          <table:table-cell office:value-type="float" office:value="1.57035" calcext:value-type="float">
            <text:p>1,57035</text:p>
          </table:table-cell>
          <table:table-cell office:value-type="float" office:value="0.467962" calcext:value-type="float">
            <text:p>0,467962</text:p>
          </table:table-cell>
          <table:table-cell office:value-type="float" office:value="0.910286" calcext:value-type="float">
            <text:p>0,910286</text:p>
          </table:table-cell>
          <table:table-cell office:value-type="float" office:value="2.11094" calcext:value-type="float">
            <text:p>2,11094</text:p>
          </table:table-cell>
          <table:table-cell office:value-type="float" office:value="0.650313" calcext:value-type="float">
            <text:p>0,650313</text:p>
          </table:table-cell>
          <table:table-cell office:value-type="float" office:value="0.282631" calcext:value-type="float">
            <text:p>0,282631</text:p>
          </table:table-cell>
          <table:table-cell office:value-type="float" office:value="0.099875" calcext:value-type="float">
            <text:p>0,099875</text:p>
          </table:table-cell>
          <table:table-cell office:value-type="float" office:value="0.320555" calcext:value-type="float">
            <text:p>0,320555</text:p>
          </table:table-cell>
          <table:table-cell office:value-type="float" office:value="0.200235" calcext:value-type="float">
            <text:p>0,200235</text:p>
          </table:table-cell>
          <table:table-cell office:value-type="float" office:value="0.474953" calcext:value-type="float">
            <text:p>0,474953</text:p>
          </table:table-cell>
          <table:table-cell table:number-columns-repeated="4"/>
          <table:table-cell table:formula="of:=MIN([.A181:.BL181])" office:value-type="float" office:value="0.099875" calcext:value-type="float">
            <text:p>0,099875</text:p>
          </table:table-cell>
          <table:table-cell table:formula="of:=MAX([.A181:.BL181])" office:value-type="float" office:value="2.11094" calcext:value-type="float">
            <text:p>2,11094</text:p>
          </table:table-cell>
          <table:table-cell table:number-columns-repeated="7"/>
        </table:table-row>
        <table:table-row table:style-name="ro2">
          <table:table-cell office:value-type="float" office:value="0.133356" calcext:value-type="float">
            <text:p>0,133356</text:p>
          </table:table-cell>
          <table:table-cell office:value-type="float" office:value="0.113568" calcext:value-type="float">
            <text:p>0,113568</text:p>
          </table:table-cell>
          <table:table-cell office:value-type="float" office:value="0.113746" calcext:value-type="float">
            <text:p>0,113746</text:p>
          </table:table-cell>
          <table:table-cell office:value-type="float" office:value="0.453238" calcext:value-type="float">
            <text:p>0,453238</text:p>
          </table:table-cell>
          <table:table-cell office:value-type="float" office:value="0.144395" calcext:value-type="float">
            <text:p>0,144395</text:p>
          </table:table-cell>
          <table:table-cell office:value-type="float" office:value="0.22749" calcext:value-type="float">
            <text:p>0,22749</text:p>
          </table:table-cell>
          <table:table-cell office:value-type="float" office:value="0.37883" calcext:value-type="float">
            <text:p>0,37883</text:p>
          </table:table-cell>
          <table:table-cell office:value-type="float" office:value="0.261498" calcext:value-type="float">
            <text:p>0,261498</text:p>
          </table:table-cell>
          <table:table-cell office:value-type="float" office:value="0.278998" calcext:value-type="float">
            <text:p>0,278998</text:p>
          </table:table-cell>
          <table:table-cell office:value-type="float" office:value="0.290964" calcext:value-type="float">
            <text:p>0,290964</text:p>
          </table:table-cell>
          <table:table-cell office:value-type="float" office:value="0.283896" calcext:value-type="float">
            <text:p>0,283896</text:p>
          </table:table-cell>
          <table:table-cell office:value-type="float" office:value="0.277272" calcext:value-type="float">
            <text:p>0,277272</text:p>
          </table:table-cell>
          <table:table-cell office:value-type="float" office:value="0.283683" calcext:value-type="float">
            <text:p>0,283683</text:p>
          </table:table-cell>
          <table:table-cell office:value-type="float" office:value="1.31737" calcext:value-type="float">
            <text:p>1,31737</text:p>
          </table:table-cell>
          <table:table-cell office:value-type="float" office:value="1.19137" calcext:value-type="float">
            <text:p>1,19137</text:p>
          </table:table-cell>
          <table:table-cell office:value-type="float" office:value="1.0842" calcext:value-type="float">
            <text:p>1,0842</text:p>
          </table:table-cell>
          <table:table-cell office:value-type="float" office:value="0.995817" calcext:value-type="float">
            <text:p>0,995817</text:p>
          </table:table-cell>
          <table:table-cell office:value-type="float" office:value="0.910966" calcext:value-type="float">
            <text:p>0,910966</text:p>
          </table:table-cell>
          <table:table-cell office:value-type="float" office:value="0.803415" calcext:value-type="float">
            <text:p>0,803415</text:p>
          </table:table-cell>
          <table:table-cell office:value-type="float" office:value="0.776281" calcext:value-type="float">
            <text:p>0,776281</text:p>
          </table:table-cell>
          <table:table-cell office:value-type="float" office:value="0.747805" calcext:value-type="float">
            <text:p>0,747805</text:p>
          </table:table-cell>
          <table:table-cell office:value-type="float" office:value="0.671026" calcext:value-type="float">
            <text:p>0,671026</text:p>
          </table:table-cell>
          <table:table-cell office:value-type="float" office:value="0.616617" calcext:value-type="float">
            <text:p>0,616617</text:p>
          </table:table-cell>
          <table:table-cell office:value-type="float" office:value="0.573669" calcext:value-type="float">
            <text:p>0,573669</text:p>
          </table:table-cell>
          <table:table-cell office:value-type="float" office:value="0.541487" calcext:value-type="float">
            <text:p>0,541487</text:p>
          </table:table-cell>
          <table:table-cell office:value-type="float" office:value="1.62117" calcext:value-type="float">
            <text:p>1,62117</text:p>
          </table:table-cell>
          <table:table-cell office:value-type="float" office:value="0.551815" calcext:value-type="float">
            <text:p>0,551815</text:p>
          </table:table-cell>
          <table:table-cell office:value-type="float" office:value="0.611187" calcext:value-type="float">
            <text:p>0,611187</text:p>
          </table:table-cell>
          <table:table-cell office:value-type="float" office:value="1.84724" calcext:value-type="float">
            <text:p>1,84724</text:p>
          </table:table-cell>
          <table:table-cell office:value-type="float" office:value="1.7224" calcext:value-type="float">
            <text:p>1,7224</text:p>
          </table:table-cell>
          <table:table-cell office:value-type="float" office:value="1.61111" calcext:value-type="float">
            <text:p>1,61111</text:p>
          </table:table-cell>
          <table:table-cell office:value-type="float" office:value="1.51299" calcext:value-type="float">
            <text:p>1,51299</text:p>
          </table:table-cell>
          <table:table-cell office:value-type="float" office:value="1.42126" calcext:value-type="float">
            <text:p>1,42126</text:p>
          </table:table-cell>
          <table:table-cell office:value-type="float" office:value="1.30026" calcext:value-type="float">
            <text:p>1,30026</text:p>
          </table:table-cell>
          <table:table-cell office:value-type="float" office:value="0.629877" calcext:value-type="float">
            <text:p>0,629877</text:p>
          </table:table-cell>
          <table:table-cell office:value-type="float" office:value="1.20762" calcext:value-type="float">
            <text:p>1,20762</text:p>
          </table:table-cell>
          <table:table-cell office:value-type="float" office:value="1.10877" calcext:value-type="float">
            <text:p>1,10877</text:p>
          </table:table-cell>
          <table:table-cell office:value-type="float" office:value="1.03775" calcext:value-type="float">
            <text:p>1,03775</text:p>
          </table:table-cell>
          <table:table-cell office:value-type="float" office:value="0.637794" calcext:value-type="float">
            <text:p>0,637794</text:p>
          </table:table-cell>
          <table:table-cell office:value-type="float" office:value="0.886802" calcext:value-type="float">
            <text:p>0,886802</text:p>
          </table:table-cell>
          <table:table-cell office:value-type="float" office:value="1.37434" calcext:value-type="float">
            <text:p>1,37434</text:p>
          </table:table-cell>
          <table:table-cell office:value-type="float" office:value="0.643282" calcext:value-type="float">
            <text:p>0,643282</text:p>
          </table:table-cell>
          <table:table-cell office:value-type="float" office:value="0.738897" calcext:value-type="float">
            <text:p>0,738897</text:p>
          </table:table-cell>
          <table:table-cell office:value-type="float" office:value="0.87641" calcext:value-type="float">
            <text:p>0,87641</text:p>
          </table:table-cell>
          <table:table-cell office:value-type="float" office:value="0.926056" calcext:value-type="float">
            <text:p>0,926056</text:p>
          </table:table-cell>
          <table:table-cell office:value-type="float" office:value="0.669627" calcext:value-type="float">
            <text:p>0,669627</text:p>
          </table:table-cell>
          <table:table-cell office:value-type="float" office:value="0.952375" calcext:value-type="float">
            <text:p>0,952375</text:p>
          </table:table-cell>
          <table:table-cell office:value-type="float" office:value="0.947179" calcext:value-type="float">
            <text:p>0,947179</text:p>
          </table:table-cell>
          <table:table-cell office:value-type="float" office:value="0.891154" calcext:value-type="float">
            <text:p>0,891154</text:p>
          </table:table-cell>
          <table:table-cell office:value-type="float" office:value="0.854528" calcext:value-type="float">
            <text:p>0,854528</text:p>
          </table:table-cell>
          <table:table-cell office:value-type="float" office:value="1.70481" calcext:value-type="float">
            <text:p>1,70481</text:p>
          </table:table-cell>
          <table:table-cell office:value-type="float" office:value="1.35924" calcext:value-type="float">
            <text:p>1,35924</text:p>
          </table:table-cell>
          <table:table-cell office:value-type="float" office:value="1.1541" calcext:value-type="float">
            <text:p>1,1541</text:p>
          </table:table-cell>
          <table:table-cell office:value-type="float" office:value="0.720799" calcext:value-type="float">
            <text:p>0,720799</text:p>
          </table:table-cell>
          <table:table-cell office:value-type="float" office:value="0.672251" calcext:value-type="float">
            <text:p>0,672251</text:p>
          </table:table-cell>
          <table:table-cell office:value-type="float" office:value="0.86666" calcext:value-type="float">
            <text:p>0,86666</text:p>
          </table:table-cell>
          <table:table-cell office:value-type="float" office:value="0.669571" calcext:value-type="float">
            <text:p>0,669571</text:p>
          </table:table-cell>
          <table:table-cell office:value-type="float" office:value="1.1052" calcext:value-type="float">
            <text:p>1,1052</text:p>
          </table:table-cell>
          <table:table-cell office:value-type="float" office:value="1.13997" calcext:value-type="float">
            <text:p>1,13997</text:p>
          </table:table-cell>
          <table:table-cell office:value-type="float" office:value="1.16411" calcext:value-type="float">
            <text:p>1,16411</text:p>
          </table:table-cell>
          <table:table-cell office:value-type="float" office:value="1.03249" calcext:value-type="float">
            <text:p>1,03249</text:p>
          </table:table-cell>
          <table:table-cell office:value-type="float" office:value="1.17478" calcext:value-type="float">
            <text:p>1,17478</text:p>
          </table:table-cell>
          <table:table-cell office:value-type="float" office:value="1.18574" calcext:value-type="float">
            <text:p>1,18574</text:p>
          </table:table-cell>
          <table:table-cell office:value-type="float" office:value="1.1457" calcext:value-type="float">
            <text:p>1,1457</text:p>
          </table:table-cell>
          <table:table-cell table:number-columns-repeated="4"/>
          <table:table-cell table:formula="of:=MIN([.A182:.BL182])" office:value-type="float" office:value="0.113568" calcext:value-type="float">
            <text:p>0,113568</text:p>
          </table:table-cell>
          <table:table-cell table:formula="of:=MAX([.A182:.BL182])" office:value-type="float" office:value="1.84724" calcext:value-type="float">
            <text:p>1,84724</text:p>
          </table:table-cell>
          <table:table-cell table:number-columns-repeated="7"/>
        </table:table-row>
        <table:table-row table:style-name="ro2">
          <table:table-cell office:value-type="float" office:value="0.1449" calcext:value-type="float">
            <text:p>0,1449</text:p>
          </table:table-cell>
          <table:table-cell office:value-type="float" office:value="0.233565" calcext:value-type="float">
            <text:p>0,233565</text:p>
          </table:table-cell>
          <table:table-cell office:value-type="float" office:value="0.146337" calcext:value-type="float">
            <text:p>0,146337</text:p>
          </table:table-cell>
          <table:table-cell office:value-type="float" office:value="0.229653" calcext:value-type="float">
            <text:p>0,229653</text:p>
          </table:table-cell>
          <table:table-cell office:value-type="float" office:value="0.148739" calcext:value-type="float">
            <text:p>0,148739</text:p>
          </table:table-cell>
          <table:table-cell office:value-type="float" office:value="0.230341" calcext:value-type="float">
            <text:p>0,230341</text:p>
          </table:table-cell>
          <table:table-cell office:value-type="float" office:value="0.298305" calcext:value-type="float">
            <text:p>0,298305</text:p>
          </table:table-cell>
          <table:table-cell office:value-type="float" office:value="0.16446" calcext:value-type="float">
            <text:p>0,16446</text:p>
          </table:table-cell>
          <table:table-cell office:value-type="float" office:value="0.24942" calcext:value-type="float">
            <text:p>0,24942</text:p>
          </table:table-cell>
          <table:table-cell office:value-type="float" office:value="0.144072" calcext:value-type="float">
            <text:p>0,144072</text:p>
          </table:table-cell>
          <table:table-cell office:value-type="float" office:value="0.200012" calcext:value-type="float">
            <text:p>0,200012</text:p>
          </table:table-cell>
          <table:table-cell office:value-type="float" office:value="0.30217" calcext:value-type="float">
            <text:p>0,30217</text:p>
          </table:table-cell>
          <table:table-cell office:value-type="float" office:value="0.117805" calcext:value-type="float">
            <text:p>0,117805</text:p>
          </table:table-cell>
          <table:table-cell office:value-type="float" office:value="0.276905" calcext:value-type="float">
            <text:p>0,276905</text:p>
          </table:table-cell>
          <table:table-cell office:value-type="float" office:value="0.275995" calcext:value-type="float">
            <text:p>0,275995</text:p>
          </table:table-cell>
          <table:table-cell office:value-type="float" office:value="1.39945" calcext:value-type="float">
            <text:p>1,39945</text:p>
          </table:table-cell>
          <table:table-cell office:value-type="float" office:value="1.54872" calcext:value-type="float">
            <text:p>1,54872</text:p>
          </table:table-cell>
          <table:table-cell office:value-type="float" office:value="1.55187" calcext:value-type="float">
            <text:p>1,55187</text:p>
          </table:table-cell>
          <table:table-cell office:value-type="float" office:value="1.43264" calcext:value-type="float">
            <text:p>1,43264</text:p>
          </table:table-cell>
          <table:table-cell office:value-type="float" office:value="1.34538" calcext:value-type="float">
            <text:p>1,34538</text:p>
          </table:table-cell>
          <table:table-cell office:value-type="float" office:value="1.34676" calcext:value-type="float">
            <text:p>1,34676</text:p>
          </table:table-cell>
          <table:table-cell office:value-type="float" office:value="1.45416" calcext:value-type="float">
            <text:p>1,45416</text:p>
          </table:table-cell>
          <table:table-cell office:value-type="float" office:value="1.22927" calcext:value-type="float">
            <text:p>1,22927</text:p>
          </table:table-cell>
          <table:table-cell office:value-type="float" office:value="1.15005" calcext:value-type="float">
            <text:p>1,15005</text:p>
          </table:table-cell>
          <table:table-cell office:value-type="float" office:value="1.0241" calcext:value-type="float">
            <text:p>1,0241</text:p>
          </table:table-cell>
          <table:table-cell office:value-type="float" office:value="0.943583" calcext:value-type="float">
            <text:p>0,943583</text:p>
          </table:table-cell>
          <table:table-cell office:value-type="float" office:value="0.794817" calcext:value-type="float">
            <text:p>0,794817</text:p>
          </table:table-cell>
          <table:table-cell office:value-type="float" office:value="0.728015" calcext:value-type="float">
            <text:p>0,728015</text:p>
          </table:table-cell>
          <table:table-cell office:value-type="float" office:value="0.624172" calcext:value-type="float">
            <text:p>0,624172</text:p>
          </table:table-cell>
          <table:table-cell office:value-type="float" office:value="0.631495" calcext:value-type="float">
            <text:p>0,631495</text:p>
          </table:table-cell>
          <table:table-cell office:value-type="float" office:value="0.485481" calcext:value-type="float">
            <text:p>0,485481</text:p>
          </table:table-cell>
          <table:table-cell office:value-type="float" office:value="0.602549" calcext:value-type="float">
            <text:p>0,602549</text:p>
          </table:table-cell>
          <table:table-cell office:value-type="float" office:value="0.343979" calcext:value-type="float">
            <text:p>0,343979</text:p>
          </table:table-cell>
          <table:table-cell office:value-type="float" office:value="0.406459" calcext:value-type="float">
            <text:p>0,406459</text:p>
          </table:table-cell>
          <table:table-cell office:value-type="float" office:value="0.125741" calcext:value-type="float">
            <text:p>0,125741</text:p>
          </table:table-cell>
          <table:table-cell office:value-type="float" office:value="1.52261" calcext:value-type="float">
            <text:p>1,52261</text:p>
          </table:table-cell>
          <table:table-cell office:value-type="float" office:value="1.29379" calcext:value-type="float">
            <text:p>1,29379</text:p>
          </table:table-cell>
          <table:table-cell office:value-type="float" office:value="1.29459" calcext:value-type="float">
            <text:p>1,29459</text:p>
          </table:table-cell>
          <table:table-cell office:value-type="float" office:value="1.14788" calcext:value-type="float">
            <text:p>1,14788</text:p>
          </table:table-cell>
          <table:table-cell office:value-type="float" office:value="1.05645" calcext:value-type="float">
            <text:p>1,05645</text:p>
          </table:table-cell>
          <table:table-cell office:value-type="float" office:value="0.79505" calcext:value-type="float">
            <text:p>0,79505</text:p>
          </table:table-cell>
          <table:table-cell office:value-type="float" office:value="0.595627" calcext:value-type="float">
            <text:p>0,595627</text:p>
          </table:table-cell>
          <table:table-cell office:value-type="float" office:value="0.556232" calcext:value-type="float">
            <text:p>0,556232</text:p>
          </table:table-cell>
          <table:table-cell office:value-type="float" office:value="0.491787" calcext:value-type="float">
            <text:p>0,491787</text:p>
          </table:table-cell>
          <table:table-cell office:value-type="float" office:value="0.140487" calcext:value-type="float">
            <text:p>0,140487</text:p>
          </table:table-cell>
          <table:table-cell office:value-type="float" office:value="1.65837" calcext:value-type="float">
            <text:p>1,65837</text:p>
          </table:table-cell>
          <table:table-cell office:value-type="float" office:value="1.18292" calcext:value-type="float">
            <text:p>1,18292</text:p>
          </table:table-cell>
          <table:table-cell office:value-type="float" office:value="0.91661" calcext:value-type="float">
            <text:p>0,91661</text:p>
          </table:table-cell>
          <table:table-cell office:value-type="float" office:value="0.656363" calcext:value-type="float">
            <text:p>0,656363</text:p>
          </table:table-cell>
          <table:table-cell office:value-type="float" office:value="1.85993" calcext:value-type="float">
            <text:p>1,85993</text:p>
          </table:table-cell>
          <table:table-cell office:value-type="float" office:value="0.57536" calcext:value-type="float">
            <text:p>0,57536</text:p>
          </table:table-cell>
          <table:table-cell office:value-type="float" office:value="0.209936" calcext:value-type="float">
            <text:p>0,209936</text:p>
          </table:table-cell>
          <table:table-cell office:value-type="float" office:value="1.44864" calcext:value-type="float">
            <text:p>1,44864</text:p>
          </table:table-cell>
          <table:table-cell office:value-type="float" office:value="0.610132" calcext:value-type="float">
            <text:p>0,610132</text:p>
          </table:table-cell>
          <table:table-cell office:value-type="float" office:value="0.359583" calcext:value-type="float">
            <text:p>0,359583</text:p>
          </table:table-cell>
          <table:table-cell office:value-type="float" office:value="0.15679" calcext:value-type="float">
            <text:p>0,15679</text:p>
          </table:table-cell>
          <table:table-cell office:value-type="float" office:value="0.191049" calcext:value-type="float">
            <text:p>0,191049</text:p>
          </table:table-cell>
          <table:table-cell office:value-type="float" office:value="0.110068" calcext:value-type="float">
            <text:p>0,110068</text:p>
          </table:table-cell>
          <table:table-cell office:value-type="float" office:value="0.127081" calcext:value-type="float">
            <text:p>0,127081</text:p>
          </table:table-cell>
          <table:table-cell office:value-type="float" office:value="0.295703" calcext:value-type="float">
            <text:p>0,295703</text:p>
          </table:table-cell>
          <table:table-cell office:value-type="float" office:value="0.411476" calcext:value-type="float">
            <text:p>0,411476</text:p>
          </table:table-cell>
          <table:table-cell office:value-type="float" office:value="0.10726" calcext:value-type="float">
            <text:p>0,10726</text:p>
          </table:table-cell>
          <table:table-cell office:value-type="float" office:value="0.114218" calcext:value-type="float">
            <text:p>0,114218</text:p>
          </table:table-cell>
          <table:table-cell office:value-type="float" office:value="0.0891051" calcext:value-type="float">
            <text:p>0,0891051</text:p>
          </table:table-cell>
          <table:table-cell table:number-columns-repeated="4"/>
          <table:table-cell table:formula="of:=MIN([.A183:.BL183])" office:value-type="float" office:value="0.0891051" calcext:value-type="float">
            <text:p>0,0891051</text:p>
          </table:table-cell>
          <table:table-cell table:formula="of:=MAX([.A183:.BL183])" office:value-type="float" office:value="1.85993" calcext:value-type="float">
            <text:p>1,85993</text:p>
          </table:table-cell>
          <table:table-cell table:number-columns-repeated="7"/>
        </table:table-row>
        <table:table-row table:style-name="ro2">
          <table:table-cell office:value-type="float" office:value="0.103948" calcext:value-type="float">
            <text:p>0,103948</text:p>
          </table:table-cell>
          <table:table-cell office:value-type="float" office:value="0.148707" calcext:value-type="float">
            <text:p>0,148707</text:p>
          </table:table-cell>
          <table:table-cell office:value-type="float" office:value="0.232981" calcext:value-type="float">
            <text:p>0,232981</text:p>
          </table:table-cell>
          <table:table-cell office:value-type="float" office:value="0.136374" calcext:value-type="float">
            <text:p>0,136374</text:p>
          </table:table-cell>
          <table:table-cell office:value-type="float" office:value="0.218468" calcext:value-type="float">
            <text:p>0,218468</text:p>
          </table:table-cell>
          <table:table-cell office:value-type="float" office:value="0.0840721" calcext:value-type="float">
            <text:p>0,0840721</text:p>
          </table:table-cell>
          <table:table-cell office:value-type="float" office:value="0.107218" calcext:value-type="float">
            <text:p>0,107218</text:p>
          </table:table-cell>
          <table:table-cell office:value-type="float" office:value="0.181679" calcext:value-type="float">
            <text:p>0,181679</text:p>
          </table:table-cell>
          <table:table-cell office:value-type="float" office:value="0.181569" calcext:value-type="float">
            <text:p>0,181569</text:p>
          </table:table-cell>
          <table:table-cell office:value-type="float" office:value="0.13347" calcext:value-type="float">
            <text:p>0,13347</text:p>
          </table:table-cell>
          <table:table-cell office:value-type="float" office:value="0.162033" calcext:value-type="float">
            <text:p>0,162033</text:p>
          </table:table-cell>
          <table:table-cell office:value-type="float" office:value="0.228091" calcext:value-type="float">
            <text:p>0,228091</text:p>
          </table:table-cell>
          <table:table-cell office:value-type="float" office:value="0.781688" calcext:value-type="float">
            <text:p>0,781688</text:p>
          </table:table-cell>
          <table:table-cell office:value-type="float" office:value="0.72936" calcext:value-type="float">
            <text:p>0,72936</text:p>
          </table:table-cell>
          <table:table-cell office:value-type="float" office:value="0.703019" calcext:value-type="float">
            <text:p>0,703019</text:p>
          </table:table-cell>
          <table:table-cell office:value-type="float" office:value="0.647041" calcext:value-type="float">
            <text:p>0,647041</text:p>
          </table:table-cell>
          <table:table-cell office:value-type="float" office:value="0.597972" calcext:value-type="float">
            <text:p>0,597972</text:p>
          </table:table-cell>
          <table:table-cell office:value-type="float" office:value="0.502099" calcext:value-type="float">
            <text:p>0,502099</text:p>
          </table:table-cell>
          <table:table-cell office:value-type="float" office:value="0.261124" calcext:value-type="float">
            <text:p>0,261124</text:p>
          </table:table-cell>
          <table:table-cell office:value-type="float" office:value="0.435711" calcext:value-type="float">
            <text:p>0,435711</text:p>
          </table:table-cell>
          <table:table-cell office:value-type="float" office:value="0.46933" calcext:value-type="float">
            <text:p>0,46933</text:p>
          </table:table-cell>
          <table:table-cell office:value-type="float" office:value="0.486929" calcext:value-type="float">
            <text:p>0,486929</text:p>
          </table:table-cell>
          <table:table-cell office:value-type="float" office:value="0.276396" calcext:value-type="float">
            <text:p>0,276396</text:p>
          </table:table-cell>
          <table:table-cell office:value-type="float" office:value="0.561905" calcext:value-type="float">
            <text:p>0,561905</text:p>
          </table:table-cell>
          <table:table-cell office:value-type="float" office:value="0.174651" calcext:value-type="float">
            <text:p>0,174651</text:p>
          </table:table-cell>
          <table:table-cell office:value-type="float" office:value="0.654702" calcext:value-type="float">
            <text:p>0,654702</text:p>
          </table:table-cell>
          <table:table-cell office:value-type="float" office:value="0.661139" calcext:value-type="float">
            <text:p>0,661139</text:p>
          </table:table-cell>
          <table:table-cell office:value-type="float" office:value="0.617583" calcext:value-type="float">
            <text:p>0,617583</text:p>
          </table:table-cell>
          <table:table-cell office:value-type="float" office:value="0.558483" calcext:value-type="float">
            <text:p>0,558483</text:p>
          </table:table-cell>
          <table:table-cell office:value-type="float" office:value="0.513749" calcext:value-type="float">
            <text:p>0,513749</text:p>
          </table:table-cell>
          <table:table-cell office:value-type="float" office:value="0.331053" calcext:value-type="float">
            <text:p>0,331053</text:p>
          </table:table-cell>
          <table:table-cell office:value-type="float" office:value="0.496991" calcext:value-type="float">
            <text:p>0,496991</text:p>
          </table:table-cell>
          <table:table-cell office:value-type="float" office:value="0.487126" calcext:value-type="float">
            <text:p>0,487126</text:p>
          </table:table-cell>
          <table:table-cell office:value-type="float" office:value="0.384387" calcext:value-type="float">
            <text:p>0,384387</text:p>
          </table:table-cell>
          <table:table-cell office:value-type="float" office:value="0.299507" calcext:value-type="float">
            <text:p>0,299507</text:p>
          </table:table-cell>
          <table:table-cell office:value-type="float" office:value="0.997138" calcext:value-type="float">
            <text:p>0,997138</text:p>
          </table:table-cell>
          <table:table-cell office:value-type="float" office:value="1.40517" calcext:value-type="float">
            <text:p>1,40517</text:p>
          </table:table-cell>
          <table:table-cell office:value-type="float" office:value="0.379874" calcext:value-type="float">
            <text:p>0,379874</text:p>
          </table:table-cell>
          <table:table-cell office:value-type="float" office:value="1.24465" calcext:value-type="float">
            <text:p>1,24465</text:p>
          </table:table-cell>
          <table:table-cell office:value-type="float" office:value="1.29691" calcext:value-type="float">
            <text:p>1,29691</text:p>
          </table:table-cell>
          <table:table-cell office:value-type="float" office:value="1.1908" calcext:value-type="float">
            <text:p>1,1908</text:p>
          </table:table-cell>
          <table:table-cell office:value-type="float" office:value="1.12274" calcext:value-type="float">
            <text:p>1,12274</text:p>
          </table:table-cell>
          <table:table-cell office:value-type="float" office:value="0.485721" calcext:value-type="float">
            <text:p>0,485721</text:p>
          </table:table-cell>
          <table:table-cell office:value-type="float" office:value="0.354339" calcext:value-type="float">
            <text:p>0,354339</text:p>
          </table:table-cell>
          <table:table-cell office:value-type="float" office:value="1.29654" calcext:value-type="float">
            <text:p>1,29654</text:p>
          </table:table-cell>
          <table:table-cell office:value-type="float" office:value="0.306515" calcext:value-type="float">
            <text:p>0,306515</text:p>
          </table:table-cell>
          <table:table-cell office:value-type="float" office:value="0.154697" calcext:value-type="float">
            <text:p>0,154697</text:p>
          </table:table-cell>
          <table:table-cell office:value-type="float" office:value="1.88899" calcext:value-type="float">
            <text:p>1,88899</text:p>
          </table:table-cell>
          <table:table-cell office:value-type="float" office:value="0.305979" calcext:value-type="float">
            <text:p>0,305979</text:p>
          </table:table-cell>
          <table:table-cell office:value-type="float" office:value="0.243939" calcext:value-type="float">
            <text:p>0,243939</text:p>
          </table:table-cell>
          <table:table-cell office:value-type="float" office:value="2.14927" calcext:value-type="float">
            <text:p>2,14927</text:p>
          </table:table-cell>
          <table:table-cell office:value-type="float" office:value="0.105052" calcext:value-type="float">
            <text:p>0,105052</text:p>
          </table:table-cell>
          <table:table-cell office:value-type="float" office:value="0.058562" calcext:value-type="float">
            <text:p>0,058562</text:p>
          </table:table-cell>
          <table:table-cell office:value-type="float" office:value="0.192031" calcext:value-type="float">
            <text:p>0,192031</text:p>
          </table:table-cell>
          <table:table-cell office:value-type="float" office:value="0.366016" calcext:value-type="float">
            <text:p>0,366016</text:p>
          </table:table-cell>
          <table:table-cell office:value-type="float" office:value="0.2931" calcext:value-type="float">
            <text:p>0,2931</text:p>
          </table:table-cell>
          <table:table-cell office:value-type="float" office:value="0.365752" calcext:value-type="float">
            <text:p>0,365752</text:p>
          </table:table-cell>
          <table:table-cell office:value-type="float" office:value="0.652045" calcext:value-type="float">
            <text:p>0,652045</text:p>
          </table:table-cell>
          <table:table-cell office:value-type="float" office:value="0.445995" calcext:value-type="float">
            <text:p>0,445995</text:p>
          </table:table-cell>
          <table:table-cell office:value-type="float" office:value="0.178548" calcext:value-type="float">
            <text:p>0,178548</text:p>
          </table:table-cell>
          <table:table-cell office:value-type="float" office:value="0.150334" calcext:value-type="float">
            <text:p>0,150334</text:p>
          </table:table-cell>
          <table:table-cell office:value-type="float" office:value="0.134537" calcext:value-type="float">
            <text:p>0,134537</text:p>
          </table:table-cell>
          <table:table-cell office:value-type="float" office:value="0.280382" calcext:value-type="float">
            <text:p>0,280382</text:p>
          </table:table-cell>
          <table:table-cell office:value-type="float" office:value="0.110746" calcext:value-type="float">
            <text:p>0,110746</text:p>
          </table:table-cell>
          <table:table-cell table:number-columns-repeated="4"/>
          <table:table-cell table:formula="of:=MIN([.A184:.BL184])" office:value-type="float" office:value="0.058562" calcext:value-type="float">
            <text:p>0,058562</text:p>
          </table:table-cell>
          <table:table-cell table:formula="of:=MAX([.A184:.BL184])" office:value-type="float" office:value="2.14927" calcext:value-type="float">
            <text:p>2,14927</text:p>
          </table:table-cell>
          <table:table-cell table:number-columns-repeated="7"/>
        </table:table-row>
        <table:table-row table:style-name="ro2">
          <table:table-cell office:value-type="float" office:value="0.134427" calcext:value-type="float">
            <text:p>0,134427</text:p>
          </table:table-cell>
          <table:table-cell office:value-type="float" office:value="0.172927" calcext:value-type="float">
            <text:p>0,172927</text:p>
          </table:table-cell>
          <table:table-cell office:value-type="float" office:value="0.270554" calcext:value-type="float">
            <text:p>0,270554</text:p>
          </table:table-cell>
          <table:table-cell office:value-type="float" office:value="0.312266" calcext:value-type="float">
            <text:p>0,312266</text:p>
          </table:table-cell>
          <table:table-cell office:value-type="float" office:value="0.115107" calcext:value-type="float">
            <text:p>0,115107</text:p>
          </table:table-cell>
          <table:table-cell office:value-type="float" office:value="0.272168" calcext:value-type="float">
            <text:p>0,272168</text:p>
          </table:table-cell>
          <table:table-cell office:value-type="float" office:value="0.209217" calcext:value-type="float">
            <text:p>0,209217</text:p>
          </table:table-cell>
          <table:table-cell office:value-type="float" office:value="0.310504" calcext:value-type="float">
            <text:p>0,310504</text:p>
          </table:table-cell>
          <table:table-cell office:value-type="float" office:value="0.553792" calcext:value-type="float">
            <text:p>0,553792</text:p>
          </table:table-cell>
          <table:table-cell office:value-type="float" office:value="0.204306" calcext:value-type="float">
            <text:p>0,204306</text:p>
          </table:table-cell>
          <table:table-cell office:value-type="float" office:value="0.383382" calcext:value-type="float">
            <text:p>0,383382</text:p>
          </table:table-cell>
          <table:table-cell office:value-type="float" office:value="0.203799" calcext:value-type="float">
            <text:p>0,203799</text:p>
          </table:table-cell>
          <table:table-cell office:value-type="float" office:value="0.202296" calcext:value-type="float">
            <text:p>0,202296</text:p>
          </table:table-cell>
          <table:table-cell office:value-type="float" office:value="0.206466" calcext:value-type="float">
            <text:p>0,206466</text:p>
          </table:table-cell>
          <table:table-cell office:value-type="float" office:value="1.06295" calcext:value-type="float">
            <text:p>1,06295</text:p>
          </table:table-cell>
          <table:table-cell office:value-type="float" office:value="1.01244" calcext:value-type="float">
            <text:p>1,01244</text:p>
          </table:table-cell>
          <table:table-cell office:value-type="float" office:value="0.944834" calcext:value-type="float">
            <text:p>0,944834</text:p>
          </table:table-cell>
          <table:table-cell office:value-type="float" office:value="0.951906" calcext:value-type="float">
            <text:p>0,951906</text:p>
          </table:table-cell>
          <table:table-cell office:value-type="float" office:value="0.895469" calcext:value-type="float">
            <text:p>0,895469</text:p>
          </table:table-cell>
          <table:table-cell office:value-type="float" office:value="0.837643" calcext:value-type="float">
            <text:p>0,837643</text:p>
          </table:table-cell>
          <table:table-cell office:value-type="float" office:value="0.741542" calcext:value-type="float">
            <text:p>0,741542</text:p>
          </table:table-cell>
          <table:table-cell office:value-type="float" office:value="0.658064" calcext:value-type="float">
            <text:p>0,658064</text:p>
          </table:table-cell>
          <table:table-cell office:value-type="float" office:value="0.564021" calcext:value-type="float">
            <text:p>0,564021</text:p>
          </table:table-cell>
          <table:table-cell office:value-type="float" office:value="0.494944" calcext:value-type="float">
            <text:p>0,494944</text:p>
          </table:table-cell>
          <table:table-cell office:value-type="float" office:value="0.411363" calcext:value-type="float">
            <text:p>0,411363</text:p>
          </table:table-cell>
          <table:table-cell office:value-type="float" office:value="0.457724" calcext:value-type="float">
            <text:p>0,457724</text:p>
          </table:table-cell>
          <table:table-cell office:value-type="float" office:value="0.446922" calcext:value-type="float">
            <text:p>0,446922</text:p>
          </table:table-cell>
          <table:table-cell office:value-type="float" office:value="0.418824" calcext:value-type="float">
            <text:p>0,418824</text:p>
          </table:table-cell>
          <table:table-cell office:value-type="float" office:value="0.401798" calcext:value-type="float">
            <text:p>0,401798</text:p>
          </table:table-cell>
          <table:table-cell office:value-type="float" office:value="0.265898" calcext:value-type="float">
            <text:p>0,265898</text:p>
          </table:table-cell>
          <table:table-cell office:value-type="float" office:value="1.69385" calcext:value-type="float">
            <text:p>1,69385</text:p>
          </table:table-cell>
          <table:table-cell office:value-type="float" office:value="1.28904" calcext:value-type="float">
            <text:p>1,28904</text:p>
          </table:table-cell>
          <table:table-cell office:value-type="float" office:value="1.19098" calcext:value-type="float">
            <text:p>1,19098</text:p>
          </table:table-cell>
          <table:table-cell office:value-type="float" office:value="1.10838" calcext:value-type="float">
            <text:p>1,10838</text:p>
          </table:table-cell>
          <table:table-cell office:value-type="float" office:value="1.0115" calcext:value-type="float">
            <text:p>1,0115</text:p>
          </table:table-cell>
          <table:table-cell office:value-type="float" office:value="0.929862" calcext:value-type="float">
            <text:p>0,929862</text:p>
          </table:table-cell>
          <table:table-cell office:value-type="float" office:value="0.832536" calcext:value-type="float">
            <text:p>0,832536</text:p>
          </table:table-cell>
          <table:table-cell office:value-type="float" office:value="1.52646" calcext:value-type="float">
            <text:p>1,52646</text:p>
          </table:table-cell>
          <table:table-cell office:value-type="float" office:value="1.50989" calcext:value-type="float">
            <text:p>1,50989</text:p>
          </table:table-cell>
          <table:table-cell office:value-type="float" office:value="1.27397" calcext:value-type="float">
            <text:p>1,27397</text:p>
          </table:table-cell>
          <table:table-cell office:value-type="float" office:value="0.353253" calcext:value-type="float">
            <text:p>0,353253</text:p>
          </table:table-cell>
          <table:table-cell office:value-type="float" office:value="0.623164" calcext:value-type="float">
            <text:p>0,623164</text:p>
          </table:table-cell>
          <table:table-cell office:value-type="float" office:value="1.92488" calcext:value-type="float">
            <text:p>1,92488</text:p>
          </table:table-cell>
          <table:table-cell office:value-type="float" office:value="0.274352" calcext:value-type="float">
            <text:p>0,274352</text:p>
          </table:table-cell>
          <table:table-cell office:value-type="float" office:value="0.691285" calcext:value-type="float">
            <text:p>0,691285</text:p>
          </table:table-cell>
          <table:table-cell office:value-type="float" office:value="0.499549" calcext:value-type="float">
            <text:p>0,499549</text:p>
          </table:table-cell>
          <table:table-cell office:value-type="float" office:value="0.754288" calcext:value-type="float">
            <text:p>0,754288</text:p>
          </table:table-cell>
          <table:table-cell office:value-type="float" office:value="0.748607" calcext:value-type="float">
            <text:p>0,748607</text:p>
          </table:table-cell>
          <table:table-cell office:value-type="float" office:value="0.720914" calcext:value-type="float">
            <text:p>0,720914</text:p>
          </table:table-cell>
          <table:table-cell office:value-type="float" office:value="0.644864" calcext:value-type="float">
            <text:p>0,644864</text:p>
          </table:table-cell>
          <table:table-cell office:value-type="float" office:value="0.597081" calcext:value-type="float">
            <text:p>0,597081</text:p>
          </table:table-cell>
          <table:table-cell office:value-type="float" office:value="0.844313" calcext:value-type="float">
            <text:p>0,844313</text:p>
          </table:table-cell>
          <table:table-cell office:value-type="float" office:value="0.900383" calcext:value-type="float">
            <text:p>0,900383</text:p>
          </table:table-cell>
          <table:table-cell office:value-type="float" office:value="0.364562" calcext:value-type="float">
            <text:p>0,364562</text:p>
          </table:table-cell>
          <table:table-cell office:value-type="float" office:value="2.1742" calcext:value-type="float">
            <text:p>2,1742</text:p>
          </table:table-cell>
          <table:table-cell office:value-type="float" office:value="1.91803" calcext:value-type="float">
            <text:p>1,91803</text:p>
          </table:table-cell>
          <table:table-cell office:value-type="float" office:value="1.85702" calcext:value-type="float">
            <text:p>1,85702</text:p>
          </table:table-cell>
          <table:table-cell office:value-type="float" office:value="0.963869" calcext:value-type="float">
            <text:p>0,963869</text:p>
          </table:table-cell>
          <table:table-cell office:value-type="float" office:value="0.106334" calcext:value-type="float">
            <text:p>0,106334</text:p>
          </table:table-cell>
          <table:table-cell office:value-type="float" office:value="0.146712" calcext:value-type="float">
            <text:p>0,146712</text:p>
          </table:table-cell>
          <table:table-cell office:value-type="float" office:value="0.0593841" calcext:value-type="float">
            <text:p>0,0593841</text:p>
          </table:table-cell>
          <table:table-cell office:value-type="float" office:value="0.615357" calcext:value-type="float">
            <text:p>0,615357</text:p>
          </table:table-cell>
          <table:table-cell office:value-type="float" office:value="0.0859749" calcext:value-type="float">
            <text:p>0,0859749</text:p>
          </table:table-cell>
          <table:table-cell office:value-type="float" office:value="0.0864542" calcext:value-type="float">
            <text:p>0,0864542</text:p>
          </table:table-cell>
          <table:table-cell table:number-columns-repeated="4"/>
          <table:table-cell table:formula="of:=MIN([.A185:.BL185])" office:value-type="float" office:value="0.0593841" calcext:value-type="float">
            <text:p>0,0593841</text:p>
          </table:table-cell>
          <table:table-cell table:formula="of:=MAX([.A185:.BL185])" office:value-type="float" office:value="2.1742" calcext:value-type="float">
            <text:p>2,1742</text:p>
          </table:table-cell>
          <table:table-cell table:number-columns-repeated="7"/>
        </table:table-row>
        <table:table-row table:style-name="ro2">
          <table:table-cell office:value-type="float" office:value="0.102589" calcext:value-type="float">
            <text:p>0,102589</text:p>
          </table:table-cell>
          <table:table-cell office:value-type="float" office:value="0.20552" calcext:value-type="float">
            <text:p>0,20552</text:p>
          </table:table-cell>
          <table:table-cell office:value-type="float" office:value="0.150114" calcext:value-type="float">
            <text:p>0,150114</text:p>
          </table:table-cell>
          <table:table-cell office:value-type="float" office:value="0.249937" calcext:value-type="float">
            <text:p>0,249937</text:p>
          </table:table-cell>
          <table:table-cell office:value-type="float" office:value="0.299776" calcext:value-type="float">
            <text:p>0,299776</text:p>
          </table:table-cell>
          <table:table-cell office:value-type="float" office:value="0.200394" calcext:value-type="float">
            <text:p>0,200394</text:p>
          </table:table-cell>
          <table:table-cell office:value-type="float" office:value="0.273537" calcext:value-type="float">
            <text:p>0,273537</text:p>
          </table:table-cell>
          <table:table-cell office:value-type="float" office:value="0.12941" calcext:value-type="float">
            <text:p>0,12941</text:p>
          </table:table-cell>
          <table:table-cell office:value-type="float" office:value="0.0832071" calcext:value-type="float">
            <text:p>0,0832071</text:p>
          </table:table-cell>
          <table:table-cell office:value-type="float" office:value="0.11115" calcext:value-type="float">
            <text:p>0,11115</text:p>
          </table:table-cell>
          <table:table-cell office:value-type="float" office:value="0.301522" calcext:value-type="float">
            <text:p>0,301522</text:p>
          </table:table-cell>
          <table:table-cell office:value-type="float" office:value="0.633347" calcext:value-type="float">
            <text:p>0,633347</text:p>
          </table:table-cell>
          <table:table-cell office:value-type="float" office:value="0.23981" calcext:value-type="float">
            <text:p>0,23981</text:p>
          </table:table-cell>
          <table:table-cell office:value-type="float" office:value="0.253946" calcext:value-type="float">
            <text:p>0,253946</text:p>
          </table:table-cell>
          <table:table-cell office:value-type="float" office:value="0.94918" calcext:value-type="float">
            <text:p>0,94918</text:p>
          </table:table-cell>
          <table:table-cell office:value-type="float" office:value="0.855297" calcext:value-type="float">
            <text:p>0,855297</text:p>
          </table:table-cell>
          <table:table-cell office:value-type="float" office:value="0.302185" calcext:value-type="float">
            <text:p>0,302185</text:p>
          </table:table-cell>
          <table:table-cell office:value-type="float" office:value="0.767468" calcext:value-type="float">
            <text:p>0,767468</text:p>
          </table:table-cell>
          <table:table-cell office:value-type="float" office:value="0.728382" calcext:value-type="float">
            <text:p>0,728382</text:p>
          </table:table-cell>
          <table:table-cell office:value-type="float" office:value="0.600193" calcext:value-type="float">
            <text:p>0,600193</text:p>
          </table:table-cell>
          <table:table-cell office:value-type="float" office:value="0.701851" calcext:value-type="float">
            <text:p>0,701851</text:p>
          </table:table-cell>
          <table:table-cell office:value-type="float" office:value="0.676302" calcext:value-type="float">
            <text:p>0,676302</text:p>
          </table:table-cell>
          <table:table-cell office:value-type="float" office:value="0.639191" calcext:value-type="float">
            <text:p>0,639191</text:p>
          </table:table-cell>
          <table:table-cell office:value-type="float" office:value="0.370903" calcext:value-type="float">
            <text:p>0,370903</text:p>
          </table:table-cell>
          <table:table-cell office:value-type="float" office:value="0.621418" calcext:value-type="float">
            <text:p>0,621418</text:p>
          </table:table-cell>
          <table:table-cell office:value-type="float" office:value="0.585176" calcext:value-type="float">
            <text:p>0,585176</text:p>
          </table:table-cell>
          <table:table-cell office:value-type="float" office:value="1.16337" calcext:value-type="float">
            <text:p>1,16337</text:p>
          </table:table-cell>
          <table:table-cell office:value-type="float" office:value="1.01037" calcext:value-type="float">
            <text:p>1,01037</text:p>
          </table:table-cell>
          <table:table-cell office:value-type="float" office:value="0.481615" calcext:value-type="float">
            <text:p>0,481615</text:p>
          </table:table-cell>
          <table:table-cell office:value-type="float" office:value="0.700927" calcext:value-type="float">
            <text:p>0,700927</text:p>
          </table:table-cell>
          <table:table-cell office:value-type="float" office:value="0.69059" calcext:value-type="float">
            <text:p>0,69059</text:p>
          </table:table-cell>
          <table:table-cell office:value-type="float" office:value="0.179163" calcext:value-type="float">
            <text:p>0,179163</text:p>
          </table:table-cell>
          <table:table-cell office:value-type="float" office:value="0.69044" calcext:value-type="float">
            <text:p>0,69044</text:p>
          </table:table-cell>
          <table:table-cell office:value-type="float" office:value="0.795944" calcext:value-type="float">
            <text:p>0,795944</text:p>
          </table:table-cell>
          <table:table-cell office:value-type="float" office:value="0.826272" calcext:value-type="float">
            <text:p>0,826272</text:p>
          </table:table-cell>
          <table:table-cell office:value-type="float" office:value="1.38515" calcext:value-type="float">
            <text:p>1,38515</text:p>
          </table:table-cell>
          <table:table-cell office:value-type="float" office:value="0.82666" calcext:value-type="float">
            <text:p>0,82666</text:p>
          </table:table-cell>
          <table:table-cell office:value-type="float" office:value="0.763066" calcext:value-type="float">
            <text:p>0,763066</text:p>
          </table:table-cell>
          <table:table-cell office:value-type="float" office:value="0.519851" calcext:value-type="float">
            <text:p>0,519851</text:p>
          </table:table-cell>
          <table:table-cell office:value-type="float" office:value="0.77353" calcext:value-type="float">
            <text:p>0,77353</text:p>
          </table:table-cell>
          <table:table-cell office:value-type="float" office:value="0.43711" calcext:value-type="float">
            <text:p>0,43711</text:p>
          </table:table-cell>
          <table:table-cell office:value-type="float" office:value="0.725007" calcext:value-type="float">
            <text:p>0,725007</text:p>
          </table:table-cell>
          <table:table-cell office:value-type="float" office:value="0.728973" calcext:value-type="float">
            <text:p>0,728973</text:p>
          </table:table-cell>
          <table:table-cell office:value-type="float" office:value="0.551751" calcext:value-type="float">
            <text:p>0,551751</text:p>
          </table:table-cell>
          <table:table-cell office:value-type="float" office:value="0.380972" calcext:value-type="float">
            <text:p>0,380972</text:p>
          </table:table-cell>
          <table:table-cell office:value-type="float" office:value="0.701355" calcext:value-type="float">
            <text:p>0,701355</text:p>
          </table:table-cell>
          <table:table-cell office:value-type="float" office:value="0.329909" calcext:value-type="float">
            <text:p>0,329909</text:p>
          </table:table-cell>
          <table:table-cell office:value-type="float" office:value="0.0578091" calcext:value-type="float">
            <text:p>0,0578091</text:p>
          </table:table-cell>
          <table:table-cell office:value-type="float" office:value="2.04681" calcext:value-type="float">
            <text:p>2,04681</text:p>
          </table:table-cell>
          <table:table-cell office:value-type="float" office:value="1.79414" calcext:value-type="float">
            <text:p>1,79414</text:p>
          </table:table-cell>
          <table:table-cell office:value-type="float" office:value="1.86573" calcext:value-type="float">
            <text:p>1,86573</text:p>
          </table:table-cell>
          <table:table-cell office:value-type="float" office:value="1.73182" calcext:value-type="float">
            <text:p>1,73182</text:p>
          </table:table-cell>
          <table:table-cell office:value-type="float" office:value="1.69198" calcext:value-type="float">
            <text:p>1,69198</text:p>
          </table:table-cell>
          <table:table-cell office:value-type="float" office:value="1.34184" calcext:value-type="float">
            <text:p>1,34184</text:p>
          </table:table-cell>
          <table:table-cell office:value-type="float" office:value="0.558068" calcext:value-type="float">
            <text:p>0,558068</text:p>
          </table:table-cell>
          <table:table-cell office:value-type="float" office:value="0.819092" calcext:value-type="float">
            <text:p>0,819092</text:p>
          </table:table-cell>
          <table:table-cell office:value-type="float" office:value="1.15071" calcext:value-type="float">
            <text:p>1,15071</text:p>
          </table:table-cell>
          <table:table-cell office:value-type="float" office:value="1.2057" calcext:value-type="float">
            <text:p>1,2057</text:p>
          </table:table-cell>
          <table:table-cell office:value-type="float" office:value="0.197999" calcext:value-type="float">
            <text:p>0,197999</text:p>
          </table:table-cell>
          <table:table-cell office:value-type="float" office:value="0.262931" calcext:value-type="float">
            <text:p>0,262931</text:p>
          </table:table-cell>
          <table:table-cell office:value-type="float" office:value="1.54869" calcext:value-type="float">
            <text:p>1,54869</text:p>
          </table:table-cell>
          <table:table-cell office:value-type="float" office:value="0.078526" calcext:value-type="float">
            <text:p>0,078526</text:p>
          </table:table-cell>
          <table:table-cell office:value-type="float" office:value="0.162246" calcext:value-type="float">
            <text:p>0,162246</text:p>
          </table:table-cell>
          <table:table-cell office:value-type="float" office:value="0.194976" calcext:value-type="float">
            <text:p>0,194976</text:p>
          </table:table-cell>
          <table:table-cell table:number-columns-repeated="4"/>
          <table:table-cell table:formula="of:=MIN([.A186:.BL186])" office:value-type="float" office:value="0.0578091" calcext:value-type="float">
            <text:p>0,0578091</text:p>
          </table:table-cell>
          <table:table-cell table:formula="of:=MAX([.A186:.BL186])" office:value-type="float" office:value="2.04681" calcext:value-type="float">
            <text:p>2,04681</text:p>
          </table:table-cell>
          <table:table-cell table:number-columns-repeated="7"/>
        </table:table-row>
        <table:table-row table:style-name="ro2">
          <table:table-cell office:value-type="float" office:value="0.11263" calcext:value-type="float">
            <text:p>0,11263</text:p>
          </table:table-cell>
          <table:table-cell office:value-type="float" office:value="0.211649" calcext:value-type="float">
            <text:p>0,211649</text:p>
          </table:table-cell>
          <table:table-cell office:value-type="float" office:value="0.151164" calcext:value-type="float">
            <text:p>0,151164</text:p>
          </table:table-cell>
          <table:table-cell office:value-type="float" office:value="0.222313" calcext:value-type="float">
            <text:p>0,222313</text:p>
          </table:table-cell>
          <table:table-cell office:value-type="float" office:value="0.270614" calcext:value-type="float">
            <text:p>0,270614</text:p>
          </table:table-cell>
          <table:table-cell office:value-type="float" office:value="0.17519" calcext:value-type="float">
            <text:p>0,17519</text:p>
          </table:table-cell>
          <table:table-cell office:value-type="float" office:value="0.436619" calcext:value-type="float">
            <text:p>0,436619</text:p>
          </table:table-cell>
          <table:table-cell office:value-type="float" office:value="0.333525" calcext:value-type="float">
            <text:p>0,333525</text:p>
          </table:table-cell>
          <table:table-cell office:value-type="float" office:value="0.21651" calcext:value-type="float">
            <text:p>0,21651</text:p>
          </table:table-cell>
          <table:table-cell office:value-type="float" office:value="0.28259" calcext:value-type="float">
            <text:p>0,28259</text:p>
          </table:table-cell>
          <table:table-cell office:value-type="float" office:value="0.130097" calcext:value-type="float">
            <text:p>0,130097</text:p>
          </table:table-cell>
          <table:table-cell office:value-type="float" office:value="0.471408" calcext:value-type="float">
            <text:p>0,471408</text:p>
          </table:table-cell>
          <table:table-cell office:value-type="float" office:value="0.350599" calcext:value-type="float">
            <text:p>0,350599</text:p>
          </table:table-cell>
          <table:table-cell office:value-type="float" office:value="0.563631" calcext:value-type="float">
            <text:p>0,563631</text:p>
          </table:table-cell>
          <table:table-cell office:value-type="float" office:value="0.216953" calcext:value-type="float">
            <text:p>0,216953</text:p>
          </table:table-cell>
          <table:table-cell office:value-type="float" office:value="0.40293" calcext:value-type="float">
            <text:p>0,40293</text:p>
          </table:table-cell>
          <table:table-cell office:value-type="float" office:value="0.395572" calcext:value-type="float">
            <text:p>0,395572</text:p>
          </table:table-cell>
          <table:table-cell office:value-type="float" office:value="0.361986" calcext:value-type="float">
            <text:p>0,361986</text:p>
          </table:table-cell>
          <table:table-cell office:value-type="float" office:value="0.177065" calcext:value-type="float">
            <text:p>0,177065</text:p>
          </table:table-cell>
          <table:table-cell office:value-type="float" office:value="1.00657" calcext:value-type="float">
            <text:p>1,00657</text:p>
          </table:table-cell>
          <table:table-cell office:value-type="float" office:value="0.827854" calcext:value-type="float">
            <text:p>0,827854</text:p>
          </table:table-cell>
          <table:table-cell office:value-type="float" office:value="0.739321" calcext:value-type="float">
            <text:p>0,739321</text:p>
          </table:table-cell>
          <table:table-cell office:value-type="float" office:value="0.69712" calcext:value-type="float">
            <text:p>0,69712</text:p>
          </table:table-cell>
          <table:table-cell office:value-type="float" office:value="0.693837" calcext:value-type="float">
            <text:p>0,693837</text:p>
          </table:table-cell>
          <table:table-cell office:value-type="float" office:value="0.482826" calcext:value-type="float">
            <text:p>0,482826</text:p>
          </table:table-cell>
          <table:table-cell office:value-type="float" office:value="0.768443" calcext:value-type="float">
            <text:p>0,768443</text:p>
          </table:table-cell>
          <table:table-cell office:value-type="float" office:value="0.59047" calcext:value-type="float">
            <text:p>0,59047</text:p>
          </table:table-cell>
          <table:table-cell office:value-type="float" office:value="0.584174" calcext:value-type="float">
            <text:p>0,584174</text:p>
          </table:table-cell>
          <table:table-cell office:value-type="float" office:value="0.985232" calcext:value-type="float">
            <text:p>0,985232</text:p>
          </table:table-cell>
          <table:table-cell office:value-type="float" office:value="0.562625" calcext:value-type="float">
            <text:p>0,562625</text:p>
          </table:table-cell>
          <table:table-cell office:value-type="float" office:value="0.569159" calcext:value-type="float">
            <text:p>0,569159</text:p>
          </table:table-cell>
          <table:table-cell office:value-type="float" office:value="0.56651" calcext:value-type="float">
            <text:p>0,56651</text:p>
          </table:table-cell>
          <table:table-cell office:value-type="float" office:value="0.422799" calcext:value-type="float">
            <text:p>0,422799</text:p>
          </table:table-cell>
          <table:table-cell office:value-type="float" office:value="0.627055" calcext:value-type="float">
            <text:p>0,627055</text:p>
          </table:table-cell>
          <table:table-cell office:value-type="float" office:value="0.632754" calcext:value-type="float">
            <text:p>0,632754</text:p>
          </table:table-cell>
          <table:table-cell office:value-type="float" office:value="0.65801" calcext:value-type="float">
            <text:p>0,65801</text:p>
          </table:table-cell>
          <table:table-cell office:value-type="float" office:value="0.648423" calcext:value-type="float">
            <text:p>0,648423</text:p>
          </table:table-cell>
          <table:table-cell office:value-type="float" office:value="1.0992" calcext:value-type="float">
            <text:p>1,0992</text:p>
          </table:table-cell>
          <table:table-cell office:value-type="float" office:value="0.654754" calcext:value-type="float">
            <text:p>0,654754</text:p>
          </table:table-cell>
          <table:table-cell office:value-type="float" office:value="0.609242" calcext:value-type="float">
            <text:p>0,609242</text:p>
          </table:table-cell>
          <table:table-cell office:value-type="float" office:value="0.600942" calcext:value-type="float">
            <text:p>0,600942</text:p>
          </table:table-cell>
          <table:table-cell office:value-type="float" office:value="0.572533" calcext:value-type="float">
            <text:p>0,572533</text:p>
          </table:table-cell>
          <table:table-cell office:value-type="float" office:value="0.540745" calcext:value-type="float">
            <text:p>0,540745</text:p>
          </table:table-cell>
          <table:table-cell office:value-type="float" office:value="0.529645" calcext:value-type="float">
            <text:p>0,529645</text:p>
          </table:table-cell>
          <table:table-cell office:value-type="float" office:value="0.527316" calcext:value-type="float">
            <text:p>0,527316</text:p>
          </table:table-cell>
          <table:table-cell office:value-type="float" office:value="0.490564" calcext:value-type="float">
            <text:p>0,490564</text:p>
          </table:table-cell>
          <table:table-cell office:value-type="float" office:value="0.480812" calcext:value-type="float">
            <text:p>0,480812</text:p>
          </table:table-cell>
          <table:table-cell office:value-type="float" office:value="0.463893" calcext:value-type="float">
            <text:p>0,463893</text:p>
          </table:table-cell>
          <table:table-cell office:value-type="float" office:value="0.344143" calcext:value-type="float">
            <text:p>0,344143</text:p>
          </table:table-cell>
          <table:table-cell office:value-type="float" office:value="0.445933" calcext:value-type="float">
            <text:p>0,445933</text:p>
          </table:table-cell>
          <table:table-cell office:value-type="float" office:value="0.507177" calcext:value-type="float">
            <text:p>0,507177</text:p>
          </table:table-cell>
          <table:table-cell office:value-type="float" office:value="0.291118" calcext:value-type="float">
            <text:p>0,291118</text:p>
          </table:table-cell>
          <table:table-cell office:value-type="float" office:value="1.6561" calcext:value-type="float">
            <text:p>1,6561</text:p>
          </table:table-cell>
          <table:table-cell office:value-type="float" office:value="0.411289" calcext:value-type="float">
            <text:p>0,411289</text:p>
          </table:table-cell>
          <table:table-cell office:value-type="float" office:value="0.501075" calcext:value-type="float">
            <text:p>0,501075</text:p>
          </table:table-cell>
          <table:table-cell office:value-type="float" office:value="0.0781391" calcext:value-type="float">
            <text:p>0,0781391</text:p>
          </table:table-cell>
          <table:table-cell office:value-type="float" office:value="0.459109" calcext:value-type="float">
            <text:p>0,459109</text:p>
          </table:table-cell>
          <table:table-cell office:value-type="float" office:value="0.193942" calcext:value-type="float">
            <text:p>0,193942</text:p>
          </table:table-cell>
          <table:table-cell office:value-type="float" office:value="0.196993" calcext:value-type="float">
            <text:p>0,196993</text:p>
          </table:table-cell>
          <table:table-cell office:value-type="float" office:value="0.17608" calcext:value-type="float">
            <text:p>0,17608</text:p>
          </table:table-cell>
          <table:table-cell office:value-type="float" office:value="0.15581" calcext:value-type="float">
            <text:p>0,15581</text:p>
          </table:table-cell>
          <table:table-cell office:value-type="float" office:value="0.092792" calcext:value-type="float">
            <text:p>0,092792</text:p>
          </table:table-cell>
          <table:table-cell office:value-type="float" office:value="0.132174" calcext:value-type="float">
            <text:p>0,132174</text:p>
          </table:table-cell>
          <table:table-cell office:value-type="float" office:value="0.060472" calcext:value-type="float">
            <text:p>0,060472</text:p>
          </table:table-cell>
          <table:table-cell table:number-columns-repeated="4"/>
          <table:table-cell table:formula="of:=MIN([.A187:.BL187])" office:value-type="float" office:value="0.060472" calcext:value-type="float">
            <text:p>0,060472</text:p>
          </table:table-cell>
          <table:table-cell table:formula="of:=MAX([.A187:.BL187])" office:value-type="float" office:value="1.6561" calcext:value-type="float">
            <text:p>1,6561</text:p>
          </table:table-cell>
          <table:table-cell table:number-columns-repeated="7"/>
        </table:table-row>
        <table:table-row table:style-name="ro2">
          <table:table-cell office:value-type="float" office:value="0.141164" calcext:value-type="float">
            <text:p>0,141164</text:p>
          </table:table-cell>
          <table:table-cell office:value-type="float" office:value="0.228249" calcext:value-type="float">
            <text:p>0,228249</text:p>
          </table:table-cell>
          <table:table-cell office:value-type="float" office:value="0.144745" calcext:value-type="float">
            <text:p>0,144745</text:p>
          </table:table-cell>
          <table:table-cell office:value-type="float" office:value="0.230452" calcext:value-type="float">
            <text:p>0,230452</text:p>
          </table:table-cell>
          <table:table-cell office:value-type="float" office:value="0.147022" calcext:value-type="float">
            <text:p>0,147022</text:p>
          </table:table-cell>
          <table:table-cell office:value-type="float" office:value="0.611894" calcext:value-type="float">
            <text:p>0,611894</text:p>
          </table:table-cell>
          <table:table-cell office:value-type="float" office:value="0.499605" calcext:value-type="float">
            <text:p>0,499605</text:p>
          </table:table-cell>
          <table:table-cell office:value-type="float" office:value="0.426959" calcext:value-type="float">
            <text:p>0,426959</text:p>
          </table:table-cell>
          <table:table-cell office:value-type="float" office:value="0.334472" calcext:value-type="float">
            <text:p>0,334472</text:p>
          </table:table-cell>
          <table:table-cell office:value-type="float" office:value="0.300893" calcext:value-type="float">
            <text:p>0,300893</text:p>
          </table:table-cell>
          <table:table-cell office:value-type="float" office:value="0.352425" calcext:value-type="float">
            <text:p>0,352425</text:p>
          </table:table-cell>
          <table:table-cell office:value-type="float" office:value="0.33245" calcext:value-type="float">
            <text:p>0,33245</text:p>
          </table:table-cell>
          <table:table-cell office:value-type="float" office:value="0.195688" calcext:value-type="float">
            <text:p>0,195688</text:p>
          </table:table-cell>
          <table:table-cell office:value-type="float" office:value="0.288917" calcext:value-type="float">
            <text:p>0,288917</text:p>
          </table:table-cell>
          <table:table-cell office:value-type="float" office:value="0.483773" calcext:value-type="float">
            <text:p>0,483773</text:p>
          </table:table-cell>
          <table:table-cell office:value-type="float" office:value="0.482765" calcext:value-type="float">
            <text:p>0,482765</text:p>
          </table:table-cell>
          <table:table-cell office:value-type="float" office:value="0.879858" calcext:value-type="float">
            <text:p>0,879858</text:p>
          </table:table-cell>
          <table:table-cell office:value-type="float" office:value="0.205031" calcext:value-type="float">
            <text:p>0,205031</text:p>
          </table:table-cell>
          <table:table-cell office:value-type="float" office:value="0.357146" calcext:value-type="float">
            <text:p>0,357146</text:p>
          </table:table-cell>
          <table:table-cell office:value-type="float" office:value="0.298816" calcext:value-type="float">
            <text:p>0,298816</text:p>
          </table:table-cell>
          <table:table-cell office:value-type="float" office:value="1.40017" calcext:value-type="float">
            <text:p>1,40017</text:p>
          </table:table-cell>
          <table:table-cell office:value-type="float" office:value="1.28405" calcext:value-type="float">
            <text:p>1,28405</text:p>
          </table:table-cell>
          <table:table-cell office:value-type="float" office:value="1.2001" calcext:value-type="float">
            <text:p>1,2001</text:p>
          </table:table-cell>
          <table:table-cell office:value-type="float" office:value="1.07871" calcext:value-type="float">
            <text:p>1,07871</text:p>
          </table:table-cell>
          <table:table-cell office:value-type="float" office:value="0.994276" calcext:value-type="float">
            <text:p>0,994276</text:p>
          </table:table-cell>
          <table:table-cell office:value-type="float" office:value="0.449203" calcext:value-type="float">
            <text:p>0,449203</text:p>
          </table:table-cell>
          <table:table-cell office:value-type="float" office:value="0.950753" calcext:value-type="float">
            <text:p>0,950753</text:p>
          </table:table-cell>
          <table:table-cell office:value-type="float" office:value="0.377398" calcext:value-type="float">
            <text:p>0,377398</text:p>
          </table:table-cell>
          <table:table-cell office:value-type="float" office:value="0.206947" calcext:value-type="float">
            <text:p>0,206947</text:p>
          </table:table-cell>
          <table:table-cell office:value-type="float" office:value="0.439798" calcext:value-type="float">
            <text:p>0,439798</text:p>
          </table:table-cell>
          <table:table-cell office:value-type="float" office:value="1.10917" calcext:value-type="float">
            <text:p>1,10917</text:p>
          </table:table-cell>
          <table:table-cell office:value-type="float" office:value="0.309293" calcext:value-type="float">
            <text:p>0,309293</text:p>
          </table:table-cell>
          <table:table-cell office:value-type="float" office:value="0.198032" calcext:value-type="float">
            <text:p>0,198032</text:p>
          </table:table-cell>
          <table:table-cell office:value-type="float" office:value="1.27962" calcext:value-type="float">
            <text:p>1,27962</text:p>
          </table:table-cell>
          <table:table-cell office:value-type="float" office:value="0.281615" calcext:value-type="float">
            <text:p>0,281615</text:p>
          </table:table-cell>
          <table:table-cell office:value-type="float" office:value="0.733015" calcext:value-type="float">
            <text:p>0,733015</text:p>
          </table:table-cell>
          <table:table-cell office:value-type="float" office:value="0.666255" calcext:value-type="float">
            <text:p>0,666255</text:p>
          </table:table-cell>
          <table:table-cell office:value-type="float" office:value="1.42859" calcext:value-type="float">
            <text:p>1,42859</text:p>
          </table:table-cell>
          <table:table-cell office:value-type="float" office:value="0.133993" calcext:value-type="float">
            <text:p>0,133993</text:p>
          </table:table-cell>
          <table:table-cell office:value-type="float" office:value="1.95921" calcext:value-type="float">
            <text:p>1,95921</text:p>
          </table:table-cell>
          <table:table-cell office:value-type="float" office:value="1.75544" calcext:value-type="float">
            <text:p>1,75544</text:p>
          </table:table-cell>
          <table:table-cell office:value-type="float" office:value="0.309082" calcext:value-type="float">
            <text:p>0,309082</text:p>
          </table:table-cell>
          <table:table-cell office:value-type="float" office:value="1.56797" calcext:value-type="float">
            <text:p>1,56797</text:p>
          </table:table-cell>
          <table:table-cell office:value-type="float" office:value="1.55674" calcext:value-type="float">
            <text:p>1,55674</text:p>
          </table:table-cell>
          <table:table-cell office:value-type="float" office:value="1.51321" calcext:value-type="float">
            <text:p>1,51321</text:p>
          </table:table-cell>
          <table:table-cell office:value-type="float" office:value="1.77648" calcext:value-type="float">
            <text:p>1,77648</text:p>
          </table:table-cell>
          <table:table-cell office:value-type="float" office:value="1.04587" calcext:value-type="float">
            <text:p>1,04587</text:p>
          </table:table-cell>
          <table:table-cell office:value-type="float" office:value="1.24287" calcext:value-type="float">
            <text:p>1,24287</text:p>
          </table:table-cell>
          <table:table-cell office:value-type="float" office:value="0.969681" calcext:value-type="float">
            <text:p>0,969681</text:p>
          </table:table-cell>
          <table:table-cell office:value-type="float" office:value="0.633904" calcext:value-type="float">
            <text:p>0,633904</text:p>
          </table:table-cell>
          <table:table-cell office:value-type="float" office:value="0.539506" calcext:value-type="float">
            <text:p>0,539506</text:p>
          </table:table-cell>
          <table:table-cell office:value-type="float" office:value="0.361993" calcext:value-type="float">
            <text:p>0,361993</text:p>
          </table:table-cell>
          <table:table-cell office:value-type="float" office:value="1.08664" calcext:value-type="float">
            <text:p>1,08664</text:p>
          </table:table-cell>
          <table:table-cell office:value-type="float" office:value="0.306142" calcext:value-type="float">
            <text:p>0,306142</text:p>
          </table:table-cell>
          <table:table-cell office:value-type="float" office:value="0.191842" calcext:value-type="float">
            <text:p>0,191842</text:p>
          </table:table-cell>
          <table:table-cell office:value-type="float" office:value="0.0869231" calcext:value-type="float">
            <text:p>0,0869231</text:p>
          </table:table-cell>
          <table:table-cell office:value-type="float" office:value="0.895668" calcext:value-type="float">
            <text:p>0,895668</text:p>
          </table:table-cell>
          <table:table-cell office:value-type="float" office:value="1.95355" calcext:value-type="float">
            <text:p>1,95355</text:p>
          </table:table-cell>
          <table:table-cell office:value-type="float" office:value="0.291058" calcext:value-type="float">
            <text:p>0,291058</text:p>
          </table:table-cell>
          <table:table-cell office:value-type="float" office:value="0.360261" calcext:value-type="float">
            <text:p>0,360261</text:p>
          </table:table-cell>
          <table:table-cell office:value-type="float" office:value="0.432545" calcext:value-type="float">
            <text:p>0,432545</text:p>
          </table:table-cell>
          <table:table-cell office:value-type="float" office:value="0.0500381" calcext:value-type="float">
            <text:p>0,0500381</text:p>
          </table:table-cell>
          <table:table-cell office:value-type="float" office:value="0.178552" calcext:value-type="float">
            <text:p>0,178552</text:p>
          </table:table-cell>
          <table:table-cell office:value-type="float" office:value="0.0962901" calcext:value-type="float">
            <text:p>0,0962901</text:p>
          </table:table-cell>
          <table:table-cell table:number-columns-repeated="4"/>
          <table:table-cell table:formula="of:=MIN([.A188:.BL188])" office:value-type="float" office:value="0.0500381" calcext:value-type="float">
            <text:p>0,0500381</text:p>
          </table:table-cell>
          <table:table-cell table:formula="of:=MAX([.A188:.BL188])" office:value-type="float" office:value="1.95921" calcext:value-type="float">
            <text:p>1,95921</text:p>
          </table:table-cell>
          <table:table-cell table:number-columns-repeated="7"/>
        </table:table-row>
        <table:table-row table:style-name="ro2">
          <table:table-cell office:value-type="float" office:value="0.142997" calcext:value-type="float">
            <text:p>0,142997</text:p>
          </table:table-cell>
          <table:table-cell office:value-type="float" office:value="0.163701" calcext:value-type="float">
            <text:p>0,163701</text:p>
          </table:table-cell>
          <table:table-cell office:value-type="float" office:value="0.239962" calcext:value-type="float">
            <text:p>0,239962</text:p>
          </table:table-cell>
          <table:table-cell office:value-type="float" office:value="0.275751" calcext:value-type="float">
            <text:p>0,275751</text:p>
          </table:table-cell>
          <table:table-cell office:value-type="float" office:value="0.121266" calcext:value-type="float">
            <text:p>0,121266</text:p>
          </table:table-cell>
          <table:table-cell office:value-type="float" office:value="0.258859" calcext:value-type="float">
            <text:p>0,258859</text:p>
          </table:table-cell>
          <table:table-cell office:value-type="float" office:value="0.219423" calcext:value-type="float">
            <text:p>0,219423</text:p>
          </table:table-cell>
          <table:table-cell office:value-type="float" office:value="0.2946" calcext:value-type="float">
            <text:p>0,2946</text:p>
          </table:table-cell>
          <table:table-cell office:value-type="float" office:value="0.435314" calcext:value-type="float">
            <text:p>0,435314</text:p>
          </table:table-cell>
          <table:table-cell office:value-type="float" office:value="0.407793" calcext:value-type="float">
            <text:p>0,407793</text:p>
          </table:table-cell>
          <table:table-cell office:value-type="float" office:value="0.568899" calcext:value-type="float">
            <text:p>0,568899</text:p>
          </table:table-cell>
          <table:table-cell office:value-type="float" office:value="0.498091" calcext:value-type="float">
            <text:p>0,498091</text:p>
          </table:table-cell>
          <table:table-cell office:value-type="float" office:value="0.289647" calcext:value-type="float">
            <text:p>0,289647</text:p>
          </table:table-cell>
          <table:table-cell office:value-type="float" office:value="0.453289" calcext:value-type="float">
            <text:p>0,453289</text:p>
          </table:table-cell>
          <table:table-cell office:value-type="float" office:value="0.420724" calcext:value-type="float">
            <text:p>0,420724</text:p>
          </table:table-cell>
          <table:table-cell office:value-type="float" office:value="0.399156" calcext:value-type="float">
            <text:p>0,399156</text:p>
          </table:table-cell>
          <table:table-cell office:value-type="float" office:value="0.410541" calcext:value-type="float">
            <text:p>0,410541</text:p>
          </table:table-cell>
          <table:table-cell office:value-type="float" office:value="0.274775" calcext:value-type="float">
            <text:p>0,274775</text:p>
          </table:table-cell>
          <table:table-cell office:value-type="float" office:value="0.341285" calcext:value-type="float">
            <text:p>0,341285</text:p>
          </table:table-cell>
          <table:table-cell office:value-type="float" office:value="0.476522" calcext:value-type="float">
            <text:p>0,476522</text:p>
          </table:table-cell>
          <table:table-cell office:value-type="float" office:value="0.501801" calcext:value-type="float">
            <text:p>0,501801</text:p>
          </table:table-cell>
          <table:table-cell office:value-type="float" office:value="0.412779" calcext:value-type="float">
            <text:p>0,412779</text:p>
          </table:table-cell>
          <table:table-cell office:value-type="float" office:value="0.286432" calcext:value-type="float">
            <text:p>0,286432</text:p>
          </table:table-cell>
          <table:table-cell office:value-type="float" office:value="0.356021" calcext:value-type="float">
            <text:p>0,356021</text:p>
          </table:table-cell>
          <table:table-cell office:value-type="float" office:value="0.480948" calcext:value-type="float">
            <text:p>0,480948</text:p>
          </table:table-cell>
          <table:table-cell office:value-type="float" office:value="0.483314" calcext:value-type="float">
            <text:p>0,483314</text:p>
          </table:table-cell>
          <table:table-cell office:value-type="float" office:value="0.440527" calcext:value-type="float">
            <text:p>0,440527</text:p>
          </table:table-cell>
          <table:table-cell office:value-type="float" office:value="0.265762" calcext:value-type="float">
            <text:p>0,265762</text:p>
          </table:table-cell>
          <table:table-cell office:value-type="float" office:value="0.307527" calcext:value-type="float">
            <text:p>0,307527</text:p>
          </table:table-cell>
          <table:table-cell office:value-type="float" office:value="0.424044" calcext:value-type="float">
            <text:p>0,424044</text:p>
          </table:table-cell>
          <table:table-cell office:value-type="float" office:value="0.400464" calcext:value-type="float">
            <text:p>0,400464</text:p>
          </table:table-cell>
          <table:table-cell office:value-type="float" office:value="0.238293" calcext:value-type="float">
            <text:p>0,238293</text:p>
          </table:table-cell>
          <table:table-cell office:value-type="float" office:value="1.06393" calcext:value-type="float">
            <text:p>1,06393</text:p>
          </table:table-cell>
          <table:table-cell office:value-type="float" office:value="0.401731" calcext:value-type="float">
            <text:p>0,401731</text:p>
          </table:table-cell>
          <table:table-cell office:value-type="float" office:value="0.67432" calcext:value-type="float">
            <text:p>0,67432</text:p>
          </table:table-cell>
          <table:table-cell office:value-type="float" office:value="0.45396" calcext:value-type="float">
            <text:p>0,45396</text:p>
          </table:table-cell>
          <table:table-cell office:value-type="float" office:value="0.147358" calcext:value-type="float">
            <text:p>0,147358</text:p>
          </table:table-cell>
          <table:table-cell office:value-type="float" office:value="0.183442" calcext:value-type="float">
            <text:p>0,183442</text:p>
          </table:table-cell>
          <table:table-cell office:value-type="float" office:value="0.305339" calcext:value-type="float">
            <text:p>0,305339</text:p>
          </table:table-cell>
          <table:table-cell office:value-type="float" office:value="0.441915" calcext:value-type="float">
            <text:p>0,441915</text:p>
          </table:table-cell>
          <table:table-cell office:value-type="float" office:value="1.91508" calcext:value-type="float">
            <text:p>1,91508</text:p>
          </table:table-cell>
          <table:table-cell office:value-type="float" office:value="1.68798" calcext:value-type="float">
            <text:p>1,68798</text:p>
          </table:table-cell>
          <table:table-cell office:value-type="float" office:value="1.75141" calcext:value-type="float">
            <text:p>1,75141</text:p>
          </table:table-cell>
          <table:table-cell office:value-type="float" office:value="1.50707" calcext:value-type="float">
            <text:p>1,50707</text:p>
          </table:table-cell>
          <table:table-cell office:value-type="float" office:value="1.25297" calcext:value-type="float">
            <text:p>1,25297</text:p>
          </table:table-cell>
          <table:table-cell office:value-type="float" office:value="0.264134" calcext:value-type="float">
            <text:p>0,264134</text:p>
          </table:table-cell>
          <table:table-cell office:value-type="float" office:value="0.192629" calcext:value-type="float">
            <text:p>0,192629</text:p>
          </table:table-cell>
          <table:table-cell office:value-type="float" office:value="1.2427" calcext:value-type="float">
            <text:p>1,2427</text:p>
          </table:table-cell>
          <table:table-cell office:value-type="float" office:value="0.325295" calcext:value-type="float">
            <text:p>0,325295</text:p>
          </table:table-cell>
          <table:table-cell office:value-type="float" office:value="0.348967" calcext:value-type="float">
            <text:p>0,348967</text:p>
          </table:table-cell>
          <table:table-cell office:value-type="float" office:value="0.181315" calcext:value-type="float">
            <text:p>0,181315</text:p>
          </table:table-cell>
          <table:table-cell office:value-type="float" office:value="0.109694" calcext:value-type="float">
            <text:p>0,109694</text:p>
          </table:table-cell>
          <table:table-cell office:value-type="float" office:value="0.68281" calcext:value-type="float">
            <text:p>0,68281</text:p>
          </table:table-cell>
          <table:table-cell office:value-type="float" office:value="1.59768" calcext:value-type="float">
            <text:p>1,59768</text:p>
          </table:table-cell>
          <table:table-cell office:value-type="float" office:value="1.16976" calcext:value-type="float">
            <text:p>1,16976</text:p>
          </table:table-cell>
          <table:table-cell office:value-type="float" office:value="0.294297" calcext:value-type="float">
            <text:p>0,294297</text:p>
          </table:table-cell>
          <table:table-cell office:value-type="float" office:value="0.185943" calcext:value-type="float">
            <text:p>0,185943</text:p>
          </table:table-cell>
          <table:table-cell office:value-type="float" office:value="0.076962" calcext:value-type="float">
            <text:p>0,076962</text:p>
          </table:table-cell>
          <table:table-cell office:value-type="float" office:value="0.276739" calcext:value-type="float">
            <text:p>0,276739</text:p>
          </table:table-cell>
          <table:table-cell office:value-type="float" office:value="0.399899" calcext:value-type="float">
            <text:p>0,399899</text:p>
          </table:table-cell>
          <table:table-cell office:value-type="float" office:value="0.295936" calcext:value-type="float">
            <text:p>0,295936</text:p>
          </table:table-cell>
          <table:table-cell office:value-type="float" office:value="0.694578" calcext:value-type="float">
            <text:p>0,694578</text:p>
          </table:table-cell>
          <table:table-cell office:value-type="float" office:value="0.169704" calcext:value-type="float">
            <text:p>0,169704</text:p>
          </table:table-cell>
          <table:table-cell office:value-type="float" office:value="0.055702" calcext:value-type="float">
            <text:p>0,055702</text:p>
          </table:table-cell>
          <table:table-cell table:number-columns-repeated="4"/>
          <table:table-cell table:formula="of:=MIN([.A189:.BL189])" office:value-type="float" office:value="0.055702" calcext:value-type="float">
            <text:p>0,055702</text:p>
          </table:table-cell>
          <table:table-cell table:formula="of:=MAX([.A189:.BL189])" office:value-type="float" office:value="1.91508" calcext:value-type="float">
            <text:p>1,91508</text:p>
          </table:table-cell>
          <table:table-cell table:number-columns-repeated="2"/>
          <table:table-cell office:value-type="string" calcext:value-type="string">
            <text:p>Scoket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316567" calcext:value-type="float">
            <text:p>2,316567</text:p>
          </table:table-cell>
          <table:table-cell table:formula="of:=AVERAGE([.BR2:.BR21])" office:value-type="float" office:value="2.316567" calcext:value-type="float">
            <text:p>2,316567</text:p>
          </table:table-cell>
          <table:table-cell table:formula="of:=STDEV([.BQ2:.BQ21])/2" office:value-type="float" office:value="0.108119529543391" calcext:value-type="float">
            <text:p>0,1081195295</text:p>
          </table:table-cell>
          <table:table-cell table:formula="of:=STDEV([.BR2:.BR21])/2" office:value-type="float" office:value="0.108119529543391" calcext:value-type="float">
            <text:p>0,1081195295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1245145" calcext:value-type="float">
            <text:p>2,1245145</text:p>
          </table:table-cell>
          <table:table-cell table:formula="of:=AVERAGE([.BR23:.BR42])" office:value-type="float" office:value="2.463267" calcext:value-type="float">
            <text:p>2,463267</text:p>
          </table:table-cell>
          <table:table-cell table:formula="of:=STDEV([.BQ23:.BQ42])/2" office:value-type="float" office:value="0.17344833663898" calcext:value-type="float">
            <text:p>0,1734483366</text:p>
          </table:table-cell>
          <table:table-cell table:formula="of:=STDEV([.BR23:.BR42])/2" office:value-type="float" office:value="0.23813052291758" calcext:value-type="float">
            <text:p>0,2381305229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8905934" calcext:value-type="float">
            <text:p>0,8905934</text:p>
          </table:table-cell>
          <table:table-cell table:formula="of:=AVERAGE([.BR44:.BR63])" office:value-type="float" office:value="1.8393825" calcext:value-type="float">
            <text:p>1,8393825</text:p>
          </table:table-cell>
          <table:table-cell table:formula="of:=STDEV([.BQ44:.BQ63])/2" office:value-type="float" office:value="0.223775716910952" calcext:value-type="float">
            <text:p>0,2237757169</text:p>
          </table:table-cell>
          <table:table-cell table:formula="of:=STDEV([.BR44:.BR63])/2" office:value-type="float" office:value="0.141349036504405" calcext:value-type="float">
            <text:p>0,1413490365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229979" calcext:value-type="float">
            <text:p>0,5229979</text:p>
          </table:table-cell>
          <table:table-cell table:formula="of:=AVERAGE([.BR65:.BR84])" office:value-type="float" office:value="1.5891456" calcext:value-type="float">
            <text:p>1,5891456</text:p>
          </table:table-cell>
          <table:table-cell table:formula="of:=STDEV([.BQ65:.BQ84])/2" office:value-type="float" office:value="0.0959608707545479" calcext:value-type="float">
            <text:p>0,0959608708</text:p>
          </table:table-cell>
          <table:table-cell table:formula="of:=STDEV([.BR65:.BR84])/2" office:value-type="float" office:value="0.251978465137891" calcext:value-type="float">
            <text:p>0,2519784651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32283435" calcext:value-type="float">
            <text:p>0,32283435</text:p>
          </table:table-cell>
          <table:table-cell table:formula="of:=AVERAGE([.BR86:.BR105])" office:value-type="float" office:value="1.5124414" calcext:value-type="float">
            <text:p>1,5124414</text:p>
          </table:table-cell>
          <table:table-cell table:formula="of:=STDEV([.BQ86:.BQ105])/2" office:value-type="float" office:value="0.0525763970783856" calcext:value-type="float">
            <text:p>0,0525763971</text:p>
          </table:table-cell>
          <table:table-cell table:formula="of:=STDEV([.BR86:.BR105])/2" office:value-type="float" office:value="0.138831167742125" calcext:value-type="float">
            <text:p>0,1388311677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217367105" calcext:value-type="float">
            <text:p>0,217367105</text:p>
          </table:table-cell>
          <table:table-cell table:formula="of:=AVERAGE([.BR107:.BR126])" office:value-type="float" office:value="1.4788045" calcext:value-type="float">
            <text:p>1,4788045</text:p>
          </table:table-cell>
          <table:table-cell table:formula="of:=STDEV([.BQ107:.BQ126])/2" office:value-type="float" office:value="0.0382804016440716" calcext:value-type="float">
            <text:p>0,0382804016</text:p>
          </table:table-cell>
          <table:table-cell table:formula="of:=STDEV([.BR107:.BR126])/2" office:value-type="float" office:value="0.148624109615986" calcext:value-type="float">
            <text:p>0,1486241096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7038723" calcext:value-type="float">
            <text:p>0,17038723</text:p>
          </table:table-cell>
          <table:table-cell table:formula="of:=AVERAGE([.BR128:.BR147])" office:value-type="float" office:value="1.794387" calcext:value-type="float">
            <text:p>1,794387</text:p>
          </table:table-cell>
          <table:table-cell table:formula="of:=STDEV([.BQ128:.BQ147])/2" office:value-type="float" office:value="0.0311272287753322" calcext:value-type="float">
            <text:p>0,0311272288</text:p>
          </table:table-cell>
          <table:table-cell table:formula="of:=STDEV([.BR128:.BR147])/2" office:value-type="float" office:value="0.158875014291274" calcext:value-type="float">
            <text:p>0,1588750143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104917605" calcext:value-type="float">
            <text:p>0,104917605</text:p>
          </table:table-cell>
          <table:table-cell table:formula="of:=AVERAGE([.BR149:.BR168])" office:value-type="float" office:value="1.9353745" calcext:value-type="float">
            <text:p>1,9353745</text:p>
          </table:table-cell>
          <table:table-cell table:formula="of:=STDEV([.BQ149:.BQ168])/2" office:value-type="float" office:value="0.0229613882686295" calcext:value-type="float">
            <text:p>0,0229613883</text:p>
          </table:table-cell>
          <table:table-cell table:formula="of:=STDEV([.BR149:.BR168])/2" office:value-type="float" office:value="0.148493363022649" calcext:value-type="float">
            <text:p>0,148493363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7468788" calcext:value-type="float">
            <text:p>0,07468788</text:p>
          </table:table-cell>
          <table:table-cell table:formula="of:=AVERAGE([.BR170:.BR189])" office:value-type="float" office:value="1.9150395" calcext:value-type="float">
            <text:p>1,9150395</text:p>
          </table:table-cell>
          <table:table-cell table:formula="of:=STDEV([.BQ170:.BQ189])/2" office:value-type="float" office:value="0.0148813309221885" calcext:value-type="float">
            <text:p>0,0148813309</text:p>
          </table:table-cell>
          <table:table-cell table:formula="of:=STDEV([.BR170:.BR189])/2" office:value-type="float" office:value="0.134750097446259" calcext:value-type="float">
            <text:p>0,1347500974</text:p>
          </table:table-cell>
        </table:table-row>
      </table:table>
      <table:table table:name="4 Threads" table:style-name="ta1"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42049" calcext:value-type="float">
            <text:p>2,42049</text:p>
          </table:table-cell>
          <table:table-cell table:number-columns-repeated="67"/>
          <table:table-cell table:formula="of:=MIN([.A2:.BL2])" office:value-type="float" office:value="2.42049" calcext:value-type="float">
            <text:p>2,42049</text:p>
          </table:table-cell>
          <table:table-cell table:formula="of:=MAX([.A2:.BL2])" office:value-type="float" office:value="2.42049" calcext:value-type="float">
            <text:p>2,42049</text:p>
          </table:table-cell>
          <table:table-cell table:number-columns-repeated="7"/>
        </table:table-row>
        <table:table-row table:style-name="ro2">
          <table:table-cell office:value-type="float" office:value="2.31417" calcext:value-type="float">
            <text:p>2,31417</text:p>
          </table:table-cell>
          <table:table-cell table:number-columns-repeated="67"/>
          <table:table-cell table:formula="of:=MIN([.A3:.BL3])" office:value-type="float" office:value="2.31417" calcext:value-type="float">
            <text:p>2,31417</text:p>
          </table:table-cell>
          <table:table-cell table:formula="of:=MAX([.A3:.BL3])" office:value-type="float" office:value="2.31417" calcext:value-type="float">
            <text:p>2,31417</text:p>
          </table:table-cell>
          <table:table-cell table:number-columns-repeated="7"/>
        </table:table-row>
        <table:table-row table:style-name="ro2">
          <table:table-cell office:value-type="float" office:value="2.48286" calcext:value-type="float">
            <text:p>2,48286</text:p>
          </table:table-cell>
          <table:table-cell table:number-columns-repeated="67"/>
          <table:table-cell table:formula="of:=MIN([.A4:.BL4])" office:value-type="float" office:value="2.48286" calcext:value-type="float">
            <text:p>2,48286</text:p>
          </table:table-cell>
          <table:table-cell table:formula="of:=MAX([.A4:.BL4])" office:value-type="float" office:value="2.48286" calcext:value-type="float">
            <text:p>2,48286</text:p>
          </table:table-cell>
          <table:table-cell table:number-columns-repeated="7"/>
        </table:table-row>
        <table:table-row table:style-name="ro2">
          <table:table-cell office:value-type="float" office:value="2.43184" calcext:value-type="float">
            <text:p>2,43184</text:p>
          </table:table-cell>
          <table:table-cell table:number-columns-repeated="67"/>
          <table:table-cell table:formula="of:=MIN([.A5:.BL5])" office:value-type="float" office:value="2.43184" calcext:value-type="float">
            <text:p>2,43184</text:p>
          </table:table-cell>
          <table:table-cell table:formula="of:=MAX([.A5:.BL5])" office:value-type="float" office:value="2.43184" calcext:value-type="float">
            <text:p>2,43184</text:p>
          </table:table-cell>
          <table:table-cell table:number-columns-repeated="7"/>
        </table:table-row>
        <table:table-row table:style-name="ro2">
          <table:table-cell office:value-type="float" office:value="1.96269" calcext:value-type="float">
            <text:p>1,96269</text:p>
          </table:table-cell>
          <table:table-cell table:number-columns-repeated="67"/>
          <table:table-cell table:formula="of:=MIN([.A6:.BL6])" office:value-type="float" office:value="1.96269" calcext:value-type="float">
            <text:p>1,96269</text:p>
          </table:table-cell>
          <table:table-cell table:formula="of:=MAX([.A6:.BL6])" office:value-type="float" office:value="1.96269" calcext:value-type="float">
            <text:p>1,96269</text:p>
          </table:table-cell>
          <table:table-cell table:number-columns-repeated="7"/>
        </table:table-row>
        <table:table-row table:style-name="ro2">
          <table:table-cell office:value-type="float" office:value="1.98329" calcext:value-type="float">
            <text:p>1,98329</text:p>
          </table:table-cell>
          <table:table-cell table:number-columns-repeated="67"/>
          <table:table-cell table:formula="of:=MIN([.A7:.BL7])" office:value-type="float" office:value="1.98329" calcext:value-type="float">
            <text:p>1,98329</text:p>
          </table:table-cell>
          <table:table-cell table:formula="of:=MAX([.A7:.BL7])" office:value-type="float" office:value="1.98329" calcext:value-type="float">
            <text:p>1,98329</text:p>
          </table:table-cell>
          <table:table-cell table:number-columns-repeated="7"/>
        </table:table-row>
        <table:table-row table:style-name="ro2">
          <table:table-cell office:value-type="float" office:value="2.38841" calcext:value-type="float">
            <text:p>2,38841</text:p>
          </table:table-cell>
          <table:table-cell table:number-columns-repeated="67"/>
          <table:table-cell table:formula="of:=MIN([.A8:.BL8])" office:value-type="float" office:value="2.38841" calcext:value-type="float">
            <text:p>2,38841</text:p>
          </table:table-cell>
          <table:table-cell table:formula="of:=MAX([.A8:.BL8])" office:value-type="float" office:value="2.38841" calcext:value-type="float">
            <text:p>2,38841</text:p>
          </table:table-cell>
          <table:table-cell table:number-columns-repeated="7"/>
        </table:table-row>
        <table:table-row table:style-name="ro2">
          <table:table-cell office:value-type="float" office:value="1.90677" calcext:value-type="float">
            <text:p>1,90677</text:p>
          </table:table-cell>
          <table:table-cell table:number-columns-repeated="67"/>
          <table:table-cell table:formula="of:=MIN([.A9:.BL9])" office:value-type="float" office:value="1.90677" calcext:value-type="float">
            <text:p>1,90677</text:p>
          </table:table-cell>
          <table:table-cell table:formula="of:=MAX([.A9:.BL9])" office:value-type="float" office:value="1.90677" calcext:value-type="float">
            <text:p>1,90677</text:p>
          </table:table-cell>
          <table:table-cell table:number-columns-repeated="7"/>
        </table:table-row>
        <table:table-row table:style-name="ro2">
          <table:table-cell office:value-type="float" office:value="2.43562" calcext:value-type="float">
            <text:p>2,43562</text:p>
          </table:table-cell>
          <table:table-cell table:number-columns-repeated="67"/>
          <table:table-cell table:formula="of:=MIN([.A10:.BL10])" office:value-type="float" office:value="2.43562" calcext:value-type="float">
            <text:p>2,43562</text:p>
          </table:table-cell>
          <table:table-cell table:formula="of:=MAX([.A10:.BL10])" office:value-type="float" office:value="2.43562" calcext:value-type="float">
            <text:p>2,43562</text:p>
          </table:table-cell>
          <table:table-cell table:number-columns-repeated="7"/>
        </table:table-row>
        <table:table-row table:style-name="ro2">
          <table:table-cell office:value-type="float" office:value="1.9485" calcext:value-type="float">
            <text:p>1,9485</text:p>
          </table:table-cell>
          <table:table-cell table:number-columns-repeated="67"/>
          <table:table-cell table:formula="of:=MIN([.A11:.BL11])" office:value-type="float" office:value="1.9485" calcext:value-type="float">
            <text:p>1,9485</text:p>
          </table:table-cell>
          <table:table-cell table:formula="of:=MAX([.A11:.BL11])" office:value-type="float" office:value="1.9485" calcext:value-type="float">
            <text:p>1,9485</text:p>
          </table:table-cell>
          <table:table-cell table:number-columns-repeated="7"/>
        </table:table-row>
        <table:table-row table:style-name="ro2">
          <table:table-cell office:value-type="float" office:value="2.42413" calcext:value-type="float">
            <text:p>2,42413</text:p>
          </table:table-cell>
          <table:table-cell table:number-columns-repeated="67"/>
          <table:table-cell table:formula="of:=MIN([.A12:.BL12])" office:value-type="float" office:value="2.42413" calcext:value-type="float">
            <text:p>2,42413</text:p>
          </table:table-cell>
          <table:table-cell table:formula="of:=MAX([.A12:.BL12])" office:value-type="float" office:value="2.42413" calcext:value-type="float">
            <text:p>2,42413</text:p>
          </table:table-cell>
          <table:table-cell table:number-columns-repeated="7"/>
        </table:table-row>
        <table:table-row table:style-name="ro2">
          <table:table-cell office:value-type="float" office:value="2.42229" calcext:value-type="float">
            <text:p>2,42229</text:p>
          </table:table-cell>
          <table:table-cell table:number-columns-repeated="67"/>
          <table:table-cell table:formula="of:=MIN([.A13:.BL13])" office:value-type="float" office:value="2.42229" calcext:value-type="float">
            <text:p>2,42229</text:p>
          </table:table-cell>
          <table:table-cell table:formula="of:=MAX([.A13:.BL13])" office:value-type="float" office:value="2.42229" calcext:value-type="float">
            <text:p>2,42229</text:p>
          </table:table-cell>
          <table:table-cell table:number-columns-repeated="7"/>
        </table:table-row>
        <table:table-row table:style-name="ro2">
          <table:table-cell office:value-type="float" office:value="1.9528" calcext:value-type="float">
            <text:p>1,9528</text:p>
          </table:table-cell>
          <table:table-cell table:number-columns-repeated="67"/>
          <table:table-cell table:formula="of:=MIN([.A14:.BL14])" office:value-type="float" office:value="1.9528" calcext:value-type="float">
            <text:p>1,9528</text:p>
          </table:table-cell>
          <table:table-cell table:formula="of:=MAX([.A14:.BL14])" office:value-type="float" office:value="1.9528" calcext:value-type="float">
            <text:p>1,9528</text:p>
          </table:table-cell>
          <table:table-cell table:number-columns-repeated="7"/>
        </table:table-row>
        <table:table-row table:style-name="ro2">
          <table:table-cell office:value-type="float" office:value="2.45766" calcext:value-type="float">
            <text:p>2,45766</text:p>
          </table:table-cell>
          <table:table-cell table:number-columns-repeated="67"/>
          <table:table-cell table:formula="of:=MIN([.A15:.BL15])" office:value-type="float" office:value="2.45766" calcext:value-type="float">
            <text:p>2,45766</text:p>
          </table:table-cell>
          <table:table-cell table:formula="of:=MAX([.A15:.BL15])" office:value-type="float" office:value="2.45766" calcext:value-type="float">
            <text:p>2,45766</text:p>
          </table:table-cell>
          <table:table-cell table:number-columns-repeated="7"/>
        </table:table-row>
        <table:table-row table:style-name="ro2">
          <table:table-cell office:value-type="float" office:value="2.43684" calcext:value-type="float">
            <text:p>2,43684</text:p>
          </table:table-cell>
          <table:table-cell table:number-columns-repeated="67"/>
          <table:table-cell table:formula="of:=MIN([.A16:.BL16])" office:value-type="float" office:value="2.43684" calcext:value-type="float">
            <text:p>2,43684</text:p>
          </table:table-cell>
          <table:table-cell table:formula="of:=MAX([.A16:.BL16])" office:value-type="float" office:value="2.43684" calcext:value-type="float">
            <text:p>2,43684</text:p>
          </table:table-cell>
          <table:table-cell table:number-columns-repeated="7"/>
        </table:table-row>
        <table:table-row table:style-name="ro2">
          <table:table-cell office:value-type="float" office:value="2.43521" calcext:value-type="float">
            <text:p>2,43521</text:p>
          </table:table-cell>
          <table:table-cell table:number-columns-repeated="67"/>
          <table:table-cell table:formula="of:=MIN([.A17:.BL17])" office:value-type="float" office:value="2.43521" calcext:value-type="float">
            <text:p>2,43521</text:p>
          </table:table-cell>
          <table:table-cell table:formula="of:=MAX([.A17:.BL17])" office:value-type="float" office:value="2.43521" calcext:value-type="float">
            <text:p>2,43521</text:p>
          </table:table-cell>
          <table:table-cell table:number-columns-repeated="7"/>
        </table:table-row>
        <table:table-row table:style-name="ro2">
          <table:table-cell office:value-type="float" office:value="2.47311" calcext:value-type="float">
            <text:p>2,47311</text:p>
          </table:table-cell>
          <table:table-cell table:number-columns-repeated="67"/>
          <table:table-cell table:formula="of:=MIN([.A18:.BL18])" office:value-type="float" office:value="2.47311" calcext:value-type="float">
            <text:p>2,47311</text:p>
          </table:table-cell>
          <table:table-cell table:formula="of:=MAX([.A18:.BL18])" office:value-type="float" office:value="2.47311" calcext:value-type="float">
            <text:p>2,47311</text:p>
          </table:table-cell>
          <table:table-cell table:number-columns-repeated="7"/>
        </table:table-row>
        <table:table-row table:style-name="ro2">
          <table:table-cell office:value-type="float" office:value="1.97293" calcext:value-type="float">
            <text:p>1,97293</text:p>
          </table:table-cell>
          <table:table-cell table:number-columns-repeated="67"/>
          <table:table-cell table:formula="of:=MIN([.A19:.BL19])" office:value-type="float" office:value="1.97293" calcext:value-type="float">
            <text:p>1,97293</text:p>
          </table:table-cell>
          <table:table-cell table:formula="of:=MAX([.A19:.BL19])" office:value-type="float" office:value="1.97293" calcext:value-type="float">
            <text:p>1,97293</text:p>
          </table:table-cell>
          <table:table-cell table:number-columns-repeated="7"/>
        </table:table-row>
        <table:table-row table:style-name="ro2">
          <table:table-cell office:value-type="float" office:value="2.43587" calcext:value-type="float">
            <text:p>2,43587</text:p>
          </table:table-cell>
          <table:table-cell table:number-columns-repeated="67"/>
          <table:table-cell table:formula="of:=MIN([.A20:.BL20])" office:value-type="float" office:value="2.43587" calcext:value-type="float">
            <text:p>2,43587</text:p>
          </table:table-cell>
          <table:table-cell table:formula="of:=MAX([.A20:.BL20])" office:value-type="float" office:value="2.43587" calcext:value-type="float">
            <text:p>2,43587</text:p>
          </table:table-cell>
          <table:table-cell table:number-columns-repeated="7"/>
        </table:table-row>
        <table:table-row table:style-name="ro2">
          <table:table-cell office:value-type="float" office:value="1.9545" calcext:value-type="float">
            <text:p>1,9545</text:p>
          </table:table-cell>
          <table:table-cell table:number-columns-repeated="67"/>
          <table:table-cell table:formula="of:=MIN([.A21:.BL21])" office:value-type="float" office:value="1.9545" calcext:value-type="float">
            <text:p>1,9545</text:p>
          </table:table-cell>
          <table:table-cell table:formula="of:=MAX([.A21:.BL21])" office:value-type="float" office:value="1.9545" calcext:value-type="float">
            <text:p>1,954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92814" calcext:value-type="float">
            <text:p>1,92814</text:p>
          </table:table-cell>
          <table:table-cell office:value-type="float" office:value="2.50867" calcext:value-type="float">
            <text:p>2,50867</text:p>
          </table:table-cell>
          <table:table-cell table:number-columns-repeated="66"/>
          <table:table-cell table:formula="of:=MIN([.A23:.BL23])" office:value-type="float" office:value="1.92814" calcext:value-type="float">
            <text:p>1,92814</text:p>
          </table:table-cell>
          <table:table-cell table:formula="of:=MAX([.A23:.BL23])" office:value-type="float" office:value="2.50867" calcext:value-type="float">
            <text:p>2,50867</text:p>
          </table:table-cell>
          <table:table-cell table:number-columns-repeated="7"/>
        </table:table-row>
        <table:table-row table:style-name="ro2">
          <table:table-cell office:value-type="float" office:value="1.95157" calcext:value-type="float">
            <text:p>1,95157</text:p>
          </table:table-cell>
          <table:table-cell office:value-type="float" office:value="2.46791" calcext:value-type="float">
            <text:p>2,46791</text:p>
          </table:table-cell>
          <table:table-cell table:number-columns-repeated="66"/>
          <table:table-cell table:formula="of:=MIN([.A24:.BL24])" office:value-type="float" office:value="1.95157" calcext:value-type="float">
            <text:p>1,95157</text:p>
          </table:table-cell>
          <table:table-cell table:formula="of:=MAX([.A24:.BL24])" office:value-type="float" office:value="2.46791" calcext:value-type="float">
            <text:p>2,46791</text:p>
          </table:table-cell>
          <table:table-cell table:number-columns-repeated="7"/>
        </table:table-row>
        <table:table-row table:style-name="ro2">
          <table:table-cell office:value-type="float" office:value="1.80158" calcext:value-type="float">
            <text:p>1,80158</text:p>
          </table:table-cell>
          <table:table-cell office:value-type="float" office:value="1.80831" calcext:value-type="float">
            <text:p>1,80831</text:p>
          </table:table-cell>
          <table:table-cell table:number-columns-repeated="66"/>
          <table:table-cell table:formula="of:=MIN([.A25:.BL25])" office:value-type="float" office:value="1.80158" calcext:value-type="float">
            <text:p>1,80158</text:p>
          </table:table-cell>
          <table:table-cell table:formula="of:=MAX([.A25:.BL25])" office:value-type="float" office:value="1.80831" calcext:value-type="float">
            <text:p>1,80831</text:p>
          </table:table-cell>
          <table:table-cell table:number-columns-repeated="7"/>
        </table:table-row>
        <table:table-row table:style-name="ro2">
          <table:table-cell office:value-type="float" office:value="1.95458" calcext:value-type="float">
            <text:p>1,95458</text:p>
          </table:table-cell>
          <table:table-cell office:value-type="float" office:value="2.10326" calcext:value-type="float">
            <text:p>2,10326</text:p>
          </table:table-cell>
          <table:table-cell table:number-columns-repeated="66"/>
          <table:table-cell table:formula="of:=MIN([.A26:.BL26])" office:value-type="float" office:value="1.95458" calcext:value-type="float">
            <text:p>1,95458</text:p>
          </table:table-cell>
          <table:table-cell table:formula="of:=MAX([.A26:.BL26])" office:value-type="float" office:value="2.10326" calcext:value-type="float">
            <text:p>2,10326</text:p>
          </table:table-cell>
          <table:table-cell table:number-columns-repeated="7"/>
        </table:table-row>
        <table:table-row table:style-name="ro2">
          <table:table-cell office:value-type="float" office:value="2.50233" calcext:value-type="float">
            <text:p>2,50233</text:p>
          </table:table-cell>
          <table:table-cell office:value-type="float" office:value="3.10248" calcext:value-type="float">
            <text:p>3,10248</text:p>
          </table:table-cell>
          <table:table-cell table:number-columns-repeated="66"/>
          <table:table-cell table:formula="of:=MIN([.A27:.BL27])" office:value-type="float" office:value="2.50233" calcext:value-type="float">
            <text:p>2,50233</text:p>
          </table:table-cell>
          <table:table-cell table:formula="of:=MAX([.A27:.BL27])" office:value-type="float" office:value="3.10248" calcext:value-type="float">
            <text:p>3,10248</text:p>
          </table:table-cell>
          <table:table-cell table:number-columns-repeated="7"/>
        </table:table-row>
        <table:table-row table:style-name="ro2">
          <table:table-cell office:value-type="float" office:value="2.48962" calcext:value-type="float">
            <text:p>2,48962</text:p>
          </table:table-cell>
          <table:table-cell office:value-type="float" office:value="2.4899" calcext:value-type="float">
            <text:p>2,4899</text:p>
          </table:table-cell>
          <table:table-cell table:number-columns-repeated="66"/>
          <table:table-cell table:formula="of:=MIN([.A28:.BL28])" office:value-type="float" office:value="2.48962" calcext:value-type="float">
            <text:p>2,48962</text:p>
          </table:table-cell>
          <table:table-cell table:formula="of:=MAX([.A28:.BL28])" office:value-type="float" office:value="2.4899" calcext:value-type="float">
            <text:p>2,4899</text:p>
          </table:table-cell>
          <table:table-cell table:number-columns-repeated="7"/>
        </table:table-row>
        <table:table-row table:style-name="ro2">
          <table:table-cell office:value-type="float" office:value="1.21404" calcext:value-type="float">
            <text:p>1,21404</text:p>
          </table:table-cell>
          <table:table-cell office:value-type="float" office:value="1.20159" calcext:value-type="float">
            <text:p>1,20159</text:p>
          </table:table-cell>
          <table:table-cell table:number-columns-repeated="66"/>
          <table:table-cell table:formula="of:=MIN([.A29:.BL29])" office:value-type="float" office:value="1.20159" calcext:value-type="float">
            <text:p>1,20159</text:p>
          </table:table-cell>
          <table:table-cell table:formula="of:=MAX([.A29:.BL29])" office:value-type="float" office:value="1.21404" calcext:value-type="float">
            <text:p>1,21404</text:p>
          </table:table-cell>
          <table:table-cell table:number-columns-repeated="7"/>
        </table:table-row>
        <table:table-row table:style-name="ro2">
          <table:table-cell office:value-type="float" office:value="1.82906" calcext:value-type="float">
            <text:p>1,82906</text:p>
          </table:table-cell>
          <table:table-cell office:value-type="float" office:value="1.82318" calcext:value-type="float">
            <text:p>1,82318</text:p>
          </table:table-cell>
          <table:table-cell table:number-columns-repeated="66"/>
          <table:table-cell table:formula="of:=MIN([.A30:.BL30])" office:value-type="float" office:value="1.82318" calcext:value-type="float">
            <text:p>1,82318</text:p>
          </table:table-cell>
          <table:table-cell table:formula="of:=MAX([.A30:.BL30])" office:value-type="float" office:value="1.82906" calcext:value-type="float">
            <text:p>1,82906</text:p>
          </table:table-cell>
          <table:table-cell table:number-columns-repeated="7"/>
        </table:table-row>
        <table:table-row table:style-name="ro2">
          <table:table-cell office:value-type="float" office:value="1.24319" calcext:value-type="float">
            <text:p>1,24319</text:p>
          </table:table-cell>
          <table:table-cell office:value-type="float" office:value="1.22836" calcext:value-type="float">
            <text:p>1,22836</text:p>
          </table:table-cell>
          <table:table-cell table:number-columns-repeated="66"/>
          <table:table-cell table:formula="of:=MIN([.A31:.BL31])" office:value-type="float" office:value="1.22836" calcext:value-type="float">
            <text:p>1,22836</text:p>
          </table:table-cell>
          <table:table-cell table:formula="of:=MAX([.A31:.BL31])" office:value-type="float" office:value="1.24319" calcext:value-type="float">
            <text:p>1,24319</text:p>
          </table:table-cell>
          <table:table-cell table:number-columns-repeated="7"/>
        </table:table-row>
        <table:table-row table:style-name="ro2">
          <table:table-cell office:value-type="float" office:value="2.90967" calcext:value-type="float">
            <text:p>2,90967</text:p>
          </table:table-cell>
          <table:table-cell office:value-type="float" office:value="3.48827" calcext:value-type="float">
            <text:p>3,48827</text:p>
          </table:table-cell>
          <table:table-cell table:number-columns-repeated="66"/>
          <table:table-cell table:formula="of:=MIN([.A32:.BL32])" office:value-type="float" office:value="2.90967" calcext:value-type="float">
            <text:p>2,90967</text:p>
          </table:table-cell>
          <table:table-cell table:formula="of:=MAX([.A32:.BL32])" office:value-type="float" office:value="3.48827" calcext:value-type="float">
            <text:p>3,48827</text:p>
          </table:table-cell>
          <table:table-cell table:number-columns-repeated="7"/>
        </table:table-row>
        <table:table-row table:style-name="ro2">
          <table:table-cell office:value-type="float" office:value="2.50795" calcext:value-type="float">
            <text:p>2,50795</text:p>
          </table:table-cell>
          <table:table-cell office:value-type="float" office:value="3.13323" calcext:value-type="float">
            <text:p>3,13323</text:p>
          </table:table-cell>
          <table:table-cell table:number-columns-repeated="66"/>
          <table:table-cell table:formula="of:=MIN([.A33:.BL33])" office:value-type="float" office:value="2.50795" calcext:value-type="float">
            <text:p>2,50795</text:p>
          </table:table-cell>
          <table:table-cell table:formula="of:=MAX([.A33:.BL33])" office:value-type="float" office:value="3.13323" calcext:value-type="float">
            <text:p>3,13323</text:p>
          </table:table-cell>
          <table:table-cell table:number-columns-repeated="7"/>
        </table:table-row>
        <table:table-row table:style-name="ro2">
          <table:table-cell office:value-type="float" office:value="2.44047" calcext:value-type="float">
            <text:p>2,44047</text:p>
          </table:table-cell>
          <table:table-cell office:value-type="float" office:value="3.01887" calcext:value-type="float">
            <text:p>3,01887</text:p>
          </table:table-cell>
          <table:table-cell table:number-columns-repeated="66"/>
          <table:table-cell table:formula="of:=MIN([.A34:.BL34])" office:value-type="float" office:value="2.44047" calcext:value-type="float">
            <text:p>2,44047</text:p>
          </table:table-cell>
          <table:table-cell table:formula="of:=MAX([.A34:.BL34])" office:value-type="float" office:value="3.01887" calcext:value-type="float">
            <text:p>3,01887</text:p>
          </table:table-cell>
          <table:table-cell table:number-columns-repeated="7"/>
        </table:table-row>
        <table:table-row table:style-name="ro2">
          <table:table-cell office:value-type="float" office:value="2.4589" calcext:value-type="float">
            <text:p>2,4589</text:p>
          </table:table-cell>
          <table:table-cell office:value-type="float" office:value="2.4749" calcext:value-type="float">
            <text:p>2,4749</text:p>
          </table:table-cell>
          <table:table-cell table:number-columns-repeated="66"/>
          <table:table-cell table:formula="of:=MIN([.A35:.BL35])" office:value-type="float" office:value="2.4589" calcext:value-type="float">
            <text:p>2,4589</text:p>
          </table:table-cell>
          <table:table-cell table:formula="of:=MAX([.A35:.BL35])" office:value-type="float" office:value="2.4749" calcext:value-type="float">
            <text:p>2,4749</text:p>
          </table:table-cell>
          <table:table-cell table:number-columns-repeated="7"/>
        </table:table-row>
        <table:table-row table:style-name="ro2">
          <table:table-cell office:value-type="float" office:value="2.41084" calcext:value-type="float">
            <text:p>2,41084</text:p>
          </table:table-cell>
          <table:table-cell office:value-type="float" office:value="2.42754" calcext:value-type="float">
            <text:p>2,42754</text:p>
          </table:table-cell>
          <table:table-cell table:number-columns-repeated="66"/>
          <table:table-cell table:formula="of:=MIN([.A36:.BL36])" office:value-type="float" office:value="2.41084" calcext:value-type="float">
            <text:p>2,41084</text:p>
          </table:table-cell>
          <table:table-cell table:formula="of:=MAX([.A36:.BL36])" office:value-type="float" office:value="2.42754" calcext:value-type="float">
            <text:p>2,42754</text:p>
          </table:table-cell>
          <table:table-cell table:number-columns-repeated="7"/>
        </table:table-row>
        <table:table-row table:style-name="ro2">
          <table:table-cell office:value-type="float" office:value="2.4437" calcext:value-type="float">
            <text:p>2,4437</text:p>
          </table:table-cell>
          <table:table-cell office:value-type="float" office:value="2.99356" calcext:value-type="float">
            <text:p>2,99356</text:p>
          </table:table-cell>
          <table:table-cell table:number-columns-repeated="66"/>
          <table:table-cell table:formula="of:=MIN([.A37:.BL37])" office:value-type="float" office:value="2.4437" calcext:value-type="float">
            <text:p>2,4437</text:p>
          </table:table-cell>
          <table:table-cell table:formula="of:=MAX([.A37:.BL37])" office:value-type="float" office:value="2.99356" calcext:value-type="float">
            <text:p>2,99356</text:p>
          </table:table-cell>
          <table:table-cell table:number-columns-repeated="7"/>
        </table:table-row>
        <table:table-row table:style-name="ro2">
          <table:table-cell office:value-type="float" office:value="1.22952" calcext:value-type="float">
            <text:p>1,22952</text:p>
          </table:table-cell>
          <table:table-cell office:value-type="float" office:value="1.22562" calcext:value-type="float">
            <text:p>1,22562</text:p>
          </table:table-cell>
          <table:table-cell table:number-columns-repeated="66"/>
          <table:table-cell table:formula="of:=MIN([.A38:.BL38])" office:value-type="float" office:value="1.22562" calcext:value-type="float">
            <text:p>1,22562</text:p>
          </table:table-cell>
          <table:table-cell table:formula="of:=MAX([.A38:.BL38])" office:value-type="float" office:value="1.22952" calcext:value-type="float">
            <text:p>1,22952</text:p>
          </table:table-cell>
          <table:table-cell table:number-columns-repeated="7"/>
        </table:table-row>
        <table:table-row table:style-name="ro2">
          <table:table-cell office:value-type="float" office:value="2.50033" calcext:value-type="float">
            <text:p>2,50033</text:p>
          </table:table-cell>
          <table:table-cell office:value-type="float" office:value="2.51049" calcext:value-type="float">
            <text:p>2,51049</text:p>
          </table:table-cell>
          <table:table-cell table:number-columns-repeated="66"/>
          <table:table-cell table:formula="of:=MIN([.A39:.BL39])" office:value-type="float" office:value="2.50033" calcext:value-type="float">
            <text:p>2,50033</text:p>
          </table:table-cell>
          <table:table-cell table:formula="of:=MAX([.A39:.BL39])" office:value-type="float" office:value="2.51049" calcext:value-type="float">
            <text:p>2,51049</text:p>
          </table:table-cell>
          <table:table-cell table:number-columns-repeated="7"/>
        </table:table-row>
        <table:table-row table:style-name="ro2">
          <table:table-cell office:value-type="float" office:value="2.91914" calcext:value-type="float">
            <text:p>2,91914</text:p>
          </table:table-cell>
          <table:table-cell office:value-type="float" office:value="3.48808" calcext:value-type="float">
            <text:p>3,48808</text:p>
          </table:table-cell>
          <table:table-cell table:number-columns-repeated="66"/>
          <table:table-cell table:formula="of:=MIN([.A40:.BL40])" office:value-type="float" office:value="2.91914" calcext:value-type="float">
            <text:p>2,91914</text:p>
          </table:table-cell>
          <table:table-cell table:formula="of:=MAX([.A40:.BL40])" office:value-type="float" office:value="3.48808" calcext:value-type="float">
            <text:p>3,48808</text:p>
          </table:table-cell>
          <table:table-cell table:number-columns-repeated="7"/>
        </table:table-row>
        <table:table-row table:style-name="ro2">
          <table:table-cell office:value-type="float" office:value="1.81186" calcext:value-type="float">
            <text:p>1,81186</text:p>
          </table:table-cell>
          <table:table-cell office:value-type="float" office:value="1.86843" calcext:value-type="float">
            <text:p>1,86843</text:p>
          </table:table-cell>
          <table:table-cell table:number-columns-repeated="66"/>
          <table:table-cell table:formula="of:=MIN([.A41:.BL41])" office:value-type="float" office:value="1.81186" calcext:value-type="float">
            <text:p>1,81186</text:p>
          </table:table-cell>
          <table:table-cell table:formula="of:=MAX([.A41:.BL41])" office:value-type="float" office:value="1.86843" calcext:value-type="float">
            <text:p>1,86843</text:p>
          </table:table-cell>
          <table:table-cell table:number-columns-repeated="7"/>
        </table:table-row>
        <table:table-row table:style-name="ro2">
          <table:table-cell office:value-type="float" office:value="2.84938" calcext:value-type="float">
            <text:p>2,84938</text:p>
          </table:table-cell>
          <table:table-cell office:value-type="float" office:value="3.44489" calcext:value-type="float">
            <text:p>3,44489</text:p>
          </table:table-cell>
          <table:table-cell table:number-columns-repeated="66"/>
          <table:table-cell table:formula="of:=MIN([.A42:.BL42])" office:value-type="float" office:value="2.84938" calcext:value-type="float">
            <text:p>2,84938</text:p>
          </table:table-cell>
          <table:table-cell table:formula="of:=MAX([.A42:.BL42])" office:value-type="float" office:value="3.44489" calcext:value-type="float">
            <text:p>3,4448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35216" calcext:value-type="float">
            <text:p>1,35216</text:p>
          </table:table-cell>
          <table:table-cell office:value-type="float" office:value="1.50554" calcext:value-type="float">
            <text:p>1,50554</text:p>
          </table:table-cell>
          <table:table-cell office:value-type="float" office:value="1.67358" calcext:value-type="float">
            <text:p>1,67358</text:p>
          </table:table-cell>
          <table:table-cell office:value-type="float" office:value="0.664545" calcext:value-type="float">
            <text:p>0,664545</text:p>
          </table:table-cell>
          <table:table-cell table:number-columns-repeated="64"/>
          <table:table-cell table:formula="of:=MIN([.A44:.BL44])" office:value-type="float" office:value="0.664545" calcext:value-type="float">
            <text:p>0,664545</text:p>
          </table:table-cell>
          <table:table-cell table:formula="of:=MAX([.A44:.BL44])" office:value-type="float" office:value="1.67358" calcext:value-type="float">
            <text:p>1,67358</text:p>
          </table:table-cell>
          <table:table-cell table:number-columns-repeated="7"/>
        </table:table-row>
        <table:table-row table:style-name="ro2">
          <table:table-cell office:value-type="float" office:value="2.0119" calcext:value-type="float">
            <text:p>2,0119</text:p>
          </table:table-cell>
          <table:table-cell office:value-type="float" office:value="2.02378" calcext:value-type="float">
            <text:p>2,02378</text:p>
          </table:table-cell>
          <table:table-cell office:value-type="float" office:value="2.02541" calcext:value-type="float">
            <text:p>2,02541</text:p>
          </table:table-cell>
          <table:table-cell office:value-type="float" office:value="2.0291" calcext:value-type="float">
            <text:p>2,0291</text:p>
          </table:table-cell>
          <table:table-cell table:number-columns-repeated="64"/>
          <table:table-cell table:formula="of:=MIN([.A45:.BL45])" office:value-type="float" office:value="2.0119" calcext:value-type="float">
            <text:p>2,0119</text:p>
          </table:table-cell>
          <table:table-cell table:formula="of:=MAX([.A45:.BL45])" office:value-type="float" office:value="2.0291" calcext:value-type="float">
            <text:p>2,0291</text:p>
          </table:table-cell>
          <table:table-cell table:number-columns-repeated="7"/>
        </table:table-row>
        <table:table-row table:style-name="ro2">
          <table:table-cell office:value-type="float" office:value="2.30181" calcext:value-type="float">
            <text:p>2,30181</text:p>
          </table:table-cell>
          <table:table-cell office:value-type="float" office:value="2.32744" calcext:value-type="float">
            <text:p>2,32744</text:p>
          </table:table-cell>
          <table:table-cell office:value-type="float" office:value="2.36369" calcext:value-type="float">
            <text:p>2,36369</text:p>
          </table:table-cell>
          <table:table-cell office:value-type="float" office:value="2.37049" calcext:value-type="float">
            <text:p>2,37049</text:p>
          </table:table-cell>
          <table:table-cell table:number-columns-repeated="64"/>
          <table:table-cell table:formula="of:=MIN([.A46:.BL46])" office:value-type="float" office:value="2.30181" calcext:value-type="float">
            <text:p>2,30181</text:p>
          </table:table-cell>
          <table:table-cell table:formula="of:=MAX([.A46:.BL46])" office:value-type="float" office:value="2.37049" calcext:value-type="float">
            <text:p>2,37049</text:p>
          </table:table-cell>
          <table:table-cell table:number-columns-repeated="7"/>
        </table:table-row>
        <table:table-row table:style-name="ro2">
          <table:table-cell office:value-type="float" office:value="1.16093" calcext:value-type="float">
            <text:p>1,16093</text:p>
          </table:table-cell>
          <table:table-cell office:value-type="float" office:value="1.24895" calcext:value-type="float">
            <text:p>1,24895</text:p>
          </table:table-cell>
          <table:table-cell office:value-type="float" office:value="1.22185" calcext:value-type="float">
            <text:p>1,22185</text:p>
          </table:table-cell>
          <table:table-cell office:value-type="float" office:value="1.16403" calcext:value-type="float">
            <text:p>1,16403</text:p>
          </table:table-cell>
          <table:table-cell table:number-columns-repeated="64"/>
          <table:table-cell table:formula="of:=MIN([.A47:.BL47])" office:value-type="float" office:value="1.16093" calcext:value-type="float">
            <text:p>1,16093</text:p>
          </table:table-cell>
          <table:table-cell table:formula="of:=MAX([.A47:.BL47])" office:value-type="float" office:value="1.24895" calcext:value-type="float">
            <text:p>1,24895</text:p>
          </table:table-cell>
          <table:table-cell table:number-columns-repeated="7"/>
        </table:table-row>
        <table:table-row table:style-name="ro2">
          <table:table-cell office:value-type="float" office:value="1.79994" calcext:value-type="float">
            <text:p>1,79994</text:p>
          </table:table-cell>
          <table:table-cell office:value-type="float" office:value="2.05198" calcext:value-type="float">
            <text:p>2,05198</text:p>
          </table:table-cell>
          <table:table-cell office:value-type="float" office:value="2.09498" calcext:value-type="float">
            <text:p>2,09498</text:p>
          </table:table-cell>
          <table:table-cell office:value-type="float" office:value="0.889399" calcext:value-type="float">
            <text:p>0,889399</text:p>
          </table:table-cell>
          <table:table-cell table:number-columns-repeated="64"/>
          <table:table-cell table:formula="of:=MIN([.A48:.BL48])" office:value-type="float" office:value="0.889399" calcext:value-type="float">
            <text:p>0,889399</text:p>
          </table:table-cell>
          <table:table-cell table:formula="of:=MAX([.A48:.BL48])" office:value-type="float" office:value="2.09498" calcext:value-type="float">
            <text:p>2,09498</text:p>
          </table:table-cell>
          <table:table-cell table:number-columns-repeated="7"/>
        </table:table-row>
        <table:table-row table:style-name="ro2">
          <table:table-cell office:value-type="float" office:value="1.27411" calcext:value-type="float">
            <text:p>1,27411</text:p>
          </table:table-cell>
          <table:table-cell office:value-type="float" office:value="1.22161" calcext:value-type="float">
            <text:p>1,22161</text:p>
          </table:table-cell>
          <table:table-cell office:value-type="float" office:value="2.5752" calcext:value-type="float">
            <text:p>2,5752</text:p>
          </table:table-cell>
          <table:table-cell office:value-type="float" office:value="0.58131" calcext:value-type="float">
            <text:p>0,58131</text:p>
          </table:table-cell>
          <table:table-cell table:number-columns-repeated="64"/>
          <table:table-cell table:formula="of:=MIN([.A49:.BL49])" office:value-type="float" office:value="0.58131" calcext:value-type="float">
            <text:p>0,58131</text:p>
          </table:table-cell>
          <table:table-cell table:formula="of:=MAX([.A49:.BL49])" office:value-type="float" office:value="2.5752" calcext:value-type="float">
            <text:p>2,5752</text:p>
          </table:table-cell>
          <table:table-cell table:number-columns-repeated="7"/>
        </table:table-row>
        <table:table-row table:style-name="ro2">
          <table:table-cell office:value-type="float" office:value="1.88517" calcext:value-type="float">
            <text:p>1,88517</text:p>
          </table:table-cell>
          <table:table-cell office:value-type="float" office:value="1.89399" calcext:value-type="float">
            <text:p>1,89399</text:p>
          </table:table-cell>
          <table:table-cell office:value-type="float" office:value="1.89558" calcext:value-type="float">
            <text:p>1,89558</text:p>
          </table:table-cell>
          <table:table-cell office:value-type="float" office:value="1.92013" calcext:value-type="float">
            <text:p>1,92013</text:p>
          </table:table-cell>
          <table:table-cell table:number-columns-repeated="64"/>
          <table:table-cell table:formula="of:=MIN([.A50:.BL50])" office:value-type="float" office:value="1.88517" calcext:value-type="float">
            <text:p>1,88517</text:p>
          </table:table-cell>
          <table:table-cell table:formula="of:=MAX([.A50:.BL50])" office:value-type="float" office:value="1.92013" calcext:value-type="float">
            <text:p>1,92013</text:p>
          </table:table-cell>
          <table:table-cell table:number-columns-repeated="7"/>
        </table:table-row>
        <table:table-row table:style-name="ro2">
          <table:table-cell office:value-type="float" office:value="1.49063" calcext:value-type="float">
            <text:p>1,49063</text:p>
          </table:table-cell>
          <table:table-cell office:value-type="float" office:value="1.94395" calcext:value-type="float">
            <text:p>1,94395</text:p>
          </table:table-cell>
          <table:table-cell office:value-type="float" office:value="1.98218" calcext:value-type="float">
            <text:p>1,98218</text:p>
          </table:table-cell>
          <table:table-cell office:value-type="float" office:value="0.811106" calcext:value-type="float">
            <text:p>0,811106</text:p>
          </table:table-cell>
          <table:table-cell table:number-columns-repeated="64"/>
          <table:table-cell table:formula="of:=MIN([.A51:.BL51])" office:value-type="float" office:value="0.811106" calcext:value-type="float">
            <text:p>0,811106</text:p>
          </table:table-cell>
          <table:table-cell table:formula="of:=MAX([.A51:.BL51])" office:value-type="float" office:value="1.98218" calcext:value-type="float">
            <text:p>1,98218</text:p>
          </table:table-cell>
          <table:table-cell table:number-columns-repeated="7"/>
        </table:table-row>
        <table:table-row table:style-name="ro2">
          <table:table-cell office:value-type="float" office:value="1.65304" calcext:value-type="float">
            <text:p>1,65304</text:p>
          </table:table-cell>
          <table:table-cell office:value-type="float" office:value="1.88487" calcext:value-type="float">
            <text:p>1,88487</text:p>
          </table:table-cell>
          <table:table-cell office:value-type="float" office:value="1.88929" calcext:value-type="float">
            <text:p>1,88929</text:p>
          </table:table-cell>
          <table:table-cell office:value-type="float" office:value="0.640371" calcext:value-type="float">
            <text:p>0,640371</text:p>
          </table:table-cell>
          <table:table-cell table:number-columns-repeated="64"/>
          <table:table-cell table:formula="of:=MIN([.A52:.BL52])" office:value-type="float" office:value="0.640371" calcext:value-type="float">
            <text:p>0,640371</text:p>
          </table:table-cell>
          <table:table-cell table:formula="of:=MAX([.A52:.BL52])" office:value-type="float" office:value="1.88929" calcext:value-type="float">
            <text:p>1,88929</text:p>
          </table:table-cell>
          <table:table-cell table:number-columns-repeated="7"/>
        </table:table-row>
        <table:table-row table:style-name="ro2">
          <table:table-cell office:value-type="float" office:value="1.83692" calcext:value-type="float">
            <text:p>1,83692</text:p>
          </table:table-cell>
          <table:table-cell office:value-type="float" office:value="2.01492" calcext:value-type="float">
            <text:p>2,01492</text:p>
          </table:table-cell>
          <table:table-cell office:value-type="float" office:value="2.10853" calcext:value-type="float">
            <text:p>2,10853</text:p>
          </table:table-cell>
          <table:table-cell office:value-type="float" office:value="0.784987" calcext:value-type="float">
            <text:p>0,784987</text:p>
          </table:table-cell>
          <table:table-cell table:number-columns-repeated="64"/>
          <table:table-cell table:formula="of:=MIN([.A53:.BL53])" office:value-type="float" office:value="0.784987" calcext:value-type="float">
            <text:p>0,784987</text:p>
          </table:table-cell>
          <table:table-cell table:formula="of:=MAX([.A53:.BL53])" office:value-type="float" office:value="2.10853" calcext:value-type="float">
            <text:p>2,10853</text:p>
          </table:table-cell>
          <table:table-cell table:number-columns-repeated="7"/>
        </table:table-row>
        <table:table-row table:style-name="ro2">
          <table:table-cell office:value-type="float" office:value="1.70443" calcext:value-type="float">
            <text:p>1,70443</text:p>
          </table:table-cell>
          <table:table-cell office:value-type="float" office:value="1.97401" calcext:value-type="float">
            <text:p>1,97401</text:p>
          </table:table-cell>
          <table:table-cell office:value-type="float" office:value="2.06414" calcext:value-type="float">
            <text:p>2,06414</text:p>
          </table:table-cell>
          <table:table-cell office:value-type="float" office:value="0.796671" calcext:value-type="float">
            <text:p>0,796671</text:p>
          </table:table-cell>
          <table:table-cell table:number-columns-repeated="64"/>
          <table:table-cell table:formula="of:=MIN([.A54:.BL54])" office:value-type="float" office:value="0.796671" calcext:value-type="float">
            <text:p>0,796671</text:p>
          </table:table-cell>
          <table:table-cell table:formula="of:=MAX([.A54:.BL54])" office:value-type="float" office:value="2.06414" calcext:value-type="float">
            <text:p>2,06414</text:p>
          </table:table-cell>
          <table:table-cell table:number-columns-repeated="7"/>
        </table:table-row>
        <table:table-row table:style-name="ro2">
          <table:table-cell office:value-type="float" office:value="2.03012" calcext:value-type="float">
            <text:p>2,03012</text:p>
          </table:table-cell>
          <table:table-cell office:value-type="float" office:value="2.28872" calcext:value-type="float">
            <text:p>2,28872</text:p>
          </table:table-cell>
          <table:table-cell office:value-type="float" office:value="2.32387" calcext:value-type="float">
            <text:p>2,32387</text:p>
          </table:table-cell>
          <table:table-cell office:value-type="float" office:value="0.78092" calcext:value-type="float">
            <text:p>0,78092</text:p>
          </table:table-cell>
          <table:table-cell table:number-columns-repeated="64"/>
          <table:table-cell table:formula="of:=MIN([.A55:.BL55])" office:value-type="float" office:value="0.78092" calcext:value-type="float">
            <text:p>0,78092</text:p>
          </table:table-cell>
          <table:table-cell table:formula="of:=MAX([.A55:.BL55])" office:value-type="float" office:value="2.32387" calcext:value-type="float">
            <text:p>2,32387</text:p>
          </table:table-cell>
          <table:table-cell table:number-columns-repeated="7"/>
        </table:table-row>
        <table:table-row table:style-name="ro2">
          <table:table-cell office:value-type="float" office:value="1.31429" calcext:value-type="float">
            <text:p>1,31429</text:p>
          </table:table-cell>
          <table:table-cell office:value-type="float" office:value="1.51387" calcext:value-type="float">
            <text:p>1,51387</text:p>
          </table:table-cell>
          <table:table-cell office:value-type="float" office:value="1.37381" calcext:value-type="float">
            <text:p>1,37381</text:p>
          </table:table-cell>
          <table:table-cell office:value-type="float" office:value="1.63125" calcext:value-type="float">
            <text:p>1,63125</text:p>
          </table:table-cell>
          <table:table-cell table:number-columns-repeated="64"/>
          <table:table-cell table:formula="of:=MIN([.A56:.BL56])" office:value-type="float" office:value="1.31429" calcext:value-type="float">
            <text:p>1,31429</text:p>
          </table:table-cell>
          <table:table-cell table:formula="of:=MAX([.A56:.BL56])" office:value-type="float" office:value="1.63125" calcext:value-type="float">
            <text:p>1,63125</text:p>
          </table:table-cell>
          <table:table-cell table:number-columns-repeated="7"/>
        </table:table-row>
        <table:table-row table:style-name="ro2">
          <table:table-cell office:value-type="float" office:value="1.03934" calcext:value-type="float">
            <text:p>1,03934</text:p>
          </table:table-cell>
          <table:table-cell office:value-type="float" office:value="0.540064" calcext:value-type="float">
            <text:p>0,540064</text:p>
          </table:table-cell>
          <table:table-cell office:value-type="float" office:value="0.577184" calcext:value-type="float">
            <text:p>0,577184</text:p>
          </table:table-cell>
          <table:table-cell office:value-type="float" office:value="2.49227" calcext:value-type="float">
            <text:p>2,49227</text:p>
          </table:table-cell>
          <table:table-cell table:number-columns-repeated="64"/>
          <table:table-cell table:formula="of:=MIN([.A57:.BL57])" office:value-type="float" office:value="0.540064" calcext:value-type="float">
            <text:p>0,540064</text:p>
          </table:table-cell>
          <table:table-cell table:formula="of:=MAX([.A57:.BL57])" office:value-type="float" office:value="2.49227" calcext:value-type="float">
            <text:p>2,49227</text:p>
          </table:table-cell>
          <table:table-cell table:number-columns-repeated="7"/>
        </table:table-row>
        <table:table-row table:style-name="ro2">
          <table:table-cell office:value-type="float" office:value="1.80975" calcext:value-type="float">
            <text:p>1,80975</text:p>
          </table:table-cell>
          <table:table-cell office:value-type="float" office:value="1.90514" calcext:value-type="float">
            <text:p>1,90514</text:p>
          </table:table-cell>
          <table:table-cell office:value-type="float" office:value="1.92005" calcext:value-type="float">
            <text:p>1,92005</text:p>
          </table:table-cell>
          <table:table-cell office:value-type="float" office:value="0.61361" calcext:value-type="float">
            <text:p>0,61361</text:p>
          </table:table-cell>
          <table:table-cell table:number-columns-repeated="64"/>
          <table:table-cell table:formula="of:=MIN([.A58:.BL58])" office:value-type="float" office:value="0.61361" calcext:value-type="float">
            <text:p>0,61361</text:p>
          </table:table-cell>
          <table:table-cell table:formula="of:=MAX([.A58:.BL58])" office:value-type="float" office:value="1.92005" calcext:value-type="float">
            <text:p>1,92005</text:p>
          </table:table-cell>
          <table:table-cell table:number-columns-repeated="7"/>
        </table:table-row>
        <table:table-row table:style-name="ro2">
          <table:table-cell office:value-type="float" office:value="1.17526" calcext:value-type="float">
            <text:p>1,17526</text:p>
          </table:table-cell>
          <table:table-cell office:value-type="float" office:value="2.29615" calcext:value-type="float">
            <text:p>2,29615</text:p>
          </table:table-cell>
          <table:table-cell office:value-type="float" office:value="1.51688" calcext:value-type="float">
            <text:p>1,51688</text:p>
          </table:table-cell>
          <table:table-cell office:value-type="float" office:value="1.57325" calcext:value-type="float">
            <text:p>1,57325</text:p>
          </table:table-cell>
          <table:table-cell table:number-columns-repeated="64"/>
          <table:table-cell table:formula="of:=MIN([.A59:.BL59])" office:value-type="float" office:value="1.17526" calcext:value-type="float">
            <text:p>1,17526</text:p>
          </table:table-cell>
          <table:table-cell table:formula="of:=MAX([.A59:.BL59])" office:value-type="float" office:value="2.29615" calcext:value-type="float">
            <text:p>2,29615</text:p>
          </table:table-cell>
          <table:table-cell table:number-columns-repeated="7"/>
        </table:table-row>
        <table:table-row table:style-name="ro2">
          <table:table-cell office:value-type="float" office:value="1.03587" calcext:value-type="float">
            <text:p>1,03587</text:p>
          </table:table-cell>
          <table:table-cell office:value-type="float" office:value="1.5385" calcext:value-type="float">
            <text:p>1,5385</text:p>
          </table:table-cell>
          <table:table-cell office:value-type="float" office:value="0.971724" calcext:value-type="float">
            <text:p>0,971724</text:p>
          </table:table-cell>
          <table:table-cell office:value-type="float" office:value="0.699199" calcext:value-type="float">
            <text:p>0,699199</text:p>
          </table:table-cell>
          <table:table-cell table:number-columns-repeated="64"/>
          <table:table-cell table:formula="of:=MIN([.A60:.BL60])" office:value-type="float" office:value="0.699199" calcext:value-type="float">
            <text:p>0,699199</text:p>
          </table:table-cell>
          <table:table-cell table:formula="of:=MAX([.A60:.BL60])" office:value-type="float" office:value="1.5385" calcext:value-type="float">
            <text:p>1,5385</text:p>
          </table:table-cell>
          <table:table-cell table:number-columns-repeated="7"/>
        </table:table-row>
        <table:table-row table:style-name="ro2">
          <table:table-cell office:value-type="float" office:value="1.79426" calcext:value-type="float">
            <text:p>1,79426</text:p>
          </table:table-cell>
          <table:table-cell office:value-type="float" office:value="1.99244" calcext:value-type="float">
            <text:p>1,99244</text:p>
          </table:table-cell>
          <table:table-cell office:value-type="float" office:value="2.07744" calcext:value-type="float">
            <text:p>2,07744</text:p>
          </table:table-cell>
          <table:table-cell office:value-type="float" office:value="0.784095" calcext:value-type="float">
            <text:p>0,784095</text:p>
          </table:table-cell>
          <table:table-cell table:number-columns-repeated="64"/>
          <table:table-cell table:formula="of:=MIN([.A61:.BL61])" office:value-type="float" office:value="0.784095" calcext:value-type="float">
            <text:p>0,784095</text:p>
          </table:table-cell>
          <table:table-cell table:formula="of:=MAX([.A61:.BL61])" office:value-type="float" office:value="2.07744" calcext:value-type="float">
            <text:p>2,07744</text:p>
          </table:table-cell>
          <table:table-cell table:number-columns-repeated="7"/>
        </table:table-row>
        <table:table-row table:style-name="ro2">
          <table:table-cell office:value-type="float" office:value="1.78857" calcext:value-type="float">
            <text:p>1,78857</text:p>
          </table:table-cell>
          <table:table-cell office:value-type="float" office:value="1.8873" calcext:value-type="float">
            <text:p>1,8873</text:p>
          </table:table-cell>
          <table:table-cell office:value-type="float" office:value="1.85517" calcext:value-type="float">
            <text:p>1,85517</text:p>
          </table:table-cell>
          <table:table-cell office:value-type="float" office:value="0.692564" calcext:value-type="float">
            <text:p>0,692564</text:p>
          </table:table-cell>
          <table:table-cell table:number-columns-repeated="64"/>
          <table:table-cell table:formula="of:=MIN([.A62:.BL62])" office:value-type="float" office:value="0.692564" calcext:value-type="float">
            <text:p>0,692564</text:p>
          </table:table-cell>
          <table:table-cell table:formula="of:=MAX([.A62:.BL62])" office:value-type="float" office:value="1.8873" calcext:value-type="float">
            <text:p>1,8873</text:p>
          </table:table-cell>
          <table:table-cell table:number-columns-repeated="7"/>
        </table:table-row>
        <table:table-row table:style-name="ro2">
          <table:table-cell office:value-type="float" office:value="1.82608" calcext:value-type="float">
            <text:p>1,82608</text:p>
          </table:table-cell>
          <table:table-cell office:value-type="float" office:value="1.8712" calcext:value-type="float">
            <text:p>1,8712</text:p>
          </table:table-cell>
          <table:table-cell office:value-type="float" office:value="1.9505" calcext:value-type="float">
            <text:p>1,9505</text:p>
          </table:table-cell>
          <table:table-cell office:value-type="float" office:value="0.723097" calcext:value-type="float">
            <text:p>0,723097</text:p>
          </table:table-cell>
          <table:table-cell table:number-columns-repeated="64"/>
          <table:table-cell table:formula="of:=MIN([.A63:.BL63])" office:value-type="float" office:value="0.723097" calcext:value-type="float">
            <text:p>0,723097</text:p>
          </table:table-cell>
          <table:table-cell table:formula="of:=MAX([.A63:.BL63])" office:value-type="float" office:value="1.9505" calcext:value-type="float">
            <text:p>1,95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00602" calcext:value-type="float">
            <text:p>1,00602</text:p>
          </table:table-cell>
          <table:table-cell office:value-type="float" office:value="1.10584" calcext:value-type="float">
            <text:p>1,10584</text:p>
          </table:table-cell>
          <table:table-cell office:value-type="float" office:value="1.05278" calcext:value-type="float">
            <text:p>1,05278</text:p>
          </table:table-cell>
          <table:table-cell office:value-type="float" office:value="2.06312" calcext:value-type="float">
            <text:p>2,06312</text:p>
          </table:table-cell>
          <table:table-cell office:value-type="float" office:value="1.16334" calcext:value-type="float">
            <text:p>1,16334</text:p>
          </table:table-cell>
          <table:table-cell office:value-type="float" office:value="1.25891" calcext:value-type="float">
            <text:p>1,25891</text:p>
          </table:table-cell>
          <table:table-cell office:value-type="float" office:value="1.73243" calcext:value-type="float">
            <text:p>1,73243</text:p>
          </table:table-cell>
          <table:table-cell office:value-type="float" office:value="0.826341" calcext:value-type="float">
            <text:p>0,826341</text:p>
          </table:table-cell>
          <table:table-cell table:number-columns-repeated="60"/>
          <table:table-cell table:formula="of:=MIN([.A65:.BL65])" office:value-type="float" office:value="0.826341" calcext:value-type="float">
            <text:p>0,826341</text:p>
          </table:table-cell>
          <table:table-cell table:formula="of:=MAX([.A65:.BL65])" office:value-type="float" office:value="2.06312" calcext:value-type="float">
            <text:p>2,06312</text:p>
          </table:table-cell>
          <table:table-cell table:number-columns-repeated="7"/>
        </table:table-row>
        <table:table-row table:style-name="ro2">
          <table:table-cell office:value-type="float" office:value="0.887291" calcext:value-type="float">
            <text:p>0,887291</text:p>
          </table:table-cell>
          <table:table-cell office:value-type="float" office:value="0.914378" calcext:value-type="float">
            <text:p>0,914378</text:p>
          </table:table-cell>
          <table:table-cell office:value-type="float" office:value="1.06477" calcext:value-type="float">
            <text:p>1,06477</text:p>
          </table:table-cell>
          <table:table-cell office:value-type="float" office:value="1.10961" calcext:value-type="float">
            <text:p>1,10961</text:p>
          </table:table-cell>
          <table:table-cell office:value-type="float" office:value="0.903031" calcext:value-type="float">
            <text:p>0,903031</text:p>
          </table:table-cell>
          <table:table-cell office:value-type="float" office:value="1.08751" calcext:value-type="float">
            <text:p>1,08751</text:p>
          </table:table-cell>
          <table:table-cell office:value-type="float" office:value="1.10108" calcext:value-type="float">
            <text:p>1,10108</text:p>
          </table:table-cell>
          <table:table-cell office:value-type="float" office:value="1.32254" calcext:value-type="float">
            <text:p>1,32254</text:p>
          </table:table-cell>
          <table:table-cell table:number-columns-repeated="60"/>
          <table:table-cell table:formula="of:=MIN([.A66:.BL66])" office:value-type="float" office:value="0.887291" calcext:value-type="float">
            <text:p>0,887291</text:p>
          </table:table-cell>
          <table:table-cell table:formula="of:=MAX([.A66:.BL66])" office:value-type="float" office:value="1.32254" calcext:value-type="float">
            <text:p>1,32254</text:p>
          </table:table-cell>
          <table:table-cell table:number-columns-repeated="7"/>
        </table:table-row>
        <table:table-row table:style-name="ro2">
          <table:table-cell office:value-type="float" office:value="1.18235" calcext:value-type="float">
            <text:p>1,18235</text:p>
          </table:table-cell>
          <table:table-cell office:value-type="float" office:value="1.27302" calcext:value-type="float">
            <text:p>1,27302</text:p>
          </table:table-cell>
          <table:table-cell office:value-type="float" office:value="1.2935" calcext:value-type="float">
            <text:p>1,2935</text:p>
          </table:table-cell>
          <table:table-cell office:value-type="float" office:value="1.29514" calcext:value-type="float">
            <text:p>1,29514</text:p>
          </table:table-cell>
          <table:table-cell office:value-type="float" office:value="0.690618" calcext:value-type="float">
            <text:p>0,690618</text:p>
          </table:table-cell>
          <table:table-cell office:value-type="float" office:value="1.38639" calcext:value-type="float">
            <text:p>1,38639</text:p>
          </table:table-cell>
          <table:table-cell office:value-type="float" office:value="1.32683" calcext:value-type="float">
            <text:p>1,32683</text:p>
          </table:table-cell>
          <table:table-cell office:value-type="float" office:value="0.322233" calcext:value-type="float">
            <text:p>0,322233</text:p>
          </table:table-cell>
          <table:table-cell table:number-columns-repeated="60"/>
          <table:table-cell table:formula="of:=MIN([.A67:.BL67])" office:value-type="float" office:value="0.322233" calcext:value-type="float">
            <text:p>0,322233</text:p>
          </table:table-cell>
          <table:table-cell table:formula="of:=MAX([.A67:.BL67])" office:value-type="float" office:value="1.38639" calcext:value-type="float">
            <text:p>1,38639</text:p>
          </table:table-cell>
          <table:table-cell table:number-columns-repeated="7"/>
        </table:table-row>
        <table:table-row table:style-name="ro2">
          <table:table-cell office:value-type="float" office:value="0.92256" calcext:value-type="float">
            <text:p>0,92256</text:p>
          </table:table-cell>
          <table:table-cell office:value-type="float" office:value="1.00068" calcext:value-type="float">
            <text:p>1,00068</text:p>
          </table:table-cell>
          <table:table-cell office:value-type="float" office:value="1.09164" calcext:value-type="float">
            <text:p>1,09164</text:p>
          </table:table-cell>
          <table:table-cell office:value-type="float" office:value="0.82831" calcext:value-type="float">
            <text:p>0,82831</text:p>
          </table:table-cell>
          <table:table-cell office:value-type="float" office:value="0.987753" calcext:value-type="float">
            <text:p>0,987753</text:p>
          </table:table-cell>
          <table:table-cell office:value-type="float" office:value="1.11009" calcext:value-type="float">
            <text:p>1,11009</text:p>
          </table:table-cell>
          <table:table-cell office:value-type="float" office:value="0.570878" calcext:value-type="float">
            <text:p>0,570878</text:p>
          </table:table-cell>
          <table:table-cell office:value-type="float" office:value="0.710384" calcext:value-type="float">
            <text:p>0,710384</text:p>
          </table:table-cell>
          <table:table-cell table:number-columns-repeated="60"/>
          <table:table-cell table:formula="of:=MIN([.A68:.BL68])" office:value-type="float" office:value="0.570878" calcext:value-type="float">
            <text:p>0,570878</text:p>
          </table:table-cell>
          <table:table-cell table:formula="of:=MAX([.A68:.BL68])" office:value-type="float" office:value="1.11009" calcext:value-type="float">
            <text:p>1,11009</text:p>
          </table:table-cell>
          <table:table-cell table:number-columns-repeated="7"/>
        </table:table-row>
        <table:table-row table:style-name="ro2">
          <table:table-cell office:value-type="float" office:value="0.662179" calcext:value-type="float">
            <text:p>0,662179</text:p>
          </table:table-cell>
          <table:table-cell office:value-type="float" office:value="0.920854" calcext:value-type="float">
            <text:p>0,920854</text:p>
          </table:table-cell>
          <table:table-cell office:value-type="float" office:value="0.781035" calcext:value-type="float">
            <text:p>0,781035</text:p>
          </table:table-cell>
          <table:table-cell office:value-type="float" office:value="0.711145" calcext:value-type="float">
            <text:p>0,711145</text:p>
          </table:table-cell>
          <table:table-cell office:value-type="float" office:value="1.78839" calcext:value-type="float">
            <text:p>1,78839</text:p>
          </table:table-cell>
          <table:table-cell office:value-type="float" office:value="1.00279" calcext:value-type="float">
            <text:p>1,00279</text:p>
          </table:table-cell>
          <table:table-cell office:value-type="float" office:value="1.49126" calcext:value-type="float">
            <text:p>1,49126</text:p>
          </table:table-cell>
          <table:table-cell office:value-type="float" office:value="0.761601" calcext:value-type="float">
            <text:p>0,761601</text:p>
          </table:table-cell>
          <table:table-cell table:number-columns-repeated="60"/>
          <table:table-cell table:formula="of:=MIN([.A69:.BL69])" office:value-type="float" office:value="0.662179" calcext:value-type="float">
            <text:p>0,662179</text:p>
          </table:table-cell>
          <table:table-cell table:formula="of:=MAX([.A69:.BL69])" office:value-type="float" office:value="1.78839" calcext:value-type="float">
            <text:p>1,78839</text:p>
          </table:table-cell>
          <table:table-cell table:number-columns-repeated="7"/>
        </table:table-row>
        <table:table-row table:style-name="ro2">
          <table:table-cell office:value-type="float" office:value="0.91554" calcext:value-type="float">
            <text:p>0,91554</text:p>
          </table:table-cell>
          <table:table-cell office:value-type="float" office:value="0.988612" calcext:value-type="float">
            <text:p>0,988612</text:p>
          </table:table-cell>
          <table:table-cell office:value-type="float" office:value="1.07718" calcext:value-type="float">
            <text:p>1,07718</text:p>
          </table:table-cell>
          <table:table-cell office:value-type="float" office:value="0.923009" calcext:value-type="float">
            <text:p>0,923009</text:p>
          </table:table-cell>
          <table:table-cell office:value-type="float" office:value="1.07531" calcext:value-type="float">
            <text:p>1,07531</text:p>
          </table:table-cell>
          <table:table-cell office:value-type="float" office:value="1.02288" calcext:value-type="float">
            <text:p>1,02288</text:p>
          </table:table-cell>
          <table:table-cell office:value-type="float" office:value="0.644062" calcext:value-type="float">
            <text:p>0,644062</text:p>
          </table:table-cell>
          <table:table-cell office:value-type="float" office:value="1.91371" calcext:value-type="float">
            <text:p>1,91371</text:p>
          </table:table-cell>
          <table:table-cell table:number-columns-repeated="60"/>
          <table:table-cell table:formula="of:=MIN([.A70:.BL70])" office:value-type="float" office:value="0.644062" calcext:value-type="float">
            <text:p>0,644062</text:p>
          </table:table-cell>
          <table:table-cell table:formula="of:=MAX([.A70:.BL70])" office:value-type="float" office:value="1.91371" calcext:value-type="float">
            <text:p>1,91371</text:p>
          </table:table-cell>
          <table:table-cell table:number-columns-repeated="7"/>
        </table:table-row>
        <table:table-row table:style-name="ro2">
          <table:table-cell office:value-type="float" office:value="1.14947" calcext:value-type="float">
            <text:p>1,14947</text:p>
          </table:table-cell>
          <table:table-cell office:value-type="float" office:value="1.23562" calcext:value-type="float">
            <text:p>1,23562</text:p>
          </table:table-cell>
          <table:table-cell office:value-type="float" office:value="1.27241" calcext:value-type="float">
            <text:p>1,27241</text:p>
          </table:table-cell>
          <table:table-cell office:value-type="float" office:value="1.3057" calcext:value-type="float">
            <text:p>1,3057</text:p>
          </table:table-cell>
          <table:table-cell office:value-type="float" office:value="0.996543" calcext:value-type="float">
            <text:p>0,996543</text:p>
          </table:table-cell>
          <table:table-cell office:value-type="float" office:value="1.05626" calcext:value-type="float">
            <text:p>1,05626</text:p>
          </table:table-cell>
          <table:table-cell office:value-type="float" office:value="1.01094" calcext:value-type="float">
            <text:p>1,01094</text:p>
          </table:table-cell>
          <table:table-cell office:value-type="float" office:value="0.412812" calcext:value-type="float">
            <text:p>0,412812</text:p>
          </table:table-cell>
          <table:table-cell table:number-columns-repeated="60"/>
          <table:table-cell table:formula="of:=MIN([.A71:.BL71])" office:value-type="float" office:value="0.412812" calcext:value-type="float">
            <text:p>0,412812</text:p>
          </table:table-cell>
          <table:table-cell table:formula="of:=MAX([.A71:.BL71])" office:value-type="float" office:value="1.3057" calcext:value-type="float">
            <text:p>1,3057</text:p>
          </table:table-cell>
          <table:table-cell table:number-columns-repeated="7"/>
        </table:table-row>
        <table:table-row table:style-name="ro2">
          <table:table-cell office:value-type="float" office:value="1.13089" calcext:value-type="float">
            <text:p>1,13089</text:p>
          </table:table-cell>
          <table:table-cell office:value-type="float" office:value="1.22202" calcext:value-type="float">
            <text:p>1,22202</text:p>
          </table:table-cell>
          <table:table-cell office:value-type="float" office:value="1.22415" calcext:value-type="float">
            <text:p>1,22415</text:p>
          </table:table-cell>
          <table:table-cell office:value-type="float" office:value="1.23062" calcext:value-type="float">
            <text:p>1,23062</text:p>
          </table:table-cell>
          <table:table-cell office:value-type="float" office:value="0.668008" calcext:value-type="float">
            <text:p>0,668008</text:p>
          </table:table-cell>
          <table:table-cell office:value-type="float" office:value="1.10731" calcext:value-type="float">
            <text:p>1,10731</text:p>
          </table:table-cell>
          <table:table-cell office:value-type="float" office:value="0.770188" calcext:value-type="float">
            <text:p>0,770188</text:p>
          </table:table-cell>
          <table:table-cell office:value-type="float" office:value="0.780742" calcext:value-type="float">
            <text:p>0,780742</text:p>
          </table:table-cell>
          <table:table-cell table:number-columns-repeated="60"/>
          <table:table-cell table:formula="of:=MIN([.A72:.BL72])" office:value-type="float" office:value="0.668008" calcext:value-type="float">
            <text:p>0,668008</text:p>
          </table:table-cell>
          <table:table-cell table:formula="of:=MAX([.A72:.BL72])" office:value-type="float" office:value="1.23062" calcext:value-type="float">
            <text:p>1,23062</text:p>
          </table:table-cell>
          <table:table-cell table:number-columns-repeated="7"/>
        </table:table-row>
        <table:table-row table:style-name="ro2">
          <table:table-cell office:value-type="float" office:value="0.897445" calcext:value-type="float">
            <text:p>0,897445</text:p>
          </table:table-cell>
          <table:table-cell office:value-type="float" office:value="0.60007" calcext:value-type="float">
            <text:p>0,60007</text:p>
          </table:table-cell>
          <table:table-cell office:value-type="float" office:value="0.665893" calcext:value-type="float">
            <text:p>0,665893</text:p>
          </table:table-cell>
          <table:table-cell office:value-type="float" office:value="1.56" calcext:value-type="float">
            <text:p>1,56</text:p>
          </table:table-cell>
          <table:table-cell office:value-type="float" office:value="1.63511" calcext:value-type="float">
            <text:p>1,63511</text:p>
          </table:table-cell>
          <table:table-cell office:value-type="float" office:value="0.762879" calcext:value-type="float">
            <text:p>0,762879</text:p>
          </table:table-cell>
          <table:table-cell office:value-type="float" office:value="1.00888" calcext:value-type="float">
            <text:p>1,00888</text:p>
          </table:table-cell>
          <table:table-cell office:value-type="float" office:value="0.532082" calcext:value-type="float">
            <text:p>0,532082</text:p>
          </table:table-cell>
          <table:table-cell table:number-columns-repeated="60"/>
          <table:table-cell table:formula="of:=MIN([.A73:.BL73])" office:value-type="float" office:value="0.532082" calcext:value-type="float">
            <text:p>0,532082</text:p>
          </table:table-cell>
          <table:table-cell table:formula="of:=MAX([.A73:.BL73])" office:value-type="float" office:value="1.63511" calcext:value-type="float">
            <text:p>1,63511</text:p>
          </table:table-cell>
          <table:table-cell table:number-columns-repeated="7"/>
        </table:table-row>
        <table:table-row table:style-name="ro2">
          <table:table-cell office:value-type="float" office:value="1.14187" calcext:value-type="float">
            <text:p>1,14187</text:p>
          </table:table-cell>
          <table:table-cell office:value-type="float" office:value="1.16799" calcext:value-type="float">
            <text:p>1,16799</text:p>
          </table:table-cell>
          <table:table-cell office:value-type="float" office:value="1.2705" calcext:value-type="float">
            <text:p>1,2705</text:p>
          </table:table-cell>
          <table:table-cell office:value-type="float" office:value="1.33958" calcext:value-type="float">
            <text:p>1,33958</text:p>
          </table:table-cell>
          <table:table-cell office:value-type="float" office:value="0.955234" calcext:value-type="float">
            <text:p>0,955234</text:p>
          </table:table-cell>
          <table:table-cell office:value-type="float" office:value="0.95611" calcext:value-type="float">
            <text:p>0,95611</text:p>
          </table:table-cell>
          <table:table-cell office:value-type="float" office:value="0.870275" calcext:value-type="float">
            <text:p>0,870275</text:p>
          </table:table-cell>
          <table:table-cell office:value-type="float" office:value="0.311474" calcext:value-type="float">
            <text:p>0,311474</text:p>
          </table:table-cell>
          <table:table-cell table:number-columns-repeated="60"/>
          <table:table-cell table:formula="of:=MIN([.A74:.BL74])" office:value-type="float" office:value="0.311474" calcext:value-type="float">
            <text:p>0,311474</text:p>
          </table:table-cell>
          <table:table-cell table:formula="of:=MAX([.A74:.BL74])" office:value-type="float" office:value="1.33958" calcext:value-type="float">
            <text:p>1,33958</text:p>
          </table:table-cell>
          <table:table-cell table:number-columns-repeated="7"/>
        </table:table-row>
        <table:table-row table:style-name="ro2">
          <table:table-cell office:value-type="float" office:value="0.887251" calcext:value-type="float">
            <text:p>0,887251</text:p>
          </table:table-cell>
          <table:table-cell office:value-type="float" office:value="0.932149" calcext:value-type="float">
            <text:p>0,932149</text:p>
          </table:table-cell>
          <table:table-cell office:value-type="float" office:value="0.984364" calcext:value-type="float">
            <text:p>0,984364</text:p>
          </table:table-cell>
          <table:table-cell office:value-type="float" office:value="0.851571" calcext:value-type="float">
            <text:p>0,851571</text:p>
          </table:table-cell>
          <table:table-cell office:value-type="float" office:value="0.988868" calcext:value-type="float">
            <text:p>0,988868</text:p>
          </table:table-cell>
          <table:table-cell office:value-type="float" office:value="1.02653" calcext:value-type="float">
            <text:p>1,02653</text:p>
          </table:table-cell>
          <table:table-cell office:value-type="float" office:value="0.713834" calcext:value-type="float">
            <text:p>0,713834</text:p>
          </table:table-cell>
          <table:table-cell office:value-type="float" office:value="0.714085" calcext:value-type="float">
            <text:p>0,714085</text:p>
          </table:table-cell>
          <table:table-cell table:number-columns-repeated="60"/>
          <table:table-cell table:formula="of:=MIN([.A75:.BL75])" office:value-type="float" office:value="0.713834" calcext:value-type="float">
            <text:p>0,713834</text:p>
          </table:table-cell>
          <table:table-cell table:formula="of:=MAX([.A75:.BL75])" office:value-type="float" office:value="1.02653" calcext:value-type="float">
            <text:p>1,02653</text:p>
          </table:table-cell>
          <table:table-cell table:number-columns-repeated="7"/>
        </table:table-row>
        <table:table-row table:style-name="ro2">
          <table:table-cell office:value-type="float" office:value="1.15276" calcext:value-type="float">
            <text:p>1,15276</text:p>
          </table:table-cell>
          <table:table-cell office:value-type="float" office:value="1.32351" calcext:value-type="float">
            <text:p>1,32351</text:p>
          </table:table-cell>
          <table:table-cell office:value-type="float" office:value="1.34357" calcext:value-type="float">
            <text:p>1,34357</text:p>
          </table:table-cell>
          <table:table-cell office:value-type="float" office:value="1.35362" calcext:value-type="float">
            <text:p>1,35362</text:p>
          </table:table-cell>
          <table:table-cell office:value-type="float" office:value="1.15347" calcext:value-type="float">
            <text:p>1,15347</text:p>
          </table:table-cell>
          <table:table-cell office:value-type="float" office:value="1.16685" calcext:value-type="float">
            <text:p>1,16685</text:p>
          </table:table-cell>
          <table:table-cell office:value-type="float" office:value="1.18421" calcext:value-type="float">
            <text:p>1,18421</text:p>
          </table:table-cell>
          <table:table-cell office:value-type="float" office:value="1.01833" calcext:value-type="float">
            <text:p>1,01833</text:p>
          </table:table-cell>
          <table:table-cell table:number-columns-repeated="60"/>
          <table:table-cell table:formula="of:=MIN([.A76:.BL76])" office:value-type="float" office:value="1.01833" calcext:value-type="float">
            <text:p>1,01833</text:p>
          </table:table-cell>
          <table:table-cell table:formula="of:=MAX([.A76:.BL76])" office:value-type="float" office:value="1.35362" calcext:value-type="float">
            <text:p>1,35362</text:p>
          </table:table-cell>
          <table:table-cell table:number-columns-repeated="7"/>
        </table:table-row>
        <table:table-row table:style-name="ro2">
          <table:table-cell office:value-type="float" office:value="0.879632" calcext:value-type="float">
            <text:p>0,879632</text:p>
          </table:table-cell>
          <table:table-cell office:value-type="float" office:value="0.928893" calcext:value-type="float">
            <text:p>0,928893</text:p>
          </table:table-cell>
          <table:table-cell office:value-type="float" office:value="1.00967" calcext:value-type="float">
            <text:p>1,00967</text:p>
          </table:table-cell>
          <table:table-cell office:value-type="float" office:value="0.544028" calcext:value-type="float">
            <text:p>0,544028</text:p>
          </table:table-cell>
          <table:table-cell office:value-type="float" office:value="1.02479" calcext:value-type="float">
            <text:p>1,02479</text:p>
          </table:table-cell>
          <table:table-cell office:value-type="float" office:value="1.30946" calcext:value-type="float">
            <text:p>1,30946</text:p>
          </table:table-cell>
          <table:table-cell office:value-type="float" office:value="0.698906" calcext:value-type="float">
            <text:p>0,698906</text:p>
          </table:table-cell>
          <table:table-cell office:value-type="float" office:value="0.825302" calcext:value-type="float">
            <text:p>0,825302</text:p>
          </table:table-cell>
          <table:table-cell table:number-columns-repeated="60"/>
          <table:table-cell table:formula="of:=MIN([.A77:.BL77])" office:value-type="float" office:value="0.544028" calcext:value-type="float">
            <text:p>0,544028</text:p>
          </table:table-cell>
          <table:table-cell table:formula="of:=MAX([.A77:.BL77])" office:value-type="float" office:value="1.30946" calcext:value-type="float">
            <text:p>1,30946</text:p>
          </table:table-cell>
          <table:table-cell table:number-columns-repeated="7"/>
        </table:table-row>
        <table:table-row table:style-name="ro2">
          <table:table-cell office:value-type="float" office:value="1.12089" calcext:value-type="float">
            <text:p>1,12089</text:p>
          </table:table-cell>
          <table:table-cell office:value-type="float" office:value="1.47357" calcext:value-type="float">
            <text:p>1,47357</text:p>
          </table:table-cell>
          <table:table-cell office:value-type="float" office:value="1.49957" calcext:value-type="float">
            <text:p>1,49957</text:p>
          </table:table-cell>
          <table:table-cell office:value-type="float" office:value="1.51177" calcext:value-type="float">
            <text:p>1,51177</text:p>
          </table:table-cell>
          <table:table-cell office:value-type="float" office:value="0.967333" calcext:value-type="float">
            <text:p>0,967333</text:p>
          </table:table-cell>
          <table:table-cell office:value-type="float" office:value="1.10691" calcext:value-type="float">
            <text:p>1,10691</text:p>
          </table:table-cell>
          <table:table-cell office:value-type="float" office:value="1.43159" calcext:value-type="float">
            <text:p>1,43159</text:p>
          </table:table-cell>
          <table:table-cell office:value-type="float" office:value="1.08002" calcext:value-type="float">
            <text:p>1,08002</text:p>
          </table:table-cell>
          <table:table-cell table:number-columns-repeated="60"/>
          <table:table-cell table:formula="of:=MIN([.A78:.BL78])" office:value-type="float" office:value="0.967333" calcext:value-type="float">
            <text:p>0,967333</text:p>
          </table:table-cell>
          <table:table-cell table:formula="of:=MAX([.A78:.BL78])" office:value-type="float" office:value="1.51177" calcext:value-type="float">
            <text:p>1,51177</text:p>
          </table:table-cell>
          <table:table-cell table:number-columns-repeated="7"/>
        </table:table-row>
        <table:table-row table:style-name="ro2">
          <table:table-cell office:value-type="float" office:value="0.883844" calcext:value-type="float">
            <text:p>0,883844</text:p>
          </table:table-cell>
          <table:table-cell office:value-type="float" office:value="0.945181" calcext:value-type="float">
            <text:p>0,945181</text:p>
          </table:table-cell>
          <table:table-cell office:value-type="float" office:value="1.04379" calcext:value-type="float">
            <text:p>1,04379</text:p>
          </table:table-cell>
          <table:table-cell office:value-type="float" office:value="0.613637" calcext:value-type="float">
            <text:p>0,613637</text:p>
          </table:table-cell>
          <table:table-cell office:value-type="float" office:value="1.55756" calcext:value-type="float">
            <text:p>1,55756</text:p>
          </table:table-cell>
          <table:table-cell office:value-type="float" office:value="0.83527" calcext:value-type="float">
            <text:p>0,83527</text:p>
          </table:table-cell>
          <table:table-cell office:value-type="float" office:value="0.817973" calcext:value-type="float">
            <text:p>0,817973</text:p>
          </table:table-cell>
          <table:table-cell office:value-type="float" office:value="0.268647" calcext:value-type="float">
            <text:p>0,268647</text:p>
          </table:table-cell>
          <table:table-cell table:number-columns-repeated="60"/>
          <table:table-cell table:formula="of:=MIN([.A79:.BL79])" office:value-type="float" office:value="0.268647" calcext:value-type="float">
            <text:p>0,268647</text:p>
          </table:table-cell>
          <table:table-cell table:formula="of:=MAX([.A79:.BL79])" office:value-type="float" office:value="1.55756" calcext:value-type="float">
            <text:p>1,55756</text:p>
          </table:table-cell>
          <table:table-cell table:number-columns-repeated="7"/>
        </table:table-row>
        <table:table-row table:style-name="ro2">
          <table:table-cell office:value-type="float" office:value="0.468852" calcext:value-type="float">
            <text:p>0,468852</text:p>
          </table:table-cell>
          <table:table-cell office:value-type="float" office:value="0.438976" calcext:value-type="float">
            <text:p>0,438976</text:p>
          </table:table-cell>
          <table:table-cell office:value-type="float" office:value="1.2957" calcext:value-type="float">
            <text:p>1,2957</text:p>
          </table:table-cell>
          <table:table-cell office:value-type="float" office:value="0.455987" calcext:value-type="float">
            <text:p>0,455987</text:p>
          </table:table-cell>
          <table:table-cell office:value-type="float" office:value="0.436529" calcext:value-type="float">
            <text:p>0,436529</text:p>
          </table:table-cell>
          <table:table-cell office:value-type="float" office:value="1.29054" calcext:value-type="float">
            <text:p>1,29054</text:p>
          </table:table-cell>
          <table:table-cell office:value-type="float" office:value="1.00563" calcext:value-type="float">
            <text:p>1,00563</text:p>
          </table:table-cell>
          <table:table-cell office:value-type="float" office:value="0.331201" calcext:value-type="float">
            <text:p>0,331201</text:p>
          </table:table-cell>
          <table:table-cell table:number-columns-repeated="60"/>
          <table:table-cell table:formula="of:=MIN([.A80:.BL80])" office:value-type="float" office:value="0.331201" calcext:value-type="float">
            <text:p>0,331201</text:p>
          </table:table-cell>
          <table:table-cell table:formula="of:=MAX([.A80:.BL80])" office:value-type="float" office:value="1.2957" calcext:value-type="float">
            <text:p>1,2957</text:p>
          </table:table-cell>
          <table:table-cell table:number-columns-repeated="7"/>
        </table:table-row>
        <table:table-row table:style-name="ro2">
          <table:table-cell office:value-type="float" office:value="0.672851" calcext:value-type="float">
            <text:p>0,672851</text:p>
          </table:table-cell>
          <table:table-cell office:value-type="float" office:value="0.787951" calcext:value-type="float">
            <text:p>0,787951</text:p>
          </table:table-cell>
          <table:table-cell office:value-type="float" office:value="0.660302" calcext:value-type="float">
            <text:p>0,660302</text:p>
          </table:table-cell>
          <table:table-cell office:value-type="float" office:value="0.88488" calcext:value-type="float">
            <text:p>0,88488</text:p>
          </table:table-cell>
          <table:table-cell office:value-type="float" office:value="0.42757" calcext:value-type="float">
            <text:p>0,42757</text:p>
          </table:table-cell>
          <table:table-cell office:value-type="float" office:value="1.37661" calcext:value-type="float">
            <text:p>1,37661</text:p>
          </table:table-cell>
          <table:table-cell office:value-type="float" office:value="0.368245" calcext:value-type="float">
            <text:p>0,368245</text:p>
          </table:table-cell>
          <table:table-cell office:value-type="float" office:value="2.16423" calcext:value-type="float">
            <text:p>2,16423</text:p>
          </table:table-cell>
          <table:table-cell table:number-columns-repeated="60"/>
          <table:table-cell table:formula="of:=MIN([.A81:.BL81])" office:value-type="float" office:value="0.368245" calcext:value-type="float">
            <text:p>0,368245</text:p>
          </table:table-cell>
          <table:table-cell table:formula="of:=MAX([.A81:.BL81])" office:value-type="float" office:value="2.16423" calcext:value-type="float">
            <text:p>2,16423</text:p>
          </table:table-cell>
          <table:table-cell table:number-columns-repeated="7"/>
        </table:table-row>
        <table:table-row table:style-name="ro2">
          <table:table-cell office:value-type="float" office:value="0.878802" calcext:value-type="float">
            <text:p>0,878802</text:p>
          </table:table-cell>
          <table:table-cell office:value-type="float" office:value="1.05127" calcext:value-type="float">
            <text:p>1,05127</text:p>
          </table:table-cell>
          <table:table-cell office:value-type="float" office:value="0.615216" calcext:value-type="float">
            <text:p>0,615216</text:p>
          </table:table-cell>
          <table:table-cell office:value-type="float" office:value="0.558701" calcext:value-type="float">
            <text:p>0,558701</text:p>
          </table:table-cell>
          <table:table-cell office:value-type="float" office:value="0.306705" calcext:value-type="float">
            <text:p>0,306705</text:p>
          </table:table-cell>
          <table:table-cell office:value-type="float" office:value="2.37856" calcext:value-type="float">
            <text:p>2,37856</text:p>
          </table:table-cell>
          <table:table-cell office:value-type="float" office:value="1.50462" calcext:value-type="float">
            <text:p>1,50462</text:p>
          </table:table-cell>
          <table:table-cell office:value-type="float" office:value="0.305945" calcext:value-type="float">
            <text:p>0,305945</text:p>
          </table:table-cell>
          <table:table-cell table:number-columns-repeated="60"/>
          <table:table-cell table:formula="of:=MIN([.A82:.BL82])" office:value-type="float" office:value="0.305945" calcext:value-type="float">
            <text:p>0,305945</text:p>
          </table:table-cell>
          <table:table-cell table:formula="of:=MAX([.A82:.BL82])" office:value-type="float" office:value="2.37856" calcext:value-type="float">
            <text:p>2,37856</text:p>
          </table:table-cell>
          <table:table-cell table:number-columns-repeated="7"/>
        </table:table-row>
        <table:table-row table:style-name="ro2">
          <table:table-cell office:value-type="float" office:value="1.10333" calcext:value-type="float">
            <text:p>1,10333</text:p>
          </table:table-cell>
          <table:table-cell office:value-type="float" office:value="1.24918" calcext:value-type="float">
            <text:p>1,24918</text:p>
          </table:table-cell>
          <table:table-cell office:value-type="float" office:value="1.3079" calcext:value-type="float">
            <text:p>1,3079</text:p>
          </table:table-cell>
          <table:table-cell office:value-type="float" office:value="1.42429" calcext:value-type="float">
            <text:p>1,42429</text:p>
          </table:table-cell>
          <table:table-cell office:value-type="float" office:value="1.06557" calcext:value-type="float">
            <text:p>1,06557</text:p>
          </table:table-cell>
          <table:table-cell office:value-type="float" office:value="1.00651" calcext:value-type="float">
            <text:p>1,00651</text:p>
          </table:table-cell>
          <table:table-cell office:value-type="float" office:value="0.999074" calcext:value-type="float">
            <text:p>0,999074</text:p>
          </table:table-cell>
          <table:table-cell office:value-type="float" office:value="1.40275" calcext:value-type="float">
            <text:p>1,40275</text:p>
          </table:table-cell>
          <table:table-cell table:number-columns-repeated="60"/>
          <table:table-cell table:formula="of:=MIN([.A83:.BL83])" office:value-type="float" office:value="0.999074" calcext:value-type="float">
            <text:p>0,999074</text:p>
          </table:table-cell>
          <table:table-cell table:formula="of:=MAX([.A83:.BL83])" office:value-type="float" office:value="1.42429" calcext:value-type="float">
            <text:p>1,42429</text:p>
          </table:table-cell>
          <table:table-cell table:number-columns-repeated="7"/>
        </table:table-row>
        <table:table-row table:style-name="ro2">
          <table:table-cell office:value-type="float" office:value="0.663726" calcext:value-type="float">
            <text:p>0,663726</text:p>
          </table:table-cell>
          <table:table-cell office:value-type="float" office:value="0.969836" calcext:value-type="float">
            <text:p>0,969836</text:p>
          </table:table-cell>
          <table:table-cell office:value-type="float" office:value="1.09667" calcext:value-type="float">
            <text:p>1,09667</text:p>
          </table:table-cell>
          <table:table-cell office:value-type="float" office:value="0.804426" calcext:value-type="float">
            <text:p>0,804426</text:p>
          </table:table-cell>
          <table:table-cell office:value-type="float" office:value="0.975791" calcext:value-type="float">
            <text:p>0,975791</text:p>
          </table:table-cell>
          <table:table-cell office:value-type="float" office:value="1.09124" calcext:value-type="float">
            <text:p>1,09124</text:p>
          </table:table-cell>
          <table:table-cell office:value-type="float" office:value="0.695062" calcext:value-type="float">
            <text:p>0,695062</text:p>
          </table:table-cell>
          <table:table-cell office:value-type="float" office:value="1.84972" calcext:value-type="float">
            <text:p>1,84972</text:p>
          </table:table-cell>
          <table:table-cell table:number-columns-repeated="60"/>
          <table:table-cell table:formula="of:=MIN([.A84:.BL84])" office:value-type="float" office:value="0.663726" calcext:value-type="float">
            <text:p>0,663726</text:p>
          </table:table-cell>
          <table:table-cell table:formula="of:=MAX([.A84:.BL84])" office:value-type="float" office:value="1.84972" calcext:value-type="float">
            <text:p>1,8497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56567" calcext:value-type="float">
            <text:p>0,56567</text:p>
          </table:table-cell>
          <table:table-cell office:value-type="float" office:value="0.67556" calcext:value-type="float">
            <text:p>0,67556</text:p>
          </table:table-cell>
          <table:table-cell office:value-type="float" office:value="0.842484" calcext:value-type="float">
            <text:p>0,842484</text:p>
          </table:table-cell>
          <table:table-cell office:value-type="float" office:value="0.500853" calcext:value-type="float">
            <text:p>0,500853</text:p>
          </table:table-cell>
          <table:table-cell office:value-type="float" office:value="1.21242" calcext:value-type="float">
            <text:p>1,21242</text:p>
          </table:table-cell>
          <table:table-cell office:value-type="float" office:value="0.80265" calcext:value-type="float">
            <text:p>0,80265</text:p>
          </table:table-cell>
          <table:table-cell office:value-type="float" office:value="0.968545" calcext:value-type="float">
            <text:p>0,968545</text:p>
          </table:table-cell>
          <table:table-cell office:value-type="float" office:value="0.923636" calcext:value-type="float">
            <text:p>0,923636</text:p>
          </table:table-cell>
          <table:table-cell office:value-type="float" office:value="1.17976" calcext:value-type="float">
            <text:p>1,17976</text:p>
          </table:table-cell>
          <table:table-cell office:value-type="float" office:value="1.30426" calcext:value-type="float">
            <text:p>1,30426</text:p>
          </table:table-cell>
          <table:table-cell office:value-type="float" office:value="0.751343" calcext:value-type="float">
            <text:p>0,751343</text:p>
          </table:table-cell>
          <table:table-cell office:value-type="float" office:value="0.568718" calcext:value-type="float">
            <text:p>0,568718</text:p>
          </table:table-cell>
          <table:table-cell office:value-type="float" office:value="0.567791" calcext:value-type="float">
            <text:p>0,567791</text:p>
          </table:table-cell>
          <table:table-cell office:value-type="float" office:value="0.522666" calcext:value-type="float">
            <text:p>0,522666</text:p>
          </table:table-cell>
          <table:table-cell office:value-type="float" office:value="0.423239" calcext:value-type="float">
            <text:p>0,423239</text:p>
          </table:table-cell>
          <table:table-cell office:value-type="float" office:value="0.256401" calcext:value-type="float">
            <text:p>0,256401</text:p>
          </table:table-cell>
          <table:table-cell table:number-columns-repeated="52"/>
          <table:table-cell table:formula="of:=MIN([.A86:.BL86])" office:value-type="float" office:value="0.256401" calcext:value-type="float">
            <text:p>0,256401</text:p>
          </table:table-cell>
          <table:table-cell table:formula="of:=MAX([.A86:.BL86])" office:value-type="float" office:value="1.30426" calcext:value-type="float">
            <text:p>1,30426</text:p>
          </table:table-cell>
          <table:table-cell table:number-columns-repeated="7"/>
        </table:table-row>
        <table:table-row table:style-name="ro2">
          <table:table-cell office:value-type="float" office:value="0.393936" calcext:value-type="float">
            <text:p>0,393936</text:p>
          </table:table-cell>
          <table:table-cell office:value-type="float" office:value="0.456751" calcext:value-type="float">
            <text:p>0,456751</text:p>
          </table:table-cell>
          <table:table-cell office:value-type="float" office:value="0.579949" calcext:value-type="float">
            <text:p>0,579949</text:p>
          </table:table-cell>
          <table:table-cell office:value-type="float" office:value="0.668485" calcext:value-type="float">
            <text:p>0,668485</text:p>
          </table:table-cell>
          <table:table-cell office:value-type="float" office:value="0.618575" calcext:value-type="float">
            <text:p>0,618575</text:p>
          </table:table-cell>
          <table:table-cell office:value-type="float" office:value="0.794922" calcext:value-type="float">
            <text:p>0,794922</text:p>
          </table:table-cell>
          <table:table-cell office:value-type="float" office:value="0.905328" calcext:value-type="float">
            <text:p>0,905328</text:p>
          </table:table-cell>
          <table:table-cell office:value-type="float" office:value="0.869105" calcext:value-type="float">
            <text:p>0,869105</text:p>
          </table:table-cell>
          <table:table-cell office:value-type="float" office:value="0.716039" calcext:value-type="float">
            <text:p>0,716039</text:p>
          </table:table-cell>
          <table:table-cell office:value-type="float" office:value="0.433229" calcext:value-type="float">
            <text:p>0,433229</text:p>
          </table:table-cell>
          <table:table-cell office:value-type="float" office:value="0.52055" calcext:value-type="float">
            <text:p>0,52055</text:p>
          </table:table-cell>
          <table:table-cell office:value-type="float" office:value="0.726125" calcext:value-type="float">
            <text:p>0,726125</text:p>
          </table:table-cell>
          <table:table-cell office:value-type="float" office:value="0.705262" calcext:value-type="float">
            <text:p>0,705262</text:p>
          </table:table-cell>
          <table:table-cell office:value-type="float" office:value="1.13023" calcext:value-type="float">
            <text:p>1,13023</text:p>
          </table:table-cell>
          <table:table-cell office:value-type="float" office:value="0.388317" calcext:value-type="float">
            <text:p>0,388317</text:p>
          </table:table-cell>
          <table:table-cell office:value-type="float" office:value="0.207041" calcext:value-type="float">
            <text:p>0,207041</text:p>
          </table:table-cell>
          <table:table-cell table:number-columns-repeated="52"/>
          <table:table-cell table:formula="of:=MIN([.A87:.BL87])" office:value-type="float" office:value="0.207041" calcext:value-type="float">
            <text:p>0,207041</text:p>
          </table:table-cell>
          <table:table-cell table:formula="of:=MAX([.A87:.BL87])" office:value-type="float" office:value="1.13023" calcext:value-type="float">
            <text:p>1,13023</text:p>
          </table:table-cell>
          <table:table-cell table:number-columns-repeated="7"/>
        </table:table-row>
        <table:table-row table:style-name="ro2">
          <table:table-cell office:value-type="float" office:value="0.428607" calcext:value-type="float">
            <text:p>0,428607</text:p>
          </table:table-cell>
          <table:table-cell office:value-type="float" office:value="0.544052" calcext:value-type="float">
            <text:p>0,544052</text:p>
          </table:table-cell>
          <table:table-cell office:value-type="float" office:value="0.535319" calcext:value-type="float">
            <text:p>0,535319</text:p>
          </table:table-cell>
          <table:table-cell office:value-type="float" office:value="0.537614" calcext:value-type="float">
            <text:p>0,537614</text:p>
          </table:table-cell>
          <table:table-cell office:value-type="float" office:value="0.732389" calcext:value-type="float">
            <text:p>0,732389</text:p>
          </table:table-cell>
          <table:table-cell office:value-type="float" office:value="1.06441" calcext:value-type="float">
            <text:p>1,06441</text:p>
          </table:table-cell>
          <table:table-cell office:value-type="float" office:value="1.40153" calcext:value-type="float">
            <text:p>1,40153</text:p>
          </table:table-cell>
          <table:table-cell office:value-type="float" office:value="1.92703" calcext:value-type="float">
            <text:p>1,92703</text:p>
          </table:table-cell>
          <table:table-cell office:value-type="float" office:value="1.5512" calcext:value-type="float">
            <text:p>1,5512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21888" calcext:value-type="float">
            <text:p>1,21888</text:p>
          </table:table-cell>
          <table:table-cell office:value-type="float" office:value="0.761925" calcext:value-type="float">
            <text:p>0,761925</text:p>
          </table:table-cell>
          <table:table-cell office:value-type="float" office:value="0.582222" calcext:value-type="float">
            <text:p>0,582222</text:p>
          </table:table-cell>
          <table:table-cell office:value-type="float" office:value="0.555607" calcext:value-type="float">
            <text:p>0,555607</text:p>
          </table:table-cell>
          <table:table-cell office:value-type="float" office:value="0.238002" calcext:value-type="float">
            <text:p>0,238002</text:p>
          </table:table-cell>
          <table:table-cell office:value-type="float" office:value="0.678144" calcext:value-type="float">
            <text:p>0,678144</text:p>
          </table:table-cell>
          <table:table-cell table:number-columns-repeated="52"/>
          <table:table-cell table:formula="of:=MIN([.A88:.BL88])" office:value-type="float" office:value="0.238002" calcext:value-type="float">
            <text:p>0,238002</text:p>
          </table:table-cell>
          <table:table-cell table:formula="of:=MAX([.A88:.BL88])" office:value-type="float" office:value="1.92703" calcext:value-type="float">
            <text:p>1,92703</text:p>
          </table:table-cell>
          <table:table-cell table:number-columns-repeated="7"/>
        </table:table-row>
        <table:table-row table:style-name="ro2">
          <table:table-cell office:value-type="float" office:value="0.57034" calcext:value-type="float">
            <text:p>0,57034</text:p>
          </table:table-cell>
          <table:table-cell office:value-type="float" office:value="0.568544" calcext:value-type="float">
            <text:p>0,568544</text:p>
          </table:table-cell>
          <table:table-cell office:value-type="float" office:value="1.15332" calcext:value-type="float">
            <text:p>1,15332</text:p>
          </table:table-cell>
          <table:table-cell office:value-type="float" office:value="1.15534" calcext:value-type="float">
            <text:p>1,15534</text:p>
          </table:table-cell>
          <table:table-cell office:value-type="float" office:value="1.16247" calcext:value-type="float">
            <text:p>1,16247</text:p>
          </table:table-cell>
          <table:table-cell office:value-type="float" office:value="0.706448" calcext:value-type="float">
            <text:p>0,706448</text:p>
          </table:table-cell>
          <table:table-cell office:value-type="float" office:value="0.769067" calcext:value-type="float">
            <text:p>0,769067</text:p>
          </table:table-cell>
          <table:table-cell office:value-type="float" office:value="0.495958" calcext:value-type="float">
            <text:p>0,495958</text:p>
          </table:table-cell>
          <table:table-cell office:value-type="float" office:value="1.11046" calcext:value-type="float">
            <text:p>1,11046</text:p>
          </table:table-cell>
          <table:table-cell office:value-type="float" office:value="0.504439" calcext:value-type="float">
            <text:p>0,504439</text:p>
          </table:table-cell>
          <table:table-cell office:value-type="float" office:value="0.438123" calcext:value-type="float">
            <text:p>0,438123</text:p>
          </table:table-cell>
          <table:table-cell office:value-type="float" office:value="0.427767" calcext:value-type="float">
            <text:p>0,427767</text:p>
          </table:table-cell>
          <table:table-cell office:value-type="float" office:value="0.388295" calcext:value-type="float">
            <text:p>0,388295</text:p>
          </table:table-cell>
          <table:table-cell office:value-type="float" office:value="1.40601" calcext:value-type="float">
            <text:p>1,40601</text:p>
          </table:table-cell>
          <table:table-cell office:value-type="float" office:value="1.34342" calcext:value-type="float">
            <text:p>1,34342</text:p>
          </table:table-cell>
          <table:table-cell office:value-type="float" office:value="1.49771" calcext:value-type="float">
            <text:p>1,49771</text:p>
          </table:table-cell>
          <table:table-cell table:number-columns-repeated="52"/>
          <table:table-cell table:formula="of:=MIN([.A89:.BL89])" office:value-type="float" office:value="0.388295" calcext:value-type="float">
            <text:p>0,388295</text:p>
          </table:table-cell>
          <table:table-cell table:formula="of:=MAX([.A89:.BL89])" office:value-type="float" office:value="1.49771" calcext:value-type="float">
            <text:p>1,49771</text:p>
          </table:table-cell>
          <table:table-cell table:number-columns-repeated="7"/>
        </table:table-row>
        <table:table-row table:style-name="ro2">
          <table:table-cell office:value-type="float" office:value="0.564743" calcext:value-type="float">
            <text:p>0,564743</text:p>
          </table:table-cell>
          <table:table-cell office:value-type="float" office:value="0.684809" calcext:value-type="float">
            <text:p>0,684809</text:p>
          </table:table-cell>
          <table:table-cell office:value-type="float" office:value="0.842505" calcext:value-type="float">
            <text:p>0,842505</text:p>
          </table:table-cell>
          <table:table-cell office:value-type="float" office:value="0.893077" calcext:value-type="float">
            <text:p>0,893077</text:p>
          </table:table-cell>
          <table:table-cell office:value-type="float" office:value="0.50253" calcext:value-type="float">
            <text:p>0,50253</text:p>
          </table:table-cell>
          <table:table-cell office:value-type="float" office:value="0.551843" calcext:value-type="float">
            <text:p>0,551843</text:p>
          </table:table-cell>
          <table:table-cell office:value-type="float" office:value="0.391059" calcext:value-type="float">
            <text:p>0,391059</text:p>
          </table:table-cell>
          <table:table-cell office:value-type="float" office:value="1.23697" calcext:value-type="float">
            <text:p>1,23697</text:p>
          </table:table-cell>
          <table:table-cell office:value-type="float" office:value="1.39989" calcext:value-type="float">
            <text:p>1,39989</text:p>
          </table:table-cell>
          <table:table-cell office:value-type="float" office:value="1.19105" calcext:value-type="float">
            <text:p>1,19105</text:p>
          </table:table-cell>
          <table:table-cell office:value-type="float" office:value="0.835888" calcext:value-type="float">
            <text:p>0,835888</text:p>
          </table:table-cell>
          <table:table-cell office:value-type="float" office:value="0.914251" calcext:value-type="float">
            <text:p>0,914251</text:p>
          </table:table-cell>
          <table:table-cell office:value-type="float" office:value="0.667957" calcext:value-type="float">
            <text:p>0,667957</text:p>
          </table:table-cell>
          <table:table-cell office:value-type="float" office:value="1.81195" calcext:value-type="float">
            <text:p>1,81195</text:p>
          </table:table-cell>
          <table:table-cell office:value-type="float" office:value="0.456692" calcext:value-type="float">
            <text:p>0,456692</text:p>
          </table:table-cell>
          <table:table-cell office:value-type="float" office:value="0.21293" calcext:value-type="float">
            <text:p>0,21293</text:p>
          </table:table-cell>
          <table:table-cell table:number-columns-repeated="52"/>
          <table:table-cell table:formula="of:=MIN([.A90:.BL90])" office:value-type="float" office:value="0.21293" calcext:value-type="float">
            <text:p>0,21293</text:p>
          </table:table-cell>
          <table:table-cell table:formula="of:=MAX([.A90:.BL90])" office:value-type="float" office:value="1.81195" calcext:value-type="float">
            <text:p>1,81195</text:p>
          </table:table-cell>
          <table:table-cell table:number-columns-repeated="7"/>
        </table:table-row>
        <table:table-row table:style-name="ro2">
          <table:table-cell office:value-type="float" office:value="0.413422" calcext:value-type="float">
            <text:p>0,413422</text:p>
          </table:table-cell>
          <table:table-cell office:value-type="float" office:value="0.522845" calcext:value-type="float">
            <text:p>0,522845</text:p>
          </table:table-cell>
          <table:table-cell office:value-type="float" office:value="0.623543" calcext:value-type="float">
            <text:p>0,623543</text:p>
          </table:table-cell>
          <table:table-cell office:value-type="float" office:value="0.363301" calcext:value-type="float">
            <text:p>0,363301</text:p>
          </table:table-cell>
          <table:table-cell office:value-type="float" office:value="0.473599" calcext:value-type="float">
            <text:p>0,473599</text:p>
          </table:table-cell>
          <table:table-cell office:value-type="float" office:value="0.347849" calcext:value-type="float">
            <text:p>0,347849</text:p>
          </table:table-cell>
          <table:table-cell office:value-type="float" office:value="0.508802" calcext:value-type="float">
            <text:p>0,508802</text:p>
          </table:table-cell>
          <table:table-cell office:value-type="float" office:value="1.50084" calcext:value-type="float">
            <text:p>1,50084</text:p>
          </table:table-cell>
          <table:table-cell office:value-type="float" office:value="0.475601" calcext:value-type="float">
            <text:p>0,475601</text:p>
          </table:table-cell>
          <table:table-cell office:value-type="float" office:value="0.269707" calcext:value-type="float">
            <text:p>0,269707</text:p>
          </table:table-cell>
          <table:table-cell office:value-type="float" office:value="0.250476" calcext:value-type="float">
            <text:p>0,250476</text:p>
          </table:table-cell>
          <table:table-cell office:value-type="float" office:value="0.808086" calcext:value-type="float">
            <text:p>0,808086</text:p>
          </table:table-cell>
          <table:table-cell office:value-type="float" office:value="1.65535" calcext:value-type="float">
            <text:p>1,65535</text:p>
          </table:table-cell>
          <table:table-cell office:value-type="float" office:value="1.66899" calcext:value-type="float">
            <text:p>1,66899</text:p>
          </table:table-cell>
          <table:table-cell office:value-type="float" office:value="1.21611" calcext:value-type="float">
            <text:p>1,21611</text:p>
          </table:table-cell>
          <table:table-cell office:value-type="float" office:value="0.132858" calcext:value-type="float">
            <text:p>0,132858</text:p>
          </table:table-cell>
          <table:table-cell table:number-columns-repeated="52"/>
          <table:table-cell table:formula="of:=MIN([.A91:.BL91])" office:value-type="float" office:value="0.132858" calcext:value-type="float">
            <text:p>0,132858</text:p>
          </table:table-cell>
          <table:table-cell table:formula="of:=MAX([.A91:.BL91])" office:value-type="float" office:value="1.66899" calcext:value-type="float">
            <text:p>1,66899</text:p>
          </table:table-cell>
          <table:table-cell table:number-columns-repeated="7"/>
        </table:table-row>
        <table:table-row table:style-name="ro2">
          <table:table-cell office:value-type="float" office:value="0.421609" calcext:value-type="float">
            <text:p>0,421609</text:p>
          </table:table-cell>
          <table:table-cell office:value-type="float" office:value="0.529872" calcext:value-type="float">
            <text:p>0,529872</text:p>
          </table:table-cell>
          <table:table-cell office:value-type="float" office:value="0.691299" calcext:value-type="float">
            <text:p>0,691299</text:p>
          </table:table-cell>
          <table:table-cell office:value-type="float" office:value="0.437492" calcext:value-type="float">
            <text:p>0,437492</text:p>
          </table:table-cell>
          <table:table-cell office:value-type="float" office:value="0.435328" calcext:value-type="float">
            <text:p>0,435328</text:p>
          </table:table-cell>
          <table:table-cell office:value-type="float" office:value="1.43704" calcext:value-type="float">
            <text:p>1,43704</text:p>
          </table:table-cell>
          <table:table-cell office:value-type="float" office:value="1.17669" calcext:value-type="float">
            <text:p>1,17669</text:p>
          </table:table-cell>
          <table:table-cell office:value-type="float" office:value="0.746633" calcext:value-type="float">
            <text:p>0,746633</text:p>
          </table:table-cell>
          <table:table-cell office:value-type="float" office:value="0.496869" calcext:value-type="float">
            <text:p>0,496869</text:p>
          </table:table-cell>
          <table:table-cell office:value-type="float" office:value="0.56612" calcext:value-type="float">
            <text:p>0,56612</text:p>
          </table:table-cell>
          <table:table-cell office:value-type="float" office:value="1.46356" calcext:value-type="float">
            <text:p>1,46356</text:p>
          </table:table-cell>
          <table:table-cell office:value-type="float" office:value="1.03464" calcext:value-type="float">
            <text:p>1,03464</text:p>
          </table:table-cell>
          <table:table-cell office:value-type="float" office:value="1.85439" calcext:value-type="float">
            <text:p>1,85439</text:p>
          </table:table-cell>
          <table:table-cell office:value-type="float" office:value="1.8096" calcext:value-type="float">
            <text:p>1,8096</text:p>
          </table:table-cell>
          <table:table-cell office:value-type="float" office:value="0.586405" calcext:value-type="float">
            <text:p>0,586405</text:p>
          </table:table-cell>
          <table:table-cell office:value-type="float" office:value="0.323574" calcext:value-type="float">
            <text:p>0,323574</text:p>
          </table:table-cell>
          <table:table-cell table:number-columns-repeated="52"/>
          <table:table-cell table:formula="of:=MIN([.A92:.BL92])" office:value-type="float" office:value="0.323574" calcext:value-type="float">
            <text:p>0,323574</text:p>
          </table:table-cell>
          <table:table-cell table:formula="of:=MAX([.A92:.BL92])" office:value-type="float" office:value="1.85439" calcext:value-type="float">
            <text:p>1,85439</text:p>
          </table:table-cell>
          <table:table-cell table:number-columns-repeated="7"/>
        </table:table-row>
        <table:table-row table:style-name="ro2">
          <table:table-cell office:value-type="float" office:value="0.422301" calcext:value-type="float">
            <text:p>0,422301</text:p>
          </table:table-cell>
          <table:table-cell office:value-type="float" office:value="0.521858" calcext:value-type="float">
            <text:p>0,521858</text:p>
          </table:table-cell>
          <table:table-cell office:value-type="float" office:value="0.670255" calcext:value-type="float">
            <text:p>0,670255</text:p>
          </table:table-cell>
          <table:table-cell office:value-type="float" office:value="0.68165" calcext:value-type="float">
            <text:p>0,68165</text:p>
          </table:table-cell>
          <table:table-cell office:value-type="float" office:value="0.431826" calcext:value-type="float">
            <text:p>0,431826</text:p>
          </table:table-cell>
          <table:table-cell office:value-type="float" office:value="0.531322" calcext:value-type="float">
            <text:p>0,531322</text:p>
          </table:table-cell>
          <table:table-cell office:value-type="float" office:value="0.851808" calcext:value-type="float">
            <text:p>0,851808</text:p>
          </table:table-cell>
          <table:table-cell office:value-type="float" office:value="0.948814" calcext:value-type="float">
            <text:p>0,948814</text:p>
          </table:table-cell>
          <table:table-cell office:value-type="float" office:value="0.924065" calcext:value-type="float">
            <text:p>0,924065</text:p>
          </table:table-cell>
          <table:table-cell office:value-type="float" office:value="0.631746" calcext:value-type="float">
            <text:p>0,631746</text:p>
          </table:table-cell>
          <table:table-cell office:value-type="float" office:value="1.43846" calcext:value-type="float">
            <text:p>1,43846</text:p>
          </table:table-cell>
          <table:table-cell office:value-type="float" office:value="1.43878" calcext:value-type="float">
            <text:p>1,43878</text:p>
          </table:table-cell>
          <table:table-cell office:value-type="float" office:value="0.557133" calcext:value-type="float">
            <text:p>0,557133</text:p>
          </table:table-cell>
          <table:table-cell office:value-type="float" office:value="0.296474" calcext:value-type="float">
            <text:p>0,296474</text:p>
          </table:table-cell>
          <table:table-cell office:value-type="float" office:value="1.33252" calcext:value-type="float">
            <text:p>1,33252</text:p>
          </table:table-cell>
          <table:table-cell office:value-type="float" office:value="0.600993" calcext:value-type="float">
            <text:p>0,600993</text:p>
          </table:table-cell>
          <table:table-cell table:number-columns-repeated="52"/>
          <table:table-cell table:formula="of:=MIN([.A93:.BL93])" office:value-type="float" office:value="0.296474" calcext:value-type="float">
            <text:p>0,296474</text:p>
          </table:table-cell>
          <table:table-cell table:formula="of:=MAX([.A93:.BL93])" office:value-type="float" office:value="1.43878" calcext:value-type="float">
            <text:p>1,43878</text:p>
          </table:table-cell>
          <table:table-cell table:number-columns-repeated="7"/>
        </table:table-row>
        <table:table-row table:style-name="ro2">
          <table:table-cell office:value-type="float" office:value="0.38011" calcext:value-type="float">
            <text:p>0,38011</text:p>
          </table:table-cell>
          <table:table-cell office:value-type="float" office:value="0.540296" calcext:value-type="float">
            <text:p>0,540296</text:p>
          </table:table-cell>
          <table:table-cell office:value-type="float" office:value="0.325624" calcext:value-type="float">
            <text:p>0,325624</text:p>
          </table:table-cell>
          <table:table-cell office:value-type="float" office:value="0.547766" calcext:value-type="float">
            <text:p>0,547766</text:p>
          </table:table-cell>
          <table:table-cell office:value-type="float" office:value="1.10282" calcext:value-type="float">
            <text:p>1,10282</text:p>
          </table:table-cell>
          <table:table-cell office:value-type="float" office:value="0.595146" calcext:value-type="float">
            <text:p>0,595146</text:p>
          </table:table-cell>
          <table:table-cell office:value-type="float" office:value="0.907018" calcext:value-type="float">
            <text:p>0,907018</text:p>
          </table:table-cell>
          <table:table-cell office:value-type="float" office:value="0.549784" calcext:value-type="float">
            <text:p>0,549784</text:p>
          </table:table-cell>
          <table:table-cell office:value-type="float" office:value="0.452976" calcext:value-type="float">
            <text:p>0,452976</text:p>
          </table:table-cell>
          <table:table-cell office:value-type="float" office:value="0.552745" calcext:value-type="float">
            <text:p>0,552745</text:p>
          </table:table-cell>
          <table:table-cell office:value-type="float" office:value="0.802302" calcext:value-type="float">
            <text:p>0,802302</text:p>
          </table:table-cell>
          <table:table-cell office:value-type="float" office:value="0.762684" calcext:value-type="float">
            <text:p>0,762684</text:p>
          </table:table-cell>
          <table:table-cell office:value-type="float" office:value="0.989579" calcext:value-type="float">
            <text:p>0,989579</text:p>
          </table:table-cell>
          <table:table-cell office:value-type="float" office:value="0.503772" calcext:value-type="float">
            <text:p>0,503772</text:p>
          </table:table-cell>
          <table:table-cell office:value-type="float" office:value="0.499564" calcext:value-type="float">
            <text:p>0,499564</text:p>
          </table:table-cell>
          <table:table-cell office:value-type="float" office:value="0.353882" calcext:value-type="float">
            <text:p>0,353882</text:p>
          </table:table-cell>
          <table:table-cell table:number-columns-repeated="52"/>
          <table:table-cell table:formula="of:=MIN([.A94:.BL94])" office:value-type="float" office:value="0.325624" calcext:value-type="float">
            <text:p>0,325624</text:p>
          </table:table-cell>
          <table:table-cell table:formula="of:=MAX([.A94:.BL94])" office:value-type="float" office:value="1.10282" calcext:value-type="float">
            <text:p>1,10282</text:p>
          </table:table-cell>
          <table:table-cell table:number-columns-repeated="7"/>
        </table:table-row>
        <table:table-row table:style-name="ro2">
          <table:table-cell office:value-type="float" office:value="0.436605" calcext:value-type="float">
            <text:p>0,436605</text:p>
          </table:table-cell>
          <table:table-cell office:value-type="float" office:value="0.537731" calcext:value-type="float">
            <text:p>0,537731</text:p>
          </table:table-cell>
          <table:table-cell office:value-type="float" office:value="0.300175" calcext:value-type="float">
            <text:p>0,300175</text:p>
          </table:table-cell>
          <table:table-cell office:value-type="float" office:value="0.398206" calcext:value-type="float">
            <text:p>0,398206</text:p>
          </table:table-cell>
          <table:table-cell office:value-type="float" office:value="0.276324" calcext:value-type="float">
            <text:p>0,276324</text:p>
          </table:table-cell>
          <table:table-cell office:value-type="float" office:value="0.222264" calcext:value-type="float">
            <text:p>0,222264</text:p>
          </table:table-cell>
          <table:table-cell office:value-type="float" office:value="1.38762" calcext:value-type="float">
            <text:p>1,38762</text:p>
          </table:table-cell>
          <table:table-cell office:value-type="float" office:value="0.431989" calcext:value-type="float">
            <text:p>0,431989</text:p>
          </table:table-cell>
          <table:table-cell office:value-type="float" office:value="0.679418" calcext:value-type="float">
            <text:p>0,679418</text:p>
          </table:table-cell>
          <table:table-cell office:value-type="float" office:value="1.33041" calcext:value-type="float">
            <text:p>1,33041</text:p>
          </table:table-cell>
          <table:table-cell office:value-type="float" office:value="0.961482" calcext:value-type="float">
            <text:p>0,961482</text:p>
          </table:table-cell>
          <table:table-cell office:value-type="float" office:value="1.47362" calcext:value-type="float">
            <text:p>1,47362</text:p>
          </table:table-cell>
          <table:table-cell office:value-type="float" office:value="0.593053" calcext:value-type="float">
            <text:p>0,593053</text:p>
          </table:table-cell>
          <table:table-cell office:value-type="float" office:value="0.593305" calcext:value-type="float">
            <text:p>0,593305</text:p>
          </table:table-cell>
          <table:table-cell office:value-type="float" office:value="0.340658" calcext:value-type="float">
            <text:p>0,340658</text:p>
          </table:table-cell>
          <table:table-cell office:value-type="float" office:value="0.296212" calcext:value-type="float">
            <text:p>0,296212</text:p>
          </table:table-cell>
          <table:table-cell table:number-columns-repeated="52"/>
          <table:table-cell table:formula="of:=MIN([.A95:.BL95])" office:value-type="float" office:value="0.222264" calcext:value-type="float">
            <text:p>0,222264</text:p>
          </table:table-cell>
          <table:table-cell table:formula="of:=MAX([.A95:.BL95])" office:value-type="float" office:value="1.47362" calcext:value-type="float">
            <text:p>1,47362</text:p>
          </table:table-cell>
          <table:table-cell table:number-columns-repeated="7"/>
        </table:table-row>
        <table:table-row table:style-name="ro2">
          <table:table-cell office:value-type="float" office:value="0.423309" calcext:value-type="float">
            <text:p>0,423309</text:p>
          </table:table-cell>
          <table:table-cell office:value-type="float" office:value="0.520047" calcext:value-type="float">
            <text:p>0,520047</text:p>
          </table:table-cell>
          <table:table-cell office:value-type="float" office:value="0.619272" calcext:value-type="float">
            <text:p>0,619272</text:p>
          </table:table-cell>
          <table:table-cell office:value-type="float" office:value="0.387891" calcext:value-type="float">
            <text:p>0,387891</text:p>
          </table:table-cell>
          <table:table-cell office:value-type="float" office:value="1.01131" calcext:value-type="float">
            <text:p>1,01131</text:p>
          </table:table-cell>
          <table:table-cell office:value-type="float" office:value="0.39821" calcext:value-type="float">
            <text:p>0,39821</text:p>
          </table:table-cell>
          <table:table-cell office:value-type="float" office:value="0.740824" calcext:value-type="float">
            <text:p>0,740824</text:p>
          </table:table-cell>
          <table:table-cell office:value-type="float" office:value="0.745346" calcext:value-type="float">
            <text:p>0,745346</text:p>
          </table:table-cell>
          <table:table-cell office:value-type="float" office:value="0.374443" calcext:value-type="float">
            <text:p>0,374443</text:p>
          </table:table-cell>
          <table:table-cell office:value-type="float" office:value="0.449929" calcext:value-type="float">
            <text:p>0,449929</text:p>
          </table:table-cell>
          <table:table-cell office:value-type="float" office:value="0.291301" calcext:value-type="float">
            <text:p>0,291301</text:p>
          </table:table-cell>
          <table:table-cell office:value-type="float" office:value="1.35851" calcext:value-type="float">
            <text:p>1,35851</text:p>
          </table:table-cell>
          <table:table-cell office:value-type="float" office:value="0.464272" calcext:value-type="float">
            <text:p>0,464272</text:p>
          </table:table-cell>
          <table:table-cell office:value-type="float" office:value="0.768417" calcext:value-type="float">
            <text:p>0,768417</text:p>
          </table:table-cell>
          <table:table-cell office:value-type="float" office:value="1.53159" calcext:value-type="float">
            <text:p>1,53159</text:p>
          </table:table-cell>
          <table:table-cell office:value-type="float" office:value="0.679419" calcext:value-type="float">
            <text:p>0,679419</text:p>
          </table:table-cell>
          <table:table-cell table:number-columns-repeated="52"/>
          <table:table-cell table:formula="of:=MIN([.A96:.BL96])" office:value-type="float" office:value="0.291301" calcext:value-type="float">
            <text:p>0,291301</text:p>
          </table:table-cell>
          <table:table-cell table:formula="of:=MAX([.A96:.BL96])" office:value-type="float" office:value="1.53159" calcext:value-type="float">
            <text:p>1,53159</text:p>
          </table:table-cell>
          <table:table-cell table:number-columns-repeated="7"/>
        </table:table-row>
        <table:table-row table:style-name="ro2">
          <table:table-cell office:value-type="float" office:value="0.434782" calcext:value-type="float">
            <text:p>0,434782</text:p>
          </table:table-cell>
          <table:table-cell office:value-type="float" office:value="0.54395" calcext:value-type="float">
            <text:p>0,54395</text:p>
          </table:table-cell>
          <table:table-cell office:value-type="float" office:value="0.692643" calcext:value-type="float">
            <text:p>0,692643</text:p>
          </table:table-cell>
          <table:table-cell office:value-type="float" office:value="0.44408" calcext:value-type="float">
            <text:p>0,44408</text:p>
          </table:table-cell>
          <table:table-cell office:value-type="float" office:value="0.550782" calcext:value-type="float">
            <text:p>0,550782</text:p>
          </table:table-cell>
          <table:table-cell office:value-type="float" office:value="0.95329" calcext:value-type="float">
            <text:p>0,95329</text:p>
          </table:table-cell>
          <table:table-cell office:value-type="float" office:value="0.499832" calcext:value-type="float">
            <text:p>0,499832</text:p>
          </table:table-cell>
          <table:table-cell office:value-type="float" office:value="0.599184" calcext:value-type="float">
            <text:p>0,599184</text:p>
          </table:table-cell>
          <table:table-cell office:value-type="float" office:value="1.42683" calcext:value-type="float">
            <text:p>1,42683</text:p>
          </table:table-cell>
          <table:table-cell office:value-type="float" office:value="0.349715" calcext:value-type="float">
            <text:p>0,349715</text:p>
          </table:table-cell>
          <table:table-cell office:value-type="float" office:value="0.37826" calcext:value-type="float">
            <text:p>0,37826</text:p>
          </table:table-cell>
          <table:table-cell office:value-type="float" office:value="1.95825" calcext:value-type="float">
            <text:p>1,95825</text:p>
          </table:table-cell>
          <table:table-cell office:value-type="float" office:value="1.81091" calcext:value-type="float">
            <text:p>1,81091</text:p>
          </table:table-cell>
          <table:table-cell office:value-type="float" office:value="1.25974" calcext:value-type="float">
            <text:p>1,25974</text:p>
          </table:table-cell>
          <table:table-cell office:value-type="float" office:value="1.38503" calcext:value-type="float">
            <text:p>1,38503</text:p>
          </table:table-cell>
          <table:table-cell office:value-type="float" office:value="2.08906" calcext:value-type="float">
            <text:p>2,08906</text:p>
          </table:table-cell>
          <table:table-cell table:number-columns-repeated="52"/>
          <table:table-cell table:formula="of:=MIN([.A97:.BL97])" office:value-type="float" office:value="0.349715" calcext:value-type="float">
            <text:p>0,349715</text:p>
          </table:table-cell>
          <table:table-cell table:formula="of:=MAX([.A97:.BL97])" office:value-type="float" office:value="2.08906" calcext:value-type="float">
            <text:p>2,08906</text:p>
          </table:table-cell>
          <table:table-cell table:number-columns-repeated="7"/>
        </table:table-row>
        <table:table-row table:style-name="ro2">
          <table:table-cell office:value-type="float" office:value="0.576485" calcext:value-type="float">
            <text:p>0,576485</text:p>
          </table:table-cell>
          <table:table-cell office:value-type="float" office:value="0.590073" calcext:value-type="float">
            <text:p>0,590073</text:p>
          </table:table-cell>
          <table:table-cell office:value-type="float" office:value="0.705874" calcext:value-type="float">
            <text:p>0,705874</text:p>
          </table:table-cell>
          <table:table-cell office:value-type="float" office:value="0.717206" calcext:value-type="float">
            <text:p>0,717206</text:p>
          </table:table-cell>
          <table:table-cell office:value-type="float" office:value="0.471883" calcext:value-type="float">
            <text:p>0,471883</text:p>
          </table:table-cell>
          <table:table-cell office:value-type="float" office:value="0.566277" calcext:value-type="float">
            <text:p>0,566277</text:p>
          </table:table-cell>
          <table:table-cell office:value-type="float" office:value="0.566758" calcext:value-type="float">
            <text:p>0,566758</text:p>
          </table:table-cell>
          <table:table-cell office:value-type="float" office:value="1.11895" calcext:value-type="float">
            <text:p>1,11895</text:p>
          </table:table-cell>
          <table:table-cell office:value-type="float" office:value="0.804914" calcext:value-type="float">
            <text:p>0,804914</text:p>
          </table:table-cell>
          <table:table-cell office:value-type="float" office:value="1.43248" calcext:value-type="float">
            <text:p>1,43248</text:p>
          </table:table-cell>
          <table:table-cell office:value-type="float" office:value="0.898729" calcext:value-type="float">
            <text:p>0,898729</text:p>
          </table:table-cell>
          <table:table-cell office:value-type="float" office:value="0.593404" calcext:value-type="float">
            <text:p>0,593404</text:p>
          </table:table-cell>
          <table:table-cell office:value-type="float" office:value="0.576912" calcext:value-type="float">
            <text:p>0,576912</text:p>
          </table:table-cell>
          <table:table-cell office:value-type="float" office:value="1.75849" calcext:value-type="float">
            <text:p>1,75849</text:p>
          </table:table-cell>
          <table:table-cell office:value-type="float" office:value="0.549089" calcext:value-type="float">
            <text:p>0,549089</text:p>
          </table:table-cell>
          <table:table-cell office:value-type="float" office:value="0.720923" calcext:value-type="float">
            <text:p>0,720923</text:p>
          </table:table-cell>
          <table:table-cell table:number-columns-repeated="52"/>
          <table:table-cell table:formula="of:=MIN([.A98:.BL98])" office:value-type="float" office:value="0.471883" calcext:value-type="float">
            <text:p>0,471883</text:p>
          </table:table-cell>
          <table:table-cell table:formula="of:=MAX([.A98:.BL98])" office:value-type="float" office:value="1.75849" calcext:value-type="float">
            <text:p>1,75849</text:p>
          </table:table-cell>
          <table:table-cell table:number-columns-repeated="7"/>
        </table:table-row>
        <table:table-row table:style-name="ro2">
          <table:table-cell office:value-type="float" office:value="0.587571" calcext:value-type="float">
            <text:p>0,587571</text:p>
          </table:table-cell>
          <table:table-cell office:value-type="float" office:value="0.717333" calcext:value-type="float">
            <text:p>0,717333</text:p>
          </table:table-cell>
          <table:table-cell office:value-type="float" office:value="0.869371" calcext:value-type="float">
            <text:p>0,869371</text:p>
          </table:table-cell>
          <table:table-cell office:value-type="float" office:value="0.39709" calcext:value-type="float">
            <text:p>0,39709</text:p>
          </table:table-cell>
          <table:table-cell office:value-type="float" office:value="0.7462" calcext:value-type="float">
            <text:p>0,7462</text:p>
          </table:table-cell>
          <table:table-cell office:value-type="float" office:value="0.622572" calcext:value-type="float">
            <text:p>0,622572</text:p>
          </table:table-cell>
          <table:table-cell office:value-type="float" office:value="1.51822" calcext:value-type="float">
            <text:p>1,51822</text:p>
          </table:table-cell>
          <table:table-cell office:value-type="float" office:value="1.214" calcext:value-type="float">
            <text:p>1,214</text:p>
          </table:table-cell>
          <table:table-cell office:value-type="float" office:value="1.16376" calcext:value-type="float">
            <text:p>1,16376</text:p>
          </table:table-cell>
          <table:table-cell office:value-type="float" office:value="0.720283" calcext:value-type="float">
            <text:p>0,720283</text:p>
          </table:table-cell>
          <table:table-cell office:value-type="float" office:value="0.598918" calcext:value-type="float">
            <text:p>0,598918</text:p>
          </table:table-cell>
          <table:table-cell office:value-type="float" office:value="1.55994" calcext:value-type="float">
            <text:p>1,55994</text:p>
          </table:table-cell>
          <table:table-cell office:value-type="float" office:value="1.61307" calcext:value-type="float">
            <text:p>1,61307</text:p>
          </table:table-cell>
          <table:table-cell office:value-type="float" office:value="0.673672" calcext:value-type="float">
            <text:p>0,673672</text:p>
          </table:table-cell>
          <table:table-cell office:value-type="float" office:value="1.2946" calcext:value-type="float">
            <text:p>1,2946</text:p>
          </table:table-cell>
          <table:table-cell office:value-type="float" office:value="0.443528" calcext:value-type="float">
            <text:p>0,443528</text:p>
          </table:table-cell>
          <table:table-cell table:number-columns-repeated="52"/>
          <table:table-cell table:formula="of:=MIN([.A99:.BL99])" office:value-type="float" office:value="0.39709" calcext:value-type="float">
            <text:p>0,39709</text:p>
          </table:table-cell>
          <table:table-cell table:formula="of:=MAX([.A99:.BL99])" office:value-type="float" office:value="1.61307" calcext:value-type="float">
            <text:p>1,61307</text:p>
          </table:table-cell>
          <table:table-cell table:number-columns-repeated="7"/>
        </table:table-row>
        <table:table-row table:style-name="ro2">
          <table:table-cell office:value-type="float" office:value="0.568822" calcext:value-type="float">
            <text:p>0,568822</text:p>
          </table:table-cell>
          <table:table-cell office:value-type="float" office:value="0.682052" calcext:value-type="float">
            <text:p>0,682052</text:p>
          </table:table-cell>
          <table:table-cell office:value-type="float" office:value="0.838719" calcext:value-type="float">
            <text:p>0,838719</text:p>
          </table:table-cell>
          <table:table-cell office:value-type="float" office:value="0.522676" calcext:value-type="float">
            <text:p>0,522676</text:p>
          </table:table-cell>
          <table:table-cell office:value-type="float" office:value="1.36773" calcext:value-type="float">
            <text:p>1,36773</text:p>
          </table:table-cell>
          <table:table-cell office:value-type="float" office:value="0.645706" calcext:value-type="float">
            <text:p>0,645706</text:p>
          </table:table-cell>
          <table:table-cell office:value-type="float" office:value="1.08329" calcext:value-type="float">
            <text:p>1,08329</text:p>
          </table:table-cell>
          <table:table-cell office:value-type="float" office:value="1.32563" calcext:value-type="float">
            <text:p>1,32563</text:p>
          </table:table-cell>
          <table:table-cell office:value-type="float" office:value="1.06151" calcext:value-type="float">
            <text:p>1,06151</text:p>
          </table:table-cell>
          <table:table-cell office:value-type="float" office:value="1.42257" calcext:value-type="float">
            <text:p>1,42257</text:p>
          </table:table-cell>
          <table:table-cell office:value-type="float" office:value="0.868389" calcext:value-type="float">
            <text:p>0,868389</text:p>
          </table:table-cell>
          <table:table-cell office:value-type="float" office:value="0.881498" calcext:value-type="float">
            <text:p>0,881498</text:p>
          </table:table-cell>
          <table:table-cell office:value-type="float" office:value="1.56677" calcext:value-type="float">
            <text:p>1,56677</text:p>
          </table:table-cell>
          <table:table-cell office:value-type="float" office:value="1.68865" calcext:value-type="float">
            <text:p>1,68865</text:p>
          </table:table-cell>
          <table:table-cell office:value-type="float" office:value="0.579447" calcext:value-type="float">
            <text:p>0,579447</text:p>
          </table:table-cell>
          <table:table-cell office:value-type="float" office:value="0.216177" calcext:value-type="float">
            <text:p>0,216177</text:p>
          </table:table-cell>
          <table:table-cell table:number-columns-repeated="52"/>
          <table:table-cell table:formula="of:=MIN([.A100:.BL100])" office:value-type="float" office:value="0.216177" calcext:value-type="float">
            <text:p>0,216177</text:p>
          </table:table-cell>
          <table:table-cell table:formula="of:=MAX([.A100:.BL100])" office:value-type="float" office:value="1.68865" calcext:value-type="float">
            <text:p>1,68865</text:p>
          </table:table-cell>
          <table:table-cell table:number-columns-repeated="7"/>
        </table:table-row>
        <table:table-row table:style-name="ro2">
          <table:table-cell office:value-type="float" office:value="0.57457" calcext:value-type="float">
            <text:p>0,57457</text:p>
          </table:table-cell>
          <table:table-cell office:value-type="float" office:value="0.754745" calcext:value-type="float">
            <text:p>0,754745</text:p>
          </table:table-cell>
          <table:table-cell office:value-type="float" office:value="0.645919" calcext:value-type="float">
            <text:p>0,645919</text:p>
          </table:table-cell>
          <table:table-cell office:value-type="float" office:value="0.69868" calcext:value-type="float">
            <text:p>0,69868</text:p>
          </table:table-cell>
          <table:table-cell office:value-type="float" office:value="0.671737" calcext:value-type="float">
            <text:p>0,671737</text:p>
          </table:table-cell>
          <table:table-cell office:value-type="float" office:value="0.529882" calcext:value-type="float">
            <text:p>0,529882</text:p>
          </table:table-cell>
          <table:table-cell office:value-type="float" office:value="1.81611" calcext:value-type="float">
            <text:p>1,81611</text:p>
          </table:table-cell>
          <table:table-cell office:value-type="float" office:value="1.82494" calcext:value-type="float">
            <text:p>1,82494</text:p>
          </table:table-cell>
          <table:table-cell office:value-type="float" office:value="1.44543" calcext:value-type="float">
            <text:p>1,44543</text:p>
          </table:table-cell>
          <table:table-cell office:value-type="float" office:value="1.28329" calcext:value-type="float">
            <text:p>1,28329</text:p>
          </table:table-cell>
          <table:table-cell office:value-type="float" office:value="0.298461" calcext:value-type="float">
            <text:p>0,298461</text:p>
          </table:table-cell>
          <table:table-cell office:value-type="float" office:value="0.754933" calcext:value-type="float">
            <text:p>0,754933</text:p>
          </table:table-cell>
          <table:table-cell office:value-type="float" office:value="0.918476" calcext:value-type="float">
            <text:p>0,918476</text:p>
          </table:table-cell>
          <table:table-cell office:value-type="float" office:value="0.973745" calcext:value-type="float">
            <text:p>0,973745</text:p>
          </table:table-cell>
          <table:table-cell office:value-type="float" office:value="0.786264" calcext:value-type="float">
            <text:p>0,786264</text:p>
          </table:table-cell>
          <table:table-cell office:value-type="float" office:value="0.191084" calcext:value-type="float">
            <text:p>0,191084</text:p>
          </table:table-cell>
          <table:table-cell table:number-columns-repeated="52"/>
          <table:table-cell table:formula="of:=MIN([.A101:.BL101])" office:value-type="float" office:value="0.191084" calcext:value-type="float">
            <text:p>0,191084</text:p>
          </table:table-cell>
          <table:table-cell table:formula="of:=MAX([.A101:.BL101])" office:value-type="float" office:value="1.82494" calcext:value-type="float">
            <text:p>1,82494</text:p>
          </table:table-cell>
          <table:table-cell table:number-columns-repeated="7"/>
        </table:table-row>
        <table:table-row table:style-name="ro2">
          <table:table-cell office:value-type="float" office:value="0.44942" calcext:value-type="float">
            <text:p>0,44942</text:p>
          </table:table-cell>
          <table:table-cell office:value-type="float" office:value="0.438701" calcext:value-type="float">
            <text:p>0,438701</text:p>
          </table:table-cell>
          <table:table-cell office:value-type="float" office:value="0.442217" calcext:value-type="float">
            <text:p>0,442217</text:p>
          </table:table-cell>
          <table:table-cell office:value-type="float" office:value="1.34194" calcext:value-type="float">
            <text:p>1,34194</text:p>
          </table:table-cell>
          <table:table-cell office:value-type="float" office:value="0.897272" calcext:value-type="float">
            <text:p>0,897272</text:p>
          </table:table-cell>
          <table:table-cell office:value-type="float" office:value="0.897559" calcext:value-type="float">
            <text:p>0,897559</text:p>
          </table:table-cell>
          <table:table-cell office:value-type="float" office:value="0.440698" calcext:value-type="float">
            <text:p>0,440698</text:p>
          </table:table-cell>
          <table:table-cell office:value-type="float" office:value="0.972084" calcext:value-type="float">
            <text:p>0,972084</text:p>
          </table:table-cell>
          <table:table-cell office:value-type="float" office:value="1.87113" calcext:value-type="float">
            <text:p>1,87113</text:p>
          </table:table-cell>
          <table:table-cell office:value-type="float" office:value="1.06363" calcext:value-type="float">
            <text:p>1,06363</text:p>
          </table:table-cell>
          <table:table-cell office:value-type="float" office:value="0.642454" calcext:value-type="float">
            <text:p>0,642454</text:p>
          </table:table-cell>
          <table:table-cell office:value-type="float" office:value="0.865256" calcext:value-type="float">
            <text:p>0,865256</text:p>
          </table:table-cell>
          <table:table-cell office:value-type="float" office:value="0.156115" calcext:value-type="float">
            <text:p>0,156115</text:p>
          </table:table-cell>
          <table:table-cell office:value-type="float" office:value="1.0548" calcext:value-type="float">
            <text:p>1,0548</text:p>
          </table:table-cell>
          <table:table-cell office:value-type="float" office:value="1.11236" calcext:value-type="float">
            <text:p>1,11236</text:p>
          </table:table-cell>
          <table:table-cell office:value-type="float" office:value="0.155399" calcext:value-type="float">
            <text:p>0,155399</text:p>
          </table:table-cell>
          <table:table-cell table:number-columns-repeated="52"/>
          <table:table-cell table:formula="of:=MIN([.A102:.BL102])" office:value-type="float" office:value="0.155399" calcext:value-type="float">
            <text:p>0,155399</text:p>
          </table:table-cell>
          <table:table-cell table:formula="of:=MAX([.A102:.BL102])" office:value-type="float" office:value="1.87113" calcext:value-type="float">
            <text:p>1,87113</text:p>
          </table:table-cell>
          <table:table-cell table:number-columns-repeated="7"/>
        </table:table-row>
        <table:table-row table:style-name="ro2">
          <table:table-cell office:value-type="float" office:value="0.571476" calcext:value-type="float">
            <text:p>0,571476</text:p>
          </table:table-cell>
          <table:table-cell office:value-type="float" office:value="0.689242" calcext:value-type="float">
            <text:p>0,689242</text:p>
          </table:table-cell>
          <table:table-cell office:value-type="float" office:value="0.439901" calcext:value-type="float">
            <text:p>0,439901</text:p>
          </table:table-cell>
          <table:table-cell office:value-type="float" office:value="0.545206" calcext:value-type="float">
            <text:p>0,545206</text:p>
          </table:table-cell>
          <table:table-cell office:value-type="float" office:value="0.43991" calcext:value-type="float">
            <text:p>0,43991</text:p>
          </table:table-cell>
          <table:table-cell office:value-type="float" office:value="1.45561" calcext:value-type="float">
            <text:p>1,45561</text:p>
          </table:table-cell>
          <table:table-cell office:value-type="float" office:value="0.436774" calcext:value-type="float">
            <text:p>0,436774</text:p>
          </table:table-cell>
          <table:table-cell office:value-type="float" office:value="0.544457" calcext:value-type="float">
            <text:p>0,544457</text:p>
          </table:table-cell>
          <table:table-cell office:value-type="float" office:value="0.614654" calcext:value-type="float">
            <text:p>0,614654</text:p>
          </table:table-cell>
          <table:table-cell office:value-type="float" office:value="2.07715" calcext:value-type="float">
            <text:p>2,07715</text:p>
          </table:table-cell>
          <table:table-cell office:value-type="float" office:value="0.366409" calcext:value-type="float">
            <text:p>0,366409</text:p>
          </table:table-cell>
          <table:table-cell office:value-type="float" office:value="0.459943" calcext:value-type="float">
            <text:p>0,459943</text:p>
          </table:table-cell>
          <table:table-cell office:value-type="float" office:value="1.82009" calcext:value-type="float">
            <text:p>1,82009</text:p>
          </table:table-cell>
          <table:table-cell office:value-type="float" office:value="1.40139" calcext:value-type="float">
            <text:p>1,40139</text:p>
          </table:table-cell>
          <table:table-cell office:value-type="float" office:value="1.24871" calcext:value-type="float">
            <text:p>1,24871</text:p>
          </table:table-cell>
          <table:table-cell office:value-type="float" office:value="1.8554" calcext:value-type="float">
            <text:p>1,8554</text:p>
          </table:table-cell>
          <table:table-cell table:number-columns-repeated="52"/>
          <table:table-cell table:formula="of:=MIN([.A103:.BL103])" office:value-type="float" office:value="0.366409" calcext:value-type="float">
            <text:p>0,366409</text:p>
          </table:table-cell>
          <table:table-cell table:formula="of:=MAX([.A103:.BL103])" office:value-type="float" office:value="2.07715" calcext:value-type="float">
            <text:p>2,07715</text:p>
          </table:table-cell>
          <table:table-cell table:number-columns-repeated="7"/>
        </table:table-row>
        <table:table-row table:style-name="ro2">
          <table:table-cell office:value-type="float" office:value="0.301913" calcext:value-type="float">
            <text:p>0,301913</text:p>
          </table:table-cell>
          <table:table-cell office:value-type="float" office:value="0.410998" calcext:value-type="float">
            <text:p>0,410998</text:p>
          </table:table-cell>
          <table:table-cell office:value-type="float" office:value="0.360165" calcext:value-type="float">
            <text:p>0,360165</text:p>
          </table:table-cell>
          <table:table-cell office:value-type="float" office:value="0.29798" calcext:value-type="float">
            <text:p>0,29798</text:p>
          </table:table-cell>
          <table:table-cell office:value-type="float" office:value="0.355132" calcext:value-type="float">
            <text:p>0,355132</text:p>
          </table:table-cell>
          <table:table-cell office:value-type="float" office:value="0.986198" calcext:value-type="float">
            <text:p>0,986198</text:p>
          </table:table-cell>
          <table:table-cell office:value-type="float" office:value="1.30119" calcext:value-type="float">
            <text:p>1,30119</text:p>
          </table:table-cell>
          <table:table-cell office:value-type="float" office:value="0.816996" calcext:value-type="float">
            <text:p>0,816996</text:p>
          </table:table-cell>
          <table:table-cell office:value-type="float" office:value="0.870678" calcext:value-type="float">
            <text:p>0,870678</text:p>
          </table:table-cell>
          <table:table-cell office:value-type="float" office:value="0.670339" calcext:value-type="float">
            <text:p>0,670339</text:p>
          </table:table-cell>
          <table:table-cell office:value-type="float" office:value="1.58128" calcext:value-type="float">
            <text:p>1,58128</text:p>
          </table:table-cell>
          <table:table-cell office:value-type="float" office:value="1.36274" calcext:value-type="float">
            <text:p>1,36274</text:p>
          </table:table-cell>
          <table:table-cell office:value-type="float" office:value="0.692025" calcext:value-type="float">
            <text:p>0,692025</text:p>
          </table:table-cell>
          <table:table-cell office:value-type="float" office:value="0.606141" calcext:value-type="float">
            <text:p>0,606141</text:p>
          </table:table-cell>
          <table:table-cell office:value-type="float" office:value="0.775776" calcext:value-type="float">
            <text:p>0,775776</text:p>
          </table:table-cell>
          <table:table-cell office:value-type="float" office:value="1.66729" calcext:value-type="float">
            <text:p>1,66729</text:p>
          </table:table-cell>
          <table:table-cell table:number-columns-repeated="52"/>
          <table:table-cell table:formula="of:=MIN([.A104:.BL104])" office:value-type="float" office:value="0.29798" calcext:value-type="float">
            <text:p>0,29798</text:p>
          </table:table-cell>
          <table:table-cell table:formula="of:=MAX([.A104:.BL104])" office:value-type="float" office:value="1.66729" calcext:value-type="float">
            <text:p>1,66729</text:p>
          </table:table-cell>
          <table:table-cell table:number-columns-repeated="7"/>
        </table:table-row>
        <table:table-row table:style-name="ro2">
          <table:table-cell office:value-type="float" office:value="0.421627" calcext:value-type="float">
            <text:p>0,421627</text:p>
          </table:table-cell>
          <table:table-cell office:value-type="float" office:value="0.603584" calcext:value-type="float">
            <text:p>0,603584</text:p>
          </table:table-cell>
          <table:table-cell office:value-type="float" office:value="0.428017" calcext:value-type="float">
            <text:p>0,428017</text:p>
          </table:table-cell>
          <table:table-cell office:value-type="float" office:value="1.07797" calcext:value-type="float">
            <text:p>1,07797</text:p>
          </table:table-cell>
          <table:table-cell office:value-type="float" office:value="0.594234" calcext:value-type="float">
            <text:p>0,594234</text:p>
          </table:table-cell>
          <table:table-cell office:value-type="float" office:value="0.515023" calcext:value-type="float">
            <text:p>0,515023</text:p>
          </table:table-cell>
          <table:table-cell office:value-type="float" office:value="0.947922" calcext:value-type="float">
            <text:p>0,947922</text:p>
          </table:table-cell>
          <table:table-cell office:value-type="float" office:value="1.2266" calcext:value-type="float">
            <text:p>1,2266</text:p>
          </table:table-cell>
          <table:table-cell office:value-type="float" office:value="1.43374" calcext:value-type="float">
            <text:p>1,43374</text:p>
          </table:table-cell>
          <table:table-cell office:value-type="float" office:value="0.750471" calcext:value-type="float">
            <text:p>0,750471</text:p>
          </table:table-cell>
          <table:table-cell office:value-type="float" office:value="0.479893" calcext:value-type="float">
            <text:p>0,479893</text:p>
          </table:table-cell>
          <table:table-cell office:value-type="float" office:value="0.519066" calcext:value-type="float">
            <text:p>0,519066</text:p>
          </table:table-cell>
          <table:table-cell office:value-type="float" office:value="1.88845" calcext:value-type="float">
            <text:p>1,88845</text:p>
          </table:table-cell>
          <table:table-cell office:value-type="float" office:value="0.351656" calcext:value-type="float">
            <text:p>0,351656</text:p>
          </table:table-cell>
          <table:table-cell office:value-type="float" office:value="1.46481" calcext:value-type="float">
            <text:p>1,46481</text:p>
          </table:table-cell>
          <table:table-cell office:value-type="float" office:value="0.387348" calcext:value-type="float">
            <text:p>0,387348</text:p>
          </table:table-cell>
          <table:table-cell table:number-columns-repeated="52"/>
          <table:table-cell table:formula="of:=MIN([.A105:.BL105])" office:value-type="float" office:value="0.351656" calcext:value-type="float">
            <text:p>0,351656</text:p>
          </table:table-cell>
          <table:table-cell table:formula="of:=MAX([.A105:.BL105])" office:value-type="float" office:value="1.88845" calcext:value-type="float">
            <text:p>1,8884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290953" calcext:value-type="float">
            <text:p>0,290953</text:p>
          </table:table-cell>
          <table:table-cell office:value-type="float" office:value="0.398503" calcext:value-type="float">
            <text:p>0,398503</text:p>
          </table:table-cell>
          <table:table-cell office:value-type="float" office:value="0.281132" calcext:value-type="float">
            <text:p>0,281132</text:p>
          </table:table-cell>
          <table:table-cell office:value-type="float" office:value="0.397631" calcext:value-type="float">
            <text:p>0,397631</text:p>
          </table:table-cell>
          <table:table-cell office:value-type="float" office:value="0.283645" calcext:value-type="float">
            <text:p>0,283645</text:p>
          </table:table-cell>
          <table:table-cell office:value-type="float" office:value="0.406389" calcext:value-type="float">
            <text:p>0,406389</text:p>
          </table:table-cell>
          <table:table-cell office:value-type="float" office:value="1.06977" calcext:value-type="float">
            <text:p>1,06977</text:p>
          </table:table-cell>
          <table:table-cell office:value-type="float" office:value="0.784089" calcext:value-type="float">
            <text:p>0,784089</text:p>
          </table:table-cell>
          <table:table-cell office:value-type="float" office:value="1.47306" calcext:value-type="float">
            <text:p>1,47306</text:p>
          </table:table-cell>
          <table:table-cell office:value-type="float" office:value="1.28089" calcext:value-type="float">
            <text:p>1,28089</text:p>
          </table:table-cell>
          <table:table-cell office:value-type="float" office:value="1.19286" calcext:value-type="float">
            <text:p>1,19286</text:p>
          </table:table-cell>
          <table:table-cell office:value-type="float" office:value="0.99778" calcext:value-type="float">
            <text:p>0,99778</text:p>
          </table:table-cell>
          <table:table-cell office:value-type="float" office:value="0.883415" calcext:value-type="float">
            <text:p>0,883415</text:p>
          </table:table-cell>
          <table:table-cell office:value-type="float" office:value="0.671049" calcext:value-type="float">
            <text:p>0,671049</text:p>
          </table:table-cell>
          <table:table-cell office:value-type="float" office:value="0.534645" calcext:value-type="float">
            <text:p>0,534645</text:p>
          </table:table-cell>
          <table:table-cell office:value-type="float" office:value="0.877671" calcext:value-type="float">
            <text:p>0,877671</text:p>
          </table:table-cell>
          <table:table-cell office:value-type="float" office:value="0.311289" calcext:value-type="float">
            <text:p>0,311289</text:p>
          </table:table-cell>
          <table:table-cell office:value-type="float" office:value="0.88911" calcext:value-type="float">
            <text:p>0,88911</text:p>
          </table:table-cell>
          <table:table-cell office:value-type="float" office:value="0.909236" calcext:value-type="float">
            <text:p>0,909236</text:p>
          </table:table-cell>
          <table:table-cell office:value-type="float" office:value="0.513367" calcext:value-type="float">
            <text:p>0,513367</text:p>
          </table:table-cell>
          <table:table-cell office:value-type="float" office:value="0.304072" calcext:value-type="float">
            <text:p>0,304072</text:p>
          </table:table-cell>
          <table:table-cell office:value-type="float" office:value="0.428076" calcext:value-type="float">
            <text:p>0,428076</text:p>
          </table:table-cell>
          <table:table-cell office:value-type="float" office:value="0.19156" calcext:value-type="float">
            <text:p>0,19156</text:p>
          </table:table-cell>
          <table:table-cell office:value-type="float" office:value="0.361119" calcext:value-type="float">
            <text:p>0,361119</text:p>
          </table:table-cell>
          <table:table-cell table:number-columns-repeated="44"/>
          <table:table-cell table:formula="of:=MIN([.A107:.BL107])" office:value-type="float" office:value="0.19156" calcext:value-type="float">
            <text:p>0,19156</text:p>
          </table:table-cell>
          <table:table-cell table:formula="of:=MAX([.A107:.BL107])" office:value-type="float" office:value="1.47306" calcext:value-type="float">
            <text:p>1,47306</text:p>
          </table:table-cell>
          <table:table-cell table:number-columns-repeated="7"/>
        </table:table-row>
        <table:table-row table:style-name="ro2">
          <table:table-cell office:value-type="float" office:value="0.362466" calcext:value-type="float">
            <text:p>0,362466</text:p>
          </table:table-cell>
          <table:table-cell office:value-type="float" office:value="0.466209" calcext:value-type="float">
            <text:p>0,466209</text:p>
          </table:table-cell>
          <table:table-cell office:value-type="float" office:value="0.30878" calcext:value-type="float">
            <text:p>0,30878</text:p>
          </table:table-cell>
          <table:table-cell office:value-type="float" office:value="0.881357" calcext:value-type="float">
            <text:p>0,881357</text:p>
          </table:table-cell>
          <table:table-cell office:value-type="float" office:value="0.618762" calcext:value-type="float">
            <text:p>0,618762</text:p>
          </table:table-cell>
          <table:table-cell office:value-type="float" office:value="0.916719" calcext:value-type="float">
            <text:p>0,916719</text:p>
          </table:table-cell>
          <table:table-cell office:value-type="float" office:value="0.693703" calcext:value-type="float">
            <text:p>0,693703</text:p>
          </table:table-cell>
          <table:table-cell office:value-type="float" office:value="1.58269" calcext:value-type="float">
            <text:p>1,58269</text:p>
          </table:table-cell>
          <table:table-cell office:value-type="float" office:value="0.5948" calcext:value-type="float">
            <text:p>0,5948</text:p>
          </table:table-cell>
          <table:table-cell office:value-type="float" office:value="1.22252" calcext:value-type="float">
            <text:p>1,22252</text:p>
          </table:table-cell>
          <table:table-cell office:value-type="float" office:value="1.07719" calcext:value-type="float">
            <text:p>1,07719</text:p>
          </table:table-cell>
          <table:table-cell office:value-type="float" office:value="0.506808" calcext:value-type="float">
            <text:p>0,506808</text:p>
          </table:table-cell>
          <table:table-cell office:value-type="float" office:value="1.59734" calcext:value-type="float">
            <text:p>1,59734</text:p>
          </table:table-cell>
          <table:table-cell office:value-type="float" office:value="0.623111" calcext:value-type="float">
            <text:p>0,623111</text:p>
          </table:table-cell>
          <table:table-cell office:value-type="float" office:value="1.68469" calcext:value-type="float">
            <text:p>1,68469</text:p>
          </table:table-cell>
          <table:table-cell office:value-type="float" office:value="1.29624" calcext:value-type="float">
            <text:p>1,29624</text:p>
          </table:table-cell>
          <table:table-cell office:value-type="float" office:value="1.24702" calcext:value-type="float">
            <text:p>1,24702</text:p>
          </table:table-cell>
          <table:table-cell office:value-type="float" office:value="1.04724" calcext:value-type="float">
            <text:p>1,04724</text:p>
          </table:table-cell>
          <table:table-cell office:value-type="float" office:value="0.759306" calcext:value-type="float">
            <text:p>0,759306</text:p>
          </table:table-cell>
          <table:table-cell office:value-type="float" office:value="0.43294" calcext:value-type="float">
            <text:p>0,43294</text:p>
          </table:table-cell>
          <table:table-cell office:value-type="float" office:value="0.724784" calcext:value-type="float">
            <text:p>0,724784</text:p>
          </table:table-cell>
          <table:table-cell office:value-type="float" office:value="0.554943" calcext:value-type="float">
            <text:p>0,554943</text:p>
          </table:table-cell>
          <table:table-cell office:value-type="float" office:value="0.85445" calcext:value-type="float">
            <text:p>0,85445</text:p>
          </table:table-cell>
          <table:table-cell office:value-type="float" office:value="0.429789" calcext:value-type="float">
            <text:p>0,429789</text:p>
          </table:table-cell>
          <table:table-cell table:number-columns-repeated="44"/>
          <table:table-cell table:formula="of:=MIN([.A108:.BL108])" office:value-type="float" office:value="0.30878" calcext:value-type="float">
            <text:p>0,30878</text:p>
          </table:table-cell>
          <table:table-cell table:formula="of:=MAX([.A108:.BL108])" office:value-type="float" office:value="1.68469" calcext:value-type="float">
            <text:p>1,68469</text:p>
          </table:table-cell>
          <table:table-cell table:number-columns-repeated="7"/>
        </table:table-row>
        <table:table-row table:style-name="ro2">
          <table:table-cell office:value-type="float" office:value="0.38087" calcext:value-type="float">
            <text:p>0,38087</text:p>
          </table:table-cell>
          <table:table-cell office:value-type="float" office:value="0.413864" calcext:value-type="float">
            <text:p>0,413864</text:p>
          </table:table-cell>
          <table:table-cell office:value-type="float" office:value="0.502967" calcext:value-type="float">
            <text:p>0,502967</text:p>
          </table:table-cell>
          <table:table-cell office:value-type="float" office:value="0.656645" calcext:value-type="float">
            <text:p>0,656645</text:p>
          </table:table-cell>
          <table:table-cell office:value-type="float" office:value="0.384411" calcext:value-type="float">
            <text:p>0,384411</text:p>
          </table:table-cell>
          <table:table-cell office:value-type="float" office:value="0.433379" calcext:value-type="float">
            <text:p>0,433379</text:p>
          </table:table-cell>
          <table:table-cell office:value-type="float" office:value="0.582287" calcext:value-type="float">
            <text:p>0,582287</text:p>
          </table:table-cell>
          <table:table-cell office:value-type="float" office:value="0.645702" calcext:value-type="float">
            <text:p>0,645702</text:p>
          </table:table-cell>
          <table:table-cell office:value-type="float" office:value="0.994419" calcext:value-type="float">
            <text:p>0,994419</text:p>
          </table:table-cell>
          <table:table-cell office:value-type="float" office:value="0.672138" calcext:value-type="float">
            <text:p>0,672138</text:p>
          </table:table-cell>
          <table:table-cell office:value-type="float" office:value="0.55881" calcext:value-type="float">
            <text:p>0,55881</text:p>
          </table:table-cell>
          <table:table-cell office:value-type="float" office:value="1.45876" calcext:value-type="float">
            <text:p>1,45876</text:p>
          </table:table-cell>
          <table:table-cell office:value-type="float" office:value="1.55268" calcext:value-type="float">
            <text:p>1,55268</text:p>
          </table:table-cell>
          <table:table-cell office:value-type="float" office:value="0.780951" calcext:value-type="float">
            <text:p>0,780951</text:p>
          </table:table-cell>
          <table:table-cell office:value-type="float" office:value="1.65255" calcext:value-type="float">
            <text:p>1,65255</text:p>
          </table:table-cell>
          <table:table-cell office:value-type="float" office:value="1.11334" calcext:value-type="float">
            <text:p>1,11334</text:p>
          </table:table-cell>
          <table:table-cell office:value-type="float" office:value="0.901964" calcext:value-type="float">
            <text:p>0,901964</text:p>
          </table:table-cell>
          <table:table-cell office:value-type="float" office:value="1.86132" calcext:value-type="float">
            <text:p>1,86132</text:p>
          </table:table-cell>
          <table:table-cell office:value-type="float" office:value="0.807232" calcext:value-type="float">
            <text:p>0,807232</text:p>
          </table:table-cell>
          <table:table-cell office:value-type="float" office:value="1.99906" calcext:value-type="float">
            <text:p>1,99906</text:p>
          </table:table-cell>
          <table:table-cell office:value-type="float" office:value="1.17111" calcext:value-type="float">
            <text:p>1,17111</text:p>
          </table:table-cell>
          <table:table-cell office:value-type="float" office:value="1.11551" calcext:value-type="float">
            <text:p>1,11551</text:p>
          </table:table-cell>
          <table:table-cell office:value-type="float" office:value="1.78712" calcext:value-type="float">
            <text:p>1,78712</text:p>
          </table:table-cell>
          <table:table-cell office:value-type="float" office:value="0.119637" calcext:value-type="float">
            <text:p>0,119637</text:p>
          </table:table-cell>
          <table:table-cell table:number-columns-repeated="44"/>
          <table:table-cell table:formula="of:=MIN([.A109:.BL109])" office:value-type="float" office:value="0.119637" calcext:value-type="float">
            <text:p>0,119637</text:p>
          </table:table-cell>
          <table:table-cell table:formula="of:=MAX([.A109:.BL109])" office:value-type="float" office:value="1.99906" calcext:value-type="float">
            <text:p>1,99906</text:p>
          </table:table-cell>
          <table:table-cell table:number-columns-repeated="7"/>
        </table:table-row>
        <table:table-row table:style-name="ro2">
          <table:table-cell office:value-type="float" office:value="0.286324" calcext:value-type="float">
            <text:p>0,286324</text:p>
          </table:table-cell>
          <table:table-cell office:value-type="float" office:value="0.410492" calcext:value-type="float">
            <text:p>0,410492</text:p>
          </table:table-cell>
          <table:table-cell office:value-type="float" office:value="0.261203" calcext:value-type="float">
            <text:p>0,261203</text:p>
          </table:table-cell>
          <table:table-cell office:value-type="float" office:value="0.459125" calcext:value-type="float">
            <text:p>0,459125</text:p>
          </table:table-cell>
          <table:table-cell office:value-type="float" office:value="0.407707" calcext:value-type="float">
            <text:p>0,407707</text:p>
          </table:table-cell>
          <table:table-cell office:value-type="float" office:value="0.617837" calcext:value-type="float">
            <text:p>0,617837</text:p>
          </table:table-cell>
          <table:table-cell office:value-type="float" office:value="0.415056" calcext:value-type="float">
            <text:p>0,415056</text:p>
          </table:table-cell>
          <table:table-cell office:value-type="float" office:value="0.82973" calcext:value-type="float">
            <text:p>0,82973</text:p>
          </table:table-cell>
          <table:table-cell office:value-type="float" office:value="0.521793" calcext:value-type="float">
            <text:p>0,521793</text:p>
          </table:table-cell>
          <table:table-cell office:value-type="float" office:value="0.685208" calcext:value-type="float">
            <text:p>0,685208</text:p>
          </table:table-cell>
          <table:table-cell office:value-type="float" office:value="0.463703" calcext:value-type="float">
            <text:p>0,463703</text:p>
          </table:table-cell>
          <table:table-cell office:value-type="float" office:value="0.48512" calcext:value-type="float">
            <text:p>0,48512</text:p>
          </table:table-cell>
          <table:table-cell office:value-type="float" office:value="0.510973" calcext:value-type="float">
            <text:p>0,510973</text:p>
          </table:table-cell>
          <table:table-cell office:value-type="float" office:value="1.86302" calcext:value-type="float">
            <text:p>1,86302</text:p>
          </table:table-cell>
          <table:table-cell office:value-type="float" office:value="0.311529" calcext:value-type="float">
            <text:p>0,311529</text:p>
          </table:table-cell>
          <table:table-cell office:value-type="float" office:value="0.389313" calcext:value-type="float">
            <text:p>0,389313</text:p>
          </table:table-cell>
          <table:table-cell office:value-type="float" office:value="0.840263" calcext:value-type="float">
            <text:p>0,840263</text:p>
          </table:table-cell>
          <table:table-cell office:value-type="float" office:value="1.22642" calcext:value-type="float">
            <text:p>1,22642</text:p>
          </table:table-cell>
          <table:table-cell office:value-type="float" office:value="0.849464" calcext:value-type="float">
            <text:p>0,849464</text:p>
          </table:table-cell>
          <table:table-cell office:value-type="float" office:value="1.17201" calcext:value-type="float">
            <text:p>1,17201</text:p>
          </table:table-cell>
          <table:table-cell office:value-type="float" office:value="0.365602" calcext:value-type="float">
            <text:p>0,365602</text:p>
          </table:table-cell>
          <table:table-cell office:value-type="float" office:value="0.526421" calcext:value-type="float">
            <text:p>0,526421</text:p>
          </table:table-cell>
          <table:table-cell office:value-type="float" office:value="0.541135" calcext:value-type="float">
            <text:p>0,541135</text:p>
          </table:table-cell>
          <table:table-cell office:value-type="float" office:value="0.2956" calcext:value-type="float">
            <text:p>0,2956</text:p>
          </table:table-cell>
          <table:table-cell table:number-columns-repeated="44"/>
          <table:table-cell table:formula="of:=MIN([.A110:.BL110])" office:value-type="float" office:value="0.261203" calcext:value-type="float">
            <text:p>0,261203</text:p>
          </table:table-cell>
          <table:table-cell table:formula="of:=MAX([.A110:.BL110])" office:value-type="float" office:value="1.86302" calcext:value-type="float">
            <text:p>1,86302</text:p>
          </table:table-cell>
          <table:table-cell table:number-columns-repeated="7"/>
        </table:table-row>
        <table:table-row table:style-name="ro2">
          <table:table-cell office:value-type="float" office:value="0.270457" calcext:value-type="float">
            <text:p>0,270457</text:p>
          </table:table-cell>
          <table:table-cell office:value-type="float" office:value="0.286374" calcext:value-type="float">
            <text:p>0,286374</text:p>
          </table:table-cell>
          <table:table-cell office:value-type="float" office:value="0.481464" calcext:value-type="float">
            <text:p>0,481464</text:p>
          </table:table-cell>
          <table:table-cell office:value-type="float" office:value="0.329883" calcext:value-type="float">
            <text:p>0,329883</text:p>
          </table:table-cell>
          <table:table-cell office:value-type="float" office:value="0.22743" calcext:value-type="float">
            <text:p>0,22743</text:p>
          </table:table-cell>
          <table:table-cell office:value-type="float" office:value="0.8495" calcext:value-type="float">
            <text:p>0,8495</text:p>
          </table:table-cell>
          <table:table-cell office:value-type="float" office:value="0.614704" calcext:value-type="float">
            <text:p>0,614704</text:p>
          </table:table-cell>
          <table:table-cell office:value-type="float" office:value="0.650197" calcext:value-type="float">
            <text:p>0,650197</text:p>
          </table:table-cell>
          <table:table-cell office:value-type="float" office:value="0.398315" calcext:value-type="float">
            <text:p>0,398315</text:p>
          </table:table-cell>
          <table:table-cell office:value-type="float" office:value="0.498653" calcext:value-type="float">
            <text:p>0,498653</text:p>
          </table:table-cell>
          <table:table-cell office:value-type="float" office:value="0.872995" calcext:value-type="float">
            <text:p>0,872995</text:p>
          </table:table-cell>
          <table:table-cell office:value-type="float" office:value="0.696757" calcext:value-type="float">
            <text:p>0,696757</text:p>
          </table:table-cell>
          <table:table-cell office:value-type="float" office:value="0.491669" calcext:value-type="float">
            <text:p>0,491669</text:p>
          </table:table-cell>
          <table:table-cell office:value-type="float" office:value="0.571573" calcext:value-type="float">
            <text:p>0,571573</text:p>
          </table:table-cell>
          <table:table-cell office:value-type="float" office:value="0.70041" calcext:value-type="float">
            <text:p>0,70041</text:p>
          </table:table-cell>
          <table:table-cell office:value-type="float" office:value="1.16809" calcext:value-type="float">
            <text:p>1,16809</text:p>
          </table:table-cell>
          <table:table-cell office:value-type="float" office:value="0.5463" calcext:value-type="float">
            <text:p>0,5463</text:p>
          </table:table-cell>
          <table:table-cell office:value-type="float" office:value="0.382125" calcext:value-type="float">
            <text:p>0,382125</text:p>
          </table:table-cell>
          <table:table-cell office:value-type="float" office:value="1.33908" calcext:value-type="float">
            <text:p>1,33908</text:p>
          </table:table-cell>
          <table:table-cell office:value-type="float" office:value="0.84021" calcext:value-type="float">
            <text:p>0,84021</text:p>
          </table:table-cell>
          <table:table-cell office:value-type="float" office:value="0.232374" calcext:value-type="float">
            <text:p>0,232374</text:p>
          </table:table-cell>
          <table:table-cell office:value-type="float" office:value="0.809403" calcext:value-type="float">
            <text:p>0,809403</text:p>
          </table:table-cell>
          <table:table-cell office:value-type="float" office:value="0.229577" calcext:value-type="float">
            <text:p>0,229577</text:p>
          </table:table-cell>
          <table:table-cell office:value-type="float" office:value="0.139896" calcext:value-type="float">
            <text:p>0,139896</text:p>
          </table:table-cell>
          <table:table-cell table:number-columns-repeated="44"/>
          <table:table-cell table:formula="of:=MIN([.A111:.BL111])" office:value-type="float" office:value="0.139896" calcext:value-type="float">
            <text:p>0,139896</text:p>
          </table:table-cell>
          <table:table-cell table:formula="of:=MAX([.A111:.BL111])" office:value-type="float" office:value="1.33908" calcext:value-type="float">
            <text:p>1,33908</text:p>
          </table:table-cell>
          <table:table-cell table:number-columns-repeated="7"/>
        </table:table-row>
        <table:table-row table:style-name="ro2">
          <table:table-cell office:value-type="float" office:value="0.26806" calcext:value-type="float">
            <text:p>0,26806</text:p>
          </table:table-cell>
          <table:table-cell office:value-type="float" office:value="0.303055" calcext:value-type="float">
            <text:p>0,303055</text:p>
          </table:table-cell>
          <table:table-cell office:value-type="float" office:value="0.438557" calcext:value-type="float">
            <text:p>0,438557</text:p>
          </table:table-cell>
          <table:table-cell office:value-type="float" office:value="0.580713" calcext:value-type="float">
            <text:p>0,580713</text:p>
          </table:table-cell>
          <table:table-cell office:value-type="float" office:value="0.24251" calcext:value-type="float">
            <text:p>0,24251</text:p>
          </table:table-cell>
          <table:table-cell office:value-type="float" office:value="0.318905" calcext:value-type="float">
            <text:p>0,318905</text:p>
          </table:table-cell>
          <table:table-cell office:value-type="float" office:value="0.371695" calcext:value-type="float">
            <text:p>0,371695</text:p>
          </table:table-cell>
          <table:table-cell office:value-type="float" office:value="0.659759" calcext:value-type="float">
            <text:p>0,659759</text:p>
          </table:table-cell>
          <table:table-cell office:value-type="float" office:value="0.335243" calcext:value-type="float">
            <text:p>0,335243</text:p>
          </table:table-cell>
          <table:table-cell office:value-type="float" office:value="0.925222" calcext:value-type="float">
            <text:p>0,925222</text:p>
          </table:table-cell>
          <table:table-cell office:value-type="float" office:value="1.07932" calcext:value-type="float">
            <text:p>1,07932</text:p>
          </table:table-cell>
          <table:table-cell office:value-type="float" office:value="0.458015" calcext:value-type="float">
            <text:p>0,458015</text:p>
          </table:table-cell>
          <table:table-cell office:value-type="float" office:value="1.16185" calcext:value-type="float">
            <text:p>1,16185</text:p>
          </table:table-cell>
          <table:table-cell office:value-type="float" office:value="1.03982" calcext:value-type="float">
            <text:p>1,03982</text:p>
          </table:table-cell>
          <table:table-cell office:value-type="float" office:value="0.836516" calcext:value-type="float">
            <text:p>0,836516</text:p>
          </table:table-cell>
          <table:table-cell office:value-type="float" office:value="1.39171" calcext:value-type="float">
            <text:p>1,39171</text:p>
          </table:table-cell>
          <table:table-cell office:value-type="float" office:value="0.568772" calcext:value-type="float">
            <text:p>0,568772</text:p>
          </table:table-cell>
          <table:table-cell office:value-type="float" office:value="0.232278" calcext:value-type="float">
            <text:p>0,232278</text:p>
          </table:table-cell>
          <table:table-cell office:value-type="float" office:value="0.814922" calcext:value-type="float">
            <text:p>0,814922</text:p>
          </table:table-cell>
          <table:table-cell office:value-type="float" office:value="0.356774" calcext:value-type="float">
            <text:p>0,356774</text:p>
          </table:table-cell>
          <table:table-cell office:value-type="float" office:value="0.259656" calcext:value-type="float">
            <text:p>0,259656</text:p>
          </table:table-cell>
          <table:table-cell office:value-type="float" office:value="0.324697" calcext:value-type="float">
            <text:p>0,324697</text:p>
          </table:table-cell>
          <table:table-cell office:value-type="float" office:value="0.220921" calcext:value-type="float">
            <text:p>0,220921</text:p>
          </table:table-cell>
          <table:table-cell office:value-type="float" office:value="0.361424" calcext:value-type="float">
            <text:p>0,361424</text:p>
          </table:table-cell>
          <table:table-cell table:number-columns-repeated="44"/>
          <table:table-cell table:formula="of:=MIN([.A112:.BL112])" office:value-type="float" office:value="0.220921" calcext:value-type="float">
            <text:p>0,220921</text:p>
          </table:table-cell>
          <table:table-cell table:formula="of:=MAX([.A112:.BL112])" office:value-type="float" office:value="1.39171" calcext:value-type="float">
            <text:p>1,39171</text:p>
          </table:table-cell>
          <table:table-cell table:number-columns-repeated="7"/>
        </table:table-row>
        <table:table-row table:style-name="ro2">
          <table:table-cell office:value-type="float" office:value="0.379555" calcext:value-type="float">
            <text:p>0,379555</text:p>
          </table:table-cell>
          <table:table-cell office:value-type="float" office:value="0.490987" calcext:value-type="float">
            <text:p>0,490987</text:p>
          </table:table-cell>
          <table:table-cell office:value-type="float" office:value="0.378804" calcext:value-type="float">
            <text:p>0,378804</text:p>
          </table:table-cell>
          <table:table-cell office:value-type="float" office:value="0.488778" calcext:value-type="float">
            <text:p>0,488778</text:p>
          </table:table-cell>
          <table:table-cell office:value-type="float" office:value="0.58506" calcext:value-type="float">
            <text:p>0,58506</text:p>
          </table:table-cell>
          <table:table-cell office:value-type="float" office:value="1.07778" calcext:value-type="float">
            <text:p>1,07778</text:p>
          </table:table-cell>
          <table:table-cell office:value-type="float" office:value="0.811978" calcext:value-type="float">
            <text:p>0,811978</text:p>
          </table:table-cell>
          <table:table-cell office:value-type="float" office:value="1.20356" calcext:value-type="float">
            <text:p>1,20356</text:p>
          </table:table-cell>
          <table:table-cell office:value-type="float" office:value="0.975134" calcext:value-type="float">
            <text:p>0,975134</text:p>
          </table:table-cell>
          <table:table-cell office:value-type="float" office:value="0.866897" calcext:value-type="float">
            <text:p>0,866897</text:p>
          </table:table-cell>
          <table:table-cell office:value-type="float" office:value="0.621183" calcext:value-type="float">
            <text:p>0,621183</text:p>
          </table:table-cell>
          <table:table-cell office:value-type="float" office:value="0.707102" calcext:value-type="float">
            <text:p>0,707102</text:p>
          </table:table-cell>
          <table:table-cell office:value-type="float" office:value="0.784097" calcext:value-type="float">
            <text:p>0,784097</text:p>
          </table:table-cell>
          <table:table-cell office:value-type="float" office:value="0.598593" calcext:value-type="float">
            <text:p>0,598593</text:p>
          </table:table-cell>
          <table:table-cell office:value-type="float" office:value="0.366323" calcext:value-type="float">
            <text:p>0,366323</text:p>
          </table:table-cell>
          <table:table-cell office:value-type="float" office:value="0.389626" calcext:value-type="float">
            <text:p>0,389626</text:p>
          </table:table-cell>
          <table:table-cell office:value-type="float" office:value="0.694425" calcext:value-type="float">
            <text:p>0,694425</text:p>
          </table:table-cell>
          <table:table-cell office:value-type="float" office:value="1.1127" calcext:value-type="float">
            <text:p>1,1127</text:p>
          </table:table-cell>
          <table:table-cell office:value-type="float" office:value="1.2321" calcext:value-type="float">
            <text:p>1,2321</text:p>
          </table:table-cell>
          <table:table-cell office:value-type="float" office:value="1.24522" calcext:value-type="float">
            <text:p>1,24522</text:p>
          </table:table-cell>
          <table:table-cell office:value-type="float" office:value="0.600396" calcext:value-type="float">
            <text:p>0,600396</text:p>
          </table:table-cell>
          <table:table-cell office:value-type="float" office:value="1.02465" calcext:value-type="float">
            <text:p>1,02465</text:p>
          </table:table-cell>
          <table:table-cell office:value-type="float" office:value="0.341923" calcext:value-type="float">
            <text:p>0,341923</text:p>
          </table:table-cell>
          <table:table-cell office:value-type="float" office:value="0.366496" calcext:value-type="float">
            <text:p>0,366496</text:p>
          </table:table-cell>
          <table:table-cell table:number-columns-repeated="44"/>
          <table:table-cell table:formula="of:=MIN([.A113:.BL113])" office:value-type="float" office:value="0.341923" calcext:value-type="float">
            <text:p>0,341923</text:p>
          </table:table-cell>
          <table:table-cell table:formula="of:=MAX([.A113:.BL113])" office:value-type="float" office:value="1.24522" calcext:value-type="float">
            <text:p>1,24522</text:p>
          </table:table-cell>
          <table:table-cell table:number-columns-repeated="7"/>
        </table:table-row>
        <table:table-row table:style-name="ro2">
          <table:table-cell office:value-type="float" office:value="0.379738" calcext:value-type="float">
            <text:p>0,379738</text:p>
          </table:table-cell>
          <table:table-cell office:value-type="float" office:value="0.428779" calcext:value-type="float">
            <text:p>0,428779</text:p>
          </table:table-cell>
          <table:table-cell office:value-type="float" office:value="0.53621" calcext:value-type="float">
            <text:p>0,53621</text:p>
          </table:table-cell>
          <table:table-cell office:value-type="float" office:value="0.701578" calcext:value-type="float">
            <text:p>0,701578</text:p>
          </table:table-cell>
          <table:table-cell office:value-type="float" office:value="0.414765" calcext:value-type="float">
            <text:p>0,414765</text:p>
          </table:table-cell>
          <table:table-cell office:value-type="float" office:value="0.571893" calcext:value-type="float">
            <text:p>0,571893</text:p>
          </table:table-cell>
          <table:table-cell office:value-type="float" office:value="0.662095" calcext:value-type="float">
            <text:p>0,662095</text:p>
          </table:table-cell>
          <table:table-cell office:value-type="float" office:value="0.874033" calcext:value-type="float">
            <text:p>0,874033</text:p>
          </table:table-cell>
          <table:table-cell office:value-type="float" office:value="1.0853" calcext:value-type="float">
            <text:p>1,0853</text:p>
          </table:table-cell>
          <table:table-cell office:value-type="float" office:value="0.601372" calcext:value-type="float">
            <text:p>0,601372</text:p>
          </table:table-cell>
          <table:table-cell office:value-type="float" office:value="0.688917" calcext:value-type="float">
            <text:p>0,688917</text:p>
          </table:table-cell>
          <table:table-cell office:value-type="float" office:value="1.10755" calcext:value-type="float">
            <text:p>1,10755</text:p>
          </table:table-cell>
          <table:table-cell office:value-type="float" office:value="0.591903" calcext:value-type="float">
            <text:p>0,591903</text:p>
          </table:table-cell>
          <table:table-cell office:value-type="float" office:value="0.388708" calcext:value-type="float">
            <text:p>0,388708</text:p>
          </table:table-cell>
          <table:table-cell office:value-type="float" office:value="1.59047" calcext:value-type="float">
            <text:p>1,59047</text:p>
          </table:table-cell>
          <table:table-cell office:value-type="float" office:value="0.911328" calcext:value-type="float">
            <text:p>0,911328</text:p>
          </table:table-cell>
          <table:table-cell office:value-type="float" office:value="0.305967" calcext:value-type="float">
            <text:p>0,305967</text:p>
          </table:table-cell>
          <table:table-cell office:value-type="float" office:value="0.493009" calcext:value-type="float">
            <text:p>0,493009</text:p>
          </table:table-cell>
          <table:table-cell office:value-type="float" office:value="0.465686" calcext:value-type="float">
            <text:p>0,465686</text:p>
          </table:table-cell>
          <table:table-cell office:value-type="float" office:value="0.93338" calcext:value-type="float">
            <text:p>0,93338</text:p>
          </table:table-cell>
          <table:table-cell office:value-type="float" office:value="0.400079" calcext:value-type="float">
            <text:p>0,400079</text:p>
          </table:table-cell>
          <table:table-cell office:value-type="float" office:value="0.488796" calcext:value-type="float">
            <text:p>0,488796</text:p>
          </table:table-cell>
          <table:table-cell office:value-type="float" office:value="1.01154" calcext:value-type="float">
            <text:p>1,01154</text:p>
          </table:table-cell>
          <table:table-cell office:value-type="float" office:value="2.39416" calcext:value-type="float">
            <text:p>2,39416</text:p>
          </table:table-cell>
          <table:table-cell table:number-columns-repeated="44"/>
          <table:table-cell table:formula="of:=MIN([.A114:.BL114])" office:value-type="float" office:value="0.305967" calcext:value-type="float">
            <text:p>0,305967</text:p>
          </table:table-cell>
          <table:table-cell table:formula="of:=MAX([.A114:.BL114])" office:value-type="float" office:value="2.39416" calcext:value-type="float">
            <text:p>2,39416</text:p>
          </table:table-cell>
          <table:table-cell table:number-columns-repeated="7"/>
        </table:table-row>
        <table:table-row table:style-name="ro2">
          <table:table-cell office:value-type="float" office:value="0.384573" calcext:value-type="float">
            <text:p>0,384573</text:p>
          </table:table-cell>
          <table:table-cell office:value-type="float" office:value="0.495106" calcext:value-type="float">
            <text:p>0,495106</text:p>
          </table:table-cell>
          <table:table-cell office:value-type="float" office:value="0.696989" calcext:value-type="float">
            <text:p>0,696989</text:p>
          </table:table-cell>
          <table:table-cell office:value-type="float" office:value="0.334547" calcext:value-type="float">
            <text:p>0,334547</text:p>
          </table:table-cell>
          <table:table-cell office:value-type="float" office:value="0.639393" calcext:value-type="float">
            <text:p>0,639393</text:p>
          </table:table-cell>
          <table:table-cell office:value-type="float" office:value="0.604872" calcext:value-type="float">
            <text:p>0,604872</text:p>
          </table:table-cell>
          <table:table-cell office:value-type="float" office:value="1.30612" calcext:value-type="float">
            <text:p>1,30612</text:p>
          </table:table-cell>
          <table:table-cell office:value-type="float" office:value="1.05314" calcext:value-type="float">
            <text:p>1,05314</text:p>
          </table:table-cell>
          <table:table-cell office:value-type="float" office:value="1.05535" calcext:value-type="float">
            <text:p>1,05535</text:p>
          </table:table-cell>
          <table:table-cell office:value-type="float" office:value="0.854301" calcext:value-type="float">
            <text:p>0,854301</text:p>
          </table:table-cell>
          <table:table-cell office:value-type="float" office:value="0.51997" calcext:value-type="float">
            <text:p>0,51997</text:p>
          </table:table-cell>
          <table:table-cell office:value-type="float" office:value="0.67746" calcext:value-type="float">
            <text:p>0,67746</text:p>
          </table:table-cell>
          <table:table-cell office:value-type="float" office:value="0.831831" calcext:value-type="float">
            <text:p>0,831831</text:p>
          </table:table-cell>
          <table:table-cell office:value-type="float" office:value="1.54269" calcext:value-type="float">
            <text:p>1,54269</text:p>
          </table:table-cell>
          <table:table-cell office:value-type="float" office:value="0.876266" calcext:value-type="float">
            <text:p>0,876266</text:p>
          </table:table-cell>
          <table:table-cell office:value-type="float" office:value="0.805782" calcext:value-type="float">
            <text:p>0,805782</text:p>
          </table:table-cell>
          <table:table-cell office:value-type="float" office:value="1.73114" calcext:value-type="float">
            <text:p>1,73114</text:p>
          </table:table-cell>
          <table:table-cell office:value-type="float" office:value="1.25113" calcext:value-type="float">
            <text:p>1,25113</text:p>
          </table:table-cell>
          <table:table-cell office:value-type="float" office:value="0.815293" calcext:value-type="float">
            <text:p>0,815293</text:p>
          </table:table-cell>
          <table:table-cell office:value-type="float" office:value="0.85419" calcext:value-type="float">
            <text:p>0,85419</text:p>
          </table:table-cell>
          <table:table-cell office:value-type="float" office:value="1.51148" calcext:value-type="float">
            <text:p>1,51148</text:p>
          </table:table-cell>
          <table:table-cell office:value-type="float" office:value="2.06686" calcext:value-type="float">
            <text:p>2,06686</text:p>
          </table:table-cell>
          <table:table-cell office:value-type="float" office:value="0.748317" calcext:value-type="float">
            <text:p>0,748317</text:p>
          </table:table-cell>
          <table:table-cell office:value-type="float" office:value="0.138642" calcext:value-type="float">
            <text:p>0,138642</text:p>
          </table:table-cell>
          <table:table-cell table:number-columns-repeated="44"/>
          <table:table-cell table:formula="of:=MIN([.A115:.BL115])" office:value-type="float" office:value="0.138642" calcext:value-type="float">
            <text:p>0,138642</text:p>
          </table:table-cell>
          <table:table-cell table:formula="of:=MAX([.A115:.BL115])" office:value-type="float" office:value="2.06686" calcext:value-type="float">
            <text:p>2,06686</text:p>
          </table:table-cell>
          <table:table-cell table:number-columns-repeated="7"/>
        </table:table-row>
        <table:table-row table:style-name="ro2">
          <table:table-cell office:value-type="float" office:value="0.210469" calcext:value-type="float">
            <text:p>0,210469</text:p>
          </table:table-cell>
          <table:table-cell office:value-type="float" office:value="0.215803" calcext:value-type="float">
            <text:p>0,215803</text:p>
          </table:table-cell>
          <table:table-cell office:value-type="float" office:value="0.178646" calcext:value-type="float">
            <text:p>0,178646</text:p>
          </table:table-cell>
          <table:table-cell office:value-type="float" office:value="0.510115" calcext:value-type="float">
            <text:p>0,510115</text:p>
          </table:table-cell>
          <table:table-cell office:value-type="float" office:value="0.218764" calcext:value-type="float">
            <text:p>0,218764</text:p>
          </table:table-cell>
          <table:table-cell office:value-type="float" office:value="0.97517" calcext:value-type="float">
            <text:p>0,97517</text:p>
          </table:table-cell>
          <table:table-cell office:value-type="float" office:value="0.814145" calcext:value-type="float">
            <text:p>0,814145</text:p>
          </table:table-cell>
          <table:table-cell office:value-type="float" office:value="0.685036" calcext:value-type="float">
            <text:p>0,685036</text:p>
          </table:table-cell>
          <table:table-cell office:value-type="float" office:value="0.614422" calcext:value-type="float">
            <text:p>0,614422</text:p>
          </table:table-cell>
          <table:table-cell office:value-type="float" office:value="0.575955" calcext:value-type="float">
            <text:p>0,575955</text:p>
          </table:table-cell>
          <table:table-cell office:value-type="float" office:value="0.71139" calcext:value-type="float">
            <text:p>0,71139</text:p>
          </table:table-cell>
          <table:table-cell office:value-type="float" office:value="0.492375" calcext:value-type="float">
            <text:p>0,492375</text:p>
          </table:table-cell>
          <table:table-cell office:value-type="float" office:value="0.890954" calcext:value-type="float">
            <text:p>0,890954</text:p>
          </table:table-cell>
          <table:table-cell office:value-type="float" office:value="0.55718" calcext:value-type="float">
            <text:p>0,55718</text:p>
          </table:table-cell>
          <table:table-cell office:value-type="float" office:value="0.656652" calcext:value-type="float">
            <text:p>0,656652</text:p>
          </table:table-cell>
          <table:table-cell office:value-type="float" office:value="1.99407" calcext:value-type="float">
            <text:p>1,99407</text:p>
          </table:table-cell>
          <table:table-cell office:value-type="float" office:value="1.29028" calcext:value-type="float">
            <text:p>1,29028</text:p>
          </table:table-cell>
          <table:table-cell office:value-type="float" office:value="1.45734" calcext:value-type="float">
            <text:p>1,45734</text:p>
          </table:table-cell>
          <table:table-cell office:value-type="float" office:value="0.444866" calcext:value-type="float">
            <text:p>0,444866</text:p>
          </table:table-cell>
          <table:table-cell office:value-type="float" office:value="1.14004" calcext:value-type="float">
            <text:p>1,14004</text:p>
          </table:table-cell>
          <table:table-cell office:value-type="float" office:value="1.18175" calcext:value-type="float">
            <text:p>1,18175</text:p>
          </table:table-cell>
          <table:table-cell office:value-type="float" office:value="1.21148" calcext:value-type="float">
            <text:p>1,21148</text:p>
          </table:table-cell>
          <table:table-cell office:value-type="float" office:value="0.82915" calcext:value-type="float">
            <text:p>0,82915</text:p>
          </table:table-cell>
          <table:table-cell office:value-type="float" office:value="1.16161" calcext:value-type="float">
            <text:p>1,16161</text:p>
          </table:table-cell>
          <table:table-cell table:number-columns-repeated="44"/>
          <table:table-cell table:formula="of:=MIN([.A116:.BL116])" office:value-type="float" office:value="0.178646" calcext:value-type="float">
            <text:p>0,178646</text:p>
          </table:table-cell>
          <table:table-cell table:formula="of:=MAX([.A116:.BL116])" office:value-type="float" office:value="1.99407" calcext:value-type="float">
            <text:p>1,99407</text:p>
          </table:table-cell>
          <table:table-cell table:number-columns-repeated="7"/>
        </table:table-row>
        <table:table-row table:style-name="ro2">
          <table:table-cell office:value-type="float" office:value="0.317278" calcext:value-type="float">
            <text:p>0,317278</text:p>
          </table:table-cell>
          <table:table-cell office:value-type="float" office:value="0.39115" calcext:value-type="float">
            <text:p>0,39115</text:p>
          </table:table-cell>
          <table:table-cell office:value-type="float" office:value="0.439636" calcext:value-type="float">
            <text:p>0,439636</text:p>
          </table:table-cell>
          <table:table-cell office:value-type="float" office:value="0.588702" calcext:value-type="float">
            <text:p>0,588702</text:p>
          </table:table-cell>
          <table:table-cell office:value-type="float" office:value="0.279686" calcext:value-type="float">
            <text:p>0,279686</text:p>
          </table:table-cell>
          <table:table-cell office:value-type="float" office:value="0.38262" calcext:value-type="float">
            <text:p>0,38262</text:p>
          </table:table-cell>
          <table:table-cell office:value-type="float" office:value="0.529749" calcext:value-type="float">
            <text:p>0,529749</text:p>
          </table:table-cell>
          <table:table-cell office:value-type="float" office:value="0.321447" calcext:value-type="float">
            <text:p>0,321447</text:p>
          </table:table-cell>
          <table:table-cell office:value-type="float" office:value="0.376359" calcext:value-type="float">
            <text:p>0,376359</text:p>
          </table:table-cell>
          <table:table-cell office:value-type="float" office:value="1.02221" calcext:value-type="float">
            <text:p>1,02221</text:p>
          </table:table-cell>
          <table:table-cell office:value-type="float" office:value="0.567862" calcext:value-type="float">
            <text:p>0,567862</text:p>
          </table:table-cell>
          <table:table-cell office:value-type="float" office:value="0.833714" calcext:value-type="float">
            <text:p>0,833714</text:p>
          </table:table-cell>
          <table:table-cell office:value-type="float" office:value="0.678624" calcext:value-type="float">
            <text:p>0,678624</text:p>
          </table:table-cell>
          <table:table-cell office:value-type="float" office:value="0.69738" calcext:value-type="float">
            <text:p>0,69738</text:p>
          </table:table-cell>
          <table:table-cell office:value-type="float" office:value="0.615303" calcext:value-type="float">
            <text:p>0,615303</text:p>
          </table:table-cell>
          <table:table-cell office:value-type="float" office:value="1.42807" calcext:value-type="float">
            <text:p>1,42807</text:p>
          </table:table-cell>
          <table:table-cell office:value-type="float" office:value="1.53267" calcext:value-type="float">
            <text:p>1,53267</text:p>
          </table:table-cell>
          <table:table-cell office:value-type="float" office:value="1.53338" calcext:value-type="float">
            <text:p>1,53338</text:p>
          </table:table-cell>
          <table:table-cell office:value-type="float" office:value="0.354515" calcext:value-type="float">
            <text:p>0,354515</text:p>
          </table:table-cell>
          <table:table-cell office:value-type="float" office:value="1.71212" calcext:value-type="float">
            <text:p>1,71212</text:p>
          </table:table-cell>
          <table:table-cell office:value-type="float" office:value="0.996848" calcext:value-type="float">
            <text:p>0,996848</text:p>
          </table:table-cell>
          <table:table-cell office:value-type="float" office:value="0.59528" calcext:value-type="float">
            <text:p>0,59528</text:p>
          </table:table-cell>
          <table:table-cell office:value-type="float" office:value="0.28281" calcext:value-type="float">
            <text:p>0,28281</text:p>
          </table:table-cell>
          <table:table-cell office:value-type="float" office:value="0.0794539" calcext:value-type="float">
            <text:p>0,0794539</text:p>
          </table:table-cell>
          <table:table-cell table:number-columns-repeated="44"/>
          <table:table-cell table:formula="of:=MIN([.A117:.BL117])" office:value-type="float" office:value="0.0794539" calcext:value-type="float">
            <text:p>0,0794539</text:p>
          </table:table-cell>
          <table:table-cell table:formula="of:=MAX([.A117:.BL117])" office:value-type="float" office:value="1.71212" calcext:value-type="float">
            <text:p>1,71212</text:p>
          </table:table-cell>
          <table:table-cell table:number-columns-repeated="7"/>
        </table:table-row>
        <table:table-row table:style-name="ro2">
          <table:table-cell office:value-type="float" office:value="0.3902" calcext:value-type="float">
            <text:p>0,3902</text:p>
          </table:table-cell>
          <table:table-cell office:value-type="float" office:value="0.499922" calcext:value-type="float">
            <text:p>0,499922</text:p>
          </table:table-cell>
          <table:table-cell office:value-type="float" office:value="0.598164" calcext:value-type="float">
            <text:p>0,598164</text:p>
          </table:table-cell>
          <table:table-cell office:value-type="float" office:value="0.450737" calcext:value-type="float">
            <text:p>0,450737</text:p>
          </table:table-cell>
          <table:table-cell office:value-type="float" office:value="0.444731" calcext:value-type="float">
            <text:p>0,444731</text:p>
          </table:table-cell>
          <table:table-cell office:value-type="float" office:value="0.947158" calcext:value-type="float">
            <text:p>0,947158</text:p>
          </table:table-cell>
          <table:table-cell office:value-type="float" office:value="0.562325" calcext:value-type="float">
            <text:p>0,562325</text:p>
          </table:table-cell>
          <table:table-cell office:value-type="float" office:value="0.846419" calcext:value-type="float">
            <text:p>0,846419</text:p>
          </table:table-cell>
          <table:table-cell office:value-type="float" office:value="0.724327" calcext:value-type="float">
            <text:p>0,724327</text:p>
          </table:table-cell>
          <table:table-cell office:value-type="float" office:value="0.562561" calcext:value-type="float">
            <text:p>0,562561</text:p>
          </table:table-cell>
          <table:table-cell office:value-type="float" office:value="0.37148" calcext:value-type="float">
            <text:p>0,37148</text:p>
          </table:table-cell>
          <table:table-cell office:value-type="float" office:value="0.481648" calcext:value-type="float">
            <text:p>0,481648</text:p>
          </table:table-cell>
          <table:table-cell office:value-type="float" office:value="0.335422" calcext:value-type="float">
            <text:p>0,335422</text:p>
          </table:table-cell>
          <table:table-cell office:value-type="float" office:value="0.600206" calcext:value-type="float">
            <text:p>0,600206</text:p>
          </table:table-cell>
          <table:table-cell office:value-type="float" office:value="0.510659" calcext:value-type="float">
            <text:p>0,510659</text:p>
          </table:table-cell>
          <table:table-cell office:value-type="float" office:value="0.529201" calcext:value-type="float">
            <text:p>0,529201</text:p>
          </table:table-cell>
          <table:table-cell office:value-type="float" office:value="1.27942" calcext:value-type="float">
            <text:p>1,27942</text:p>
          </table:table-cell>
          <table:table-cell office:value-type="float" office:value="1.21856" calcext:value-type="float">
            <text:p>1,21856</text:p>
          </table:table-cell>
          <table:table-cell office:value-type="float" office:value="0.782716" calcext:value-type="float">
            <text:p>0,782716</text:p>
          </table:table-cell>
          <table:table-cell office:value-type="float" office:value="0.181929" calcext:value-type="float">
            <text:p>0,181929</text:p>
          </table:table-cell>
          <table:table-cell office:value-type="float" office:value="1.03316" calcext:value-type="float">
            <text:p>1,03316</text:p>
          </table:table-cell>
          <table:table-cell office:value-type="float" office:value="0.646708" calcext:value-type="float">
            <text:p>0,646708</text:p>
          </table:table-cell>
          <table:table-cell office:value-type="float" office:value="0.37552" calcext:value-type="float">
            <text:p>0,37552</text:p>
          </table:table-cell>
          <table:table-cell office:value-type="float" office:value="1.27448" calcext:value-type="float">
            <text:p>1,27448</text:p>
          </table:table-cell>
          <table:table-cell table:number-columns-repeated="44"/>
          <table:table-cell table:formula="of:=MIN([.A118:.BL118])" office:value-type="float" office:value="0.181929" calcext:value-type="float">
            <text:p>0,181929</text:p>
          </table:table-cell>
          <table:table-cell table:formula="of:=MAX([.A118:.BL118])" office:value-type="float" office:value="1.27942" calcext:value-type="float">
            <text:p>1,27942</text:p>
          </table:table-cell>
          <table:table-cell table:number-columns-repeated="7"/>
        </table:table-row>
        <table:table-row table:style-name="ro2">
          <table:table-cell office:value-type="float" office:value="0.310283" calcext:value-type="float">
            <text:p>0,310283</text:p>
          </table:table-cell>
          <table:table-cell office:value-type="float" office:value="0.288386" calcext:value-type="float">
            <text:p>0,288386</text:p>
          </table:table-cell>
          <table:table-cell office:value-type="float" office:value="0.303936" calcext:value-type="float">
            <text:p>0,303936</text:p>
          </table:table-cell>
          <table:table-cell office:value-type="float" office:value="0.68701" calcext:value-type="float">
            <text:p>0,68701</text:p>
          </table:table-cell>
          <table:table-cell office:value-type="float" office:value="0.489859" calcext:value-type="float">
            <text:p>0,489859</text:p>
          </table:table-cell>
          <table:table-cell office:value-type="float" office:value="0.397859" calcext:value-type="float">
            <text:p>0,397859</text:p>
          </table:table-cell>
          <table:table-cell office:value-type="float" office:value="0.738932" calcext:value-type="float">
            <text:p>0,738932</text:p>
          </table:table-cell>
          <table:table-cell office:value-type="float" office:value="0.734327" calcext:value-type="float">
            <text:p>0,734327</text:p>
          </table:table-cell>
          <table:table-cell office:value-type="float" office:value="1.54877" calcext:value-type="float">
            <text:p>1,54877</text:p>
          </table:table-cell>
          <table:table-cell office:value-type="float" office:value="0.898455" calcext:value-type="float">
            <text:p>0,898455</text:p>
          </table:table-cell>
          <table:table-cell office:value-type="float" office:value="0.573723" calcext:value-type="float">
            <text:p>0,573723</text:p>
          </table:table-cell>
          <table:table-cell office:value-type="float" office:value="0.621962" calcext:value-type="float">
            <text:p>0,621962</text:p>
          </table:table-cell>
          <table:table-cell office:value-type="float" office:value="0.623351" calcext:value-type="float">
            <text:p>0,623351</text:p>
          </table:table-cell>
          <table:table-cell office:value-type="float" office:value="0.451981" calcext:value-type="float">
            <text:p>0,451981</text:p>
          </table:table-cell>
          <table:table-cell office:value-type="float" office:value="1.87938" calcext:value-type="float">
            <text:p>1,87938</text:p>
          </table:table-cell>
          <table:table-cell office:value-type="float" office:value="1.57431" calcext:value-type="float">
            <text:p>1,57431</text:p>
          </table:table-cell>
          <table:table-cell office:value-type="float" office:value="1.27811" calcext:value-type="float">
            <text:p>1,27811</text:p>
          </table:table-cell>
          <table:table-cell office:value-type="float" office:value="0.433419" calcext:value-type="float">
            <text:p>0,433419</text:p>
          </table:table-cell>
          <table:table-cell office:value-type="float" office:value="0.519292" calcext:value-type="float">
            <text:p>0,519292</text:p>
          </table:table-cell>
          <table:table-cell office:value-type="float" office:value="0.648583" calcext:value-type="float">
            <text:p>0,648583</text:p>
          </table:table-cell>
          <table:table-cell office:value-type="float" office:value="1.52257" calcext:value-type="float">
            <text:p>1,52257</text:p>
          </table:table-cell>
          <table:table-cell office:value-type="float" office:value="0.49575" calcext:value-type="float">
            <text:p>0,49575</text:p>
          </table:table-cell>
          <table:table-cell office:value-type="float" office:value="1.34512" calcext:value-type="float">
            <text:p>1,34512</text:p>
          </table:table-cell>
          <table:table-cell office:value-type="float" office:value="0.14541" calcext:value-type="float">
            <text:p>0,14541</text:p>
          </table:table-cell>
          <table:table-cell table:number-columns-repeated="44"/>
          <table:table-cell table:formula="of:=MIN([.A119:.BL119])" office:value-type="float" office:value="0.14541" calcext:value-type="float">
            <text:p>0,14541</text:p>
          </table:table-cell>
          <table:table-cell table:formula="of:=MAX([.A119:.BL119])" office:value-type="float" office:value="1.87938" calcext:value-type="float">
            <text:p>1,87938</text:p>
          </table:table-cell>
          <table:table-cell table:number-columns-repeated="7"/>
        </table:table-row>
        <table:table-row table:style-name="ro2">
          <table:table-cell office:value-type="float" office:value="0.388996" calcext:value-type="float">
            <text:p>0,388996</text:p>
          </table:table-cell>
          <table:table-cell office:value-type="float" office:value="0.379549" calcext:value-type="float">
            <text:p>0,379549</text:p>
          </table:table-cell>
          <table:table-cell office:value-type="float" office:value="0.386623" calcext:value-type="float">
            <text:p>0,386623</text:p>
          </table:table-cell>
          <table:table-cell office:value-type="float" office:value="0.392903" calcext:value-type="float">
            <text:p>0,392903</text:p>
          </table:table-cell>
          <table:table-cell office:value-type="float" office:value="0.397458" calcext:value-type="float">
            <text:p>0,397458</text:p>
          </table:table-cell>
          <table:table-cell office:value-type="float" office:value="1.9507" calcext:value-type="float">
            <text:p>1,9507</text:p>
          </table:table-cell>
          <table:table-cell office:value-type="float" office:value="1.94463" calcext:value-type="float">
            <text:p>1,94463</text:p>
          </table:table-cell>
          <table:table-cell office:value-type="float" office:value="1.56881" calcext:value-type="float">
            <text:p>1,56881</text:p>
          </table:table-cell>
          <table:table-cell office:value-type="float" office:value="1.19385" calcext:value-type="float">
            <text:p>1,19385</text:p>
          </table:table-cell>
          <table:table-cell office:value-type="float" office:value="1.19419" calcext:value-type="float">
            <text:p>1,19419</text:p>
          </table:table-cell>
          <table:table-cell office:value-type="float" office:value="0.810421" calcext:value-type="float">
            <text:p>0,810421</text:p>
          </table:table-cell>
          <table:table-cell office:value-type="float" office:value="1.58543" calcext:value-type="float">
            <text:p>1,58543</text:p>
          </table:table-cell>
          <table:table-cell office:value-type="float" office:value="0.514597" calcext:value-type="float">
            <text:p>0,514597</text:p>
          </table:table-cell>
          <table:table-cell office:value-type="float" office:value="0.907928" calcext:value-type="float">
            <text:p>0,907928</text:p>
          </table:table-cell>
          <table:table-cell office:value-type="float" office:value="0.535384" calcext:value-type="float">
            <text:p>0,535384</text:p>
          </table:table-cell>
          <table:table-cell office:value-type="float" office:value="0.372744" calcext:value-type="float">
            <text:p>0,372744</text:p>
          </table:table-cell>
          <table:table-cell office:value-type="float" office:value="2.32445" calcext:value-type="float">
            <text:p>2,32445</text:p>
          </table:table-cell>
          <table:table-cell office:value-type="float" office:value="0.776432" calcext:value-type="float">
            <text:p>0,776432</text:p>
          </table:table-cell>
          <table:table-cell office:value-type="float" office:value="1.17278" calcext:value-type="float">
            <text:p>1,17278</text:p>
          </table:table-cell>
          <table:table-cell office:value-type="float" office:value="1.94058" calcext:value-type="float">
            <text:p>1,94058</text:p>
          </table:table-cell>
          <table:table-cell office:value-type="float" office:value="1.56196" calcext:value-type="float">
            <text:p>1,56196</text:p>
          </table:table-cell>
          <table:table-cell office:value-type="float" office:value="0.454286" calcext:value-type="float">
            <text:p>0,454286</text:p>
          </table:table-cell>
          <table:table-cell office:value-type="float" office:value="0.511493" calcext:value-type="float">
            <text:p>0,511493</text:p>
          </table:table-cell>
          <table:table-cell office:value-type="float" office:value="0.411018" calcext:value-type="float">
            <text:p>0,411018</text:p>
          </table:table-cell>
          <table:table-cell table:number-columns-repeated="44"/>
          <table:table-cell table:formula="of:=MIN([.A120:.BL120])" office:value-type="float" office:value="0.372744" calcext:value-type="float">
            <text:p>0,372744</text:p>
          </table:table-cell>
          <table:table-cell table:formula="of:=MAX([.A120:.BL120])" office:value-type="float" office:value="2.32445" calcext:value-type="float">
            <text:p>2,32445</text:p>
          </table:table-cell>
          <table:table-cell table:number-columns-repeated="7"/>
        </table:table-row>
        <table:table-row table:style-name="ro2">
          <table:table-cell office:value-type="float" office:value="0.304532" calcext:value-type="float">
            <text:p>0,304532</text:p>
          </table:table-cell>
          <table:table-cell office:value-type="float" office:value="0.466457" calcext:value-type="float">
            <text:p>0,466457</text:p>
          </table:table-cell>
          <table:table-cell office:value-type="float" office:value="0.329751" calcext:value-type="float">
            <text:p>0,329751</text:p>
          </table:table-cell>
          <table:table-cell office:value-type="float" office:value="0.391344" calcext:value-type="float">
            <text:p>0,391344</text:p>
          </table:table-cell>
          <table:table-cell office:value-type="float" office:value="0.709175" calcext:value-type="float">
            <text:p>0,709175</text:p>
          </table:table-cell>
          <table:table-cell office:value-type="float" office:value="0.550355" calcext:value-type="float">
            <text:p>0,550355</text:p>
          </table:table-cell>
          <table:table-cell office:value-type="float" office:value="0.432746" calcext:value-type="float">
            <text:p>0,432746</text:p>
          </table:table-cell>
          <table:table-cell office:value-type="float" office:value="1.13345" calcext:value-type="float">
            <text:p>1,13345</text:p>
          </table:table-cell>
          <table:table-cell office:value-type="float" office:value="0.58212" calcext:value-type="float">
            <text:p>0,58212</text:p>
          </table:table-cell>
          <table:table-cell office:value-type="float" office:value="0.610707" calcext:value-type="float">
            <text:p>0,610707</text:p>
          </table:table-cell>
          <table:table-cell office:value-type="float" office:value="1.06861" calcext:value-type="float">
            <text:p>1,06861</text:p>
          </table:table-cell>
          <table:table-cell office:value-type="float" office:value="0.326674" calcext:value-type="float">
            <text:p>0,326674</text:p>
          </table:table-cell>
          <table:table-cell office:value-type="float" office:value="0.431705" calcext:value-type="float">
            <text:p>0,431705</text:p>
          </table:table-cell>
          <table:table-cell office:value-type="float" office:value="0.506939" calcext:value-type="float">
            <text:p>0,506939</text:p>
          </table:table-cell>
          <table:table-cell office:value-type="float" office:value="1.02294" calcext:value-type="float">
            <text:p>1,02294</text:p>
          </table:table-cell>
          <table:table-cell office:value-type="float" office:value="1.04063" calcext:value-type="float">
            <text:p>1,04063</text:p>
          </table:table-cell>
          <table:table-cell office:value-type="float" office:value="1.35439" calcext:value-type="float">
            <text:p>1,35439</text:p>
          </table:table-cell>
          <table:table-cell office:value-type="float" office:value="0.42075" calcext:value-type="float">
            <text:p>0,42075</text:p>
          </table:table-cell>
          <table:table-cell office:value-type="float" office:value="0.287941" calcext:value-type="float">
            <text:p>0,287941</text:p>
          </table:table-cell>
          <table:table-cell office:value-type="float" office:value="1.43152" calcext:value-type="float">
            <text:p>1,43152</text:p>
          </table:table-cell>
          <table:table-cell office:value-type="float" office:value="0.401704" calcext:value-type="float">
            <text:p>0,401704</text:p>
          </table:table-cell>
          <table:table-cell office:value-type="float" office:value="0.218955" calcext:value-type="float">
            <text:p>0,218955</text:p>
          </table:table-cell>
          <table:table-cell office:value-type="float" office:value="0.695209" calcext:value-type="float">
            <text:p>0,695209</text:p>
          </table:table-cell>
          <table:table-cell office:value-type="float" office:value="1.22835" calcext:value-type="float">
            <text:p>1,22835</text:p>
          </table:table-cell>
          <table:table-cell table:number-columns-repeated="44"/>
          <table:table-cell table:formula="of:=MIN([.A121:.BL121])" office:value-type="float" office:value="0.218955" calcext:value-type="float">
            <text:p>0,218955</text:p>
          </table:table-cell>
          <table:table-cell table:formula="of:=MAX([.A121:.BL121])" office:value-type="float" office:value="1.43152" calcext:value-type="float">
            <text:p>1,43152</text:p>
          </table:table-cell>
          <table:table-cell table:number-columns-repeated="7"/>
        </table:table-row>
        <table:table-row table:style-name="ro2">
          <table:table-cell office:value-type="float" office:value="0.330807" calcext:value-type="float">
            <text:p>0,330807</text:p>
          </table:table-cell>
          <table:table-cell office:value-type="float" office:value="0.341403" calcext:value-type="float">
            <text:p>0,341403</text:p>
          </table:table-cell>
          <table:table-cell office:value-type="float" office:value="0.403732" calcext:value-type="float">
            <text:p>0,403732</text:p>
          </table:table-cell>
          <table:table-cell office:value-type="float" office:value="0.555239" calcext:value-type="float">
            <text:p>0,555239</text:p>
          </table:table-cell>
          <table:table-cell office:value-type="float" office:value="0.232174" calcext:value-type="float">
            <text:p>0,232174</text:p>
          </table:table-cell>
          <table:table-cell office:value-type="float" office:value="0.337344" calcext:value-type="float">
            <text:p>0,337344</text:p>
          </table:table-cell>
          <table:table-cell office:value-type="float" office:value="0.748455" calcext:value-type="float">
            <text:p>0,748455</text:p>
          </table:table-cell>
          <table:table-cell office:value-type="float" office:value="0.321421" calcext:value-type="float">
            <text:p>0,321421</text:p>
          </table:table-cell>
          <table:table-cell office:value-type="float" office:value="0.899429" calcext:value-type="float">
            <text:p>0,899429</text:p>
          </table:table-cell>
          <table:table-cell office:value-type="float" office:value="0.763862" calcext:value-type="float">
            <text:p>0,763862</text:p>
          </table:table-cell>
          <table:table-cell office:value-type="float" office:value="0.673584" calcext:value-type="float">
            <text:p>0,673584</text:p>
          </table:table-cell>
          <table:table-cell office:value-type="float" office:value="0.59898" calcext:value-type="float">
            <text:p>0,59898</text:p>
          </table:table-cell>
          <table:table-cell office:value-type="float" office:value="0.358565" calcext:value-type="float">
            <text:p>0,358565</text:p>
          </table:table-cell>
          <table:table-cell office:value-type="float" office:value="0.416736" calcext:value-type="float">
            <text:p>0,416736</text:p>
          </table:table-cell>
          <table:table-cell office:value-type="float" office:value="0.658378" calcext:value-type="float">
            <text:p>0,658378</text:p>
          </table:table-cell>
          <table:table-cell office:value-type="float" office:value="1.36871" calcext:value-type="float">
            <text:p>1,36871</text:p>
          </table:table-cell>
          <table:table-cell office:value-type="float" office:value="1.12522" calcext:value-type="float">
            <text:p>1,12522</text:p>
          </table:table-cell>
          <table:table-cell office:value-type="float" office:value="1.58067" calcext:value-type="float">
            <text:p>1,58067</text:p>
          </table:table-cell>
          <table:table-cell office:value-type="float" office:value="0.517622" calcext:value-type="float">
            <text:p>0,517622</text:p>
          </table:table-cell>
          <table:table-cell office:value-type="float" office:value="0.448885" calcext:value-type="float">
            <text:p>0,448885</text:p>
          </table:table-cell>
          <table:table-cell office:value-type="float" office:value="0.495981" calcext:value-type="float">
            <text:p>0,495981</text:p>
          </table:table-cell>
          <table:table-cell office:value-type="float" office:value="1.95734" calcext:value-type="float">
            <text:p>1,95734</text:p>
          </table:table-cell>
          <table:table-cell office:value-type="float" office:value="0.373784" calcext:value-type="float">
            <text:p>0,373784</text:p>
          </table:table-cell>
          <table:table-cell office:value-type="float" office:value="0.2381" calcext:value-type="float">
            <text:p>0,2381</text:p>
          </table:table-cell>
          <table:table-cell table:number-columns-repeated="44"/>
          <table:table-cell table:formula="of:=MIN([.A122:.BL122])" office:value-type="float" office:value="0.232174" calcext:value-type="float">
            <text:p>0,232174</text:p>
          </table:table-cell>
          <table:table-cell table:formula="of:=MAX([.A122:.BL122])" office:value-type="float" office:value="1.95734" calcext:value-type="float">
            <text:p>1,95734</text:p>
          </table:table-cell>
          <table:table-cell table:number-columns-repeated="7"/>
        </table:table-row>
        <table:table-row table:style-name="ro2">
          <table:table-cell office:value-type="float" office:value="0.281611" calcext:value-type="float">
            <text:p>0,281611</text:p>
          </table:table-cell>
          <table:table-cell office:value-type="float" office:value="0.424119" calcext:value-type="float">
            <text:p>0,424119</text:p>
          </table:table-cell>
          <table:table-cell office:value-type="float" office:value="0.616417" calcext:value-type="float">
            <text:p>0,616417</text:p>
          </table:table-cell>
          <table:table-cell office:value-type="float" office:value="0.63472" calcext:value-type="float">
            <text:p>0,63472</text:p>
          </table:table-cell>
          <table:table-cell office:value-type="float" office:value="0.319453" calcext:value-type="float">
            <text:p>0,319453</text:p>
          </table:table-cell>
          <table:table-cell office:value-type="float" office:value="0.413144" calcext:value-type="float">
            <text:p>0,413144</text:p>
          </table:table-cell>
          <table:table-cell office:value-type="float" office:value="0.646693" calcext:value-type="float">
            <text:p>0,646693</text:p>
          </table:table-cell>
          <table:table-cell office:value-type="float" office:value="0.550864" calcext:value-type="float">
            <text:p>0,550864</text:p>
          </table:table-cell>
          <table:table-cell office:value-type="float" office:value="0.51473" calcext:value-type="float">
            <text:p>0,51473</text:p>
          </table:table-cell>
          <table:table-cell office:value-type="float" office:value="0.497247" calcext:value-type="float">
            <text:p>0,497247</text:p>
          </table:table-cell>
          <table:table-cell office:value-type="float" office:value="0.968976" calcext:value-type="float">
            <text:p>0,968976</text:p>
          </table:table-cell>
          <table:table-cell office:value-type="float" office:value="0.843623" calcext:value-type="float">
            <text:p>0,843623</text:p>
          </table:table-cell>
          <table:table-cell office:value-type="float" office:value="0.469708" calcext:value-type="float">
            <text:p>0,469708</text:p>
          </table:table-cell>
          <table:table-cell office:value-type="float" office:value="1.10445" calcext:value-type="float">
            <text:p>1,10445</text:p>
          </table:table-cell>
          <table:table-cell office:value-type="float" office:value="0.691155" calcext:value-type="float">
            <text:p>0,691155</text:p>
          </table:table-cell>
          <table:table-cell office:value-type="float" office:value="0.495679" calcext:value-type="float">
            <text:p>0,495679</text:p>
          </table:table-cell>
          <table:table-cell office:value-type="float" office:value="0.303203" calcext:value-type="float">
            <text:p>0,303203</text:p>
          </table:table-cell>
          <table:table-cell office:value-type="float" office:value="1.08903" calcext:value-type="float">
            <text:p>1,08903</text:p>
          </table:table-cell>
          <table:table-cell office:value-type="float" office:value="0.526123" calcext:value-type="float">
            <text:p>0,526123</text:p>
          </table:table-cell>
          <table:table-cell office:value-type="float" office:value="0.430876" calcext:value-type="float">
            <text:p>0,430876</text:p>
          </table:table-cell>
          <table:table-cell office:value-type="float" office:value="0.237116" calcext:value-type="float">
            <text:p>0,237116</text:p>
          </table:table-cell>
          <table:table-cell office:value-type="float" office:value="0.687829" calcext:value-type="float">
            <text:p>0,687829</text:p>
          </table:table-cell>
          <table:table-cell office:value-type="float" office:value="0.328159" calcext:value-type="float">
            <text:p>0,328159</text:p>
          </table:table-cell>
          <table:table-cell office:value-type="float" office:value="0.727526" calcext:value-type="float">
            <text:p>0,727526</text:p>
          </table:table-cell>
          <table:table-cell table:number-columns-repeated="44"/>
          <table:table-cell table:formula="of:=MIN([.A123:.BL123])" office:value-type="float" office:value="0.237116" calcext:value-type="float">
            <text:p>0,237116</text:p>
          </table:table-cell>
          <table:table-cell table:formula="of:=MAX([.A123:.BL123])" office:value-type="float" office:value="1.10445" calcext:value-type="float">
            <text:p>1,10445</text:p>
          </table:table-cell>
          <table:table-cell table:number-columns-repeated="7"/>
        </table:table-row>
        <table:table-row table:style-name="ro2">
          <table:table-cell office:value-type="float" office:value="0.277829" calcext:value-type="float">
            <text:p>0,277829</text:p>
          </table:table-cell>
          <table:table-cell office:value-type="float" office:value="0.375581" calcext:value-type="float">
            <text:p>0,375581</text:p>
          </table:table-cell>
          <table:table-cell office:value-type="float" office:value="0.427964" calcext:value-type="float">
            <text:p>0,427964</text:p>
          </table:table-cell>
          <table:table-cell office:value-type="float" office:value="0.590491" calcext:value-type="float">
            <text:p>0,590491</text:p>
          </table:table-cell>
          <table:table-cell office:value-type="float" office:value="0.300336" calcext:value-type="float">
            <text:p>0,300336</text:p>
          </table:table-cell>
          <table:table-cell office:value-type="float" office:value="0.447299" calcext:value-type="float">
            <text:p>0,447299</text:p>
          </table:table-cell>
          <table:table-cell office:value-type="float" office:value="0.268397" calcext:value-type="float">
            <text:p>0,268397</text:p>
          </table:table-cell>
          <table:table-cell office:value-type="float" office:value="0.384389" calcext:value-type="float">
            <text:p>0,384389</text:p>
          </table:table-cell>
          <table:table-cell office:value-type="float" office:value="1.11625" calcext:value-type="float">
            <text:p>1,11625</text:p>
          </table:table-cell>
          <table:table-cell office:value-type="float" office:value="0.791991" calcext:value-type="float">
            <text:p>0,791991</text:p>
          </table:table-cell>
          <table:table-cell office:value-type="float" office:value="0.515124" calcext:value-type="float">
            <text:p>0,515124</text:p>
          </table:table-cell>
          <table:table-cell office:value-type="float" office:value="0.448516" calcext:value-type="float">
            <text:p>0,448516</text:p>
          </table:table-cell>
          <table:table-cell office:value-type="float" office:value="0.454014" calcext:value-type="float">
            <text:p>0,454014</text:p>
          </table:table-cell>
          <table:table-cell office:value-type="float" office:value="1.64999" calcext:value-type="float">
            <text:p>1,64999</text:p>
          </table:table-cell>
          <table:table-cell office:value-type="float" office:value="1.50155" calcext:value-type="float">
            <text:p>1,50155</text:p>
          </table:table-cell>
          <table:table-cell office:value-type="float" office:value="1.24291" calcext:value-type="float">
            <text:p>1,24291</text:p>
          </table:table-cell>
          <table:table-cell office:value-type="float" office:value="0.737444" calcext:value-type="float">
            <text:p>0,737444</text:p>
          </table:table-cell>
          <table:table-cell office:value-type="float" office:value="0.915339" calcext:value-type="float">
            <text:p>0,915339</text:p>
          </table:table-cell>
          <table:table-cell office:value-type="float" office:value="0.566971" calcext:value-type="float">
            <text:p>0,566971</text:p>
          </table:table-cell>
          <table:table-cell office:value-type="float" office:value="0.443926" calcext:value-type="float">
            <text:p>0,443926</text:p>
          </table:table-cell>
          <table:table-cell office:value-type="float" office:value="1.69993" calcext:value-type="float">
            <text:p>1,69993</text:p>
          </table:table-cell>
          <table:table-cell office:value-type="float" office:value="1.83774" calcext:value-type="float">
            <text:p>1,83774</text:p>
          </table:table-cell>
          <table:table-cell office:value-type="float" office:value="1.63053" calcext:value-type="float">
            <text:p>1,63053</text:p>
          </table:table-cell>
          <table:table-cell office:value-type="float" office:value="0.293634" calcext:value-type="float">
            <text:p>0,293634</text:p>
          </table:table-cell>
          <table:table-cell table:number-columns-repeated="44"/>
          <table:table-cell table:formula="of:=MIN([.A124:.BL124])" office:value-type="float" office:value="0.268397" calcext:value-type="float">
            <text:p>0,268397</text:p>
          </table:table-cell>
          <table:table-cell table:formula="of:=MAX([.A124:.BL124])" office:value-type="float" office:value="1.83774" calcext:value-type="float">
            <text:p>1,83774</text:p>
          </table:table-cell>
          <table:table-cell table:number-columns-repeated="7"/>
        </table:table-row>
        <table:table-row table:style-name="ro2">
          <table:table-cell office:value-type="float" office:value="0.379981" calcext:value-type="float">
            <text:p>0,379981</text:p>
          </table:table-cell>
          <table:table-cell office:value-type="float" office:value="0.484079" calcext:value-type="float">
            <text:p>0,484079</text:p>
          </table:table-cell>
          <table:table-cell office:value-type="float" office:value="0.637098" calcext:value-type="float">
            <text:p>0,637098</text:p>
          </table:table-cell>
          <table:table-cell office:value-type="float" office:value="0.327141" calcext:value-type="float">
            <text:p>0,327141</text:p>
          </table:table-cell>
          <table:table-cell office:value-type="float" office:value="0.530873" calcext:value-type="float">
            <text:p>0,530873</text:p>
          </table:table-cell>
          <table:table-cell office:value-type="float" office:value="1.18236" calcext:value-type="float">
            <text:p>1,18236</text:p>
          </table:table-cell>
          <table:table-cell office:value-type="float" office:value="0.956158" calcext:value-type="float">
            <text:p>0,956158</text:p>
          </table:table-cell>
          <table:table-cell office:value-type="float" office:value="0.460524" calcext:value-type="float">
            <text:p>0,460524</text:p>
          </table:table-cell>
          <table:table-cell office:value-type="float" office:value="0.835729" calcext:value-type="float">
            <text:p>0,835729</text:p>
          </table:table-cell>
          <table:table-cell office:value-type="float" office:value="0.596651" calcext:value-type="float">
            <text:p>0,596651</text:p>
          </table:table-cell>
          <table:table-cell office:value-type="float" office:value="0.492253" calcext:value-type="float">
            <text:p>0,492253</text:p>
          </table:table-cell>
          <table:table-cell office:value-type="float" office:value="1.25912" calcext:value-type="float">
            <text:p>1,25912</text:p>
          </table:table-cell>
          <table:table-cell office:value-type="float" office:value="0.889065" calcext:value-type="float">
            <text:p>0,889065</text:p>
          </table:table-cell>
          <table:table-cell office:value-type="float" office:value="0.706779" calcext:value-type="float">
            <text:p>0,706779</text:p>
          </table:table-cell>
          <table:table-cell office:value-type="float" office:value="1.44083" calcext:value-type="float">
            <text:p>1,44083</text:p>
          </table:table-cell>
          <table:table-cell office:value-type="float" office:value="1.60412" calcext:value-type="float">
            <text:p>1,60412</text:p>
          </table:table-cell>
          <table:table-cell office:value-type="float" office:value="1.55921" calcext:value-type="float">
            <text:p>1,55921</text:p>
          </table:table-cell>
          <table:table-cell office:value-type="float" office:value="1.40815" calcext:value-type="float">
            <text:p>1,40815</text:p>
          </table:table-cell>
          <table:table-cell office:value-type="float" office:value="1.12705" calcext:value-type="float">
            <text:p>1,12705</text:p>
          </table:table-cell>
          <table:table-cell office:value-type="float" office:value="0.927132" calcext:value-type="float">
            <text:p>0,927132</text:p>
          </table:table-cell>
          <table:table-cell office:value-type="float" office:value="0.689371" calcext:value-type="float">
            <text:p>0,689371</text:p>
          </table:table-cell>
          <table:table-cell office:value-type="float" office:value="0.597914" calcext:value-type="float">
            <text:p>0,597914</text:p>
          </table:table-cell>
          <table:table-cell office:value-type="float" office:value="0.576646" calcext:value-type="float">
            <text:p>0,576646</text:p>
          </table:table-cell>
          <table:table-cell office:value-type="float" office:value="0.14642" calcext:value-type="float">
            <text:p>0,14642</text:p>
          </table:table-cell>
          <table:table-cell table:number-columns-repeated="44"/>
          <table:table-cell table:formula="of:=MIN([.A125:.BL125])" office:value-type="float" office:value="0.14642" calcext:value-type="float">
            <text:p>0,14642</text:p>
          </table:table-cell>
          <table:table-cell table:formula="of:=MAX([.A125:.BL125])" office:value-type="float" office:value="1.60412" calcext:value-type="float">
            <text:p>1,60412</text:p>
          </table:table-cell>
          <table:table-cell table:number-columns-repeated="7"/>
        </table:table-row>
        <table:table-row table:style-name="ro2">
          <table:table-cell office:value-type="float" office:value="0.277546" calcext:value-type="float">
            <text:p>0,277546</text:p>
          </table:table-cell>
          <table:table-cell office:value-type="float" office:value="0.375555" calcext:value-type="float">
            <text:p>0,375555</text:p>
          </table:table-cell>
          <table:table-cell office:value-type="float" office:value="0.403117" calcext:value-type="float">
            <text:p>0,403117</text:p>
          </table:table-cell>
          <table:table-cell office:value-type="float" office:value="0.531251" calcext:value-type="float">
            <text:p>0,531251</text:p>
          </table:table-cell>
          <table:table-cell office:value-type="float" office:value="0.195389" calcext:value-type="float">
            <text:p>0,195389</text:p>
          </table:table-cell>
          <table:table-cell office:value-type="float" office:value="0.259721" calcext:value-type="float">
            <text:p>0,259721</text:p>
          </table:table-cell>
          <table:table-cell office:value-type="float" office:value="0.164069" calcext:value-type="float">
            <text:p>0,164069</text:p>
          </table:table-cell>
          <table:table-cell office:value-type="float" office:value="0.252635" calcext:value-type="float">
            <text:p>0,252635</text:p>
          </table:table-cell>
          <table:table-cell office:value-type="float" office:value="0.744034" calcext:value-type="float">
            <text:p>0,744034</text:p>
          </table:table-cell>
          <table:table-cell office:value-type="float" office:value="0.957953" calcext:value-type="float">
            <text:p>0,957953</text:p>
          </table:table-cell>
          <table:table-cell office:value-type="float" office:value="0.335765" calcext:value-type="float">
            <text:p>0,335765</text:p>
          </table:table-cell>
          <table:table-cell office:value-type="float" office:value="0.719721" calcext:value-type="float">
            <text:p>0,719721</text:p>
          </table:table-cell>
          <table:table-cell office:value-type="float" office:value="0.551387" calcext:value-type="float">
            <text:p>0,551387</text:p>
          </table:table-cell>
          <table:table-cell office:value-type="float" office:value="0.463734" calcext:value-type="float">
            <text:p>0,463734</text:p>
          </table:table-cell>
          <table:table-cell office:value-type="float" office:value="1.14715" calcext:value-type="float">
            <text:p>1,14715</text:p>
          </table:table-cell>
          <table:table-cell office:value-type="float" office:value="0.351995" calcext:value-type="float">
            <text:p>0,351995</text:p>
          </table:table-cell>
          <table:table-cell office:value-type="float" office:value="0.40799" calcext:value-type="float">
            <text:p>0,40799</text:p>
          </table:table-cell>
          <table:table-cell office:value-type="float" office:value="0.389554" calcext:value-type="float">
            <text:p>0,389554</text:p>
          </table:table-cell>
          <table:table-cell office:value-type="float" office:value="0.290909" calcext:value-type="float">
            <text:p>0,290909</text:p>
          </table:table-cell>
          <table:table-cell office:value-type="float" office:value="0.330643" calcext:value-type="float">
            <text:p>0,330643</text:p>
          </table:table-cell>
          <table:table-cell office:value-type="float" office:value="0.27169" calcext:value-type="float">
            <text:p>0,27169</text:p>
          </table:table-cell>
          <table:table-cell office:value-type="float" office:value="0.17861" calcext:value-type="float">
            <text:p>0,17861</text:p>
          </table:table-cell>
          <table:table-cell office:value-type="float" office:value="0.346575" calcext:value-type="float">
            <text:p>0,346575</text:p>
          </table:table-cell>
          <table:table-cell office:value-type="float" office:value="0.211053" calcext:value-type="float">
            <text:p>0,211053</text:p>
          </table:table-cell>
          <table:table-cell table:number-columns-repeated="44"/>
          <table:table-cell table:formula="of:=MIN([.A126:.BL126])" office:value-type="float" office:value="0.164069" calcext:value-type="float">
            <text:p>0,164069</text:p>
          </table:table-cell>
          <table:table-cell table:formula="of:=MAX([.A126:.BL126])" office:value-type="float" office:value="1.14715" calcext:value-type="float">
            <text:p>1,1471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13052" calcext:value-type="float">
            <text:p>0,213052</text:p>
          </table:table-cell>
          <table:table-cell office:value-type="float" office:value="0.34905" calcext:value-type="float">
            <text:p>0,34905</text:p>
          </table:table-cell>
          <table:table-cell office:value-type="float" office:value="0.499446" calcext:value-type="float">
            <text:p>0,499446</text:p>
          </table:table-cell>
          <table:table-cell office:value-type="float" office:value="0.553131" calcext:value-type="float">
            <text:p>0,553131</text:p>
          </table:table-cell>
          <table:table-cell office:value-type="float" office:value="0.271367" calcext:value-type="float">
            <text:p>0,271367</text:p>
          </table:table-cell>
          <table:table-cell office:value-type="float" office:value="0.473037" calcext:value-type="float">
            <text:p>0,473037</text:p>
          </table:table-cell>
          <table:table-cell office:value-type="float" office:value="0.543684" calcext:value-type="float">
            <text:p>0,543684</text:p>
          </table:table-cell>
          <table:table-cell office:value-type="float" office:value="0.48798" calcext:value-type="float">
            <text:p>0,48798</text:p>
          </table:table-cell>
          <table:table-cell office:value-type="float" office:value="0.620536" calcext:value-type="float">
            <text:p>0,620536</text:p>
          </table:table-cell>
          <table:table-cell office:value-type="float" office:value="0.55446" calcext:value-type="float">
            <text:p>0,55446</text:p>
          </table:table-cell>
          <table:table-cell office:value-type="float" office:value="0.553138" calcext:value-type="float">
            <text:p>0,553138</text:p>
          </table:table-cell>
          <table:table-cell office:value-type="float" office:value="0.562358" calcext:value-type="float">
            <text:p>0,562358</text:p>
          </table:table-cell>
          <table:table-cell office:value-type="float" office:value="0.545672" calcext:value-type="float">
            <text:p>0,545672</text:p>
          </table:table-cell>
          <table:table-cell office:value-type="float" office:value="0.531913" calcext:value-type="float">
            <text:p>0,531913</text:p>
          </table:table-cell>
          <table:table-cell office:value-type="float" office:value="1.17495" calcext:value-type="float">
            <text:p>1,17495</text:p>
          </table:table-cell>
          <table:table-cell office:value-type="float" office:value="0.935145" calcext:value-type="float">
            <text:p>0,935145</text:p>
          </table:table-cell>
          <table:table-cell office:value-type="float" office:value="0.689163" calcext:value-type="float">
            <text:p>0,689163</text:p>
          </table:table-cell>
          <table:table-cell office:value-type="float" office:value="0.685216" calcext:value-type="float">
            <text:p>0,685216</text:p>
          </table:table-cell>
          <table:table-cell office:value-type="float" office:value="0.690984" calcext:value-type="float">
            <text:p>0,690984</text:p>
          </table:table-cell>
          <table:table-cell office:value-type="float" office:value="1.54392" calcext:value-type="float">
            <text:p>1,54392</text:p>
          </table:table-cell>
          <table:table-cell office:value-type="float" office:value="0.552113" calcext:value-type="float">
            <text:p>0,552113</text:p>
          </table:table-cell>
          <table:table-cell office:value-type="float" office:value="0.768169" calcext:value-type="float">
            <text:p>0,768169</text:p>
          </table:table-cell>
          <table:table-cell office:value-type="float" office:value="0.73458" calcext:value-type="float">
            <text:p>0,73458</text:p>
          </table:table-cell>
          <table:table-cell office:value-type="float" office:value="1.08959" calcext:value-type="float">
            <text:p>1,08959</text:p>
          </table:table-cell>
          <table:table-cell office:value-type="float" office:value="0.486869" calcext:value-type="float">
            <text:p>0,486869</text:p>
          </table:table-cell>
          <table:table-cell office:value-type="float" office:value="0.263225" calcext:value-type="float">
            <text:p>0,263225</text:p>
          </table:table-cell>
          <table:table-cell office:value-type="float" office:value="0.98692" calcext:value-type="float">
            <text:p>0,98692</text:p>
          </table:table-cell>
          <table:table-cell office:value-type="float" office:value="0.714964" calcext:value-type="float">
            <text:p>0,714964</text:p>
          </table:table-cell>
          <table:table-cell office:value-type="float" office:value="0.820501" calcext:value-type="float">
            <text:p>0,820501</text:p>
          </table:table-cell>
          <table:table-cell office:value-type="float" office:value="0.230414" calcext:value-type="float">
            <text:p>0,230414</text:p>
          </table:table-cell>
          <table:table-cell office:value-type="float" office:value="0.512093" calcext:value-type="float">
            <text:p>0,512093</text:p>
          </table:table-cell>
          <table:table-cell office:value-type="float" office:value="0.433363" calcext:value-type="float">
            <text:p>0,433363</text:p>
          </table:table-cell>
          <table:table-cell table:number-columns-repeated="36"/>
          <table:table-cell table:formula="of:=MIN([.A128:.BL128])" office:value-type="float" office:value="0.213052" calcext:value-type="float">
            <text:p>0,213052</text:p>
          </table:table-cell>
          <table:table-cell table:formula="of:=MAX([.A128:.BL128])" office:value-type="float" office:value="1.54392" calcext:value-type="float">
            <text:p>1,54392</text:p>
          </table:table-cell>
          <table:table-cell table:number-columns-repeated="7"/>
        </table:table-row>
        <table:table-row table:style-name="ro2">
          <table:table-cell office:value-type="float" office:value="0.284767" calcext:value-type="float">
            <text:p>0,284767</text:p>
          </table:table-cell>
          <table:table-cell office:value-type="float" office:value="0.39324" calcext:value-type="float">
            <text:p>0,39324</text:p>
          </table:table-cell>
          <table:table-cell office:value-type="float" office:value="0.597914" calcext:value-type="float">
            <text:p>0,597914</text:p>
          </table:table-cell>
          <table:table-cell office:value-type="float" office:value="0.705785" calcext:value-type="float">
            <text:p>0,705785</text:p>
          </table:table-cell>
          <table:table-cell office:value-type="float" office:value="0.552464" calcext:value-type="float">
            <text:p>0,552464</text:p>
          </table:table-cell>
          <table:table-cell office:value-type="float" office:value="0.523106" calcext:value-type="float">
            <text:p>0,523106</text:p>
          </table:table-cell>
          <table:table-cell office:value-type="float" office:value="0.498166" calcext:value-type="float">
            <text:p>0,498166</text:p>
          </table:table-cell>
          <table:table-cell office:value-type="float" office:value="0.501816" calcext:value-type="float">
            <text:p>0,501816</text:p>
          </table:table-cell>
          <table:table-cell office:value-type="float" office:value="0.366712" calcext:value-type="float">
            <text:p>0,366712</text:p>
          </table:table-cell>
          <table:table-cell office:value-type="float" office:value="0.520244" calcext:value-type="float">
            <text:p>0,520244</text:p>
          </table:table-cell>
          <table:table-cell office:value-type="float" office:value="0.545182" calcext:value-type="float">
            <text:p>0,545182</text:p>
          </table:table-cell>
          <table:table-cell office:value-type="float" office:value="0.310005" calcext:value-type="float">
            <text:p>0,310005</text:p>
          </table:table-cell>
          <table:table-cell office:value-type="float" office:value="0.412489" calcext:value-type="float">
            <text:p>0,412489</text:p>
          </table:table-cell>
          <table:table-cell office:value-type="float" office:value="0.468215" calcext:value-type="float">
            <text:p>0,468215</text:p>
          </table:table-cell>
          <table:table-cell office:value-type="float" office:value="1.58114" calcext:value-type="float">
            <text:p>1,58114</text:p>
          </table:table-cell>
          <table:table-cell office:value-type="float" office:value="1.59511" calcext:value-type="float">
            <text:p>1,59511</text:p>
          </table:table-cell>
          <table:table-cell office:value-type="float" office:value="1.38307" calcext:value-type="float">
            <text:p>1,38307</text:p>
          </table:table-cell>
          <table:table-cell office:value-type="float" office:value="0.877362" calcext:value-type="float">
            <text:p>0,877362</text:p>
          </table:table-cell>
          <table:table-cell office:value-type="float" office:value="1.95623" calcext:value-type="float">
            <text:p>1,95623</text:p>
          </table:table-cell>
          <table:table-cell office:value-type="float" office:value="0.965266" calcext:value-type="float">
            <text:p>0,965266</text:p>
          </table:table-cell>
          <table:table-cell office:value-type="float" office:value="0.576683" calcext:value-type="float">
            <text:p>0,576683</text:p>
          </table:table-cell>
          <table:table-cell office:value-type="float" office:value="1.99013" calcext:value-type="float">
            <text:p>1,99013</text:p>
          </table:table-cell>
          <table:table-cell office:value-type="float" office:value="1.50524" calcext:value-type="float">
            <text:p>1,50524</text:p>
          </table:table-cell>
          <table:table-cell office:value-type="float" office:value="1.32995" calcext:value-type="float">
            <text:p>1,32995</text:p>
          </table:table-cell>
          <table:table-cell office:value-type="float" office:value="1.17199" calcext:value-type="float">
            <text:p>1,17199</text:p>
          </table:table-cell>
          <table:table-cell office:value-type="float" office:value="0.593118" calcext:value-type="float">
            <text:p>0,593118</text:p>
          </table:table-cell>
          <table:table-cell office:value-type="float" office:value="0.76" calcext:value-type="float">
            <text:p>0,76</text:p>
          </table:table-cell>
          <table:table-cell office:value-type="float" office:value="1.59271" calcext:value-type="float">
            <text:p>1,59271</text:p>
          </table:table-cell>
          <table:table-cell office:value-type="float" office:value="0.383" calcext:value-type="float">
            <text:p>0,383</text:p>
          </table:table-cell>
          <table:table-cell office:value-type="float" office:value="0.902172" calcext:value-type="float">
            <text:p>0,902172</text:p>
          </table:table-cell>
          <table:table-cell office:value-type="float" office:value="1.70873" calcext:value-type="float">
            <text:p>1,70873</text:p>
          </table:table-cell>
          <table:table-cell office:value-type="float" office:value="0.0754662" calcext:value-type="float">
            <text:p>0,0754662</text:p>
          </table:table-cell>
          <table:table-cell table:number-columns-repeated="36"/>
          <table:table-cell table:formula="of:=MIN([.A129:.BL129])" office:value-type="float" office:value="0.0754662" calcext:value-type="float">
            <text:p>0,0754662</text:p>
          </table:table-cell>
          <table:table-cell table:formula="of:=MAX([.A129:.BL129])" office:value-type="float" office:value="1.99013" calcext:value-type="float">
            <text:p>1,99013</text:p>
          </table:table-cell>
          <table:table-cell table:number-columns-repeated="7"/>
        </table:table-row>
        <table:table-row table:style-name="ro2">
          <table:table-cell office:value-type="float" office:value="0.205849" calcext:value-type="float">
            <text:p>0,205849</text:p>
          </table:table-cell>
          <table:table-cell office:value-type="float" office:value="0.20831" calcext:value-type="float">
            <text:p>0,20831</text:p>
          </table:table-cell>
          <table:table-cell office:value-type="float" office:value="0.161379" calcext:value-type="float">
            <text:p>0,161379</text:p>
          </table:table-cell>
          <table:table-cell office:value-type="float" office:value="0.244992" calcext:value-type="float">
            <text:p>0,244992</text:p>
          </table:table-cell>
          <table:table-cell office:value-type="float" office:value="0.577096" calcext:value-type="float">
            <text:p>0,577096</text:p>
          </table:table-cell>
          <table:table-cell office:value-type="float" office:value="0.57817" calcext:value-type="float">
            <text:p>0,57817</text:p>
          </table:table-cell>
          <table:table-cell office:value-type="float" office:value="0.270736" calcext:value-type="float">
            <text:p>0,270736</text:p>
          </table:table-cell>
          <table:table-cell office:value-type="float" office:value="0.371666" calcext:value-type="float">
            <text:p>0,371666</text:p>
          </table:table-cell>
          <table:table-cell office:value-type="float" office:value="0.780887" calcext:value-type="float">
            <text:p>0,780887</text:p>
          </table:table-cell>
          <table:table-cell office:value-type="float" office:value="0.568556" calcext:value-type="float">
            <text:p>0,568556</text:p>
          </table:table-cell>
          <table:table-cell office:value-type="float" office:value="0.235449" calcext:value-type="float">
            <text:p>0,235449</text:p>
          </table:table-cell>
          <table:table-cell office:value-type="float" office:value="0.478392" calcext:value-type="float">
            <text:p>0,478392</text:p>
          </table:table-cell>
          <table:table-cell office:value-type="float" office:value="0.612848" calcext:value-type="float">
            <text:p>0,612848</text:p>
          </table:table-cell>
          <table:table-cell office:value-type="float" office:value="0.632333" calcext:value-type="float">
            <text:p>0,632333</text:p>
          </table:table-cell>
          <table:table-cell office:value-type="float" office:value="0.412562" calcext:value-type="float">
            <text:p>0,412562</text:p>
          </table:table-cell>
          <table:table-cell office:value-type="float" office:value="0.474053" calcext:value-type="float">
            <text:p>0,474053</text:p>
          </table:table-cell>
          <table:table-cell office:value-type="float" office:value="0.682426" calcext:value-type="float">
            <text:p>0,682426</text:p>
          </table:table-cell>
          <table:table-cell office:value-type="float" office:value="1.83064" calcext:value-type="float">
            <text:p>1,83064</text:p>
          </table:table-cell>
          <table:table-cell office:value-type="float" office:value="1.4264" calcext:value-type="float">
            <text:p>1,4264</text:p>
          </table:table-cell>
          <table:table-cell office:value-type="float" office:value="0.458163" calcext:value-type="float">
            <text:p>0,458163</text:p>
          </table:table-cell>
          <table:table-cell office:value-type="float" office:value="1.51177" calcext:value-type="float">
            <text:p>1,51177</text:p>
          </table:table-cell>
          <table:table-cell office:value-type="float" office:value="1.64683" calcext:value-type="float">
            <text:p>1,64683</text:p>
          </table:table-cell>
          <table:table-cell office:value-type="float" office:value="0.884249" calcext:value-type="float">
            <text:p>0,884249</text:p>
          </table:table-cell>
          <table:table-cell office:value-type="float" office:value="1.37359" calcext:value-type="float">
            <text:p>1,37359</text:p>
          </table:table-cell>
          <table:table-cell office:value-type="float" office:value="1.31478" calcext:value-type="float">
            <text:p>1,31478</text:p>
          </table:table-cell>
          <table:table-cell office:value-type="float" office:value="0.151378" calcext:value-type="float">
            <text:p>0,151378</text:p>
          </table:table-cell>
          <table:table-cell office:value-type="float" office:value="1.19124" calcext:value-type="float">
            <text:p>1,19124</text:p>
          </table:table-cell>
          <table:table-cell office:value-type="float" office:value="0.682687" calcext:value-type="float">
            <text:p>0,682687</text:p>
          </table:table-cell>
          <table:table-cell office:value-type="float" office:value="0.586312" calcext:value-type="float">
            <text:p>0,586312</text:p>
          </table:table-cell>
          <table:table-cell office:value-type="float" office:value="0.125088" calcext:value-type="float">
            <text:p>0,125088</text:p>
          </table:table-cell>
          <table:table-cell office:value-type="float" office:value="0.730514" calcext:value-type="float">
            <text:p>0,730514</text:p>
          </table:table-cell>
          <table:table-cell office:value-type="float" office:value="0.561122" calcext:value-type="float">
            <text:p>0,561122</text:p>
          </table:table-cell>
          <table:table-cell table:number-columns-repeated="36"/>
          <table:table-cell table:formula="of:=MIN([.A130:.BL130])" office:value-type="float" office:value="0.125088" calcext:value-type="float">
            <text:p>0,125088</text:p>
          </table:table-cell>
          <table:table-cell table:formula="of:=MAX([.A130:.BL130])" office:value-type="float" office:value="1.83064" calcext:value-type="float">
            <text:p>1,83064</text:p>
          </table:table-cell>
          <table:table-cell table:number-columns-repeated="7"/>
        </table:table-row>
        <table:table-row table:style-name="ro2">
          <table:table-cell office:value-type="float" office:value="0.275386" calcext:value-type="float">
            <text:p>0,275386</text:p>
          </table:table-cell>
          <table:table-cell office:value-type="float" office:value="0.293861" calcext:value-type="float">
            <text:p>0,293861</text:p>
          </table:table-cell>
          <table:table-cell office:value-type="float" office:value="0.394892" calcext:value-type="float">
            <text:p>0,394892</text:p>
          </table:table-cell>
          <table:table-cell office:value-type="float" office:value="0.222178" calcext:value-type="float">
            <text:p>0,222178</text:p>
          </table:table-cell>
          <table:table-cell office:value-type="float" office:value="0.240708" calcext:value-type="float">
            <text:p>0,240708</text:p>
          </table:table-cell>
          <table:table-cell office:value-type="float" office:value="0.332122" calcext:value-type="float">
            <text:p>0,332122</text:p>
          </table:table-cell>
          <table:table-cell office:value-type="float" office:value="0.549415" calcext:value-type="float">
            <text:p>0,549415</text:p>
          </table:table-cell>
          <table:table-cell office:value-type="float" office:value="0.972471" calcext:value-type="float">
            <text:p>0,972471</text:p>
          </table:table-cell>
          <table:table-cell office:value-type="float" office:value="0.884414" calcext:value-type="float">
            <text:p>0,884414</text:p>
          </table:table-cell>
          <table:table-cell office:value-type="float" office:value="0.963666" calcext:value-type="float">
            <text:p>0,963666</text:p>
          </table:table-cell>
          <table:table-cell office:value-type="float" office:value="0.758238" calcext:value-type="float">
            <text:p>0,758238</text:p>
          </table:table-cell>
          <table:table-cell office:value-type="float" office:value="0.50075" calcext:value-type="float">
            <text:p>0,50075</text:p>
          </table:table-cell>
          <table:table-cell office:value-type="float" office:value="0.608375" calcext:value-type="float">
            <text:p>0,608375</text:p>
          </table:table-cell>
          <table:table-cell office:value-type="float" office:value="0.951423" calcext:value-type="float">
            <text:p>0,951423</text:p>
          </table:table-cell>
          <table:table-cell office:value-type="float" office:value="0.954642" calcext:value-type="float">
            <text:p>0,954642</text:p>
          </table:table-cell>
          <table:table-cell office:value-type="float" office:value="0.427423" calcext:value-type="float">
            <text:p>0,427423</text:p>
          </table:table-cell>
          <table:table-cell office:value-type="float" office:value="1.41296" calcext:value-type="float">
            <text:p>1,41296</text:p>
          </table:table-cell>
          <table:table-cell office:value-type="float" office:value="0.924883" calcext:value-type="float">
            <text:p>0,924883</text:p>
          </table:table-cell>
          <table:table-cell office:value-type="float" office:value="0.377385" calcext:value-type="float">
            <text:p>0,377385</text:p>
          </table:table-cell>
          <table:table-cell office:value-type="float" office:value="1.66197" calcext:value-type="float">
            <text:p>1,66197</text:p>
          </table:table-cell>
          <table:table-cell office:value-type="float" office:value="1.66803" calcext:value-type="float">
            <text:p>1,66803</text:p>
          </table:table-cell>
          <table:table-cell office:value-type="float" office:value="1.20428" calcext:value-type="float">
            <text:p>1,20428</text:p>
          </table:table-cell>
          <table:table-cell office:value-type="float" office:value="1.06095" calcext:value-type="float">
            <text:p>1,06095</text:p>
          </table:table-cell>
          <table:table-cell office:value-type="float" office:value="0.582803" calcext:value-type="float">
            <text:p>0,582803</text:p>
          </table:table-cell>
          <table:table-cell office:value-type="float" office:value="0.93924" calcext:value-type="float">
            <text:p>0,93924</text:p>
          </table:table-cell>
          <table:table-cell office:value-type="float" office:value="0.86424" calcext:value-type="float">
            <text:p>0,86424</text:p>
          </table:table-cell>
          <table:table-cell office:value-type="float" office:value="0.786704" calcext:value-type="float">
            <text:p>0,786704</text:p>
          </table:table-cell>
          <table:table-cell office:value-type="float" office:value="0.576687" calcext:value-type="float">
            <text:p>0,576687</text:p>
          </table:table-cell>
          <table:table-cell office:value-type="float" office:value="0.500588" calcext:value-type="float">
            <text:p>0,500588</text:p>
          </table:table-cell>
          <table:table-cell office:value-type="float" office:value="0.461931" calcext:value-type="float">
            <text:p>0,461931</text:p>
          </table:table-cell>
          <table:table-cell office:value-type="float" office:value="0.481927" calcext:value-type="float">
            <text:p>0,481927</text:p>
          </table:table-cell>
          <table:table-cell office:value-type="float" office:value="0.489165" calcext:value-type="float">
            <text:p>0,489165</text:p>
          </table:table-cell>
          <table:table-cell table:number-columns-repeated="36"/>
          <table:table-cell table:formula="of:=MIN([.A131:.BL131])" office:value-type="float" office:value="0.222178" calcext:value-type="float">
            <text:p>0,222178</text:p>
          </table:table-cell>
          <table:table-cell table:formula="of:=MAX([.A131:.BL131])" office:value-type="float" office:value="1.66803" calcext:value-type="float">
            <text:p>1,66803</text:p>
          </table:table-cell>
          <table:table-cell table:number-columns-repeated="7"/>
        </table:table-row>
        <table:table-row table:style-name="ro2">
          <table:table-cell office:value-type="float" office:value="0.206803" calcext:value-type="float">
            <text:p>0,206803</text:p>
          </table:table-cell>
          <table:table-cell office:value-type="float" office:value="0.304055" calcext:value-type="float">
            <text:p>0,304055</text:p>
          </table:table-cell>
          <table:table-cell office:value-type="float" office:value="0.45491" calcext:value-type="float">
            <text:p>0,45491</text:p>
          </table:table-cell>
          <table:table-cell office:value-type="float" office:value="0.213982" calcext:value-type="float">
            <text:p>0,213982</text:p>
          </table:table-cell>
          <table:table-cell office:value-type="float" office:value="0.417386" calcext:value-type="float">
            <text:p>0,417386</text:p>
          </table:table-cell>
          <table:table-cell office:value-type="float" office:value="0.31601" calcext:value-type="float">
            <text:p>0,31601</text:p>
          </table:table-cell>
          <table:table-cell office:value-type="float" office:value="0.165034" calcext:value-type="float">
            <text:p>0,165034</text:p>
          </table:table-cell>
          <table:table-cell office:value-type="float" office:value="1.21825" calcext:value-type="float">
            <text:p>1,21825</text:p>
          </table:table-cell>
          <table:table-cell office:value-type="float" office:value="0.824243" calcext:value-type="float">
            <text:p>0,824243</text:p>
          </table:table-cell>
          <table:table-cell office:value-type="float" office:value="0.616955" calcext:value-type="float">
            <text:p>0,616955</text:p>
          </table:table-cell>
          <table:table-cell office:value-type="float" office:value="0.436448" calcext:value-type="float">
            <text:p>0,436448</text:p>
          </table:table-cell>
          <table:table-cell office:value-type="float" office:value="0.367047" calcext:value-type="float">
            <text:p>0,367047</text:p>
          </table:table-cell>
          <table:table-cell office:value-type="float" office:value="0.899154" calcext:value-type="float">
            <text:p>0,899154</text:p>
          </table:table-cell>
          <table:table-cell office:value-type="float" office:value="0.688066" calcext:value-type="float">
            <text:p>0,688066</text:p>
          </table:table-cell>
          <table:table-cell office:value-type="float" office:value="0.24817" calcext:value-type="float">
            <text:p>0,24817</text:p>
          </table:table-cell>
          <table:table-cell office:value-type="float" office:value="1.14278" calcext:value-type="float">
            <text:p>1,14278</text:p>
          </table:table-cell>
          <table:table-cell office:value-type="float" office:value="1.15257" calcext:value-type="float">
            <text:p>1,15257</text:p>
          </table:table-cell>
          <table:table-cell office:value-type="float" office:value="1.30335" calcext:value-type="float">
            <text:p>1,30335</text:p>
          </table:table-cell>
          <table:table-cell office:value-type="float" office:value="1.32592" calcext:value-type="float">
            <text:p>1,32592</text:p>
          </table:table-cell>
          <table:table-cell office:value-type="float" office:value="0.862019" calcext:value-type="float">
            <text:p>0,862019</text:p>
          </table:table-cell>
          <table:table-cell office:value-type="float" office:value="0.346682" calcext:value-type="float">
            <text:p>0,346682</text:p>
          </table:table-cell>
          <table:table-cell office:value-type="float" office:value="0.467915" calcext:value-type="float">
            <text:p>0,467915</text:p>
          </table:table-cell>
          <table:table-cell office:value-type="float" office:value="1.32766" calcext:value-type="float">
            <text:p>1,32766</text:p>
          </table:table-cell>
          <table:table-cell office:value-type="float" office:value="0.837181" calcext:value-type="float">
            <text:p>0,837181</text:p>
          </table:table-cell>
          <table:table-cell office:value-type="float" office:value="0.897167" calcext:value-type="float">
            <text:p>0,897167</text:p>
          </table:table-cell>
          <table:table-cell office:value-type="float" office:value="0.408869" calcext:value-type="float">
            <text:p>0,408869</text:p>
          </table:table-cell>
          <table:table-cell office:value-type="float" office:value="0.314289" calcext:value-type="float">
            <text:p>0,314289</text:p>
          </table:table-cell>
          <table:table-cell office:value-type="float" office:value="0.339723" calcext:value-type="float">
            <text:p>0,339723</text:p>
          </table:table-cell>
          <table:table-cell office:value-type="float" office:value="0.30108" calcext:value-type="float">
            <text:p>0,30108</text:p>
          </table:table-cell>
          <table:table-cell office:value-type="float" office:value="0.339812" calcext:value-type="float">
            <text:p>0,339812</text:p>
          </table:table-cell>
          <table:table-cell office:value-type="float" office:value="0.226174" calcext:value-type="float">
            <text:p>0,226174</text:p>
          </table:table-cell>
          <table:table-cell office:value-type="float" office:value="0.16481" calcext:value-type="float">
            <text:p>0,16481</text:p>
          </table:table-cell>
          <table:table-cell table:number-columns-repeated="36"/>
          <table:table-cell table:formula="of:=MIN([.A132:.BL132])" office:value-type="float" office:value="0.16481" calcext:value-type="float">
            <text:p>0,16481</text:p>
          </table:table-cell>
          <table:table-cell table:formula="of:=MAX([.A132:.BL132])" office:value-type="float" office:value="1.32766" calcext:value-type="float">
            <text:p>1,32766</text:p>
          </table:table-cell>
          <table:table-cell table:number-columns-repeated="7"/>
        </table:table-row>
        <table:table-row table:style-name="ro2">
          <table:table-cell office:value-type="float" office:value="0.284084" calcext:value-type="float">
            <text:p>0,284084</text:p>
          </table:table-cell>
          <table:table-cell office:value-type="float" office:value="0.446948" calcext:value-type="float">
            <text:p>0,446948</text:p>
          </table:table-cell>
          <table:table-cell office:value-type="float" office:value="0.552335" calcext:value-type="float">
            <text:p>0,552335</text:p>
          </table:table-cell>
          <table:table-cell office:value-type="float" office:value="0.440828" calcext:value-type="float">
            <text:p>0,440828</text:p>
          </table:table-cell>
          <table:table-cell office:value-type="float" office:value="0.351082" calcext:value-type="float">
            <text:p>0,351082</text:p>
          </table:table-cell>
          <table:table-cell office:value-type="float" office:value="0.342761" calcext:value-type="float">
            <text:p>0,342761</text:p>
          </table:table-cell>
          <table:table-cell office:value-type="float" office:value="1.08314" calcext:value-type="float">
            <text:p>1,08314</text:p>
          </table:table-cell>
          <table:table-cell office:value-type="float" office:value="0.862486" calcext:value-type="float">
            <text:p>0,862486</text:p>
          </table:table-cell>
          <table:table-cell office:value-type="float" office:value="0.773562" calcext:value-type="float">
            <text:p>0,773562</text:p>
          </table:table-cell>
          <table:table-cell office:value-type="float" office:value="0.697" calcext:value-type="float">
            <text:p>0,697</text:p>
          </table:table-cell>
          <table:table-cell office:value-type="float" office:value="0.396636" calcext:value-type="float">
            <text:p>0,396636</text:p>
          </table:table-cell>
          <table:table-cell office:value-type="float" office:value="0.628895" calcext:value-type="float">
            <text:p>0,628895</text:p>
          </table:table-cell>
          <table:table-cell office:value-type="float" office:value="0.389103" calcext:value-type="float">
            <text:p>0,389103</text:p>
          </table:table-cell>
          <table:table-cell office:value-type="float" office:value="1.23647" calcext:value-type="float">
            <text:p>1,23647</text:p>
          </table:table-cell>
          <table:table-cell office:value-type="float" office:value="1.08365" calcext:value-type="float">
            <text:p>1,08365</text:p>
          </table:table-cell>
          <table:table-cell office:value-type="float" office:value="0.813035" calcext:value-type="float">
            <text:p>0,813035</text:p>
          </table:table-cell>
          <table:table-cell office:value-type="float" office:value="0.57565" calcext:value-type="float">
            <text:p>0,57565</text:p>
          </table:table-cell>
          <table:table-cell office:value-type="float" office:value="0.242856" calcext:value-type="float">
            <text:p>0,242856</text:p>
          </table:table-cell>
          <table:table-cell office:value-type="float" office:value="0.404672" calcext:value-type="float">
            <text:p>0,404672</text:p>
          </table:table-cell>
          <table:table-cell office:value-type="float" office:value="0.267127" calcext:value-type="float">
            <text:p>0,267127</text:p>
          </table:table-cell>
          <table:table-cell office:value-type="float" office:value="1.27008" calcext:value-type="float">
            <text:p>1,27008</text:p>
          </table:table-cell>
          <table:table-cell office:value-type="float" office:value="0.769171" calcext:value-type="float">
            <text:p>0,769171</text:p>
          </table:table-cell>
          <table:table-cell office:value-type="float" office:value="0.774151" calcext:value-type="float">
            <text:p>0,774151</text:p>
          </table:table-cell>
          <table:table-cell office:value-type="float" office:value="0.638889" calcext:value-type="float">
            <text:p>0,638889</text:p>
          </table:table-cell>
          <table:table-cell office:value-type="float" office:value="0.773924" calcext:value-type="float">
            <text:p>0,773924</text:p>
          </table:table-cell>
          <table:table-cell office:value-type="float" office:value="0.434847" calcext:value-type="float">
            <text:p>0,434847</text:p>
          </table:table-cell>
          <table:table-cell office:value-type="float" office:value="1.08363" calcext:value-type="float">
            <text:p>1,08363</text:p>
          </table:table-cell>
          <table:table-cell office:value-type="float" office:value="1.03947" calcext:value-type="float">
            <text:p>1,03947</text:p>
          </table:table-cell>
          <table:table-cell office:value-type="float" office:value="1.01681" calcext:value-type="float">
            <text:p>1,01681</text:p>
          </table:table-cell>
          <table:table-cell office:value-type="float" office:value="0.223924" calcext:value-type="float">
            <text:p>0,223924</text:p>
          </table:table-cell>
          <table:table-cell office:value-type="float" office:value="0.364134" calcext:value-type="float">
            <text:p>0,364134</text:p>
          </table:table-cell>
          <table:table-cell office:value-type="float" office:value="0.216472" calcext:value-type="float">
            <text:p>0,216472</text:p>
          </table:table-cell>
          <table:table-cell table:number-columns-repeated="36"/>
          <table:table-cell table:formula="of:=MIN([.A133:.BL133])" office:value-type="float" office:value="0.216472" calcext:value-type="float">
            <text:p>0,216472</text:p>
          </table:table-cell>
          <table:table-cell table:formula="of:=MAX([.A133:.BL133])" office:value-type="float" office:value="1.27008" calcext:value-type="float">
            <text:p>1,27008</text:p>
          </table:table-cell>
          <table:table-cell table:number-columns-repeated="7"/>
        </table:table-row>
        <table:table-row table:style-name="ro2">
          <table:table-cell office:value-type="float" office:value="0.283065" calcext:value-type="float">
            <text:p>0,283065</text:p>
          </table:table-cell>
          <table:table-cell office:value-type="float" office:value="0.503464" calcext:value-type="float">
            <text:p>0,503464</text:p>
          </table:table-cell>
          <table:table-cell office:value-type="float" office:value="0.285416" calcext:value-type="float">
            <text:p>0,285416</text:p>
          </table:table-cell>
          <table:table-cell office:value-type="float" office:value="0.454358" calcext:value-type="float">
            <text:p>0,454358</text:p>
          </table:table-cell>
          <table:table-cell office:value-type="float" office:value="0.289955" calcext:value-type="float">
            <text:p>0,289955</text:p>
          </table:table-cell>
          <table:table-cell office:value-type="float" office:value="0.639774" calcext:value-type="float">
            <text:p>0,639774</text:p>
          </table:table-cell>
          <table:table-cell office:value-type="float" office:value="0.399194" calcext:value-type="float">
            <text:p>0,399194</text:p>
          </table:table-cell>
          <table:table-cell office:value-type="float" office:value="0.189799" calcext:value-type="float">
            <text:p>0,189799</text:p>
          </table:table-cell>
          <table:table-cell office:value-type="float" office:value="0.345665" calcext:value-type="float">
            <text:p>0,345665</text:p>
          </table:table-cell>
          <table:table-cell office:value-type="float" office:value="0.219389" calcext:value-type="float">
            <text:p>0,219389</text:p>
          </table:table-cell>
          <table:table-cell office:value-type="float" office:value="0.329448" calcext:value-type="float">
            <text:p>0,329448</text:p>
          </table:table-cell>
          <table:table-cell office:value-type="float" office:value="0.857101" calcext:value-type="float">
            <text:p>0,857101</text:p>
          </table:table-cell>
          <table:table-cell office:value-type="float" office:value="1.615" calcext:value-type="float">
            <text:p>1,615</text:p>
          </table:table-cell>
          <table:table-cell office:value-type="float" office:value="0.886509" calcext:value-type="float">
            <text:p>0,886509</text:p>
          </table:table-cell>
          <table:table-cell office:value-type="float" office:value="0.230022" calcext:value-type="float">
            <text:p>0,230022</text:p>
          </table:table-cell>
          <table:table-cell office:value-type="float" office:value="0.986945" calcext:value-type="float">
            <text:p>0,986945</text:p>
          </table:table-cell>
          <table:table-cell office:value-type="float" office:value="0.944705" calcext:value-type="float">
            <text:p>0,944705</text:p>
          </table:table-cell>
          <table:table-cell office:value-type="float" office:value="0.655242" calcext:value-type="float">
            <text:p>0,655242</text:p>
          </table:table-cell>
          <table:table-cell office:value-type="float" office:value="0.600103" calcext:value-type="float">
            <text:p>0,600103</text:p>
          </table:table-cell>
          <table:table-cell office:value-type="float" office:value="0.282904" calcext:value-type="float">
            <text:p>0,282904</text:p>
          </table:table-cell>
          <table:table-cell office:value-type="float" office:value="2.20715" calcext:value-type="float">
            <text:p>2,20715</text:p>
          </table:table-cell>
          <table:table-cell office:value-type="float" office:value="1.9201" calcext:value-type="float">
            <text:p>1,9201</text:p>
          </table:table-cell>
          <table:table-cell office:value-type="float" office:value="0.828123" calcext:value-type="float">
            <text:p>0,828123</text:p>
          </table:table-cell>
          <table:table-cell office:value-type="float" office:value="0.271363" calcext:value-type="float">
            <text:p>0,271363</text:p>
          </table:table-cell>
          <table:table-cell office:value-type="float" office:value="0.855874" calcext:value-type="float">
            <text:p>0,855874</text:p>
          </table:table-cell>
          <table:table-cell office:value-type="float" office:value="1.91203" calcext:value-type="float">
            <text:p>1,91203</text:p>
          </table:table-cell>
          <table:table-cell office:value-type="float" office:value="1.43678" calcext:value-type="float">
            <text:p>1,43678</text:p>
          </table:table-cell>
          <table:table-cell office:value-type="float" office:value="1.10764" calcext:value-type="float">
            <text:p>1,10764</text:p>
          </table:table-cell>
          <table:table-cell office:value-type="float" office:value="0.730121" calcext:value-type="float">
            <text:p>0,730121</text:p>
          </table:table-cell>
          <table:table-cell office:value-type="float" office:value="0.447518" calcext:value-type="float">
            <text:p>0,447518</text:p>
          </table:table-cell>
          <table:table-cell office:value-type="float" office:value="0.679832" calcext:value-type="float">
            <text:p>0,679832</text:p>
          </table:table-cell>
          <table:table-cell office:value-type="float" office:value="0.188545" calcext:value-type="float">
            <text:p>0,188545</text:p>
          </table:table-cell>
          <table:table-cell table:number-columns-repeated="36"/>
          <table:table-cell table:formula="of:=MIN([.A134:.BL134])" office:value-type="float" office:value="0.188545" calcext:value-type="float">
            <text:p>0,188545</text:p>
          </table:table-cell>
          <table:table-cell table:formula="of:=MAX([.A134:.BL134])" office:value-type="float" office:value="2.20715" calcext:value-type="float">
            <text:p>2,20715</text:p>
          </table:table-cell>
          <table:table-cell table:number-columns-repeated="7"/>
        </table:table-row>
        <table:table-row table:style-name="ro2">
          <table:table-cell office:value-type="float" office:value="0.283549" calcext:value-type="float">
            <text:p>0,283549</text:p>
          </table:table-cell>
          <table:table-cell office:value-type="float" office:value="0.432578" calcext:value-type="float">
            <text:p>0,432578</text:p>
          </table:table-cell>
          <table:table-cell office:value-type="float" office:value="0.539029" calcext:value-type="float">
            <text:p>0,539029</text:p>
          </table:table-cell>
          <table:table-cell office:value-type="float" office:value="0.548687" calcext:value-type="float">
            <text:p>0,548687</text:p>
          </table:table-cell>
          <table:table-cell office:value-type="float" office:value="0.394041" calcext:value-type="float">
            <text:p>0,394041</text:p>
          </table:table-cell>
          <table:table-cell office:value-type="float" office:value="0.280553" calcext:value-type="float">
            <text:p>0,280553</text:p>
          </table:table-cell>
          <table:table-cell office:value-type="float" office:value="0.575551" calcext:value-type="float">
            <text:p>0,575551</text:p>
          </table:table-cell>
          <table:table-cell office:value-type="float" office:value="0.222373" calcext:value-type="float">
            <text:p>0,222373</text:p>
          </table:table-cell>
          <table:table-cell office:value-type="float" office:value="0.27197" calcext:value-type="float">
            <text:p>0,27197</text:p>
          </table:table-cell>
          <table:table-cell office:value-type="float" office:value="0.432285" calcext:value-type="float">
            <text:p>0,432285</text:p>
          </table:table-cell>
          <table:table-cell office:value-type="float" office:value="0.804283" calcext:value-type="float">
            <text:p>0,804283</text:p>
          </table:table-cell>
          <table:table-cell office:value-type="float" office:value="0.680856" calcext:value-type="float">
            <text:p>0,680856</text:p>
          </table:table-cell>
          <table:table-cell office:value-type="float" office:value="0.954369" calcext:value-type="float">
            <text:p>0,954369</text:p>
          </table:table-cell>
          <table:table-cell office:value-type="float" office:value="0.502943" calcext:value-type="float">
            <text:p>0,502943</text:p>
          </table:table-cell>
          <table:table-cell office:value-type="float" office:value="0.478848" calcext:value-type="float">
            <text:p>0,478848</text:p>
          </table:table-cell>
          <table:table-cell office:value-type="float" office:value="0.370029" calcext:value-type="float">
            <text:p>0,370029</text:p>
          </table:table-cell>
          <table:table-cell office:value-type="float" office:value="0.637669" calcext:value-type="float">
            <text:p>0,637669</text:p>
          </table:table-cell>
          <table:table-cell office:value-type="float" office:value="0.600983" calcext:value-type="float">
            <text:p>0,600983</text:p>
          </table:table-cell>
          <table:table-cell office:value-type="float" office:value="0.543509" calcext:value-type="float">
            <text:p>0,543509</text:p>
          </table:table-cell>
          <table:table-cell office:value-type="float" office:value="0.388462" calcext:value-type="float">
            <text:p>0,388462</text:p>
          </table:table-cell>
          <table:table-cell office:value-type="float" office:value="2.06703" calcext:value-type="float">
            <text:p>2,06703</text:p>
          </table:table-cell>
          <table:table-cell office:value-type="float" office:value="1.95462" calcext:value-type="float">
            <text:p>1,95462</text:p>
          </table:table-cell>
          <table:table-cell office:value-type="float" office:value="2.03249" calcext:value-type="float">
            <text:p>2,03249</text:p>
          </table:table-cell>
          <table:table-cell office:value-type="float" office:value="0.766143" calcext:value-type="float">
            <text:p>0,766143</text:p>
          </table:table-cell>
          <table:table-cell office:value-type="float" office:value="1.18273" calcext:value-type="float">
            <text:p>1,18273</text:p>
          </table:table-cell>
          <table:table-cell office:value-type="float" office:value="1.84637" calcext:value-type="float">
            <text:p>1,84637</text:p>
          </table:table-cell>
          <table:table-cell office:value-type="float" office:value="1.51242" calcext:value-type="float">
            <text:p>1,51242</text:p>
          </table:table-cell>
          <table:table-cell office:value-type="float" office:value="0.738657" calcext:value-type="float">
            <text:p>0,738657</text:p>
          </table:table-cell>
          <table:table-cell office:value-type="float" office:value="1.17171" calcext:value-type="float">
            <text:p>1,17171</text:p>
          </table:table-cell>
          <table:table-cell office:value-type="float" office:value="0.50184" calcext:value-type="float">
            <text:p>0,50184</text:p>
          </table:table-cell>
          <table:table-cell office:value-type="float" office:value="0.611179" calcext:value-type="float">
            <text:p>0,611179</text:p>
          </table:table-cell>
          <table:table-cell office:value-type="float" office:value="0.469234" calcext:value-type="float">
            <text:p>0,469234</text:p>
          </table:table-cell>
          <table:table-cell table:number-columns-repeated="36"/>
          <table:table-cell table:formula="of:=MIN([.A135:.BL135])" office:value-type="float" office:value="0.222373" calcext:value-type="float">
            <text:p>0,222373</text:p>
          </table:table-cell>
          <table:table-cell table:formula="of:=MAX([.A135:.BL135])" office:value-type="float" office:value="2.06703" calcext:value-type="float">
            <text:p>2,06703</text:p>
          </table:table-cell>
          <table:table-cell table:number-columns-repeated="7"/>
        </table:table-row>
        <table:table-row table:style-name="ro2">
          <table:table-cell office:value-type="float" office:value="0.212527" calcext:value-type="float">
            <text:p>0,212527</text:p>
          </table:table-cell>
          <table:table-cell office:value-type="float" office:value="0.362752" calcext:value-type="float">
            <text:p>0,362752</text:p>
          </table:table-cell>
          <table:table-cell office:value-type="float" office:value="0.502452" calcext:value-type="float">
            <text:p>0,502452</text:p>
          </table:table-cell>
          <table:table-cell office:value-type="float" office:value="0.206551" calcext:value-type="float">
            <text:p>0,206551</text:p>
          </table:table-cell>
          <table:table-cell office:value-type="float" office:value="0.366344" calcext:value-type="float">
            <text:p>0,366344</text:p>
          </table:table-cell>
          <table:table-cell office:value-type="float" office:value="0.495443" calcext:value-type="float">
            <text:p>0,495443</text:p>
          </table:table-cell>
          <table:table-cell office:value-type="float" office:value="0.727296" calcext:value-type="float">
            <text:p>0,727296</text:p>
          </table:table-cell>
          <table:table-cell office:value-type="float" office:value="0.467637" calcext:value-type="float">
            <text:p>0,467637</text:p>
          </table:table-cell>
          <table:table-cell office:value-type="float" office:value="0.47156" calcext:value-type="float">
            <text:p>0,47156</text:p>
          </table:table-cell>
          <table:table-cell office:value-type="float" office:value="0.792335" calcext:value-type="float">
            <text:p>0,792335</text:p>
          </table:table-cell>
          <table:table-cell office:value-type="float" office:value="0.554185" calcext:value-type="float">
            <text:p>0,554185</text:p>
          </table:table-cell>
          <table:table-cell office:value-type="float" office:value="1.4981" calcext:value-type="float">
            <text:p>1,4981</text:p>
          </table:table-cell>
          <table:table-cell office:value-type="float" office:value="1.33751" calcext:value-type="float">
            <text:p>1,33751</text:p>
          </table:table-cell>
          <table:table-cell office:value-type="float" office:value="1.41223" calcext:value-type="float">
            <text:p>1,41223</text:p>
          </table:table-cell>
          <table:table-cell office:value-type="float" office:value="1.26773" calcext:value-type="float">
            <text:p>1,26773</text:p>
          </table:table-cell>
          <table:table-cell office:value-type="float" office:value="0.616126" calcext:value-type="float">
            <text:p>0,616126</text:p>
          </table:table-cell>
          <table:table-cell office:value-type="float" office:value="1.13045" calcext:value-type="float">
            <text:p>1,13045</text:p>
          </table:table-cell>
          <table:table-cell office:value-type="float" office:value="0.5582" calcext:value-type="float">
            <text:p>0,5582</text:p>
          </table:table-cell>
          <table:table-cell office:value-type="float" office:value="0.942132" calcext:value-type="float">
            <text:p>0,942132</text:p>
          </table:table-cell>
          <table:table-cell office:value-type="float" office:value="0.763577" calcext:value-type="float">
            <text:p>0,763577</text:p>
          </table:table-cell>
          <table:table-cell office:value-type="float" office:value="0.889345" calcext:value-type="float">
            <text:p>0,889345</text:p>
          </table:table-cell>
          <table:table-cell office:value-type="float" office:value="0.485819" calcext:value-type="float">
            <text:p>0,485819</text:p>
          </table:table-cell>
          <table:table-cell office:value-type="float" office:value="1.14533" calcext:value-type="float">
            <text:p>1,14533</text:p>
          </table:table-cell>
          <table:table-cell office:value-type="float" office:value="0.722908" calcext:value-type="float">
            <text:p>0,722908</text:p>
          </table:table-cell>
          <table:table-cell office:value-type="float" office:value="0.610501" calcext:value-type="float">
            <text:p>0,610501</text:p>
          </table:table-cell>
          <table:table-cell office:value-type="float" office:value="0.447393" calcext:value-type="float">
            <text:p>0,447393</text:p>
          </table:table-cell>
          <table:table-cell office:value-type="float" office:value="0.617238" calcext:value-type="float">
            <text:p>0,617238</text:p>
          </table:table-cell>
          <table:table-cell office:value-type="float" office:value="0.61996" calcext:value-type="float">
            <text:p>0,61996</text:p>
          </table:table-cell>
          <table:table-cell office:value-type="float" office:value="0.173461" calcext:value-type="float">
            <text:p>0,173461</text:p>
          </table:table-cell>
          <table:table-cell office:value-type="float" office:value="0.329026" calcext:value-type="float">
            <text:p>0,329026</text:p>
          </table:table-cell>
          <table:table-cell office:value-type="float" office:value="1.70319" calcext:value-type="float">
            <text:p>1,70319</text:p>
          </table:table-cell>
          <table:table-cell office:value-type="float" office:value="0.223408" calcext:value-type="float">
            <text:p>0,223408</text:p>
          </table:table-cell>
          <table:table-cell table:number-columns-repeated="36"/>
          <table:table-cell table:formula="of:=MIN([.A136:.BL136])" office:value-type="float" office:value="0.173461" calcext:value-type="float">
            <text:p>0,173461</text:p>
          </table:table-cell>
          <table:table-cell table:formula="of:=MAX([.A136:.BL136])" office:value-type="float" office:value="1.70319" calcext:value-type="float">
            <text:p>1,70319</text:p>
          </table:table-cell>
          <table:table-cell table:number-columns-repeated="7"/>
        </table:table-row>
        <table:table-row table:style-name="ro2">
          <table:table-cell office:value-type="float" office:value="0.281658" calcext:value-type="float">
            <text:p>0,281658</text:p>
          </table:table-cell>
          <table:table-cell office:value-type="float" office:value="0.501677" calcext:value-type="float">
            <text:p>0,501677</text:p>
          </table:table-cell>
          <table:table-cell office:value-type="float" office:value="0.339704" calcext:value-type="float">
            <text:p>0,339704</text:p>
          </table:table-cell>
          <table:table-cell office:value-type="float" office:value="0.286457" calcext:value-type="float">
            <text:p>0,286457</text:p>
          </table:table-cell>
          <table:table-cell office:value-type="float" office:value="0.285534" calcext:value-type="float">
            <text:p>0,285534</text:p>
          </table:table-cell>
          <table:table-cell office:value-type="float" office:value="0.296414" calcext:value-type="float">
            <text:p>0,296414</text:p>
          </table:table-cell>
          <table:table-cell office:value-type="float" office:value="0.298095" calcext:value-type="float">
            <text:p>0,298095</text:p>
          </table:table-cell>
          <table:table-cell office:value-type="float" office:value="1.29829" calcext:value-type="float">
            <text:p>1,29829</text:p>
          </table:table-cell>
          <table:table-cell office:value-type="float" office:value="1.18597" calcext:value-type="float">
            <text:p>1,18597</text:p>
          </table:table-cell>
          <table:table-cell office:value-type="float" office:value="1.06655" calcext:value-type="float">
            <text:p>1,06655</text:p>
          </table:table-cell>
          <table:table-cell office:value-type="float" office:value="0.784703" calcext:value-type="float">
            <text:p>0,784703</text:p>
          </table:table-cell>
          <table:table-cell office:value-type="float" office:value="0.577022" calcext:value-type="float">
            <text:p>0,577022</text:p>
          </table:table-cell>
          <table:table-cell office:value-type="float" office:value="0.393015" calcext:value-type="float">
            <text:p>0,393015</text:p>
          </table:table-cell>
          <table:table-cell office:value-type="float" office:value="1.89352" calcext:value-type="float">
            <text:p>1,89352</text:p>
          </table:table-cell>
          <table:table-cell office:value-type="float" office:value="1.6126" calcext:value-type="float">
            <text:p>1,6126</text:p>
          </table:table-cell>
          <table:table-cell office:value-type="float" office:value="1.27908" calcext:value-type="float">
            <text:p>1,27908</text:p>
          </table:table-cell>
          <table:table-cell office:value-type="float" office:value="1.00002" calcext:value-type="float">
            <text:p>1,00002</text:p>
          </table:table-cell>
          <table:table-cell office:value-type="float" office:value="0.509416" calcext:value-type="float">
            <text:p>0,509416</text:p>
          </table:table-cell>
          <table:table-cell office:value-type="float" office:value="0.581384" calcext:value-type="float">
            <text:p>0,581384</text:p>
          </table:table-cell>
          <table:table-cell office:value-type="float" office:value="0.658573" calcext:value-type="float">
            <text:p>0,658573</text:p>
          </table:table-cell>
          <table:table-cell office:value-type="float" office:value="0.33445" calcext:value-type="float">
            <text:p>0,33445</text:p>
          </table:table-cell>
          <table:table-cell office:value-type="float" office:value="0.437122" calcext:value-type="float">
            <text:p>0,437122</text:p>
          </table:table-cell>
          <table:table-cell office:value-type="float" office:value="0.813406" calcext:value-type="float">
            <text:p>0,813406</text:p>
          </table:table-cell>
          <table:table-cell office:value-type="float" office:value="1.94344" calcext:value-type="float">
            <text:p>1,94344</text:p>
          </table:table-cell>
          <table:table-cell office:value-type="float" office:value="0.260635" calcext:value-type="float">
            <text:p>0,260635</text:p>
          </table:table-cell>
          <table:table-cell office:value-type="float" office:value="2.49139" calcext:value-type="float">
            <text:p>2,49139</text:p>
          </table:table-cell>
          <table:table-cell office:value-type="float" office:value="2.20319" calcext:value-type="float">
            <text:p>2,20319</text:p>
          </table:table-cell>
          <table:table-cell office:value-type="float" office:value="1.86414" calcext:value-type="float">
            <text:p>1,86414</text:p>
          </table:table-cell>
          <table:table-cell office:value-type="float" office:value="1.58338" calcext:value-type="float">
            <text:p>1,58338</text:p>
          </table:table-cell>
          <table:table-cell office:value-type="float" office:value="1.29849" calcext:value-type="float">
            <text:p>1,29849</text:p>
          </table:table-cell>
          <table:table-cell office:value-type="float" office:value="0.324185" calcext:value-type="float">
            <text:p>0,324185</text:p>
          </table:table-cell>
          <table:table-cell office:value-type="float" office:value="0.867962" calcext:value-type="float">
            <text:p>0,867962</text:p>
          </table:table-cell>
          <table:table-cell table:number-columns-repeated="36"/>
          <table:table-cell table:formula="of:=MIN([.A137:.BL137])" office:value-type="float" office:value="0.260635" calcext:value-type="float">
            <text:p>0,260635</text:p>
          </table:table-cell>
          <table:table-cell table:formula="of:=MAX([.A137:.BL137])" office:value-type="float" office:value="2.49139" calcext:value-type="float">
            <text:p>2,49139</text:p>
          </table:table-cell>
          <table:table-cell table:number-columns-repeated="7"/>
        </table:table-row>
        <table:table-row table:style-name="ro2">
          <table:table-cell office:value-type="float" office:value="0.284079" calcext:value-type="float">
            <text:p>0,284079</text:p>
          </table:table-cell>
          <table:table-cell office:value-type="float" office:value="0.390382" calcext:value-type="float">
            <text:p>0,390382</text:p>
          </table:table-cell>
          <table:table-cell office:value-type="float" office:value="0.497498" calcext:value-type="float">
            <text:p>0,497498</text:p>
          </table:table-cell>
          <table:table-cell office:value-type="float" office:value="0.203897" calcext:value-type="float">
            <text:p>0,203897</text:p>
          </table:table-cell>
          <table:table-cell office:value-type="float" office:value="0.448954" calcext:value-type="float">
            <text:p>0,448954</text:p>
          </table:table-cell>
          <table:table-cell office:value-type="float" office:value="0.389743" calcext:value-type="float">
            <text:p>0,389743</text:p>
          </table:table-cell>
          <table:table-cell office:value-type="float" office:value="0.308811" calcext:value-type="float">
            <text:p>0,308811</text:p>
          </table:table-cell>
          <table:table-cell office:value-type="float" office:value="0.205413" calcext:value-type="float">
            <text:p>0,205413</text:p>
          </table:table-cell>
          <table:table-cell office:value-type="float" office:value="0.46776" calcext:value-type="float">
            <text:p>0,46776</text:p>
          </table:table-cell>
          <table:table-cell office:value-type="float" office:value="0.91471" calcext:value-type="float">
            <text:p>0,91471</text:p>
          </table:table-cell>
          <table:table-cell office:value-type="float" office:value="0.322607" calcext:value-type="float">
            <text:p>0,322607</text:p>
          </table:table-cell>
          <table:table-cell office:value-type="float" office:value="1.53945" calcext:value-type="float">
            <text:p>1,53945</text:p>
          </table:table-cell>
          <table:table-cell office:value-type="float" office:value="1.32051" calcext:value-type="float">
            <text:p>1,32051</text:p>
          </table:table-cell>
          <table:table-cell office:value-type="float" office:value="0.959038" calcext:value-type="float">
            <text:p>0,959038</text:p>
          </table:table-cell>
          <table:table-cell office:value-type="float" office:value="0.857538" calcext:value-type="float">
            <text:p>0,857538</text:p>
          </table:table-cell>
          <table:table-cell office:value-type="float" office:value="0.50999" calcext:value-type="float">
            <text:p>0,50999</text:p>
          </table:table-cell>
          <table:table-cell office:value-type="float" office:value="0.301082" calcext:value-type="float">
            <text:p>0,301082</text:p>
          </table:table-cell>
          <table:table-cell office:value-type="float" office:value="0.522052" calcext:value-type="float">
            <text:p>0,522052</text:p>
          </table:table-cell>
          <table:table-cell office:value-type="float" office:value="0.162319" calcext:value-type="float">
            <text:p>0,162319</text:p>
          </table:table-cell>
          <table:table-cell office:value-type="float" office:value="1.63581" calcext:value-type="float">
            <text:p>1,63581</text:p>
          </table:table-cell>
          <table:table-cell office:value-type="float" office:value="1.74657" calcext:value-type="float">
            <text:p>1,74657</text:p>
          </table:table-cell>
          <table:table-cell office:value-type="float" office:value="0.689364" calcext:value-type="float">
            <text:p>0,689364</text:p>
          </table:table-cell>
          <table:table-cell office:value-type="float" office:value="0.252219" calcext:value-type="float">
            <text:p>0,252219</text:p>
          </table:table-cell>
          <table:table-cell office:value-type="float" office:value="1.85694" calcext:value-type="float">
            <text:p>1,85694</text:p>
          </table:table-cell>
          <table:table-cell office:value-type="float" office:value="0.919045" calcext:value-type="float">
            <text:p>0,919045</text:p>
          </table:table-cell>
          <table:table-cell office:value-type="float" office:value="0.758478" calcext:value-type="float">
            <text:p>0,758478</text:p>
          </table:table-cell>
          <table:table-cell office:value-type="float" office:value="0.269083" calcext:value-type="float">
            <text:p>0,269083</text:p>
          </table:table-cell>
          <table:table-cell office:value-type="float" office:value="0.742458" calcext:value-type="float">
            <text:p>0,742458</text:p>
          </table:table-cell>
          <table:table-cell office:value-type="float" office:value="0.325549" calcext:value-type="float">
            <text:p>0,325549</text:p>
          </table:table-cell>
          <table:table-cell office:value-type="float" office:value="0.463075" calcext:value-type="float">
            <text:p>0,463075</text:p>
          </table:table-cell>
          <table:table-cell office:value-type="float" office:value="0.287258" calcext:value-type="float">
            <text:p>0,287258</text:p>
          </table:table-cell>
          <table:table-cell office:value-type="float" office:value="0.171468" calcext:value-type="float">
            <text:p>0,171468</text:p>
          </table:table-cell>
          <table:table-cell table:number-columns-repeated="36"/>
          <table:table-cell table:formula="of:=MIN([.A138:.BL138])" office:value-type="float" office:value="0.162319" calcext:value-type="float">
            <text:p>0,162319</text:p>
          </table:table-cell>
          <table:table-cell table:formula="of:=MAX([.A138:.BL138])" office:value-type="float" office:value="1.85694" calcext:value-type="float">
            <text:p>1,85694</text:p>
          </table:table-cell>
          <table:table-cell table:number-columns-repeated="7"/>
        </table:table-row>
        <table:table-row table:style-name="ro2">
          <table:table-cell office:value-type="float" office:value="0.289355" calcext:value-type="float">
            <text:p>0,289355</text:p>
          </table:table-cell>
          <table:table-cell office:value-type="float" office:value="0.290892" calcext:value-type="float">
            <text:p>0,290892</text:p>
          </table:table-cell>
          <table:table-cell office:value-type="float" office:value="0.325424" calcext:value-type="float">
            <text:p>0,325424</text:p>
          </table:table-cell>
          <table:table-cell office:value-type="float" office:value="0.427237" calcext:value-type="float">
            <text:p>0,427237</text:p>
          </table:table-cell>
          <table:table-cell office:value-type="float" office:value="0.216998" calcext:value-type="float">
            <text:p>0,216998</text:p>
          </table:table-cell>
          <table:table-cell office:value-type="float" office:value="0.317384" calcext:value-type="float">
            <text:p>0,317384</text:p>
          </table:table-cell>
          <table:table-cell office:value-type="float" office:value="0.636209" calcext:value-type="float">
            <text:p>0,636209</text:p>
          </table:table-cell>
          <table:table-cell office:value-type="float" office:value="0.659022" calcext:value-type="float">
            <text:p>0,659022</text:p>
          </table:table-cell>
          <table:table-cell office:value-type="float" office:value="0.307996" calcext:value-type="float">
            <text:p>0,307996</text:p>
          </table:table-cell>
          <table:table-cell office:value-type="float" office:value="0.770294" calcext:value-type="float">
            <text:p>0,770294</text:p>
          </table:table-cell>
          <table:table-cell office:value-type="float" office:value="0.905888" calcext:value-type="float">
            <text:p>0,905888</text:p>
          </table:table-cell>
          <table:table-cell office:value-type="float" office:value="0.971234" calcext:value-type="float">
            <text:p>0,971234</text:p>
          </table:table-cell>
          <table:table-cell office:value-type="float" office:value="0.620951" calcext:value-type="float">
            <text:p>0,620951</text:p>
          </table:table-cell>
          <table:table-cell office:value-type="float" office:value="0.564394" calcext:value-type="float">
            <text:p>0,564394</text:p>
          </table:table-cell>
          <table:table-cell office:value-type="float" office:value="0.65364" calcext:value-type="float">
            <text:p>0,65364</text:p>
          </table:table-cell>
          <table:table-cell office:value-type="float" office:value="0.644078" calcext:value-type="float">
            <text:p>0,644078</text:p>
          </table:table-cell>
          <table:table-cell office:value-type="float" office:value="0.666168" calcext:value-type="float">
            <text:p>0,666168</text:p>
          </table:table-cell>
          <table:table-cell office:value-type="float" office:value="0.652174" calcext:value-type="float">
            <text:p>0,652174</text:p>
          </table:table-cell>
          <table:table-cell office:value-type="float" office:value="0.619095" calcext:value-type="float">
            <text:p>0,619095</text:p>
          </table:table-cell>
          <table:table-cell office:value-type="float" office:value="0.610779" calcext:value-type="float">
            <text:p>0,610779</text:p>
          </table:table-cell>
          <table:table-cell office:value-type="float" office:value="0.744664" calcext:value-type="float">
            <text:p>0,744664</text:p>
          </table:table-cell>
          <table:table-cell office:value-type="float" office:value="0.660846" calcext:value-type="float">
            <text:p>0,660846</text:p>
          </table:table-cell>
          <table:table-cell office:value-type="float" office:value="0.548184" calcext:value-type="float">
            <text:p>0,548184</text:p>
          </table:table-cell>
          <table:table-cell office:value-type="float" office:value="1.4902" calcext:value-type="float">
            <text:p>1,4902</text:p>
          </table:table-cell>
          <table:table-cell office:value-type="float" office:value="0.176334" calcext:value-type="float">
            <text:p>0,176334</text:p>
          </table:table-cell>
          <table:table-cell office:value-type="float" office:value="0.515678" calcext:value-type="float">
            <text:p>0,515678</text:p>
          </table:table-cell>
          <table:table-cell office:value-type="float" office:value="0.811677" calcext:value-type="float">
            <text:p>0,811677</text:p>
          </table:table-cell>
          <table:table-cell office:value-type="float" office:value="1.48943" calcext:value-type="float">
            <text:p>1,48943</text:p>
          </table:table-cell>
          <table:table-cell office:value-type="float" office:value="0.210121" calcext:value-type="float">
            <text:p>0,210121</text:p>
          </table:table-cell>
          <table:table-cell office:value-type="float" office:value="0.694825" calcext:value-type="float">
            <text:p>0,694825</text:p>
          </table:table-cell>
          <table:table-cell office:value-type="float" office:value="0.227112" calcext:value-type="float">
            <text:p>0,227112</text:p>
          </table:table-cell>
          <table:table-cell office:value-type="float" office:value="0.112602" calcext:value-type="float">
            <text:p>0,112602</text:p>
          </table:table-cell>
          <table:table-cell table:number-columns-repeated="36"/>
          <table:table-cell table:formula="of:=MIN([.A139:.BL139])" office:value-type="float" office:value="0.112602" calcext:value-type="float">
            <text:p>0,112602</text:p>
          </table:table-cell>
          <table:table-cell table:formula="of:=MAX([.A139:.BL139])" office:value-type="float" office:value="1.4902" calcext:value-type="float">
            <text:p>1,4902</text:p>
          </table:table-cell>
          <table:table-cell table:number-columns-repeated="7"/>
        </table:table-row>
        <table:table-row table:style-name="ro2">
          <table:table-cell office:value-type="float" office:value="0.217087" calcext:value-type="float">
            <text:p>0,217087</text:p>
          </table:table-cell>
          <table:table-cell office:value-type="float" office:value="0.240829" calcext:value-type="float">
            <text:p>0,240829</text:p>
          </table:table-cell>
          <table:table-cell office:value-type="float" office:value="0.373263" calcext:value-type="float">
            <text:p>0,373263</text:p>
          </table:table-cell>
          <table:table-cell office:value-type="float" office:value="0.153149" calcext:value-type="float">
            <text:p>0,153149</text:p>
          </table:table-cell>
          <table:table-cell office:value-type="float" office:value="0.206963" calcext:value-type="float">
            <text:p>0,206963</text:p>
          </table:table-cell>
          <table:table-cell office:value-type="float" office:value="0.171286" calcext:value-type="float">
            <text:p>0,171286</text:p>
          </table:table-cell>
          <table:table-cell office:value-type="float" office:value="0.218036" calcext:value-type="float">
            <text:p>0,218036</text:p>
          </table:table-cell>
          <table:table-cell office:value-type="float" office:value="0.154667" calcext:value-type="float">
            <text:p>0,154667</text:p>
          </table:table-cell>
          <table:table-cell office:value-type="float" office:value="0.260385" calcext:value-type="float">
            <text:p>0,260385</text:p>
          </table:table-cell>
          <table:table-cell office:value-type="float" office:value="1.12364" calcext:value-type="float">
            <text:p>1,12364</text:p>
          </table:table-cell>
          <table:table-cell office:value-type="float" office:value="1.0106" calcext:value-type="float">
            <text:p>1,0106</text:p>
          </table:table-cell>
          <table:table-cell office:value-type="float" office:value="0.736624" calcext:value-type="float">
            <text:p>0,736624</text:p>
          </table:table-cell>
          <table:table-cell office:value-type="float" office:value="1.10244" calcext:value-type="float">
            <text:p>1,10244</text:p>
          </table:table-cell>
          <table:table-cell office:value-type="float" office:value="0.372149" calcext:value-type="float">
            <text:p>0,372149</text:p>
          </table:table-cell>
          <table:table-cell office:value-type="float" office:value="1.32356" calcext:value-type="float">
            <text:p>1,32356</text:p>
          </table:table-cell>
          <table:table-cell office:value-type="float" office:value="1.21277" calcext:value-type="float">
            <text:p>1,21277</text:p>
          </table:table-cell>
          <table:table-cell office:value-type="float" office:value="1.00724" calcext:value-type="float">
            <text:p>1,00724</text:p>
          </table:table-cell>
          <table:table-cell office:value-type="float" office:value="0.813101" calcext:value-type="float">
            <text:p>0,813101</text:p>
          </table:table-cell>
          <table:table-cell office:value-type="float" office:value="0.196172" calcext:value-type="float">
            <text:p>0,196172</text:p>
          </table:table-cell>
          <table:table-cell office:value-type="float" office:value="1.21748" calcext:value-type="float">
            <text:p>1,21748</text:p>
          </table:table-cell>
          <table:table-cell office:value-type="float" office:value="0.154026" calcext:value-type="float">
            <text:p>0,154026</text:p>
          </table:table-cell>
          <table:table-cell office:value-type="float" office:value="0.909798" calcext:value-type="float">
            <text:p>0,909798</text:p>
          </table:table-cell>
          <table:table-cell office:value-type="float" office:value="0.291049" calcext:value-type="float">
            <text:p>0,291049</text:p>
          </table:table-cell>
          <table:table-cell office:value-type="float" office:value="0.980318" calcext:value-type="float">
            <text:p>0,980318</text:p>
          </table:table-cell>
          <table:table-cell office:value-type="float" office:value="0.503143" calcext:value-type="float">
            <text:p>0,503143</text:p>
          </table:table-cell>
          <table:table-cell office:value-type="float" office:value="1.18639" calcext:value-type="float">
            <text:p>1,18639</text:p>
          </table:table-cell>
          <table:table-cell office:value-type="float" office:value="0.631402" calcext:value-type="float">
            <text:p>0,631402</text:p>
          </table:table-cell>
          <table:table-cell office:value-type="float" office:value="0.748396" calcext:value-type="float">
            <text:p>0,748396</text:p>
          </table:table-cell>
          <table:table-cell office:value-type="float" office:value="0.78599" calcext:value-type="float">
            <text:p>0,78599</text:p>
          </table:table-cell>
          <table:table-cell office:value-type="float" office:value="0.060684" calcext:value-type="float">
            <text:p>0,060684</text:p>
          </table:table-cell>
          <table:table-cell office:value-type="float" office:value="0.317129" calcext:value-type="float">
            <text:p>0,317129</text:p>
          </table:table-cell>
          <table:table-cell office:value-type="float" office:value="0.839058" calcext:value-type="float">
            <text:p>0,839058</text:p>
          </table:table-cell>
          <table:table-cell table:number-columns-repeated="36"/>
          <table:table-cell table:formula="of:=MIN([.A140:.BL140])" office:value-type="float" office:value="0.060684" calcext:value-type="float">
            <text:p>0,060684</text:p>
          </table:table-cell>
          <table:table-cell table:formula="of:=MAX([.A140:.BL140])" office:value-type="float" office:value="1.32356" calcext:value-type="float">
            <text:p>1,32356</text:p>
          </table:table-cell>
          <table:table-cell table:number-columns-repeated="7"/>
        </table:table-row>
        <table:table-row table:style-name="ro2">
          <table:table-cell office:value-type="float" office:value="0.221275" calcext:value-type="float">
            <text:p>0,221275</text:p>
          </table:table-cell>
          <table:table-cell office:value-type="float" office:value="0.327918" calcext:value-type="float">
            <text:p>0,327918</text:p>
          </table:table-cell>
          <table:table-cell office:value-type="float" office:value="0.246656" calcext:value-type="float">
            <text:p>0,246656</text:p>
          </table:table-cell>
          <table:table-cell office:value-type="float" office:value="0.153606" calcext:value-type="float">
            <text:p>0,153606</text:p>
          </table:table-cell>
          <table:table-cell office:value-type="float" office:value="0.179614" calcext:value-type="float">
            <text:p>0,179614</text:p>
          </table:table-cell>
          <table:table-cell office:value-type="float" office:value="0.437578" calcext:value-type="float">
            <text:p>0,437578</text:p>
          </table:table-cell>
          <table:table-cell office:value-type="float" office:value="0.720732" calcext:value-type="float">
            <text:p>0,720732</text:p>
          </table:table-cell>
          <table:table-cell office:value-type="float" office:value="0.532168" calcext:value-type="float">
            <text:p>0,532168</text:p>
          </table:table-cell>
          <table:table-cell office:value-type="float" office:value="0.251714" calcext:value-type="float">
            <text:p>0,251714</text:p>
          </table:table-cell>
          <table:table-cell office:value-type="float" office:value="0.183612" calcext:value-type="float">
            <text:p>0,183612</text:p>
          </table:table-cell>
          <table:table-cell office:value-type="float" office:value="0.671001" calcext:value-type="float">
            <text:p>0,671001</text:p>
          </table:table-cell>
          <table:table-cell office:value-type="float" office:value="0.21735" calcext:value-type="float">
            <text:p>0,21735</text:p>
          </table:table-cell>
          <table:table-cell office:value-type="float" office:value="0.219152" calcext:value-type="float">
            <text:p>0,219152</text:p>
          </table:table-cell>
          <table:table-cell office:value-type="float" office:value="0.815929" calcext:value-type="float">
            <text:p>0,815929</text:p>
          </table:table-cell>
          <table:table-cell office:value-type="float" office:value="0.773979" calcext:value-type="float">
            <text:p>0,773979</text:p>
          </table:table-cell>
          <table:table-cell office:value-type="float" office:value="0.654674" calcext:value-type="float">
            <text:p>0,654674</text:p>
          </table:table-cell>
          <table:table-cell office:value-type="float" office:value="0.549832" calcext:value-type="float">
            <text:p>0,549832</text:p>
          </table:table-cell>
          <table:table-cell office:value-type="float" office:value="0.814379" calcext:value-type="float">
            <text:p>0,814379</text:p>
          </table:table-cell>
          <table:table-cell office:value-type="float" office:value="0.660133" calcext:value-type="float">
            <text:p>0,660133</text:p>
          </table:table-cell>
          <table:table-cell office:value-type="float" office:value="0.572203" calcext:value-type="float">
            <text:p>0,572203</text:p>
          </table:table-cell>
          <table:table-cell office:value-type="float" office:value="1.68019" calcext:value-type="float">
            <text:p>1,68019</text:p>
          </table:table-cell>
          <table:table-cell office:value-type="float" office:value="1.672" calcext:value-type="float">
            <text:p>1,672</text:p>
          </table:table-cell>
          <table:table-cell office:value-type="float" office:value="0.798499" calcext:value-type="float">
            <text:p>0,798499</text:p>
          </table:table-cell>
          <table:table-cell office:value-type="float" office:value="0.593693" calcext:value-type="float">
            <text:p>0,593693</text:p>
          </table:table-cell>
          <table:table-cell office:value-type="float" office:value="1.25931" calcext:value-type="float">
            <text:p>1,25931</text:p>
          </table:table-cell>
          <table:table-cell office:value-type="float" office:value="0.711944" calcext:value-type="float">
            <text:p>0,711944</text:p>
          </table:table-cell>
          <table:table-cell office:value-type="float" office:value="0.65228" calcext:value-type="float">
            <text:p>0,65228</text:p>
          </table:table-cell>
          <table:table-cell office:value-type="float" office:value="1.7181" calcext:value-type="float">
            <text:p>1,7181</text:p>
          </table:table-cell>
          <table:table-cell office:value-type="float" office:value="0.909108" calcext:value-type="float">
            <text:p>0,909108</text:p>
          </table:table-cell>
          <table:table-cell office:value-type="float" office:value="0.867258" calcext:value-type="float">
            <text:p>0,867258</text:p>
          </table:table-cell>
          <table:table-cell office:value-type="float" office:value="0.584912" calcext:value-type="float">
            <text:p>0,584912</text:p>
          </table:table-cell>
          <table:table-cell office:value-type="float" office:value="0.67277" calcext:value-type="float">
            <text:p>0,67277</text:p>
          </table:table-cell>
          <table:table-cell table:number-columns-repeated="36"/>
          <table:table-cell table:formula="of:=MIN([.A141:.BL141])" office:value-type="float" office:value="0.153606" calcext:value-type="float">
            <text:p>0,153606</text:p>
          </table:table-cell>
          <table:table-cell table:formula="of:=MAX([.A141:.BL141])" office:value-type="float" office:value="1.7181" calcext:value-type="float">
            <text:p>1,7181</text:p>
          </table:table-cell>
          <table:table-cell table:number-columns-repeated="7"/>
        </table:table-row>
        <table:table-row table:style-name="ro2">
          <table:table-cell office:value-type="float" office:value="0.179911" calcext:value-type="float">
            <text:p>0,179911</text:p>
          </table:table-cell>
          <table:table-cell office:value-type="float" office:value="0.278317" calcext:value-type="float">
            <text:p>0,278317</text:p>
          </table:table-cell>
          <table:table-cell office:value-type="float" office:value="0.177969" calcext:value-type="float">
            <text:p>0,177969</text:p>
          </table:table-cell>
          <table:table-cell office:value-type="float" office:value="0.186184" calcext:value-type="float">
            <text:p>0,186184</text:p>
          </table:table-cell>
          <table:table-cell office:value-type="float" office:value="0.161319" calcext:value-type="float">
            <text:p>0,161319</text:p>
          </table:table-cell>
          <table:table-cell office:value-type="float" office:value="0.838719" calcext:value-type="float">
            <text:p>0,838719</text:p>
          </table:table-cell>
          <table:table-cell office:value-type="float" office:value="0.760188" calcext:value-type="float">
            <text:p>0,760188</text:p>
          </table:table-cell>
          <table:table-cell office:value-type="float" office:value="0.676784" calcext:value-type="float">
            <text:p>0,676784</text:p>
          </table:table-cell>
          <table:table-cell office:value-type="float" office:value="0.524678" calcext:value-type="float">
            <text:p>0,524678</text:p>
          </table:table-cell>
          <table:table-cell office:value-type="float" office:value="0.371857" calcext:value-type="float">
            <text:p>0,371857</text:p>
          </table:table-cell>
          <table:table-cell office:value-type="float" office:value="0.455293" calcext:value-type="float">
            <text:p>0,455293</text:p>
          </table:table-cell>
          <table:table-cell office:value-type="float" office:value="0.307432" calcext:value-type="float">
            <text:p>0,307432</text:p>
          </table:table-cell>
          <table:table-cell office:value-type="float" office:value="0.121379" calcext:value-type="float">
            <text:p>0,121379</text:p>
          </table:table-cell>
          <table:table-cell office:value-type="float" office:value="0.124451" calcext:value-type="float">
            <text:p>0,124451</text:p>
          </table:table-cell>
          <table:table-cell office:value-type="float" office:value="0.451942" calcext:value-type="float">
            <text:p>0,451942</text:p>
          </table:table-cell>
          <table:table-cell office:value-type="float" office:value="1.02127" calcext:value-type="float">
            <text:p>1,02127</text:p>
          </table:table-cell>
          <table:table-cell office:value-type="float" office:value="0.741955" calcext:value-type="float">
            <text:p>0,741955</text:p>
          </table:table-cell>
          <table:table-cell office:value-type="float" office:value="0.2326" calcext:value-type="float">
            <text:p>0,2326</text:p>
          </table:table-cell>
          <table:table-cell office:value-type="float" office:value="0.715481" calcext:value-type="float">
            <text:p>0,715481</text:p>
          </table:table-cell>
          <table:table-cell office:value-type="float" office:value="0.741402" calcext:value-type="float">
            <text:p>0,741402</text:p>
          </table:table-cell>
          <table:table-cell office:value-type="float" office:value="0.230892" calcext:value-type="float">
            <text:p>0,230892</text:p>
          </table:table-cell>
          <table:table-cell office:value-type="float" office:value="0.116168" calcext:value-type="float">
            <text:p>0,116168</text:p>
          </table:table-cell>
          <table:table-cell office:value-type="float" office:value="1.54219" calcext:value-type="float">
            <text:p>1,54219</text:p>
          </table:table-cell>
          <table:table-cell office:value-type="float" office:value="1.04135" calcext:value-type="float">
            <text:p>1,04135</text:p>
          </table:table-cell>
          <table:table-cell office:value-type="float" office:value="1.73635" calcext:value-type="float">
            <text:p>1,73635</text:p>
          </table:table-cell>
          <table:table-cell office:value-type="float" office:value="1.03134" calcext:value-type="float">
            <text:p>1,03134</text:p>
          </table:table-cell>
          <table:table-cell office:value-type="float" office:value="0.964408" calcext:value-type="float">
            <text:p>0,964408</text:p>
          </table:table-cell>
          <table:table-cell office:value-type="float" office:value="0.499178" calcext:value-type="float">
            <text:p>0,499178</text:p>
          </table:table-cell>
          <table:table-cell office:value-type="float" office:value="0.6156" calcext:value-type="float">
            <text:p>0,6156</text:p>
          </table:table-cell>
          <table:table-cell office:value-type="float" office:value="0.465001" calcext:value-type="float">
            <text:p>0,465001</text:p>
          </table:table-cell>
          <table:table-cell office:value-type="float" office:value="0.527353" calcext:value-type="float">
            <text:p>0,527353</text:p>
          </table:table-cell>
          <table:table-cell office:value-type="float" office:value="0.122503" calcext:value-type="float">
            <text:p>0,122503</text:p>
          </table:table-cell>
          <table:table-cell table:number-columns-repeated="36"/>
          <table:table-cell table:formula="of:=MIN([.A142:.BL142])" office:value-type="float" office:value="0.116168" calcext:value-type="float">
            <text:p>0,116168</text:p>
          </table:table-cell>
          <table:table-cell table:formula="of:=MAX([.A142:.BL142])" office:value-type="float" office:value="1.73635" calcext:value-type="float">
            <text:p>1,73635</text:p>
          </table:table-cell>
          <table:table-cell table:number-columns-repeated="7"/>
        </table:table-row>
        <table:table-row table:style-name="ro2">
          <table:table-cell office:value-type="float" office:value="0.163391" calcext:value-type="float">
            <text:p>0,163391</text:p>
          </table:table-cell>
          <table:table-cell office:value-type="float" office:value="0.226559" calcext:value-type="float">
            <text:p>0,226559</text:p>
          </table:table-cell>
          <table:table-cell office:value-type="float" office:value="0.158175" calcext:value-type="float">
            <text:p>0,158175</text:p>
          </table:table-cell>
          <table:table-cell office:value-type="float" office:value="0.355165" calcext:value-type="float">
            <text:p>0,355165</text:p>
          </table:table-cell>
          <table:table-cell office:value-type="float" office:value="0.208474" calcext:value-type="float">
            <text:p>0,208474</text:p>
          </table:table-cell>
          <table:table-cell office:value-type="float" office:value="0.408299" calcext:value-type="float">
            <text:p>0,408299</text:p>
          </table:table-cell>
          <table:table-cell office:value-type="float" office:value="0.160797" calcext:value-type="float">
            <text:p>0,160797</text:p>
          </table:table-cell>
          <table:table-cell office:value-type="float" office:value="0.413439" calcext:value-type="float">
            <text:p>0,413439</text:p>
          </table:table-cell>
          <table:table-cell office:value-type="float" office:value="0.207138" calcext:value-type="float">
            <text:p>0,207138</text:p>
          </table:table-cell>
          <table:table-cell office:value-type="float" office:value="0.354242" calcext:value-type="float">
            <text:p>0,354242</text:p>
          </table:table-cell>
          <table:table-cell office:value-type="float" office:value="1.09735" calcext:value-type="float">
            <text:p>1,09735</text:p>
          </table:table-cell>
          <table:table-cell office:value-type="float" office:value="0.938412" calcext:value-type="float">
            <text:p>0,938412</text:p>
          </table:table-cell>
          <table:table-cell office:value-type="float" office:value="0.937675" calcext:value-type="float">
            <text:p>0,937675</text:p>
          </table:table-cell>
          <table:table-cell office:value-type="float" office:value="0.770598" calcext:value-type="float">
            <text:p>0,770598</text:p>
          </table:table-cell>
          <table:table-cell office:value-type="float" office:value="0.558339" calcext:value-type="float">
            <text:p>0,558339</text:p>
          </table:table-cell>
          <table:table-cell office:value-type="float" office:value="0.215095" calcext:value-type="float">
            <text:p>0,215095</text:p>
          </table:table-cell>
          <table:table-cell office:value-type="float" office:value="1.42049" calcext:value-type="float">
            <text:p>1,42049</text:p>
          </table:table-cell>
          <table:table-cell office:value-type="float" office:value="1.27187" calcext:value-type="float">
            <text:p>1,27187</text:p>
          </table:table-cell>
          <table:table-cell office:value-type="float" office:value="1.06781" calcext:value-type="float">
            <text:p>1,06781</text:p>
          </table:table-cell>
          <table:table-cell office:value-type="float" office:value="0.45797" calcext:value-type="float">
            <text:p>0,45797</text:p>
          </table:table-cell>
          <table:table-cell office:value-type="float" office:value="0.512007" calcext:value-type="float">
            <text:p>0,512007</text:p>
          </table:table-cell>
          <table:table-cell office:value-type="float" office:value="1.57557" calcext:value-type="float">
            <text:p>1,57557</text:p>
          </table:table-cell>
          <table:table-cell office:value-type="float" office:value="0.98156" calcext:value-type="float">
            <text:p>0,98156</text:p>
          </table:table-cell>
          <table:table-cell office:value-type="float" office:value="0.616619" calcext:value-type="float">
            <text:p>0,616619</text:p>
          </table:table-cell>
          <table:table-cell office:value-type="float" office:value="0.507249" calcext:value-type="float">
            <text:p>0,507249</text:p>
          </table:table-cell>
          <table:table-cell office:value-type="float" office:value="1.28816" calcext:value-type="float">
            <text:p>1,28816</text:p>
          </table:table-cell>
          <table:table-cell office:value-type="float" office:value="0.520863" calcext:value-type="float">
            <text:p>0,520863</text:p>
          </table:table-cell>
          <table:table-cell office:value-type="float" office:value="0.971002" calcext:value-type="float">
            <text:p>0,971002</text:p>
          </table:table-cell>
          <table:table-cell office:value-type="float" office:value="1.93018" calcext:value-type="float">
            <text:p>1,93018</text:p>
          </table:table-cell>
          <table:table-cell office:value-type="float" office:value="0.43907" calcext:value-type="float">
            <text:p>0,43907</text:p>
          </table:table-cell>
          <table:table-cell office:value-type="float" office:value="0.412555" calcext:value-type="float">
            <text:p>0,412555</text:p>
          </table:table-cell>
          <table:table-cell office:value-type="float" office:value="0.166723" calcext:value-type="float">
            <text:p>0,166723</text:p>
          </table:table-cell>
          <table:table-cell table:number-columns-repeated="36"/>
          <table:table-cell table:formula="of:=MIN([.A143:.BL143])" office:value-type="float" office:value="0.158175" calcext:value-type="float">
            <text:p>0,158175</text:p>
          </table:table-cell>
          <table:table-cell table:formula="of:=MAX([.A143:.BL143])" office:value-type="float" office:value="1.93018" calcext:value-type="float">
            <text:p>1,93018</text:p>
          </table:table-cell>
          <table:table-cell table:number-columns-repeated="7"/>
        </table:table-row>
        <table:table-row table:style-name="ro2">
          <table:table-cell office:value-type="float" office:value="0.27856" calcext:value-type="float">
            <text:p>0,27856</text:p>
          </table:table-cell>
          <table:table-cell office:value-type="float" office:value="0.332886" calcext:value-type="float">
            <text:p>0,332886</text:p>
          </table:table-cell>
          <table:table-cell office:value-type="float" office:value="0.429671" calcext:value-type="float">
            <text:p>0,429671</text:p>
          </table:table-cell>
          <table:table-cell office:value-type="float" office:value="0.576552" calcext:value-type="float">
            <text:p>0,576552</text:p>
          </table:table-cell>
          <table:table-cell office:value-type="float" office:value="0.238555" calcext:value-type="float">
            <text:p>0,238555</text:p>
          </table:table-cell>
          <table:table-cell office:value-type="float" office:value="0.419398" calcext:value-type="float">
            <text:p>0,419398</text:p>
          </table:table-cell>
          <table:table-cell office:value-type="float" office:value="0.419278" calcext:value-type="float">
            <text:p>0,419278</text:p>
          </table:table-cell>
          <table:table-cell office:value-type="float" office:value="0.563985" calcext:value-type="float">
            <text:p>0,563985</text:p>
          </table:table-cell>
          <table:table-cell office:value-type="float" office:value="0.392751" calcext:value-type="float">
            <text:p>0,392751</text:p>
          </table:table-cell>
          <table:table-cell office:value-type="float" office:value="0.298113" calcext:value-type="float">
            <text:p>0,298113</text:p>
          </table:table-cell>
          <table:table-cell office:value-type="float" office:value="0.569745" calcext:value-type="float">
            <text:p>0,569745</text:p>
          </table:table-cell>
          <table:table-cell office:value-type="float" office:value="0.175497" calcext:value-type="float">
            <text:p>0,175497</text:p>
          </table:table-cell>
          <table:table-cell office:value-type="float" office:value="1.39852" calcext:value-type="float">
            <text:p>1,39852</text:p>
          </table:table-cell>
          <table:table-cell office:value-type="float" office:value="0.474112" calcext:value-type="float">
            <text:p>0,474112</text:p>
          </table:table-cell>
          <table:table-cell office:value-type="float" office:value="1.58172" calcext:value-type="float">
            <text:p>1,58172</text:p>
          </table:table-cell>
          <table:table-cell office:value-type="float" office:value="1.47529" calcext:value-type="float">
            <text:p>1,47529</text:p>
          </table:table-cell>
          <table:table-cell office:value-type="float" office:value="1.09756" calcext:value-type="float">
            <text:p>1,09756</text:p>
          </table:table-cell>
          <table:table-cell office:value-type="float" office:value="0.387939" calcext:value-type="float">
            <text:p>0,387939</text:p>
          </table:table-cell>
          <table:table-cell office:value-type="float" office:value="0.994795" calcext:value-type="float">
            <text:p>0,994795</text:p>
          </table:table-cell>
          <table:table-cell office:value-type="float" office:value="0.894488" calcext:value-type="float">
            <text:p>0,894488</text:p>
          </table:table-cell>
          <table:table-cell office:value-type="float" office:value="0.849468" calcext:value-type="float">
            <text:p>0,849468</text:p>
          </table:table-cell>
          <table:table-cell office:value-type="float" office:value="0.800988" calcext:value-type="float">
            <text:p>0,800988</text:p>
          </table:table-cell>
          <table:table-cell office:value-type="float" office:value="0.496102" calcext:value-type="float">
            <text:p>0,496102</text:p>
          </table:table-cell>
          <table:table-cell office:value-type="float" office:value="1.19175" calcext:value-type="float">
            <text:p>1,19175</text:p>
          </table:table-cell>
          <table:table-cell office:value-type="float" office:value="2.03404" calcext:value-type="float">
            <text:p>2,03404</text:p>
          </table:table-cell>
          <table:table-cell office:value-type="float" office:value="1.3893" calcext:value-type="float">
            <text:p>1,3893</text:p>
          </table:table-cell>
          <table:table-cell office:value-type="float" office:value="1.98915" calcext:value-type="float">
            <text:p>1,98915</text:p>
          </table:table-cell>
          <table:table-cell office:value-type="float" office:value="1.60132" calcext:value-type="float">
            <text:p>1,60132</text:p>
          </table:table-cell>
          <table:table-cell office:value-type="float" office:value="0.327821" calcext:value-type="float">
            <text:p>0,327821</text:p>
          </table:table-cell>
          <table:table-cell office:value-type="float" office:value="0.0729239" calcext:value-type="float">
            <text:p>0,0729239</text:p>
          </table:table-cell>
          <table:table-cell office:value-type="float" office:value="0.528099" calcext:value-type="float">
            <text:p>0,528099</text:p>
          </table:table-cell>
          <table:table-cell office:value-type="float" office:value="0.415733" calcext:value-type="float">
            <text:p>0,415733</text:p>
          </table:table-cell>
          <table:table-cell table:number-columns-repeated="36"/>
          <table:table-cell table:formula="of:=MIN([.A144:.BL144])" office:value-type="float" office:value="0.0729239" calcext:value-type="float">
            <text:p>0,0729239</text:p>
          </table:table-cell>
          <table:table-cell table:formula="of:=MAX([.A144:.BL144])" office:value-type="float" office:value="2.03404" calcext:value-type="float">
            <text:p>2,03404</text:p>
          </table:table-cell>
          <table:table-cell table:number-columns-repeated="7"/>
        </table:table-row>
        <table:table-row table:style-name="ro2">
          <table:table-cell office:value-type="float" office:value="0.291298" calcext:value-type="float">
            <text:p>0,291298</text:p>
          </table:table-cell>
          <table:table-cell office:value-type="float" office:value="0.400323" calcext:value-type="float">
            <text:p>0,400323</text:p>
          </table:table-cell>
          <table:table-cell office:value-type="float" office:value="0.501687" calcext:value-type="float">
            <text:p>0,501687</text:p>
          </table:table-cell>
          <table:table-cell office:value-type="float" office:value="0.245766" calcext:value-type="float">
            <text:p>0,245766</text:p>
          </table:table-cell>
          <table:table-cell office:value-type="float" office:value="0.576207" calcext:value-type="float">
            <text:p>0,576207</text:p>
          </table:table-cell>
          <table:table-cell office:value-type="float" office:value="0.571337" calcext:value-type="float">
            <text:p>0,571337</text:p>
          </table:table-cell>
          <table:table-cell office:value-type="float" office:value="0.57849" calcext:value-type="float">
            <text:p>0,57849</text:p>
          </table:table-cell>
          <table:table-cell office:value-type="float" office:value="0.249095" calcext:value-type="float">
            <text:p>0,249095</text:p>
          </table:table-cell>
          <table:table-cell office:value-type="float" office:value="0.559651" calcext:value-type="float">
            <text:p>0,559651</text:p>
          </table:table-cell>
          <table:table-cell office:value-type="float" office:value="0.534902" calcext:value-type="float">
            <text:p>0,534902</text:p>
          </table:table-cell>
          <table:table-cell office:value-type="float" office:value="0.485453" calcext:value-type="float">
            <text:p>0,485453</text:p>
          </table:table-cell>
          <table:table-cell office:value-type="float" office:value="0.764666" calcext:value-type="float">
            <text:p>0,764666</text:p>
          </table:table-cell>
          <table:table-cell office:value-type="float" office:value="0.706823" calcext:value-type="float">
            <text:p>0,706823</text:p>
          </table:table-cell>
          <table:table-cell office:value-type="float" office:value="0.6499" calcext:value-type="float">
            <text:p>0,6499</text:p>
          </table:table-cell>
          <table:table-cell office:value-type="float" office:value="0.649412" calcext:value-type="float">
            <text:p>0,649412</text:p>
          </table:table-cell>
          <table:table-cell office:value-type="float" office:value="0.665123" calcext:value-type="float">
            <text:p>0,665123</text:p>
          </table:table-cell>
          <table:table-cell office:value-type="float" office:value="1.97579" calcext:value-type="float">
            <text:p>1,97579</text:p>
          </table:table-cell>
          <table:table-cell office:value-type="float" office:value="1.74513" calcext:value-type="float">
            <text:p>1,74513</text:p>
          </table:table-cell>
          <table:table-cell office:value-type="float" office:value="1.71899" calcext:value-type="float">
            <text:p>1,71899</text:p>
          </table:table-cell>
          <table:table-cell office:value-type="float" office:value="1.62223" calcext:value-type="float">
            <text:p>1,62223</text:p>
          </table:table-cell>
          <table:table-cell office:value-type="float" office:value="0.729475" calcext:value-type="float">
            <text:p>0,729475</text:p>
          </table:table-cell>
          <table:table-cell office:value-type="float" office:value="0.706666" calcext:value-type="float">
            <text:p>0,706666</text:p>
          </table:table-cell>
          <table:table-cell office:value-type="float" office:value="0.707916" calcext:value-type="float">
            <text:p>0,707916</text:p>
          </table:table-cell>
          <table:table-cell office:value-type="float" office:value="0.651796" calcext:value-type="float">
            <text:p>0,651796</text:p>
          </table:table-cell>
          <table:table-cell office:value-type="float" office:value="1.93728" calcext:value-type="float">
            <text:p>1,93728</text:p>
          </table:table-cell>
          <table:table-cell office:value-type="float" office:value="0.47645" calcext:value-type="float">
            <text:p>0,47645</text:p>
          </table:table-cell>
          <table:table-cell office:value-type="float" office:value="0.36788" calcext:value-type="float">
            <text:p>0,36788</text:p>
          </table:table-cell>
          <table:table-cell office:value-type="float" office:value="0.240058" calcext:value-type="float">
            <text:p>0,240058</text:p>
          </table:table-cell>
          <table:table-cell office:value-type="float" office:value="0.193218" calcext:value-type="float">
            <text:p>0,193218</text:p>
          </table:table-cell>
          <table:table-cell office:value-type="float" office:value="0.242599" calcext:value-type="float">
            <text:p>0,242599</text:p>
          </table:table-cell>
          <table:table-cell office:value-type="float" office:value="0.0766091" calcext:value-type="float">
            <text:p>0,0766091</text:p>
          </table:table-cell>
          <table:table-cell office:value-type="float" office:value="0.229881" calcext:value-type="float">
            <text:p>0,229881</text:p>
          </table:table-cell>
          <table:table-cell table:number-columns-repeated="36"/>
          <table:table-cell table:formula="of:=MIN([.A145:.BL145])" office:value-type="float" office:value="0.0766091" calcext:value-type="float">
            <text:p>0,0766091</text:p>
          </table:table-cell>
          <table:table-cell table:formula="of:=MAX([.A145:.BL145])" office:value-type="float" office:value="1.97579" calcext:value-type="float">
            <text:p>1,97579</text:p>
          </table:table-cell>
          <table:table-cell table:number-columns-repeated="7"/>
        </table:table-row>
        <table:table-row table:style-name="ro2">
          <table:table-cell office:value-type="float" office:value="0.17933" calcext:value-type="float">
            <text:p>0,17933</text:p>
          </table:table-cell>
          <table:table-cell office:value-type="float" office:value="0.291436" calcext:value-type="float">
            <text:p>0,291436</text:p>
          </table:table-cell>
          <table:table-cell office:value-type="float" office:value="0.158064" calcext:value-type="float">
            <text:p>0,158064</text:p>
          </table:table-cell>
          <table:table-cell office:value-type="float" office:value="0.208971" calcext:value-type="float">
            <text:p>0,208971</text:p>
          </table:table-cell>
          <table:table-cell office:value-type="float" office:value="0.303236" calcext:value-type="float">
            <text:p>0,303236</text:p>
          </table:table-cell>
          <table:table-cell office:value-type="float" office:value="0.509133" calcext:value-type="float">
            <text:p>0,509133</text:p>
          </table:table-cell>
          <table:table-cell office:value-type="float" office:value="0.231331" calcext:value-type="float">
            <text:p>0,231331</text:p>
          </table:table-cell>
          <table:table-cell office:value-type="float" office:value="0.387226" calcext:value-type="float">
            <text:p>0,387226</text:p>
          </table:table-cell>
          <table:table-cell office:value-type="float" office:value="0.900602" calcext:value-type="float">
            <text:p>0,900602</text:p>
          </table:table-cell>
          <table:table-cell office:value-type="float" office:value="0.338536" calcext:value-type="float">
            <text:p>0,338536</text:p>
          </table:table-cell>
          <table:table-cell office:value-type="float" office:value="0.31791" calcext:value-type="float">
            <text:p>0,31791</text:p>
          </table:table-cell>
          <table:table-cell office:value-type="float" office:value="0.248478" calcext:value-type="float">
            <text:p>0,248478</text:p>
          </table:table-cell>
          <table:table-cell office:value-type="float" office:value="0.252435" calcext:value-type="float">
            <text:p>0,252435</text:p>
          </table:table-cell>
          <table:table-cell office:value-type="float" office:value="0.552702" calcext:value-type="float">
            <text:p>0,552702</text:p>
          </table:table-cell>
          <table:table-cell office:value-type="float" office:value="1.16051" calcext:value-type="float">
            <text:p>1,16051</text:p>
          </table:table-cell>
          <table:table-cell office:value-type="float" office:value="0.595622" calcext:value-type="float">
            <text:p>0,595622</text:p>
          </table:table-cell>
          <table:table-cell office:value-type="float" office:value="1.0583" calcext:value-type="float">
            <text:p>1,0583</text:p>
          </table:table-cell>
          <table:table-cell office:value-type="float" office:value="0.112834" calcext:value-type="float">
            <text:p>0,112834</text:p>
          </table:table-cell>
          <table:table-cell office:value-type="float" office:value="0.63845" calcext:value-type="float">
            <text:p>0,63845</text:p>
          </table:table-cell>
          <table:table-cell office:value-type="float" office:value="0.626193" calcext:value-type="float">
            <text:p>0,626193</text:p>
          </table:table-cell>
          <table:table-cell office:value-type="float" office:value="0.895058" calcext:value-type="float">
            <text:p>0,895058</text:p>
          </table:table-cell>
          <table:table-cell office:value-type="float" office:value="0.937344" calcext:value-type="float">
            <text:p>0,937344</text:p>
          </table:table-cell>
          <table:table-cell office:value-type="float" office:value="0.473395" calcext:value-type="float">
            <text:p>0,473395</text:p>
          </table:table-cell>
          <table:table-cell office:value-type="float" office:value="0.52399" calcext:value-type="float">
            <text:p>0,52399</text:p>
          </table:table-cell>
          <table:table-cell office:value-type="float" office:value="1.80897" calcext:value-type="float">
            <text:p>1,80897</text:p>
          </table:table-cell>
          <table:table-cell office:value-type="float" office:value="1.63282" calcext:value-type="float">
            <text:p>1,63282</text:p>
          </table:table-cell>
          <table:table-cell office:value-type="float" office:value="0.599499" calcext:value-type="float">
            <text:p>0,599499</text:p>
          </table:table-cell>
          <table:table-cell office:value-type="float" office:value="0.525143" calcext:value-type="float">
            <text:p>0,525143</text:p>
          </table:table-cell>
          <table:table-cell office:value-type="float" office:value="0.395798" calcext:value-type="float">
            <text:p>0,395798</text:p>
          </table:table-cell>
          <table:table-cell office:value-type="float" office:value="0.811838" calcext:value-type="float">
            <text:p>0,811838</text:p>
          </table:table-cell>
          <table:table-cell office:value-type="float" office:value="0.159216" calcext:value-type="float">
            <text:p>0,159216</text:p>
          </table:table-cell>
          <table:table-cell office:value-type="float" office:value="0.13037" calcext:value-type="float">
            <text:p>0,13037</text:p>
          </table:table-cell>
          <table:table-cell table:number-columns-repeated="36"/>
          <table:table-cell table:formula="of:=MIN([.A146:.BL146])" office:value-type="float" office:value="0.112834" calcext:value-type="float">
            <text:p>0,112834</text:p>
          </table:table-cell>
          <table:table-cell table:formula="of:=MAX([.A146:.BL146])" office:value-type="float" office:value="1.80897" calcext:value-type="float">
            <text:p>1,80897</text:p>
          </table:table-cell>
          <table:table-cell table:number-columns-repeated="7"/>
        </table:table-row>
        <table:table-row table:style-name="ro2">
          <table:table-cell office:value-type="float" office:value="0.20842" calcext:value-type="float">
            <text:p>0,20842</text:p>
          </table:table-cell>
          <table:table-cell office:value-type="float" office:value="0.305835" calcext:value-type="float">
            <text:p>0,305835</text:p>
          </table:table-cell>
          <table:table-cell office:value-type="float" office:value="0.357122" calcext:value-type="float">
            <text:p>0,357122</text:p>
          </table:table-cell>
          <table:table-cell office:value-type="float" office:value="0.181249" calcext:value-type="float">
            <text:p>0,181249</text:p>
          </table:table-cell>
          <table:table-cell office:value-type="float" office:value="0.327296" calcext:value-type="float">
            <text:p>0,327296</text:p>
          </table:table-cell>
          <table:table-cell office:value-type="float" office:value="0.691082" calcext:value-type="float">
            <text:p>0,691082</text:p>
          </table:table-cell>
          <table:table-cell office:value-type="float" office:value="0.506961" calcext:value-type="float">
            <text:p>0,506961</text:p>
          </table:table-cell>
          <table:table-cell office:value-type="float" office:value="0.408841" calcext:value-type="float">
            <text:p>0,408841</text:p>
          </table:table-cell>
          <table:table-cell office:value-type="float" office:value="0.388675" calcext:value-type="float">
            <text:p>0,388675</text:p>
          </table:table-cell>
          <table:table-cell office:value-type="float" office:value="0.471083" calcext:value-type="float">
            <text:p>0,471083</text:p>
          </table:table-cell>
          <table:table-cell office:value-type="float" office:value="0.459959" calcext:value-type="float">
            <text:p>0,459959</text:p>
          </table:table-cell>
          <table:table-cell office:value-type="float" office:value="0.482821" calcext:value-type="float">
            <text:p>0,482821</text:p>
          </table:table-cell>
          <table:table-cell office:value-type="float" office:value="0.428295" calcext:value-type="float">
            <text:p>0,428295</text:p>
          </table:table-cell>
          <table:table-cell office:value-type="float" office:value="0.417498" calcext:value-type="float">
            <text:p>0,417498</text:p>
          </table:table-cell>
          <table:table-cell office:value-type="float" office:value="0.472227" calcext:value-type="float">
            <text:p>0,472227</text:p>
          </table:table-cell>
          <table:table-cell office:value-type="float" office:value="1.2922" calcext:value-type="float">
            <text:p>1,2922</text:p>
          </table:table-cell>
          <table:table-cell office:value-type="float" office:value="1.33457" calcext:value-type="float">
            <text:p>1,33457</text:p>
          </table:table-cell>
          <table:table-cell office:value-type="float" office:value="1.27267" calcext:value-type="float">
            <text:p>1,27267</text:p>
          </table:table-cell>
          <table:table-cell office:value-type="float" office:value="0.534629" calcext:value-type="float">
            <text:p>0,534629</text:p>
          </table:table-cell>
          <table:table-cell office:value-type="float" office:value="0.549932" calcext:value-type="float">
            <text:p>0,549932</text:p>
          </table:table-cell>
          <table:table-cell office:value-type="float" office:value="0.312433" calcext:value-type="float">
            <text:p>0,312433</text:p>
          </table:table-cell>
          <table:table-cell office:value-type="float" office:value="0.618586" calcext:value-type="float">
            <text:p>0,618586</text:p>
          </table:table-cell>
          <table:table-cell office:value-type="float" office:value="0.217487" calcext:value-type="float">
            <text:p>0,217487</text:p>
          </table:table-cell>
          <table:table-cell office:value-type="float" office:value="0.470927" calcext:value-type="float">
            <text:p>0,470927</text:p>
          </table:table-cell>
          <table:table-cell office:value-type="float" office:value="0.379106" calcext:value-type="float">
            <text:p>0,379106</text:p>
          </table:table-cell>
          <table:table-cell office:value-type="float" office:value="0.19288" calcext:value-type="float">
            <text:p>0,19288</text:p>
          </table:table-cell>
          <table:table-cell office:value-type="float" office:value="0.162133" calcext:value-type="float">
            <text:p>0,162133</text:p>
          </table:table-cell>
          <table:table-cell office:value-type="float" office:value="0.462307" calcext:value-type="float">
            <text:p>0,462307</text:p>
          </table:table-cell>
          <table:table-cell office:value-type="float" office:value="0.507264" calcext:value-type="float">
            <text:p>0,507264</text:p>
          </table:table-cell>
          <table:table-cell office:value-type="float" office:value="0.248015" calcext:value-type="float">
            <text:p>0,248015</text:p>
          </table:table-cell>
          <table:table-cell office:value-type="float" office:value="0.145028" calcext:value-type="float">
            <text:p>0,145028</text:p>
          </table:table-cell>
          <table:table-cell office:value-type="float" office:value="1.42295" calcext:value-type="float">
            <text:p>1,42295</text:p>
          </table:table-cell>
          <table:table-cell table:number-columns-repeated="36"/>
          <table:table-cell table:formula="of:=MIN([.A147:.BL147])" office:value-type="float" office:value="0.145028" calcext:value-type="float">
            <text:p>0,145028</text:p>
          </table:table-cell>
          <table:table-cell table:formula="of:=MAX([.A147:.BL147])" office:value-type="float" office:value="1.42295" calcext:value-type="float">
            <text:p>1,42295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90106" calcext:value-type="float">
            <text:p>0,190106</text:p>
          </table:table-cell>
          <table:table-cell office:value-type="float" office:value="0.195462" calcext:value-type="float">
            <text:p>0,195462</text:p>
          </table:table-cell>
          <table:table-cell office:value-type="float" office:value="0.14611" calcext:value-type="float">
            <text:p>0,14611</text:p>
          </table:table-cell>
          <table:table-cell office:value-type="float" office:value="0.14891" calcext:value-type="float">
            <text:p>0,14891</text:p>
          </table:table-cell>
          <table:table-cell office:value-type="float" office:value="0.840219" calcext:value-type="float">
            <text:p>0,840219</text:p>
          </table:table-cell>
          <table:table-cell office:value-type="float" office:value="0.339927" calcext:value-type="float">
            <text:p>0,339927</text:p>
          </table:table-cell>
          <table:table-cell office:value-type="float" office:value="0.486689" calcext:value-type="float">
            <text:p>0,486689</text:p>
          </table:table-cell>
          <table:table-cell office:value-type="float" office:value="0.280061" calcext:value-type="float">
            <text:p>0,280061</text:p>
          </table:table-cell>
          <table:table-cell office:value-type="float" office:value="0.199304" calcext:value-type="float">
            <text:p>0,199304</text:p>
          </table:table-cell>
          <table:table-cell office:value-type="float" office:value="0.14657" calcext:value-type="float">
            <text:p>0,14657</text:p>
          </table:table-cell>
          <table:table-cell office:value-type="float" office:value="1.40497" calcext:value-type="float">
            <text:p>1,40497</text:p>
          </table:table-cell>
          <table:table-cell office:value-type="float" office:value="1.21456" calcext:value-type="float">
            <text:p>1,21456</text:p>
          </table:table-cell>
          <table:table-cell office:value-type="float" office:value="1.02065" calcext:value-type="float">
            <text:p>1,02065</text:p>
          </table:table-cell>
          <table:table-cell office:value-type="float" office:value="1.21664" calcext:value-type="float">
            <text:p>1,21664</text:p>
          </table:table-cell>
          <table:table-cell office:value-type="float" office:value="0.727552" calcext:value-type="float">
            <text:p>0,727552</text:p>
          </table:table-cell>
          <table:table-cell office:value-type="float" office:value="1.22314" calcext:value-type="float">
            <text:p>1,22314</text:p>
          </table:table-cell>
          <table:table-cell office:value-type="float" office:value="0.253299" calcext:value-type="float">
            <text:p>0,253299</text:p>
          </table:table-cell>
          <table:table-cell office:value-type="float" office:value="0.88235" calcext:value-type="float">
            <text:p>0,88235</text:p>
          </table:table-cell>
          <table:table-cell office:value-type="float" office:value="1.43054" calcext:value-type="float">
            <text:p>1,43054</text:p>
          </table:table-cell>
          <table:table-cell office:value-type="float" office:value="1.24734" calcext:value-type="float">
            <text:p>1,24734</text:p>
          </table:table-cell>
          <table:table-cell office:value-type="float" office:value="0.146913" calcext:value-type="float">
            <text:p>0,146913</text:p>
          </table:table-cell>
          <table:table-cell office:value-type="float" office:value="1.10805" calcext:value-type="float">
            <text:p>1,10805</text:p>
          </table:table-cell>
          <table:table-cell office:value-type="float" office:value="0.54963" calcext:value-type="float">
            <text:p>0,54963</text:p>
          </table:table-cell>
          <table:table-cell office:value-type="float" office:value="0.54996" calcext:value-type="float">
            <text:p>0,54996</text:p>
          </table:table-cell>
          <table:table-cell office:value-type="float" office:value="0.864818" calcext:value-type="float">
            <text:p>0,864818</text:p>
          </table:table-cell>
          <table:table-cell office:value-type="float" office:value="0.286131" calcext:value-type="float">
            <text:p>0,286131</text:p>
          </table:table-cell>
          <table:table-cell office:value-type="float" office:value="0.793368" calcext:value-type="float">
            <text:p>0,793368</text:p>
          </table:table-cell>
          <table:table-cell office:value-type="float" office:value="0.776277" calcext:value-type="float">
            <text:p>0,776277</text:p>
          </table:table-cell>
          <table:table-cell office:value-type="float" office:value="0.202602" calcext:value-type="float">
            <text:p>0,202602</text:p>
          </table:table-cell>
          <table:table-cell office:value-type="float" office:value="0.341725" calcext:value-type="float">
            <text:p>0,341725</text:p>
          </table:table-cell>
          <table:table-cell office:value-type="float" office:value="0.436614" calcext:value-type="float">
            <text:p>0,436614</text:p>
          </table:table-cell>
          <table:table-cell office:value-type="float" office:value="0.494791" calcext:value-type="float">
            <text:p>0,494791</text:p>
          </table:table-cell>
          <table:table-cell office:value-type="float" office:value="0.111083" calcext:value-type="float">
            <text:p>0,111083</text:p>
          </table:table-cell>
          <table:table-cell office:value-type="float" office:value="0.21818" calcext:value-type="float">
            <text:p>0,21818</text:p>
          </table:table-cell>
          <table:table-cell office:value-type="float" office:value="0.140942" calcext:value-type="float">
            <text:p>0,140942</text:p>
          </table:table-cell>
          <table:table-cell office:value-type="float" office:value="1.51439" calcext:value-type="float">
            <text:p>1,51439</text:p>
          </table:table-cell>
          <table:table-cell office:value-type="float" office:value="0.44454" calcext:value-type="float">
            <text:p>0,44454</text:p>
          </table:table-cell>
          <table:table-cell office:value-type="float" office:value="0.14676" calcext:value-type="float">
            <text:p>0,14676</text:p>
          </table:table-cell>
          <table:table-cell office:value-type="float" office:value="0.246143" calcext:value-type="float">
            <text:p>0,246143</text:p>
          </table:table-cell>
          <table:table-cell office:value-type="float" office:value="0.1466" calcext:value-type="float">
            <text:p>0,1466</text:p>
          </table:table-cell>
          <table:table-cell office:value-type="float" office:value="0.153723" calcext:value-type="float">
            <text:p>0,153723</text:p>
          </table:table-cell>
          <table:table-cell office:value-type="float" office:value="0.856515" calcext:value-type="float">
            <text:p>0,856515</text:p>
          </table:table-cell>
          <table:table-cell office:value-type="float" office:value="0.699629" calcext:value-type="float">
            <text:p>0,699629</text:p>
          </table:table-cell>
          <table:table-cell office:value-type="float" office:value="0.117076" calcext:value-type="float">
            <text:p>0,117076</text:p>
          </table:table-cell>
          <table:table-cell office:value-type="float" office:value="0.809796" calcext:value-type="float">
            <text:p>0,809796</text:p>
          </table:table-cell>
          <table:table-cell office:value-type="float" office:value="0.172511" calcext:value-type="float">
            <text:p>0,172511</text:p>
          </table:table-cell>
          <table:table-cell office:value-type="float" office:value="0.570072" calcext:value-type="float">
            <text:p>0,570072</text:p>
          </table:table-cell>
          <table:table-cell office:value-type="float" office:value="0.24956" calcext:value-type="float">
            <text:p>0,24956</text:p>
          </table:table-cell>
          <table:table-cell table:number-columns-repeated="20"/>
          <table:table-cell table:formula="of:=MIN([.A149:.BL149])" office:value-type="float" office:value="0.111083" calcext:value-type="float">
            <text:p>0,111083</text:p>
          </table:table-cell>
          <table:table-cell table:formula="of:=MAX([.A149:.BL149])" office:value-type="float" office:value="1.51439" calcext:value-type="float">
            <text:p>1,51439</text:p>
          </table:table-cell>
          <table:table-cell table:number-columns-repeated="7"/>
        </table:table-row>
        <table:table-row table:style-name="ro2">
          <table:table-cell office:value-type="float" office:value="0.198059" calcext:value-type="float">
            <text:p>0,198059</text:p>
          </table:table-cell>
          <table:table-cell office:value-type="float" office:value="0.146178" calcext:value-type="float">
            <text:p>0,146178</text:p>
          </table:table-cell>
          <table:table-cell office:value-type="float" office:value="0.146127" calcext:value-type="float">
            <text:p>0,146127</text:p>
          </table:table-cell>
          <table:table-cell office:value-type="float" office:value="0.14526" calcext:value-type="float">
            <text:p>0,14526</text:p>
          </table:table-cell>
          <table:table-cell office:value-type="float" office:value="0.145066" calcext:value-type="float">
            <text:p>0,145066</text:p>
          </table:table-cell>
          <table:table-cell office:value-type="float" office:value="0.295057" calcext:value-type="float">
            <text:p>0,295057</text:p>
          </table:table-cell>
          <table:table-cell office:value-type="float" office:value="0.150403" calcext:value-type="float">
            <text:p>0,150403</text:p>
          </table:table-cell>
          <table:table-cell office:value-type="float" office:value="0.146522" calcext:value-type="float">
            <text:p>0,146522</text:p>
          </table:table-cell>
          <table:table-cell office:value-type="float" office:value="1.17886" calcext:value-type="float">
            <text:p>1,17886</text:p>
          </table:table-cell>
          <table:table-cell office:value-type="float" office:value="0.194798" calcext:value-type="float">
            <text:p>0,194798</text:p>
          </table:table-cell>
          <table:table-cell office:value-type="float" office:value="0.695846" calcext:value-type="float">
            <text:p>0,695846</text:p>
          </table:table-cell>
          <table:table-cell office:value-type="float" office:value="1.13364" calcext:value-type="float">
            <text:p>1,13364</text:p>
          </table:table-cell>
          <table:table-cell office:value-type="float" office:value="1.51941" calcext:value-type="float">
            <text:p>1,51941</text:p>
          </table:table-cell>
          <table:table-cell office:value-type="float" office:value="0.598361" calcext:value-type="float">
            <text:p>0,598361</text:p>
          </table:table-cell>
          <table:table-cell office:value-type="float" office:value="1.42898" calcext:value-type="float">
            <text:p>1,42898</text:p>
          </table:table-cell>
          <table:table-cell office:value-type="float" office:value="1.62779" calcext:value-type="float">
            <text:p>1,62779</text:p>
          </table:table-cell>
          <table:table-cell office:value-type="float" office:value="0.451875" calcext:value-type="float">
            <text:p>0,451875</text:p>
          </table:table-cell>
          <table:table-cell office:value-type="float" office:value="1.39006" calcext:value-type="float">
            <text:p>1,39006</text:p>
          </table:table-cell>
          <table:table-cell office:value-type="float" office:value="1.24862" calcext:value-type="float">
            <text:p>1,24862</text:p>
          </table:table-cell>
          <table:table-cell office:value-type="float" office:value="1.54115" calcext:value-type="float">
            <text:p>1,54115</text:p>
          </table:table-cell>
          <table:table-cell office:value-type="float" office:value="1.00768" calcext:value-type="float">
            <text:p>1,00768</text:p>
          </table:table-cell>
          <table:table-cell office:value-type="float" office:value="1.39566" calcext:value-type="float">
            <text:p>1,39566</text:p>
          </table:table-cell>
          <table:table-cell office:value-type="float" office:value="0.711163" calcext:value-type="float">
            <text:p>0,711163</text:p>
          </table:table-cell>
          <table:table-cell office:value-type="float" office:value="0.867568" calcext:value-type="float">
            <text:p>0,867568</text:p>
          </table:table-cell>
          <table:table-cell office:value-type="float" office:value="0.769484" calcext:value-type="float">
            <text:p>0,769484</text:p>
          </table:table-cell>
          <table:table-cell office:value-type="float" office:value="0.583444" calcext:value-type="float">
            <text:p>0,583444</text:p>
          </table:table-cell>
          <table:table-cell office:value-type="float" office:value="0.238552" calcext:value-type="float">
            <text:p>0,238552</text:p>
          </table:table-cell>
          <table:table-cell office:value-type="float" office:value="0.647474" calcext:value-type="float">
            <text:p>0,647474</text:p>
          </table:table-cell>
          <table:table-cell office:value-type="float" office:value="0.15193" calcext:value-type="float">
            <text:p>0,15193</text:p>
          </table:table-cell>
          <table:table-cell office:value-type="float" office:value="1.54649" calcext:value-type="float">
            <text:p>1,54649</text:p>
          </table:table-cell>
          <table:table-cell office:value-type="float" office:value="0.180239" calcext:value-type="float">
            <text:p>0,180239</text:p>
          </table:table-cell>
          <table:table-cell office:value-type="float" office:value="0.870928" calcext:value-type="float">
            <text:p>0,870928</text:p>
          </table:table-cell>
          <table:table-cell office:value-type="float" office:value="0.743128" calcext:value-type="float">
            <text:p>0,743128</text:p>
          </table:table-cell>
          <table:table-cell office:value-type="float" office:value="1.34578" calcext:value-type="float">
            <text:p>1,34578</text:p>
          </table:table-cell>
          <table:table-cell office:value-type="float" office:value="0.690033" calcext:value-type="float">
            <text:p>0,690033</text:p>
          </table:table-cell>
          <table:table-cell office:value-type="float" office:value="0.796198" calcext:value-type="float">
            <text:p>0,796198</text:p>
          </table:table-cell>
          <table:table-cell office:value-type="float" office:value="0.70223" calcext:value-type="float">
            <text:p>0,70223</text:p>
          </table:table-cell>
          <table:table-cell office:value-type="float" office:value="1.29272" calcext:value-type="float">
            <text:p>1,29272</text:p>
          </table:table-cell>
          <table:table-cell office:value-type="float" office:value="1.47831" calcext:value-type="float">
            <text:p>1,47831</text:p>
          </table:table-cell>
          <table:table-cell office:value-type="float" office:value="0.982776" calcext:value-type="float">
            <text:p>0,982776</text:p>
          </table:table-cell>
          <table:table-cell office:value-type="float" office:value="1.56603" calcext:value-type="float">
            <text:p>1,56603</text:p>
          </table:table-cell>
          <table:table-cell office:value-type="float" office:value="0.410921" calcext:value-type="float">
            <text:p>0,410921</text:p>
          </table:table-cell>
          <table:table-cell office:value-type="float" office:value="0.769295" calcext:value-type="float">
            <text:p>0,769295</text:p>
          </table:table-cell>
          <table:table-cell office:value-type="float" office:value="0.35165" calcext:value-type="float">
            <text:p>0,35165</text:p>
          </table:table-cell>
          <table:table-cell office:value-type="float" office:value="0.0812609" calcext:value-type="float">
            <text:p>0,0812609</text:p>
          </table:table-cell>
          <table:table-cell office:value-type="float" office:value="0.396875" calcext:value-type="float">
            <text:p>0,396875</text:p>
          </table:table-cell>
          <table:table-cell office:value-type="float" office:value="0.195488" calcext:value-type="float">
            <text:p>0,195488</text:p>
          </table:table-cell>
          <table:table-cell office:value-type="float" office:value="0.285841" calcext:value-type="float">
            <text:p>0,285841</text:p>
          </table:table-cell>
          <table:table-cell table:number-columns-repeated="20"/>
          <table:table-cell table:formula="of:=MIN([.A150:.BL150])" office:value-type="float" office:value="0.0812609" calcext:value-type="float">
            <text:p>0,0812609</text:p>
          </table:table-cell>
          <table:table-cell table:formula="of:=MAX([.A150:.BL150])" office:value-type="float" office:value="1.62779" calcext:value-type="float">
            <text:p>1,62779</text:p>
          </table:table-cell>
          <table:table-cell table:number-columns-repeated="7"/>
        </table:table-row>
        <table:table-row table:style-name="ro2">
          <table:table-cell office:value-type="float" office:value="0.188057" calcext:value-type="float">
            <text:p>0,188057</text:p>
          </table:table-cell>
          <table:table-cell office:value-type="float" office:value="0.277895" calcext:value-type="float">
            <text:p>0,277895</text:p>
          </table:table-cell>
          <table:table-cell office:value-type="float" office:value="0.149959" calcext:value-type="float">
            <text:p>0,149959</text:p>
          </table:table-cell>
          <table:table-cell office:value-type="float" office:value="0.255363" calcext:value-type="float">
            <text:p>0,255363</text:p>
          </table:table-cell>
          <table:table-cell office:value-type="float" office:value="0.305049" calcext:value-type="float">
            <text:p>0,305049</text:p>
          </table:table-cell>
          <table:table-cell office:value-type="float" office:value="0.145878" calcext:value-type="float">
            <text:p>0,145878</text:p>
          </table:table-cell>
          <table:table-cell office:value-type="float" office:value="0.146299" calcext:value-type="float">
            <text:p>0,146299</text:p>
          </table:table-cell>
          <table:table-cell office:value-type="float" office:value="0.146442" calcext:value-type="float">
            <text:p>0,146442</text:p>
          </table:table-cell>
          <table:table-cell office:value-type="float" office:value="0.19172" calcext:value-type="float">
            <text:p>0,19172</text:p>
          </table:table-cell>
          <table:table-cell office:value-type="float" office:value="0.945081" calcext:value-type="float">
            <text:p>0,945081</text:p>
          </table:table-cell>
          <table:table-cell office:value-type="float" office:value="0.25933" calcext:value-type="float">
            <text:p>0,25933</text:p>
          </table:table-cell>
          <table:table-cell office:value-type="float" office:value="0.561525" calcext:value-type="float">
            <text:p>0,561525</text:p>
          </table:table-cell>
          <table:table-cell office:value-type="float" office:value="0.712032" calcext:value-type="float">
            <text:p>0,712032</text:p>
          </table:table-cell>
          <table:table-cell office:value-type="float" office:value="0.158196" calcext:value-type="float">
            <text:p>0,158196</text:p>
          </table:table-cell>
          <table:table-cell office:value-type="float" office:value="0.50628" calcext:value-type="float">
            <text:p>0,50628</text:p>
          </table:table-cell>
          <table:table-cell office:value-type="float" office:value="0.509784" calcext:value-type="float">
            <text:p>0,509784</text:p>
          </table:table-cell>
          <table:table-cell office:value-type="float" office:value="0.429822" calcext:value-type="float">
            <text:p>0,429822</text:p>
          </table:table-cell>
          <table:table-cell office:value-type="float" office:value="0.527949" calcext:value-type="float">
            <text:p>0,527949</text:p>
          </table:table-cell>
          <table:table-cell office:value-type="float" office:value="0.153271" calcext:value-type="float">
            <text:p>0,153271</text:p>
          </table:table-cell>
          <table:table-cell office:value-type="float" office:value="1.64874" calcext:value-type="float">
            <text:p>1,64874</text:p>
          </table:table-cell>
          <table:table-cell office:value-type="float" office:value="1.49815" calcext:value-type="float">
            <text:p>1,49815</text:p>
          </table:table-cell>
          <table:table-cell office:value-type="float" office:value="1.27741" calcext:value-type="float">
            <text:p>1,27741</text:p>
          </table:table-cell>
          <table:table-cell office:value-type="float" office:value="1.55892" calcext:value-type="float">
            <text:p>1,55892</text:p>
          </table:table-cell>
          <table:table-cell office:value-type="float" office:value="0.513296" calcext:value-type="float">
            <text:p>0,513296</text:p>
          </table:table-cell>
          <table:table-cell office:value-type="float" office:value="0.305727" calcext:value-type="float">
            <text:p>0,305727</text:p>
          </table:table-cell>
          <table:table-cell office:value-type="float" office:value="0.259026" calcext:value-type="float">
            <text:p>0,259026</text:p>
          </table:table-cell>
          <table:table-cell office:value-type="float" office:value="0.118403" calcext:value-type="float">
            <text:p>0,118403</text:p>
          </table:table-cell>
          <table:table-cell office:value-type="float" office:value="0.289364" calcext:value-type="float">
            <text:p>0,289364</text:p>
          </table:table-cell>
          <table:table-cell office:value-type="float" office:value="1.19611" calcext:value-type="float">
            <text:p>1,19611</text:p>
          </table:table-cell>
          <table:table-cell office:value-type="float" office:value="0.782114" calcext:value-type="float">
            <text:p>0,782114</text:p>
          </table:table-cell>
          <table:table-cell office:value-type="float" office:value="0.367035" calcext:value-type="float">
            <text:p>0,367035</text:p>
          </table:table-cell>
          <table:table-cell office:value-type="float" office:value="1.6851" calcext:value-type="float">
            <text:p>1,6851</text:p>
          </table:table-cell>
          <table:table-cell office:value-type="float" office:value="0.252974" calcext:value-type="float">
            <text:p>0,252974</text:p>
          </table:table-cell>
          <table:table-cell office:value-type="float" office:value="0.311147" calcext:value-type="float">
            <text:p>0,311147</text:p>
          </table:table-cell>
          <table:table-cell office:value-type="float" office:value="1.12066" calcext:value-type="float">
            <text:p>1,12066</text:p>
          </table:table-cell>
          <table:table-cell office:value-type="float" office:value="1.16037" calcext:value-type="float">
            <text:p>1,16037</text:p>
          </table:table-cell>
          <table:table-cell office:value-type="float" office:value="1.98701" calcext:value-type="float">
            <text:p>1,98701</text:p>
          </table:table-cell>
          <table:table-cell office:value-type="float" office:value="2.35453" calcext:value-type="float">
            <text:p>2,35453</text:p>
          </table:table-cell>
          <table:table-cell office:value-type="float" office:value="0.314804" calcext:value-type="float">
            <text:p>0,314804</text:p>
          </table:table-cell>
          <table:table-cell office:value-type="float" office:value="1.45863" calcext:value-type="float">
            <text:p>1,45863</text:p>
          </table:table-cell>
          <table:table-cell office:value-type="float" office:value="0.272966" calcext:value-type="float">
            <text:p>0,272966</text:p>
          </table:table-cell>
          <table:table-cell office:value-type="float" office:value="0.690913" calcext:value-type="float">
            <text:p>0,690913</text:p>
          </table:table-cell>
          <table:table-cell office:value-type="float" office:value="0.451926" calcext:value-type="float">
            <text:p>0,451926</text:p>
          </table:table-cell>
          <table:table-cell office:value-type="float" office:value="0.839575" calcext:value-type="float">
            <text:p>0,839575</text:p>
          </table:table-cell>
          <table:table-cell office:value-type="float" office:value="0.880713" calcext:value-type="float">
            <text:p>0,880713</text:p>
          </table:table-cell>
          <table:table-cell office:value-type="float" office:value="0.432974" calcext:value-type="float">
            <text:p>0,432974</text:p>
          </table:table-cell>
          <table:table-cell office:value-type="float" office:value="0.552844" calcext:value-type="float">
            <text:p>0,552844</text:p>
          </table:table-cell>
          <table:table-cell office:value-type="float" office:value="0.121873" calcext:value-type="float">
            <text:p>0,121873</text:p>
          </table:table-cell>
          <table:table-cell table:number-columns-repeated="20"/>
          <table:table-cell table:formula="of:=MIN([.A151:.BL151])" office:value-type="float" office:value="0.118403" calcext:value-type="float">
            <text:p>0,118403</text:p>
          </table:table-cell>
          <table:table-cell table:formula="of:=MAX([.A151:.BL151])" office:value-type="float" office:value="2.35453" calcext:value-type="float">
            <text:p>2,35453</text:p>
          </table:table-cell>
          <table:table-cell table:number-columns-repeated="7"/>
        </table:table-row>
        <table:table-row table:style-name="ro2">
          <table:table-cell office:value-type="float" office:value="0.123301" calcext:value-type="float">
            <text:p>0,123301</text:p>
          </table:table-cell>
          <table:table-cell office:value-type="float" office:value="0.176398" calcext:value-type="float">
            <text:p>0,176398</text:p>
          </table:table-cell>
          <table:table-cell office:value-type="float" office:value="0.121043" calcext:value-type="float">
            <text:p>0,121043</text:p>
          </table:table-cell>
          <table:table-cell office:value-type="float" office:value="0.201507" calcext:value-type="float">
            <text:p>0,201507</text:p>
          </table:table-cell>
          <table:table-cell office:value-type="float" office:value="0.0811272" calcext:value-type="float">
            <text:p>0,0811272</text:p>
          </table:table-cell>
          <table:table-cell office:value-type="float" office:value="0.346459" calcext:value-type="float">
            <text:p>0,346459</text:p>
          </table:table-cell>
          <table:table-cell office:value-type="float" office:value="0.0717859" calcext:value-type="float">
            <text:p>0,0717859</text:p>
          </table:table-cell>
          <table:table-cell office:value-type="float" office:value="0.648502" calcext:value-type="float">
            <text:p>0,648502</text:p>
          </table:table-cell>
          <table:table-cell office:value-type="float" office:value="0.071068" calcext:value-type="float">
            <text:p>0,071068</text:p>
          </table:table-cell>
          <table:table-cell office:value-type="float" office:value="0.137589" calcext:value-type="float">
            <text:p>0,137589</text:p>
          </table:table-cell>
          <table:table-cell office:value-type="float" office:value="0.074039" calcext:value-type="float">
            <text:p>0,074039</text:p>
          </table:table-cell>
          <table:table-cell office:value-type="float" office:value="0.145615" calcext:value-type="float">
            <text:p>0,145615</text:p>
          </table:table-cell>
          <table:table-cell office:value-type="float" office:value="0.072454" calcext:value-type="float">
            <text:p>0,072454</text:p>
          </table:table-cell>
          <table:table-cell office:value-type="float" office:value="0.145464" calcext:value-type="float">
            <text:p>0,145464</text:p>
          </table:table-cell>
          <table:table-cell office:value-type="float" office:value="0.0712571" calcext:value-type="float">
            <text:p>0,0712571</text:p>
          </table:table-cell>
          <table:table-cell office:value-type="float" office:value="0.833404" calcext:value-type="float">
            <text:p>0,833404</text:p>
          </table:table-cell>
          <table:table-cell office:value-type="float" office:value="0.0742261" calcext:value-type="float">
            <text:p>0,0742261</text:p>
          </table:table-cell>
          <table:table-cell office:value-type="float" office:value="0.117338" calcext:value-type="float">
            <text:p>0,117338</text:p>
          </table:table-cell>
          <table:table-cell office:value-type="float" office:value="0.870945" calcext:value-type="float">
            <text:p>0,870945</text:p>
          </table:table-cell>
          <table:table-cell office:value-type="float" office:value="0.379519" calcext:value-type="float">
            <text:p>0,379519</text:p>
          </table:table-cell>
          <table:table-cell office:value-type="float" office:value="0.671419" calcext:value-type="float">
            <text:p>0,671419</text:p>
          </table:table-cell>
          <table:table-cell office:value-type="float" office:value="0.26087" calcext:value-type="float">
            <text:p>0,26087</text:p>
          </table:table-cell>
          <table:table-cell office:value-type="float" office:value="0.521346" calcext:value-type="float">
            <text:p>0,521346</text:p>
          </table:table-cell>
          <table:table-cell office:value-type="float" office:value="0.298733" calcext:value-type="float">
            <text:p>0,298733</text:p>
          </table:table-cell>
          <table:table-cell office:value-type="float" office:value="0.207753" calcext:value-type="float">
            <text:p>0,207753</text:p>
          </table:table-cell>
          <table:table-cell office:value-type="float" office:value="0.26832" calcext:value-type="float">
            <text:p>0,26832</text:p>
          </table:table-cell>
          <table:table-cell office:value-type="float" office:value="0.514895" calcext:value-type="float">
            <text:p>0,514895</text:p>
          </table:table-cell>
          <table:table-cell office:value-type="float" office:value="1.56756" calcext:value-type="float">
            <text:p>1,56756</text:p>
          </table:table-cell>
          <table:table-cell office:value-type="float" office:value="1.43592" calcext:value-type="float">
            <text:p>1,43592</text:p>
          </table:table-cell>
          <table:table-cell office:value-type="float" office:value="0.46494" calcext:value-type="float">
            <text:p>0,46494</text:p>
          </table:table-cell>
          <table:table-cell office:value-type="float" office:value="1.20308" calcext:value-type="float">
            <text:p>1,20308</text:p>
          </table:table-cell>
          <table:table-cell office:value-type="float" office:value="0.920514" calcext:value-type="float">
            <text:p>0,920514</text:p>
          </table:table-cell>
          <table:table-cell office:value-type="float" office:value="1.83726" calcext:value-type="float">
            <text:p>1,83726</text:p>
          </table:table-cell>
          <table:table-cell office:value-type="float" office:value="1.37015" calcext:value-type="float">
            <text:p>1,37015</text:p>
          </table:table-cell>
          <table:table-cell office:value-type="float" office:value="0.372853" calcext:value-type="float">
            <text:p>0,372853</text:p>
          </table:table-cell>
          <table:table-cell office:value-type="float" office:value="1.47996" calcext:value-type="float">
            <text:p>1,47996</text:p>
          </table:table-cell>
          <table:table-cell office:value-type="float" office:value="0.511829" calcext:value-type="float">
            <text:p>0,511829</text:p>
          </table:table-cell>
          <table:table-cell office:value-type="float" office:value="0.437987" calcext:value-type="float">
            <text:p>0,437987</text:p>
          </table:table-cell>
          <table:table-cell office:value-type="float" office:value="0.22276" calcext:value-type="float">
            <text:p>0,22276</text:p>
          </table:table-cell>
          <table:table-cell office:value-type="float" office:value="0.392509" calcext:value-type="float">
            <text:p>0,392509</text:p>
          </table:table-cell>
          <table:table-cell office:value-type="float" office:value="1.43231" calcext:value-type="float">
            <text:p>1,43231</text:p>
          </table:table-cell>
          <table:table-cell office:value-type="float" office:value="0.130196" calcext:value-type="float">
            <text:p>0,130196</text:p>
          </table:table-cell>
          <table:table-cell office:value-type="float" office:value="0.449048" calcext:value-type="float">
            <text:p>0,449048</text:p>
          </table:table-cell>
          <table:table-cell office:value-type="float" office:value="1.21673" calcext:value-type="float">
            <text:p>1,21673</text:p>
          </table:table-cell>
          <table:table-cell office:value-type="float" office:value="0.204794" calcext:value-type="float">
            <text:p>0,204794</text:p>
          </table:table-cell>
          <table:table-cell office:value-type="float" office:value="0.328019" calcext:value-type="float">
            <text:p>0,328019</text:p>
          </table:table-cell>
          <table:table-cell office:value-type="float" office:value="0.156189" calcext:value-type="float">
            <text:p>0,156189</text:p>
          </table:table-cell>
          <table:table-cell office:value-type="float" office:value="0.0955591" calcext:value-type="float">
            <text:p>0,0955591</text:p>
          </table:table-cell>
          <table:table-cell table:number-columns-repeated="20"/>
          <table:table-cell table:formula="of:=MIN([.A152:.BL152])" office:value-type="float" office:value="0.071068" calcext:value-type="float">
            <text:p>0,071068</text:p>
          </table:table-cell>
          <table:table-cell table:formula="of:=MAX([.A152:.BL152])" office:value-type="float" office:value="1.83726" calcext:value-type="float">
            <text:p>1,83726</text:p>
          </table:table-cell>
          <table:table-cell table:number-columns-repeated="7"/>
        </table:table-row>
        <table:table-row table:style-name="ro2">
          <table:table-cell office:value-type="float" office:value="0.145314" calcext:value-type="float">
            <text:p>0,145314</text:p>
          </table:table-cell>
          <table:table-cell office:value-type="float" office:value="0.103897" calcext:value-type="float">
            <text:p>0,103897</text:p>
          </table:table-cell>
          <table:table-cell office:value-type="float" office:value="0.107992" calcext:value-type="float">
            <text:p>0,107992</text:p>
          </table:table-cell>
          <table:table-cell office:value-type="float" office:value="0.115369" calcext:value-type="float">
            <text:p>0,115369</text:p>
          </table:table-cell>
          <table:table-cell office:value-type="float" office:value="0.473024" calcext:value-type="float">
            <text:p>0,473024</text:p>
          </table:table-cell>
          <table:table-cell office:value-type="float" office:value="0.473224" calcext:value-type="float">
            <text:p>0,473224</text:p>
          </table:table-cell>
          <table:table-cell office:value-type="float" office:value="0.213461" calcext:value-type="float">
            <text:p>0,213461</text:p>
          </table:table-cell>
          <table:table-cell office:value-type="float" office:value="0.109206" calcext:value-type="float">
            <text:p>0,109206</text:p>
          </table:table-cell>
          <table:table-cell office:value-type="float" office:value="0.487039" calcext:value-type="float">
            <text:p>0,487039</text:p>
          </table:table-cell>
          <table:table-cell office:value-type="float" office:value="0.172018" calcext:value-type="float">
            <text:p>0,172018</text:p>
          </table:table-cell>
          <table:table-cell office:value-type="float" office:value="0.600979" calcext:value-type="float">
            <text:p>0,600979</text:p>
          </table:table-cell>
          <table:table-cell office:value-type="float" office:value="0.253615" calcext:value-type="float">
            <text:p>0,253615</text:p>
          </table:table-cell>
          <table:table-cell office:value-type="float" office:value="0.519796" calcext:value-type="float">
            <text:p>0,519796</text:p>
          </table:table-cell>
          <table:table-cell office:value-type="float" office:value="0.203678" calcext:value-type="float">
            <text:p>0,203678</text:p>
          </table:table-cell>
          <table:table-cell office:value-type="float" office:value="0.355655" calcext:value-type="float">
            <text:p>0,355655</text:p>
          </table:table-cell>
          <table:table-cell office:value-type="float" office:value="1.10977" calcext:value-type="float">
            <text:p>1,10977</text:p>
          </table:table-cell>
          <table:table-cell office:value-type="float" office:value="1.00025" calcext:value-type="float">
            <text:p>1,00025</text:p>
          </table:table-cell>
          <table:table-cell office:value-type="float" office:value="0.490982" calcext:value-type="float">
            <text:p>0,490982</text:p>
          </table:table-cell>
          <table:table-cell office:value-type="float" office:value="0.171393" calcext:value-type="float">
            <text:p>0,171393</text:p>
          </table:table-cell>
          <table:table-cell office:value-type="float" office:value="0.397849" calcext:value-type="float">
            <text:p>0,397849</text:p>
          </table:table-cell>
          <table:table-cell office:value-type="float" office:value="0.144801" calcext:value-type="float">
            <text:p>0,144801</text:p>
          </table:table-cell>
          <table:table-cell office:value-type="float" office:value="0.0709312" calcext:value-type="float">
            <text:p>0,0709312</text:p>
          </table:table-cell>
          <table:table-cell office:value-type="float" office:value="0.0696981" calcext:value-type="float">
            <text:p>0,0696981</text:p>
          </table:table-cell>
          <table:table-cell office:value-type="float" office:value="0.492924" calcext:value-type="float">
            <text:p>0,492924</text:p>
          </table:table-cell>
          <table:table-cell office:value-type="float" office:value="0.466469" calcext:value-type="float">
            <text:p>0,466469</text:p>
          </table:table-cell>
          <table:table-cell office:value-type="float" office:value="1.61745" calcext:value-type="float">
            <text:p>1,61745</text:p>
          </table:table-cell>
          <table:table-cell office:value-type="float" office:value="0.403653" calcext:value-type="float">
            <text:p>0,403653</text:p>
          </table:table-cell>
          <table:table-cell office:value-type="float" office:value="1.4819" calcext:value-type="float">
            <text:p>1,4819</text:p>
          </table:table-cell>
          <table:table-cell office:value-type="float" office:value="1.40565" calcext:value-type="float">
            <text:p>1,40565</text:p>
          </table:table-cell>
          <table:table-cell office:value-type="float" office:value="1.52166" calcext:value-type="float">
            <text:p>1,52166</text:p>
          </table:table-cell>
          <table:table-cell office:value-type="float" office:value="0.400566" calcext:value-type="float">
            <text:p>0,400566</text:p>
          </table:table-cell>
          <table:table-cell office:value-type="float" office:value="0.870839" calcext:value-type="float">
            <text:p>0,870839</text:p>
          </table:table-cell>
          <table:table-cell office:value-type="float" office:value="0.374176" calcext:value-type="float">
            <text:p>0,374176</text:p>
          </table:table-cell>
          <table:table-cell office:value-type="float" office:value="0.331758" calcext:value-type="float">
            <text:p>0,331758</text:p>
          </table:table-cell>
          <table:table-cell office:value-type="float" office:value="1.66449" calcext:value-type="float">
            <text:p>1,66449</text:p>
          </table:table-cell>
          <table:table-cell office:value-type="float" office:value="1.09886" calcext:value-type="float">
            <text:p>1,09886</text:p>
          </table:table-cell>
          <table:table-cell office:value-type="float" office:value="0.455882" calcext:value-type="float">
            <text:p>0,455882</text:p>
          </table:table-cell>
          <table:table-cell office:value-type="float" office:value="0.189475" calcext:value-type="float">
            <text:p>0,189475</text:p>
          </table:table-cell>
          <table:table-cell office:value-type="float" office:value="0.140427" calcext:value-type="float">
            <text:p>0,140427</text:p>
          </table:table-cell>
          <table:table-cell office:value-type="float" office:value="0.372864" calcext:value-type="float">
            <text:p>0,372864</text:p>
          </table:table-cell>
          <table:table-cell office:value-type="float" office:value="0.254222" calcext:value-type="float">
            <text:p>0,254222</text:p>
          </table:table-cell>
          <table:table-cell office:value-type="float" office:value="0.928775" calcext:value-type="float">
            <text:p>0,928775</text:p>
          </table:table-cell>
          <table:table-cell office:value-type="float" office:value="0.265073" calcext:value-type="float">
            <text:p>0,265073</text:p>
          </table:table-cell>
          <table:table-cell office:value-type="float" office:value="0.155306" calcext:value-type="float">
            <text:p>0,155306</text:p>
          </table:table-cell>
          <table:table-cell office:value-type="float" office:value="0.26444" calcext:value-type="float">
            <text:p>0,26444</text:p>
          </table:table-cell>
          <table:table-cell office:value-type="float" office:value="0.194028" calcext:value-type="float">
            <text:p>0,194028</text:p>
          </table:table-cell>
          <table:table-cell office:value-type="float" office:value="0.572872" calcext:value-type="float">
            <text:p>0,572872</text:p>
          </table:table-cell>
          <table:table-cell office:value-type="float" office:value="0.526261" calcext:value-type="float">
            <text:p>0,526261</text:p>
          </table:table-cell>
          <table:table-cell table:number-columns-repeated="20"/>
          <table:table-cell table:formula="of:=MIN([.A153:.BL153])" office:value-type="float" office:value="0.0696981" calcext:value-type="float">
            <text:p>0,0696981</text:p>
          </table:table-cell>
          <table:table-cell table:formula="of:=MAX([.A153:.BL153])" office:value-type="float" office:value="1.66449" calcext:value-type="float">
            <text:p>1,66449</text:p>
          </table:table-cell>
          <table:table-cell table:number-columns-repeated="7"/>
        </table:table-row>
        <table:table-row table:style-name="ro2">
          <table:table-cell office:value-type="float" office:value="0.146053" calcext:value-type="float">
            <text:p>0,146053</text:p>
          </table:table-cell>
          <table:table-cell office:value-type="float" office:value="0.248222" calcext:value-type="float">
            <text:p>0,248222</text:p>
          </table:table-cell>
          <table:table-cell office:value-type="float" office:value="0.111185" calcext:value-type="float">
            <text:p>0,111185</text:p>
          </table:table-cell>
          <table:table-cell office:value-type="float" office:value="0.257889" calcext:value-type="float">
            <text:p>0,257889</text:p>
          </table:table-cell>
          <table:table-cell office:value-type="float" office:value="0.252956" calcext:value-type="float">
            <text:p>0,252956</text:p>
          </table:table-cell>
          <table:table-cell office:value-type="float" office:value="0.130884" calcext:value-type="float">
            <text:p>0,130884</text:p>
          </table:table-cell>
          <table:table-cell office:value-type="float" office:value="0.646091" calcext:value-type="float">
            <text:p>0,646091</text:p>
          </table:table-cell>
          <table:table-cell office:value-type="float" office:value="0.175326" calcext:value-type="float">
            <text:p>0,175326</text:p>
          </table:table-cell>
          <table:table-cell office:value-type="float" office:value="0.613965" calcext:value-type="float">
            <text:p>0,613965</text:p>
          </table:table-cell>
          <table:table-cell office:value-type="float" office:value="0.12273" calcext:value-type="float">
            <text:p>0,12273</text:p>
          </table:table-cell>
          <table:table-cell office:value-type="float" office:value="0.228288" calcext:value-type="float">
            <text:p>0,228288</text:p>
          </table:table-cell>
          <table:table-cell office:value-type="float" office:value="0.147736" calcext:value-type="float">
            <text:p>0,147736</text:p>
          </table:table-cell>
          <table:table-cell office:value-type="float" office:value="0.187009" calcext:value-type="float">
            <text:p>0,187009</text:p>
          </table:table-cell>
          <table:table-cell office:value-type="float" office:value="0.240435" calcext:value-type="float">
            <text:p>0,240435</text:p>
          </table:table-cell>
          <table:table-cell office:value-type="float" office:value="0.884769" calcext:value-type="float">
            <text:p>0,884769</text:p>
          </table:table-cell>
          <table:table-cell office:value-type="float" office:value="0.876111" calcext:value-type="float">
            <text:p>0,876111</text:p>
          </table:table-cell>
          <table:table-cell office:value-type="float" office:value="0.493994" calcext:value-type="float">
            <text:p>0,493994</text:p>
          </table:table-cell>
          <table:table-cell office:value-type="float" office:value="0.744889" calcext:value-type="float">
            <text:p>0,744889</text:p>
          </table:table-cell>
          <table:table-cell office:value-type="float" office:value="0.873085" calcext:value-type="float">
            <text:p>0,873085</text:p>
          </table:table-cell>
          <table:table-cell office:value-type="float" office:value="0.831265" calcext:value-type="float">
            <text:p>0,831265</text:p>
          </table:table-cell>
          <table:table-cell office:value-type="float" office:value="0.668902" calcext:value-type="float">
            <text:p>0,668902</text:p>
          </table:table-cell>
          <table:table-cell office:value-type="float" office:value="0.991131" calcext:value-type="float">
            <text:p>0,991131</text:p>
          </table:table-cell>
          <table:table-cell office:value-type="float" office:value="0.148436" calcext:value-type="float">
            <text:p>0,148436</text:p>
          </table:table-cell>
          <table:table-cell office:value-type="float" office:value="0.196794" calcext:value-type="float">
            <text:p>0,196794</text:p>
          </table:table-cell>
          <table:table-cell office:value-type="float" office:value="0.194747" calcext:value-type="float">
            <text:p>0,194747</text:p>
          </table:table-cell>
          <table:table-cell office:value-type="float" office:value="0.290766" calcext:value-type="float">
            <text:p>0,290766</text:p>
          </table:table-cell>
          <table:table-cell office:value-type="float" office:value="1.48087" calcext:value-type="float">
            <text:p>1,48087</text:p>
          </table:table-cell>
          <table:table-cell office:value-type="float" office:value="0.400768" calcext:value-type="float">
            <text:p>0,400768</text:p>
          </table:table-cell>
          <table:table-cell office:value-type="float" office:value="0.654088" calcext:value-type="float">
            <text:p>0,654088</text:p>
          </table:table-cell>
          <table:table-cell office:value-type="float" office:value="1.12896" calcext:value-type="float">
            <text:p>1,12896</text:p>
          </table:table-cell>
          <table:table-cell office:value-type="float" office:value="0.255502" calcext:value-type="float">
            <text:p>0,255502</text:p>
          </table:table-cell>
          <table:table-cell office:value-type="float" office:value="0.385008" calcext:value-type="float">
            <text:p>0,385008</text:p>
          </table:table-cell>
          <table:table-cell office:value-type="float" office:value="0.877289" calcext:value-type="float">
            <text:p>0,877289</text:p>
          </table:table-cell>
          <table:table-cell office:value-type="float" office:value="0.683947" calcext:value-type="float">
            <text:p>0,683947</text:p>
          </table:table-cell>
          <table:table-cell office:value-type="float" office:value="0.18973" calcext:value-type="float">
            <text:p>0,18973</text:p>
          </table:table-cell>
          <table:table-cell office:value-type="float" office:value="1.70586" calcext:value-type="float">
            <text:p>1,70586</text:p>
          </table:table-cell>
          <table:table-cell office:value-type="float" office:value="1.0884" calcext:value-type="float">
            <text:p>1,0884</text:p>
          </table:table-cell>
          <table:table-cell office:value-type="float" office:value="0.553041" calcext:value-type="float">
            <text:p>0,553041</text:p>
          </table:table-cell>
          <table:table-cell office:value-type="float" office:value="0.55311" calcext:value-type="float">
            <text:p>0,55311</text:p>
          </table:table-cell>
          <table:table-cell office:value-type="float" office:value="2.03479" calcext:value-type="float">
            <text:p>2,03479</text:p>
          </table:table-cell>
          <table:table-cell office:value-type="float" office:value="0.237964" calcext:value-type="float">
            <text:p>0,237964</text:p>
          </table:table-cell>
          <table:table-cell office:value-type="float" office:value="0.24747" calcext:value-type="float">
            <text:p>0,24747</text:p>
          </table:table-cell>
          <table:table-cell office:value-type="float" office:value="0.255997" calcext:value-type="float">
            <text:p>0,255997</text:p>
          </table:table-cell>
          <table:table-cell office:value-type="float" office:value="1.01297" calcext:value-type="float">
            <text:p>1,01297</text:p>
          </table:table-cell>
          <table:table-cell office:value-type="float" office:value="0.615373" calcext:value-type="float">
            <text:p>0,615373</text:p>
          </table:table-cell>
          <table:table-cell office:value-type="float" office:value="0.578816" calcext:value-type="float">
            <text:p>0,578816</text:p>
          </table:table-cell>
          <table:table-cell office:value-type="float" office:value="0.147222" calcext:value-type="float">
            <text:p>0,147222</text:p>
          </table:table-cell>
          <table:table-cell office:value-type="float" office:value="0.09077" calcext:value-type="float">
            <text:p>0,09077</text:p>
          </table:table-cell>
          <table:table-cell table:number-columns-repeated="20"/>
          <table:table-cell table:formula="of:=MIN([.A154:.BL154])" office:value-type="float" office:value="0.09077" calcext:value-type="float">
            <text:p>0,09077</text:p>
          </table:table-cell>
          <table:table-cell table:formula="of:=MAX([.A154:.BL154])" office:value-type="float" office:value="2.03479" calcext:value-type="float">
            <text:p>2,03479</text:p>
          </table:table-cell>
          <table:table-cell table:number-columns-repeated="7"/>
        </table:table-row>
        <table:table-row table:style-name="ro2">
          <table:table-cell office:value-type="float" office:value="0.195566" calcext:value-type="float">
            <text:p>0,195566</text:p>
          </table:table-cell>
          <table:table-cell office:value-type="float" office:value="0.295253" calcext:value-type="float">
            <text:p>0,295253</text:p>
          </table:table-cell>
          <table:table-cell office:value-type="float" office:value="0.340965" calcext:value-type="float">
            <text:p>0,340965</text:p>
          </table:table-cell>
          <table:table-cell office:value-type="float" office:value="0.226112" calcext:value-type="float">
            <text:p>0,226112</text:p>
          </table:table-cell>
          <table:table-cell office:value-type="float" office:value="0.493079" calcext:value-type="float">
            <text:p>0,493079</text:p>
          </table:table-cell>
          <table:table-cell office:value-type="float" office:value="0.228961" calcext:value-type="float">
            <text:p>0,228961</text:p>
          </table:table-cell>
          <table:table-cell office:value-type="float" office:value="0.301147" calcext:value-type="float">
            <text:p>0,301147</text:p>
          </table:table-cell>
          <table:table-cell office:value-type="float" office:value="0.162625" calcext:value-type="float">
            <text:p>0,162625</text:p>
          </table:table-cell>
          <table:table-cell office:value-type="float" office:value="0.187219" calcext:value-type="float">
            <text:p>0,187219</text:p>
          </table:table-cell>
          <table:table-cell office:value-type="float" office:value="0.460928" calcext:value-type="float">
            <text:p>0,460928</text:p>
          </table:table-cell>
          <table:table-cell office:value-type="float" office:value="0.224955" calcext:value-type="float">
            <text:p>0,224955</text:p>
          </table:table-cell>
          <table:table-cell office:value-type="float" office:value="0.325468" calcext:value-type="float">
            <text:p>0,325468</text:p>
          </table:table-cell>
          <table:table-cell office:value-type="float" office:value="0.454409" calcext:value-type="float">
            <text:p>0,454409</text:p>
          </table:table-cell>
          <table:table-cell office:value-type="float" office:value="0.259723" calcext:value-type="float">
            <text:p>0,259723</text:p>
          </table:table-cell>
          <table:table-cell office:value-type="float" office:value="0.274893" calcext:value-type="float">
            <text:p>0,274893</text:p>
          </table:table-cell>
          <table:table-cell office:value-type="float" office:value="0.143957" calcext:value-type="float">
            <text:p>0,143957</text:p>
          </table:table-cell>
          <table:table-cell office:value-type="float" office:value="0.14406" calcext:value-type="float">
            <text:p>0,14406</text:p>
          </table:table-cell>
          <table:table-cell office:value-type="float" office:value="1.44323" calcext:value-type="float">
            <text:p>1,44323</text:p>
          </table:table-cell>
          <table:table-cell office:value-type="float" office:value="1.36435" calcext:value-type="float">
            <text:p>1,36435</text:p>
          </table:table-cell>
          <table:table-cell office:value-type="float" office:value="1.24713" calcext:value-type="float">
            <text:p>1,24713</text:p>
          </table:table-cell>
          <table:table-cell office:value-type="float" office:value="1.10568" calcext:value-type="float">
            <text:p>1,10568</text:p>
          </table:table-cell>
          <table:table-cell office:value-type="float" office:value="0.210859" calcext:value-type="float">
            <text:p>0,210859</text:p>
          </table:table-cell>
          <table:table-cell office:value-type="float" office:value="0.357243" calcext:value-type="float">
            <text:p>0,357243</text:p>
          </table:table-cell>
          <table:table-cell office:value-type="float" office:value="0.144542" calcext:value-type="float">
            <text:p>0,144542</text:p>
          </table:table-cell>
          <table:table-cell office:value-type="float" office:value="0.152132" calcext:value-type="float">
            <text:p>0,152132</text:p>
          </table:table-cell>
          <table:table-cell office:value-type="float" office:value="0.144128" calcext:value-type="float">
            <text:p>0,144128</text:p>
          </table:table-cell>
          <table:table-cell office:value-type="float" office:value="0.150077" calcext:value-type="float">
            <text:p>0,150077</text:p>
          </table:table-cell>
          <table:table-cell office:value-type="float" office:value="0.212052" calcext:value-type="float">
            <text:p>0,212052</text:p>
          </table:table-cell>
          <table:table-cell office:value-type="float" office:value="0.143753" calcext:value-type="float">
            <text:p>0,143753</text:p>
          </table:table-cell>
          <table:table-cell office:value-type="float" office:value="0.725188" calcext:value-type="float">
            <text:p>0,725188</text:p>
          </table:table-cell>
          <table:table-cell office:value-type="float" office:value="1.48766" calcext:value-type="float">
            <text:p>1,48766</text:p>
          </table:table-cell>
          <table:table-cell office:value-type="float" office:value="0.678789" calcext:value-type="float">
            <text:p>0,678789</text:p>
          </table:table-cell>
          <table:table-cell office:value-type="float" office:value="1.08193" calcext:value-type="float">
            <text:p>1,08193</text:p>
          </table:table-cell>
          <table:table-cell office:value-type="float" office:value="0.600581" calcext:value-type="float">
            <text:p>0,600581</text:p>
          </table:table-cell>
          <table:table-cell office:value-type="float" office:value="1.32083" calcext:value-type="float">
            <text:p>1,32083</text:p>
          </table:table-cell>
          <table:table-cell office:value-type="float" office:value="0.288265" calcext:value-type="float">
            <text:p>0,288265</text:p>
          </table:table-cell>
          <table:table-cell office:value-type="float" office:value="1.25111" calcext:value-type="float">
            <text:p>1,25111</text:p>
          </table:table-cell>
          <table:table-cell office:value-type="float" office:value="1.55454" calcext:value-type="float">
            <text:p>1,55454</text:p>
          </table:table-cell>
          <table:table-cell office:value-type="float" office:value="0.913124" calcext:value-type="float">
            <text:p>0,913124</text:p>
          </table:table-cell>
          <table:table-cell office:value-type="float" office:value="0.5508" calcext:value-type="float">
            <text:p>0,5508</text:p>
          </table:table-cell>
          <table:table-cell office:value-type="float" office:value="0.26039" calcext:value-type="float">
            <text:p>0,26039</text:p>
          </table:table-cell>
          <table:table-cell office:value-type="float" office:value="0.625909" calcext:value-type="float">
            <text:p>0,625909</text:p>
          </table:table-cell>
          <table:table-cell office:value-type="float" office:value="0.490033" calcext:value-type="float">
            <text:p>0,490033</text:p>
          </table:table-cell>
          <table:table-cell office:value-type="float" office:value="1.37319" calcext:value-type="float">
            <text:p>1,37319</text:p>
          </table:table-cell>
          <table:table-cell office:value-type="float" office:value="0.17117" calcext:value-type="float">
            <text:p>0,17117</text:p>
          </table:table-cell>
          <table:table-cell office:value-type="float" office:value="0.088048" calcext:value-type="float">
            <text:p>0,088048</text:p>
          </table:table-cell>
          <table:table-cell office:value-type="float" office:value="0.218595" calcext:value-type="float">
            <text:p>0,218595</text:p>
          </table:table-cell>
          <table:table-cell office:value-type="float" office:value="0.143607" calcext:value-type="float">
            <text:p>0,143607</text:p>
          </table:table-cell>
          <table:table-cell table:number-columns-repeated="20"/>
          <table:table-cell table:formula="of:=MIN([.A155:.BL155])" office:value-type="float" office:value="0.088048" calcext:value-type="float">
            <text:p>0,088048</text:p>
          </table:table-cell>
          <table:table-cell table:formula="of:=MAX([.A155:.BL155])" office:value-type="float" office:value="1.55454" calcext:value-type="float">
            <text:p>1,55454</text:p>
          </table:table-cell>
          <table:table-cell table:number-columns-repeated="7"/>
        </table:table-row>
        <table:table-row table:style-name="ro2">
          <table:table-cell office:value-type="float" office:value="0.139287" calcext:value-type="float">
            <text:p>0,139287</text:p>
          </table:table-cell>
          <table:table-cell office:value-type="float" office:value="0.103197" calcext:value-type="float">
            <text:p>0,103197</text:p>
          </table:table-cell>
          <table:table-cell office:value-type="float" office:value="0.104632" calcext:value-type="float">
            <text:p>0,104632</text:p>
          </table:table-cell>
          <table:table-cell office:value-type="float" office:value="0.351726" calcext:value-type="float">
            <text:p>0,351726</text:p>
          </table:table-cell>
          <table:table-cell office:value-type="float" office:value="0.37532" calcext:value-type="float">
            <text:p>0,37532</text:p>
          </table:table-cell>
          <table:table-cell office:value-type="float" office:value="0.461289" calcext:value-type="float">
            <text:p>0,461289</text:p>
          </table:table-cell>
          <table:table-cell office:value-type="float" office:value="0.324886" calcext:value-type="float">
            <text:p>0,324886</text:p>
          </table:table-cell>
          <table:table-cell office:value-type="float" office:value="0.495559" calcext:value-type="float">
            <text:p>0,495559</text:p>
          </table:table-cell>
          <table:table-cell office:value-type="float" office:value="0.460004" calcext:value-type="float">
            <text:p>0,460004</text:p>
          </table:table-cell>
          <table:table-cell office:value-type="float" office:value="0.376394" calcext:value-type="float">
            <text:p>0,376394</text:p>
          </table:table-cell>
          <table:table-cell office:value-type="float" office:value="0.121196" calcext:value-type="float">
            <text:p>0,121196</text:p>
          </table:table-cell>
          <table:table-cell office:value-type="float" office:value="0.121725" calcext:value-type="float">
            <text:p>0,121725</text:p>
          </table:table-cell>
          <table:table-cell office:value-type="float" office:value="0.119274" calcext:value-type="float">
            <text:p>0,119274</text:p>
          </table:table-cell>
          <table:table-cell office:value-type="float" office:value="0.680792" calcext:value-type="float">
            <text:p>0,680792</text:p>
          </table:table-cell>
          <table:table-cell office:value-type="float" office:value="0.182489" calcext:value-type="float">
            <text:p>0,182489</text:p>
          </table:table-cell>
          <table:table-cell office:value-type="float" office:value="0.791312" calcext:value-type="float">
            <text:p>0,791312</text:p>
          </table:table-cell>
          <table:table-cell office:value-type="float" office:value="0.687788" calcext:value-type="float">
            <text:p>0,687788</text:p>
          </table:table-cell>
          <table:table-cell office:value-type="float" office:value="0.601615" calcext:value-type="float">
            <text:p>0,601615</text:p>
          </table:table-cell>
          <table:table-cell office:value-type="float" office:value="0.48266" calcext:value-type="float">
            <text:p>0,48266</text:p>
          </table:table-cell>
          <table:table-cell office:value-type="float" office:value="0.187454" calcext:value-type="float">
            <text:p>0,187454</text:p>
          </table:table-cell>
          <table:table-cell office:value-type="float" office:value="0.149748" calcext:value-type="float">
            <text:p>0,149748</text:p>
          </table:table-cell>
          <table:table-cell office:value-type="float" office:value="0.326472" calcext:value-type="float">
            <text:p>0,326472</text:p>
          </table:table-cell>
          <table:table-cell office:value-type="float" office:value="1.1772" calcext:value-type="float">
            <text:p>1,1772</text:p>
          </table:table-cell>
          <table:table-cell office:value-type="float" office:value="0.963296" calcext:value-type="float">
            <text:p>0,963296</text:p>
          </table:table-cell>
          <table:table-cell office:value-type="float" office:value="0.547066" calcext:value-type="float">
            <text:p>0,547066</text:p>
          </table:table-cell>
          <table:table-cell office:value-type="float" office:value="0.203608" calcext:value-type="float">
            <text:p>0,203608</text:p>
          </table:table-cell>
          <table:table-cell office:value-type="float" office:value="0.109247" calcext:value-type="float">
            <text:p>0,109247</text:p>
          </table:table-cell>
          <table:table-cell office:value-type="float" office:value="1.6859" calcext:value-type="float">
            <text:p>1,6859</text:p>
          </table:table-cell>
          <table:table-cell office:value-type="float" office:value="1.48379" calcext:value-type="float">
            <text:p>1,48379</text:p>
          </table:table-cell>
          <table:table-cell office:value-type="float" office:value="1.52952" calcext:value-type="float">
            <text:p>1,52952</text:p>
          </table:table-cell>
          <table:table-cell office:value-type="float" office:value="1.50673" calcext:value-type="float">
            <text:p>1,50673</text:p>
          </table:table-cell>
          <table:table-cell office:value-type="float" office:value="0.651446" calcext:value-type="float">
            <text:p>0,651446</text:p>
          </table:table-cell>
          <table:table-cell office:value-type="float" office:value="0.336103" calcext:value-type="float">
            <text:p>0,336103</text:p>
          </table:table-cell>
          <table:table-cell office:value-type="float" office:value="0.50325" calcext:value-type="float">
            <text:p>0,50325</text:p>
          </table:table-cell>
          <table:table-cell office:value-type="float" office:value="0.299421" calcext:value-type="float">
            <text:p>0,299421</text:p>
          </table:table-cell>
          <table:table-cell office:value-type="float" office:value="0.58209" calcext:value-type="float">
            <text:p>0,58209</text:p>
          </table:table-cell>
          <table:table-cell office:value-type="float" office:value="0.1939" calcext:value-type="float">
            <text:p>0,1939</text:p>
          </table:table-cell>
          <table:table-cell office:value-type="float" office:value="0.105163" calcext:value-type="float">
            <text:p>0,105163</text:p>
          </table:table-cell>
          <table:table-cell office:value-type="float" office:value="1.62896" calcext:value-type="float">
            <text:p>1,62896</text:p>
          </table:table-cell>
          <table:table-cell office:value-type="float" office:value="0.361837" calcext:value-type="float">
            <text:p>0,361837</text:p>
          </table:table-cell>
          <table:table-cell office:value-type="float" office:value="0.634634" calcext:value-type="float">
            <text:p>0,634634</text:p>
          </table:table-cell>
          <table:table-cell office:value-type="float" office:value="1.99972" calcext:value-type="float">
            <text:p>1,99972</text:p>
          </table:table-cell>
          <table:table-cell office:value-type="float" office:value="0.0604441" calcext:value-type="float">
            <text:p>0,0604441</text:p>
          </table:table-cell>
          <table:table-cell office:value-type="float" office:value="0.637457" calcext:value-type="float">
            <text:p>0,637457</text:p>
          </table:table-cell>
          <table:table-cell office:value-type="float" office:value="0.0925488" calcext:value-type="float">
            <text:p>0,0925488</text:p>
          </table:table-cell>
          <table:table-cell office:value-type="float" office:value="0.433946" calcext:value-type="float">
            <text:p>0,433946</text:p>
          </table:table-cell>
          <table:table-cell office:value-type="float" office:value="0.178044" calcext:value-type="float">
            <text:p>0,178044</text:p>
          </table:table-cell>
          <table:table-cell office:value-type="float" office:value="0.236622" calcext:value-type="float">
            <text:p>0,236622</text:p>
          </table:table-cell>
          <table:table-cell table:number-columns-repeated="20"/>
          <table:table-cell table:formula="of:=MIN([.A156:.BL156])" office:value-type="float" office:value="0.0604441" calcext:value-type="float">
            <text:p>0,0604441</text:p>
          </table:table-cell>
          <table:table-cell table:formula="of:=MAX([.A156:.BL156])" office:value-type="float" office:value="1.99972" calcext:value-type="float">
            <text:p>1,99972</text:p>
          </table:table-cell>
          <table:table-cell table:number-columns-repeated="7"/>
        </table:table-row>
        <table:table-row table:style-name="ro2">
          <table:table-cell office:value-type="float" office:value="0.19113" calcext:value-type="float">
            <text:p>0,19113</text:p>
          </table:table-cell>
          <table:table-cell office:value-type="float" office:value="0.296322" calcext:value-type="float">
            <text:p>0,296322</text:p>
          </table:table-cell>
          <table:table-cell office:value-type="float" office:value="0.149467" calcext:value-type="float">
            <text:p>0,149467</text:p>
          </table:table-cell>
          <table:table-cell office:value-type="float" office:value="0.592909" calcext:value-type="float">
            <text:p>0,592909</text:p>
          </table:table-cell>
          <table:table-cell office:value-type="float" office:value="0.64794" calcext:value-type="float">
            <text:p>0,64794</text:p>
          </table:table-cell>
          <table:table-cell office:value-type="float" office:value="0.258686" calcext:value-type="float">
            <text:p>0,258686</text:p>
          </table:table-cell>
          <table:table-cell office:value-type="float" office:value="0.30968" calcext:value-type="float">
            <text:p>0,30968</text:p>
          </table:table-cell>
          <table:table-cell office:value-type="float" office:value="0.496256" calcext:value-type="float">
            <text:p>0,496256</text:p>
          </table:table-cell>
          <table:table-cell office:value-type="float" office:value="0.637672" calcext:value-type="float">
            <text:p>0,637672</text:p>
          </table:table-cell>
          <table:table-cell office:value-type="float" office:value="0.388213" calcext:value-type="float">
            <text:p>0,388213</text:p>
          </table:table-cell>
          <table:table-cell office:value-type="float" office:value="0.592749" calcext:value-type="float">
            <text:p>0,592749</text:p>
          </table:table-cell>
          <table:table-cell office:value-type="float" office:value="0.727299" calcext:value-type="float">
            <text:p>0,727299</text:p>
          </table:table-cell>
          <table:table-cell office:value-type="float" office:value="0.186707" calcext:value-type="float">
            <text:p>0,186707</text:p>
          </table:table-cell>
          <table:table-cell office:value-type="float" office:value="0.133813" calcext:value-type="float">
            <text:p>0,133813</text:p>
          </table:table-cell>
          <table:table-cell office:value-type="float" office:value="0.526582" calcext:value-type="float">
            <text:p>0,526582</text:p>
          </table:table-cell>
          <table:table-cell office:value-type="float" office:value="0.982846" calcext:value-type="float">
            <text:p>0,982846</text:p>
          </table:table-cell>
          <table:table-cell office:value-type="float" office:value="0.215987" calcext:value-type="float">
            <text:p>0,215987</text:p>
          </table:table-cell>
          <table:table-cell office:value-type="float" office:value="0.523448" calcext:value-type="float">
            <text:p>0,523448</text:p>
          </table:table-cell>
          <table:table-cell office:value-type="float" office:value="0.607974" calcext:value-type="float">
            <text:p>0,607974</text:p>
          </table:table-cell>
          <table:table-cell office:value-type="float" office:value="1.14446" calcext:value-type="float">
            <text:p>1,14446</text:p>
          </table:table-cell>
          <table:table-cell office:value-type="float" office:value="0.238303" calcext:value-type="float">
            <text:p>0,238303</text:p>
          </table:table-cell>
          <table:table-cell office:value-type="float" office:value="0.455435" calcext:value-type="float">
            <text:p>0,455435</text:p>
          </table:table-cell>
          <table:table-cell office:value-type="float" office:value="0.132487" calcext:value-type="float">
            <text:p>0,132487</text:p>
          </table:table-cell>
          <table:table-cell office:value-type="float" office:value="0.171231" calcext:value-type="float">
            <text:p>0,171231</text:p>
          </table:table-cell>
          <table:table-cell office:value-type="float" office:value="1.32719" calcext:value-type="float">
            <text:p>1,32719</text:p>
          </table:table-cell>
          <table:table-cell office:value-type="float" office:value="0.297433" calcext:value-type="float">
            <text:p>0,297433</text:p>
          </table:table-cell>
          <table:table-cell office:value-type="float" office:value="0.119672" calcext:value-type="float">
            <text:p>0,119672</text:p>
          </table:table-cell>
          <table:table-cell office:value-type="float" office:value="0.112592" calcext:value-type="float">
            <text:p>0,112592</text:p>
          </table:table-cell>
          <table:table-cell office:value-type="float" office:value="0.133367" calcext:value-type="float">
            <text:p>0,133367</text:p>
          </table:table-cell>
          <table:table-cell office:value-type="float" office:value="0.732037" calcext:value-type="float">
            <text:p>0,732037</text:p>
          </table:table-cell>
          <table:table-cell office:value-type="float" office:value="1.35829" calcext:value-type="float">
            <text:p>1,35829</text:p>
          </table:table-cell>
          <table:table-cell office:value-type="float" office:value="0.959315" calcext:value-type="float">
            <text:p>0,959315</text:p>
          </table:table-cell>
          <table:table-cell office:value-type="float" office:value="1.39845" calcext:value-type="float">
            <text:p>1,39845</text:p>
          </table:table-cell>
          <table:table-cell office:value-type="float" office:value="1.71039" calcext:value-type="float">
            <text:p>1,71039</text:p>
          </table:table-cell>
          <table:table-cell office:value-type="float" office:value="1.17264" calcext:value-type="float">
            <text:p>1,17264</text:p>
          </table:table-cell>
          <table:table-cell office:value-type="float" office:value="1.55794" calcext:value-type="float">
            <text:p>1,55794</text:p>
          </table:table-cell>
          <table:table-cell office:value-type="float" office:value="2.13424" calcext:value-type="float">
            <text:p>2,13424</text:p>
          </table:table-cell>
          <table:table-cell office:value-type="float" office:value="0.984507" calcext:value-type="float">
            <text:p>0,984507</text:p>
          </table:table-cell>
          <table:table-cell office:value-type="float" office:value="0.596834" calcext:value-type="float">
            <text:p>0,596834</text:p>
          </table:table-cell>
          <table:table-cell office:value-type="float" office:value="0.831581" calcext:value-type="float">
            <text:p>0,831581</text:p>
          </table:table-cell>
          <table:table-cell office:value-type="float" office:value="0.749647" calcext:value-type="float">
            <text:p>0,749647</text:p>
          </table:table-cell>
          <table:table-cell office:value-type="float" office:value="0.394514" calcext:value-type="float">
            <text:p>0,394514</text:p>
          </table:table-cell>
          <table:table-cell office:value-type="float" office:value="0.581422" calcext:value-type="float">
            <text:p>0,581422</text:p>
          </table:table-cell>
          <table:table-cell office:value-type="float" office:value="1.96225" calcext:value-type="float">
            <text:p>1,96225</text:p>
          </table:table-cell>
          <table:table-cell office:value-type="float" office:value="0.264645" calcext:value-type="float">
            <text:p>0,264645</text:p>
          </table:table-cell>
          <table:table-cell office:value-type="float" office:value="0.397972" calcext:value-type="float">
            <text:p>0,397972</text:p>
          </table:table-cell>
          <table:table-cell office:value-type="float" office:value="0.371221" calcext:value-type="float">
            <text:p>0,371221</text:p>
          </table:table-cell>
          <table:table-cell office:value-type="float" office:value="0.539809" calcext:value-type="float">
            <text:p>0,539809</text:p>
          </table:table-cell>
          <table:table-cell table:number-columns-repeated="20"/>
          <table:table-cell table:formula="of:=MIN([.A157:.BL157])" office:value-type="float" office:value="0.112592" calcext:value-type="float">
            <text:p>0,112592</text:p>
          </table:table-cell>
          <table:table-cell table:formula="of:=MAX([.A157:.BL157])" office:value-type="float" office:value="2.13424" calcext:value-type="float">
            <text:p>2,13424</text:p>
          </table:table-cell>
          <table:table-cell table:number-columns-repeated="7"/>
        </table:table-row>
        <table:table-row table:style-name="ro2">
          <table:table-cell office:value-type="float" office:value="0.193408" calcext:value-type="float">
            <text:p>0,193408</text:p>
          </table:table-cell>
          <table:table-cell office:value-type="float" office:value="0.299366" calcext:value-type="float">
            <text:p>0,299366</text:p>
          </table:table-cell>
          <table:table-cell office:value-type="float" office:value="0.146888" calcext:value-type="float">
            <text:p>0,146888</text:p>
          </table:table-cell>
          <table:table-cell office:value-type="float" office:value="0.539351" calcext:value-type="float">
            <text:p>0,539351</text:p>
          </table:table-cell>
          <table:table-cell office:value-type="float" office:value="0.195795" calcext:value-type="float">
            <text:p>0,195795</text:p>
          </table:table-cell>
          <table:table-cell office:value-type="float" office:value="0.54191" calcext:value-type="float">
            <text:p>0,54191</text:p>
          </table:table-cell>
          <table:table-cell office:value-type="float" office:value="0.144874" calcext:value-type="float">
            <text:p>0,144874</text:p>
          </table:table-cell>
          <table:table-cell office:value-type="float" office:value="0.529799" calcext:value-type="float">
            <text:p>0,529799</text:p>
          </table:table-cell>
          <table:table-cell office:value-type="float" office:value="0.192999" calcext:value-type="float">
            <text:p>0,192999</text:p>
          </table:table-cell>
          <table:table-cell office:value-type="float" office:value="0.534313" calcext:value-type="float">
            <text:p>0,534313</text:p>
          </table:table-cell>
          <table:table-cell office:value-type="float" office:value="1.3248" calcext:value-type="float">
            <text:p>1,3248</text:p>
          </table:table-cell>
          <table:table-cell office:value-type="float" office:value="0.547079" calcext:value-type="float">
            <text:p>0,547079</text:p>
          </table:table-cell>
          <table:table-cell office:value-type="float" office:value="0.152467" calcext:value-type="float">
            <text:p>0,152467</text:p>
          </table:table-cell>
          <table:table-cell office:value-type="float" office:value="0.507555" calcext:value-type="float">
            <text:p>0,507555</text:p>
          </table:table-cell>
          <table:table-cell office:value-type="float" office:value="0.316413" calcext:value-type="float">
            <text:p>0,316413</text:p>
          </table:table-cell>
          <table:table-cell office:value-type="float" office:value="0.865987" calcext:value-type="float">
            <text:p>0,865987</text:p>
          </table:table-cell>
          <table:table-cell office:value-type="float" office:value="0.375248" calcext:value-type="float">
            <text:p>0,375248</text:p>
          </table:table-cell>
          <table:table-cell office:value-type="float" office:value="0.15624" calcext:value-type="float">
            <text:p>0,15624</text:p>
          </table:table-cell>
          <table:table-cell office:value-type="float" office:value="0.167847" calcext:value-type="float">
            <text:p>0,167847</text:p>
          </table:table-cell>
          <table:table-cell office:value-type="float" office:value="2.2658" calcext:value-type="float">
            <text:p>2,2658</text:p>
          </table:table-cell>
          <table:table-cell office:value-type="float" office:value="2.06935" calcext:value-type="float">
            <text:p>2,06935</text:p>
          </table:table-cell>
          <table:table-cell office:value-type="float" office:value="1.96963" calcext:value-type="float">
            <text:p>1,96963</text:p>
          </table:table-cell>
          <table:table-cell office:value-type="float" office:value="1.82757" calcext:value-type="float">
            <text:p>1,82757</text:p>
          </table:table-cell>
          <table:table-cell office:value-type="float" office:value="0.277348" calcext:value-type="float">
            <text:p>0,277348</text:p>
          </table:table-cell>
          <table:table-cell office:value-type="float" office:value="1.58167" calcext:value-type="float">
            <text:p>1,58167</text:p>
          </table:table-cell>
          <table:table-cell office:value-type="float" office:value="1.4838" calcext:value-type="float">
            <text:p>1,4838</text:p>
          </table:table-cell>
          <table:table-cell office:value-type="float" office:value="0.172805" calcext:value-type="float">
            <text:p>0,172805</text:p>
          </table:table-cell>
          <table:table-cell office:value-type="float" office:value="1.79367" calcext:value-type="float">
            <text:p>1,79367</text:p>
          </table:table-cell>
          <table:table-cell office:value-type="float" office:value="0.580683" calcext:value-type="float">
            <text:p>0,580683</text:p>
          </table:table-cell>
          <table:table-cell office:value-type="float" office:value="1.08783" calcext:value-type="float">
            <text:p>1,08783</text:p>
          </table:table-cell>
          <table:table-cell office:value-type="float" office:value="0.20393" calcext:value-type="float">
            <text:p>0,20393</text:p>
          </table:table-cell>
          <table:table-cell office:value-type="float" office:value="1.72223" calcext:value-type="float">
            <text:p>1,72223</text:p>
          </table:table-cell>
          <table:table-cell office:value-type="float" office:value="1.91862" calcext:value-type="float">
            <text:p>1,91862</text:p>
          </table:table-cell>
          <table:table-cell office:value-type="float" office:value="1.49405" calcext:value-type="float">
            <text:p>1,49405</text:p>
          </table:table-cell>
          <table:table-cell office:value-type="float" office:value="1.40668" calcext:value-type="float">
            <text:p>1,40668</text:p>
          </table:table-cell>
          <table:table-cell office:value-type="float" office:value="1.21415" calcext:value-type="float">
            <text:p>1,21415</text:p>
          </table:table-cell>
          <table:table-cell office:value-type="float" office:value="1.50146" calcext:value-type="float">
            <text:p>1,50146</text:p>
          </table:table-cell>
          <table:table-cell office:value-type="float" office:value="1.2288" calcext:value-type="float">
            <text:p>1,2288</text:p>
          </table:table-cell>
          <table:table-cell office:value-type="float" office:value="2.23039" calcext:value-type="float">
            <text:p>2,23039</text:p>
          </table:table-cell>
          <table:table-cell office:value-type="float" office:value="1.0292" calcext:value-type="float">
            <text:p>1,0292</text:p>
          </table:table-cell>
          <table:table-cell office:value-type="float" office:value="0.793587" calcext:value-type="float">
            <text:p>0,793587</text:p>
          </table:table-cell>
          <table:table-cell office:value-type="float" office:value="0.741085" calcext:value-type="float">
            <text:p>0,741085</text:p>
          </table:table-cell>
          <table:table-cell office:value-type="float" office:value="0.716961" calcext:value-type="float">
            <text:p>0,716961</text:p>
          </table:table-cell>
          <table:table-cell office:value-type="float" office:value="0.509106" calcext:value-type="float">
            <text:p>0,509106</text:p>
          </table:table-cell>
          <table:table-cell office:value-type="float" office:value="0.394009" calcext:value-type="float">
            <text:p>0,394009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2.23552" calcext:value-type="float">
            <text:p>2,23552</text:p>
          </table:table-cell>
          <table:table-cell office:value-type="float" office:value="0.202295" calcext:value-type="float">
            <text:p>0,202295</text:p>
          </table:table-cell>
          <table:table-cell table:number-columns-repeated="20"/>
          <table:table-cell table:formula="of:=MIN([.A158:.BL158])" office:value-type="float" office:value="0.144874" calcext:value-type="float">
            <text:p>0,144874</text:p>
          </table:table-cell>
          <table:table-cell table:formula="of:=MAX([.A158:.BL158])" office:value-type="float" office:value="2.47998" calcext:value-type="float">
            <text:p>2,47998</text:p>
          </table:table-cell>
          <table:table-cell table:number-columns-repeated="7"/>
        </table:table-row>
        <table:table-row table:style-name="ro2">
          <table:table-cell office:value-type="float" office:value="0.144521" calcext:value-type="float">
            <text:p>0,144521</text:p>
          </table:table-cell>
          <table:table-cell office:value-type="float" office:value="0.112835" calcext:value-type="float">
            <text:p>0,112835</text:p>
          </table:table-cell>
          <table:table-cell office:value-type="float" office:value="0.083149" calcext:value-type="float">
            <text:p>0,083149</text:p>
          </table:table-cell>
          <table:table-cell office:value-type="float" office:value="0.101303" calcext:value-type="float">
            <text:p>0,101303</text:p>
          </table:table-cell>
          <table:table-cell office:value-type="float" office:value="0.53915" calcext:value-type="float">
            <text:p>0,53915</text:p>
          </table:table-cell>
          <table:table-cell office:value-type="float" office:value="0.149815" calcext:value-type="float">
            <text:p>0,149815</text:p>
          </table:table-cell>
          <table:table-cell office:value-type="float" office:value="0.095669" calcext:value-type="float">
            <text:p>0,095669</text:p>
          </table:table-cell>
          <table:table-cell office:value-type="float" office:value="0.0948441" calcext:value-type="float">
            <text:p>0,0948441</text:p>
          </table:table-cell>
          <table:table-cell office:value-type="float" office:value="0.0942001" calcext:value-type="float">
            <text:p>0,0942001</text:p>
          </table:table-cell>
          <table:table-cell office:value-type="float" office:value="0.105559" calcext:value-type="float">
            <text:p>0,105559</text:p>
          </table:table-cell>
          <table:table-cell office:value-type="float" office:value="0.708343" calcext:value-type="float">
            <text:p>0,708343</text:p>
          </table:table-cell>
          <table:table-cell office:value-type="float" office:value="0.65282" calcext:value-type="float">
            <text:p>0,65282</text:p>
          </table:table-cell>
          <table:table-cell office:value-type="float" office:value="0.681017" calcext:value-type="float">
            <text:p>0,681017</text:p>
          </table:table-cell>
          <table:table-cell office:value-type="float" office:value="0.117852" calcext:value-type="float">
            <text:p>0,117852</text:p>
          </table:table-cell>
          <table:table-cell office:value-type="float" office:value="0.204882" calcext:value-type="float">
            <text:p>0,204882</text:p>
          </table:table-cell>
          <table:table-cell office:value-type="float" office:value="0.125992" calcext:value-type="float">
            <text:p>0,125992</text:p>
          </table:table-cell>
          <table:table-cell office:value-type="float" office:value="0.408585" calcext:value-type="float">
            <text:p>0,408585</text:p>
          </table:table-cell>
          <table:table-cell office:value-type="float" office:value="1.30463" calcext:value-type="float">
            <text:p>1,30463</text:p>
          </table:table-cell>
          <table:table-cell office:value-type="float" office:value="1.15003" calcext:value-type="float">
            <text:p>1,15003</text:p>
          </table:table-cell>
          <table:table-cell office:value-type="float" office:value="0.287997" calcext:value-type="float">
            <text:p>0,287997</text:p>
          </table:table-cell>
          <table:table-cell office:value-type="float" office:value="0.181876" calcext:value-type="float">
            <text:p>0,181876</text:p>
          </table:table-cell>
          <table:table-cell office:value-type="float" office:value="0.256323" calcext:value-type="float">
            <text:p>0,256323</text:p>
          </table:table-cell>
          <table:table-cell office:value-type="float" office:value="0.267125" calcext:value-type="float">
            <text:p>0,267125</text:p>
          </table:table-cell>
          <table:table-cell office:value-type="float" office:value="1.09107" calcext:value-type="float">
            <text:p>1,09107</text:p>
          </table:table-cell>
          <table:table-cell office:value-type="float" office:value="0.770807" calcext:value-type="float">
            <text:p>0,770807</text:p>
          </table:table-cell>
          <table:table-cell office:value-type="float" office:value="0.123355" calcext:value-type="float">
            <text:p>0,123355</text:p>
          </table:table-cell>
          <table:table-cell office:value-type="float" office:value="2.45186" calcext:value-type="float">
            <text:p>2,45186</text:p>
          </table:table-cell>
          <table:table-cell office:value-type="float" office:value="2.35297" calcext:value-type="float">
            <text:p>2,35297</text:p>
          </table:table-cell>
          <table:table-cell office:value-type="float" office:value="0.32623" calcext:value-type="float">
            <text:p>0,32623</text:p>
          </table:table-cell>
          <table:table-cell office:value-type="float" office:value="2.28382" calcext:value-type="float">
            <text:p>2,28382</text:p>
          </table:table-cell>
          <table:table-cell office:value-type="float" office:value="2.25661" calcext:value-type="float">
            <text:p>2,25661</text:p>
          </table:table-cell>
          <table:table-cell office:value-type="float" office:value="0.662314" calcext:value-type="float">
            <text:p>0,662314</text:p>
          </table:table-cell>
          <table:table-cell office:value-type="float" office:value="0.626837" calcext:value-type="float">
            <text:p>0,626837</text:p>
          </table:table-cell>
          <table:table-cell office:value-type="float" office:value="2.55149" calcext:value-type="float">
            <text:p>2,55149</text:p>
          </table:table-cell>
          <table:table-cell office:value-type="float" office:value="2.07242" calcext:value-type="float">
            <text:p>2,07242</text:p>
          </table:table-cell>
          <table:table-cell office:value-type="float" office:value="2.18579" calcext:value-type="float">
            <text:p>2,18579</text:p>
          </table:table-cell>
          <table:table-cell office:value-type="float" office:value="2.62179" calcext:value-type="float">
            <text:p>2,62179</text:p>
          </table:table-cell>
          <table:table-cell office:value-type="float" office:value="2.20946" calcext:value-type="float">
            <text:p>2,20946</text:p>
          </table:table-cell>
          <table:table-cell office:value-type="float" office:value="1.82318" calcext:value-type="float">
            <text:p>1,82318</text:p>
          </table:table-cell>
          <table:table-cell office:value-type="float" office:value="2.02398" calcext:value-type="float">
            <text:p>2,02398</text:p>
          </table:table-cell>
          <table:table-cell office:value-type="float" office:value="1.75185" calcext:value-type="float">
            <text:p>1,75185</text:p>
          </table:table-cell>
          <table:table-cell office:value-type="float" office:value="1.93092" calcext:value-type="float">
            <text:p>1,93092</text:p>
          </table:table-cell>
          <table:table-cell office:value-type="float" office:value="0.375498" calcext:value-type="float">
            <text:p>0,375498</text:p>
          </table:table-cell>
          <table:table-cell office:value-type="float" office:value="0.777958" calcext:value-type="float">
            <text:p>0,777958</text:p>
          </table:table-cell>
          <table:table-cell office:value-type="float" office:value="0.116424" calcext:value-type="float">
            <text:p>0,116424</text:p>
          </table:table-cell>
          <table:table-cell office:value-type="float" office:value="0.323128" calcext:value-type="float">
            <text:p>0,323128</text:p>
          </table:table-cell>
          <table:table-cell office:value-type="float" office:value="0.261582" calcext:value-type="float">
            <text:p>0,261582</text:p>
          </table:table-cell>
          <table:table-cell office:value-type="float" office:value="0.108047" calcext:value-type="float">
            <text:p>0,108047</text:p>
          </table:table-cell>
          <table:table-cell table:number-columns-repeated="20"/>
          <table:table-cell table:formula="of:=MIN([.A159:.BL159])" office:value-type="float" office:value="0.083149" calcext:value-type="float">
            <text:p>0,083149</text:p>
          </table:table-cell>
          <table:table-cell table:formula="of:=MAX([.A159:.BL159])" office:value-type="float" office:value="2.62179" calcext:value-type="float">
            <text:p>2,62179</text:p>
          </table:table-cell>
          <table:table-cell table:number-columns-repeated="7"/>
        </table:table-row>
        <table:table-row table:style-name="ro2">
          <table:table-cell office:value-type="float" office:value="0.194545" calcext:value-type="float">
            <text:p>0,194545</text:p>
          </table:table-cell>
          <table:table-cell office:value-type="float" office:value="0.143644" calcext:value-type="float">
            <text:p>0,143644</text:p>
          </table:table-cell>
          <table:table-cell office:value-type="float" office:value="0.146942" calcext:value-type="float">
            <text:p>0,146942</text:p>
          </table:table-cell>
          <table:table-cell office:value-type="float" office:value="0.145044" calcext:value-type="float">
            <text:p>0,145044</text:p>
          </table:table-cell>
          <table:table-cell office:value-type="float" office:value="0.14811" calcext:value-type="float">
            <text:p>0,14811</text:p>
          </table:table-cell>
          <table:table-cell office:value-type="float" office:value="0.879338" calcext:value-type="float">
            <text:p>0,879338</text:p>
          </table:table-cell>
          <table:table-cell office:value-type="float" office:value="0.244357" calcext:value-type="float">
            <text:p>0,244357</text:p>
          </table:table-cell>
          <table:table-cell office:value-type="float" office:value="0.145147" calcext:value-type="float">
            <text:p>0,145147</text:p>
          </table:table-cell>
          <table:table-cell office:value-type="float" office:value="0.243276" calcext:value-type="float">
            <text:p>0,243276</text:p>
          </table:table-cell>
          <table:table-cell office:value-type="float" office:value="0.143724" calcext:value-type="float">
            <text:p>0,143724</text:p>
          </table:table-cell>
          <table:table-cell office:value-type="float" office:value="1.02192" calcext:value-type="float">
            <text:p>1,02192</text:p>
          </table:table-cell>
          <table:table-cell office:value-type="float" office:value="1.36304" calcext:value-type="float">
            <text:p>1,36304</text:p>
          </table:table-cell>
          <table:table-cell office:value-type="float" office:value="1.31414" calcext:value-type="float">
            <text:p>1,31414</text:p>
          </table:table-cell>
          <table:table-cell office:value-type="float" office:value="0.146174" calcext:value-type="float">
            <text:p>0,146174</text:p>
          </table:table-cell>
          <table:table-cell office:value-type="float" office:value="0.399889" calcext:value-type="float">
            <text:p>0,399889</text:p>
          </table:table-cell>
          <table:table-cell office:value-type="float" office:value="0.212888" calcext:value-type="float">
            <text:p>0,212888</text:p>
          </table:table-cell>
          <table:table-cell office:value-type="float" office:value="0.75497" calcext:value-type="float">
            <text:p>0,75497</text:p>
          </table:table-cell>
          <table:table-cell office:value-type="float" office:value="0.268154" calcext:value-type="float">
            <text:p>0,268154</text:p>
          </table:table-cell>
          <table:table-cell office:value-type="float" office:value="0.616193" calcext:value-type="float">
            <text:p>0,616193</text:p>
          </table:table-cell>
          <table:table-cell office:value-type="float" office:value="1.10436" calcext:value-type="float">
            <text:p>1,10436</text:p>
          </table:table-cell>
          <table:table-cell office:value-type="float" office:value="1.25161" calcext:value-type="float">
            <text:p>1,25161</text:p>
          </table:table-cell>
          <table:table-cell office:value-type="float" office:value="0.480691" calcext:value-type="float">
            <text:p>0,480691</text:p>
          </table:table-cell>
          <table:table-cell office:value-type="float" office:value="0.120213" calcext:value-type="float">
            <text:p>0,120213</text:p>
          </table:table-cell>
          <table:table-cell office:value-type="float" office:value="0.388182" calcext:value-type="float">
            <text:p>0,388182</text:p>
          </table:table-cell>
          <table:table-cell office:value-type="float" office:value="1.70436" calcext:value-type="float">
            <text:p>1,70436</text:p>
          </table:table-cell>
          <table:table-cell office:value-type="float" office:value="1.95866" calcext:value-type="float">
            <text:p>1,95866</text:p>
          </table:table-cell>
          <table:table-cell office:value-type="float" office:value="1.76192" calcext:value-type="float">
            <text:p>1,76192</text:p>
          </table:table-cell>
          <table:table-cell office:value-type="float" office:value="1.62036" calcext:value-type="float">
            <text:p>1,62036</text:p>
          </table:table-cell>
          <table:table-cell office:value-type="float" office:value="1.47618" calcext:value-type="float">
            <text:p>1,47618</text:p>
          </table:table-cell>
          <table:table-cell office:value-type="float" office:value="1.18325" calcext:value-type="float">
            <text:p>1,18325</text:p>
          </table:table-cell>
          <table:table-cell office:value-type="float" office:value="0.947687" calcext:value-type="float">
            <text:p>0,947687</text:p>
          </table:table-cell>
          <table:table-cell office:value-type="float" office:value="0.342672" calcext:value-type="float">
            <text:p>0,342672</text:p>
          </table:table-cell>
          <table:table-cell office:value-type="float" office:value="0.732506" calcext:value-type="float">
            <text:p>0,732506</text:p>
          </table:table-cell>
          <table:table-cell office:value-type="float" office:value="0.433803" calcext:value-type="float">
            <text:p>0,433803</text:p>
          </table:table-cell>
          <table:table-cell office:value-type="float" office:value="0.270407" calcext:value-type="float">
            <text:p>0,270407</text:p>
          </table:table-cell>
          <table:table-cell office:value-type="float" office:value="0.647754" calcext:value-type="float">
            <text:p>0,647754</text:p>
          </table:table-cell>
          <table:table-cell office:value-type="float" office:value="0.526507" calcext:value-type="float">
            <text:p>0,526507</text:p>
          </table:table-cell>
          <table:table-cell office:value-type="float" office:value="1.52153" calcext:value-type="float">
            <text:p>1,52153</text:p>
          </table:table-cell>
          <table:table-cell office:value-type="float" office:value="0.449427" calcext:value-type="float">
            <text:p>0,449427</text:p>
          </table:table-cell>
          <table:table-cell office:value-type="float" office:value="0.97339" calcext:value-type="float">
            <text:p>0,97339</text:p>
          </table:table-cell>
          <table:table-cell office:value-type="float" office:value="0.445008" calcext:value-type="float">
            <text:p>0,445008</text:p>
          </table:table-cell>
          <table:table-cell office:value-type="float" office:value="0.265023" calcext:value-type="float">
            <text:p>0,265023</text:p>
          </table:table-cell>
          <table:table-cell office:value-type="float" office:value="1.55944" calcext:value-type="float">
            <text:p>1,55944</text:p>
          </table:table-cell>
          <table:table-cell office:value-type="float" office:value="0.498464" calcext:value-type="float">
            <text:p>0,498464</text:p>
          </table:table-cell>
          <table:table-cell office:value-type="float" office:value="0.183527" calcext:value-type="float">
            <text:p>0,183527</text:p>
          </table:table-cell>
          <table:table-cell office:value-type="float" office:value="0.154384" calcext:value-type="float">
            <text:p>0,154384</text:p>
          </table:table-cell>
          <table:table-cell office:value-type="float" office:value="0.315011" calcext:value-type="float">
            <text:p>0,315011</text:p>
          </table:table-cell>
          <table:table-cell office:value-type="float" office:value="0.466872" calcext:value-type="float">
            <text:p>0,466872</text:p>
          </table:table-cell>
          <table:table-cell table:number-columns-repeated="20"/>
          <table:table-cell table:formula="of:=MIN([.A160:.BL160])" office:value-type="float" office:value="0.120213" calcext:value-type="float">
            <text:p>0,120213</text:p>
          </table:table-cell>
          <table:table-cell table:formula="of:=MAX([.A160:.BL160])" office:value-type="float" office:value="1.95866" calcext:value-type="float">
            <text:p>1,95866</text:p>
          </table:table-cell>
          <table:table-cell table:number-columns-repeated="7"/>
        </table:table-row>
        <table:table-row table:style-name="ro2">
          <table:table-cell office:value-type="float" office:value="0.194992" calcext:value-type="float">
            <text:p>0,194992</text:p>
          </table:table-cell>
          <table:table-cell office:value-type="float" office:value="0.101235" calcext:value-type="float">
            <text:p>0,101235</text:p>
          </table:table-cell>
          <table:table-cell office:value-type="float" office:value="0.347848" calcext:value-type="float">
            <text:p>0,347848</text:p>
          </table:table-cell>
          <table:table-cell office:value-type="float" office:value="0.349713" calcext:value-type="float">
            <text:p>0,349713</text:p>
          </table:table-cell>
          <table:table-cell office:value-type="float" office:value="0.192879" calcext:value-type="float">
            <text:p>0,192879</text:p>
          </table:table-cell>
          <table:table-cell office:value-type="float" office:value="0.295283" calcext:value-type="float">
            <text:p>0,295283</text:p>
          </table:table-cell>
          <table:table-cell office:value-type="float" office:value="0.143713" calcext:value-type="float">
            <text:p>0,143713</text:p>
          </table:table-cell>
          <table:table-cell office:value-type="float" office:value="0.540489" calcext:value-type="float">
            <text:p>0,540489</text:p>
          </table:table-cell>
          <table:table-cell office:value-type="float" office:value="0.191465" calcext:value-type="float">
            <text:p>0,191465</text:p>
          </table:table-cell>
          <table:table-cell office:value-type="float" office:value="0.290249" calcext:value-type="float">
            <text:p>0,290249</text:p>
          </table:table-cell>
          <table:table-cell office:value-type="float" office:value="0.187672" calcext:value-type="float">
            <text:p>0,187672</text:p>
          </table:table-cell>
          <table:table-cell office:value-type="float" office:value="0.292059" calcext:value-type="float">
            <text:p>0,292059</text:p>
          </table:table-cell>
          <table:table-cell office:value-type="float" office:value="0.145235" calcext:value-type="float">
            <text:p>0,145235</text:p>
          </table:table-cell>
          <table:table-cell office:value-type="float" office:value="1.65789" calcext:value-type="float">
            <text:p>1,65789</text:p>
          </table:table-cell>
          <table:table-cell office:value-type="float" office:value="0.484881" calcext:value-type="float">
            <text:p>0,484881</text:p>
          </table:table-cell>
          <table:table-cell office:value-type="float" office:value="1.07462" calcext:value-type="float">
            <text:p>1,07462</text:p>
          </table:table-cell>
          <table:table-cell office:value-type="float" office:value="1.07523" calcext:value-type="float">
            <text:p>1,07523</text:p>
          </table:table-cell>
          <table:table-cell office:value-type="float" office:value="0.831252" calcext:value-type="float">
            <text:p>0,831252</text:p>
          </table:table-cell>
          <table:table-cell office:value-type="float" office:value="0.250086" calcext:value-type="float">
            <text:p>0,250086</text:p>
          </table:table-cell>
          <table:table-cell office:value-type="float" office:value="1.23786" calcext:value-type="float">
            <text:p>1,23786</text:p>
          </table:table-cell>
          <table:table-cell office:value-type="float" office:value="0.896442" calcext:value-type="float">
            <text:p>0,896442</text:p>
          </table:table-cell>
          <table:table-cell office:value-type="float" office:value="1.00529" calcext:value-type="float">
            <text:p>1,00529</text:p>
          </table:table-cell>
          <table:table-cell office:value-type="float" office:value="1.44509" calcext:value-type="float">
            <text:p>1,44509</text:p>
          </table:table-cell>
          <table:table-cell office:value-type="float" office:value="0.323327" calcext:value-type="float">
            <text:p>0,323327</text:p>
          </table:table-cell>
          <table:table-cell office:value-type="float" office:value="0.758418" calcext:value-type="float">
            <text:p>0,758418</text:p>
          </table:table-cell>
          <table:table-cell office:value-type="float" office:value="0.674418" calcext:value-type="float">
            <text:p>0,674418</text:p>
          </table:table-cell>
          <table:table-cell office:value-type="float" office:value="0.192803" calcext:value-type="float">
            <text:p>0,192803</text:p>
          </table:table-cell>
          <table:table-cell office:value-type="float" office:value="0.18523" calcext:value-type="float">
            <text:p>0,18523</text:p>
          </table:table-cell>
          <table:table-cell office:value-type="float" office:value="0.378629" calcext:value-type="float">
            <text:p>0,378629</text:p>
          </table:table-cell>
          <table:table-cell office:value-type="float" office:value="0.428468" calcext:value-type="float">
            <text:p>0,428468</text:p>
          </table:table-cell>
          <table:table-cell office:value-type="float" office:value="0.172309" calcext:value-type="float">
            <text:p>0,172309</text:p>
          </table:table-cell>
          <table:table-cell office:value-type="float" office:value="0.574723" calcext:value-type="float">
            <text:p>0,574723</text:p>
          </table:table-cell>
          <table:table-cell office:value-type="float" office:value="0.184759" calcext:value-type="float">
            <text:p>0,184759</text:p>
          </table:table-cell>
          <table:table-cell office:value-type="float" office:value="2.17993" calcext:value-type="float">
            <text:p>2,17993</text:p>
          </table:table-cell>
          <table:table-cell office:value-type="float" office:value="0.180841" calcext:value-type="float">
            <text:p>0,180841</text:p>
          </table:table-cell>
          <table:table-cell office:value-type="float" office:value="0.613194" calcext:value-type="float">
            <text:p>0,613194</text:p>
          </table:table-cell>
          <table:table-cell office:value-type="float" office:value="2.03068" calcext:value-type="float">
            <text:p>2,03068</text:p>
          </table:table-cell>
          <table:table-cell office:value-type="float" office:value="1.81226" calcext:value-type="float">
            <text:p>1,81226</text:p>
          </table:table-cell>
          <table:table-cell office:value-type="float" office:value="1.27448" calcext:value-type="float">
            <text:p>1,27448</text:p>
          </table:table-cell>
          <table:table-cell office:value-type="float" office:value="1.61193" calcext:value-type="float">
            <text:p>1,61193</text:p>
          </table:table-cell>
          <table:table-cell office:value-type="float" office:value="2.42464" calcext:value-type="float">
            <text:p>2,42464</text:p>
          </table:table-cell>
          <table:table-cell office:value-type="float" office:value="2.4797" calcext:value-type="float">
            <text:p>2,4797</text:p>
          </table:table-cell>
          <table:table-cell office:value-type="float" office:value="1.42752" calcext:value-type="float">
            <text:p>1,42752</text:p>
          </table:table-cell>
          <table:table-cell office:value-type="float" office:value="0.875646" calcext:value-type="float">
            <text:p>0,875646</text:p>
          </table:table-cell>
          <table:table-cell office:value-type="float" office:value="0.663348" calcext:value-type="float">
            <text:p>0,663348</text:p>
          </table:table-cell>
          <table:table-cell office:value-type="float" office:value="0.508554" calcext:value-type="float">
            <text:p>0,508554</text:p>
          </table:table-cell>
          <table:table-cell office:value-type="float" office:value="1.06064" calcext:value-type="float">
            <text:p>1,06064</text:p>
          </table:table-cell>
          <table:table-cell office:value-type="float" office:value="0.125645" calcext:value-type="float">
            <text:p>0,125645</text:p>
          </table:table-cell>
          <table:table-cell table:number-columns-repeated="20"/>
          <table:table-cell table:formula="of:=MIN([.A161:.BL161])" office:value-type="float" office:value="0.101235" calcext:value-type="float">
            <text:p>0,101235</text:p>
          </table:table-cell>
          <table:table-cell table:formula="of:=MAX([.A161:.BL161])" office:value-type="float" office:value="2.4797" calcext:value-type="float">
            <text:p>2,4797</text:p>
          </table:table-cell>
          <table:table-cell table:number-columns-repeated="7"/>
        </table:table-row>
        <table:table-row table:style-name="ro2">
          <table:table-cell office:value-type="float" office:value="0.143224" calcext:value-type="float">
            <text:p>0,143224</text:p>
          </table:table-cell>
          <table:table-cell office:value-type="float" office:value="0.136126" calcext:value-type="float">
            <text:p>0,136126</text:p>
          </table:table-cell>
          <table:table-cell office:value-type="float" office:value="0.238372" calcext:value-type="float">
            <text:p>0,238372</text:p>
          </table:table-cell>
          <table:table-cell office:value-type="float" office:value="0.136077" calcext:value-type="float">
            <text:p>0,136077</text:p>
          </table:table-cell>
          <table:table-cell office:value-type="float" office:value="0.101764" calcext:value-type="float">
            <text:p>0,101764</text:p>
          </table:table-cell>
          <table:table-cell office:value-type="float" office:value="0.340879" calcext:value-type="float">
            <text:p>0,340879</text:p>
          </table:table-cell>
          <table:table-cell office:value-type="float" office:value="0.102481" calcext:value-type="float">
            <text:p>0,102481</text:p>
          </table:table-cell>
          <table:table-cell office:value-type="float" office:value="0.101507" calcext:value-type="float">
            <text:p>0,101507</text:p>
          </table:table-cell>
          <table:table-cell office:value-type="float" office:value="0.649693" calcext:value-type="float">
            <text:p>0,649693</text:p>
          </table:table-cell>
          <table:table-cell office:value-type="float" office:value="0.79252" calcext:value-type="float">
            <text:p>0,79252</text:p>
          </table:table-cell>
          <table:table-cell office:value-type="float" office:value="0.825598" calcext:value-type="float">
            <text:p>0,825598</text:p>
          </table:table-cell>
          <table:table-cell office:value-type="float" office:value="0.591965" calcext:value-type="float">
            <text:p>0,591965</text:p>
          </table:table-cell>
          <table:table-cell office:value-type="float" office:value="0.982698" calcext:value-type="float">
            <text:p>0,982698</text:p>
          </table:table-cell>
          <table:table-cell office:value-type="float" office:value="0.626727" calcext:value-type="float">
            <text:p>0,626727</text:p>
          </table:table-cell>
          <table:table-cell office:value-type="float" office:value="0.423131" calcext:value-type="float">
            <text:p>0,423131</text:p>
          </table:table-cell>
          <table:table-cell office:value-type="float" office:value="1.08082" calcext:value-type="float">
            <text:p>1,08082</text:p>
          </table:table-cell>
          <table:table-cell office:value-type="float" office:value="0.462739" calcext:value-type="float">
            <text:p>0,462739</text:p>
          </table:table-cell>
          <table:table-cell office:value-type="float" office:value="0.450956" calcext:value-type="float">
            <text:p>0,450956</text:p>
          </table:table-cell>
          <table:table-cell office:value-type="float" office:value="1.31177" calcext:value-type="float">
            <text:p>1,31177</text:p>
          </table:table-cell>
          <table:table-cell office:value-type="float" office:value="1.12669" calcext:value-type="float">
            <text:p>1,12669</text:p>
          </table:table-cell>
          <table:table-cell office:value-type="float" office:value="1.21044" calcext:value-type="float">
            <text:p>1,21044</text:p>
          </table:table-cell>
          <table:table-cell office:value-type="float" office:value="1.37429" calcext:value-type="float">
            <text:p>1,37429</text:p>
          </table:table-cell>
          <table:table-cell office:value-type="float" office:value="0.927746" calcext:value-type="float">
            <text:p>0,927746</text:p>
          </table:table-cell>
          <table:table-cell office:value-type="float" office:value="1.03494" calcext:value-type="float">
            <text:p>1,03494</text:p>
          </table:table-cell>
          <table:table-cell office:value-type="float" office:value="0.936421" calcext:value-type="float">
            <text:p>0,936421</text:p>
          </table:table-cell>
          <table:table-cell office:value-type="float" office:value="0.842468" calcext:value-type="float">
            <text:p>0,842468</text:p>
          </table:table-cell>
          <table:table-cell office:value-type="float" office:value="0.771067" calcext:value-type="float">
            <text:p>0,771067</text:p>
          </table:table-cell>
          <table:table-cell office:value-type="float" office:value="0.716424" calcext:value-type="float">
            <text:p>0,716424</text:p>
          </table:table-cell>
          <table:table-cell office:value-type="float" office:value="0.291841" calcext:value-type="float">
            <text:p>0,291841</text:p>
          </table:table-cell>
          <table:table-cell office:value-type="float" office:value="0.795473" calcext:value-type="float">
            <text:p>0,795473</text:p>
          </table:table-cell>
          <table:table-cell office:value-type="float" office:value="0.906414" calcext:value-type="float">
            <text:p>0,906414</text:p>
          </table:table-cell>
          <table:table-cell office:value-type="float" office:value="0.892681" calcext:value-type="float">
            <text:p>0,892681</text:p>
          </table:table-cell>
          <table:table-cell office:value-type="float" office:value="0.905727" calcext:value-type="float">
            <text:p>0,905727</text:p>
          </table:table-cell>
          <table:table-cell office:value-type="float" office:value="0.882108" calcext:value-type="float">
            <text:p>0,882108</text:p>
          </table:table-cell>
          <table:table-cell office:value-type="float" office:value="0.19991" calcext:value-type="float">
            <text:p>0,19991</text:p>
          </table:table-cell>
          <table:table-cell office:value-type="float" office:value="0.969163" calcext:value-type="float">
            <text:p>0,969163</text:p>
          </table:table-cell>
          <table:table-cell office:value-type="float" office:value="0.869007" calcext:value-type="float">
            <text:p>0,869007</text:p>
          </table:table-cell>
          <table:table-cell office:value-type="float" office:value="0.777511" calcext:value-type="float">
            <text:p>0,777511</text:p>
          </table:table-cell>
          <table:table-cell office:value-type="float" office:value="0.74826" calcext:value-type="float">
            <text:p>0,74826</text:p>
          </table:table-cell>
          <table:table-cell office:value-type="float" office:value="0.543248" calcext:value-type="float">
            <text:p>0,543248</text:p>
          </table:table-cell>
          <table:table-cell office:value-type="float" office:value="0.208679" calcext:value-type="float">
            <text:p>0,208679</text:p>
          </table:table-cell>
          <table:table-cell office:value-type="float" office:value="0.122757" calcext:value-type="float">
            <text:p>0,122757</text:p>
          </table:table-cell>
          <table:table-cell office:value-type="float" office:value="0.205457" calcext:value-type="float">
            <text:p>0,205457</text:p>
          </table:table-cell>
          <table:table-cell office:value-type="float" office:value="1.31068" calcext:value-type="float">
            <text:p>1,31068</text:p>
          </table:table-cell>
          <table:table-cell office:value-type="float" office:value="1.03509" calcext:value-type="float">
            <text:p>1,03509</text:p>
          </table:table-cell>
          <table:table-cell office:value-type="float" office:value="0.434531" calcext:value-type="float">
            <text:p>0,434531</text:p>
          </table:table-cell>
          <table:table-cell office:value-type="float" office:value="0.141882" calcext:value-type="float">
            <text:p>0,141882</text:p>
          </table:table-cell>
          <table:table-cell office:value-type="float" office:value="0.107207" calcext:value-type="float">
            <text:p>0,107207</text:p>
          </table:table-cell>
          <table:table-cell table:number-columns-repeated="20"/>
          <table:table-cell table:formula="of:=MIN([.A162:.BL162])" office:value-type="float" office:value="0.101507" calcext:value-type="float">
            <text:p>0,101507</text:p>
          </table:table-cell>
          <table:table-cell table:formula="of:=MAX([.A162:.BL162])" office:value-type="float" office:value="1.37429" calcext:value-type="float">
            <text:p>1,37429</text:p>
          </table:table-cell>
          <table:table-cell table:number-columns-repeated="7"/>
        </table:table-row>
        <table:table-row table:style-name="ro2">
          <table:table-cell office:value-type="float" office:value="0.191021" calcext:value-type="float">
            <text:p>0,191021</text:p>
          </table:table-cell>
          <table:table-cell office:value-type="float" office:value="0.216365" calcext:value-type="float">
            <text:p>0,216365</text:p>
          </table:table-cell>
          <table:table-cell office:value-type="float" office:value="0.365747" calcext:value-type="float">
            <text:p>0,365747</text:p>
          </table:table-cell>
          <table:table-cell office:value-type="float" office:value="0.382776" calcext:value-type="float">
            <text:p>0,382776</text:p>
          </table:table-cell>
          <table:table-cell office:value-type="float" office:value="0.192916" calcext:value-type="float">
            <text:p>0,192916</text:p>
          </table:table-cell>
          <table:table-cell office:value-type="float" office:value="0.228998" calcext:value-type="float">
            <text:p>0,228998</text:p>
          </table:table-cell>
          <table:table-cell office:value-type="float" office:value="0.145348" calcext:value-type="float">
            <text:p>0,145348</text:p>
          </table:table-cell>
          <table:table-cell office:value-type="float" office:value="0.150026" calcext:value-type="float">
            <text:p>0,150026</text:p>
          </table:table-cell>
          <table:table-cell office:value-type="float" office:value="0.146726" calcext:value-type="float">
            <text:p>0,146726</text:p>
          </table:table-cell>
          <table:table-cell office:value-type="float" office:value="0.781558" calcext:value-type="float">
            <text:p>0,781558</text:p>
          </table:table-cell>
          <table:table-cell office:value-type="float" office:value="0.248306" calcext:value-type="float">
            <text:p>0,248306</text:p>
          </table:table-cell>
          <table:table-cell office:value-type="float" office:value="0.728485" calcext:value-type="float">
            <text:p>0,728485</text:p>
          </table:table-cell>
          <table:table-cell office:value-type="float" office:value="0.885796" calcext:value-type="float">
            <text:p>0,885796</text:p>
          </table:table-cell>
          <table:table-cell office:value-type="float" office:value="0.905933" calcext:value-type="float">
            <text:p>0,905933</text:p>
          </table:table-cell>
          <table:table-cell office:value-type="float" office:value="0.696434" calcext:value-type="float">
            <text:p>0,696434</text:p>
          </table:table-cell>
          <table:table-cell office:value-type="float" office:value="1.13276" calcext:value-type="float">
            <text:p>1,13276</text:p>
          </table:table-cell>
          <table:table-cell office:value-type="float" office:value="0.440288" calcext:value-type="float">
            <text:p>0,440288</text:p>
          </table:table-cell>
          <table:table-cell office:value-type="float" office:value="0.442527" calcext:value-type="float">
            <text:p>0,442527</text:p>
          </table:table-cell>
          <table:table-cell office:value-type="float" office:value="0.75883" calcext:value-type="float">
            <text:p>0,75883</text:p>
          </table:table-cell>
          <table:table-cell office:value-type="float" office:value="0.486527" calcext:value-type="float">
            <text:p>0,486527</text:p>
          </table:table-cell>
          <table:table-cell office:value-type="float" office:value="0.569371" calcext:value-type="float">
            <text:p>0,569371</text:p>
          </table:table-cell>
          <table:table-cell office:value-type="float" office:value="0.841026" calcext:value-type="float">
            <text:p>0,841026</text:p>
          </table:table-cell>
          <table:table-cell office:value-type="float" office:value="0.411833" calcext:value-type="float">
            <text:p>0,411833</text:p>
          </table:table-cell>
          <table:table-cell office:value-type="float" office:value="0.400618" calcext:value-type="float">
            <text:p>0,400618</text:p>
          </table:table-cell>
          <table:table-cell office:value-type="float" office:value="0.468792" calcext:value-type="float">
            <text:p>0,468792</text:p>
          </table:table-cell>
          <table:table-cell office:value-type="float" office:value="1.7667" calcext:value-type="float">
            <text:p>1,7667</text:p>
          </table:table-cell>
          <table:table-cell office:value-type="float" office:value="0.69124" calcext:value-type="float">
            <text:p>0,69124</text:p>
          </table:table-cell>
          <table:table-cell office:value-type="float" office:value="1.21318" calcext:value-type="float">
            <text:p>1,21318</text:p>
          </table:table-cell>
          <table:table-cell office:value-type="float" office:value="2.02547" calcext:value-type="float">
            <text:p>2,02547</text:p>
          </table:table-cell>
          <table:table-cell office:value-type="float" office:value="1.39459" calcext:value-type="float">
            <text:p>1,39459</text:p>
          </table:table-cell>
          <table:table-cell office:value-type="float" office:value="0.556533" calcext:value-type="float">
            <text:p>0,556533</text:p>
          </table:table-cell>
          <table:table-cell office:value-type="float" office:value="1.08579" calcext:value-type="float">
            <text:p>1,08579</text:p>
          </table:table-cell>
          <table:table-cell office:value-type="float" office:value="2.25044" calcext:value-type="float">
            <text:p>2,25044</text:p>
          </table:table-cell>
          <table:table-cell office:value-type="float" office:value="1.21606" calcext:value-type="float">
            <text:p>1,21606</text:p>
          </table:table-cell>
          <table:table-cell office:value-type="float" office:value="1.18474" calcext:value-type="float">
            <text:p>1,18474</text:p>
          </table:table-cell>
          <table:table-cell office:value-type="float" office:value="0.855257" calcext:value-type="float">
            <text:p>0,855257</text:p>
          </table:table-cell>
          <table:table-cell office:value-type="float" office:value="1.08728" calcext:value-type="float">
            <text:p>1,08728</text:p>
          </table:table-cell>
          <table:table-cell office:value-type="float" office:value="2.1746" calcext:value-type="float">
            <text:p>2,1746</text:p>
          </table:table-cell>
          <table:table-cell office:value-type="float" office:value="2.21714" calcext:value-type="float">
            <text:p>2,21714</text:p>
          </table:table-cell>
          <table:table-cell office:value-type="float" office:value="0.998161" calcext:value-type="float">
            <text:p>0,998161</text:p>
          </table:table-cell>
          <table:table-cell office:value-type="float" office:value="1.51043" calcext:value-type="float">
            <text:p>1,51043</text:p>
          </table:table-cell>
          <table:table-cell office:value-type="float" office:value="1.10191" calcext:value-type="float">
            <text:p>1,10191</text:p>
          </table:table-cell>
          <table:table-cell office:value-type="float" office:value="0.592863" calcext:value-type="float">
            <text:p>0,592863</text:p>
          </table:table-cell>
          <table:table-cell office:value-type="float" office:value="2.07298" calcext:value-type="float">
            <text:p>2,07298</text:p>
          </table:table-cell>
          <table:table-cell office:value-type="float" office:value="2.29465" calcext:value-type="float">
            <text:p>2,29465</text:p>
          </table:table-cell>
          <table:table-cell office:value-type="float" office:value="0.181701" calcext:value-type="float">
            <text:p>0,181701</text:p>
          </table:table-cell>
          <table:table-cell office:value-type="float" office:value="0.040498" calcext:value-type="float">
            <text:p>0,040498</text:p>
          </table:table-cell>
          <table:table-cell office:value-type="float" office:value="0.139798" calcext:value-type="float">
            <text:p>0,139798</text:p>
          </table:table-cell>
          <table:table-cell table:number-columns-repeated="20"/>
          <table:table-cell table:formula="of:=MIN([.A163:.BL163])" office:value-type="float" office:value="0.040498" calcext:value-type="float">
            <text:p>0,040498</text:p>
          </table:table-cell>
          <table:table-cell table:formula="of:=MAX([.A163:.BL163])" office:value-type="float" office:value="2.29465" calcext:value-type="float">
            <text:p>2,29465</text:p>
          </table:table-cell>
          <table:table-cell table:number-columns-repeated="7"/>
        </table:table-row>
        <table:table-row table:style-name="ro2">
          <table:table-cell office:value-type="float" office:value="0.13961" calcext:value-type="float">
            <text:p>0,13961</text:p>
          </table:table-cell>
          <table:table-cell office:value-type="float" office:value="0.136957" calcext:value-type="float">
            <text:p>0,136957</text:p>
          </table:table-cell>
          <table:table-cell office:value-type="float" office:value="0.261762" calcext:value-type="float">
            <text:p>0,261762</text:p>
          </table:table-cell>
          <table:table-cell office:value-type="float" office:value="0.481622" calcext:value-type="float">
            <text:p>0,481622</text:p>
          </table:table-cell>
          <table:table-cell office:value-type="float" office:value="0.278664" calcext:value-type="float">
            <text:p>0,278664</text:p>
          </table:table-cell>
          <table:table-cell office:value-type="float" office:value="0.10372" calcext:value-type="float">
            <text:p>0,10372</text:p>
          </table:table-cell>
          <table:table-cell office:value-type="float" office:value="0.176163" calcext:value-type="float">
            <text:p>0,176163</text:p>
          </table:table-cell>
          <table:table-cell office:value-type="float" office:value="0.803835" calcext:value-type="float">
            <text:p>0,803835</text:p>
          </table:table-cell>
          <table:table-cell office:value-type="float" office:value="0.531909" calcext:value-type="float">
            <text:p>0,531909</text:p>
          </table:table-cell>
          <table:table-cell office:value-type="float" office:value="0.106566" calcext:value-type="float">
            <text:p>0,106566</text:p>
          </table:table-cell>
          <table:table-cell office:value-type="float" office:value="0.184032" calcext:value-type="float">
            <text:p>0,184032</text:p>
          </table:table-cell>
          <table:table-cell office:value-type="float" office:value="0.278092" calcext:value-type="float">
            <text:p>0,278092</text:p>
          </table:table-cell>
          <table:table-cell office:value-type="float" office:value="0.135754" calcext:value-type="float">
            <text:p>0,135754</text:p>
          </table:table-cell>
          <table:table-cell office:value-type="float" office:value="0.206868" calcext:value-type="float">
            <text:p>0,206868</text:p>
          </table:table-cell>
          <table:table-cell office:value-type="float" office:value="0.30685" calcext:value-type="float">
            <text:p>0,30685</text:p>
          </table:table-cell>
          <table:table-cell office:value-type="float" office:value="0.743739" calcext:value-type="float">
            <text:p>0,743739</text:p>
          </table:table-cell>
          <table:table-cell office:value-type="float" office:value="0.14794" calcext:value-type="float">
            <text:p>0,14794</text:p>
          </table:table-cell>
          <table:table-cell office:value-type="float" office:value="1.44711" calcext:value-type="float">
            <text:p>1,44711</text:p>
          </table:table-cell>
          <table:table-cell office:value-type="float" office:value="1.31373" calcext:value-type="float">
            <text:p>1,31373</text:p>
          </table:table-cell>
          <table:table-cell office:value-type="float" office:value="1.18737" calcext:value-type="float">
            <text:p>1,18737</text:p>
          </table:table-cell>
          <table:table-cell office:value-type="float" office:value="1.33749" calcext:value-type="float">
            <text:p>1,33749</text:p>
          </table:table-cell>
          <table:table-cell office:value-type="float" office:value="1.2052" calcext:value-type="float">
            <text:p>1,2052</text:p>
          </table:table-cell>
          <table:table-cell office:value-type="float" office:value="0.87989" calcext:value-type="float">
            <text:p>0,87989</text:p>
          </table:table-cell>
          <table:table-cell office:value-type="float" office:value="0.570261" calcext:value-type="float">
            <text:p>0,570261</text:p>
          </table:table-cell>
          <table:table-cell office:value-type="float" office:value="0.855275" calcext:value-type="float">
            <text:p>0,855275</text:p>
          </table:table-cell>
          <table:table-cell office:value-type="float" office:value="0.294464" calcext:value-type="float">
            <text:p>0,294464</text:p>
          </table:table-cell>
          <table:table-cell office:value-type="float" office:value="0.703777" calcext:value-type="float">
            <text:p>0,703777</text:p>
          </table:table-cell>
          <table:table-cell office:value-type="float" office:value="0.446006" calcext:value-type="float">
            <text:p>0,446006</text:p>
          </table:table-cell>
          <table:table-cell office:value-type="float" office:value="1.29245" calcext:value-type="float">
            <text:p>1,29245</text:p>
          </table:table-cell>
          <table:table-cell office:value-type="float" office:value="0.302298" calcext:value-type="float">
            <text:p>0,302298</text:p>
          </table:table-cell>
          <table:table-cell office:value-type="float" office:value="1.21523" calcext:value-type="float">
            <text:p>1,21523</text:p>
          </table:table-cell>
          <table:table-cell office:value-type="float" office:value="1.4026" calcext:value-type="float">
            <text:p>1,4026</text:p>
          </table:table-cell>
          <table:table-cell office:value-type="float" office:value="0.596776" calcext:value-type="float">
            <text:p>0,596776</text:p>
          </table:table-cell>
          <table:table-cell office:value-type="float" office:value="0.53851" calcext:value-type="float">
            <text:p>0,53851</text:p>
          </table:table-cell>
          <table:table-cell office:value-type="float" office:value="0.537523" calcext:value-type="float">
            <text:p>0,537523</text:p>
          </table:table-cell>
          <table:table-cell office:value-type="float" office:value="1.25578" calcext:value-type="float">
            <text:p>1,25578</text:p>
          </table:table-cell>
          <table:table-cell office:value-type="float" office:value="0.168093" calcext:value-type="float">
            <text:p>0,168093</text:p>
          </table:table-cell>
          <table:table-cell office:value-type="float" office:value="1.12949" calcext:value-type="float">
            <text:p>1,12949</text:p>
          </table:table-cell>
          <table:table-cell office:value-type="float" office:value="1.39628" calcext:value-type="float">
            <text:p>1,39628</text:p>
          </table:table-cell>
          <table:table-cell office:value-type="float" office:value="1.68534" calcext:value-type="float">
            <text:p>1,68534</text:p>
          </table:table-cell>
          <table:table-cell office:value-type="float" office:value="1.61254" calcext:value-type="float">
            <text:p>1,61254</text:p>
          </table:table-cell>
          <table:table-cell office:value-type="float" office:value="1.30214" calcext:value-type="float">
            <text:p>1,30214</text:p>
          </table:table-cell>
          <table:table-cell office:value-type="float" office:value="1.03854" calcext:value-type="float">
            <text:p>1,03854</text:p>
          </table:table-cell>
          <table:table-cell office:value-type="float" office:value="0.848243" calcext:value-type="float">
            <text:p>0,848243</text:p>
          </table:table-cell>
          <table:table-cell office:value-type="float" office:value="1.67111" calcext:value-type="float">
            <text:p>1,67111</text:p>
          </table:table-cell>
          <table:table-cell office:value-type="float" office:value="2.09846" calcext:value-type="float">
            <text:p>2,09846</text:p>
          </table:table-cell>
          <table:table-cell office:value-type="float" office:value="0.0985589" calcext:value-type="float">
            <text:p>0,0985589</text:p>
          </table:table-cell>
          <table:table-cell office:value-type="float" office:value="0.272817" calcext:value-type="float">
            <text:p>0,272817</text:p>
          </table:table-cell>
          <table:table-cell table:number-columns-repeated="20"/>
          <table:table-cell table:formula="of:=MIN([.A164:.BL164])" office:value-type="float" office:value="0.0985589" calcext:value-type="float">
            <text:p>0,0985589</text:p>
          </table:table-cell>
          <table:table-cell table:formula="of:=MAX([.A164:.BL164])" office:value-type="float" office:value="2.09846" calcext:value-type="float">
            <text:p>2,09846</text:p>
          </table:table-cell>
          <table:table-cell table:number-columns-repeated="7"/>
        </table:table-row>
        <table:table-row table:style-name="ro2">
          <table:table-cell office:value-type="float" office:value="0.193282" calcext:value-type="float">
            <text:p>0,193282</text:p>
          </table:table-cell>
          <table:table-cell office:value-type="float" office:value="0.195847" calcext:value-type="float">
            <text:p>0,195847</text:p>
          </table:table-cell>
          <table:table-cell office:value-type="float" office:value="0.247879" calcext:value-type="float">
            <text:p>0,247879</text:p>
          </table:table-cell>
          <table:table-cell office:value-type="float" office:value="0.442452" calcext:value-type="float">
            <text:p>0,442452</text:p>
          </table:table-cell>
          <table:table-cell office:value-type="float" office:value="0.443327" calcext:value-type="float">
            <text:p>0,443327</text:p>
          </table:table-cell>
          <table:table-cell office:value-type="float" office:value="0.442129" calcext:value-type="float">
            <text:p>0,442129</text:p>
          </table:table-cell>
          <table:table-cell office:value-type="float" office:value="0.221121" calcext:value-type="float">
            <text:p>0,221121</text:p>
          </table:table-cell>
          <table:table-cell office:value-type="float" office:value="0.317404" calcext:value-type="float">
            <text:p>0,317404</text:p>
          </table:table-cell>
          <table:table-cell office:value-type="float" office:value="0.350798" calcext:value-type="float">
            <text:p>0,350798</text:p>
          </table:table-cell>
          <table:table-cell office:value-type="float" office:value="0.222521" calcext:value-type="float">
            <text:p>0,222521</text:p>
          </table:table-cell>
          <table:table-cell office:value-type="float" office:value="0.455091" calcext:value-type="float">
            <text:p>0,455091</text:p>
          </table:table-cell>
          <table:table-cell office:value-type="float" office:value="0.35452" calcext:value-type="float">
            <text:p>0,35452</text:p>
          </table:table-cell>
          <table:table-cell office:value-type="float" office:value="0.635237" calcext:value-type="float">
            <text:p>0,635237</text:p>
          </table:table-cell>
          <table:table-cell office:value-type="float" office:value="0.124854" calcext:value-type="float">
            <text:p>0,124854</text:p>
          </table:table-cell>
          <table:table-cell office:value-type="float" office:value="0.433716" calcext:value-type="float">
            <text:p>0,433716</text:p>
          </table:table-cell>
          <table:table-cell office:value-type="float" office:value="0.28291" calcext:value-type="float">
            <text:p>0,28291</text:p>
          </table:table-cell>
          <table:table-cell office:value-type="float" office:value="1.11742" calcext:value-type="float">
            <text:p>1,11742</text:p>
          </table:table-cell>
          <table:table-cell office:value-type="float" office:value="1.12051" calcext:value-type="float">
            <text:p>1,12051</text:p>
          </table:table-cell>
          <table:table-cell office:value-type="float" office:value="0.115056" calcext:value-type="float">
            <text:p>0,115056</text:p>
          </table:table-cell>
          <table:table-cell office:value-type="float" office:value="0.721167" calcext:value-type="float">
            <text:p>0,721167</text:p>
          </table:table-cell>
          <table:table-cell office:value-type="float" office:value="0.753101" calcext:value-type="float">
            <text:p>0,753101</text:p>
          </table:table-cell>
          <table:table-cell office:value-type="float" office:value="0.695221" calcext:value-type="float">
            <text:p>0,695221</text:p>
          </table:table-cell>
          <table:table-cell office:value-type="float" office:value="0.679718" calcext:value-type="float">
            <text:p>0,679718</text:p>
          </table:table-cell>
          <table:table-cell office:value-type="float" office:value="0.187752" calcext:value-type="float">
            <text:p>0,187752</text:p>
          </table:table-cell>
          <table:table-cell office:value-type="float" office:value="0.630227" calcext:value-type="float">
            <text:p>0,630227</text:p>
          </table:table-cell>
          <table:table-cell office:value-type="float" office:value="0.560183" calcext:value-type="float">
            <text:p>0,560183</text:p>
          </table:table-cell>
          <table:table-cell office:value-type="float" office:value="0.482434" calcext:value-type="float">
            <text:p>0,482434</text:p>
          </table:table-cell>
          <table:table-cell office:value-type="float" office:value="0.124488" calcext:value-type="float">
            <text:p>0,124488</text:p>
          </table:table-cell>
          <table:table-cell office:value-type="float" office:value="0.116467" calcext:value-type="float">
            <text:p>0,116467</text:p>
          </table:table-cell>
          <table:table-cell office:value-type="float" office:value="0.198037" calcext:value-type="float">
            <text:p>0,198037</text:p>
          </table:table-cell>
          <table:table-cell office:value-type="float" office:value="0.109323" calcext:value-type="float">
            <text:p>0,109323</text:p>
          </table:table-cell>
          <table:table-cell office:value-type="float" office:value="0.110194" calcext:value-type="float">
            <text:p>0,110194</text:p>
          </table:table-cell>
          <table:table-cell office:value-type="float" office:value="0.163629" calcext:value-type="float">
            <text:p>0,163629</text:p>
          </table:table-cell>
          <table:table-cell office:value-type="float" office:value="0.369579" calcext:value-type="float">
            <text:p>0,369579</text:p>
          </table:table-cell>
          <table:table-cell office:value-type="float" office:value="0.29093" calcext:value-type="float">
            <text:p>0,29093</text:p>
          </table:table-cell>
          <table:table-cell office:value-type="float" office:value="0.980208" calcext:value-type="float">
            <text:p>0,980208</text:p>
          </table:table-cell>
          <table:table-cell office:value-type="float" office:value="0.626918" calcext:value-type="float">
            <text:p>0,626918</text:p>
          </table:table-cell>
          <table:table-cell office:value-type="float" office:value="0.677722" calcext:value-type="float">
            <text:p>0,677722</text:p>
          </table:table-cell>
          <table:table-cell office:value-type="float" office:value="0.112973" calcext:value-type="float">
            <text:p>0,112973</text:p>
          </table:table-cell>
          <table:table-cell office:value-type="float" office:value="0.672819" calcext:value-type="float">
            <text:p>0,672819</text:p>
          </table:table-cell>
          <table:table-cell office:value-type="float" office:value="0.2401" calcext:value-type="float">
            <text:p>0,2401</text:p>
          </table:table-cell>
          <table:table-cell office:value-type="float" office:value="0.060663" calcext:value-type="float">
            <text:p>0,060663</text:p>
          </table:table-cell>
          <table:table-cell office:value-type="float" office:value="0.043164" calcext:value-type="float">
            <text:p>0,043164</text:p>
          </table:table-cell>
          <table:table-cell office:value-type="float" office:value="0.045598" calcext:value-type="float">
            <text:p>0,045598</text:p>
          </table:table-cell>
          <table:table-cell office:value-type="float" office:value="1.89936" calcext:value-type="float">
            <text:p>1,89936</text:p>
          </table:table-cell>
          <table:table-cell office:value-type="float" office:value="0.321365" calcext:value-type="float">
            <text:p>0,321365</text:p>
          </table:table-cell>
          <table:table-cell office:value-type="float" office:value="0.275598" calcext:value-type="float">
            <text:p>0,275598</text:p>
          </table:table-cell>
          <table:table-cell office:value-type="float" office:value="1.12241" calcext:value-type="float">
            <text:p>1,12241</text:p>
          </table:table-cell>
          <table:table-cell table:number-columns-repeated="20"/>
          <table:table-cell table:formula="of:=MIN([.A165:.BL165])" office:value-type="float" office:value="0.043164" calcext:value-type="float">
            <text:p>0,043164</text:p>
          </table:table-cell>
          <table:table-cell table:formula="of:=MAX([.A165:.BL165])" office:value-type="float" office:value="1.89936" calcext:value-type="float">
            <text:p>1,89936</text:p>
          </table:table-cell>
          <table:table-cell table:number-columns-repeated="7"/>
        </table:table-row>
        <table:table-row table:style-name="ro2">
          <table:table-cell office:value-type="float" office:value="0.143241" calcext:value-type="float">
            <text:p>0,143241</text:p>
          </table:table-cell>
          <table:table-cell office:value-type="float" office:value="0.103635" calcext:value-type="float">
            <text:p>0,103635</text:p>
          </table:table-cell>
          <table:table-cell office:value-type="float" office:value="0.137837" calcext:value-type="float">
            <text:p>0,137837</text:p>
          </table:table-cell>
          <table:table-cell office:value-type="float" office:value="0.102666" calcext:value-type="float">
            <text:p>0,102666</text:p>
          </table:table-cell>
          <table:table-cell office:value-type="float" office:value="0.207611" calcext:value-type="float">
            <text:p>0,207611</text:p>
          </table:table-cell>
          <table:table-cell office:value-type="float" office:value="0.518431" calcext:value-type="float">
            <text:p>0,518431</text:p>
          </table:table-cell>
          <table:table-cell office:value-type="float" office:value="0.138185" calcext:value-type="float">
            <text:p>0,138185</text:p>
          </table:table-cell>
          <table:table-cell office:value-type="float" office:value="0.208123" calcext:value-type="float">
            <text:p>0,208123</text:p>
          </table:table-cell>
          <table:table-cell office:value-type="float" office:value="0.350384" calcext:value-type="float">
            <text:p>0,350384</text:p>
          </table:table-cell>
          <table:table-cell office:value-type="float" office:value="0.599037" calcext:value-type="float">
            <text:p>0,599037</text:p>
          </table:table-cell>
          <table:table-cell office:value-type="float" office:value="1.09717" calcext:value-type="float">
            <text:p>1,09717</text:p>
          </table:table-cell>
          <table:table-cell office:value-type="float" office:value="0.227502" calcext:value-type="float">
            <text:p>0,227502</text:p>
          </table:table-cell>
          <table:table-cell office:value-type="float" office:value="0.475762" calcext:value-type="float">
            <text:p>0,475762</text:p>
          </table:table-cell>
          <table:table-cell office:value-type="float" office:value="0.187191" calcext:value-type="float">
            <text:p>0,187191</text:p>
          </table:table-cell>
          <table:table-cell office:value-type="float" office:value="0.280422" calcext:value-type="float">
            <text:p>0,280422</text:p>
          </table:table-cell>
          <table:table-cell office:value-type="float" office:value="1.56184" calcext:value-type="float">
            <text:p>1,56184</text:p>
          </table:table-cell>
          <table:table-cell office:value-type="float" office:value="1.44585" calcext:value-type="float">
            <text:p>1,44585</text:p>
          </table:table-cell>
          <table:table-cell office:value-type="float" office:value="1.36243" calcext:value-type="float">
            <text:p>1,36243</text:p>
          </table:table-cell>
          <table:table-cell office:value-type="float" office:value="1.29516" calcext:value-type="float">
            <text:p>1,29516</text:p>
          </table:table-cell>
          <table:table-cell office:value-type="float" office:value="1.16813" calcext:value-type="float">
            <text:p>1,16813</text:p>
          </table:table-cell>
          <table:table-cell office:value-type="float" office:value="1.09919" calcext:value-type="float">
            <text:p>1,09919</text:p>
          </table:table-cell>
          <table:table-cell office:value-type="float" office:value="1.04419" calcext:value-type="float">
            <text:p>1,04419</text:p>
          </table:table-cell>
          <table:table-cell office:value-type="float" office:value="0.78847" calcext:value-type="float">
            <text:p>0,78847</text:p>
          </table:table-cell>
          <table:table-cell office:value-type="float" office:value="0.79312" calcext:value-type="float">
            <text:p>0,79312</text:p>
          </table:table-cell>
          <table:table-cell office:value-type="float" office:value="1.6505" calcext:value-type="float">
            <text:p>1,6505</text:p>
          </table:table-cell>
          <table:table-cell office:value-type="float" office:value="0.592262" calcext:value-type="float">
            <text:p>0,592262</text:p>
          </table:table-cell>
          <table:table-cell office:value-type="float" office:value="0.419699" calcext:value-type="float">
            <text:p>0,419699</text:p>
          </table:table-cell>
          <table:table-cell office:value-type="float" office:value="0.336854" calcext:value-type="float">
            <text:p>0,336854</text:p>
          </table:table-cell>
          <table:table-cell office:value-type="float" office:value="1.15148" calcext:value-type="float">
            <text:p>1,15148</text:p>
          </table:table-cell>
          <table:table-cell office:value-type="float" office:value="1.01242" calcext:value-type="float">
            <text:p>1,01242</text:p>
          </table:table-cell>
          <table:table-cell office:value-type="float" office:value="0.837268" calcext:value-type="float">
            <text:p>0,837268</text:p>
          </table:table-cell>
          <table:table-cell office:value-type="float" office:value="0.731916" calcext:value-type="float">
            <text:p>0,731916</text:p>
          </table:table-cell>
          <table:table-cell office:value-type="float" office:value="0.555833" calcext:value-type="float">
            <text:p>0,555833</text:p>
          </table:table-cell>
          <table:table-cell office:value-type="float" office:value="0.493067" calcext:value-type="float">
            <text:p>0,493067</text:p>
          </table:table-cell>
          <table:table-cell office:value-type="float" office:value="1.59501" calcext:value-type="float">
            <text:p>1,59501</text:p>
          </table:table-cell>
          <table:table-cell office:value-type="float" office:value="0.441181" calcext:value-type="float">
            <text:p>0,441181</text:p>
          </table:table-cell>
          <table:table-cell office:value-type="float" office:value="0.442899" calcext:value-type="float">
            <text:p>0,442899</text:p>
          </table:table-cell>
          <table:table-cell office:value-type="float" office:value="0.410545" calcext:value-type="float">
            <text:p>0,410545</text:p>
          </table:table-cell>
          <table:table-cell office:value-type="float" office:value="1.21731" calcext:value-type="float">
            <text:p>1,21731</text:p>
          </table:table-cell>
          <table:table-cell office:value-type="float" office:value="1.13984" calcext:value-type="float">
            <text:p>1,13984</text:p>
          </table:table-cell>
          <table:table-cell office:value-type="float" office:value="1.67129" calcext:value-type="float">
            <text:p>1,67129</text:p>
          </table:table-cell>
          <table:table-cell office:value-type="float" office:value="1.52904" calcext:value-type="float">
            <text:p>1,52904</text:p>
          </table:table-cell>
          <table:table-cell office:value-type="float" office:value="1.95653" calcext:value-type="float">
            <text:p>1,95653</text:p>
          </table:table-cell>
          <table:table-cell office:value-type="float" office:value="0.15459" calcext:value-type="float">
            <text:p>0,15459</text:p>
          </table:table-cell>
          <table:table-cell office:value-type="float" office:value="0.38844" calcext:value-type="float">
            <text:p>0,38844</text:p>
          </table:table-cell>
          <table:table-cell office:value-type="float" office:value="1.489" calcext:value-type="float">
            <text:p>1,489</text:p>
          </table:table-cell>
          <table:table-cell office:value-type="float" office:value="0.551467" calcext:value-type="float">
            <text:p>0,551467</text:p>
          </table:table-cell>
          <table:table-cell office:value-type="float" office:value="0.545558" calcext:value-type="float">
            <text:p>0,545558</text:p>
          </table:table-cell>
          <table:table-cell table:number-columns-repeated="20"/>
          <table:table-cell table:formula="of:=MIN([.A166:.BL166])" office:value-type="float" office:value="0.102666" calcext:value-type="float">
            <text:p>0,102666</text:p>
          </table:table-cell>
          <table:table-cell table:formula="of:=MAX([.A166:.BL166])" office:value-type="float" office:value="1.95653" calcext:value-type="float">
            <text:p>1,95653</text:p>
          </table:table-cell>
          <table:table-cell table:number-columns-repeated="7"/>
        </table:table-row>
        <table:table-row table:style-name="ro2">
          <table:table-cell office:value-type="float" office:value="0.201864" calcext:value-type="float">
            <text:p>0,201864</text:p>
          </table:table-cell>
          <table:table-cell office:value-type="float" office:value="0.145465" calcext:value-type="float">
            <text:p>0,145465</text:p>
          </table:table-cell>
          <table:table-cell office:value-type="float" office:value="0.454033" calcext:value-type="float">
            <text:p>0,454033</text:p>
          </table:table-cell>
          <table:table-cell office:value-type="float" office:value="0.606563" calcext:value-type="float">
            <text:p>0,606563</text:p>
          </table:table-cell>
          <table:table-cell office:value-type="float" office:value="0.506707" calcext:value-type="float">
            <text:p>0,506707</text:p>
          </table:table-cell>
          <table:table-cell office:value-type="float" office:value="0.353743" calcext:value-type="float">
            <text:p>0,353743</text:p>
          </table:table-cell>
          <table:table-cell office:value-type="float" office:value="0.505206" calcext:value-type="float">
            <text:p>0,505206</text:p>
          </table:table-cell>
          <table:table-cell office:value-type="float" office:value="0.191116" calcext:value-type="float">
            <text:p>0,191116</text:p>
          </table:table-cell>
          <table:table-cell office:value-type="float" office:value="1.03299" calcext:value-type="float">
            <text:p>1,03299</text:p>
          </table:table-cell>
          <table:table-cell office:value-type="float" office:value="0.846131" calcext:value-type="float">
            <text:p>0,846131</text:p>
          </table:table-cell>
          <table:table-cell office:value-type="float" office:value="0.444047" calcext:value-type="float">
            <text:p>0,444047</text:p>
          </table:table-cell>
          <table:table-cell office:value-type="float" office:value="0.245352" calcext:value-type="float">
            <text:p>0,245352</text:p>
          </table:table-cell>
          <table:table-cell office:value-type="float" office:value="0.113454" calcext:value-type="float">
            <text:p>0,113454</text:p>
          </table:table-cell>
          <table:table-cell office:value-type="float" office:value="0.504755" calcext:value-type="float">
            <text:p>0,504755</text:p>
          </table:table-cell>
          <table:table-cell office:value-type="float" office:value="0.810553" calcext:value-type="float">
            <text:p>0,810553</text:p>
          </table:table-cell>
          <table:table-cell office:value-type="float" office:value="0.460758" calcext:value-type="float">
            <text:p>0,460758</text:p>
          </table:table-cell>
          <table:table-cell office:value-type="float" office:value="0.93496" calcext:value-type="float">
            <text:p>0,93496</text:p>
          </table:table-cell>
          <table:table-cell office:value-type="float" office:value="0.23345" calcext:value-type="float">
            <text:p>0,23345</text:p>
          </table:table-cell>
          <table:table-cell office:value-type="float" office:value="0.149962" calcext:value-type="float">
            <text:p>0,149962</text:p>
          </table:table-cell>
          <table:table-cell office:value-type="float" office:value="0.626296" calcext:value-type="float">
            <text:p>0,626296</text:p>
          </table:table-cell>
          <table:table-cell office:value-type="float" office:value="0.188457" calcext:value-type="float">
            <text:p>0,188457</text:p>
          </table:table-cell>
          <table:table-cell office:value-type="float" office:value="0.498098" calcext:value-type="float">
            <text:p>0,498098</text:p>
          </table:table-cell>
          <table:table-cell office:value-type="float" office:value="0.597138" calcext:value-type="float">
            <text:p>0,597138</text:p>
          </table:table-cell>
          <table:table-cell office:value-type="float" office:value="0.891998" calcext:value-type="float">
            <text:p>0,891998</text:p>
          </table:table-cell>
          <table:table-cell office:value-type="float" office:value="1.58419" calcext:value-type="float">
            <text:p>1,58419</text:p>
          </table:table-cell>
          <table:table-cell office:value-type="float" office:value="1.32512" calcext:value-type="float">
            <text:p>1,32512</text:p>
          </table:table-cell>
          <table:table-cell office:value-type="float" office:value="0.313658" calcext:value-type="float">
            <text:p>0,313658</text:p>
          </table:table-cell>
          <table:table-cell office:value-type="float" office:value="1.26889" calcext:value-type="float">
            <text:p>1,26889</text:p>
          </table:table-cell>
          <table:table-cell office:value-type="float" office:value="0.540763" calcext:value-type="float">
            <text:p>0,540763</text:p>
          </table:table-cell>
          <table:table-cell office:value-type="float" office:value="0.449923" calcext:value-type="float">
            <text:p>0,449923</text:p>
          </table:table-cell>
          <table:table-cell office:value-type="float" office:value="0.35653" calcext:value-type="float">
            <text:p>0,35653</text:p>
          </table:table-cell>
          <table:table-cell office:value-type="float" office:value="0.226966" calcext:value-type="float">
            <text:p>0,226966</text:p>
          </table:table-cell>
          <table:table-cell office:value-type="float" office:value="0.77261" calcext:value-type="float">
            <text:p>0,77261</text:p>
          </table:table-cell>
          <table:table-cell office:value-type="float" office:value="1.20082" calcext:value-type="float">
            <text:p>1,20082</text:p>
          </table:table-cell>
          <table:table-cell office:value-type="float" office:value="1.18403" calcext:value-type="float">
            <text:p>1,18403</text:p>
          </table:table-cell>
          <table:table-cell office:value-type="float" office:value="1.43222" calcext:value-type="float">
            <text:p>1,43222</text:p>
          </table:table-cell>
          <table:table-cell office:value-type="float" office:value="1.71741" calcext:value-type="float">
            <text:p>1,71741</text:p>
          </table:table-cell>
          <table:table-cell office:value-type="float" office:value="2.25852" calcext:value-type="float">
            <text:p>2,25852</text:p>
          </table:table-cell>
          <table:table-cell office:value-type="float" office:value="0.941047" calcext:value-type="float">
            <text:p>0,941047</text:p>
          </table:table-cell>
          <table:table-cell office:value-type="float" office:value="1.09202" calcext:value-type="float">
            <text:p>1,09202</text:p>
          </table:table-cell>
          <table:table-cell office:value-type="float" office:value="0.593414" calcext:value-type="float">
            <text:p>0,593414</text:p>
          </table:table-cell>
          <table:table-cell office:value-type="float" office:value="0.338708" calcext:value-type="float">
            <text:p>0,338708</text:p>
          </table:table-cell>
          <table:table-cell office:value-type="float" office:value="1.57257" calcext:value-type="float">
            <text:p>1,57257</text:p>
          </table:table-cell>
          <table:table-cell office:value-type="float" office:value="0.732829" calcext:value-type="float">
            <text:p>0,732829</text:p>
          </table:table-cell>
          <table:table-cell office:value-type="float" office:value="0.108703" calcext:value-type="float">
            <text:p>0,108703</text:p>
          </table:table-cell>
          <table:table-cell office:value-type="float" office:value="0.24924" calcext:value-type="float">
            <text:p>0,24924</text:p>
          </table:table-cell>
          <table:table-cell office:value-type="float" office:value="0.064173" calcext:value-type="float">
            <text:p>0,064173</text:p>
          </table:table-cell>
          <table:table-cell office:value-type="float" office:value="0.146558" calcext:value-type="float">
            <text:p>0,146558</text:p>
          </table:table-cell>
          <table:table-cell table:number-columns-repeated="20"/>
          <table:table-cell table:formula="of:=MIN([.A167:.BL167])" office:value-type="float" office:value="0.064173" calcext:value-type="float">
            <text:p>0,064173</text:p>
          </table:table-cell>
          <table:table-cell table:formula="of:=MAX([.A167:.BL167])" office:value-type="float" office:value="2.25852" calcext:value-type="float">
            <text:p>2,25852</text:p>
          </table:table-cell>
          <table:table-cell table:number-columns-repeated="7"/>
        </table:table-row>
        <table:table-row table:style-name="ro2">
          <table:table-cell office:value-type="float" office:value="0.167927" calcext:value-type="float">
            <text:p>0,167927</text:p>
          </table:table-cell>
          <table:table-cell office:value-type="float" office:value="0.282345" calcext:value-type="float">
            <text:p>0,282345</text:p>
          </table:table-cell>
          <table:table-cell office:value-type="float" office:value="0.148033" calcext:value-type="float">
            <text:p>0,148033</text:p>
          </table:table-cell>
          <table:table-cell office:value-type="float" office:value="0.246511" calcext:value-type="float">
            <text:p>0,246511</text:p>
          </table:table-cell>
          <table:table-cell office:value-type="float" office:value="0.127932" calcext:value-type="float">
            <text:p>0,127932</text:p>
          </table:table-cell>
          <table:table-cell office:value-type="float" office:value="0.101814" calcext:value-type="float">
            <text:p>0,101814</text:p>
          </table:table-cell>
          <table:table-cell office:value-type="float" office:value="0.141763" calcext:value-type="float">
            <text:p>0,141763</text:p>
          </table:table-cell>
          <table:table-cell office:value-type="float" office:value="0.101011" calcext:value-type="float">
            <text:p>0,101011</text:p>
          </table:table-cell>
          <table:table-cell office:value-type="float" office:value="0.11734" calcext:value-type="float">
            <text:p>0,11734</text:p>
          </table:table-cell>
          <table:table-cell office:value-type="float" office:value="0.962524" calcext:value-type="float">
            <text:p>0,962524</text:p>
          </table:table-cell>
          <table:table-cell office:value-type="float" office:value="0.684315" calcext:value-type="float">
            <text:p>0,684315</text:p>
          </table:table-cell>
          <table:table-cell office:value-type="float" office:value="0.798395" calcext:value-type="float">
            <text:p>0,798395</text:p>
          </table:table-cell>
          <table:table-cell office:value-type="float" office:value="0.554589" calcext:value-type="float">
            <text:p>0,554589</text:p>
          </table:table-cell>
          <table:table-cell office:value-type="float" office:value="0.718432" calcext:value-type="float">
            <text:p>0,718432</text:p>
          </table:table-cell>
          <table:table-cell office:value-type="float" office:value="0.128326" calcext:value-type="float">
            <text:p>0,128326</text:p>
          </table:table-cell>
          <table:table-cell office:value-type="float" office:value="1.1566" calcext:value-type="float">
            <text:p>1,1566</text:p>
          </table:table-cell>
          <table:table-cell office:value-type="float" office:value="0.352802" calcext:value-type="float">
            <text:p>0,352802</text:p>
          </table:table-cell>
          <table:table-cell office:value-type="float" office:value="0.105772" calcext:value-type="float">
            <text:p>0,105772</text:p>
          </table:table-cell>
          <table:table-cell office:value-type="float" office:value="0.14221" calcext:value-type="float">
            <text:p>0,14221</text:p>
          </table:table-cell>
          <table:table-cell office:value-type="float" office:value="0.10122" calcext:value-type="float">
            <text:p>0,10122</text:p>
          </table:table-cell>
          <table:table-cell office:value-type="float" office:value="0.299596" calcext:value-type="float">
            <text:p>0,299596</text:p>
          </table:table-cell>
          <table:table-cell office:value-type="float" office:value="1.41081" calcext:value-type="float">
            <text:p>1,41081</text:p>
          </table:table-cell>
          <table:table-cell office:value-type="float" office:value="0.364336" calcext:value-type="float">
            <text:p>0,364336</text:p>
          </table:table-cell>
          <table:table-cell office:value-type="float" office:value="1.10858" calcext:value-type="float">
            <text:p>1,10858</text:p>
          </table:table-cell>
          <table:table-cell office:value-type="float" office:value="0.990605" calcext:value-type="float">
            <text:p>0,990605</text:p>
          </table:table-cell>
          <table:table-cell office:value-type="float" office:value="0.869626" calcext:value-type="float">
            <text:p>0,869626</text:p>
          </table:table-cell>
          <table:table-cell office:value-type="float" office:value="0.961772" calcext:value-type="float">
            <text:p>0,961772</text:p>
          </table:table-cell>
          <table:table-cell office:value-type="float" office:value="0.745328" calcext:value-type="float">
            <text:p>0,745328</text:p>
          </table:table-cell>
          <table:table-cell office:value-type="float" office:value="0.38559" calcext:value-type="float">
            <text:p>0,38559</text:p>
          </table:table-cell>
          <table:table-cell office:value-type="float" office:value="0.722492" calcext:value-type="float">
            <text:p>0,722492</text:p>
          </table:table-cell>
          <table:table-cell office:value-type="float" office:value="0.268142" calcext:value-type="float">
            <text:p>0,268142</text:p>
          </table:table-cell>
          <table:table-cell office:value-type="float" office:value="0.438479" calcext:value-type="float">
            <text:p>0,438479</text:p>
          </table:table-cell>
          <table:table-cell office:value-type="float" office:value="0.252811" calcext:value-type="float">
            <text:p>0,252811</text:p>
          </table:table-cell>
          <table:table-cell office:value-type="float" office:value="1.01989" calcext:value-type="float">
            <text:p>1,01989</text:p>
          </table:table-cell>
          <table:table-cell office:value-type="float" office:value="0.931959" calcext:value-type="float">
            <text:p>0,931959</text:p>
          </table:table-cell>
          <table:table-cell office:value-type="float" office:value="0.432566" calcext:value-type="float">
            <text:p>0,432566</text:p>
          </table:table-cell>
          <table:table-cell office:value-type="float" office:value="0.753098" calcext:value-type="float">
            <text:p>0,753098</text:p>
          </table:table-cell>
          <table:table-cell office:value-type="float" office:value="0.112853" calcext:value-type="float">
            <text:p>0,112853</text:p>
          </table:table-cell>
          <table:table-cell office:value-type="float" office:value="0.993254" calcext:value-type="float">
            <text:p>0,993254</text:p>
          </table:table-cell>
          <table:table-cell office:value-type="float" office:value="0.479339" calcext:value-type="float">
            <text:p>0,479339</text:p>
          </table:table-cell>
          <table:table-cell office:value-type="float" office:value="0.560021" calcext:value-type="float">
            <text:p>0,560021</text:p>
          </table:table-cell>
          <table:table-cell office:value-type="float" office:value="0.532777" calcext:value-type="float">
            <text:p>0,532777</text:p>
          </table:table-cell>
          <table:table-cell office:value-type="float" office:value="1.99087" calcext:value-type="float">
            <text:p>1,99087</text:p>
          </table:table-cell>
          <table:table-cell office:value-type="float" office:value="1.90981" calcext:value-type="float">
            <text:p>1,90981</text:p>
          </table:table-cell>
          <table:table-cell office:value-type="float" office:value="0.0605729" calcext:value-type="float">
            <text:p>0,0605729</text:p>
          </table:table-cell>
          <table:table-cell office:value-type="float" office:value="0.473843" calcext:value-type="float">
            <text:p>0,473843</text:p>
          </table:table-cell>
          <table:table-cell office:value-type="float" office:value="1.38168" calcext:value-type="float">
            <text:p>1,38168</text:p>
          </table:table-cell>
          <table:table-cell office:value-type="float" office:value="0.0998051" calcext:value-type="float">
            <text:p>0,0998051</text:p>
          </table:table-cell>
          <table:table-cell table:number-columns-repeated="20"/>
          <table:table-cell table:formula="of:=MIN([.A168:.BL168])" office:value-type="float" office:value="0.0605729" calcext:value-type="float">
            <text:p>0,0605729</text:p>
          </table:table-cell>
          <table:table-cell table:formula="of:=MAX([.A168:.BL168])" office:value-type="float" office:value="1.99087" calcext:value-type="float">
            <text:p>1,99087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28218" calcext:value-type="float">
            <text:p>0,128218</text:p>
          </table:table-cell>
          <table:table-cell office:value-type="float" office:value="0.166342" calcext:value-type="float">
            <text:p>0,166342</text:p>
          </table:table-cell>
          <table:table-cell office:value-type="float" office:value="0.106302" calcext:value-type="float">
            <text:p>0,106302</text:p>
          </table:table-cell>
          <table:table-cell office:value-type="float" office:value="0.113952" calcext:value-type="float">
            <text:p>0,113952</text:p>
          </table:table-cell>
          <table:table-cell office:value-type="float" office:value="0.115387" calcext:value-type="float">
            <text:p>0,115387</text:p>
          </table:table-cell>
          <table:table-cell office:value-type="float" office:value="0.14147" calcext:value-type="float">
            <text:p>0,14147</text:p>
          </table:table-cell>
          <table:table-cell office:value-type="float" office:value="0.183325" calcext:value-type="float">
            <text:p>0,183325</text:p>
          </table:table-cell>
          <table:table-cell office:value-type="float" office:value="0.293074" calcext:value-type="float">
            <text:p>0,293074</text:p>
          </table:table-cell>
          <table:table-cell office:value-type="float" office:value="0.362472" calcext:value-type="float">
            <text:p>0,362472</text:p>
          </table:table-cell>
          <table:table-cell office:value-type="float" office:value="0.560036" calcext:value-type="float">
            <text:p>0,560036</text:p>
          </table:table-cell>
          <table:table-cell office:value-type="float" office:value="0.55842" calcext:value-type="float">
            <text:p>0,55842</text:p>
          </table:table-cell>
          <table:table-cell office:value-type="float" office:value="0.09903" calcext:value-type="float">
            <text:p>0,09903</text:p>
          </table:table-cell>
          <table:table-cell office:value-type="float" office:value="0.102942" calcext:value-type="float">
            <text:p>0,102942</text:p>
          </table:table-cell>
          <table:table-cell office:value-type="float" office:value="0.180431" calcext:value-type="float">
            <text:p>0,180431</text:p>
          </table:table-cell>
          <table:table-cell office:value-type="float" office:value="0.158793" calcext:value-type="float">
            <text:p>0,158793</text:p>
          </table:table-cell>
          <table:table-cell office:value-type="float" office:value="0.0770011" calcext:value-type="float">
            <text:p>0,0770011</text:p>
          </table:table-cell>
          <table:table-cell office:value-type="float" office:value="0.134731" calcext:value-type="float">
            <text:p>0,134731</text:p>
          </table:table-cell>
          <table:table-cell office:value-type="float" office:value="0.084903" calcext:value-type="float">
            <text:p>0,084903</text:p>
          </table:table-cell>
          <table:table-cell office:value-type="float" office:value="0.358316" calcext:value-type="float">
            <text:p>0,358316</text:p>
          </table:table-cell>
          <table:table-cell office:value-type="float" office:value="0.202222" calcext:value-type="float">
            <text:p>0,202222</text:p>
          </table:table-cell>
          <table:table-cell office:value-type="float" office:value="0.276229" calcext:value-type="float">
            <text:p>0,276229</text:p>
          </table:table-cell>
          <table:table-cell office:value-type="float" office:value="0.9034" calcext:value-type="float">
            <text:p>0,9034</text:p>
          </table:table-cell>
          <table:table-cell office:value-type="float" office:value="1.2355" calcext:value-type="float">
            <text:p>1,2355</text:p>
          </table:table-cell>
          <table:table-cell office:value-type="float" office:value="1.19391" calcext:value-type="float">
            <text:p>1,19391</text:p>
          </table:table-cell>
          <table:table-cell office:value-type="float" office:value="0.209052" calcext:value-type="float">
            <text:p>0,209052</text:p>
          </table:table-cell>
          <table:table-cell office:value-type="float" office:value="0.923331" calcext:value-type="float">
            <text:p>0,923331</text:p>
          </table:table-cell>
          <table:table-cell office:value-type="float" office:value="0.978075" calcext:value-type="float">
            <text:p>0,978075</text:p>
          </table:table-cell>
          <table:table-cell office:value-type="float" office:value="0.352253" calcext:value-type="float">
            <text:p>0,352253</text:p>
          </table:table-cell>
          <table:table-cell office:value-type="float" office:value="0.911747" calcext:value-type="float">
            <text:p>0,911747</text:p>
          </table:table-cell>
          <table:table-cell office:value-type="float" office:value="0.912222" calcext:value-type="float">
            <text:p>0,912222</text:p>
          </table:table-cell>
          <table:table-cell office:value-type="float" office:value="0.830595" calcext:value-type="float">
            <text:p>0,830595</text:p>
          </table:table-cell>
          <table:table-cell office:value-type="float" office:value="0.77892" calcext:value-type="float">
            <text:p>0,77892</text:p>
          </table:table-cell>
          <table:table-cell office:value-type="float" office:value="0.988214" calcext:value-type="float">
            <text:p>0,988214</text:p>
          </table:table-cell>
          <table:table-cell office:value-type="float" office:value="0.197381" calcext:value-type="float">
            <text:p>0,197381</text:p>
          </table:table-cell>
          <table:table-cell office:value-type="float" office:value="0.569614" calcext:value-type="float">
            <text:p>0,569614</text:p>
          </table:table-cell>
          <table:table-cell office:value-type="float" office:value="0.053627" calcext:value-type="float">
            <text:p>0,053627</text:p>
          </table:table-cell>
          <table:table-cell office:value-type="float" office:value="0.714729" calcext:value-type="float">
            <text:p>0,714729</text:p>
          </table:table-cell>
          <table:table-cell office:value-type="float" office:value="0.0811231" calcext:value-type="float">
            <text:p>0,0811231</text:p>
          </table:table-cell>
          <table:table-cell office:value-type="float" office:value="1.60796" calcext:value-type="float">
            <text:p>1,60796</text:p>
          </table:table-cell>
          <table:table-cell office:value-type="float" office:value="0.0637929" calcext:value-type="float">
            <text:p>0,0637929</text:p>
          </table:table-cell>
          <table:table-cell office:value-type="float" office:value="0.335252" calcext:value-type="float">
            <text:p>0,335252</text:p>
          </table:table-cell>
          <table:table-cell office:value-type="float" office:value="0.0597901" calcext:value-type="float">
            <text:p>0,0597901</text:p>
          </table:table-cell>
          <table:table-cell office:value-type="float" office:value="1.51925" calcext:value-type="float">
            <text:p>1,51925</text:p>
          </table:table-cell>
          <table:table-cell office:value-type="float" office:value="1.25095" calcext:value-type="float">
            <text:p>1,25095</text:p>
          </table:table-cell>
          <table:table-cell office:value-type="float" office:value="0.0773549" calcext:value-type="float">
            <text:p>0,0773549</text:p>
          </table:table-cell>
          <table:table-cell office:value-type="float" office:value="1.04711" calcext:value-type="float">
            <text:p>1,04711</text:p>
          </table:table-cell>
          <table:table-cell office:value-type="float" office:value="0.895851" calcext:value-type="float">
            <text:p>0,895851</text:p>
          </table:table-cell>
          <table:table-cell office:value-type="float" office:value="1.58197" calcext:value-type="float">
            <text:p>1,58197</text:p>
          </table:table-cell>
          <table:table-cell office:value-type="float" office:value="0.074085" calcext:value-type="float">
            <text:p>0,074085</text:p>
          </table:table-cell>
          <table:table-cell office:value-type="float" office:value="1.60162" calcext:value-type="float">
            <text:p>1,60162</text:p>
          </table:table-cell>
          <table:table-cell office:value-type="float" office:value="0.0849199" calcext:value-type="float">
            <text:p>0,0849199</text:p>
          </table:table-cell>
          <table:table-cell office:value-type="float" office:value="0.122842" calcext:value-type="float">
            <text:p>0,122842</text:p>
          </table:table-cell>
          <table:table-cell office:value-type="float" office:value="0.130338" calcext:value-type="float">
            <text:p>0,130338</text:p>
          </table:table-cell>
          <table:table-cell office:value-type="float" office:value="0.432898" calcext:value-type="float">
            <text:p>0,432898</text:p>
          </table:table-cell>
          <table:table-cell office:value-type="float" office:value="1.78214" calcext:value-type="float">
            <text:p>1,78214</text:p>
          </table:table-cell>
          <table:table-cell office:value-type="float" office:value="0.10519" calcext:value-type="float">
            <text:p>0,10519</text:p>
          </table:table-cell>
          <table:table-cell office:value-type="float" office:value="1.81365" calcext:value-type="float">
            <text:p>1,81365</text:p>
          </table:table-cell>
          <table:table-cell office:value-type="float" office:value="1.35727" calcext:value-type="float">
            <text:p>1,35727</text:p>
          </table:table-cell>
          <table:table-cell office:value-type="float" office:value="1.50499" calcext:value-type="float">
            <text:p>1,50499</text:p>
          </table:table-cell>
          <table:table-cell office:value-type="float" office:value="0.311004" calcext:value-type="float">
            <text:p>0,311004</text:p>
          </table:table-cell>
          <table:table-cell office:value-type="float" office:value="2.02638" calcext:value-type="float">
            <text:p>2,02638</text:p>
          </table:table-cell>
          <table:table-cell office:value-type="float" office:value="0.709574" calcext:value-type="float">
            <text:p>0,709574</text:p>
          </table:table-cell>
          <table:table-cell office:value-type="float" office:value="0.070112" calcext:value-type="float">
            <text:p>0,070112</text:p>
          </table:table-cell>
          <table:table-cell office:value-type="float" office:value="0.151502" calcext:value-type="float">
            <text:p>0,151502</text:p>
          </table:table-cell>
          <table:table-cell table:number-columns-repeated="4"/>
          <table:table-cell table:formula="of:=MIN([.A170:.BL170])" office:value-type="float" office:value="0.053627" calcext:value-type="float">
            <text:p>0,053627</text:p>
          </table:table-cell>
          <table:table-cell table:formula="of:=MAX([.A170:.BL170])" office:value-type="float" office:value="2.02638" calcext:value-type="float">
            <text:p>2,02638</text:p>
          </table:table-cell>
          <table:table-cell table:number-columns-repeated="7"/>
        </table:table-row>
        <table:table-row table:style-name="ro2">
          <table:table-cell office:value-type="float" office:value="0.141283" calcext:value-type="float">
            <text:p>0,141283</text:p>
          </table:table-cell>
          <table:table-cell office:value-type="float" office:value="0.108704" calcext:value-type="float">
            <text:p>0,108704</text:p>
          </table:table-cell>
          <table:table-cell office:value-type="float" office:value="0.109135" calcext:value-type="float">
            <text:p>0,109135</text:p>
          </table:table-cell>
          <table:table-cell office:value-type="float" office:value="0.109808" calcext:value-type="float">
            <text:p>0,109808</text:p>
          </table:table-cell>
          <table:table-cell office:value-type="float" office:value="0.110113" calcext:value-type="float">
            <text:p>0,110113</text:p>
          </table:table-cell>
          <table:table-cell office:value-type="float" office:value="0.332821" calcext:value-type="float">
            <text:p>0,332821</text:p>
          </table:table-cell>
          <table:table-cell office:value-type="float" office:value="0.112217" calcext:value-type="float">
            <text:p>0,112217</text:p>
          </table:table-cell>
          <table:table-cell office:value-type="float" office:value="0.589675" calcext:value-type="float">
            <text:p>0,589675</text:p>
          </table:table-cell>
          <table:table-cell office:value-type="float" office:value="0.107148" calcext:value-type="float">
            <text:p>0,107148</text:p>
          </table:table-cell>
          <table:table-cell office:value-type="float" office:value="0.248128" calcext:value-type="float">
            <text:p>0,248128</text:p>
          </table:table-cell>
          <table:table-cell office:value-type="float" office:value="0.671234" calcext:value-type="float">
            <text:p>0,671234</text:p>
          </table:table-cell>
          <table:table-cell office:value-type="float" office:value="0.820575" calcext:value-type="float">
            <text:p>0,820575</text:p>
          </table:table-cell>
          <table:table-cell office:value-type="float" office:value="0.455883" calcext:value-type="float">
            <text:p>0,455883</text:p>
          </table:table-cell>
          <table:table-cell office:value-type="float" office:value="0.346097" calcext:value-type="float">
            <text:p>0,346097</text:p>
          </table:table-cell>
          <table:table-cell office:value-type="float" office:value="0.495498" calcext:value-type="float">
            <text:p>0,495498</text:p>
          </table:table-cell>
          <table:table-cell office:value-type="float" office:value="0.143998" calcext:value-type="float">
            <text:p>0,143998</text:p>
          </table:table-cell>
          <table:table-cell office:value-type="float" office:value="0.815156" calcext:value-type="float">
            <text:p>0,815156</text:p>
          </table:table-cell>
          <table:table-cell office:value-type="float" office:value="0.0827999" calcext:value-type="float">
            <text:p>0,0827999</text:p>
          </table:table-cell>
          <table:table-cell office:value-type="float" office:value="0.079303" calcext:value-type="float">
            <text:p>0,079303</text:p>
          </table:table-cell>
          <table:table-cell office:value-type="float" office:value="0.547282" calcext:value-type="float">
            <text:p>0,547282</text:p>
          </table:table-cell>
          <table:table-cell office:value-type="float" office:value="0.090975" calcext:value-type="float">
            <text:p>0,090975</text:p>
          </table:table-cell>
          <table:table-cell office:value-type="float" office:value="0.116874" calcext:value-type="float">
            <text:p>0,116874</text:p>
          </table:table-cell>
          <table:table-cell office:value-type="float" office:value="0.191678" calcext:value-type="float">
            <text:p>0,191678</text:p>
          </table:table-cell>
          <table:table-cell office:value-type="float" office:value="0.148744" calcext:value-type="float">
            <text:p>0,148744</text:p>
          </table:table-cell>
          <table:table-cell office:value-type="float" office:value="0.168463" calcext:value-type="float">
            <text:p>0,168463</text:p>
          </table:table-cell>
          <table:table-cell office:value-type="float" office:value="1.489" calcext:value-type="float">
            <text:p>1,489</text:p>
          </table:table-cell>
          <table:table-cell office:value-type="float" office:value="1.34497" calcext:value-type="float">
            <text:p>1,34497</text:p>
          </table:table-cell>
          <table:table-cell office:value-type="float" office:value="1.12783" calcext:value-type="float">
            <text:p>1,12783</text:p>
          </table:table-cell>
          <table:table-cell office:value-type="float" office:value="0.119945" calcext:value-type="float">
            <text:p>0,119945</text:p>
          </table:table-cell>
          <table:table-cell office:value-type="float" office:value="0.264126" calcext:value-type="float">
            <text:p>0,264126</text:p>
          </table:table-cell>
          <table:table-cell office:value-type="float" office:value="0.185053" calcext:value-type="float">
            <text:p>0,185053</text:p>
          </table:table-cell>
          <table:table-cell office:value-type="float" office:value="0.921435" calcext:value-type="float">
            <text:p>0,921435</text:p>
          </table:table-cell>
          <table:table-cell office:value-type="float" office:value="0.377845" calcext:value-type="float">
            <text:p>0,377845</text:p>
          </table:table-cell>
          <table:table-cell office:value-type="float" office:value="0.979216" calcext:value-type="float">
            <text:p>0,979216</text:p>
          </table:table-cell>
          <table:table-cell office:value-type="float" office:value="0.920658" calcext:value-type="float">
            <text:p>0,920658</text:p>
          </table:table-cell>
          <table:table-cell office:value-type="float" office:value="0.90067" calcext:value-type="float">
            <text:p>0,90067</text:p>
          </table:table-cell>
          <table:table-cell office:value-type="float" office:value="0.89219" calcext:value-type="float">
            <text:p>0,89219</text:p>
          </table:table-cell>
          <table:table-cell office:value-type="float" office:value="1.29028" calcext:value-type="float">
            <text:p>1,29028</text:p>
          </table:table-cell>
          <table:table-cell office:value-type="float" office:value="0.158081" calcext:value-type="float">
            <text:p>0,158081</text:p>
          </table:table-cell>
          <table:table-cell office:value-type="float" office:value="0.144306" calcext:value-type="float">
            <text:p>0,144306</text:p>
          </table:table-cell>
          <table:table-cell office:value-type="float" office:value="1.46655" calcext:value-type="float">
            <text:p>1,46655</text:p>
          </table:table-cell>
          <table:table-cell office:value-type="float" office:value="0.464781" calcext:value-type="float">
            <text:p>0,464781</text:p>
          </table:table-cell>
          <table:table-cell office:value-type="float" office:value="0.390893" calcext:value-type="float">
            <text:p>0,390893</text:p>
          </table:table-cell>
          <table:table-cell office:value-type="float" office:value="0.32288" calcext:value-type="float">
            <text:p>0,32288</text:p>
          </table:table-cell>
          <table:table-cell office:value-type="float" office:value="0.669109" calcext:value-type="float">
            <text:p>0,669109</text:p>
          </table:table-cell>
          <table:table-cell office:value-type="float" office:value="0.179716" calcext:value-type="float">
            <text:p>0,179716</text:p>
          </table:table-cell>
          <table:table-cell office:value-type="float" office:value="0.122902" calcext:value-type="float">
            <text:p>0,122902</text:p>
          </table:table-cell>
          <table:table-cell office:value-type="float" office:value="0.637916" calcext:value-type="float">
            <text:p>0,637916</text:p>
          </table:table-cell>
          <table:table-cell office:value-type="float" office:value="0.850488" calcext:value-type="float">
            <text:p>0,850488</text:p>
          </table:table-cell>
          <table:table-cell office:value-type="float" office:value="1.47697" calcext:value-type="float">
            <text:p>1,47697</text:p>
          </table:table-cell>
          <table:table-cell office:value-type="float" office:value="1.88585" calcext:value-type="float">
            <text:p>1,88585</text:p>
          </table:table-cell>
          <table:table-cell office:value-type="float" office:value="1.40476" calcext:value-type="float">
            <text:p>1,40476</text:p>
          </table:table-cell>
          <table:table-cell office:value-type="float" office:value="1.6599" calcext:value-type="float">
            <text:p>1,6599</text:p>
          </table:table-cell>
          <table:table-cell office:value-type="float" office:value="0.601222" calcext:value-type="float">
            <text:p>0,601222</text:p>
          </table:table-cell>
          <table:table-cell office:value-type="float" office:value="1.34648" calcext:value-type="float">
            <text:p>1,34648</text:p>
          </table:table-cell>
          <table:table-cell office:value-type="float" office:value="1.16229" calcext:value-type="float">
            <text:p>1,16229</text:p>
          </table:table-cell>
          <table:table-cell office:value-type="float" office:value="1.59925" calcext:value-type="float">
            <text:p>1,59925</text:p>
          </table:table-cell>
          <table:table-cell office:value-type="float" office:value="0.308115" calcext:value-type="float">
            <text:p>0,308115</text:p>
          </table:table-cell>
          <table:table-cell office:value-type="float" office:value="0.111441" calcext:value-type="float">
            <text:p>0,111441</text:p>
          </table:table-cell>
          <table:table-cell office:value-type="float" office:value="0.415872" calcext:value-type="float">
            <text:p>0,415872</text:p>
          </table:table-cell>
          <table:table-cell office:value-type="float" office:value="0.72926" calcext:value-type="float">
            <text:p>0,72926</text:p>
          </table:table-cell>
          <table:table-cell office:value-type="float" office:value="1.4094" calcext:value-type="float">
            <text:p>1,4094</text:p>
          </table:table-cell>
          <table:table-cell office:value-type="float" office:value="0.083966" calcext:value-type="float">
            <text:p>0,083966</text:p>
          </table:table-cell>
          <table:table-cell office:value-type="float" office:value="0.049752" calcext:value-type="float">
            <text:p>0,049752</text:p>
          </table:table-cell>
          <table:table-cell table:number-columns-repeated="4"/>
          <table:table-cell table:formula="of:=MIN([.A171:.BL171])" office:value-type="float" office:value="0.049752" calcext:value-type="float">
            <text:p>0,049752</text:p>
          </table:table-cell>
          <table:table-cell table:formula="of:=MAX([.A171:.BL171])" office:value-type="float" office:value="1.88585" calcext:value-type="float">
            <text:p>1,88585</text:p>
          </table:table-cell>
          <table:table-cell table:number-columns-repeated="7"/>
        </table:table-row>
        <table:table-row table:style-name="ro2">
          <table:table-cell office:value-type="float" office:value="0.100985" calcext:value-type="float">
            <text:p>0,100985</text:p>
          </table:table-cell>
          <table:table-cell office:value-type="float" office:value="0.0671041" calcext:value-type="float">
            <text:p>0,0671041</text:p>
          </table:table-cell>
          <table:table-cell office:value-type="float" office:value="0.243019" calcext:value-type="float">
            <text:p>0,243019</text:p>
          </table:table-cell>
          <table:table-cell office:value-type="float" office:value="0.0965121" calcext:value-type="float">
            <text:p>0,0965121</text:p>
          </table:table-cell>
          <table:table-cell office:value-type="float" office:value="0.180138" calcext:value-type="float">
            <text:p>0,180138</text:p>
          </table:table-cell>
          <table:table-cell office:value-type="float" office:value="0.114461" calcext:value-type="float">
            <text:p>0,114461</text:p>
          </table:table-cell>
          <table:table-cell office:value-type="float" office:value="0.103683" calcext:value-type="float">
            <text:p>0,103683</text:p>
          </table:table-cell>
          <table:table-cell office:value-type="float" office:value="0.0820549" calcext:value-type="float">
            <text:p>0,0820549</text:p>
          </table:table-cell>
          <table:table-cell office:value-type="float" office:value="0.0725901" calcext:value-type="float">
            <text:p>0,0725901</text:p>
          </table:table-cell>
          <table:table-cell office:value-type="float" office:value="0.0718229" calcext:value-type="float">
            <text:p>0,0718229</text:p>
          </table:table-cell>
          <table:table-cell office:value-type="float" office:value="0.377064" calcext:value-type="float">
            <text:p>0,377064</text:p>
          </table:table-cell>
          <table:table-cell office:value-type="float" office:value="0.0987821" calcext:value-type="float">
            <text:p>0,0987821</text:p>
          </table:table-cell>
          <table:table-cell office:value-type="float" office:value="0.648459" calcext:value-type="float">
            <text:p>0,648459</text:p>
          </table:table-cell>
          <table:table-cell office:value-type="float" office:value="0.0408618" calcext:value-type="float">
            <text:p>0,0408618</text:p>
          </table:table-cell>
          <table:table-cell office:value-type="float" office:value="0.0400982" calcext:value-type="float">
            <text:p>0,0400982</text:p>
          </table:table-cell>
          <table:table-cell office:value-type="float" office:value="0.276861" calcext:value-type="float">
            <text:p>0,276861</text:p>
          </table:table-cell>
          <table:table-cell office:value-type="float" office:value="0.0599701" calcext:value-type="float">
            <text:p>0,0599701</text:p>
          </table:table-cell>
          <table:table-cell office:value-type="float" office:value="0.966012" calcext:value-type="float">
            <text:p>0,966012</text:p>
          </table:table-cell>
          <table:table-cell office:value-type="float" office:value="0.161966" calcext:value-type="float">
            <text:p>0,161966</text:p>
          </table:table-cell>
          <table:table-cell office:value-type="float" office:value="0.066673" calcext:value-type="float">
            <text:p>0,066673</text:p>
          </table:table-cell>
          <table:table-cell office:value-type="float" office:value="0.0421269" calcext:value-type="float">
            <text:p>0,0421269</text:p>
          </table:table-cell>
          <table:table-cell office:value-type="float" office:value="0.0411968" calcext:value-type="float">
            <text:p>0,0411968</text:p>
          </table:table-cell>
          <table:table-cell office:value-type="float" office:value="0.0458448" calcext:value-type="float">
            <text:p>0,0458448</text:p>
          </table:table-cell>
          <table:table-cell office:value-type="float" office:value="0.04006" calcext:value-type="float">
            <text:p>0,04006</text:p>
          </table:table-cell>
          <table:table-cell office:value-type="float" office:value="0.0382509" calcext:value-type="float">
            <text:p>0,0382509</text:p>
          </table:table-cell>
          <table:table-cell office:value-type="float" office:value="0.039495" calcext:value-type="float">
            <text:p>0,039495</text:p>
          </table:table-cell>
          <table:table-cell office:value-type="float" office:value="1.68118" calcext:value-type="float">
            <text:p>1,68118</text:p>
          </table:table-cell>
          <table:table-cell office:value-type="float" office:value="0.786573" calcext:value-type="float">
            <text:p>0,786573</text:p>
          </table:table-cell>
          <table:table-cell office:value-type="float" office:value="0.740636" calcext:value-type="float">
            <text:p>0,740636</text:p>
          </table:table-cell>
          <table:table-cell office:value-type="float" office:value="1.51782" calcext:value-type="float">
            <text:p>1,51782</text:p>
          </table:table-cell>
          <table:table-cell office:value-type="float" office:value="0.106815" calcext:value-type="float">
            <text:p>0,106815</text:p>
          </table:table-cell>
          <table:table-cell office:value-type="float" office:value="1.43425" calcext:value-type="float">
            <text:p>1,43425</text:p>
          </table:table-cell>
          <table:table-cell office:value-type="float" office:value="1.31651" calcext:value-type="float">
            <text:p>1,31651</text:p>
          </table:table-cell>
          <table:table-cell office:value-type="float" office:value="1.02961" calcext:value-type="float">
            <text:p>1,02961</text:p>
          </table:table-cell>
          <table:table-cell office:value-type="float" office:value="1.81339" calcext:value-type="float">
            <text:p>1,81339</text:p>
          </table:table-cell>
          <table:table-cell office:value-type="float" office:value="0.0766461" calcext:value-type="float">
            <text:p>0,0766461</text:p>
          </table:table-cell>
          <table:table-cell office:value-type="float" office:value="0.253605" calcext:value-type="float">
            <text:p>0,253605</text:p>
          </table:table-cell>
          <table:table-cell office:value-type="float" office:value="1.89605" calcext:value-type="float">
            <text:p>1,89605</text:p>
          </table:table-cell>
          <table:table-cell office:value-type="float" office:value="1.33807" calcext:value-type="float">
            <text:p>1,33807</text:p>
          </table:table-cell>
          <table:table-cell office:value-type="float" office:value="0.81245" calcext:value-type="float">
            <text:p>0,81245</text:p>
          </table:table-cell>
          <table:table-cell office:value-type="float" office:value="1.00763" calcext:value-type="float">
            <text:p>1,00763</text:p>
          </table:table-cell>
          <table:table-cell office:value-type="float" office:value="2.10397" calcext:value-type="float">
            <text:p>2,10397</text:p>
          </table:table-cell>
          <table:table-cell office:value-type="float" office:value="1.93981" calcext:value-type="float">
            <text:p>1,93981</text:p>
          </table:table-cell>
          <table:table-cell office:value-type="float" office:value="1.63853" calcext:value-type="float">
            <text:p>1,63853</text:p>
          </table:table-cell>
          <table:table-cell office:value-type="float" office:value="1.5646" calcext:value-type="float">
            <text:p>1,5646</text:p>
          </table:table-cell>
          <table:table-cell office:value-type="float" office:value="1.0934" calcext:value-type="float">
            <text:p>1,0934</text:p>
          </table:table-cell>
          <table:table-cell office:value-type="float" office:value="0.311175" calcext:value-type="float">
            <text:p>0,311175</text:p>
          </table:table-cell>
          <table:table-cell office:value-type="float" office:value="0.314402" calcext:value-type="float">
            <text:p>0,314402</text:p>
          </table:table-cell>
          <table:table-cell office:value-type="float" office:value="0.336007" calcext:value-type="float">
            <text:p>0,336007</text:p>
          </table:table-cell>
          <table:table-cell office:value-type="float" office:value="1.9889" calcext:value-type="float">
            <text:p>1,9889</text:p>
          </table:table-cell>
          <table:table-cell office:value-type="float" office:value="0.693959" calcext:value-type="float">
            <text:p>0,693959</text:p>
          </table:table-cell>
          <table:table-cell office:value-type="float" office:value="1.49456" calcext:value-type="float">
            <text:p>1,49456</text:p>
          </table:table-cell>
          <table:table-cell office:value-type="float" office:value="0.739359" calcext:value-type="float">
            <text:p>0,739359</text:p>
          </table:table-cell>
          <table:table-cell office:value-type="float" office:value="1.87113" calcext:value-type="float">
            <text:p>1,87113</text:p>
          </table:table-cell>
          <table:table-cell office:value-type="float" office:value="1.48509" calcext:value-type="float">
            <text:p>1,48509</text:p>
          </table:table-cell>
          <table:table-cell office:value-type="float" office:value="0.074116" calcext:value-type="float">
            <text:p>0,074116</text:p>
          </table:table-cell>
          <table:table-cell office:value-type="float" office:value="0.109162" calcext:value-type="float">
            <text:p>0,109162</text:p>
          </table:table-cell>
          <table:table-cell office:value-type="float" office:value="0.509165" calcext:value-type="float">
            <text:p>0,509165</text:p>
          </table:table-cell>
          <table:table-cell office:value-type="float" office:value="0.0703049" calcext:value-type="float">
            <text:p>0,0703049</text:p>
          </table:table-cell>
          <table:table-cell office:value-type="float" office:value="1.73121" calcext:value-type="float">
            <text:p>1,73121</text:p>
          </table:table-cell>
          <table:table-cell office:value-type="float" office:value="1.47792" calcext:value-type="float">
            <text:p>1,47792</text:p>
          </table:table-cell>
          <table:table-cell office:value-type="float" office:value="0.611357" calcext:value-type="float">
            <text:p>0,611357</text:p>
          </table:table-cell>
          <table:table-cell office:value-type="float" office:value="0.296149" calcext:value-type="float">
            <text:p>0,296149</text:p>
          </table:table-cell>
          <table:table-cell office:value-type="float" office:value="1.12931" calcext:value-type="float">
            <text:p>1,12931</text:p>
          </table:table-cell>
          <table:table-cell table:number-columns-repeated="4"/>
          <table:table-cell table:formula="of:=MIN([.A172:.BL172])" office:value-type="float" office:value="0.0382509" calcext:value-type="float">
            <text:p>0,0382509</text:p>
          </table:table-cell>
          <table:table-cell table:formula="of:=MAX([.A172:.BL172])" office:value-type="float" office:value="2.10397" calcext:value-type="float">
            <text:p>2,10397</text:p>
          </table:table-cell>
          <table:table-cell table:number-columns-repeated="7"/>
        </table:table-row>
        <table:table-row table:style-name="ro2">
          <table:table-cell office:value-type="float" office:value="0.145773" calcext:value-type="float">
            <text:p>0,145773</text:p>
          </table:table-cell>
          <table:table-cell office:value-type="float" office:value="0.175186" calcext:value-type="float">
            <text:p>0,175186</text:p>
          </table:table-cell>
          <table:table-cell office:value-type="float" office:value="0.0937588" calcext:value-type="float">
            <text:p>0,0937588</text:p>
          </table:table-cell>
          <table:table-cell office:value-type="float" office:value="0.0827279" calcext:value-type="float">
            <text:p>0,0827279</text:p>
          </table:table-cell>
          <table:table-cell office:value-type="float" office:value="0.079787" calcext:value-type="float">
            <text:p>0,079787</text:p>
          </table:table-cell>
          <table:table-cell office:value-type="float" office:value="0.523623" calcext:value-type="float">
            <text:p>0,523623</text:p>
          </table:table-cell>
          <table:table-cell office:value-type="float" office:value="0.113367" calcext:value-type="float">
            <text:p>0,113367</text:p>
          </table:table-cell>
          <table:table-cell office:value-type="float" office:value="0.119751" calcext:value-type="float">
            <text:p>0,119751</text:p>
          </table:table-cell>
          <table:table-cell office:value-type="float" office:value="0.109357" calcext:value-type="float">
            <text:p>0,109357</text:p>
          </table:table-cell>
          <table:table-cell office:value-type="float" office:value="0.126139" calcext:value-type="float">
            <text:p>0,126139</text:p>
          </table:table-cell>
          <table:table-cell office:value-type="float" office:value="0.10371" calcext:value-type="float">
            <text:p>0,10371</text:p>
          </table:table-cell>
          <table:table-cell office:value-type="float" office:value="0.360263" calcext:value-type="float">
            <text:p>0,360263</text:p>
          </table:table-cell>
          <table:table-cell office:value-type="float" office:value="0.107593" calcext:value-type="float">
            <text:p>0,107593</text:p>
          </table:table-cell>
          <table:table-cell office:value-type="float" office:value="0.182312" calcext:value-type="float">
            <text:p>0,182312</text:p>
          </table:table-cell>
          <table:table-cell office:value-type="float" office:value="0.0794568" calcext:value-type="float">
            <text:p>0,0794568</text:p>
          </table:table-cell>
          <table:table-cell office:value-type="float" office:value="0.328884" calcext:value-type="float">
            <text:p>0,328884</text:p>
          </table:table-cell>
          <table:table-cell office:value-type="float" office:value="1.10369" calcext:value-type="float">
            <text:p>1,10369</text:p>
          </table:table-cell>
          <table:table-cell office:value-type="float" office:value="0.674141" calcext:value-type="float">
            <text:p>0,67414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698506" calcext:value-type="float">
            <text:p>0,698506</text:p>
          </table:table-cell>
          <table:table-cell office:value-type="float" office:value="0.388632" calcext:value-type="float">
            <text:p>0,388632</text:p>
          </table:table-cell>
          <table:table-cell office:value-type="float" office:value="0.967709" calcext:value-type="float">
            <text:p>0,967709</text:p>
          </table:table-cell>
          <table:table-cell office:value-type="float" office:value="0.176961" calcext:value-type="float">
            <text:p>0,176961</text:p>
          </table:table-cell>
          <table:table-cell office:value-type="float" office:value="0.074971" calcext:value-type="float">
            <text:p>0,074971</text:p>
          </table:table-cell>
          <table:table-cell office:value-type="float" office:value="0.074415" calcext:value-type="float">
            <text:p>0,074415</text:p>
          </table:table-cell>
          <table:table-cell office:value-type="float" office:value="0.074476" calcext:value-type="float">
            <text:p>0,074476</text:p>
          </table:table-cell>
          <table:table-cell office:value-type="float" office:value="0.0741231" calcext:value-type="float">
            <text:p>0,0741231</text:p>
          </table:table-cell>
          <table:table-cell office:value-type="float" office:value="0.108999" calcext:value-type="float">
            <text:p>0,108999</text:p>
          </table:table-cell>
          <table:table-cell office:value-type="float" office:value="0.184993" calcext:value-type="float">
            <text:p>0,184993</text:p>
          </table:table-cell>
          <table:table-cell office:value-type="float" office:value="0.121294" calcext:value-type="float">
            <text:p>0,121294</text:p>
          </table:table-cell>
          <table:table-cell office:value-type="float" office:value="0.0893841" calcext:value-type="float">
            <text:p>0,0893841</text:p>
          </table:table-cell>
          <table:table-cell office:value-type="float" office:value="0.320446" calcext:value-type="float">
            <text:p>0,320446</text:p>
          </table:table-cell>
          <table:table-cell office:value-type="float" office:value="0.089735" calcext:value-type="float">
            <text:p>0,089735</text:p>
          </table:table-cell>
          <table:table-cell office:value-type="float" office:value="0.254625" calcext:value-type="float">
            <text:p>0,254625</text:p>
          </table:table-cell>
          <table:table-cell office:value-type="float" office:value="0.974572" calcext:value-type="float">
            <text:p>0,974572</text:p>
          </table:table-cell>
          <table:table-cell office:value-type="float" office:value="0.611141" calcext:value-type="float">
            <text:p>0,611141</text:p>
          </table:table-cell>
          <table:table-cell office:value-type="float" office:value="1.5014" calcext:value-type="float">
            <text:p>1,5014</text:p>
          </table:table-cell>
          <table:table-cell office:value-type="float" office:value="0.572975" calcext:value-type="float">
            <text:p>0,572975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255511" calcext:value-type="float">
            <text:p>0,255511</text:p>
          </table:table-cell>
          <table:table-cell office:value-type="float" office:value="0.260527" calcext:value-type="float">
            <text:p>0,260527</text:p>
          </table:table-cell>
          <table:table-cell office:value-type="float" office:value="1.77151" calcext:value-type="float">
            <text:p>1,77151</text:p>
          </table:table-cell>
          <table:table-cell office:value-type="float" office:value="1.65484" calcext:value-type="float">
            <text:p>1,65484</text:p>
          </table:table-cell>
          <table:table-cell office:value-type="float" office:value="1.54297" calcext:value-type="float">
            <text:p>1,54297</text:p>
          </table:table-cell>
          <table:table-cell office:value-type="float" office:value="1.24997" calcext:value-type="float">
            <text:p>1,24997</text:p>
          </table:table-cell>
          <table:table-cell office:value-type="float" office:value="0.266771" calcext:value-type="float">
            <text:p>0,266771</text:p>
          </table:table-cell>
          <table:table-cell office:value-type="float" office:value="0.061192" calcext:value-type="float">
            <text:p>0,061192</text:p>
          </table:table-cell>
          <table:table-cell office:value-type="float" office:value="0.077755" calcext:value-type="float">
            <text:p>0,077755</text:p>
          </table:table-cell>
          <table:table-cell office:value-type="float" office:value="0.076256" calcext:value-type="float">
            <text:p>0,076256</text:p>
          </table:table-cell>
          <table:table-cell office:value-type="float" office:value="0.042877" calcext:value-type="float">
            <text:p>0,042877</text:p>
          </table:table-cell>
          <table:table-cell office:value-type="float" office:value="0.0678489" calcext:value-type="float">
            <text:p>0,0678489</text:p>
          </table:table-cell>
          <table:table-cell office:value-type="float" office:value="0.41108" calcext:value-type="float">
            <text:p>0,41108</text:p>
          </table:table-cell>
          <table:table-cell office:value-type="float" office:value="0.376465" calcext:value-type="float">
            <text:p>0,376465</text:p>
          </table:table-cell>
          <table:table-cell office:value-type="float" office:value="0.136231" calcext:value-type="float">
            <text:p>0,136231</text:p>
          </table:table-cell>
          <table:table-cell office:value-type="float" office:value="0.117326" calcext:value-type="float">
            <text:p>0,117326</text:p>
          </table:table-cell>
          <table:table-cell office:value-type="float" office:value="0.984208" calcext:value-type="float">
            <text:p>0,984208</text:p>
          </table:table-cell>
          <table:table-cell office:value-type="float" office:value="0.327819" calcext:value-type="float">
            <text:p>0,327819</text:p>
          </table:table-cell>
          <table:table-cell office:value-type="float" office:value="0.118399" calcext:value-type="float">
            <text:p>0,118399</text:p>
          </table:table-cell>
          <table:table-cell office:value-type="float" office:value="0.773862" calcext:value-type="float">
            <text:p>0,773862</text:p>
          </table:table-cell>
          <table:table-cell office:value-type="float" office:value="0.85266" calcext:value-type="float">
            <text:p>0,85266</text:p>
          </table:table-cell>
          <table:table-cell office:value-type="float" office:value="0.151221" calcext:value-type="float">
            <text:p>0,151221</text:p>
          </table:table-cell>
          <table:table-cell office:value-type="float" office:value="0.599358" calcext:value-type="float">
            <text:p>0,599358</text:p>
          </table:table-cell>
          <table:table-cell office:value-type="float" office:value="0.481473" calcext:value-type="float">
            <text:p>0,481473</text:p>
          </table:table-cell>
          <table:table-cell office:value-type="float" office:value="2.61953" calcext:value-type="float">
            <text:p>2,61953</text:p>
          </table:table-cell>
          <table:table-cell table:number-columns-repeated="4"/>
          <table:table-cell table:formula="of:=MIN([.A173:.BL173])" office:value-type="float" office:value="0.042877" calcext:value-type="float">
            <text:p>0,042877</text:p>
          </table:table-cell>
          <table:table-cell table:formula="of:=MAX([.A173:.BL173])" office:value-type="float" office:value="2.61953" calcext:value-type="float">
            <text:p>2,61953</text:p>
          </table:table-cell>
          <table:table-cell table:number-columns-repeated="7"/>
        </table:table-row>
        <table:table-row table:style-name="ro2">
          <table:table-cell office:value-type="float" office:value="0.149857" calcext:value-type="float">
            <text:p>0,149857</text:p>
          </table:table-cell>
          <table:table-cell office:value-type="float" office:value="0.0796828" calcext:value-type="float">
            <text:p>0,0796828</text:p>
          </table:table-cell>
          <table:table-cell office:value-type="float" office:value="0.260546" calcext:value-type="float">
            <text:p>0,260546</text:p>
          </table:table-cell>
          <table:table-cell office:value-type="float" office:value="0.146119" calcext:value-type="float">
            <text:p>0,146119</text:p>
          </table:table-cell>
          <table:table-cell office:value-type="float" office:value="0.220849" calcext:value-type="float">
            <text:p>0,220849</text:p>
          </table:table-cell>
          <table:table-cell office:value-type="float" office:value="0.148776" calcext:value-type="float">
            <text:p>0,148776</text:p>
          </table:table-cell>
          <table:table-cell office:value-type="float" office:value="0.228526" calcext:value-type="float">
            <text:p>0,228526</text:p>
          </table:table-cell>
          <table:table-cell office:value-type="float" office:value="0.299253" calcext:value-type="float">
            <text:p>0,299253</text:p>
          </table:table-cell>
          <table:table-cell office:value-type="float" office:value="0.147562" calcext:value-type="float">
            <text:p>0,147562</text:p>
          </table:table-cell>
          <table:table-cell office:value-type="float" office:value="0.22503" calcext:value-type="float">
            <text:p>0,22503</text:p>
          </table:table-cell>
          <table:table-cell office:value-type="float" office:value="0.111649" calcext:value-type="float">
            <text:p>0,111649</text:p>
          </table:table-cell>
          <table:table-cell office:value-type="float" office:value="0.177572" calcext:value-type="float">
            <text:p>0,177572</text:p>
          </table:table-cell>
          <table:table-cell office:value-type="float" office:value="0.250176" calcext:value-type="float">
            <text:p>0,250176</text:p>
          </table:table-cell>
          <table:table-cell office:value-type="float" office:value="0.477799" calcext:value-type="float">
            <text:p>0,477799</text:p>
          </table:table-cell>
          <table:table-cell office:value-type="float" office:value="0.219979" calcext:value-type="float">
            <text:p>0,219979</text:p>
          </table:table-cell>
          <table:table-cell office:value-type="float" office:value="1.37396" calcext:value-type="float">
            <text:p>1,37396</text:p>
          </table:table-cell>
          <table:table-cell office:value-type="float" office:value="1.15043" calcext:value-type="float">
            <text:p>1,15043</text:p>
          </table:table-cell>
          <table:table-cell office:value-type="float" office:value="0.746332" calcext:value-type="float">
            <text:p>0,746332</text:p>
          </table:table-cell>
          <table:table-cell office:value-type="float" office:value="0.790548" calcext:value-type="float">
            <text:p>0,790548</text:p>
          </table:table-cell>
          <table:table-cell office:value-type="float" office:value="0.292306" calcext:value-type="float">
            <text:p>0,292306</text:p>
          </table:table-cell>
          <table:table-cell office:value-type="float" office:value="1.4541" calcext:value-type="float">
            <text:p>1,4541</text:p>
          </table:table-cell>
          <table:table-cell office:value-type="float" office:value="1.60769" calcext:value-type="float">
            <text:p>1,60769</text:p>
          </table:table-cell>
          <table:table-cell office:value-type="float" office:value="0.445153" calcext:value-type="float">
            <text:p>0,445153</text:p>
          </table:table-cell>
          <table:table-cell office:value-type="float" office:value="1.37177" calcext:value-type="float">
            <text:p>1,37177</text:p>
          </table:table-cell>
          <table:table-cell office:value-type="float" office:value="1.23036" calcext:value-type="float">
            <text:p>1,23036</text:p>
          </table:table-cell>
          <table:table-cell office:value-type="float" office:value="1.15595" calcext:value-type="float">
            <text:p>1,15595</text:p>
          </table:table-cell>
          <table:table-cell office:value-type="float" office:value="1.01295" calcext:value-type="float">
            <text:p>1,01295</text:p>
          </table:table-cell>
          <table:table-cell office:value-type="float" office:value="0.412613" calcext:value-type="float">
            <text:p>0,412613</text:p>
          </table:table-cell>
          <table:table-cell office:value-type="float" office:value="0.895663" calcext:value-type="float">
            <text:p>0,895663</text:p>
          </table:table-cell>
          <table:table-cell office:value-type="float" office:value="0.75249" calcext:value-type="float">
            <text:p>0,75249</text:p>
          </table:table-cell>
          <table:table-cell office:value-type="float" office:value="1.5799" calcext:value-type="float">
            <text:p>1,5799</text:p>
          </table:table-cell>
          <table:table-cell office:value-type="float" office:value="1.34246" calcext:value-type="float">
            <text:p>1,34246</text:p>
          </table:table-cell>
          <table:table-cell office:value-type="float" office:value="1.15616" calcext:value-type="float">
            <text:p>1,15616</text:p>
          </table:table-cell>
          <table:table-cell office:value-type="float" office:value="0.901652" calcext:value-type="float">
            <text:p>0,901652</text:p>
          </table:table-cell>
          <table:table-cell office:value-type="float" office:value="0.683187" calcext:value-type="float">
            <text:p>0,683187</text:p>
          </table:table-cell>
          <table:table-cell office:value-type="float" office:value="0.386655" calcext:value-type="float">
            <text:p>0,386655</text:p>
          </table:table-cell>
          <table:table-cell office:value-type="float" office:value="0.104965" calcext:value-type="float">
            <text:p>0,104965</text:p>
          </table:table-cell>
          <table:table-cell office:value-type="float" office:value="1.29044" calcext:value-type="float">
            <text:p>1,29044</text:p>
          </table:table-cell>
          <table:table-cell office:value-type="float" office:value="0.883362" calcext:value-type="float">
            <text:p>0,883362</text:p>
          </table:table-cell>
          <table:table-cell office:value-type="float" office:value="1.4435" calcext:value-type="float">
            <text:p>1,4435</text:p>
          </table:table-cell>
          <table:table-cell office:value-type="float" office:value="0.162039" calcext:value-type="float">
            <text:p>0,162039</text:p>
          </table:table-cell>
          <table:table-cell office:value-type="float" office:value="0.10688" calcext:value-type="float">
            <text:p>0,10688</text:p>
          </table:table-cell>
          <table:table-cell office:value-type="float" office:value="0.181393" calcext:value-type="float">
            <text:p>0,181393</text:p>
          </table:table-cell>
          <table:table-cell office:value-type="float" office:value="0.098392" calcext:value-type="float">
            <text:p>0,098392</text:p>
          </table:table-cell>
          <table:table-cell office:value-type="float" office:value="0.076426" calcext:value-type="float">
            <text:p>0,076426</text:p>
          </table:table-cell>
          <table:table-cell office:value-type="float" office:value="1.17375" calcext:value-type="float">
            <text:p>1,17375</text:p>
          </table:table-cell>
          <table:table-cell office:value-type="float" office:value="1.15051" calcext:value-type="float">
            <text:p>1,15051</text:p>
          </table:table-cell>
          <table:table-cell office:value-type="float" office:value="2.30108" calcext:value-type="float">
            <text:p>2,30108</text:p>
          </table:table-cell>
          <table:table-cell office:value-type="float" office:value="1.08354" calcext:value-type="float">
            <text:p>1,08354</text:p>
          </table:table-cell>
          <table:table-cell office:value-type="float" office:value="0.196423" calcext:value-type="float">
            <text:p>0,196423</text:p>
          </table:table-cell>
          <table:table-cell office:value-type="float" office:value="0.936017" calcext:value-type="float">
            <text:p>0,936017</text:p>
          </table:table-cell>
          <table:table-cell office:value-type="float" office:value="0.342879" calcext:value-type="float">
            <text:p>0,342879</text:p>
          </table:table-cell>
          <table:table-cell office:value-type="float" office:value="0.367599" calcext:value-type="float">
            <text:p>0,367599</text:p>
          </table:table-cell>
          <table:table-cell office:value-type="float" office:value="0.304724" calcext:value-type="float">
            <text:p>0,304724</text:p>
          </table:table-cell>
          <table:table-cell office:value-type="float" office:value="1.75766" calcext:value-type="float">
            <text:p>1,75766</text:p>
          </table:table-cell>
          <table:table-cell office:value-type="float" office:value="0.756616" calcext:value-type="float">
            <text:p>0,756616</text:p>
          </table:table-cell>
          <table:table-cell office:value-type="float" office:value="0.152729" calcext:value-type="float">
            <text:p>0,152729</text:p>
          </table:table-cell>
          <table:table-cell office:value-type="float" office:value="0.136324" calcext:value-type="float">
            <text:p>0,136324</text:p>
          </table:table-cell>
          <table:table-cell office:value-type="float" office:value="0.771168" calcext:value-type="float">
            <text:p>0,771168</text:p>
          </table:table-cell>
          <table:table-cell office:value-type="float" office:value="0.472295" calcext:value-type="float">
            <text:p>0,472295</text:p>
          </table:table-cell>
          <table:table-cell office:value-type="float" office:value="1.39323" calcext:value-type="float">
            <text:p>1,39323</text:p>
          </table:table-cell>
          <table:table-cell office:value-type="float" office:value="0.121284" calcext:value-type="float">
            <text:p>0,121284</text:p>
          </table:table-cell>
          <table:table-cell office:value-type="float" office:value="0.319827" calcext:value-type="float">
            <text:p>0,319827</text:p>
          </table:table-cell>
          <table:table-cell office:value-type="float" office:value="0.956573" calcext:value-type="float">
            <text:p>0,956573</text:p>
          </table:table-cell>
          <table:table-cell table:number-columns-repeated="4"/>
          <table:table-cell table:formula="of:=MIN([.A174:.BL174])" office:value-type="float" office:value="0.076426" calcext:value-type="float">
            <text:p>0,076426</text:p>
          </table:table-cell>
          <table:table-cell table:formula="of:=MAX([.A174:.BL174])" office:value-type="float" office:value="2.30108" calcext:value-type="float">
            <text:p>2,30108</text:p>
          </table:table-cell>
          <table:table-cell table:number-columns-repeated="7"/>
        </table:table-row>
        <table:table-row table:style-name="ro2">
          <table:table-cell office:value-type="float" office:value="0.143317" calcext:value-type="float">
            <text:p>0,143317</text:p>
          </table:table-cell>
          <table:table-cell office:value-type="float" office:value="0.112012" calcext:value-type="float">
            <text:p>0,112012</text:p>
          </table:table-cell>
          <table:table-cell office:value-type="float" office:value="0.107822" calcext:value-type="float">
            <text:p>0,107822</text:p>
          </table:table-cell>
          <table:table-cell office:value-type="float" office:value="0.108779" calcext:value-type="float">
            <text:p>0,108779</text:p>
          </table:table-cell>
          <table:table-cell office:value-type="float" office:value="0.110812" calcext:value-type="float">
            <text:p>0,110812</text:p>
          </table:table-cell>
          <table:table-cell office:value-type="float" office:value="0.106309" calcext:value-type="float">
            <text:p>0,106309</text:p>
          </table:table-cell>
          <table:table-cell office:value-type="float" office:value="0.10701" calcext:value-type="float">
            <text:p>0,10701</text:p>
          </table:table-cell>
          <table:table-cell office:value-type="float" office:value="0.324054" calcext:value-type="float">
            <text:p>0,324054</text:p>
          </table:table-cell>
          <table:table-cell office:value-type="float" office:value="0.150872" calcext:value-type="float">
            <text:p>0,150872</text:p>
          </table:table-cell>
          <table:table-cell office:value-type="float" office:value="0.353176" calcext:value-type="float">
            <text:p>0,353176</text:p>
          </table:table-cell>
          <table:table-cell office:value-type="float" office:value="0.867501" calcext:value-type="float">
            <text:p>0,867501</text:p>
          </table:table-cell>
          <table:table-cell office:value-type="float" office:value="0.668511" calcext:value-type="float">
            <text:p>0,668511</text:p>
          </table:table-cell>
          <table:table-cell office:value-type="float" office:value="0.230389" calcext:value-type="float">
            <text:p>0,230389</text:p>
          </table:table-cell>
          <table:table-cell office:value-type="float" office:value="0.95573" calcext:value-type="float">
            <text:p>0,95573</text:p>
          </table:table-cell>
          <table:table-cell office:value-type="float" office:value="0.918649" calcext:value-type="float">
            <text:p>0,918649</text:p>
          </table:table-cell>
          <table:table-cell office:value-type="float" office:value="0.737086" calcext:value-type="float">
            <text:p>0,737086</text:p>
          </table:table-cell>
          <table:table-cell office:value-type="float" office:value="0.631044" calcext:value-type="float">
            <text:p>0,631044</text:p>
          </table:table-cell>
          <table:table-cell office:value-type="float" office:value="0.5623" calcext:value-type="float">
            <text:p>0,5623</text:p>
          </table:table-cell>
          <table:table-cell office:value-type="float" office:value="0.508288" calcext:value-type="float">
            <text:p>0,508288</text:p>
          </table:table-cell>
          <table:table-cell office:value-type="float" office:value="1.33501" calcext:value-type="float">
            <text:p>1,33501</text:p>
          </table:table-cell>
          <table:table-cell office:value-type="float" office:value="0.495331" calcext:value-type="float">
            <text:p>0,495331</text:p>
          </table:table-cell>
          <table:table-cell office:value-type="float" office:value="1.09275" calcext:value-type="float">
            <text:p>1,09275</text:p>
          </table:table-cell>
          <table:table-cell office:value-type="float" office:value="0.532879" calcext:value-type="float">
            <text:p>0,532879</text:p>
          </table:table-cell>
          <table:table-cell office:value-type="float" office:value="1.3751" calcext:value-type="float">
            <text:p>1,3751</text:p>
          </table:table-cell>
          <table:table-cell office:value-type="float" office:value="0.899861" calcext:value-type="float">
            <text:p>0,899861</text:p>
          </table:table-cell>
          <table:table-cell office:value-type="float" office:value="1.38195" calcext:value-type="float">
            <text:p>1,38195</text:p>
          </table:table-cell>
          <table:table-cell office:value-type="float" office:value="1.17759" calcext:value-type="float">
            <text:p>1,17759</text:p>
          </table:table-cell>
          <table:table-cell office:value-type="float" office:value="0.795821" calcext:value-type="float">
            <text:p>0,795821</text:p>
          </table:table-cell>
          <table:table-cell office:value-type="float" office:value="0.687606" calcext:value-type="float">
            <text:p>0,687606</text:p>
          </table:table-cell>
          <table:table-cell office:value-type="float" office:value="0.5601" calcext:value-type="float">
            <text:p>0,5601</text:p>
          </table:table-cell>
          <table:table-cell office:value-type="float" office:value="0.288178" calcext:value-type="float">
            <text:p>0,288178</text:p>
          </table:table-cell>
          <table:table-cell office:value-type="float" office:value="0.213402" calcext:value-type="float">
            <text:p>0,213402</text:p>
          </table:table-cell>
          <table:table-cell office:value-type="float" office:value="0.699091" calcext:value-type="float">
            <text:p>0,699091</text:p>
          </table:table-cell>
          <table:table-cell office:value-type="float" office:value="0.271614" calcext:value-type="float">
            <text:p>0,271614</text:p>
          </table:table-cell>
          <table:table-cell office:value-type="float" office:value="0.0915029" calcext:value-type="float">
            <text:p>0,0915029</text:p>
          </table:table-cell>
          <table:table-cell office:value-type="float" office:value="0.696682" calcext:value-type="float">
            <text:p>0,696682</text:p>
          </table:table-cell>
          <table:table-cell office:value-type="float" office:value="0.147641" calcext:value-type="float">
            <text:p>0,147641</text:p>
          </table:table-cell>
          <table:table-cell office:value-type="float" office:value="0.746611" calcext:value-type="float">
            <text:p>0,746611</text:p>
          </table:table-cell>
          <table:table-cell office:value-type="float" office:value="0.105258" calcext:value-type="float">
            <text:p>0,105258</text:p>
          </table:table-cell>
          <table:table-cell office:value-type="float" office:value="0.164103" calcext:value-type="float">
            <text:p>0,164103</text:p>
          </table:table-cell>
          <table:table-cell office:value-type="float" office:value="1.50575" calcext:value-type="float">
            <text:p>1,50575</text:p>
          </table:table-cell>
          <table:table-cell office:value-type="float" office:value="0.924853" calcext:value-type="float">
            <text:p>0,924853</text:p>
          </table:table-cell>
          <table:table-cell office:value-type="float" office:value="0.0960941" calcext:value-type="float">
            <text:p>0,0960941</text:p>
          </table:table-cell>
          <table:table-cell office:value-type="float" office:value="0.188501" calcext:value-type="float">
            <text:p>0,188501</text:p>
          </table:table-cell>
          <table:table-cell office:value-type="float" office:value="1.3469" calcext:value-type="float">
            <text:p>1,3469</text:p>
          </table:table-cell>
          <table:table-cell office:value-type="float" office:value="1.13151" calcext:value-type="float">
            <text:p>1,13151</text:p>
          </table:table-cell>
          <table:table-cell office:value-type="float" office:value="0.109498" calcext:value-type="float">
            <text:p>0,109498</text:p>
          </table:table-cell>
          <table:table-cell office:value-type="float" office:value="0.0750389" calcext:value-type="float">
            <text:p>0,0750389</text:p>
          </table:table-cell>
          <table:table-cell office:value-type="float" office:value="0.0736239" calcext:value-type="float">
            <text:p>0,0736239</text:p>
          </table:table-cell>
          <table:table-cell office:value-type="float" office:value="0.073899" calcext:value-type="float">
            <text:p>0,073899</text:p>
          </table:table-cell>
          <table:table-cell office:value-type="float" office:value="0.827782" calcext:value-type="float">
            <text:p>0,827782</text:p>
          </table:table-cell>
          <table:table-cell office:value-type="float" office:value="0.661329" calcext:value-type="float">
            <text:p>0,661329</text:p>
          </table:table-cell>
          <table:table-cell office:value-type="float" office:value="0.957694" calcext:value-type="float">
            <text:p>0,957694</text:p>
          </table:table-cell>
          <table:table-cell office:value-type="float" office:value="0.184399" calcext:value-type="float">
            <text:p>0,184399</text:p>
          </table:table-cell>
          <table:table-cell office:value-type="float" office:value="0.521407" calcext:value-type="float">
            <text:p>0,521407</text:p>
          </table:table-cell>
          <table:table-cell office:value-type="float" office:value="0.569079" calcext:value-type="float">
            <text:p>0,569079</text:p>
          </table:table-cell>
          <table:table-cell office:value-type="float" office:value="0.0794852" calcext:value-type="float">
            <text:p>0,0794852</text:p>
          </table:table-cell>
          <table:table-cell office:value-type="float" office:value="0.160723" calcext:value-type="float">
            <text:p>0,160723</text:p>
          </table:table-cell>
          <table:table-cell office:value-type="float" office:value="0.516974" calcext:value-type="float">
            <text:p>0,516974</text:p>
          </table:table-cell>
          <table:table-cell office:value-type="float" office:value="0.465829" calcext:value-type="float">
            <text:p>0,465829</text:p>
          </table:table-cell>
          <table:table-cell office:value-type="float" office:value="0.315939" calcext:value-type="float">
            <text:p>0,315939</text:p>
          </table:table-cell>
          <table:table-cell office:value-type="float" office:value="0.651195" calcext:value-type="float">
            <text:p>0,651195</text:p>
          </table:table-cell>
          <table:table-cell office:value-type="float" office:value="1.02744" calcext:value-type="float">
            <text:p>1,02744</text:p>
          </table:table-cell>
          <table:table-cell office:value-type="float" office:value="0.073705" calcext:value-type="float">
            <text:p>0,073705</text:p>
          </table:table-cell>
          <table:table-cell table:number-columns-repeated="4"/>
          <table:table-cell table:formula="of:=MIN([.A175:.BL175])" office:value-type="float" office:value="0.0736239" calcext:value-type="float">
            <text:p>0,0736239</text:p>
          </table:table-cell>
          <table:table-cell table:formula="of:=MAX([.A175:.BL175])" office:value-type="float" office:value="1.50575" calcext:value-type="float">
            <text:p>1,50575</text:p>
          </table:table-cell>
          <table:table-cell table:number-columns-repeated="7"/>
        </table:table-row>
        <table:table-row table:style-name="ro2">
          <table:table-cell office:value-type="float" office:value="0.119949" calcext:value-type="float">
            <text:p>0,119949</text:p>
          </table:table-cell>
          <table:table-cell office:value-type="float" office:value="0.121076" calcext:value-type="float">
            <text:p>0,121076</text:p>
          </table:table-cell>
          <table:table-cell office:value-type="float" office:value="0.120525" calcext:value-type="float">
            <text:p>0,120525</text:p>
          </table:table-cell>
          <table:table-cell office:value-type="float" office:value="0.0800869" calcext:value-type="float">
            <text:p>0,0800869</text:p>
          </table:table-cell>
          <table:table-cell office:value-type="float" office:value="0.0788469" calcext:value-type="float">
            <text:p>0,0788469</text:p>
          </table:table-cell>
          <table:table-cell office:value-type="float" office:value="0.084383" calcext:value-type="float">
            <text:p>0,084383</text:p>
          </table:table-cell>
          <table:table-cell office:value-type="float" office:value="0.297187" calcext:value-type="float">
            <text:p>0,297187</text:p>
          </table:table-cell>
          <table:table-cell office:value-type="float" office:value="0.220237" calcext:value-type="float">
            <text:p>0,220237</text:p>
          </table:table-cell>
          <table:table-cell office:value-type="float" office:value="0.163483" calcext:value-type="float">
            <text:p>0,163483</text:p>
          </table:table-cell>
          <table:table-cell office:value-type="float" office:value="0.467402" calcext:value-type="float">
            <text:p>0,467402</text:p>
          </table:table-cell>
          <table:table-cell office:value-type="float" office:value="0.10451" calcext:value-type="float">
            <text:p>0,10451</text:p>
          </table:table-cell>
          <table:table-cell office:value-type="float" office:value="0.169779" calcext:value-type="float">
            <text:p>0,169779</text:p>
          </table:table-cell>
          <table:table-cell office:value-type="float" office:value="0.151796" calcext:value-type="float">
            <text:p>0,151796</text:p>
          </table:table-cell>
          <table:table-cell office:value-type="float" office:value="0.216948" calcext:value-type="float">
            <text:p>0,216948</text:p>
          </table:table-cell>
          <table:table-cell office:value-type="float" office:value="0.0861151" calcext:value-type="float">
            <text:p>0,0861151</text:p>
          </table:table-cell>
          <table:table-cell office:value-type="float" office:value="0.118779" calcext:value-type="float">
            <text:p>0,118779</text:p>
          </table:table-cell>
          <table:table-cell office:value-type="float" office:value="0.538935" calcext:value-type="float">
            <text:p>0,538935</text:p>
          </table:table-cell>
          <table:table-cell office:value-type="float" office:value="0.362213" calcext:value-type="float">
            <text:p>0,362213</text:p>
          </table:table-cell>
          <table:table-cell office:value-type="float" office:value="0.441499" calcext:value-type="float">
            <text:p>0,441499</text:p>
          </table:table-cell>
          <table:table-cell office:value-type="float" office:value="0.299671" calcext:value-type="float">
            <text:p>0,299671</text:p>
          </table:table-cell>
          <table:table-cell office:value-type="float" office:value="0.229105" calcext:value-type="float">
            <text:p>0,229105</text:p>
          </table:table-cell>
          <table:table-cell office:value-type="float" office:value="0.152775" calcext:value-type="float">
            <text:p>0,152775</text:p>
          </table:table-cell>
          <table:table-cell office:value-type="float" office:value="0.187757" calcext:value-type="float">
            <text:p>0,187757</text:p>
          </table:table-cell>
          <table:table-cell office:value-type="float" office:value="0.366223" calcext:value-type="float">
            <text:p>0,366223</text:p>
          </table:table-cell>
          <table:table-cell office:value-type="float" office:value="0.803265" calcext:value-type="float">
            <text:p>0,803265</text:p>
          </table:table-cell>
          <table:table-cell office:value-type="float" office:value="0.356538" calcext:value-type="float">
            <text:p>0,356538</text:p>
          </table:table-cell>
          <table:table-cell office:value-type="float" office:value="0.744242" calcext:value-type="float">
            <text:p>0,744242</text:p>
          </table:table-cell>
          <table:table-cell office:value-type="float" office:value="0.75977" calcext:value-type="float">
            <text:p>0,75977</text:p>
          </table:table-cell>
          <table:table-cell office:value-type="float" office:value="0.0975151" calcext:value-type="float">
            <text:p>0,0975151</text:p>
          </table:table-cell>
          <table:table-cell office:value-type="float" office:value="0.353867" calcext:value-type="float">
            <text:p>0,353867</text:p>
          </table:table-cell>
          <table:table-cell office:value-type="float" office:value="0.299715" calcext:value-type="float">
            <text:p>0,299715</text:p>
          </table:table-cell>
          <table:table-cell office:value-type="float" office:value="0.317516" calcext:value-type="float">
            <text:p>0,317516</text:p>
          </table:table-cell>
          <table:table-cell office:value-type="float" office:value="0.330542" calcext:value-type="float">
            <text:p>0,330542</text:p>
          </table:table-cell>
          <table:table-cell office:value-type="float" office:value="0.276179" calcext:value-type="float">
            <text:p>0,276179</text:p>
          </table:table-cell>
          <table:table-cell office:value-type="float" office:value="0.296418" calcext:value-type="float">
            <text:p>0,296418</text:p>
          </table:table-cell>
          <table:table-cell office:value-type="float" office:value="0.889492" calcext:value-type="float">
            <text:p>0,889492</text:p>
          </table:table-cell>
          <table:table-cell office:value-type="float" office:value="0.274953" calcext:value-type="float">
            <text:p>0,274953</text:p>
          </table:table-cell>
          <table:table-cell office:value-type="float" office:value="0.510884" calcext:value-type="float">
            <text:p>0,510884</text:p>
          </table:table-cell>
          <table:table-cell office:value-type="float" office:value="0.33036" calcext:value-type="float">
            <text:p>0,33036</text:p>
          </table:table-cell>
          <table:table-cell office:value-type="float" office:value="0.305274" calcext:value-type="float">
            <text:p>0,305274</text:p>
          </table:table-cell>
          <table:table-cell office:value-type="float" office:value="0.581683" calcext:value-type="float">
            <text:p>0,581683</text:p>
          </table:table-cell>
          <table:table-cell office:value-type="float" office:value="0.401853" calcext:value-type="float">
            <text:p>0,401853</text:p>
          </table:table-cell>
          <table:table-cell office:value-type="float" office:value="0.442005" calcext:value-type="float">
            <text:p>0,442005</text:p>
          </table:table-cell>
          <table:table-cell office:value-type="float" office:value="2.122" calcext:value-type="float">
            <text:p>2,122</text:p>
          </table:table-cell>
          <table:table-cell office:value-type="float" office:value="2.07578" calcext:value-type="float">
            <text:p>2,07578</text:p>
          </table:table-cell>
          <table:table-cell office:value-type="float" office:value="0.874458" calcext:value-type="float">
            <text:p>0,874458</text:p>
          </table:table-cell>
          <table:table-cell office:value-type="float" office:value="1.95098" calcext:value-type="float">
            <text:p>1,95098</text:p>
          </table:table-cell>
          <table:table-cell office:value-type="float" office:value="1.89243" calcext:value-type="float">
            <text:p>1,89243</text:p>
          </table:table-cell>
          <table:table-cell office:value-type="float" office:value="1.59389" calcext:value-type="float">
            <text:p>1,59389</text:p>
          </table:table-cell>
          <table:table-cell office:value-type="float" office:value="0.229072" calcext:value-type="float">
            <text:p>0,229072</text:p>
          </table:table-cell>
          <table:table-cell office:value-type="float" office:value="1.35174" calcext:value-type="float">
            <text:p>1,35174</text:p>
          </table:table-cell>
          <table:table-cell office:value-type="float" office:value="2.37695" calcext:value-type="float">
            <text:p>2,37695</text:p>
          </table:table-cell>
          <table:table-cell office:value-type="float" office:value="0.0853109" calcext:value-type="float">
            <text:p>0,0853109</text:p>
          </table:table-cell>
          <table:table-cell office:value-type="float" office:value="0.106418" calcext:value-type="float">
            <text:p>0,106418</text:p>
          </table:table-cell>
          <table:table-cell office:value-type="float" office:value="0.49266" calcext:value-type="float">
            <text:p>0,49266</text:p>
          </table:table-cell>
          <table:table-cell office:value-type="float" office:value="0.647458" calcext:value-type="float">
            <text:p>0,647458</text:p>
          </table:table-cell>
          <table:table-cell office:value-type="float" office:value="2.43944" calcext:value-type="float">
            <text:p>2,43944</text:p>
          </table:table-cell>
          <table:table-cell office:value-type="float" office:value="0.245503" calcext:value-type="float">
            <text:p>0,245503</text:p>
          </table:table-cell>
          <table:table-cell office:value-type="float" office:value="0.600629" calcext:value-type="float">
            <text:p>0,600629</text:p>
          </table:table-cell>
          <table:table-cell office:value-type="float" office:value="0.282418" calcext:value-type="float">
            <text:p>0,282418</text:p>
          </table:table-cell>
          <table:table-cell office:value-type="float" office:value="0.490029" calcext:value-type="float">
            <text:p>0,490029</text:p>
          </table:table-cell>
          <table:table-cell office:value-type="float" office:value="0.079515" calcext:value-type="float">
            <text:p>0,079515</text:p>
          </table:table-cell>
          <table:table-cell office:value-type="float" office:value="0.156777" calcext:value-type="float">
            <text:p>0,156777</text:p>
          </table:table-cell>
          <table:table-cell office:value-type="float" office:value="2.75564" calcext:value-type="float">
            <text:p>2,75564</text:p>
          </table:table-cell>
          <table:table-cell table:number-columns-repeated="4"/>
          <table:table-cell table:formula="of:=MIN([.A176:.BL176])" office:value-type="float" office:value="0.0788469" calcext:value-type="float">
            <text:p>0,0788469</text:p>
          </table:table-cell>
          <table:table-cell table:formula="of:=MAX([.A176:.BL176])" office:value-type="float" office:value="2.75564" calcext:value-type="float">
            <text:p>2,75564</text:p>
          </table:table-cell>
          <table:table-cell table:number-columns-repeated="7"/>
        </table:table-row>
        <table:table-row table:style-name="ro2">
          <table:table-cell office:value-type="float" office:value="0.115109" calcext:value-type="float">
            <text:p>0,115109</text:p>
          </table:table-cell>
          <table:table-cell office:value-type="float" office:value="0.163813" calcext:value-type="float">
            <text:p>0,163813</text:p>
          </table:table-cell>
          <table:table-cell office:value-type="float" office:value="0.078794" calcext:value-type="float">
            <text:p>0,078794</text:p>
          </table:table-cell>
          <table:table-cell office:value-type="float" office:value="0.31204" calcext:value-type="float">
            <text:p>0,31204</text:p>
          </table:table-cell>
          <table:table-cell office:value-type="float" office:value="0.0914168" calcext:value-type="float">
            <text:p>0,0914168</text:p>
          </table:table-cell>
          <table:table-cell office:value-type="float" office:value="0.085604" calcext:value-type="float">
            <text:p>0,085604</text:p>
          </table:table-cell>
          <table:table-cell office:value-type="float" office:value="0.081521" calcext:value-type="float">
            <text:p>0,081521</text:p>
          </table:table-cell>
          <table:table-cell office:value-type="float" office:value="0.078516" calcext:value-type="float">
            <text:p>0,078516</text:p>
          </table:table-cell>
          <table:table-cell office:value-type="float" office:value="0.0768721" calcext:value-type="float">
            <text:p>0,0768721</text:p>
          </table:table-cell>
          <table:table-cell office:value-type="float" office:value="0.0810189" calcext:value-type="float">
            <text:p>0,0810189</text:p>
          </table:table-cell>
          <table:table-cell office:value-type="float" office:value="0.0794451" calcext:value-type="float">
            <text:p>0,0794451</text:p>
          </table:table-cell>
          <table:table-cell office:value-type="float" office:value="0.135883" calcext:value-type="float">
            <text:p>0,135883</text:p>
          </table:table-cell>
          <table:table-cell office:value-type="float" office:value="0.235324" calcext:value-type="float">
            <text:p>0,235324</text:p>
          </table:table-cell>
          <table:table-cell office:value-type="float" office:value="0.691319" calcext:value-type="float">
            <text:p>0,691319</text:p>
          </table:table-cell>
          <table:table-cell office:value-type="float" office:value="0.673647" calcext:value-type="float">
            <text:p>0,673647</text:p>
          </table:table-cell>
          <table:table-cell office:value-type="float" office:value="0.638463" calcext:value-type="float">
            <text:p>0,638463</text:p>
          </table:table-cell>
          <table:table-cell office:value-type="float" office:value="0.599014" calcext:value-type="float">
            <text:p>0,599014</text:p>
          </table:table-cell>
          <table:table-cell office:value-type="float" office:value="0.571048" calcext:value-type="float">
            <text:p>0,571048</text:p>
          </table:table-cell>
          <table:table-cell office:value-type="float" office:value="0.373315" calcext:value-type="float">
            <text:p>0,373315</text:p>
          </table:table-cell>
          <table:table-cell office:value-type="float" office:value="0.343899" calcext:value-type="float">
            <text:p>0,343899</text:p>
          </table:table-cell>
          <table:table-cell office:value-type="float" office:value="0.42388" calcext:value-type="float">
            <text:p>0,42388</text:p>
          </table:table-cell>
          <table:table-cell office:value-type="float" office:value="0.421202" calcext:value-type="float">
            <text:p>0,421202</text:p>
          </table:table-cell>
          <table:table-cell office:value-type="float" office:value="0.387294" calcext:value-type="float">
            <text:p>0,387294</text:p>
          </table:table-cell>
          <table:table-cell office:value-type="float" office:value="1.40297" calcext:value-type="float">
            <text:p>1,40297</text:p>
          </table:table-cell>
          <table:table-cell office:value-type="float" office:value="1.38899" calcext:value-type="float">
            <text:p>1,38899</text:p>
          </table:table-cell>
          <table:table-cell office:value-type="float" office:value="1.36217" calcext:value-type="float">
            <text:p>1,36217</text:p>
          </table:table-cell>
          <table:table-cell office:value-type="float" office:value="1.617" calcext:value-type="float">
            <text:p>1,617</text:p>
          </table:table-cell>
          <table:table-cell office:value-type="float" office:value="0.858754" calcext:value-type="float">
            <text:p>0,858754</text:p>
          </table:table-cell>
          <table:table-cell office:value-type="float" office:value="1.53692" calcext:value-type="float">
            <text:p>1,53692</text:p>
          </table:table-cell>
          <table:table-cell office:value-type="float" office:value="0.543375" calcext:value-type="float">
            <text:p>0,543375</text:p>
          </table:table-cell>
          <table:table-cell office:value-type="float" office:value="0.412484" calcext:value-type="float">
            <text:p>0,412484</text:p>
          </table:table-cell>
          <table:table-cell office:value-type="float" office:value="1.34508" calcext:value-type="float">
            <text:p>1,34508</text:p>
          </table:table-cell>
          <table:table-cell office:value-type="float" office:value="0.329874" calcext:value-type="float">
            <text:p>0,329874</text:p>
          </table:table-cell>
          <table:table-cell office:value-type="float" office:value="1.45522" calcext:value-type="float">
            <text:p>1,45522</text:p>
          </table:table-cell>
          <table:table-cell office:value-type="float" office:value="1.2981" calcext:value-type="float">
            <text:p>1,2981</text:p>
          </table:table-cell>
          <table:table-cell office:value-type="float" office:value="1.55752" calcext:value-type="float">
            <text:p>1,55752</text:p>
          </table:table-cell>
          <table:table-cell office:value-type="float" office:value="1.17373" calcext:value-type="float">
            <text:p>1,17373</text:p>
          </table:table-cell>
          <table:table-cell office:value-type="float" office:value="1.10931" calcext:value-type="float">
            <text:p>1,10931</text:p>
          </table:table-cell>
          <table:table-cell office:value-type="float" office:value="1.04611" calcext:value-type="float">
            <text:p>1,04611</text:p>
          </table:table-cell>
          <table:table-cell office:value-type="float" office:value="0.677525" calcext:value-type="float">
            <text:p>0,677525</text:p>
          </table:table-cell>
          <table:table-cell office:value-type="float" office:value="1.01957" calcext:value-type="float">
            <text:p>1,01957</text:p>
          </table:table-cell>
          <table:table-cell office:value-type="float" office:value="0.830029" calcext:value-type="float">
            <text:p>0,830029</text:p>
          </table:table-cell>
          <table:table-cell office:value-type="float" office:value="1.65988" calcext:value-type="float">
            <text:p>1,65988</text:p>
          </table:table-cell>
          <table:table-cell office:value-type="float" office:value="0.595684" calcext:value-type="float">
            <text:p>0,595684</text:p>
          </table:table-cell>
          <table:table-cell office:value-type="float" office:value="0.602663" calcext:value-type="float">
            <text:p>0,602663</text:p>
          </table:table-cell>
          <table:table-cell office:value-type="float" office:value="0.552657" calcext:value-type="float">
            <text:p>0,552657</text:p>
          </table:table-cell>
          <table:table-cell office:value-type="float" office:value="0.757371" calcext:value-type="float">
            <text:p>0,757371</text:p>
          </table:table-cell>
          <table:table-cell office:value-type="float" office:value="1.77251" calcext:value-type="float">
            <text:p>1,77251</text:p>
          </table:table-cell>
          <table:table-cell office:value-type="float" office:value="0.242894" calcext:value-type="float">
            <text:p>0,242894</text:p>
          </table:table-cell>
          <table:table-cell office:value-type="float" office:value="0.0876961" calcext:value-type="float">
            <text:p>0,0876961</text:p>
          </table:table-cell>
          <table:table-cell office:value-type="float" office:value="0.085403" calcext:value-type="float">
            <text:p>0,085403</text:p>
          </table:table-cell>
          <table:table-cell office:value-type="float" office:value="0.324831" calcext:value-type="float">
            <text:p>0,324831</text:p>
          </table:table-cell>
          <table:table-cell office:value-type="float" office:value="2.1867" calcext:value-type="float">
            <text:p>2,1867</text:p>
          </table:table-cell>
          <table:table-cell office:value-type="float" office:value="0.345749" calcext:value-type="float">
            <text:p>0,345749</text:p>
          </table:table-cell>
          <table:table-cell office:value-type="float" office:value="0.056093" calcext:value-type="float">
            <text:p>0,056093</text:p>
          </table:table-cell>
          <table:table-cell office:value-type="float" office:value="0.226919" calcext:value-type="float">
            <text:p>0,226919</text:p>
          </table:table-cell>
          <table:table-cell office:value-type="float" office:value="0.595334" calcext:value-type="float">
            <text:p>0,595334</text:p>
          </table:table-cell>
          <table:table-cell office:value-type="float" office:value="0.0830369" calcext:value-type="float">
            <text:p>0,0830369</text:p>
          </table:table-cell>
          <table:table-cell office:value-type="float" office:value="0.183556" calcext:value-type="float">
            <text:p>0,183556</text:p>
          </table:table-cell>
          <table:table-cell office:value-type="float" office:value="0.0833549" calcext:value-type="float">
            <text:p>0,0833549</text:p>
          </table:table-cell>
          <table:table-cell office:value-type="float" office:value="0.21232" calcext:value-type="float">
            <text:p>0,21232</text:p>
          </table:table-cell>
          <table:table-cell office:value-type="float" office:value="0.657691" calcext:value-type="float">
            <text:p>0,657691</text:p>
          </table:table-cell>
          <table:table-cell office:value-type="float" office:value="0.13078" calcext:value-type="float">
            <text:p>0,13078</text:p>
          </table:table-cell>
          <table:table-cell office:value-type="float" office:value="0.414733" calcext:value-type="float">
            <text:p>0,414733</text:p>
          </table:table-cell>
          <table:table-cell table:number-columns-repeated="4"/>
          <table:table-cell table:formula="of:=MIN([.A177:.BL177])" office:value-type="float" office:value="0.056093" calcext:value-type="float">
            <text:p>0,056093</text:p>
          </table:table-cell>
          <table:table-cell table:formula="of:=MAX([.A177:.BL177])" office:value-type="float" office:value="2.1867" calcext:value-type="float">
            <text:p>2,1867</text:p>
          </table:table-cell>
          <table:table-cell table:number-columns-repeated="7"/>
        </table:table-row>
        <table:table-row table:style-name="ro2">
          <table:table-cell office:value-type="float" office:value="0.141412" calcext:value-type="float">
            <text:p>0,141412</text:p>
          </table:table-cell>
          <table:table-cell office:value-type="float" office:value="0.218821" calcext:value-type="float">
            <text:p>0,218821</text:p>
          </table:table-cell>
          <table:table-cell office:value-type="float" office:value="0.299356" calcext:value-type="float">
            <text:p>0,299356</text:p>
          </table:table-cell>
          <table:table-cell office:value-type="float" office:value="0.372874" calcext:value-type="float">
            <text:p>0,372874</text:p>
          </table:table-cell>
          <table:table-cell office:value-type="float" office:value="0.198615" calcext:value-type="float">
            <text:p>0,198615</text:p>
          </table:table-cell>
          <table:table-cell office:value-type="float" office:value="0.237828" calcext:value-type="float">
            <text:p>0,237828</text:p>
          </table:table-cell>
          <table:table-cell office:value-type="float" office:value="0.0851989" calcext:value-type="float">
            <text:p>0,0851989</text:p>
          </table:table-cell>
          <table:table-cell office:value-type="float" office:value="0.114156" calcext:value-type="float">
            <text:p>0,114156</text:p>
          </table:table-cell>
          <table:table-cell office:value-type="float" office:value="0.0840731" calcext:value-type="float">
            <text:p>0,0840731</text:p>
          </table:table-cell>
          <table:table-cell office:value-type="float" office:value="0.089184" calcext:value-type="float">
            <text:p>0,089184</text:p>
          </table:table-cell>
          <table:table-cell office:value-type="float" office:value="0.131483" calcext:value-type="float">
            <text:p>0,131483</text:p>
          </table:table-cell>
          <table:table-cell office:value-type="float" office:value="0.29789" calcext:value-type="float">
            <text:p>0,29789</text:p>
          </table:table-cell>
          <table:table-cell office:value-type="float" office:value="0.624799" calcext:value-type="float">
            <text:p>0,624799</text:p>
          </table:table-cell>
          <table:table-cell office:value-type="float" office:value="0.66184" calcext:value-type="float">
            <text:p>0,66184</text:p>
          </table:table-cell>
          <table:table-cell office:value-type="float" office:value="0.076432" calcext:value-type="float">
            <text:p>0,076432</text:p>
          </table:table-cell>
          <table:table-cell office:value-type="float" office:value="0.0849359" calcext:value-type="float">
            <text:p>0,0849359</text:p>
          </table:table-cell>
          <table:table-cell office:value-type="float" office:value="0.0758679" calcext:value-type="float">
            <text:p>0,0758679</text:p>
          </table:table-cell>
          <table:table-cell office:value-type="float" office:value="0.0756869" calcext:value-type="float">
            <text:p>0,0756869</text:p>
          </table:table-cell>
          <table:table-cell office:value-type="float" office:value="0.0752151" calcext:value-type="float">
            <text:p>0,0752151</text:p>
          </table:table-cell>
          <table:table-cell office:value-type="float" office:value="0.106856" calcext:value-type="float">
            <text:p>0,106856</text:p>
          </table:table-cell>
          <table:table-cell office:value-type="float" office:value="0.0760069" calcext:value-type="float">
            <text:p>0,0760069</text:p>
          </table:table-cell>
          <table:table-cell office:value-type="float" office:value="0.0829282" calcext:value-type="float">
            <text:p>0,0829282</text:p>
          </table:table-cell>
          <table:table-cell office:value-type="float" office:value="0.0746641" calcext:value-type="float">
            <text:p>0,0746641</text:p>
          </table:table-cell>
          <table:table-cell office:value-type="float" office:value="0.119395" calcext:value-type="float">
            <text:p>0,119395</text:p>
          </table:table-cell>
          <table:table-cell office:value-type="float" office:value="0.096427" calcext:value-type="float">
            <text:p>0,096427</text:p>
          </table:table-cell>
          <table:table-cell office:value-type="float" office:value="0.088207" calcext:value-type="float">
            <text:p>0,088207</text:p>
          </table:table-cell>
          <table:table-cell office:value-type="float" office:value="0.218209" calcext:value-type="float">
            <text:p>0,218209</text:p>
          </table:table-cell>
          <table:table-cell office:value-type="float" office:value="0.148778" calcext:value-type="float">
            <text:p>0,148778</text:p>
          </table:table-cell>
          <table:table-cell office:value-type="float" office:value="0.493359" calcext:value-type="float">
            <text:p>0,493359</text:p>
          </table:table-cell>
          <table:table-cell office:value-type="float" office:value="0.803958" calcext:value-type="float">
            <text:p>0,803958</text:p>
          </table:table-cell>
          <table:table-cell office:value-type="float" office:value="0.903177" calcext:value-type="float">
            <text:p>0,903177</text:p>
          </table:table-cell>
          <table:table-cell office:value-type="float" office:value="1.09354" calcext:value-type="float">
            <text:p>1,09354</text:p>
          </table:table-cell>
          <table:table-cell office:value-type="float" office:value="1.34041" calcext:value-type="float">
            <text:p>1,34041</text:p>
          </table:table-cell>
          <table:table-cell office:value-type="float" office:value="0.356416" calcext:value-type="float">
            <text:p>0,356416</text:p>
          </table:table-cell>
          <table:table-cell office:value-type="float" office:value="1.45755" calcext:value-type="float">
            <text:p>1,45755</text:p>
          </table:table-cell>
          <table:table-cell office:value-type="float" office:value="2.11673" calcext:value-type="float">
            <text:p>2,11673</text:p>
          </table:table-cell>
          <table:table-cell office:value-type="float" office:value="2.18286" calcext:value-type="float">
            <text:p>2,18286</text:p>
          </table:table-cell>
          <table:table-cell office:value-type="float" office:value="0.475503" calcext:value-type="float">
            <text:p>0,475503</text:p>
          </table:table-cell>
          <table:table-cell office:value-type="float" office:value="2.09895" calcext:value-type="float">
            <text:p>2,09895</text:p>
          </table:table-cell>
          <table:table-cell office:value-type="float" office:value="1.48093" calcext:value-type="float">
            <text:p>1,48093</text:p>
          </table:table-cell>
          <table:table-cell office:value-type="float" office:value="2.00524" calcext:value-type="float">
            <text:p>2,00524</text:p>
          </table:table-cell>
          <table:table-cell office:value-type="float" office:value="1.17018" calcext:value-type="float">
            <text:p>1,17018</text:p>
          </table:table-cell>
          <table:table-cell office:value-type="float" office:value="0.910235" calcext:value-type="float">
            <text:p>0,910235</text:p>
          </table:table-cell>
          <table:table-cell office:value-type="float" office:value="0.795145" calcext:value-type="float">
            <text:p>0,795145</text:p>
          </table:table-cell>
          <table:table-cell office:value-type="float" office:value="0.781049" calcext:value-type="float">
            <text:p>0,781049</text:p>
          </table:table-cell>
          <table:table-cell office:value-type="float" office:value="0.756281" calcext:value-type="float">
            <text:p>0,756281</text:p>
          </table:table-cell>
          <table:table-cell office:value-type="float" office:value="0.685441" calcext:value-type="float">
            <text:p>0,685441</text:p>
          </table:table-cell>
          <table:table-cell office:value-type="float" office:value="0.64408" calcext:value-type="float">
            <text:p>0,64408</text:p>
          </table:table-cell>
          <table:table-cell office:value-type="float" office:value="0.636772" calcext:value-type="float">
            <text:p>0,636772</text:p>
          </table:table-cell>
          <table:table-cell office:value-type="float" office:value="2.29875" calcext:value-type="float">
            <text:p>2,29875</text:p>
          </table:table-cell>
          <table:table-cell office:value-type="float" office:value="2.14577" calcext:value-type="float">
            <text:p>2,14577</text:p>
          </table:table-cell>
          <table:table-cell office:value-type="float" office:value="0.843023" calcext:value-type="float">
            <text:p>0,843023</text:p>
          </table:table-cell>
          <table:table-cell office:value-type="float" office:value="0.444717" calcext:value-type="float">
            <text:p>0,444717</text:p>
          </table:table-cell>
          <table:table-cell office:value-type="float" office:value="1.58541" calcext:value-type="float">
            <text:p>1,58541</text:p>
          </table:table-cell>
          <table:table-cell office:value-type="float" office:value="1.86022" calcext:value-type="float">
            <text:p>1,86022</text:p>
          </table:table-cell>
          <table:table-cell office:value-type="float" office:value="1.44452" calcext:value-type="float">
            <text:p>1,44452</text:p>
          </table:table-cell>
          <table:table-cell office:value-type="float" office:value="2.04878" calcext:value-type="float">
            <text:p>2,04878</text:p>
          </table:table-cell>
          <table:table-cell office:value-type="float" office:value="1.92643" calcext:value-type="float">
            <text:p>1,92643</text:p>
          </table:table-cell>
          <table:table-cell office:value-type="float" office:value="0.744265" calcext:value-type="float">
            <text:p>0,744265</text:p>
          </table:table-cell>
          <table:table-cell office:value-type="float" office:value="2.50651" calcext:value-type="float">
            <text:p>2,50651</text:p>
          </table:table-cell>
          <table:table-cell office:value-type="float" office:value="0.0952408" calcext:value-type="float">
            <text:p>0,0952408</text:p>
          </table:table-cell>
          <table:table-cell office:value-type="float" office:value="0.125163" calcext:value-type="float">
            <text:p>0,125163</text:p>
          </table:table-cell>
          <table:table-cell office:value-type="float" office:value="0.508117" calcext:value-type="float">
            <text:p>0,508117</text:p>
          </table:table-cell>
          <table:table-cell office:value-type="float" office:value="0.128883" calcext:value-type="float">
            <text:p>0,128883</text:p>
          </table:table-cell>
          <table:table-cell table:number-columns-repeated="4"/>
          <table:table-cell table:formula="of:=MIN([.A178:.BL178])" office:value-type="float" office:value="0.0746641" calcext:value-type="float">
            <text:p>0,0746641</text:p>
          </table:table-cell>
          <table:table-cell table:formula="of:=MAX([.A178:.BL178])" office:value-type="float" office:value="2.50651" calcext:value-type="float">
            <text:p>2,50651</text:p>
          </table:table-cell>
          <table:table-cell table:number-columns-repeated="7"/>
        </table:table-row>
        <table:table-row table:style-name="ro2">
          <table:table-cell office:value-type="float" office:value="0.103982" calcext:value-type="float">
            <text:p>0,103982</text:p>
          </table:table-cell>
          <table:table-cell office:value-type="float" office:value="0.133965" calcext:value-type="float">
            <text:p>0,133965</text:p>
          </table:table-cell>
          <table:table-cell office:value-type="float" office:value="0.103933" calcext:value-type="float">
            <text:p>0,103933</text:p>
          </table:table-cell>
          <table:table-cell office:value-type="float" office:value="0.153757" calcext:value-type="float">
            <text:p>0,153757</text:p>
          </table:table-cell>
          <table:table-cell office:value-type="float" office:value="0.103543" calcext:value-type="float">
            <text:p>0,103543</text:p>
          </table:table-cell>
          <table:table-cell office:value-type="float" office:value="0.185027" calcext:value-type="float">
            <text:p>0,185027</text:p>
          </table:table-cell>
          <table:table-cell office:value-type="float" office:value="0.104176" calcext:value-type="float">
            <text:p>0,104176</text:p>
          </table:table-cell>
          <table:table-cell office:value-type="float" office:value="0.133731" calcext:value-type="float">
            <text:p>0,133731</text:p>
          </table:table-cell>
          <table:table-cell office:value-type="float" office:value="0.226738" calcext:value-type="float">
            <text:p>0,226738</text:p>
          </table:table-cell>
          <table:table-cell office:value-type="float" office:value="0.122028" calcext:value-type="float">
            <text:p>0,122028</text:p>
          </table:table-cell>
          <table:table-cell office:value-type="float" office:value="0.621577" calcext:value-type="float">
            <text:p>0,621577</text:p>
          </table:table-cell>
          <table:table-cell office:value-type="float" office:value="0.366672" calcext:value-type="float">
            <text:p>0,366672</text:p>
          </table:table-cell>
          <table:table-cell office:value-type="float" office:value="0.470391" calcext:value-type="float">
            <text:p>0,470391</text:p>
          </table:table-cell>
          <table:table-cell office:value-type="float" office:value="0.786181" calcext:value-type="float">
            <text:p>0,786181</text:p>
          </table:table-cell>
          <table:table-cell office:value-type="float" office:value="0.190076" calcext:value-type="float">
            <text:p>0,190076</text:p>
          </table:table-cell>
          <table:table-cell office:value-type="float" office:value="0.839437" calcext:value-type="float">
            <text:p>0,839437</text:p>
          </table:table-cell>
          <table:table-cell office:value-type="float" office:value="0.298186" calcext:value-type="float">
            <text:p>0,298186</text:p>
          </table:table-cell>
          <table:table-cell office:value-type="float" office:value="0.774225" calcext:value-type="float">
            <text:p>0,774225</text:p>
          </table:table-cell>
          <table:table-cell office:value-type="float" office:value="0.532526" calcext:value-type="float">
            <text:p>0,532526</text:p>
          </table:table-cell>
          <table:table-cell office:value-type="float" office:value="0.667792" calcext:value-type="float">
            <text:p>0,667792</text:p>
          </table:table-cell>
          <table:table-cell office:value-type="float" office:value="0.601718" calcext:value-type="float">
            <text:p>0,601718</text:p>
          </table:table-cell>
          <table:table-cell office:value-type="float" office:value="0.896757" calcext:value-type="float">
            <text:p>0,896757</text:p>
          </table:table-cell>
          <table:table-cell office:value-type="float" office:value="0.838051" calcext:value-type="float">
            <text:p>0,838051</text:p>
          </table:table-cell>
          <table:table-cell office:value-type="float" office:value="0.54232" calcext:value-type="float">
            <text:p>0,54232</text:p>
          </table:table-cell>
          <table:table-cell office:value-type="float" office:value="0.515083" calcext:value-type="float">
            <text:p>0,515083</text:p>
          </table:table-cell>
          <table:table-cell office:value-type="float" office:value="0.423386" calcext:value-type="float">
            <text:p>0,423386</text:p>
          </table:table-cell>
          <table:table-cell office:value-type="float" office:value="0.276351" calcext:value-type="float">
            <text:p>0,276351</text:p>
          </table:table-cell>
          <table:table-cell office:value-type="float" office:value="0.680086" calcext:value-type="float">
            <text:p>0,680086</text:p>
          </table:table-cell>
          <table:table-cell office:value-type="float" office:value="0.091042" calcext:value-type="float">
            <text:p>0,091042</text:p>
          </table:table-cell>
          <table:table-cell office:value-type="float" office:value="0.530411" calcext:value-type="float">
            <text:p>0,530411</text:p>
          </table:table-cell>
          <table:table-cell office:value-type="float" office:value="0.55959" calcext:value-type="float">
            <text:p>0,55959</text:p>
          </table:table-cell>
          <table:table-cell office:value-type="float" office:value="0.338239" calcext:value-type="float">
            <text:p>0,338239</text:p>
          </table:table-cell>
          <table:table-cell office:value-type="float" office:value="0.0851259" calcext:value-type="float">
            <text:p>0,0851259</text:p>
          </table:table-cell>
          <table:table-cell office:value-type="float" office:value="0.124727" calcext:value-type="float">
            <text:p>0,124727</text:p>
          </table:table-cell>
          <table:table-cell office:value-type="float" office:value="1.15077" calcext:value-type="float">
            <text:p>1,15077</text:p>
          </table:table-cell>
          <table:table-cell office:value-type="float" office:value="0.441935" calcext:value-type="float">
            <text:p>0,441935</text:p>
          </table:table-cell>
          <table:table-cell office:value-type="float" office:value="0.353293" calcext:value-type="float">
            <text:p>0,353293</text:p>
          </table:table-cell>
          <table:table-cell office:value-type="float" office:value="0.118821" calcext:value-type="float">
            <text:p>0,118821</text:p>
          </table:table-cell>
          <table:table-cell office:value-type="float" office:value="0.391823" calcext:value-type="float">
            <text:p>0,391823</text:p>
          </table:table-cell>
          <table:table-cell office:value-type="float" office:value="0.0751421" calcext:value-type="float">
            <text:p>0,0751421</text:p>
          </table:table-cell>
          <table:table-cell office:value-type="float" office:value="0.10013" calcext:value-type="float">
            <text:p>0,10013</text:p>
          </table:table-cell>
          <table:table-cell office:value-type="float" office:value="0.178679" calcext:value-type="float">
            <text:p>0,178679</text:p>
          </table:table-cell>
          <table:table-cell office:value-type="float" office:value="0.0849218" calcext:value-type="float">
            <text:p>0,0849218</text:p>
          </table:table-cell>
          <table:table-cell office:value-type="float" office:value="1.20968" calcext:value-type="float">
            <text:p>1,20968</text:p>
          </table:table-cell>
          <table:table-cell office:value-type="float" office:value="0.366479" calcext:value-type="float">
            <text:p>0,366479</text:p>
          </table:table-cell>
          <table:table-cell office:value-type="float" office:value="1.28299" calcext:value-type="float">
            <text:p>1,28299</text:p>
          </table:table-cell>
          <table:table-cell office:value-type="float" office:value="0.363346" calcext:value-type="float">
            <text:p>0,363346</text:p>
          </table:table-cell>
          <table:table-cell office:value-type="float" office:value="0.143174" calcext:value-type="float">
            <text:p>0,143174</text:p>
          </table:table-cell>
          <table:table-cell office:value-type="float" office:value="0.598243" calcext:value-type="float">
            <text:p>0,598243</text:p>
          </table:table-cell>
          <table:table-cell office:value-type="float" office:value="0.50944" calcext:value-type="float">
            <text:p>0,50944</text:p>
          </table:table-cell>
          <table:table-cell office:value-type="float" office:value="0.447069" calcext:value-type="float">
            <text:p>0,447069</text:p>
          </table:table-cell>
          <table:table-cell office:value-type="float" office:value="0.310103" calcext:value-type="float">
            <text:p>0,310103</text:p>
          </table:table-cell>
          <table:table-cell office:value-type="float" office:value="0.128204" calcext:value-type="float">
            <text:p>0,128204</text:p>
          </table:table-cell>
          <table:table-cell office:value-type="float" office:value="1.39225" calcext:value-type="float">
            <text:p>1,39225</text:p>
          </table:table-cell>
          <table:table-cell office:value-type="float" office:value="0.32165" calcext:value-type="float">
            <text:p>0,32165</text:p>
          </table:table-cell>
          <table:table-cell office:value-type="float" office:value="1.92682" calcext:value-type="float">
            <text:p>1,92682</text:p>
          </table:table-cell>
          <table:table-cell office:value-type="float" office:value="1.01583" calcext:value-type="float">
            <text:p>1,01583</text:p>
          </table:table-cell>
          <table:table-cell office:value-type="float" office:value="2.07223" calcext:value-type="float">
            <text:p>2,07223</text:p>
          </table:table-cell>
          <table:table-cell office:value-type="float" office:value="1.30127" calcext:value-type="float">
            <text:p>1,30127</text:p>
          </table:table-cell>
          <table:table-cell office:value-type="float" office:value="1.41084" calcext:value-type="float">
            <text:p>1,41084</text:p>
          </table:table-cell>
          <table:table-cell office:value-type="float" office:value="0.783831" calcext:value-type="float">
            <text:p>0,783831</text:p>
          </table:table-cell>
          <table:table-cell office:value-type="float" office:value="0.963447" calcext:value-type="float">
            <text:p>0,963447</text:p>
          </table:table-cell>
          <table:table-cell office:value-type="float" office:value="0.753458" calcext:value-type="float">
            <text:p>0,753458</text:p>
          </table:table-cell>
          <table:table-cell office:value-type="float" office:value="0.0369821" calcext:value-type="float">
            <text:p>0,0369821</text:p>
          </table:table-cell>
          <table:table-cell table:number-columns-repeated="4"/>
          <table:table-cell table:formula="of:=MIN([.A179:.BL179])" office:value-type="float" office:value="0.0369821" calcext:value-type="float">
            <text:p>0,0369821</text:p>
          </table:table-cell>
          <table:table-cell table:formula="of:=MAX([.A179:.BL179])" office:value-type="float" office:value="2.07223" calcext:value-type="float">
            <text:p>2,07223</text:p>
          </table:table-cell>
          <table:table-cell table:number-columns-repeated="7"/>
        </table:table-row>
        <table:table-row table:style-name="ro2">
          <table:table-cell office:value-type="float" office:value="0.107126" calcext:value-type="float">
            <text:p>0,107126</text:p>
          </table:table-cell>
          <table:table-cell office:value-type="float" office:value="0.168371" calcext:value-type="float">
            <text:p>0,168371</text:p>
          </table:table-cell>
          <table:table-cell office:value-type="float" office:value="0.208045" calcext:value-type="float">
            <text:p>0,208045</text:p>
          </table:table-cell>
          <table:table-cell office:value-type="float" office:value="0.117105" calcext:value-type="float">
            <text:p>0,117105</text:p>
          </table:table-cell>
          <table:table-cell office:value-type="float" office:value="0.161407" calcext:value-type="float">
            <text:p>0,161407</text:p>
          </table:table-cell>
          <table:table-cell office:value-type="float" office:value="0.21708" calcext:value-type="float">
            <text:p>0,21708</text:p>
          </table:table-cell>
          <table:table-cell office:value-type="float" office:value="0.078378" calcext:value-type="float">
            <text:p>0,078378</text:p>
          </table:table-cell>
          <table:table-cell office:value-type="float" office:value="0.0984862" calcext:value-type="float">
            <text:p>0,0984862</text:p>
          </table:table-cell>
          <table:table-cell office:value-type="float" office:value="0.0807581" calcext:value-type="float">
            <text:p>0,0807581</text:p>
          </table:table-cell>
          <table:table-cell office:value-type="float" office:value="0.084738" calcext:value-type="float">
            <text:p>0,084738</text:p>
          </table:table-cell>
          <table:table-cell office:value-type="float" office:value="0.707862" calcext:value-type="float">
            <text:p>0,707862</text:p>
          </table:table-cell>
          <table:table-cell office:value-type="float" office:value="0.279221" calcext:value-type="float">
            <text:p>0,279221</text:p>
          </table:table-cell>
          <table:table-cell office:value-type="float" office:value="0.26718" calcext:value-type="float">
            <text:p>0,26718</text:p>
          </table:table-cell>
          <table:table-cell office:value-type="float" office:value="0.262868" calcext:value-type="float">
            <text:p>0,262868</text:p>
          </table:table-cell>
          <table:table-cell office:value-type="float" office:value="0.335842" calcext:value-type="float">
            <text:p>0,335842</text:p>
          </table:table-cell>
          <table:table-cell office:value-type="float" office:value="0.07967" calcext:value-type="float">
            <text:p>0,07967</text:p>
          </table:table-cell>
          <table:table-cell office:value-type="float" office:value="0.162289" calcext:value-type="float">
            <text:p>0,162289</text:p>
          </table:table-cell>
          <table:table-cell office:value-type="float" office:value="0.413187" calcext:value-type="float">
            <text:p>0,413187</text:p>
          </table:table-cell>
          <table:table-cell office:value-type="float" office:value="0.124636" calcext:value-type="float">
            <text:p>0,124636</text:p>
          </table:table-cell>
          <table:table-cell office:value-type="float" office:value="0.987531" calcext:value-type="float">
            <text:p>0,987531</text:p>
          </table:table-cell>
          <table:table-cell office:value-type="float" office:value="1.0243" calcext:value-type="float">
            <text:p>1,0243</text:p>
          </table:table-cell>
          <table:table-cell office:value-type="float" office:value="0.242277" calcext:value-type="float">
            <text:p>0,242277</text:p>
          </table:table-cell>
          <table:table-cell office:value-type="float" office:value="0.831434" calcext:value-type="float">
            <text:p>0,831434</text:p>
          </table:table-cell>
          <table:table-cell office:value-type="float" office:value="1.34067" calcext:value-type="float">
            <text:p>1,34067</text:p>
          </table:table-cell>
          <table:table-cell office:value-type="float" office:value="1.21706" calcext:value-type="float">
            <text:p>1,21706</text:p>
          </table:table-cell>
          <table:table-cell office:value-type="float" office:value="1.18005" calcext:value-type="float">
            <text:p>1,18005</text:p>
          </table:table-cell>
          <table:table-cell office:value-type="float" office:value="1.12865" calcext:value-type="float">
            <text:p>1,12865</text:p>
          </table:table-cell>
          <table:table-cell office:value-type="float" office:value="1.04493" calcext:value-type="float">
            <text:p>1,04493</text:p>
          </table:table-cell>
          <table:table-cell office:value-type="float" office:value="1.33055" calcext:value-type="float">
            <text:p>1,33055</text:p>
          </table:table-cell>
          <table:table-cell office:value-type="float" office:value="0.587023" calcext:value-type="float">
            <text:p>0,587023</text:p>
          </table:table-cell>
          <table:table-cell office:value-type="float" office:value="0.886934" calcext:value-type="float">
            <text:p>0,886934</text:p>
          </table:table-cell>
          <table:table-cell office:value-type="float" office:value="0.84925" calcext:value-type="float">
            <text:p>0,84925</text:p>
          </table:table-cell>
          <table:table-cell office:value-type="float" office:value="0.730527" calcext:value-type="float">
            <text:p>0,730527</text:p>
          </table:table-cell>
          <table:table-cell office:value-type="float" office:value="0.588426" calcext:value-type="float">
            <text:p>0,588426</text:p>
          </table:table-cell>
          <table:table-cell office:value-type="float" office:value="0.512529" calcext:value-type="float">
            <text:p>0,512529</text:p>
          </table:table-cell>
          <table:table-cell office:value-type="float" office:value="1.40091" calcext:value-type="float">
            <text:p>1,40091</text:p>
          </table:table-cell>
          <table:table-cell office:value-type="float" office:value="0.473598" calcext:value-type="float">
            <text:p>0,473598</text:p>
          </table:table-cell>
          <table:table-cell office:value-type="float" office:value="0.244568" calcext:value-type="float">
            <text:p>0,244568</text:p>
          </table:table-cell>
          <table:table-cell office:value-type="float" office:value="1.20415" calcext:value-type="float">
            <text:p>1,20415</text:p>
          </table:table-cell>
          <table:table-cell office:value-type="float" office:value="1.19913" calcext:value-type="float">
            <text:p>1,19913</text:p>
          </table:table-cell>
          <table:table-cell office:value-type="float" office:value="1.14553" calcext:value-type="float">
            <text:p>1,14553</text:p>
          </table:table-cell>
          <table:table-cell office:value-type="float" office:value="1.09227" calcext:value-type="float">
            <text:p>1,09227</text:p>
          </table:table-cell>
          <table:table-cell office:value-type="float" office:value="1.06442" calcext:value-type="float">
            <text:p>1,06442</text:p>
          </table:table-cell>
          <table:table-cell office:value-type="float" office:value="1.89478" calcext:value-type="float">
            <text:p>1,89478</text:p>
          </table:table-cell>
          <table:table-cell office:value-type="float" office:value="0.946925" calcext:value-type="float">
            <text:p>0,946925</text:p>
          </table:table-cell>
          <table:table-cell office:value-type="float" office:value="0.511191" calcext:value-type="float">
            <text:p>0,511191</text:p>
          </table:table-cell>
          <table:table-cell office:value-type="float" office:value="1.55342" calcext:value-type="float">
            <text:p>1,55342</text:p>
          </table:table-cell>
          <table:table-cell office:value-type="float" office:value="0.231775" calcext:value-type="float">
            <text:p>0,231775</text:p>
          </table:table-cell>
          <table:table-cell office:value-type="float" office:value="0.678954" calcext:value-type="float">
            <text:p>0,678954</text:p>
          </table:table-cell>
          <table:table-cell office:value-type="float" office:value="0.658021" calcext:value-type="float">
            <text:p>0,658021</text:p>
          </table:table-cell>
          <table:table-cell office:value-type="float" office:value="0.687985" calcext:value-type="float">
            <text:p>0,687985</text:p>
          </table:table-cell>
          <table:table-cell office:value-type="float" office:value="1.86683" calcext:value-type="float">
            <text:p>1,86683</text:p>
          </table:table-cell>
          <table:table-cell office:value-type="float" office:value="1.94056" calcext:value-type="float">
            <text:p>1,94056</text:p>
          </table:table-cell>
          <table:table-cell office:value-type="float" office:value="0.202616" calcext:value-type="float">
            <text:p>0,202616</text:p>
          </table:table-cell>
          <table:table-cell office:value-type="float" office:value="0.975152" calcext:value-type="float">
            <text:p>0,975152</text:p>
          </table:table-cell>
          <table:table-cell office:value-type="float" office:value="2.01051" calcext:value-type="float">
            <text:p>2,01051</text:p>
          </table:table-cell>
          <table:table-cell office:value-type="float" office:value="0.107147" calcext:value-type="float">
            <text:p>0,107147</text:p>
          </table:table-cell>
          <table:table-cell office:value-type="float" office:value="0.10791" calcext:value-type="float">
            <text:p>0,10791</text:p>
          </table:table-cell>
          <table:table-cell office:value-type="float" office:value="1.94802" calcext:value-type="float">
            <text:p>1,94802</text:p>
          </table:table-cell>
          <table:table-cell office:value-type="float" office:value="0.0994098" calcext:value-type="float">
            <text:p>0,0994098</text:p>
          </table:table-cell>
          <table:table-cell office:value-type="float" office:value="0.842761" calcext:value-type="float">
            <text:p>0,842761</text:p>
          </table:table-cell>
          <table:table-cell office:value-type="float" office:value="0.43103" calcext:value-type="float">
            <text:p>0,43103</text:p>
          </table:table-cell>
          <table:table-cell office:value-type="float" office:value="0.545756" calcext:value-type="float">
            <text:p>0,545756</text:p>
          </table:table-cell>
          <table:table-cell office:value-type="float" office:value="0.219677" calcext:value-type="float">
            <text:p>0,219677</text:p>
          </table:table-cell>
          <table:table-cell table:number-columns-repeated="4"/>
          <table:table-cell table:formula="of:=MIN([.A180:.BL180])" office:value-type="float" office:value="0.078378" calcext:value-type="float">
            <text:p>0,078378</text:p>
          </table:table-cell>
          <table:table-cell table:formula="of:=MAX([.A180:.BL180])" office:value-type="float" office:value="2.01051" calcext:value-type="float">
            <text:p>2,01051</text:p>
          </table:table-cell>
          <table:table-cell table:number-columns-repeated="7"/>
        </table:table-row>
        <table:table-row table:style-name="ro2">
          <table:table-cell office:value-type="float" office:value="0.155245" calcext:value-type="float">
            <text:p>0,155245</text:p>
          </table:table-cell>
          <table:table-cell office:value-type="float" office:value="0.23061" calcext:value-type="float">
            <text:p>0,23061</text:p>
          </table:table-cell>
          <table:table-cell office:value-type="float" office:value="0.250076" calcext:value-type="float">
            <text:p>0,250076</text:p>
          </table:table-cell>
          <table:table-cell office:value-type="float" office:value="0.14882" calcext:value-type="float">
            <text:p>0,14882</text:p>
          </table:table-cell>
          <table:table-cell office:value-type="float" office:value="0.229148" calcext:value-type="float">
            <text:p>0,229148</text:p>
          </table:table-cell>
          <table:table-cell office:value-type="float" office:value="0.322077" calcext:value-type="float">
            <text:p>0,322077</text:p>
          </table:table-cell>
          <table:table-cell office:value-type="float" office:value="0.46456" calcext:value-type="float">
            <text:p>0,46456</text:p>
          </table:table-cell>
          <table:table-cell office:value-type="float" office:value="0.291913" calcext:value-type="float">
            <text:p>0,291913</text:p>
          </table:table-cell>
          <table:table-cell office:value-type="float" office:value="0.300493" calcext:value-type="float">
            <text:p>0,300493</text:p>
          </table:table-cell>
          <table:table-cell office:value-type="float" office:value="0.300659" calcext:value-type="float">
            <text:p>0,300659</text:p>
          </table:table-cell>
          <table:table-cell office:value-type="float" office:value="0.70384" calcext:value-type="float">
            <text:p>0,70384</text:p>
          </table:table-cell>
          <table:table-cell office:value-type="float" office:value="0.963035" calcext:value-type="float">
            <text:p>0,963035</text:p>
          </table:table-cell>
          <table:table-cell office:value-type="float" office:value="0.587138" calcext:value-type="float">
            <text:p>0,587138</text:p>
          </table:table-cell>
          <table:table-cell office:value-type="float" office:value="0.592525" calcext:value-type="float">
            <text:p>0,592525</text:p>
          </table:table-cell>
          <table:table-cell office:value-type="float" office:value="0.114825" calcext:value-type="float">
            <text:p>0,114825</text:p>
          </table:table-cell>
          <table:table-cell office:value-type="float" office:value="0.123319" calcext:value-type="float">
            <text:p>0,123319</text:p>
          </table:table-cell>
          <table:table-cell office:value-type="float" office:value="0.109646" calcext:value-type="float">
            <text:p>0,109646</text:p>
          </table:table-cell>
          <table:table-cell office:value-type="float" office:value="0.121512" calcext:value-type="float">
            <text:p>0,121512</text:p>
          </table:table-cell>
          <table:table-cell office:value-type="float" office:value="0.195773" calcext:value-type="float">
            <text:p>0,195773</text:p>
          </table:table-cell>
          <table:table-cell office:value-type="float" office:value="0.396335" calcext:value-type="float">
            <text:p>0,396335</text:p>
          </table:table-cell>
          <table:table-cell office:value-type="float" office:value="0.577577" calcext:value-type="float">
            <text:p>0,577577</text:p>
          </table:table-cell>
          <table:table-cell office:value-type="float" office:value="1.10686" calcext:value-type="float">
            <text:p>1,10686</text:p>
          </table:table-cell>
          <table:table-cell office:value-type="float" office:value="0.931576" calcext:value-type="float">
            <text:p>0,931576</text:p>
          </table:table-cell>
          <table:table-cell office:value-type="float" office:value="0.863415" calcext:value-type="float">
            <text:p>0,863415</text:p>
          </table:table-cell>
          <table:table-cell office:value-type="float" office:value="0.339985" calcext:value-type="float">
            <text:p>0,339985</text:p>
          </table:table-cell>
          <table:table-cell office:value-type="float" office:value="0.708616" calcext:value-type="float">
            <text:p>0,708616</text:p>
          </table:table-cell>
          <table:table-cell office:value-type="float" office:value="1.61481" calcext:value-type="float">
            <text:p>1,61481</text:p>
          </table:table-cell>
          <table:table-cell office:value-type="float" office:value="1.3949" calcext:value-type="float">
            <text:p>1,3949</text:p>
          </table:table-cell>
          <table:table-cell office:value-type="float" office:value="0.930192" calcext:value-type="float">
            <text:p>0,930192</text:p>
          </table:table-cell>
          <table:table-cell office:value-type="float" office:value="0.623786" calcext:value-type="float">
            <text:p>0,623786</text:p>
          </table:table-cell>
          <table:table-cell office:value-type="float" office:value="0.18417" calcext:value-type="float">
            <text:p>0,18417</text:p>
          </table:table-cell>
          <table:table-cell office:value-type="float" office:value="0.613945" calcext:value-type="float">
            <text:p>0,613945</text:p>
          </table:table-cell>
          <table:table-cell office:value-type="float" office:value="1.7913" calcext:value-type="float">
            <text:p>1,7913</text:p>
          </table:table-cell>
          <table:table-cell office:value-type="float" office:value="0.56894" calcext:value-type="float">
            <text:p>0,56894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581892" calcext:value-type="float">
            <text:p>0,581892</text:p>
          </table:table-cell>
          <table:table-cell office:value-type="float" office:value="1.22309" calcext:value-type="float">
            <text:p>1,22309</text:p>
          </table:table-cell>
          <table:table-cell office:value-type="float" office:value="1.1438" calcext:value-type="float">
            <text:p>1,1438</text:p>
          </table:table-cell>
          <table:table-cell office:value-type="float" office:value="1.33367" calcext:value-type="float">
            <text:p>1,33367</text:p>
          </table:table-cell>
          <table:table-cell office:value-type="float" office:value="1.68106" calcext:value-type="float">
            <text:p>1,68106</text:p>
          </table:table-cell>
          <table:table-cell office:value-type="float" office:value="0.244473" calcext:value-type="float">
            <text:p>0,244473</text:p>
          </table:table-cell>
          <table:table-cell office:value-type="float" office:value="1.86999" calcext:value-type="float">
            <text:p>1,86999</text:p>
          </table:table-cell>
          <table:table-cell office:value-type="float" office:value="0.602531" calcext:value-type="float">
            <text:p>0,602531</text:p>
          </table:table-cell>
          <table:table-cell office:value-type="float" office:value="0.181057" calcext:value-type="float">
            <text:p>0,181057</text:p>
          </table:table-cell>
          <table:table-cell office:value-type="float" office:value="0.134614" calcext:value-type="float">
            <text:p>0,134614</text:p>
          </table:table-cell>
          <table:table-cell office:value-type="float" office:value="0.259724" calcext:value-type="float">
            <text:p>0,259724</text:p>
          </table:table-cell>
          <table:table-cell office:value-type="float" office:value="0.108123" calcext:value-type="float">
            <text:p>0,108123</text:p>
          </table:table-cell>
          <table:table-cell office:value-type="float" office:value="0.125215" calcext:value-type="float">
            <text:p>0,125215</text:p>
          </table:table-cell>
          <table:table-cell office:value-type="float" office:value="0.077141" calcext:value-type="float">
            <text:p>0,077141</text:p>
          </table:table-cell>
          <table:table-cell office:value-type="float" office:value="0.32088" calcext:value-type="float">
            <text:p>0,32088</text:p>
          </table:table-cell>
          <table:table-cell office:value-type="float" office:value="0.535557" calcext:value-type="float">
            <text:p>0,535557</text:p>
          </table:table-cell>
          <table:table-cell office:value-type="float" office:value="0.106273" calcext:value-type="float">
            <text:p>0,106273</text:p>
          </table:table-cell>
          <table:table-cell office:value-type="float" office:value="2.16155" calcext:value-type="float">
            <text:p>2,16155</text:p>
          </table:table-cell>
          <table:table-cell office:value-type="float" office:value="0.470588" calcext:value-type="float">
            <text:p>0,470588</text:p>
          </table:table-cell>
          <table:table-cell office:value-type="float" office:value="0.69675" calcext:value-type="float">
            <text:p>0,69675</text:p>
          </table:table-cell>
          <table:table-cell office:value-type="float" office:value="1.53575" calcext:value-type="float">
            <text:p>1,53575</text:p>
          </table:table-cell>
          <table:table-cell office:value-type="float" office:value="1.55809" calcext:value-type="float">
            <text:p>1,55809</text:p>
          </table:table-cell>
          <table:table-cell office:value-type="float" office:value="2.05006" calcext:value-type="float">
            <text:p>2,05006</text:p>
          </table:table-cell>
          <table:table-cell office:value-type="float" office:value="2.8237" calcext:value-type="float">
            <text:p>2,8237</text:p>
          </table:table-cell>
          <table:table-cell office:value-type="float" office:value="0.571706" calcext:value-type="float">
            <text:p>0,571706</text:p>
          </table:table-cell>
          <table:table-cell office:value-type="float" office:value="0.164339" calcext:value-type="float">
            <text:p>0,164339</text:p>
          </table:table-cell>
          <table:table-cell office:value-type="float" office:value="0.037971" calcext:value-type="float">
            <text:p>0,037971</text:p>
          </table:table-cell>
          <table:table-cell office:value-type="float" office:value="0.101615" calcext:value-type="float">
            <text:p>0,101615</text:p>
          </table:table-cell>
          <table:table-cell office:value-type="float" office:value="1.09592" calcext:value-type="float">
            <text:p>1,09592</text:p>
          </table:table-cell>
          <table:table-cell table:number-columns-repeated="4"/>
          <table:table-cell table:formula="of:=MIN([.A181:.BL181])" office:value-type="float" office:value="0.037971" calcext:value-type="float">
            <text:p>0,037971</text:p>
          </table:table-cell>
          <table:table-cell table:formula="of:=MAX([.A181:.BL181])" office:value-type="float" office:value="2.8237" calcext:value-type="float">
            <text:p>2,8237</text:p>
          </table:table-cell>
          <table:table-cell table:number-columns-repeated="7"/>
        </table:table-row>
        <table:table-row table:style-name="ro2">
          <table:table-cell office:value-type="float" office:value="0.108439" calcext:value-type="float">
            <text:p>0,108439</text:p>
          </table:table-cell>
          <table:table-cell office:value-type="float" office:value="0.0824339" calcext:value-type="float">
            <text:p>0,0824339</text:p>
          </table:table-cell>
          <table:table-cell office:value-type="float" office:value="0.144083" calcext:value-type="float">
            <text:p>0,144083</text:p>
          </table:table-cell>
          <table:table-cell office:value-type="float" office:value="0.088212" calcext:value-type="float">
            <text:p>0,088212</text:p>
          </table:table-cell>
          <table:table-cell office:value-type="float" office:value="0.165293" calcext:value-type="float">
            <text:p>0,165293</text:p>
          </table:table-cell>
          <table:table-cell office:value-type="float" office:value="0.0983741" calcext:value-type="float">
            <text:p>0,0983741</text:p>
          </table:table-cell>
          <table:table-cell office:value-type="float" office:value="0.112009" calcext:value-type="float">
            <text:p>0,112009</text:p>
          </table:table-cell>
          <table:table-cell office:value-type="float" office:value="0.124117" calcext:value-type="float">
            <text:p>0,124117</text:p>
          </table:table-cell>
          <table:table-cell office:value-type="float" office:value="0.180846" calcext:value-type="float">
            <text:p>0,180846</text:p>
          </table:table-cell>
          <table:table-cell office:value-type="float" office:value="0.193633" calcext:value-type="float">
            <text:p>0,193633</text:p>
          </table:table-cell>
          <table:table-cell office:value-type="float" office:value="0.1096" calcext:value-type="float">
            <text:p>0,1096</text:p>
          </table:table-cell>
          <table:table-cell office:value-type="float" office:value="0.183439" calcext:value-type="float">
            <text:p>0,183439</text:p>
          </table:table-cell>
          <table:table-cell office:value-type="float" office:value="0.107457" calcext:value-type="float">
            <text:p>0,107457</text:p>
          </table:table-cell>
          <table:table-cell office:value-type="float" office:value="0.365086" calcext:value-type="float">
            <text:p>0,365086</text:p>
          </table:table-cell>
          <table:table-cell office:value-type="float" office:value="0.537816" calcext:value-type="float">
            <text:p>0,537816</text:p>
          </table:table-cell>
          <table:table-cell office:value-type="float" office:value="1.23923" calcext:value-type="float">
            <text:p>1,23923</text:p>
          </table:table-cell>
          <table:table-cell office:value-type="float" office:value="0.542353" calcext:value-type="float">
            <text:p>0,542353</text:p>
          </table:table-cell>
          <table:table-cell office:value-type="float" office:value="1.12252" calcext:value-type="float">
            <text:p>1,12252</text:p>
          </table:table-cell>
          <table:table-cell office:value-type="float" office:value="0.399207" calcext:value-type="float">
            <text:p>0,399207</text:p>
          </table:table-cell>
          <table:table-cell office:value-type="float" office:value="0.350583" calcext:value-type="float">
            <text:p>0,350583</text:p>
          </table:table-cell>
          <table:table-cell office:value-type="float" office:value="0.954406" calcext:value-type="float">
            <text:p>0,954406</text:p>
          </table:table-cell>
          <table:table-cell office:value-type="float" office:value="0.344443" calcext:value-type="float">
            <text:p>0,344443</text:p>
          </table:table-cell>
          <table:table-cell office:value-type="float" office:value="0.337159" calcext:value-type="float">
            <text:p>0,337159</text:p>
          </table:table-cell>
          <table:table-cell office:value-type="float" office:value="0.352307" calcext:value-type="float">
            <text:p>0,352307</text:p>
          </table:table-cell>
          <table:table-cell office:value-type="float" office:value="1.68314" calcext:value-type="float">
            <text:p>1,68314</text:p>
          </table:table-cell>
          <table:table-cell office:value-type="float" office:value="1.53914" calcext:value-type="float">
            <text:p>1,53914</text:p>
          </table:table-cell>
          <table:table-cell office:value-type="float" office:value="1.44718" calcext:value-type="float">
            <text:p>1,44718</text:p>
          </table:table-cell>
          <table:table-cell office:value-type="float" office:value="1.38888" calcext:value-type="float">
            <text:p>1,38888</text:p>
          </table:table-cell>
          <table:table-cell office:value-type="float" office:value="0.455862" calcext:value-type="float">
            <text:p>0,455862</text:p>
          </table:table-cell>
          <table:table-cell office:value-type="float" office:value="0.942525" calcext:value-type="float">
            <text:p>0,942525</text:p>
          </table:table-cell>
          <table:table-cell office:value-type="float" office:value="0.871421" calcext:value-type="float">
            <text:p>0,871421</text:p>
          </table:table-cell>
          <table:table-cell office:value-type="float" office:value="0.449114" calcext:value-type="float">
            <text:p>0,449114</text:p>
          </table:table-cell>
          <table:table-cell office:value-type="float" office:value="0.376502" calcext:value-type="float">
            <text:p>0,376502</text:p>
          </table:table-cell>
          <table:table-cell office:value-type="float" office:value="1.87031" calcext:value-type="float">
            <text:p>1,87031</text:p>
          </table:table-cell>
          <table:table-cell office:value-type="float" office:value="1.73276" calcext:value-type="float">
            <text:p>1,73276</text:p>
          </table:table-cell>
          <table:table-cell office:value-type="float" office:value="1.66035" calcext:value-type="float">
            <text:p>1,66035</text:p>
          </table:table-cell>
          <table:table-cell office:value-type="float" office:value="0.0985661" calcext:value-type="float">
            <text:p>0,0985661</text:p>
          </table:table-cell>
          <table:table-cell office:value-type="float" office:value="0.0854461" calcext:value-type="float">
            <text:p>0,0854461</text:p>
          </table:table-cell>
          <table:table-cell office:value-type="float" office:value="0.500723" calcext:value-type="float">
            <text:p>0,500723</text:p>
          </table:table-cell>
          <table:table-cell office:value-type="float" office:value="0.486764" calcext:value-type="float">
            <text:p>0,486764</text:p>
          </table:table-cell>
          <table:table-cell office:value-type="float" office:value="0.0859499" calcext:value-type="float">
            <text:p>0,0859499</text:p>
          </table:table-cell>
          <table:table-cell office:value-type="float" office:value="1.03353" calcext:value-type="float">
            <text:p>1,03353</text:p>
          </table:table-cell>
          <table:table-cell office:value-type="float" office:value="0.322647" calcext:value-type="float">
            <text:p>0,322647</text:p>
          </table:table-cell>
          <table:table-cell office:value-type="float" office:value="1.22779" calcext:value-type="float">
            <text:p>1,22779</text:p>
          </table:table-cell>
          <table:table-cell office:value-type="float" office:value="2.2756" calcext:value-type="float">
            <text:p>2,2756</text:p>
          </table:table-cell>
          <table:table-cell office:value-type="float" office:value="2.56897" calcext:value-type="float">
            <text:p>2,56897</text:p>
          </table:table-cell>
          <table:table-cell office:value-type="float" office:value="1.2455" calcext:value-type="float">
            <text:p>1,2455</text:p>
          </table:table-cell>
          <table:table-cell office:value-type="float" office:value="0.329196" calcext:value-type="float">
            <text:p>0,329196</text:p>
          </table:table-cell>
          <table:table-cell office:value-type="float" office:value="1.27838" calcext:value-type="float">
            <text:p>1,27838</text:p>
          </table:table-cell>
          <table:table-cell office:value-type="float" office:value="2.05689" calcext:value-type="float">
            <text:p>2,05689</text:p>
          </table:table-cell>
          <table:table-cell office:value-type="float" office:value="0.702892" calcext:value-type="float">
            <text:p>0,702892</text:p>
          </table:table-cell>
          <table:table-cell office:value-type="float" office:value="1.54339" calcext:value-type="float">
            <text:p>1,54339</text:p>
          </table:table-cell>
          <table:table-cell office:value-type="float" office:value="0.217542" calcext:value-type="float">
            <text:p>0,217542</text:p>
          </table:table-cell>
          <table:table-cell office:value-type="float" office:value="1.10468" calcext:value-type="float">
            <text:p>1,10468</text:p>
          </table:table-cell>
          <table:table-cell office:value-type="float" office:value="0.376808" calcext:value-type="float">
            <text:p>0,376808</text:p>
          </table:table-cell>
          <table:table-cell office:value-type="float" office:value="0.660406" calcext:value-type="float">
            <text:p>0,660406</text:p>
          </table:table-cell>
          <table:table-cell office:value-type="float" office:value="0.335548" calcext:value-type="float">
            <text:p>0,335548</text:p>
          </table:table-cell>
          <table:table-cell office:value-type="float" office:value="1.40612" calcext:value-type="float">
            <text:p>1,40612</text:p>
          </table:table-cell>
          <table:table-cell office:value-type="float" office:value="1.75536" calcext:value-type="float">
            <text:p>1,75536</text:p>
          </table:table-cell>
          <table:table-cell office:value-type="float" office:value="1.14283" calcext:value-type="float">
            <text:p>1,14283</text:p>
          </table:table-cell>
          <table:table-cell office:value-type="float" office:value="0.702038" calcext:value-type="float">
            <text:p>0,702038</text:p>
          </table:table-cell>
          <table:table-cell office:value-type="float" office:value="0.43145" calcext:value-type="float">
            <text:p>0,43145</text:p>
          </table:table-cell>
          <table:table-cell office:value-type="float" office:value="0.163805" calcext:value-type="float">
            <text:p>0,163805</text:p>
          </table:table-cell>
          <table:table-cell office:value-type="float" office:value="0.120812" calcext:value-type="float">
            <text:p>0,120812</text:p>
          </table:table-cell>
          <table:table-cell table:number-columns-repeated="4"/>
          <table:table-cell table:formula="of:=MIN([.A182:.BL182])" office:value-type="float" office:value="0.0824339" calcext:value-type="float">
            <text:p>0,0824339</text:p>
          </table:table-cell>
          <table:table-cell table:formula="of:=MAX([.A182:.BL182])" office:value-type="float" office:value="2.56897" calcext:value-type="float">
            <text:p>2,56897</text:p>
          </table:table-cell>
          <table:table-cell table:number-columns-repeated="7"/>
        </table:table-row>
        <table:table-row table:style-name="ro2">
          <table:table-cell office:value-type="float" office:value="0.13628" calcext:value-type="float">
            <text:p>0,13628</text:p>
          </table:table-cell>
          <table:table-cell office:value-type="float" office:value="0.152004" calcext:value-type="float">
            <text:p>0,152004</text:p>
          </table:table-cell>
          <table:table-cell office:value-type="float" office:value="0.110455" calcext:value-type="float">
            <text:p>0,110455</text:p>
          </table:table-cell>
          <table:table-cell office:value-type="float" office:value="0.278995" calcext:value-type="float">
            <text:p>0,278995</text:p>
          </table:table-cell>
          <table:table-cell office:value-type="float" office:value="0.338132" calcext:value-type="float">
            <text:p>0,338132</text:p>
          </table:table-cell>
          <table:table-cell office:value-type="float" office:value="0.148964" calcext:value-type="float">
            <text:p>0,148964</text:p>
          </table:table-cell>
          <table:table-cell office:value-type="float" office:value="0.159415" calcext:value-type="float">
            <text:p>0,159415</text:p>
          </table:table-cell>
          <table:table-cell office:value-type="float" office:value="0.213709" calcext:value-type="float">
            <text:p>0,213709</text:p>
          </table:table-cell>
          <table:table-cell office:value-type="float" office:value="0.107237" calcext:value-type="float">
            <text:p>0,107237</text:p>
          </table:table-cell>
          <table:table-cell office:value-type="float" office:value="0.128336" calcext:value-type="float">
            <text:p>0,128336</text:p>
          </table:table-cell>
          <table:table-cell office:value-type="float" office:value="0.184577" calcext:value-type="float">
            <text:p>0,184577</text:p>
          </table:table-cell>
          <table:table-cell office:value-type="float" office:value="0.10888" calcext:value-type="float">
            <text:p>0,10888</text:p>
          </table:table-cell>
          <table:table-cell office:value-type="float" office:value="0.127935" calcext:value-type="float">
            <text:p>0,127935</text:p>
          </table:table-cell>
          <table:table-cell office:value-type="float" office:value="0.110823" calcext:value-type="float">
            <text:p>0,110823</text:p>
          </table:table-cell>
          <table:table-cell office:value-type="float" office:value="0.110602" calcext:value-type="float">
            <text:p>0,110602</text:p>
          </table:table-cell>
          <table:table-cell office:value-type="float" office:value="0.111554" calcext:value-type="float">
            <text:p>0,111554</text:p>
          </table:table-cell>
          <table:table-cell office:value-type="float" office:value="0.239574" calcext:value-type="float">
            <text:p>0,239574</text:p>
          </table:table-cell>
          <table:table-cell office:value-type="float" office:value="0.837565" calcext:value-type="float">
            <text:p>0,837565</text:p>
          </table:table-cell>
          <table:table-cell office:value-type="float" office:value="0.837843" calcext:value-type="float">
            <text:p>0,837843</text:p>
          </table:table-cell>
          <table:table-cell office:value-type="float" office:value="0.695282" calcext:value-type="float">
            <text:p>0,695282</text:p>
          </table:table-cell>
          <table:table-cell office:value-type="float" office:value="0.434053" calcext:value-type="float">
            <text:p>0,434053</text:p>
          </table:table-cell>
          <table:table-cell office:value-type="float" office:value="0.131616" calcext:value-type="float">
            <text:p>0,131616</text:p>
          </table:table-cell>
          <table:table-cell office:value-type="float" office:value="0.101082" calcext:value-type="float">
            <text:p>0,101082</text:p>
          </table:table-cell>
          <table:table-cell office:value-type="float" office:value="0.0740209" calcext:value-type="float">
            <text:p>0,0740209</text:p>
          </table:table-cell>
          <table:table-cell office:value-type="float" office:value="0.0663319" calcext:value-type="float">
            <text:p>0,0663319</text:p>
          </table:table-cell>
          <table:table-cell office:value-type="float" office:value="0.0625529" calcext:value-type="float">
            <text:p>0,0625529</text:p>
          </table:table-cell>
          <table:table-cell office:value-type="float" office:value="0.0581498" calcext:value-type="float">
            <text:p>0,0581498</text:p>
          </table:table-cell>
          <table:table-cell office:value-type="float" office:value="0.0386288" calcext:value-type="float">
            <text:p>0,0386288</text:p>
          </table:table-cell>
          <table:table-cell office:value-type="float" office:value="0.0376141" calcext:value-type="float">
            <text:p>0,0376141</text:p>
          </table:table-cell>
          <table:table-cell office:value-type="float" office:value="0.040946" calcext:value-type="float">
            <text:p>0,040946</text:p>
          </table:table-cell>
          <table:table-cell office:value-type="float" office:value="0.050436" calcext:value-type="float">
            <text:p>0,050436</text:p>
          </table:table-cell>
          <table:table-cell office:value-type="float" office:value="0.758671" calcext:value-type="float">
            <text:p>0,758671</text:p>
          </table:table-cell>
          <table:table-cell office:value-type="float" office:value="0.044579" calcext:value-type="float">
            <text:p>0,044579</text:p>
          </table:table-cell>
          <table:table-cell office:value-type="float" office:value="0.0429862" calcext:value-type="float">
            <text:p>0,0429862</text:p>
          </table:table-cell>
          <table:table-cell office:value-type="float" office:value="0.0415471" calcext:value-type="float">
            <text:p>0,0415471</text:p>
          </table:table-cell>
          <table:table-cell office:value-type="float" office:value="0.0389199" calcext:value-type="float">
            <text:p>0,0389199</text:p>
          </table:table-cell>
          <table:table-cell office:value-type="float" office:value="0.0401258" calcext:value-type="float">
            <text:p>0,0401258</text:p>
          </table:table-cell>
          <table:table-cell office:value-type="float" office:value="0.0717912" calcext:value-type="float">
            <text:p>0,0717912</text:p>
          </table:table-cell>
          <table:table-cell office:value-type="float" office:value="0.674595" calcext:value-type="float">
            <text:p>0,674595</text:p>
          </table:table-cell>
          <table:table-cell office:value-type="float" office:value="0.0651529" calcext:value-type="float">
            <text:p>0,0651529</text:p>
          </table:table-cell>
          <table:table-cell office:value-type="float" office:value="1.91387" calcext:value-type="float">
            <text:p>1,91387</text:p>
          </table:table-cell>
          <table:table-cell office:value-type="float" office:value="0.233614" calcext:value-type="float">
            <text:p>0,233614</text:p>
          </table:table-cell>
          <table:table-cell office:value-type="float" office:value="0.198319" calcext:value-type="float">
            <text:p>0,198319</text:p>
          </table:table-cell>
          <table:table-cell office:value-type="float" office:value="1.25821" calcext:value-type="float">
            <text:p>1,25821</text:p>
          </table:table-cell>
          <table:table-cell office:value-type="float" office:value="0.153624" calcext:value-type="float">
            <text:p>0,153624</text:p>
          </table:table-cell>
          <table:table-cell office:value-type="float" office:value="1.77263" calcext:value-type="float">
            <text:p>1,77263</text:p>
          </table:table-cell>
          <table:table-cell office:value-type="float" office:value="1.3172" calcext:value-type="float">
            <text:p>1,3172</text:p>
          </table:table-cell>
          <table:table-cell office:value-type="float" office:value="1.32799" calcext:value-type="float">
            <text:p>1,32799</text:p>
          </table:table-cell>
          <table:table-cell office:value-type="float" office:value="1.33684" calcext:value-type="float">
            <text:p>1,33684</text:p>
          </table:table-cell>
          <table:table-cell office:value-type="float" office:value="1.84302" calcext:value-type="float">
            <text:p>1,84302</text:p>
          </table:table-cell>
          <table:table-cell office:value-type="float" office:value="2.19585" calcext:value-type="float">
            <text:p>2,19585</text:p>
          </table:table-cell>
          <table:table-cell office:value-type="float" office:value="2.10154" calcext:value-type="float">
            <text:p>2,10154</text:p>
          </table:table-cell>
          <table:table-cell office:value-type="float" office:value="2.09522" calcext:value-type="float">
            <text:p>2,09522</text:p>
          </table:table-cell>
          <table:table-cell office:value-type="float" office:value="1.88683" calcext:value-type="float">
            <text:p>1,88683</text:p>
          </table:table-cell>
          <table:table-cell office:value-type="float" office:value="0.0654931" calcext:value-type="float">
            <text:p>0,0654931</text:p>
          </table:table-cell>
          <table:table-cell office:value-type="float" office:value="0.0754399" calcext:value-type="float">
            <text:p>0,0754399</text:p>
          </table:table-cell>
          <table:table-cell office:value-type="float" office:value="0.073355" calcext:value-type="float">
            <text:p>0,073355</text:p>
          </table:table-cell>
          <table:table-cell office:value-type="float" office:value="1.95292" calcext:value-type="float">
            <text:p>1,95292</text:p>
          </table:table-cell>
          <table:table-cell office:value-type="float" office:value="0.0455542" calcext:value-type="float">
            <text:p>0,0455542</text:p>
          </table:table-cell>
          <table:table-cell office:value-type="float" office:value="1.79972" calcext:value-type="float">
            <text:p>1,79972</text:p>
          </table:table-cell>
          <table:table-cell office:value-type="float" office:value="2.41951" calcext:value-type="float">
            <text:p>2,41951</text:p>
          </table:table-cell>
          <table:table-cell office:value-type="float" office:value="0.233563" calcext:value-type="float">
            <text:p>0,233563</text:p>
          </table:table-cell>
          <table:table-cell office:value-type="float" office:value="2.04542" calcext:value-type="float">
            <text:p>2,04542</text:p>
          </table:table-cell>
          <table:table-cell office:value-type="float" office:value="0.182912" calcext:value-type="float">
            <text:p>0,182912</text:p>
          </table:table-cell>
          <table:table-cell table:number-columns-repeated="4"/>
          <table:table-cell table:formula="of:=MIN([.A183:.BL183])" office:value-type="float" office:value="0.0376141" calcext:value-type="float">
            <text:p>0,0376141</text:p>
          </table:table-cell>
          <table:table-cell table:formula="of:=MAX([.A183:.BL183])" office:value-type="float" office:value="2.41951" calcext:value-type="float">
            <text:p>2,41951</text:p>
          </table:table-cell>
          <table:table-cell table:number-columns-repeated="7"/>
        </table:table-row>
        <table:table-row table:style-name="ro2">
          <table:table-cell office:value-type="float" office:value="0.146701" calcext:value-type="float">
            <text:p>0,146701</text:p>
          </table:table-cell>
          <table:table-cell office:value-type="float" office:value="0.140824" calcext:value-type="float">
            <text:p>0,140824</text:p>
          </table:table-cell>
          <table:table-cell office:value-type="float" office:value="0.209219" calcext:value-type="float">
            <text:p>0,209219</text:p>
          </table:table-cell>
          <table:table-cell office:value-type="float" office:value="0.148375" calcext:value-type="float">
            <text:p>0,148375</text:p>
          </table:table-cell>
          <table:table-cell office:value-type="float" office:value="0.446666" calcext:value-type="float">
            <text:p>0,446666</text:p>
          </table:table-cell>
          <table:table-cell office:value-type="float" office:value="0.110993" calcext:value-type="float">
            <text:p>0,110993</text:p>
          </table:table-cell>
          <table:table-cell office:value-type="float" office:value="0.411007" calcext:value-type="float">
            <text:p>0,411007</text:p>
          </table:table-cell>
          <table:table-cell office:value-type="float" office:value="0.14713" calcext:value-type="float">
            <text:p>0,14713</text:p>
          </table:table-cell>
          <table:table-cell office:value-type="float" office:value="0.191432" calcext:value-type="float">
            <text:p>0,191432</text:p>
          </table:table-cell>
          <table:table-cell office:value-type="float" office:value="0.108838" calcext:value-type="float">
            <text:p>0,108838</text:p>
          </table:table-cell>
          <table:table-cell office:value-type="float" office:value="0.172763" calcext:value-type="float">
            <text:p>0,172763</text:p>
          </table:table-cell>
          <table:table-cell office:value-type="float" office:value="0.244725" calcext:value-type="float">
            <text:p>0,244725</text:p>
          </table:table-cell>
          <table:table-cell office:value-type="float" office:value="0.923847" calcext:value-type="float">
            <text:p>0,923847</text:p>
          </table:table-cell>
          <table:table-cell office:value-type="float" office:value="0.586484" calcext:value-type="float">
            <text:p>0,586484</text:p>
          </table:table-cell>
          <table:table-cell office:value-type="float" office:value="0.139961" calcext:value-type="float">
            <text:p>0,139961</text:p>
          </table:table-cell>
          <table:table-cell office:value-type="float" office:value="0.156092" calcext:value-type="float">
            <text:p>0,156092</text:p>
          </table:table-cell>
          <table:table-cell office:value-type="float" office:value="0.230781" calcext:value-type="float">
            <text:p>0,230781</text:p>
          </table:table-cell>
          <table:table-cell office:value-type="float" office:value="0.316062" calcext:value-type="float">
            <text:p>0,316062</text:p>
          </table:table-cell>
          <table:table-cell office:value-type="float" office:value="1.08711" calcext:value-type="float">
            <text:p>1,08711</text:p>
          </table:table-cell>
          <table:table-cell office:value-type="float" office:value="1.12075" calcext:value-type="float">
            <text:p>1,12075</text:p>
          </table:table-cell>
          <table:table-cell office:value-type="float" office:value="0.675559" calcext:value-type="float">
            <text:p>0,675559</text:p>
          </table:table-cell>
          <table:table-cell office:value-type="float" office:value="0.599234" calcext:value-type="float">
            <text:p>0,599234</text:p>
          </table:table-cell>
          <table:table-cell office:value-type="float" office:value="0.787285" calcext:value-type="float">
            <text:p>0,787285</text:p>
          </table:table-cell>
          <table:table-cell office:value-type="float" office:value="0.618389" calcext:value-type="float">
            <text:p>0,618389</text:p>
          </table:table-cell>
          <table:table-cell office:value-type="float" office:value="0.429594" calcext:value-type="float">
            <text:p>0,429594</text:p>
          </table:table-cell>
          <table:table-cell office:value-type="float" office:value="1.09432" calcext:value-type="float">
            <text:p>1,09432</text:p>
          </table:table-cell>
          <table:table-cell office:value-type="float" office:value="0.427459" calcext:value-type="float">
            <text:p>0,427459</text:p>
          </table:table-cell>
          <table:table-cell office:value-type="float" office:value="1.65304" calcext:value-type="float">
            <text:p>1,65304</text:p>
          </table:table-cell>
          <table:table-cell office:value-type="float" office:value="1.51" calcext:value-type="float">
            <text:p>1,51</text:p>
          </table:table-cell>
          <table:table-cell office:value-type="float" office:value="1.73831" calcext:value-type="float">
            <text:p>1,73831</text:p>
          </table:table-cell>
          <table:table-cell office:value-type="float" office:value="1.25602" calcext:value-type="float">
            <text:p>1,25602</text:p>
          </table:table-cell>
          <table:table-cell office:value-type="float" office:value="1.33276" calcext:value-type="float">
            <text:p>1,33276</text:p>
          </table:table-cell>
          <table:table-cell office:value-type="float" office:value="0.476594" calcext:value-type="float">
            <text:p>0,476594</text:p>
          </table:table-cell>
          <table:table-cell office:value-type="float" office:value="1.17511" calcext:value-type="float">
            <text:p>1,17511</text:p>
          </table:table-cell>
          <table:table-cell office:value-type="float" office:value="1.61234" calcext:value-type="float">
            <text:p>1,61234</text:p>
          </table:table-cell>
          <table:table-cell office:value-type="float" office:value="0.401632" calcext:value-type="float">
            <text:p>0,401632</text:p>
          </table:table-cell>
          <table:table-cell office:value-type="float" office:value="1.49602" calcext:value-type="float">
            <text:p>1,49602</text:p>
          </table:table-cell>
          <table:table-cell office:value-type="float" office:value="0.931581" calcext:value-type="float">
            <text:p>0,931581</text:p>
          </table:table-cell>
          <table:table-cell office:value-type="float" office:value="1.96044" calcext:value-type="float">
            <text:p>1,96044</text:p>
          </table:table-cell>
          <table:table-cell office:value-type="float" office:value="0.506934" calcext:value-type="float">
            <text:p>0,506934</text:p>
          </table:table-cell>
          <table:table-cell office:value-type="float" office:value="1.78114" calcext:value-type="float">
            <text:p>1,78114</text:p>
          </table:table-cell>
          <table:table-cell office:value-type="float" office:value="1.69785" calcext:value-type="float">
            <text:p>1,69785</text:p>
          </table:table-cell>
          <table:table-cell office:value-type="float" office:value="0.968595" calcext:value-type="float">
            <text:p>0,968595</text:p>
          </table:table-cell>
          <table:table-cell office:value-type="float" office:value="0.96867" calcext:value-type="float">
            <text:p>0,96867</text:p>
          </table:table-cell>
          <table:table-cell office:value-type="float" office:value="0.827315" calcext:value-type="float">
            <text:p>0,827315</text:p>
          </table:table-cell>
          <table:table-cell office:value-type="float" office:value="2.00093" calcext:value-type="float">
            <text:p>2,00093</text:p>
          </table:table-cell>
          <table:table-cell office:value-type="float" office:value="0.653652" calcext:value-type="float">
            <text:p>0,653652</text:p>
          </table:table-cell>
          <table:table-cell office:value-type="float" office:value="1.60084" calcext:value-type="float">
            <text:p>1,60084</text:p>
          </table:table-cell>
          <table:table-cell office:value-type="float" office:value="0.670381" calcext:value-type="float">
            <text:p>0,670381</text:p>
          </table:table-cell>
          <table:table-cell office:value-type="float" office:value="2.2878" calcext:value-type="float">
            <text:p>2,2878</text:p>
          </table:table-cell>
          <table:table-cell office:value-type="float" office:value="0.33025" calcext:value-type="float">
            <text:p>0,33025</text:p>
          </table:table-cell>
          <table:table-cell office:value-type="float" office:value="0.30862" calcext:value-type="float">
            <text:p>0,30862</text:p>
          </table:table-cell>
          <table:table-cell office:value-type="float" office:value="0.112593" calcext:value-type="float">
            <text:p>0,112593</text:p>
          </table:table-cell>
          <table:table-cell office:value-type="float" office:value="0.115087" calcext:value-type="float">
            <text:p>0,115087</text:p>
          </table:table-cell>
          <table:table-cell office:value-type="float" office:value="0.115287" calcext:value-type="float">
            <text:p>0,115287</text:p>
          </table:table-cell>
          <table:table-cell office:value-type="float" office:value="0.888393" calcext:value-type="float">
            <text:p>0,888393</text:p>
          </table:table-cell>
          <table:table-cell office:value-type="float" office:value="0.135842" calcext:value-type="float">
            <text:p>0,135842</text:p>
          </table:table-cell>
          <table:table-cell office:value-type="float" office:value="0.0604661" calcext:value-type="float">
            <text:p>0,0604661</text:p>
          </table:table-cell>
          <table:table-cell office:value-type="float" office:value="0.593235" calcext:value-type="float">
            <text:p>0,593235</text:p>
          </table:table-cell>
          <table:table-cell office:value-type="float" office:value="0.573493" calcext:value-type="float">
            <text:p>0,573493</text:p>
          </table:table-cell>
          <table:table-cell office:value-type="float" office:value="2.74365" calcext:value-type="float">
            <text:p>2,74365</text:p>
          </table:table-cell>
          <table:table-cell office:value-type="float" office:value="0.188727" calcext:value-type="float">
            <text:p>0,188727</text:p>
          </table:table-cell>
          <table:table-cell office:value-type="float" office:value="0.323975" calcext:value-type="float">
            <text:p>0,323975</text:p>
          </table:table-cell>
          <table:table-cell office:value-type="float" office:value="0.0645599" calcext:value-type="float">
            <text:p>0,0645599</text:p>
          </table:table-cell>
          <table:table-cell table:number-columns-repeated="4"/>
          <table:table-cell table:formula="of:=MIN([.A184:.BL184])" office:value-type="float" office:value="0.0604661" calcext:value-type="float">
            <text:p>0,0604661</text:p>
          </table:table-cell>
          <table:table-cell table:formula="of:=MAX([.A184:.BL184])" office:value-type="float" office:value="2.74365" calcext:value-type="float">
            <text:p>2,74365</text:p>
          </table:table-cell>
          <table:table-cell table:number-columns-repeated="7"/>
        </table:table-row>
        <table:table-row table:style-name="ro2">
          <table:table-cell office:value-type="float" office:value="0.106305" calcext:value-type="float">
            <text:p>0,106305</text:p>
          </table:table-cell>
          <table:table-cell office:value-type="float" office:value="0.124838" calcext:value-type="float">
            <text:p>0,124838</text:p>
          </table:table-cell>
          <table:table-cell office:value-type="float" office:value="0.12089" calcext:value-type="float">
            <text:p>0,12089</text:p>
          </table:table-cell>
          <table:table-cell office:value-type="float" office:value="0.0834329" calcext:value-type="float">
            <text:p>0,0834329</text:p>
          </table:table-cell>
          <table:table-cell office:value-type="float" office:value="0.237337" calcext:value-type="float">
            <text:p>0,237337</text:p>
          </table:table-cell>
          <table:table-cell office:value-type="float" office:value="0.105179" calcext:value-type="float">
            <text:p>0,105179</text:p>
          </table:table-cell>
          <table:table-cell office:value-type="float" office:value="0.109782" calcext:value-type="float">
            <text:p>0,109782</text:p>
          </table:table-cell>
          <table:table-cell office:value-type="float" office:value="0.103453" calcext:value-type="float">
            <text:p>0,103453</text:p>
          </table:table-cell>
          <table:table-cell office:value-type="float" office:value="0.102358" calcext:value-type="float">
            <text:p>0,102358</text:p>
          </table:table-cell>
          <table:table-cell office:value-type="float" office:value="0.20557" calcext:value-type="float">
            <text:p>0,20557</text:p>
          </table:table-cell>
          <table:table-cell office:value-type="float" office:value="0.315625" calcext:value-type="float">
            <text:p>0,315625</text:p>
          </table:table-cell>
          <table:table-cell office:value-type="float" office:value="0.110797" calcext:value-type="float">
            <text:p>0,110797</text:p>
          </table:table-cell>
          <table:table-cell office:value-type="float" office:value="0.111483" calcext:value-type="float">
            <text:p>0,111483</text:p>
          </table:table-cell>
          <table:table-cell office:value-type="float" office:value="0.111731" calcext:value-type="float">
            <text:p>0,111731</text:p>
          </table:table-cell>
          <table:table-cell office:value-type="float" office:value="0.15029" calcext:value-type="float">
            <text:p>0,15029</text:p>
          </table:table-cell>
          <table:table-cell office:value-type="float" office:value="0.0946729" calcext:value-type="float">
            <text:p>0,0946729</text:p>
          </table:table-cell>
          <table:table-cell office:value-type="float" office:value="0.601888" calcext:value-type="float">
            <text:p>0,601888</text:p>
          </table:table-cell>
          <table:table-cell office:value-type="float" office:value="0.655987" calcext:value-type="float">
            <text:p>0,655987</text:p>
          </table:table-cell>
          <table:table-cell office:value-type="float" office:value="0.152336" calcext:value-type="float">
            <text:p>0,152336</text:p>
          </table:table-cell>
          <table:table-cell office:value-type="float" office:value="0.0951972" calcext:value-type="float">
            <text:p>0,0951972</text:p>
          </table:table-cell>
          <table:table-cell office:value-type="float" office:value="0.12662" calcext:value-type="float">
            <text:p>0,12662</text:p>
          </table:table-cell>
          <table:table-cell office:value-type="float" office:value="0.0832641" calcext:value-type="float">
            <text:p>0,0832641</text:p>
          </table:table-cell>
          <table:table-cell office:value-type="float" office:value="0.498434" calcext:value-type="float">
            <text:p>0,498434</text:p>
          </table:table-cell>
          <table:table-cell office:value-type="float" office:value="1.13066" calcext:value-type="float">
            <text:p>1,13066</text:p>
          </table:table-cell>
          <table:table-cell office:value-type="float" office:value="0.103497" calcext:value-type="float">
            <text:p>0,103497</text:p>
          </table:table-cell>
          <table:table-cell office:value-type="float" office:value="0.964216" calcext:value-type="float">
            <text:p>0,964216</text:p>
          </table:table-cell>
          <table:table-cell office:value-type="float" office:value="0.864027" calcext:value-type="float">
            <text:p>0,864027</text:p>
          </table:table-cell>
          <table:table-cell office:value-type="float" office:value="0.160602" calcext:value-type="float">
            <text:p>0,160602</text:p>
          </table:table-cell>
          <table:table-cell office:value-type="float" office:value="0.346046" calcext:value-type="float">
            <text:p>0,346046</text:p>
          </table:table-cell>
          <table:table-cell office:value-type="float" office:value="0.289095" calcext:value-type="float">
            <text:p>0,289095</text:p>
          </table:table-cell>
          <table:table-cell office:value-type="float" office:value="1.18031" calcext:value-type="float">
            <text:p>1,18031</text:p>
          </table:table-cell>
          <table:table-cell office:value-type="float" office:value="1.40091" calcext:value-type="float">
            <text:p>1,40091</text:p>
          </table:table-cell>
          <table:table-cell office:value-type="float" office:value="0.094044" calcext:value-type="float">
            <text:p>0,094044</text:p>
          </table:table-cell>
          <table:table-cell office:value-type="float" office:value="1.37646" calcext:value-type="float">
            <text:p>1,37646</text:p>
          </table:table-cell>
          <table:table-cell office:value-type="float" office:value="0.780047" calcext:value-type="float">
            <text:p>0,780047</text:p>
          </table:table-cell>
          <table:table-cell office:value-type="float" office:value="0.676467" calcext:value-type="float">
            <text:p>0,676467</text:p>
          </table:table-cell>
          <table:table-cell office:value-type="float" office:value="0.656379" calcext:value-type="float">
            <text:p>0,656379</text:p>
          </table:table-cell>
          <table:table-cell office:value-type="float" office:value="0.483687" calcext:value-type="float">
            <text:p>0,483687</text:p>
          </table:table-cell>
          <table:table-cell office:value-type="float" office:value="0.568739" calcext:value-type="float">
            <text:p>0,568739</text:p>
          </table:table-cell>
          <table:table-cell office:value-type="float" office:value="0.483626" calcext:value-type="float">
            <text:p>0,483626</text:p>
          </table:table-cell>
          <table:table-cell office:value-type="float" office:value="0.42734" calcext:value-type="float">
            <text:p>0,42734</text:p>
          </table:table-cell>
          <table:table-cell office:value-type="float" office:value="1.529" calcext:value-type="float">
            <text:p>1,529</text:p>
          </table:table-cell>
          <table:table-cell office:value-type="float" office:value="1.43051" calcext:value-type="float">
            <text:p>1,43051</text:p>
          </table:table-cell>
          <table:table-cell office:value-type="float" office:value="0.682223" calcext:value-type="float">
            <text:p>0,682223</text:p>
          </table:table-cell>
          <table:table-cell office:value-type="float" office:value="1.82084" calcext:value-type="float">
            <text:p>1,82084</text:p>
          </table:table-cell>
          <table:table-cell office:value-type="float" office:value="0.58073" calcext:value-type="float">
            <text:p>0,58073</text:p>
          </table:table-cell>
          <table:table-cell office:value-type="float" office:value="1.30985" calcext:value-type="float">
            <text:p>1,30985</text:p>
          </table:table-cell>
          <table:table-cell office:value-type="float" office:value="1.22046" calcext:value-type="float">
            <text:p>1,22046</text:p>
          </table:table-cell>
          <table:table-cell office:value-type="float" office:value="1.18762" calcext:value-type="float">
            <text:p>1,18762</text:p>
          </table:table-cell>
          <table:table-cell office:value-type="float" office:value="1.13265" calcext:value-type="float">
            <text:p>1,13265</text:p>
          </table:table-cell>
          <table:table-cell office:value-type="float" office:value="0.368891" calcext:value-type="float">
            <text:p>0,368891</text:p>
          </table:table-cell>
          <table:table-cell office:value-type="float" office:value="0.421955" calcext:value-type="float">
            <text:p>0,421955</text:p>
          </table:table-cell>
          <table:table-cell office:value-type="float" office:value="2.00972" calcext:value-type="float">
            <text:p>2,00972</text:p>
          </table:table-cell>
          <table:table-cell office:value-type="float" office:value="0.395728" calcext:value-type="float">
            <text:p>0,395728</text:p>
          </table:table-cell>
          <table:table-cell office:value-type="float" office:value="0.523418" calcext:value-type="float">
            <text:p>0,523418</text:p>
          </table:table-cell>
          <table:table-cell office:value-type="float" office:value="0.31885" calcext:value-type="float">
            <text:p>0,31885</text:p>
          </table:table-cell>
          <table:table-cell office:value-type="float" office:value="1.03867" calcext:value-type="float">
            <text:p>1,03867</text:p>
          </table:table-cell>
          <table:table-cell office:value-type="float" office:value="2.05357" calcext:value-type="float">
            <text:p>2,05357</text:p>
          </table:table-cell>
          <table:table-cell office:value-type="float" office:value="1.54285" calcext:value-type="float">
            <text:p>1,54285</text:p>
          </table:table-cell>
          <table:table-cell office:value-type="float" office:value="1.20414" calcext:value-type="float">
            <text:p>1,20414</text:p>
          </table:table-cell>
          <table:table-cell office:value-type="float" office:value="0.675647" calcext:value-type="float">
            <text:p>0,675647</text:p>
          </table:table-cell>
          <table:table-cell office:value-type="float" office:value="0.123702" calcext:value-type="float">
            <text:p>0,123702</text:p>
          </table:table-cell>
          <table:table-cell office:value-type="float" office:value="0.179475" calcext:value-type="float">
            <text:p>0,179475</text:p>
          </table:table-cell>
          <table:table-cell office:value-type="float" office:value="0.0926909" calcext:value-type="float">
            <text:p>0,0926909</text:p>
          </table:table-cell>
          <table:table-cell table:number-columns-repeated="4"/>
          <table:table-cell table:formula="of:=MIN([.A185:.BL185])" office:value-type="float" office:value="0.0832641" calcext:value-type="float">
            <text:p>0,0832641</text:p>
          </table:table-cell>
          <table:table-cell table:formula="of:=MAX([.A185:.BL185])" office:value-type="float" office:value="2.05357" calcext:value-type="float">
            <text:p>2,05357</text:p>
          </table:table-cell>
          <table:table-cell table:number-columns-repeated="7"/>
        </table:table-row>
        <table:table-row table:style-name="ro2">
          <table:table-cell office:value-type="float" office:value="0.123581" calcext:value-type="float">
            <text:p>0,123581</text:p>
          </table:table-cell>
          <table:table-cell office:value-type="float" office:value="0.116759" calcext:value-type="float">
            <text:p>0,116759</text:p>
          </table:table-cell>
          <table:table-cell office:value-type="float" office:value="0.118003" calcext:value-type="float">
            <text:p>0,118003</text:p>
          </table:table-cell>
          <table:table-cell office:value-type="float" office:value="0.179736" calcext:value-type="float">
            <text:p>0,179736</text:p>
          </table:table-cell>
          <table:table-cell office:value-type="float" office:value="0.114184" calcext:value-type="float">
            <text:p>0,114184</text:p>
          </table:table-cell>
          <table:table-cell office:value-type="float" office:value="0.119081" calcext:value-type="float">
            <text:p>0,119081</text:p>
          </table:table-cell>
          <table:table-cell office:value-type="float" office:value="0.204429" calcext:value-type="float">
            <text:p>0,204429</text:p>
          </table:table-cell>
          <table:table-cell office:value-type="float" office:value="0.317734" calcext:value-type="float">
            <text:p>0,317734</text:p>
          </table:table-cell>
          <table:table-cell office:value-type="float" office:value="0.237076" calcext:value-type="float">
            <text:p>0,237076</text:p>
          </table:table-cell>
          <table:table-cell office:value-type="float" office:value="0.465289" calcext:value-type="float">
            <text:p>0,465289</text:p>
          </table:table-cell>
          <table:table-cell office:value-type="float" office:value="0.824085" calcext:value-type="float">
            <text:p>0,824085</text:p>
          </table:table-cell>
          <table:table-cell office:value-type="float" office:value="0.704948" calcext:value-type="float">
            <text:p>0,704948</text:p>
          </table:table-cell>
          <table:table-cell office:value-type="float" office:value="0.865418" calcext:value-type="float">
            <text:p>0,865418</text:p>
          </table:table-cell>
          <table:table-cell office:value-type="float" office:value="0.315911" calcext:value-type="float">
            <text:p>0,315911</text:p>
          </table:table-cell>
          <table:table-cell office:value-type="float" office:value="0.475466" calcext:value-type="float">
            <text:p>0,475466</text:p>
          </table:table-cell>
          <table:table-cell office:value-type="float" office:value="0.394162" calcext:value-type="float">
            <text:p>0,394162</text:p>
          </table:table-cell>
          <table:table-cell office:value-type="float" office:value="1.0154" calcext:value-type="float">
            <text:p>1,0154</text:p>
          </table:table-cell>
          <table:table-cell office:value-type="float" office:value="0.508972" calcext:value-type="float">
            <text:p>0,508972</text:p>
          </table:table-cell>
          <table:table-cell office:value-type="float" office:value="0.3992" calcext:value-type="float">
            <text:p>0,3992</text:p>
          </table:table-cell>
          <table:table-cell office:value-type="float" office:value="0.126725" calcext:value-type="float">
            <text:p>0,126725</text:p>
          </table:table-cell>
          <table:table-cell office:value-type="float" office:value="0.0755289" calcext:value-type="float">
            <text:p>0,0755289</text:p>
          </table:table-cell>
          <table:table-cell office:value-type="float" office:value="0.360838" calcext:value-type="float">
            <text:p>0,360838</text:p>
          </table:table-cell>
          <table:table-cell office:value-type="float" office:value="0.401207" calcext:value-type="float">
            <text:p>0,401207</text:p>
          </table:table-cell>
          <table:table-cell office:value-type="float" office:value="0.487969" calcext:value-type="float">
            <text:p>0,487969</text:p>
          </table:table-cell>
          <table:table-cell office:value-type="float" office:value="0.196038" calcext:value-type="float">
            <text:p>0,196038</text:p>
          </table:table-cell>
          <table:table-cell office:value-type="float" office:value="0.951535" calcext:value-type="float">
            <text:p>0,951535</text:p>
          </table:table-cell>
          <table:table-cell office:value-type="float" office:value="0.760638" calcext:value-type="float">
            <text:p>0,760638</text:p>
          </table:table-cell>
          <table:table-cell office:value-type="float" office:value="0.682538" calcext:value-type="float">
            <text:p>0,682538</text:p>
          </table:table-cell>
          <table:table-cell office:value-type="float" office:value="0.201349" calcext:value-type="float">
            <text:p>0,201349</text:p>
          </table:table-cell>
          <table:table-cell office:value-type="float" office:value="0.0815029" calcext:value-type="float">
            <text:p>0,0815029</text:p>
          </table:table-cell>
          <table:table-cell office:value-type="float" office:value="0.740269" calcext:value-type="float">
            <text:p>0,740269</text:p>
          </table:table-cell>
          <table:table-cell office:value-type="float" office:value="0.153788" calcext:value-type="float">
            <text:p>0,153788</text:p>
          </table:table-cell>
          <table:table-cell office:value-type="float" office:value="1.18156" calcext:value-type="float">
            <text:p>1,18156</text:p>
          </table:table-cell>
          <table:table-cell office:value-type="float" office:value="0.104602" calcext:value-type="float">
            <text:p>0,104602</text:p>
          </table:table-cell>
          <table:table-cell office:value-type="float" office:value="1.26555" calcext:value-type="float">
            <text:p>1,26555</text:p>
          </table:table-cell>
          <table:table-cell office:value-type="float" office:value="0.084548" calcext:value-type="float">
            <text:p>0,084548</text:p>
          </table:table-cell>
          <table:table-cell office:value-type="float" office:value="0.0972819" calcext:value-type="float">
            <text:p>0,0972819</text:p>
          </table:table-cell>
          <table:table-cell office:value-type="float" office:value="0.951886" calcext:value-type="float">
            <text:p>0,951886</text:p>
          </table:table-cell>
          <table:table-cell office:value-type="float" office:value="0.136238" calcext:value-type="float">
            <text:p>0,136238</text:p>
          </table:table-cell>
          <table:table-cell office:value-type="float" office:value="0.107862" calcext:value-type="float">
            <text:p>0,107862</text:p>
          </table:table-cell>
          <table:table-cell office:value-type="float" office:value="0.135745" calcext:value-type="float">
            <text:p>0,135745</text:p>
          </table:table-cell>
          <table:table-cell office:value-type="float" office:value="0.36233" calcext:value-type="float">
            <text:p>0,36233</text:p>
          </table:table-cell>
          <table:table-cell office:value-type="float" office:value="1.89818" calcext:value-type="float">
            <text:p>1,89818</text:p>
          </table:table-cell>
          <table:table-cell office:value-type="float" office:value="0.152332" calcext:value-type="float">
            <text:p>0,152332</text:p>
          </table:table-cell>
          <table:table-cell office:value-type="float" office:value="0.0833678" calcext:value-type="float">
            <text:p>0,0833678</text:p>
          </table:table-cell>
          <table:table-cell office:value-type="float" office:value="0.699665" calcext:value-type="float">
            <text:p>0,699665</text:p>
          </table:table-cell>
          <table:table-cell office:value-type="float" office:value="0.128089" calcext:value-type="float">
            <text:p>0,128089</text:p>
          </table:table-cell>
          <table:table-cell office:value-type="float" office:value="1.86929" calcext:value-type="float">
            <text:p>1,86929</text:p>
          </table:table-cell>
          <table:table-cell office:value-type="float" office:value="2.04613" calcext:value-type="float">
            <text:p>2,04613</text:p>
          </table:table-cell>
          <table:table-cell office:value-type="float" office:value="1.87626" calcext:value-type="float">
            <text:p>1,87626</text:p>
          </table:table-cell>
          <table:table-cell office:value-type="float" office:value="0.475704" calcext:value-type="float">
            <text:p>0,475704</text:p>
          </table:table-cell>
          <table:table-cell office:value-type="float" office:value="2.01279" calcext:value-type="float">
            <text:p>2,01279</text:p>
          </table:table-cell>
          <table:table-cell office:value-type="float" office:value="1.57672" calcext:value-type="float">
            <text:p>1,57672</text:p>
          </table:table-cell>
          <table:table-cell office:value-type="float" office:value="0.285156" calcext:value-type="float">
            <text:p>0,285156</text:p>
          </table:table-cell>
          <table:table-cell office:value-type="float" office:value="1.02559" calcext:value-type="float">
            <text:p>1,02559</text:p>
          </table:table-cell>
          <table:table-cell office:value-type="float" office:value="0.15698" calcext:value-type="float">
            <text:p>0,15698</text:p>
          </table:table-cell>
          <table:table-cell office:value-type="float" office:value="0.675897" calcext:value-type="float">
            <text:p>0,675897</text:p>
          </table:table-cell>
          <table:table-cell office:value-type="float" office:value="0.104803" calcext:value-type="float">
            <text:p>0,104803</text:p>
          </table:table-cell>
          <table:table-cell office:value-type="float" office:value="0.88906" calcext:value-type="float">
            <text:p>0,88906</text:p>
          </table:table-cell>
          <table:table-cell office:value-type="float" office:value="2.16294" calcext:value-type="float">
            <text:p>2,16294</text:p>
          </table:table-cell>
          <table:table-cell office:value-type="float" office:value="0.445936" calcext:value-type="float">
            <text:p>0,445936</text:p>
          </table:table-cell>
          <table:table-cell office:value-type="float" office:value="1.17349" calcext:value-type="float">
            <text:p>1,17349</text:p>
          </table:table-cell>
          <table:table-cell office:value-type="float" office:value="0.131871" calcext:value-type="float">
            <text:p>0,131871</text:p>
          </table:table-cell>
          <table:table-cell office:value-type="float" office:value="0.088995" calcext:value-type="float">
            <text:p>0,088995</text:p>
          </table:table-cell>
          <table:table-cell table:number-columns-repeated="4"/>
          <table:table-cell table:formula="of:=MIN([.A186:.BL186])" office:value-type="float" office:value="0.0755289" calcext:value-type="float">
            <text:p>0,0755289</text:p>
          </table:table-cell>
          <table:table-cell table:formula="of:=MAX([.A186:.BL186])" office:value-type="float" office:value="2.16294" calcext:value-type="float">
            <text:p>2,16294</text:p>
          </table:table-cell>
          <table:table-cell table:number-columns-repeated="7"/>
        </table:table-row>
        <table:table-row table:style-name="ro2">
          <table:table-cell office:value-type="float" office:value="0.140587" calcext:value-type="float">
            <text:p>0,140587</text:p>
          </table:table-cell>
          <table:table-cell office:value-type="float" office:value="0.139646" calcext:value-type="float">
            <text:p>0,139646</text:p>
          </table:table-cell>
          <table:table-cell office:value-type="float" office:value="0.18562" calcext:value-type="float">
            <text:p>0,18562</text:p>
          </table:table-cell>
          <table:table-cell office:value-type="float" office:value="0.114586" calcext:value-type="float">
            <text:p>0,114586</text:p>
          </table:table-cell>
          <table:table-cell office:value-type="float" office:value="0.184273" calcext:value-type="float">
            <text:p>0,184273</text:p>
          </table:table-cell>
          <table:table-cell office:value-type="float" office:value="0.0958731" calcext:value-type="float">
            <text:p>0,0958731</text:p>
          </table:table-cell>
          <table:table-cell office:value-type="float" office:value="0.164336" calcext:value-type="float">
            <text:p>0,164336</text:p>
          </table:table-cell>
          <table:table-cell office:value-type="float" office:value="0.0765901" calcext:value-type="float">
            <text:p>0,0765901</text:p>
          </table:table-cell>
          <table:table-cell office:value-type="float" office:value="0.102867" calcext:value-type="float">
            <text:p>0,102867</text:p>
          </table:table-cell>
          <table:table-cell office:value-type="float" office:value="0.163154" calcext:value-type="float">
            <text:p>0,163154</text:p>
          </table:table-cell>
          <table:table-cell office:value-type="float" office:value="0.13553" calcext:value-type="float">
            <text:p>0,13553</text:p>
          </table:table-cell>
          <table:table-cell office:value-type="float" office:value="0.175572" calcext:value-type="float">
            <text:p>0,175572</text:p>
          </table:table-cell>
          <table:table-cell office:value-type="float" office:value="0.10948" calcext:value-type="float">
            <text:p>0,10948</text:p>
          </table:table-cell>
          <table:table-cell office:value-type="float" office:value="0.193938" calcext:value-type="float">
            <text:p>0,193938</text:p>
          </table:table-cell>
          <table:table-cell office:value-type="float" office:value="0.115585" calcext:value-type="float">
            <text:p>0,115585</text:p>
          </table:table-cell>
          <table:table-cell office:value-type="float" office:value="0.118803" calcext:value-type="float">
            <text:p>0,118803</text:p>
          </table:table-cell>
          <table:table-cell office:value-type="float" office:value="0.0875461" calcext:value-type="float">
            <text:p>0,0875461</text:p>
          </table:table-cell>
          <table:table-cell office:value-type="float" office:value="0.251541" calcext:value-type="float">
            <text:p>0,251541</text:p>
          </table:table-cell>
          <table:table-cell office:value-type="float" office:value="0.107437" calcext:value-type="float">
            <text:p>0,107437</text:p>
          </table:table-cell>
          <table:table-cell office:value-type="float" office:value="0.152643" calcext:value-type="float">
            <text:p>0,152643</text:p>
          </table:table-cell>
          <table:table-cell office:value-type="float" office:value="0.155149" calcext:value-type="float">
            <text:p>0,155149</text:p>
          </table:table-cell>
          <table:table-cell office:value-type="float" office:value="0.10784" calcext:value-type="float">
            <text:p>0,10784</text:p>
          </table:table-cell>
          <table:table-cell office:value-type="float" office:value="0.116793" calcext:value-type="float">
            <text:p>0,116793</text:p>
          </table:table-cell>
          <table:table-cell office:value-type="float" office:value="0.198417" calcext:value-type="float">
            <text:p>0,198417</text:p>
          </table:table-cell>
          <table:table-cell office:value-type="float" office:value="1.53511" calcext:value-type="float">
            <text:p>1,53511</text:p>
          </table:table-cell>
          <table:table-cell office:value-type="float" office:value="1.44384" calcext:value-type="float">
            <text:p>1,44384</text:p>
          </table:table-cell>
          <table:table-cell office:value-type="float" office:value="1.31852" calcext:value-type="float">
            <text:p>1,31852</text:p>
          </table:table-cell>
          <table:table-cell office:value-type="float" office:value="1.59856" calcext:value-type="float">
            <text:p>1,59856</text:p>
          </table:table-cell>
          <table:table-cell office:value-type="float" office:value="0.218071" calcext:value-type="float">
            <text:p>0,218071</text:p>
          </table:table-cell>
          <table:table-cell office:value-type="float" office:value="1.47748" calcext:value-type="float">
            <text:p>1,47748</text:p>
          </table:table-cell>
          <table:table-cell office:value-type="float" office:value="1.44363" calcext:value-type="float">
            <text:p>1,44363</text:p>
          </table:table-cell>
          <table:table-cell office:value-type="float" office:value="0.121442" calcext:value-type="float">
            <text:p>0,121442</text:p>
          </table:table-cell>
          <table:table-cell office:value-type="float" office:value="1.15203" calcext:value-type="float">
            <text:p>1,15203</text:p>
          </table:table-cell>
          <table:table-cell office:value-type="float" office:value="1.10968" calcext:value-type="float">
            <text:p>1,10968</text:p>
          </table:table-cell>
          <table:table-cell office:value-type="float" office:value="1.33968" calcext:value-type="float">
            <text:p>1,33968</text:p>
          </table:table-cell>
          <table:table-cell office:value-type="float" office:value="0.591982" calcext:value-type="float">
            <text:p>0,591982</text:p>
          </table:table-cell>
          <table:table-cell office:value-type="float" office:value="1.42734" calcext:value-type="float">
            <text:p>1,42734</text:p>
          </table:table-cell>
          <table:table-cell office:value-type="float" office:value="1.24026" calcext:value-type="float">
            <text:p>1,24026</text:p>
          </table:table-cell>
          <table:table-cell office:value-type="float" office:value="1.04549" calcext:value-type="float">
            <text:p>1,04549</text:p>
          </table:table-cell>
          <table:table-cell office:value-type="float" office:value="1.88361" calcext:value-type="float">
            <text:p>1,88361</text:p>
          </table:table-cell>
          <table:table-cell office:value-type="float" office:value="0.831677" calcext:value-type="float">
            <text:p>0,831677</text:p>
          </table:table-cell>
          <table:table-cell office:value-type="float" office:value="0.611739" calcext:value-type="float">
            <text:p>0,611739</text:p>
          </table:table-cell>
          <table:table-cell office:value-type="float" office:value="2.09301" calcext:value-type="float">
            <text:p>2,09301</text:p>
          </table:table-cell>
          <table:table-cell office:value-type="float" office:value="2.1055" calcext:value-type="float">
            <text:p>2,1055</text:p>
          </table:table-cell>
          <table:table-cell office:value-type="float" office:value="0.842113" calcext:value-type="float">
            <text:p>0,842113</text:p>
          </table:table-cell>
          <table:table-cell office:value-type="float" office:value="0.849742" calcext:value-type="float">
            <text:p>0,849742</text:p>
          </table:table-cell>
          <table:table-cell office:value-type="float" office:value="0.766124" calcext:value-type="float">
            <text:p>0,766124</text:p>
          </table:table-cell>
          <table:table-cell office:value-type="float" office:value="1.71487" calcext:value-type="float">
            <text:p>1,71487</text:p>
          </table:table-cell>
          <table:table-cell office:value-type="float" office:value="1.55352" calcext:value-type="float">
            <text:p>1,55352</text:p>
          </table:table-cell>
          <table:table-cell office:value-type="float" office:value="1.20826" calcext:value-type="float">
            <text:p>1,20826</text:p>
          </table:table-cell>
          <table:table-cell office:value-type="float" office:value="1.1359" calcext:value-type="float">
            <text:p>1,1359</text:p>
          </table:table-cell>
          <table:table-cell office:value-type="float" office:value="2.36457" calcext:value-type="float">
            <text:p>2,36457</text:p>
          </table:table-cell>
          <table:table-cell office:value-type="float" office:value="0.843945" calcext:value-type="float">
            <text:p>0,843945</text:p>
          </table:table-cell>
          <table:table-cell office:value-type="float" office:value="0.151069" calcext:value-type="float">
            <text:p>0,151069</text:p>
          </table:table-cell>
          <table:table-cell office:value-type="float" office:value="0.194949" calcext:value-type="float">
            <text:p>0,194949</text:p>
          </table:table-cell>
          <table:table-cell office:value-type="float" office:value="0.229936" calcext:value-type="float">
            <text:p>0,229936</text:p>
          </table:table-cell>
          <table:table-cell office:value-type="float" office:value="0.0805509" calcext:value-type="float">
            <text:p>0,0805509</text:p>
          </table:table-cell>
          <table:table-cell office:value-type="float" office:value="0.228383" calcext:value-type="float">
            <text:p>0,228383</text:p>
          </table:table-cell>
          <table:table-cell office:value-type="float" office:value="0.0956938" calcext:value-type="float">
            <text:p>0,0956938</text:p>
          </table:table-cell>
          <table:table-cell office:value-type="float" office:value="0.431895" calcext:value-type="float">
            <text:p>0,431895</text:p>
          </table:table-cell>
          <table:table-cell office:value-type="float" office:value="0.145113" calcext:value-type="float">
            <text:p>0,145113</text:p>
          </table:table-cell>
          <table:table-cell office:value-type="float" office:value="0.195014" calcext:value-type="float">
            <text:p>0,195014</text:p>
          </table:table-cell>
          <table:table-cell office:value-type="float" office:value="1.20252" calcext:value-type="float">
            <text:p>1,20252</text:p>
          </table:table-cell>
          <table:table-cell office:value-type="float" office:value="0.60321" calcext:value-type="float">
            <text:p>0,60321</text:p>
          </table:table-cell>
          <table:table-cell table:number-columns-repeated="4"/>
          <table:table-cell table:formula="of:=MIN([.A187:.BL187])" office:value-type="float" office:value="0.0765901" calcext:value-type="float">
            <text:p>0,0765901</text:p>
          </table:table-cell>
          <table:table-cell table:formula="of:=MAX([.A187:.BL187])" office:value-type="float" office:value="2.36457" calcext:value-type="float">
            <text:p>2,36457</text:p>
          </table:table-cell>
          <table:table-cell table:number-columns-repeated="7"/>
        </table:table-row>
        <table:table-row table:style-name="ro2">
          <table:table-cell office:value-type="float" office:value="0.154793" calcext:value-type="float">
            <text:p>0,154793</text:p>
          </table:table-cell>
          <table:table-cell office:value-type="float" office:value="0.100523" calcext:value-type="float">
            <text:p>0,100523</text:p>
          </table:table-cell>
          <table:table-cell office:value-type="float" office:value="0.101464" calcext:value-type="float">
            <text:p>0,101464</text:p>
          </table:table-cell>
          <table:table-cell office:value-type="float" office:value="0.415548" calcext:value-type="float">
            <text:p>0,415548</text:p>
          </table:table-cell>
          <table:table-cell office:value-type="float" office:value="0.426545" calcext:value-type="float">
            <text:p>0,426545</text:p>
          </table:table-cell>
          <table:table-cell office:value-type="float" office:value="0.125562" calcext:value-type="float">
            <text:p>0,125562</text:p>
          </table:table-cell>
          <table:table-cell office:value-type="float" office:value="0.0863359" calcext:value-type="float">
            <text:p>0,0863359</text:p>
          </table:table-cell>
          <table:table-cell office:value-type="float" office:value="0.0872939" calcext:value-type="float">
            <text:p>0,0872939</text:p>
          </table:table-cell>
          <table:table-cell office:value-type="float" office:value="0.281784" calcext:value-type="float">
            <text:p>0,281784</text:p>
          </table:table-cell>
          <table:table-cell office:value-type="float" office:value="0.398172" calcext:value-type="float">
            <text:p>0,398172</text:p>
          </table:table-cell>
          <table:table-cell office:value-type="float" office:value="0.537783" calcext:value-type="float">
            <text:p>0,537783</text:p>
          </table:table-cell>
          <table:table-cell office:value-type="float" office:value="0.444433" calcext:value-type="float">
            <text:p>0,444433</text:p>
          </table:table-cell>
          <table:table-cell office:value-type="float" office:value="0.396686" calcext:value-type="float">
            <text:p>0,396686</text:p>
          </table:table-cell>
          <table:table-cell office:value-type="float" office:value="0.216643" calcext:value-type="float">
            <text:p>0,216643</text:p>
          </table:table-cell>
          <table:table-cell office:value-type="float" office:value="0.394883" calcext:value-type="float">
            <text:p>0,394883</text:p>
          </table:table-cell>
          <table:table-cell office:value-type="float" office:value="0.105445" calcext:value-type="float">
            <text:p>0,105445</text:p>
          </table:table-cell>
          <table:table-cell office:value-type="float" office:value="0.317246" calcext:value-type="float">
            <text:p>0,317246</text:p>
          </table:table-cell>
          <table:table-cell office:value-type="float" office:value="0.178681" calcext:value-type="float">
            <text:p>0,178681</text:p>
          </table:table-cell>
          <table:table-cell office:value-type="float" office:value="0.561586" calcext:value-type="float">
            <text:p>0,561586</text:p>
          </table:table-cell>
          <table:table-cell office:value-type="float" office:value="0.538278" calcext:value-type="float">
            <text:p>0,538278</text:p>
          </table:table-cell>
          <table:table-cell office:value-type="float" office:value="1.63478" calcext:value-type="float">
            <text:p>1,63478</text:p>
          </table:table-cell>
          <table:table-cell office:value-type="float" office:value="1.55728" calcext:value-type="float">
            <text:p>1,55728</text:p>
          </table:table-cell>
          <table:table-cell office:value-type="float" office:value="1.49823" calcext:value-type="float">
            <text:p>1,49823</text:p>
          </table:table-cell>
          <table:table-cell office:value-type="float" office:value="1.45009" calcext:value-type="float">
            <text:p>1,45009</text:p>
          </table:table-cell>
          <table:table-cell office:value-type="float" office:value="1.22055" calcext:value-type="float">
            <text:p>1,22055</text:p>
          </table:table-cell>
          <table:table-cell office:value-type="float" office:value="1.18446" calcext:value-type="float">
            <text:p>1,18446</text:p>
          </table:table-cell>
          <table:table-cell office:value-type="float" office:value="1.1608" calcext:value-type="float">
            <text:p>1,1608</text:p>
          </table:table-cell>
          <table:table-cell office:value-type="float" office:value="1.0966" calcext:value-type="float">
            <text:p>1,0966</text:p>
          </table:table-cell>
          <table:table-cell office:value-type="float" office:value="0.900248" calcext:value-type="float">
            <text:p>0,900248</text:p>
          </table:table-cell>
          <table:table-cell office:value-type="float" office:value="1.76492" calcext:value-type="float">
            <text:p>1,76492</text:p>
          </table:table-cell>
          <table:table-cell office:value-type="float" office:value="1.72177" calcext:value-type="float">
            <text:p>1,72177</text:p>
          </table:table-cell>
          <table:table-cell office:value-type="float" office:value="1.65925" calcext:value-type="float">
            <text:p>1,65925</text:p>
          </table:table-cell>
          <table:table-cell office:value-type="float" office:value="0.660887" calcext:value-type="float">
            <text:p>0,660887</text:p>
          </table:table-cell>
          <table:table-cell office:value-type="float" office:value="1.53493" calcext:value-type="float">
            <text:p>1,53493</text:p>
          </table:table-cell>
          <table:table-cell office:value-type="float" office:value="1.46948" calcext:value-type="float">
            <text:p>1,46948</text:p>
          </table:table-cell>
          <table:table-cell office:value-type="float" office:value="1.07871" calcext:value-type="float">
            <text:p>1,07871</text:p>
          </table:table-cell>
          <table:table-cell office:value-type="float" office:value="1.30252" calcext:value-type="float">
            <text:p>1,30252</text:p>
          </table:table-cell>
          <table:table-cell office:value-type="float" office:value="1.20692" calcext:value-type="float">
            <text:p>1,20692</text:p>
          </table:table-cell>
          <table:table-cell office:value-type="float" office:value="1.12178" calcext:value-type="float">
            <text:p>1,12178</text:p>
          </table:table-cell>
          <table:table-cell office:value-type="float" office:value="0.670493" calcext:value-type="float">
            <text:p>0,670493</text:p>
          </table:table-cell>
          <table:table-cell office:value-type="float" office:value="1.03227" calcext:value-type="float">
            <text:p>1,03227</text:p>
          </table:table-cell>
          <table:table-cell office:value-type="float" office:value="1.42987" calcext:value-type="float">
            <text:p>1,42987</text:p>
          </table:table-cell>
          <table:table-cell office:value-type="float" office:value="0.833373" calcext:value-type="float">
            <text:p>0,833373</text:p>
          </table:table-cell>
          <table:table-cell office:value-type="float" office:value="2.10191" calcext:value-type="float">
            <text:p>2,10191</text:p>
          </table:table-cell>
          <table:table-cell office:value-type="float" office:value="0.799471" calcext:value-type="float">
            <text:p>0,799471</text:p>
          </table:table-cell>
          <table:table-cell office:value-type="float" office:value="0.73909" calcext:value-type="float">
            <text:p>0,73909</text:p>
          </table:table-cell>
          <table:table-cell office:value-type="float" office:value="0.665556" calcext:value-type="float">
            <text:p>0,665556</text:p>
          </table:table-cell>
          <table:table-cell office:value-type="float" office:value="0.58124" calcext:value-type="float">
            <text:p>0,58124</text:p>
          </table:table-cell>
          <table:table-cell office:value-type="float" office:value="0.634162" calcext:value-type="float">
            <text:p>0,634162</text:p>
          </table:table-cell>
          <table:table-cell office:value-type="float" office:value="0.505114" calcext:value-type="float">
            <text:p>0,505114</text:p>
          </table:table-cell>
          <table:table-cell office:value-type="float" office:value="0.56101" calcext:value-type="float">
            <text:p>0,56101</text:p>
          </table:table-cell>
          <table:table-cell office:value-type="float" office:value="0.738994" calcext:value-type="float">
            <text:p>0,738994</text:p>
          </table:table-cell>
          <table:table-cell office:value-type="float" office:value="1.97552" calcext:value-type="float">
            <text:p>1,97552</text:p>
          </table:table-cell>
          <table:table-cell office:value-type="float" office:value="1.7571" calcext:value-type="float">
            <text:p>1,7571</text:p>
          </table:table-cell>
          <table:table-cell office:value-type="float" office:value="0.097347" calcext:value-type="float">
            <text:p>0,097347</text:p>
          </table:table-cell>
          <table:table-cell office:value-type="float" office:value="0.209504" calcext:value-type="float">
            <text:p>0,209504</text:p>
          </table:table-cell>
          <table:table-cell office:value-type="float" office:value="0.18236" calcext:value-type="float">
            <text:p>0,18236</text:p>
          </table:table-cell>
          <table:table-cell office:value-type="float" office:value="0.111195" calcext:value-type="float">
            <text:p>0,111195</text:p>
          </table:table-cell>
          <table:table-cell office:value-type="float" office:value="0.0868559" calcext:value-type="float">
            <text:p>0,0868559</text:p>
          </table:table-cell>
          <table:table-cell office:value-type="float" office:value="1.40125" calcext:value-type="float">
            <text:p>1,40125</text:p>
          </table:table-cell>
          <table:table-cell office:value-type="float" office:value="0.722248" calcext:value-type="float">
            <text:p>0,722248</text:p>
          </table:table-cell>
          <table:table-cell office:value-type="float" office:value="0.332831" calcext:value-type="float">
            <text:p>0,332831</text:p>
          </table:table-cell>
          <table:table-cell office:value-type="float" office:value="0.0684829" calcext:value-type="float">
            <text:p>0,0684829</text:p>
          </table:table-cell>
          <table:table-cell office:value-type="float" office:value="0.0586591" calcext:value-type="float">
            <text:p>0,0586591</text:p>
          </table:table-cell>
          <table:table-cell table:number-columns-repeated="4"/>
          <table:table-cell table:formula="of:=MIN([.A188:.BL188])" office:value-type="float" office:value="0.0586591" calcext:value-type="float">
            <text:p>0,0586591</text:p>
          </table:table-cell>
          <table:table-cell table:formula="of:=MAX([.A188:.BL188])" office:value-type="float" office:value="2.10191" calcext:value-type="float">
            <text:p>2,10191</text:p>
          </table:table-cell>
          <table:table-cell table:number-columns-repeated="7"/>
        </table:table-row>
        <table:table-row table:style-name="ro2">
          <table:table-cell office:value-type="float" office:value="0.147511" calcext:value-type="float">
            <text:p>0,147511</text:p>
          </table:table-cell>
          <table:table-cell office:value-type="float" office:value="0.226002" calcext:value-type="float">
            <text:p>0,226002</text:p>
          </table:table-cell>
          <table:table-cell office:value-type="float" office:value="0.0949149" calcext:value-type="float">
            <text:p>0,0949149</text:p>
          </table:table-cell>
          <table:table-cell office:value-type="float" office:value="0.40117" calcext:value-type="float">
            <text:p>0,40117</text:p>
          </table:table-cell>
          <table:table-cell office:value-type="float" office:value="0.432052" calcext:value-type="float">
            <text:p>0,432052</text:p>
          </table:table-cell>
          <table:table-cell office:value-type="float" office:value="0.395468" calcext:value-type="float">
            <text:p>0,395468</text:p>
          </table:table-cell>
          <table:table-cell office:value-type="float" office:value="0.122119" calcext:value-type="float">
            <text:p>0,122119</text:p>
          </table:table-cell>
          <table:table-cell office:value-type="float" office:value="0.17876" calcext:value-type="float">
            <text:p>0,17876</text:p>
          </table:table-cell>
          <table:table-cell office:value-type="float" office:value="0.419949" calcext:value-type="float">
            <text:p>0,419949</text:p>
          </table:table-cell>
          <table:table-cell office:value-type="float" office:value="0.232705" calcext:value-type="float">
            <text:p>0,232705</text:p>
          </table:table-cell>
          <table:table-cell office:value-type="float" office:value="0.130383" calcext:value-type="float">
            <text:p>0,130383</text:p>
          </table:table-cell>
          <table:table-cell office:value-type="float" office:value="0.0941629" calcext:value-type="float">
            <text:p>0,0941629</text:p>
          </table:table-cell>
          <table:table-cell office:value-type="float" office:value="0.097255" calcext:value-type="float">
            <text:p>0,097255</text:p>
          </table:table-cell>
          <table:table-cell office:value-type="float" office:value="0.0841012" calcext:value-type="float">
            <text:p>0,0841012</text:p>
          </table:table-cell>
          <table:table-cell office:value-type="float" office:value="0.0779891" calcext:value-type="float">
            <text:p>0,0779891</text:p>
          </table:table-cell>
          <table:table-cell office:value-type="float" office:value="0.184594" calcext:value-type="float">
            <text:p>0,184594</text:p>
          </table:table-cell>
          <table:table-cell office:value-type="float" office:value="0.326564" calcext:value-type="float">
            <text:p>0,326564</text:p>
          </table:table-cell>
          <table:table-cell office:value-type="float" office:value="0.183207" calcext:value-type="float">
            <text:p>0,183207</text:p>
          </table:table-cell>
          <table:table-cell office:value-type="float" office:value="0.190866" calcext:value-type="float">
            <text:p>0,190866</text:p>
          </table:table-cell>
          <table:table-cell office:value-type="float" office:value="0.215194" calcext:value-type="float">
            <text:p>0,215194</text:p>
          </table:table-cell>
          <table:table-cell office:value-type="float" office:value="0.468441" calcext:value-type="float">
            <text:p>0,468441</text:p>
          </table:table-cell>
          <table:table-cell office:value-type="float" office:value="1.14491" calcext:value-type="float">
            <text:p>1,14491</text:p>
          </table:table-cell>
          <table:table-cell office:value-type="float" office:value="0.169035" calcext:value-type="float">
            <text:p>0,169035</text:p>
          </table:table-cell>
          <table:table-cell office:value-type="float" office:value="0.0821571" calcext:value-type="float">
            <text:p>0,0821571</text:p>
          </table:table-cell>
          <table:table-cell office:value-type="float" office:value="0.080755" calcext:value-type="float">
            <text:p>0,080755</text:p>
          </table:table-cell>
          <table:table-cell office:value-type="float" office:value="0.0754452" calcext:value-type="float">
            <text:p>0,0754452</text:p>
          </table:table-cell>
          <table:table-cell office:value-type="float" office:value="0.105805" calcext:value-type="float">
            <text:p>0,105805</text:p>
          </table:table-cell>
          <table:table-cell office:value-type="float" office:value="0.107646" calcext:value-type="float">
            <text:p>0,107646</text:p>
          </table:table-cell>
          <table:table-cell office:value-type="float" office:value="1.11473" calcext:value-type="float">
            <text:p>1,11473</text:p>
          </table:table-cell>
          <table:table-cell office:value-type="float" office:value="0.110093" calcext:value-type="float">
            <text:p>0,110093</text:p>
          </table:table-cell>
          <table:table-cell office:value-type="float" office:value="0.110326" calcext:value-type="float">
            <text:p>0,110326</text:p>
          </table:table-cell>
          <table:table-cell office:value-type="float" office:value="1.30257" calcext:value-type="float">
            <text:p>1,30257</text:p>
          </table:table-cell>
          <table:table-cell office:value-type="float" office:value="1.25153" calcext:value-type="float">
            <text:p>1,25153</text:p>
          </table:table-cell>
          <table:table-cell office:value-type="float" office:value="1.5525" calcext:value-type="float">
            <text:p>1,5525</text:p>
          </table:table-cell>
          <table:table-cell office:value-type="float" office:value="0.974246" calcext:value-type="float">
            <text:p>0,974246</text:p>
          </table:table-cell>
          <table:table-cell office:value-type="float" office:value="0.152409" calcext:value-type="float">
            <text:p>0,152409</text:p>
          </table:table-cell>
          <table:table-cell office:value-type="float" office:value="1.32284" calcext:value-type="float">
            <text:p>1,32284</text:p>
          </table:table-cell>
          <table:table-cell office:value-type="float" office:value="1.85293" calcext:value-type="float">
            <text:p>1,85293</text:p>
          </table:table-cell>
          <table:table-cell office:value-type="float" office:value="0.106153" calcext:value-type="float">
            <text:p>0,106153</text:p>
          </table:table-cell>
          <table:table-cell office:value-type="float" office:value="0.503183" calcext:value-type="float">
            <text:p>0,503183</text:p>
          </table:table-cell>
          <table:table-cell office:value-type="float" office:value="1.34267" calcext:value-type="float">
            <text:p>1,34267</text:p>
          </table:table-cell>
          <table:table-cell office:value-type="float" office:value="1.25613" calcext:value-type="float">
            <text:p>1,25613</text:p>
          </table:table-cell>
          <table:table-cell office:value-type="float" office:value="1.26762" calcext:value-type="float">
            <text:p>1,26762</text:p>
          </table:table-cell>
          <table:table-cell office:value-type="float" office:value="0.490785" calcext:value-type="float">
            <text:p>0,490785</text:p>
          </table:table-cell>
          <table:table-cell office:value-type="float" office:value="0.522221" calcext:value-type="float">
            <text:p>0,522221</text:p>
          </table:table-cell>
          <table:table-cell office:value-type="float" office:value="1.99956" calcext:value-type="float">
            <text:p>1,99956</text:p>
          </table:table-cell>
          <table:table-cell office:value-type="float" office:value="1.63138" calcext:value-type="float">
            <text:p>1,63138</text:p>
          </table:table-cell>
          <table:table-cell office:value-type="float" office:value="0.463764" calcext:value-type="float">
            <text:p>0,463764</text:p>
          </table:table-cell>
          <table:table-cell office:value-type="float" office:value="1.57277" calcext:value-type="float">
            <text:p>1,57277</text:p>
          </table:table-cell>
          <table:table-cell office:value-type="float" office:value="0.860596" calcext:value-type="float">
            <text:p>0,860596</text:p>
          </table:table-cell>
          <table:table-cell office:value-type="float" office:value="0.789355" calcext:value-type="float">
            <text:p>0,789355</text:p>
          </table:table-cell>
          <table:table-cell office:value-type="float" office:value="1.59077" calcext:value-type="float">
            <text:p>1,59077</text:p>
          </table:table-cell>
          <table:table-cell office:value-type="float" office:value="1.88984" calcext:value-type="float">
            <text:p>1,88984</text:p>
          </table:table-cell>
          <table:table-cell office:value-type="float" office:value="1.18687" calcext:value-type="float">
            <text:p>1,18687</text:p>
          </table:table-cell>
          <table:table-cell office:value-type="float" office:value="1.00218" calcext:value-type="float">
            <text:p>1,00218</text:p>
          </table:table-cell>
          <table:table-cell office:value-type="float" office:value="1.99705" calcext:value-type="float">
            <text:p>1,99705</text:p>
          </table:table-cell>
          <table:table-cell office:value-type="float" office:value="1.7707" calcext:value-type="float">
            <text:p>1,7707</text:p>
          </table:table-cell>
          <table:table-cell office:value-type="float" office:value="1.67405" calcext:value-type="float">
            <text:p>1,67405</text:p>
          </table:table-cell>
          <table:table-cell office:value-type="float" office:value="1.24339" calcext:value-type="float">
            <text:p>1,24339</text:p>
          </table:table-cell>
          <table:table-cell office:value-type="float" office:value="1.23428" calcext:value-type="float">
            <text:p>1,23428</text:p>
          </table:table-cell>
          <table:table-cell office:value-type="float" office:value="1.22728" calcext:value-type="float">
            <text:p>1,22728</text:p>
          </table:table-cell>
          <table:table-cell office:value-type="float" office:value="0.653522" calcext:value-type="float">
            <text:p>0,653522</text:p>
          </table:table-cell>
          <table:table-cell office:value-type="float" office:value="1.87759" calcext:value-type="float">
            <text:p>1,87759</text:p>
          </table:table-cell>
          <table:table-cell office:value-type="float" office:value="1.59323" calcext:value-type="float">
            <text:p>1,59323</text:p>
          </table:table-cell>
          <table:table-cell table:number-columns-repeated="4"/>
          <table:table-cell table:formula="of:=MIN([.A189:.BL189])" office:value-type="float" office:value="0.0754452" calcext:value-type="float">
            <text:p>0,0754452</text:p>
          </table:table-cell>
          <table:table-cell table:formula="of:=MAX([.A189:.BL189])" office:value-type="float" office:value="1.99956" calcext:value-type="float">
            <text:p>1,99956</text:p>
          </table:table-cell>
          <table:table-cell table:number-columns-repeated="2"/>
          <table:table-cell office:value-type="string" calcext:value-type="string">
            <text:p>Socket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261999" calcext:value-type="float">
            <text:p>2,261999</text:p>
          </table:table-cell>
          <table:table-cell table:formula="of:=AVERAGE([.BR2:.BR21])" office:value-type="float" office:value="2.261999" calcext:value-type="float">
            <text:p>2,261999</text:p>
          </table:table-cell>
          <table:table-cell table:formula="of:=STDEV([.BQ2:.BQ21])/2" office:value-type="float" office:value="0.117130069399926" calcext:value-type="float">
            <text:p>0,1171300694</text:p>
          </table:table-cell>
          <table:table-cell table:formula="of:=STDEV([.BR2:.BR21])/2" office:value-type="float" office:value="0.117130069399926" calcext:value-type="float">
            <text:p>0,1171300694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1679405" calcext:value-type="float">
            <text:p>2,1679405</text:p>
          </table:table-cell>
          <table:table-cell table:formula="of:=AVERAGE([.BR23:.BR42])" office:value-type="float" office:value="2.44223" calcext:value-type="float">
            <text:p>2,44223</text:p>
          </table:table-cell>
          <table:table-cell table:formula="of:=STDEV([.BQ23:.BQ42])/2" office:value-type="float" office:value="0.270197507796928" calcext:value-type="float">
            <text:p>0,2701975078</text:p>
          </table:table-cell>
          <table:table-cell table:formula="of:=STDEV([.BR23:.BR42])/2" office:value-type="float" office:value="0.369838148743189" calcext:value-type="float">
            <text:p>0,3698381487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9925649" calcext:value-type="float">
            <text:p>0,9925649</text:p>
          </table:table-cell>
          <table:table-cell table:formula="of:=AVERAGE([.BR44:.BR63])" office:value-type="float" office:value="2.003695" calcext:value-type="float">
            <text:p>2,003695</text:p>
          </table:table-cell>
          <table:table-cell table:formula="of:=STDEV([.BQ44:.BQ63])/2" office:value-type="float" office:value="0.254595600483441" calcext:value-type="float">
            <text:p>0,2545956005</text:p>
          </table:table-cell>
          <table:table-cell table:formula="of:=STDEV([.BR44:.BR63])/2" office:value-type="float" office:value="0.162002712115862" calcext:value-type="float">
            <text:p>0,1620027121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60088615" calcext:value-type="float">
            <text:p>0,60088615</text:p>
          </table:table-cell>
          <table:table-cell table:formula="of:=AVERAGE([.BR65:.BR84])" office:value-type="float" office:value="1.5483345" calcext:value-type="float">
            <text:p>1,5483345</text:p>
          </table:table-cell>
          <table:table-cell table:formula="of:=STDEV([.BQ65:.BQ84])/2" office:value-type="float" office:value="0.123366033899794" calcext:value-type="float">
            <text:p>0,1233660339</text:p>
          </table:table-cell>
          <table:table-cell table:formula="of:=STDEV([.BR65:.BR84])/2" office:value-type="float" office:value="0.182945301355602" calcext:value-type="float">
            <text:p>0,1829453014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8460785" calcext:value-type="float">
            <text:p>0,28460785</text:p>
          </table:table-cell>
          <table:table-cell table:formula="of:=AVERAGE([.BR86:.BR105])" office:value-type="float" office:value="1.66098" calcext:value-type="float">
            <text:p>1,66098</text:p>
          </table:table-cell>
          <table:table-cell table:formula="of:=STDEV([.BQ86:.BQ105])/2" office:value-type="float" office:value="0.0442224373546527" calcext:value-type="float">
            <text:p>0,0442224374</text:p>
          </table:table-cell>
          <table:table-cell table:formula="of:=STDEV([.BR86:.BR105])/2" office:value-type="float" office:value="0.139135317804382" calcext:value-type="float">
            <text:p>0,1391353178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212692145" calcext:value-type="float">
            <text:p>0,212692145</text:p>
          </table:table-cell>
          <table:table-cell table:formula="of:=AVERAGE([.BR107:.BR126])" office:value-type="float" office:value="1.686431" calcext:value-type="float">
            <text:p>1,686431</text:p>
          </table:table-cell>
          <table:table-cell table:formula="of:=STDEV([.BQ107:.BQ126])/2" office:value-type="float" office:value="0.0393732458369809" calcext:value-type="float">
            <text:p>0,0393732458</text:p>
          </table:table-cell>
          <table:table-cell table:formula="of:=STDEV([.BR107:.BR126])/2" office:value-type="float" office:value="0.189356999515535" calcext:value-type="float">
            <text:p>0,1893569995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5165146" calcext:value-type="float">
            <text:p>0,15165146</text:p>
          </table:table-cell>
          <table:table-cell table:formula="of:=AVERAGE([.BR128:.BR147])" office:value-type="float" office:value="1.769815" calcext:value-type="float">
            <text:p>1,769815</text:p>
          </table:table-cell>
          <table:table-cell table:formula="of:=STDEV([.BQ128:.BQ147])/2" office:value-type="float" office:value="0.028778568345172" calcext:value-type="float">
            <text:p>0,0287785683</text:p>
          </table:table-cell>
          <table:table-cell table:formula="of:=STDEV([.BR128:.BR147])/2" office:value-type="float" office:value="0.158616152612957" calcext:value-type="float">
            <text:p>0,1586161526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88198895" calcext:value-type="float">
            <text:p>0,088198895</text:p>
          </table:table-cell>
          <table:table-cell table:formula="of:=AVERAGE([.BR149:.BR168])" office:value-type="float" office:value="2.006728" calcext:value-type="float">
            <text:p>2,006728</text:p>
          </table:table-cell>
          <table:table-cell table:formula="of:=STDEV([.BQ149:.BQ168])/2" office:value-type="float" office:value="0.0136024085190384" calcext:value-type="float">
            <text:p>0,0136024085</text:p>
          </table:table-cell>
          <table:table-cell table:formula="of:=STDEV([.BR149:.BR168])/2" office:value-type="float" office:value="0.172887433826936" calcext:value-type="float">
            <text:p>0,1728874338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237467" calcext:value-type="float">
            <text:p>0,06237467</text:p>
          </table:table-cell>
          <table:table-cell table:formula="of:=AVERAGE([.BR170:.BR189])" office:value-type="float" office:value="2.2606265" calcext:value-type="float">
            <text:p>2,2606265</text:p>
          </table:table-cell>
          <table:table-cell table:formula="of:=STDEV([.BQ170:.BQ189])/2" office:value-type="float" office:value="0.00850342965311954" calcext:value-type="float">
            <text:p>0,0085034297</text:p>
          </table:table-cell>
          <table:table-cell table:formula="of:=STDEV([.BR170:.BR189])/2" office:value-type="float" office:value="0.168445666269377" calcext:value-type="float">
            <text:p>0,1684456663</text:p>
          </table:table-cell>
        </table:table-row>
      </table:table>
      <table:table table:name="8 Thread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41616" calcext:value-type="float">
            <text:p>2,41616</text:p>
          </table:table-cell>
          <table:table-cell table:number-columns-repeated="67"/>
          <table:table-cell table:formula="of:=MIN([.A2:.BL2])" office:value-type="float" office:value="2.41616" calcext:value-type="float">
            <text:p>2,41616</text:p>
          </table:table-cell>
          <table:table-cell table:formula="of:=MAX([.A2:.BL2])" office:value-type="float" office:value="2.41616" calcext:value-type="float">
            <text:p>2,41616</text:p>
          </table:table-cell>
          <table:table-cell table:number-columns-repeated="7"/>
        </table:table-row>
        <table:table-row table:style-name="ro2">
          <table:table-cell office:value-type="float" office:value="2.41479" calcext:value-type="float">
            <text:p>2,41479</text:p>
          </table:table-cell>
          <table:table-cell table:number-columns-repeated="67"/>
          <table:table-cell table:formula="of:=MIN([.A3:.BL3])" office:value-type="float" office:value="2.41479" calcext:value-type="float">
            <text:p>2,41479</text:p>
          </table:table-cell>
          <table:table-cell table:formula="of:=MAX([.A3:.BL3])" office:value-type="float" office:value="2.41479" calcext:value-type="float">
            <text:p>2,41479</text:p>
          </table:table-cell>
          <table:table-cell table:number-columns-repeated="7"/>
        </table:table-row>
        <table:table-row table:style-name="ro2">
          <table:table-cell office:value-type="float" office:value="2.41626" calcext:value-type="float">
            <text:p>2,41626</text:p>
          </table:table-cell>
          <table:table-cell table:number-columns-repeated="67"/>
          <table:table-cell table:formula="of:=MIN([.A4:.BL4])" office:value-type="float" office:value="2.41626" calcext:value-type="float">
            <text:p>2,41626</text:p>
          </table:table-cell>
          <table:table-cell table:formula="of:=MAX([.A4:.BL4])" office:value-type="float" office:value="2.41626" calcext:value-type="float">
            <text:p>2,41626</text:p>
          </table:table-cell>
          <table:table-cell table:number-columns-repeated="7"/>
        </table:table-row>
        <table:table-row table:style-name="ro2">
          <table:table-cell office:value-type="float" office:value="1.89461" calcext:value-type="float">
            <text:p>1,89461</text:p>
          </table:table-cell>
          <table:table-cell table:number-columns-repeated="67"/>
          <table:table-cell table:formula="of:=MIN([.A5:.BL5])" office:value-type="float" office:value="1.89461" calcext:value-type="float">
            <text:p>1,89461</text:p>
          </table:table-cell>
          <table:table-cell table:formula="of:=MAX([.A5:.BL5])" office:value-type="float" office:value="1.89461" calcext:value-type="float">
            <text:p>1,89461</text:p>
          </table:table-cell>
          <table:table-cell table:number-columns-repeated="7"/>
        </table:table-row>
        <table:table-row table:style-name="ro2">
          <table:table-cell office:value-type="float" office:value="2.40736" calcext:value-type="float">
            <text:p>2,40736</text:p>
          </table:table-cell>
          <table:table-cell table:number-columns-repeated="67"/>
          <table:table-cell table:formula="of:=MIN([.A6:.BL6])" office:value-type="float" office:value="2.40736" calcext:value-type="float">
            <text:p>2,40736</text:p>
          </table:table-cell>
          <table:table-cell table:formula="of:=MAX([.A6:.BL6])" office:value-type="float" office:value="2.40736" calcext:value-type="float">
            <text:p>2,40736</text:p>
          </table:table-cell>
          <table:table-cell table:number-columns-repeated="7"/>
        </table:table-row>
        <table:table-row table:style-name="ro2">
          <table:table-cell office:value-type="float" office:value="2.41755" calcext:value-type="float">
            <text:p>2,41755</text:p>
          </table:table-cell>
          <table:table-cell table:number-columns-repeated="67"/>
          <table:table-cell table:formula="of:=MIN([.A7:.BL7])" office:value-type="float" office:value="2.41755" calcext:value-type="float">
            <text:p>2,41755</text:p>
          </table:table-cell>
          <table:table-cell table:formula="of:=MAX([.A7:.BL7])" office:value-type="float" office:value="2.41755" calcext:value-type="float">
            <text:p>2,41755</text:p>
          </table:table-cell>
          <table:table-cell table:number-columns-repeated="7"/>
        </table:table-row>
        <table:table-row table:style-name="ro2">
          <table:table-cell office:value-type="float" office:value="2.41939" calcext:value-type="float">
            <text:p>2,41939</text:p>
          </table:table-cell>
          <table:table-cell table:number-columns-repeated="67"/>
          <table:table-cell table:formula="of:=MIN([.A8:.BL8])" office:value-type="float" office:value="2.41939" calcext:value-type="float">
            <text:p>2,41939</text:p>
          </table:table-cell>
          <table:table-cell table:formula="of:=MAX([.A8:.BL8])" office:value-type="float" office:value="2.41939" calcext:value-type="float">
            <text:p>2,41939</text:p>
          </table:table-cell>
          <table:table-cell table:number-columns-repeated="7"/>
        </table:table-row>
        <table:table-row table:style-name="ro2">
          <table:table-cell office:value-type="float" office:value="2.42702" calcext:value-type="float">
            <text:p>2,42702</text:p>
          </table:table-cell>
          <table:table-cell table:number-columns-repeated="67"/>
          <table:table-cell table:formula="of:=MIN([.A9:.BL9])" office:value-type="float" office:value="2.42702" calcext:value-type="float">
            <text:p>2,42702</text:p>
          </table:table-cell>
          <table:table-cell table:formula="of:=MAX([.A9:.BL9])" office:value-type="float" office:value="2.42702" calcext:value-type="float">
            <text:p>2,42702</text:p>
          </table:table-cell>
          <table:table-cell table:number-columns-repeated="7"/>
        </table:table-row>
        <table:table-row table:style-name="ro2">
          <table:table-cell office:value-type="float" office:value="2.44469" calcext:value-type="float">
            <text:p>2,44469</text:p>
          </table:table-cell>
          <table:table-cell table:number-columns-repeated="67"/>
          <table:table-cell table:formula="of:=MIN([.A10:.BL10])" office:value-type="float" office:value="2.44469" calcext:value-type="float">
            <text:p>2,44469</text:p>
          </table:table-cell>
          <table:table-cell table:formula="of:=MAX([.A10:.BL10])" office:value-type="float" office:value="2.44469" calcext:value-type="float">
            <text:p>2,44469</text:p>
          </table:table-cell>
          <table:table-cell table:number-columns-repeated="7"/>
        </table:table-row>
        <table:table-row table:style-name="ro2">
          <table:table-cell office:value-type="float" office:value="2.06046" calcext:value-type="float">
            <text:p>2,06046</text:p>
          </table:table-cell>
          <table:table-cell table:number-columns-repeated="67"/>
          <table:table-cell table:formula="of:=MIN([.A11:.BL11])" office:value-type="float" office:value="2.06046" calcext:value-type="float">
            <text:p>2,06046</text:p>
          </table:table-cell>
          <table:table-cell table:formula="of:=MAX([.A11:.BL11])" office:value-type="float" office:value="2.06046" calcext:value-type="float">
            <text:p>2,06046</text:p>
          </table:table-cell>
          <table:table-cell table:number-columns-repeated="7"/>
        </table:table-row>
        <table:table-row table:style-name="ro2">
          <table:table-cell office:value-type="float" office:value="2.43643" calcext:value-type="float">
            <text:p>2,43643</text:p>
          </table:table-cell>
          <table:table-cell table:number-columns-repeated="67"/>
          <table:table-cell table:formula="of:=MIN([.A12:.BL12])" office:value-type="float" office:value="2.43643" calcext:value-type="float">
            <text:p>2,43643</text:p>
          </table:table-cell>
          <table:table-cell table:formula="of:=MAX([.A12:.BL12])" office:value-type="float" office:value="2.43643" calcext:value-type="float">
            <text:p>2,43643</text:p>
          </table:table-cell>
          <table:table-cell table:number-columns-repeated="7"/>
        </table:table-row>
        <table:table-row table:style-name="ro2">
          <table:table-cell office:value-type="float" office:value="2.09771" calcext:value-type="float">
            <text:p>2,09771</text:p>
          </table:table-cell>
          <table:table-cell table:number-columns-repeated="67"/>
          <table:table-cell table:formula="of:=MIN([.A13:.BL13])" office:value-type="float" office:value="2.09771" calcext:value-type="float">
            <text:p>2,09771</text:p>
          </table:table-cell>
          <table:table-cell table:formula="of:=MAX([.A13:.BL13])" office:value-type="float" office:value="2.09771" calcext:value-type="float">
            <text:p>2,09771</text:p>
          </table:table-cell>
          <table:table-cell table:number-columns-repeated="7"/>
        </table:table-row>
        <table:table-row table:style-name="ro2">
          <table:table-cell office:value-type="float" office:value="2.46502" calcext:value-type="float">
            <text:p>2,46502</text:p>
          </table:table-cell>
          <table:table-cell table:number-columns-repeated="67"/>
          <table:table-cell table:formula="of:=MIN([.A14:.BL14])" office:value-type="float" office:value="2.46502" calcext:value-type="float">
            <text:p>2,46502</text:p>
          </table:table-cell>
          <table:table-cell table:formula="of:=MAX([.A14:.BL14])" office:value-type="float" office:value="2.46502" calcext:value-type="float">
            <text:p>2,46502</text:p>
          </table:table-cell>
          <table:table-cell table:number-columns-repeated="7"/>
        </table:table-row>
        <table:table-row table:style-name="ro2">
          <table:table-cell office:value-type="float" office:value="2.4398" calcext:value-type="float">
            <text:p>2,4398</text:p>
          </table:table-cell>
          <table:table-cell table:number-columns-repeated="67"/>
          <table:table-cell table:formula="of:=MIN([.A15:.BL15])" office:value-type="float" office:value="2.4398" calcext:value-type="float">
            <text:p>2,4398</text:p>
          </table:table-cell>
          <table:table-cell table:formula="of:=MAX([.A15:.BL15])" office:value-type="float" office:value="2.4398" calcext:value-type="float">
            <text:p>2,4398</text:p>
          </table:table-cell>
          <table:table-cell table:number-columns-repeated="7"/>
        </table:table-row>
        <table:table-row table:style-name="ro2">
          <table:table-cell office:value-type="float" office:value="2.43188" calcext:value-type="float">
            <text:p>2,43188</text:p>
          </table:table-cell>
          <table:table-cell table:number-columns-repeated="67"/>
          <table:table-cell table:formula="of:=MIN([.A16:.BL16])" office:value-type="float" office:value="2.43188" calcext:value-type="float">
            <text:p>2,43188</text:p>
          </table:table-cell>
          <table:table-cell table:formula="of:=MAX([.A16:.BL16])" office:value-type="float" office:value="2.43188" calcext:value-type="float">
            <text:p>2,43188</text:p>
          </table:table-cell>
          <table:table-cell table:number-columns-repeated="7"/>
        </table:table-row>
        <table:table-row table:style-name="ro2">
          <table:table-cell office:value-type="float" office:value="2.42119" calcext:value-type="float">
            <text:p>2,42119</text:p>
          </table:table-cell>
          <table:table-cell table:number-columns-repeated="67"/>
          <table:table-cell table:formula="of:=MIN([.A17:.BL17])" office:value-type="float" office:value="2.42119" calcext:value-type="float">
            <text:p>2,42119</text:p>
          </table:table-cell>
          <table:table-cell table:formula="of:=MAX([.A17:.BL17])" office:value-type="float" office:value="2.42119" calcext:value-type="float">
            <text:p>2,42119</text:p>
          </table:table-cell>
          <table:table-cell table:number-columns-repeated="7"/>
        </table:table-row>
        <table:table-row table:style-name="ro2">
          <table:table-cell office:value-type="float" office:value="2.41994" calcext:value-type="float">
            <text:p>2,41994</text:p>
          </table:table-cell>
          <table:table-cell table:number-columns-repeated="67"/>
          <table:table-cell table:formula="of:=MIN([.A18:.BL18])" office:value-type="float" office:value="2.41994" calcext:value-type="float">
            <text:p>2,41994</text:p>
          </table:table-cell>
          <table:table-cell table:formula="of:=MAX([.A18:.BL18])" office:value-type="float" office:value="2.41994" calcext:value-type="float">
            <text:p>2,41994</text:p>
          </table:table-cell>
          <table:table-cell table:number-columns-repeated="7"/>
        </table:table-row>
        <table:table-row table:style-name="ro2">
          <table:table-cell office:value-type="float" office:value="2.42025" calcext:value-type="float">
            <text:p>2,42025</text:p>
          </table:table-cell>
          <table:table-cell table:number-columns-repeated="67"/>
          <table:table-cell table:formula="of:=MIN([.A19:.BL19])" office:value-type="float" office:value="2.42025" calcext:value-type="float">
            <text:p>2,42025</text:p>
          </table:table-cell>
          <table:table-cell table:formula="of:=MAX([.A19:.BL19])" office:value-type="float" office:value="2.42025" calcext:value-type="float">
            <text:p>2,42025</text:p>
          </table:table-cell>
          <table:table-cell table:number-columns-repeated="7"/>
        </table:table-row>
        <table:table-row table:style-name="ro2">
          <table:table-cell office:value-type="float" office:value="2.42462" calcext:value-type="float">
            <text:p>2,42462</text:p>
          </table:table-cell>
          <table:table-cell table:number-columns-repeated="67"/>
          <table:table-cell table:formula="of:=MIN([.A20:.BL20])" office:value-type="float" office:value="2.42462" calcext:value-type="float">
            <text:p>2,42462</text:p>
          </table:table-cell>
          <table:table-cell table:formula="of:=MAX([.A20:.BL20])" office:value-type="float" office:value="2.42462" calcext:value-type="float">
            <text:p>2,42462</text:p>
          </table:table-cell>
          <table:table-cell table:number-columns-repeated="7"/>
        </table:table-row>
        <table:table-row table:style-name="ro2">
          <table:table-cell office:value-type="float" office:value="2.436" calcext:value-type="float">
            <text:p>2,436</text:p>
          </table:table-cell>
          <table:table-cell table:number-columns-repeated="67"/>
          <table:table-cell table:formula="of:=MIN([.A21:.BL21])" office:value-type="float" office:value="2.436" calcext:value-type="float">
            <text:p>2,436</text:p>
          </table:table-cell>
          <table:table-cell table:formula="of:=MAX([.A21:.BL21])" office:value-type="float" office:value="2.436" calcext:value-type="float">
            <text:p>2,43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2.04115" calcext:value-type="float">
            <text:p>2,04115</text:p>
          </table:table-cell>
          <table:table-cell office:value-type="float" office:value="2.05268" calcext:value-type="float">
            <text:p>2,05268</text:p>
          </table:table-cell>
          <table:table-cell table:number-columns-repeated="66"/>
          <table:table-cell table:formula="of:=MIN([.A23:.BL23])" office:value-type="float" office:value="2.04115" calcext:value-type="float">
            <text:p>2,04115</text:p>
          </table:table-cell>
          <table:table-cell table:formula="of:=MAX([.A23:.BL23])" office:value-type="float" office:value="2.05268" calcext:value-type="float">
            <text:p>2,05268</text:p>
          </table:table-cell>
          <table:table-cell table:number-columns-repeated="7"/>
        </table:table-row>
        <table:table-row table:style-name="ro2">
          <table:table-cell office:value-type="float" office:value="2.54923" calcext:value-type="float">
            <text:p>2,54923</text:p>
          </table:table-cell>
          <table:table-cell office:value-type="float" office:value="2.55874" calcext:value-type="float">
            <text:p>2,55874</text:p>
          </table:table-cell>
          <table:table-cell table:number-columns-repeated="66"/>
          <table:table-cell table:formula="of:=MIN([.A24:.BL24])" office:value-type="float" office:value="2.54923" calcext:value-type="float">
            <text:p>2,54923</text:p>
          </table:table-cell>
          <table:table-cell table:formula="of:=MAX([.A24:.BL24])" office:value-type="float" office:value="2.55874" calcext:value-type="float">
            <text:p>2,55874</text:p>
          </table:table-cell>
          <table:table-cell table:number-columns-repeated="7"/>
        </table:table-row>
        <table:table-row table:style-name="ro2">
          <table:table-cell office:value-type="float" office:value="2.05764" calcext:value-type="float">
            <text:p>2,05764</text:p>
          </table:table-cell>
          <table:table-cell office:value-type="float" office:value="2.19703" calcext:value-type="float">
            <text:p>2,19703</text:p>
          </table:table-cell>
          <table:table-cell table:number-columns-repeated="66"/>
          <table:table-cell table:formula="of:=MIN([.A25:.BL25])" office:value-type="float" office:value="2.05764" calcext:value-type="float">
            <text:p>2,05764</text:p>
          </table:table-cell>
          <table:table-cell table:formula="of:=MAX([.A25:.BL25])" office:value-type="float" office:value="2.19703" calcext:value-type="float">
            <text:p>2,19703</text:p>
          </table:table-cell>
          <table:table-cell table:number-columns-repeated="7"/>
        </table:table-row>
        <table:table-row table:style-name="ro2">
          <table:table-cell office:value-type="float" office:value="1.79967" calcext:value-type="float">
            <text:p>1,79967</text:p>
          </table:table-cell>
          <table:table-cell office:value-type="float" office:value="1.83309" calcext:value-type="float">
            <text:p>1,83309</text:p>
          </table:table-cell>
          <table:table-cell table:number-columns-repeated="66"/>
          <table:table-cell table:formula="of:=MIN([.A26:.BL26])" office:value-type="float" office:value="1.79967" calcext:value-type="float">
            <text:p>1,79967</text:p>
          </table:table-cell>
          <table:table-cell table:formula="of:=MAX([.A26:.BL26])" office:value-type="float" office:value="1.83309" calcext:value-type="float">
            <text:p>1,83309</text:p>
          </table:table-cell>
          <table:table-cell table:number-columns-repeated="7"/>
        </table:table-row>
        <table:table-row table:style-name="ro2">
          <table:table-cell office:value-type="float" office:value="1.21389" calcext:value-type="float">
            <text:p>1,21389</text:p>
          </table:table-cell>
          <table:table-cell office:value-type="float" office:value="1.20736" calcext:value-type="float">
            <text:p>1,20736</text:p>
          </table:table-cell>
          <table:table-cell table:number-columns-repeated="66"/>
          <table:table-cell table:formula="of:=MIN([.A27:.BL27])" office:value-type="float" office:value="1.20736" calcext:value-type="float">
            <text:p>1,20736</text:p>
          </table:table-cell>
          <table:table-cell table:formula="of:=MAX([.A27:.BL27])" office:value-type="float" office:value="1.21389" calcext:value-type="float">
            <text:p>1,21389</text:p>
          </table:table-cell>
          <table:table-cell table:number-columns-repeated="7"/>
        </table:table-row>
        <table:table-row table:style-name="ro2">
          <table:table-cell office:value-type="float" office:value="1.91409" calcext:value-type="float">
            <text:p>1,91409</text:p>
          </table:table-cell>
          <table:table-cell office:value-type="float" office:value="2.51315" calcext:value-type="float">
            <text:p>2,51315</text:p>
          </table:table-cell>
          <table:table-cell table:number-columns-repeated="66"/>
          <table:table-cell table:formula="of:=MIN([.A28:.BL28])" office:value-type="float" office:value="1.91409" calcext:value-type="float">
            <text:p>1,91409</text:p>
          </table:table-cell>
          <table:table-cell table:formula="of:=MAX([.A28:.BL28])" office:value-type="float" office:value="2.51315" calcext:value-type="float">
            <text:p>2,51315</text:p>
          </table:table-cell>
          <table:table-cell table:number-columns-repeated="7"/>
        </table:table-row>
        <table:table-row table:style-name="ro2">
          <table:table-cell office:value-type="float" office:value="0.952242" calcext:value-type="float">
            <text:p>0,952242</text:p>
          </table:table-cell>
          <table:table-cell office:value-type="float" office:value="0.947131" calcext:value-type="float">
            <text:p>0,947131</text:p>
          </table:table-cell>
          <table:table-cell table:number-columns-repeated="66"/>
          <table:table-cell table:formula="of:=MIN([.A29:.BL29])" office:value-type="float" office:value="0.947131" calcext:value-type="float">
            <text:p>0,947131</text:p>
          </table:table-cell>
          <table:table-cell table:formula="of:=MAX([.A29:.BL29])" office:value-type="float" office:value="0.952242" calcext:value-type="float">
            <text:p>0,952242</text:p>
          </table:table-cell>
          <table:table-cell table:number-columns-repeated="7"/>
        </table:table-row>
        <table:table-row table:style-name="ro2">
          <table:table-cell office:value-type="float" office:value="2.36926" calcext:value-type="float">
            <text:p>2,36926</text:p>
          </table:table-cell>
          <table:table-cell office:value-type="float" office:value="2.95337" calcext:value-type="float">
            <text:p>2,95337</text:p>
          </table:table-cell>
          <table:table-cell table:number-columns-repeated="66"/>
          <table:table-cell table:formula="of:=MIN([.A30:.BL30])" office:value-type="float" office:value="2.36926" calcext:value-type="float">
            <text:p>2,36926</text:p>
          </table:table-cell>
          <table:table-cell table:formula="of:=MAX([.A30:.BL30])" office:value-type="float" office:value="2.95337" calcext:value-type="float">
            <text:p>2,95337</text:p>
          </table:table-cell>
          <table:table-cell table:number-columns-repeated="7"/>
        </table:table-row>
        <table:table-row table:style-name="ro2">
          <table:table-cell office:value-type="float" office:value="2.37155" calcext:value-type="float">
            <text:p>2,37155</text:p>
          </table:table-cell>
          <table:table-cell office:value-type="float" office:value="2.95183" calcext:value-type="float">
            <text:p>2,95183</text:p>
          </table:table-cell>
          <table:table-cell table:number-columns-repeated="66"/>
          <table:table-cell table:formula="of:=MIN([.A31:.BL31])" office:value-type="float" office:value="2.37155" calcext:value-type="float">
            <text:p>2,37155</text:p>
          </table:table-cell>
          <table:table-cell table:formula="of:=MAX([.A31:.BL31])" office:value-type="float" office:value="2.95183" calcext:value-type="float">
            <text:p>2,95183</text:p>
          </table:table-cell>
          <table:table-cell table:number-columns-repeated="7"/>
        </table:table-row>
        <table:table-row table:style-name="ro2">
          <table:table-cell office:value-type="float" office:value="2.37476" calcext:value-type="float">
            <text:p>2,37476</text:p>
          </table:table-cell>
          <table:table-cell office:value-type="float" office:value="2.94211" calcext:value-type="float">
            <text:p>2,94211</text:p>
          </table:table-cell>
          <table:table-cell table:number-columns-repeated="66"/>
          <table:table-cell table:formula="of:=MIN([.A32:.BL32])" office:value-type="float" office:value="2.37476" calcext:value-type="float">
            <text:p>2,37476</text:p>
          </table:table-cell>
          <table:table-cell table:formula="of:=MAX([.A32:.BL32])" office:value-type="float" office:value="2.94211" calcext:value-type="float">
            <text:p>2,94211</text:p>
          </table:table-cell>
          <table:table-cell table:number-columns-repeated="7"/>
        </table:table-row>
        <table:table-row table:style-name="ro2">
          <table:table-cell office:value-type="float" office:value="2.37836" calcext:value-type="float">
            <text:p>2,37836</text:p>
          </table:table-cell>
          <table:table-cell office:value-type="float" office:value="2.91546" calcext:value-type="float">
            <text:p>2,91546</text:p>
          </table:table-cell>
          <table:table-cell table:number-columns-repeated="66"/>
          <table:table-cell table:formula="of:=MIN([.A33:.BL33])" office:value-type="float" office:value="2.37836" calcext:value-type="float">
            <text:p>2,37836</text:p>
          </table:table-cell>
          <table:table-cell table:formula="of:=MAX([.A33:.BL33])" office:value-type="float" office:value="2.91546" calcext:value-type="float">
            <text:p>2,91546</text:p>
          </table:table-cell>
          <table:table-cell table:number-columns-repeated="7"/>
        </table:table-row>
        <table:table-row table:style-name="ro2">
          <table:table-cell office:value-type="float" office:value="1.97716" calcext:value-type="float">
            <text:p>1,97716</text:p>
          </table:table-cell>
          <table:table-cell office:value-type="float" office:value="2.47313" calcext:value-type="float">
            <text:p>2,47313</text:p>
          </table:table-cell>
          <table:table-cell table:number-columns-repeated="66"/>
          <table:table-cell table:formula="of:=MIN([.A34:.BL34])" office:value-type="float" office:value="1.97716" calcext:value-type="float">
            <text:p>1,97716</text:p>
          </table:table-cell>
          <table:table-cell table:formula="of:=MAX([.A34:.BL34])" office:value-type="float" office:value="2.47313" calcext:value-type="float">
            <text:p>2,47313</text:p>
          </table:table-cell>
          <table:table-cell table:number-columns-repeated="7"/>
        </table:table-row>
        <table:table-row table:style-name="ro2">
          <table:table-cell office:value-type="float" office:value="2.38874" calcext:value-type="float">
            <text:p>2,38874</text:p>
          </table:table-cell>
          <table:table-cell office:value-type="float" office:value="2.39406" calcext:value-type="float">
            <text:p>2,39406</text:p>
          </table:table-cell>
          <table:table-cell table:number-columns-repeated="66"/>
          <table:table-cell table:formula="of:=MIN([.A35:.BL35])" office:value-type="float" office:value="2.38874" calcext:value-type="float">
            <text:p>2,38874</text:p>
          </table:table-cell>
          <table:table-cell table:formula="of:=MAX([.A35:.BL35])" office:value-type="float" office:value="2.39406" calcext:value-type="float">
            <text:p>2,39406</text:p>
          </table:table-cell>
          <table:table-cell table:number-columns-repeated="7"/>
        </table:table-row>
        <table:table-row table:style-name="ro2">
          <table:table-cell office:value-type="float" office:value="2.39228" calcext:value-type="float">
            <text:p>2,39228</text:p>
          </table:table-cell>
          <table:table-cell office:value-type="float" office:value="2.41232" calcext:value-type="float">
            <text:p>2,41232</text:p>
          </table:table-cell>
          <table:table-cell table:number-columns-repeated="66"/>
          <table:table-cell table:formula="of:=MIN([.A36:.BL36])" office:value-type="float" office:value="2.39228" calcext:value-type="float">
            <text:p>2,39228</text:p>
          </table:table-cell>
          <table:table-cell table:formula="of:=MAX([.A36:.BL36])" office:value-type="float" office:value="2.41232" calcext:value-type="float">
            <text:p>2,41232</text:p>
          </table:table-cell>
          <table:table-cell table:number-columns-repeated="7"/>
        </table:table-row>
        <table:table-row table:style-name="ro2">
          <table:table-cell office:value-type="float" office:value="1.89692" calcext:value-type="float">
            <text:p>1,89692</text:p>
          </table:table-cell>
          <table:table-cell office:value-type="float" office:value="2.43241" calcext:value-type="float">
            <text:p>2,43241</text:p>
          </table:table-cell>
          <table:table-cell table:number-columns-repeated="66"/>
          <table:table-cell table:formula="of:=MIN([.A37:.BL37])" office:value-type="float" office:value="1.89692" calcext:value-type="float">
            <text:p>1,89692</text:p>
          </table:table-cell>
          <table:table-cell table:formula="of:=MAX([.A37:.BL37])" office:value-type="float" office:value="2.43241" calcext:value-type="float">
            <text:p>2,43241</text:p>
          </table:table-cell>
          <table:table-cell table:number-columns-repeated="7"/>
        </table:table-row>
        <table:table-row table:style-name="ro2">
          <table:table-cell office:value-type="float" office:value="2.35503" calcext:value-type="float">
            <text:p>2,35503</text:p>
          </table:table-cell>
          <table:table-cell office:value-type="float" office:value="2.80763" calcext:value-type="float">
            <text:p>2,80763</text:p>
          </table:table-cell>
          <table:table-cell table:number-columns-repeated="66"/>
          <table:table-cell table:formula="of:=MIN([.A38:.BL38])" office:value-type="float" office:value="2.35503" calcext:value-type="float">
            <text:p>2,35503</text:p>
          </table:table-cell>
          <table:table-cell table:formula="of:=MAX([.A38:.BL38])" office:value-type="float" office:value="2.80763" calcext:value-type="float">
            <text:p>2,80763</text:p>
          </table:table-cell>
          <table:table-cell table:number-columns-repeated="7"/>
        </table:table-row>
        <table:table-row table:style-name="ro2">
          <table:table-cell office:value-type="float" office:value="1.21229" calcext:value-type="float">
            <text:p>1,21229</text:p>
          </table:table-cell>
          <table:table-cell office:value-type="float" office:value="1.20448" calcext:value-type="float">
            <text:p>1,20448</text:p>
          </table:table-cell>
          <table:table-cell table:number-columns-repeated="66"/>
          <table:table-cell table:formula="of:=MIN([.A39:.BL39])" office:value-type="float" office:value="1.20448" calcext:value-type="float">
            <text:p>1,20448</text:p>
          </table:table-cell>
          <table:table-cell table:formula="of:=MAX([.A39:.BL39])" office:value-type="float" office:value="1.21229" calcext:value-type="float">
            <text:p>1,21229</text:p>
          </table:table-cell>
          <table:table-cell table:number-columns-repeated="7"/>
        </table:table-row>
        <table:table-row table:style-name="ro2">
          <table:table-cell office:value-type="float" office:value="2.40829" calcext:value-type="float">
            <text:p>2,40829</text:p>
          </table:table-cell>
          <table:table-cell office:value-type="float" office:value="2.41127" calcext:value-type="float">
            <text:p>2,41127</text:p>
          </table:table-cell>
          <table:table-cell table:number-columns-repeated="66"/>
          <table:table-cell table:formula="of:=MIN([.A40:.BL40])" office:value-type="float" office:value="2.40829" calcext:value-type="float">
            <text:p>2,40829</text:p>
          </table:table-cell>
          <table:table-cell table:formula="of:=MAX([.A40:.BL40])" office:value-type="float" office:value="2.41127" calcext:value-type="float">
            <text:p>2,41127</text:p>
          </table:table-cell>
          <table:table-cell table:number-columns-repeated="7"/>
        </table:table-row>
        <table:table-row table:style-name="ro2">
          <table:table-cell office:value-type="float" office:value="1.77018" calcext:value-type="float">
            <text:p>1,77018</text:p>
          </table:table-cell>
          <table:table-cell office:value-type="float" office:value="2.06625" calcext:value-type="float">
            <text:p>2,06625</text:p>
          </table:table-cell>
          <table:table-cell table:number-columns-repeated="66"/>
          <table:table-cell table:formula="of:=MIN([.A41:.BL41])" office:value-type="float" office:value="1.77018" calcext:value-type="float">
            <text:p>1,77018</text:p>
          </table:table-cell>
          <table:table-cell table:formula="of:=MAX([.A41:.BL41])" office:value-type="float" office:value="2.06625" calcext:value-type="float">
            <text:p>2,06625</text:p>
          </table:table-cell>
          <table:table-cell table:number-columns-repeated="7"/>
        </table:table-row>
        <table:table-row table:style-name="ro2">
          <table:table-cell office:value-type="float" office:value="2.40168" calcext:value-type="float">
            <text:p>2,40168</text:p>
          </table:table-cell>
          <table:table-cell office:value-type="float" office:value="2.41319" calcext:value-type="float">
            <text:p>2,41319</text:p>
          </table:table-cell>
          <table:table-cell table:number-columns-repeated="66"/>
          <table:table-cell table:formula="of:=MIN([.A42:.BL42])" office:value-type="float" office:value="2.40168" calcext:value-type="float">
            <text:p>2,40168</text:p>
          </table:table-cell>
          <table:table-cell table:formula="of:=MAX([.A42:.BL42])" office:value-type="float" office:value="2.41319" calcext:value-type="float">
            <text:p>2,413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20263" calcext:value-type="float">
            <text:p>1,20263</text:p>
          </table:table-cell>
          <table:table-cell office:value-type="float" office:value="1.86373" calcext:value-type="float">
            <text:p>1,86373</text:p>
          </table:table-cell>
          <table:table-cell office:value-type="float" office:value="1.62013" calcext:value-type="float">
            <text:p>1,62013</text:p>
          </table:table-cell>
          <table:table-cell office:value-type="float" office:value="1.02537" calcext:value-type="float">
            <text:p>1,02537</text:p>
          </table:table-cell>
          <table:table-cell table:number-columns-repeated="64"/>
          <table:table-cell table:formula="of:=MIN([.A44:.BL44])" office:value-type="float" office:value="1.02537" calcext:value-type="float">
            <text:p>1,02537</text:p>
          </table:table-cell>
          <table:table-cell table:formula="of:=MAX([.A44:.BL44])" office:value-type="float" office:value="1.86373" calcext:value-type="float">
            <text:p>1,86373</text:p>
          </table:table-cell>
          <table:table-cell table:number-columns-repeated="7"/>
        </table:table-row>
        <table:table-row table:style-name="ro2">
          <table:table-cell office:value-type="float" office:value="0.894684" calcext:value-type="float">
            <text:p>0,894684</text:p>
          </table:table-cell>
          <table:table-cell office:value-type="float" office:value="0.835174" calcext:value-type="float">
            <text:p>0,835174</text:p>
          </table:table-cell>
          <table:table-cell office:value-type="float" office:value="2.09812" calcext:value-type="float">
            <text:p>2,09812</text:p>
          </table:table-cell>
          <table:table-cell office:value-type="float" office:value="0.644464" calcext:value-type="float">
            <text:p>0,644464</text:p>
          </table:table-cell>
          <table:table-cell table:number-columns-repeated="64"/>
          <table:table-cell table:formula="of:=MIN([.A45:.BL45])" office:value-type="float" office:value="0.644464" calcext:value-type="float">
            <text:p>0,644464</text:p>
          </table:table-cell>
          <table:table-cell table:formula="of:=MAX([.A45:.BL45])" office:value-type="float" office:value="2.09812" calcext:value-type="float">
            <text:p>2,09812</text:p>
          </table:table-cell>
          <table:table-cell table:number-columns-repeated="7"/>
        </table:table-row>
        <table:table-row table:style-name="ro2">
          <table:table-cell office:value-type="float" office:value="1.19188" calcext:value-type="float">
            <text:p>1,19188</text:p>
          </table:table-cell>
          <table:table-cell office:value-type="float" office:value="1.09994" calcext:value-type="float">
            <text:p>1,09994</text:p>
          </table:table-cell>
          <table:table-cell office:value-type="float" office:value="2.53534" calcext:value-type="float">
            <text:p>2,53534</text:p>
          </table:table-cell>
          <table:table-cell office:value-type="float" office:value="0.787693" calcext:value-type="float">
            <text:p>0,787693</text:p>
          </table:table-cell>
          <table:table-cell table:number-columns-repeated="64"/>
          <table:table-cell table:formula="of:=MIN([.A46:.BL46])" office:value-type="float" office:value="0.787693" calcext:value-type="float">
            <text:p>0,787693</text:p>
          </table:table-cell>
          <table:table-cell table:formula="of:=MAX([.A46:.BL46])" office:value-type="float" office:value="2.53534" calcext:value-type="float">
            <text:p>2,53534</text:p>
          </table:table-cell>
          <table:table-cell table:number-columns-repeated="7"/>
        </table:table-row>
        <table:table-row table:style-name="ro2">
          <table:table-cell office:value-type="float" office:value="1.77726" calcext:value-type="float">
            <text:p>1,77726</text:p>
          </table:table-cell>
          <table:table-cell office:value-type="float" office:value="2.01996" calcext:value-type="float">
            <text:p>2,01996</text:p>
          </table:table-cell>
          <table:table-cell office:value-type="float" office:value="2.06823" calcext:value-type="float">
            <text:p>2,06823</text:p>
          </table:table-cell>
          <table:table-cell office:value-type="float" office:value="0.768997" calcext:value-type="float">
            <text:p>0,768997</text:p>
          </table:table-cell>
          <table:table-cell table:number-columns-repeated="64"/>
          <table:table-cell table:formula="of:=MIN([.A47:.BL47])" office:value-type="float" office:value="0.768997" calcext:value-type="float">
            <text:p>0,768997</text:p>
          </table:table-cell>
          <table:table-cell table:formula="of:=MAX([.A47:.BL47])" office:value-type="float" office:value="2.06823" calcext:value-type="float">
            <text:p>2,06823</text:p>
          </table:table-cell>
          <table:table-cell table:number-columns-repeated="7"/>
        </table:table-row>
        <table:table-row table:style-name="ro2">
          <table:table-cell office:value-type="float" office:value="1.32178" calcext:value-type="float">
            <text:p>1,32178</text:p>
          </table:table-cell>
          <table:table-cell office:value-type="float" office:value="1.37442" calcext:value-type="float">
            <text:p>1,37442</text:p>
          </table:table-cell>
          <table:table-cell office:value-type="float" office:value="1.46689" calcext:value-type="float">
            <text:p>1,46689</text:p>
          </table:table-cell>
          <table:table-cell office:value-type="float" office:value="0.474699" calcext:value-type="float">
            <text:p>0,474699</text:p>
          </table:table-cell>
          <table:table-cell table:number-columns-repeated="64"/>
          <table:table-cell table:formula="of:=MIN([.A48:.BL48])" office:value-type="float" office:value="0.474699" calcext:value-type="float">
            <text:p>0,474699</text:p>
          </table:table-cell>
          <table:table-cell table:formula="of:=MAX([.A48:.BL48])" office:value-type="float" office:value="1.46689" calcext:value-type="float">
            <text:p>1,46689</text:p>
          </table:table-cell>
          <table:table-cell table:number-columns-repeated="7"/>
        </table:table-row>
        <table:table-row table:style-name="ro2">
          <table:table-cell office:value-type="float" office:value="1.76957" calcext:value-type="float">
            <text:p>1,76957</text:p>
          </table:table-cell>
          <table:table-cell office:value-type="float" office:value="1.89529" calcext:value-type="float">
            <text:p>1,89529</text:p>
          </table:table-cell>
          <table:table-cell office:value-type="float" office:value="1.89761" calcext:value-type="float">
            <text:p>1,89761</text:p>
          </table:table-cell>
          <table:table-cell office:value-type="float" office:value="0.632099" calcext:value-type="float">
            <text:p>0,632099</text:p>
          </table:table-cell>
          <table:table-cell table:number-columns-repeated="64"/>
          <table:table-cell table:formula="of:=MIN([.A49:.BL49])" office:value-type="float" office:value="0.632099" calcext:value-type="float">
            <text:p>0,632099</text:p>
          </table:table-cell>
          <table:table-cell table:formula="of:=MAX([.A49:.BL49])" office:value-type="float" office:value="1.89761" calcext:value-type="float">
            <text:p>1,89761</text:p>
          </table:table-cell>
          <table:table-cell table:number-columns-repeated="7"/>
        </table:table-row>
        <table:table-row table:style-name="ro2">
          <table:table-cell office:value-type="float" office:value="1.61113" calcext:value-type="float">
            <text:p>1,61113</text:p>
          </table:table-cell>
          <table:table-cell office:value-type="float" office:value="1.8575" calcext:value-type="float">
            <text:p>1,8575</text:p>
          </table:table-cell>
          <table:table-cell office:value-type="float" office:value="1.86404" calcext:value-type="float">
            <text:p>1,86404</text:p>
          </table:table-cell>
          <table:table-cell office:value-type="float" office:value="0.595148" calcext:value-type="float">
            <text:p>0,595148</text:p>
          </table:table-cell>
          <table:table-cell table:number-columns-repeated="64"/>
          <table:table-cell table:formula="of:=MIN([.A50:.BL50])" office:value-type="float" office:value="0.595148" calcext:value-type="float">
            <text:p>0,595148</text:p>
          </table:table-cell>
          <table:table-cell table:formula="of:=MAX([.A50:.BL50])" office:value-type="float" office:value="1.86404" calcext:value-type="float">
            <text:p>1,86404</text:p>
          </table:table-cell>
          <table:table-cell table:number-columns-repeated="7"/>
        </table:table-row>
        <table:table-row table:style-name="ro2">
          <table:table-cell office:value-type="float" office:value="1.76669" calcext:value-type="float">
            <text:p>1,76669</text:p>
          </table:table-cell>
          <table:table-cell office:value-type="float" office:value="1.7636" calcext:value-type="float">
            <text:p>1,7636</text:p>
          </table:table-cell>
          <table:table-cell office:value-type="float" office:value="1.9707" calcext:value-type="float">
            <text:p>1,9707</text:p>
          </table:table-cell>
          <table:table-cell office:value-type="float" office:value="0.612784" calcext:value-type="float">
            <text:p>0,612784</text:p>
          </table:table-cell>
          <table:table-cell table:number-columns-repeated="64"/>
          <table:table-cell table:formula="of:=MIN([.A51:.BL51])" office:value-type="float" office:value="0.612784" calcext:value-type="float">
            <text:p>0,612784</text:p>
          </table:table-cell>
          <table:table-cell table:formula="of:=MAX([.A51:.BL51])" office:value-type="float" office:value="1.9707" calcext:value-type="float">
            <text:p>1,9707</text:p>
          </table:table-cell>
          <table:table-cell table:number-columns-repeated="7"/>
        </table:table-row>
        <table:table-row table:style-name="ro2">
          <table:table-cell office:value-type="float" office:value="1.79021" calcext:value-type="float">
            <text:p>1,79021</text:p>
          </table:table-cell>
          <table:table-cell office:value-type="float" office:value="1.85841" calcext:value-type="float">
            <text:p>1,85841</text:p>
          </table:table-cell>
          <table:table-cell office:value-type="float" office:value="2.00782" calcext:value-type="float">
            <text:p>2,00782</text:p>
          </table:table-cell>
          <table:table-cell office:value-type="float" office:value="0.6259" calcext:value-type="float">
            <text:p>0,6259</text:p>
          </table:table-cell>
          <table:table-cell table:number-columns-repeated="64"/>
          <table:table-cell table:formula="of:=MIN([.A52:.BL52])" office:value-type="float" office:value="0.6259" calcext:value-type="float">
            <text:p>0,6259</text:p>
          </table:table-cell>
          <table:table-cell table:formula="of:=MAX([.A52:.BL52])" office:value-type="float" office:value="2.00782" calcext:value-type="float">
            <text:p>2,00782</text:p>
          </table:table-cell>
          <table:table-cell table:number-columns-repeated="7"/>
        </table:table-row>
        <table:table-row table:style-name="ro2">
          <table:table-cell office:value-type="float" office:value="1.34942" calcext:value-type="float">
            <text:p>1,34942</text:p>
          </table:table-cell>
          <table:table-cell office:value-type="float" office:value="1.47937" calcext:value-type="float">
            <text:p>1,47937</text:p>
          </table:table-cell>
          <table:table-cell office:value-type="float" office:value="2.00346" calcext:value-type="float">
            <text:p>2,00346</text:p>
          </table:table-cell>
          <table:table-cell office:value-type="float" office:value="0.784012" calcext:value-type="float">
            <text:p>0,784012</text:p>
          </table:table-cell>
          <table:table-cell table:number-columns-repeated="64"/>
          <table:table-cell table:formula="of:=MIN([.A53:.BL53])" office:value-type="float" office:value="0.784012" calcext:value-type="float">
            <text:p>0,784012</text:p>
          </table:table-cell>
          <table:table-cell table:formula="of:=MAX([.A53:.BL53])" office:value-type="float" office:value="2.00346" calcext:value-type="float">
            <text:p>2,00346</text:p>
          </table:table-cell>
          <table:table-cell table:number-columns-repeated="7"/>
        </table:table-row>
        <table:table-row table:style-name="ro2">
          <table:table-cell office:value-type="float" office:value="1.78019" calcext:value-type="float">
            <text:p>1,78019</text:p>
          </table:table-cell>
          <table:table-cell office:value-type="float" office:value="1.86048" calcext:value-type="float">
            <text:p>1,86048</text:p>
          </table:table-cell>
          <table:table-cell office:value-type="float" office:value="1.97326" calcext:value-type="float">
            <text:p>1,97326</text:p>
          </table:table-cell>
          <table:table-cell office:value-type="float" office:value="0.604869" calcext:value-type="float">
            <text:p>0,604869</text:p>
          </table:table-cell>
          <table:table-cell table:number-columns-repeated="64"/>
          <table:table-cell table:formula="of:=MIN([.A54:.BL54])" office:value-type="float" office:value="0.604869" calcext:value-type="float">
            <text:p>0,604869</text:p>
          </table:table-cell>
          <table:table-cell table:formula="of:=MAX([.A54:.BL54])" office:value-type="float" office:value="1.97326" calcext:value-type="float">
            <text:p>1,97326</text:p>
          </table:table-cell>
          <table:table-cell table:number-columns-repeated="7"/>
        </table:table-row>
        <table:table-row table:style-name="ro2">
          <table:table-cell office:value-type="float" office:value="1.20242" calcext:value-type="float">
            <text:p>1,20242</text:p>
          </table:table-cell>
          <table:table-cell office:value-type="float" office:value="1.07904" calcext:value-type="float">
            <text:p>1,07904</text:p>
          </table:table-cell>
          <table:table-cell office:value-type="float" office:value="2.46963" calcext:value-type="float">
            <text:p>2,46963</text:p>
          </table:table-cell>
          <table:table-cell office:value-type="float" office:value="0.664909" calcext:value-type="float">
            <text:p>0,664909</text:p>
          </table:table-cell>
          <table:table-cell table:number-columns-repeated="64"/>
          <table:table-cell table:formula="of:=MIN([.A55:.BL55])" office:value-type="float" office:value="0.664909" calcext:value-type="float">
            <text:p>0,664909</text:p>
          </table:table-cell>
          <table:table-cell table:formula="of:=MAX([.A55:.BL55])" office:value-type="float" office:value="2.46963" calcext:value-type="float">
            <text:p>2,46963</text:p>
          </table:table-cell>
          <table:table-cell table:number-columns-repeated="7"/>
        </table:table-row>
        <table:table-row table:style-name="ro2">
          <table:table-cell office:value-type="float" office:value="0.924075" calcext:value-type="float">
            <text:p>0,924075</text:p>
          </table:table-cell>
          <table:table-cell office:value-type="float" office:value="1.50012" calcext:value-type="float">
            <text:p>1,50012</text:p>
          </table:table-cell>
          <table:table-cell office:value-type="float" office:value="1.33129" calcext:value-type="float">
            <text:p>1,33129</text:p>
          </table:table-cell>
          <table:table-cell office:value-type="float" office:value="1.09221" calcext:value-type="float">
            <text:p>1,09221</text:p>
          </table:table-cell>
          <table:table-cell table:number-columns-repeated="64"/>
          <table:table-cell table:formula="of:=MIN([.A56:.BL56])" office:value-type="float" office:value="0.924075" calcext:value-type="float">
            <text:p>0,924075</text:p>
          </table:table-cell>
          <table:table-cell table:formula="of:=MAX([.A56:.BL56])" office:value-type="float" office:value="1.50012" calcext:value-type="float">
            <text:p>1,50012</text:p>
          </table:table-cell>
          <table:table-cell table:number-columns-repeated="7"/>
        </table:table-row>
        <table:table-row table:style-name="ro2">
          <table:table-cell office:value-type="float" office:value="1.61757" calcext:value-type="float">
            <text:p>1,61757</text:p>
          </table:table-cell>
          <table:table-cell office:value-type="float" office:value="1.91513" calcext:value-type="float">
            <text:p>1,91513</text:p>
          </table:table-cell>
          <table:table-cell office:value-type="float" office:value="2.00244" calcext:value-type="float">
            <text:p>2,00244</text:p>
          </table:table-cell>
          <table:table-cell office:value-type="float" office:value="0.766688" calcext:value-type="float">
            <text:p>0,766688</text:p>
          </table:table-cell>
          <table:table-cell table:number-columns-repeated="64"/>
          <table:table-cell table:formula="of:=MIN([.A57:.BL57])" office:value-type="float" office:value="0.766688" calcext:value-type="float">
            <text:p>0,766688</text:p>
          </table:table-cell>
          <table:table-cell table:formula="of:=MAX([.A57:.BL57])" office:value-type="float" office:value="2.00244" calcext:value-type="float">
            <text:p>2,00244</text:p>
          </table:table-cell>
          <table:table-cell table:number-columns-repeated="7"/>
        </table:table-row>
        <table:table-row table:style-name="ro2">
          <table:table-cell office:value-type="float" office:value="1.34378" calcext:value-type="float">
            <text:p>1,34378</text:p>
          </table:table-cell>
          <table:table-cell office:value-type="float" office:value="1.46422" calcext:value-type="float">
            <text:p>1,46422</text:p>
          </table:table-cell>
          <table:table-cell office:value-type="float" office:value="1.66695" calcext:value-type="float">
            <text:p>1,66695</text:p>
          </table:table-cell>
          <table:table-cell office:value-type="float" office:value="0.692971" calcext:value-type="float">
            <text:p>0,692971</text:p>
          </table:table-cell>
          <table:table-cell table:number-columns-repeated="64"/>
          <table:table-cell table:formula="of:=MIN([.A58:.BL58])" office:value-type="float" office:value="0.692971" calcext:value-type="float">
            <text:p>0,692971</text:p>
          </table:table-cell>
          <table:table-cell table:formula="of:=MAX([.A58:.BL58])" office:value-type="float" office:value="1.66695" calcext:value-type="float">
            <text:p>1,66695</text:p>
          </table:table-cell>
          <table:table-cell table:number-columns-repeated="7"/>
        </table:table-row>
        <table:table-row table:style-name="ro2">
          <table:table-cell office:value-type="float" office:value="1.34602" calcext:value-type="float">
            <text:p>1,34602</text:p>
          </table:table-cell>
          <table:table-cell office:value-type="float" office:value="1.63989" calcext:value-type="float">
            <text:p>1,63989</text:p>
          </table:table-cell>
          <table:table-cell office:value-type="float" office:value="1.80694" calcext:value-type="float">
            <text:p>1,80694</text:p>
          </table:table-cell>
          <table:table-cell office:value-type="float" office:value="0.724721" calcext:value-type="float">
            <text:p>0,724721</text:p>
          </table:table-cell>
          <table:table-cell table:number-columns-repeated="64"/>
          <table:table-cell table:formula="of:=MIN([.A59:.BL59])" office:value-type="float" office:value="0.724721" calcext:value-type="float">
            <text:p>0,724721</text:p>
          </table:table-cell>
          <table:table-cell table:formula="of:=MAX([.A59:.BL59])" office:value-type="float" office:value="1.80694" calcext:value-type="float">
            <text:p>1,80694</text:p>
          </table:table-cell>
          <table:table-cell table:number-columns-repeated="7"/>
        </table:table-row>
        <table:table-row table:style-name="ro2">
          <table:table-cell office:value-type="float" office:value="1.27796" calcext:value-type="float">
            <text:p>1,27796</text:p>
          </table:table-cell>
          <table:table-cell office:value-type="float" office:value="1.61882" calcext:value-type="float">
            <text:p>1,61882</text:p>
          </table:table-cell>
          <table:table-cell office:value-type="float" office:value="1.71209" calcext:value-type="float">
            <text:p>1,71209</text:p>
          </table:table-cell>
          <table:table-cell office:value-type="float" office:value="0.730211" calcext:value-type="float">
            <text:p>0,730211</text:p>
          </table:table-cell>
          <table:table-cell table:number-columns-repeated="64"/>
          <table:table-cell table:formula="of:=MIN([.A60:.BL60])" office:value-type="float" office:value="0.730211" calcext:value-type="float">
            <text:p>0,730211</text:p>
          </table:table-cell>
          <table:table-cell table:formula="of:=MAX([.A60:.BL60])" office:value-type="float" office:value="1.71209" calcext:value-type="float">
            <text:p>1,71209</text:p>
          </table:table-cell>
          <table:table-cell table:number-columns-repeated="7"/>
        </table:table-row>
        <table:table-row table:style-name="ro2">
          <table:table-cell office:value-type="float" office:value="1.78909" calcext:value-type="float">
            <text:p>1,78909</text:p>
          </table:table-cell>
          <table:table-cell office:value-type="float" office:value="2.02132" calcext:value-type="float">
            <text:p>2,02132</text:p>
          </table:table-cell>
          <table:table-cell office:value-type="float" office:value="2.0552" calcext:value-type="float">
            <text:p>2,0552</text:p>
          </table:table-cell>
          <table:table-cell office:value-type="float" office:value="0.762359" calcext:value-type="float">
            <text:p>0,762359</text:p>
          </table:table-cell>
          <table:table-cell table:number-columns-repeated="64"/>
          <table:table-cell table:formula="of:=MIN([.A61:.BL61])" office:value-type="float" office:value="0.762359" calcext:value-type="float">
            <text:p>0,762359</text:p>
          </table:table-cell>
          <table:table-cell table:formula="of:=MAX([.A61:.BL61])" office:value-type="float" office:value="2.0552" calcext:value-type="float">
            <text:p>2,0552</text:p>
          </table:table-cell>
          <table:table-cell table:number-columns-repeated="7"/>
        </table:table-row>
        <table:table-row table:style-name="ro2">
          <table:table-cell office:value-type="float" office:value="1.14738" calcext:value-type="float">
            <text:p>1,14738</text:p>
          </table:table-cell>
          <table:table-cell office:value-type="float" office:value="1.51346" calcext:value-type="float">
            <text:p>1,51346</text:p>
          </table:table-cell>
          <table:table-cell office:value-type="float" office:value="1.30483" calcext:value-type="float">
            <text:p>1,30483</text:p>
          </table:table-cell>
          <table:table-cell office:value-type="float" office:value="1.31759" calcext:value-type="float">
            <text:p>1,31759</text:p>
          </table:table-cell>
          <table:table-cell table:number-columns-repeated="64"/>
          <table:table-cell table:formula="of:=MIN([.A62:.BL62])" office:value-type="float" office:value="1.14738" calcext:value-type="float">
            <text:p>1,14738</text:p>
          </table:table-cell>
          <table:table-cell table:formula="of:=MAX([.A62:.BL62])" office:value-type="float" office:value="1.51346" calcext:value-type="float">
            <text:p>1,51346</text:p>
          </table:table-cell>
          <table:table-cell table:number-columns-repeated="7"/>
        </table:table-row>
        <table:table-row table:style-name="ro2">
          <table:table-cell office:value-type="float" office:value="1.77063" calcext:value-type="float">
            <text:p>1,77063</text:p>
          </table:table-cell>
          <table:table-cell office:value-type="float" office:value="1.76815" calcext:value-type="float">
            <text:p>1,76815</text:p>
          </table:table-cell>
          <table:table-cell office:value-type="float" office:value="1.86685" calcext:value-type="float">
            <text:p>1,86685</text:p>
          </table:table-cell>
          <table:table-cell office:value-type="float" office:value="0.666773" calcext:value-type="float">
            <text:p>0,666773</text:p>
          </table:table-cell>
          <table:table-cell table:number-columns-repeated="64"/>
          <table:table-cell table:formula="of:=MIN([.A63:.BL63])" office:value-type="float" office:value="0.666773" calcext:value-type="float">
            <text:p>0,666773</text:p>
          </table:table-cell>
          <table:table-cell table:formula="of:=MAX([.A63:.BL63])" office:value-type="float" office:value="1.86685" calcext:value-type="float">
            <text:p>1,8668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461" calcext:value-type="float">
            <text:p>1,1461</text:p>
          </table:table-cell>
          <table:table-cell office:value-type="float" office:value="1.37544" calcext:value-type="float">
            <text:p>1,37544</text:p>
          </table:table-cell>
          <table:table-cell office:value-type="float" office:value="0.913423" calcext:value-type="float">
            <text:p>0,913423</text:p>
          </table:table-cell>
          <table:table-cell office:value-type="float" office:value="2.07356" calcext:value-type="float">
            <text:p>2,07356</text:p>
          </table:table-cell>
          <table:table-cell office:value-type="float" office:value="2.09738" calcext:value-type="float">
            <text:p>2,09738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978545" calcext:value-type="float">
            <text:p>0,978545</text:p>
          </table:table-cell>
          <table:table-cell office:value-type="float" office:value="0.340464" calcext:value-type="float">
            <text:p>0,340464</text:p>
          </table:table-cell>
          <table:table-cell table:number-columns-repeated="60"/>
          <table:table-cell table:formula="of:=MIN([.A65:.BL65])" office:value-type="float" office:value="0.340464" calcext:value-type="float">
            <text:p>0,340464</text:p>
          </table:table-cell>
          <table:table-cell table:formula="of:=MAX([.A65:.BL65])" office:value-type="float" office:value="2.09738" calcext:value-type="float">
            <text:p>2,09738</text:p>
          </table:table-cell>
          <table:table-cell table:number-columns-repeated="7"/>
        </table:table-row>
        <table:table-row table:style-name="ro2">
          <table:table-cell office:value-type="float" office:value="0.885011" calcext:value-type="float">
            <text:p>0,885011</text:p>
          </table:table-cell>
          <table:table-cell office:value-type="float" office:value="1.06563" calcext:value-type="float">
            <text:p>1,06563</text:p>
          </table:table-cell>
          <table:table-cell office:value-type="float" office:value="1.17917" calcext:value-type="float">
            <text:p>1,17917</text:p>
          </table:table-cell>
          <table:table-cell office:value-type="float" office:value="1.20394" calcext:value-type="float">
            <text:p>1,20394</text:p>
          </table:table-cell>
          <table:table-cell office:value-type="float" office:value="1.31069" calcext:value-type="float">
            <text:p>1,31069</text:p>
          </table:table-cell>
          <table:table-cell office:value-type="float" office:value="1.30123" calcext:value-type="float">
            <text:p>1,30123</text:p>
          </table:table-cell>
          <table:table-cell office:value-type="float" office:value="1.1887" calcext:value-type="float">
            <text:p>1,1887</text:p>
          </table:table-cell>
          <table:table-cell office:value-type="float" office:value="0.488539" calcext:value-type="float">
            <text:p>0,488539</text:p>
          </table:table-cell>
          <table:table-cell table:number-columns-repeated="60"/>
          <table:table-cell table:formula="of:=MIN([.A66:.BL66])" office:value-type="float" office:value="0.488539" calcext:value-type="float">
            <text:p>0,488539</text:p>
          </table:table-cell>
          <table:table-cell table:formula="of:=MAX([.A66:.BL66])" office:value-type="float" office:value="1.31069" calcext:value-type="float">
            <text:p>1,31069</text:p>
          </table:table-cell>
          <table:table-cell table:number-columns-repeated="7"/>
        </table:table-row>
        <table:table-row table:style-name="ro2">
          <table:table-cell office:value-type="float" office:value="1.14727" calcext:value-type="float">
            <text:p>1,14727</text:p>
          </table:table-cell>
          <table:table-cell office:value-type="float" office:value="1.38304" calcext:value-type="float">
            <text:p>1,38304</text:p>
          </table:table-cell>
          <table:table-cell office:value-type="float" office:value="1.38417" calcext:value-type="float">
            <text:p>1,38417</text:p>
          </table:table-cell>
          <table:table-cell office:value-type="float" office:value="1.40143" calcext:value-type="float">
            <text:p>1,40143</text:p>
          </table:table-cell>
          <table:table-cell office:value-type="float" office:value="0.617537" calcext:value-type="float">
            <text:p>0,617537</text:p>
          </table:table-cell>
          <table:table-cell office:value-type="float" office:value="0.708292" calcext:value-type="float">
            <text:p>0,708292</text:p>
          </table:table-cell>
          <table:table-cell office:value-type="float" office:value="0.599933" calcext:value-type="float">
            <text:p>0,599933</text:p>
          </table:table-cell>
          <table:table-cell office:value-type="float" office:value="0.74081" calcext:value-type="float">
            <text:p>0,74081</text:p>
          </table:table-cell>
          <table:table-cell table:number-columns-repeated="60"/>
          <table:table-cell table:formula="of:=MIN([.A67:.BL67])" office:value-type="float" office:value="0.599933" calcext:value-type="float">
            <text:p>0,599933</text:p>
          </table:table-cell>
          <table:table-cell table:formula="of:=MAX([.A67:.BL67])" office:value-type="float" office:value="1.40143" calcext:value-type="float">
            <text:p>1,40143</text:p>
          </table:table-cell>
          <table:table-cell table:number-columns-repeated="7"/>
        </table:table-row>
        <table:table-row table:style-name="ro2">
          <table:table-cell office:value-type="float" office:value="0.879072" calcext:value-type="float">
            <text:p>0,879072</text:p>
          </table:table-cell>
          <table:table-cell office:value-type="float" office:value="0.903917" calcext:value-type="float">
            <text:p>0,903917</text:p>
          </table:table-cell>
          <table:table-cell office:value-type="float" office:value="1.13042" calcext:value-type="float">
            <text:p>1,13042</text:p>
          </table:table-cell>
          <table:table-cell office:value-type="float" office:value="0.903428" calcext:value-type="float">
            <text:p>0,903428</text:p>
          </table:table-cell>
          <table:table-cell office:value-type="float" office:value="0.906091" calcext:value-type="float">
            <text:p>0,906091</text:p>
          </table:table-cell>
          <table:table-cell office:value-type="float" office:value="0.744669" calcext:value-type="float">
            <text:p>0,744669</text:p>
          </table:table-cell>
          <table:table-cell office:value-type="float" office:value="0.701732" calcext:value-type="float">
            <text:p>0,701732</text:p>
          </table:table-cell>
          <table:table-cell office:value-type="float" office:value="0.848268" calcext:value-type="float">
            <text:p>0,848268</text:p>
          </table:table-cell>
          <table:table-cell table:number-columns-repeated="60"/>
          <table:table-cell table:formula="of:=MIN([.A68:.BL68])" office:value-type="float" office:value="0.701732" calcext:value-type="float">
            <text:p>0,701732</text:p>
          </table:table-cell>
          <table:table-cell table:formula="of:=MAX([.A68:.BL68])" office:value-type="float" office:value="1.13042" calcext:value-type="float">
            <text:p>1,13042</text:p>
          </table:table-cell>
          <table:table-cell table:number-columns-repeated="7"/>
        </table:table-row>
        <table:table-row table:style-name="ro2">
          <table:table-cell office:value-type="float" office:value="1.13037" calcext:value-type="float">
            <text:p>1,13037</text:p>
          </table:table-cell>
          <table:table-cell office:value-type="float" office:value="1.25656" calcext:value-type="float">
            <text:p>1,25656</text:p>
          </table:table-cell>
          <table:table-cell office:value-type="float" office:value="1.35893" calcext:value-type="float">
            <text:p>1,35893</text:p>
          </table:table-cell>
          <table:table-cell office:value-type="float" office:value="1.73799" calcext:value-type="float">
            <text:p>1,73799</text:p>
          </table:table-cell>
          <table:table-cell office:value-type="float" office:value="1.08111" calcext:value-type="float">
            <text:p>1,08111</text:p>
          </table:table-cell>
          <table:table-cell office:value-type="float" office:value="0.982725" calcext:value-type="float">
            <text:p>0,982725</text:p>
          </table:table-cell>
          <table:table-cell office:value-type="float" office:value="0.887288" calcext:value-type="float">
            <text:p>0,887288</text:p>
          </table:table-cell>
          <table:table-cell office:value-type="float" office:value="1.57135" calcext:value-type="float">
            <text:p>1,57135</text:p>
          </table:table-cell>
          <table:table-cell table:number-columns-repeated="60"/>
          <table:table-cell table:formula="of:=MIN([.A69:.BL69])" office:value-type="float" office:value="0.887288" calcext:value-type="float">
            <text:p>0,887288</text:p>
          </table:table-cell>
          <table:table-cell table:formula="of:=MAX([.A69:.BL69])" office:value-type="float" office:value="1.73799" calcext:value-type="float">
            <text:p>1,73799</text:p>
          </table:table-cell>
          <table:table-cell table:number-columns-repeated="7"/>
        </table:table-row>
        <table:table-row table:style-name="ro2">
          <table:table-cell office:value-type="float" office:value="0.605945" calcext:value-type="float">
            <text:p>0,605945</text:p>
          </table:table-cell>
          <table:table-cell office:value-type="float" office:value="0.823574" calcext:value-type="float">
            <text:p>0,823574</text:p>
          </table:table-cell>
          <table:table-cell office:value-type="float" office:value="0.895142" calcext:value-type="float">
            <text:p>0,895142</text:p>
          </table:table-cell>
          <table:table-cell office:value-type="float" office:value="1.41557" calcext:value-type="float">
            <text:p>1,41557</text:p>
          </table:table-cell>
          <table:table-cell office:value-type="float" office:value="1.27539" calcext:value-type="float">
            <text:p>1,27539</text:p>
          </table:table-cell>
          <table:table-cell office:value-type="float" office:value="0.694793" calcext:value-type="float">
            <text:p>0,694793</text:p>
          </table:table-cell>
          <table:table-cell office:value-type="float" office:value="0.689794" calcext:value-type="float">
            <text:p>0,689794</text:p>
          </table:table-cell>
          <table:table-cell office:value-type="float" office:value="0.667383" calcext:value-type="float">
            <text:p>0,667383</text:p>
          </table:table-cell>
          <table:table-cell table:number-columns-repeated="60"/>
          <table:table-cell table:formula="of:=MIN([.A70:.BL70])" office:value-type="float" office:value="0.605945" calcext:value-type="float">
            <text:p>0,605945</text:p>
          </table:table-cell>
          <table:table-cell table:formula="of:=MAX([.A70:.BL70])" office:value-type="float" office:value="1.41557" calcext:value-type="float">
            <text:p>1,41557</text:p>
          </table:table-cell>
          <table:table-cell table:number-columns-repeated="7"/>
        </table:table-row>
        <table:table-row table:style-name="ro2">
          <table:table-cell office:value-type="float" office:value="0.665825" calcext:value-type="float">
            <text:p>0,665825</text:p>
          </table:table-cell>
          <table:table-cell office:value-type="float" office:value="0.895257" calcext:value-type="float">
            <text:p>0,895257</text:p>
          </table:table-cell>
          <table:table-cell office:value-type="float" office:value="0.669029" calcext:value-type="float">
            <text:p>0,669029</text:p>
          </table:table-cell>
          <table:table-cell office:value-type="float" office:value="0.342203" calcext:value-type="float">
            <text:p>0,342203</text:p>
          </table:table-cell>
          <table:table-cell office:value-type="float" office:value="1.72946" calcext:value-type="float">
            <text:p>1,72946</text:p>
          </table:table-cell>
          <table:table-cell office:value-type="float" office:value="1.11794" calcext:value-type="float">
            <text:p>1,11794</text:p>
          </table:table-cell>
          <table:table-cell office:value-type="float" office:value="0.931762" calcext:value-type="float">
            <text:p>0,931762</text:p>
          </table:table-cell>
          <table:table-cell office:value-type="float" office:value="0.239371" calcext:value-type="float">
            <text:p>0,239371</text:p>
          </table:table-cell>
          <table:table-cell table:number-columns-repeated="60"/>
          <table:table-cell table:formula="of:=MIN([.A71:.BL71])" office:value-type="float" office:value="0.239371" calcext:value-type="float">
            <text:p>0,239371</text:p>
          </table:table-cell>
          <table:table-cell table:formula="of:=MAX([.A71:.BL71])" office:value-type="float" office:value="1.72946" calcext:value-type="float">
            <text:p>1,72946</text:p>
          </table:table-cell>
          <table:table-cell table:number-columns-repeated="7"/>
        </table:table-row>
        <table:table-row table:style-name="ro2">
          <table:table-cell office:value-type="float" office:value="0.841867" calcext:value-type="float">
            <text:p>0,841867</text:p>
          </table:table-cell>
          <table:table-cell office:value-type="float" office:value="1.22228" calcext:value-type="float">
            <text:p>1,22228</text:p>
          </table:table-cell>
          <table:table-cell office:value-type="float" office:value="1.41037" calcext:value-type="float">
            <text:p>1,41037</text:p>
          </table:table-cell>
          <table:table-cell office:value-type="float" office:value="1.18258" calcext:value-type="float">
            <text:p>1,18258</text:p>
          </table:table-cell>
          <table:table-cell office:value-type="float" office:value="0.842035" calcext:value-type="float">
            <text:p>0,842035</text:p>
          </table:table-cell>
          <table:table-cell office:value-type="float" office:value="0.96343" calcext:value-type="float">
            <text:p>0,96343</text:p>
          </table:table-cell>
          <table:table-cell office:value-type="float" office:value="1.46611" calcext:value-type="float">
            <text:p>1,46611</text:p>
          </table:table-cell>
          <table:table-cell office:value-type="float" office:value="0.456" calcext:value-type="float">
            <text:p>0,456</text:p>
          </table:table-cell>
          <table:table-cell table:number-columns-repeated="60"/>
          <table:table-cell table:formula="of:=MIN([.A72:.BL72])" office:value-type="float" office:value="0.456" calcext:value-type="float">
            <text:p>0,456</text:p>
          </table:table-cell>
          <table:table-cell table:formula="of:=MAX([.A72:.BL72])" office:value-type="float" office:value="1.46611" calcext:value-type="float">
            <text:p>1,46611</text:p>
          </table:table-cell>
          <table:table-cell table:number-columns-repeated="7"/>
        </table:table-row>
        <table:table-row table:style-name="ro2">
          <table:table-cell office:value-type="float" office:value="0.433659" calcext:value-type="float">
            <text:p>0,433659</text:p>
          </table:table-cell>
          <table:table-cell office:value-type="float" office:value="0.401946" calcext:value-type="float">
            <text:p>0,401946</text:p>
          </table:table-cell>
          <table:table-cell office:value-type="float" office:value="0.37867" calcext:value-type="float">
            <text:p>0,37867</text:p>
          </table:table-cell>
          <table:table-cell office:value-type="float" office:value="1.33387" calcext:value-type="float">
            <text:p>1,33387</text:p>
          </table:table-cell>
          <table:table-cell office:value-type="float" office:value="0.448194" calcext:value-type="float">
            <text:p>0,448194</text:p>
          </table:table-cell>
          <table:table-cell office:value-type="float" office:value="0.394973" calcext:value-type="float">
            <text:p>0,394973</text:p>
          </table:table-cell>
          <table:table-cell office:value-type="float" office:value="1.12081" calcext:value-type="float">
            <text:p>1,12081</text:p>
          </table:table-cell>
          <table:table-cell office:value-type="float" office:value="1.03815" calcext:value-type="float">
            <text:p>1,03815</text:p>
          </table:table-cell>
          <table:table-cell table:number-columns-repeated="60"/>
          <table:table-cell table:formula="of:=MIN([.A73:.BL73])" office:value-type="float" office:value="0.37867" calcext:value-type="float">
            <text:p>0,37867</text:p>
          </table:table-cell>
          <table:table-cell table:formula="of:=MAX([.A73:.BL73])" office:value-type="float" office:value="1.33387" calcext:value-type="float">
            <text:p>1,33387</text:p>
          </table:table-cell>
          <table:table-cell table:number-columns-repeated="7"/>
        </table:table-row>
        <table:table-row table:style-name="ro2">
          <table:table-cell office:value-type="float" office:value="0.667475" calcext:value-type="float">
            <text:p>0,667475</text:p>
          </table:table-cell>
          <table:table-cell office:value-type="float" office:value="0.847922" calcext:value-type="float">
            <text:p>0,847922</text:p>
          </table:table-cell>
          <table:table-cell office:value-type="float" office:value="1.324" calcext:value-type="float">
            <text:p>1,324</text:p>
          </table:table-cell>
          <table:table-cell office:value-type="float" office:value="0.99989" calcext:value-type="float">
            <text:p>0,99989</text:p>
          </table:table-cell>
          <table:table-cell office:value-type="float" office:value="0.635692" calcext:value-type="float">
            <text:p>0,635692</text:p>
          </table:table-cell>
          <table:table-cell office:value-type="float" office:value="1.23727" calcext:value-type="float">
            <text:p>1,23727</text:p>
          </table:table-cell>
          <table:table-cell office:value-type="float" office:value="1.23753" calcext:value-type="float">
            <text:p>1,23753</text:p>
          </table:table-cell>
          <table:table-cell office:value-type="float" office:value="0.823198" calcext:value-type="float">
            <text:p>0,823198</text:p>
          </table:table-cell>
          <table:table-cell table:number-columns-repeated="60"/>
          <table:table-cell table:formula="of:=MIN([.A74:.BL74])" office:value-type="float" office:value="0.635692" calcext:value-type="float">
            <text:p>0,635692</text:p>
          </table:table-cell>
          <table:table-cell table:formula="of:=MAX([.A74:.BL74])" office:value-type="float" office:value="1.324" calcext:value-type="float">
            <text:p>1,324</text:p>
          </table:table-cell>
          <table:table-cell table:number-columns-repeated="7"/>
        </table:table-row>
        <table:table-row table:style-name="ro2">
          <table:table-cell office:value-type="float" office:value="0.711872" calcext:value-type="float">
            <text:p>0,711872</text:p>
          </table:table-cell>
          <table:table-cell office:value-type="float" office:value="0.914406" calcext:value-type="float">
            <text:p>0,914406</text:p>
          </table:table-cell>
          <table:table-cell office:value-type="float" office:value="1.20187" calcext:value-type="float">
            <text:p>1,20187</text:p>
          </table:table-cell>
          <table:table-cell office:value-type="float" office:value="0.999038" calcext:value-type="float">
            <text:p>0,999038</text:p>
          </table:table-cell>
          <table:table-cell office:value-type="float" office:value="1.05845" calcext:value-type="float">
            <text:p>1,05845</text:p>
          </table:table-cell>
          <table:table-cell office:value-type="float" office:value="1.00576" calcext:value-type="float">
            <text:p>1,00576</text:p>
          </table:table-cell>
          <table:table-cell office:value-type="float" office:value="0.819565" calcext:value-type="float">
            <text:p>0,819565</text:p>
          </table:table-cell>
          <table:table-cell office:value-type="float" office:value="0.390639" calcext:value-type="float">
            <text:p>0,390639</text:p>
          </table:table-cell>
          <table:table-cell table:number-columns-repeated="60"/>
          <table:table-cell table:formula="of:=MIN([.A75:.BL75])" office:value-type="float" office:value="0.390639" calcext:value-type="float">
            <text:p>0,390639</text:p>
          </table:table-cell>
          <table:table-cell table:formula="of:=MAX([.A75:.BL75])" office:value-type="float" office:value="1.20187" calcext:value-type="float">
            <text:p>1,20187</text:p>
          </table:table-cell>
          <table:table-cell table:number-columns-repeated="7"/>
        </table:table-row>
        <table:table-row table:style-name="ro2">
          <table:table-cell office:value-type="float" office:value="0.735258" calcext:value-type="float">
            <text:p>0,735258</text:p>
          </table:table-cell>
          <table:table-cell office:value-type="float" office:value="0.869484" calcext:value-type="float">
            <text:p>0,869484</text:p>
          </table:table-cell>
          <table:table-cell office:value-type="float" office:value="0.737794" calcext:value-type="float">
            <text:p>0,737794</text:p>
          </table:table-cell>
          <table:table-cell office:value-type="float" office:value="1.6886" calcext:value-type="float">
            <text:p>1,6886</text:p>
          </table:table-cell>
          <table:table-cell office:value-type="float" office:value="0.821769" calcext:value-type="float">
            <text:p>0,821769</text:p>
          </table:table-cell>
          <table:table-cell office:value-type="float" office:value="0.972199" calcext:value-type="float">
            <text:p>0,972199</text:p>
          </table:table-cell>
          <table:table-cell office:value-type="float" office:value="1.1382" calcext:value-type="float">
            <text:p>1,1382</text:p>
          </table:table-cell>
          <table:table-cell office:value-type="float" office:value="0.360906" calcext:value-type="float">
            <text:p>0,360906</text:p>
          </table:table-cell>
          <table:table-cell table:number-columns-repeated="60"/>
          <table:table-cell table:formula="of:=MIN([.A76:.BL76])" office:value-type="float" office:value="0.360906" calcext:value-type="float">
            <text:p>0,360906</text:p>
          </table:table-cell>
          <table:table-cell table:formula="of:=MAX([.A76:.BL76])" office:value-type="float" office:value="1.6886" calcext:value-type="float">
            <text:p>1,6886</text:p>
          </table:table-cell>
          <table:table-cell table:number-columns-repeated="7"/>
        </table:table-row>
        <table:table-row table:style-name="ro2">
          <table:table-cell office:value-type="float" office:value="0.840561" calcext:value-type="float">
            <text:p>0,840561</text:p>
          </table:table-cell>
          <table:table-cell office:value-type="float" office:value="1.14393" calcext:value-type="float">
            <text:p>1,14393</text:p>
          </table:table-cell>
          <table:table-cell office:value-type="float" office:value="0.962132" calcext:value-type="float">
            <text:p>0,962132</text:p>
          </table:table-cell>
          <table:table-cell office:value-type="float" office:value="1.84496" calcext:value-type="float">
            <text:p>1,84496</text:p>
          </table:table-cell>
          <table:table-cell office:value-type="float" office:value="0.93421" calcext:value-type="float">
            <text:p>0,93421</text:p>
          </table:table-cell>
          <table:table-cell office:value-type="float" office:value="0.945725" calcext:value-type="float">
            <text:p>0,945725</text:p>
          </table:table-cell>
          <table:table-cell office:value-type="float" office:value="1.36905" calcext:value-type="float">
            <text:p>1,36905</text:p>
          </table:table-cell>
          <table:table-cell office:value-type="float" office:value="0.295973" calcext:value-type="float">
            <text:p>0,295973</text:p>
          </table:table-cell>
          <table:table-cell table:number-columns-repeated="60"/>
          <table:table-cell table:formula="of:=MIN([.A77:.BL77])" office:value-type="float" office:value="0.295973" calcext:value-type="float">
            <text:p>0,295973</text:p>
          </table:table-cell>
          <table:table-cell table:formula="of:=MAX([.A77:.BL77])" office:value-type="float" office:value="1.84496" calcext:value-type="float">
            <text:p>1,84496</text:p>
          </table:table-cell>
          <table:table-cell table:number-columns-repeated="7"/>
        </table:table-row>
        <table:table-row table:style-name="ro2">
          <table:table-cell office:value-type="float" office:value="0.46296" calcext:value-type="float">
            <text:p>0,46296</text:p>
          </table:table-cell>
          <table:table-cell office:value-type="float" office:value="0.44868" calcext:value-type="float">
            <text:p>0,44868</text:p>
          </table:table-cell>
          <table:table-cell office:value-type="float" office:value="1.03387" calcext:value-type="float">
            <text:p>1,03387</text:p>
          </table:table-cell>
          <table:table-cell office:value-type="float" office:value="0.973499" calcext:value-type="float">
            <text:p>0,973499</text:p>
          </table:table-cell>
          <table:table-cell office:value-type="float" office:value="0.996353" calcext:value-type="float">
            <text:p>0,996353</text:p>
          </table:table-cell>
          <table:table-cell office:value-type="float" office:value="0.981038" calcext:value-type="float">
            <text:p>0,981038</text:p>
          </table:table-cell>
          <table:table-cell office:value-type="float" office:value="1.08207" calcext:value-type="float">
            <text:p>1,08207</text:p>
          </table:table-cell>
          <table:table-cell office:value-type="float" office:value="0.285047" calcext:value-type="float">
            <text:p>0,285047</text:p>
          </table:table-cell>
          <table:table-cell table:number-columns-repeated="60"/>
          <table:table-cell table:formula="of:=MIN([.A78:.BL78])" office:value-type="float" office:value="0.285047" calcext:value-type="float">
            <text:p>0,285047</text:p>
          </table:table-cell>
          <table:table-cell table:formula="of:=MAX([.A78:.BL78])" office:value-type="float" office:value="1.08207" calcext:value-type="float">
            <text:p>1,08207</text:p>
          </table:table-cell>
          <table:table-cell table:number-columns-repeated="7"/>
        </table:table-row>
        <table:table-row table:style-name="ro2">
          <table:table-cell office:value-type="float" office:value="0.868004" calcext:value-type="float">
            <text:p>0,868004</text:p>
          </table:table-cell>
          <table:table-cell office:value-type="float" office:value="0.983467" calcext:value-type="float">
            <text:p>0,983467</text:p>
          </table:table-cell>
          <table:table-cell office:value-type="float" office:value="1.10655" calcext:value-type="float">
            <text:p>1,10655</text:p>
          </table:table-cell>
          <table:table-cell office:value-type="float" office:value="0.705529" calcext:value-type="float">
            <text:p>0,705529</text:p>
          </table:table-cell>
          <table:table-cell office:value-type="float" office:value="0.643932" calcext:value-type="float">
            <text:p>0,643932</text:p>
          </table:table-cell>
          <table:table-cell office:value-type="float" office:value="0.590494" calcext:value-type="float">
            <text:p>0,590494</text:p>
          </table:table-cell>
          <table:table-cell office:value-type="float" office:value="1.15244" calcext:value-type="float">
            <text:p>1,15244</text:p>
          </table:table-cell>
          <table:table-cell office:value-type="float" office:value="1.04299" calcext:value-type="float">
            <text:p>1,04299</text:p>
          </table:table-cell>
          <table:table-cell table:number-columns-repeated="60"/>
          <table:table-cell table:formula="of:=MIN([.A79:.BL79])" office:value-type="float" office:value="0.590494" calcext:value-type="float">
            <text:p>0,590494</text:p>
          </table:table-cell>
          <table:table-cell table:formula="of:=MAX([.A79:.BL79])" office:value-type="float" office:value="1.15244" calcext:value-type="float">
            <text:p>1,15244</text:p>
          </table:table-cell>
          <table:table-cell table:number-columns-repeated="7"/>
        </table:table-row>
        <table:table-row table:style-name="ro2">
          <table:table-cell office:value-type="float" office:value="1.04457" calcext:value-type="float">
            <text:p>1,04457</text:p>
          </table:table-cell>
          <table:table-cell office:value-type="float" office:value="1.17837" calcext:value-type="float">
            <text:p>1,17837</text:p>
          </table:table-cell>
          <table:table-cell office:value-type="float" office:value="1.29977" calcext:value-type="float">
            <text:p>1,29977</text:p>
          </table:table-cell>
          <table:table-cell office:value-type="float" office:value="1.55319" calcext:value-type="float">
            <text:p>1,55319</text:p>
          </table:table-cell>
          <table:table-cell office:value-type="float" office:value="0.766558" calcext:value-type="float">
            <text:p>0,766558</text:p>
          </table:table-cell>
          <table:table-cell office:value-type="float" office:value="0.976097" calcext:value-type="float">
            <text:p>0,976097</text:p>
          </table:table-cell>
          <table:table-cell office:value-type="float" office:value="1.3698" calcext:value-type="float">
            <text:p>1,3698</text:p>
          </table:table-cell>
          <table:table-cell office:value-type="float" office:value="1.6109" calcext:value-type="float">
            <text:p>1,6109</text:p>
          </table:table-cell>
          <table:table-cell table:number-columns-repeated="60"/>
          <table:table-cell table:formula="of:=MIN([.A80:.BL80])" office:value-type="float" office:value="0.766558" calcext:value-type="float">
            <text:p>0,766558</text:p>
          </table:table-cell>
          <table:table-cell table:formula="of:=MAX([.A80:.BL80])" office:value-type="float" office:value="1.6109" calcext:value-type="float">
            <text:p>1,6109</text:p>
          </table:table-cell>
          <table:table-cell table:number-columns-repeated="7"/>
        </table:table-row>
        <table:table-row table:style-name="ro2">
          <table:table-cell office:value-type="float" office:value="0.660144" calcext:value-type="float">
            <text:p>0,660144</text:p>
          </table:table-cell>
          <table:table-cell office:value-type="float" office:value="0.665522" calcext:value-type="float">
            <text:p>0,665522</text:p>
          </table:table-cell>
          <table:table-cell office:value-type="float" office:value="1.41845" calcext:value-type="float">
            <text:p>1,41845</text:p>
          </table:table-cell>
          <table:table-cell office:value-type="float" office:value="0.873022" calcext:value-type="float">
            <text:p>0,873022</text:p>
          </table:table-cell>
          <table:table-cell office:value-type="float" office:value="1.56056" calcext:value-type="float">
            <text:p>1,56056</text:p>
          </table:table-cell>
          <table:table-cell office:value-type="float" office:value="1.08606" calcext:value-type="float">
            <text:p>1,08606</text:p>
          </table:table-cell>
          <table:table-cell office:value-type="float" office:value="0.600555" calcext:value-type="float">
            <text:p>0,600555</text:p>
          </table:table-cell>
          <table:table-cell office:value-type="float" office:value="0.70532" calcext:value-type="float">
            <text:p>0,70532</text:p>
          </table:table-cell>
          <table:table-cell table:number-columns-repeated="60"/>
          <table:table-cell table:formula="of:=MIN([.A81:.BL81])" office:value-type="float" office:value="0.600555" calcext:value-type="float">
            <text:p>0,600555</text:p>
          </table:table-cell>
          <table:table-cell table:formula="of:=MAX([.A81:.BL81])" office:value-type="float" office:value="1.56056" calcext:value-type="float">
            <text:p>1,56056</text:p>
          </table:table-cell>
          <table:table-cell table:number-columns-repeated="7"/>
        </table:table-row>
        <table:table-row table:style-name="ro2">
          <table:table-cell office:value-type="float" office:value="0.88292" calcext:value-type="float">
            <text:p>0,88292</text:p>
          </table:table-cell>
          <table:table-cell office:value-type="float" office:value="1.23415" calcext:value-type="float">
            <text:p>1,23415</text:p>
          </table:table-cell>
          <table:table-cell office:value-type="float" office:value="1.28277" calcext:value-type="float">
            <text:p>1,28277</text:p>
          </table:table-cell>
          <table:table-cell office:value-type="float" office:value="1.2099" calcext:value-type="float">
            <text:p>1,2099</text:p>
          </table:table-cell>
          <table:table-cell office:value-type="float" office:value="1.21071" calcext:value-type="float">
            <text:p>1,21071</text:p>
          </table:table-cell>
          <table:table-cell office:value-type="float" office:value="1.21366" calcext:value-type="float">
            <text:p>1,21366</text:p>
          </table:table-cell>
          <table:table-cell office:value-type="float" office:value="1.02169" calcext:value-type="float">
            <text:p>1,02169</text:p>
          </table:table-cell>
          <table:table-cell office:value-type="float" office:value="0.451113" calcext:value-type="float">
            <text:p>0,451113</text:p>
          </table:table-cell>
          <table:table-cell table:number-columns-repeated="60"/>
          <table:table-cell table:formula="of:=MIN([.A82:.BL82])" office:value-type="float" office:value="0.451113" calcext:value-type="float">
            <text:p>0,451113</text:p>
          </table:table-cell>
          <table:table-cell table:formula="of:=MAX([.A82:.BL82])" office:value-type="float" office:value="1.28277" calcext:value-type="float">
            <text:p>1,28277</text:p>
          </table:table-cell>
          <table:table-cell table:number-columns-repeated="7"/>
        </table:table-row>
        <table:table-row table:style-name="ro2">
          <table:table-cell office:value-type="float" office:value="0.82676" calcext:value-type="float">
            <text:p>0,82676</text:p>
          </table:table-cell>
          <table:table-cell office:value-type="float" office:value="0.837462" calcext:value-type="float">
            <text:p>0,837462</text:p>
          </table:table-cell>
          <table:table-cell office:value-type="float" office:value="1.01716" calcext:value-type="float">
            <text:p>1,01716</text:p>
          </table:table-cell>
          <table:table-cell office:value-type="float" office:value="0.521799" calcext:value-type="float">
            <text:p>0,521799</text:p>
          </table:table-cell>
          <table:table-cell office:value-type="float" office:value="1.36214" calcext:value-type="float">
            <text:p>1,36214</text:p>
          </table:table-cell>
          <table:table-cell office:value-type="float" office:value="0.546393" calcext:value-type="float">
            <text:p>0,546393</text:p>
          </table:table-cell>
          <table:table-cell office:value-type="float" office:value="0.961576" calcext:value-type="float">
            <text:p>0,961576</text:p>
          </table:table-cell>
          <table:table-cell office:value-type="float" office:value="0.412091" calcext:value-type="float">
            <text:p>0,412091</text:p>
          </table:table-cell>
          <table:table-cell table:number-columns-repeated="60"/>
          <table:table-cell table:formula="of:=MIN([.A83:.BL83])" office:value-type="float" office:value="0.412091" calcext:value-type="float">
            <text:p>0,412091</text:p>
          </table:table-cell>
          <table:table-cell table:formula="of:=MAX([.A83:.BL83])" office:value-type="float" office:value="1.36214" calcext:value-type="float">
            <text:p>1,36214</text:p>
          </table:table-cell>
          <table:table-cell table:number-columns-repeated="7"/>
        </table:table-row>
        <table:table-row table:style-name="ro2">
          <table:table-cell office:value-type="float" office:value="0.885449" calcext:value-type="float">
            <text:p>0,885449</text:p>
          </table:table-cell>
          <table:table-cell office:value-type="float" office:value="0.997972" calcext:value-type="float">
            <text:p>0,997972</text:p>
          </table:table-cell>
          <table:table-cell office:value-type="float" office:value="1.21319" calcext:value-type="float">
            <text:p>1,21319</text:p>
          </table:table-cell>
          <table:table-cell office:value-type="float" office:value="1.06021" calcext:value-type="float">
            <text:p>1,06021</text:p>
          </table:table-cell>
          <table:table-cell office:value-type="float" office:value="1.22465" calcext:value-type="float">
            <text:p>1,22465</text:p>
          </table:table-cell>
          <table:table-cell office:value-type="float" office:value="1.01156" calcext:value-type="float">
            <text:p>1,01156</text:p>
          </table:table-cell>
          <table:table-cell office:value-type="float" office:value="1.3333" calcext:value-type="float">
            <text:p>1,3333</text:p>
          </table:table-cell>
          <table:table-cell office:value-type="float" office:value="0.504708" calcext:value-type="float">
            <text:p>0,504708</text:p>
          </table:table-cell>
          <table:table-cell table:number-columns-repeated="60"/>
          <table:table-cell table:formula="of:=MIN([.A84:.BL84])" office:value-type="float" office:value="0.504708" calcext:value-type="float">
            <text:p>0,504708</text:p>
          </table:table-cell>
          <table:table-cell table:formula="of:=MAX([.A84:.BL84])" office:value-type="float" office:value="1.3333" calcext:value-type="float">
            <text:p>1,333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579452" calcext:value-type="float">
            <text:p>0,579452</text:p>
          </table:table-cell>
          <table:table-cell office:value-type="float" office:value="0.673573" calcext:value-type="float">
            <text:p>0,673573</text:p>
          </table:table-cell>
          <table:table-cell office:value-type="float" office:value="0.886698" calcext:value-type="float">
            <text:p>0,886698</text:p>
          </table:table-cell>
          <table:table-cell office:value-type="float" office:value="0.994561" calcext:value-type="float">
            <text:p>0,994561</text:p>
          </table:table-cell>
          <table:table-cell office:value-type="float" office:value="0.602891" calcext:value-type="float">
            <text:p>0,602891</text:p>
          </table:table-cell>
          <table:table-cell office:value-type="float" office:value="0.808894" calcext:value-type="float">
            <text:p>0,808894</text:p>
          </table:table-cell>
          <table:table-cell office:value-type="float" office:value="0.504638" calcext:value-type="float">
            <text:p>0,504638</text:p>
          </table:table-cell>
          <table:table-cell office:value-type="float" office:value="1.37705" calcext:value-type="float">
            <text:p>1,37705</text:p>
          </table:table-cell>
          <table:table-cell office:value-type="float" office:value="1.21375" calcext:value-type="float">
            <text:p>1,21375</text:p>
          </table:table-cell>
          <table:table-cell office:value-type="float" office:value="0.833804" calcext:value-type="float">
            <text:p>0,833804</text:p>
          </table:table-cell>
          <table:table-cell office:value-type="float" office:value="1.66831" calcext:value-type="float">
            <text:p>1,66831</text:p>
          </table:table-cell>
          <table:table-cell office:value-type="float" office:value="1.392" calcext:value-type="float">
            <text:p>1,392</text:p>
          </table:table-cell>
          <table:table-cell office:value-type="float" office:value="0.583404" calcext:value-type="float">
            <text:p>0,583404</text:p>
          </table:table-cell>
          <table:table-cell office:value-type="float" office:value="1.81178" calcext:value-type="float">
            <text:p>1,81178</text:p>
          </table:table-cell>
          <table:table-cell office:value-type="float" office:value="0.611146" calcext:value-type="float">
            <text:p>0,611146</text:p>
          </table:table-cell>
          <table:table-cell office:value-type="float" office:value="0.472417" calcext:value-type="float">
            <text:p>0,472417</text:p>
          </table:table-cell>
          <table:table-cell table:number-columns-repeated="52"/>
          <table:table-cell table:formula="of:=MIN([.A86:.BL86])" office:value-type="float" office:value="0.472417" calcext:value-type="float">
            <text:p>0,472417</text:p>
          </table:table-cell>
          <table:table-cell table:formula="of:=MAX([.A86:.BL86])" office:value-type="float" office:value="1.81178" calcext:value-type="float">
            <text:p>1,81178</text:p>
          </table:table-cell>
          <table:table-cell table:number-columns-repeated="7"/>
        </table:table-row>
        <table:table-row table:style-name="ro2">
          <table:table-cell office:value-type="float" office:value="0.57855" calcext:value-type="float">
            <text:p>0,57855</text:p>
          </table:table-cell>
          <table:table-cell office:value-type="float" office:value="0.631751" calcext:value-type="float">
            <text:p>0,631751</text:p>
          </table:table-cell>
          <table:table-cell office:value-type="float" office:value="0.774425" calcext:value-type="float">
            <text:p>0,774425</text:p>
          </table:table-cell>
          <table:table-cell office:value-type="float" office:value="0.99518" calcext:value-type="float">
            <text:p>0,99518</text:p>
          </table:table-cell>
          <table:table-cell office:value-type="float" office:value="0.520114" calcext:value-type="float">
            <text:p>0,520114</text:p>
          </table:table-cell>
          <table:table-cell office:value-type="float" office:value="0.622188" calcext:value-type="float">
            <text:p>0,622188</text:p>
          </table:table-cell>
          <table:table-cell office:value-type="float" office:value="0.412823" calcext:value-type="float">
            <text:p>0,412823</text:p>
          </table:table-cell>
          <table:table-cell office:value-type="float" office:value="1.33588" calcext:value-type="float">
            <text:p>1,33588</text:p>
          </table:table-cell>
          <table:table-cell office:value-type="float" office:value="1.00611" calcext:value-type="float">
            <text:p>1,00611</text:p>
          </table:table-cell>
          <table:table-cell office:value-type="float" office:value="0.762625" calcext:value-type="float">
            <text:p>0,762625</text:p>
          </table:table-cell>
          <table:table-cell office:value-type="float" office:value="1.66624" calcext:value-type="float">
            <text:p>1,66624</text:p>
          </table:table-cell>
          <table:table-cell office:value-type="float" office:value="0.468084" calcext:value-type="float">
            <text:p>0,468084</text:p>
          </table:table-cell>
          <table:table-cell office:value-type="float" office:value="1.24172" calcext:value-type="float">
            <text:p>1,24172</text:p>
          </table:table-cell>
          <table:table-cell office:value-type="float" office:value="0.781905" calcext:value-type="float">
            <text:p>0,781905</text:p>
          </table:table-cell>
          <table:table-cell office:value-type="float" office:value="0.609943" calcext:value-type="float">
            <text:p>0,609943</text:p>
          </table:table-cell>
          <table:table-cell office:value-type="float" office:value="0.276082" calcext:value-type="float">
            <text:p>0,276082</text:p>
          </table:table-cell>
          <table:table-cell table:number-columns-repeated="52"/>
          <table:table-cell table:formula="of:=MIN([.A87:.BL87])" office:value-type="float" office:value="0.276082" calcext:value-type="float">
            <text:p>0,276082</text:p>
          </table:table-cell>
          <table:table-cell table:formula="of:=MAX([.A87:.BL87])" office:value-type="float" office:value="1.66624" calcext:value-type="float">
            <text:p>1,66624</text:p>
          </table:table-cell>
          <table:table-cell table:number-columns-repeated="7"/>
        </table:table-row>
        <table:table-row table:style-name="ro2">
          <table:table-cell office:value-type="float" office:value="0.356571" calcext:value-type="float">
            <text:p>0,356571</text:p>
          </table:table-cell>
          <table:table-cell office:value-type="float" office:value="0.576835" calcext:value-type="float">
            <text:p>0,576835</text:p>
          </table:table-cell>
          <table:table-cell office:value-type="float" office:value="0.70831" calcext:value-type="float">
            <text:p>0,70831</text:p>
          </table:table-cell>
          <table:table-cell office:value-type="float" office:value="0.310352" calcext:value-type="float">
            <text:p>0,310352</text:p>
          </table:table-cell>
          <table:table-cell office:value-type="float" office:value="0.584958" calcext:value-type="float">
            <text:p>0,584958</text:p>
          </table:table-cell>
          <table:table-cell office:value-type="float" office:value="0.620771" calcext:value-type="float">
            <text:p>0,620771</text:p>
          </table:table-cell>
          <table:table-cell office:value-type="float" office:value="1.33949" calcext:value-type="float">
            <text:p>1,33949</text:p>
          </table:table-cell>
          <table:table-cell office:value-type="float" office:value="0.993688" calcext:value-type="float">
            <text:p>0,993688</text:p>
          </table:table-cell>
          <table:table-cell office:value-type="float" office:value="0.467721" calcext:value-type="float">
            <text:p>0,467721</text:p>
          </table:table-cell>
          <table:table-cell office:value-type="float" office:value="1.87567" calcext:value-type="float">
            <text:p>1,87567</text:p>
          </table:table-cell>
          <table:table-cell office:value-type="float" office:value="0.728818" calcext:value-type="float">
            <text:p>0,728818</text:p>
          </table:table-cell>
          <table:table-cell office:value-type="float" office:value="1.70608" calcext:value-type="float">
            <text:p>1,70608</text:p>
          </table:table-cell>
          <table:table-cell office:value-type="float" office:value="1.12852" calcext:value-type="float">
            <text:p>1,12852</text:p>
          </table:table-cell>
          <table:table-cell office:value-type="float" office:value="1.59404" calcext:value-type="float">
            <text:p>1,59404</text:p>
          </table:table-cell>
          <table:table-cell office:value-type="float" office:value="0.354269" calcext:value-type="float">
            <text:p>0,354269</text:p>
          </table:table-cell>
          <table:table-cell office:value-type="float" office:value="0.493979" calcext:value-type="float">
            <text:p>0,493979</text:p>
          </table:table-cell>
          <table:table-cell table:number-columns-repeated="52"/>
          <table:table-cell table:formula="of:=MIN([.A88:.BL88])" office:value-type="float" office:value="0.310352" calcext:value-type="float">
            <text:p>0,310352</text:p>
          </table:table-cell>
          <table:table-cell table:formula="of:=MAX([.A88:.BL88])" office:value-type="float" office:value="1.87567" calcext:value-type="float">
            <text:p>1,87567</text:p>
          </table:table-cell>
          <table:table-cell table:number-columns-repeated="7"/>
        </table:table-row>
        <table:table-row table:style-name="ro2">
          <table:table-cell office:value-type="float" office:value="0.440175" calcext:value-type="float">
            <text:p>0,440175</text:p>
          </table:table-cell>
          <table:table-cell office:value-type="float" office:value="0.63817" calcext:value-type="float">
            <text:p>0,63817</text:p>
          </table:table-cell>
          <table:table-cell office:value-type="float" office:value="0.557948" calcext:value-type="float">
            <text:p>0,557948</text:p>
          </table:table-cell>
          <table:table-cell office:value-type="float" office:value="1.03421" calcext:value-type="float">
            <text:p>1,03421</text:p>
          </table:table-cell>
          <table:table-cell office:value-type="float" office:value="0.594296" calcext:value-type="float">
            <text:p>0,594296</text:p>
          </table:table-cell>
          <table:table-cell office:value-type="float" office:value="0.71435" calcext:value-type="float">
            <text:p>0,71435</text:p>
          </table:table-cell>
          <table:table-cell office:value-type="float" office:value="0.451103" calcext:value-type="float">
            <text:p>0,451103</text:p>
          </table:table-cell>
          <table:table-cell office:value-type="float" office:value="0.657813" calcext:value-type="float">
            <text:p>0,657813</text:p>
          </table:table-cell>
          <table:table-cell office:value-type="float" office:value="1.54364" calcext:value-type="float">
            <text:p>1,54364</text:p>
          </table:table-cell>
          <table:table-cell office:value-type="float" office:value="0.453325" calcext:value-type="float">
            <text:p>0,453325</text:p>
          </table:table-cell>
          <table:table-cell office:value-type="float" office:value="1.05902" calcext:value-type="float">
            <text:p>1,05902</text:p>
          </table:table-cell>
          <table:table-cell office:value-type="float" office:value="0.672769" calcext:value-type="float">
            <text:p>0,672769</text:p>
          </table:table-cell>
          <table:table-cell office:value-type="float" office:value="1.53523" calcext:value-type="float">
            <text:p>1,53523</text:p>
          </table:table-cell>
          <table:table-cell office:value-type="float" office:value="0.240852" calcext:value-type="float">
            <text:p>0,240852</text:p>
          </table:table-cell>
          <table:table-cell office:value-type="float" office:value="0.77799" calcext:value-type="float">
            <text:p>0,77799</text:p>
          </table:table-cell>
          <table:table-cell office:value-type="float" office:value="0.536497" calcext:value-type="float">
            <text:p>0,536497</text:p>
          </table:table-cell>
          <table:table-cell table:number-columns-repeated="52"/>
          <table:table-cell table:formula="of:=MIN([.A89:.BL89])" office:value-type="float" office:value="0.240852" calcext:value-type="float">
            <text:p>0,240852</text:p>
          </table:table-cell>
          <table:table-cell table:formula="of:=MAX([.A89:.BL89])" office:value-type="float" office:value="1.54364" calcext:value-type="float">
            <text:p>1,54364</text:p>
          </table:table-cell>
          <table:table-cell table:number-columns-repeated="7"/>
        </table:table-row>
        <table:table-row table:style-name="ro2">
          <table:table-cell office:value-type="float" office:value="0.347577" calcext:value-type="float">
            <text:p>0,347577</text:p>
          </table:table-cell>
          <table:table-cell office:value-type="float" office:value="0.227028" calcext:value-type="float">
            <text:p>0,227028</text:p>
          </table:table-cell>
          <table:table-cell office:value-type="float" office:value="0.794294" calcext:value-type="float">
            <text:p>0,794294</text:p>
          </table:table-cell>
          <table:table-cell office:value-type="float" office:value="0.522436" calcext:value-type="float">
            <text:p>0,522436</text:p>
          </table:table-cell>
          <table:table-cell office:value-type="float" office:value="1.09683" calcext:value-type="float">
            <text:p>1,09683</text:p>
          </table:table-cell>
          <table:table-cell office:value-type="float" office:value="0.377229" calcext:value-type="float">
            <text:p>0,377229</text:p>
          </table:table-cell>
          <table:table-cell office:value-type="float" office:value="1.13473" calcext:value-type="float">
            <text:p>1,13473</text:p>
          </table:table-cell>
          <table:table-cell office:value-type="float" office:value="0.323296" calcext:value-type="float">
            <text:p>0,323296</text:p>
          </table:table-cell>
          <table:table-cell office:value-type="float" office:value="0.87623" calcext:value-type="float">
            <text:p>0,87623</text:p>
          </table:table-cell>
          <table:table-cell office:value-type="float" office:value="0.911845" calcext:value-type="float">
            <text:p>0,911845</text:p>
          </table:table-cell>
          <table:table-cell office:value-type="float" office:value="0.577953" calcext:value-type="float">
            <text:p>0,577953</text:p>
          </table:table-cell>
          <table:table-cell office:value-type="float" office:value="1.24819" calcext:value-type="float">
            <text:p>1,24819</text:p>
          </table:table-cell>
          <table:table-cell office:value-type="float" office:value="1.29708" calcext:value-type="float">
            <text:p>1,29708</text:p>
          </table:table-cell>
          <table:table-cell office:value-type="float" office:value="0.586443" calcext:value-type="float">
            <text:p>0,586443</text:p>
          </table:table-cell>
          <table:table-cell office:value-type="float" office:value="0.401751" calcext:value-type="float">
            <text:p>0,401751</text:p>
          </table:table-cell>
          <table:table-cell office:value-type="float" office:value="0.312789" calcext:value-type="float">
            <text:p>0,312789</text:p>
          </table:table-cell>
          <table:table-cell table:number-columns-repeated="52"/>
          <table:table-cell table:formula="of:=MIN([.A90:.BL90])" office:value-type="float" office:value="0.227028" calcext:value-type="float">
            <text:p>0,227028</text:p>
          </table:table-cell>
          <table:table-cell table:formula="of:=MAX([.A90:.BL90])" office:value-type="float" office:value="1.29708" calcext:value-type="float">
            <text:p>1,29708</text:p>
          </table:table-cell>
          <table:table-cell table:number-columns-repeated="7"/>
        </table:table-row>
        <table:table-row table:style-name="ro2">
          <table:table-cell office:value-type="float" office:value="0.573701" calcext:value-type="float">
            <text:p>0,573701</text:p>
          </table:table-cell>
          <table:table-cell office:value-type="float" office:value="0.905135" calcext:value-type="float">
            <text:p>0,905135</text:p>
          </table:table-cell>
          <table:table-cell office:value-type="float" office:value="1.09828" calcext:value-type="float">
            <text:p>1,09828</text:p>
          </table:table-cell>
          <table:table-cell office:value-type="float" office:value="0.785368" calcext:value-type="float">
            <text:p>0,785368</text:p>
          </table:table-cell>
          <table:table-cell office:value-type="float" office:value="1.39073" calcext:value-type="float">
            <text:p>1,39073</text:p>
          </table:table-cell>
          <table:table-cell office:value-type="float" office:value="0.961921" calcext:value-type="float">
            <text:p>0,961921</text:p>
          </table:table-cell>
          <table:table-cell office:value-type="float" office:value="0.835927" calcext:value-type="float">
            <text:p>0,835927</text:p>
          </table:table-cell>
          <table:table-cell office:value-type="float" office:value="1.16701" calcext:value-type="float">
            <text:p>1,16701</text:p>
          </table:table-cell>
          <table:table-cell office:value-type="float" office:value="1.10824" calcext:value-type="float">
            <text:p>1,10824</text:p>
          </table:table-cell>
          <table:table-cell office:value-type="float" office:value="1.60705" calcext:value-type="float">
            <text:p>1,60705</text:p>
          </table:table-cell>
          <table:table-cell office:value-type="float" office:value="1.09294" calcext:value-type="float">
            <text:p>1,09294</text:p>
          </table:table-cell>
          <table:table-cell office:value-type="float" office:value="0.468699" calcext:value-type="float">
            <text:p>0,468699</text:p>
          </table:table-cell>
          <table:table-cell office:value-type="float" office:value="0.82635" calcext:value-type="float">
            <text:p>0,82635</text:p>
          </table:table-cell>
          <table:table-cell office:value-type="float" office:value="1.0832" calcext:value-type="float">
            <text:p>1,0832</text:p>
          </table:table-cell>
          <table:table-cell office:value-type="float" office:value="0.338918" calcext:value-type="float">
            <text:p>0,338918</text:p>
          </table:table-cell>
          <table:table-cell office:value-type="float" office:value="0.540509" calcext:value-type="float">
            <text:p>0,540509</text:p>
          </table:table-cell>
          <table:table-cell table:number-columns-repeated="52"/>
          <table:table-cell table:formula="of:=MIN([.A91:.BL91])" office:value-type="float" office:value="0.338918" calcext:value-type="float">
            <text:p>0,338918</text:p>
          </table:table-cell>
          <table:table-cell table:formula="of:=MAX([.A91:.BL91])" office:value-type="float" office:value="1.60705" calcext:value-type="float">
            <text:p>1,60705</text:p>
          </table:table-cell>
          <table:table-cell table:number-columns-repeated="7"/>
        </table:table-row>
        <table:table-row table:style-name="ro2">
          <table:table-cell office:value-type="float" office:value="0.407554" calcext:value-type="float">
            <text:p>0,407554</text:p>
          </table:table-cell>
          <table:table-cell office:value-type="float" office:value="0.350475" calcext:value-type="float">
            <text:p>0,350475</text:p>
          </table:table-cell>
          <table:table-cell office:value-type="float" office:value="0.999647" calcext:value-type="float">
            <text:p>0,999647</text:p>
          </table:table-cell>
          <table:table-cell office:value-type="float" office:value="1.09712" calcext:value-type="float">
            <text:p>1,09712</text:p>
          </table:table-cell>
          <table:table-cell office:value-type="float" office:value="0.934318" calcext:value-type="float">
            <text:p>0,934318</text:p>
          </table:table-cell>
          <table:table-cell office:value-type="float" office:value="0.638674" calcext:value-type="float">
            <text:p>0,638674</text:p>
          </table:table-cell>
          <table:table-cell office:value-type="float" office:value="0.258944" calcext:value-type="float">
            <text:p>0,258944</text:p>
          </table:table-cell>
          <table:table-cell office:value-type="float" office:value="1.08103" calcext:value-type="float">
            <text:p>1,08103</text:p>
          </table:table-cell>
          <table:table-cell office:value-type="float" office:value="1.19787" calcext:value-type="float">
            <text:p>1,19787</text:p>
          </table:table-cell>
          <table:table-cell office:value-type="float" office:value="1.55194" calcext:value-type="float">
            <text:p>1,55194</text:p>
          </table:table-cell>
          <table:table-cell office:value-type="float" office:value="1.01386" calcext:value-type="float">
            <text:p>1,01386</text:p>
          </table:table-cell>
          <table:table-cell office:value-type="float" office:value="0.554789" calcext:value-type="float">
            <text:p>0,554789</text:p>
          </table:table-cell>
          <table:table-cell office:value-type="float" office:value="1.17303" calcext:value-type="float">
            <text:p>1,17303</text:p>
          </table:table-cell>
          <table:table-cell office:value-type="float" office:value="0.439467" calcext:value-type="float">
            <text:p>0,439467</text:p>
          </table:table-cell>
          <table:table-cell office:value-type="float" office:value="1.82418" calcext:value-type="float">
            <text:p>1,82418</text:p>
          </table:table-cell>
          <table:table-cell office:value-type="float" office:value="0.162833" calcext:value-type="float">
            <text:p>0,162833</text:p>
          </table:table-cell>
          <table:table-cell table:number-columns-repeated="52"/>
          <table:table-cell table:formula="of:=MIN([.A92:.BL92])" office:value-type="float" office:value="0.162833" calcext:value-type="float">
            <text:p>0,162833</text:p>
          </table:table-cell>
          <table:table-cell table:formula="of:=MAX([.A92:.BL92])" office:value-type="float" office:value="1.82418" calcext:value-type="float">
            <text:p>1,82418</text:p>
          </table:table-cell>
          <table:table-cell table:number-columns-repeated="7"/>
        </table:table-row>
        <table:table-row table:style-name="ro2">
          <table:table-cell office:value-type="float" office:value="0.360187" calcext:value-type="float">
            <text:p>0,360187</text:p>
          </table:table-cell>
          <table:table-cell office:value-type="float" office:value="0.559183" calcext:value-type="float">
            <text:p>0,559183</text:p>
          </table:table-cell>
          <table:table-cell office:value-type="float" office:value="0.793629" calcext:value-type="float">
            <text:p>0,793629</text:p>
          </table:table-cell>
          <table:table-cell office:value-type="float" office:value="0.390561" calcext:value-type="float">
            <text:p>0,390561</text:p>
          </table:table-cell>
          <table:table-cell office:value-type="float" office:value="0.772061" calcext:value-type="float">
            <text:p>0,772061</text:p>
          </table:table-cell>
          <table:table-cell office:value-type="float" office:value="0.839949" calcext:value-type="float">
            <text:p>0,839949</text:p>
          </table:table-cell>
          <table:table-cell office:value-type="float" office:value="0.358919" calcext:value-type="float">
            <text:p>0,358919</text:p>
          </table:table-cell>
          <table:table-cell office:value-type="float" office:value="0.69803" calcext:value-type="float">
            <text:p>0,69803</text:p>
          </table:table-cell>
          <table:table-cell office:value-type="float" office:value="1.11093" calcext:value-type="float">
            <text:p>1,11093</text:p>
          </table:table-cell>
          <table:table-cell office:value-type="float" office:value="0.763887" calcext:value-type="float">
            <text:p>0,763887</text:p>
          </table:table-cell>
          <table:table-cell office:value-type="float" office:value="0.170537" calcext:value-type="float">
            <text:p>0,170537</text:p>
          </table:table-cell>
          <table:table-cell office:value-type="float" office:value="0.791399" calcext:value-type="float">
            <text:p>0,791399</text:p>
          </table:table-cell>
          <table:table-cell office:value-type="float" office:value="0.848856" calcext:value-type="float">
            <text:p>0,848856</text:p>
          </table:table-cell>
          <table:table-cell office:value-type="float" office:value="1.27459" calcext:value-type="float">
            <text:p>1,27459</text:p>
          </table:table-cell>
          <table:table-cell office:value-type="float" office:value="1.73334" calcext:value-type="float">
            <text:p>1,73334</text:p>
          </table:table-cell>
          <table:table-cell office:value-type="float" office:value="0.323111" calcext:value-type="float">
            <text:p>0,323111</text:p>
          </table:table-cell>
          <table:table-cell table:number-columns-repeated="52"/>
          <table:table-cell table:formula="of:=MIN([.A93:.BL93])" office:value-type="float" office:value="0.170537" calcext:value-type="float">
            <text:p>0,170537</text:p>
          </table:table-cell>
          <table:table-cell table:formula="of:=MAX([.A93:.BL93])" office:value-type="float" office:value="1.73334" calcext:value-type="float">
            <text:p>1,73334</text:p>
          </table:table-cell>
          <table:table-cell table:number-columns-repeated="7"/>
        </table:table-row>
        <table:table-row table:style-name="ro2">
          <table:table-cell office:value-type="float" office:value="0.423838" calcext:value-type="float">
            <text:p>0,423838</text:p>
          </table:table-cell>
          <table:table-cell office:value-type="float" office:value="0.529464" calcext:value-type="float">
            <text:p>0,529464</text:p>
          </table:table-cell>
          <table:table-cell office:value-type="float" office:value="0.528247" calcext:value-type="float">
            <text:p>0,528247</text:p>
          </table:table-cell>
          <table:table-cell office:value-type="float" office:value="0.820271" calcext:value-type="float">
            <text:p>0,820271</text:p>
          </table:table-cell>
          <table:table-cell office:value-type="float" office:value="0.472337" calcext:value-type="float">
            <text:p>0,472337</text:p>
          </table:table-cell>
          <table:table-cell office:value-type="float" office:value="0.982245" calcext:value-type="float">
            <text:p>0,982245</text:p>
          </table:table-cell>
          <table:table-cell office:value-type="float" office:value="0.75356" calcext:value-type="float">
            <text:p>0,75356</text:p>
          </table:table-cell>
          <table:table-cell office:value-type="float" office:value="1.24194" calcext:value-type="float">
            <text:p>1,24194</text:p>
          </table:table-cell>
          <table:table-cell office:value-type="float" office:value="0.777619" calcext:value-type="float">
            <text:p>0,777619</text:p>
          </table:table-cell>
          <table:table-cell office:value-type="float" office:value="0.540535" calcext:value-type="float">
            <text:p>0,540535</text:p>
          </table:table-cell>
          <table:table-cell office:value-type="float" office:value="1.42061" calcext:value-type="float">
            <text:p>1,42061</text:p>
          </table:table-cell>
          <table:table-cell office:value-type="float" office:value="1.45012" calcext:value-type="float">
            <text:p>1,45012</text:p>
          </table:table-cell>
          <table:table-cell office:value-type="float" office:value="0.626456" calcext:value-type="float">
            <text:p>0,626456</text:p>
          </table:table-cell>
          <table:table-cell office:value-type="float" office:value="1.03305" calcext:value-type="float">
            <text:p>1,03305</text:p>
          </table:table-cell>
          <table:table-cell office:value-type="float" office:value="1.68612" calcext:value-type="float">
            <text:p>1,68612</text:p>
          </table:table-cell>
          <table:table-cell office:value-type="float" office:value="0.233168" calcext:value-type="float">
            <text:p>0,233168</text:p>
          </table:table-cell>
          <table:table-cell table:number-columns-repeated="52"/>
          <table:table-cell table:formula="of:=MIN([.A94:.BL94])" office:value-type="float" office:value="0.233168" calcext:value-type="float">
            <text:p>0,233168</text:p>
          </table:table-cell>
          <table:table-cell table:formula="of:=MAX([.A94:.BL94])" office:value-type="float" office:value="1.68612" calcext:value-type="float">
            <text:p>1,68612</text:p>
          </table:table-cell>
          <table:table-cell table:number-columns-repeated="7"/>
        </table:table-row>
        <table:table-row table:style-name="ro2">
          <table:table-cell office:value-type="float" office:value="0.469291" calcext:value-type="float">
            <text:p>0,469291</text:p>
          </table:table-cell>
          <table:table-cell office:value-type="float" office:value="0.777878" calcext:value-type="float">
            <text:p>0,777878</text:p>
          </table:table-cell>
          <table:table-cell office:value-type="float" office:value="0.520037" calcext:value-type="float">
            <text:p>0,520037</text:p>
          </table:table-cell>
          <table:table-cell office:value-type="float" office:value="0.732013" calcext:value-type="float">
            <text:p>0,732013</text:p>
          </table:table-cell>
          <table:table-cell office:value-type="float" office:value="1.22799" calcext:value-type="float">
            <text:p>1,22799</text:p>
          </table:table-cell>
          <table:table-cell office:value-type="float" office:value="0.555336" calcext:value-type="float">
            <text:p>0,555336</text:p>
          </table:table-cell>
          <table:table-cell office:value-type="float" office:value="1.60009" calcext:value-type="float">
            <text:p>1,60009</text:p>
          </table:table-cell>
          <table:table-cell office:value-type="float" office:value="0.797411" calcext:value-type="float">
            <text:p>0,797411</text:p>
          </table:table-cell>
          <table:table-cell office:value-type="float" office:value="0.708902" calcext:value-type="float">
            <text:p>0,708902</text:p>
          </table:table-cell>
          <table:table-cell office:value-type="float" office:value="1.52612" calcext:value-type="float">
            <text:p>1,52612</text:p>
          </table:table-cell>
          <table:table-cell office:value-type="float" office:value="0.899638" calcext:value-type="float">
            <text:p>0,899638</text:p>
          </table:table-cell>
          <table:table-cell office:value-type="float" office:value="1.43595" calcext:value-type="float">
            <text:p>1,43595</text:p>
          </table:table-cell>
          <table:table-cell office:value-type="float" office:value="0.656924" calcext:value-type="float">
            <text:p>0,656924</text:p>
          </table:table-cell>
          <table:table-cell office:value-type="float" office:value="0.734847" calcext:value-type="float">
            <text:p>0,734847</text:p>
          </table:table-cell>
          <table:table-cell office:value-type="float" office:value="1.50716" calcext:value-type="float">
            <text:p>1,50716</text:p>
          </table:table-cell>
          <table:table-cell office:value-type="float" office:value="0.532603" calcext:value-type="float">
            <text:p>0,532603</text:p>
          </table:table-cell>
          <table:table-cell table:number-columns-repeated="52"/>
          <table:table-cell table:formula="of:=MIN([.A95:.BL95])" office:value-type="float" office:value="0.469291" calcext:value-type="float">
            <text:p>0,469291</text:p>
          </table:table-cell>
          <table:table-cell table:formula="of:=MAX([.A95:.BL95])" office:value-type="float" office:value="1.60009" calcext:value-type="float">
            <text:p>1,60009</text:p>
          </table:table-cell>
          <table:table-cell table:number-columns-repeated="7"/>
        </table:table-row>
        <table:table-row table:style-name="ro2">
          <table:table-cell office:value-type="float" office:value="0.577282" calcext:value-type="float">
            <text:p>0,577282</text:p>
          </table:table-cell>
          <table:table-cell office:value-type="float" office:value="0.783856" calcext:value-type="float">
            <text:p>0,783856</text:p>
          </table:table-cell>
          <table:table-cell office:value-type="float" office:value="0.974069" calcext:value-type="float">
            <text:p>0,974069</text:p>
          </table:table-cell>
          <table:table-cell office:value-type="float" office:value="1.09281" calcext:value-type="float">
            <text:p>1,09281</text:p>
          </table:table-cell>
          <table:table-cell office:value-type="float" office:value="0.494155" calcext:value-type="float">
            <text:p>0,494155</text:p>
          </table:table-cell>
          <table:table-cell office:value-type="float" office:value="0.602002" calcext:value-type="float">
            <text:p>0,602002</text:p>
          </table:table-cell>
          <table:table-cell office:value-type="float" office:value="1.13989" calcext:value-type="float">
            <text:p>1,13989</text:p>
          </table:table-cell>
          <table:table-cell office:value-type="float" office:value="0.835555" calcext:value-type="float">
            <text:p>0,835555</text:p>
          </table:table-cell>
          <table:table-cell office:value-type="float" office:value="1.44056" calcext:value-type="float">
            <text:p>1,44056</text:p>
          </table:table-cell>
          <table:table-cell office:value-type="float" office:value="1.28845" calcext:value-type="float">
            <text:p>1,28845</text:p>
          </table:table-cell>
          <table:table-cell office:value-type="float" office:value="1.69616" calcext:value-type="float">
            <text:p>1,69616</text:p>
          </table:table-cell>
          <table:table-cell office:value-type="float" office:value="0.734527" calcext:value-type="float">
            <text:p>0,734527</text:p>
          </table:table-cell>
          <table:table-cell office:value-type="float" office:value="1.56571" calcext:value-type="float">
            <text:p>1,56571</text:p>
          </table:table-cell>
          <table:table-cell office:value-type="float" office:value="0.6485" calcext:value-type="float">
            <text:p>0,6485</text:p>
          </table:table-cell>
          <table:table-cell office:value-type="float" office:value="1.10537" calcext:value-type="float">
            <text:p>1,10537</text:p>
          </table:table-cell>
          <table:table-cell office:value-type="float" office:value="0.367809" calcext:value-type="float">
            <text:p>0,367809</text:p>
          </table:table-cell>
          <table:table-cell table:number-columns-repeated="52"/>
          <table:table-cell table:formula="of:=MIN([.A96:.BL96])" office:value-type="float" office:value="0.367809" calcext:value-type="float">
            <text:p>0,367809</text:p>
          </table:table-cell>
          <table:table-cell table:formula="of:=MAX([.A96:.BL96])" office:value-type="float" office:value="1.69616" calcext:value-type="float">
            <text:p>1,69616</text:p>
          </table:table-cell>
          <table:table-cell table:number-columns-repeated="7"/>
        </table:table-row>
        <table:table-row table:style-name="ro2">
          <table:table-cell office:value-type="float" office:value="0.446618" calcext:value-type="float">
            <text:p>0,446618</text:p>
          </table:table-cell>
          <table:table-cell office:value-type="float" office:value="0.751582" calcext:value-type="float">
            <text:p>0,751582</text:p>
          </table:table-cell>
          <table:table-cell office:value-type="float" office:value="0.53326" calcext:value-type="float">
            <text:p>0,53326</text:p>
          </table:table-cell>
          <table:table-cell office:value-type="float" office:value="0.595038" calcext:value-type="float">
            <text:p>0,595038</text:p>
          </table:table-cell>
          <table:table-cell office:value-type="float" office:value="1.09505" calcext:value-type="float">
            <text:p>1,09505</text:p>
          </table:table-cell>
          <table:table-cell office:value-type="float" office:value="0.482563" calcext:value-type="float">
            <text:p>0,482563</text:p>
          </table:table-cell>
          <table:table-cell office:value-type="float" office:value="1.8889" calcext:value-type="float">
            <text:p>1,8889</text:p>
          </table:table-cell>
          <table:table-cell office:value-type="float" office:value="1.46783" calcext:value-type="float">
            <text:p>1,46783</text:p>
          </table:table-cell>
          <table:table-cell office:value-type="float" office:value="1.1106" calcext:value-type="float">
            <text:p>1,1106</text:p>
          </table:table-cell>
          <table:table-cell office:value-type="float" office:value="0.428759" calcext:value-type="float">
            <text:p>0,428759</text:p>
          </table:table-cell>
          <table:table-cell office:value-type="float" office:value="1.55022" calcext:value-type="float">
            <text:p>1,55022</text:p>
          </table:table-cell>
          <table:table-cell office:value-type="float" office:value="0.704168" calcext:value-type="float">
            <text:p>0,704168</text:p>
          </table:table-cell>
          <table:table-cell office:value-type="float" office:value="0.44348" calcext:value-type="float">
            <text:p>0,44348</text:p>
          </table:table-cell>
          <table:table-cell office:value-type="float" office:value="0.790287" calcext:value-type="float">
            <text:p>0,790287</text:p>
          </table:table-cell>
          <table:table-cell office:value-type="float" office:value="1.28329" calcext:value-type="float">
            <text:p>1,28329</text:p>
          </table:table-cell>
          <table:table-cell office:value-type="float" office:value="1.08296" calcext:value-type="float">
            <text:p>1,08296</text:p>
          </table:table-cell>
          <table:table-cell table:number-columns-repeated="52"/>
          <table:table-cell table:formula="of:=MIN([.A97:.BL97])" office:value-type="float" office:value="0.428759" calcext:value-type="float">
            <text:p>0,428759</text:p>
          </table:table-cell>
          <table:table-cell table:formula="of:=MAX([.A97:.BL97])" office:value-type="float" office:value="1.8889" calcext:value-type="float">
            <text:p>1,8889</text:p>
          </table:table-cell>
          <table:table-cell table:number-columns-repeated="7"/>
        </table:table-row>
        <table:table-row table:style-name="ro2">
          <table:table-cell office:value-type="float" office:value="0.578213" calcext:value-type="float">
            <text:p>0,578213</text:p>
          </table:table-cell>
          <table:table-cell office:value-type="float" office:value="0.795588" calcext:value-type="float">
            <text:p>0,795588</text:p>
          </table:table-cell>
          <table:table-cell office:value-type="float" office:value="0.871656" calcext:value-type="float">
            <text:p>0,871656</text:p>
          </table:table-cell>
          <table:table-cell office:value-type="float" office:value="1.00693" calcext:value-type="float">
            <text:p>1,00693</text:p>
          </table:table-cell>
          <table:table-cell office:value-type="float" office:value="0.591453" calcext:value-type="float">
            <text:p>0,591453</text:p>
          </table:table-cell>
          <table:table-cell office:value-type="float" office:value="0.680575" calcext:value-type="float">
            <text:p>0,680575</text:p>
          </table:table-cell>
          <table:table-cell office:value-type="float" office:value="0.98062" calcext:value-type="float">
            <text:p>0,98062</text:p>
          </table:table-cell>
          <table:table-cell office:value-type="float" office:value="0.590616" calcext:value-type="float">
            <text:p>0,590616</text:p>
          </table:table-cell>
          <table:table-cell office:value-type="float" office:value="1.20995" calcext:value-type="float">
            <text:p>1,20995</text:p>
          </table:table-cell>
          <table:table-cell office:value-type="float" office:value="1.46555" calcext:value-type="float">
            <text:p>1,46555</text:p>
          </table:table-cell>
          <table:table-cell office:value-type="float" office:value="0.443705" calcext:value-type="float">
            <text:p>0,443705</text:p>
          </table:table-cell>
          <table:table-cell office:value-type="float" office:value="0.456921" calcext:value-type="float">
            <text:p>0,456921</text:p>
          </table:table-cell>
          <table:table-cell office:value-type="float" office:value="1.54685" calcext:value-type="float">
            <text:p>1,54685</text:p>
          </table:table-cell>
          <table:table-cell office:value-type="float" office:value="1.36984" calcext:value-type="float">
            <text:p>1,36984</text:p>
          </table:table-cell>
          <table:table-cell office:value-type="float" office:value="0.236181" calcext:value-type="float">
            <text:p>0,236181</text:p>
          </table:table-cell>
          <table:table-cell office:value-type="float" office:value="0.882907" calcext:value-type="float">
            <text:p>0,882907</text:p>
          </table:table-cell>
          <table:table-cell table:number-columns-repeated="52"/>
          <table:table-cell table:formula="of:=MIN([.A98:.BL98])" office:value-type="float" office:value="0.236181" calcext:value-type="float">
            <text:p>0,236181</text:p>
          </table:table-cell>
          <table:table-cell table:formula="of:=MAX([.A98:.BL98])" office:value-type="float" office:value="1.54685" calcext:value-type="float">
            <text:p>1,54685</text:p>
          </table:table-cell>
          <table:table-cell table:number-columns-repeated="7"/>
        </table:table-row>
        <table:table-row table:style-name="ro2">
          <table:table-cell office:value-type="float" office:value="0.41194" calcext:value-type="float">
            <text:p>0,41194</text:p>
          </table:table-cell>
          <table:table-cell office:value-type="float" office:value="0.444854" calcext:value-type="float">
            <text:p>0,444854</text:p>
          </table:table-cell>
          <table:table-cell office:value-type="float" office:value="0.595504" calcext:value-type="float">
            <text:p>0,595504</text:p>
          </table:table-cell>
          <table:table-cell office:value-type="float" office:value="0.796104" calcext:value-type="float">
            <text:p>0,796104</text:p>
          </table:table-cell>
          <table:table-cell office:value-type="float" office:value="0.452727" calcext:value-type="float">
            <text:p>0,452727</text:p>
          </table:table-cell>
          <table:table-cell office:value-type="float" office:value="0.771138" calcext:value-type="float">
            <text:p>0,771138</text:p>
          </table:table-cell>
          <table:table-cell office:value-type="float" office:value="0.695803" calcext:value-type="float">
            <text:p>0,695803</text:p>
          </table:table-cell>
          <table:table-cell office:value-type="float" office:value="0.623671" calcext:value-type="float">
            <text:p>0,623671</text:p>
          </table:table-cell>
          <table:table-cell office:value-type="float" office:value="0.484663" calcext:value-type="float">
            <text:p>0,484663</text:p>
          </table:table-cell>
          <table:table-cell office:value-type="float" office:value="0.864331" calcext:value-type="float">
            <text:p>0,864331</text:p>
          </table:table-cell>
          <table:table-cell office:value-type="float" office:value="0.253137" calcext:value-type="float">
            <text:p>0,253137</text:p>
          </table:table-cell>
          <table:table-cell office:value-type="float" office:value="1.85885" calcext:value-type="float">
            <text:p>1,85885</text:p>
          </table:table-cell>
          <table:table-cell office:value-type="float" office:value="1.87176" calcext:value-type="float">
            <text:p>1,87176</text:p>
          </table:table-cell>
          <table:table-cell office:value-type="float" office:value="0.869326" calcext:value-type="float">
            <text:p>0,869326</text:p>
          </table:table-cell>
          <table:table-cell office:value-type="float" office:value="0.537422" calcext:value-type="float">
            <text:p>0,537422</text:p>
          </table:table-cell>
          <table:table-cell office:value-type="float" office:value="0.719647" calcext:value-type="float">
            <text:p>0,719647</text:p>
          </table:table-cell>
          <table:table-cell table:number-columns-repeated="52"/>
          <table:table-cell table:formula="of:=MIN([.A99:.BL99])" office:value-type="float" office:value="0.253137" calcext:value-type="float">
            <text:p>0,253137</text:p>
          </table:table-cell>
          <table:table-cell table:formula="of:=MAX([.A99:.BL99])" office:value-type="float" office:value="1.87176" calcext:value-type="float">
            <text:p>1,87176</text:p>
          </table:table-cell>
          <table:table-cell table:number-columns-repeated="7"/>
        </table:table-row>
        <table:table-row table:style-name="ro2">
          <table:table-cell office:value-type="float" office:value="0.413268" calcext:value-type="float">
            <text:p>0,413268</text:p>
          </table:table-cell>
          <table:table-cell office:value-type="float" office:value="0.610655" calcext:value-type="float">
            <text:p>0,610655</text:p>
          </table:table-cell>
          <table:table-cell office:value-type="float" office:value="0.810003" calcext:value-type="float">
            <text:p>0,810003</text:p>
          </table:table-cell>
          <table:table-cell office:value-type="float" office:value="0.987325" calcext:value-type="float">
            <text:p>0,987325</text:p>
          </table:table-cell>
          <table:table-cell office:value-type="float" office:value="0.414162" calcext:value-type="float">
            <text:p>0,414162</text:p>
          </table:table-cell>
          <table:table-cell office:value-type="float" office:value="0.545551" calcext:value-type="float">
            <text:p>0,545551</text:p>
          </table:table-cell>
          <table:table-cell office:value-type="float" office:value="1.03924" calcext:value-type="float">
            <text:p>1,03924</text:p>
          </table:table-cell>
          <table:table-cell office:value-type="float" office:value="0.845698" calcext:value-type="float">
            <text:p>0,845698</text:p>
          </table:table-cell>
          <table:table-cell office:value-type="float" office:value="0.899389" calcext:value-type="float">
            <text:p>0,899389</text:p>
          </table:table-cell>
          <table:table-cell office:value-type="float" office:value="0.807478" calcext:value-type="float">
            <text:p>0,807478</text:p>
          </table:table-cell>
          <table:table-cell office:value-type="float" office:value="1.31122" calcext:value-type="float">
            <text:p>1,31122</text:p>
          </table:table-cell>
          <table:table-cell office:value-type="float" office:value="0.913147" calcext:value-type="float">
            <text:p>0,913147</text:p>
          </table:table-cell>
          <table:table-cell office:value-type="float" office:value="0.291019" calcext:value-type="float">
            <text:p>0,291019</text:p>
          </table:table-cell>
          <table:table-cell office:value-type="float" office:value="1.24838" calcext:value-type="float">
            <text:p>1,24838</text:p>
          </table:table-cell>
          <table:table-cell office:value-type="float" office:value="0.552062" calcext:value-type="float">
            <text:p>0,552062</text:p>
          </table:table-cell>
          <table:table-cell office:value-type="float" office:value="0.569491" calcext:value-type="float">
            <text:p>0,569491</text:p>
          </table:table-cell>
          <table:table-cell table:number-columns-repeated="52"/>
          <table:table-cell table:formula="of:=MIN([.A100:.BL100])" office:value-type="float" office:value="0.291019" calcext:value-type="float">
            <text:p>0,291019</text:p>
          </table:table-cell>
          <table:table-cell table:formula="of:=MAX([.A100:.BL100])" office:value-type="float" office:value="1.31122" calcext:value-type="float">
            <text:p>1,31122</text:p>
          </table:table-cell>
          <table:table-cell table:number-columns-repeated="7"/>
        </table:table-row>
        <table:table-row table:style-name="ro2">
          <table:table-cell office:value-type="float" office:value="0.442678" calcext:value-type="float">
            <text:p>0,442678</text:p>
          </table:table-cell>
          <table:table-cell office:value-type="float" office:value="0.650424" calcext:value-type="float">
            <text:p>0,650424</text:p>
          </table:table-cell>
          <table:table-cell office:value-type="float" office:value="0.858476" calcext:value-type="float">
            <text:p>0,858476</text:p>
          </table:table-cell>
          <table:table-cell office:value-type="float" office:value="0.470114" calcext:value-type="float">
            <text:p>0,470114</text:p>
          </table:table-cell>
          <table:table-cell office:value-type="float" office:value="0.856842" calcext:value-type="float">
            <text:p>0,856842</text:p>
          </table:table-cell>
          <table:table-cell office:value-type="float" office:value="0.741223" calcext:value-type="float">
            <text:p>0,741223</text:p>
          </table:table-cell>
          <table:table-cell office:value-type="float" office:value="0.485437" calcext:value-type="float">
            <text:p>0,485437</text:p>
          </table:table-cell>
          <table:table-cell office:value-type="float" office:value="0.390131" calcext:value-type="float">
            <text:p>0,390131</text:p>
          </table:table-cell>
          <table:table-cell office:value-type="float" office:value="0.94023" calcext:value-type="float">
            <text:p>0,94023</text:p>
          </table:table-cell>
          <table:table-cell office:value-type="float" office:value="1.47556" calcext:value-type="float">
            <text:p>1,47556</text:p>
          </table:table-cell>
          <table:table-cell office:value-type="float" office:value="1.12077" calcext:value-type="float">
            <text:p>1,12077</text:p>
          </table:table-cell>
          <table:table-cell office:value-type="float" office:value="2.04775" calcext:value-type="float">
            <text:p>2,04775</text:p>
          </table:table-cell>
          <table:table-cell office:value-type="float" office:value="1.73894" calcext:value-type="float">
            <text:p>1,73894</text:p>
          </table:table-cell>
          <table:table-cell office:value-type="float" office:value="1.48622" calcext:value-type="float">
            <text:p>1,48622</text:p>
          </table:table-cell>
          <table:table-cell office:value-type="float" office:value="1.3168" calcext:value-type="float">
            <text:p>1,3168</text:p>
          </table:table-cell>
          <table:table-cell office:value-type="float" office:value="0.400633" calcext:value-type="float">
            <text:p>0,400633</text:p>
          </table:table-cell>
          <table:table-cell table:number-columns-repeated="52"/>
          <table:table-cell table:formula="of:=MIN([.A101:.BL101])" office:value-type="float" office:value="0.390131" calcext:value-type="float">
            <text:p>0,390131</text:p>
          </table:table-cell>
          <table:table-cell table:formula="of:=MAX([.A101:.BL101])" office:value-type="float" office:value="2.04775" calcext:value-type="float">
            <text:p>2,04775</text:p>
          </table:table-cell>
          <table:table-cell table:number-columns-repeated="7"/>
        </table:table-row>
        <table:table-row table:style-name="ro2">
          <table:table-cell office:value-type="float" office:value="0.574522" calcext:value-type="float">
            <text:p>0,574522</text:p>
          </table:table-cell>
          <table:table-cell office:value-type="float" office:value="0.666089" calcext:value-type="float">
            <text:p>0,666089</text:p>
          </table:table-cell>
          <table:table-cell office:value-type="float" office:value="0.81768" calcext:value-type="float">
            <text:p>0,81768</text:p>
          </table:table-cell>
          <table:table-cell office:value-type="float" office:value="1.12176" calcext:value-type="float">
            <text:p>1,12176</text:p>
          </table:table-cell>
          <table:table-cell office:value-type="float" office:value="0.558683" calcext:value-type="float">
            <text:p>0,558683</text:p>
          </table:table-cell>
          <table:table-cell office:value-type="float" office:value="0.84366" calcext:value-type="float">
            <text:p>0,84366</text:p>
          </table:table-cell>
          <table:table-cell office:value-type="float" office:value="1.18304" calcext:value-type="float">
            <text:p>1,18304</text:p>
          </table:table-cell>
          <table:table-cell office:value-type="float" office:value="1.45883" calcext:value-type="float">
            <text:p>1,45883</text:p>
          </table:table-cell>
          <table:table-cell office:value-type="float" office:value="0.769997" calcext:value-type="float">
            <text:p>0,769997</text:p>
          </table:table-cell>
          <table:table-cell office:value-type="float" office:value="1.48958" calcext:value-type="float">
            <text:p>1,48958</text:p>
          </table:table-cell>
          <table:table-cell office:value-type="float" office:value="0.815644" calcext:value-type="float">
            <text:p>0,815644</text:p>
          </table:table-cell>
          <table:table-cell office:value-type="float" office:value="1.66918" calcext:value-type="float">
            <text:p>1,66918</text:p>
          </table:table-cell>
          <table:table-cell office:value-type="float" office:value="1.83602" calcext:value-type="float">
            <text:p>1,83602</text:p>
          </table:table-cell>
          <table:table-cell office:value-type="float" office:value="0.732523" calcext:value-type="float">
            <text:p>0,732523</text:p>
          </table:table-cell>
          <table:table-cell office:value-type="float" office:value="0.575797" calcext:value-type="float">
            <text:p>0,575797</text:p>
          </table:table-cell>
          <table:table-cell office:value-type="float" office:value="0.457256" calcext:value-type="float">
            <text:p>0,457256</text:p>
          </table:table-cell>
          <table:table-cell table:number-columns-repeated="52"/>
          <table:table-cell table:formula="of:=MIN([.A102:.BL102])" office:value-type="float" office:value="0.457256" calcext:value-type="float">
            <text:p>0,457256</text:p>
          </table:table-cell>
          <table:table-cell table:formula="of:=MAX([.A102:.BL102])" office:value-type="float" office:value="1.83602" calcext:value-type="float">
            <text:p>1,83602</text:p>
          </table:table-cell>
          <table:table-cell table:number-columns-repeated="7"/>
        </table:table-row>
        <table:table-row table:style-name="ro2">
          <table:table-cell office:value-type="float" office:value="0.574165" calcext:value-type="float">
            <text:p>0,574165</text:p>
          </table:table-cell>
          <table:table-cell office:value-type="float" office:value="0.789198" calcext:value-type="float">
            <text:p>0,789198</text:p>
          </table:table-cell>
          <table:table-cell office:value-type="float" office:value="0.859843" calcext:value-type="float">
            <text:p>0,859843</text:p>
          </table:table-cell>
          <table:table-cell office:value-type="float" office:value="0.979144" calcext:value-type="float">
            <text:p>0,979144</text:p>
          </table:table-cell>
          <table:table-cell office:value-type="float" office:value="0.756113" calcext:value-type="float">
            <text:p>0,756113</text:p>
          </table:table-cell>
          <table:table-cell office:value-type="float" office:value="0.411558" calcext:value-type="float">
            <text:p>0,411558</text:p>
          </table:table-cell>
          <table:table-cell office:value-type="float" office:value="1.04541" calcext:value-type="float">
            <text:p>1,04541</text:p>
          </table:table-cell>
          <table:table-cell office:value-type="float" office:value="0.950832" calcext:value-type="float">
            <text:p>0,950832</text:p>
          </table:table-cell>
          <table:table-cell office:value-type="float" office:value="0.377789" calcext:value-type="float">
            <text:p>0,377789</text:p>
          </table:table-cell>
          <table:table-cell office:value-type="float" office:value="0.585294" calcext:value-type="float">
            <text:p>0,585294</text:p>
          </table:table-cell>
          <table:table-cell office:value-type="float" office:value="1.11055" calcext:value-type="float">
            <text:p>1,11055</text:p>
          </table:table-cell>
          <table:table-cell office:value-type="float" office:value="1.04983" calcext:value-type="float">
            <text:p>1,04983</text:p>
          </table:table-cell>
          <table:table-cell office:value-type="float" office:value="1.16568" calcext:value-type="float">
            <text:p>1,16568</text:p>
          </table:table-cell>
          <table:table-cell office:value-type="float" office:value="0.130789" calcext:value-type="float">
            <text:p>0,130789</text:p>
          </table:table-cell>
          <table:table-cell office:value-type="float" office:value="0.406087" calcext:value-type="float">
            <text:p>0,406087</text:p>
          </table:table-cell>
          <table:table-cell office:value-type="float" office:value="0.118602" calcext:value-type="float">
            <text:p>0,118602</text:p>
          </table:table-cell>
          <table:table-cell table:number-columns-repeated="52"/>
          <table:table-cell table:formula="of:=MIN([.A103:.BL103])" office:value-type="float" office:value="0.118602" calcext:value-type="float">
            <text:p>0,118602</text:p>
          </table:table-cell>
          <table:table-cell table:formula="of:=MAX([.A103:.BL103])" office:value-type="float" office:value="1.16568" calcext:value-type="float">
            <text:p>1,16568</text:p>
          </table:table-cell>
          <table:table-cell table:number-columns-repeated="7"/>
        </table:table-row>
        <table:table-row table:style-name="ro2">
          <table:table-cell office:value-type="float" office:value="0.443748" calcext:value-type="float">
            <text:p>0,443748</text:p>
          </table:table-cell>
          <table:table-cell office:value-type="float" office:value="0.81182" calcext:value-type="float">
            <text:p>0,81182</text:p>
          </table:table-cell>
          <table:table-cell office:value-type="float" office:value="0.419209" calcext:value-type="float">
            <text:p>0,419209</text:p>
          </table:table-cell>
          <table:table-cell office:value-type="float" office:value="0.508284" calcext:value-type="float">
            <text:p>0,508284</text:p>
          </table:table-cell>
          <table:table-cell office:value-type="float" office:value="1.32177" calcext:value-type="float">
            <text:p>1,32177</text:p>
          </table:table-cell>
          <table:table-cell office:value-type="float" office:value="0.917355" calcext:value-type="float">
            <text:p>0,917355</text:p>
          </table:table-cell>
          <table:table-cell office:value-type="float" office:value="0.316689" calcext:value-type="float">
            <text:p>0,316689</text:p>
          </table:table-cell>
          <table:table-cell office:value-type="float" office:value="1.68177" calcext:value-type="float">
            <text:p>1,68177</text:p>
          </table:table-cell>
          <table:table-cell office:value-type="float" office:value="1.23951" calcext:value-type="float">
            <text:p>1,23951</text:p>
          </table:table-cell>
          <table:table-cell office:value-type="float" office:value="0.490178" calcext:value-type="float">
            <text:p>0,490178</text:p>
          </table:table-cell>
          <table:table-cell office:value-type="float" office:value="1.00458" calcext:value-type="float">
            <text:p>1,00458</text:p>
          </table:table-cell>
          <table:table-cell office:value-type="float" office:value="0.466603" calcext:value-type="float">
            <text:p>0,466603</text:p>
          </table:table-cell>
          <table:table-cell office:value-type="float" office:value="0.123597" calcext:value-type="float">
            <text:p>0,123597</text:p>
          </table:table-cell>
          <table:table-cell office:value-type="float" office:value="1.50897" calcext:value-type="float">
            <text:p>1,50897</text:p>
          </table:table-cell>
          <table:table-cell office:value-type="float" office:value="0.763166" calcext:value-type="float">
            <text:p>0,763166</text:p>
          </table:table-cell>
          <table:table-cell office:value-type="float" office:value="1.2031" calcext:value-type="float">
            <text:p>1,2031</text:p>
          </table:table-cell>
          <table:table-cell table:number-columns-repeated="52"/>
          <table:table-cell table:formula="of:=MIN([.A104:.BL104])" office:value-type="float" office:value="0.123597" calcext:value-type="float">
            <text:p>0,123597</text:p>
          </table:table-cell>
          <table:table-cell table:formula="of:=MAX([.A104:.BL104])" office:value-type="float" office:value="1.68177" calcext:value-type="float">
            <text:p>1,68177</text:p>
          </table:table-cell>
          <table:table-cell table:number-columns-repeated="7"/>
        </table:table-row>
        <table:table-row table:style-name="ro2">
          <table:table-cell office:value-type="float" office:value="0.567749" calcext:value-type="float">
            <text:p>0,567749</text:p>
          </table:table-cell>
          <table:table-cell office:value-type="float" office:value="0.656588" calcext:value-type="float">
            <text:p>0,656588</text:p>
          </table:table-cell>
          <table:table-cell office:value-type="float" office:value="0.997229" calcext:value-type="float">
            <text:p>0,997229</text:p>
          </table:table-cell>
          <table:table-cell office:value-type="float" office:value="1.20389" calcext:value-type="float">
            <text:p>1,20389</text:p>
          </table:table-cell>
          <table:table-cell office:value-type="float" office:value="0.840116" calcext:value-type="float">
            <text:p>0,840116</text:p>
          </table:table-cell>
          <table:table-cell office:value-type="float" office:value="1.13175" calcext:value-type="float">
            <text:p>1,13175</text:p>
          </table:table-cell>
          <table:table-cell office:value-type="float" office:value="0.821102" calcext:value-type="float">
            <text:p>0,821102</text:p>
          </table:table-cell>
          <table:table-cell office:value-type="float" office:value="1.28951" calcext:value-type="float">
            <text:p>1,28951</text:p>
          </table:table-cell>
          <table:table-cell office:value-type="float" office:value="0.98032" calcext:value-type="float">
            <text:p>0,98032</text:p>
          </table:table-cell>
          <table:table-cell office:value-type="float" office:value="1.51059" calcext:value-type="float">
            <text:p>1,51059</text:p>
          </table:table-cell>
          <table:table-cell office:value-type="float" office:value="0.77593" calcext:value-type="float">
            <text:p>0,77593</text:p>
          </table:table-cell>
          <table:table-cell office:value-type="float" office:value="0.907878" calcext:value-type="float">
            <text:p>0,907878</text:p>
          </table:table-cell>
          <table:table-cell office:value-type="float" office:value="1.83646" calcext:value-type="float">
            <text:p>1,83646</text:p>
          </table:table-cell>
          <table:table-cell office:value-type="float" office:value="0.413911" calcext:value-type="float">
            <text:p>0,413911</text:p>
          </table:table-cell>
          <table:table-cell office:value-type="float" office:value="0.476087" calcext:value-type="float">
            <text:p>0,476087</text:p>
          </table:table-cell>
          <table:table-cell office:value-type="float" office:value="0.913424" calcext:value-type="float">
            <text:p>0,913424</text:p>
          </table:table-cell>
          <table:table-cell table:number-columns-repeated="52"/>
          <table:table-cell table:formula="of:=MIN([.A105:.BL105])" office:value-type="float" office:value="0.413911" calcext:value-type="float">
            <text:p>0,413911</text:p>
          </table:table-cell>
          <table:table-cell table:formula="of:=MAX([.A105:.BL105])" office:value-type="float" office:value="1.83646" calcext:value-type="float">
            <text:p>1,8364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283736" calcext:value-type="float">
            <text:p>0,283736</text:p>
          </table:table-cell>
          <table:table-cell office:value-type="float" office:value="0.514869" calcext:value-type="float">
            <text:p>0,514869</text:p>
          </table:table-cell>
          <table:table-cell office:value-type="float" office:value="0.212931" calcext:value-type="float">
            <text:p>0,212931</text:p>
          </table:table-cell>
          <table:table-cell office:value-type="float" office:value="0.220383" calcext:value-type="float">
            <text:p>0,220383</text:p>
          </table:table-cell>
          <table:table-cell office:value-type="float" office:value="1.02512" calcext:value-type="float">
            <text:p>1,02512</text:p>
          </table:table-cell>
          <table:table-cell office:value-type="float" office:value="0.903095" calcext:value-type="float">
            <text:p>0,903095</text:p>
          </table:table-cell>
          <table:table-cell office:value-type="float" office:value="0.660948" calcext:value-type="float">
            <text:p>0,660948</text:p>
          </table:table-cell>
          <table:table-cell office:value-type="float" office:value="1.27035" calcext:value-type="float">
            <text:p>1,27035</text:p>
          </table:table-cell>
          <table:table-cell office:value-type="float" office:value="0.549876" calcext:value-type="float">
            <text:p>0,549876</text:p>
          </table:table-cell>
          <table:table-cell office:value-type="float" office:value="0.57465" calcext:value-type="float">
            <text:p>0,57465</text:p>
          </table:table-cell>
          <table:table-cell office:value-type="float" office:value="0.874174" calcext:value-type="float">
            <text:p>0,874174</text:p>
          </table:table-cell>
          <table:table-cell office:value-type="float" office:value="0.567247" calcext:value-type="float">
            <text:p>0,567247</text:p>
          </table:table-cell>
          <table:table-cell office:value-type="float" office:value="0.225194" calcext:value-type="float">
            <text:p>0,225194</text:p>
          </table:table-cell>
          <table:table-cell office:value-type="float" office:value="0.292021" calcext:value-type="float">
            <text:p>0,292021</text:p>
          </table:table-cell>
          <table:table-cell office:value-type="float" office:value="0.709439" calcext:value-type="float">
            <text:p>0,709439</text:p>
          </table:table-cell>
          <table:table-cell office:value-type="float" office:value="2.16131" calcext:value-type="float">
            <text:p>2,16131</text:p>
          </table:table-cell>
          <table:table-cell office:value-type="float" office:value="1.74783" calcext:value-type="float">
            <text:p>1,74783</text:p>
          </table:table-cell>
          <table:table-cell office:value-type="float" office:value="0.524677" calcext:value-type="float">
            <text:p>0,524677</text:p>
          </table:table-cell>
          <table:table-cell office:value-type="float" office:value="0.972137" calcext:value-type="float">
            <text:p>0,972137</text:p>
          </table:table-cell>
          <table:table-cell office:value-type="float" office:value="1.15423" calcext:value-type="float">
            <text:p>1,15423</text:p>
          </table:table-cell>
          <table:table-cell office:value-type="float" office:value="0.983677" calcext:value-type="float">
            <text:p>0,983677</text:p>
          </table:table-cell>
          <table:table-cell office:value-type="float" office:value="0.540298" calcext:value-type="float">
            <text:p>0,540298</text:p>
          </table:table-cell>
          <table:table-cell office:value-type="float" office:value="0.103085" calcext:value-type="float">
            <text:p>0,103085</text:p>
          </table:table-cell>
          <table:table-cell office:value-type="float" office:value="0.884816" calcext:value-type="float">
            <text:p>0,884816</text:p>
          </table:table-cell>
          <table:table-cell table:number-columns-repeated="44"/>
          <table:table-cell table:formula="of:=MIN([.A107:.BL107])" office:value-type="float" office:value="0.103085" calcext:value-type="float">
            <text:p>0,103085</text:p>
          </table:table-cell>
          <table:table-cell table:formula="of:=MAX([.A107:.BL107])" office:value-type="float" office:value="2.16131" calcext:value-type="float">
            <text:p>2,16131</text:p>
          </table:table-cell>
          <table:table-cell table:number-columns-repeated="7"/>
        </table:table-row>
        <table:table-row table:style-name="ro2">
          <table:table-cell office:value-type="float" office:value="0.36324" calcext:value-type="float">
            <text:p>0,36324</text:p>
          </table:table-cell>
          <table:table-cell office:value-type="float" office:value="0.210066" calcext:value-type="float">
            <text:p>0,210066</text:p>
          </table:table-cell>
          <table:table-cell office:value-type="float" office:value="0.274736" calcext:value-type="float">
            <text:p>0,274736</text:p>
          </table:table-cell>
          <table:table-cell office:value-type="float" office:value="0.209867" calcext:value-type="float">
            <text:p>0,209867</text:p>
          </table:table-cell>
          <table:table-cell office:value-type="float" office:value="0.270638" calcext:value-type="float">
            <text:p>0,270638</text:p>
          </table:table-cell>
          <table:table-cell office:value-type="float" office:value="0.969188" calcext:value-type="float">
            <text:p>0,969188</text:p>
          </table:table-cell>
          <table:table-cell office:value-type="float" office:value="1.11122" calcext:value-type="float">
            <text:p>1,11122</text:p>
          </table:table-cell>
          <table:table-cell office:value-type="float" office:value="1.20087" calcext:value-type="float">
            <text:p>1,20087</text:p>
          </table:table-cell>
          <table:table-cell office:value-type="float" office:value="0.862615" calcext:value-type="float">
            <text:p>0,862615</text:p>
          </table:table-cell>
          <table:table-cell office:value-type="float" office:value="0.604757" calcext:value-type="float">
            <text:p>0,604757</text:p>
          </table:table-cell>
          <table:table-cell office:value-type="float" office:value="0.448915" calcext:value-type="float">
            <text:p>0,448915</text:p>
          </table:table-cell>
          <table:table-cell office:value-type="float" office:value="0.27508" calcext:value-type="float">
            <text:p>0,27508</text:p>
          </table:table-cell>
          <table:table-cell office:value-type="float" office:value="0.688213" calcext:value-type="float">
            <text:p>0,688213</text:p>
          </table:table-cell>
          <table:table-cell office:value-type="float" office:value="0.918089" calcext:value-type="float">
            <text:p>0,918089</text:p>
          </table:table-cell>
          <table:table-cell office:value-type="float" office:value="0.529908" calcext:value-type="float">
            <text:p>0,529908</text:p>
          </table:table-cell>
          <table:table-cell office:value-type="float" office:value="0.9093" calcext:value-type="float">
            <text:p>0,9093</text:p>
          </table:table-cell>
          <table:table-cell office:value-type="float" office:value="1.46062" calcext:value-type="float">
            <text:p>1,46062</text:p>
          </table:table-cell>
          <table:table-cell office:value-type="float" office:value="0.687303" calcext:value-type="float">
            <text:p>0,687303</text:p>
          </table:table-cell>
          <table:table-cell office:value-type="float" office:value="0.236195" calcext:value-type="float">
            <text:p>0,236195</text:p>
          </table:table-cell>
          <table:table-cell office:value-type="float" office:value="0.750826" calcext:value-type="float">
            <text:p>0,750826</text:p>
          </table:table-cell>
          <table:table-cell office:value-type="float" office:value="0.586163" calcext:value-type="float">
            <text:p>0,586163</text:p>
          </table:table-cell>
          <table:table-cell office:value-type="float" office:value="0.390012" calcext:value-type="float">
            <text:p>0,390012</text:p>
          </table:table-cell>
          <table:table-cell office:value-type="float" office:value="1.17108" calcext:value-type="float">
            <text:p>1,17108</text:p>
          </table:table-cell>
          <table:table-cell office:value-type="float" office:value="1.27242" calcext:value-type="float">
            <text:p>1,27242</text:p>
          </table:table-cell>
          <table:table-cell table:number-columns-repeated="44"/>
          <table:table-cell table:formula="of:=MIN([.A108:.BL108])" office:value-type="float" office:value="0.209867" calcext:value-type="float">
            <text:p>0,209867</text:p>
          </table:table-cell>
          <table:table-cell table:formula="of:=MAX([.A108:.BL108])" office:value-type="float" office:value="1.46062" calcext:value-type="float">
            <text:p>1,46062</text:p>
          </table:table-cell>
          <table:table-cell table:number-columns-repeated="7"/>
        </table:table-row>
        <table:table-row table:style-name="ro2">
          <table:table-cell office:value-type="float" office:value="0.282703" calcext:value-type="float">
            <text:p>0,282703</text:p>
          </table:table-cell>
          <table:table-cell office:value-type="float" office:value="0.206348" calcext:value-type="float">
            <text:p>0,206348</text:p>
          </table:table-cell>
          <table:table-cell office:value-type="float" office:value="0.204035" calcext:value-type="float">
            <text:p>0,204035</text:p>
          </table:table-cell>
          <table:table-cell office:value-type="float" office:value="0.283548" calcext:value-type="float">
            <text:p>0,283548</text:p>
          </table:table-cell>
          <table:table-cell office:value-type="float" office:value="0.588317" calcext:value-type="float">
            <text:p>0,588317</text:p>
          </table:table-cell>
          <table:table-cell office:value-type="float" office:value="0.928026" calcext:value-type="float">
            <text:p>0,928026</text:p>
          </table:table-cell>
          <table:table-cell office:value-type="float" office:value="0.93199" calcext:value-type="float">
            <text:p>0,93199</text:p>
          </table:table-cell>
          <table:table-cell office:value-type="float" office:value="1.10103" calcext:value-type="float">
            <text:p>1,10103</text:p>
          </table:table-cell>
          <table:table-cell office:value-type="float" office:value="0.658115" calcext:value-type="float">
            <text:p>0,658115</text:p>
          </table:table-cell>
          <table:table-cell office:value-type="float" office:value="0.374903" calcext:value-type="float">
            <text:p>0,374903</text:p>
          </table:table-cell>
          <table:table-cell office:value-type="float" office:value="1.05292" calcext:value-type="float">
            <text:p>1,05292</text:p>
          </table:table-cell>
          <table:table-cell office:value-type="float" office:value="0.464171" calcext:value-type="float">
            <text:p>0,464171</text:p>
          </table:table-cell>
          <table:table-cell office:value-type="float" office:value="0.761449" calcext:value-type="float">
            <text:p>0,761449</text:p>
          </table:table-cell>
          <table:table-cell office:value-type="float" office:value="0.708437" calcext:value-type="float">
            <text:p>0,708437</text:p>
          </table:table-cell>
          <table:table-cell office:value-type="float" office:value="0.213882" calcext:value-type="float">
            <text:p>0,213882</text:p>
          </table:table-cell>
          <table:table-cell office:value-type="float" office:value="0.902342" calcext:value-type="float">
            <text:p>0,902342</text:p>
          </table:table-cell>
          <table:table-cell office:value-type="float" office:value="0.862267" calcext:value-type="float">
            <text:p>0,862267</text:p>
          </table:table-cell>
          <table:table-cell office:value-type="float" office:value="1.25925" calcext:value-type="float">
            <text:p>1,25925</text:p>
          </table:table-cell>
          <table:table-cell office:value-type="float" office:value="0.49176" calcext:value-type="float">
            <text:p>0,49176</text:p>
          </table:table-cell>
          <table:table-cell office:value-type="float" office:value="0.929222" calcext:value-type="float">
            <text:p>0,929222</text:p>
          </table:table-cell>
          <table:table-cell office:value-type="float" office:value="0.329455" calcext:value-type="float">
            <text:p>0,329455</text:p>
          </table:table-cell>
          <table:table-cell office:value-type="float" office:value="0.168154" calcext:value-type="float">
            <text:p>0,168154</text:p>
          </table:table-cell>
          <table:table-cell office:value-type="float" office:value="0.431605" calcext:value-type="float">
            <text:p>0,431605</text:p>
          </table:table-cell>
          <table:table-cell office:value-type="float" office:value="0.12205" calcext:value-type="float">
            <text:p>0,12205</text:p>
          </table:table-cell>
          <table:table-cell table:number-columns-repeated="44"/>
          <table:table-cell table:formula="of:=MIN([.A109:.BL109])" office:value-type="float" office:value="0.12205" calcext:value-type="float">
            <text:p>0,12205</text:p>
          </table:table-cell>
          <table:table-cell table:formula="of:=MAX([.A109:.BL109])" office:value-type="float" office:value="1.25925" calcext:value-type="float">
            <text:p>1,25925</text:p>
          </table:table-cell>
          <table:table-cell table:number-columns-repeated="7"/>
        </table:table-row>
        <table:table-row table:style-name="ro2">
          <table:table-cell office:value-type="float" office:value="0.284023" calcext:value-type="float">
            <text:p>0,284023</text:p>
          </table:table-cell>
          <table:table-cell office:value-type="float" office:value="0.303463" calcext:value-type="float">
            <text:p>0,303463</text:p>
          </table:table-cell>
          <table:table-cell office:value-type="float" office:value="0.433793" calcext:value-type="float">
            <text:p>0,433793</text:p>
          </table:table-cell>
          <table:table-cell office:value-type="float" office:value="0.582443" calcext:value-type="float">
            <text:p>0,582443</text:p>
          </table:table-cell>
          <table:table-cell office:value-type="float" office:value="0.252845" calcext:value-type="float">
            <text:p>0,252845</text:p>
          </table:table-cell>
          <table:table-cell office:value-type="float" office:value="0.654497" calcext:value-type="float">
            <text:p>0,654497</text:p>
          </table:table-cell>
          <table:table-cell office:value-type="float" office:value="0.641358" calcext:value-type="float">
            <text:p>0,641358</text:p>
          </table:table-cell>
          <table:table-cell office:value-type="float" office:value="0.775261" calcext:value-type="float">
            <text:p>0,775261</text:p>
          </table:table-cell>
          <table:table-cell office:value-type="float" office:value="0.741415" calcext:value-type="float">
            <text:p>0,741415</text:p>
          </table:table-cell>
          <table:table-cell office:value-type="float" office:value="1.28529" calcext:value-type="float">
            <text:p>1,28529</text:p>
          </table:table-cell>
          <table:table-cell office:value-type="float" office:value="0.641931" calcext:value-type="float">
            <text:p>0,641931</text:p>
          </table:table-cell>
          <table:table-cell office:value-type="float" office:value="0.530202" calcext:value-type="float">
            <text:p>0,530202</text:p>
          </table:table-cell>
          <table:table-cell office:value-type="float" office:value="1.65087" calcext:value-type="float">
            <text:p>1,65087</text:p>
          </table:table-cell>
          <table:table-cell office:value-type="float" office:value="1.16934" calcext:value-type="float">
            <text:p>1,16934</text:p>
          </table:table-cell>
          <table:table-cell office:value-type="float" office:value="1.19025" calcext:value-type="float">
            <text:p>1,19025</text:p>
          </table:table-cell>
          <table:table-cell office:value-type="float" office:value="1.10649" calcext:value-type="float">
            <text:p>1,10649</text:p>
          </table:table-cell>
          <table:table-cell office:value-type="float" office:value="0.804414" calcext:value-type="float">
            <text:p>0,804414</text:p>
          </table:table-cell>
          <table:table-cell office:value-type="float" office:value="0.471004" calcext:value-type="float">
            <text:p>0,471004</text:p>
          </table:table-cell>
          <table:table-cell office:value-type="float" office:value="1.84195" calcext:value-type="float">
            <text:p>1,84195</text:p>
          </table:table-cell>
          <table:table-cell office:value-type="float" office:value="0.730802" calcext:value-type="float">
            <text:p>0,730802</text:p>
          </table:table-cell>
          <table:table-cell office:value-type="float" office:value="0.344048" calcext:value-type="float">
            <text:p>0,344048</text:p>
          </table:table-cell>
          <table:table-cell office:value-type="float" office:value="0.0800011" calcext:value-type="float">
            <text:p>0,0800011</text:p>
          </table:table-cell>
          <table:table-cell office:value-type="float" office:value="0.721963" calcext:value-type="float">
            <text:p>0,721963</text:p>
          </table:table-cell>
          <table:table-cell office:value-type="float" office:value="0.084805" calcext:value-type="float">
            <text:p>0,084805</text:p>
          </table:table-cell>
          <table:table-cell table:number-columns-repeated="44"/>
          <table:table-cell table:formula="of:=MIN([.A110:.BL110])" office:value-type="float" office:value="0.0800011" calcext:value-type="float">
            <text:p>0,0800011</text:p>
          </table:table-cell>
          <table:table-cell table:formula="of:=MAX([.A110:.BL110])" office:value-type="float" office:value="1.84195" calcext:value-type="float">
            <text:p>1,84195</text:p>
          </table:table-cell>
          <table:table-cell table:number-columns-repeated="7"/>
        </table:table-row>
        <table:table-row table:style-name="ro2">
          <table:table-cell office:value-type="float" office:value="0.276932" calcext:value-type="float">
            <text:p>0,276932</text:p>
          </table:table-cell>
          <table:table-cell office:value-type="float" office:value="0.487616" calcext:value-type="float">
            <text:p>0,487616</text:p>
          </table:table-cell>
          <table:table-cell office:value-type="float" office:value="0.274573" calcext:value-type="float">
            <text:p>0,274573</text:p>
          </table:table-cell>
          <table:table-cell office:value-type="float" office:value="0.272265" calcext:value-type="float">
            <text:p>0,272265</text:p>
          </table:table-cell>
          <table:table-cell office:value-type="float" office:value="0.476578" calcext:value-type="float">
            <text:p>0,476578</text:p>
          </table:table-cell>
          <table:table-cell office:value-type="float" office:value="0.754347" calcext:value-type="float">
            <text:p>0,754347</text:p>
          </table:table-cell>
          <table:table-cell office:value-type="float" office:value="0.279846" calcext:value-type="float">
            <text:p>0,279846</text:p>
          </table:table-cell>
          <table:table-cell office:value-type="float" office:value="0.758339" calcext:value-type="float">
            <text:p>0,758339</text:p>
          </table:table-cell>
          <table:table-cell office:value-type="float" office:value="1.09168" calcext:value-type="float">
            <text:p>1,09168</text:p>
          </table:table-cell>
          <table:table-cell office:value-type="float" office:value="1.09622" calcext:value-type="float">
            <text:p>1,09622</text:p>
          </table:table-cell>
          <table:table-cell office:value-type="float" office:value="1.65297" calcext:value-type="float">
            <text:p>1,65297</text:p>
          </table:table-cell>
          <table:table-cell office:value-type="float" office:value="1.16616" calcext:value-type="float">
            <text:p>1,16616</text:p>
          </table:table-cell>
          <table:table-cell office:value-type="float" office:value="1.16781" calcext:value-type="float">
            <text:p>1,16781</text:p>
          </table:table-cell>
          <table:table-cell office:value-type="float" office:value="1.65641" calcext:value-type="float">
            <text:p>1,65641</text:p>
          </table:table-cell>
          <table:table-cell office:value-type="float" office:value="0.428294" calcext:value-type="float">
            <text:p>0,428294</text:p>
          </table:table-cell>
          <table:table-cell office:value-type="float" office:value="0.448093" calcext:value-type="float">
            <text:p>0,448093</text:p>
          </table:table-cell>
          <table:table-cell office:value-type="float" office:value="1.47828" calcext:value-type="float">
            <text:p>1,47828</text:p>
          </table:table-cell>
          <table:table-cell office:value-type="float" office:value="0.745974" calcext:value-type="float">
            <text:p>0,745974</text:p>
          </table:table-cell>
          <table:table-cell office:value-type="float" office:value="0.755704" calcext:value-type="float">
            <text:p>0,755704</text:p>
          </table:table-cell>
          <table:table-cell office:value-type="float" office:value="1.5368" calcext:value-type="float">
            <text:p>1,5368</text:p>
          </table:table-cell>
          <table:table-cell office:value-type="float" office:value="0.317538" calcext:value-type="float">
            <text:p>0,317538</text:p>
          </table:table-cell>
          <table:table-cell office:value-type="float" office:value="0.304633" calcext:value-type="float">
            <text:p>0,304633</text:p>
          </table:table-cell>
          <table:table-cell office:value-type="float" office:value="0.853917" calcext:value-type="float">
            <text:p>0,853917</text:p>
          </table:table-cell>
          <table:table-cell office:value-type="float" office:value="1.63444" calcext:value-type="float">
            <text:p>1,63444</text:p>
          </table:table-cell>
          <table:table-cell table:number-columns-repeated="44"/>
          <table:table-cell table:formula="of:=MIN([.A111:.BL111])" office:value-type="float" office:value="0.272265" calcext:value-type="float">
            <text:p>0,272265</text:p>
          </table:table-cell>
          <table:table-cell table:formula="of:=MAX([.A111:.BL111])" office:value-type="float" office:value="1.65641" calcext:value-type="float">
            <text:p>1,65641</text:p>
          </table:table-cell>
          <table:table-cell table:number-columns-repeated="7"/>
        </table:table-row>
        <table:table-row table:style-name="ro2">
          <table:table-cell office:value-type="float" office:value="0.220633" calcext:value-type="float">
            <text:p>0,220633</text:p>
          </table:table-cell>
          <table:table-cell office:value-type="float" office:value="0.330408" calcext:value-type="float">
            <text:p>0,330408</text:p>
          </table:table-cell>
          <table:table-cell office:value-type="float" office:value="0.235079" calcext:value-type="float">
            <text:p>0,235079</text:p>
          </table:table-cell>
          <table:table-cell office:value-type="float" office:value="0.325659" calcext:value-type="float">
            <text:p>0,325659</text:p>
          </table:table-cell>
          <table:table-cell office:value-type="float" office:value="0.217228" calcext:value-type="float">
            <text:p>0,217228</text:p>
          </table:table-cell>
          <table:table-cell office:value-type="float" office:value="0.290717" calcext:value-type="float">
            <text:p>0,290717</text:p>
          </table:table-cell>
          <table:table-cell office:value-type="float" office:value="0.510849" calcext:value-type="float">
            <text:p>0,510849</text:p>
          </table:table-cell>
          <table:table-cell office:value-type="float" office:value="0.212278" calcext:value-type="float">
            <text:p>0,212278</text:p>
          </table:table-cell>
          <table:table-cell office:value-type="float" office:value="0.515133" calcext:value-type="float">
            <text:p>0,515133</text:p>
          </table:table-cell>
          <table:table-cell office:value-type="float" office:value="0.346461" calcext:value-type="float">
            <text:p>0,346461</text:p>
          </table:table-cell>
          <table:table-cell office:value-type="float" office:value="1.51594" calcext:value-type="float">
            <text:p>1,51594</text:p>
          </table:table-cell>
          <table:table-cell office:value-type="float" office:value="1.23208" calcext:value-type="float">
            <text:p>1,23208</text:p>
          </table:table-cell>
          <table:table-cell office:value-type="float" office:value="0.914741" calcext:value-type="float">
            <text:p>0,914741</text:p>
          </table:table-cell>
          <table:table-cell office:value-type="float" office:value="1.38559" calcext:value-type="float">
            <text:p>1,38559</text:p>
          </table:table-cell>
          <table:table-cell office:value-type="float" office:value="0.540295" calcext:value-type="float">
            <text:p>0,540295</text:p>
          </table:table-cell>
          <table:table-cell office:value-type="float" office:value="0.765979" calcext:value-type="float">
            <text:p>0,765979</text:p>
          </table:table-cell>
          <table:table-cell office:value-type="float" office:value="1.34808" calcext:value-type="float">
            <text:p>1,34808</text:p>
          </table:table-cell>
          <table:table-cell office:value-type="float" office:value="1.06327" calcext:value-type="float">
            <text:p>1,06327</text:p>
          </table:table-cell>
          <table:table-cell office:value-type="float" office:value="0.422634" calcext:value-type="float">
            <text:p>0,422634</text:p>
          </table:table-cell>
          <table:table-cell office:value-type="float" office:value="0.409779" calcext:value-type="float">
            <text:p>0,409779</text:p>
          </table:table-cell>
          <table:table-cell office:value-type="float" office:value="0.383336" calcext:value-type="float">
            <text:p>0,383336</text:p>
          </table:table-cell>
          <table:table-cell office:value-type="float" office:value="0.621483" calcext:value-type="float">
            <text:p>0,621483</text:p>
          </table:table-cell>
          <table:table-cell office:value-type="float" office:value="0.220002" calcext:value-type="float">
            <text:p>0,220002</text:p>
          </table:table-cell>
          <table:table-cell office:value-type="float" office:value="0.316242" calcext:value-type="float">
            <text:p>0,316242</text:p>
          </table:table-cell>
          <table:table-cell table:number-columns-repeated="44"/>
          <table:table-cell table:formula="of:=MIN([.A112:.BL112])" office:value-type="float" office:value="0.212278" calcext:value-type="float">
            <text:p>0,212278</text:p>
          </table:table-cell>
          <table:table-cell table:formula="of:=MAX([.A112:.BL112])" office:value-type="float" office:value="1.51594" calcext:value-type="float">
            <text:p>1,51594</text:p>
          </table:table-cell>
          <table:table-cell table:number-columns-repeated="7"/>
        </table:table-row>
        <table:table-row table:style-name="ro2">
          <table:table-cell office:value-type="float" office:value="0.292119" calcext:value-type="float">
            <text:p>0,292119</text:p>
          </table:table-cell>
          <table:table-cell office:value-type="float" office:value="0.209178" calcext:value-type="float">
            <text:p>0,209178</text:p>
          </table:table-cell>
          <table:table-cell office:value-type="float" office:value="0.652257" calcext:value-type="float">
            <text:p>0,652257</text:p>
          </table:table-cell>
          <table:table-cell office:value-type="float" office:value="0.289899" calcext:value-type="float">
            <text:p>0,289899</text:p>
          </table:table-cell>
          <table:table-cell office:value-type="float" office:value="0.979141" calcext:value-type="float">
            <text:p>0,979141</text:p>
          </table:table-cell>
          <table:table-cell office:value-type="float" office:value="0.330041" calcext:value-type="float">
            <text:p>0,330041</text:p>
          </table:table-cell>
          <table:table-cell office:value-type="float" office:value="0.377639" calcext:value-type="float">
            <text:p>0,377639</text:p>
          </table:table-cell>
          <table:table-cell office:value-type="float" office:value="0.736385" calcext:value-type="float">
            <text:p>0,736385</text:p>
          </table:table-cell>
          <table:table-cell office:value-type="float" office:value="1.10487" calcext:value-type="float">
            <text:p>1,10487</text:p>
          </table:table-cell>
          <table:table-cell office:value-type="float" office:value="0.559307" calcext:value-type="float">
            <text:p>0,559307</text:p>
          </table:table-cell>
          <table:table-cell office:value-type="float" office:value="0.799295" calcext:value-type="float">
            <text:p>0,799295</text:p>
          </table:table-cell>
          <table:table-cell office:value-type="float" office:value="0.397164" calcext:value-type="float">
            <text:p>0,397164</text:p>
          </table:table-cell>
          <table:table-cell office:value-type="float" office:value="1.25116" calcext:value-type="float">
            <text:p>1,25116</text:p>
          </table:table-cell>
          <table:table-cell office:value-type="float" office:value="0.140497" calcext:value-type="float">
            <text:p>0,140497</text:p>
          </table:table-cell>
          <table:table-cell office:value-type="float" office:value="0.107624" calcext:value-type="float">
            <text:p>0,107624</text:p>
          </table:table-cell>
          <table:table-cell office:value-type="float" office:value="0.101061" calcext:value-type="float">
            <text:p>0,101061</text:p>
          </table:table-cell>
          <table:table-cell office:value-type="float" office:value="0.0839212" calcext:value-type="float">
            <text:p>0,0839212</text:p>
          </table:table-cell>
          <table:table-cell office:value-type="float" office:value="0.945346" calcext:value-type="float">
            <text:p>0,945346</text:p>
          </table:table-cell>
          <table:table-cell office:value-type="float" office:value="1.05431" calcext:value-type="float">
            <text:p>1,05431</text:p>
          </table:table-cell>
          <table:table-cell office:value-type="float" office:value="1.50419" calcext:value-type="float">
            <text:p>1,50419</text:p>
          </table:table-cell>
          <table:table-cell office:value-type="float" office:value="1.04844" calcext:value-type="float">
            <text:p>1,04844</text:p>
          </table:table-cell>
          <table:table-cell office:value-type="float" office:value="0.673313" calcext:value-type="float">
            <text:p>0,673313</text:p>
          </table:table-cell>
          <table:table-cell office:value-type="float" office:value="0.146675" calcext:value-type="float">
            <text:p>0,146675</text:p>
          </table:table-cell>
          <table:table-cell office:value-type="float" office:value="0.0836029" calcext:value-type="float">
            <text:p>0,0836029</text:p>
          </table:table-cell>
          <table:table-cell table:number-columns-repeated="44"/>
          <table:table-cell table:formula="of:=MIN([.A113:.BL113])" office:value-type="float" office:value="0.0836029" calcext:value-type="float">
            <text:p>0,0836029</text:p>
          </table:table-cell>
          <table:table-cell table:formula="of:=MAX([.A113:.BL113])" office:value-type="float" office:value="1.50419" calcext:value-type="float">
            <text:p>1,50419</text:p>
          </table:table-cell>
          <table:table-cell table:number-columns-repeated="7"/>
        </table:table-row>
        <table:table-row table:style-name="ro2">
          <table:table-cell office:value-type="float" office:value="0.326704" calcext:value-type="float">
            <text:p>0,326704</text:p>
          </table:table-cell>
          <table:table-cell office:value-type="float" office:value="0.215688" calcext:value-type="float">
            <text:p>0,215688</text:p>
          </table:table-cell>
          <table:table-cell office:value-type="float" office:value="0.39437" calcext:value-type="float">
            <text:p>0,39437</text:p>
          </table:table-cell>
          <table:table-cell office:value-type="float" office:value="0.268365" calcext:value-type="float">
            <text:p>0,268365</text:p>
          </table:table-cell>
          <table:table-cell office:value-type="float" office:value="1.00721" calcext:value-type="float">
            <text:p>1,00721</text:p>
          </table:table-cell>
          <table:table-cell office:value-type="float" office:value="0.387102" calcext:value-type="float">
            <text:p>0,387102</text:p>
          </table:table-cell>
          <table:table-cell office:value-type="float" office:value="0.574457" calcext:value-type="float">
            <text:p>0,574457</text:p>
          </table:table-cell>
          <table:table-cell office:value-type="float" office:value="0.22747" calcext:value-type="float">
            <text:p>0,22747</text:p>
          </table:table-cell>
          <table:table-cell office:value-type="float" office:value="0.369408" calcext:value-type="float">
            <text:p>0,369408</text:p>
          </table:table-cell>
          <table:table-cell office:value-type="float" office:value="0.469535" calcext:value-type="float">
            <text:p>0,469535</text:p>
          </table:table-cell>
          <table:table-cell office:value-type="float" office:value="1.7837" calcext:value-type="float">
            <text:p>1,7837</text:p>
          </table:table-cell>
          <table:table-cell office:value-type="float" office:value="1.79339" calcext:value-type="float">
            <text:p>1,79339</text:p>
          </table:table-cell>
          <table:table-cell office:value-type="float" office:value="1.36228" calcext:value-type="float">
            <text:p>1,36228</text:p>
          </table:table-cell>
          <table:table-cell office:value-type="float" office:value="1.45793" calcext:value-type="float">
            <text:p>1,45793</text:p>
          </table:table-cell>
          <table:table-cell office:value-type="float" office:value="0.133944" calcext:value-type="float">
            <text:p>0,133944</text:p>
          </table:table-cell>
          <table:table-cell office:value-type="float" office:value="0.214697" calcext:value-type="float">
            <text:p>0,214697</text:p>
          </table:table-cell>
          <table:table-cell office:value-type="float" office:value="0.776839" calcext:value-type="float">
            <text:p>0,776839</text:p>
          </table:table-cell>
          <table:table-cell office:value-type="float" office:value="1.97659" calcext:value-type="float">
            <text:p>1,97659</text:p>
          </table:table-cell>
          <table:table-cell office:value-type="float" office:value="1.20097" calcext:value-type="float">
            <text:p>1,20097</text:p>
          </table:table-cell>
          <table:table-cell office:value-type="float" office:value="0.202681" calcext:value-type="float">
            <text:p>0,202681</text:p>
          </table:table-cell>
          <table:table-cell office:value-type="float" office:value="1.26573" calcext:value-type="float">
            <text:p>1,26573</text:p>
          </table:table-cell>
          <table:table-cell office:value-type="float" office:value="1.38866" calcext:value-type="float">
            <text:p>1,38866</text:p>
          </table:table-cell>
          <table:table-cell office:value-type="float" office:value="0.713931" calcext:value-type="float">
            <text:p>0,713931</text:p>
          </table:table-cell>
          <table:table-cell office:value-type="float" office:value="1.38974" calcext:value-type="float">
            <text:p>1,38974</text:p>
          </table:table-cell>
          <table:table-cell table:number-columns-repeated="44"/>
          <table:table-cell table:formula="of:=MIN([.A114:.BL114])" office:value-type="float" office:value="0.133944" calcext:value-type="float">
            <text:p>0,133944</text:p>
          </table:table-cell>
          <table:table-cell table:formula="of:=MAX([.A114:.BL114])" office:value-type="float" office:value="1.97659" calcext:value-type="float">
            <text:p>1,97659</text:p>
          </table:table-cell>
          <table:table-cell table:number-columns-repeated="7"/>
        </table:table-row>
        <table:table-row table:style-name="ro2">
          <table:table-cell office:value-type="float" office:value="0.124928" calcext:value-type="float">
            <text:p>0,124928</text:p>
          </table:table-cell>
          <table:table-cell office:value-type="float" office:value="0.124342" calcext:value-type="float">
            <text:p>0,124342</text:p>
          </table:table-cell>
          <table:table-cell office:value-type="float" office:value="0.115954" calcext:value-type="float">
            <text:p>0,115954</text:p>
          </table:table-cell>
          <table:table-cell office:value-type="float" office:value="0.126752" calcext:value-type="float">
            <text:p>0,126752</text:p>
          </table:table-cell>
          <table:table-cell office:value-type="float" office:value="0.615869" calcext:value-type="float">
            <text:p>0,615869</text:p>
          </table:table-cell>
          <table:table-cell office:value-type="float" office:value="0.611447" calcext:value-type="float">
            <text:p>0,611447</text:p>
          </table:table-cell>
          <table:table-cell office:value-type="float" office:value="0.600638" calcext:value-type="float">
            <text:p>0,600638</text:p>
          </table:table-cell>
          <table:table-cell office:value-type="float" office:value="0.597087" calcext:value-type="float">
            <text:p>0,597087</text:p>
          </table:table-cell>
          <table:table-cell office:value-type="float" office:value="0.540833" calcext:value-type="float">
            <text:p>0,540833</text:p>
          </table:table-cell>
          <table:table-cell office:value-type="float" office:value="0.485693" calcext:value-type="float">
            <text:p>0,485693</text:p>
          </table:table-cell>
          <table:table-cell office:value-type="float" office:value="0.418604" calcext:value-type="float">
            <text:p>0,418604</text:p>
          </table:table-cell>
          <table:table-cell office:value-type="float" office:value="0.156619" calcext:value-type="float">
            <text:p>0,156619</text:p>
          </table:table-cell>
          <table:table-cell office:value-type="float" office:value="0.617711" calcext:value-type="float">
            <text:p>0,617711</text:p>
          </table:table-cell>
          <table:table-cell office:value-type="float" office:value="0.228766" calcext:value-type="float">
            <text:p>0,228766</text:p>
          </table:table-cell>
          <table:table-cell office:value-type="float" office:value="0.375668" calcext:value-type="float">
            <text:p>0,375668</text:p>
          </table:table-cell>
          <table:table-cell office:value-type="float" office:value="0.506092" calcext:value-type="float">
            <text:p>0,506092</text:p>
          </table:table-cell>
          <table:table-cell office:value-type="float" office:value="0.864181" calcext:value-type="float">
            <text:p>0,864181</text:p>
          </table:table-cell>
          <table:table-cell office:value-type="float" office:value="0.33892" calcext:value-type="float">
            <text:p>0,33892</text:p>
          </table:table-cell>
          <table:table-cell office:value-type="float" office:value="0.271396" calcext:value-type="float">
            <text:p>0,271396</text:p>
          </table:table-cell>
          <table:table-cell office:value-type="float" office:value="0.814134" calcext:value-type="float">
            <text:p>0,814134</text:p>
          </table:table-cell>
          <table:table-cell office:value-type="float" office:value="1.04286" calcext:value-type="float">
            <text:p>1,04286</text:p>
          </table:table-cell>
          <table:table-cell office:value-type="float" office:value="0.396653" calcext:value-type="float">
            <text:p>0,396653</text:p>
          </table:table-cell>
          <table:table-cell office:value-type="float" office:value="0.348882" calcext:value-type="float">
            <text:p>0,348882</text:p>
          </table:table-cell>
          <table:table-cell office:value-type="float" office:value="0.274695" calcext:value-type="float">
            <text:p>0,274695</text:p>
          </table:table-cell>
          <table:table-cell table:number-columns-repeated="44"/>
          <table:table-cell table:formula="of:=MIN([.A115:.BL115])" office:value-type="float" office:value="0.115954" calcext:value-type="float">
            <text:p>0,115954</text:p>
          </table:table-cell>
          <table:table-cell table:formula="of:=MAX([.A115:.BL115])" office:value-type="float" office:value="1.04286" calcext:value-type="float">
            <text:p>1,04286</text:p>
          </table:table-cell>
          <table:table-cell table:number-columns-repeated="7"/>
        </table:table-row>
        <table:table-row table:style-name="ro2">
          <table:table-cell office:value-type="float" office:value="0.3948" calcext:value-type="float">
            <text:p>0,3948</text:p>
          </table:table-cell>
          <table:table-cell office:value-type="float" office:value="0.607345" calcext:value-type="float">
            <text:p>0,607345</text:p>
          </table:table-cell>
          <table:table-cell office:value-type="float" office:value="0.668648" calcext:value-type="float">
            <text:p>0,668648</text:p>
          </table:table-cell>
          <table:table-cell office:value-type="float" office:value="0.819261" calcext:value-type="float">
            <text:p>0,819261</text:p>
          </table:table-cell>
          <table:table-cell office:value-type="float" office:value="0.623683" calcext:value-type="float">
            <text:p>0,623683</text:p>
          </table:table-cell>
          <table:table-cell office:value-type="float" office:value="0.46932" calcext:value-type="float">
            <text:p>0,46932</text:p>
          </table:table-cell>
          <table:table-cell office:value-type="float" office:value="0.644079" calcext:value-type="float">
            <text:p>0,644079</text:p>
          </table:table-cell>
          <table:table-cell office:value-type="float" office:value="0.799784" calcext:value-type="float">
            <text:p>0,799784</text:p>
          </table:table-cell>
          <table:table-cell office:value-type="float" office:value="0.441663" calcext:value-type="float">
            <text:p>0,441663</text:p>
          </table:table-cell>
          <table:table-cell office:value-type="float" office:value="0.543621" calcext:value-type="float">
            <text:p>0,543621</text:p>
          </table:table-cell>
          <table:table-cell office:value-type="float" office:value="1.5635" calcext:value-type="float">
            <text:p>1,5635</text:p>
          </table:table-cell>
          <table:table-cell office:value-type="float" office:value="1.44887" calcext:value-type="float">
            <text:p>1,44887</text:p>
          </table:table-cell>
          <table:table-cell office:value-type="float" office:value="1.18271" calcext:value-type="float">
            <text:p>1,18271</text:p>
          </table:table-cell>
          <table:table-cell office:value-type="float" office:value="1.25381" calcext:value-type="float">
            <text:p>1,25381</text:p>
          </table:table-cell>
          <table:table-cell office:value-type="float" office:value="2.03818" calcext:value-type="float">
            <text:p>2,03818</text:p>
          </table:table-cell>
          <table:table-cell office:value-type="float" office:value="2.05456" calcext:value-type="float">
            <text:p>2,05456</text:p>
          </table:table-cell>
          <table:table-cell office:value-type="float" office:value="1.76223" calcext:value-type="float">
            <text:p>1,76223</text:p>
          </table:table-cell>
          <table:table-cell office:value-type="float" office:value="0.959983" calcext:value-type="float">
            <text:p>0,959983</text:p>
          </table:table-cell>
          <table:table-cell office:value-type="float" office:value="1.24813" calcext:value-type="float">
            <text:p>1,24813</text:p>
          </table:table-cell>
          <table:table-cell office:value-type="float" office:value="0.954965" calcext:value-type="float">
            <text:p>0,954965</text:p>
          </table:table-cell>
          <table:table-cell office:value-type="float" office:value="0.893726" calcext:value-type="float">
            <text:p>0,893726</text:p>
          </table:table-cell>
          <table:table-cell office:value-type="float" office:value="0.868063" calcext:value-type="float">
            <text:p>0,868063</text:p>
          </table:table-cell>
          <table:table-cell office:value-type="float" office:value="1.32041" calcext:value-type="float">
            <text:p>1,32041</text:p>
          </table:table-cell>
          <table:table-cell office:value-type="float" office:value="0.17891" calcext:value-type="float">
            <text:p>0,17891</text:p>
          </table:table-cell>
          <table:table-cell table:number-columns-repeated="44"/>
          <table:table-cell table:formula="of:=MIN([.A116:.BL116])" office:value-type="float" office:value="0.17891" calcext:value-type="float">
            <text:p>0,17891</text:p>
          </table:table-cell>
          <table:table-cell table:formula="of:=MAX([.A116:.BL116])" office:value-type="float" office:value="2.05456" calcext:value-type="float">
            <text:p>2,05456</text:p>
          </table:table-cell>
          <table:table-cell table:number-columns-repeated="7"/>
        </table:table-row>
        <table:table-row table:style-name="ro2">
          <table:table-cell office:value-type="float" office:value="0.38015" calcext:value-type="float">
            <text:p>0,38015</text:p>
          </table:table-cell>
          <table:table-cell office:value-type="float" office:value="0.387145" calcext:value-type="float">
            <text:p>0,387145</text:p>
          </table:table-cell>
          <table:table-cell office:value-type="float" office:value="0.389215" calcext:value-type="float">
            <text:p>0,389215</text:p>
          </table:table-cell>
          <table:table-cell office:value-type="float" office:value="0.288664" calcext:value-type="float">
            <text:p>0,288664</text:p>
          </table:table-cell>
          <table:table-cell office:value-type="float" office:value="1.7412" calcext:value-type="float">
            <text:p>1,7412</text:p>
          </table:table-cell>
          <table:table-cell office:value-type="float" office:value="0.29482" calcext:value-type="float">
            <text:p>0,29482</text:p>
          </table:table-cell>
          <table:table-cell office:value-type="float" office:value="0.777168" calcext:value-type="float">
            <text:p>0,777168</text:p>
          </table:table-cell>
          <table:table-cell office:value-type="float" office:value="1.5597" calcext:value-type="float">
            <text:p>1,5597</text:p>
          </table:table-cell>
          <table:table-cell office:value-type="float" office:value="1.27814" calcext:value-type="float">
            <text:p>1,27814</text:p>
          </table:table-cell>
          <table:table-cell office:value-type="float" office:value="1.66544" calcext:value-type="float">
            <text:p>1,66544</text:p>
          </table:table-cell>
          <table:table-cell office:value-type="float" office:value="1.28056" calcext:value-type="float">
            <text:p>1,28056</text:p>
          </table:table-cell>
          <table:table-cell office:value-type="float" office:value="1.28083" calcext:value-type="float">
            <text:p>1,28083</text:p>
          </table:table-cell>
          <table:table-cell office:value-type="float" office:value="0.892041" calcext:value-type="float">
            <text:p>0,892041</text:p>
          </table:table-cell>
          <table:table-cell office:value-type="float" office:value="0.604674" calcext:value-type="float">
            <text:p>0,604674</text:p>
          </table:table-cell>
          <table:table-cell office:value-type="float" office:value="2.13467" calcext:value-type="float">
            <text:p>2,13467</text:p>
          </table:table-cell>
          <table:table-cell office:value-type="float" office:value="2.14102" calcext:value-type="float">
            <text:p>2,14102</text:p>
          </table:table-cell>
          <table:table-cell office:value-type="float" office:value="1.765" calcext:value-type="float">
            <text:p>1,765</text:p>
          </table:table-cell>
          <table:table-cell office:value-type="float" office:value="0.405303" calcext:value-type="float">
            <text:p>0,405303</text:p>
          </table:table-cell>
          <table:table-cell office:value-type="float" office:value="0.716404" calcext:value-type="float">
            <text:p>0,716404</text:p>
          </table:table-cell>
          <table:table-cell office:value-type="float" office:value="0.607657" calcext:value-type="float">
            <text:p>0,607657</text:p>
          </table:table-cell>
          <table:table-cell office:value-type="float" office:value="0.708938" calcext:value-type="float">
            <text:p>0,708938</text:p>
          </table:table-cell>
          <table:table-cell office:value-type="float" office:value="0.400118" calcext:value-type="float">
            <text:p>0,400118</text:p>
          </table:table-cell>
          <table:table-cell office:value-type="float" office:value="0.386965" calcext:value-type="float">
            <text:p>0,386965</text:p>
          </table:table-cell>
          <table:table-cell office:value-type="float" office:value="0.102274" calcext:value-type="float">
            <text:p>0,102274</text:p>
          </table:table-cell>
          <table:table-cell table:number-columns-repeated="44"/>
          <table:table-cell table:formula="of:=MIN([.A117:.BL117])" office:value-type="float" office:value="0.102274" calcext:value-type="float">
            <text:p>0,102274</text:p>
          </table:table-cell>
          <table:table-cell table:formula="of:=MAX([.A117:.BL117])" office:value-type="float" office:value="2.14102" calcext:value-type="float">
            <text:p>2,14102</text:p>
          </table:table-cell>
          <table:table-cell table:number-columns-repeated="7"/>
        </table:table-row>
        <table:table-row table:style-name="ro2">
          <table:table-cell office:value-type="float" office:value="0.212971" calcext:value-type="float">
            <text:p>0,212971</text:p>
          </table:table-cell>
          <table:table-cell office:value-type="float" office:value="0.226472" calcext:value-type="float">
            <text:p>0,226472</text:p>
          </table:table-cell>
          <table:table-cell office:value-type="float" office:value="0.21878" calcext:value-type="float">
            <text:p>0,21878</text:p>
          </table:table-cell>
          <table:table-cell office:value-type="float" office:value="0.222484" calcext:value-type="float">
            <text:p>0,222484</text:p>
          </table:table-cell>
          <table:table-cell office:value-type="float" office:value="0.231836" calcext:value-type="float">
            <text:p>0,231836</text:p>
          </table:table-cell>
          <table:table-cell office:value-type="float" office:value="0.221065" calcext:value-type="float">
            <text:p>0,221065</text:p>
          </table:table-cell>
          <table:table-cell office:value-type="float" office:value="0.613776" calcext:value-type="float">
            <text:p>0,613776</text:p>
          </table:table-cell>
          <table:table-cell office:value-type="float" office:value="1.50748" calcext:value-type="float">
            <text:p>1,50748</text:p>
          </table:table-cell>
          <table:table-cell office:value-type="float" office:value="0.402626" calcext:value-type="float">
            <text:p>0,402626</text:p>
          </table:table-cell>
          <table:table-cell office:value-type="float" office:value="1.5251" calcext:value-type="float">
            <text:p>1,5251</text:p>
          </table:table-cell>
          <table:table-cell office:value-type="float" office:value="1.32373" calcext:value-type="float">
            <text:p>1,32373</text:p>
          </table:table-cell>
          <table:table-cell office:value-type="float" office:value="1.11536" calcext:value-type="float">
            <text:p>1,11536</text:p>
          </table:table-cell>
          <table:table-cell office:value-type="float" office:value="0.905035" calcext:value-type="float">
            <text:p>0,905035</text:p>
          </table:table-cell>
          <table:table-cell office:value-type="float" office:value="1.13595" calcext:value-type="float">
            <text:p>1,13595</text:p>
          </table:table-cell>
          <table:table-cell office:value-type="float" office:value="1.3886" calcext:value-type="float">
            <text:p>1,3886</text:p>
          </table:table-cell>
          <table:table-cell office:value-type="float" office:value="1.02617" calcext:value-type="float">
            <text:p>1,02617</text:p>
          </table:table-cell>
          <table:table-cell office:value-type="float" office:value="0.915336" calcext:value-type="float">
            <text:p>0,915336</text:p>
          </table:table-cell>
          <table:table-cell office:value-type="float" office:value="0.700578" calcext:value-type="float">
            <text:p>0,700578</text:p>
          </table:table-cell>
          <table:table-cell office:value-type="float" office:value="0.503236" calcext:value-type="float">
            <text:p>0,503236</text:p>
          </table:table-cell>
          <table:table-cell office:value-type="float" office:value="0.379537" calcext:value-type="float">
            <text:p>0,379537</text:p>
          </table:table-cell>
          <table:table-cell office:value-type="float" office:value="0.809561" calcext:value-type="float">
            <text:p>0,809561</text:p>
          </table:table-cell>
          <table:table-cell office:value-type="float" office:value="0.681734" calcext:value-type="float">
            <text:p>0,681734</text:p>
          </table:table-cell>
          <table:table-cell office:value-type="float" office:value="0.226881" calcext:value-type="float">
            <text:p>0,226881</text:p>
          </table:table-cell>
          <table:table-cell office:value-type="float" office:value="0.179188" calcext:value-type="float">
            <text:p>0,179188</text:p>
          </table:table-cell>
          <table:table-cell table:number-columns-repeated="44"/>
          <table:table-cell table:formula="of:=MIN([.A118:.BL118])" office:value-type="float" office:value="0.179188" calcext:value-type="float">
            <text:p>0,179188</text:p>
          </table:table-cell>
          <table:table-cell table:formula="of:=MAX([.A118:.BL118])" office:value-type="float" office:value="1.5251" calcext:value-type="float">
            <text:p>1,5251</text:p>
          </table:table-cell>
          <table:table-cell table:number-columns-repeated="7"/>
        </table:table-row>
        <table:table-row table:style-name="ro2">
          <table:table-cell office:value-type="float" office:value="0.224923" calcext:value-type="float">
            <text:p>0,224923</text:p>
          </table:table-cell>
          <table:table-cell office:value-type="float" office:value="0.1244" calcext:value-type="float">
            <text:p>0,1244</text:p>
          </table:table-cell>
          <table:table-cell office:value-type="float" office:value="0.1272" calcext:value-type="float">
            <text:p>0,1272</text:p>
          </table:table-cell>
          <table:table-cell office:value-type="float" office:value="0.133693" calcext:value-type="float">
            <text:p>0,133693</text:p>
          </table:table-cell>
          <table:table-cell office:value-type="float" office:value="0.117246" calcext:value-type="float">
            <text:p>0,117246</text:p>
          </table:table-cell>
          <table:table-cell office:value-type="float" office:value="0.115598" calcext:value-type="float">
            <text:p>0,115598</text:p>
          </table:table-cell>
          <table:table-cell office:value-type="float" office:value="0.30841" calcext:value-type="float">
            <text:p>0,30841</text:p>
          </table:table-cell>
          <table:table-cell office:value-type="float" office:value="0.265613" calcext:value-type="float">
            <text:p>0,265613</text:p>
          </table:table-cell>
          <table:table-cell office:value-type="float" office:value="0.295659" calcext:value-type="float">
            <text:p>0,295659</text:p>
          </table:table-cell>
          <table:table-cell office:value-type="float" office:value="0.343713" calcext:value-type="float">
            <text:p>0,343713</text:p>
          </table:table-cell>
          <table:table-cell office:value-type="float" office:value="1.37458" calcext:value-type="float">
            <text:p>1,37458</text:p>
          </table:table-cell>
          <table:table-cell office:value-type="float" office:value="0.23872" calcext:value-type="float">
            <text:p>0,23872</text:p>
          </table:table-cell>
          <table:table-cell office:value-type="float" office:value="0.571014" calcext:value-type="float">
            <text:p>0,571014</text:p>
          </table:table-cell>
          <table:table-cell office:value-type="float" office:value="0.465235" calcext:value-type="float">
            <text:p>0,465235</text:p>
          </table:table-cell>
          <table:table-cell office:value-type="float" office:value="1.99799" calcext:value-type="float">
            <text:p>1,99799</text:p>
          </table:table-cell>
          <table:table-cell office:value-type="float" office:value="1.60836" calcext:value-type="float">
            <text:p>1,60836</text:p>
          </table:table-cell>
          <table:table-cell office:value-type="float" office:value="1.7562" calcext:value-type="float">
            <text:p>1,7562</text:p>
          </table:table-cell>
          <table:table-cell office:value-type="float" office:value="1.90671" calcext:value-type="float">
            <text:p>1,90671</text:p>
          </table:table-cell>
          <table:table-cell office:value-type="float" office:value="0.310165" calcext:value-type="float">
            <text:p>0,310165</text:p>
          </table:table-cell>
          <table:table-cell office:value-type="float" office:value="1.16874" calcext:value-type="float">
            <text:p>1,16874</text:p>
          </table:table-cell>
          <table:table-cell office:value-type="float" office:value="0.462821" calcext:value-type="float">
            <text:p>0,462821</text:p>
          </table:table-cell>
          <table:table-cell office:value-type="float" office:value="1.03553" calcext:value-type="float">
            <text:p>1,03553</text:p>
          </table:table-cell>
          <table:table-cell office:value-type="float" office:value="0.843365" calcext:value-type="float">
            <text:p>0,843365</text:p>
          </table:table-cell>
          <table:table-cell office:value-type="float" office:value="0.54279" calcext:value-type="float">
            <text:p>0,54279</text:p>
          </table:table-cell>
          <table:table-cell table:number-columns-repeated="44"/>
          <table:table-cell table:formula="of:=MIN([.A119:.BL119])" office:value-type="float" office:value="0.115598" calcext:value-type="float">
            <text:p>0,115598</text:p>
          </table:table-cell>
          <table:table-cell table:formula="of:=MAX([.A119:.BL119])" office:value-type="float" office:value="1.99799" calcext:value-type="float">
            <text:p>1,99799</text:p>
          </table:table-cell>
          <table:table-cell table:number-columns-repeated="7"/>
        </table:table-row>
        <table:table-row table:style-name="ro2">
          <table:table-cell office:value-type="float" office:value="0.232578" calcext:value-type="float">
            <text:p>0,232578</text:p>
          </table:table-cell>
          <table:table-cell office:value-type="float" office:value="0.360852" calcext:value-type="float">
            <text:p>0,360852</text:p>
          </table:table-cell>
          <table:table-cell office:value-type="float" office:value="0.433417" calcext:value-type="float">
            <text:p>0,433417</text:p>
          </table:table-cell>
          <table:table-cell office:value-type="float" office:value="0.146235" calcext:value-type="float">
            <text:p>0,146235</text:p>
          </table:table-cell>
          <table:table-cell office:value-type="float" office:value="0.200612" calcext:value-type="float">
            <text:p>0,200612</text:p>
          </table:table-cell>
          <table:table-cell office:value-type="float" office:value="0.457585" calcext:value-type="float">
            <text:p>0,457585</text:p>
          </table:table-cell>
          <table:table-cell office:value-type="float" office:value="0.791272" calcext:value-type="float">
            <text:p>0,791272</text:p>
          </table:table-cell>
          <table:table-cell office:value-type="float" office:value="0.775751" calcext:value-type="float">
            <text:p>0,775751</text:p>
          </table:table-cell>
          <table:table-cell office:value-type="float" office:value="0.544981" calcext:value-type="float">
            <text:p>0,544981</text:p>
          </table:table-cell>
          <table:table-cell office:value-type="float" office:value="0.320293" calcext:value-type="float">
            <text:p>0,320293</text:p>
          </table:table-cell>
          <table:table-cell office:value-type="float" office:value="0.655941" calcext:value-type="float">
            <text:p>0,655941</text:p>
          </table:table-cell>
          <table:table-cell office:value-type="float" office:value="0.642233" calcext:value-type="float">
            <text:p>0,642233</text:p>
          </table:table-cell>
          <table:table-cell office:value-type="float" office:value="0.488735" calcext:value-type="float">
            <text:p>0,488735</text:p>
          </table:table-cell>
          <table:table-cell office:value-type="float" office:value="0.302875" calcext:value-type="float">
            <text:p>0,302875</text:p>
          </table:table-cell>
          <table:table-cell office:value-type="float" office:value="0.486613" calcext:value-type="float">
            <text:p>0,486613</text:p>
          </table:table-cell>
          <table:table-cell office:value-type="float" office:value="0.220988" calcext:value-type="float">
            <text:p>0,220988</text:p>
          </table:table-cell>
          <table:table-cell office:value-type="float" office:value="0.079093" calcext:value-type="float">
            <text:p>0,079093</text:p>
          </table:table-cell>
          <table:table-cell office:value-type="float" office:value="0.0784919" calcext:value-type="float">
            <text:p>0,0784919</text:p>
          </table:table-cell>
          <table:table-cell office:value-type="float" office:value="0.725486" calcext:value-type="float">
            <text:p>0,725486</text:p>
          </table:table-cell>
          <table:table-cell office:value-type="float" office:value="0.791375" calcext:value-type="float">
            <text:p>0,791375</text:p>
          </table:table-cell>
          <table:table-cell office:value-type="float" office:value="0.126993" calcext:value-type="float">
            <text:p>0,126993</text:p>
          </table:table-cell>
          <table:table-cell office:value-type="float" office:value="0.214279" calcext:value-type="float">
            <text:p>0,214279</text:p>
          </table:table-cell>
          <table:table-cell office:value-type="float" office:value="1.15159" calcext:value-type="float">
            <text:p>1,15159</text:p>
          </table:table-cell>
          <table:table-cell office:value-type="float" office:value="0.153935" calcext:value-type="float">
            <text:p>0,153935</text:p>
          </table:table-cell>
          <table:table-cell table:number-columns-repeated="44"/>
          <table:table-cell table:formula="of:=MIN([.A120:.BL120])" office:value-type="float" office:value="0.0784919" calcext:value-type="float">
            <text:p>0,0784919</text:p>
          </table:table-cell>
          <table:table-cell table:formula="of:=MAX([.A120:.BL120])" office:value-type="float" office:value="1.15159" calcext:value-type="float">
            <text:p>1,15159</text:p>
          </table:table-cell>
          <table:table-cell table:number-columns-repeated="7"/>
        </table:table-row>
        <table:table-row table:style-name="ro2">
          <table:table-cell office:value-type="float" office:value="0.386993" calcext:value-type="float">
            <text:p>0,386993</text:p>
          </table:table-cell>
          <table:table-cell office:value-type="float" office:value="0.297949" calcext:value-type="float">
            <text:p>0,297949</text:p>
          </table:table-cell>
          <table:table-cell office:value-type="float" office:value="0.197124" calcext:value-type="float">
            <text:p>0,197124</text:p>
          </table:table-cell>
          <table:table-cell office:value-type="float" office:value="0.591716" calcext:value-type="float">
            <text:p>0,591716</text:p>
          </table:table-cell>
          <table:table-cell office:value-type="float" office:value="0.885246" calcext:value-type="float">
            <text:p>0,885246</text:p>
          </table:table-cell>
          <table:table-cell office:value-type="float" office:value="1.28008" calcext:value-type="float">
            <text:p>1,28008</text:p>
          </table:table-cell>
          <table:table-cell office:value-type="float" office:value="1.46116" calcext:value-type="float">
            <text:p>1,46116</text:p>
          </table:table-cell>
          <table:table-cell office:value-type="float" office:value="0.614502" calcext:value-type="float">
            <text:p>0,614502</text:p>
          </table:table-cell>
          <table:table-cell office:value-type="float" office:value="1.69625" calcext:value-type="float">
            <text:p>1,69625</text:p>
          </table:table-cell>
          <table:table-cell office:value-type="float" office:value="0.717255" calcext:value-type="float">
            <text:p>0,717255</text:p>
          </table:table-cell>
          <table:table-cell office:value-type="float" office:value="0.808018" calcext:value-type="float">
            <text:p>0,808018</text:p>
          </table:table-cell>
          <table:table-cell office:value-type="float" office:value="1.11113" calcext:value-type="float">
            <text:p>1,11113</text:p>
          </table:table-cell>
          <table:table-cell office:value-type="float" office:value="0.521752" calcext:value-type="float">
            <text:p>0,521752</text:p>
          </table:table-cell>
          <table:table-cell office:value-type="float" office:value="0.749943" calcext:value-type="float">
            <text:p>0,749943</text:p>
          </table:table-cell>
          <table:table-cell office:value-type="float" office:value="0.98885" calcext:value-type="float">
            <text:p>0,98885</text:p>
          </table:table-cell>
          <table:table-cell office:value-type="float" office:value="0.681695" calcext:value-type="float">
            <text:p>0,681695</text:p>
          </table:table-cell>
          <table:table-cell office:value-type="float" office:value="0.600977" calcext:value-type="float">
            <text:p>0,600977</text:p>
          </table:table-cell>
          <table:table-cell office:value-type="float" office:value="1.63835" calcext:value-type="float">
            <text:p>1,63835</text:p>
          </table:table-cell>
          <table:table-cell office:value-type="float" office:value="1.07052" calcext:value-type="float">
            <text:p>1,07052</text:p>
          </table:table-cell>
          <table:table-cell office:value-type="float" office:value="1.85282" calcext:value-type="float">
            <text:p>1,85282</text:p>
          </table:table-cell>
          <table:table-cell office:value-type="float" office:value="0.614377" calcext:value-type="float">
            <text:p>0,614377</text:p>
          </table:table-cell>
          <table:table-cell office:value-type="float" office:value="0.255617" calcext:value-type="float">
            <text:p>0,255617</text:p>
          </table:table-cell>
          <table:table-cell office:value-type="float" office:value="0.26809" calcext:value-type="float">
            <text:p>0,26809</text:p>
          </table:table-cell>
          <table:table-cell office:value-type="float" office:value="0.152257" calcext:value-type="float">
            <text:p>0,152257</text:p>
          </table:table-cell>
          <table:table-cell table:number-columns-repeated="44"/>
          <table:table-cell table:formula="of:=MIN([.A121:.BL121])" office:value-type="float" office:value="0.152257" calcext:value-type="float">
            <text:p>0,152257</text:p>
          </table:table-cell>
          <table:table-cell table:formula="of:=MAX([.A121:.BL121])" office:value-type="float" office:value="1.85282" calcext:value-type="float">
            <text:p>1,85282</text:p>
          </table:table-cell>
          <table:table-cell table:number-columns-repeated="7"/>
        </table:table-row>
        <table:table-row table:style-name="ro2">
          <table:table-cell office:value-type="float" office:value="0.320667" calcext:value-type="float">
            <text:p>0,320667</text:p>
          </table:table-cell>
          <table:table-cell office:value-type="float" office:value="0.529386" calcext:value-type="float">
            <text:p>0,529386</text:p>
          </table:table-cell>
          <table:table-cell office:value-type="float" office:value="0.287619" calcext:value-type="float">
            <text:p>0,287619</text:p>
          </table:table-cell>
          <table:table-cell office:value-type="float" office:value="0.489946" calcext:value-type="float">
            <text:p>0,489946</text:p>
          </table:table-cell>
          <table:table-cell office:value-type="float" office:value="0.292626" calcext:value-type="float">
            <text:p>0,292626</text:p>
          </table:table-cell>
          <table:table-cell office:value-type="float" office:value="0.293278" calcext:value-type="float">
            <text:p>0,293278</text:p>
          </table:table-cell>
          <table:table-cell office:value-type="float" office:value="0.402815" calcext:value-type="float">
            <text:p>0,402815</text:p>
          </table:table-cell>
          <table:table-cell office:value-type="float" office:value="0.213623" calcext:value-type="float">
            <text:p>0,213623</text:p>
          </table:table-cell>
          <table:table-cell office:value-type="float" office:value="0.305363" calcext:value-type="float">
            <text:p>0,305363</text:p>
          </table:table-cell>
          <table:table-cell office:value-type="float" office:value="1.94617" calcext:value-type="float">
            <text:p>1,94617</text:p>
          </table:table-cell>
          <table:table-cell office:value-type="float" office:value="0.351491" calcext:value-type="float">
            <text:p>0,351491</text:p>
          </table:table-cell>
          <table:table-cell office:value-type="float" office:value="1.45861" calcext:value-type="float">
            <text:p>1,45861</text:p>
          </table:table-cell>
          <table:table-cell office:value-type="float" office:value="1.35048" calcext:value-type="float">
            <text:p>1,35048</text:p>
          </table:table-cell>
          <table:table-cell office:value-type="float" office:value="1.91705" calcext:value-type="float">
            <text:p>1,91705</text:p>
          </table:table-cell>
          <table:table-cell office:value-type="float" office:value="0.822394" calcext:value-type="float">
            <text:p>0,822394</text:p>
          </table:table-cell>
          <table:table-cell office:value-type="float" office:value="1.92875" calcext:value-type="float">
            <text:p>1,92875</text:p>
          </table:table-cell>
          <table:table-cell office:value-type="float" office:value="0.669476" calcext:value-type="float">
            <text:p>0,669476</text:p>
          </table:table-cell>
          <table:table-cell office:value-type="float" office:value="1.57507" calcext:value-type="float">
            <text:p>1,57507</text:p>
          </table:table-cell>
          <table:table-cell office:value-type="float" office:value="1.08189" calcext:value-type="float">
            <text:p>1,08189</text:p>
          </table:table-cell>
          <table:table-cell office:value-type="float" office:value="1.13448" calcext:value-type="float">
            <text:p>1,13448</text:p>
          </table:table-cell>
          <table:table-cell office:value-type="float" office:value="2.49639" calcext:value-type="float">
            <text:p>2,49639</text:p>
          </table:table-cell>
          <table:table-cell office:value-type="float" office:value="0.332719" calcext:value-type="float">
            <text:p>0,332719</text:p>
          </table:table-cell>
          <table:table-cell office:value-type="float" office:value="0.236678" calcext:value-type="float">
            <text:p>0,236678</text:p>
          </table:table-cell>
          <table:table-cell office:value-type="float" office:value="0.146278" calcext:value-type="float">
            <text:p>0,146278</text:p>
          </table:table-cell>
          <table:table-cell table:number-columns-repeated="44"/>
          <table:table-cell table:formula="of:=MIN([.A122:.BL122])" office:value-type="float" office:value="0.146278" calcext:value-type="float">
            <text:p>0,146278</text:p>
          </table:table-cell>
          <table:table-cell table:formula="of:=MAX([.A122:.BL122])" office:value-type="float" office:value="2.49639" calcext:value-type="float">
            <text:p>2,49639</text:p>
          </table:table-cell>
          <table:table-cell table:number-columns-repeated="7"/>
        </table:table-row>
        <table:table-row table:style-name="ro2">
          <table:table-cell office:value-type="float" office:value="0.279048" calcext:value-type="float">
            <text:p>0,279048</text:p>
          </table:table-cell>
          <table:table-cell office:value-type="float" office:value="0.417342" calcext:value-type="float">
            <text:p>0,417342</text:p>
          </table:table-cell>
          <table:table-cell office:value-type="float" office:value="0.632174" calcext:value-type="float">
            <text:p>0,632174</text:p>
          </table:table-cell>
          <table:table-cell office:value-type="float" office:value="0.640275" calcext:value-type="float">
            <text:p>0,640275</text:p>
          </table:table-cell>
          <table:table-cell office:value-type="float" office:value="0.227312" calcext:value-type="float">
            <text:p>0,227312</text:p>
          </table:table-cell>
          <table:table-cell office:value-type="float" office:value="0.211553" calcext:value-type="float">
            <text:p>0,211553</text:p>
          </table:table-cell>
          <table:table-cell office:value-type="float" office:value="0.227522" calcext:value-type="float">
            <text:p>0,227522</text:p>
          </table:table-cell>
          <table:table-cell office:value-type="float" office:value="0.210882" calcext:value-type="float">
            <text:p>0,210882</text:p>
          </table:table-cell>
          <table:table-cell office:value-type="float" office:value="0.529978" calcext:value-type="float">
            <text:p>0,529978</text:p>
          </table:table-cell>
          <table:table-cell office:value-type="float" office:value="0.370137" calcext:value-type="float">
            <text:p>0,370137</text:p>
          </table:table-cell>
          <table:table-cell office:value-type="float" office:value="0.949564" calcext:value-type="float">
            <text:p>0,949564</text:p>
          </table:table-cell>
          <table:table-cell office:value-type="float" office:value="0.246965" calcext:value-type="float">
            <text:p>0,246965</text:p>
          </table:table-cell>
          <table:table-cell office:value-type="float" office:value="1.54788" calcext:value-type="float">
            <text:p>1,54788</text:p>
          </table:table-cell>
          <table:table-cell office:value-type="float" office:value="0.19502" calcext:value-type="float">
            <text:p>0,19502</text:p>
          </table:table-cell>
          <table:table-cell office:value-type="float" office:value="1.41728" calcext:value-type="float">
            <text:p>1,41728</text:p>
          </table:table-cell>
          <table:table-cell office:value-type="float" office:value="0.524065" calcext:value-type="float">
            <text:p>0,524065</text:p>
          </table:table-cell>
          <table:table-cell office:value-type="float" office:value="1.29882" calcext:value-type="float">
            <text:p>1,29882</text:p>
          </table:table-cell>
          <table:table-cell office:value-type="float" office:value="1.74077" calcext:value-type="float">
            <text:p>1,74077</text:p>
          </table:table-cell>
          <table:table-cell office:value-type="float" office:value="1.098" calcext:value-type="float">
            <text:p>1,098</text:p>
          </table:table-cell>
          <table:table-cell office:value-type="float" office:value="1.919" calcext:value-type="float">
            <text:p>1,919</text:p>
          </table:table-cell>
          <table:table-cell office:value-type="float" office:value="0.907358" calcext:value-type="float">
            <text:p>0,907358</text:p>
          </table:table-cell>
          <table:table-cell office:value-type="float" office:value="0.825303" calcext:value-type="float">
            <text:p>0,825303</text:p>
          </table:table-cell>
          <table:table-cell office:value-type="float" office:value="0.767182" calcext:value-type="float">
            <text:p>0,767182</text:p>
          </table:table-cell>
          <table:table-cell office:value-type="float" office:value="1.94572" calcext:value-type="float">
            <text:p>1,94572</text:p>
          </table:table-cell>
          <table:table-cell table:number-columns-repeated="44"/>
          <table:table-cell table:formula="of:=MIN([.A123:.BL123])" office:value-type="float" office:value="0.19502" calcext:value-type="float">
            <text:p>0,19502</text:p>
          </table:table-cell>
          <table:table-cell table:formula="of:=MAX([.A123:.BL123])" office:value-type="float" office:value="1.94572" calcext:value-type="float">
            <text:p>1,94572</text:p>
          </table:table-cell>
          <table:table-cell table:number-columns-repeated="7"/>
        </table:table-row>
        <table:table-row table:style-name="ro2">
          <table:table-cell office:value-type="float" office:value="0.315027" calcext:value-type="float">
            <text:p>0,315027</text:p>
          </table:table-cell>
          <table:table-cell office:value-type="float" office:value="0.4245" calcext:value-type="float">
            <text:p>0,4245</text:p>
          </table:table-cell>
          <table:table-cell office:value-type="float" office:value="0.305669" calcext:value-type="float">
            <text:p>0,305669</text:p>
          </table:table-cell>
          <table:table-cell office:value-type="float" office:value="0.391589" calcext:value-type="float">
            <text:p>0,391589</text:p>
          </table:table-cell>
          <table:table-cell office:value-type="float" office:value="0.661902" calcext:value-type="float">
            <text:p>0,661902</text:p>
          </table:table-cell>
          <table:table-cell office:value-type="float" office:value="0.502289" calcext:value-type="float">
            <text:p>0,502289</text:p>
          </table:table-cell>
          <table:table-cell office:value-type="float" office:value="0.564065" calcext:value-type="float">
            <text:p>0,564065</text:p>
          </table:table-cell>
          <table:table-cell office:value-type="float" office:value="1.01428" calcext:value-type="float">
            <text:p>1,01428</text:p>
          </table:table-cell>
          <table:table-cell office:value-type="float" office:value="0.425836" calcext:value-type="float">
            <text:p>0,425836</text:p>
          </table:table-cell>
          <table:table-cell office:value-type="float" office:value="0.629983" calcext:value-type="float">
            <text:p>0,629983</text:p>
          </table:table-cell>
          <table:table-cell office:value-type="float" office:value="0.328054" calcext:value-type="float">
            <text:p>0,328054</text:p>
          </table:table-cell>
          <table:table-cell office:value-type="float" office:value="0.448929" calcext:value-type="float">
            <text:p>0,448929</text:p>
          </table:table-cell>
          <table:table-cell office:value-type="float" office:value="1.46513" calcext:value-type="float">
            <text:p>1,46513</text:p>
          </table:table-cell>
          <table:table-cell office:value-type="float" office:value="2.21256" calcext:value-type="float">
            <text:p>2,21256</text:p>
          </table:table-cell>
          <table:table-cell office:value-type="float" office:value="0.960761" calcext:value-type="float">
            <text:p>0,960761</text:p>
          </table:table-cell>
          <table:table-cell office:value-type="float" office:value="1.54868" calcext:value-type="float">
            <text:p>1,54868</text:p>
          </table:table-cell>
          <table:table-cell office:value-type="float" office:value="2.16609" calcext:value-type="float">
            <text:p>2,16609</text:p>
          </table:table-cell>
          <table:table-cell office:value-type="float" office:value="2.18105" calcext:value-type="float">
            <text:p>2,18105</text:p>
          </table:table-cell>
          <table:table-cell office:value-type="float" office:value="1.89458" calcext:value-type="float">
            <text:p>1,89458</text:p>
          </table:table-cell>
          <table:table-cell office:value-type="float" office:value="0.577031" calcext:value-type="float">
            <text:p>0,577031</text:p>
          </table:table-cell>
          <table:table-cell office:value-type="float" office:value="1.93598" calcext:value-type="float">
            <text:p>1,93598</text:p>
          </table:table-cell>
          <table:table-cell office:value-type="float" office:value="0.760261" calcext:value-type="float">
            <text:p>0,760261</text:p>
          </table:table-cell>
          <table:table-cell office:value-type="float" office:value="0.440286" calcext:value-type="float">
            <text:p>0,440286</text:p>
          </table:table-cell>
          <table:table-cell office:value-type="float" office:value="0.15567" calcext:value-type="float">
            <text:p>0,15567</text:p>
          </table:table-cell>
          <table:table-cell table:number-columns-repeated="44"/>
          <table:table-cell table:formula="of:=MIN([.A124:.BL124])" office:value-type="float" office:value="0.15567" calcext:value-type="float">
            <text:p>0,15567</text:p>
          </table:table-cell>
          <table:table-cell table:formula="of:=MAX([.A124:.BL124])" office:value-type="float" office:value="2.21256" calcext:value-type="float">
            <text:p>2,21256</text:p>
          </table:table-cell>
          <table:table-cell table:number-columns-repeated="7"/>
        </table:table-row>
        <table:table-row table:style-name="ro2">
          <table:table-cell office:value-type="float" office:value="0.296813" calcext:value-type="float">
            <text:p>0,296813</text:p>
          </table:table-cell>
          <table:table-cell office:value-type="float" office:value="0.32151" calcext:value-type="float">
            <text:p>0,32151</text:p>
          </table:table-cell>
          <table:table-cell office:value-type="float" office:value="0.212791" calcext:value-type="float">
            <text:p>0,212791</text:p>
          </table:table-cell>
          <table:table-cell office:value-type="float" office:value="0.270736" calcext:value-type="float">
            <text:p>0,270736</text:p>
          </table:table-cell>
          <table:table-cell office:value-type="float" office:value="0.208234" calcext:value-type="float">
            <text:p>0,208234</text:p>
          </table:table-cell>
          <table:table-cell office:value-type="float" office:value="0.553588" calcext:value-type="float">
            <text:p>0,553588</text:p>
          </table:table-cell>
          <table:table-cell office:value-type="float" office:value="1.04274" calcext:value-type="float">
            <text:p>1,04274</text:p>
          </table:table-cell>
          <table:table-cell office:value-type="float" office:value="1.04333" calcext:value-type="float">
            <text:p>1,04333</text:p>
          </table:table-cell>
          <table:table-cell office:value-type="float" office:value="0.903189" calcext:value-type="float">
            <text:p>0,903189</text:p>
          </table:table-cell>
          <table:table-cell office:value-type="float" office:value="0.812082" calcext:value-type="float">
            <text:p>0,812082</text:p>
          </table:table-cell>
          <table:table-cell office:value-type="float" office:value="0.674626" calcext:value-type="float">
            <text:p>0,674626</text:p>
          </table:table-cell>
          <table:table-cell office:value-type="float" office:value="0.613387" calcext:value-type="float">
            <text:p>0,613387</text:p>
          </table:table-cell>
          <table:table-cell office:value-type="float" office:value="0.483285" calcext:value-type="float">
            <text:p>0,483285</text:p>
          </table:table-cell>
          <table:table-cell office:value-type="float" office:value="0.885802" calcext:value-type="float">
            <text:p>0,885802</text:p>
          </table:table-cell>
          <table:table-cell office:value-type="float" office:value="1.31322" calcext:value-type="float">
            <text:p>1,31322</text:p>
          </table:table-cell>
          <table:table-cell office:value-type="float" office:value="0.59674" calcext:value-type="float">
            <text:p>0,59674</text:p>
          </table:table-cell>
          <table:table-cell office:value-type="float" office:value="1.00802" calcext:value-type="float">
            <text:p>1,00802</text:p>
          </table:table-cell>
          <table:table-cell office:value-type="float" office:value="1.11077" calcext:value-type="float">
            <text:p>1,11077</text:p>
          </table:table-cell>
          <table:table-cell office:value-type="float" office:value="0.535887" calcext:value-type="float">
            <text:p>0,535887</text:p>
          </table:table-cell>
          <table:table-cell office:value-type="float" office:value="2.00074" calcext:value-type="float">
            <text:p>2,00074</text:p>
          </table:table-cell>
          <table:table-cell office:value-type="float" office:value="1.15428" calcext:value-type="float">
            <text:p>1,15428</text:p>
          </table:table-cell>
          <table:table-cell office:value-type="float" office:value="0.374781" calcext:value-type="float">
            <text:p>0,374781</text:p>
          </table:table-cell>
          <table:table-cell office:value-type="float" office:value="0.179918" calcext:value-type="float">
            <text:p>0,179918</text:p>
          </table:table-cell>
          <table:table-cell office:value-type="float" office:value="0.609329" calcext:value-type="float">
            <text:p>0,609329</text:p>
          </table:table-cell>
          <table:table-cell table:number-columns-repeated="44"/>
          <table:table-cell table:formula="of:=MIN([.A125:.BL125])" office:value-type="float" office:value="0.179918" calcext:value-type="float">
            <text:p>0,179918</text:p>
          </table:table-cell>
          <table:table-cell table:formula="of:=MAX([.A125:.BL125])" office:value-type="float" office:value="2.00074" calcext:value-type="float">
            <text:p>2,00074</text:p>
          </table:table-cell>
          <table:table-cell table:number-columns-repeated="7"/>
        </table:table-row>
        <table:table-row table:style-name="ro2">
          <table:table-cell office:value-type="float" office:value="0.29715" calcext:value-type="float">
            <text:p>0,29715</text:p>
          </table:table-cell>
          <table:table-cell office:value-type="float" office:value="0.184267" calcext:value-type="float">
            <text:p>0,184267</text:p>
          </table:table-cell>
          <table:table-cell office:value-type="float" office:value="0.682303" calcext:value-type="float">
            <text:p>0,682303</text:p>
          </table:table-cell>
          <table:table-cell office:value-type="float" office:value="0.280532" calcext:value-type="float">
            <text:p>0,280532</text:p>
          </table:table-cell>
          <table:table-cell office:value-type="float" office:value="0.129157" calcext:value-type="float">
            <text:p>0,129157</text:p>
          </table:table-cell>
          <table:table-cell office:value-type="float" office:value="0.418237" calcext:value-type="float">
            <text:p>0,418237</text:p>
          </table:table-cell>
          <table:table-cell office:value-type="float" office:value="1.32136" calcext:value-type="float">
            <text:p>1,32136</text:p>
          </table:table-cell>
          <table:table-cell office:value-type="float" office:value="0.84772" calcext:value-type="float">
            <text:p>0,84772</text:p>
          </table:table-cell>
          <table:table-cell office:value-type="float" office:value="0.238239" calcext:value-type="float">
            <text:p>0,238239</text:p>
          </table:table-cell>
          <table:table-cell office:value-type="float" office:value="0.474696" calcext:value-type="float">
            <text:p>0,474696</text:p>
          </table:table-cell>
          <table:table-cell office:value-type="float" office:value="0.50011" calcext:value-type="float">
            <text:p>0,50011</text:p>
          </table:table-cell>
          <table:table-cell office:value-type="float" office:value="0.579335" calcext:value-type="float">
            <text:p>0,579335</text:p>
          </table:table-cell>
          <table:table-cell office:value-type="float" office:value="1.42908" calcext:value-type="float">
            <text:p>1,42908</text:p>
          </table:table-cell>
          <table:table-cell office:value-type="float" office:value="1.05689" calcext:value-type="float">
            <text:p>1,05689</text:p>
          </table:table-cell>
          <table:table-cell office:value-type="float" office:value="0.624144" calcext:value-type="float">
            <text:p>0,624144</text:p>
          </table:table-cell>
          <table:table-cell office:value-type="float" office:value="0.755348" calcext:value-type="float">
            <text:p>0,755348</text:p>
          </table:table-cell>
          <table:table-cell office:value-type="float" office:value="0.162941" calcext:value-type="float">
            <text:p>0,162941</text:p>
          </table:table-cell>
          <table:table-cell office:value-type="float" office:value="0.408125" calcext:value-type="float">
            <text:p>0,408125</text:p>
          </table:table-cell>
          <table:table-cell office:value-type="float" office:value="0.583268" calcext:value-type="float">
            <text:p>0,583268</text:p>
          </table:table-cell>
          <table:table-cell office:value-type="float" office:value="0.18279" calcext:value-type="float">
            <text:p>0,18279</text:p>
          </table:table-cell>
          <table:table-cell office:value-type="float" office:value="1.81822" calcext:value-type="float">
            <text:p>1,81822</text:p>
          </table:table-cell>
          <table:table-cell office:value-type="float" office:value="0.162447" calcext:value-type="float">
            <text:p>0,162447</text:p>
          </table:table-cell>
          <table:table-cell office:value-type="float" office:value="1.96117" calcext:value-type="float">
            <text:p>1,96117</text:p>
          </table:table-cell>
          <table:table-cell office:value-type="float" office:value="0.133953" calcext:value-type="float">
            <text:p>0,133953</text:p>
          </table:table-cell>
          <table:table-cell table:number-columns-repeated="44"/>
          <table:table-cell table:formula="of:=MIN([.A126:.BL126])" office:value-type="float" office:value="0.129157" calcext:value-type="float">
            <text:p>0,129157</text:p>
          </table:table-cell>
          <table:table-cell table:formula="of:=MAX([.A126:.BL126])" office:value-type="float" office:value="1.96117" calcext:value-type="float">
            <text:p>1,9611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28216" calcext:value-type="float">
            <text:p>0,228216</text:p>
          </table:table-cell>
          <table:table-cell office:value-type="float" office:value="0.241542" calcext:value-type="float">
            <text:p>0,241542</text:p>
          </table:table-cell>
          <table:table-cell office:value-type="float" office:value="0.359714" calcext:value-type="float">
            <text:p>0,359714</text:p>
          </table:table-cell>
          <table:table-cell office:value-type="float" office:value="0.160999" calcext:value-type="float">
            <text:p>0,160999</text:p>
          </table:table-cell>
          <table:table-cell office:value-type="float" office:value="0.253952" calcext:value-type="float">
            <text:p>0,253952</text:p>
          </table:table-cell>
          <table:table-cell office:value-type="float" office:value="0.172616" calcext:value-type="float">
            <text:p>0,172616</text:p>
          </table:table-cell>
          <table:table-cell office:value-type="float" office:value="0.612297" calcext:value-type="float">
            <text:p>0,612297</text:p>
          </table:table-cell>
          <table:table-cell office:value-type="float" office:value="0.373115" calcext:value-type="float">
            <text:p>0,373115</text:p>
          </table:table-cell>
          <table:table-cell office:value-type="float" office:value="0.1967" calcext:value-type="float">
            <text:p>0,1967</text:p>
          </table:table-cell>
          <table:table-cell office:value-type="float" office:value="0.754195" calcext:value-type="float">
            <text:p>0,754195</text:p>
          </table:table-cell>
          <table:table-cell office:value-type="float" office:value="1.1267" calcext:value-type="float">
            <text:p>1,1267</text:p>
          </table:table-cell>
          <table:table-cell office:value-type="float" office:value="0.189252" calcext:value-type="float">
            <text:p>0,189252</text:p>
          </table:table-cell>
          <table:table-cell office:value-type="float" office:value="0.284783" calcext:value-type="float">
            <text:p>0,284783</text:p>
          </table:table-cell>
          <table:table-cell office:value-type="float" office:value="0.90504" calcext:value-type="float">
            <text:p>0,90504</text:p>
          </table:table-cell>
          <table:table-cell office:value-type="float" office:value="0.637287" calcext:value-type="float">
            <text:p>0,637287</text:p>
          </table:table-cell>
          <table:table-cell office:value-type="float" office:value="0.63347" calcext:value-type="float">
            <text:p>0,63347</text:p>
          </table:table-cell>
          <table:table-cell office:value-type="float" office:value="0.388699" calcext:value-type="float">
            <text:p>0,388699</text:p>
          </table:table-cell>
          <table:table-cell office:value-type="float" office:value="1.42482" calcext:value-type="float">
            <text:p>1,42482</text:p>
          </table:table-cell>
          <table:table-cell office:value-type="float" office:value="2.15309" calcext:value-type="float">
            <text:p>2,15309</text:p>
          </table:table-cell>
          <table:table-cell office:value-type="float" office:value="0.16613" calcext:value-type="float">
            <text:p>0,16613</text:p>
          </table:table-cell>
          <table:table-cell office:value-type="float" office:value="0.318744" calcext:value-type="float">
            <text:p>0,318744</text:p>
          </table:table-cell>
          <table:table-cell office:value-type="float" office:value="0.413749" calcext:value-type="float">
            <text:p>0,413749</text:p>
          </table:table-cell>
          <table:table-cell office:value-type="float" office:value="2.42714" calcext:value-type="float">
            <text:p>2,42714</text:p>
          </table:table-cell>
          <table:table-cell office:value-type="float" office:value="2.44121" calcext:value-type="float">
            <text:p>2,44121</text:p>
          </table:table-cell>
          <table:table-cell office:value-type="float" office:value="2.16775" calcext:value-type="float">
            <text:p>2,16775</text:p>
          </table:table-cell>
          <table:table-cell office:value-type="float" office:value="0.234106" calcext:value-type="float">
            <text:p>0,234106</text:p>
          </table:table-cell>
          <table:table-cell office:value-type="float" office:value="0.774302" calcext:value-type="float">
            <text:p>0,774302</text:p>
          </table:table-cell>
          <table:table-cell office:value-type="float" office:value="0.457587" calcext:value-type="float">
            <text:p>0,457587</text:p>
          </table:table-cell>
          <table:table-cell office:value-type="float" office:value="2.28744" calcext:value-type="float">
            <text:p>2,28744</text:p>
          </table:table-cell>
          <table:table-cell office:value-type="float" office:value="0.49517" calcext:value-type="float">
            <text:p>0,49517</text:p>
          </table:table-cell>
          <table:table-cell office:value-type="float" office:value="0.248704" calcext:value-type="float">
            <text:p>0,248704</text:p>
          </table:table-cell>
          <table:table-cell office:value-type="float" office:value="0.776413" calcext:value-type="float">
            <text:p>0,776413</text:p>
          </table:table-cell>
          <table:table-cell table:number-columns-repeated="36"/>
          <table:table-cell table:formula="of:=MIN([.A128:.BL128])" office:value-type="float" office:value="0.160999" calcext:value-type="float">
            <text:p>0,160999</text:p>
          </table:table-cell>
          <table:table-cell table:formula="of:=MAX([.A128:.BL128])" office:value-type="float" office:value="2.44121" calcext:value-type="float">
            <text:p>2,44121</text:p>
          </table:table-cell>
          <table:table-cell table:number-columns-repeated="7"/>
        </table:table-row>
        <table:table-row table:style-name="ro2">
          <table:table-cell office:value-type="float" office:value="0.231099" calcext:value-type="float">
            <text:p>0,231099</text:p>
          </table:table-cell>
          <table:table-cell office:value-type="float" office:value="0.309768" calcext:value-type="float">
            <text:p>0,309768</text:p>
          </table:table-cell>
          <table:table-cell office:value-type="float" office:value="0.198591" calcext:value-type="float">
            <text:p>0,198591</text:p>
          </table:table-cell>
          <table:table-cell office:value-type="float" office:value="0.552247" calcext:value-type="float">
            <text:p>0,552247</text:p>
          </table:table-cell>
          <table:table-cell office:value-type="float" office:value="0.329625" calcext:value-type="float">
            <text:p>0,329625</text:p>
          </table:table-cell>
          <table:table-cell office:value-type="float" office:value="0.387796" calcext:value-type="float">
            <text:p>0,387796</text:p>
          </table:table-cell>
          <table:table-cell office:value-type="float" office:value="0.190943" calcext:value-type="float">
            <text:p>0,190943</text:p>
          </table:table-cell>
          <table:table-cell office:value-type="float" office:value="0.200091" calcext:value-type="float">
            <text:p>0,200091</text:p>
          </table:table-cell>
          <table:table-cell office:value-type="float" office:value="1.03421" calcext:value-type="float">
            <text:p>1,03421</text:p>
          </table:table-cell>
          <table:table-cell office:value-type="float" office:value="0.713233" calcext:value-type="float">
            <text:p>0,713233</text:p>
          </table:table-cell>
          <table:table-cell office:value-type="float" office:value="0.108034" calcext:value-type="float">
            <text:p>0,108034</text:p>
          </table:table-cell>
          <table:table-cell office:value-type="float" office:value="0.296655" calcext:value-type="float">
            <text:p>0,296655</text:p>
          </table:table-cell>
          <table:table-cell office:value-type="float" office:value="0.133726" calcext:value-type="float">
            <text:p>0,133726</text:p>
          </table:table-cell>
          <table:table-cell office:value-type="float" office:value="1.52744" calcext:value-type="float">
            <text:p>1,52744</text:p>
          </table:table-cell>
          <table:table-cell office:value-type="float" office:value="0.22424" calcext:value-type="float">
            <text:p>0,22424</text:p>
          </table:table-cell>
          <table:table-cell office:value-type="float" office:value="1.3052" calcext:value-type="float">
            <text:p>1,3052</text:p>
          </table:table-cell>
          <table:table-cell office:value-type="float" office:value="1.1229" calcext:value-type="float">
            <text:p>1,1229</text:p>
          </table:table-cell>
          <table:table-cell office:value-type="float" office:value="1.01663" calcext:value-type="float">
            <text:p>1,01663</text:p>
          </table:table-cell>
          <table:table-cell office:value-type="float" office:value="0.455663" calcext:value-type="float">
            <text:p>0,455663</text:p>
          </table:table-cell>
          <table:table-cell office:value-type="float" office:value="1.22351" calcext:value-type="float">
            <text:p>1,22351</text:p>
          </table:table-cell>
          <table:table-cell office:value-type="float" office:value="1.1791" calcext:value-type="float">
            <text:p>1,1791</text:p>
          </table:table-cell>
          <table:table-cell office:value-type="float" office:value="1.00384" calcext:value-type="float">
            <text:p>1,00384</text:p>
          </table:table-cell>
          <table:table-cell office:value-type="float" office:value="1.14118" calcext:value-type="float">
            <text:p>1,14118</text:p>
          </table:table-cell>
          <table:table-cell office:value-type="float" office:value="0.98095" calcext:value-type="float">
            <text:p>0,98095</text:p>
          </table:table-cell>
          <table:table-cell office:value-type="float" office:value="0.700745" calcext:value-type="float">
            <text:p>0,700745</text:p>
          </table:table-cell>
          <table:table-cell office:value-type="float" office:value="2.0408" calcext:value-type="float">
            <text:p>2,0408</text:p>
          </table:table-cell>
          <table:table-cell office:value-type="float" office:value="0.398376" calcext:value-type="float">
            <text:p>0,398376</text:p>
          </table:table-cell>
          <table:table-cell office:value-type="float" office:value="0.912121" calcext:value-type="float">
            <text:p>0,912121</text:p>
          </table:table-cell>
          <table:table-cell office:value-type="float" office:value="1.78749" calcext:value-type="float">
            <text:p>1,78749</text:p>
          </table:table-cell>
          <table:table-cell office:value-type="float" office:value="1.74516" calcext:value-type="float">
            <text:p>1,74516</text:p>
          </table:table-cell>
          <table:table-cell office:value-type="float" office:value="0.231428" calcext:value-type="float">
            <text:p>0,231428</text:p>
          </table:table-cell>
          <table:table-cell office:value-type="float" office:value="0.559816" calcext:value-type="float">
            <text:p>0,559816</text:p>
          </table:table-cell>
          <table:table-cell table:number-columns-repeated="36"/>
          <table:table-cell table:formula="of:=MIN([.A129:.BL129])" office:value-type="float" office:value="0.108034" calcext:value-type="float">
            <text:p>0,108034</text:p>
          </table:table-cell>
          <table:table-cell table:formula="of:=MAX([.A129:.BL129])" office:value-type="float" office:value="2.0408" calcext:value-type="float">
            <text:p>2,0408</text:p>
          </table:table-cell>
          <table:table-cell table:number-columns-repeated="7"/>
        </table:table-row>
        <table:table-row table:style-name="ro2">
          <table:table-cell office:value-type="float" office:value="0.223265" calcext:value-type="float">
            <text:p>0,223265</text:p>
          </table:table-cell>
          <table:table-cell office:value-type="float" office:value="0.370816" calcext:value-type="float">
            <text:p>0,370816</text:p>
          </table:table-cell>
          <table:table-cell office:value-type="float" office:value="0.445143" calcext:value-type="float">
            <text:p>0,445143</text:p>
          </table:table-cell>
          <table:table-cell office:value-type="float" office:value="0.179222" calcext:value-type="float">
            <text:p>0,179222</text:p>
          </table:table-cell>
          <table:table-cell office:value-type="float" office:value="0.319764" calcext:value-type="float">
            <text:p>0,319764</text:p>
          </table:table-cell>
          <table:table-cell office:value-type="float" office:value="0.329654" calcext:value-type="float">
            <text:p>0,329654</text:p>
          </table:table-cell>
          <table:table-cell office:value-type="float" office:value="0.336589" calcext:value-type="float">
            <text:p>0,336589</text:p>
          </table:table-cell>
          <table:table-cell office:value-type="float" office:value="0.857456" calcext:value-type="float">
            <text:p>0,857456</text:p>
          </table:table-cell>
          <table:table-cell office:value-type="float" office:value="1.02881" calcext:value-type="float">
            <text:p>1,02881</text:p>
          </table:table-cell>
          <table:table-cell office:value-type="float" office:value="0.178654" calcext:value-type="float">
            <text:p>0,178654</text:p>
          </table:table-cell>
          <table:table-cell office:value-type="float" office:value="0.308434" calcext:value-type="float">
            <text:p>0,308434</text:p>
          </table:table-cell>
          <table:table-cell office:value-type="float" office:value="0.720103" calcext:value-type="float">
            <text:p>0,720103</text:p>
          </table:table-cell>
          <table:table-cell office:value-type="float" office:value="0.703711" calcext:value-type="float">
            <text:p>0,703711</text:p>
          </table:table-cell>
          <table:table-cell office:value-type="float" office:value="1.91591" calcext:value-type="float">
            <text:p>1,91591</text:p>
          </table:table-cell>
          <table:table-cell office:value-type="float" office:value="0.160505" calcext:value-type="float">
            <text:p>0,160505</text:p>
          </table:table-cell>
          <table:table-cell office:value-type="float" office:value="0.319687" calcext:value-type="float">
            <text:p>0,319687</text:p>
          </table:table-cell>
          <table:table-cell office:value-type="float" office:value="0.159861" calcext:value-type="float">
            <text:p>0,159861</text:p>
          </table:table-cell>
          <table:table-cell office:value-type="float" office:value="2.17467" calcext:value-type="float">
            <text:p>2,17467</text:p>
          </table:table-cell>
          <table:table-cell office:value-type="float" office:value="1.29464" calcext:value-type="float">
            <text:p>1,29464</text:p>
          </table:table-cell>
          <table:table-cell office:value-type="float" office:value="0.142551" calcext:value-type="float">
            <text:p>0,142551</text:p>
          </table:table-cell>
          <table:table-cell office:value-type="float" office:value="0.419042" calcext:value-type="float">
            <text:p>0,419042</text:p>
          </table:table-cell>
          <table:table-cell office:value-type="float" office:value="0.157642" calcext:value-type="float">
            <text:p>0,157642</text:p>
          </table:table-cell>
          <table:table-cell office:value-type="float" office:value="0.245062" calcext:value-type="float">
            <text:p>0,245062</text:p>
          </table:table-cell>
          <table:table-cell office:value-type="float" office:value="0.647318" calcext:value-type="float">
            <text:p>0,647318</text:p>
          </table:table-cell>
          <table:table-cell office:value-type="float" office:value="2.41268" calcext:value-type="float">
            <text:p>2,41268</text:p>
          </table:table-cell>
          <table:table-cell office:value-type="float" office:value="1.48967" calcext:value-type="float">
            <text:p>1,48967</text:p>
          </table:table-cell>
          <table:table-cell office:value-type="float" office:value="1.41958" calcext:value-type="float">
            <text:p>1,41958</text:p>
          </table:table-cell>
          <table:table-cell office:value-type="float" office:value="0.442769" calcext:value-type="float">
            <text:p>0,442769</text:p>
          </table:table-cell>
          <table:table-cell office:value-type="float" office:value="0.0761778" calcext:value-type="float">
            <text:p>0,0761778</text:p>
          </table:table-cell>
          <table:table-cell office:value-type="float" office:value="2.0731" calcext:value-type="float">
            <text:p>2,0731</text:p>
          </table:table-cell>
          <table:table-cell office:value-type="float" office:value="1.37538" calcext:value-type="float">
            <text:p>1,37538</text:p>
          </table:table-cell>
          <table:table-cell office:value-type="float" office:value="1.10901" calcext:value-type="float">
            <text:p>1,10901</text:p>
          </table:table-cell>
          <table:table-cell table:number-columns-repeated="36"/>
          <table:table-cell table:formula="of:=MIN([.A130:.BL130])" office:value-type="float" office:value="0.0761778" calcext:value-type="float">
            <text:p>0,0761778</text:p>
          </table:table-cell>
          <table:table-cell table:formula="of:=MAX([.A130:.BL130])" office:value-type="float" office:value="2.41268" calcext:value-type="float">
            <text:p>2,41268</text:p>
          </table:table-cell>
          <table:table-cell table:number-columns-repeated="7"/>
        </table:table-row>
        <table:table-row table:style-name="ro2">
          <table:table-cell office:value-type="float" office:value="0.297752" calcext:value-type="float">
            <text:p>0,297752</text:p>
          </table:table-cell>
          <table:table-cell office:value-type="float" office:value="0.329676" calcext:value-type="float">
            <text:p>0,329676</text:p>
          </table:table-cell>
          <table:table-cell office:value-type="float" office:value="0.19204" calcext:value-type="float">
            <text:p>0,19204</text:p>
          </table:table-cell>
          <table:table-cell office:value-type="float" office:value="0.301455" calcext:value-type="float">
            <text:p>0,301455</text:p>
          </table:table-cell>
          <table:table-cell office:value-type="float" office:value="0.626525" calcext:value-type="float">
            <text:p>0,626525</text:p>
          </table:table-cell>
          <table:table-cell office:value-type="float" office:value="0.776773" calcext:value-type="float">
            <text:p>0,776773</text:p>
          </table:table-cell>
          <table:table-cell office:value-type="float" office:value="0.288114" calcext:value-type="float">
            <text:p>0,288114</text:p>
          </table:table-cell>
          <table:table-cell office:value-type="float" office:value="0.481717" calcext:value-type="float">
            <text:p>0,481717</text:p>
          </table:table-cell>
          <table:table-cell office:value-type="float" office:value="0.506391" calcext:value-type="float">
            <text:p>0,506391</text:p>
          </table:table-cell>
          <table:table-cell office:value-type="float" office:value="0.284985" calcext:value-type="float">
            <text:p>0,284985</text:p>
          </table:table-cell>
          <table:table-cell office:value-type="float" office:value="0.778999" calcext:value-type="float">
            <text:p>0,778999</text:p>
          </table:table-cell>
          <table:table-cell office:value-type="float" office:value="0.828799" calcext:value-type="float">
            <text:p>0,828799</text:p>
          </table:table-cell>
          <table:table-cell office:value-type="float" office:value="0.848554" calcext:value-type="float">
            <text:p>0,848554</text:p>
          </table:table-cell>
          <table:table-cell office:value-type="float" office:value="0.581396" calcext:value-type="float">
            <text:p>0,581396</text:p>
          </table:table-cell>
          <table:table-cell office:value-type="float" office:value="0.433803" calcext:value-type="float">
            <text:p>0,433803</text:p>
          </table:table-cell>
          <table:table-cell office:value-type="float" office:value="0.812451" calcext:value-type="float">
            <text:p>0,812451</text:p>
          </table:table-cell>
          <table:table-cell office:value-type="float" office:value="0.393607" calcext:value-type="float">
            <text:p>0,393607</text:p>
          </table:table-cell>
          <table:table-cell office:value-type="float" office:value="1.31528" calcext:value-type="float">
            <text:p>1,31528</text:p>
          </table:table-cell>
          <table:table-cell office:value-type="float" office:value="1.01601" calcext:value-type="float">
            <text:p>1,01601</text:p>
          </table:table-cell>
          <table:table-cell office:value-type="float" office:value="1.36995" calcext:value-type="float">
            <text:p>1,36995</text:p>
          </table:table-cell>
          <table:table-cell office:value-type="float" office:value="1.19808" calcext:value-type="float">
            <text:p>1,19808</text:p>
          </table:table-cell>
          <table:table-cell office:value-type="float" office:value="1.25438" calcext:value-type="float">
            <text:p>1,25438</text:p>
          </table:table-cell>
          <table:table-cell office:value-type="float" office:value="0.204655" calcext:value-type="float">
            <text:p>0,204655</text:p>
          </table:table-cell>
          <table:table-cell office:value-type="float" office:value="0.209055" calcext:value-type="float">
            <text:p>0,209055</text:p>
          </table:table-cell>
          <table:table-cell office:value-type="float" office:value="0.6493" calcext:value-type="float">
            <text:p>0,6493</text:p>
          </table:table-cell>
          <table:table-cell office:value-type="float" office:value="1.39023" calcext:value-type="float">
            <text:p>1,39023</text:p>
          </table:table-cell>
          <table:table-cell office:value-type="float" office:value="1.11913" calcext:value-type="float">
            <text:p>1,11913</text:p>
          </table:table-cell>
          <table:table-cell office:value-type="float" office:value="0.263637" calcext:value-type="float">
            <text:p>0,263637</text:p>
          </table:table-cell>
          <table:table-cell office:value-type="float" office:value="1.34125" calcext:value-type="float">
            <text:p>1,34125</text:p>
          </table:table-cell>
          <table:table-cell office:value-type="float" office:value="1.13233" calcext:value-type="float">
            <text:p>1,13233</text:p>
          </table:table-cell>
          <table:table-cell office:value-type="float" office:value="0.275424" calcext:value-type="float">
            <text:p>0,275424</text:p>
          </table:table-cell>
          <table:table-cell office:value-type="float" office:value="0.0902789" calcext:value-type="float">
            <text:p>0,0902789</text:p>
          </table:table-cell>
          <table:table-cell table:number-columns-repeated="36"/>
          <table:table-cell table:formula="of:=MIN([.A131:.BL131])" office:value-type="float" office:value="0.0902789" calcext:value-type="float">
            <text:p>0,0902789</text:p>
          </table:table-cell>
          <table:table-cell table:formula="of:=MAX([.A131:.BL131])" office:value-type="float" office:value="1.39023" calcext:value-type="float">
            <text:p>1,39023</text:p>
          </table:table-cell>
          <table:table-cell table:number-columns-repeated="7"/>
        </table:table-row>
        <table:table-row table:style-name="ro2">
          <table:table-cell office:value-type="float" office:value="0.296132" calcext:value-type="float">
            <text:p>0,296132</text:p>
          </table:table-cell>
          <table:table-cell office:value-type="float" office:value="0.226013" calcext:value-type="float">
            <text:p>0,226013</text:p>
          </table:table-cell>
          <table:table-cell office:value-type="float" office:value="0.238842" calcext:value-type="float">
            <text:p>0,238842</text:p>
          </table:table-cell>
          <table:table-cell office:value-type="float" office:value="0.221635" calcext:value-type="float">
            <text:p>0,221635</text:p>
          </table:table-cell>
          <table:table-cell office:value-type="float" office:value="0.355212" calcext:value-type="float">
            <text:p>0,355212</text:p>
          </table:table-cell>
          <table:table-cell office:value-type="float" office:value="0.218804" calcext:value-type="float">
            <text:p>0,218804</text:p>
          </table:table-cell>
          <table:table-cell office:value-type="float" office:value="0.22084" calcext:value-type="float">
            <text:p>0,22084</text:p>
          </table:table-cell>
          <table:table-cell office:value-type="float" office:value="0.29515" calcext:value-type="float">
            <text:p>0,29515</text:p>
          </table:table-cell>
          <table:table-cell office:value-type="float" office:value="0.22732" calcext:value-type="float">
            <text:p>0,22732</text:p>
          </table:table-cell>
          <table:table-cell office:value-type="float" office:value="1.61889" calcext:value-type="float">
            <text:p>1,61889</text:p>
          </table:table-cell>
          <table:table-cell office:value-type="float" office:value="1.33315" calcext:value-type="float">
            <text:p>1,33315</text:p>
          </table:table-cell>
          <table:table-cell office:value-type="float" office:value="1.09471" calcext:value-type="float">
            <text:p>1,09471</text:p>
          </table:table-cell>
          <table:table-cell office:value-type="float" office:value="0.695921" calcext:value-type="float">
            <text:p>0,695921</text:p>
          </table:table-cell>
          <table:table-cell office:value-type="float" office:value="0.517965" calcext:value-type="float">
            <text:p>0,517965</text:p>
          </table:table-cell>
          <table:table-cell office:value-type="float" office:value="1.18749" calcext:value-type="float">
            <text:p>1,18749</text:p>
          </table:table-cell>
          <table:table-cell office:value-type="float" office:value="1.94701" calcext:value-type="float">
            <text:p>1,94701</text:p>
          </table:table-cell>
          <table:table-cell office:value-type="float" office:value="0.241991" calcext:value-type="float">
            <text:p>0,241991</text:p>
          </table:table-cell>
          <table:table-cell office:value-type="float" office:value="1.42099" calcext:value-type="float">
            <text:p>1,42099</text:p>
          </table:table-cell>
          <table:table-cell office:value-type="float" office:value="0.910514" calcext:value-type="float">
            <text:p>0,910514</text:p>
          </table:table-cell>
          <table:table-cell office:value-type="float" office:value="2.20232" calcext:value-type="float">
            <text:p>2,20232</text:p>
          </table:table-cell>
          <table:table-cell office:value-type="float" office:value="0.211805" calcext:value-type="float">
            <text:p>0,211805</text:p>
          </table:table-cell>
          <table:table-cell office:value-type="float" office:value="2.06022" calcext:value-type="float">
            <text:p>2,06022</text:p>
          </table:table-cell>
          <table:table-cell office:value-type="float" office:value="1.27177" calcext:value-type="float">
            <text:p>1,27177</text:p>
          </table:table-cell>
          <table:table-cell office:value-type="float" office:value="0.904518" calcext:value-type="float">
            <text:p>0,904518</text:p>
          </table:table-cell>
          <table:table-cell office:value-type="float" office:value="1.36149" calcext:value-type="float">
            <text:p>1,36149</text:p>
          </table:table-cell>
          <table:table-cell office:value-type="float" office:value="0.88745" calcext:value-type="float">
            <text:p>0,88745</text:p>
          </table:table-cell>
          <table:table-cell office:value-type="float" office:value="1.12939" calcext:value-type="float">
            <text:p>1,12939</text:p>
          </table:table-cell>
          <table:table-cell office:value-type="float" office:value="0.987117" calcext:value-type="float">
            <text:p>0,987117</text:p>
          </table:table-cell>
          <table:table-cell office:value-type="float" office:value="1.03449" calcext:value-type="float">
            <text:p>1,03449</text:p>
          </table:table-cell>
          <table:table-cell office:value-type="float" office:value="1.70876" calcext:value-type="float">
            <text:p>1,70876</text:p>
          </table:table-cell>
          <table:table-cell office:value-type="float" office:value="2.16397" calcext:value-type="float">
            <text:p>2,16397</text:p>
          </table:table-cell>
          <table:table-cell office:value-type="float" office:value="0.339345" calcext:value-type="float">
            <text:p>0,339345</text:p>
          </table:table-cell>
          <table:table-cell table:number-columns-repeated="36"/>
          <table:table-cell table:formula="of:=MIN([.A132:.BL132])" office:value-type="float" office:value="0.211805" calcext:value-type="float">
            <text:p>0,211805</text:p>
          </table:table-cell>
          <table:table-cell table:formula="of:=MAX([.A132:.BL132])" office:value-type="float" office:value="2.20232" calcext:value-type="float">
            <text:p>2,20232</text:p>
          </table:table-cell>
          <table:table-cell table:number-columns-repeated="7"/>
        </table:table-row>
        <table:table-row table:style-name="ro2">
          <table:table-cell office:value-type="float" office:value="0.173332" calcext:value-type="float">
            <text:p>0,173332</text:p>
          </table:table-cell>
          <table:table-cell office:value-type="float" office:value="0.172249" calcext:value-type="float">
            <text:p>0,172249</text:p>
          </table:table-cell>
          <table:table-cell office:value-type="float" office:value="0.199981" calcext:value-type="float">
            <text:p>0,199981</text:p>
          </table:table-cell>
          <table:table-cell office:value-type="float" office:value="0.279025" calcext:value-type="float">
            <text:p>0,279025</text:p>
          </table:table-cell>
          <table:table-cell office:value-type="float" office:value="0.179485" calcext:value-type="float">
            <text:p>0,179485</text:p>
          </table:table-cell>
          <table:table-cell office:value-type="float" office:value="0.215373" calcext:value-type="float">
            <text:p>0,215373</text:p>
          </table:table-cell>
          <table:table-cell office:value-type="float" office:value="0.190279" calcext:value-type="float">
            <text:p>0,190279</text:p>
          </table:table-cell>
          <table:table-cell office:value-type="float" office:value="0.215565" calcext:value-type="float">
            <text:p>0,215565</text:p>
          </table:table-cell>
          <table:table-cell office:value-type="float" office:value="0.213667" calcext:value-type="float">
            <text:p>0,213667</text:p>
          </table:table-cell>
          <table:table-cell office:value-type="float" office:value="0.307392" calcext:value-type="float">
            <text:p>0,307392</text:p>
          </table:table-cell>
          <table:table-cell office:value-type="float" office:value="1.38323" calcext:value-type="float">
            <text:p>1,38323</text:p>
          </table:table-cell>
          <table:table-cell office:value-type="float" office:value="1.23849" calcext:value-type="float">
            <text:p>1,23849</text:p>
          </table:table-cell>
          <table:table-cell office:value-type="float" office:value="0.430477" calcext:value-type="float">
            <text:p>0,430477</text:p>
          </table:table-cell>
          <table:table-cell office:value-type="float" office:value="0.223491" calcext:value-type="float">
            <text:p>0,223491</text:p>
          </table:table-cell>
          <table:table-cell office:value-type="float" office:value="0.760214" calcext:value-type="float">
            <text:p>0,760214</text:p>
          </table:table-cell>
          <table:table-cell office:value-type="float" office:value="1.33847" calcext:value-type="float">
            <text:p>1,33847</text:p>
          </table:table-cell>
          <table:table-cell office:value-type="float" office:value="1.24914" calcext:value-type="float">
            <text:p>1,24914</text:p>
          </table:table-cell>
          <table:table-cell office:value-type="float" office:value="2.11866" calcext:value-type="float">
            <text:p>2,11866</text:p>
          </table:table-cell>
          <table:table-cell office:value-type="float" office:value="0.687639" calcext:value-type="float">
            <text:p>0,687639</text:p>
          </table:table-cell>
          <table:table-cell office:value-type="float" office:value="0.764581" calcext:value-type="float">
            <text:p>0,764581</text:p>
          </table:table-cell>
          <table:table-cell office:value-type="float" office:value="1.45562" calcext:value-type="float">
            <text:p>1,45562</text:p>
          </table:table-cell>
          <table:table-cell office:value-type="float" office:value="1.26139" calcext:value-type="float">
            <text:p>1,26139</text:p>
          </table:table-cell>
          <table:table-cell office:value-type="float" office:value="0.816338" calcext:value-type="float">
            <text:p>0,816338</text:p>
          </table:table-cell>
          <table:table-cell office:value-type="float" office:value="0.979014" calcext:value-type="float">
            <text:p>0,979014</text:p>
          </table:table-cell>
          <table:table-cell office:value-type="float" office:value="1.79702" calcext:value-type="float">
            <text:p>1,79702</text:p>
          </table:table-cell>
          <table:table-cell office:value-type="float" office:value="1.74418" calcext:value-type="float">
            <text:p>1,74418</text:p>
          </table:table-cell>
          <table:table-cell office:value-type="float" office:value="1.12191" calcext:value-type="float">
            <text:p>1,12191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691938" calcext:value-type="float">
            <text:p>0,691938</text:p>
          </table:table-cell>
          <table:table-cell office:value-type="float" office:value="1.56183" calcext:value-type="float">
            <text:p>1,56183</text:p>
          </table:table-cell>
          <table:table-cell office:value-type="float" office:value="2.40181" calcext:value-type="float">
            <text:p>2,40181</text:p>
          </table:table-cell>
          <table:table-cell office:value-type="float" office:value="0.23606" calcext:value-type="float">
            <text:p>0,23606</text:p>
          </table:table-cell>
          <table:table-cell table:number-columns-repeated="36"/>
          <table:table-cell table:formula="of:=MIN([.A133:.BL133])" office:value-type="float" office:value="0.172249" calcext:value-type="float">
            <text:p>0,172249</text:p>
          </table:table-cell>
          <table:table-cell table:formula="of:=MAX([.A133:.BL133])" office:value-type="float" office:value="2.40181" calcext:value-type="float">
            <text:p>2,40181</text:p>
          </table:table-cell>
          <table:table-cell table:number-columns-repeated="7"/>
        </table:table-row>
        <table:table-row table:style-name="ro2">
          <table:table-cell office:value-type="float" office:value="0.294735" calcext:value-type="float">
            <text:p>0,294735</text:p>
          </table:table-cell>
          <table:table-cell office:value-type="float" office:value="0.453302" calcext:value-type="float">
            <text:p>0,453302</text:p>
          </table:table-cell>
          <table:table-cell office:value-type="float" office:value="0.617364" calcext:value-type="float">
            <text:p>0,617364</text:p>
          </table:table-cell>
          <table:table-cell office:value-type="float" office:value="0.616188" calcext:value-type="float">
            <text:p>0,616188</text:p>
          </table:table-cell>
          <table:table-cell office:value-type="float" office:value="0.5037" calcext:value-type="float">
            <text:p>0,5037</text:p>
          </table:table-cell>
          <table:table-cell office:value-type="float" office:value="0.391316" calcext:value-type="float">
            <text:p>0,39131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752598" calcext:value-type="float">
            <text:p>0,752598</text:p>
          </table:table-cell>
          <table:table-cell office:value-type="float" office:value="0.194287" calcext:value-type="float">
            <text:p>0,194287</text:p>
          </table:table-cell>
          <table:table-cell office:value-type="float" office:value="1.04619" calcext:value-type="float">
            <text:p>1,04619</text:p>
          </table:table-cell>
          <table:table-cell office:value-type="float" office:value="0.401916" calcext:value-type="float">
            <text:p>0,401916</text:p>
          </table:table-cell>
          <table:table-cell office:value-type="float" office:value="0.171124" calcext:value-type="float">
            <text:p>0,171124</text:p>
          </table:table-cell>
          <table:table-cell office:value-type="float" office:value="0.170466" calcext:value-type="float">
            <text:p>0,170466</text:p>
          </table:table-cell>
          <table:table-cell office:value-type="float" office:value="0.474457" calcext:value-type="float">
            <text:p>0,474457</text:p>
          </table:table-cell>
          <table:table-cell office:value-type="float" office:value="1.54025" calcext:value-type="float">
            <text:p>1,54025</text:p>
          </table:table-cell>
          <table:table-cell office:value-type="float" office:value="0.287303" calcext:value-type="float">
            <text:p>0,287303</text:p>
          </table:table-cell>
          <table:table-cell office:value-type="float" office:value="0.743342" calcext:value-type="float">
            <text:p>0,743342</text:p>
          </table:table-cell>
          <table:table-cell office:value-type="float" office:value="0.369837" calcext:value-type="float">
            <text:p>0,369837</text:p>
          </table:table-cell>
          <table:table-cell office:value-type="float" office:value="1.39783" calcext:value-type="float">
            <text:p>1,39783</text:p>
          </table:table-cell>
          <table:table-cell office:value-type="float" office:value="0.41762" calcext:value-type="float">
            <text:p>0,41762</text:p>
          </table:table-cell>
          <table:table-cell office:value-type="float" office:value="1.93538" calcext:value-type="float">
            <text:p>1,93538</text:p>
          </table:table-cell>
          <table:table-cell office:value-type="float" office:value="0.314647" calcext:value-type="float">
            <text:p>0,314647</text:p>
          </table:table-cell>
          <table:table-cell office:value-type="float" office:value="1.65508" calcext:value-type="float">
            <text:p>1,65508</text:p>
          </table:table-cell>
          <table:table-cell office:value-type="float" office:value="1.65547" calcext:value-type="float">
            <text:p>1,65547</text:p>
          </table:table-cell>
          <table:table-cell office:value-type="float" office:value="0.927909" calcext:value-type="float">
            <text:p>0,927909</text:p>
          </table:table-cell>
          <table:table-cell office:value-type="float" office:value="0.94649" calcext:value-type="float">
            <text:p>0,94649</text:p>
          </table:table-cell>
          <table:table-cell office:value-type="float" office:value="1.32706" calcext:value-type="float">
            <text:p>1,32706</text:p>
          </table:table-cell>
          <table:table-cell office:value-type="float" office:value="1.159" calcext:value-type="float">
            <text:p>1,159</text:p>
          </table:table-cell>
          <table:table-cell office:value-type="float" office:value="0.875975" calcext:value-type="float">
            <text:p>0,875975</text:p>
          </table:table-cell>
          <table:table-cell office:value-type="float" office:value="0.51562" calcext:value-type="float">
            <text:p>0,51562</text:p>
          </table:table-cell>
          <table:table-cell office:value-type="float" office:value="0.203354" calcext:value-type="float">
            <text:p>0,203354</text:p>
          </table:table-cell>
          <table:table-cell office:value-type="float" office:value="0.430831" calcext:value-type="float">
            <text:p>0,430831</text:p>
          </table:table-cell>
          <table:table-cell table:number-columns-repeated="36"/>
          <table:table-cell table:formula="of:=MIN([.A134:.BL134])" office:value-type="float" office:value="0.170466" calcext:value-type="float">
            <text:p>0,170466</text:p>
          </table:table-cell>
          <table:table-cell table:formula="of:=MAX([.A134:.BL134])" office:value-type="float" office:value="1.93538" calcext:value-type="float">
            <text:p>1,93538</text:p>
          </table:table-cell>
          <table:table-cell table:number-columns-repeated="7"/>
        </table:table-row>
        <table:table-row table:style-name="ro2">
          <table:table-cell office:value-type="float" office:value="0.282668" calcext:value-type="float">
            <text:p>0,282668</text:p>
          </table:table-cell>
          <table:table-cell office:value-type="float" office:value="0.358383" calcext:value-type="float">
            <text:p>0,358383</text:p>
          </table:table-cell>
          <table:table-cell office:value-type="float" office:value="0.17535" calcext:value-type="float">
            <text:p>0,17535</text:p>
          </table:table-cell>
          <table:table-cell office:value-type="float" office:value="0.212467" calcext:value-type="float">
            <text:p>0,212467</text:p>
          </table:table-cell>
          <table:table-cell office:value-type="float" office:value="0.302361" calcext:value-type="float">
            <text:p>0,302361</text:p>
          </table:table-cell>
          <table:table-cell office:value-type="float" office:value="0.824882" calcext:value-type="float">
            <text:p>0,824882</text:p>
          </table:table-cell>
          <table:table-cell office:value-type="float" office:value="0.627667" calcext:value-type="float">
            <text:p>0,627667</text:p>
          </table:table-cell>
          <table:table-cell office:value-type="float" office:value="0.527294" calcext:value-type="float">
            <text:p>0,527294</text:p>
          </table:table-cell>
          <table:table-cell office:value-type="float" office:value="0.589164" calcext:value-type="float">
            <text:p>0,589164</text:p>
          </table:table-cell>
          <table:table-cell office:value-type="float" office:value="0.580141" calcext:value-type="float">
            <text:p>0,580141</text:p>
          </table:table-cell>
          <table:table-cell office:value-type="float" office:value="0.514542" calcext:value-type="float">
            <text:p>0,514542</text:p>
          </table:table-cell>
          <table:table-cell office:value-type="float" office:value="0.533447" calcext:value-type="float">
            <text:p>0,533447</text:p>
          </table:table-cell>
          <table:table-cell office:value-type="float" office:value="0.901313" calcext:value-type="float">
            <text:p>0,901313</text:p>
          </table:table-cell>
          <table:table-cell office:value-type="float" office:value="0.245301" calcext:value-type="float">
            <text:p>0,245301</text:p>
          </table:table-cell>
          <table:table-cell office:value-type="float" office:value="0.27188" calcext:value-type="float">
            <text:p>0,27188</text:p>
          </table:table-cell>
          <table:table-cell office:value-type="float" office:value="0.171205" calcext:value-type="float">
            <text:p>0,171205</text:p>
          </table:table-cell>
          <table:table-cell office:value-type="float" office:value="0.36928" calcext:value-type="float">
            <text:p>0,36928</text:p>
          </table:table-cell>
          <table:table-cell office:value-type="float" office:value="0.178738" calcext:value-type="float">
            <text:p>0,178738</text:p>
          </table:table-cell>
          <table:table-cell office:value-type="float" office:value="0.398449" calcext:value-type="float">
            <text:p>0,398449</text:p>
          </table:table-cell>
          <table:table-cell office:value-type="float" office:value="0.996977" calcext:value-type="float">
            <text:p>0,996977</text:p>
          </table:table-cell>
          <table:table-cell office:value-type="float" office:value="0.215847" calcext:value-type="float">
            <text:p>0,215847</text:p>
          </table:table-cell>
          <table:table-cell office:value-type="float" office:value="1.13299" calcext:value-type="float">
            <text:p>1,13299</text:p>
          </table:table-cell>
          <table:table-cell office:value-type="float" office:value="2.28045" calcext:value-type="float">
            <text:p>2,28045</text:p>
          </table:table-cell>
          <table:table-cell office:value-type="float" office:value="2.56418" calcext:value-type="float">
            <text:p>2,56418</text:p>
          </table:table-cell>
          <table:table-cell office:value-type="float" office:value="1.57027" calcext:value-type="float">
            <text:p>1,57027</text:p>
          </table:table-cell>
          <table:table-cell office:value-type="float" office:value="0.452267" calcext:value-type="float">
            <text:p>0,452267</text:p>
          </table:table-cell>
          <table:table-cell office:value-type="float" office:value="0.639133" calcext:value-type="float">
            <text:p>0,639133</text:p>
          </table:table-cell>
          <table:table-cell office:value-type="float" office:value="0.515659" calcext:value-type="float">
            <text:p>0,515659</text:p>
          </table:table-cell>
          <table:table-cell office:value-type="float" office:value="2.18661" calcext:value-type="float">
            <text:p>2,18661</text:p>
          </table:table-cell>
          <table:table-cell office:value-type="float" office:value="1.59986" calcext:value-type="float">
            <text:p>1,59986</text:p>
          </table:table-cell>
          <table:table-cell office:value-type="float" office:value="1.52197" calcext:value-type="float">
            <text:p>1,52197</text:p>
          </table:table-cell>
          <table:table-cell office:value-type="float" office:value="0.34502" calcext:value-type="float">
            <text:p>0,34502</text:p>
          </table:table-cell>
          <table:table-cell table:number-columns-repeated="36"/>
          <table:table-cell table:formula="of:=MIN([.A135:.BL135])" office:value-type="float" office:value="0.171205" calcext:value-type="float">
            <text:p>0,171205</text:p>
          </table:table-cell>
          <table:table-cell table:formula="of:=MAX([.A135:.BL135])" office:value-type="float" office:value="2.56418" calcext:value-type="float">
            <text:p>2,56418</text:p>
          </table:table-cell>
          <table:table-cell table:number-columns-repeated="7"/>
        </table:table-row>
        <table:table-row table:style-name="ro2">
          <table:table-cell office:value-type="float" office:value="0.296019" calcext:value-type="float">
            <text:p>0,296019</text:p>
          </table:table-cell>
          <table:table-cell office:value-type="float" office:value="0.438191" calcext:value-type="float">
            <text:p>0,438191</text:p>
          </table:table-cell>
          <table:table-cell office:value-type="float" office:value="0.220905" calcext:value-type="float">
            <text:p>0,220905</text:p>
          </table:table-cell>
          <table:table-cell office:value-type="float" office:value="0.539329" calcext:value-type="float">
            <text:p>0,539329</text:p>
          </table:table-cell>
          <table:table-cell office:value-type="float" office:value="0.645802" calcext:value-type="float">
            <text:p>0,645802</text:p>
          </table:table-cell>
          <table:table-cell office:value-type="float" office:value="1.01007" calcext:value-type="float">
            <text:p>1,01007</text:p>
          </table:table-cell>
          <table:table-cell office:value-type="float" office:value="0.578878" calcext:value-type="float">
            <text:p>0,578878</text:p>
          </table:table-cell>
          <table:table-cell office:value-type="float" office:value="0.639811" calcext:value-type="float">
            <text:p>0,639811</text:p>
          </table:table-cell>
          <table:table-cell office:value-type="float" office:value="1.18219" calcext:value-type="float">
            <text:p>1,18219</text:p>
          </table:table-cell>
          <table:table-cell office:value-type="float" office:value="0.680047" calcext:value-type="float">
            <text:p>0,680047</text:p>
          </table:table-cell>
          <table:table-cell office:value-type="float" office:value="0.443208" calcext:value-type="float">
            <text:p>0,443208</text:p>
          </table:table-cell>
          <table:table-cell office:value-type="float" office:value="0.922357" calcext:value-type="float">
            <text:p>0,922357</text:p>
          </table:table-cell>
          <table:table-cell office:value-type="float" office:value="0.643659" calcext:value-type="float">
            <text:p>0,643659</text:p>
          </table:table-cell>
          <table:table-cell office:value-type="float" office:value="0.759078" calcext:value-type="float">
            <text:p>0,759078</text:p>
          </table:table-cell>
          <table:table-cell office:value-type="float" office:value="0.808201" calcext:value-type="float">
            <text:p>0,808201</text:p>
          </table:table-cell>
          <table:table-cell office:value-type="float" office:value="0.326222" calcext:value-type="float">
            <text:p>0,326222</text:p>
          </table:table-cell>
          <table:table-cell office:value-type="float" office:value="0.156523" calcext:value-type="float">
            <text:p>0,156523</text:p>
          </table:table-cell>
          <table:table-cell office:value-type="float" office:value="0.307085" calcext:value-type="float">
            <text:p>0,307085</text:p>
          </table:table-cell>
          <table:table-cell office:value-type="float" office:value="0.242304" calcext:value-type="float">
            <text:p>0,242304</text:p>
          </table:table-cell>
          <table:table-cell office:value-type="float" office:value="0.18805" calcext:value-type="float">
            <text:p>0,18805</text:p>
          </table:table-cell>
          <table:table-cell office:value-type="float" office:value="0.07916" calcext:value-type="float">
            <text:p>0,07916</text:p>
          </table:table-cell>
          <table:table-cell office:value-type="float" office:value="2.21495" calcext:value-type="float">
            <text:p>2,21495</text:p>
          </table:table-cell>
          <table:table-cell office:value-type="float" office:value="0.33642" calcext:value-type="float">
            <text:p>0,33642</text:p>
          </table:table-cell>
          <table:table-cell office:value-type="float" office:value="1.73187" calcext:value-type="float">
            <text:p>1,73187</text:p>
          </table:table-cell>
          <table:table-cell office:value-type="float" office:value="1.61018" calcext:value-type="float">
            <text:p>1,61018</text:p>
          </table:table-cell>
          <table:table-cell office:value-type="float" office:value="1.77359" calcext:value-type="float">
            <text:p>1,77359</text:p>
          </table:table-cell>
          <table:table-cell office:value-type="float" office:value="0.543003" calcext:value-type="float">
            <text:p>0,543003</text:p>
          </table:table-cell>
          <table:table-cell office:value-type="float" office:value="1.9251" calcext:value-type="float">
            <text:p>1,9251</text:p>
          </table:table-cell>
          <table:table-cell office:value-type="float" office:value="1.3072" calcext:value-type="float">
            <text:p>1,3072</text:p>
          </table:table-cell>
          <table:table-cell office:value-type="float" office:value="0.733974" calcext:value-type="float">
            <text:p>0,733974</text:p>
          </table:table-cell>
          <table:table-cell office:value-type="float" office:value="0.898858" calcext:value-type="float">
            <text:p>0,898858</text:p>
          </table:table-cell>
          <table:table-cell office:value-type="float" office:value="0.105965" calcext:value-type="float">
            <text:p>0,105965</text:p>
          </table:table-cell>
          <table:table-cell table:number-columns-repeated="36"/>
          <table:table-cell table:formula="of:=MIN([.A136:.BL136])" office:value-type="float" office:value="0.07916" calcext:value-type="float">
            <text:p>0,07916</text:p>
          </table:table-cell>
          <table:table-cell table:formula="of:=MAX([.A136:.BL136])" office:value-type="float" office:value="2.21495" calcext:value-type="float">
            <text:p>2,21495</text:p>
          </table:table-cell>
          <table:table-cell table:number-columns-repeated="7"/>
        </table:table-row>
        <table:table-row table:style-name="ro2">
          <table:table-cell office:value-type="float" office:value="0.260154" calcext:value-type="float">
            <text:p>0,260154</text:p>
          </table:table-cell>
          <table:table-cell office:value-type="float" office:value="0.412982" calcext:value-type="float">
            <text:p>0,412982</text:p>
          </table:table-cell>
          <table:table-cell office:value-type="float" office:value="0.575183" calcext:value-type="float">
            <text:p>0,575183</text:p>
          </table:table-cell>
          <table:table-cell office:value-type="float" office:value="0.390322" calcext:value-type="float">
            <text:p>0,390322</text:p>
          </table:table-cell>
          <table:table-cell office:value-type="float" office:value="0.291559" calcext:value-type="float">
            <text:p>0,291559</text:p>
          </table:table-cell>
          <table:table-cell office:value-type="float" office:value="0.170309" calcext:value-type="float">
            <text:p>0,170309</text:p>
          </table:table-cell>
          <table:table-cell office:value-type="float" office:value="0.177104" calcext:value-type="float">
            <text:p>0,177104</text:p>
          </table:table-cell>
          <table:table-cell office:value-type="float" office:value="0.152994" calcext:value-type="float">
            <text:p>0,152994</text:p>
          </table:table-cell>
          <table:table-cell office:value-type="float" office:value="0.15168" calcext:value-type="float">
            <text:p>0,15168</text:p>
          </table:table-cell>
          <table:table-cell office:value-type="float" office:value="0.378941" calcext:value-type="float">
            <text:p>0,378941</text:p>
          </table:table-cell>
          <table:table-cell office:value-type="float" office:value="0.830776" calcext:value-type="float">
            <text:p>0,830776</text:p>
          </table:table-cell>
          <table:table-cell office:value-type="float" office:value="0.156447" calcext:value-type="float">
            <text:p>0,156447</text:p>
          </table:table-cell>
          <table:table-cell office:value-type="float" office:value="0.174172" calcext:value-type="float">
            <text:p>0,174172</text:p>
          </table:table-cell>
          <table:table-cell office:value-type="float" office:value="0.210058" calcext:value-type="float">
            <text:p>0,210058</text:p>
          </table:table-cell>
          <table:table-cell office:value-type="float" office:value="0.416938" calcext:value-type="float">
            <text:p>0,416938</text:p>
          </table:table-cell>
          <table:table-cell office:value-type="float" office:value="1.15674" calcext:value-type="float">
            <text:p>1,15674</text:p>
          </table:table-cell>
          <table:table-cell office:value-type="float" office:value="1.88888" calcext:value-type="float">
            <text:p>1,88888</text:p>
          </table:table-cell>
          <table:table-cell office:value-type="float" office:value="1.80058" calcext:value-type="float">
            <text:p>1,80058</text:p>
          </table:table-cell>
          <table:table-cell office:value-type="float" office:value="0.375633" calcext:value-type="float">
            <text:p>0,375633</text:p>
          </table:table-cell>
          <table:table-cell office:value-type="float" office:value="2.00837" calcext:value-type="float">
            <text:p>2,00837</text:p>
          </table:table-cell>
          <table:table-cell office:value-type="float" office:value="2.03572" calcext:value-type="float">
            <text:p>2,03572</text:p>
          </table:table-cell>
          <table:table-cell office:value-type="float" office:value="0.397684" calcext:value-type="float">
            <text:p>0,397684</text:p>
          </table:table-cell>
          <table:table-cell office:value-type="float" office:value="0.848575" calcext:value-type="float">
            <text:p>0,848575</text:p>
          </table:table-cell>
          <table:table-cell office:value-type="float" office:value="0.85" calcext:value-type="float">
            <text:p>0,85</text:p>
          </table:table-cell>
          <table:table-cell office:value-type="float" office:value="0.830685" calcext:value-type="float">
            <text:p>0,830685</text:p>
          </table:table-cell>
          <table:table-cell office:value-type="float" office:value="1.86308" calcext:value-type="float">
            <text:p>1,86308</text:p>
          </table:table-cell>
          <table:table-cell office:value-type="float" office:value="2.19692" calcext:value-type="float">
            <text:p>2,19692</text:p>
          </table:table-cell>
          <table:table-cell office:value-type="float" office:value="2.14745" calcext:value-type="float">
            <text:p>2,14745</text:p>
          </table:table-cell>
          <table:table-cell office:value-type="float" office:value="0.247365" calcext:value-type="float">
            <text:p>0,247365</text:p>
          </table:table-cell>
          <table:table-cell office:value-type="float" office:value="1.52747" calcext:value-type="float">
            <text:p>1,52747</text:p>
          </table:table-cell>
          <table:table-cell office:value-type="float" office:value="1.47772" calcext:value-type="float">
            <text:p>1,47772</text:p>
          </table:table-cell>
          <table:table-cell office:value-type="float" office:value="2.93159" calcext:value-type="float">
            <text:p>2,93159</text:p>
          </table:table-cell>
          <table:table-cell table:number-columns-repeated="36"/>
          <table:table-cell table:formula="of:=MIN([.A137:.BL137])" office:value-type="float" office:value="0.15168" calcext:value-type="float">
            <text:p>0,15168</text:p>
          </table:table-cell>
          <table:table-cell table:formula="of:=MAX([.A137:.BL137])" office:value-type="float" office:value="2.93159" calcext:value-type="float">
            <text:p>2,93159</text:p>
          </table:table-cell>
          <table:table-cell table:number-columns-repeated="7"/>
        </table:table-row>
        <table:table-row table:style-name="ro2">
          <table:table-cell office:value-type="float" office:value="0.287755" calcext:value-type="float">
            <text:p>0,287755</text:p>
          </table:table-cell>
          <table:table-cell office:value-type="float" office:value="0.222264" calcext:value-type="float">
            <text:p>0,222264</text:p>
          </table:table-cell>
          <table:table-cell office:value-type="float" office:value="0.661495" calcext:value-type="float">
            <text:p>0,661495</text:p>
          </table:table-cell>
          <table:table-cell office:value-type="float" office:value="0.721615" calcext:value-type="float">
            <text:p>0,721615</text:p>
          </table:table-cell>
          <table:table-cell office:value-type="float" office:value="0.218331" calcext:value-type="float">
            <text:p>0,218331</text:p>
          </table:table-cell>
          <table:table-cell office:value-type="float" office:value="0.836886" calcext:value-type="float">
            <text:p>0,836886</text:p>
          </table:table-cell>
          <table:table-cell office:value-type="float" office:value="0.441335" calcext:value-type="float">
            <text:p>0,441335</text:p>
          </table:table-cell>
          <table:table-cell office:value-type="float" office:value="0.460454" calcext:value-type="float">
            <text:p>0,460454</text:p>
          </table:table-cell>
          <table:table-cell office:value-type="float" office:value="1.30846" calcext:value-type="float">
            <text:p>1,30846</text:p>
          </table:table-cell>
          <table:table-cell office:value-type="float" office:value="1.16676" calcext:value-type="float">
            <text:p>1,16676</text:p>
          </table:table-cell>
          <table:table-cell office:value-type="float" office:value="1.00854" calcext:value-type="float">
            <text:p>1,00854</text:p>
          </table:table-cell>
          <table:table-cell office:value-type="float" office:value="1.02257" calcext:value-type="float">
            <text:p>1,02257</text:p>
          </table:table-cell>
          <table:table-cell office:value-type="float" office:value="0.666434" calcext:value-type="float">
            <text:p>0,666434</text:p>
          </table:table-cell>
          <table:table-cell office:value-type="float" office:value="0.711121" calcext:value-type="float">
            <text:p>0,711121</text:p>
          </table:table-cell>
          <table:table-cell office:value-type="float" office:value="0.993109" calcext:value-type="float">
            <text:p>0,993109</text:p>
          </table:table-cell>
          <table:table-cell office:value-type="float" office:value="1.07163" calcext:value-type="float">
            <text:p>1,07163</text:p>
          </table:table-cell>
          <table:table-cell office:value-type="float" office:value="0.649293" calcext:value-type="float">
            <text:p>0,649293</text:p>
          </table:table-cell>
          <table:table-cell office:value-type="float" office:value="0.516187" calcext:value-type="float">
            <text:p>0,516187</text:p>
          </table:table-cell>
          <table:table-cell office:value-type="float" office:value="0.940118" calcext:value-type="float">
            <text:p>0,940118</text:p>
          </table:table-cell>
          <table:table-cell office:value-type="float" office:value="0.29843" calcext:value-type="float">
            <text:p>0,29843</text:p>
          </table:table-cell>
          <table:table-cell office:value-type="float" office:value="0.219774" calcext:value-type="float">
            <text:p>0,219774</text:p>
          </table:table-cell>
          <table:table-cell office:value-type="float" office:value="0.219999" calcext:value-type="float">
            <text:p>0,219999</text:p>
          </table:table-cell>
          <table:table-cell office:value-type="float" office:value="0.830152" calcext:value-type="float">
            <text:p>0,830152</text:p>
          </table:table-cell>
          <table:table-cell office:value-type="float" office:value="0.524706" calcext:value-type="float">
            <text:p>0,524706</text:p>
          </table:table-cell>
          <table:table-cell office:value-type="float" office:value="0.0781009" calcext:value-type="float">
            <text:p>0,0781009</text:p>
          </table:table-cell>
          <table:table-cell office:value-type="float" office:value="0.373657" calcext:value-type="float">
            <text:p>0,373657</text:p>
          </table:table-cell>
          <table:table-cell office:value-type="float" office:value="0.0779228" calcext:value-type="float">
            <text:p>0,0779228</text:p>
          </table:table-cell>
          <table:table-cell office:value-type="float" office:value="0.0784881" calcext:value-type="float">
            <text:p>0,0784881</text:p>
          </table:table-cell>
          <table:table-cell office:value-type="float" office:value="0.0769792" calcext:value-type="float">
            <text:p>0,0769792</text:p>
          </table:table-cell>
          <table:table-cell office:value-type="float" office:value="1.51929" calcext:value-type="float">
            <text:p>1,51929</text:p>
          </table:table-cell>
          <table:table-cell office:value-type="float" office:value="0.980877" calcext:value-type="float">
            <text:p>0,980877</text:p>
          </table:table-cell>
          <table:table-cell office:value-type="float" office:value="1.18843" calcext:value-type="float">
            <text:p>1,18843</text:p>
          </table:table-cell>
          <table:table-cell table:number-columns-repeated="36"/>
          <table:table-cell table:formula="of:=MIN([.A138:.BL138])" office:value-type="float" office:value="0.0769792" calcext:value-type="float">
            <text:p>0,0769792</text:p>
          </table:table-cell>
          <table:table-cell table:formula="of:=MAX([.A138:.BL138])" office:value-type="float" office:value="1.51929" calcext:value-type="float">
            <text:p>1,51929</text:p>
          </table:table-cell>
          <table:table-cell table:number-columns-repeated="7"/>
        </table:table-row>
        <table:table-row table:style-name="ro2">
          <table:table-cell office:value-type="float" office:value="0.212335" calcext:value-type="float">
            <text:p>0,212335</text:p>
          </table:table-cell>
          <table:table-cell office:value-type="float" office:value="0.106091" calcext:value-type="float">
            <text:p>0,106091</text:p>
          </table:table-cell>
          <table:table-cell office:value-type="float" office:value="0.153105" calcext:value-type="float">
            <text:p>0,153105</text:p>
          </table:table-cell>
          <table:table-cell office:value-type="float" office:value="0.29359" calcext:value-type="float">
            <text:p>0,29359</text:p>
          </table:table-cell>
          <table:table-cell office:value-type="float" office:value="0.440143" calcext:value-type="float">
            <text:p>0,440143</text:p>
          </table:table-cell>
          <table:table-cell office:value-type="float" office:value="0.444091" calcext:value-type="float">
            <text:p>0,444091</text:p>
          </table:table-cell>
          <table:table-cell office:value-type="float" office:value="0.536918" calcext:value-type="float">
            <text:p>0,536918</text:p>
          </table:table-cell>
          <table:table-cell office:value-type="float" office:value="0.39637" calcext:value-type="float">
            <text:p>0,39637</text:p>
          </table:table-cell>
          <table:table-cell office:value-type="float" office:value="0.309425" calcext:value-type="float">
            <text:p>0,309425</text:p>
          </table:table-cell>
          <table:table-cell office:value-type="float" office:value="0.220979" calcext:value-type="float">
            <text:p>0,220979</text:p>
          </table:table-cell>
          <table:table-cell office:value-type="float" office:value="1.46884" calcext:value-type="float">
            <text:p>1,46884</text:p>
          </table:table-cell>
          <table:table-cell office:value-type="float" office:value="0.685605" calcext:value-type="float">
            <text:p>0,685605</text:p>
          </table:table-cell>
          <table:table-cell office:value-type="float" office:value="0.445507" calcext:value-type="float">
            <text:p>0,445507</text:p>
          </table:table-cell>
          <table:table-cell office:value-type="float" office:value="0.598771" calcext:value-type="float">
            <text:p>0,598771</text:p>
          </table:table-cell>
          <table:table-cell office:value-type="float" office:value="0.242163" calcext:value-type="float">
            <text:p>0,242163</text:p>
          </table:table-cell>
          <table:table-cell office:value-type="float" office:value="0.316638" calcext:value-type="float">
            <text:p>0,316638</text:p>
          </table:table-cell>
          <table:table-cell office:value-type="float" office:value="0.712118" calcext:value-type="float">
            <text:p>0,712118</text:p>
          </table:table-cell>
          <table:table-cell office:value-type="float" office:value="0.771894" calcext:value-type="float">
            <text:p>0,771894</text:p>
          </table:table-cell>
          <table:table-cell office:value-type="float" office:value="0.790982" calcext:value-type="float">
            <text:p>0,790982</text:p>
          </table:table-cell>
          <table:table-cell office:value-type="float" office:value="0.159378" calcext:value-type="float">
            <text:p>0,159378</text:p>
          </table:table-cell>
          <table:table-cell office:value-type="float" office:value="2.40307" calcext:value-type="float">
            <text:p>2,40307</text:p>
          </table:table-cell>
          <table:table-cell office:value-type="float" office:value="1.70637" calcext:value-type="float">
            <text:p>1,70637</text:p>
          </table:table-cell>
          <table:table-cell office:value-type="float" office:value="2.18525" calcext:value-type="float">
            <text:p>2,18525</text:p>
          </table:table-cell>
          <table:table-cell office:value-type="float" office:value="1.4453" calcext:value-type="float">
            <text:p>1,4453</text:p>
          </table:table-cell>
          <table:table-cell office:value-type="float" office:value="0.950095" calcext:value-type="float">
            <text:p>0,950095</text:p>
          </table:table-cell>
          <table:table-cell office:value-type="float" office:value="1.88999" calcext:value-type="float">
            <text:p>1,88999</text:p>
          </table:table-cell>
          <table:table-cell office:value-type="float" office:value="0.917147" calcext:value-type="float">
            <text:p>0,917147</text:p>
          </table:table-cell>
          <table:table-cell office:value-type="float" office:value="0.181465" calcext:value-type="float">
            <text:p>0,181465</text:p>
          </table:table-cell>
          <table:table-cell office:value-type="float" office:value="0.263382" calcext:value-type="float">
            <text:p>0,263382</text:p>
          </table:table-cell>
          <table:table-cell office:value-type="float" office:value="0.077147" calcext:value-type="float">
            <text:p>0,077147</text:p>
          </table:table-cell>
          <table:table-cell office:value-type="float" office:value="0.437885" calcext:value-type="float">
            <text:p>0,437885</text:p>
          </table:table-cell>
          <table:table-cell office:value-type="float" office:value="0.860053" calcext:value-type="float">
            <text:p>0,860053</text:p>
          </table:table-cell>
          <table:table-cell table:number-columns-repeated="36"/>
          <table:table-cell table:formula="of:=MIN([.A139:.BL139])" office:value-type="float" office:value="0.077147" calcext:value-type="float">
            <text:p>0,077147</text:p>
          </table:table-cell>
          <table:table-cell table:formula="of:=MAX([.A139:.BL139])" office:value-type="float" office:value="2.40307" calcext:value-type="float">
            <text:p>2,40307</text:p>
          </table:table-cell>
          <table:table-cell table:number-columns-repeated="7"/>
        </table:table-row>
        <table:table-row table:style-name="ro2">
          <table:table-cell office:value-type="float" office:value="0.297881" calcext:value-type="float">
            <text:p>0,297881</text:p>
          </table:table-cell>
          <table:table-cell office:value-type="float" office:value="0.300772" calcext:value-type="float">
            <text:p>0,300772</text:p>
          </table:table-cell>
          <table:table-cell office:value-type="float" office:value="0.299657" calcext:value-type="float">
            <text:p>0,299657</text:p>
          </table:table-cell>
          <table:table-cell office:value-type="float" office:value="0.294469" calcext:value-type="float">
            <text:p>0,294469</text:p>
          </table:table-cell>
          <table:table-cell office:value-type="float" office:value="0.441506" calcext:value-type="float">
            <text:p>0,441506</text:p>
          </table:table-cell>
          <table:table-cell office:value-type="float" office:value="0.744017" calcext:value-type="float">
            <text:p>0,744017</text:p>
          </table:table-cell>
          <table:table-cell office:value-type="float" office:value="1.04405" calcext:value-type="float">
            <text:p>1,04405</text:p>
          </table:table-cell>
          <table:table-cell office:value-type="float" office:value="0.747552" calcext:value-type="float">
            <text:p>0,747552</text:p>
          </table:table-cell>
          <table:table-cell office:value-type="float" office:value="0.451286" calcext:value-type="float">
            <text:p>0,451286</text:p>
          </table:table-cell>
          <table:table-cell office:value-type="float" office:value="0.752011" calcext:value-type="float">
            <text:p>0,752011</text:p>
          </table:table-cell>
          <table:table-cell office:value-type="float" office:value="0.752166" calcext:value-type="float">
            <text:p>0,752166</text:p>
          </table:table-cell>
          <table:table-cell office:value-type="float" office:value="1.05174" calcext:value-type="float">
            <text:p>1,05174</text:p>
          </table:table-cell>
          <table:table-cell office:value-type="float" office:value="0.292057" calcext:value-type="float">
            <text:p>0,292057</text:p>
          </table:table-cell>
          <table:table-cell office:value-type="float" office:value="0.411379" calcext:value-type="float">
            <text:p>0,411379</text:p>
          </table:table-cell>
          <table:table-cell office:value-type="float" office:value="0.146472" calcext:value-type="float">
            <text:p>0,146472</text:p>
          </table:table-cell>
          <table:table-cell office:value-type="float" office:value="0.259814" calcext:value-type="float">
            <text:p>0,259814</text:p>
          </table:table-cell>
          <table:table-cell office:value-type="float" office:value="0.227988" calcext:value-type="float">
            <text:p>0,227988</text:p>
          </table:table-cell>
          <table:table-cell office:value-type="float" office:value="0.97337" calcext:value-type="float">
            <text:p>0,97337</text:p>
          </table:table-cell>
          <table:table-cell office:value-type="float" office:value="0.222055" calcext:value-type="float">
            <text:p>0,222055</text:p>
          </table:table-cell>
          <table:table-cell office:value-type="float" office:value="0.863073" calcext:value-type="float">
            <text:p>0,863073</text:p>
          </table:table-cell>
          <table:table-cell office:value-type="float" office:value="0.864647" calcext:value-type="float">
            <text:p>0,864647</text:p>
          </table:table-cell>
          <table:table-cell office:value-type="float" office:value="0.523395" calcext:value-type="float">
            <text:p>0,523395</text:p>
          </table:table-cell>
          <table:table-cell office:value-type="float" office:value="0.5398" calcext:value-type="float">
            <text:p>0,5398</text:p>
          </table:table-cell>
          <table:table-cell office:value-type="float" office:value="0.315822" calcext:value-type="float">
            <text:p>0,315822</text:p>
          </table:table-cell>
          <table:table-cell office:value-type="float" office:value="1.40251" calcext:value-type="float">
            <text:p>1,40251</text:p>
          </table:table-cell>
          <table:table-cell office:value-type="float" office:value="0.89486" calcext:value-type="float">
            <text:p>0,89486</text:p>
          </table:table-cell>
          <table:table-cell office:value-type="float" office:value="1.46491" calcext:value-type="float">
            <text:p>1,46491</text:p>
          </table:table-cell>
          <table:table-cell office:value-type="float" office:value="0.358101" calcext:value-type="float">
            <text:p>0,358101</text:p>
          </table:table-cell>
          <table:table-cell office:value-type="float" office:value="1.55014" calcext:value-type="float">
            <text:p>1,55014</text:p>
          </table:table-cell>
          <table:table-cell office:value-type="float" office:value="1.418" calcext:value-type="float">
            <text:p>1,418</text:p>
          </table:table-cell>
          <table:table-cell office:value-type="float" office:value="0.292325" calcext:value-type="float">
            <text:p>0,292325</text:p>
          </table:table-cell>
          <table:table-cell office:value-type="float" office:value="0.140163" calcext:value-type="float">
            <text:p>0,140163</text:p>
          </table:table-cell>
          <table:table-cell table:number-columns-repeated="36"/>
          <table:table-cell table:formula="of:=MIN([.A140:.BL140])" office:value-type="float" office:value="0.140163" calcext:value-type="float">
            <text:p>0,140163</text:p>
          </table:table-cell>
          <table:table-cell table:formula="of:=MAX([.A140:.BL140])" office:value-type="float" office:value="1.55014" calcext:value-type="float">
            <text:p>1,55014</text:p>
          </table:table-cell>
          <table:table-cell table:number-columns-repeated="7"/>
        </table:table-row>
        <table:table-row table:style-name="ro2">
          <table:table-cell office:value-type="float" office:value="0.22878" calcext:value-type="float">
            <text:p>0,22878</text:p>
          </table:table-cell>
          <table:table-cell office:value-type="float" office:value="0.220331" calcext:value-type="float">
            <text:p>0,220331</text:p>
          </table:table-cell>
          <table:table-cell office:value-type="float" office:value="0.086575" calcext:value-type="float">
            <text:p>0,086575</text:p>
          </table:table-cell>
          <table:table-cell office:value-type="float" office:value="0.077565" calcext:value-type="float">
            <text:p>0,077565</text:p>
          </table:table-cell>
          <table:table-cell office:value-type="float" office:value="0.0768011" calcext:value-type="float">
            <text:p>0,0768011</text:p>
          </table:table-cell>
          <table:table-cell office:value-type="float" office:value="0.46257" calcext:value-type="float">
            <text:p>0,46257</text:p>
          </table:table-cell>
          <table:table-cell office:value-type="float" office:value="0.224273" calcext:value-type="float">
            <text:p>0,224273</text:p>
          </table:table-cell>
          <table:table-cell office:value-type="float" office:value="0.148775" calcext:value-type="float">
            <text:p>0,148775</text:p>
          </table:table-cell>
          <table:table-cell office:value-type="float" office:value="0.431202" calcext:value-type="float">
            <text:p>0,431202</text:p>
          </table:table-cell>
          <table:table-cell office:value-type="float" office:value="0.806888" calcext:value-type="float">
            <text:p>0,806888</text:p>
          </table:table-cell>
          <table:table-cell office:value-type="float" office:value="0.392534" calcext:value-type="float">
            <text:p>0,392534</text:p>
          </table:table-cell>
          <table:table-cell office:value-type="float" office:value="0.830906" calcext:value-type="float">
            <text:p>0,830906</text:p>
          </table:table-cell>
          <table:table-cell office:value-type="float" office:value="0.184595" calcext:value-type="float">
            <text:p>0,184595</text:p>
          </table:table-cell>
          <table:table-cell office:value-type="float" office:value="1.57895" calcext:value-type="float">
            <text:p>1,57895</text:p>
          </table:table-cell>
          <table:table-cell office:value-type="float" office:value="0.48726" calcext:value-type="float">
            <text:p>0,48726</text:p>
          </table:table-cell>
          <table:table-cell office:value-type="float" office:value="0.175963" calcext:value-type="float">
            <text:p>0,175963</text:p>
          </table:table-cell>
          <table:table-cell office:value-type="float" office:value="0.176448" calcext:value-type="float">
            <text:p>0,176448</text:p>
          </table:table-cell>
          <table:table-cell office:value-type="float" office:value="1.70636" calcext:value-type="float">
            <text:p>1,70636</text:p>
          </table:table-cell>
          <table:table-cell office:value-type="float" office:value="1.0643" calcext:value-type="float">
            <text:p>1,0643</text:p>
          </table:table-cell>
          <table:table-cell office:value-type="float" office:value="0.742653" calcext:value-type="float">
            <text:p>0,742653</text:p>
          </table:table-cell>
          <table:table-cell office:value-type="float" office:value="2.10207" calcext:value-type="float">
            <text:p>2,10207</text:p>
          </table:table-cell>
          <table:table-cell office:value-type="float" office:value="0.488321" calcext:value-type="float">
            <text:p>0,488321</text:p>
          </table:table-cell>
          <table:table-cell office:value-type="float" office:value="0.601345" calcext:value-type="float">
            <text:p>0,601345</text:p>
          </table:table-cell>
          <table:table-cell office:value-type="float" office:value="0.612585" calcext:value-type="float">
            <text:p>0,612585</text:p>
          </table:table-cell>
          <table:table-cell office:value-type="float" office:value="0.205009" calcext:value-type="float">
            <text:p>0,205009</text:p>
          </table:table-cell>
          <table:table-cell office:value-type="float" office:value="1.52089" calcext:value-type="float">
            <text:p>1,52089</text:p>
          </table:table-cell>
          <table:table-cell office:value-type="float" office:value="0.134415" calcext:value-type="float">
            <text:p>0,134415</text:p>
          </table:table-cell>
          <table:table-cell office:value-type="float" office:value="2.17195" calcext:value-type="float">
            <text:p>2,17195</text:p>
          </table:table-cell>
          <table:table-cell office:value-type="float" office:value="0.645628" calcext:value-type="float">
            <text:p>0,645628</text:p>
          </table:table-cell>
          <table:table-cell office:value-type="float" office:value="1.09907" calcext:value-type="float">
            <text:p>1,09907</text:p>
          </table:table-cell>
          <table:table-cell office:value-type="float" office:value="0.116415" calcext:value-type="float">
            <text:p>0,116415</text:p>
          </table:table-cell>
          <table:table-cell office:value-type="float" office:value="0.118501" calcext:value-type="float">
            <text:p>0,118501</text:p>
          </table:table-cell>
          <table:table-cell table:number-columns-repeated="36"/>
          <table:table-cell table:formula="of:=MIN([.A141:.BL141])" office:value-type="float" office:value="0.0768011" calcext:value-type="float">
            <text:p>0,0768011</text:p>
          </table:table-cell>
          <table:table-cell table:formula="of:=MAX([.A141:.BL141])" office:value-type="float" office:value="2.17195" calcext:value-type="float">
            <text:p>2,17195</text:p>
          </table:table-cell>
          <table:table-cell table:number-columns-repeated="7"/>
        </table:table-row>
        <table:table-row table:style-name="ro2">
          <table:table-cell office:value-type="float" office:value="0.220904" calcext:value-type="float">
            <text:p>0,220904</text:p>
          </table:table-cell>
          <table:table-cell office:value-type="float" office:value="0.352509" calcext:value-type="float">
            <text:p>0,352509</text:p>
          </table:table-cell>
          <table:table-cell office:value-type="float" office:value="0.194823" calcext:value-type="float">
            <text:p>0,194823</text:p>
          </table:table-cell>
          <table:table-cell office:value-type="float" office:value="0.151089" calcext:value-type="float">
            <text:p>0,151089</text:p>
          </table:table-cell>
          <table:table-cell office:value-type="float" office:value="0.62001" calcext:value-type="float">
            <text:p>0,62001</text:p>
          </table:table-cell>
          <table:table-cell office:value-type="float" office:value="0.14826" calcext:value-type="float">
            <text:p>0,14826</text:p>
          </table:table-cell>
          <table:table-cell office:value-type="float" office:value="0.42545" calcext:value-type="float">
            <text:p>0,42545</text:p>
          </table:table-cell>
          <table:table-cell office:value-type="float" office:value="0.552259" calcext:value-type="float">
            <text:p>0,552259</text:p>
          </table:table-cell>
          <table:table-cell office:value-type="float" office:value="0.254274" calcext:value-type="float">
            <text:p>0,254274</text:p>
          </table:table-cell>
          <table:table-cell office:value-type="float" office:value="1.14138" calcext:value-type="float">
            <text:p>1,14138</text:p>
          </table:table-cell>
          <table:table-cell office:value-type="float" office:value="0.196468" calcext:value-type="float">
            <text:p>0,196468</text:p>
          </table:table-cell>
          <table:table-cell office:value-type="float" office:value="0.18789" calcext:value-type="float">
            <text:p>0,18789</text:p>
          </table:table-cell>
          <table:table-cell office:value-type="float" office:value="0.40928" calcext:value-type="float">
            <text:p>0,40928</text:p>
          </table:table-cell>
          <table:table-cell office:value-type="float" office:value="0.253428" calcext:value-type="float">
            <text:p>0,253428</text:p>
          </table:table-cell>
          <table:table-cell office:value-type="float" office:value="1.95164" calcext:value-type="float">
            <text:p>1,95164</text:p>
          </table:table-cell>
          <table:table-cell office:value-type="float" office:value="1.77731" calcext:value-type="float">
            <text:p>1,77731</text:p>
          </table:table-cell>
          <table:table-cell office:value-type="float" office:value="1.67602" calcext:value-type="float">
            <text:p>1,67602</text:p>
          </table:table-cell>
          <table:table-cell office:value-type="float" office:value="1.51584" calcext:value-type="float">
            <text:p>1,51584</text:p>
          </table:table-cell>
          <table:table-cell office:value-type="float" office:value="1.40895" calcext:value-type="float">
            <text:p>1,40895</text:p>
          </table:table-cell>
          <table:table-cell office:value-type="float" office:value="1.30074" calcext:value-type="float">
            <text:p>1,30074</text:p>
          </table:table-cell>
          <table:table-cell office:value-type="float" office:value="1.19014" calcext:value-type="float">
            <text:p>1,19014</text:p>
          </table:table-cell>
          <table:table-cell office:value-type="float" office:value="0.149021" calcext:value-type="float">
            <text:p>0,149021</text:p>
          </table:table-cell>
          <table:table-cell office:value-type="float" office:value="0.292388" calcext:value-type="float">
            <text:p>0,292388</text:p>
          </table:table-cell>
          <table:table-cell office:value-type="float" office:value="0.152477" calcext:value-type="float">
            <text:p>0,152477</text:p>
          </table:table-cell>
          <table:table-cell office:value-type="float" office:value="0.232981" calcext:value-type="float">
            <text:p>0,232981</text:p>
          </table:table-cell>
          <table:table-cell office:value-type="float" office:value="0.377041" calcext:value-type="float">
            <text:p>0,377041</text:p>
          </table:table-cell>
          <table:table-cell office:value-type="float" office:value="0.560174" calcext:value-type="float">
            <text:p>0,560174</text:p>
          </table:table-cell>
          <table:table-cell office:value-type="float" office:value="1.49056" calcext:value-type="float">
            <text:p>1,49056</text:p>
          </table:table-cell>
          <table:table-cell office:value-type="float" office:value="1.49441" calcext:value-type="float">
            <text:p>1,49441</text:p>
          </table:table-cell>
          <table:table-cell office:value-type="float" office:value="1.37576" calcext:value-type="float">
            <text:p>1,37576</text:p>
          </table:table-cell>
          <table:table-cell office:value-type="float" office:value="1.65284" calcext:value-type="float">
            <text:p>1,65284</text:p>
          </table:table-cell>
          <table:table-cell office:value-type="float" office:value="0.157901" calcext:value-type="float">
            <text:p>0,157901</text:p>
          </table:table-cell>
          <table:table-cell table:number-columns-repeated="36"/>
          <table:table-cell table:formula="of:=MIN([.A142:.BL142])" office:value-type="float" office:value="0.14826" calcext:value-type="float">
            <text:p>0,14826</text:p>
          </table:table-cell>
          <table:table-cell table:formula="of:=MAX([.A142:.BL142])" office:value-type="float" office:value="1.95164" calcext:value-type="float">
            <text:p>1,95164</text:p>
          </table:table-cell>
          <table:table-cell table:number-columns-repeated="7"/>
        </table:table-row>
        <table:table-row table:style-name="ro2">
          <table:table-cell office:value-type="float" office:value="0.292774" calcext:value-type="float">
            <text:p>0,292774</text:p>
          </table:table-cell>
          <table:table-cell office:value-type="float" office:value="0.291159" calcext:value-type="float">
            <text:p>0,291159</text:p>
          </table:table-cell>
          <table:table-cell office:value-type="float" office:value="0.213338" calcext:value-type="float">
            <text:p>0,213338</text:p>
          </table:table-cell>
          <table:table-cell office:value-type="float" office:value="0.216552" calcext:value-type="float">
            <text:p>0,216552</text:p>
          </table:table-cell>
          <table:table-cell office:value-type="float" office:value="0.218065" calcext:value-type="float">
            <text:p>0,218065</text:p>
          </table:table-cell>
          <table:table-cell office:value-type="float" office:value="1.06872" calcext:value-type="float">
            <text:p>1,06872</text:p>
          </table:table-cell>
          <table:table-cell office:value-type="float" office:value="0.263699" calcext:value-type="float">
            <text:p>0,263699</text:p>
          </table:table-cell>
          <table:table-cell office:value-type="float" office:value="0.243835" calcext:value-type="float">
            <text:p>0,243835</text:p>
          </table:table-cell>
          <table:table-cell office:value-type="float" office:value="0.658099" calcext:value-type="float">
            <text:p>0,658099</text:p>
          </table:table-cell>
          <table:table-cell office:value-type="float" office:value="0.914498" calcext:value-type="float">
            <text:p>0,914498</text:p>
          </table:table-cell>
          <table:table-cell office:value-type="float" office:value="1.1371" calcext:value-type="float">
            <text:p>1,1371</text:p>
          </table:table-cell>
          <table:table-cell office:value-type="float" office:value="0.48003" calcext:value-type="float">
            <text:p>0,48003</text:p>
          </table:table-cell>
          <table:table-cell office:value-type="float" office:value="1.18848" calcext:value-type="float">
            <text:p>1,18848</text:p>
          </table:table-cell>
          <table:table-cell office:value-type="float" office:value="2.02839" calcext:value-type="float">
            <text:p>2,02839</text:p>
          </table:table-cell>
          <table:table-cell office:value-type="float" office:value="1.01563" calcext:value-type="float">
            <text:p>1,01563</text:p>
          </table:table-cell>
          <table:table-cell office:value-type="float" office:value="1.45257" calcext:value-type="float">
            <text:p>1,45257</text:p>
          </table:table-cell>
          <table:table-cell office:value-type="float" office:value="2.03598" calcext:value-type="float">
            <text:p>2,03598</text:p>
          </table:table-cell>
          <table:table-cell office:value-type="float" office:value="2.038" calcext:value-type="float">
            <text:p>2,038</text:p>
          </table:table-cell>
          <table:table-cell office:value-type="float" office:value="0.808742" calcext:value-type="float">
            <text:p>0,808742</text:p>
          </table:table-cell>
          <table:table-cell office:value-type="float" office:value="0.645702" calcext:value-type="float">
            <text:p>0,645702</text:p>
          </table:table-cell>
          <table:table-cell office:value-type="float" office:value="1.8633" calcext:value-type="float">
            <text:p>1,8633</text:p>
          </table:table-cell>
          <table:table-cell office:value-type="float" office:value="0.48171" calcext:value-type="float">
            <text:p>0,48171</text:p>
          </table:table-cell>
          <table:table-cell office:value-type="float" office:value="0.147861" calcext:value-type="float">
            <text:p>0,147861</text:p>
          </table:table-cell>
          <table:table-cell office:value-type="float" office:value="1.78847" calcext:value-type="float">
            <text:p>1,78847</text:p>
          </table:table-cell>
          <table:table-cell office:value-type="float" office:value="2.08033" calcext:value-type="float">
            <text:p>2,08033</text:p>
          </table:table-cell>
          <table:table-cell office:value-type="float" office:value="0.666107" calcext:value-type="float">
            <text:p>0,666107</text:p>
          </table:table-cell>
          <table:table-cell office:value-type="float" office:value="0.227804" calcext:value-type="float">
            <text:p>0,227804</text:p>
          </table:table-cell>
          <table:table-cell office:value-type="float" office:value="2.19884" calcext:value-type="float">
            <text:p>2,19884</text:p>
          </table:table-cell>
          <table:table-cell office:value-type="float" office:value="0.507841" calcext:value-type="float">
            <text:p>0,507841</text:p>
          </table:table-cell>
          <table:table-cell office:value-type="float" office:value="1.18925" calcext:value-type="float">
            <text:p>1,18925</text:p>
          </table:table-cell>
          <table:table-cell office:value-type="float" office:value="0.713938" calcext:value-type="float">
            <text:p>0,713938</text:p>
          </table:table-cell>
          <table:table-cell office:value-type="float" office:value="0.143264" calcext:value-type="float">
            <text:p>0,143264</text:p>
          </table:table-cell>
          <table:table-cell table:number-columns-repeated="36"/>
          <table:table-cell table:formula="of:=MIN([.A143:.BL143])" office:value-type="float" office:value="0.143264" calcext:value-type="float">
            <text:p>0,143264</text:p>
          </table:table-cell>
          <table:table-cell table:formula="of:=MAX([.A143:.BL143])" office:value-type="float" office:value="2.19884" calcext:value-type="float">
            <text:p>2,19884</text:p>
          </table:table-cell>
          <table:table-cell table:number-columns-repeated="7"/>
        </table:table-row>
        <table:table-row table:style-name="ro2">
          <table:table-cell office:value-type="float" office:value="0.206232" calcext:value-type="float">
            <text:p>0,206232</text:p>
          </table:table-cell>
          <table:table-cell office:value-type="float" office:value="0.345233" calcext:value-type="float">
            <text:p>0,345233</text:p>
          </table:table-cell>
          <table:table-cell office:value-type="float" office:value="0.155867" calcext:value-type="float">
            <text:p>0,155867</text:p>
          </table:table-cell>
          <table:table-cell office:value-type="float" office:value="0.259239" calcext:value-type="float">
            <text:p>0,259239</text:p>
          </table:table-cell>
          <table:table-cell office:value-type="float" office:value="0.158397" calcext:value-type="float">
            <text:p>0,158397</text:p>
          </table:table-cell>
          <table:table-cell office:value-type="float" office:value="0.765576" calcext:value-type="float">
            <text:p>0,765576</text:p>
          </table:table-cell>
          <table:table-cell office:value-type="float" office:value="0.165468" calcext:value-type="float">
            <text:p>0,165468</text:p>
          </table:table-cell>
          <table:table-cell office:value-type="float" office:value="0.546659" calcext:value-type="float">
            <text:p>0,546659</text:p>
          </table:table-cell>
          <table:table-cell office:value-type="float" office:value="0.215687" calcext:value-type="float">
            <text:p>0,215687</text:p>
          </table:table-cell>
          <table:table-cell office:value-type="float" office:value="0.179369" calcext:value-type="float">
            <text:p>0,179369</text:p>
          </table:table-cell>
          <table:table-cell office:value-type="float" office:value="0.255329" calcext:value-type="float">
            <text:p>0,255329</text:p>
          </table:table-cell>
          <table:table-cell office:value-type="float" office:value="0.174627" calcext:value-type="float">
            <text:p>0,174627</text:p>
          </table:table-cell>
          <table:table-cell office:value-type="float" office:value="0.995658" calcext:value-type="float">
            <text:p>0,995658</text:p>
          </table:table-cell>
          <table:table-cell office:value-type="float" office:value="0.973798" calcext:value-type="float">
            <text:p>0,973798</text:p>
          </table:table-cell>
          <table:table-cell office:value-type="float" office:value="1.17114" calcext:value-type="float">
            <text:p>1,17114</text:p>
          </table:table-cell>
          <table:table-cell office:value-type="float" office:value="0.902936" calcext:value-type="float">
            <text:p>0,902936</text:p>
          </table:table-cell>
          <table:table-cell office:value-type="float" office:value="0.174987" calcext:value-type="float">
            <text:p>0,174987</text:p>
          </table:table-cell>
          <table:table-cell office:value-type="float" office:value="1.96476" calcext:value-type="float">
            <text:p>1,96476</text:p>
          </table:table-cell>
          <table:table-cell office:value-type="float" office:value="0.533089" calcext:value-type="float">
            <text:p>0,533089</text:p>
          </table:table-cell>
          <table:table-cell office:value-type="float" office:value="0.68537" calcext:value-type="float">
            <text:p>0,68537</text:p>
          </table:table-cell>
          <table:table-cell office:value-type="float" office:value="1.77519" calcext:value-type="float">
            <text:p>1,77519</text:p>
          </table:table-cell>
          <table:table-cell office:value-type="float" office:value="2.07694" calcext:value-type="float">
            <text:p>2,07694</text:p>
          </table:table-cell>
          <table:table-cell office:value-type="float" office:value="1.40663" calcext:value-type="float">
            <text:p>1,40663</text:p>
          </table:table-cell>
          <table:table-cell office:value-type="float" office:value="2.17017" calcext:value-type="float">
            <text:p>2,17017</text:p>
          </table:table-cell>
          <table:table-cell office:value-type="float" office:value="1.23073" calcext:value-type="float">
            <text:p>1,23073</text:p>
          </table:table-cell>
          <table:table-cell office:value-type="float" office:value="0.517286" calcext:value-type="float">
            <text:p>0,517286</text:p>
          </table:table-cell>
          <table:table-cell office:value-type="float" office:value="1.42407" calcext:value-type="float">
            <text:p>1,42407</text:p>
          </table:table-cell>
          <table:table-cell office:value-type="float" office:value="2.41814" calcext:value-type="float">
            <text:p>2,41814</text:p>
          </table:table-cell>
          <table:table-cell office:value-type="float" office:value="0.266599" calcext:value-type="float">
            <text:p>0,266599</text:p>
          </table:table-cell>
          <table:table-cell office:value-type="float" office:value="0.796586" calcext:value-type="float">
            <text:p>0,796586</text:p>
          </table:table-cell>
          <table:table-cell office:value-type="float" office:value="0.369761" calcext:value-type="float">
            <text:p>0,369761</text:p>
          </table:table-cell>
          <table:table-cell office:value-type="float" office:value="2.17284" calcext:value-type="float">
            <text:p>2,17284</text:p>
          </table:table-cell>
          <table:table-cell table:number-columns-repeated="36"/>
          <table:table-cell table:formula="of:=MIN([.A144:.BL144])" office:value-type="float" office:value="0.155867" calcext:value-type="float">
            <text:p>0,155867</text:p>
          </table:table-cell>
          <table:table-cell table:formula="of:=MAX([.A144:.BL144])" office:value-type="float" office:value="2.41814" calcext:value-type="float">
            <text:p>2,41814</text:p>
          </table:table-cell>
          <table:table-cell table:number-columns-repeated="7"/>
        </table:table-row>
        <table:table-row table:style-name="ro2">
          <table:table-cell office:value-type="float" office:value="0.295851" calcext:value-type="float">
            <text:p>0,295851</text:p>
          </table:table-cell>
          <table:table-cell office:value-type="float" office:value="0.219755" calcext:value-type="float">
            <text:p>0,219755</text:p>
          </table:table-cell>
          <table:table-cell office:value-type="float" office:value="0.219224" calcext:value-type="float">
            <text:p>0,219224</text:p>
          </table:table-cell>
          <table:table-cell office:value-type="float" office:value="0.217449" calcext:value-type="float">
            <text:p>0,217449</text:p>
          </table:table-cell>
          <table:table-cell office:value-type="float" office:value="0.216965" calcext:value-type="float">
            <text:p>0,216965</text:p>
          </table:table-cell>
          <table:table-cell office:value-type="float" office:value="0.217395" calcext:value-type="float">
            <text:p>0,217395</text:p>
          </table:table-cell>
          <table:table-cell office:value-type="float" office:value="0.489027" calcext:value-type="float">
            <text:p>0,489027</text:p>
          </table:table-cell>
          <table:table-cell office:value-type="float" office:value="0.277022" calcext:value-type="float">
            <text:p>0,277022</text:p>
          </table:table-cell>
          <table:table-cell office:value-type="float" office:value="0.420319" calcext:value-type="float">
            <text:p>0,420319</text:p>
          </table:table-cell>
          <table:table-cell office:value-type="float" office:value="0.856373" calcext:value-type="float">
            <text:p>0,856373</text:p>
          </table:table-cell>
          <table:table-cell office:value-type="float" office:value="1.59772" calcext:value-type="float">
            <text:p>1,59772</text:p>
          </table:table-cell>
          <table:table-cell office:value-type="float" office:value="1.08512" calcext:value-type="float">
            <text:p>1,08512</text:p>
          </table:table-cell>
          <table:table-cell office:value-type="float" office:value="0.648481" calcext:value-type="float">
            <text:p>0,648481</text:p>
          </table:table-cell>
          <table:table-cell office:value-type="float" office:value="1.30542" calcext:value-type="float">
            <text:p>1,30542</text:p>
          </table:table-cell>
          <table:table-cell office:value-type="float" office:value="1.74995" calcext:value-type="float">
            <text:p>1,74995</text:p>
          </table:table-cell>
          <table:table-cell office:value-type="float" office:value="1.45597" calcext:value-type="float">
            <text:p>1,45597</text:p>
          </table:table-cell>
          <table:table-cell office:value-type="float" office:value="1.75136" calcext:value-type="float">
            <text:p>1,75136</text:p>
          </table:table-cell>
          <table:table-cell office:value-type="float" office:value="1.34042" calcext:value-type="float">
            <text:p>1,34042</text:p>
          </table:table-cell>
          <table:table-cell office:value-type="float" office:value="1.12147" calcext:value-type="float">
            <text:p>1,12147</text:p>
          </table:table-cell>
          <table:table-cell office:value-type="float" office:value="0.465719" calcext:value-type="float">
            <text:p>0,465719</text:p>
          </table:table-cell>
          <table:table-cell office:value-type="float" office:value="0.496424" calcext:value-type="float">
            <text:p>0,496424</text:p>
          </table:table-cell>
          <table:table-cell office:value-type="float" office:value="0.553596" calcext:value-type="float">
            <text:p>0,553596</text:p>
          </table:table-cell>
          <table:table-cell office:value-type="float" office:value="0.772181" calcext:value-type="float">
            <text:p>0,772181</text:p>
          </table:table-cell>
          <table:table-cell office:value-type="float" office:value="0.501519" calcext:value-type="float">
            <text:p>0,501519</text:p>
          </table:table-cell>
          <table:table-cell office:value-type="float" office:value="0.900414" calcext:value-type="float">
            <text:p>0,900414</text:p>
          </table:table-cell>
          <table:table-cell office:value-type="float" office:value="0.414865" calcext:value-type="float">
            <text:p>0,414865</text:p>
          </table:table-cell>
          <table:table-cell office:value-type="float" office:value="0.284129" calcext:value-type="float">
            <text:p>0,284129</text:p>
          </table:table-cell>
          <table:table-cell office:value-type="float" office:value="0.243045" calcext:value-type="float">
            <text:p>0,243045</text:p>
          </table:table-cell>
          <table:table-cell office:value-type="float" office:value="0.145523" calcext:value-type="float">
            <text:p>0,145523</text:p>
          </table:table-cell>
          <table:table-cell office:value-type="float" office:value="0.681353" calcext:value-type="float">
            <text:p>0,681353</text:p>
          </table:table-cell>
          <table:table-cell office:value-type="float" office:value="0.159695" calcext:value-type="float">
            <text:p>0,159695</text:p>
          </table:table-cell>
          <table:table-cell office:value-type="float" office:value="0.68232" calcext:value-type="float">
            <text:p>0,68232</text:p>
          </table:table-cell>
          <table:table-cell table:number-columns-repeated="36"/>
          <table:table-cell table:formula="of:=MIN([.A145:.BL145])" office:value-type="float" office:value="0.145523" calcext:value-type="float">
            <text:p>0,145523</text:p>
          </table:table-cell>
          <table:table-cell table:formula="of:=MAX([.A145:.BL145])" office:value-type="float" office:value="1.75136" calcext:value-type="float">
            <text:p>1,75136</text:p>
          </table:table-cell>
          <table:table-cell table:number-columns-repeated="7"/>
        </table:table-row>
        <table:table-row table:style-name="ro2">
          <table:table-cell office:value-type="float" office:value="0.292891" calcext:value-type="float">
            <text:p>0,292891</text:p>
          </table:table-cell>
          <table:table-cell office:value-type="float" office:value="0.294339" calcext:value-type="float">
            <text:p>0,294339</text:p>
          </table:table-cell>
          <table:table-cell office:value-type="float" office:value="0.29086" calcext:value-type="float">
            <text:p>0,29086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0.218527" calcext:value-type="float">
            <text:p>0,218527</text:p>
          </table:table-cell>
          <table:table-cell office:value-type="float" office:value="0.438357" calcext:value-type="float">
            <text:p>0,438357</text:p>
          </table:table-cell>
          <table:table-cell office:value-type="float" office:value="0.949055" calcext:value-type="float">
            <text:p>0,949055</text:p>
          </table:table-cell>
          <table:table-cell office:value-type="float" office:value="0.952714" calcext:value-type="float">
            <text:p>0,952714</text:p>
          </table:table-cell>
          <table:table-cell office:value-type="float" office:value="0.366229" calcext:value-type="float">
            <text:p>0,366229</text:p>
          </table:table-cell>
          <table:table-cell office:value-type="float" office:value="1.24269" calcext:value-type="float">
            <text:p>1,24269</text:p>
          </table:table-cell>
          <table:table-cell office:value-type="float" office:value="0.951927" calcext:value-type="float">
            <text:p>0,951927</text:p>
          </table:table-cell>
          <table:table-cell office:value-type="float" office:value="1.5368" calcext:value-type="float">
            <text:p>1,5368</text:p>
          </table:table-cell>
          <table:table-cell office:value-type="float" office:value="0.959768" calcext:value-type="float">
            <text:p>0,959768</text:p>
          </table:table-cell>
          <table:table-cell office:value-type="float" office:value="0.740291" calcext:value-type="float">
            <text:p>0,740291</text:p>
          </table:table-cell>
          <table:table-cell office:value-type="float" office:value="0.157435" calcext:value-type="float">
            <text:p>0,157435</text:p>
          </table:table-cell>
          <table:table-cell office:value-type="float" office:value="0.148398" calcext:value-type="float">
            <text:p>0,148398</text:p>
          </table:table-cell>
          <table:table-cell office:value-type="float" office:value="1.56072" calcext:value-type="float">
            <text:p>1,56072</text:p>
          </table:table-cell>
          <table:table-cell office:value-type="float" office:value="1.56638" calcext:value-type="float">
            <text:p>1,56638</text:p>
          </table:table-cell>
          <table:table-cell office:value-type="float" office:value="1.85887" calcext:value-type="float">
            <text:p>1,85887</text:p>
          </table:table-cell>
          <table:table-cell office:value-type="float" office:value="0.166483" calcext:value-type="float">
            <text:p>0,166483</text:p>
          </table:table-cell>
          <table:table-cell office:value-type="float" office:value="0.162462" calcext:value-type="float">
            <text:p>0,162462</text:p>
          </table:table-cell>
          <table:table-cell office:value-type="float" office:value="0.15444" calcext:value-type="float">
            <text:p>0,15444</text:p>
          </table:table-cell>
          <table:table-cell office:value-type="float" office:value="1.95593" calcext:value-type="float">
            <text:p>1,95593</text:p>
          </table:table-cell>
          <table:table-cell office:value-type="float" office:value="0.993009" calcext:value-type="float">
            <text:p>0,993009</text:p>
          </table:table-cell>
          <table:table-cell office:value-type="float" office:value="0.847908" calcext:value-type="float">
            <text:p>0,847908</text:p>
          </table:table-cell>
          <table:table-cell office:value-type="float" office:value="0.715369" calcext:value-type="float">
            <text:p>0,715369</text:p>
          </table:table-cell>
          <table:table-cell office:value-type="float" office:value="0.575283" calcext:value-type="float">
            <text:p>0,575283</text:p>
          </table:table-cell>
          <table:table-cell office:value-type="float" office:value="0.427242" calcext:value-type="float">
            <text:p>0,427242</text:p>
          </table:table-cell>
          <table:table-cell office:value-type="float" office:value="0.077091" calcext:value-type="float">
            <text:p>0,077091</text:p>
          </table:table-cell>
          <table:table-cell office:value-type="float" office:value="0.312968" calcext:value-type="float">
            <text:p>0,312968</text:p>
          </table:table-cell>
          <table:table-cell office:value-type="float" office:value="1.34076" calcext:value-type="float">
            <text:p>1,34076</text:p>
          </table:table-cell>
          <table:table-cell office:value-type="float" office:value="0.411346" calcext:value-type="float">
            <text:p>0,411346</text:p>
          </table:table-cell>
          <table:table-cell table:number-columns-repeated="36"/>
          <table:table-cell table:formula="of:=MIN([.A146:.BL146])" office:value-type="float" office:value="0.077091" calcext:value-type="float">
            <text:p>0,077091</text:p>
          </table:table-cell>
          <table:table-cell table:formula="of:=MAX([.A146:.BL146])" office:value-type="float" office:value="1.95593" calcext:value-type="float">
            <text:p>1,95593</text:p>
          </table:table-cell>
          <table:table-cell table:number-columns-repeated="7"/>
        </table:table-row>
        <table:table-row table:style-name="ro2">
          <table:table-cell office:value-type="float" office:value="0.209006" calcext:value-type="float">
            <text:p>0,209006</text:p>
          </table:table-cell>
          <table:table-cell office:value-type="float" office:value="0.243069" calcext:value-type="float">
            <text:p>0,243069</text:p>
          </table:table-cell>
          <table:table-cell office:value-type="float" office:value="0.157837" calcext:value-type="float">
            <text:p>0,157837</text:p>
          </table:table-cell>
          <table:table-cell office:value-type="float" office:value="0.492399" calcext:value-type="float">
            <text:p>0,492399</text:p>
          </table:table-cell>
          <table:table-cell office:value-type="float" office:value="0.154628" calcext:value-type="float">
            <text:p>0,154628</text:p>
          </table:table-cell>
          <table:table-cell office:value-type="float" office:value="0.155736" calcext:value-type="float">
            <text:p>0,155736</text:p>
          </table:table-cell>
          <table:table-cell office:value-type="float" office:value="0.657033" calcext:value-type="float">
            <text:p>0,657033</text:p>
          </table:table-cell>
          <table:table-cell office:value-type="float" office:value="0.252305" calcext:value-type="float">
            <text:p>0,252305</text:p>
          </table:table-cell>
          <table:table-cell office:value-type="float" office:value="0.216298" calcext:value-type="float">
            <text:p>0,216298</text:p>
          </table:table-cell>
          <table:table-cell office:value-type="float" office:value="0.327285" calcext:value-type="float">
            <text:p>0,327285</text:p>
          </table:table-cell>
          <table:table-cell office:value-type="float" office:value="1.23335" calcext:value-type="float">
            <text:p>1,23335</text:p>
          </table:table-cell>
          <table:table-cell office:value-type="float" office:value="0.40712" calcext:value-type="float">
            <text:p>0,40712</text:p>
          </table:table-cell>
          <table:table-cell office:value-type="float" office:value="1.11131" calcext:value-type="float">
            <text:p>1,11131</text:p>
          </table:table-cell>
          <table:table-cell office:value-type="float" office:value="1.1948" calcext:value-type="float">
            <text:p>1,1948</text:p>
          </table:table-cell>
          <table:table-cell office:value-type="float" office:value="0.917487" calcext:value-type="float">
            <text:p>0,917487</text:p>
          </table:table-cell>
          <table:table-cell office:value-type="float" office:value="0.787142" calcext:value-type="float">
            <text:p>0,787142</text:p>
          </table:table-cell>
          <table:table-cell office:value-type="float" office:value="0.688384" calcext:value-type="float">
            <text:p>0,688384</text:p>
          </table:table-cell>
          <table:table-cell office:value-type="float" office:value="1.09138" calcext:value-type="float">
            <text:p>1,09138</text:p>
          </table:table-cell>
          <table:table-cell office:value-type="float" office:value="0.596812" calcext:value-type="float">
            <text:p>0,596812</text:p>
          </table:table-cell>
          <table:table-cell office:value-type="float" office:value="0.469066" calcext:value-type="float">
            <text:p>0,469066</text:p>
          </table:table-cell>
          <table:table-cell office:value-type="float" office:value="1.40345" calcext:value-type="float">
            <text:p>1,40345</text:p>
          </table:table-cell>
          <table:table-cell office:value-type="float" office:value="1.24897" calcext:value-type="float">
            <text:p>1,24897</text:p>
          </table:table-cell>
          <table:table-cell office:value-type="float" office:value="0.0971379" calcext:value-type="float">
            <text:p>0,0971379</text:p>
          </table:table-cell>
          <table:table-cell office:value-type="float" office:value="0.0963471" calcext:value-type="float">
            <text:p>0,0963471</text:p>
          </table:table-cell>
          <table:table-cell office:value-type="float" office:value="0.261684" calcext:value-type="float">
            <text:p>0,261684</text:p>
          </table:table-cell>
          <table:table-cell office:value-type="float" office:value="1.43057" calcext:value-type="float">
            <text:p>1,43057</text:p>
          </table:table-cell>
          <table:table-cell office:value-type="float" office:value="1.03259" calcext:value-type="float">
            <text:p>1,03259</text:p>
          </table:table-cell>
          <table:table-cell office:value-type="float" office:value="1.17075" calcext:value-type="float">
            <text:p>1,17075</text:p>
          </table:table-cell>
          <table:table-cell office:value-type="float" office:value="0.871568" calcext:value-type="float">
            <text:p>0,871568</text:p>
          </table:table-cell>
          <table:table-cell office:value-type="float" office:value="1.23184" calcext:value-type="float">
            <text:p>1,23184</text:p>
          </table:table-cell>
          <table:table-cell office:value-type="float" office:value="0.200064" calcext:value-type="float">
            <text:p>0,200064</text:p>
          </table:table-cell>
          <table:table-cell office:value-type="float" office:value="0.173617" calcext:value-type="float">
            <text:p>0,173617</text:p>
          </table:table-cell>
          <table:table-cell table:number-columns-repeated="36"/>
          <table:table-cell table:formula="of:=MIN([.A147:.BL147])" office:value-type="float" office:value="0.0963471" calcext:value-type="float">
            <text:p>0,0963471</text:p>
          </table:table-cell>
          <table:table-cell table:formula="of:=MAX([.A147:.BL147])" office:value-type="float" office:value="1.43057" calcext:value-type="float">
            <text:p>1,43057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42922" calcext:value-type="float">
            <text:p>0,142922</text:p>
          </table:table-cell>
          <table:table-cell office:value-type="float" office:value="0.219581" calcext:value-type="float">
            <text:p>0,219581</text:p>
          </table:table-cell>
          <table:table-cell office:value-type="float" office:value="0.245741" calcext:value-type="float">
            <text:p>0,245741</text:p>
          </table:table-cell>
          <table:table-cell office:value-type="float" office:value="0.140823" calcext:value-type="float">
            <text:p>0,140823</text:p>
          </table:table-cell>
          <table:table-cell office:value-type="float" office:value="0.140249" calcext:value-type="float">
            <text:p>0,140249</text:p>
          </table:table-cell>
          <table:table-cell office:value-type="float" office:value="0.249756" calcext:value-type="float">
            <text:p>0,249756</text:p>
          </table:table-cell>
          <table:table-cell office:value-type="float" office:value="0.14373" calcext:value-type="float">
            <text:p>0,14373</text:p>
          </table:table-cell>
          <table:table-cell office:value-type="float" office:value="0.643226" calcext:value-type="float">
            <text:p>0,643226</text:p>
          </table:table-cell>
          <table:table-cell office:value-type="float" office:value="0.32583" calcext:value-type="float">
            <text:p>0,32583</text:p>
          </table:table-cell>
          <table:table-cell office:value-type="float" office:value="0.10404" calcext:value-type="float">
            <text:p>0,10404</text:p>
          </table:table-cell>
          <table:table-cell office:value-type="float" office:value="0.10867" calcext:value-type="float">
            <text:p>0,10867</text:p>
          </table:table-cell>
          <table:table-cell office:value-type="float" office:value="0.148499" calcext:value-type="float">
            <text:p>0,148499</text:p>
          </table:table-cell>
          <table:table-cell office:value-type="float" office:value="0.313597" calcext:value-type="float">
            <text:p>0,313597</text:p>
          </table:table-cell>
          <table:table-cell office:value-type="float" office:value="0.215412" calcext:value-type="float">
            <text:p>0,215412</text:p>
          </table:table-cell>
          <table:table-cell office:value-type="float" office:value="0.0708709" calcext:value-type="float">
            <text:p>0,0708709</text:p>
          </table:table-cell>
          <table:table-cell office:value-type="float" office:value="1.00946" calcext:value-type="float">
            <text:p>1,00946</text:p>
          </table:table-cell>
          <table:table-cell office:value-type="float" office:value="0.913044" calcext:value-type="float">
            <text:p>0,913044</text:p>
          </table:table-cell>
          <table:table-cell office:value-type="float" office:value="0.697493" calcext:value-type="float">
            <text:p>0,697493</text:p>
          </table:table-cell>
          <table:table-cell office:value-type="float" office:value="0.88681" calcext:value-type="float">
            <text:p>0,88681</text:p>
          </table:table-cell>
          <table:table-cell office:value-type="float" office:value="1.56891" calcext:value-type="float">
            <text:p>1,56891</text:p>
          </table:table-cell>
          <table:table-cell office:value-type="float" office:value="0.329915" calcext:value-type="float">
            <text:p>0,329915</text:p>
          </table:table-cell>
          <table:table-cell office:value-type="float" office:value="0.0745261" calcext:value-type="float">
            <text:p>0,0745261</text:p>
          </table:table-cell>
          <table:table-cell office:value-type="float" office:value="0.776502" calcext:value-type="float">
            <text:p>0,776502</text:p>
          </table:table-cell>
          <table:table-cell office:value-type="float" office:value="1.49737" calcext:value-type="float">
            <text:p>1,49737</text:p>
          </table:table-cell>
          <table:table-cell office:value-type="float" office:value="1.36013" calcext:value-type="float">
            <text:p>1,36013</text:p>
          </table:table-cell>
          <table:table-cell office:value-type="float" office:value="1.24481" calcext:value-type="float">
            <text:p>1,24481</text:p>
          </table:table-cell>
          <table:table-cell office:value-type="float" office:value="1.13978" calcext:value-type="float">
            <text:p>1,13978</text:p>
          </table:table-cell>
          <table:table-cell office:value-type="float" office:value="1.01994" calcext:value-type="float">
            <text:p>1,01994</text:p>
          </table:table-cell>
          <table:table-cell office:value-type="float" office:value="0.205015" calcext:value-type="float">
            <text:p>0,205015</text:p>
          </table:table-cell>
          <table:table-cell office:value-type="float" office:value="0.599147" calcext:value-type="float">
            <text:p>0,599147</text:p>
          </table:table-cell>
          <table:table-cell office:value-type="float" office:value="0.613257" calcext:value-type="float">
            <text:p>0,613257</text:p>
          </table:table-cell>
          <table:table-cell office:value-type="float" office:value="0.550005" calcext:value-type="float">
            <text:p>0,550005</text:p>
          </table:table-cell>
          <table:table-cell office:value-type="float" office:value="0.533451" calcext:value-type="float">
            <text:p>0,533451</text:p>
          </table:table-cell>
          <table:table-cell office:value-type="float" office:value="0.783688" calcext:value-type="float">
            <text:p>0,783688</text:p>
          </table:table-cell>
          <table:table-cell office:value-type="float" office:value="0.165855" calcext:value-type="float">
            <text:p>0,165855</text:p>
          </table:table-cell>
          <table:table-cell office:value-type="float" office:value="0.707963" calcext:value-type="float">
            <text:p>0,707963</text:p>
          </table:table-cell>
          <table:table-cell office:value-type="float" office:value="1.76954" calcext:value-type="float">
            <text:p>1,76954</text:p>
          </table:table-cell>
          <table:table-cell office:value-type="float" office:value="1.8607" calcext:value-type="float">
            <text:p>1,8607</text:p>
          </table:table-cell>
          <table:table-cell office:value-type="float" office:value="1.87932" calcext:value-type="float">
            <text:p>1,87932</text:p>
          </table:table-cell>
          <table:table-cell office:value-type="float" office:value="1.24936" calcext:value-type="float">
            <text:p>1,24936</text:p>
          </table:table-cell>
          <table:table-cell office:value-type="float" office:value="0.875721" calcext:value-type="float">
            <text:p>0,875721</text:p>
          </table:table-cell>
          <table:table-cell office:value-type="float" office:value="1.80659" calcext:value-type="float">
            <text:p>1,80659</text:p>
          </table:table-cell>
          <table:table-cell office:value-type="float" office:value="1.53327" calcext:value-type="float">
            <text:p>1,53327</text:p>
          </table:table-cell>
          <table:table-cell office:value-type="float" office:value="0.593969" calcext:value-type="float">
            <text:p>0,593969</text:p>
          </table:table-cell>
          <table:table-cell office:value-type="float" office:value="1.19201" calcext:value-type="float">
            <text:p>1,19201</text:p>
          </table:table-cell>
          <table:table-cell office:value-type="float" office:value="0.933807" calcext:value-type="float">
            <text:p>0,933807</text:p>
          </table:table-cell>
          <table:table-cell office:value-type="float" office:value="1.26281" calcext:value-type="float">
            <text:p>1,26281</text:p>
          </table:table-cell>
          <table:table-cell office:value-type="float" office:value="0.0781131" calcext:value-type="float">
            <text:p>0,0781131</text:p>
          </table:table-cell>
          <table:table-cell table:number-columns-repeated="20"/>
          <table:table-cell table:formula="of:=MIN([.A149:.BL149])" office:value-type="float" office:value="0.0708709" calcext:value-type="float">
            <text:p>0,0708709</text:p>
          </table:table-cell>
          <table:table-cell table:formula="of:=MAX([.A149:.BL149])" office:value-type="float" office:value="1.87932" calcext:value-type="float">
            <text:p>1,87932</text:p>
          </table:table-cell>
          <table:table-cell table:number-columns-repeated="7"/>
        </table:table-row>
        <table:table-row table:style-name="ro2">
          <table:table-cell office:value-type="float" office:value="0.138491" calcext:value-type="float">
            <text:p>0,138491</text:p>
          </table:table-cell>
          <table:table-cell office:value-type="float" office:value="0.137725" calcext:value-type="float">
            <text:p>0,137725</text:p>
          </table:table-cell>
          <table:table-cell office:value-type="float" office:value="0.247674" calcext:value-type="float">
            <text:p>0,247674</text:p>
          </table:table-cell>
          <table:table-cell office:value-type="float" office:value="0.182217" calcext:value-type="float">
            <text:p>0,182217</text:p>
          </table:table-cell>
          <table:table-cell office:value-type="float" office:value="0.106118" calcext:value-type="float">
            <text:p>0,106118</text:p>
          </table:table-cell>
          <table:table-cell office:value-type="float" office:value="0.649778" calcext:value-type="float">
            <text:p>0,649778</text:p>
          </table:table-cell>
          <table:table-cell office:value-type="float" office:value="0.589944" calcext:value-type="float">
            <text:p>0,589944</text:p>
          </table:table-cell>
          <table:table-cell office:value-type="float" office:value="0.356598" calcext:value-type="float">
            <text:p>0,356598</text:p>
          </table:table-cell>
          <table:table-cell office:value-type="float" office:value="0.106673" calcext:value-type="float">
            <text:p>0,106673</text:p>
          </table:table-cell>
          <table:table-cell office:value-type="float" office:value="0.165803" calcext:value-type="float">
            <text:p>0,165803</text:p>
          </table:table-cell>
          <table:table-cell office:value-type="float" office:value="0.261901" calcext:value-type="float">
            <text:p>0,261901</text:p>
          </table:table-cell>
          <table:table-cell office:value-type="float" office:value="0.106186" calcext:value-type="float">
            <text:p>0,106186</text:p>
          </table:table-cell>
          <table:table-cell office:value-type="float" office:value="0.164499" calcext:value-type="float">
            <text:p>0,164499</text:p>
          </table:table-cell>
          <table:table-cell office:value-type="float" office:value="0.194072" calcext:value-type="float">
            <text:p>0,194072</text:p>
          </table:table-cell>
          <table:table-cell office:value-type="float" office:value="0.208474" calcext:value-type="float">
            <text:p>0,208474</text:p>
          </table:table-cell>
          <table:table-cell office:value-type="float" office:value="0.204055" calcext:value-type="float">
            <text:p>0,204055</text:p>
          </table:table-cell>
          <table:table-cell office:value-type="float" office:value="0.278779" calcext:value-type="float">
            <text:p>0,278779</text:p>
          </table:table-cell>
          <table:table-cell office:value-type="float" office:value="0.303945" calcext:value-type="float">
            <text:p>0,303945</text:p>
          </table:table-cell>
          <table:table-cell office:value-type="float" office:value="0.119639" calcext:value-type="float">
            <text:p>0,119639</text:p>
          </table:table-cell>
          <table:table-cell office:value-type="float" office:value="0.119083" calcext:value-type="float">
            <text:p>0,119083</text:p>
          </table:table-cell>
          <table:table-cell office:value-type="float" office:value="1.81649" calcext:value-type="float">
            <text:p>1,81649</text:p>
          </table:table-cell>
          <table:table-cell office:value-type="float" office:value="1.82423" calcext:value-type="float">
            <text:p>1,82423</text:p>
          </table:table-cell>
          <table:table-cell office:value-type="float" office:value="1.69276" calcext:value-type="float">
            <text:p>1,69276</text:p>
          </table:table-cell>
          <table:table-cell office:value-type="float" office:value="1.56072" calcext:value-type="float">
            <text:p>1,56072</text:p>
          </table:table-cell>
          <table:table-cell office:value-type="float" office:value="1.54549" calcext:value-type="float">
            <text:p>1,54549</text:p>
          </table:table-cell>
          <table:table-cell office:value-type="float" office:value="1.69022" calcext:value-type="float">
            <text:p>1,69022</text:p>
          </table:table-cell>
          <table:table-cell office:value-type="float" office:value="1.40613" calcext:value-type="float">
            <text:p>1,40613</text:p>
          </table:table-cell>
          <table:table-cell office:value-type="float" office:value="0.200727" calcext:value-type="float">
            <text:p>0,200727</text:p>
          </table:table-cell>
          <table:table-cell office:value-type="float" office:value="1.58752" calcext:value-type="float">
            <text:p>1,58752</text:p>
          </table:table-cell>
          <table:table-cell office:value-type="float" office:value="1.40238" calcext:value-type="float">
            <text:p>1,40238</text:p>
          </table:table-cell>
          <table:table-cell office:value-type="float" office:value="1.40466" calcext:value-type="float">
            <text:p>1,40466</text:p>
          </table:table-cell>
          <table:table-cell office:value-type="float" office:value="1.17107" calcext:value-type="float">
            <text:p>1,17107</text:p>
          </table:table-cell>
          <table:table-cell office:value-type="float" office:value="1.38219" calcext:value-type="float">
            <text:p>1,38219</text:p>
          </table:table-cell>
          <table:table-cell office:value-type="float" office:value="1.73063" calcext:value-type="float">
            <text:p>1,73063</text:p>
          </table:table-cell>
          <table:table-cell office:value-type="float" office:value="1.14437" calcext:value-type="float">
            <text:p>1,14437</text:p>
          </table:table-cell>
          <table:table-cell office:value-type="float" office:value="1.1489" calcext:value-type="float">
            <text:p>1,1489</text:p>
          </table:table-cell>
          <table:table-cell office:value-type="float" office:value="0.554583" calcext:value-type="float">
            <text:p>0,554583</text:p>
          </table:table-cell>
          <table:table-cell office:value-type="float" office:value="0.750426" calcext:value-type="float">
            <text:p>0,750426</text:p>
          </table:table-cell>
          <table:table-cell office:value-type="float" office:value="1.41482" calcext:value-type="float">
            <text:p>1,41482</text:p>
          </table:table-cell>
          <table:table-cell office:value-type="float" office:value="0.488907" calcext:value-type="float">
            <text:p>0,488907</text:p>
          </table:table-cell>
          <table:table-cell office:value-type="float" office:value="1.91797" calcext:value-type="float">
            <text:p>1,91797</text:p>
          </table:table-cell>
          <table:table-cell office:value-type="float" office:value="0.681626" calcext:value-type="float">
            <text:p>0,681626</text:p>
          </table:table-cell>
          <table:table-cell office:value-type="float" office:value="0.081512" calcext:value-type="float">
            <text:p>0,081512</text:p>
          </table:table-cell>
          <table:table-cell office:value-type="float" office:value="0.753111" calcext:value-type="float">
            <text:p>0,753111</text:p>
          </table:table-cell>
          <table:table-cell office:value-type="float" office:value="0.0955858" calcext:value-type="float">
            <text:p>0,0955858</text:p>
          </table:table-cell>
          <table:table-cell office:value-type="float" office:value="0.264146" calcext:value-type="float">
            <text:p>0,264146</text:p>
          </table:table-cell>
          <table:table-cell office:value-type="float" office:value="0.0484729" calcext:value-type="float">
            <text:p>0,0484729</text:p>
          </table:table-cell>
          <table:table-cell office:value-type="float" office:value="0.050735" calcext:value-type="float">
            <text:p>0,050735</text:p>
          </table:table-cell>
          <table:table-cell table:number-columns-repeated="20"/>
          <table:table-cell table:formula="of:=MIN([.A150:.BL150])" office:value-type="float" office:value="0.0484729" calcext:value-type="float">
            <text:p>0,0484729</text:p>
          </table:table-cell>
          <table:table-cell table:formula="of:=MAX([.A150:.BL150])" office:value-type="float" office:value="1.91797" calcext:value-type="float">
            <text:p>1,91797</text:p>
          </table:table-cell>
          <table:table-cell table:number-columns-repeated="7"/>
        </table:table-row>
        <table:table-row table:style-name="ro2">
          <table:table-cell office:value-type="float" office:value="0.14055" calcext:value-type="float">
            <text:p>0,14055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39611" calcext:value-type="float">
            <text:p>0,139611</text:p>
          </table:table-cell>
          <table:table-cell office:value-type="float" office:value="0.284356" calcext:value-type="float">
            <text:p>0,284356</text:p>
          </table:table-cell>
          <table:table-cell office:value-type="float" office:value="0.22525" calcext:value-type="float">
            <text:p>0,22525</text:p>
          </table:table-cell>
          <table:table-cell office:value-type="float" office:value="0.135831" calcext:value-type="float">
            <text:p>0,135831</text:p>
          </table:table-cell>
          <table:table-cell office:value-type="float" office:value="0.146169" calcext:value-type="float">
            <text:p>0,146169</text:p>
          </table:table-cell>
          <table:table-cell office:value-type="float" office:value="0.146" calcext:value-type="float">
            <text:p>0,146</text:p>
          </table:table-cell>
          <table:table-cell office:value-type="float" office:value="0.140089" calcext:value-type="float">
            <text:p>0,140089</text:p>
          </table:table-cell>
          <table:table-cell office:value-type="float" office:value="0.150485" calcext:value-type="float">
            <text:p>0,150485</text:p>
          </table:table-cell>
          <table:table-cell office:value-type="float" office:value="0.22343" calcext:value-type="float">
            <text:p>0,22343</text:p>
          </table:table-cell>
          <table:table-cell office:value-type="float" office:value="0.687318" calcext:value-type="float">
            <text:p>0,687318</text:p>
          </table:table-cell>
          <table:table-cell office:value-type="float" office:value="0.347752" calcext:value-type="float">
            <text:p>0,347752</text:p>
          </table:table-cell>
          <table:table-cell office:value-type="float" office:value="0.761878" calcext:value-type="float">
            <text:p>0,761878</text:p>
          </table:table-cell>
          <table:table-cell office:value-type="float" office:value="0.848784" calcext:value-type="float">
            <text:p>0,848784</text:p>
          </table:table-cell>
          <table:table-cell office:value-type="float" office:value="1.19385" calcext:value-type="float">
            <text:p>1,19385</text:p>
          </table:table-cell>
          <table:table-cell office:value-type="float" office:value="0.419708" calcext:value-type="float">
            <text:p>0,419708</text:p>
          </table:table-cell>
          <table:table-cell office:value-type="float" office:value="1.27785" calcext:value-type="float">
            <text:p>1,27785</text:p>
          </table:table-cell>
          <table:table-cell office:value-type="float" office:value="0.424235" calcext:value-type="float">
            <text:p>0,424235</text:p>
          </table:table-cell>
          <table:table-cell office:value-type="float" office:value="1.08922" calcext:value-type="float">
            <text:p>1,08922</text:p>
          </table:table-cell>
          <table:table-cell office:value-type="float" office:value="0.726244" calcext:value-type="float">
            <text:p>0,726244</text:p>
          </table:table-cell>
          <table:table-cell office:value-type="float" office:value="1.19368" calcext:value-type="float">
            <text:p>1,19368</text:p>
          </table:table-cell>
          <table:table-cell office:value-type="float" office:value="0.889923" calcext:value-type="float">
            <text:p>0,889923</text:p>
          </table:table-cell>
          <table:table-cell office:value-type="float" office:value="0.762639" calcext:value-type="float">
            <text:p>0,762639</text:p>
          </table:table-cell>
          <table:table-cell office:value-type="float" office:value="0.563982" calcext:value-type="float">
            <text:p>0,563982</text:p>
          </table:table-cell>
          <table:table-cell office:value-type="float" office:value="1.06015" calcext:value-type="float">
            <text:p>1,06015</text:p>
          </table:table-cell>
          <table:table-cell office:value-type="float" office:value="0.652895" calcext:value-type="float">
            <text:p>0,652895</text:p>
          </table:table-cell>
          <table:table-cell office:value-type="float" office:value="0.969979" calcext:value-type="float">
            <text:p>0,969979</text:p>
          </table:table-cell>
          <table:table-cell office:value-type="float" office:value="0.841199" calcext:value-type="float">
            <text:p>0,841199</text:p>
          </table:table-cell>
          <table:table-cell office:value-type="float" office:value="0.620552" calcext:value-type="float">
            <text:p>0,620552</text:p>
          </table:table-cell>
          <table:table-cell office:value-type="float" office:value="0.527747" calcext:value-type="float">
            <text:p>0,527747</text:p>
          </table:table-cell>
          <table:table-cell office:value-type="float" office:value="0.180694" calcext:value-type="float">
            <text:p>0,180694</text:p>
          </table:table-cell>
          <table:table-cell office:value-type="float" office:value="0.77641" calcext:value-type="float">
            <text:p>0,77641</text:p>
          </table:table-cell>
          <table:table-cell office:value-type="float" office:value="0.650227" calcext:value-type="float">
            <text:p>0,650227</text:p>
          </table:table-cell>
          <table:table-cell office:value-type="float" office:value="0.340377" calcext:value-type="float">
            <text:p>0,340377</text:p>
          </table:table-cell>
          <table:table-cell office:value-type="float" office:value="1.76377" calcext:value-type="float">
            <text:p>1,76377</text:p>
          </table:table-cell>
          <table:table-cell office:value-type="float" office:value="0.917772" calcext:value-type="float">
            <text:p>0,917772</text:p>
          </table:table-cell>
          <table:table-cell office:value-type="float" office:value="1.01242" calcext:value-type="float">
            <text:p>1,01242</text:p>
          </table:table-cell>
          <table:table-cell office:value-type="float" office:value="0.829968" calcext:value-type="float">
            <text:p>0,829968</text:p>
          </table:table-cell>
          <table:table-cell office:value-type="float" office:value="0.136293" calcext:value-type="float">
            <text:p>0,136293</text:p>
          </table:table-cell>
          <table:table-cell office:value-type="float" office:value="0.44248" calcext:value-type="float">
            <text:p>0,44248</text:p>
          </table:table-cell>
          <table:table-cell office:value-type="float" office:value="0.138927" calcext:value-type="float">
            <text:p>0,138927</text:p>
          </table:table-cell>
          <table:table-cell office:value-type="float" office:value="2.03584" calcext:value-type="float">
            <text:p>2,03584</text:p>
          </table:table-cell>
          <table:table-cell office:value-type="float" office:value="0.30738" calcext:value-type="float">
            <text:p>0,30738</text:p>
          </table:table-cell>
          <table:table-cell office:value-type="float" office:value="0.442062" calcext:value-type="float">
            <text:p>0,442062</text:p>
          </table:table-cell>
          <table:table-cell office:value-type="float" office:value="0.345014" calcext:value-type="float">
            <text:p>0,345014</text:p>
          </table:table-cell>
          <table:table-cell office:value-type="float" office:value="0.505695" calcext:value-type="float">
            <text:p>0,505695</text:p>
          </table:table-cell>
          <table:table-cell office:value-type="float" office:value="0.062604" calcext:value-type="float">
            <text:p>0,062604</text:p>
          </table:table-cell>
          <table:table-cell table:number-columns-repeated="20"/>
          <table:table-cell table:formula="of:=MIN([.A151:.BL151])" office:value-type="float" office:value="0.062604" calcext:value-type="float">
            <text:p>0,062604</text:p>
          </table:table-cell>
          <table:table-cell table:formula="of:=MAX([.A151:.BL151])" office:value-type="float" office:value="2.03584" calcext:value-type="float">
            <text:p>2,03584</text:p>
          </table:table-cell>
          <table:table-cell table:number-columns-repeated="7"/>
        </table:table-row>
        <table:table-row table:style-name="ro2">
          <table:table-cell office:value-type="float" office:value="0.188386" calcext:value-type="float">
            <text:p>0,188386</text:p>
          </table:table-cell>
          <table:table-cell office:value-type="float" office:value="0.147989" calcext:value-type="float">
            <text:p>0,147989</text:p>
          </table:table-cell>
          <table:table-cell office:value-type="float" office:value="0.149172" calcext:value-type="float">
            <text:p>0,149172</text:p>
          </table:table-cell>
          <table:table-cell table:number-columns-repeated="2" office:value-type="float" office:value="0.147704" calcext:value-type="float">
            <text:p>0,147704</text:p>
          </table:table-cell>
          <table:table-cell office:value-type="float" office:value="0.147611" calcext:value-type="float">
            <text:p>0,147611</text:p>
          </table:table-cell>
          <table:table-cell office:value-type="float" office:value="0.147172" calcext:value-type="float">
            <text:p>0,147172</text:p>
          </table:table-cell>
          <table:table-cell office:value-type="float" office:value="0.145731" calcext:value-type="float">
            <text:p>0,145731</text:p>
          </table:table-cell>
          <table:table-cell office:value-type="float" office:value="0.149119" calcext:value-type="float">
            <text:p>0,149119</text:p>
          </table:table-cell>
          <table:table-cell office:value-type="float" office:value="0.189035" calcext:value-type="float">
            <text:p>0,189035</text:p>
          </table:table-cell>
          <table:table-cell office:value-type="float" office:value="1.3244" calcext:value-type="float">
            <text:p>1,3244</text:p>
          </table:table-cell>
          <table:table-cell office:value-type="float" office:value="0.437824" calcext:value-type="float">
            <text:p>0,437824</text:p>
          </table:table-cell>
          <table:table-cell office:value-type="float" office:value="0.437894" calcext:value-type="float">
            <text:p>0,437894</text:p>
          </table:table-cell>
          <table:table-cell office:value-type="float" office:value="1.51786" calcext:value-type="float">
            <text:p>1,51786</text:p>
          </table:table-cell>
          <table:table-cell office:value-type="float" office:value="0.735301" calcext:value-type="float">
            <text:p>0,735301</text:p>
          </table:table-cell>
          <table:table-cell office:value-type="float" office:value="0.883106" calcext:value-type="float">
            <text:p>0,883106</text:p>
          </table:table-cell>
          <table:table-cell office:value-type="float" office:value="0.587989" calcext:value-type="float">
            <text:p>0,587989</text:p>
          </table:table-cell>
          <table:table-cell office:value-type="float" office:value="0.736011" calcext:value-type="float">
            <text:p>0,736011</text:p>
          </table:table-cell>
          <table:table-cell office:value-type="float" office:value="0.883783" calcext:value-type="float">
            <text:p>0,883783</text:p>
          </table:table-cell>
          <table:table-cell office:value-type="float" office:value="0.295406" calcext:value-type="float">
            <text:p>0,295406</text:p>
          </table:table-cell>
          <table:table-cell office:value-type="float" office:value="0.884249" calcext:value-type="float">
            <text:p>0,884249</text:p>
          </table:table-cell>
          <table:table-cell office:value-type="float" office:value="1.03245" calcext:value-type="float">
            <text:p>1,03245</text:p>
          </table:table-cell>
          <table:table-cell office:value-type="float" office:value="1.32983" calcext:value-type="float">
            <text:p>1,32983</text:p>
          </table:table-cell>
          <table:table-cell office:value-type="float" office:value="1.03265" calcext:value-type="float">
            <text:p>1,03265</text:p>
          </table:table-cell>
          <table:table-cell office:value-type="float" office:value="1.52305" calcext:value-type="float">
            <text:p>1,52305</text:p>
          </table:table-cell>
          <table:table-cell office:value-type="float" office:value="0.107253" calcext:value-type="float">
            <text:p>0,107253</text:p>
          </table:table-cell>
          <table:table-cell office:value-type="float" office:value="1.18295" calcext:value-type="float">
            <text:p>1,18295</text:p>
          </table:table-cell>
          <table:table-cell office:value-type="float" office:value="1.19662" calcext:value-type="float">
            <text:p>1,19662</text:p>
          </table:table-cell>
          <table:table-cell office:value-type="float" office:value="0.247101" calcext:value-type="float">
            <text:p>0,247101</text:p>
          </table:table-cell>
          <table:table-cell office:value-type="float" office:value="0.291287" calcext:value-type="float">
            <text:p>0,291287</text:p>
          </table:table-cell>
          <table:table-cell office:value-type="float" office:value="0.217122" calcext:value-type="float">
            <text:p>0,217122</text:p>
          </table:table-cell>
          <table:table-cell office:value-type="float" office:value="0.0988109" calcext:value-type="float">
            <text:p>0,0988109</text:p>
          </table:table-cell>
          <table:table-cell office:value-type="float" office:value="0.176586" calcext:value-type="float">
            <text:p>0,176586</text:p>
          </table:table-cell>
          <table:table-cell office:value-type="float" office:value="0.145169" calcext:value-type="float">
            <text:p>0,145169</text:p>
          </table:table-cell>
          <table:table-cell office:value-type="float" office:value="0.239821" calcext:value-type="float">
            <text:p>0,239821</text:p>
          </table:table-cell>
          <table:table-cell office:value-type="float" office:value="0.297566" calcext:value-type="float">
            <text:p>0,297566</text:p>
          </table:table-cell>
          <table:table-cell office:value-type="float" office:value="0.176972" calcext:value-type="float">
            <text:p>0,176972</text:p>
          </table:table-cell>
          <table:table-cell office:value-type="float" office:value="0.0966849" calcext:value-type="float">
            <text:p>0,0966849</text:p>
          </table:table-cell>
          <table:table-cell office:value-type="float" office:value="0.694585" calcext:value-type="float">
            <text:p>0,694585</text:p>
          </table:table-cell>
          <table:table-cell office:value-type="float" office:value="1.63673" calcext:value-type="float">
            <text:p>1,63673</text:p>
          </table:table-cell>
          <table:table-cell office:value-type="float" office:value="0.170116" calcext:value-type="float">
            <text:p>0,170116</text:p>
          </table:table-cell>
          <table:table-cell office:value-type="float" office:value="0.0526791" calcext:value-type="float">
            <text:p>0,0526791</text:p>
          </table:table-cell>
          <table:table-cell office:value-type="float" office:value="1.11639" calcext:value-type="float">
            <text:p>1,11639</text:p>
          </table:table-cell>
          <table:table-cell office:value-type="float" office:value="1.87457" calcext:value-type="float">
            <text:p>1,87457</text:p>
          </table:table-cell>
          <table:table-cell office:value-type="float" office:value="0.680006" calcext:value-type="float">
            <text:p>0,680006</text:p>
          </table:table-cell>
          <table:table-cell office:value-type="float" office:value="0.933772" calcext:value-type="float">
            <text:p>0,933772</text:p>
          </table:table-cell>
          <table:table-cell office:value-type="float" office:value="0.0848939" calcext:value-type="float">
            <text:p>0,0848939</text:p>
          </table:table-cell>
          <table:table-cell office:value-type="float" office:value="2.6225" calcext:value-type="float">
            <text:p>2,6225</text:p>
          </table:table-cell>
          <table:table-cell table:number-columns-repeated="20"/>
          <table:table-cell table:formula="of:=MIN([.A152:.BL152])" office:value-type="float" office:value="0.0526791" calcext:value-type="float">
            <text:p>0,0526791</text:p>
          </table:table-cell>
          <table:table-cell table:formula="of:=MAX([.A152:.BL152])" office:value-type="float" office:value="2.6225" calcext:value-type="float">
            <text:p>2,6225</text:p>
          </table:table-cell>
          <table:table-cell table:number-columns-repeated="7"/>
        </table:table-row>
        <table:table-row table:style-name="ro2">
          <table:table-cell office:value-type="float" office:value="0.193393" calcext:value-type="float">
            <text:p>0,193393</text:p>
          </table:table-cell>
          <table:table-cell office:value-type="float" office:value="0.206812" calcext:value-type="float">
            <text:p>0,206812</text:p>
          </table:table-cell>
          <table:table-cell office:value-type="float" office:value="0.34821" calcext:value-type="float">
            <text:p>0,34821</text:p>
          </table:table-cell>
          <table:table-cell office:value-type="float" office:value="0.147965" calcext:value-type="float">
            <text:p>0,147965</text:p>
          </table:table-cell>
          <table:table-cell office:value-type="float" office:value="0.248791" calcext:value-type="float">
            <text:p>0,248791</text:p>
          </table:table-cell>
          <table:table-cell office:value-type="float" office:value="0.619155" calcext:value-type="float">
            <text:p>0,619155</text:p>
          </table:table-cell>
          <table:table-cell office:value-type="float" office:value="0.508609" calcext:value-type="float">
            <text:p>0,508609</text:p>
          </table:table-cell>
          <table:table-cell office:value-type="float" office:value="0.264821" calcext:value-type="float">
            <text:p>0,264821</text:p>
          </table:table-cell>
          <table:table-cell office:value-type="float" office:value="0.673096" calcext:value-type="float">
            <text:p>0,673096</text:p>
          </table:table-cell>
          <table:table-cell office:value-type="float" office:value="0.207967" calcext:value-type="float">
            <text:p>0,207967</text:p>
          </table:table-cell>
          <table:table-cell office:value-type="float" office:value="0.632114" calcext:value-type="float">
            <text:p>0,632114</text:p>
          </table:table-cell>
          <table:table-cell office:value-type="float" office:value="0.138278" calcext:value-type="float">
            <text:p>0,138278</text:p>
          </table:table-cell>
          <table:table-cell office:value-type="float" office:value="0.457202" calcext:value-type="float">
            <text:p>0,457202</text:p>
          </table:table-cell>
          <table:table-cell office:value-type="float" office:value="0.101844" calcext:value-type="float">
            <text:p>0,101844</text:p>
          </table:table-cell>
          <table:table-cell office:value-type="float" office:value="0.101942" calcext:value-type="float">
            <text:p>0,101942</text:p>
          </table:table-cell>
          <table:table-cell office:value-type="float" office:value="0.0998628" calcext:value-type="float">
            <text:p>0,0998628</text:p>
          </table:table-cell>
          <table:table-cell office:value-type="float" office:value="0.0987091" calcext:value-type="float">
            <text:p>0,0987091</text:p>
          </table:table-cell>
          <table:table-cell office:value-type="float" office:value="0.400465" calcext:value-type="float">
            <text:p>0,400465</text:p>
          </table:table-cell>
          <table:table-cell office:value-type="float" office:value="0.50426" calcext:value-type="float">
            <text:p>0,50426</text:p>
          </table:table-cell>
          <table:table-cell office:value-type="float" office:value="0.202076" calcext:value-type="float">
            <text:p>0,202076</text:p>
          </table:table-cell>
          <table:table-cell office:value-type="float" office:value="0.146575" calcext:value-type="float">
            <text:p>0,146575</text:p>
          </table:table-cell>
          <table:table-cell office:value-type="float" office:value="0.149437" calcext:value-type="float">
            <text:p>0,149437</text:p>
          </table:table-cell>
          <table:table-cell office:value-type="float" office:value="0.150249" calcext:value-type="float">
            <text:p>0,150249</text:p>
          </table:table-cell>
          <table:table-cell office:value-type="float" office:value="1.15422" calcext:value-type="float">
            <text:p>1,15422</text:p>
          </table:table-cell>
          <table:table-cell office:value-type="float" office:value="0.601113" calcext:value-type="float">
            <text:p>0,601113</text:p>
          </table:table-cell>
          <table:table-cell office:value-type="float" office:value="1.81714" calcext:value-type="float">
            <text:p>1,81714</text:p>
          </table:table-cell>
          <table:table-cell office:value-type="float" office:value="1.82902" calcext:value-type="float">
            <text:p>1,82902</text:p>
          </table:table-cell>
          <table:table-cell office:value-type="float" office:value="1.04757" calcext:value-type="float">
            <text:p>1,04757</text:p>
          </table:table-cell>
          <table:table-cell office:value-type="float" office:value="0.910844" calcext:value-type="float">
            <text:p>0,910844</text:p>
          </table:table-cell>
          <table:table-cell office:value-type="float" office:value="0.713941" calcext:value-type="float">
            <text:p>0,713941</text:p>
          </table:table-cell>
          <table:table-cell office:value-type="float" office:value="0.313266" calcext:value-type="float">
            <text:p>0,313266</text:p>
          </table:table-cell>
          <table:table-cell office:value-type="float" office:value="1.6917" calcext:value-type="float">
            <text:p>1,6917</text:p>
          </table:table-cell>
          <table:table-cell office:value-type="float" office:value="0.3197" calcext:value-type="float">
            <text:p>0,3197</text:p>
          </table:table-cell>
          <table:table-cell office:value-type="float" office:value="0.173474" calcext:value-type="float">
            <text:p>0,173474</text:p>
          </table:table-cell>
          <table:table-cell office:value-type="float" office:value="1.09733" calcext:value-type="float">
            <text:p>1,09733</text:p>
          </table:table-cell>
          <table:table-cell office:value-type="float" office:value="1.59024" calcext:value-type="float">
            <text:p>1,59024</text:p>
          </table:table-cell>
          <table:table-cell office:value-type="float" office:value="1.47931" calcext:value-type="float">
            <text:p>1,47931</text:p>
          </table:table-cell>
          <table:table-cell office:value-type="float" office:value="1.58798" calcext:value-type="float">
            <text:p>1,58798</text:p>
          </table:table-cell>
          <table:table-cell office:value-type="float" office:value="0.124208" calcext:value-type="float">
            <text:p>0,124208</text:p>
          </table:table-cell>
          <table:table-cell office:value-type="float" office:value="0.102653" calcext:value-type="float">
            <text:p>0,102653</text:p>
          </table:table-cell>
          <table:table-cell office:value-type="float" office:value="0.106588" calcext:value-type="float">
            <text:p>0,106588</text:p>
          </table:table-cell>
          <table:table-cell office:value-type="float" office:value="0.870834" calcext:value-type="float">
            <text:p>0,870834</text:p>
          </table:table-cell>
          <table:table-cell office:value-type="float" office:value="0.336339" calcext:value-type="float">
            <text:p>0,336339</text:p>
          </table:table-cell>
          <table:table-cell office:value-type="float" office:value="1.82096" calcext:value-type="float">
            <text:p>1,82096</text:p>
          </table:table-cell>
          <table:table-cell office:value-type="float" office:value="0.119388" calcext:value-type="float">
            <text:p>0,119388</text:p>
          </table:table-cell>
          <table:table-cell office:value-type="float" office:value="0.08375" calcext:value-type="float">
            <text:p>0,08375</text:p>
          </table:table-cell>
          <table:table-cell office:value-type="float" office:value="0.554061" calcext:value-type="float">
            <text:p>0,554061</text:p>
          </table:table-cell>
          <table:table-cell office:value-type="float" office:value="0.136805" calcext:value-type="float">
            <text:p>0,136805</text:p>
          </table:table-cell>
          <table:table-cell table:number-columns-repeated="20"/>
          <table:table-cell table:formula="of:=MIN([.A153:.BL153])" office:value-type="float" office:value="0.08375" calcext:value-type="float">
            <text:p>0,08375</text:p>
          </table:table-cell>
          <table:table-cell table:formula="of:=MAX([.A153:.BL153])" office:value-type="float" office:value="1.82902" calcext:value-type="float">
            <text:p>1,82902</text:p>
          </table:table-cell>
          <table:table-cell table:number-columns-repeated="7"/>
        </table:table-row>
        <table:table-row table:style-name="ro2">
          <table:table-cell office:value-type="float" office:value="0.198872" calcext:value-type="float">
            <text:p>0,198872</text:p>
          </table:table-cell>
          <table:table-cell office:value-type="float" office:value="0.350652" calcext:value-type="float">
            <text:p>0,350652</text:p>
          </table:table-cell>
          <table:table-cell office:value-type="float" office:value="0.162869" calcext:value-type="float">
            <text:p>0,162869</text:p>
          </table:table-cell>
          <table:table-cell office:value-type="float" office:value="0.175254" calcext:value-type="float">
            <text:p>0,175254</text:p>
          </table:table-cell>
          <table:table-cell office:value-type="float" office:value="0.10234" calcext:value-type="float">
            <text:p>0,10234</text:p>
          </table:table-cell>
          <table:table-cell office:value-type="float" office:value="0.28083" calcext:value-type="float">
            <text:p>0,28083</text:p>
          </table:table-cell>
          <table:table-cell office:value-type="float" office:value="0.150546" calcext:value-type="float">
            <text:p>0,150546</text:p>
          </table:table-cell>
          <table:table-cell office:value-type="float" office:value="0.169454" calcext:value-type="float">
            <text:p>0,169454</text:p>
          </table:table-cell>
          <table:table-cell office:value-type="float" office:value="0.150655" calcext:value-type="float">
            <text:p>0,150655</text:p>
          </table:table-cell>
          <table:table-cell office:value-type="float" office:value="0.16945" calcext:value-type="float">
            <text:p>0,16945</text:p>
          </table:table-cell>
          <table:table-cell office:value-type="float" office:value="0.149552" calcext:value-type="float">
            <text:p>0,149552</text:p>
          </table:table-cell>
          <table:table-cell office:value-type="float" office:value="0.251094" calcext:value-type="float">
            <text:p>0,251094</text:p>
          </table:table-cell>
          <table:table-cell office:value-type="float" office:value="0.72595" calcext:value-type="float">
            <text:p>0,72595</text:p>
          </table:table-cell>
          <table:table-cell office:value-type="float" office:value="0.142696" calcext:value-type="float">
            <text:p>0,142696</text:p>
          </table:table-cell>
          <table:table-cell office:value-type="float" office:value="0.197556" calcext:value-type="float">
            <text:p>0,197556</text:p>
          </table:table-cell>
          <table:table-cell office:value-type="float" office:value="0.164567" calcext:value-type="float">
            <text:p>0,164567</text:p>
          </table:table-cell>
          <table:table-cell office:value-type="float" office:value="0.148521" calcext:value-type="float">
            <text:p>0,148521</text:p>
          </table:table-cell>
          <table:table-cell office:value-type="float" office:value="0.284298" calcext:value-type="float">
            <text:p>0,284298</text:p>
          </table:table-cell>
          <table:table-cell office:value-type="float" office:value="0.751193" calcext:value-type="float">
            <text:p>0,751193</text:p>
          </table:table-cell>
          <table:table-cell office:value-type="float" office:value="0.199252" calcext:value-type="float">
            <text:p>0,199252</text:p>
          </table:table-cell>
          <table:table-cell office:value-type="float" office:value="1.45052" calcext:value-type="float">
            <text:p>1,45052</text:p>
          </table:table-cell>
          <table:table-cell office:value-type="float" office:value="0.307444" calcext:value-type="float">
            <text:p>0,307444</text:p>
          </table:table-cell>
          <table:table-cell office:value-type="float" office:value="1.19278" calcext:value-type="float">
            <text:p>1,19278</text:p>
          </table:table-cell>
          <table:table-cell office:value-type="float" office:value="1.84338" calcext:value-type="float">
            <text:p>1,84338</text:p>
          </table:table-cell>
          <table:table-cell office:value-type="float" office:value="1.45806" calcext:value-type="float">
            <text:p>1,45806</text:p>
          </table:table-cell>
          <table:table-cell office:value-type="float" office:value="0.966344" calcext:value-type="float">
            <text:p>0,966344</text:p>
          </table:table-cell>
          <table:table-cell office:value-type="float" office:value="0.733836" calcext:value-type="float">
            <text:p>0,733836</text:p>
          </table:table-cell>
          <table:table-cell office:value-type="float" office:value="0.368652" calcext:value-type="float">
            <text:p>0,368652</text:p>
          </table:table-cell>
          <table:table-cell office:value-type="float" office:value="0.344667" calcext:value-type="float">
            <text:p>0,344667</text:p>
          </table:table-cell>
          <table:table-cell office:value-type="float" office:value="0.620202" calcext:value-type="float">
            <text:p>0,620202</text:p>
          </table:table-cell>
          <table:table-cell office:value-type="float" office:value="0.299139" calcext:value-type="float">
            <text:p>0,299139</text:p>
          </table:table-cell>
          <table:table-cell office:value-type="float" office:value="0.100345" calcext:value-type="float">
            <text:p>0,100345</text:p>
          </table:table-cell>
          <table:table-cell office:value-type="float" office:value="0.102297" calcext:value-type="float">
            <text:p>0,102297</text:p>
          </table:table-cell>
          <table:table-cell office:value-type="float" office:value="2.40767" calcext:value-type="float">
            <text:p>2,40767</text:p>
          </table:table-cell>
          <table:table-cell office:value-type="float" office:value="1.96523" calcext:value-type="float">
            <text:p>1,96523</text:p>
          </table:table-cell>
          <table:table-cell office:value-type="float" office:value="2.11417" calcext:value-type="float">
            <text:p>2,11417</text:p>
          </table:table-cell>
          <table:table-cell office:value-type="float" office:value="2.11122" calcext:value-type="float">
            <text:p>2,11122</text:p>
          </table:table-cell>
          <table:table-cell office:value-type="float" office:value="1.85753" calcext:value-type="float">
            <text:p>1,85753</text:p>
          </table:table-cell>
          <table:table-cell office:value-type="float" office:value="1.7417" calcext:value-type="float">
            <text:p>1,7417</text:p>
          </table:table-cell>
          <table:table-cell office:value-type="float" office:value="1.49366" calcext:value-type="float">
            <text:p>1,49366</text:p>
          </table:table-cell>
          <table:table-cell office:value-type="float" office:value="1.38271" calcext:value-type="float">
            <text:p>1,38271</text:p>
          </table:table-cell>
          <table:table-cell office:value-type="float" office:value="0.909286" calcext:value-type="float">
            <text:p>0,909286</text:p>
          </table:table-cell>
          <table:table-cell office:value-type="float" office:value="0.618978" calcext:value-type="float">
            <text:p>0,618978</text:p>
          </table:table-cell>
          <table:table-cell office:value-type="float" office:value="0.889447" calcext:value-type="float">
            <text:p>0,889447</text:p>
          </table:table-cell>
          <table:table-cell office:value-type="float" office:value="2.25353" calcext:value-type="float">
            <text:p>2,25353</text:p>
          </table:table-cell>
          <table:table-cell office:value-type="float" office:value="0.218792" calcext:value-type="float">
            <text:p>0,218792</text:p>
          </table:table-cell>
          <table:table-cell office:value-type="float" office:value="0.127701" calcext:value-type="float">
            <text:p>0,127701</text:p>
          </table:table-cell>
          <table:table-cell office:value-type="float" office:value="1.0409" calcext:value-type="float">
            <text:p>1,0409</text:p>
          </table:table-cell>
          <table:table-cell table:number-columns-repeated="20"/>
          <table:table-cell table:formula="of:=MIN([.A154:.BL154])" office:value-type="float" office:value="0.100345" calcext:value-type="float">
            <text:p>0,100345</text:p>
          </table:table-cell>
          <table:table-cell table:formula="of:=MAX([.A154:.BL154])" office:value-type="float" office:value="2.40767" calcext:value-type="float">
            <text:p>2,40767</text:p>
          </table:table-cell>
          <table:table-cell table:number-columns-repeated="7"/>
        </table:table-row>
        <table:table-row table:style-name="ro2">
          <table:table-cell office:value-type="float" office:value="0.144005" calcext:value-type="float">
            <text:p>0,144005</text:p>
          </table:table-cell>
          <table:table-cell office:value-type="float" office:value="0.19495" calcext:value-type="float">
            <text:p>0,19495</text:p>
          </table:table-cell>
          <table:table-cell office:value-type="float" office:value="0.104445" calcext:value-type="float">
            <text:p>0,104445</text:p>
          </table:table-cell>
          <table:table-cell office:value-type="float" office:value="0.179898" calcext:value-type="float">
            <text:p>0,179898</text:p>
          </table:table-cell>
          <table:table-cell office:value-type="float" office:value="0.108142" calcext:value-type="float">
            <text:p>0,108142</text:p>
          </table:table-cell>
          <table:table-cell office:value-type="float" office:value="0.563848" calcext:value-type="float">
            <text:p>0,563848</text:p>
          </table:table-cell>
          <table:table-cell office:value-type="float" office:value="0.138939" calcext:value-type="float">
            <text:p>0,138939</text:p>
          </table:table-cell>
          <table:table-cell office:value-type="float" office:value="0.244451" calcext:value-type="float">
            <text:p>0,244451</text:p>
          </table:table-cell>
          <table:table-cell office:value-type="float" office:value="0.177252" calcext:value-type="float">
            <text:p>0,177252</text:p>
          </table:table-cell>
          <table:table-cell office:value-type="float" office:value="0.239632" calcext:value-type="float">
            <text:p>0,239632</text:p>
          </table:table-cell>
          <table:table-cell office:value-type="float" office:value="0.905494" calcext:value-type="float">
            <text:p>0,905494</text:p>
          </table:table-cell>
          <table:table-cell office:value-type="float" office:value="0.132791" calcext:value-type="float">
            <text:p>0,132791</text:p>
          </table:table-cell>
          <table:table-cell office:value-type="float" office:value="0.106146" calcext:value-type="float">
            <text:p>0,106146</text:p>
          </table:table-cell>
          <table:table-cell office:value-type="float" office:value="0.624731" calcext:value-type="float">
            <text:p>0,624731</text:p>
          </table:table-cell>
          <table:table-cell office:value-type="float" office:value="1.28184" calcext:value-type="float">
            <text:p>1,28184</text:p>
          </table:table-cell>
          <table:table-cell office:value-type="float" office:value="0.207566" calcext:value-type="float">
            <text:p>0,207566</text:p>
          </table:table-cell>
          <table:table-cell office:value-type="float" office:value="0.551911" calcext:value-type="float">
            <text:p>0,551911</text:p>
          </table:table-cell>
          <table:table-cell office:value-type="float" office:value="0.583287" calcext:value-type="float">
            <text:p>0,583287</text:p>
          </table:table-cell>
          <table:table-cell office:value-type="float" office:value="0.354461" calcext:value-type="float">
            <text:p>0,354461</text:p>
          </table:table-cell>
          <table:table-cell office:value-type="float" office:value="0.422828" calcext:value-type="float">
            <text:p>0,422828</text:p>
          </table:table-cell>
          <table:table-cell office:value-type="float" office:value="0.941891" calcext:value-type="float">
            <text:p>0,941891</text:p>
          </table:table-cell>
          <table:table-cell office:value-type="float" office:value="1.3061" calcext:value-type="float">
            <text:p>1,3061</text:p>
          </table:table-cell>
          <table:table-cell office:value-type="float" office:value="0.510667" calcext:value-type="float">
            <text:p>0,510667</text:p>
          </table:table-cell>
          <table:table-cell office:value-type="float" office:value="1.13594" calcext:value-type="float">
            <text:p>1,13594</text:p>
          </table:table-cell>
          <table:table-cell office:value-type="float" office:value="0.19579" calcext:value-type="float">
            <text:p>0,19579</text:p>
          </table:table-cell>
          <table:table-cell office:value-type="float" office:value="0.423573" calcext:value-type="float">
            <text:p>0,423573</text:p>
          </table:table-cell>
          <table:table-cell office:value-type="float" office:value="1.53266" calcext:value-type="float">
            <text:p>1,53266</text:p>
          </table:table-cell>
          <table:table-cell office:value-type="float" office:value="0.921932" calcext:value-type="float">
            <text:p>0,921932</text:p>
          </table:table-cell>
          <table:table-cell office:value-type="float" office:value="1.76508" calcext:value-type="float">
            <text:p>1,76508</text:p>
          </table:table-cell>
          <table:table-cell office:value-type="float" office:value="1.2043" calcext:value-type="float">
            <text:p>1,2043</text:p>
          </table:table-cell>
          <table:table-cell office:value-type="float" office:value="1.45011" calcext:value-type="float">
            <text:p>1,45011</text:p>
          </table:table-cell>
          <table:table-cell office:value-type="float" office:value="1.48324" calcext:value-type="float">
            <text:p>1,48324</text:p>
          </table:table-cell>
          <table:table-cell office:value-type="float" office:value="0.507757" calcext:value-type="float">
            <text:p>0,507757</text:p>
          </table:table-cell>
          <table:table-cell office:value-type="float" office:value="1.61731" calcext:value-type="float">
            <text:p>1,61731</text:p>
          </table:table-cell>
          <table:table-cell office:value-type="float" office:value="0.93474" calcext:value-type="float">
            <text:p>0,93474</text:p>
          </table:table-cell>
          <table:table-cell office:value-type="float" office:value="1.82485" calcext:value-type="float">
            <text:p>1,82485</text:p>
          </table:table-cell>
          <table:table-cell office:value-type="float" office:value="1.53965" calcext:value-type="float">
            <text:p>1,53965</text:p>
          </table:table-cell>
          <table:table-cell office:value-type="float" office:value="0.982714" calcext:value-type="float">
            <text:p>0,982714</text:p>
          </table:table-cell>
          <table:table-cell office:value-type="float" office:value="1.92912" calcext:value-type="float">
            <text:p>1,92912</text:p>
          </table:table-cell>
          <table:table-cell office:value-type="float" office:value="1.02778" calcext:value-type="float">
            <text:p>1,02778</text:p>
          </table:table-cell>
          <table:table-cell office:value-type="float" office:value="1.80394" calcext:value-type="float">
            <text:p>1,80394</text:p>
          </table:table-cell>
          <table:table-cell office:value-type="float" office:value="0.064986" calcext:value-type="float">
            <text:p>0,064986</text:p>
          </table:table-cell>
          <table:table-cell office:value-type="float" office:value="0.466138" calcext:value-type="float">
            <text:p>0,466138</text:p>
          </table:table-cell>
          <table:table-cell office:value-type="float" office:value="1.35199" calcext:value-type="float">
            <text:p>1,35199</text:p>
          </table:table-cell>
          <table:table-cell office:value-type="float" office:value="0.209235" calcext:value-type="float">
            <text:p>0,209235</text:p>
          </table:table-cell>
          <table:table-cell office:value-type="float" office:value="0.102217" calcext:value-type="float">
            <text:p>0,102217</text:p>
          </table:table-cell>
          <table:table-cell office:value-type="float" office:value="0.048234" calcext:value-type="float">
            <text:p>0,048234</text:p>
          </table:table-cell>
          <table:table-cell office:value-type="float" office:value="0.0798659" calcext:value-type="float">
            <text:p>0,0798659</text:p>
          </table:table-cell>
          <table:table-cell table:number-columns-repeated="20"/>
          <table:table-cell table:formula="of:=MIN([.A155:.BL155])" office:value-type="float" office:value="0.048234" calcext:value-type="float">
            <text:p>0,048234</text:p>
          </table:table-cell>
          <table:table-cell table:formula="of:=MAX([.A155:.BL155])" office:value-type="float" office:value="1.92912" calcext:value-type="float">
            <text:p>1,92912</text:p>
          </table:table-cell>
          <table:table-cell table:number-columns-repeated="7"/>
        </table:table-row>
        <table:table-row table:style-name="ro2">
          <table:table-cell office:value-type="float" office:value="0.200486" calcext:value-type="float">
            <text:p>0,200486</text:p>
          </table:table-cell>
          <table:table-cell office:value-type="float" office:value="0.204621" calcext:value-type="float">
            <text:p>0,204621</text:p>
          </table:table-cell>
          <table:table-cell office:value-type="float" office:value="0.306849" calcext:value-type="float">
            <text:p>0,306849</text:p>
          </table:table-cell>
          <table:table-cell office:value-type="float" office:value="0.211557" calcext:value-type="float">
            <text:p>0,211557</text:p>
          </table:table-cell>
          <table:table-cell office:value-type="float" office:value="0.214925" calcext:value-type="float">
            <text:p>0,214925</text:p>
          </table:table-cell>
          <table:table-cell office:value-type="float" office:value="0.566781" calcext:value-type="float">
            <text:p>0,566781</text:p>
          </table:table-cell>
          <table:table-cell office:value-type="float" office:value="0.178608" calcext:value-type="float">
            <text:p>0,178608</text:p>
          </table:table-cell>
          <table:table-cell office:value-type="float" office:value="0.193601" calcext:value-type="float">
            <text:p>0,193601</text:p>
          </table:table-cell>
          <table:table-cell office:value-type="float" office:value="0.108898" calcext:value-type="float">
            <text:p>0,108898</text:p>
          </table:table-cell>
          <table:table-cell office:value-type="float" office:value="0.401875" calcext:value-type="float">
            <text:p>0,401875</text:p>
          </table:table-cell>
          <table:table-cell office:value-type="float" office:value="0.923992" calcext:value-type="float">
            <text:p>0,923992</text:p>
          </table:table-cell>
          <table:table-cell office:value-type="float" office:value="0.252129" calcext:value-type="float">
            <text:p>0,252129</text:p>
          </table:table-cell>
          <table:table-cell office:value-type="float" office:value="0.156022" calcext:value-type="float">
            <text:p>0,156022</text:p>
          </table:table-cell>
          <table:table-cell office:value-type="float" office:value="0.148379" calcext:value-type="float">
            <text:p>0,148379</text:p>
          </table:table-cell>
          <table:table-cell office:value-type="float" office:value="0.130217" calcext:value-type="float">
            <text:p>0,130217</text:p>
          </table:table-cell>
          <table:table-cell office:value-type="float" office:value="0.136371" calcext:value-type="float">
            <text:p>0,136371</text:p>
          </table:table-cell>
          <table:table-cell office:value-type="float" office:value="0.227512" calcext:value-type="float">
            <text:p>0,227512</text:p>
          </table:table-cell>
          <table:table-cell office:value-type="float" office:value="0.109075" calcext:value-type="float">
            <text:p>0,109075</text:p>
          </table:table-cell>
          <table:table-cell office:value-type="float" office:value="0.621119" calcext:value-type="float">
            <text:p>0,621119</text:p>
          </table:table-cell>
          <table:table-cell office:value-type="float" office:value="0.215275" calcext:value-type="float">
            <text:p>0,215275</text:p>
          </table:table-cell>
          <table:table-cell office:value-type="float" office:value="0.674409" calcext:value-type="float">
            <text:p>0,674409</text:p>
          </table:table-cell>
          <table:table-cell office:value-type="float" office:value="1.02207" calcext:value-type="float">
            <text:p>1,02207</text:p>
          </table:table-cell>
          <table:table-cell office:value-type="float" office:value="0.117732" calcext:value-type="float">
            <text:p>0,117732</text:p>
          </table:table-cell>
          <table:table-cell office:value-type="float" office:value="1.55421" calcext:value-type="float">
            <text:p>1,55421</text:p>
          </table:table-cell>
          <table:table-cell office:value-type="float" office:value="1.3352" calcext:value-type="float">
            <text:p>1,3352</text:p>
          </table:table-cell>
          <table:table-cell office:value-type="float" office:value="1.24184" calcext:value-type="float">
            <text:p>1,24184</text:p>
          </table:table-cell>
          <table:table-cell office:value-type="float" office:value="1.92712" calcext:value-type="float">
            <text:p>1,92712</text:p>
          </table:table-cell>
          <table:table-cell office:value-type="float" office:value="0.288484" calcext:value-type="float">
            <text:p>0,288484</text:p>
          </table:table-cell>
          <table:table-cell office:value-type="float" office:value="1.65188" calcext:value-type="float">
            <text:p>1,65188</text:p>
          </table:table-cell>
          <table:table-cell office:value-type="float" office:value="1.76994" calcext:value-type="float">
            <text:p>1,76994</text:p>
          </table:table-cell>
          <table:table-cell office:value-type="float" office:value="1.49011" calcext:value-type="float">
            <text:p>1,49011</text:p>
          </table:table-cell>
          <table:table-cell office:value-type="float" office:value="0.191068" calcext:value-type="float">
            <text:p>0,191068</text:p>
          </table:table-cell>
          <table:table-cell office:value-type="float" office:value="0.173837" calcext:value-type="float">
            <text:p>0,173837</text:p>
          </table:table-cell>
          <table:table-cell office:value-type="float" office:value="0.219469" calcext:value-type="float">
            <text:p>0,219469</text:p>
          </table:table-cell>
          <table:table-cell office:value-type="float" office:value="0.186947" calcext:value-type="float">
            <text:p>0,186947</text:p>
          </table:table-cell>
          <table:table-cell office:value-type="float" office:value="2.12858" calcext:value-type="float">
            <text:p>2,12858</text:p>
          </table:table-cell>
          <table:table-cell office:value-type="float" office:value="1.42581" calcext:value-type="float">
            <text:p>1,42581</text:p>
          </table:table-cell>
          <table:table-cell office:value-type="float" office:value="1.01211" calcext:value-type="float">
            <text:p>1,01211</text:p>
          </table:table-cell>
          <table:table-cell office:value-type="float" office:value="2.25464" calcext:value-type="float">
            <text:p>2,25464</text:p>
          </table:table-cell>
          <table:table-cell office:value-type="float" office:value="2.37771" calcext:value-type="float">
            <text:p>2,37771</text:p>
          </table:table-cell>
          <table:table-cell office:value-type="float" office:value="0.848868" calcext:value-type="float">
            <text:p>0,848868</text:p>
          </table:table-cell>
          <table:table-cell office:value-type="float" office:value="0.753148" calcext:value-type="float">
            <text:p>0,753148</text:p>
          </table:table-cell>
          <table:table-cell office:value-type="float" office:value="0.263965" calcext:value-type="float">
            <text:p>0,263965</text:p>
          </table:table-cell>
          <table:table-cell office:value-type="float" office:value="0.190452" calcext:value-type="float">
            <text:p>0,190452</text:p>
          </table:table-cell>
          <table:table-cell office:value-type="float" office:value="2.14087" calcext:value-type="float">
            <text:p>2,14087</text:p>
          </table:table-cell>
          <table:table-cell office:value-type="float" office:value="0.133722" calcext:value-type="float">
            <text:p>0,133722</text:p>
          </table:table-cell>
          <table:table-cell office:value-type="float" office:value="1.18833" calcext:value-type="float">
            <text:p>1,18833</text:p>
          </table:table-cell>
          <table:table-cell office:value-type="float" office:value="0.058048" calcext:value-type="float">
            <text:p>0,058048</text:p>
          </table:table-cell>
          <table:table-cell table:number-columns-repeated="20"/>
          <table:table-cell table:formula="of:=MIN([.A156:.BL156])" office:value-type="float" office:value="0.058048" calcext:value-type="float">
            <text:p>0,058048</text:p>
          </table:table-cell>
          <table:table-cell table:formula="of:=MAX([.A156:.BL156])" office:value-type="float" office:value="2.37771" calcext:value-type="float">
            <text:p>2,37771</text:p>
          </table:table-cell>
          <table:table-cell table:number-columns-repeated="7"/>
        </table:table-row>
        <table:table-row table:style-name="ro2">
          <table:table-cell office:value-type="float" office:value="0.153581" calcext:value-type="float">
            <text:p>0,153581</text:p>
          </table:table-cell>
          <table:table-cell office:value-type="float" office:value="0.15692" calcext:value-type="float">
            <text:p>0,15692</text:p>
          </table:table-cell>
          <table:table-cell office:value-type="float" office:value="0.193697" calcext:value-type="float">
            <text:p>0,193697</text:p>
          </table:table-cell>
          <table:table-cell office:value-type="float" office:value="0.154076" calcext:value-type="float">
            <text:p>0,154076</text:p>
          </table:table-cell>
          <table:table-cell office:value-type="float" office:value="0.258349" calcext:value-type="float">
            <text:p>0,258349</text:p>
          </table:table-cell>
          <table:table-cell office:value-type="float" office:value="0.264282" calcext:value-type="float">
            <text:p>0,264282</text:p>
          </table:table-cell>
          <table:table-cell office:value-type="float" office:value="0.148766" calcext:value-type="float">
            <text:p>0,148766</text:p>
          </table:table-cell>
          <table:table-cell office:value-type="float" office:value="0.251609" calcext:value-type="float">
            <text:p>0,251609</text:p>
          </table:table-cell>
          <table:table-cell office:value-type="float" office:value="0.86098" calcext:value-type="float">
            <text:p>0,86098</text:p>
          </table:table-cell>
          <table:table-cell office:value-type="float" office:value="0.151648" calcext:value-type="float">
            <text:p>0,151648</text:p>
          </table:table-cell>
          <table:table-cell office:value-type="float" office:value="0.878199" calcext:value-type="float">
            <text:p>0,878199</text:p>
          </table:table-cell>
          <table:table-cell office:value-type="float" office:value="0.530426" calcext:value-type="float">
            <text:p>0,530426</text:p>
          </table:table-cell>
          <table:table-cell office:value-type="float" office:value="0.213266" calcext:value-type="float">
            <text:p>0,213266</text:p>
          </table:table-cell>
          <table:table-cell office:value-type="float" office:value="0.229244" calcext:value-type="float">
            <text:p>0,229244</text:p>
          </table:table-cell>
          <table:table-cell office:value-type="float" office:value="0.144567" calcext:value-type="float">
            <text:p>0,144567</text:p>
          </table:table-cell>
          <table:table-cell office:value-type="float" office:value="0.197895" calcext:value-type="float">
            <text:p>0,197895</text:p>
          </table:table-cell>
          <table:table-cell office:value-type="float" office:value="0.20103" calcext:value-type="float">
            <text:p>0,20103</text:p>
          </table:table-cell>
          <table:table-cell office:value-type="float" office:value="0.266154" calcext:value-type="float">
            <text:p>0,266154</text:p>
          </table:table-cell>
          <table:table-cell office:value-type="float" office:value="0.145633" calcext:value-type="float">
            <text:p>0,145633</text:p>
          </table:table-cell>
          <table:table-cell office:value-type="float" office:value="0.154648" calcext:value-type="float">
            <text:p>0,154648</text:p>
          </table:table-cell>
          <table:table-cell office:value-type="float" office:value="0.812039" calcext:value-type="float">
            <text:p>0,812039</text:p>
          </table:table-cell>
          <table:table-cell office:value-type="float" office:value="0.470108" calcext:value-type="float">
            <text:p>0,470108</text:p>
          </table:table-cell>
          <table:table-cell office:value-type="float" office:value="0.161224" calcext:value-type="float">
            <text:p>0,161224</text:p>
          </table:table-cell>
          <table:table-cell office:value-type="float" office:value="0.889652" calcext:value-type="float">
            <text:p>0,889652</text:p>
          </table:table-cell>
          <table:table-cell office:value-type="float" office:value="0.764919" calcext:value-type="float">
            <text:p>0,764919</text:p>
          </table:table-cell>
          <table:table-cell office:value-type="float" office:value="0.387932" calcext:value-type="float">
            <text:p>0,387932</text:p>
          </table:table-cell>
          <table:table-cell office:value-type="float" office:value="0.85254" calcext:value-type="float">
            <text:p>0,85254</text:p>
          </table:table-cell>
          <table:table-cell office:value-type="float" office:value="1.94168" calcext:value-type="float">
            <text:p>1,94168</text:p>
          </table:table-cell>
          <table:table-cell office:value-type="float" office:value="0.655222" calcext:value-type="float">
            <text:p>0,655222</text:p>
          </table:table-cell>
          <table:table-cell office:value-type="float" office:value="1.34056" calcext:value-type="float">
            <text:p>1,34056</text:p>
          </table:table-cell>
          <table:table-cell office:value-type="float" office:value="1.59981" calcext:value-type="float">
            <text:p>1,59981</text:p>
          </table:table-cell>
          <table:table-cell office:value-type="float" office:value="1.09917" calcext:value-type="float">
            <text:p>1,09917</text:p>
          </table:table-cell>
          <table:table-cell office:value-type="float" office:value="2.12374" calcext:value-type="float">
            <text:p>2,12374</text:p>
          </table:table-cell>
          <table:table-cell office:value-type="float" office:value="1.78573" calcext:value-type="float">
            <text:p>1,78573</text:p>
          </table:table-cell>
          <table:table-cell office:value-type="float" office:value="1.68618" calcext:value-type="float">
            <text:p>1,68618</text:p>
          </table:table-cell>
          <table:table-cell office:value-type="float" office:value="0.208668" calcext:value-type="float">
            <text:p>0,208668</text:p>
          </table:table-cell>
          <table:table-cell office:value-type="float" office:value="0.54675" calcext:value-type="float">
            <text:p>0,54675</text:p>
          </table:table-cell>
          <table:table-cell office:value-type="float" office:value="0.475225" calcext:value-type="float">
            <text:p>0,475225</text:p>
          </table:table-cell>
          <table:table-cell office:value-type="float" office:value="0.58863" calcext:value-type="float">
            <text:p>0,58863</text:p>
          </table:table-cell>
          <table:table-cell office:value-type="float" office:value="1.7901" calcext:value-type="float">
            <text:p>1,7901</text:p>
          </table:table-cell>
          <table:table-cell office:value-type="float" office:value="1.95083" calcext:value-type="float">
            <text:p>1,95083</text:p>
          </table:table-cell>
          <table:table-cell office:value-type="float" office:value="0.530705" calcext:value-type="float">
            <text:p>0,530705</text:p>
          </table:table-cell>
          <table:table-cell office:value-type="float" office:value="0.581293" calcext:value-type="float">
            <text:p>0,581293</text:p>
          </table:table-cell>
          <table:table-cell office:value-type="float" office:value="1.5848" calcext:value-type="float">
            <text:p>1,5848</text:p>
          </table:table-cell>
          <table:table-cell office:value-type="float" office:value="2.29067" calcext:value-type="float">
            <text:p>2,29067</text:p>
          </table:table-cell>
          <table:table-cell office:value-type="float" office:value="0.698633" calcext:value-type="float">
            <text:p>0,698633</text:p>
          </table:table-cell>
          <table:table-cell office:value-type="float" office:value="0.0945911" calcext:value-type="float">
            <text:p>0,0945911</text:p>
          </table:table-cell>
          <table:table-cell office:value-type="float" office:value="0.110453" calcext:value-type="float">
            <text:p>0,110453</text:p>
          </table:table-cell>
          <table:table-cell table:number-columns-repeated="20"/>
          <table:table-cell table:formula="of:=MIN([.A157:.BL157])" office:value-type="float" office:value="0.0945911" calcext:value-type="float">
            <text:p>0,0945911</text:p>
          </table:table-cell>
          <table:table-cell table:formula="of:=MAX([.A157:.BL157])" office:value-type="float" office:value="2.29067" calcext:value-type="float">
            <text:p>2,29067</text:p>
          </table:table-cell>
          <table:table-cell table:number-columns-repeated="7"/>
        </table:table-row>
        <table:table-row table:style-name="ro2">
          <table:table-cell office:value-type="float" office:value="0.169351" calcext:value-type="float">
            <text:p>0,169351</text:p>
          </table:table-cell>
          <table:table-cell office:value-type="float" office:value="0.206035" calcext:value-type="float">
            <text:p>0,206035</text:p>
          </table:table-cell>
          <table:table-cell office:value-type="float" office:value="0.349739" calcext:value-type="float">
            <text:p>0,349739</text:p>
          </table:table-cell>
          <table:table-cell office:value-type="float" office:value="0.099129" calcext:value-type="float">
            <text:p>0,099129</text:p>
          </table:table-cell>
          <table:table-cell office:value-type="float" office:value="0.131152" calcext:value-type="float">
            <text:p>0,131152</text:p>
          </table:table-cell>
          <table:table-cell office:value-type="float" office:value="0.167171" calcext:value-type="float">
            <text:p>0,167171</text:p>
          </table:table-cell>
          <table:table-cell office:value-type="float" office:value="0.739" calcext:value-type="float">
            <text:p>0,739</text:p>
          </table:table-cell>
          <table:table-cell office:value-type="float" office:value="0.0683589" calcext:value-type="float">
            <text:p>0,0683589</text:p>
          </table:table-cell>
          <table:table-cell office:value-type="float" office:value="0.081985" calcext:value-type="float">
            <text:p>0,081985</text:p>
          </table:table-cell>
          <table:table-cell office:value-type="float" office:value="0.086694" calcext:value-type="float">
            <text:p>0,086694</text:p>
          </table:table-cell>
          <table:table-cell office:value-type="float" office:value="0.086318" calcext:value-type="float">
            <text:p>0,086318</text:p>
          </table:table-cell>
          <table:table-cell office:value-type="float" office:value="0.705672" calcext:value-type="float">
            <text:p>0,705672</text:p>
          </table:table-cell>
          <table:table-cell office:value-type="float" office:value="0.552878" calcext:value-type="float">
            <text:p>0,552878</text:p>
          </table:table-cell>
          <table:table-cell office:value-type="float" office:value="0.559731" calcext:value-type="float">
            <text:p>0,559731</text:p>
          </table:table-cell>
          <table:table-cell office:value-type="float" office:value="0.814687" calcext:value-type="float">
            <text:p>0,814687</text:p>
          </table:table-cell>
          <table:table-cell office:value-type="float" office:value="0.162162" calcext:value-type="float">
            <text:p>0,162162</text:p>
          </table:table-cell>
          <table:table-cell office:value-type="float" office:value="0.078707" calcext:value-type="float">
            <text:p>0,078707</text:p>
          </table:table-cell>
          <table:table-cell office:value-type="float" office:value="0.0751641" calcext:value-type="float">
            <text:p>0,0751641</text:p>
          </table:table-cell>
          <table:table-cell office:value-type="float" office:value="0.0884011" calcext:value-type="float">
            <text:p>0,0884011</text:p>
          </table:table-cell>
          <table:table-cell office:value-type="float" office:value="0.483271" calcext:value-type="float">
            <text:p>0,483271</text:p>
          </table:table-cell>
          <table:table-cell office:value-type="float" office:value="1.51861" calcext:value-type="float">
            <text:p>1,51861</text:p>
          </table:table-cell>
          <table:table-cell office:value-type="float" office:value="1.39813" calcext:value-type="float">
            <text:p>1,39813</text:p>
          </table:table-cell>
          <table:table-cell office:value-type="float" office:value="1.59483" calcext:value-type="float">
            <text:p>1,59483</text:p>
          </table:table-cell>
          <table:table-cell office:value-type="float" office:value="0.376723" calcext:value-type="float">
            <text:p>0,376723</text:p>
          </table:table-cell>
          <table:table-cell office:value-type="float" office:value="1.27302" calcext:value-type="float">
            <text:p>1,27302</text:p>
          </table:table-cell>
          <table:table-cell office:value-type="float" office:value="1.56614" calcext:value-type="float">
            <text:p>1,56614</text:p>
          </table:table-cell>
          <table:table-cell office:value-type="float" office:value="0.949494" calcext:value-type="float">
            <text:p>0,949494</text:p>
          </table:table-cell>
          <table:table-cell office:value-type="float" office:value="1.69022" calcext:value-type="float">
            <text:p>1,69022</text:p>
          </table:table-cell>
          <table:table-cell office:value-type="float" office:value="0.91265" calcext:value-type="float">
            <text:p>0,91265</text:p>
          </table:table-cell>
          <table:table-cell office:value-type="float" office:value="0.927343" calcext:value-type="float">
            <text:p>0,927343</text:p>
          </table:table-cell>
          <table:table-cell office:value-type="float" office:value="0.26292" calcext:value-type="float">
            <text:p>0,26292</text:p>
          </table:table-cell>
          <table:table-cell office:value-type="float" office:value="0.298542" calcext:value-type="float">
            <text:p>0,298542</text:p>
          </table:table-cell>
          <table:table-cell office:value-type="float" office:value="0.306576" calcext:value-type="float">
            <text:p>0,306576</text:p>
          </table:table-cell>
          <table:table-cell office:value-type="float" office:value="0.175167" calcext:value-type="float">
            <text:p>0,175167</text:p>
          </table:table-cell>
          <table:table-cell office:value-type="float" office:value="1.99766" calcext:value-type="float">
            <text:p>1,99766</text:p>
          </table:table-cell>
          <table:table-cell office:value-type="float" office:value="0.323831" calcext:value-type="float">
            <text:p>0,323831</text:p>
          </table:table-cell>
          <table:table-cell office:value-type="float" office:value="0.180176" calcext:value-type="float">
            <text:p>0,180176</text:p>
          </table:table-cell>
          <table:table-cell office:value-type="float" office:value="0.32572" calcext:value-type="float">
            <text:p>0,32572</text:p>
          </table:table-cell>
          <table:table-cell office:value-type="float" office:value="0.326107" calcext:value-type="float">
            <text:p>0,326107</text:p>
          </table:table-cell>
          <table:table-cell office:value-type="float" office:value="1.32839" calcext:value-type="float">
            <text:p>1,32839</text:p>
          </table:table-cell>
          <table:table-cell office:value-type="float" office:value="0.227556" calcext:value-type="float">
            <text:p>0,227556</text:p>
          </table:table-cell>
          <table:table-cell office:value-type="float" office:value="0.405137" calcext:value-type="float">
            <text:p>0,405137</text:p>
          </table:table-cell>
          <table:table-cell office:value-type="float" office:value="0.739418" calcext:value-type="float">
            <text:p>0,739418</text:p>
          </table:table-cell>
          <table:table-cell office:value-type="float" office:value="0.668089" calcext:value-type="float">
            <text:p>0,668089</text:p>
          </table:table-cell>
          <table:table-cell office:value-type="float" office:value="0.676281" calcext:value-type="float">
            <text:p>0,676281</text:p>
          </table:table-cell>
          <table:table-cell office:value-type="float" office:value="0.669751" calcext:value-type="float">
            <text:p>0,669751</text:p>
          </table:table-cell>
          <table:table-cell office:value-type="float" office:value="0.0902832" calcext:value-type="float">
            <text:p>0,0902832</text:p>
          </table:table-cell>
          <table:table-cell office:value-type="float" office:value="0.446266" calcext:value-type="float">
            <text:p>0,446266</text:p>
          </table:table-cell>
          <table:table-cell table:number-columns-repeated="20"/>
          <table:table-cell table:formula="of:=MIN([.A158:.BL158])" office:value-type="float" office:value="0.0683589" calcext:value-type="float">
            <text:p>0,0683589</text:p>
          </table:table-cell>
          <table:table-cell table:formula="of:=MAX([.A158:.BL158])" office:value-type="float" office:value="1.99766" calcext:value-type="float">
            <text:p>1,99766</text:p>
          </table:table-cell>
          <table:table-cell table:number-columns-repeated="7"/>
        </table:table-row>
        <table:table-row table:style-name="ro2">
          <table:table-cell office:value-type="float" office:value="0.199967" calcext:value-type="float">
            <text:p>0,199967</text:p>
          </table:table-cell>
          <table:table-cell office:value-type="float" office:value="0.223504" calcext:value-type="float">
            <text:p>0,223504</text:p>
          </table:table-cell>
          <table:table-cell office:value-type="float" office:value="0.300237" calcext:value-type="float">
            <text:p>0,300237</text:p>
          </table:table-cell>
          <table:table-cell office:value-type="float" office:value="0.106911" calcext:value-type="float">
            <text:p>0,106911</text:p>
          </table:table-cell>
          <table:table-cell office:value-type="float" office:value="0.458482" calcext:value-type="float">
            <text:p>0,458482</text:p>
          </table:table-cell>
          <table:table-cell office:value-type="float" office:value="0.15272" calcext:value-type="float">
            <text:p>0,15272</text:p>
          </table:table-cell>
          <table:table-cell office:value-type="float" office:value="0.204578" calcext:value-type="float">
            <text:p>0,204578</text:p>
          </table:table-cell>
          <table:table-cell office:value-type="float" office:value="0.152075" calcext:value-type="float">
            <text:p>0,152075</text:p>
          </table:table-cell>
          <table:table-cell office:value-type="float" office:value="0.153138" calcext:value-type="float">
            <text:p>0,153138</text:p>
          </table:table-cell>
          <table:table-cell office:value-type="float" office:value="0.133239" calcext:value-type="float">
            <text:p>0,133239</text:p>
          </table:table-cell>
          <table:table-cell office:value-type="float" office:value="0.285116" calcext:value-type="float">
            <text:p>0,285116</text:p>
          </table:table-cell>
          <table:table-cell office:value-type="float" office:value="0.590865" calcext:value-type="float">
            <text:p>0,590865</text:p>
          </table:table-cell>
          <table:table-cell office:value-type="float" office:value="0.101589" calcext:value-type="float">
            <text:p>0,101589</text:p>
          </table:table-cell>
          <table:table-cell office:value-type="float" office:value="0.249612" calcext:value-type="float">
            <text:p>0,249612</text:p>
          </table:table-cell>
          <table:table-cell office:value-type="float" office:value="0.502793" calcext:value-type="float">
            <text:p>0,502793</text:p>
          </table:table-cell>
          <table:table-cell office:value-type="float" office:value="0.289104" calcext:value-type="float">
            <text:p>0,289104</text:p>
          </table:table-cell>
          <table:table-cell office:value-type="float" office:value="0.153005" calcext:value-type="float">
            <text:p>0,153005</text:p>
          </table:table-cell>
          <table:table-cell office:value-type="float" office:value="1.09666" calcext:value-type="float">
            <text:p>1,09666</text:p>
          </table:table-cell>
          <table:table-cell office:value-type="float" office:value="0.154602" calcext:value-type="float">
            <text:p>0,154602</text:p>
          </table:table-cell>
          <table:table-cell office:value-type="float" office:value="0.333172" calcext:value-type="float">
            <text:p>0,333172</text:p>
          </table:table-cell>
          <table:table-cell office:value-type="float" office:value="0.386208" calcext:value-type="float">
            <text:p>0,386208</text:p>
          </table:table-cell>
          <table:table-cell office:value-type="float" office:value="0.176369" calcext:value-type="float">
            <text:p>0,176369</text:p>
          </table:table-cell>
          <table:table-cell office:value-type="float" office:value="0.148508" calcext:value-type="float">
            <text:p>0,148508</text:p>
          </table:table-cell>
          <table:table-cell office:value-type="float" office:value="0.419205" calcext:value-type="float">
            <text:p>0,419205</text:p>
          </table:table-cell>
          <table:table-cell office:value-type="float" office:value="0.279165" calcext:value-type="float">
            <text:p>0,279165</text:p>
          </table:table-cell>
          <table:table-cell office:value-type="float" office:value="1.96582" calcext:value-type="float">
            <text:p>1,96582</text:p>
          </table:table-cell>
          <table:table-cell office:value-type="float" office:value="1.28299" calcext:value-type="float">
            <text:p>1,28299</text:p>
          </table:table-cell>
          <table:table-cell office:value-type="float" office:value="2.03396" calcext:value-type="float">
            <text:p>2,03396</text:p>
          </table:table-cell>
          <table:table-cell office:value-type="float" office:value="1.66197" calcext:value-type="float">
            <text:p>1,66197</text:p>
          </table:table-cell>
          <table:table-cell office:value-type="float" office:value="1.66209" calcext:value-type="float">
            <text:p>1,66209</text:p>
          </table:table-cell>
          <table:table-cell office:value-type="float" office:value="1.22625" calcext:value-type="float">
            <text:p>1,22625</text:p>
          </table:table-cell>
          <table:table-cell office:value-type="float" office:value="1.3539" calcext:value-type="float">
            <text:p>1,3539</text:p>
          </table:table-cell>
          <table:table-cell office:value-type="float" office:value="1.12792" calcext:value-type="float">
            <text:p>1,12792</text:p>
          </table:table-cell>
          <table:table-cell office:value-type="float" office:value="1.01582" calcext:value-type="float">
            <text:p>1,01582</text:p>
          </table:table-cell>
          <table:table-cell office:value-type="float" office:value="1.02986" calcext:value-type="float">
            <text:p>1,02986</text:p>
          </table:table-cell>
          <table:table-cell office:value-type="float" office:value="0.764644" calcext:value-type="float">
            <text:p>0,764644</text:p>
          </table:table-cell>
          <table:table-cell office:value-type="float" office:value="0.678022" calcext:value-type="float">
            <text:p>0,678022</text:p>
          </table:table-cell>
          <table:table-cell office:value-type="float" office:value="2.03929" calcext:value-type="float">
            <text:p>2,03929</text:p>
          </table:table-cell>
          <table:table-cell office:value-type="float" office:value="0.215458" calcext:value-type="float">
            <text:p>0,215458</text:p>
          </table:table-cell>
          <table:table-cell office:value-type="float" office:value="1.29648" calcext:value-type="float">
            <text:p>1,29648</text:p>
          </table:table-cell>
          <table:table-cell office:value-type="float" office:value="0.451907" calcext:value-type="float">
            <text:p>0,451907</text:p>
          </table:table-cell>
          <table:table-cell office:value-type="float" office:value="2.41252" calcext:value-type="float">
            <text:p>2,41252</text:p>
          </table:table-cell>
          <table:table-cell office:value-type="float" office:value="1.05603" calcext:value-type="float">
            <text:p>1,05603</text:p>
          </table:table-cell>
          <table:table-cell office:value-type="float" office:value="0.387391" calcext:value-type="float">
            <text:p>0,387391</text:p>
          </table:table-cell>
          <table:table-cell office:value-type="float" office:value="0.103479" calcext:value-type="float">
            <text:p>0,103479</text:p>
          </table:table-cell>
          <table:table-cell office:value-type="float" office:value="0.099308" calcext:value-type="float">
            <text:p>0,099308</text:p>
          </table:table-cell>
          <table:table-cell office:value-type="float" office:value="0.375958" calcext:value-type="float">
            <text:p>0,375958</text:p>
          </table:table-cell>
          <table:table-cell office:value-type="float" office:value="1.18939" calcext:value-type="float">
            <text:p>1,18939</text:p>
          </table:table-cell>
          <table:table-cell table:number-columns-repeated="20"/>
          <table:table-cell table:formula="of:=MIN([.A159:.BL159])" office:value-type="float" office:value="0.099308" calcext:value-type="float">
            <text:p>0,099308</text:p>
          </table:table-cell>
          <table:table-cell table:formula="of:=MAX([.A159:.BL159])" office:value-type="float" office:value="2.41252" calcext:value-type="float">
            <text:p>2,41252</text:p>
          </table:table-cell>
          <table:table-cell table:number-columns-repeated="7"/>
        </table:table-row>
        <table:table-row table:style-name="ro2">
          <table:table-cell office:value-type="float" office:value="0.140056" calcext:value-type="float">
            <text:p>0,140056</text:p>
          </table:table-cell>
          <table:table-cell office:value-type="float" office:value="0.259312" calcext:value-type="float">
            <text:p>0,259312</text:p>
          </table:table-cell>
          <table:table-cell office:value-type="float" office:value="0.338793" calcext:value-type="float">
            <text:p>0,338793</text:p>
          </table:table-cell>
          <table:table-cell office:value-type="float" office:value="0.298588" calcext:value-type="float">
            <text:p>0,298588</text:p>
          </table:table-cell>
          <table:table-cell office:value-type="float" office:value="0.119747" calcext:value-type="float">
            <text:p>0,119747</text:p>
          </table:table-cell>
          <table:table-cell office:value-type="float" office:value="0.16336" calcext:value-type="float">
            <text:p>0,16336</text:p>
          </table:table-cell>
          <table:table-cell office:value-type="float" office:value="0.150115" calcext:value-type="float">
            <text:p>0,150115</text:p>
          </table:table-cell>
          <table:table-cell office:value-type="float" office:value="0.298433" calcext:value-type="float">
            <text:p>0,298433</text:p>
          </table:table-cell>
          <table:table-cell office:value-type="float" office:value="0.390779" calcext:value-type="float">
            <text:p>0,390779</text:p>
          </table:table-cell>
          <table:table-cell office:value-type="float" office:value="0.261646" calcext:value-type="float">
            <text:p>0,261646</text:p>
          </table:table-cell>
          <table:table-cell office:value-type="float" office:value="0.149008" calcext:value-type="float">
            <text:p>0,149008</text:p>
          </table:table-cell>
          <table:table-cell office:value-type="float" office:value="0.150296" calcext:value-type="float">
            <text:p>0,150296</text:p>
          </table:table-cell>
          <table:table-cell office:value-type="float" office:value="1.24338" calcext:value-type="float">
            <text:p>1,24338</text:p>
          </table:table-cell>
          <table:table-cell office:value-type="float" office:value="1.11087" calcext:value-type="float">
            <text:p>1,11087</text:p>
          </table:table-cell>
          <table:table-cell office:value-type="float" office:value="0.266881" calcext:value-type="float">
            <text:p>0,266881</text:p>
          </table:table-cell>
          <table:table-cell office:value-type="float" office:value="0.529962" calcext:value-type="float">
            <text:p>0,529962</text:p>
          </table:table-cell>
          <table:table-cell office:value-type="float" office:value="0.871952" calcext:value-type="float">
            <text:p>0,871952</text:p>
          </table:table-cell>
          <table:table-cell office:value-type="float" office:value="0.569199" calcext:value-type="float">
            <text:p>0,569199</text:p>
          </table:table-cell>
          <table:table-cell office:value-type="float" office:value="0.219675" calcext:value-type="float">
            <text:p>0,219675</text:p>
          </table:table-cell>
          <table:table-cell office:value-type="float" office:value="0.332979" calcext:value-type="float">
            <text:p>0,332979</text:p>
          </table:table-cell>
          <table:table-cell office:value-type="float" office:value="0.664705" calcext:value-type="float">
            <text:p>0,664705</text:p>
          </table:table-cell>
          <table:table-cell office:value-type="float" office:value="0.220355" calcext:value-type="float">
            <text:p>0,220355</text:p>
          </table:table-cell>
          <table:table-cell office:value-type="float" office:value="1.61469" calcext:value-type="float">
            <text:p>1,61469</text:p>
          </table:table-cell>
          <table:table-cell office:value-type="float" office:value="0.370913" calcext:value-type="float">
            <text:p>0,370913</text:p>
          </table:table-cell>
          <table:table-cell office:value-type="float" office:value="1.46041" calcext:value-type="float">
            <text:p>1,46041</text:p>
          </table:table-cell>
          <table:table-cell office:value-type="float" office:value="1.55126" calcext:value-type="float">
            <text:p>1,55126</text:p>
          </table:table-cell>
          <table:table-cell office:value-type="float" office:value="1.5798" calcext:value-type="float">
            <text:p>1,5798</text:p>
          </table:table-cell>
          <table:table-cell office:value-type="float" office:value="1.50031" calcext:value-type="float">
            <text:p>1,50031</text:p>
          </table:table-cell>
          <table:table-cell office:value-type="float" office:value="1.29513" calcext:value-type="float">
            <text:p>1,29513</text:p>
          </table:table-cell>
          <table:table-cell office:value-type="float" office:value="0.954854" calcext:value-type="float">
            <text:p>0,954854</text:p>
          </table:table-cell>
          <table:table-cell office:value-type="float" office:value="0.980744" calcext:value-type="float">
            <text:p>0,980744</text:p>
          </table:table-cell>
          <table:table-cell office:value-type="float" office:value="0.13735" calcext:value-type="float">
            <text:p>0,13735</text:p>
          </table:table-cell>
          <table:table-cell office:value-type="float" office:value="0.149741" calcext:value-type="float">
            <text:p>0,149741</text:p>
          </table:table-cell>
          <table:table-cell office:value-type="float" office:value="0.149589" calcext:value-type="float">
            <text:p>0,149589</text:p>
          </table:table-cell>
          <table:table-cell office:value-type="float" office:value="0.153878" calcext:value-type="float">
            <text:p>0,153878</text:p>
          </table:table-cell>
          <table:table-cell office:value-type="float" office:value="0.304733" calcext:value-type="float">
            <text:p>0,304733</text:p>
          </table:table-cell>
          <table:table-cell office:value-type="float" office:value="0.155342" calcext:value-type="float">
            <text:p>0,155342</text:p>
          </table:table-cell>
          <table:table-cell office:value-type="float" office:value="0.379316" calcext:value-type="float">
            <text:p>0,379316</text:p>
          </table:table-cell>
          <table:table-cell office:value-type="float" office:value="1.2121" calcext:value-type="float">
            <text:p>1,2121</text:p>
          </table:table-cell>
          <table:table-cell office:value-type="float" office:value="0.9036" calcext:value-type="float">
            <text:p>0,9036</text:p>
          </table:table-cell>
          <table:table-cell office:value-type="float" office:value="0.744553" calcext:value-type="float">
            <text:p>0,744553</text:p>
          </table:table-cell>
          <table:table-cell office:value-type="float" office:value="0.156744" calcext:value-type="float">
            <text:p>0,156744</text:p>
          </table:table-cell>
          <table:table-cell office:value-type="float" office:value="0.515878" calcext:value-type="float">
            <text:p>0,515878</text:p>
          </table:table-cell>
          <table:table-cell office:value-type="float" office:value="0.285825" calcext:value-type="float">
            <text:p>0,285825</text:p>
          </table:table-cell>
          <table:table-cell office:value-type="float" office:value="0.155114" calcext:value-type="float">
            <text:p>0,155114</text:p>
          </table:table-cell>
          <table:table-cell office:value-type="float" office:value="2.36056" calcext:value-type="float">
            <text:p>2,36056</text:p>
          </table:table-cell>
          <table:table-cell office:value-type="float" office:value="0.218327" calcext:value-type="float">
            <text:p>0,218327</text:p>
          </table:table-cell>
          <table:table-cell office:value-type="float" office:value="0.113406" calcext:value-type="float">
            <text:p>0,113406</text:p>
          </table:table-cell>
          <table:table-cell table:number-columns-repeated="20"/>
          <table:table-cell table:formula="of:=MIN([.A160:.BL160])" office:value-type="float" office:value="0.113406" calcext:value-type="float">
            <text:p>0,113406</text:p>
          </table:table-cell>
          <table:table-cell table:formula="of:=MAX([.A160:.BL160])" office:value-type="float" office:value="2.36056" calcext:value-type="float">
            <text:p>2,36056</text:p>
          </table:table-cell>
          <table:table-cell table:number-columns-repeated="7"/>
        </table:table-row>
        <table:table-row table:style-name="ro2">
          <table:table-cell office:value-type="float" office:value="0.195115" calcext:value-type="float">
            <text:p>0,195115</text:p>
          </table:table-cell>
          <table:table-cell office:value-type="float" office:value="0.104916" calcext:value-type="float">
            <text:p>0,104916</text:p>
          </table:table-cell>
          <table:table-cell office:value-type="float" office:value="0.358196" calcext:value-type="float">
            <text:p>0,358196</text:p>
          </table:table-cell>
          <table:table-cell office:value-type="float" office:value="0.148126" calcext:value-type="float">
            <text:p>0,148126</text:p>
          </table:table-cell>
          <table:table-cell office:value-type="float" office:value="0.249225" calcext:value-type="float">
            <text:p>0,249225</text:p>
          </table:table-cell>
          <table:table-cell office:value-type="float" office:value="0.263374" calcext:value-type="float">
            <text:p>0,263374</text:p>
          </table:table-cell>
          <table:table-cell office:value-type="float" office:value="0.149758" calcext:value-type="float">
            <text:p>0,149758</text:p>
          </table:table-cell>
          <table:table-cell office:value-type="float" office:value="0.249759" calcext:value-type="float">
            <text:p>0,249759</text:p>
          </table:table-cell>
          <table:table-cell office:value-type="float" office:value="0.294262" calcext:value-type="float">
            <text:p>0,294262</text:p>
          </table:table-cell>
          <table:table-cell office:value-type="float" office:value="0.147411" calcext:value-type="float">
            <text:p>0,147411</text:p>
          </table:table-cell>
          <table:table-cell office:value-type="float" office:value="0.153519" calcext:value-type="float">
            <text:p>0,153519</text:p>
          </table:table-cell>
          <table:table-cell office:value-type="float" office:value="0.153541" calcext:value-type="float">
            <text:p>0,153541</text:p>
          </table:table-cell>
          <table:table-cell office:value-type="float" office:value="0.308372" calcext:value-type="float">
            <text:p>0,308372</text:p>
          </table:table-cell>
          <table:table-cell office:value-type="float" office:value="0.452384" calcext:value-type="float">
            <text:p>0,452384</text:p>
          </table:table-cell>
          <table:table-cell office:value-type="float" office:value="1.22711" calcext:value-type="float">
            <text:p>1,22711</text:p>
          </table:table-cell>
          <table:table-cell office:value-type="float" office:value="0.13532" calcext:value-type="float">
            <text:p>0,13532</text:p>
          </table:table-cell>
          <table:table-cell office:value-type="float" office:value="0.139036" calcext:value-type="float">
            <text:p>0,139036</text:p>
          </table:table-cell>
          <table:table-cell office:value-type="float" office:value="0.347603" calcext:value-type="float">
            <text:p>0,347603</text:p>
          </table:table-cell>
          <table:table-cell office:value-type="float" office:value="0.157993" calcext:value-type="float">
            <text:p>0,157993</text:p>
          </table:table-cell>
          <table:table-cell office:value-type="float" office:value="0.516069" calcext:value-type="float">
            <text:p>0,516069</text:p>
          </table:table-cell>
          <table:table-cell office:value-type="float" office:value="0.987871" calcext:value-type="float">
            <text:p>0,987871</text:p>
          </table:table-cell>
          <table:table-cell office:value-type="float" office:value="0.142126" calcext:value-type="float">
            <text:p>0,142126</text:p>
          </table:table-cell>
          <table:table-cell office:value-type="float" office:value="0.824647" calcext:value-type="float">
            <text:p>0,824647</text:p>
          </table:table-cell>
          <table:table-cell office:value-type="float" office:value="1.68656" calcext:value-type="float">
            <text:p>1,68656</text:p>
          </table:table-cell>
          <table:table-cell office:value-type="float" office:value="1.91165" calcext:value-type="float">
            <text:p>1,91165</text:p>
          </table:table-cell>
          <table:table-cell office:value-type="float" office:value="0.132384" calcext:value-type="float">
            <text:p>0,132384</text:p>
          </table:table-cell>
          <table:table-cell office:value-type="float" office:value="1.49966" calcext:value-type="float">
            <text:p>1,49966</text:p>
          </table:table-cell>
          <table:table-cell office:value-type="float" office:value="0.877242" calcext:value-type="float">
            <text:p>0,877242</text:p>
          </table:table-cell>
          <table:table-cell office:value-type="float" office:value="0.58191" calcext:value-type="float">
            <text:p>0,58191</text:p>
          </table:table-cell>
          <table:table-cell office:value-type="float" office:value="0.559042" calcext:value-type="float">
            <text:p>0,559042</text:p>
          </table:table-cell>
          <table:table-cell office:value-type="float" office:value="0.49722" calcext:value-type="float">
            <text:p>0,49722</text:p>
          </table:table-cell>
          <table:table-cell office:value-type="float" office:value="0.461452" calcext:value-type="float">
            <text:p>0,461452</text:p>
          </table:table-cell>
          <table:table-cell office:value-type="float" office:value="0.460637" calcext:value-type="float">
            <text:p>0,460637</text:p>
          </table:table-cell>
          <table:table-cell office:value-type="float" office:value="0.430246" calcext:value-type="float">
            <text:p>0,430246</text:p>
          </table:table-cell>
          <table:table-cell office:value-type="float" office:value="0.401194" calcext:value-type="float">
            <text:p>0,401194</text:p>
          </table:table-cell>
          <table:table-cell office:value-type="float" office:value="0.375537" calcext:value-type="float">
            <text:p>0,375537</text:p>
          </table:table-cell>
          <table:table-cell office:value-type="float" office:value="0.1628" calcext:value-type="float">
            <text:p>0,1628</text:p>
          </table:table-cell>
          <table:table-cell office:value-type="float" office:value="0.138366" calcext:value-type="float">
            <text:p>0,138366</text:p>
          </table:table-cell>
          <table:table-cell office:value-type="float" office:value="1.70376" calcext:value-type="float">
            <text:p>1,70376</text:p>
          </table:table-cell>
          <table:table-cell office:value-type="float" office:value="1.4078" calcext:value-type="float">
            <text:p>1,4078</text:p>
          </table:table-cell>
          <table:table-cell office:value-type="float" office:value="1.3005" calcext:value-type="float">
            <text:p>1,3005</text:p>
          </table:table-cell>
          <table:table-cell office:value-type="float" office:value="1.26594" calcext:value-type="float">
            <text:p>1,26594</text:p>
          </table:table-cell>
          <table:table-cell office:value-type="float" office:value="2.29477" calcext:value-type="float">
            <text:p>2,29477</text:p>
          </table:table-cell>
          <table:table-cell office:value-type="float" office:value="1.99677" calcext:value-type="float">
            <text:p>1,99677</text:p>
          </table:table-cell>
          <table:table-cell office:value-type="float" office:value="1.89956" calcext:value-type="float">
            <text:p>1,89956</text:p>
          </table:table-cell>
          <table:table-cell office:value-type="float" office:value="1.64223" calcext:value-type="float">
            <text:p>1,64223</text:p>
          </table:table-cell>
          <table:table-cell office:value-type="float" office:value="2.20812" calcext:value-type="float">
            <text:p>2,20812</text:p>
          </table:table-cell>
          <table:table-cell office:value-type="float" office:value="0.047111" calcext:value-type="float">
            <text:p>0,047111</text:p>
          </table:table-cell>
          <table:table-cell table:number-columns-repeated="20"/>
          <table:table-cell table:formula="of:=MIN([.A161:.BL161])" office:value-type="float" office:value="0.047111" calcext:value-type="float">
            <text:p>0,047111</text:p>
          </table:table-cell>
          <table:table-cell table:formula="of:=MAX([.A161:.BL161])" office:value-type="float" office:value="2.29477" calcext:value-type="float">
            <text:p>2,29477</text:p>
          </table:table-cell>
          <table:table-cell table:number-columns-repeated="7"/>
        </table:table-row>
        <table:table-row table:style-name="ro2">
          <table:table-cell office:value-type="float" office:value="0.149801" calcext:value-type="float">
            <text:p>0,149801</text:p>
          </table:table-cell>
          <table:table-cell office:value-type="float" office:value="0.164348" calcext:value-type="float">
            <text:p>0,164348</text:p>
          </table:table-cell>
          <table:table-cell office:value-type="float" office:value="0.213701" calcext:value-type="float">
            <text:p>0,213701</text:p>
          </table:table-cell>
          <table:table-cell office:value-type="float" office:value="0.181733" calcext:value-type="float">
            <text:p>0,181733</text:p>
          </table:table-cell>
          <table:table-cell office:value-type="float" office:value="0.333666" calcext:value-type="float">
            <text:p>0,333666</text:p>
          </table:table-cell>
          <table:table-cell office:value-type="float" office:value="0.202815" calcext:value-type="float">
            <text:p>0,202815</text:p>
          </table:table-cell>
          <table:table-cell office:value-type="float" office:value="0.351142" calcext:value-type="float">
            <text:p>0,351142</text:p>
          </table:table-cell>
          <table:table-cell office:value-type="float" office:value="0.292583" calcext:value-type="float">
            <text:p>0,292583</text:p>
          </table:table-cell>
          <table:table-cell office:value-type="float" office:value="0.257935" calcext:value-type="float">
            <text:p>0,257935</text:p>
          </table:table-cell>
          <table:table-cell office:value-type="float" office:value="0.63283" calcext:value-type="float">
            <text:p>0,63283</text:p>
          </table:table-cell>
          <table:table-cell office:value-type="float" office:value="0.175648" calcext:value-type="float">
            <text:p>0,175648</text:p>
          </table:table-cell>
          <table:table-cell office:value-type="float" office:value="0.108718" calcext:value-type="float">
            <text:p>0,108718</text:p>
          </table:table-cell>
          <table:table-cell office:value-type="float" office:value="0.147464" calcext:value-type="float">
            <text:p>0,147464</text:p>
          </table:table-cell>
          <table:table-cell office:value-type="float" office:value="0.123692" calcext:value-type="float">
            <text:p>0,123692</text:p>
          </table:table-cell>
          <table:table-cell office:value-type="float" office:value="0.199099" calcext:value-type="float">
            <text:p>0,199099</text:p>
          </table:table-cell>
          <table:table-cell office:value-type="float" office:value="0.129041" calcext:value-type="float">
            <text:p>0,129041</text:p>
          </table:table-cell>
          <table:table-cell office:value-type="float" office:value="0.593428" calcext:value-type="float">
            <text:p>0,593428</text:p>
          </table:table-cell>
          <table:table-cell office:value-type="float" office:value="0.619815" calcext:value-type="float">
            <text:p>0,619815</text:p>
          </table:table-cell>
          <table:table-cell office:value-type="float" office:value="1.46691" calcext:value-type="float">
            <text:p>1,46691</text:p>
          </table:table-cell>
          <table:table-cell office:value-type="float" office:value="1.4761" calcext:value-type="float">
            <text:p>1,4761</text:p>
          </table:table-cell>
          <table:table-cell office:value-type="float" office:value="1.08017" calcext:value-type="float">
            <text:p>1,08017</text:p>
          </table:table-cell>
          <table:table-cell office:value-type="float" office:value="0.454171" calcext:value-type="float">
            <text:p>0,454171</text:p>
          </table:table-cell>
          <table:table-cell office:value-type="float" office:value="0.125065" calcext:value-type="float">
            <text:p>0,125065</text:p>
          </table:table-cell>
          <table:table-cell office:value-type="float" office:value="0.456805" calcext:value-type="float">
            <text:p>0,456805</text:p>
          </table:table-cell>
          <table:table-cell office:value-type="float" office:value="0.132873" calcext:value-type="float">
            <text:p>0,132873</text:p>
          </table:table-cell>
          <table:table-cell office:value-type="float" office:value="0.191482" calcext:value-type="float">
            <text:p>0,191482</text:p>
          </table:table-cell>
          <table:table-cell office:value-type="float" office:value="0.568797" calcext:value-type="float">
            <text:p>0,568797</text:p>
          </table:table-cell>
          <table:table-cell office:value-type="float" office:value="0.440226" calcext:value-type="float">
            <text:p>0,440226</text:p>
          </table:table-cell>
          <table:table-cell office:value-type="float" office:value="0.211688" calcext:value-type="float">
            <text:p>0,211688</text:p>
          </table:table-cell>
          <table:table-cell office:value-type="float" office:value="0.919523" calcext:value-type="float">
            <text:p>0,919523</text:p>
          </table:table-cell>
          <table:table-cell office:value-type="float" office:value="0.23841" calcext:value-type="float">
            <text:p>0,23841</text:p>
          </table:table-cell>
          <table:table-cell office:value-type="float" office:value="0.161321" calcext:value-type="float">
            <text:p>0,161321</text:p>
          </table:table-cell>
          <table:table-cell office:value-type="float" office:value="0.443329" calcext:value-type="float">
            <text:p>0,443329</text:p>
          </table:table-cell>
          <table:table-cell office:value-type="float" office:value="0.216932" calcext:value-type="float">
            <text:p>0,216932</text:p>
          </table:table-cell>
          <table:table-cell office:value-type="float" office:value="0.143594" calcext:value-type="float">
            <text:p>0,143594</text:p>
          </table:table-cell>
          <table:table-cell office:value-type="float" office:value="0.242342" calcext:value-type="float">
            <text:p>0,242342</text:p>
          </table:table-cell>
          <table:table-cell office:value-type="float" office:value="1.06495" calcext:value-type="float">
            <text:p>1,06495</text:p>
          </table:table-cell>
          <table:table-cell office:value-type="float" office:value="0.936571" calcext:value-type="float">
            <text:p>0,936571</text:p>
          </table:table-cell>
          <table:table-cell office:value-type="float" office:value="1.39224" calcext:value-type="float">
            <text:p>1,39224</text:p>
          </table:table-cell>
          <table:table-cell office:value-type="float" office:value="1.79737" calcext:value-type="float">
            <text:p>1,79737</text:p>
          </table:table-cell>
          <table:table-cell office:value-type="float" office:value="1.6355" calcext:value-type="float">
            <text:p>1,6355</text:p>
          </table:table-cell>
          <table:table-cell office:value-type="float" office:value="2.73591" calcext:value-type="float">
            <text:p>2,73591</text:p>
          </table:table-cell>
          <table:table-cell office:value-type="float" office:value="0.164838" calcext:value-type="float">
            <text:p>0,164838</text:p>
          </table:table-cell>
          <table:table-cell office:value-type="float" office:value="0.150848" calcext:value-type="float">
            <text:p>0,150848</text:p>
          </table:table-cell>
          <table:table-cell office:value-type="float" office:value="1.06135" calcext:value-type="float">
            <text:p>1,06135</text:p>
          </table:table-cell>
          <table:table-cell office:value-type="float" office:value="0.170202" calcext:value-type="float">
            <text:p>0,170202</text:p>
          </table:table-cell>
          <table:table-cell office:value-type="float" office:value="3.13365" calcext:value-type="float">
            <text:p>3,13365</text:p>
          </table:table-cell>
          <table:table-cell office:value-type="float" office:value="0.101539" calcext:value-type="float">
            <text:p>0,101539</text:p>
          </table:table-cell>
          <table:table-cell table:number-columns-repeated="20"/>
          <table:table-cell table:formula="of:=MIN([.A162:.BL162])" office:value-type="float" office:value="0.101539" calcext:value-type="float">
            <text:p>0,101539</text:p>
          </table:table-cell>
          <table:table-cell table:formula="of:=MAX([.A162:.BL162])" office:value-type="float" office:value="3.13365" calcext:value-type="float">
            <text:p>3,13365</text:p>
          </table:table-cell>
          <table:table-cell table:number-columns-repeated="7"/>
        </table:table-row>
        <table:table-row table:style-name="ro2">
          <table:table-cell office:value-type="float" office:value="0.151615" calcext:value-type="float">
            <text:p>0,151615</text:p>
          </table:table-cell>
          <table:table-cell office:value-type="float" office:value="0.106024" calcext:value-type="float">
            <text:p>0,106024</text:p>
          </table:table-cell>
          <table:table-cell office:value-type="float" office:value="0.111724" calcext:value-type="float">
            <text:p>0,111724</text:p>
          </table:table-cell>
          <table:table-cell office:value-type="float" office:value="0.130299" calcext:value-type="float">
            <text:p>0,130299</text:p>
          </table:table-cell>
          <table:table-cell office:value-type="float" office:value="0.498076" calcext:value-type="float">
            <text:p>0,498076</text:p>
          </table:table-cell>
          <table:table-cell office:value-type="float" office:value="0.143741" calcext:value-type="float">
            <text:p>0,143741</text:p>
          </table:table-cell>
          <table:table-cell office:value-type="float" office:value="0.218773" calcext:value-type="float">
            <text:p>0,218773</text:p>
          </table:table-cell>
          <table:table-cell office:value-type="float" office:value="0.750456" calcext:value-type="float">
            <text:p>0,750456</text:p>
          </table:table-cell>
          <table:table-cell office:value-type="float" office:value="0.449319" calcext:value-type="float">
            <text:p>0,449319</text:p>
          </table:table-cell>
          <table:table-cell office:value-type="float" office:value="0.449731" calcext:value-type="float">
            <text:p>0,449731</text:p>
          </table:table-cell>
          <table:table-cell office:value-type="float" office:value="0.686769" calcext:value-type="float">
            <text:p>0,686769</text:p>
          </table:table-cell>
          <table:table-cell office:value-type="float" office:value="0.406253" calcext:value-type="float">
            <text:p>0,406253</text:p>
          </table:table-cell>
          <table:table-cell office:value-type="float" office:value="1.00759" calcext:value-type="float">
            <text:p>1,00759</text:p>
          </table:table-cell>
          <table:table-cell office:value-type="float" office:value="0.650284" calcext:value-type="float">
            <text:p>0,650284</text:p>
          </table:table-cell>
          <table:table-cell office:value-type="float" office:value="0.725775" calcext:value-type="float">
            <text:p>0,725775</text:p>
          </table:table-cell>
          <table:table-cell office:value-type="float" office:value="0.125611" calcext:value-type="float">
            <text:p>0,125611</text:p>
          </table:table-cell>
          <table:table-cell office:value-type="float" office:value="0.638991" calcext:value-type="float">
            <text:p>0,638991</text:p>
          </table:table-cell>
          <table:table-cell office:value-type="float" office:value="0.487338" calcext:value-type="float">
            <text:p>0,487338</text:p>
          </table:table-cell>
          <table:table-cell office:value-type="float" office:value="0.490909" calcext:value-type="float">
            <text:p>0,490909</text:p>
          </table:table-cell>
          <table:table-cell office:value-type="float" office:value="0.877011" calcext:value-type="float">
            <text:p>0,877011</text:p>
          </table:table-cell>
          <table:table-cell office:value-type="float" office:value="1.00527" calcext:value-type="float">
            <text:p>1,00527</text:p>
          </table:table-cell>
          <table:table-cell office:value-type="float" office:value="0.419784" calcext:value-type="float">
            <text:p>0,419784</text:p>
          </table:table-cell>
          <table:table-cell office:value-type="float" office:value="0.802215" calcext:value-type="float">
            <text:p>0,802215</text:p>
          </table:table-cell>
          <table:table-cell office:value-type="float" office:value="1.04321" calcext:value-type="float">
            <text:p>1,04321</text:p>
          </table:table-cell>
          <table:table-cell office:value-type="float" office:value="0.934766" calcext:value-type="float">
            <text:p>0,934766</text:p>
          </table:table-cell>
          <table:table-cell office:value-type="float" office:value="1.34826" calcext:value-type="float">
            <text:p>1,34826</text:p>
          </table:table-cell>
          <table:table-cell office:value-type="float" office:value="0.790392" calcext:value-type="float">
            <text:p>0,790392</text:p>
          </table:table-cell>
          <table:table-cell office:value-type="float" office:value="1.31496" calcext:value-type="float">
            <text:p>1,31496</text:p>
          </table:table-cell>
          <table:table-cell office:value-type="float" office:value="0.456257" calcext:value-type="float">
            <text:p>0,456257</text:p>
          </table:table-cell>
          <table:table-cell office:value-type="float" office:value="0.853063" calcext:value-type="float">
            <text:p>0,853063</text:p>
          </table:table-cell>
          <table:table-cell office:value-type="float" office:value="1.29546" calcext:value-type="float">
            <text:p>1,29546</text:p>
          </table:table-cell>
          <table:table-cell office:value-type="float" office:value="1.87326" calcext:value-type="float">
            <text:p>1,87326</text:p>
          </table:table-cell>
          <table:table-cell office:value-type="float" office:value="0.566313" calcext:value-type="float">
            <text:p>0,566313</text:p>
          </table:table-cell>
          <table:table-cell office:value-type="float" office:value="0.822601" calcext:value-type="float">
            <text:p>0,822601</text:p>
          </table:table-cell>
          <table:table-cell office:value-type="float" office:value="0.561164" calcext:value-type="float">
            <text:p>0,561164</text:p>
          </table:table-cell>
          <table:table-cell office:value-type="float" office:value="0.328155" calcext:value-type="float">
            <text:p>0,328155</text:p>
          </table:table-cell>
          <table:table-cell office:value-type="float" office:value="2.27027" calcext:value-type="float">
            <text:p>2,27027</text:p>
          </table:table-cell>
          <table:table-cell office:value-type="float" office:value="2.16866" calcext:value-type="float">
            <text:p>2,16866</text:p>
          </table:table-cell>
          <table:table-cell office:value-type="float" office:value="1.74557" calcext:value-type="float">
            <text:p>1,74557</text:p>
          </table:table-cell>
          <table:table-cell office:value-type="float" office:value="0.653703" calcext:value-type="float">
            <text:p>0,653703</text:p>
          </table:table-cell>
          <table:table-cell office:value-type="float" office:value="1.36892" calcext:value-type="float">
            <text:p>1,36892</text:p>
          </table:table-cell>
          <table:table-cell office:value-type="float" office:value="0.603944" calcext:value-type="float">
            <text:p>0,603944</text:p>
          </table:table-cell>
          <table:table-cell office:value-type="float" office:value="0.127314" calcext:value-type="float">
            <text:p>0,127314</text:p>
          </table:table-cell>
          <table:table-cell office:value-type="float" office:value="0.061379" calcext:value-type="float">
            <text:p>0,061379</text:p>
          </table:table-cell>
          <table:table-cell office:value-type="float" office:value="1.69373" calcext:value-type="float">
            <text:p>1,69373</text:p>
          </table:table-cell>
          <table:table-cell office:value-type="float" office:value="0.399705" calcext:value-type="float">
            <text:p>0,399705</text:p>
          </table:table-cell>
          <table:table-cell office:value-type="float" office:value="0.394927" calcext:value-type="float">
            <text:p>0,394927</text:p>
          </table:table-cell>
          <table:table-cell office:value-type="float" office:value="0.158179" calcext:value-type="float">
            <text:p>0,158179</text:p>
          </table:table-cell>
          <table:table-cell table:number-columns-repeated="20"/>
          <table:table-cell table:formula="of:=MIN([.A163:.BL163])" office:value-type="float" office:value="0.061379" calcext:value-type="float">
            <text:p>0,061379</text:p>
          </table:table-cell>
          <table:table-cell table:formula="of:=MAX([.A163:.BL163])" office:value-type="float" office:value="2.27027" calcext:value-type="float">
            <text:p>2,27027</text:p>
          </table:table-cell>
          <table:table-cell table:number-columns-repeated="7"/>
        </table:table-row>
        <table:table-row table:style-name="ro2">
          <table:table-cell office:value-type="float" office:value="0.198153" calcext:value-type="float">
            <text:p>0,198153</text:p>
          </table:table-cell>
          <table:table-cell office:value-type="float" office:value="0.296136" calcext:value-type="float">
            <text:p>0,296136</text:p>
          </table:table-cell>
          <table:table-cell office:value-type="float" office:value="0.197802" calcext:value-type="float">
            <text:p>0,197802</text:p>
          </table:table-cell>
          <table:table-cell office:value-type="float" office:value="0.297423" calcext:value-type="float">
            <text:p>0,297423</text:p>
          </table:table-cell>
          <table:table-cell office:value-type="float" office:value="0.358304" calcext:value-type="float">
            <text:p>0,358304</text:p>
          </table:table-cell>
          <table:table-cell office:value-type="float" office:value="0.147824" calcext:value-type="float">
            <text:p>0,147824</text:p>
          </table:table-cell>
          <table:table-cell office:value-type="float" office:value="0.148534" calcext:value-type="float">
            <text:p>0,148534</text:p>
          </table:table-cell>
          <table:table-cell office:value-type="float" office:value="0.332914" calcext:value-type="float">
            <text:p>0,332914</text:p>
          </table:table-cell>
          <table:table-cell office:value-type="float" office:value="0.266099" calcext:value-type="float">
            <text:p>0,266099</text:p>
          </table:table-cell>
          <table:table-cell office:value-type="float" office:value="0.323342" calcext:value-type="float">
            <text:p>0,323342</text:p>
          </table:table-cell>
          <table:table-cell office:value-type="float" office:value="0.62228" calcext:value-type="float">
            <text:p>0,62228</text:p>
          </table:table-cell>
          <table:table-cell office:value-type="float" office:value="1.17813" calcext:value-type="float">
            <text:p>1,17813</text:p>
          </table:table-cell>
          <table:table-cell office:value-type="float" office:value="0.351611" calcext:value-type="float">
            <text:p>0,351611</text:p>
          </table:table-cell>
          <table:table-cell office:value-type="float" office:value="0.147549" calcext:value-type="float">
            <text:p>0,147549</text:p>
          </table:table-cell>
          <table:table-cell office:value-type="float" office:value="0.250747" calcext:value-type="float">
            <text:p>0,250747</text:p>
          </table:table-cell>
          <table:table-cell office:value-type="float" office:value="1.53977" calcext:value-type="float">
            <text:p>1,53977</text:p>
          </table:table-cell>
          <table:table-cell office:value-type="float" office:value="0.407175" calcext:value-type="float">
            <text:p>0,407175</text:p>
          </table:table-cell>
          <table:table-cell office:value-type="float" office:value="0.761613" calcext:value-type="float">
            <text:p>0,761613</text:p>
          </table:table-cell>
          <table:table-cell office:value-type="float" office:value="0.160537" calcext:value-type="float">
            <text:p>0,160537</text:p>
          </table:table-cell>
          <table:table-cell office:value-type="float" office:value="0.10539" calcext:value-type="float">
            <text:p>0,10539</text:p>
          </table:table-cell>
          <table:table-cell office:value-type="float" office:value="2.06513" calcext:value-type="float">
            <text:p>2,06513</text:p>
          </table:table-cell>
          <table:table-cell office:value-type="float" office:value="0.864531" calcext:value-type="float">
            <text:p>0,864531</text:p>
          </table:table-cell>
          <table:table-cell office:value-type="float" office:value="0.520312" calcext:value-type="float">
            <text:p>0,520312</text:p>
          </table:table-cell>
          <table:table-cell office:value-type="float" office:value="1.05596" calcext:value-type="float">
            <text:p>1,05596</text:p>
          </table:table-cell>
          <table:table-cell office:value-type="float" office:value="1.3271" calcext:value-type="float">
            <text:p>1,3271</text:p>
          </table:table-cell>
          <table:table-cell office:value-type="float" office:value="1.33027" calcext:value-type="float">
            <text:p>1,33027</text:p>
          </table:table-cell>
          <table:table-cell office:value-type="float" office:value="0.846751" calcext:value-type="float">
            <text:p>0,846751</text:p>
          </table:table-cell>
          <table:table-cell office:value-type="float" office:value="1.04813" calcext:value-type="float">
            <text:p>1,04813</text:p>
          </table:table-cell>
          <table:table-cell office:value-type="float" office:value="0.949532" calcext:value-type="float">
            <text:p>0,949532</text:p>
          </table:table-cell>
          <table:table-cell office:value-type="float" office:value="1.59156" calcext:value-type="float">
            <text:p>1,59156</text:p>
          </table:table-cell>
          <table:table-cell office:value-type="float" office:value="2.41751" calcext:value-type="float">
            <text:p>2,41751</text:p>
          </table:table-cell>
          <table:table-cell office:value-type="float" office:value="2.29678" calcext:value-type="float">
            <text:p>2,29678</text:p>
          </table:table-cell>
          <table:table-cell office:value-type="float" office:value="2.31708" calcext:value-type="float">
            <text:p>2,31708</text:p>
          </table:table-cell>
          <table:table-cell office:value-type="float" office:value="2.04411" calcext:value-type="float">
            <text:p>2,04411</text:p>
          </table:table-cell>
          <table:table-cell office:value-type="float" office:value="1.59604" calcext:value-type="float">
            <text:p>1,59604</text:p>
          </table:table-cell>
          <table:table-cell office:value-type="float" office:value="0.692084" calcext:value-type="float">
            <text:p>0,692084</text:p>
          </table:table-cell>
          <table:table-cell office:value-type="float" office:value="2.10474" calcext:value-type="float">
            <text:p>2,10474</text:p>
          </table:table-cell>
          <table:table-cell office:value-type="float" office:value="1.32198" calcext:value-type="float">
            <text:p>1,32198</text:p>
          </table:table-cell>
          <table:table-cell office:value-type="float" office:value="2.35262" calcext:value-type="float">
            <text:p>2,35262</text:p>
          </table:table-cell>
          <table:table-cell office:value-type="float" office:value="2.08689" calcext:value-type="float">
            <text:p>2,08689</text:p>
          </table:table-cell>
          <table:table-cell office:value-type="float" office:value="0.245211" calcext:value-type="float">
            <text:p>0,245211</text:p>
          </table:table-cell>
          <table:table-cell office:value-type="float" office:value="1.65459" calcext:value-type="float">
            <text:p>1,65459</text:p>
          </table:table-cell>
          <table:table-cell office:value-type="float" office:value="0.202045" calcext:value-type="float">
            <text:p>0,202045</text:p>
          </table:table-cell>
          <table:table-cell office:value-type="float" office:value="2.26138" calcext:value-type="float">
            <text:p>2,26138</text:p>
          </table:table-cell>
          <table:table-cell office:value-type="float" office:value="1.13593" calcext:value-type="float">
            <text:p>1,13593</text:p>
          </table:table-cell>
          <table:table-cell office:value-type="float" office:value="0.927066" calcext:value-type="float">
            <text:p>0,927066</text:p>
          </table:table-cell>
          <table:table-cell office:value-type="float" office:value="0.0733759" calcext:value-type="float">
            <text:p>0,0733759</text:p>
          </table:table-cell>
          <table:table-cell office:value-type="float" office:value="0.32114" calcext:value-type="float">
            <text:p>0,32114</text:p>
          </table:table-cell>
          <table:table-cell table:number-columns-repeated="20"/>
          <table:table-cell table:formula="of:=MIN([.A164:.BL164])" office:value-type="float" office:value="0.0733759" calcext:value-type="float">
            <text:p>0,0733759</text:p>
          </table:table-cell>
          <table:table-cell table:formula="of:=MAX([.A164:.BL164])" office:value-type="float" office:value="2.41751" calcext:value-type="float">
            <text:p>2,41751</text:p>
          </table:table-cell>
          <table:table-cell table:number-columns-repeated="7"/>
        </table:table-row>
        <table:table-row table:style-name="ro2">
          <table:table-cell office:value-type="float" office:value="0.114897" calcext:value-type="float">
            <text:p>0,114897</text:p>
          </table:table-cell>
          <table:table-cell office:value-type="float" office:value="0.152887" calcext:value-type="float">
            <text:p>0,152887</text:p>
          </table:table-cell>
          <table:table-cell office:value-type="float" office:value="0.125054" calcext:value-type="float">
            <text:p>0,125054</text:p>
          </table:table-cell>
          <table:table-cell office:value-type="float" office:value="0.189644" calcext:value-type="float">
            <text:p>0,189644</text:p>
          </table:table-cell>
          <table:table-cell office:value-type="float" office:value="0.128716" calcext:value-type="float">
            <text:p>0,128716</text:p>
          </table:table-cell>
          <table:table-cell office:value-type="float" office:value="0.177236" calcext:value-type="float">
            <text:p>0,177236</text:p>
          </table:table-cell>
          <table:table-cell office:value-type="float" office:value="0.126442" calcext:value-type="float">
            <text:p>0,126442</text:p>
          </table:table-cell>
          <table:table-cell office:value-type="float" office:value="0.19821" calcext:value-type="float">
            <text:p>0,19821</text:p>
          </table:table-cell>
          <table:table-cell office:value-type="float" office:value="0.127497" calcext:value-type="float">
            <text:p>0,127497</text:p>
          </table:table-cell>
          <table:table-cell office:value-type="float" office:value="0.166507" calcext:value-type="float">
            <text:p>0,166507</text:p>
          </table:table-cell>
          <table:table-cell office:value-type="float" office:value="0.117043" calcext:value-type="float">
            <text:p>0,117043</text:p>
          </table:table-cell>
          <table:table-cell office:value-type="float" office:value="0.118135" calcext:value-type="float">
            <text:p>0,118135</text:p>
          </table:table-cell>
          <table:table-cell office:value-type="float" office:value="0.117389" calcext:value-type="float">
            <text:p>0,117389</text:p>
          </table:table-cell>
          <table:table-cell office:value-type="float" office:value="0.121073" calcext:value-type="float">
            <text:p>0,121073</text:p>
          </table:table-cell>
          <table:table-cell office:value-type="float" office:value="0.101728" calcext:value-type="float">
            <text:p>0,101728</text:p>
          </table:table-cell>
          <table:table-cell office:value-type="float" office:value="0.119729" calcext:value-type="float">
            <text:p>0,119729</text:p>
          </table:table-cell>
          <table:table-cell office:value-type="float" office:value="0.117678" calcext:value-type="float">
            <text:p>0,117678</text:p>
          </table:table-cell>
          <table:table-cell office:value-type="float" office:value="1.52518" calcext:value-type="float">
            <text:p>1,52518</text:p>
          </table:table-cell>
          <table:table-cell office:value-type="float" office:value="0.166471" calcext:value-type="float">
            <text:p>0,166471</text:p>
          </table:table-cell>
          <table:table-cell office:value-type="float" office:value="1.3394" calcext:value-type="float">
            <text:p>1,3394</text:p>
          </table:table-cell>
          <table:table-cell office:value-type="float" office:value="1.88877" calcext:value-type="float">
            <text:p>1,88877</text:p>
          </table:table-cell>
          <table:table-cell office:value-type="float" office:value="1.21779" calcext:value-type="float">
            <text:p>1,21779</text:p>
          </table:table-cell>
          <table:table-cell office:value-type="float" office:value="1.18249" calcext:value-type="float">
            <text:p>1,18249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143964" calcext:value-type="float">
            <text:p>0,143964</text:p>
          </table:table-cell>
          <table:table-cell office:value-type="float" office:value="1.62222" calcext:value-type="float">
            <text:p>1,62222</text:p>
          </table:table-cell>
          <table:table-cell office:value-type="float" office:value="0.145524" calcext:value-type="float">
            <text:p>0,145524</text:p>
          </table:table-cell>
          <table:table-cell office:value-type="float" office:value="1.13825" calcext:value-type="float">
            <text:p>1,13825</text:p>
          </table:table-cell>
          <table:table-cell office:value-type="float" office:value="0.151396" calcext:value-type="float">
            <text:p>0,151396</text:p>
          </table:table-cell>
          <table:table-cell office:value-type="float" office:value="1.07292" calcext:value-type="float">
            <text:p>1,07292</text:p>
          </table:table-cell>
          <table:table-cell office:value-type="float" office:value="1.19145" calcext:value-type="float">
            <text:p>1,19145</text:p>
          </table:table-cell>
          <table:table-cell office:value-type="float" office:value="0.98933" calcext:value-type="float">
            <text:p>0,98933</text:p>
          </table:table-cell>
          <table:table-cell office:value-type="float" office:value="2.16357" calcext:value-type="float">
            <text:p>2,16357</text:p>
          </table:table-cell>
          <table:table-cell office:value-type="float" office:value="0.137459" calcext:value-type="float">
            <text:p>0,137459</text:p>
          </table:table-cell>
          <table:table-cell office:value-type="float" office:value="0.824508" calcext:value-type="float">
            <text:p>0,824508</text:p>
          </table:table-cell>
          <table:table-cell office:value-type="float" office:value="0.522717" calcext:value-type="float">
            <text:p>0,522717</text:p>
          </table:table-cell>
          <table:table-cell office:value-type="float" office:value="0.439288" calcext:value-type="float">
            <text:p>0,439288</text:p>
          </table:table-cell>
          <table:table-cell office:value-type="float" office:value="1.93942" calcext:value-type="float">
            <text:p>1,93942</text:p>
          </table:table-cell>
          <table:table-cell office:value-type="float" office:value="0.127837" calcext:value-type="float">
            <text:p>0,127837</text:p>
          </table:table-cell>
          <table:table-cell office:value-type="float" office:value="2.61665" calcext:value-type="float">
            <text:p>2,61665</text:p>
          </table:table-cell>
          <table:table-cell office:value-type="float" office:value="2.65376" calcext:value-type="float">
            <text:p>2,65376</text:p>
          </table:table-cell>
          <table:table-cell office:value-type="float" office:value="0.130759" calcext:value-type="float">
            <text:p>0,130759</text:p>
          </table:table-cell>
          <table:table-cell office:value-type="float" office:value="0.278282" calcext:value-type="float">
            <text:p>0,278282</text:p>
          </table:table-cell>
          <table:table-cell office:value-type="float" office:value="0.0773661" calcext:value-type="float">
            <text:p>0,0773661</text:p>
          </table:table-cell>
          <table:table-cell office:value-type="float" office:value="0.055974" calcext:value-type="float">
            <text:p>0,055974</text:p>
          </table:table-cell>
          <table:table-cell office:value-type="float" office:value="0.416195" calcext:value-type="float">
            <text:p>0,416195</text:p>
          </table:table-cell>
          <table:table-cell office:value-type="float" office:value="0.562131" calcext:value-type="float">
            <text:p>0,562131</text:p>
          </table:table-cell>
          <table:table-cell office:value-type="float" office:value="0.27474" calcext:value-type="float">
            <text:p>0,27474</text:p>
          </table:table-cell>
          <table:table-cell table:number-columns-repeated="20"/>
          <table:table-cell table:formula="of:=MIN([.A165:.BL165])" office:value-type="float" office:value="0.055974" calcext:value-type="float">
            <text:p>0,055974</text:p>
          </table:table-cell>
          <table:table-cell table:formula="of:=MAX([.A165:.BL165])" office:value-type="float" office:value="2.65376" calcext:value-type="float">
            <text:p>2,65376</text:p>
          </table:table-cell>
          <table:table-cell table:number-columns-repeated="7"/>
        </table:table-row>
        <table:table-row table:style-name="ro2">
          <table:table-cell office:value-type="float" office:value="0.203706" calcext:value-type="float">
            <text:p>0,203706</text:p>
          </table:table-cell>
          <table:table-cell office:value-type="float" office:value="0.265008" calcext:value-type="float">
            <text:p>0,265008</text:p>
          </table:table-cell>
          <table:table-cell office:value-type="float" office:value="0.268819" calcext:value-type="float">
            <text:p>0,268819</text:p>
          </table:table-cell>
          <table:table-cell office:value-type="float" office:value="0.159342" calcext:value-type="float">
            <text:p>0,159342</text:p>
          </table:table-cell>
          <table:table-cell office:value-type="float" office:value="0.24685" calcext:value-type="float">
            <text:p>0,24685</text:p>
          </table:table-cell>
          <table:table-cell office:value-type="float" office:value="0.289183" calcext:value-type="float">
            <text:p>0,289183</text:p>
          </table:table-cell>
          <table:table-cell office:value-type="float" office:value="0.152569" calcext:value-type="float">
            <text:p>0,152569</text:p>
          </table:table-cell>
          <table:table-cell office:value-type="float" office:value="0.222801" calcext:value-type="float">
            <text:p>0,222801</text:p>
          </table:table-cell>
          <table:table-cell office:value-type="float" office:value="0.276471" calcext:value-type="float">
            <text:p>0,276471</text:p>
          </table:table-cell>
          <table:table-cell office:value-type="float" office:value="0.161738" calcext:value-type="float">
            <text:p>0,161738</text:p>
          </table:table-cell>
          <table:table-cell office:value-type="float" office:value="0.812783" calcext:value-type="float">
            <text:p>0,812783</text:p>
          </table:table-cell>
          <table:table-cell office:value-type="float" office:value="0.764878" calcext:value-type="float">
            <text:p>0,764878</text:p>
          </table:table-cell>
          <table:table-cell office:value-type="float" office:value="0.295112" calcext:value-type="float">
            <text:p>0,295112</text:p>
          </table:table-cell>
          <table:table-cell office:value-type="float" office:value="1.03302" calcext:value-type="float">
            <text:p>1,03302</text:p>
          </table:table-cell>
          <table:table-cell office:value-type="float" office:value="0.200207" calcext:value-type="float">
            <text:p>0,200207</text:p>
          </table:table-cell>
          <table:table-cell office:value-type="float" office:value="0.625443" calcext:value-type="float">
            <text:p>0,625443</text:p>
          </table:table-cell>
          <table:table-cell office:value-type="float" office:value="0.94074" calcext:value-type="float">
            <text:p>0,94074</text:p>
          </table:table-cell>
          <table:table-cell office:value-type="float" office:value="0.148955" calcext:value-type="float">
            <text:p>0,148955</text:p>
          </table:table-cell>
          <table:table-cell office:value-type="float" office:value="0.139638" calcext:value-type="float">
            <text:p>0,139638</text:p>
          </table:table-cell>
          <table:table-cell office:value-type="float" office:value="0.370862" calcext:value-type="float">
            <text:p>0,370862</text:p>
          </table:table-cell>
          <table:table-cell office:value-type="float" office:value="0.433599" calcext:value-type="float">
            <text:p>0,433599</text:p>
          </table:table-cell>
          <table:table-cell office:value-type="float" office:value="1.00174" calcext:value-type="float">
            <text:p>1,00174</text:p>
          </table:table-cell>
          <table:table-cell office:value-type="float" office:value="0.775011" calcext:value-type="float">
            <text:p>0,775011</text:p>
          </table:table-cell>
          <table:table-cell office:value-type="float" office:value="0.845893" calcext:value-type="float">
            <text:p>0,845893</text:p>
          </table:table-cell>
          <table:table-cell office:value-type="float" office:value="1.19157" calcext:value-type="float">
            <text:p>1,19157</text:p>
          </table:table-cell>
          <table:table-cell office:value-type="float" office:value="0.135622" calcext:value-type="float">
            <text:p>0,135622</text:p>
          </table:table-cell>
          <table:table-cell office:value-type="float" office:value="0.0666249" calcext:value-type="float">
            <text:p>0,0666249</text:p>
          </table:table-cell>
          <table:table-cell office:value-type="float" office:value="0.768859" calcext:value-type="float">
            <text:p>0,768859</text:p>
          </table:table-cell>
          <table:table-cell office:value-type="float" office:value="0.0689311" calcext:value-type="float">
            <text:p>0,0689311</text:p>
          </table:table-cell>
          <table:table-cell office:value-type="float" office:value="0.472757" calcext:value-type="float">
            <text:p>0,472757</text:p>
          </table:table-cell>
          <table:table-cell office:value-type="float" office:value="0.638986" calcext:value-type="float">
            <text:p>0,638986</text:p>
          </table:table-cell>
          <table:table-cell office:value-type="float" office:value="0.108328" calcext:value-type="float">
            <text:p>0,108328</text:p>
          </table:table-cell>
          <table:table-cell office:value-type="float" office:value="0.202221" calcext:value-type="float">
            <text:p>0,202221</text:p>
          </table:table-cell>
          <table:table-cell office:value-type="float" office:value="0.095124" calcext:value-type="float">
            <text:p>0,095124</text:p>
          </table:table-cell>
          <table:table-cell office:value-type="float" office:value="2.01215" calcext:value-type="float">
            <text:p>2,01215</text:p>
          </table:table-cell>
          <table:table-cell office:value-type="float" office:value="0.677296" calcext:value-type="float">
            <text:p>0,677296</text:p>
          </table:table-cell>
          <table:table-cell office:value-type="float" office:value="0.673079" calcext:value-type="float">
            <text:p>0,673079</text:p>
          </table:table-cell>
          <table:table-cell office:value-type="float" office:value="0.580954" calcext:value-type="float">
            <text:p>0,580954</text:p>
          </table:table-cell>
          <table:table-cell office:value-type="float" office:value="0.623135" calcext:value-type="float">
            <text:p>0,623135</text:p>
          </table:table-cell>
          <table:table-cell office:value-type="float" office:value="0.525518" calcext:value-type="float">
            <text:p>0,525518</text:p>
          </table:table-cell>
          <table:table-cell office:value-type="float" office:value="2.01504" calcext:value-type="float">
            <text:p>2,01504</text:p>
          </table:table-cell>
          <table:table-cell office:value-type="float" office:value="1.49603" calcext:value-type="float">
            <text:p>1,49603</text:p>
          </table:table-cell>
          <table:table-cell office:value-type="float" office:value="0.163141" calcext:value-type="float">
            <text:p>0,163141</text:p>
          </table:table-cell>
          <table:table-cell office:value-type="float" office:value="0.681924" calcext:value-type="float">
            <text:p>0,681924</text:p>
          </table:table-cell>
          <table:table-cell office:value-type="float" office:value="0.3085" calcext:value-type="float">
            <text:p>0,3085</text:p>
          </table:table-cell>
          <table:table-cell office:value-type="float" office:value="1.2079" calcext:value-type="float">
            <text:p>1,2079</text:p>
          </table:table-cell>
          <table:table-cell office:value-type="float" office:value="1.08476" calcext:value-type="float">
            <text:p>1,08476</text:p>
          </table:table-cell>
          <table:table-cell office:value-type="float" office:value="0.183319" calcext:value-type="float">
            <text:p>0,183319</text:p>
          </table:table-cell>
          <table:table-cell table:number-columns-repeated="20"/>
          <table:table-cell table:formula="of:=MIN([.A166:.BL166])" office:value-type="float" office:value="0.0666249" calcext:value-type="float">
            <text:p>0,0666249</text:p>
          </table:table-cell>
          <table:table-cell table:formula="of:=MAX([.A166:.BL166])" office:value-type="float" office:value="2.01504" calcext:value-type="float">
            <text:p>2,01504</text:p>
          </table:table-cell>
          <table:table-cell table:number-columns-repeated="7"/>
        </table:table-row>
        <table:table-row table:style-name="ro2">
          <table:table-cell office:value-type="float" office:value="0.185847" calcext:value-type="float">
            <text:p>0,185847</text:p>
          </table:table-cell>
          <table:table-cell office:value-type="float" office:value="0.122283" calcext:value-type="float">
            <text:p>0,122283</text:p>
          </table:table-cell>
          <table:table-cell office:value-type="float" office:value="0.130035" calcext:value-type="float">
            <text:p>0,130035</text:p>
          </table:table-cell>
          <table:table-cell office:value-type="float" office:value="0.255975" calcext:value-type="float">
            <text:p>0,255975</text:p>
          </table:table-cell>
          <table:table-cell office:value-type="float" office:value="0.125948" calcext:value-type="float">
            <text:p>0,125948</text:p>
          </table:table-cell>
          <table:table-cell office:value-type="float" office:value="0.112804" calcext:value-type="float">
            <text:p>0,112804</text:p>
          </table:table-cell>
          <table:table-cell office:value-type="float" office:value="0.201043" calcext:value-type="float">
            <text:p>0,201043</text:p>
          </table:table-cell>
          <table:table-cell office:value-type="float" office:value="0.0818322" calcext:value-type="float">
            <text:p>0,0818322</text:p>
          </table:table-cell>
          <table:table-cell office:value-type="float" office:value="0.931026" calcext:value-type="float">
            <text:p>0,931026</text:p>
          </table:table-cell>
          <table:table-cell office:value-type="float" office:value="0.0726981" calcext:value-type="float">
            <text:p>0,0726981</text:p>
          </table:table-cell>
          <table:table-cell office:value-type="float" office:value="0.068248" calcext:value-type="float">
            <text:p>0,068248</text:p>
          </table:table-cell>
          <table:table-cell office:value-type="float" office:value="0.0655501" calcext:value-type="float">
            <text:p>0,0655501</text:p>
          </table:table-cell>
          <table:table-cell office:value-type="float" office:value="0.068301" calcext:value-type="float">
            <text:p>0,068301</text:p>
          </table:table-cell>
          <table:table-cell office:value-type="float" office:value="0.0647631" calcext:value-type="float">
            <text:p>0,0647631</text:p>
          </table:table-cell>
          <table:table-cell office:value-type="float" office:value="0.89238" calcext:value-type="float">
            <text:p>0,89238</text:p>
          </table:table-cell>
          <table:table-cell office:value-type="float" office:value="0.068656" calcext:value-type="float">
            <text:p>0,068656</text:p>
          </table:table-cell>
          <table:table-cell office:value-type="float" office:value="0.076371" calcext:value-type="float">
            <text:p>0,076371</text:p>
          </table:table-cell>
          <table:table-cell office:value-type="float" office:value="0.0659628" calcext:value-type="float">
            <text:p>0,0659628</text:p>
          </table:table-cell>
          <table:table-cell office:value-type="float" office:value="0.0663259" calcext:value-type="float">
            <text:p>0,0663259</text:p>
          </table:table-cell>
          <table:table-cell office:value-type="float" office:value="0.337358" calcext:value-type="float">
            <text:p>0,337358</text:p>
          </table:table-cell>
          <table:table-cell office:value-type="float" office:value="0.0710351" calcext:value-type="float">
            <text:p>0,0710351</text:p>
          </table:table-cell>
          <table:table-cell office:value-type="float" office:value="0.063746" calcext:value-type="float">
            <text:p>0,063746</text:p>
          </table:table-cell>
          <table:table-cell office:value-type="float" office:value="1.80818" calcext:value-type="float">
            <text:p>1,80818</text:p>
          </table:table-cell>
          <table:table-cell office:value-type="float" office:value="1.63735" calcext:value-type="float">
            <text:p>1,63735</text:p>
          </table:table-cell>
          <table:table-cell office:value-type="float" office:value="1.39445" calcext:value-type="float">
            <text:p>1,39445</text:p>
          </table:table-cell>
          <table:table-cell office:value-type="float" office:value="0.0741951" calcext:value-type="float">
            <text:p>0,0741951</text:p>
          </table:table-cell>
          <table:table-cell office:value-type="float" office:value="0.58938" calcext:value-type="float">
            <text:p>0,58938</text:p>
          </table:table-cell>
          <table:table-cell office:value-type="float" office:value="0.325105" calcext:value-type="float">
            <text:p>0,325105</text:p>
          </table:table-cell>
          <table:table-cell office:value-type="float" office:value="0.155923" calcext:value-type="float">
            <text:p>0,155923</text:p>
          </table:table-cell>
          <table:table-cell office:value-type="float" office:value="0.876343" calcext:value-type="float">
            <text:p>0,876343</text:p>
          </table:table-cell>
          <table:table-cell office:value-type="float" office:value="1.71501" calcext:value-type="float">
            <text:p>1,71501</text:p>
          </table:table-cell>
          <table:table-cell office:value-type="float" office:value="1.36686" calcext:value-type="float">
            <text:p>1,36686</text:p>
          </table:table-cell>
          <table:table-cell office:value-type="float" office:value="0.541825" calcext:value-type="float">
            <text:p>0,541825</text:p>
          </table:table-cell>
          <table:table-cell office:value-type="float" office:value="0.376854" calcext:value-type="float">
            <text:p>0,376854</text:p>
          </table:table-cell>
          <table:table-cell office:value-type="float" office:value="1.63904" calcext:value-type="float">
            <text:p>1,63904</text:p>
          </table:table-cell>
          <table:table-cell office:value-type="float" office:value="0.339143" calcext:value-type="float">
            <text:p>0,339143</text:p>
          </table:table-cell>
          <table:table-cell office:value-type="float" office:value="0.182209" calcext:value-type="float">
            <text:p>0,182209</text:p>
          </table:table-cell>
          <table:table-cell office:value-type="float" office:value="0.135396" calcext:value-type="float">
            <text:p>0,135396</text:p>
          </table:table-cell>
          <table:table-cell office:value-type="float" office:value="0.143389" calcext:value-type="float">
            <text:p>0,143389</text:p>
          </table:table-cell>
          <table:table-cell office:value-type="float" office:value="0.744685" calcext:value-type="float">
            <text:p>0,744685</text:p>
          </table:table-cell>
          <table:table-cell office:value-type="float" office:value="0.0798762" calcext:value-type="float">
            <text:p>0,0798762</text:p>
          </table:table-cell>
          <table:table-cell office:value-type="float" office:value="2.86312" calcext:value-type="float">
            <text:p>2,86312</text:p>
          </table:table-cell>
          <table:table-cell office:value-type="float" office:value="0.373273" calcext:value-type="float">
            <text:p>0,373273</text:p>
          </table:table-cell>
          <table:table-cell office:value-type="float" office:value="0.460681" calcext:value-type="float">
            <text:p>0,460681</text:p>
          </table:table-cell>
          <table:table-cell office:value-type="float" office:value="1.45751" calcext:value-type="float">
            <text:p>1,45751</text:p>
          </table:table-cell>
          <table:table-cell office:value-type="float" office:value="0.0987818" calcext:value-type="float">
            <text:p>0,0987818</text:p>
          </table:table-cell>
          <table:table-cell office:value-type="float" office:value="0.067395" calcext:value-type="float">
            <text:p>0,067395</text:p>
          </table:table-cell>
          <table:table-cell office:value-type="float" office:value="0.726394" calcext:value-type="float">
            <text:p>0,726394</text:p>
          </table:table-cell>
          <table:table-cell table:number-columns-repeated="20"/>
          <table:table-cell table:formula="of:=MIN([.A167:.BL167])" office:value-type="float" office:value="0.063746" calcext:value-type="float">
            <text:p>0,063746</text:p>
          </table:table-cell>
          <table:table-cell table:formula="of:=MAX([.A167:.BL167])" office:value-type="float" office:value="2.86312" calcext:value-type="float">
            <text:p>2,86312</text:p>
          </table:table-cell>
          <table:table-cell table:number-columns-repeated="7"/>
        </table:table-row>
        <table:table-row table:style-name="ro2">
          <table:table-cell office:value-type="float" office:value="0.20533" calcext:value-type="float">
            <text:p>0,20533</text:p>
          </table:table-cell>
          <table:table-cell office:value-type="float" office:value="0.250695" calcext:value-type="float">
            <text:p>0,250695</text:p>
          </table:table-cell>
          <table:table-cell office:value-type="float" office:value="0.355353" calcext:value-type="float">
            <text:p>0,355353</text:p>
          </table:table-cell>
          <table:table-cell office:value-type="float" office:value="0.39915" calcext:value-type="float">
            <text:p>0,39915</text:p>
          </table:table-cell>
          <table:table-cell office:value-type="float" office:value="0.203359" calcext:value-type="float">
            <text:p>0,203359</text:p>
          </table:table-cell>
          <table:table-cell office:value-type="float" office:value="0.354911" calcext:value-type="float">
            <text:p>0,354911</text:p>
          </table:table-cell>
          <table:table-cell office:value-type="float" office:value="0.151686" calcext:value-type="float">
            <text:p>0,151686</text:p>
          </table:table-cell>
          <table:table-cell office:value-type="float" office:value="0.205728" calcext:value-type="float">
            <text:p>0,205728</text:p>
          </table:table-cell>
          <table:table-cell office:value-type="float" office:value="0.112316" calcext:value-type="float">
            <text:p>0,112316</text:p>
          </table:table-cell>
          <table:table-cell office:value-type="float" office:value="0.16059" calcext:value-type="float">
            <text:p>0,16059</text:p>
          </table:table-cell>
          <table:table-cell office:value-type="float" office:value="0.637166" calcext:value-type="float">
            <text:p>0,637166</text:p>
          </table:table-cell>
          <table:table-cell office:value-type="float" office:value="0.676584" calcext:value-type="float">
            <text:p>0,676584</text:p>
          </table:table-cell>
          <table:table-cell office:value-type="float" office:value="0.153362" calcext:value-type="float">
            <text:p>0,153362</text:p>
          </table:table-cell>
          <table:table-cell office:value-type="float" office:value="0.210285" calcext:value-type="float">
            <text:p>0,210285</text:p>
          </table:table-cell>
          <table:table-cell office:value-type="float" office:value="0.112081" calcext:value-type="float">
            <text:p>0,112081</text:p>
          </table:table-cell>
          <table:table-cell office:value-type="float" office:value="0.560833" calcext:value-type="float">
            <text:p>0,560833</text:p>
          </table:table-cell>
          <table:table-cell office:value-type="float" office:value="1.34304" calcext:value-type="float">
            <text:p>1,34304</text:p>
          </table:table-cell>
          <table:table-cell office:value-type="float" office:value="0.903238" calcext:value-type="float">
            <text:p>0,903238</text:p>
          </table:table-cell>
          <table:table-cell office:value-type="float" office:value="0.223358" calcext:value-type="float">
            <text:p>0,223358</text:p>
          </table:table-cell>
          <table:table-cell office:value-type="float" office:value="0.132509" calcext:value-type="float">
            <text:p>0,132509</text:p>
          </table:table-cell>
          <table:table-cell office:value-type="float" office:value="0.208401" calcext:value-type="float">
            <text:p>0,208401</text:p>
          </table:table-cell>
          <table:table-cell office:value-type="float" office:value="1.68941" calcext:value-type="float">
            <text:p>1,68941</text:p>
          </table:table-cell>
          <table:table-cell office:value-type="float" office:value="1.17013" calcext:value-type="float">
            <text:p>1,17013</text:p>
          </table:table-cell>
          <table:table-cell office:value-type="float" office:value="0.256301" calcext:value-type="float">
            <text:p>0,256301</text:p>
          </table:table-cell>
          <table:table-cell office:value-type="float" office:value="0.134331" calcext:value-type="float">
            <text:p>0,134331</text:p>
          </table:table-cell>
          <table:table-cell office:value-type="float" office:value="0.875902" calcext:value-type="float">
            <text:p>0,875902</text:p>
          </table:table-cell>
          <table:table-cell office:value-type="float" office:value="0.191419" calcext:value-type="float">
            <text:p>0,191419</text:p>
          </table:table-cell>
          <table:table-cell office:value-type="float" office:value="2.11828" calcext:value-type="float">
            <text:p>2,11828</text:p>
          </table:table-cell>
          <table:table-cell office:value-type="float" office:value="1.75615" calcext:value-type="float">
            <text:p>1,75615</text:p>
          </table:table-cell>
          <table:table-cell office:value-type="float" office:value="1.36364" calcext:value-type="float">
            <text:p>1,36364</text:p>
          </table:table-cell>
          <table:table-cell office:value-type="float" office:value="2.44559" calcext:value-type="float">
            <text:p>2,44559</text:p>
          </table:table-cell>
          <table:table-cell office:value-type="float" office:value="1.11023" calcext:value-type="float">
            <text:p>1,11023</text:p>
          </table:table-cell>
          <table:table-cell office:value-type="float" office:value="1.64352" calcext:value-type="float">
            <text:p>1,64352</text:p>
          </table:table-cell>
          <table:table-cell office:value-type="float" office:value="2.42532" calcext:value-type="float">
            <text:p>2,42532</text:p>
          </table:table-cell>
          <table:table-cell office:value-type="float" office:value="0.666985" calcext:value-type="float">
            <text:p>0,666985</text:p>
          </table:table-cell>
          <table:table-cell office:value-type="float" office:value="1.52943" calcext:value-type="float">
            <text:p>1,52943</text:p>
          </table:table-cell>
          <table:table-cell office:value-type="float" office:value="1.99783" calcext:value-type="float">
            <text:p>1,99783</text:p>
          </table:table-cell>
          <table:table-cell office:value-type="float" office:value="2.01637" calcext:value-type="float">
            <text:p>2,01637</text:p>
          </table:table-cell>
          <table:table-cell office:value-type="float" office:value="1.1189" calcext:value-type="float">
            <text:p>1,1189</text:p>
          </table:table-cell>
          <table:table-cell office:value-type="float" office:value="1.43614" calcext:value-type="float">
            <text:p>1,43614</text:p>
          </table:table-cell>
          <table:table-cell office:value-type="float" office:value="2.10649" calcext:value-type="float">
            <text:p>2,10649</text:p>
          </table:table-cell>
          <table:table-cell office:value-type="float" office:value="1.1163" calcext:value-type="float">
            <text:p>1,1163</text:p>
          </table:table-cell>
          <table:table-cell office:value-type="float" office:value="0.880493" calcext:value-type="float">
            <text:p>0,880493</text:p>
          </table:table-cell>
          <table:table-cell office:value-type="float" office:value="2.05638" calcext:value-type="float">
            <text:p>2,05638</text:p>
          </table:table-cell>
          <table:table-cell office:value-type="float" office:value="0.249933" calcext:value-type="float">
            <text:p>0,249933</text:p>
          </table:table-cell>
          <table:table-cell office:value-type="float" office:value="0.768235" calcext:value-type="float">
            <text:p>0,768235</text:p>
          </table:table-cell>
          <table:table-cell office:value-type="float" office:value="0.155802" calcext:value-type="float">
            <text:p>0,155802</text:p>
          </table:table-cell>
          <table:table-cell office:value-type="float" office:value="0.167074" calcext:value-type="float">
            <text:p>0,167074</text:p>
          </table:table-cell>
          <table:table-cell table:number-columns-repeated="20"/>
          <table:table-cell table:formula="of:=MIN([.A168:.BL168])" office:value-type="float" office:value="0.112081" calcext:value-type="float">
            <text:p>0,112081</text:p>
          </table:table-cell>
          <table:table-cell table:formula="of:=MAX([.A168:.BL168])" office:value-type="float" office:value="2.44559" calcext:value-type="float">
            <text:p>2,44559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43419" calcext:value-type="float">
            <text:p>0,143419</text:p>
          </table:table-cell>
          <table:table-cell office:value-type="float" office:value="0.111213" calcext:value-type="float">
            <text:p>0,111213</text:p>
          </table:table-cell>
          <table:table-cell office:value-type="float" office:value="0.119522" calcext:value-type="float">
            <text:p>0,119522</text:p>
          </table:table-cell>
          <table:table-cell office:value-type="float" office:value="0.111366" calcext:value-type="float">
            <text:p>0,111366</text:p>
          </table:table-cell>
          <table:table-cell office:value-type="float" office:value="0.112278" calcext:value-type="float">
            <text:p>0,112278</text:p>
          </table:table-cell>
          <table:table-cell office:value-type="float" office:value="0.11249" calcext:value-type="float">
            <text:p>0,11249</text:p>
          </table:table-cell>
          <table:table-cell office:value-type="float" office:value="0.110297" calcext:value-type="float">
            <text:p>0,110297</text:p>
          </table:table-cell>
          <table:table-cell office:value-type="float" office:value="0.116939" calcext:value-type="float">
            <text:p>0,116939</text:p>
          </table:table-cell>
          <table:table-cell office:value-type="float" office:value="0.229948" calcext:value-type="float">
            <text:p>0,229948</text:p>
          </table:table-cell>
          <table:table-cell office:value-type="float" office:value="0.466113" calcext:value-type="float">
            <text:p>0,466113</text:p>
          </table:table-cell>
          <table:table-cell office:value-type="float" office:value="0.192769" calcext:value-type="float">
            <text:p>0,192769</text:p>
          </table:table-cell>
          <table:table-cell office:value-type="float" office:value="0.206496" calcext:value-type="float">
            <text:p>0,206496</text:p>
          </table:table-cell>
          <table:table-cell office:value-type="float" office:value="0.115235" calcext:value-type="float">
            <text:p>0,115235</text:p>
          </table:table-cell>
          <table:table-cell office:value-type="float" office:value="0.115527" calcext:value-type="float">
            <text:p>0,115527</text:p>
          </table:table-cell>
          <table:table-cell office:value-type="float" office:value="0.111401" calcext:value-type="float">
            <text:p>0,111401</text:p>
          </table:table-cell>
          <table:table-cell office:value-type="float" office:value="0.122132" calcext:value-type="float">
            <text:p>0,122132</text:p>
          </table:table-cell>
          <table:table-cell office:value-type="float" office:value="0.113957" calcext:value-type="float">
            <text:p>0,113957</text:p>
          </table:table-cell>
          <table:table-cell office:value-type="float" office:value="0.112139" calcext:value-type="float">
            <text:p>0,112139</text:p>
          </table:table-cell>
          <table:table-cell office:value-type="float" office:value="0.114443" calcext:value-type="float">
            <text:p>0,114443</text:p>
          </table:table-cell>
          <table:table-cell office:value-type="float" office:value="0.115078" calcext:value-type="float">
            <text:p>0,115078</text:p>
          </table:table-cell>
          <table:table-cell office:value-type="float" office:value="0.153828" calcext:value-type="float">
            <text:p>0,153828</text:p>
          </table:table-cell>
          <table:table-cell office:value-type="float" office:value="0.150995" calcext:value-type="float">
            <text:p>0,150995</text:p>
          </table:table-cell>
          <table:table-cell office:value-type="float" office:value="0.110271" calcext:value-type="float">
            <text:p>0,110271</text:p>
          </table:table-cell>
          <table:table-cell office:value-type="float" office:value="0.339122" calcext:value-type="float">
            <text:p>0,339122</text:p>
          </table:table-cell>
          <table:table-cell office:value-type="float" office:value="0.212495" calcext:value-type="float">
            <text:p>0,212495</text:p>
          </table:table-cell>
          <table:table-cell office:value-type="float" office:value="0.376514" calcext:value-type="float">
            <text:p>0,376514</text:p>
          </table:table-cell>
          <table:table-cell office:value-type="float" office:value="0.530313" calcext:value-type="float">
            <text:p>0,530313</text:p>
          </table:table-cell>
          <table:table-cell office:value-type="float" office:value="0.531623" calcext:value-type="float">
            <text:p>0,531623</text:p>
          </table:table-cell>
          <table:table-cell office:value-type="float" office:value="0.378041" calcext:value-type="float">
            <text:p>0,378041</text:p>
          </table:table-cell>
          <table:table-cell office:value-type="float" office:value="1.45321" calcext:value-type="float">
            <text:p>1,45321</text:p>
          </table:table-cell>
          <table:table-cell office:value-type="float" office:value="0.793222" calcext:value-type="float">
            <text:p>0,793222</text:p>
          </table:table-cell>
          <table:table-cell office:value-type="float" office:value="0.563644" calcext:value-type="float">
            <text:p>0,563644</text:p>
          </table:table-cell>
          <table:table-cell office:value-type="float" office:value="1.04961" calcext:value-type="float">
            <text:p>1,04961</text:p>
          </table:table-cell>
          <table:table-cell office:value-type="float" office:value="0.164951" calcext:value-type="float">
            <text:p>0,164951</text:p>
          </table:table-cell>
          <table:table-cell office:value-type="float" office:value="1.76411" calcext:value-type="float">
            <text:p>1,76411</text:p>
          </table:table-cell>
          <table:table-cell office:value-type="float" office:value="1.76161" calcext:value-type="float">
            <text:p>1,76161</text:p>
          </table:table-cell>
          <table:table-cell office:value-type="float" office:value="1.48642" calcext:value-type="float">
            <text:p>1,48642</text:p>
          </table:table-cell>
          <table:table-cell office:value-type="float" office:value="1.61341" calcext:value-type="float">
            <text:p>1,61341</text:p>
          </table:table-cell>
          <table:table-cell office:value-type="float" office:value="0.147533" calcext:value-type="float">
            <text:p>0,147533</text:p>
          </table:table-cell>
          <table:table-cell office:value-type="float" office:value="0.127593" calcext:value-type="float">
            <text:p>0,127593</text:p>
          </table:table-cell>
          <table:table-cell office:value-type="float" office:value="0.109779" calcext:value-type="float">
            <text:p>0,109779</text:p>
          </table:table-cell>
          <table:table-cell office:value-type="float" office:value="0.150672" calcext:value-type="float">
            <text:p>0,150672</text:p>
          </table:table-cell>
          <table:table-cell office:value-type="float" office:value="0.152362" calcext:value-type="float">
            <text:p>0,152362</text:p>
          </table:table-cell>
          <table:table-cell office:value-type="float" office:value="0.165025" calcext:value-type="float">
            <text:p>0,165025</text:p>
          </table:table-cell>
          <table:table-cell office:value-type="float" office:value="0.113699" calcext:value-type="float">
            <text:p>0,113699</text:p>
          </table:table-cell>
          <table:table-cell office:value-type="float" office:value="0.283441" calcext:value-type="float">
            <text:p>0,283441</text:p>
          </table:table-cell>
          <table:table-cell office:value-type="float" office:value="0.234245" calcext:value-type="float">
            <text:p>0,234245</text:p>
          </table:table-cell>
          <table:table-cell office:value-type="float" office:value="0.243097" calcext:value-type="float">
            <text:p>0,243097</text:p>
          </table:table-cell>
          <table:table-cell office:value-type="float" office:value="0.250988" calcext:value-type="float">
            <text:p>0,250988</text:p>
          </table:table-cell>
          <table:table-cell office:value-type="float" office:value="0.972722" calcext:value-type="float">
            <text:p>0,972722</text:p>
          </table:table-cell>
          <table:table-cell office:value-type="float" office:value="0.141656" calcext:value-type="float">
            <text:p>0,141656</text:p>
          </table:table-cell>
          <table:table-cell office:value-type="float" office:value="0.18995" calcext:value-type="float">
            <text:p>0,18995</text:p>
          </table:table-cell>
          <table:table-cell office:value-type="float" office:value="1.91564" calcext:value-type="float">
            <text:p>1,91564</text:p>
          </table:table-cell>
          <table:table-cell office:value-type="float" office:value="1.36257" calcext:value-type="float">
            <text:p>1,36257</text:p>
          </table:table-cell>
          <table:table-cell office:value-type="float" office:value="0.359057" calcext:value-type="float">
            <text:p>0,359057</text:p>
          </table:table-cell>
          <table:table-cell office:value-type="float" office:value="1.09089" calcext:value-type="float">
            <text:p>1,09089</text:p>
          </table:table-cell>
          <table:table-cell office:value-type="float" office:value="0.249708" calcext:value-type="float">
            <text:p>0,249708</text:p>
          </table:table-cell>
          <table:table-cell office:value-type="float" office:value="0.515006" calcext:value-type="float">
            <text:p>0,515006</text:p>
          </table:table-cell>
          <table:table-cell office:value-type="float" office:value="1.13978" calcext:value-type="float">
            <text:p>1,13978</text:p>
          </table:table-cell>
          <table:table-cell office:value-type="float" office:value="0.94165" calcext:value-type="float">
            <text:p>0,94165</text:p>
          </table:table-cell>
          <table:table-cell office:value-type="float" office:value="1.04615" calcext:value-type="float">
            <text:p>1,04615</text:p>
          </table:table-cell>
          <table:table-cell office:value-type="float" office:value="0.760202" calcext:value-type="float">
            <text:p>0,760202</text:p>
          </table:table-cell>
          <table:table-cell office:value-type="float" office:value="2.02341" calcext:value-type="float">
            <text:p>2,02341</text:p>
          </table:table-cell>
          <table:table-cell office:value-type="float" office:value="2.02097" calcext:value-type="float">
            <text:p>2,02097</text:p>
          </table:table-cell>
          <table:table-cell table:number-columns-repeated="4"/>
          <table:table-cell table:formula="of:=MIN([.A170:.BL170])" office:value-type="float" office:value="0.109779" calcext:value-type="float">
            <text:p>0,109779</text:p>
          </table:table-cell>
          <table:table-cell table:formula="of:=MAX([.A170:.BL170])" office:value-type="float" office:value="2.02341" calcext:value-type="float">
            <text:p>2,02341</text:p>
          </table:table-cell>
          <table:table-cell table:number-columns-repeated="7"/>
        </table:table-row>
        <table:table-row table:style-name="ro2">
          <table:table-cell office:value-type="float" office:value="0.155506" calcext:value-type="float">
            <text:p>0,155506</text:p>
          </table:table-cell>
          <table:table-cell office:value-type="float" office:value="0.228147" calcext:value-type="float">
            <text:p>0,228147</text:p>
          </table:table-cell>
          <table:table-cell office:value-type="float" office:value="0.234505" calcext:value-type="float">
            <text:p>0,234505</text:p>
          </table:table-cell>
          <table:table-cell office:value-type="float" office:value="0.153341" calcext:value-type="float">
            <text:p>0,153341</text:p>
          </table:table-cell>
          <table:table-cell office:value-type="float" office:value="0.160152" calcext:value-type="float">
            <text:p>0,160152</text:p>
          </table:table-cell>
          <table:table-cell office:value-type="float" office:value="0.150527" calcext:value-type="float">
            <text:p>0,150527</text:p>
          </table:table-cell>
          <table:table-cell office:value-type="float" office:value="0.159195" calcext:value-type="float">
            <text:p>0,159195</text:p>
          </table:table-cell>
          <table:table-cell office:value-type="float" office:value="0.512402" calcext:value-type="float">
            <text:p>0,512402</text:p>
          </table:table-cell>
          <table:table-cell office:value-type="float" office:value="0.280249" calcext:value-type="float">
            <text:p>0,280249</text:p>
          </table:table-cell>
          <table:table-cell office:value-type="float" office:value="0.148427" calcext:value-type="float">
            <text:p>0,148427</text:p>
          </table:table-cell>
          <table:table-cell office:value-type="float" office:value="0.278076" calcext:value-type="float">
            <text:p>0,278076</text:p>
          </table:table-cell>
          <table:table-cell office:value-type="float" office:value="0.114643" calcext:value-type="float">
            <text:p>0,114643</text:p>
          </table:table-cell>
          <table:table-cell office:value-type="float" office:value="0.128736" calcext:value-type="float">
            <text:p>0,128736</text:p>
          </table:table-cell>
          <table:table-cell office:value-type="float" office:value="0.635618" calcext:value-type="float">
            <text:p>0,635618</text:p>
          </table:table-cell>
          <table:table-cell office:value-type="float" office:value="0.397671" calcext:value-type="float">
            <text:p>0,397671</text:p>
          </table:table-cell>
          <table:table-cell office:value-type="float" office:value="0.534424" calcext:value-type="float">
            <text:p>0,534424</text:p>
          </table:table-cell>
          <table:table-cell office:value-type="float" office:value="0.612507" calcext:value-type="float">
            <text:p>0,612507</text:p>
          </table:table-cell>
          <table:table-cell office:value-type="float" office:value="0.355477" calcext:value-type="float">
            <text:p>0,355477</text:p>
          </table:table-cell>
          <table:table-cell office:value-type="float" office:value="0.112781" calcext:value-type="float">
            <text:p>0,112781</text:p>
          </table:table-cell>
          <table:table-cell office:value-type="float" office:value="0.704754" calcext:value-type="float">
            <text:p>0,704754</text:p>
          </table:table-cell>
          <table:table-cell office:value-type="float" office:value="0.11637" calcext:value-type="float">
            <text:p>0,11637</text:p>
          </table:table-cell>
          <table:table-cell office:value-type="float" office:value="0.195972" calcext:value-type="float">
            <text:p>0,195972</text:p>
          </table:table-cell>
          <table:table-cell office:value-type="float" office:value="1.59468" calcext:value-type="float">
            <text:p>1,59468</text:p>
          </table:table-cell>
          <table:table-cell office:value-type="float" office:value="1.3693" calcext:value-type="float">
            <text:p>1,3693</text:p>
          </table:table-cell>
          <table:table-cell office:value-type="float" office:value="0.306955" calcext:value-type="float">
            <text:p>0,306955</text:p>
          </table:table-cell>
          <table:table-cell office:value-type="float" office:value="0.185654" calcext:value-type="float">
            <text:p>0,185654</text:p>
          </table:table-cell>
          <table:table-cell office:value-type="float" office:value="1.53859" calcext:value-type="float">
            <text:p>1,53859</text:p>
          </table:table-cell>
          <table:table-cell office:value-type="float" office:value="0.589827" calcext:value-type="float">
            <text:p>0,589827</text:p>
          </table:table-cell>
          <table:table-cell office:value-type="float" office:value="0.591008" calcext:value-type="float">
            <text:p>0,591008</text:p>
          </table:table-cell>
          <table:table-cell office:value-type="float" office:value="0.132252" calcext:value-type="float">
            <text:p>0,132252</text:p>
          </table:table-cell>
          <table:table-cell office:value-type="float" office:value="0.106262" calcext:value-type="float">
            <text:p>0,106262</text:p>
          </table:table-cell>
          <table:table-cell office:value-type="float" office:value="0.84816" calcext:value-type="float">
            <text:p>0,84816</text:p>
          </table:table-cell>
          <table:table-cell office:value-type="float" office:value="1.48971" calcext:value-type="float">
            <text:p>1,48971</text:p>
          </table:table-cell>
          <table:table-cell office:value-type="float" office:value="0.124411" calcext:value-type="float">
            <text:p>0,124411</text:p>
          </table:table-cell>
          <table:table-cell office:value-type="float" office:value="1.15507" calcext:value-type="float">
            <text:p>1,15507</text:p>
          </table:table-cell>
          <table:table-cell office:value-type="float" office:value="1.15909" calcext:value-type="float">
            <text:p>1,15909</text:p>
          </table:table-cell>
          <table:table-cell office:value-type="float" office:value="1.98763" calcext:value-type="float">
            <text:p>1,98763</text:p>
          </table:table-cell>
          <table:table-cell office:value-type="float" office:value="0.658402" calcext:value-type="float">
            <text:p>0,658402</text:p>
          </table:table-cell>
          <table:table-cell office:value-type="float" office:value="1.06895" calcext:value-type="float">
            <text:p>1,06895</text:p>
          </table:table-cell>
          <table:table-cell office:value-type="float" office:value="0.993329" calcext:value-type="float">
            <text:p>0,993329</text:p>
          </table:table-cell>
          <table:table-cell office:value-type="float" office:value="0.861524" calcext:value-type="float">
            <text:p>0,861524</text:p>
          </table:table-cell>
          <table:table-cell office:value-type="float" office:value="1.80754" calcext:value-type="float">
            <text:p>1,80754</text:p>
          </table:table-cell>
          <table:table-cell office:value-type="float" office:value="1.38685" calcext:value-type="float">
            <text:p>1,38685</text:p>
          </table:table-cell>
          <table:table-cell office:value-type="float" office:value="1.19565" calcext:value-type="float">
            <text:p>1,19565</text:p>
          </table:table-cell>
          <table:table-cell office:value-type="float" office:value="1.56142" calcext:value-type="float">
            <text:p>1,56142</text:p>
          </table:table-cell>
          <table:table-cell office:value-type="float" office:value="1.3027" calcext:value-type="float">
            <text:p>1,3027</text:p>
          </table:table-cell>
          <table:table-cell office:value-type="float" office:value="1.18921" calcext:value-type="float">
            <text:p>1,18921</text:p>
          </table:table-cell>
          <table:table-cell office:value-type="float" office:value="0.982816" calcext:value-type="float">
            <text:p>0,982816</text:p>
          </table:table-cell>
          <table:table-cell office:value-type="float" office:value="0.697912" calcext:value-type="float">
            <text:p>0,697912</text:p>
          </table:table-cell>
          <table:table-cell office:value-type="float" office:value="0.265599" calcext:value-type="float">
            <text:p>0,265599</text:p>
          </table:table-cell>
          <table:table-cell office:value-type="float" office:value="0.051542" calcext:value-type="float">
            <text:p>0,051542</text:p>
          </table:table-cell>
          <table:table-cell office:value-type="float" office:value="0.0482361" calcext:value-type="float">
            <text:p>0,0482361</text:p>
          </table:table-cell>
          <table:table-cell office:value-type="float" office:value="0.0967822" calcext:value-type="float">
            <text:p>0,0967822</text:p>
          </table:table-cell>
          <table:table-cell office:value-type="float" office:value="0.281742" calcext:value-type="float">
            <text:p>0,281742</text:p>
          </table:table-cell>
          <table:table-cell office:value-type="float" office:value="0.266865" calcext:value-type="float">
            <text:p>0,266865</text:p>
          </table:table-cell>
          <table:table-cell office:value-type="float" office:value="0.177856" calcext:value-type="float">
            <text:p>0,177856</text:p>
          </table:table-cell>
          <table:table-cell office:value-type="float" office:value="0.251606" calcext:value-type="float">
            <text:p>0,251606</text:p>
          </table:table-cell>
          <table:table-cell office:value-type="float" office:value="0.131643" calcext:value-type="float">
            <text:p>0,131643</text:p>
          </table:table-cell>
          <table:table-cell office:value-type="float" office:value="0.0829148" calcext:value-type="float">
            <text:p>0,0829148</text:p>
          </table:table-cell>
          <table:table-cell office:value-type="float" office:value="0.538102" calcext:value-type="float">
            <text:p>0,538102</text:p>
          </table:table-cell>
          <table:table-cell office:value-type="float" office:value="2.70148" calcext:value-type="float">
            <text:p>2,70148</text:p>
          </table:table-cell>
          <table:table-cell office:value-type="float" office:value="0.10643" calcext:value-type="float">
            <text:p>0,10643</text:p>
          </table:table-cell>
          <table:table-cell office:value-type="float" office:value="0.209495" calcext:value-type="float">
            <text:p>0,209495</text:p>
          </table:table-cell>
          <table:table-cell office:value-type="float" office:value="0.417183" calcext:value-type="float">
            <text:p>0,417183</text:p>
          </table:table-cell>
          <table:table-cell table:number-columns-repeated="4"/>
          <table:table-cell table:formula="of:=MIN([.A171:.BL171])" office:value-type="float" office:value="0.0482361" calcext:value-type="float">
            <text:p>0,0482361</text:p>
          </table:table-cell>
          <table:table-cell table:formula="of:=MAX([.A171:.BL171])" office:value-type="float" office:value="2.70148" calcext:value-type="float">
            <text:p>2,70148</text:p>
          </table:table-cell>
          <table:table-cell table:number-columns-repeated="7"/>
        </table:table-row>
        <table:table-row table:style-name="ro2">
          <table:table-cell office:value-type="float" office:value="0.125573" calcext:value-type="float">
            <text:p>0,125573</text:p>
          </table:table-cell>
          <table:table-cell office:value-type="float" office:value="0.13092" calcext:value-type="float">
            <text:p>0,13092</text:p>
          </table:table-cell>
          <table:table-cell office:value-type="float" office:value="0.0940051" calcext:value-type="float">
            <text:p>0,0940051</text:p>
          </table:table-cell>
          <table:table-cell office:value-type="float" office:value="0.248124" calcext:value-type="float">
            <text:p>0,248124</text:p>
          </table:table-cell>
          <table:table-cell office:value-type="float" office:value="0.194972" calcext:value-type="float">
            <text:p>0,194972</text:p>
          </table:table-cell>
          <table:table-cell office:value-type="float" office:value="0.0945361" calcext:value-type="float">
            <text:p>0,0945361</text:p>
          </table:table-cell>
          <table:table-cell office:value-type="float" office:value="0.225021" calcext:value-type="float">
            <text:p>0,225021</text:p>
          </table:table-cell>
          <table:table-cell office:value-type="float" office:value="0.138502" calcext:value-type="float">
            <text:p>0,138502</text:p>
          </table:table-cell>
          <table:table-cell office:value-type="float" office:value="0.461631" calcext:value-type="float">
            <text:p>0,461631</text:p>
          </table:table-cell>
          <table:table-cell office:value-type="float" office:value="0.443913" calcext:value-type="float">
            <text:p>0,443913</text:p>
          </table:table-cell>
          <table:table-cell office:value-type="float" office:value="0.443734" calcext:value-type="float">
            <text:p>0,443734</text:p>
          </table:table-cell>
          <table:table-cell office:value-type="float" office:value="0.198285" calcext:value-type="float">
            <text:p>0,198285</text:p>
          </table:table-cell>
          <table:table-cell office:value-type="float" office:value="0.220998" calcext:value-type="float">
            <text:p>0,220998</text:p>
          </table:table-cell>
          <table:table-cell office:value-type="float" office:value="0.247038" calcext:value-type="float">
            <text:p>0,247038</text:p>
          </table:table-cell>
          <table:table-cell office:value-type="float" office:value="0.101023" calcext:value-type="float">
            <text:p>0,101023</text:p>
          </table:table-cell>
          <table:table-cell office:value-type="float" office:value="0.091063" calcext:value-type="float">
            <text:p>0,091063</text:p>
          </table:table-cell>
          <table:table-cell office:value-type="float" office:value="0.205835" calcext:value-type="float">
            <text:p>0,205835</text:p>
          </table:table-cell>
          <table:table-cell office:value-type="float" office:value="0.215225" calcext:value-type="float">
            <text:p>0,215225</text:p>
          </table:table-cell>
          <table:table-cell office:value-type="float" office:value="0.143491" calcext:value-type="float">
            <text:p>0,143491</text:p>
          </table:table-cell>
          <table:table-cell office:value-type="float" office:value="0.427857" calcext:value-type="float">
            <text:p>0,427857</text:p>
          </table:table-cell>
          <table:table-cell office:value-type="float" office:value="0.087481" calcext:value-type="float">
            <text:p>0,087481</text:p>
          </table:table-cell>
          <table:table-cell office:value-type="float" office:value="0.915263" calcext:value-type="float">
            <text:p>0,915263</text:p>
          </table:table-cell>
          <table:table-cell office:value-type="float" office:value="0.11565" calcext:value-type="float">
            <text:p>0,11565</text:p>
          </table:table-cell>
          <table:table-cell office:value-type="float" office:value="0.086256" calcext:value-type="float">
            <text:p>0,086256</text:p>
          </table:table-cell>
          <table:table-cell office:value-type="float" office:value="0.089777" calcext:value-type="float">
            <text:p>0,089777</text:p>
          </table:table-cell>
          <table:table-cell office:value-type="float" office:value="0.622752" calcext:value-type="float">
            <text:p>0,622752</text:p>
          </table:table-cell>
          <table:table-cell office:value-type="float" office:value="0.53195" calcext:value-type="float">
            <text:p>0,53195</text:p>
          </table:table-cell>
          <table:table-cell office:value-type="float" office:value="0.411419" calcext:value-type="float">
            <text:p>0,411419</text:p>
          </table:table-cell>
          <table:table-cell office:value-type="float" office:value="0.935074" calcext:value-type="float">
            <text:p>0,935074</text:p>
          </table:table-cell>
          <table:table-cell office:value-type="float" office:value="0.112527" calcext:value-type="float">
            <text:p>0,112527</text:p>
          </table:table-cell>
          <table:table-cell office:value-type="float" office:value="1.18197" calcext:value-type="float">
            <text:p>1,18197</text:p>
          </table:table-cell>
          <table:table-cell office:value-type="float" office:value="1.04937" calcext:value-type="float">
            <text:p>1,04937</text:p>
          </table:table-cell>
          <table:table-cell office:value-type="float" office:value="0.243172" calcext:value-type="float">
            <text:p>0,243172</text:p>
          </table:table-cell>
          <table:table-cell office:value-type="float" office:value="0.3396" calcext:value-type="float">
            <text:p>0,3396</text:p>
          </table:table-cell>
          <table:table-cell office:value-type="float" office:value="0.626425" calcext:value-type="float">
            <text:p>0,626425</text:p>
          </table:table-cell>
          <table:table-cell office:value-type="float" office:value="0.218124" calcext:value-type="float">
            <text:p>0,218124</text:p>
          </table:table-cell>
          <table:table-cell office:value-type="float" office:value="0.193009" calcext:value-type="float">
            <text:p>0,193009</text:p>
          </table:table-cell>
          <table:table-cell office:value-type="float" office:value="0.196337" calcext:value-type="float">
            <text:p>0,196337</text:p>
          </table:table-cell>
          <table:table-cell office:value-type="float" office:value="1.414" calcext:value-type="float">
            <text:p>1,414</text:p>
          </table:table-cell>
          <table:table-cell office:value-type="float" office:value="1.31667" calcext:value-type="float">
            <text:p>1,31667</text:p>
          </table:table-cell>
          <table:table-cell office:value-type="float" office:value="0.73783" calcext:value-type="float">
            <text:p>0,73783</text:p>
          </table:table-cell>
          <table:table-cell office:value-type="float" office:value="0.118638" calcext:value-type="float">
            <text:p>0,118638</text:p>
          </table:table-cell>
          <table:table-cell office:value-type="float" office:value="0.083245" calcext:value-type="float">
            <text:p>0,083245</text:p>
          </table:table-cell>
          <table:table-cell office:value-type="float" office:value="0.0937881" calcext:value-type="float">
            <text:p>0,0937881</text:p>
          </table:table-cell>
          <table:table-cell office:value-type="float" office:value="0.118484" calcext:value-type="float">
            <text:p>0,118484</text:p>
          </table:table-cell>
          <table:table-cell office:value-type="float" office:value="0.117732" calcext:value-type="float">
            <text:p>0,117732</text:p>
          </table:table-cell>
          <table:table-cell office:value-type="float" office:value="0.0991199" calcext:value-type="float">
            <text:p>0,0991199</text:p>
          </table:table-cell>
          <table:table-cell office:value-type="float" office:value="0.801183" calcext:value-type="float">
            <text:p>0,801183</text:p>
          </table:table-cell>
          <table:table-cell office:value-type="float" office:value="0.103926" calcext:value-type="float">
            <text:p>0,103926</text:p>
          </table:table-cell>
          <table:table-cell office:value-type="float" office:value="0.828062" calcext:value-type="float">
            <text:p>0,828062</text:p>
          </table:table-cell>
          <table:table-cell office:value-type="float" office:value="0.0825529" calcext:value-type="float">
            <text:p>0,0825529</text:p>
          </table:table-cell>
          <table:table-cell office:value-type="float" office:value="1.36847" calcext:value-type="float">
            <text:p>1,36847</text:p>
          </table:table-cell>
          <table:table-cell office:value-type="float" office:value="1.2931" calcext:value-type="float">
            <text:p>1,2931</text:p>
          </table:table-cell>
          <table:table-cell office:value-type="float" office:value="1.21414" calcext:value-type="float">
            <text:p>1,21414</text:p>
          </table:table-cell>
          <table:table-cell office:value-type="float" office:value="0.915026" calcext:value-type="float">
            <text:p>0,915026</text:p>
          </table:table-cell>
          <table:table-cell office:value-type="float" office:value="0.921102" calcext:value-type="float">
            <text:p>0,921102</text:p>
          </table:table-cell>
          <table:table-cell office:value-type="float" office:value="0.734575" calcext:value-type="float">
            <text:p>0,734575</text:p>
          </table:table-cell>
          <table:table-cell office:value-type="float" office:value="1.24236" calcext:value-type="float">
            <text:p>1,24236</text:p>
          </table:table-cell>
          <table:table-cell office:value-type="float" office:value="1.50196" calcext:value-type="float">
            <text:p>1,50196</text:p>
          </table:table-cell>
          <table:table-cell office:value-type="float" office:value="0.654934" calcext:value-type="float">
            <text:p>0,654934</text:p>
          </table:table-cell>
          <table:table-cell office:value-type="float" office:value="2.29596" calcext:value-type="float">
            <text:p>2,29596</text:p>
          </table:table-cell>
          <table:table-cell office:value-type="float" office:value="1.19796" calcext:value-type="float">
            <text:p>1,19796</text:p>
          </table:table-cell>
          <table:table-cell office:value-type="float" office:value="1.12087" calcext:value-type="float">
            <text:p>1,12087</text:p>
          </table:table-cell>
          <table:table-cell office:value-type="float" office:value="0.157384" calcext:value-type="float">
            <text:p>0,157384</text:p>
          </table:table-cell>
          <table:table-cell table:number-columns-repeated="4"/>
          <table:table-cell table:formula="of:=MIN([.A172:.BL172])" office:value-type="float" office:value="0.0825529" calcext:value-type="float">
            <text:p>0,0825529</text:p>
          </table:table-cell>
          <table:table-cell table:formula="of:=MAX([.A172:.BL172])" office:value-type="float" office:value="2.29596" calcext:value-type="float">
            <text:p>2,29596</text:p>
          </table:table-cell>
          <table:table-cell table:number-columns-repeated="7"/>
        </table:table-row>
        <table:table-row table:style-name="ro2">
          <table:table-cell office:value-type="float" office:value="0.113278" calcext:value-type="float">
            <text:p>0,113278</text:p>
          </table:table-cell>
          <table:table-cell office:value-type="float" office:value="0.178536" calcext:value-type="float">
            <text:p>0,178536</text:p>
          </table:table-cell>
          <table:table-cell office:value-type="float" office:value="0.116062" calcext:value-type="float">
            <text:p>0,116062</text:p>
          </table:table-cell>
          <table:table-cell office:value-type="float" office:value="0.36295" calcext:value-type="float">
            <text:p>0,36295</text:p>
          </table:table-cell>
          <table:table-cell office:value-type="float" office:value="0.288214" calcext:value-type="float">
            <text:p>0,288214</text:p>
          </table:table-cell>
          <table:table-cell office:value-type="float" office:value="0.269568" calcext:value-type="float">
            <text:p>0,269568</text:p>
          </table:table-cell>
          <table:table-cell office:value-type="float" office:value="0.065316" calcext:value-type="float">
            <text:p>0,065316</text:p>
          </table:table-cell>
          <table:table-cell office:value-type="float" office:value="0.137083" calcext:value-type="float">
            <text:p>0,137083</text:p>
          </table:table-cell>
          <table:table-cell office:value-type="float" office:value="0.0619409" calcext:value-type="float">
            <text:p>0,0619409</text:p>
          </table:table-cell>
          <table:table-cell office:value-type="float" office:value="0.0737119" calcext:value-type="float">
            <text:p>0,0737119</text:p>
          </table:table-cell>
          <table:table-cell office:value-type="float" office:value="0.18391" calcext:value-type="float">
            <text:p>0,18391</text:p>
          </table:table-cell>
          <table:table-cell office:value-type="float" office:value="0.0600331" calcext:value-type="float">
            <text:p>0,0600331</text:p>
          </table:table-cell>
          <table:table-cell office:value-type="float" office:value="0.064853" calcext:value-type="float">
            <text:p>0,064853</text:p>
          </table:table-cell>
          <table:table-cell office:value-type="float" office:value="0.179023" calcext:value-type="float">
            <text:p>0,179023</text:p>
          </table:table-cell>
          <table:table-cell office:value-type="float" office:value="0.0567918" calcext:value-type="float">
            <text:p>0,0567918</text:p>
          </table:table-cell>
          <table:table-cell office:value-type="float" office:value="0.0631351" calcext:value-type="float">
            <text:p>0,0631351</text:p>
          </table:table-cell>
          <table:table-cell office:value-type="float" office:value="0.163502" calcext:value-type="float">
            <text:p>0,163502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935688" calcext:value-type="float">
            <text:p>0,935688</text:p>
          </table:table-cell>
          <table:table-cell office:value-type="float" office:value="0.175246" calcext:value-type="float">
            <text:p>0,175246</text:p>
          </table:table-cell>
          <table:table-cell office:value-type="float" office:value="0.056807" calcext:value-type="float">
            <text:p>0,056807</text:p>
          </table:table-cell>
          <table:table-cell office:value-type="float" office:value="0.0702569" calcext:value-type="float">
            <text:p>0,0702569</text:p>
          </table:table-cell>
          <table:table-cell office:value-type="float" office:value="0.171551" calcext:value-type="float">
            <text:p>0,171551</text:p>
          </table:table-cell>
          <table:table-cell office:value-type="float" office:value="0.0575249" calcext:value-type="float">
            <text:p>0,0575249</text:p>
          </table:table-cell>
          <table:table-cell office:value-type="float" office:value="0.0628641" calcext:value-type="float">
            <text:p>0,0628641</text:p>
          </table:table-cell>
          <table:table-cell office:value-type="float" office:value="0.627774" calcext:value-type="float">
            <text:p>0,627774</text:p>
          </table:table-cell>
          <table:table-cell office:value-type="float" office:value="0.0495999" calcext:value-type="float">
            <text:p>0,0495999</text:p>
          </table:table-cell>
          <table:table-cell office:value-type="float" office:value="0.05724" calcext:value-type="float">
            <text:p>0,05724</text:p>
          </table:table-cell>
          <table:table-cell office:value-type="float" office:value="0.173733" calcext:value-type="float">
            <text:p>0,173733</text:p>
          </table:table-cell>
          <table:table-cell office:value-type="float" office:value="0.057775" calcext:value-type="float">
            <text:p>0,057775</text:p>
          </table:table-cell>
          <table:table-cell office:value-type="float" office:value="1.41203" calcext:value-type="float">
            <text:p>1,41203</text:p>
          </table:table-cell>
          <table:table-cell office:value-type="float" office:value="0.693386" calcext:value-type="float">
            <text:p>0,693386</text:p>
          </table:table-cell>
          <table:table-cell office:value-type="float" office:value="0.0558629" calcext:value-type="float">
            <text:p>0,0558629</text:p>
          </table:table-cell>
          <table:table-cell office:value-type="float" office:value="0.179197" calcext:value-type="float">
            <text:p>0,179197</text:p>
          </table:table-cell>
          <table:table-cell office:value-type="float" office:value="0.174641" calcext:value-type="float">
            <text:p>0,174641</text:p>
          </table:table-cell>
          <table:table-cell office:value-type="float" office:value="0.0571251" calcext:value-type="float">
            <text:p>0,0571251</text:p>
          </table:table-cell>
          <table:table-cell office:value-type="float" office:value="0.11731" calcext:value-type="float">
            <text:p>0,11731</text:p>
          </table:table-cell>
          <table:table-cell office:value-type="float" office:value="2.0982" calcext:value-type="float">
            <text:p>2,0982</text:p>
          </table:table-cell>
          <table:table-cell office:value-type="float" office:value="0.0844169" calcext:value-type="float">
            <text:p>0,0844169</text:p>
          </table:table-cell>
          <table:table-cell office:value-type="float" office:value="0.111457" calcext:value-type="float">
            <text:p>0,111457</text:p>
          </table:table-cell>
          <table:table-cell office:value-type="float" office:value="0.116114" calcext:value-type="float">
            <text:p>0,116114</text:p>
          </table:table-cell>
          <table:table-cell office:value-type="float" office:value="0.122904" calcext:value-type="float">
            <text:p>0,122904</text:p>
          </table:table-cell>
          <table:table-cell office:value-type="float" office:value="0.394935" calcext:value-type="float">
            <text:p>0,394935</text:p>
          </table:table-cell>
          <table:table-cell office:value-type="float" office:value="2.04008" calcext:value-type="float">
            <text:p>2,04008</text:p>
          </table:table-cell>
          <table:table-cell office:value-type="float" office:value="2.15733" calcext:value-type="float">
            <text:p>2,15733</text:p>
          </table:table-cell>
          <table:table-cell office:value-type="float" office:value="2.27701" calcext:value-type="float">
            <text:p>2,27701</text:p>
          </table:table-cell>
          <table:table-cell office:value-type="float" office:value="1.34937" calcext:value-type="float">
            <text:p>1,34937</text:p>
          </table:table-cell>
          <table:table-cell office:value-type="float" office:value="1.6981" calcext:value-type="float">
            <text:p>1,6981</text:p>
          </table:table-cell>
          <table:table-cell office:value-type="float" office:value="1.01836" calcext:value-type="float">
            <text:p>1,01836</text:p>
          </table:table-cell>
          <table:table-cell office:value-type="float" office:value="1.53439" calcext:value-type="float">
            <text:p>1,53439</text:p>
          </table:table-cell>
          <table:table-cell office:value-type="float" office:value="2.24268" calcext:value-type="float">
            <text:p>2,24268</text:p>
          </table:table-cell>
          <table:table-cell office:value-type="float" office:value="0.723789" calcext:value-type="float">
            <text:p>0,723789</text:p>
          </table:table-cell>
          <table:table-cell office:value-type="float" office:value="1.88624" calcext:value-type="float">
            <text:p>1,88624</text:p>
          </table:table-cell>
          <table:table-cell office:value-type="float" office:value="1.95472" calcext:value-type="float">
            <text:p>1,95472</text:p>
          </table:table-cell>
          <table:table-cell office:value-type="float" office:value="1.27102" calcext:value-type="float">
            <text:p>1,27102</text:p>
          </table:table-cell>
          <table:table-cell office:value-type="float" office:value="0.494147" calcext:value-type="float">
            <text:p>0,494147</text:p>
          </table:table-cell>
          <table:table-cell office:value-type="float" office:value="0.0712359" calcext:value-type="float">
            <text:p>0,0712359</text:p>
          </table:table-cell>
          <table:table-cell office:value-type="float" office:value="0.13798" calcext:value-type="float">
            <text:p>0,13798</text:p>
          </table:table-cell>
          <table:table-cell office:value-type="float" office:value="2.61456" calcext:value-type="float">
            <text:p>2,61456</text:p>
          </table:table-cell>
          <table:table-cell office:value-type="float" office:value="0.0673549" calcext:value-type="float">
            <text:p>0,0673549</text:p>
          </table:table-cell>
          <table:table-cell office:value-type="float" office:value="0.709003" calcext:value-type="float">
            <text:p>0,709003</text:p>
          </table:table-cell>
          <table:table-cell office:value-type="float" office:value="2.52391" calcext:value-type="float">
            <text:p>2,52391</text:p>
          </table:table-cell>
          <table:table-cell office:value-type="float" office:value="0.447572" calcext:value-type="float">
            <text:p>0,447572</text:p>
          </table:table-cell>
          <table:table-cell office:value-type="float" office:value="0.335192" calcext:value-type="float">
            <text:p>0,335192</text:p>
          </table:table-cell>
          <table:table-cell table:number-columns-repeated="4"/>
          <table:table-cell table:formula="of:=MIN([.A173:.BL173])" office:value-type="float" office:value="0.0495999" calcext:value-type="float">
            <text:p>0,0495999</text:p>
          </table:table-cell>
          <table:table-cell table:formula="of:=MAX([.A173:.BL173])" office:value-type="float" office:value="2.61456" calcext:value-type="float">
            <text:p>2,61456</text:p>
          </table:table-cell>
          <table:table-cell table:number-columns-repeated="7"/>
        </table:table-row>
        <table:table-row table:style-name="ro2">
          <table:table-cell office:value-type="float" office:value="0.11772" calcext:value-type="float">
            <text:p>0,11772</text:p>
          </table:table-cell>
          <table:table-cell office:value-type="float" office:value="0.114427" calcext:value-type="float">
            <text:p>0,114427</text:p>
          </table:table-cell>
          <table:table-cell office:value-type="float" office:value="0.148443" calcext:value-type="float">
            <text:p>0,148443</text:p>
          </table:table-cell>
          <table:table-cell office:value-type="float" office:value="0.206568" calcext:value-type="float">
            <text:p>0,206568</text:p>
          </table:table-cell>
          <table:table-cell office:value-type="float" office:value="0.110884" calcext:value-type="float">
            <text:p>0,110884</text:p>
          </table:table-cell>
          <table:table-cell office:value-type="float" office:value="0.168607" calcext:value-type="float">
            <text:p>0,168607</text:p>
          </table:table-cell>
          <table:table-cell office:value-type="float" office:value="0.11467" calcext:value-type="float">
            <text:p>0,11467</text:p>
          </table:table-cell>
          <table:table-cell office:value-type="float" office:value="0.436027" calcext:value-type="float">
            <text:p>0,436027</text:p>
          </table:table-cell>
          <table:table-cell office:value-type="float" office:value="0.28449" calcext:value-type="float">
            <text:p>0,28449</text:p>
          </table:table-cell>
          <table:table-cell office:value-type="float" office:value="0.128033" calcext:value-type="float">
            <text:p>0,128033</text:p>
          </table:table-cell>
          <table:table-cell office:value-type="float" office:value="0.0937901" calcext:value-type="float">
            <text:p>0,0937901</text:p>
          </table:table-cell>
          <table:table-cell office:value-type="float" office:value="0.102531" calcext:value-type="float">
            <text:p>0,102531</text:p>
          </table:table-cell>
          <table:table-cell office:value-type="float" office:value="0.0955551" calcext:value-type="float">
            <text:p>0,0955551</text:p>
          </table:table-cell>
          <table:table-cell office:value-type="float" office:value="0.109095" calcext:value-type="float">
            <text:p>0,109095</text:p>
          </table:table-cell>
          <table:table-cell office:value-type="float" office:value="0.092139" calcext:value-type="float">
            <text:p>0,092139</text:p>
          </table:table-cell>
          <table:table-cell office:value-type="float" office:value="0.102846" calcext:value-type="float">
            <text:p>0,102846</text:p>
          </table:table-cell>
          <table:table-cell office:value-type="float" office:value="0.0947411" calcext:value-type="float">
            <text:p>0,0947411</text:p>
          </table:table-cell>
          <table:table-cell office:value-type="float" office:value="0.114076" calcext:value-type="float">
            <text:p>0,114076</text:p>
          </table:table-cell>
          <table:table-cell office:value-type="float" office:value="0.887089" calcext:value-type="float">
            <text:p>0,887089</text:p>
          </table:table-cell>
          <table:table-cell office:value-type="float" office:value="0.190662" calcext:value-type="float">
            <text:p>0,190662</text:p>
          </table:table-cell>
          <table:table-cell office:value-type="float" office:value="0.754019" calcext:value-type="float">
            <text:p>0,754019</text:p>
          </table:table-cell>
          <table:table-cell office:value-type="float" office:value="0.174897" calcext:value-type="float">
            <text:p>0,174897</text:p>
          </table:table-cell>
          <table:table-cell office:value-type="float" office:value="1.16219" calcext:value-type="float">
            <text:p>1,16219</text:p>
          </table:table-cell>
          <table:table-cell office:value-type="float" office:value="1.12167" calcext:value-type="float">
            <text:p>1,12167</text:p>
          </table:table-cell>
          <table:table-cell office:value-type="float" office:value="1.46081" calcext:value-type="float">
            <text:p>1,46081</text:p>
          </table:table-cell>
          <table:table-cell office:value-type="float" office:value="1.46533" calcext:value-type="float">
            <text:p>1,46533</text:p>
          </table:table-cell>
          <table:table-cell office:value-type="float" office:value="1.40733" calcext:value-type="float">
            <text:p>1,40733</text:p>
          </table:table-cell>
          <table:table-cell office:value-type="float" office:value="0.847755" calcext:value-type="float">
            <text:p>0,847755</text:p>
          </table:table-cell>
          <table:table-cell office:value-type="float" office:value="0.639991" calcext:value-type="float">
            <text:p>0,639991</text:p>
          </table:table-cell>
          <table:table-cell office:value-type="float" office:value="0.541867" calcext:value-type="float">
            <text:p>0,541867</text:p>
          </table:table-cell>
          <table:table-cell office:value-type="float" office:value="0.764111" calcext:value-type="float">
            <text:p>0,764111</text:p>
          </table:table-cell>
          <table:table-cell office:value-type="float" office:value="0.441029" calcext:value-type="float">
            <text:p>0,441029</text:p>
          </table:table-cell>
          <table:table-cell office:value-type="float" office:value="1.33015" calcext:value-type="float">
            <text:p>1,33015</text:p>
          </table:table-cell>
          <table:table-cell office:value-type="float" office:value="1.16365" calcext:value-type="float">
            <text:p>1,16365</text:p>
          </table:table-cell>
          <table:table-cell office:value-type="float" office:value="1.01235" calcext:value-type="float">
            <text:p>1,01235</text:p>
          </table:table-cell>
          <table:table-cell office:value-type="float" office:value="0.185023" calcext:value-type="float">
            <text:p>0,185023</text:p>
          </table:table-cell>
          <table:table-cell office:value-type="float" office:value="0.394641" calcext:value-type="float">
            <text:p>0,394641</text:p>
          </table:table-cell>
          <table:table-cell office:value-type="float" office:value="0.273817" calcext:value-type="float">
            <text:p>0,273817</text:p>
          </table:table-cell>
          <table:table-cell office:value-type="float" office:value="0.382538" calcext:value-type="float">
            <text:p>0,382538</text:p>
          </table:table-cell>
          <table:table-cell office:value-type="float" office:value="0.426578" calcext:value-type="float">
            <text:p>0,426578</text:p>
          </table:table-cell>
          <table:table-cell office:value-type="float" office:value="0.831528" calcext:value-type="float">
            <text:p>0,831528</text:p>
          </table:table-cell>
          <table:table-cell office:value-type="float" office:value="1.79414" calcext:value-type="float">
            <text:p>1,79414</text:p>
          </table:table-cell>
          <table:table-cell office:value-type="float" office:value="1.43229" calcext:value-type="float">
            <text:p>1,43229</text:p>
          </table:table-cell>
          <table:table-cell office:value-type="float" office:value="0.613854" calcext:value-type="float">
            <text:p>0,613854</text:p>
          </table:table-cell>
          <table:table-cell office:value-type="float" office:value="0.142503" calcext:value-type="float">
            <text:p>0,142503</text:p>
          </table:table-cell>
          <table:table-cell office:value-type="float" office:value="0.211978" calcext:value-type="float">
            <text:p>0,211978</text:p>
          </table:table-cell>
          <table:table-cell office:value-type="float" office:value="0.0941379" calcext:value-type="float">
            <text:p>0,0941379</text:p>
          </table:table-cell>
          <table:table-cell office:value-type="float" office:value="0.432002" calcext:value-type="float">
            <text:p>0,432002</text:p>
          </table:table-cell>
          <table:table-cell office:value-type="float" office:value="0.101484" calcext:value-type="float">
            <text:p>0,101484</text:p>
          </table:table-cell>
          <table:table-cell office:value-type="float" office:value="0.116706" calcext:value-type="float">
            <text:p>0,116706</text:p>
          </table:table-cell>
          <table:table-cell office:value-type="float" office:value="0.287088" calcext:value-type="float">
            <text:p>0,287088</text:p>
          </table:table-cell>
          <table:table-cell office:value-type="float" office:value="0.15706" calcext:value-type="float">
            <text:p>0,15706</text:p>
          </table:table-cell>
          <table:table-cell office:value-type="float" office:value="0.131152" calcext:value-type="float">
            <text:p>0,131152</text:p>
          </table:table-cell>
          <table:table-cell office:value-type="float" office:value="0.325522" calcext:value-type="float">
            <text:p>0,325522</text:p>
          </table:table-cell>
          <table:table-cell office:value-type="float" office:value="2.11836" calcext:value-type="float">
            <text:p>2,11836</text:p>
          </table:table-cell>
          <table:table-cell office:value-type="float" office:value="0.146897" calcext:value-type="float">
            <text:p>0,146897</text:p>
          </table:table-cell>
          <table:table-cell office:value-type="float" office:value="0.274232" calcext:value-type="float">
            <text:p>0,274232</text:p>
          </table:table-cell>
          <table:table-cell office:value-type="float" office:value="0.038753" calcext:value-type="float">
            <text:p>0,038753</text:p>
          </table:table-cell>
          <table:table-cell office:value-type="float" office:value="0.362203" calcext:value-type="float">
            <text:p>0,362203</text:p>
          </table:table-cell>
          <table:table-cell office:value-type="float" office:value="0.359048" calcext:value-type="float">
            <text:p>0,359048</text:p>
          </table:table-cell>
          <table:table-cell office:value-type="float" office:value="0.684451" calcext:value-type="float">
            <text:p>0,684451</text:p>
          </table:table-cell>
          <table:table-cell office:value-type="float" office:value="0.141161" calcext:value-type="float">
            <text:p>0,141161</text:p>
          </table:table-cell>
          <table:table-cell office:value-type="float" office:value="0.42505" calcext:value-type="float">
            <text:p>0,42505</text:p>
          </table:table-cell>
          <table:table-cell office:value-type="float" office:value="0.125839" calcext:value-type="float">
            <text:p>0,125839</text:p>
          </table:table-cell>
          <table:table-cell table:number-columns-repeated="4"/>
          <table:table-cell table:formula="of:=MIN([.A174:.BL174])" office:value-type="float" office:value="0.038753" calcext:value-type="float">
            <text:p>0,038753</text:p>
          </table:table-cell>
          <table:table-cell table:formula="of:=MAX([.A174:.BL174])" office:value-type="float" office:value="2.11836" calcext:value-type="float">
            <text:p>2,11836</text:p>
          </table:table-cell>
          <table:table-cell table:number-columns-repeated="7"/>
        </table:table-row>
        <table:table-row table:style-name="ro2">
          <table:table-cell office:value-type="float" office:value="0.115285" calcext:value-type="float">
            <text:p>0,115285</text:p>
          </table:table-cell>
          <table:table-cell office:value-type="float" office:value="0.118212" calcext:value-type="float">
            <text:p>0,118212</text:p>
          </table:table-cell>
          <table:table-cell office:value-type="float" office:value="0.19621" calcext:value-type="float">
            <text:p>0,19621</text:p>
          </table:table-cell>
          <table:table-cell office:value-type="float" office:value="0.111211" calcext:value-type="float">
            <text:p>0,111211</text:p>
          </table:table-cell>
          <table:table-cell office:value-type="float" office:value="0.237874" calcext:value-type="float">
            <text:p>0,237874</text:p>
          </table:table-cell>
          <table:table-cell office:value-type="float" office:value="0.128256" calcext:value-type="float">
            <text:p>0,128256</text:p>
          </table:table-cell>
          <table:table-cell office:value-type="float" office:value="0.139014" calcext:value-type="float">
            <text:p>0,139014</text:p>
          </table:table-cell>
          <table:table-cell office:value-type="float" office:value="0.139791" calcext:value-type="float">
            <text:p>0,139791</text:p>
          </table:table-cell>
          <table:table-cell office:value-type="float" office:value="0.140004" calcext:value-type="float">
            <text:p>0,140004</text:p>
          </table:table-cell>
          <table:table-cell office:value-type="float" office:value="0.1196" calcext:value-type="float">
            <text:p>0,1196</text:p>
          </table:table-cell>
          <table:table-cell office:value-type="float" office:value="0.122229" calcext:value-type="float">
            <text:p>0,122229</text:p>
          </table:table-cell>
          <table:table-cell office:value-type="float" office:value="0.137223" calcext:value-type="float">
            <text:p>0,137223</text:p>
          </table:table-cell>
          <table:table-cell office:value-type="float" office:value="0.447256" calcext:value-type="float">
            <text:p>0,447256</text:p>
          </table:table-cell>
          <table:table-cell office:value-type="float" office:value="0.275884" calcext:value-type="float">
            <text:p>0,275884</text:p>
          </table:table-cell>
          <table:table-cell office:value-type="float" office:value="0.122452" calcext:value-type="float">
            <text:p>0,122452</text:p>
          </table:table-cell>
          <table:table-cell office:value-type="float" office:value="0.852264" calcext:value-type="float">
            <text:p>0,852264</text:p>
          </table:table-cell>
          <table:table-cell office:value-type="float" office:value="0.12902" calcext:value-type="float">
            <text:p>0,12902</text:p>
          </table:table-cell>
          <table:table-cell office:value-type="float" office:value="0.140321" calcext:value-type="float">
            <text:p>0,140321</text:p>
          </table:table-cell>
          <table:table-cell office:value-type="float" office:value="0.0952652" calcext:value-type="float">
            <text:p>0,0952652</text:p>
          </table:table-cell>
          <table:table-cell office:value-type="float" office:value="0.432585" calcext:value-type="float">
            <text:p>0,432585</text:p>
          </table:table-cell>
          <table:table-cell office:value-type="float" office:value="0.37757" calcext:value-type="float">
            <text:p>0,37757</text:p>
          </table:table-cell>
          <table:table-cell office:value-type="float" office:value="1.23223" calcext:value-type="float">
            <text:p>1,23223</text:p>
          </table:table-cell>
          <table:table-cell office:value-type="float" office:value="1.1273" calcext:value-type="float">
            <text:p>1,1273</text:p>
          </table:table-cell>
          <table:table-cell office:value-type="float" office:value="0.179126" calcext:value-type="float">
            <text:p>0,179126</text:p>
          </table:table-cell>
          <table:table-cell office:value-type="float" office:value="0.103675" calcext:value-type="float">
            <text:p>0,103675</text:p>
          </table:table-cell>
          <table:table-cell office:value-type="float" office:value="0.805602" calcext:value-type="float">
            <text:p>0,805602</text:p>
          </table:table-cell>
          <table:table-cell office:value-type="float" office:value="0.113732" calcext:value-type="float">
            <text:p>0,113732</text:p>
          </table:table-cell>
          <table:table-cell office:value-type="float" office:value="1.14432" calcext:value-type="float">
            <text:p>1,14432</text:p>
          </table:table-cell>
          <table:table-cell office:value-type="float" office:value="0.113631" calcext:value-type="float">
            <text:p>0,113631</text:p>
          </table:table-cell>
          <table:table-cell office:value-type="float" office:value="0.282865" calcext:value-type="float">
            <text:p>0,282865</text:p>
          </table:table-cell>
          <table:table-cell office:value-type="float" office:value="0.168789" calcext:value-type="float">
            <text:p>0,168789</text:p>
          </table:table-cell>
          <table:table-cell office:value-type="float" office:value="1.26294" calcext:value-type="float">
            <text:p>1,26294</text:p>
          </table:table-cell>
          <table:table-cell office:value-type="float" office:value="1.2676" calcext:value-type="float">
            <text:p>1,2676</text:p>
          </table:table-cell>
          <table:table-cell office:value-type="float" office:value="1.13331" calcext:value-type="float">
            <text:p>1,13331</text:p>
          </table:table-cell>
          <table:table-cell office:value-type="float" office:value="0.287054" calcext:value-type="float">
            <text:p>0,287054</text:p>
          </table:table-cell>
          <table:table-cell office:value-type="float" office:value="0.105228" calcext:value-type="float">
            <text:p>0,105228</text:p>
          </table:table-cell>
          <table:table-cell office:value-type="float" office:value="0.0978498" calcext:value-type="float">
            <text:p>0,0978498</text:p>
          </table:table-cell>
          <table:table-cell office:value-type="float" office:value="1.82548" calcext:value-type="float">
            <text:p>1,82548</text:p>
          </table:table-cell>
          <table:table-cell office:value-type="float" office:value="1.83242" calcext:value-type="float">
            <text:p>1,83242</text:p>
          </table:table-cell>
          <table:table-cell office:value-type="float" office:value="1.75469" calcext:value-type="float">
            <text:p>1,75469</text:p>
          </table:table-cell>
          <table:table-cell office:value-type="float" office:value="1.54115" calcext:value-type="float">
            <text:p>1,54115</text:p>
          </table:table-cell>
          <table:table-cell office:value-type="float" office:value="1.01934" calcext:value-type="float">
            <text:p>1,01934</text:p>
          </table:table-cell>
          <table:table-cell office:value-type="float" office:value="0.390178" calcext:value-type="float">
            <text:p>0,390178</text:p>
          </table:table-cell>
          <table:table-cell office:value-type="float" office:value="1.55699" calcext:value-type="float">
            <text:p>1,55699</text:p>
          </table:table-cell>
          <table:table-cell office:value-type="float" office:value="1.43665" calcext:value-type="float">
            <text:p>1,43665</text:p>
          </table:table-cell>
          <table:table-cell office:value-type="float" office:value="1.5873" calcext:value-type="float">
            <text:p>1,5873</text:p>
          </table:table-cell>
          <table:table-cell office:value-type="float" office:value="0.686468" calcext:value-type="float">
            <text:p>0,686468</text:p>
          </table:table-cell>
          <table:table-cell office:value-type="float" office:value="0.574815" calcext:value-type="float">
            <text:p>0,574815</text:p>
          </table:table-cell>
          <table:table-cell office:value-type="float" office:value="0.253764" calcext:value-type="float">
            <text:p>0,253764</text:p>
          </table:table-cell>
          <table:table-cell office:value-type="float" office:value="1.34312" calcext:value-type="float">
            <text:p>1,34312</text:p>
          </table:table-cell>
          <table:table-cell office:value-type="float" office:value="1.64481" calcext:value-type="float">
            <text:p>1,64481</text:p>
          </table:table-cell>
          <table:table-cell office:value-type="float" office:value="0.843451" calcext:value-type="float">
            <text:p>0,843451</text:p>
          </table:table-cell>
          <table:table-cell office:value-type="float" office:value="1.13564" calcext:value-type="float">
            <text:p>1,13564</text:p>
          </table:table-cell>
          <table:table-cell office:value-type="float" office:value="1.04273" calcext:value-type="float">
            <text:p>1,04273</text:p>
          </table:table-cell>
          <table:table-cell office:value-type="float" office:value="1.18046" calcext:value-type="float">
            <text:p>1,18046</text:p>
          </table:table-cell>
          <table:table-cell office:value-type="float" office:value="2.05356" calcext:value-type="float">
            <text:p>2,05356</text:p>
          </table:table-cell>
          <table:table-cell office:value-type="float" office:value="2.06178" calcext:value-type="float">
            <text:p>2,06178</text:p>
          </table:table-cell>
          <table:table-cell office:value-type="float" office:value="1.55821" calcext:value-type="float">
            <text:p>1,55821</text:p>
          </table:table-cell>
          <table:table-cell office:value-type="float" office:value="1.76613" calcext:value-type="float">
            <text:p>1,76613</text:p>
          </table:table-cell>
          <table:table-cell office:value-type="float" office:value="0.094171" calcext:value-type="float">
            <text:p>0,094171</text:p>
          </table:table-cell>
          <table:table-cell office:value-type="float" office:value="0.131301" calcext:value-type="float">
            <text:p>0,131301</text:p>
          </table:table-cell>
          <table:table-cell office:value-type="float" office:value="0.120721" calcext:value-type="float">
            <text:p>0,120721</text:p>
          </table:table-cell>
          <table:table-cell office:value-type="float" office:value="0.320132" calcext:value-type="float">
            <text:p>0,320132</text:p>
          </table:table-cell>
          <table:table-cell office:value-type="float" office:value="0.106184" calcext:value-type="float">
            <text:p>0,106184</text:p>
          </table:table-cell>
          <table:table-cell table:number-columns-repeated="4"/>
          <table:table-cell table:formula="of:=MIN([.A175:.BL175])" office:value-type="float" office:value="0.094171" calcext:value-type="float">
            <text:p>0,094171</text:p>
          </table:table-cell>
          <table:table-cell table:formula="of:=MAX([.A175:.BL175])" office:value-type="float" office:value="2.06178" calcext:value-type="float">
            <text:p>2,06178</text:p>
          </table:table-cell>
          <table:table-cell table:number-columns-repeated="7"/>
        </table:table-row>
        <table:table-row table:style-name="ro2">
          <table:table-cell office:value-type="float" office:value="0.15744" calcext:value-type="float">
            <text:p>0,15744</text:p>
          </table:table-cell>
          <table:table-cell office:value-type="float" office:value="0.160729" calcext:value-type="float">
            <text:p>0,160729</text:p>
          </table:table-cell>
          <table:table-cell office:value-type="float" office:value="0.113476" calcext:value-type="float">
            <text:p>0,113476</text:p>
          </table:table-cell>
          <table:table-cell office:value-type="float" office:value="0.226067" calcext:value-type="float">
            <text:p>0,226067</text:p>
          </table:table-cell>
          <table:table-cell office:value-type="float" office:value="0.115876" calcext:value-type="float">
            <text:p>0,115876</text:p>
          </table:table-cell>
          <table:table-cell office:value-type="float" office:value="0.150641" calcext:value-type="float">
            <text:p>0,150641</text:p>
          </table:table-cell>
          <table:table-cell office:value-type="float" office:value="0.151228" calcext:value-type="float">
            <text:p>0,151228</text:p>
          </table:table-cell>
          <table:table-cell office:value-type="float" office:value="0.342999" calcext:value-type="float">
            <text:p>0,342999</text:p>
          </table:table-cell>
          <table:table-cell office:value-type="float" office:value="0.456741" calcext:value-type="float">
            <text:p>0,456741</text:p>
          </table:table-cell>
          <table:table-cell office:value-type="float" office:value="0.480586" calcext:value-type="float">
            <text:p>0,480586</text:p>
          </table:table-cell>
          <table:table-cell office:value-type="float" office:value="0.251326" calcext:value-type="float">
            <text:p>0,251326</text:p>
          </table:table-cell>
          <table:table-cell office:value-type="float" office:value="0.116807" calcext:value-type="float">
            <text:p>0,116807</text:p>
          </table:table-cell>
          <table:table-cell office:value-type="float" office:value="0.151004" calcext:value-type="float">
            <text:p>0,151004</text:p>
          </table:table-cell>
          <table:table-cell office:value-type="float" office:value="0.111771" calcext:value-type="float">
            <text:p>0,111771</text:p>
          </table:table-cell>
          <table:table-cell office:value-type="float" office:value="0.112031" calcext:value-type="float">
            <text:p>0,112031</text:p>
          </table:table-cell>
          <table:table-cell office:value-type="float" office:value="0.175615" calcext:value-type="float">
            <text:p>0,175615</text:p>
          </table:table-cell>
          <table:table-cell office:value-type="float" office:value="0.181146" calcext:value-type="float">
            <text:p>0,181146</text:p>
          </table:table-cell>
          <table:table-cell office:value-type="float" office:value="0.0888388" calcext:value-type="float">
            <text:p>0,0888388</text:p>
          </table:table-cell>
          <table:table-cell office:value-type="float" office:value="0.509546" calcext:value-type="float">
            <text:p>0,509546</text:p>
          </table:table-cell>
          <table:table-cell office:value-type="float" office:value="0.512752" calcext:value-type="float">
            <text:p>0,512752</text:p>
          </table:table-cell>
          <table:table-cell office:value-type="float" office:value="0.512622" calcext:value-type="float">
            <text:p>0,512622</text:p>
          </table:table-cell>
          <table:table-cell office:value-type="float" office:value="0.0996499" calcext:value-type="float">
            <text:p>0,0996499</text:p>
          </table:table-cell>
          <table:table-cell office:value-type="float" office:value="0.116347" calcext:value-type="float">
            <text:p>0,116347</text:p>
          </table:table-cell>
          <table:table-cell office:value-type="float" office:value="0.3686" calcext:value-type="float">
            <text:p>0,3686</text:p>
          </table:table-cell>
          <table:table-cell office:value-type="float" office:value="0.390838" calcext:value-type="float">
            <text:p>0,390838</text:p>
          </table:table-cell>
          <table:table-cell office:value-type="float" office:value="0.460483" calcext:value-type="float">
            <text:p>0,460483</text:p>
          </table:table-cell>
          <table:table-cell office:value-type="float" office:value="0.40467" calcext:value-type="float">
            <text:p>0,40467</text:p>
          </table:table-cell>
          <table:table-cell office:value-type="float" office:value="0.11869" calcext:value-type="float">
            <text:p>0,11869</text:p>
          </table:table-cell>
          <table:table-cell office:value-type="float" office:value="0.123903" calcext:value-type="float">
            <text:p>0,123903</text:p>
          </table:table-cell>
          <table:table-cell office:value-type="float" office:value="0.124537" calcext:value-type="float">
            <text:p>0,124537</text:p>
          </table:table-cell>
          <table:table-cell office:value-type="float" office:value="0.111484" calcext:value-type="float">
            <text:p>0,111484</text:p>
          </table:table-cell>
          <table:table-cell office:value-type="float" office:value="1.23196" calcext:value-type="float">
            <text:p>1,23196</text:p>
          </table:table-cell>
          <table:table-cell office:value-type="float" office:value="0.500831" calcext:value-type="float">
            <text:p>0,500831</text:p>
          </table:table-cell>
          <table:table-cell office:value-type="float" office:value="1.37691" calcext:value-type="float">
            <text:p>1,37691</text:p>
          </table:table-cell>
          <table:table-cell office:value-type="float" office:value="0.338147" calcext:value-type="float">
            <text:p>0,338147</text:p>
          </table:table-cell>
          <table:table-cell office:value-type="float" office:value="2.04136" calcext:value-type="float">
            <text:p>2,04136</text:p>
          </table:table-cell>
          <table:table-cell office:value-type="float" office:value="2.03677" calcext:value-type="float">
            <text:p>2,03677</text:p>
          </table:table-cell>
          <table:table-cell office:value-type="float" office:value="1.91202" calcext:value-type="float">
            <text:p>1,91202</text:p>
          </table:table-cell>
          <table:table-cell office:value-type="float" office:value="1.52832" calcext:value-type="float">
            <text:p>1,52832</text:p>
          </table:table-cell>
          <table:table-cell office:value-type="float" office:value="0.330188" calcext:value-type="float">
            <text:p>0,330188</text:p>
          </table:table-cell>
          <table:table-cell office:value-type="float" office:value="1.12785" calcext:value-type="float">
            <text:p>1,12785</text:p>
          </table:table-cell>
          <table:table-cell office:value-type="float" office:value="0.990771" calcext:value-type="float">
            <text:p>0,990771</text:p>
          </table:table-cell>
          <table:table-cell office:value-type="float" office:value="0.997915" calcext:value-type="float">
            <text:p>0,997915</text:p>
          </table:table-cell>
          <table:table-cell office:value-type="float" office:value="0.33959" calcext:value-type="float">
            <text:p>0,33959</text:p>
          </table:table-cell>
          <table:table-cell office:value-type="float" office:value="0.944832" calcext:value-type="float">
            <text:p>0,944832</text:p>
          </table:table-cell>
          <table:table-cell office:value-type="float" office:value="0.753519" calcext:value-type="float">
            <text:p>0,753519</text:p>
          </table:table-cell>
          <table:table-cell office:value-type="float" office:value="0.855594" calcext:value-type="float">
            <text:p>0,855594</text:p>
          </table:table-cell>
          <table:table-cell office:value-type="float" office:value="1.72127" calcext:value-type="float">
            <text:p>1,72127</text:p>
          </table:table-cell>
          <table:table-cell office:value-type="float" office:value="0.630827" calcext:value-type="float">
            <text:p>0,630827</text:p>
          </table:table-cell>
          <table:table-cell office:value-type="float" office:value="0.64508" calcext:value-type="float">
            <text:p>0,64508</text:p>
          </table:table-cell>
          <table:table-cell office:value-type="float" office:value="0.552638" calcext:value-type="float">
            <text:p>0,552638</text:p>
          </table:table-cell>
          <table:table-cell office:value-type="float" office:value="1.95973" calcext:value-type="float">
            <text:p>1,95973</text:p>
          </table:table-cell>
          <table:table-cell office:value-type="float" office:value="1.38464" calcext:value-type="float">
            <text:p>1,38464</text:p>
          </table:table-cell>
          <table:table-cell office:value-type="float" office:value="1.0334" calcext:value-type="float">
            <text:p>1,0334</text:p>
          </table:table-cell>
          <table:table-cell office:value-type="float" office:value="1.39902" calcext:value-type="float">
            <text:p>1,39902</text:p>
          </table:table-cell>
          <table:table-cell office:value-type="float" office:value="1.15492" calcext:value-type="float">
            <text:p>1,15492</text:p>
          </table:table-cell>
          <table:table-cell office:value-type="float" office:value="0.234814" calcext:value-type="float">
            <text:p>0,234814</text:p>
          </table:table-cell>
          <table:table-cell office:value-type="float" office:value="0.135509" calcext:value-type="float">
            <text:p>0,135509</text:p>
          </table:table-cell>
          <table:table-cell office:value-type="float" office:value="0.0727241" calcext:value-type="float">
            <text:p>0,0727241</text:p>
          </table:table-cell>
          <table:table-cell office:value-type="float" office:value="0.0778759" calcext:value-type="float">
            <text:p>0,0778759</text:p>
          </table:table-cell>
          <table:table-cell office:value-type="float" office:value="0.0610919" calcext:value-type="float">
            <text:p>0,0610919</text:p>
          </table:table-cell>
          <table:table-cell office:value-type="float" office:value="0.329934" calcext:value-type="float">
            <text:p>0,329934</text:p>
          </table:table-cell>
          <table:table-cell office:value-type="float" office:value="2.13685" calcext:value-type="float">
            <text:p>2,13685</text:p>
          </table:table-cell>
          <table:table-cell office:value-type="float" office:value="1.00163" calcext:value-type="float">
            <text:p>1,00163</text:p>
          </table:table-cell>
          <table:table-cell table:number-columns-repeated="4"/>
          <table:table-cell table:formula="of:=MIN([.A176:.BL176])" office:value-type="float" office:value="0.0610919" calcext:value-type="float">
            <text:p>0,0610919</text:p>
          </table:table-cell>
          <table:table-cell table:formula="of:=MAX([.A176:.BL176])" office:value-type="float" office:value="2.13685" calcext:value-type="float">
            <text:p>2,13685</text:p>
          </table:table-cell>
          <table:table-cell table:number-columns-repeated="7"/>
        </table:table-row>
        <table:table-row table:style-name="ro2">
          <table:table-cell office:value-type="float" office:value="0.155463" calcext:value-type="float">
            <text:p>0,155463</text:p>
          </table:table-cell>
          <table:table-cell office:value-type="float" office:value="0.166676" calcext:value-type="float">
            <text:p>0,166676</text:p>
          </table:table-cell>
          <table:table-cell office:value-type="float" office:value="0.152665" calcext:value-type="float">
            <text:p>0,152665</text:p>
          </table:table-cell>
          <table:table-cell office:value-type="float" office:value="0.2673" calcext:value-type="float">
            <text:p>0,2673</text:p>
          </table:table-cell>
          <table:table-cell office:value-type="float" office:value="0.273314" calcext:value-type="float">
            <text:p>0,273314</text:p>
          </table:table-cell>
          <table:table-cell office:value-type="float" office:value="0.147774" calcext:value-type="float">
            <text:p>0,147774</text:p>
          </table:table-cell>
          <table:table-cell office:value-type="float" office:value="0.15261" calcext:value-type="float">
            <text:p>0,15261</text:p>
          </table:table-cell>
          <table:table-cell office:value-type="float" office:value="0.189154" calcext:value-type="float">
            <text:p>0,189154</text:p>
          </table:table-cell>
          <table:table-cell office:value-type="float" office:value="0.283659" calcext:value-type="float">
            <text:p>0,283659</text:p>
          </table:table-cell>
          <table:table-cell office:value-type="float" office:value="0.133917" calcext:value-type="float">
            <text:p>0,133917</text:p>
          </table:table-cell>
          <table:table-cell office:value-type="float" office:value="0.366115" calcext:value-type="float">
            <text:p>0,366115</text:p>
          </table:table-cell>
          <table:table-cell office:value-type="float" office:value="0.543497" calcext:value-type="float">
            <text:p>0,543497</text:p>
          </table:table-cell>
          <table:table-cell office:value-type="float" office:value="0.305354" calcext:value-type="float">
            <text:p>0,305354</text:p>
          </table:table-cell>
          <table:table-cell office:value-type="float" office:value="0.17294" calcext:value-type="float">
            <text:p>0,17294</text:p>
          </table:table-cell>
          <table:table-cell office:value-type="float" office:value="0.582317" calcext:value-type="float">
            <text:p>0,582317</text:p>
          </table:table-cell>
          <table:table-cell office:value-type="float" office:value="0.919881" calcext:value-type="float">
            <text:p>0,919881</text:p>
          </table:table-cell>
          <table:table-cell office:value-type="float" office:value="0.194564" calcext:value-type="float">
            <text:p>0,194564</text:p>
          </table:table-cell>
          <table:table-cell office:value-type="float" office:value="0.108791" calcext:value-type="float">
            <text:p>0,108791</text:p>
          </table:table-cell>
          <table:table-cell office:value-type="float" office:value="0.116574" calcext:value-type="float">
            <text:p>0,116574</text:p>
          </table:table-cell>
          <table:table-cell office:value-type="float" office:value="0.13924" calcext:value-type="float">
            <text:p>0,13924</text:p>
          </table:table-cell>
          <table:table-cell office:value-type="float" office:value="0.113709" calcext:value-type="float">
            <text:p>0,113709</text:p>
          </table:table-cell>
          <table:table-cell office:value-type="float" office:value="0.750548" calcext:value-type="float">
            <text:p>0,750548</text:p>
          </table:table-cell>
          <table:table-cell office:value-type="float" office:value="0.188335" calcext:value-type="float">
            <text:p>0,188335</text:p>
          </table:table-cell>
          <table:table-cell office:value-type="float" office:value="0.843452" calcext:value-type="float">
            <text:p>0,843452</text:p>
          </table:table-cell>
          <table:table-cell office:value-type="float" office:value="1.53676" calcext:value-type="float">
            <text:p>1,53676</text:p>
          </table:table-cell>
          <table:table-cell office:value-type="float" office:value="0.188781" calcext:value-type="float">
            <text:p>0,188781</text:p>
          </table:table-cell>
          <table:table-cell office:value-type="float" office:value="0.958852" calcext:value-type="float">
            <text:p>0,958852</text:p>
          </table:table-cell>
          <table:table-cell office:value-type="float" office:value="0.721876" calcext:value-type="float">
            <text:p>0,721876</text:p>
          </table:table-cell>
          <table:table-cell office:value-type="float" office:value="0.614615" calcext:value-type="float">
            <text:p>0,614615</text:p>
          </table:table-cell>
          <table:table-cell office:value-type="float" office:value="0.575934" calcext:value-type="float">
            <text:p>0,575934</text:p>
          </table:table-cell>
          <table:table-cell office:value-type="float" office:value="0.805319" calcext:value-type="float">
            <text:p>0,805319</text:p>
          </table:table-cell>
          <table:table-cell office:value-type="float" office:value="0.23183" calcext:value-type="float">
            <text:p>0,23183</text:p>
          </table:table-cell>
          <table:table-cell office:value-type="float" office:value="0.510254" calcext:value-type="float">
            <text:p>0,510254</text:p>
          </table:table-cell>
          <table:table-cell office:value-type="float" office:value="0.50575" calcext:value-type="float">
            <text:p>0,50575</text:p>
          </table:table-cell>
          <table:table-cell office:value-type="float" office:value="0.436456" calcext:value-type="float">
            <text:p>0,436456</text:p>
          </table:table-cell>
          <table:table-cell office:value-type="float" office:value="0.442812" calcext:value-type="float">
            <text:p>0,442812</text:p>
          </table:table-cell>
          <table:table-cell office:value-type="float" office:value="0.4639" calcext:value-type="float">
            <text:p>0,4639</text:p>
          </table:table-cell>
          <table:table-cell office:value-type="float" office:value="1.86037" calcext:value-type="float">
            <text:p>1,86037</text:p>
          </table:table-cell>
          <table:table-cell office:value-type="float" office:value="1.90124" calcext:value-type="float">
            <text:p>1,90124</text:p>
          </table:table-cell>
          <table:table-cell office:value-type="float" office:value="1.26572" calcext:value-type="float">
            <text:p>1,26572</text:p>
          </table:table-cell>
          <table:table-cell office:value-type="float" office:value="1.18347" calcext:value-type="float">
            <text:p>1,18347</text:p>
          </table:table-cell>
          <table:table-cell office:value-type="float" office:value="1.04816" calcext:value-type="float">
            <text:p>1,04816</text:p>
          </table:table-cell>
          <table:table-cell office:value-type="float" office:value="1.36907" calcext:value-type="float">
            <text:p>1,36907</text:p>
          </table:table-cell>
          <table:table-cell office:value-type="float" office:value="0.514415" calcext:value-type="float">
            <text:p>0,514415</text:p>
          </table:table-cell>
          <table:table-cell office:value-type="float" office:value="1.43011" calcext:value-type="float">
            <text:p>1,43011</text:p>
          </table:table-cell>
          <table:table-cell office:value-type="float" office:value="1.07235" calcext:value-type="float">
            <text:p>1,07235</text:p>
          </table:table-cell>
          <table:table-cell office:value-type="float" office:value="0.728331" calcext:value-type="float">
            <text:p>0,728331</text:p>
          </table:table-cell>
          <table:table-cell office:value-type="float" office:value="1.50327" calcext:value-type="float">
            <text:p>1,50327</text:p>
          </table:table-cell>
          <table:table-cell office:value-type="float" office:value="0.695549" calcext:value-type="float">
            <text:p>0,695549</text:p>
          </table:table-cell>
          <table:table-cell office:value-type="float" office:value="1.98946" calcext:value-type="float">
            <text:p>1,98946</text:p>
          </table:table-cell>
          <table:table-cell office:value-type="float" office:value="0.727031" calcext:value-type="float">
            <text:p>0,727031</text:p>
          </table:table-cell>
          <table:table-cell office:value-type="float" office:value="0.660438" calcext:value-type="float">
            <text:p>0,660438</text:p>
          </table:table-cell>
          <table:table-cell office:value-type="float" office:value="0.119917" calcext:value-type="float">
            <text:p>0,119917</text:p>
          </table:table-cell>
          <table:table-cell office:value-type="float" office:value="0.67409" calcext:value-type="float">
            <text:p>0,67409</text:p>
          </table:table-cell>
          <table:table-cell office:value-type="float" office:value="0.684538" calcext:value-type="float">
            <text:p>0,684538</text:p>
          </table:table-cell>
          <table:table-cell office:value-type="float" office:value="0.127166" calcext:value-type="float">
            <text:p>0,127166</text:p>
          </table:table-cell>
          <table:table-cell office:value-type="float" office:value="0.892188" calcext:value-type="float">
            <text:p>0,892188</text:p>
          </table:table-cell>
          <table:table-cell office:value-type="float" office:value="0.228549" calcext:value-type="float">
            <text:p>0,228549</text:p>
          </table:table-cell>
          <table:table-cell office:value-type="float" office:value="0.187462" calcext:value-type="float">
            <text:p>0,187462</text:p>
          </table:table-cell>
          <table:table-cell office:value-type="float" office:value="0.11993" calcext:value-type="float">
            <text:p>0,11993</text:p>
          </table:table-cell>
          <table:table-cell office:value-type="float" office:value="0.800571" calcext:value-type="float">
            <text:p>0,800571</text:p>
          </table:table-cell>
          <table:table-cell office:value-type="float" office:value="0.901256" calcext:value-type="float">
            <text:p>0,901256</text:p>
          </table:table-cell>
          <table:table-cell office:value-type="float" office:value="0.0401061" calcext:value-type="float">
            <text:p>0,0401061</text:p>
          </table:table-cell>
          <table:table-cell office:value-type="float" office:value="0.090992" calcext:value-type="float">
            <text:p>0,090992</text:p>
          </table:table-cell>
          <table:table-cell table:number-columns-repeated="4"/>
          <table:table-cell table:formula="of:=MIN([.A177:.BL177])" office:value-type="float" office:value="0.0401061" calcext:value-type="float">
            <text:p>0,0401061</text:p>
          </table:table-cell>
          <table:table-cell table:formula="of:=MAX([.A177:.BL177])" office:value-type="float" office:value="1.98946" calcext:value-type="float">
            <text:p>1,98946</text:p>
          </table:table-cell>
          <table:table-cell table:number-columns-repeated="7"/>
        </table:table-row>
        <table:table-row table:style-name="ro2">
          <table:table-cell office:value-type="float" office:value="0.149613" calcext:value-type="float">
            <text:p>0,149613</text:p>
          </table:table-cell>
          <table:table-cell office:value-type="float" office:value="0.112357" calcext:value-type="float">
            <text:p>0,112357</text:p>
          </table:table-cell>
          <table:table-cell office:value-type="float" office:value="0.113074" calcext:value-type="float">
            <text:p>0,113074</text:p>
          </table:table-cell>
          <table:table-cell office:value-type="float" office:value="0.326448" calcext:value-type="float">
            <text:p>0,326448</text:p>
          </table:table-cell>
          <table:table-cell office:value-type="float" office:value="0.149844" calcext:value-type="float">
            <text:p>0,149844</text:p>
          </table:table-cell>
          <table:table-cell office:value-type="float" office:value="0.351817" calcext:value-type="float">
            <text:p>0,351817</text:p>
          </table:table-cell>
          <table:table-cell office:value-type="float" office:value="0.316434" calcext:value-type="float">
            <text:p>0,316434</text:p>
          </table:table-cell>
          <table:table-cell office:value-type="float" office:value="0.666528" calcext:value-type="float">
            <text:p>0,666528</text:p>
          </table:table-cell>
          <table:table-cell office:value-type="float" office:value="0.359751" calcext:value-type="float">
            <text:p>0,359751</text:p>
          </table:table-cell>
          <table:table-cell office:value-type="float" office:value="0.378243" calcext:value-type="float">
            <text:p>0,378243</text:p>
          </table:table-cell>
          <table:table-cell office:value-type="float" office:value="0.11393" calcext:value-type="float">
            <text:p>0,11393</text:p>
          </table:table-cell>
          <table:table-cell office:value-type="float" office:value="0.222102" calcext:value-type="float">
            <text:p>0,222102</text:p>
          </table:table-cell>
          <table:table-cell office:value-type="float" office:value="0.117696" calcext:value-type="float">
            <text:p>0,117696</text:p>
          </table:table-cell>
          <table:table-cell office:value-type="float" office:value="0.138517" calcext:value-type="float">
            <text:p>0,138517</text:p>
          </table:table-cell>
          <table:table-cell office:value-type="float" office:value="0.11043" calcext:value-type="float">
            <text:p>0,11043</text:p>
          </table:table-cell>
          <table:table-cell office:value-type="float" office:value="0.978622" calcext:value-type="float">
            <text:p>0,978622</text:p>
          </table:table-cell>
          <table:table-cell office:value-type="float" office:value="0.47902" calcext:value-type="float">
            <text:p>0,47902</text:p>
          </table:table-cell>
          <table:table-cell office:value-type="float" office:value="0.197514" calcext:value-type="float">
            <text:p>0,197514</text:p>
          </table:table-cell>
          <table:table-cell office:value-type="float" office:value="1.18144" calcext:value-type="float">
            <text:p>1,18144</text:p>
          </table:table-cell>
          <table:table-cell office:value-type="float" office:value="1.14289" calcext:value-type="float">
            <text:p>1,14289</text:p>
          </table:table-cell>
          <table:table-cell office:value-type="float" office:value="1.09194" calcext:value-type="float">
            <text:p>1,09194</text:p>
          </table:table-cell>
          <table:table-cell office:value-type="float" office:value="1.00772" calcext:value-type="float">
            <text:p>1,00772</text:p>
          </table:table-cell>
          <table:table-cell office:value-type="float" office:value="0.606813" calcext:value-type="float">
            <text:p>0,606813</text:p>
          </table:table-cell>
          <table:table-cell office:value-type="float" office:value="0.201497" calcext:value-type="float">
            <text:p>0,201497</text:p>
          </table:table-cell>
          <table:table-cell office:value-type="float" office:value="0.640431" calcext:value-type="float">
            <text:p>0,640431</text:p>
          </table:table-cell>
          <table:table-cell office:value-type="float" office:value="0.127385" calcext:value-type="float">
            <text:p>0,127385</text:p>
          </table:table-cell>
          <table:table-cell office:value-type="float" office:value="1.6819" calcext:value-type="float">
            <text:p>1,6819</text:p>
          </table:table-cell>
          <table:table-cell office:value-type="float" office:value="1.56867" calcext:value-type="float">
            <text:p>1,56867</text:p>
          </table:table-cell>
          <table:table-cell office:value-type="float" office:value="0.676087" calcext:value-type="float">
            <text:p>0,676087</text:p>
          </table:table-cell>
          <table:table-cell office:value-type="float" office:value="1.45627" calcext:value-type="float">
            <text:p>1,45627</text:p>
          </table:table-cell>
          <table:table-cell office:value-type="float" office:value="1.08532" calcext:value-type="float">
            <text:p>1,08532</text:p>
          </table:table-cell>
          <table:table-cell office:value-type="float" office:value="0.627435" calcext:value-type="float">
            <text:p>0,627435</text:p>
          </table:table-cell>
          <table:table-cell office:value-type="float" office:value="0.789005" calcext:value-type="float">
            <text:p>0,789005</text:p>
          </table:table-cell>
          <table:table-cell office:value-type="float" office:value="1.43219" calcext:value-type="float">
            <text:p>1,43219</text:p>
          </table:table-cell>
          <table:table-cell office:value-type="float" office:value="1.38271" calcext:value-type="float">
            <text:p>1,38271</text:p>
          </table:table-cell>
          <table:table-cell office:value-type="float" office:value="1.63584" calcext:value-type="float">
            <text:p>1,63584</text:p>
          </table:table-cell>
          <table:table-cell office:value-type="float" office:value="1.38075" calcext:value-type="float">
            <text:p>1,38075</text:p>
          </table:table-cell>
          <table:table-cell office:value-type="float" office:value="1.40728" calcext:value-type="float">
            <text:p>1,40728</text:p>
          </table:table-cell>
          <table:table-cell office:value-type="float" office:value="1.31323" calcext:value-type="float">
            <text:p>1,31323</text:p>
          </table:table-cell>
          <table:table-cell office:value-type="float" office:value="0.99408" calcext:value-type="float">
            <text:p>0,99408</text:p>
          </table:table-cell>
          <table:table-cell office:value-type="float" office:value="1.54402" calcext:value-type="float">
            <text:p>1,54402</text:p>
          </table:table-cell>
          <table:table-cell office:value-type="float" office:value="0.699584" calcext:value-type="float">
            <text:p>0,699584</text:p>
          </table:table-cell>
          <table:table-cell office:value-type="float" office:value="1.08998" calcext:value-type="float">
            <text:p>1,08998</text:p>
          </table:table-cell>
          <table:table-cell office:value-type="float" office:value="0.669385" calcext:value-type="float">
            <text:p>0,669385</text:p>
          </table:table-cell>
          <table:table-cell office:value-type="float" office:value="0.850572" calcext:value-type="float">
            <text:p>0,850572</text:p>
          </table:table-cell>
          <table:table-cell office:value-type="float" office:value="0.685467" calcext:value-type="float">
            <text:p>0,685467</text:p>
          </table:table-cell>
          <table:table-cell office:value-type="float" office:value="0.143698" calcext:value-type="float">
            <text:p>0,143698</text:p>
          </table:table-cell>
          <table:table-cell office:value-type="float" office:value="0.744646" calcext:value-type="float">
            <text:p>0,744646</text:p>
          </table:table-cell>
          <table:table-cell office:value-type="float" office:value="0.139403" calcext:value-type="float">
            <text:p>0,139403</text:p>
          </table:table-cell>
          <table:table-cell office:value-type="float" office:value="0.0941789" calcext:value-type="float">
            <text:p>0,0941789</text:p>
          </table:table-cell>
          <table:table-cell office:value-type="float" office:value="0.095181" calcext:value-type="float">
            <text:p>0,095181</text:p>
          </table:table-cell>
          <table:table-cell office:value-type="float" office:value="0.103115" calcext:value-type="float">
            <text:p>0,103115</text:p>
          </table:table-cell>
          <table:table-cell office:value-type="float" office:value="0.222476" calcext:value-type="float">
            <text:p>0,222476</text:p>
          </table:table-cell>
          <table:table-cell office:value-type="float" office:value="0.371734" calcext:value-type="float">
            <text:p>0,371734</text:p>
          </table:table-cell>
          <table:table-cell office:value-type="float" office:value="1.13001" calcext:value-type="float">
            <text:p>1,13001</text:p>
          </table:table-cell>
          <table:table-cell office:value-type="float" office:value="0.342467" calcext:value-type="float">
            <text:p>0,342467</text:p>
          </table:table-cell>
          <table:table-cell office:value-type="float" office:value="0.159293" calcext:value-type="float">
            <text:p>0,159293</text:p>
          </table:table-cell>
          <table:table-cell office:value-type="float" office:value="0.108366" calcext:value-type="float">
            <text:p>0,108366</text:p>
          </table:table-cell>
          <table:table-cell office:value-type="float" office:value="0.650772" calcext:value-type="float">
            <text:p>0,650772</text:p>
          </table:table-cell>
          <table:table-cell office:value-type="float" office:value="0.54294" calcext:value-type="float">
            <text:p>0,54294</text:p>
          </table:table-cell>
          <table:table-cell office:value-type="float" office:value="1.19444" calcext:value-type="float">
            <text:p>1,19444</text:p>
          </table:table-cell>
          <table:table-cell office:value-type="float" office:value="1.04365" calcext:value-type="float">
            <text:p>1,04365</text:p>
          </table:table-cell>
          <table:table-cell office:value-type="float" office:value="0.770369" calcext:value-type="float">
            <text:p>0,770369</text:p>
          </table:table-cell>
          <table:table-cell office:value-type="float" office:value="0.12125" calcext:value-type="float">
            <text:p>0,12125</text:p>
          </table:table-cell>
          <table:table-cell table:number-columns-repeated="4"/>
          <table:table-cell table:formula="of:=MIN([.A178:.BL178])" office:value-type="float" office:value="0.0941789" calcext:value-type="float">
            <text:p>0,0941789</text:p>
          </table:table-cell>
          <table:table-cell table:formula="of:=MAX([.A178:.BL178])" office:value-type="float" office:value="1.6819" calcext:value-type="float">
            <text:p>1,6819</text:p>
          </table:table-cell>
          <table:table-cell table:number-columns-repeated="7"/>
        </table:table-row>
        <table:table-row table:style-name="ro2">
          <table:table-cell office:value-type="float" office:value="0.115495" calcext:value-type="float">
            <text:p>0,115495</text:p>
          </table:table-cell>
          <table:table-cell office:value-type="float" office:value="0.113805" calcext:value-type="float">
            <text:p>0,113805</text:p>
          </table:table-cell>
          <table:table-cell office:value-type="float" office:value="0.1053" calcext:value-type="float">
            <text:p>0,1053</text:p>
          </table:table-cell>
          <table:table-cell office:value-type="float" office:value="0.0867271" calcext:value-type="float">
            <text:p>0,0867271</text:p>
          </table:table-cell>
          <table:table-cell office:value-type="float" office:value="0.168513" calcext:value-type="float">
            <text:p>0,168513</text:p>
          </table:table-cell>
          <table:table-cell office:value-type="float" office:value="0.293394" calcext:value-type="float">
            <text:p>0,293394</text:p>
          </table:table-cell>
          <table:table-cell office:value-type="float" office:value="0.423204" calcext:value-type="float">
            <text:p>0,423204</text:p>
          </table:table-cell>
          <table:table-cell office:value-type="float" office:value="0.225541" calcext:value-type="float">
            <text:p>0,225541</text:p>
          </table:table-cell>
          <table:table-cell office:value-type="float" office:value="0.114854" calcext:value-type="float">
            <text:p>0,114854</text:p>
          </table:table-cell>
          <table:table-cell office:value-type="float" office:value="0.116031" calcext:value-type="float">
            <text:p>0,116031</text:p>
          </table:table-cell>
          <table:table-cell office:value-type="float" office:value="0.117302" calcext:value-type="float">
            <text:p>0,117302</text:p>
          </table:table-cell>
          <table:table-cell office:value-type="float" office:value="0.356461" calcext:value-type="float">
            <text:p>0,356461</text:p>
          </table:table-cell>
          <table:table-cell office:value-type="float" office:value="0.113567" calcext:value-type="float">
            <text:p>0,113567</text:p>
          </table:table-cell>
          <table:table-cell office:value-type="float" office:value="0.114146" calcext:value-type="float">
            <text:p>0,114146</text:p>
          </table:table-cell>
          <table:table-cell office:value-type="float" office:value="0.11243" calcext:value-type="float">
            <text:p>0,11243</text:p>
          </table:table-cell>
          <table:table-cell office:value-type="float" office:value="0.325898" calcext:value-type="float">
            <text:p>0,325898</text:p>
          </table:table-cell>
          <table:table-cell office:value-type="float" office:value="0.231178" calcext:value-type="float">
            <text:p>0,231178</text:p>
          </table:table-cell>
          <table:table-cell office:value-type="float" office:value="1.17446" calcext:value-type="float">
            <text:p>1,17446</text:p>
          </table:table-cell>
          <table:table-cell office:value-type="float" office:value="0.18647" calcext:value-type="float">
            <text:p>0,18647</text:p>
          </table:table-cell>
          <table:table-cell office:value-type="float" office:value="0.950753" calcext:value-type="float">
            <text:p>0,950753</text:p>
          </table:table-cell>
          <table:table-cell office:value-type="float" office:value="0.131725" calcext:value-type="float">
            <text:p>0,131725</text:p>
          </table:table-cell>
          <table:table-cell office:value-type="float" office:value="1.23927" calcext:value-type="float">
            <text:p>1,23927</text:p>
          </table:table-cell>
          <table:table-cell office:value-type="float" office:value="1.01307" calcext:value-type="float">
            <text:p>1,01307</text:p>
          </table:table-cell>
          <table:table-cell office:value-type="float" office:value="0.987319" calcext:value-type="float">
            <text:p>0,987319</text:p>
          </table:table-cell>
          <table:table-cell office:value-type="float" office:value="0.884943" calcext:value-type="float">
            <text:p>0,884943</text:p>
          </table:table-cell>
          <table:table-cell office:value-type="float" office:value="1.11444" calcext:value-type="float">
            <text:p>1,11444</text:p>
          </table:table-cell>
          <table:table-cell office:value-type="float" office:value="0.545756" calcext:value-type="float">
            <text:p>0,545756</text:p>
          </table:table-cell>
          <table:table-cell office:value-type="float" office:value="0.338942" calcext:value-type="float">
            <text:p>0,338942</text:p>
          </table:table-cell>
          <table:table-cell office:value-type="float" office:value="0.714074" calcext:value-type="float">
            <text:p>0,714074</text:p>
          </table:table-cell>
          <table:table-cell office:value-type="float" office:value="1.44603" calcext:value-type="float">
            <text:p>1,44603</text:p>
          </table:table-cell>
          <table:table-cell office:value-type="float" office:value="0.477796" calcext:value-type="float">
            <text:p>0,477796</text:p>
          </table:table-cell>
          <table:table-cell office:value-type="float" office:value="0.129252" calcext:value-type="float">
            <text:p>0,129252</text:p>
          </table:table-cell>
          <table:table-cell office:value-type="float" office:value="1.30016" calcext:value-type="float">
            <text:p>1,30016</text:p>
          </table:table-cell>
          <table:table-cell office:value-type="float" office:value="1.23647" calcext:value-type="float">
            <text:p>1,23647</text:p>
          </table:table-cell>
          <table:table-cell office:value-type="float" office:value="1.12964" calcext:value-type="float">
            <text:p>1,12964</text:p>
          </table:table-cell>
          <table:table-cell office:value-type="float" office:value="0.308222" calcext:value-type="float">
            <text:p>0,308222</text:p>
          </table:table-cell>
          <table:table-cell office:value-type="float" office:value="0.970991" calcext:value-type="float">
            <text:p>0,970991</text:p>
          </table:table-cell>
          <table:table-cell office:value-type="float" office:value="0.108433" calcext:value-type="float">
            <text:p>0,108433</text:p>
          </table:table-cell>
          <table:table-cell office:value-type="float" office:value="0.108432" calcext:value-type="float">
            <text:p>0,108432</text:p>
          </table:table-cell>
          <table:table-cell office:value-type="float" office:value="0.885102" calcext:value-type="float">
            <text:p>0,885102</text:p>
          </table:table-cell>
          <table:table-cell office:value-type="float" office:value="0.522597" calcext:value-type="float">
            <text:p>0,522597</text:p>
          </table:table-cell>
          <table:table-cell office:value-type="float" office:value="0.105545" calcext:value-type="float">
            <text:p>0,105545</text:p>
          </table:table-cell>
          <table:table-cell office:value-type="float" office:value="1.86064" calcext:value-type="float">
            <text:p>1,86064</text:p>
          </table:table-cell>
          <table:table-cell office:value-type="float" office:value="1.7699" calcext:value-type="float">
            <text:p>1,7699</text:p>
          </table:table-cell>
          <table:table-cell office:value-type="float" office:value="0.116128" calcext:value-type="float">
            <text:p>0,116128</text:p>
          </table:table-cell>
          <table:table-cell office:value-type="float" office:value="0.32353" calcext:value-type="float">
            <text:p>0,32353</text:p>
          </table:table-cell>
          <table:table-cell office:value-type="float" office:value="0.149964" calcext:value-type="float">
            <text:p>0,149964</text:p>
          </table:table-cell>
          <table:table-cell office:value-type="float" office:value="1.5063" calcext:value-type="float">
            <text:p>1,5063</text:p>
          </table:table-cell>
          <table:table-cell office:value-type="float" office:value="1.41198" calcext:value-type="float">
            <text:p>1,41198</text:p>
          </table:table-cell>
          <table:table-cell office:value-type="float" office:value="0.659094" calcext:value-type="float">
            <text:p>0,659094</text:p>
          </table:table-cell>
          <table:table-cell office:value-type="float" office:value="0.632486" calcext:value-type="float">
            <text:p>0,632486</text:p>
          </table:table-cell>
          <table:table-cell office:value-type="float" office:value="0.939233" calcext:value-type="float">
            <text:p>0,939233</text:p>
          </table:table-cell>
          <table:table-cell office:value-type="float" office:value="1.4883" calcext:value-type="float">
            <text:p>1,4883</text:p>
          </table:table-cell>
          <table:table-cell office:value-type="float" office:value="0.400061" calcext:value-type="float">
            <text:p>0,400061</text:p>
          </table:table-cell>
          <table:table-cell office:value-type="float" office:value="0.105754" calcext:value-type="float">
            <text:p>0,105754</text:p>
          </table:table-cell>
          <table:table-cell office:value-type="float" office:value="0.11447" calcext:value-type="float">
            <text:p>0,11447</text:p>
          </table:table-cell>
          <table:table-cell office:value-type="float" office:value="0.586345" calcext:value-type="float">
            <text:p>0,586345</text:p>
          </table:table-cell>
          <table:table-cell office:value-type="float" office:value="0.109788" calcext:value-type="float">
            <text:p>0,109788</text:p>
          </table:table-cell>
          <table:table-cell office:value-type="float" office:value="0.130219" calcext:value-type="float">
            <text:p>0,130219</text:p>
          </table:table-cell>
          <table:table-cell office:value-type="float" office:value="0.132682" calcext:value-type="float">
            <text:p>0,132682</text:p>
          </table:table-cell>
          <table:table-cell office:value-type="float" office:value="0.649112" calcext:value-type="float">
            <text:p>0,649112</text:p>
          </table:table-cell>
          <table:table-cell office:value-type="float" office:value="0.252109" calcext:value-type="float">
            <text:p>0,252109</text:p>
          </table:table-cell>
          <table:table-cell office:value-type="float" office:value="0.243293" calcext:value-type="float">
            <text:p>0,243293</text:p>
          </table:table-cell>
          <table:table-cell office:value-type="float" office:value="0.487849" calcext:value-type="float">
            <text:p>0,487849</text:p>
          </table:table-cell>
          <table:table-cell table:number-columns-repeated="4"/>
          <table:table-cell table:formula="of:=MIN([.A179:.BL179])" office:value-type="float" office:value="0.0867271" calcext:value-type="float">
            <text:p>0,0867271</text:p>
          </table:table-cell>
          <table:table-cell table:formula="of:=MAX([.A179:.BL179])" office:value-type="float" office:value="1.86064" calcext:value-type="float">
            <text:p>1,86064</text:p>
          </table:table-cell>
          <table:table-cell table:number-columns-repeated="7"/>
        </table:table-row>
        <table:table-row table:style-name="ro2">
          <table:table-cell office:value-type="float" office:value="0.117847" calcext:value-type="float">
            <text:p>0,117847</text:p>
          </table:table-cell>
          <table:table-cell office:value-type="float" office:value="0.0596089" calcext:value-type="float">
            <text:p>0,0596089</text:p>
          </table:table-cell>
          <table:table-cell office:value-type="float" office:value="0.0643151" calcext:value-type="float">
            <text:p>0,0643151</text:p>
          </table:table-cell>
          <table:table-cell office:value-type="float" office:value="0.0560131" calcext:value-type="float">
            <text:p>0,0560131</text:p>
          </table:table-cell>
          <table:table-cell office:value-type="float" office:value="0.0601561" calcext:value-type="float">
            <text:p>0,0601561</text:p>
          </table:table-cell>
          <table:table-cell office:value-type="float" office:value="0.0615289" calcext:value-type="float">
            <text:p>0,0615289</text:p>
          </table:table-cell>
          <table:table-cell office:value-type="float" office:value="0.479504" calcext:value-type="float">
            <text:p>0,479504</text:p>
          </table:table-cell>
          <table:table-cell office:value-type="float" office:value="0.0648241" calcext:value-type="float">
            <text:p>0,0648241</text:p>
          </table:table-cell>
          <table:table-cell office:value-type="float" office:value="0.112637" calcext:value-type="float">
            <text:p>0,112637</text:p>
          </table:table-cell>
          <table:table-cell office:value-type="float" office:value="0.0768149" calcext:value-type="float">
            <text:p>0,0768149</text:p>
          </table:table-cell>
          <table:table-cell office:value-type="float" office:value="0.0592771" calcext:value-type="float">
            <text:p>0,0592771</text:p>
          </table:table-cell>
          <table:table-cell office:value-type="float" office:value="0.249192" calcext:value-type="float">
            <text:p>0,249192</text:p>
          </table:table-cell>
          <table:table-cell office:value-type="float" office:value="0.064548" calcext:value-type="float">
            <text:p>0,064548</text:p>
          </table:table-cell>
          <table:table-cell office:value-type="float" office:value="0.0630908" calcext:value-type="float">
            <text:p>0,0630908</text:p>
          </table:table-cell>
          <table:table-cell office:value-type="float" office:value="0.864386" calcext:value-type="float">
            <text:p>0,864386</text:p>
          </table:table-cell>
          <table:table-cell office:value-type="float" office:value="0.164774" calcext:value-type="float">
            <text:p>0,164774</text:p>
          </table:table-cell>
          <table:table-cell office:value-type="float" office:value="0.773819" calcext:value-type="float">
            <text:p>0,773819</text:p>
          </table:table-cell>
          <table:table-cell office:value-type="float" office:value="0.399434" calcext:value-type="float">
            <text:p>0,399434</text:p>
          </table:table-cell>
          <table:table-cell office:value-type="float" office:value="0.678597" calcext:value-type="float">
            <text:p>0,678597</text:p>
          </table:table-cell>
          <table:table-cell office:value-type="float" office:value="0.872441" calcext:value-type="float">
            <text:p>0,872441</text:p>
          </table:table-cell>
          <table:table-cell office:value-type="float" office:value="0.204853" calcext:value-type="float">
            <text:p>0,204853</text:p>
          </table:table-cell>
          <table:table-cell office:value-type="float" office:value="0.112641" calcext:value-type="float">
            <text:p>0,112641</text:p>
          </table:table-cell>
          <table:table-cell office:value-type="float" office:value="0.119878" calcext:value-type="float">
            <text:p>0,119878</text:p>
          </table:table-cell>
          <table:table-cell office:value-type="float" office:value="0.111298" calcext:value-type="float">
            <text:p>0,111298</text:p>
          </table:table-cell>
          <table:table-cell office:value-type="float" office:value="0.123997" calcext:value-type="float">
            <text:p>0,123997</text:p>
          </table:table-cell>
          <table:table-cell office:value-type="float" office:value="0.111991" calcext:value-type="float">
            <text:p>0,111991</text:p>
          </table:table-cell>
          <table:table-cell office:value-type="float" office:value="0.115329" calcext:value-type="float">
            <text:p>0,115329</text:p>
          </table:table-cell>
          <table:table-cell office:value-type="float" office:value="0.112246" calcext:value-type="float">
            <text:p>0,112246</text:p>
          </table:table-cell>
          <table:table-cell office:value-type="float" office:value="0.127836" calcext:value-type="float">
            <text:p>0,127836</text:p>
          </table:table-cell>
          <table:table-cell office:value-type="float" office:value="0.113733" calcext:value-type="float">
            <text:p>0,113733</text:p>
          </table:table-cell>
          <table:table-cell office:value-type="float" office:value="0.113136" calcext:value-type="float">
            <text:p>0,113136</text:p>
          </table:table-cell>
          <table:table-cell office:value-type="float" office:value="0.165791" calcext:value-type="float">
            <text:p>0,165791</text:p>
          </table:table-cell>
          <table:table-cell office:value-type="float" office:value="0.165975" calcext:value-type="float">
            <text:p>0,165975</text:p>
          </table:table-cell>
          <table:table-cell office:value-type="float" office:value="0.444882" calcext:value-type="float">
            <text:p>0,444882</text:p>
          </table:table-cell>
          <table:table-cell office:value-type="float" office:value="0.317748" calcext:value-type="float">
            <text:p>0,317748</text:p>
          </table:table-cell>
          <table:table-cell office:value-type="float" office:value="0.597839" calcext:value-type="float">
            <text:p>0,597839</text:p>
          </table:table-cell>
          <table:table-cell office:value-type="float" office:value="1.05848" calcext:value-type="float">
            <text:p>1,05848</text:p>
          </table:table-cell>
          <table:table-cell office:value-type="float" office:value="1.67122" calcext:value-type="float">
            <text:p>1,67122</text:p>
          </table:table-cell>
          <table:table-cell office:value-type="float" office:value="1.73143" calcext:value-type="float">
            <text:p>1,73143</text:p>
          </table:table-cell>
          <table:table-cell office:value-type="float" office:value="1.01114" calcext:value-type="float">
            <text:p>1,01114</text:p>
          </table:table-cell>
          <table:table-cell office:value-type="float" office:value="0.0585601" calcext:value-type="float">
            <text:p>0,0585601</text:p>
          </table:table-cell>
          <table:table-cell office:value-type="float" office:value="0.262984" calcext:value-type="float">
            <text:p>0,262984</text:p>
          </table:table-cell>
          <table:table-cell office:value-type="float" office:value="0.138365" calcext:value-type="float">
            <text:p>0,138365</text:p>
          </table:table-cell>
          <table:table-cell office:value-type="float" office:value="0.09231" calcext:value-type="float">
            <text:p>0,09231</text:p>
          </table:table-cell>
          <table:table-cell office:value-type="float" office:value="1.02184" calcext:value-type="float">
            <text:p>1,02184</text:p>
          </table:table-cell>
          <table:table-cell office:value-type="float" office:value="0.915132" calcext:value-type="float">
            <text:p>0,915132</text:p>
          </table:table-cell>
          <table:table-cell office:value-type="float" office:value="0.68861" calcext:value-type="float">
            <text:p>0,68861</text:p>
          </table:table-cell>
          <table:table-cell office:value-type="float" office:value="2.20464" calcext:value-type="float">
            <text:p>2,20464</text:p>
          </table:table-cell>
          <table:table-cell office:value-type="float" office:value="0.538186" calcext:value-type="float">
            <text:p>0,538186</text:p>
          </table:table-cell>
          <table:table-cell office:value-type="float" office:value="2.33742" calcext:value-type="float">
            <text:p>2,33742</text:p>
          </table:table-cell>
          <table:table-cell office:value-type="float" office:value="2.46349" calcext:value-type="float">
            <text:p>2,46349</text:p>
          </table:table-cell>
          <table:table-cell office:value-type="float" office:value="0.221336" calcext:value-type="float">
            <text:p>0,221336</text:p>
          </table:table-cell>
          <table:table-cell office:value-type="float" office:value="0.581483" calcext:value-type="float">
            <text:p>0,581483</text:p>
          </table:table-cell>
          <table:table-cell office:value-type="float" office:value="0.547607" calcext:value-type="float">
            <text:p>0,547607</text:p>
          </table:table-cell>
          <table:table-cell office:value-type="float" office:value="0.901125" calcext:value-type="float">
            <text:p>0,901125</text:p>
          </table:table-cell>
          <table:table-cell office:value-type="float" office:value="2.2145" calcext:value-type="float">
            <text:p>2,2145</text:p>
          </table:table-cell>
          <table:table-cell office:value-type="float" office:value="1.96553" calcext:value-type="float">
            <text:p>1,96553</text:p>
          </table:table-cell>
          <table:table-cell office:value-type="float" office:value="2.28085" calcext:value-type="float">
            <text:p>2,28085</text:p>
          </table:table-cell>
          <table:table-cell office:value-type="float" office:value="0.548792" calcext:value-type="float">
            <text:p>0,548792</text:p>
          </table:table-cell>
          <table:table-cell office:value-type="float" office:value="1.64298" calcext:value-type="float">
            <text:p>1,64298</text:p>
          </table:table-cell>
          <table:table-cell office:value-type="float" office:value="1.31799" calcext:value-type="float">
            <text:p>1,31799</text:p>
          </table:table-cell>
          <table:table-cell office:value-type="float" office:value="1.8673" calcext:value-type="float">
            <text:p>1,8673</text:p>
          </table:table-cell>
          <table:table-cell office:value-type="float" office:value="0.493041" calcext:value-type="float">
            <text:p>0,493041</text:p>
          </table:table-cell>
          <table:table-cell office:value-type="float" office:value="0.0703399" calcext:value-type="float">
            <text:p>0,0703399</text:p>
          </table:table-cell>
          <table:table-cell table:number-columns-repeated="4"/>
          <table:table-cell table:formula="of:=MIN([.A180:.BL180])" office:value-type="float" office:value="0.0560131" calcext:value-type="float">
            <text:p>0,0560131</text:p>
          </table:table-cell>
          <table:table-cell table:formula="of:=MAX([.A180:.BL180])" office:value-type="float" office:value="2.46349" calcext:value-type="float">
            <text:p>2,46349</text:p>
          </table:table-cell>
          <table:table-cell table:number-columns-repeated="7"/>
        </table:table-row>
        <table:table-row table:style-name="ro2">
          <table:table-cell office:value-type="float" office:value="0.150788" calcext:value-type="float">
            <text:p>0,150788</text:p>
          </table:table-cell>
          <table:table-cell office:value-type="float" office:value="0.160362" calcext:value-type="float">
            <text:p>0,160362</text:p>
          </table:table-cell>
          <table:table-cell office:value-type="float" office:value="0.146807" calcext:value-type="float">
            <text:p>0,146807</text:p>
          </table:table-cell>
          <table:table-cell office:value-type="float" office:value="0.165447" calcext:value-type="float">
            <text:p>0,165447</text:p>
          </table:table-cell>
          <table:table-cell office:value-type="float" office:value="0.13859" calcext:value-type="float">
            <text:p>0,13859</text:p>
          </table:table-cell>
          <table:table-cell office:value-type="float" office:value="0.15365" calcext:value-type="float">
            <text:p>0,15365</text:p>
          </table:table-cell>
          <table:table-cell office:value-type="float" office:value="0.113283" calcext:value-type="float">
            <text:p>0,113283</text:p>
          </table:table-cell>
          <table:table-cell office:value-type="float" office:value="0.439185" calcext:value-type="float">
            <text:p>0,439185</text:p>
          </table:table-cell>
          <table:table-cell office:value-type="float" office:value="0.114221" calcext:value-type="float">
            <text:p>0,114221</text:p>
          </table:table-cell>
          <table:table-cell office:value-type="float" office:value="0.403431" calcext:value-type="float">
            <text:p>0,403431</text:p>
          </table:table-cell>
          <table:table-cell office:value-type="float" office:value="0.138088" calcext:value-type="float">
            <text:p>0,138088</text:p>
          </table:table-cell>
          <table:table-cell office:value-type="float" office:value="0.216525" calcext:value-type="float">
            <text:p>0,216525</text:p>
          </table:table-cell>
          <table:table-cell office:value-type="float" office:value="0.113925" calcext:value-type="float">
            <text:p>0,113925</text:p>
          </table:table-cell>
          <table:table-cell office:value-type="float" office:value="0.120072" calcext:value-type="float">
            <text:p>0,120072</text:p>
          </table:table-cell>
          <table:table-cell office:value-type="float" office:value="0.162889" calcext:value-type="float">
            <text:p>0,162889</text:p>
          </table:table-cell>
          <table:table-cell office:value-type="float" office:value="0.677615" calcext:value-type="float">
            <text:p>0,677615</text:p>
          </table:table-cell>
          <table:table-cell office:value-type="float" office:value="1.19456" calcext:value-type="float">
            <text:p>1,19456</text:p>
          </table:table-cell>
          <table:table-cell office:value-type="float" office:value="0.594531" calcext:value-type="float">
            <text:p>0,594531</text:p>
          </table:table-cell>
          <table:table-cell office:value-type="float" office:value="1.19579" calcext:value-type="float">
            <text:p>1,19579</text:p>
          </table:table-cell>
          <table:table-cell office:value-type="float" office:value="0.465155" calcext:value-type="float">
            <text:p>0,465155</text:p>
          </table:table-cell>
          <table:table-cell office:value-type="float" office:value="0.61929" calcext:value-type="float">
            <text:p>0,61929</text:p>
          </table:table-cell>
          <table:table-cell office:value-type="float" office:value="1.08844" calcext:value-type="float">
            <text:p>1,08844</text:p>
          </table:table-cell>
          <table:table-cell office:value-type="float" office:value="0.953796" calcext:value-type="float">
            <text:p>0,953796</text:p>
          </table:table-cell>
          <table:table-cell office:value-type="float" office:value="0.195413" calcext:value-type="float">
            <text:p>0,195413</text:p>
          </table:table-cell>
          <table:table-cell office:value-type="float" office:value="0.207011" calcext:value-type="float">
            <text:p>0,207011</text:p>
          </table:table-cell>
          <table:table-cell office:value-type="float" office:value="0.195741" calcext:value-type="float">
            <text:p>0,195741</text:p>
          </table:table-cell>
          <table:table-cell office:value-type="float" office:value="0.376588" calcext:value-type="float">
            <text:p>0,376588</text:p>
          </table:table-cell>
          <table:table-cell office:value-type="float" office:value="0.113986" calcext:value-type="float">
            <text:p>0,113986</text:p>
          </table:table-cell>
          <table:table-cell office:value-type="float" office:value="0.114601" calcext:value-type="float">
            <text:p>0,114601</text:p>
          </table:table-cell>
          <table:table-cell office:value-type="float" office:value="0.112825" calcext:value-type="float">
            <text:p>0,112825</text:p>
          </table:table-cell>
          <table:table-cell office:value-type="float" office:value="0.188096" calcext:value-type="float">
            <text:p>0,188096</text:p>
          </table:table-cell>
          <table:table-cell office:value-type="float" office:value="0.150884" calcext:value-type="float">
            <text:p>0,150884</text:p>
          </table:table-cell>
          <table:table-cell office:value-type="float" office:value="0.151453" calcext:value-type="float">
            <text:p>0,151453</text:p>
          </table:table-cell>
          <table:table-cell office:value-type="float" office:value="0.164525" calcext:value-type="float">
            <text:p>0,164525</text:p>
          </table:table-cell>
          <table:table-cell office:value-type="float" office:value="0.463645" calcext:value-type="float">
            <text:p>0,463645</text:p>
          </table:table-cell>
          <table:table-cell office:value-type="float" office:value="0.293329" calcext:value-type="float">
            <text:p>0,293329</text:p>
          </table:table-cell>
          <table:table-cell office:value-type="float" office:value="0.155422" calcext:value-type="float">
            <text:p>0,155422</text:p>
          </table:table-cell>
          <table:table-cell office:value-type="float" office:value="0.788275" calcext:value-type="float">
            <text:p>0,788275</text:p>
          </table:table-cell>
          <table:table-cell office:value-type="float" office:value="1.58752" calcext:value-type="float">
            <text:p>1,58752</text:p>
          </table:table-cell>
          <table:table-cell office:value-type="float" office:value="0.982781" calcext:value-type="float">
            <text:p>0,982781</text:p>
          </table:table-cell>
          <table:table-cell office:value-type="float" office:value="0.263094" calcext:value-type="float">
            <text:p>0,263094</text:p>
          </table:table-cell>
          <table:table-cell office:value-type="float" office:value="1.27723" calcext:value-type="float">
            <text:p>1,27723</text:p>
          </table:table-cell>
          <table:table-cell office:value-type="float" office:value="1.47692" calcext:value-type="float">
            <text:p>1,47692</text:p>
          </table:table-cell>
          <table:table-cell office:value-type="float" office:value="1.63632" calcext:value-type="float">
            <text:p>1,63632</text:p>
          </table:table-cell>
          <table:table-cell office:value-type="float" office:value="0.669455" calcext:value-type="float">
            <text:p>0,669455</text:p>
          </table:table-cell>
          <table:table-cell office:value-type="float" office:value="1.52146" calcext:value-type="float">
            <text:p>1,52146</text:p>
          </table:table-cell>
          <table:table-cell office:value-type="float" office:value="0.483685" calcext:value-type="float">
            <text:p>0,483685</text:p>
          </table:table-cell>
          <table:table-cell office:value-type="float" office:value="0.471538" calcext:value-type="float">
            <text:p>0,471538</text:p>
          </table:table-cell>
          <table:table-cell office:value-type="float" office:value="1.96536" calcext:value-type="float">
            <text:p>1,96536</text:p>
          </table:table-cell>
          <table:table-cell office:value-type="float" office:value="2.11869" calcext:value-type="float">
            <text:p>2,11869</text:p>
          </table:table-cell>
          <table:table-cell office:value-type="float" office:value="1.4054" calcext:value-type="float">
            <text:p>1,4054</text:p>
          </table:table-cell>
          <table:table-cell office:value-type="float" office:value="1.16735" calcext:value-type="float">
            <text:p>1,16735</text:p>
          </table:table-cell>
          <table:table-cell office:value-type="float" office:value="1.48895" calcext:value-type="float">
            <text:p>1,48895</text:p>
          </table:table-cell>
          <table:table-cell office:value-type="float" office:value="0.508503" calcext:value-type="float">
            <text:p>0,508503</text:p>
          </table:table-cell>
          <table:table-cell office:value-type="float" office:value="0.298964" calcext:value-type="float">
            <text:p>0,298964</text:p>
          </table:table-cell>
          <table:table-cell office:value-type="float" office:value="0.479639" calcext:value-type="float">
            <text:p>0,479639</text:p>
          </table:table-cell>
          <table:table-cell office:value-type="float" office:value="1.6006" calcext:value-type="float">
            <text:p>1,6006</text:p>
          </table:table-cell>
          <table:table-cell office:value-type="float" office:value="0.508207" calcext:value-type="float">
            <text:p>0,508207</text:p>
          </table:table-cell>
          <table:table-cell office:value-type="float" office:value="1.32976" calcext:value-type="float">
            <text:p>1,32976</text:p>
          </table:table-cell>
          <table:table-cell office:value-type="float" office:value="1.61902" calcext:value-type="float">
            <text:p>1,61902</text:p>
          </table:table-cell>
          <table:table-cell office:value-type="float" office:value="0.109323" calcext:value-type="float">
            <text:p>0,109323</text:p>
          </table:table-cell>
          <table:table-cell office:value-type="float" office:value="0.0889258" calcext:value-type="float">
            <text:p>0,0889258</text:p>
          </table:table-cell>
          <table:table-cell office:value-type="float" office:value="0.294683" calcext:value-type="float">
            <text:p>0,294683</text:p>
          </table:table-cell>
          <table:table-cell office:value-type="float" office:value="0.0507538" calcext:value-type="float">
            <text:p>0,0507538</text:p>
          </table:table-cell>
          <table:table-cell table:number-columns-repeated="4"/>
          <table:table-cell table:formula="of:=MIN([.A181:.BL181])" office:value-type="float" office:value="0.0507538" calcext:value-type="float">
            <text:p>0,0507538</text:p>
          </table:table-cell>
          <table:table-cell table:formula="of:=MAX([.A181:.BL181])" office:value-type="float" office:value="2.11869" calcext:value-type="float">
            <text:p>2,11869</text:p>
          </table:table-cell>
          <table:table-cell table:number-columns-repeated="7"/>
        </table:table-row>
        <table:table-row table:style-name="ro2">
          <table:table-cell office:value-type="float" office:value="0.125798" calcext:value-type="float">
            <text:p>0,125798</text:p>
          </table:table-cell>
          <table:table-cell office:value-type="float" office:value="0.127088" calcext:value-type="float">
            <text:p>0,127088</text:p>
          </table:table-cell>
          <table:table-cell office:value-type="float" office:value="0.095561" calcext:value-type="float">
            <text:p>0,095561</text:p>
          </table:table-cell>
          <table:table-cell office:value-type="float" office:value="0.111485" calcext:value-type="float">
            <text:p>0,111485</text:p>
          </table:table-cell>
          <table:table-cell office:value-type="float" office:value="0.341625" calcext:value-type="float">
            <text:p>0,341625</text:p>
          </table:table-cell>
          <table:table-cell office:value-type="float" office:value="0.123811" calcext:value-type="float">
            <text:p>0,123811</text:p>
          </table:table-cell>
          <table:table-cell office:value-type="float" office:value="0.326123" calcext:value-type="float">
            <text:p>0,326123</text:p>
          </table:table-cell>
          <table:table-cell office:value-type="float" office:value="0.23472" calcext:value-type="float">
            <text:p>0,23472</text:p>
          </table:table-cell>
          <table:table-cell office:value-type="float" office:value="0.645464" calcext:value-type="float">
            <text:p>0,645464</text:p>
          </table:table-cell>
          <table:table-cell office:value-type="float" office:value="0.382089" calcext:value-type="float">
            <text:p>0,382089</text:p>
          </table:table-cell>
          <table:table-cell office:value-type="float" office:value="0.27351" calcext:value-type="float">
            <text:p>0,27351</text:p>
          </table:table-cell>
          <table:table-cell office:value-type="float" office:value="0.207051" calcext:value-type="float">
            <text:p>0,207051</text:p>
          </table:table-cell>
          <table:table-cell office:value-type="float" office:value="0.116386" calcext:value-type="float">
            <text:p>0,116386</text:p>
          </table:table-cell>
          <table:table-cell office:value-type="float" office:value="0.228457" calcext:value-type="float">
            <text:p>0,228457</text:p>
          </table:table-cell>
          <table:table-cell office:value-type="float" office:value="0.120965" calcext:value-type="float">
            <text:p>0,120965</text:p>
          </table:table-cell>
          <table:table-cell office:value-type="float" office:value="0.190116" calcext:value-type="float">
            <text:p>0,190116</text:p>
          </table:table-cell>
          <table:table-cell office:value-type="float" office:value="0.051209" calcext:value-type="float">
            <text:p>0,051209</text:p>
          </table:table-cell>
          <table:table-cell office:value-type="float" office:value="0.301091" calcext:value-type="float">
            <text:p>0,301091</text:p>
          </table:table-cell>
          <table:table-cell office:value-type="float" office:value="0.0697691" calcext:value-type="float">
            <text:p>0,0697691</text:p>
          </table:table-cell>
          <table:table-cell office:value-type="float" office:value="1.17874" calcext:value-type="float">
            <text:p>1,17874</text:p>
          </table:table-cell>
          <table:table-cell office:value-type="float" office:value="0.164826" calcext:value-type="float">
            <text:p>0,164826</text:p>
          </table:table-cell>
          <table:table-cell office:value-type="float" office:value="0.054455" calcext:value-type="float">
            <text:p>0,054455</text:p>
          </table:table-cell>
          <table:table-cell office:value-type="float" office:value="0.0530941" calcext:value-type="float">
            <text:p>0,0530941</text:p>
          </table:table-cell>
          <table:table-cell office:value-type="float" office:value="0.155559" calcext:value-type="float">
            <text:p>0,155559</text:p>
          </table:table-cell>
          <table:table-cell office:value-type="float" office:value="0.0443099" calcext:value-type="float">
            <text:p>0,0443099</text:p>
          </table:table-cell>
          <table:table-cell office:value-type="float" office:value="0.053437" calcext:value-type="float">
            <text:p>0,053437</text:p>
          </table:table-cell>
          <table:table-cell office:value-type="float" office:value="1.50641" calcext:value-type="float">
            <text:p>1,50641</text:p>
          </table:table-cell>
          <table:table-cell office:value-type="float" office:value="0.778008" calcext:value-type="float">
            <text:p>0,778008</text:p>
          </table:table-cell>
          <table:table-cell office:value-type="float" office:value="0.0560319" calcext:value-type="float">
            <text:p>0,0560319</text:p>
          </table:table-cell>
          <table:table-cell office:value-type="float" office:value="0.785183" calcext:value-type="float">
            <text:p>0,785183</text:p>
          </table:table-cell>
          <table:table-cell office:value-type="float" office:value="0.0429361" calcext:value-type="float">
            <text:p>0,0429361</text:p>
          </table:table-cell>
          <table:table-cell office:value-type="float" office:value="0.457799" calcext:value-type="float">
            <text:p>0,457799</text:p>
          </table:table-cell>
          <table:table-cell office:value-type="float" office:value="1.50405" calcext:value-type="float">
            <text:p>1,50405</text:p>
          </table:table-cell>
          <table:table-cell office:value-type="float" office:value="1.26274" calcext:value-type="float">
            <text:p>1,26274</text:p>
          </table:table-cell>
          <table:table-cell office:value-type="float" office:value="0.250195" calcext:value-type="float">
            <text:p>0,250195</text:p>
          </table:table-cell>
          <table:table-cell office:value-type="float" office:value="1.25277" calcext:value-type="float">
            <text:p>1,25277</text:p>
          </table:table-cell>
          <table:table-cell office:value-type="float" office:value="0.128864" calcext:value-type="float">
            <text:p>0,128864</text:p>
          </table:table-cell>
          <table:table-cell office:value-type="float" office:value="1.21219" calcext:value-type="float">
            <text:p>1,21219</text:p>
          </table:table-cell>
          <table:table-cell office:value-type="float" office:value="1.00258" calcext:value-type="float">
            <text:p>1,00258</text:p>
          </table:table-cell>
          <table:table-cell office:value-type="float" office:value="0.794493" calcext:value-type="float">
            <text:p>0,794493</text:p>
          </table:table-cell>
          <table:table-cell office:value-type="float" office:value="0.0871551" calcext:value-type="float">
            <text:p>0,0871551</text:p>
          </table:table-cell>
          <table:table-cell office:value-type="float" office:value="0.109649" calcext:value-type="float">
            <text:p>0,109649</text:p>
          </table:table-cell>
          <table:table-cell office:value-type="float" office:value="0.218009" calcext:value-type="float">
            <text:p>0,218009</text:p>
          </table:table-cell>
          <table:table-cell office:value-type="float" office:value="1.8548" calcext:value-type="float">
            <text:p>1,8548</text:p>
          </table:table-cell>
          <table:table-cell office:value-type="float" office:value="1.63146" calcext:value-type="float">
            <text:p>1,63146</text:p>
          </table:table-cell>
          <table:table-cell office:value-type="float" office:value="0.111817" calcext:value-type="float">
            <text:p>0,111817</text:p>
          </table:table-cell>
          <table:table-cell office:value-type="float" office:value="1.09023" calcext:value-type="float">
            <text:p>1,09023</text:p>
          </table:table-cell>
          <table:table-cell office:value-type="float" office:value="0.125557" calcext:value-type="float">
            <text:p>0,125557</text:p>
          </table:table-cell>
          <table:table-cell office:value-type="float" office:value="0.788328" calcext:value-type="float">
            <text:p>0,788328</text:p>
          </table:table-cell>
          <table:table-cell office:value-type="float" office:value="0.183555" calcext:value-type="float">
            <text:p>0,183555</text:p>
          </table:table-cell>
          <table:table-cell office:value-type="float" office:value="0.312662" calcext:value-type="float">
            <text:p>0,312662</text:p>
          </table:table-cell>
          <table:table-cell office:value-type="float" office:value="1.73094" calcext:value-type="float">
            <text:p>1,73094</text:p>
          </table:table-cell>
          <table:table-cell office:value-type="float" office:value="1.74357" calcext:value-type="float">
            <text:p>1,74357</text:p>
          </table:table-cell>
          <table:table-cell office:value-type="float" office:value="1.04081" calcext:value-type="float">
            <text:p>1,04081</text:p>
          </table:table-cell>
          <table:table-cell office:value-type="float" office:value="0.761493" calcext:value-type="float">
            <text:p>0,761493</text:p>
          </table:table-cell>
          <table:table-cell office:value-type="float" office:value="0.257855" calcext:value-type="float">
            <text:p>0,257855</text:p>
          </table:table-cell>
          <table:table-cell office:value-type="float" office:value="1.74214" calcext:value-type="float">
            <text:p>1,74214</text:p>
          </table:table-cell>
          <table:table-cell office:value-type="float" office:value="1.90209" calcext:value-type="float">
            <text:p>1,90209</text:p>
          </table:table-cell>
          <table:table-cell office:value-type="float" office:value="0.745307" calcext:value-type="float">
            <text:p>0,745307</text:p>
          </table:table-cell>
          <table:table-cell office:value-type="float" office:value="0.928064" calcext:value-type="float">
            <text:p>0,928064</text:p>
          </table:table-cell>
          <table:table-cell office:value-type="float" office:value="0.595858" calcext:value-type="float">
            <text:p>0,595858</text:p>
          </table:table-cell>
          <table:table-cell office:value-type="float" office:value="0.842721" calcext:value-type="float">
            <text:p>0,842721</text:p>
          </table:table-cell>
          <table:table-cell office:value-type="float" office:value="0.118195" calcext:value-type="float">
            <text:p>0,118195</text:p>
          </table:table-cell>
          <table:table-cell office:value-type="float" office:value="0.04672" calcext:value-type="float">
            <text:p>0,04672</text:p>
          </table:table-cell>
          <table:table-cell table:number-columns-repeated="4"/>
          <table:table-cell table:formula="of:=MIN([.A182:.BL182])" office:value-type="float" office:value="0.0429361" calcext:value-type="float">
            <text:p>0,0429361</text:p>
          </table:table-cell>
          <table:table-cell table:formula="of:=MAX([.A182:.BL182])" office:value-type="float" office:value="1.90209" calcext:value-type="float">
            <text:p>1,90209</text:p>
          </table:table-cell>
          <table:table-cell table:number-columns-repeated="7"/>
        </table:table-row>
        <table:table-row table:style-name="ro2">
          <table:table-cell office:value-type="float" office:value="0.0812709" calcext:value-type="float">
            <text:p>0,0812709</text:p>
          </table:table-cell>
          <table:table-cell office:value-type="float" office:value="0.127036" calcext:value-type="float">
            <text:p>0,127036</text:p>
          </table:table-cell>
          <table:table-cell office:value-type="float" office:value="0.080272" calcext:value-type="float">
            <text:p>0,080272</text:p>
          </table:table-cell>
          <table:table-cell office:value-type="float" office:value="0.0799379" calcext:value-type="float">
            <text:p>0,0799379</text:p>
          </table:table-cell>
          <table:table-cell office:value-type="float" office:value="0.120577" calcext:value-type="float">
            <text:p>0,120577</text:p>
          </table:table-cell>
          <table:table-cell office:value-type="float" office:value="0.0783579" calcext:value-type="float">
            <text:p>0,0783579</text:p>
          </table:table-cell>
          <table:table-cell office:value-type="float" office:value="0.088913" calcext:value-type="float">
            <text:p>0,088913</text:p>
          </table:table-cell>
          <table:table-cell office:value-type="float" office:value="0.341148" calcext:value-type="float">
            <text:p>0,341148</text:p>
          </table:table-cell>
          <table:table-cell office:value-type="float" office:value="0.445244" calcext:value-type="float">
            <text:p>0,445244</text:p>
          </table:table-cell>
          <table:table-cell office:value-type="float" office:value="0.080668" calcext:value-type="float">
            <text:p>0,080668</text:p>
          </table:table-cell>
          <table:table-cell office:value-type="float" office:value="0.122017" calcext:value-type="float">
            <text:p>0,122017</text:p>
          </table:table-cell>
          <table:table-cell office:value-type="float" office:value="0.0803089" calcext:value-type="float">
            <text:p>0,0803089</text:p>
          </table:table-cell>
          <table:table-cell office:value-type="float" office:value="0.085891" calcext:value-type="float">
            <text:p>0,085891</text:p>
          </table:table-cell>
          <table:table-cell office:value-type="float" office:value="0.0756431" calcext:value-type="float">
            <text:p>0,0756431</text:p>
          </table:table-cell>
          <table:table-cell office:value-type="float" office:value="0.0805109" calcext:value-type="float">
            <text:p>0,0805109</text:p>
          </table:table-cell>
          <table:table-cell office:value-type="float" office:value="0.0798669" calcext:value-type="float">
            <text:p>0,0798669</text:p>
          </table:table-cell>
          <table:table-cell office:value-type="float" office:value="0.125464" calcext:value-type="float">
            <text:p>0,125464</text:p>
          </table:table-cell>
          <table:table-cell office:value-type="float" office:value="0.908657" calcext:value-type="float">
            <text:p>0,908657</text:p>
          </table:table-cell>
          <table:table-cell office:value-type="float" office:value="0.785211" calcext:value-type="float">
            <text:p>0,785211</text:p>
          </table:table-cell>
          <table:table-cell office:value-type="float" office:value="0.733849" calcext:value-type="float">
            <text:p>0,733849</text:p>
          </table:table-cell>
          <table:table-cell office:value-type="float" office:value="0.434963" calcext:value-type="float">
            <text:p>0,434963</text:p>
          </table:table-cell>
          <table:table-cell office:value-type="float" office:value="0.752149" calcext:value-type="float">
            <text:p>0,752149</text:p>
          </table:table-cell>
          <table:table-cell office:value-type="float" office:value="0.744043" calcext:value-type="float">
            <text:p>0,744043</text:p>
          </table:table-cell>
          <table:table-cell office:value-type="float" office:value="0.639994" calcext:value-type="float">
            <text:p>0,639994</text:p>
          </table:table-cell>
          <table:table-cell office:value-type="float" office:value="0.45726" calcext:value-type="float">
            <text:p>0,45726</text:p>
          </table:table-cell>
          <table:table-cell office:value-type="float" office:value="1.2012" calcext:value-type="float">
            <text:p>1,2012</text:p>
          </table:table-cell>
          <table:table-cell office:value-type="float" office:value="0.371491" calcext:value-type="float">
            <text:p>0,371491</text:p>
          </table:table-cell>
          <table:table-cell office:value-type="float" office:value="0.11029" calcext:value-type="float">
            <text:p>0,11029</text:p>
          </table:table-cell>
          <table:table-cell office:value-type="float" office:value="0.148501" calcext:value-type="float">
            <text:p>0,148501</text:p>
          </table:table-cell>
          <table:table-cell office:value-type="float" office:value="0.150372" calcext:value-type="float">
            <text:p>0,150372</text:p>
          </table:table-cell>
          <table:table-cell office:value-type="float" office:value="0.113988" calcext:value-type="float">
            <text:p>0,113988</text:p>
          </table:table-cell>
          <table:table-cell office:value-type="float" office:value="0.528996" calcext:value-type="float">
            <text:p>0,528996</text:p>
          </table:table-cell>
          <table:table-cell office:value-type="float" office:value="0.115147" calcext:value-type="float">
            <text:p>0,115147</text:p>
          </table:table-cell>
          <table:table-cell office:value-type="float" office:value="0.258865" calcext:value-type="float">
            <text:p>0,258865</text:p>
          </table:table-cell>
          <table:table-cell office:value-type="float" office:value="0.198805" calcext:value-type="float">
            <text:p>0,198805</text:p>
          </table:table-cell>
          <table:table-cell office:value-type="float" office:value="0.165066" calcext:value-type="float">
            <text:p>0,165066</text:p>
          </table:table-cell>
          <table:table-cell office:value-type="float" office:value="0.112882" calcext:value-type="float">
            <text:p>0,112882</text:p>
          </table:table-cell>
          <table:table-cell office:value-type="float" office:value="0.115878" calcext:value-type="float">
            <text:p>0,115878</text:p>
          </table:table-cell>
          <table:table-cell office:value-type="float" office:value="0.673774" calcext:value-type="float">
            <text:p>0,673774</text:p>
          </table:table-cell>
          <table:table-cell office:value-type="float" office:value="0.739657" calcext:value-type="float">
            <text:p>0,739657</text:p>
          </table:table-cell>
          <table:table-cell office:value-type="float" office:value="0.1108" calcext:value-type="float">
            <text:p>0,1108</text:p>
          </table:table-cell>
          <table:table-cell office:value-type="float" office:value="0.851081" calcext:value-type="float">
            <text:p>0,851081</text:p>
          </table:table-cell>
          <table:table-cell office:value-type="float" office:value="0.11157" calcext:value-type="float">
            <text:p>0,11157</text:p>
          </table:table-cell>
          <table:table-cell office:value-type="float" office:value="1.00229" calcext:value-type="float">
            <text:p>1,00229</text:p>
          </table:table-cell>
          <table:table-cell office:value-type="float" office:value="0.11914" calcext:value-type="float">
            <text:p>0,11914</text:p>
          </table:table-cell>
          <table:table-cell office:value-type="float" office:value="0.701905" calcext:value-type="float">
            <text:p>0,701905</text:p>
          </table:table-cell>
          <table:table-cell office:value-type="float" office:value="1.00377" calcext:value-type="float">
            <text:p>1,00377</text:p>
          </table:table-cell>
          <table:table-cell office:value-type="float" office:value="1.12276" calcext:value-type="float">
            <text:p>1,12276</text:p>
          </table:table-cell>
          <table:table-cell office:value-type="float" office:value="0.503278" calcext:value-type="float">
            <text:p>0,503278</text:p>
          </table:table-cell>
          <table:table-cell office:value-type="float" office:value="0.338535" calcext:value-type="float">
            <text:p>0,338535</text:p>
          </table:table-cell>
          <table:table-cell office:value-type="float" office:value="2.0121" calcext:value-type="float">
            <text:p>2,0121</text:p>
          </table:table-cell>
          <table:table-cell office:value-type="float" office:value="1.20157" calcext:value-type="float">
            <text:p>1,20157</text:p>
          </table:table-cell>
          <table:table-cell office:value-type="float" office:value="0.537503" calcext:value-type="float">
            <text:p>0,537503</text:p>
          </table:table-cell>
          <table:table-cell office:value-type="float" office:value="0.544438" calcext:value-type="float">
            <text:p>0,544438</text:p>
          </table:table-cell>
          <table:table-cell office:value-type="float" office:value="0.572487" calcext:value-type="float">
            <text:p>0,572487</text:p>
          </table:table-cell>
          <table:table-cell office:value-type="float" office:value="1.6527" calcext:value-type="float">
            <text:p>1,6527</text:p>
          </table:table-cell>
          <table:table-cell office:value-type="float" office:value="0.110972" calcext:value-type="float">
            <text:p>0,110972</text:p>
          </table:table-cell>
          <table:table-cell office:value-type="float" office:value="0.113825" calcext:value-type="float">
            <text:p>0,113825</text:p>
          </table:table-cell>
          <table:table-cell office:value-type="float" office:value="0.439537" calcext:value-type="float">
            <text:p>0,439537</text:p>
          </table:table-cell>
          <table:table-cell office:value-type="float" office:value="2.57058" calcext:value-type="float">
            <text:p>2,57058</text:p>
          </table:table-cell>
          <table:table-cell office:value-type="float" office:value="0.279584" calcext:value-type="float">
            <text:p>0,279584</text:p>
          </table:table-cell>
          <table:table-cell office:value-type="float" office:value="0.0447741" calcext:value-type="float">
            <text:p>0,0447741</text:p>
          </table:table-cell>
          <table:table-cell office:value-type="float" office:value="1.58846" calcext:value-type="float">
            <text:p>1,58846</text:p>
          </table:table-cell>
          <table:table-cell office:value-type="float" office:value="0.542725" calcext:value-type="float">
            <text:p>0,542725</text:p>
          </table:table-cell>
          <table:table-cell table:number-columns-repeated="4"/>
          <table:table-cell table:formula="of:=MIN([.A183:.BL183])" office:value-type="float" office:value="0.0447741" calcext:value-type="float">
            <text:p>0,0447741</text:p>
          </table:table-cell>
          <table:table-cell table:formula="of:=MAX([.A183:.BL183])" office:value-type="float" office:value="2.57058" calcext:value-type="float">
            <text:p>2,57058</text:p>
          </table:table-cell>
          <table:table-cell table:number-columns-repeated="7"/>
        </table:table-row>
        <table:table-row table:style-name="ro2">
          <table:table-cell office:value-type="float" office:value="0.153436" calcext:value-type="float">
            <text:p>0,153436</text:p>
          </table:table-cell>
          <table:table-cell office:value-type="float" office:value="0.150537" calcext:value-type="float">
            <text:p>0,150537</text:p>
          </table:table-cell>
          <table:table-cell office:value-type="float" office:value="0.116783" calcext:value-type="float">
            <text:p>0,116783</text:p>
          </table:table-cell>
          <table:table-cell office:value-type="float" office:value="0.284159" calcext:value-type="float">
            <text:p>0,284159</text:p>
          </table:table-cell>
          <table:table-cell office:value-type="float" office:value="0.213859" calcext:value-type="float">
            <text:p>0,213859</text:p>
          </table:table-cell>
          <table:table-cell office:value-type="float" office:value="0.519956" calcext:value-type="float">
            <text:p>0,519956</text:p>
          </table:table-cell>
          <table:table-cell office:value-type="float" office:value="0.113781" calcext:value-type="float">
            <text:p>0,113781</text:p>
          </table:table-cell>
          <table:table-cell office:value-type="float" office:value="0.132969" calcext:value-type="float">
            <text:p>0,132969</text:p>
          </table:table-cell>
          <table:table-cell office:value-type="float" office:value="0.153528" calcext:value-type="float">
            <text:p>0,153528</text:p>
          </table:table-cell>
          <table:table-cell office:value-type="float" office:value="0.226509" calcext:value-type="float">
            <text:p>0,226509</text:p>
          </table:table-cell>
          <table:table-cell office:value-type="float" office:value="0.359788" calcext:value-type="float">
            <text:p>0,359788</text:p>
          </table:table-cell>
          <table:table-cell office:value-type="float" office:value="0.108462" calcext:value-type="float">
            <text:p>0,108462</text:p>
          </table:table-cell>
          <table:table-cell office:value-type="float" office:value="0.116818" calcext:value-type="float">
            <text:p>0,116818</text:p>
          </table:table-cell>
          <table:table-cell office:value-type="float" office:value="0.918782" calcext:value-type="float">
            <text:p>0,918782</text:p>
          </table:table-cell>
          <table:table-cell office:value-type="float" office:value="0.516705" calcext:value-type="float">
            <text:p>0,516705</text:p>
          </table:table-cell>
          <table:table-cell office:value-type="float" office:value="0.113085" calcext:value-type="float">
            <text:p>0,113085</text:p>
          </table:table-cell>
          <table:table-cell office:value-type="float" office:value="0.122678" calcext:value-type="float">
            <text:p>0,122678</text:p>
          </table:table-cell>
          <table:table-cell office:value-type="float" office:value="0.186112" calcext:value-type="float">
            <text:p>0,186112</text:p>
          </table:table-cell>
          <table:table-cell office:value-type="float" office:value="1.08315" calcext:value-type="float">
            <text:p>1,08315</text:p>
          </table:table-cell>
          <table:table-cell office:value-type="float" office:value="1.38662" calcext:value-type="float">
            <text:p>1,38662</text:p>
          </table:table-cell>
          <table:table-cell office:value-type="float" office:value="1.23856" calcext:value-type="float">
            <text:p>1,23856</text:p>
          </table:table-cell>
          <table:table-cell office:value-type="float" office:value="1.39252" calcext:value-type="float">
            <text:p>1,39252</text:p>
          </table:table-cell>
          <table:table-cell office:value-type="float" office:value="1.04821" calcext:value-type="float">
            <text:p>1,04821</text:p>
          </table:table-cell>
          <table:table-cell office:value-type="float" office:value="0.952171" calcext:value-type="float">
            <text:p>0,952171</text:p>
          </table:table-cell>
          <table:table-cell office:value-type="float" office:value="1.31919" calcext:value-type="float">
            <text:p>1,31919</text:p>
          </table:table-cell>
          <table:table-cell office:value-type="float" office:value="0.400515" calcext:value-type="float">
            <text:p>0,400515</text:p>
          </table:table-cell>
          <table:table-cell office:value-type="float" office:value="0.903281" calcext:value-type="float">
            <text:p>0,903281</text:p>
          </table:table-cell>
          <table:table-cell office:value-type="float" office:value="0.916738" calcext:value-type="float">
            <text:p>0,916738</text:p>
          </table:table-cell>
          <table:table-cell office:value-type="float" office:value="0.571987" calcext:value-type="float">
            <text:p>0,571987</text:p>
          </table:table-cell>
          <table:table-cell office:value-type="float" office:value="0.290804" calcext:value-type="float">
            <text:p>0,290804</text:p>
          </table:table-cell>
          <table:table-cell office:value-type="float" office:value="0.650663" calcext:value-type="float">
            <text:p>0,650663</text:p>
          </table:table-cell>
          <table:table-cell office:value-type="float" office:value="0.182591" calcext:value-type="float">
            <text:p>0,182591</text:p>
          </table:table-cell>
          <table:table-cell office:value-type="float" office:value="1.34776" calcext:value-type="float">
            <text:p>1,34776</text:p>
          </table:table-cell>
          <table:table-cell office:value-type="float" office:value="0.178456" calcext:value-type="float">
            <text:p>0,178456</text:p>
          </table:table-cell>
          <table:table-cell office:value-type="float" office:value="1.04303" calcext:value-type="float">
            <text:p>1,04303</text:p>
          </table:table-cell>
          <table:table-cell office:value-type="float" office:value="0.210618" calcext:value-type="float">
            <text:p>0,210618</text:p>
          </table:table-cell>
          <table:table-cell office:value-type="float" office:value="0.790585" calcext:value-type="float">
            <text:p>0,790585</text:p>
          </table:table-cell>
          <table:table-cell office:value-type="float" office:value="0.590607" calcext:value-type="float">
            <text:p>0,590607</text:p>
          </table:table-cell>
          <table:table-cell office:value-type="float" office:value="1.46797" calcext:value-type="float">
            <text:p>1,46797</text:p>
          </table:table-cell>
          <table:table-cell office:value-type="float" office:value="1.38833" calcext:value-type="float">
            <text:p>1,38833</text:p>
          </table:table-cell>
          <table:table-cell office:value-type="float" office:value="1.10232" calcext:value-type="float">
            <text:p>1,10232</text:p>
          </table:table-cell>
          <table:table-cell office:value-type="float" office:value="0.939099" calcext:value-type="float">
            <text:p>0,939099</text:p>
          </table:table-cell>
          <table:table-cell office:value-type="float" office:value="1.38997" calcext:value-type="float">
            <text:p>1,38997</text:p>
          </table:table-cell>
          <table:table-cell office:value-type="float" office:value="0.285255" calcext:value-type="float">
            <text:p>0,285255</text:p>
          </table:table-cell>
          <table:table-cell office:value-type="float" office:value="0.12691" calcext:value-type="float">
            <text:p>0,12691</text:p>
          </table:table-cell>
          <table:table-cell office:value-type="float" office:value="0.110773" calcext:value-type="float">
            <text:p>0,110773</text:p>
          </table:table-cell>
          <table:table-cell office:value-type="float" office:value="0.108629" calcext:value-type="float">
            <text:p>0,108629</text:p>
          </table:table-cell>
          <table:table-cell office:value-type="float" office:value="0.627324" calcext:value-type="float">
            <text:p>0,627324</text:p>
          </table:table-cell>
          <table:table-cell office:value-type="float" office:value="1.19435" calcext:value-type="float">
            <text:p>1,19435</text:p>
          </table:table-cell>
          <table:table-cell office:value-type="float" office:value="0.427961" calcext:value-type="float">
            <text:p>0,427961</text:p>
          </table:table-cell>
          <table:table-cell office:value-type="float" office:value="1.65399" calcext:value-type="float">
            <text:p>1,65399</text:p>
          </table:table-cell>
          <table:table-cell office:value-type="float" office:value="0.384987" calcext:value-type="float">
            <text:p>0,384987</text:p>
          </table:table-cell>
          <table:table-cell office:value-type="float" office:value="0.284128" calcext:value-type="float">
            <text:p>0,284128</text:p>
          </table:table-cell>
          <table:table-cell office:value-type="float" office:value="0.276551" calcext:value-type="float">
            <text:p>0,276551</text:p>
          </table:table-cell>
          <table:table-cell office:value-type="float" office:value="0.312571" calcext:value-type="float">
            <text:p>0,312571</text:p>
          </table:table-cell>
          <table:table-cell office:value-type="float" office:value="0.169683" calcext:value-type="float">
            <text:p>0,169683</text:p>
          </table:table-cell>
          <table:table-cell office:value-type="float" office:value="0.326705" calcext:value-type="float">
            <text:p>0,326705</text:p>
          </table:table-cell>
          <table:table-cell office:value-type="float" office:value="0.137875" calcext:value-type="float">
            <text:p>0,137875</text:p>
          </table:table-cell>
          <table:table-cell office:value-type="float" office:value="0.970582" calcext:value-type="float">
            <text:p>0,970582</text:p>
          </table:table-cell>
          <table:table-cell office:value-type="float" office:value="0.944302" calcext:value-type="float">
            <text:p>0,944302</text:p>
          </table:table-cell>
          <table:table-cell office:value-type="float" office:value="0.0997369" calcext:value-type="float">
            <text:p>0,0997369</text:p>
          </table:table-cell>
          <table:table-cell office:value-type="float" office:value="1.04518" calcext:value-type="float">
            <text:p>1,04518</text:p>
          </table:table-cell>
          <table:table-cell office:value-type="float" office:value="0.058459" calcext:value-type="float">
            <text:p>0,058459</text:p>
          </table:table-cell>
          <table:table-cell office:value-type="float" office:value="0.243364" calcext:value-type="float">
            <text:p>0,243364</text:p>
          </table:table-cell>
          <table:table-cell table:number-columns-repeated="4"/>
          <table:table-cell table:formula="of:=MIN([.A184:.BL184])" office:value-type="float" office:value="0.058459" calcext:value-type="float">
            <text:p>0,058459</text:p>
          </table:table-cell>
          <table:table-cell table:formula="of:=MAX([.A184:.BL184])" office:value-type="float" office:value="1.65399" calcext:value-type="float">
            <text:p>1,65399</text:p>
          </table:table-cell>
          <table:table-cell table:number-columns-repeated="7"/>
        </table:table-row>
        <table:table-row table:style-name="ro2">
          <table:table-cell office:value-type="float" office:value="0.15407" calcext:value-type="float">
            <text:p>0,15407</text:p>
          </table:table-cell>
          <table:table-cell office:value-type="float" office:value="0.151269" calcext:value-type="float">
            <text:p>0,151269</text:p>
          </table:table-cell>
          <table:table-cell office:value-type="float" office:value="0.22445" calcext:value-type="float">
            <text:p>0,22445</text:p>
          </table:table-cell>
          <table:table-cell office:value-type="float" office:value="0.532317" calcext:value-type="float">
            <text:p>0,532317</text:p>
          </table:table-cell>
          <table:table-cell office:value-type="float" office:value="0.155243" calcext:value-type="float">
            <text:p>0,155243</text:p>
          </table:table-cell>
          <table:table-cell office:value-type="float" office:value="0.235436" calcext:value-type="float">
            <text:p>0,235436</text:p>
          </table:table-cell>
          <table:table-cell office:value-type="float" office:value="0.463049" calcext:value-type="float">
            <text:p>0,463049</text:p>
          </table:table-cell>
          <table:table-cell office:value-type="float" office:value="0.149362" calcext:value-type="float">
            <text:p>0,149362</text:p>
          </table:table-cell>
          <table:table-cell office:value-type="float" office:value="0.692444" calcext:value-type="float">
            <text:p>0,692444</text:p>
          </table:table-cell>
          <table:table-cell office:value-type="float" office:value="0.112992" calcext:value-type="float">
            <text:p>0,112992</text:p>
          </table:table-cell>
          <table:table-cell office:value-type="float" office:value="0.124248" calcext:value-type="float">
            <text:p>0,124248</text:p>
          </table:table-cell>
          <table:table-cell office:value-type="float" office:value="0.426347" calcext:value-type="float">
            <text:p>0,426347</text:p>
          </table:table-cell>
          <table:table-cell office:value-type="float" office:value="0.111146" calcext:value-type="float">
            <text:p>0,111146</text:p>
          </table:table-cell>
          <table:table-cell office:value-type="float" office:value="0.11687" calcext:value-type="float">
            <text:p>0,11687</text:p>
          </table:table-cell>
          <table:table-cell office:value-type="float" office:value="0.124021" calcext:value-type="float">
            <text:p>0,124021</text:p>
          </table:table-cell>
          <table:table-cell office:value-type="float" office:value="0.9174" calcext:value-type="float">
            <text:p>0,9174</text:p>
          </table:table-cell>
          <table:table-cell office:value-type="float" office:value="0.605306" calcext:value-type="float">
            <text:p>0,605306</text:p>
          </table:table-cell>
          <table:table-cell office:value-type="float" office:value="0.959201" calcext:value-type="float">
            <text:p>0,959201</text:p>
          </table:table-cell>
          <table:table-cell office:value-type="float" office:value="0.296192" calcext:value-type="float">
            <text:p>0,296192</text:p>
          </table:table-cell>
          <table:table-cell office:value-type="float" office:value="0.400917" calcext:value-type="float">
            <text:p>0,400917</text:p>
          </table:table-cell>
          <table:table-cell office:value-type="float" office:value="0.447153" calcext:value-type="float">
            <text:p>0,447153</text:p>
          </table:table-cell>
          <table:table-cell office:value-type="float" office:value="1.22969" calcext:value-type="float">
            <text:p>1,22969</text:p>
          </table:table-cell>
          <table:table-cell office:value-type="float" office:value="0.88069" calcext:value-type="float">
            <text:p>0,88069</text:p>
          </table:table-cell>
          <table:table-cell office:value-type="float" office:value="1.46639" calcext:value-type="float">
            <text:p>1,46639</text:p>
          </table:table-cell>
          <table:table-cell office:value-type="float" office:value="1.84398" calcext:value-type="float">
            <text:p>1,84398</text:p>
          </table:table-cell>
          <table:table-cell office:value-type="float" office:value="1.01185" calcext:value-type="float">
            <text:p>1,01185</text:p>
          </table:table-cell>
          <table:table-cell office:value-type="float" office:value="0.650415" calcext:value-type="float">
            <text:p>0,650415</text:p>
          </table:table-cell>
          <table:table-cell office:value-type="float" office:value="0.215291" calcext:value-type="float">
            <text:p>0,215291</text:p>
          </table:table-cell>
          <table:table-cell office:value-type="float" office:value="0.410264" calcext:value-type="float">
            <text:p>0,410264</text:p>
          </table:table-cell>
          <table:table-cell office:value-type="float" office:value="0.529008" calcext:value-type="float">
            <text:p>0,529008</text:p>
          </table:table-cell>
          <table:table-cell office:value-type="float" office:value="0.642451" calcext:value-type="float">
            <text:p>0,642451</text:p>
          </table:table-cell>
          <table:table-cell office:value-type="float" office:value="0.825664" calcext:value-type="float">
            <text:p>0,825664</text:p>
          </table:table-cell>
          <table:table-cell office:value-type="float" office:value="0.839784" calcext:value-type="float">
            <text:p>0,839784</text:p>
          </table:table-cell>
          <table:table-cell office:value-type="float" office:value="0.270879" calcext:value-type="float">
            <text:p>0,270879</text:p>
          </table:table-cell>
          <table:table-cell office:value-type="float" office:value="0.123547" calcext:value-type="float">
            <text:p>0,123547</text:p>
          </table:table-cell>
          <table:table-cell office:value-type="float" office:value="0.112077" calcext:value-type="float">
            <text:p>0,112077</text:p>
          </table:table-cell>
          <table:table-cell office:value-type="float" office:value="0.392982" calcext:value-type="float">
            <text:p>0,392982</text:p>
          </table:table-cell>
          <table:table-cell office:value-type="float" office:value="2.10322" calcext:value-type="float">
            <text:p>2,10322</text:p>
          </table:table-cell>
          <table:table-cell office:value-type="float" office:value="2.27309" calcext:value-type="float">
            <text:p>2,27309</text:p>
          </table:table-cell>
          <table:table-cell office:value-type="float" office:value="0.475953" calcext:value-type="float">
            <text:p>0,475953</text:p>
          </table:table-cell>
          <table:table-cell office:value-type="float" office:value="0.252867" calcext:value-type="float">
            <text:p>0,2528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1.88391" calcext:value-type="float">
            <text:p>1,88391</text:p>
          </table:table-cell>
          <table:table-cell office:value-type="float" office:value="1.66824" calcext:value-type="float">
            <text:p>1,66824</text:p>
          </table:table-cell>
          <table:table-cell office:value-type="float" office:value="1.3" calcext:value-type="float">
            <text:p>1,3</text:p>
          </table:table-cell>
          <table:table-cell office:value-type="float" office:value="2.1632" calcext:value-type="float">
            <text:p>2,1632</text:p>
          </table:table-cell>
          <table:table-cell office:value-type="float" office:value="0.234684" calcext:value-type="float">
            <text:p>0,234684</text:p>
          </table:table-cell>
          <table:table-cell office:value-type="float" office:value="0.875256" calcext:value-type="float">
            <text:p>0,875256</text:p>
          </table:table-cell>
          <table:table-cell office:value-type="float" office:value="0.208563" calcext:value-type="float">
            <text:p>0,208563</text:p>
          </table:table-cell>
          <table:table-cell office:value-type="float" office:value="2.25802" calcext:value-type="float">
            <text:p>2,25802</text:p>
          </table:table-cell>
          <table:table-cell office:value-type="float" office:value="0.824852" calcext:value-type="float">
            <text:p>0,824852</text:p>
          </table:table-cell>
          <table:table-cell office:value-type="float" office:value="1.45145" calcext:value-type="float">
            <text:p>1,45145</text:p>
          </table:table-cell>
          <table:table-cell office:value-type="float" office:value="2.1471" calcext:value-type="float">
            <text:p>2,1471</text:p>
          </table:table-cell>
          <table:table-cell office:value-type="float" office:value="1.91379" calcext:value-type="float">
            <text:p>1,91379</text:p>
          </table:table-cell>
          <table:table-cell office:value-type="float" office:value="0.133924" calcext:value-type="float">
            <text:p>0,133924</text:p>
          </table:table-cell>
          <table:table-cell office:value-type="float" office:value="1.0252" calcext:value-type="float">
            <text:p>1,0252</text:p>
          </table:table-cell>
          <table:table-cell office:value-type="float" office:value="0.12773" calcext:value-type="float">
            <text:p>0,12773</text:p>
          </table:table-cell>
          <table:table-cell office:value-type="float" office:value="1.58496" calcext:value-type="float">
            <text:p>1,58496</text:p>
          </table:table-cell>
          <table:table-cell office:value-type="float" office:value="2.22016" calcext:value-type="float">
            <text:p>2,22016</text:p>
          </table:table-cell>
          <table:table-cell office:value-type="float" office:value="1.78399" calcext:value-type="float">
            <text:p>1,78399</text:p>
          </table:table-cell>
          <table:table-cell office:value-type="float" office:value="0.345498" calcext:value-type="float">
            <text:p>0,345498</text:p>
          </table:table-cell>
          <table:table-cell office:value-type="float" office:value="0.177059" calcext:value-type="float">
            <text:p>0,177059</text:p>
          </table:table-cell>
          <table:table-cell office:value-type="float" office:value="0.141629" calcext:value-type="float">
            <text:p>0,141629</text:p>
          </table:table-cell>
          <table:table-cell office:value-type="float" office:value="0.48093" calcext:value-type="float">
            <text:p>0,48093</text:p>
          </table:table-cell>
          <table:table-cell table:number-columns-repeated="4"/>
          <table:table-cell table:formula="of:=MIN([.A185:.BL185])" office:value-type="float" office:value="0.111146" calcext:value-type="float">
            <text:p>0,111146</text:p>
          </table:table-cell>
          <table:table-cell table:formula="of:=MAX([.A185:.BL185])" office:value-type="float" office:value="2.27309" calcext:value-type="float">
            <text:p>2,27309</text:p>
          </table:table-cell>
          <table:table-cell table:number-columns-repeated="7"/>
        </table:table-row>
        <table:table-row table:style-name="ro2">
          <table:table-cell office:value-type="float" office:value="0.148004" calcext:value-type="float">
            <text:p>0,148004</text:p>
          </table:table-cell>
          <table:table-cell office:value-type="float" office:value="0.112892" calcext:value-type="float">
            <text:p>0,112892</text:p>
          </table:table-cell>
          <table:table-cell office:value-type="float" office:value="0.218553" calcext:value-type="float">
            <text:p>0,218553</text:p>
          </table:table-cell>
          <table:table-cell office:value-type="float" office:value="0.463264" calcext:value-type="float">
            <text:p>0,463264</text:p>
          </table:table-cell>
          <table:table-cell office:value-type="float" office:value="0.466226" calcext:value-type="float">
            <text:p>0,466226</text:p>
          </table:table-cell>
          <table:table-cell office:value-type="float" office:value="0.514322" calcext:value-type="float">
            <text:p>0,514322</text:p>
          </table:table-cell>
          <table:table-cell office:value-type="float" office:value="0.459492" calcext:value-type="float">
            <text:p>0,459492</text:p>
          </table:table-cell>
          <table:table-cell office:value-type="float" office:value="0.43489" calcext:value-type="float">
            <text:p>0,43489</text:p>
          </table:table-cell>
          <table:table-cell office:value-type="float" office:value="0.115267" calcext:value-type="float">
            <text:p>0,115267</text:p>
          </table:table-cell>
          <table:table-cell office:value-type="float" office:value="0.187069" calcext:value-type="float">
            <text:p>0,187069</text:p>
          </table:table-cell>
          <table:table-cell office:value-type="float" office:value="0.384513" calcext:value-type="float">
            <text:p>0,384513</text:p>
          </table:table-cell>
          <table:table-cell office:value-type="float" office:value="0.09971" calcext:value-type="float">
            <text:p>0,09971</text:p>
          </table:table-cell>
          <table:table-cell office:value-type="float" office:value="0.110908" calcext:value-type="float">
            <text:p>0,110908</text:p>
          </table:table-cell>
          <table:table-cell office:value-type="float" office:value="0.113566" calcext:value-type="float">
            <text:p>0,113566</text:p>
          </table:table-cell>
          <table:table-cell office:value-type="float" office:value="0.210604" calcext:value-type="float">
            <text:p>0,210604</text:p>
          </table:table-cell>
          <table:table-cell office:value-type="float" office:value="0.0970559" calcext:value-type="float">
            <text:p>0,0970559</text:p>
          </table:table-cell>
          <table:table-cell office:value-type="float" office:value="0.111388" calcext:value-type="float">
            <text:p>0,111388</text:p>
          </table:table-cell>
          <table:table-cell office:value-type="float" office:value="0.12226" calcext:value-type="float">
            <text:p>0,12226</text:p>
          </table:table-cell>
          <table:table-cell office:value-type="float" office:value="0.177312" calcext:value-type="float">
            <text:p>0,177312</text:p>
          </table:table-cell>
          <table:table-cell office:value-type="float" office:value="0.101985" calcext:value-type="float">
            <text:p>0,101985</text:p>
          </table:table-cell>
          <table:table-cell office:value-type="float" office:value="0.13578" calcext:value-type="float">
            <text:p>0,13578</text:p>
          </table:table-cell>
          <table:table-cell office:value-type="float" office:value="0.0914731" calcext:value-type="float">
            <text:p>0,0914731</text:p>
          </table:table-cell>
          <table:table-cell office:value-type="float" office:value="0.146294" calcext:value-type="float">
            <text:p>0,146294</text:p>
          </table:table-cell>
          <table:table-cell office:value-type="float" office:value="0.106363" calcext:value-type="float">
            <text:p>0,106363</text:p>
          </table:table-cell>
          <table:table-cell office:value-type="float" office:value="0.218242" calcext:value-type="float">
            <text:p>0,218242</text:p>
          </table:table-cell>
          <table:table-cell office:value-type="float" office:value="0.126329" calcext:value-type="float">
            <text:p>0,126329</text:p>
          </table:table-cell>
          <table:table-cell office:value-type="float" office:value="0.123369" calcext:value-type="float">
            <text:p>0,123369</text:p>
          </table:table-cell>
          <table:table-cell office:value-type="float" office:value="0.102321" calcext:value-type="float">
            <text:p>0,102321</text:p>
          </table:table-cell>
          <table:table-cell office:value-type="float" office:value="0.254755" calcext:value-type="float">
            <text:p>0,254755</text:p>
          </table:table-cell>
          <table:table-cell office:value-type="float" office:value="1.68828" calcext:value-type="float">
            <text:p>1,68828</text:p>
          </table:table-cell>
          <table:table-cell office:value-type="float" office:value="1.60745" calcext:value-type="float">
            <text:p>1,60745</text:p>
          </table:table-cell>
          <table:table-cell office:value-type="float" office:value="1.92336" calcext:value-type="float">
            <text:p>1,92336</text:p>
          </table:table-cell>
          <table:table-cell office:value-type="float" office:value="1.82207" calcext:value-type="float">
            <text:p>1,82207</text:p>
          </table:table-cell>
          <table:table-cell office:value-type="float" office:value="1.58586" calcext:value-type="float">
            <text:p>1,58586</text:p>
          </table:table-cell>
          <table:table-cell office:value-type="float" office:value="1.74915" calcext:value-type="float">
            <text:p>1,74915</text:p>
          </table:table-cell>
          <table:table-cell office:value-type="float" office:value="1.48185" calcext:value-type="float">
            <text:p>1,48185</text:p>
          </table:table-cell>
          <table:table-cell office:value-type="float" office:value="1.39325" calcext:value-type="float">
            <text:p>1,39325</text:p>
          </table:table-cell>
          <table:table-cell office:value-type="float" office:value="1.39637" calcext:value-type="float">
            <text:p>1,39637</text:p>
          </table:table-cell>
          <table:table-cell office:value-type="float" office:value="1.19748" calcext:value-type="float">
            <text:p>1,19748</text:p>
          </table:table-cell>
          <table:table-cell office:value-type="float" office:value="1.3044" calcext:value-type="float">
            <text:p>1,3044</text:p>
          </table:table-cell>
          <table:table-cell office:value-type="float" office:value="1.21044" calcext:value-type="float">
            <text:p>1,21044</text:p>
          </table:table-cell>
          <table:table-cell office:value-type="float" office:value="0.892625" calcext:value-type="float">
            <text:p>0,892625</text:p>
          </table:table-cell>
          <table:table-cell office:value-type="float" office:value="1.77609" calcext:value-type="float">
            <text:p>1,77609</text:p>
          </table:table-cell>
          <table:table-cell office:value-type="float" office:value="1.13375" calcext:value-type="float">
            <text:p>1,13375</text:p>
          </table:table-cell>
          <table:table-cell office:value-type="float" office:value="1.03834" calcext:value-type="float">
            <text:p>1,03834</text:p>
          </table:table-cell>
          <table:table-cell office:value-type="float" office:value="0.867007" calcext:value-type="float">
            <text:p>0,867007</text:p>
          </table:table-cell>
          <table:table-cell office:value-type="float" office:value="0.6337" calcext:value-type="float">
            <text:p>0,6337</text:p>
          </table:table-cell>
          <table:table-cell office:value-type="float" office:value="1.605" calcext:value-type="float">
            <text:p>1,605</text:p>
          </table:table-cell>
          <table:table-cell office:value-type="float" office:value="1.21985" calcext:value-type="float">
            <text:p>1,21985</text:p>
          </table:table-cell>
          <table:table-cell office:value-type="float" office:value="0.116895" calcext:value-type="float">
            <text:p>0,116895</text:p>
          </table:table-cell>
          <table:table-cell office:value-type="float" office:value="1.02595" calcext:value-type="float">
            <text:p>1,02595</text:p>
          </table:table-cell>
          <table:table-cell office:value-type="float" office:value="0.399647" calcext:value-type="float">
            <text:p>0,399647</text:p>
          </table:table-cell>
          <table:table-cell office:value-type="float" office:value="0.380014" calcext:value-type="float">
            <text:p>0,380014</text:p>
          </table:table-cell>
          <table:table-cell office:value-type="float" office:value="0.307586" calcext:value-type="float">
            <text:p>0,307586</text:p>
          </table:table-cell>
          <table:table-cell office:value-type="float" office:value="0.137414" calcext:value-type="float">
            <text:p>0,137414</text:p>
          </table:table-cell>
          <table:table-cell office:value-type="float" office:value="0.113969" calcext:value-type="float">
            <text:p>0,113969</text:p>
          </table:table-cell>
          <table:table-cell office:value-type="float" office:value="1.47224" calcext:value-type="float">
            <text:p>1,47224</text:p>
          </table:table-cell>
          <table:table-cell office:value-type="float" office:value="0.088443" calcext:value-type="float">
            <text:p>0,088443</text:p>
          </table:table-cell>
          <table:table-cell office:value-type="float" office:value="0.513537" calcext:value-type="float">
            <text:p>0,513537</text:p>
          </table:table-cell>
          <table:table-cell office:value-type="float" office:value="0.825618" calcext:value-type="float">
            <text:p>0,825618</text:p>
          </table:table-cell>
          <table:table-cell office:value-type="float" office:value="2.118" calcext:value-type="float">
            <text:p>2,118</text:p>
          </table:table-cell>
          <table:table-cell office:value-type="float" office:value="0.126805" calcext:value-type="float">
            <text:p>0,126805</text:p>
          </table:table-cell>
          <table:table-cell office:value-type="float" office:value="0.0631239" calcext:value-type="float">
            <text:p>0,0631239</text:p>
          </table:table-cell>
          <table:table-cell office:value-type="float" office:value="0.462995" calcext:value-type="float">
            <text:p>0,462995</text:p>
          </table:table-cell>
          <table:table-cell table:number-columns-repeated="4"/>
          <table:table-cell table:formula="of:=MIN([.A186:.BL186])" office:value-type="float" office:value="0.0631239" calcext:value-type="float">
            <text:p>0,0631239</text:p>
          </table:table-cell>
          <table:table-cell table:formula="of:=MAX([.A186:.BL186])" office:value-type="float" office:value="2.118" calcext:value-type="float">
            <text:p>2,118</text:p>
          </table:table-cell>
          <table:table-cell table:number-columns-repeated="7"/>
        </table:table-row>
        <table:table-row table:style-name="ro2">
          <table:table-cell office:value-type="float" office:value="0.156469" calcext:value-type="float">
            <text:p>0,156469</text:p>
          </table:table-cell>
          <table:table-cell office:value-type="float" office:value="0.151947" calcext:value-type="float">
            <text:p>0,151947</text:p>
          </table:table-cell>
          <table:table-cell office:value-type="float" office:value="0.151506" calcext:value-type="float">
            <text:p>0,151506</text:p>
          </table:table-cell>
          <table:table-cell office:value-type="float" office:value="0.154178" calcext:value-type="float">
            <text:p>0,154178</text:p>
          </table:table-cell>
          <table:table-cell office:value-type="float" office:value="0.150496" calcext:value-type="float">
            <text:p>0,150496</text:p>
          </table:table-cell>
          <table:table-cell office:value-type="float" office:value="0.268266" calcext:value-type="float">
            <text:p>0,268266</text:p>
          </table:table-cell>
          <table:table-cell office:value-type="float" office:value="0.105867" calcext:value-type="float">
            <text:p>0,105867</text:p>
          </table:table-cell>
          <table:table-cell office:value-type="float" office:value="0.175373" calcext:value-type="float">
            <text:p>0,175373</text:p>
          </table:table-cell>
          <table:table-cell office:value-type="float" office:value="0.088788" calcext:value-type="float">
            <text:p>0,088788</text:p>
          </table:table-cell>
          <table:table-cell office:value-type="float" office:value="0.903772" calcext:value-type="float">
            <text:p>0,903772</text:p>
          </table:table-cell>
          <table:table-cell office:value-type="float" office:value="0.919258" calcext:value-type="float">
            <text:p>0,919258</text:p>
          </table:table-cell>
          <table:table-cell office:value-type="float" office:value="1.22308" calcext:value-type="float">
            <text:p>1,22308</text:p>
          </table:table-cell>
          <table:table-cell office:value-type="float" office:value="0.920646" calcext:value-type="float">
            <text:p>0,920646</text:p>
          </table:table-cell>
          <table:table-cell office:value-type="float" office:value="0.617515" calcext:value-type="float">
            <text:p>0,617515</text:p>
          </table:table-cell>
          <table:table-cell office:value-type="float" office:value="0.776795" calcext:value-type="float">
            <text:p>0,776795</text:p>
          </table:table-cell>
          <table:table-cell office:value-type="float" office:value="0.354761" calcext:value-type="float">
            <text:p>0,354761</text:p>
          </table:table-cell>
          <table:table-cell office:value-type="float" office:value="0.203393" calcext:value-type="float">
            <text:p>0,203393</text:p>
          </table:table-cell>
          <table:table-cell office:value-type="float" office:value="0.563813" calcext:value-type="float">
            <text:p>0,563813</text:p>
          </table:table-cell>
          <table:table-cell office:value-type="float" office:value="1.02048" calcext:value-type="float">
            <text:p>1,02048</text:p>
          </table:table-cell>
          <table:table-cell office:value-type="float" office:value="1.17244" calcext:value-type="float">
            <text:p>1,17244</text:p>
          </table:table-cell>
          <table:table-cell office:value-type="float" office:value="0.271017" calcext:value-type="float">
            <text:p>0,271017</text:p>
          </table:table-cell>
          <table:table-cell office:value-type="float" office:value="0.727853" calcext:value-type="float">
            <text:p>0,727853</text:p>
          </table:table-cell>
          <table:table-cell office:value-type="float" office:value="0.966557" calcext:value-type="float">
            <text:p>0,966557</text:p>
          </table:table-cell>
          <table:table-cell office:value-type="float" office:value="1.34505" calcext:value-type="float">
            <text:p>1,34505</text:p>
          </table:table-cell>
          <table:table-cell office:value-type="float" office:value="1.12097" calcext:value-type="float">
            <text:p>1,12097</text:p>
          </table:table-cell>
          <table:table-cell office:value-type="float" office:value="0.893244" calcext:value-type="float">
            <text:p>0,893244</text:p>
          </table:table-cell>
          <table:table-cell office:value-type="float" office:value="1.72362" calcext:value-type="float">
            <text:p>1,72362</text:p>
          </table:table-cell>
          <table:table-cell office:value-type="float" office:value="0.111885" calcext:value-type="float">
            <text:p>0,111885</text:p>
          </table:table-cell>
          <table:table-cell office:value-type="float" office:value="1.15881" calcext:value-type="float">
            <text:p>1,15881</text:p>
          </table:table-cell>
          <table:table-cell office:value-type="float" office:value="1.9324" calcext:value-type="float">
            <text:p>1,9324</text:p>
          </table:table-cell>
          <table:table-cell office:value-type="float" office:value="0.751665" calcext:value-type="float">
            <text:p>0,751665</text:p>
          </table:table-cell>
          <table:table-cell office:value-type="float" office:value="0.783923" calcext:value-type="float">
            <text:p>0,783923</text:p>
          </table:table-cell>
          <table:table-cell office:value-type="float" office:value="0.981364" calcext:value-type="float">
            <text:p>0,981364</text:p>
          </table:table-cell>
          <table:table-cell office:value-type="float" office:value="0.908349" calcext:value-type="float">
            <text:p>0,908349</text:p>
          </table:table-cell>
          <table:table-cell office:value-type="float" office:value="0.165194" calcext:value-type="float">
            <text:p>0,165194</text:p>
          </table:table-cell>
          <table:table-cell office:value-type="float" office:value="0.979444" calcext:value-type="float">
            <text:p>0,979444</text:p>
          </table:table-cell>
          <table:table-cell office:value-type="float" office:value="0.535717" calcext:value-type="float">
            <text:p>0,535717</text:p>
          </table:table-cell>
          <table:table-cell office:value-type="float" office:value="1.03495" calcext:value-type="float">
            <text:p>1,03495</text:p>
          </table:table-cell>
          <table:table-cell office:value-type="float" office:value="1.04005" calcext:value-type="float">
            <text:p>1,04005</text:p>
          </table:table-cell>
          <table:table-cell office:value-type="float" office:value="2.17919" calcext:value-type="float">
            <text:p>2,17919</text:p>
          </table:table-cell>
          <table:table-cell office:value-type="float" office:value="0.415509" calcext:value-type="float">
            <text:p>0,415509</text:p>
          </table:table-cell>
          <table:table-cell office:value-type="float" office:value="1.01043" calcext:value-type="float">
            <text:p>1,01043</text:p>
          </table:table-cell>
          <table:table-cell office:value-type="float" office:value="0.101394" calcext:value-type="float">
            <text:p>0,101394</text:p>
          </table:table-cell>
          <table:table-cell office:value-type="float" office:value="0.624746" calcext:value-type="float">
            <text:p>0,624746</text:p>
          </table:table-cell>
          <table:table-cell office:value-type="float" office:value="0.822079" calcext:value-type="float">
            <text:p>0,822079</text:p>
          </table:table-cell>
          <table:table-cell office:value-type="float" office:value="1.14139" calcext:value-type="float">
            <text:p>1,14139</text:p>
          </table:table-cell>
          <table:table-cell office:value-type="float" office:value="2.32999" calcext:value-type="float">
            <text:p>2,32999</text:p>
          </table:table-cell>
          <table:table-cell office:value-type="float" office:value="0.951875" calcext:value-type="float">
            <text:p>0,951875</text:p>
          </table:table-cell>
          <table:table-cell office:value-type="float" office:value="0.694002" calcext:value-type="float">
            <text:p>0,694002</text:p>
          </table:table-cell>
          <table:table-cell office:value-type="float" office:value="1.30565" calcext:value-type="float">
            <text:p>1,30565</text:p>
          </table:table-cell>
          <table:table-cell office:value-type="float" office:value="0.24076" calcext:value-type="float">
            <text:p>0,24076</text:p>
          </table:table-cell>
          <table:table-cell office:value-type="float" office:value="1.43174" calcext:value-type="float">
            <text:p>1,43174</text:p>
          </table:table-cell>
          <table:table-cell office:value-type="float" office:value="1.37175" calcext:value-type="float">
            <text:p>1,37175</text:p>
          </table:table-cell>
          <table:table-cell office:value-type="float" office:value="1.58682" calcext:value-type="float">
            <text:p>1,58682</text:p>
          </table:table-cell>
          <table:table-cell office:value-type="float" office:value="1.10964" calcext:value-type="float">
            <text:p>1,10964</text:p>
          </table:table-cell>
          <table:table-cell office:value-type="float" office:value="0.19812" calcext:value-type="float">
            <text:p>0,19812</text:p>
          </table:table-cell>
          <table:table-cell office:value-type="float" office:value="0.184927" calcext:value-type="float">
            <text:p>0,184927</text:p>
          </table:table-cell>
          <table:table-cell office:value-type="float" office:value="1.707" calcext:value-type="float">
            <text:p>1,707</text:p>
          </table:table-cell>
          <table:table-cell office:value-type="float" office:value="0.15447" calcext:value-type="float">
            <text:p>0,15447</text:p>
          </table:table-cell>
          <table:table-cell office:value-type="float" office:value="1.54201" calcext:value-type="float">
            <text:p>1,54201</text:p>
          </table:table-cell>
          <table:table-cell office:value-type="float" office:value="1.54085" calcext:value-type="float">
            <text:p>1,54085</text:p>
          </table:table-cell>
          <table:table-cell office:value-type="float" office:value="1.77622" calcext:value-type="float">
            <text:p>1,77622</text:p>
          </table:table-cell>
          <table:table-cell office:value-type="float" office:value="0.0873029" calcext:value-type="float">
            <text:p>0,0873029</text:p>
          </table:table-cell>
          <table:table-cell office:value-type="float" office:value="0.254849" calcext:value-type="float">
            <text:p>0,254849</text:p>
          </table:table-cell>
          <table:table-cell table:number-columns-repeated="4"/>
          <table:table-cell table:formula="of:=MIN([.A187:.BL187])" office:value-type="float" office:value="0.0873029" calcext:value-type="float">
            <text:p>0,0873029</text:p>
          </table:table-cell>
          <table:table-cell table:formula="of:=MAX([.A187:.BL187])" office:value-type="float" office:value="2.32999" calcext:value-type="float">
            <text:p>2,32999</text:p>
          </table:table-cell>
          <table:table-cell table:number-columns-repeated="7"/>
        </table:table-row>
        <table:table-row table:style-name="ro2">
          <table:table-cell office:value-type="float" office:value="0.117731" calcext:value-type="float">
            <text:p>0,117731</text:p>
          </table:table-cell>
          <table:table-cell office:value-type="float" office:value="0.110233" calcext:value-type="float">
            <text:p>0,110233</text:p>
          </table:table-cell>
          <table:table-cell office:value-type="float" office:value="0.199757" calcext:value-type="float">
            <text:p>0,199757</text:p>
          </table:table-cell>
          <table:table-cell office:value-type="float" office:value="0.0911171" calcext:value-type="float">
            <text:p>0,0911171</text:p>
          </table:table-cell>
          <table:table-cell office:value-type="float" office:value="0.381137" calcext:value-type="float">
            <text:p>0,381137</text:p>
          </table:table-cell>
          <table:table-cell office:value-type="float" office:value="0.164622" calcext:value-type="float">
            <text:p>0,164622</text:p>
          </table:table-cell>
          <table:table-cell office:value-type="float" office:value="0.640703" calcext:value-type="float">
            <text:p>0,640703</text:p>
          </table:table-cell>
          <table:table-cell office:value-type="float" office:value="0.48562" calcext:value-type="float">
            <text:p>0,48562</text:p>
          </table:table-cell>
          <table:table-cell office:value-type="float" office:value="0.715419" calcext:value-type="float">
            <text:p>0,715419</text:p>
          </table:table-cell>
          <table:table-cell office:value-type="float" office:value="0.732739" calcext:value-type="float">
            <text:p>0,732739</text:p>
          </table:table-cell>
          <table:table-cell office:value-type="float" office:value="0.622975" calcext:value-type="float">
            <text:p>0,622975</text:p>
          </table:table-cell>
          <table:table-cell office:value-type="float" office:value="0.531723" calcext:value-type="float">
            <text:p>0,531723</text:p>
          </table:table-cell>
          <table:table-cell office:value-type="float" office:value="0.472293" calcext:value-type="float">
            <text:p>0,472293</text:p>
          </table:table-cell>
          <table:table-cell office:value-type="float" office:value="0.472859" calcext:value-type="float">
            <text:p>0,472859</text:p>
          </table:table-cell>
          <table:table-cell office:value-type="float" office:value="0.578088" calcext:value-type="float">
            <text:p>0,578088</text:p>
          </table:table-cell>
          <table:table-cell office:value-type="float" office:value="0.411367" calcext:value-type="float">
            <text:p>0,411367</text:p>
          </table:table-cell>
          <table:table-cell office:value-type="float" office:value="0.413748" calcext:value-type="float">
            <text:p>0,413748</text:p>
          </table:table-cell>
          <table:table-cell office:value-type="float" office:value="0.308746" calcext:value-type="float">
            <text:p>0,308746</text:p>
          </table:table-cell>
          <table:table-cell office:value-type="float" office:value="0.410232" calcext:value-type="float">
            <text:p>0,410232</text:p>
          </table:table-cell>
          <table:table-cell office:value-type="float" office:value="0.410389" calcext:value-type="float">
            <text:p>0,410389</text:p>
          </table:table-cell>
          <table:table-cell office:value-type="float" office:value="0.159553" calcext:value-type="float">
            <text:p>0,159553</text:p>
          </table:table-cell>
          <table:table-cell office:value-type="float" office:value="0.352523" calcext:value-type="float">
            <text:p>0,352523</text:p>
          </table:table-cell>
          <table:table-cell office:value-type="float" office:value="0.367474" calcext:value-type="float">
            <text:p>0,367474</text:p>
          </table:table-cell>
          <table:table-cell office:value-type="float" office:value="0.353693" calcext:value-type="float">
            <text:p>0,353693</text:p>
          </table:table-cell>
          <table:table-cell office:value-type="float" office:value="0.610727" calcext:value-type="float">
            <text:p>0,610727</text:p>
          </table:table-cell>
          <table:table-cell office:value-type="float" office:value="0.577642" calcext:value-type="float">
            <text:p>0,577642</text:p>
          </table:table-cell>
          <table:table-cell office:value-type="float" office:value="0.591093" calcext:value-type="float">
            <text:p>0,591093</text:p>
          </table:table-cell>
          <table:table-cell office:value-type="float" office:value="0.13016" calcext:value-type="float">
            <text:p>0,13016</text:p>
          </table:table-cell>
          <table:table-cell office:value-type="float" office:value="0.174732" calcext:value-type="float">
            <text:p>0,174732</text:p>
          </table:table-cell>
          <table:table-cell office:value-type="float" office:value="0.100522" calcext:value-type="float">
            <text:p>0,100522</text:p>
          </table:table-cell>
          <table:table-cell office:value-type="float" office:value="1.48115" calcext:value-type="float">
            <text:p>1,48115</text:p>
          </table:table-cell>
          <table:table-cell office:value-type="float" office:value="0.103493" calcext:value-type="float">
            <text:p>0,103493</text:p>
          </table:table-cell>
          <table:table-cell office:value-type="float" office:value="0.412207" calcext:value-type="float">
            <text:p>0,412207</text:p>
          </table:table-cell>
          <table:table-cell office:value-type="float" office:value="0.0980721" calcext:value-type="float">
            <text:p>0,0980721</text:p>
          </table:table-cell>
          <table:table-cell office:value-type="float" office:value="0.863782" calcext:value-type="float">
            <text:p>0,863782</text:p>
          </table:table-cell>
          <table:table-cell office:value-type="float" office:value="0.586119" calcext:value-type="float">
            <text:p>0,586119</text:p>
          </table:table-cell>
          <table:table-cell office:value-type="float" office:value="0.0943902" calcext:value-type="float">
            <text:p>0,0943902</text:p>
          </table:table-cell>
          <table:table-cell office:value-type="float" office:value="0.0973411" calcext:value-type="float">
            <text:p>0,0973411</text:p>
          </table:table-cell>
          <table:table-cell office:value-type="float" office:value="0.796201" calcext:value-type="float">
            <text:p>0,796201</text:p>
          </table:table-cell>
          <table:table-cell office:value-type="float" office:value="0.0925729" calcext:value-type="float">
            <text:p>0,0925729</text:p>
          </table:table-cell>
          <table:table-cell office:value-type="float" office:value="0.987991" calcext:value-type="float">
            <text:p>0,987991</text:p>
          </table:table-cell>
          <table:table-cell office:value-type="float" office:value="0.218206" calcext:value-type="float">
            <text:p>0,218206</text:p>
          </table:table-cell>
          <table:table-cell office:value-type="float" office:value="0.328809" calcext:value-type="float">
            <text:p>0,328809</text:p>
          </table:table-cell>
          <table:table-cell office:value-type="float" office:value="0.138947" calcext:value-type="float">
            <text:p>0,138947</text:p>
          </table:table-cell>
          <table:table-cell office:value-type="float" office:value="0.697236" calcext:value-type="float">
            <text:p>0,697236</text:p>
          </table:table-cell>
          <table:table-cell office:value-type="float" office:value="0.112926" calcext:value-type="float">
            <text:p>0,112926</text:p>
          </table:table-cell>
          <table:table-cell office:value-type="float" office:value="0.167201" calcext:value-type="float">
            <text:p>0,167201</text:p>
          </table:table-cell>
          <table:table-cell office:value-type="float" office:value="0.146186" calcext:value-type="float">
            <text:p>0,146186</text:p>
          </table:table-cell>
          <table:table-cell office:value-type="float" office:value="1.94743" calcext:value-type="float">
            <text:p>1,94743</text:p>
          </table:table-cell>
          <table:table-cell office:value-type="float" office:value="0.990683" calcext:value-type="float">
            <text:p>0,990683</text:p>
          </table:table-cell>
          <table:table-cell office:value-type="float" office:value="1.09407" calcext:value-type="float">
            <text:p>1,09407</text:p>
          </table:table-cell>
          <table:table-cell office:value-type="float" office:value="1.48639" calcext:value-type="float">
            <text:p>1,48639</text:p>
          </table:table-cell>
          <table:table-cell office:value-type="float" office:value="1.80615" calcext:value-type="float">
            <text:p>1,80615</text:p>
          </table:table-cell>
          <table:table-cell office:value-type="float" office:value="0.0985348" calcext:value-type="float">
            <text:p>0,0985348</text:p>
          </table:table-cell>
          <table:table-cell office:value-type="float" office:value="1.33248" calcext:value-type="float">
            <text:p>1,33248</text:p>
          </table:table-cell>
          <table:table-cell office:value-type="float" office:value="0.403555" calcext:value-type="float">
            <text:p>0,403555</text:p>
          </table:table-cell>
          <table:table-cell office:value-type="float" office:value="0.785047" calcext:value-type="float">
            <text:p>0,785047</text:p>
          </table:table-cell>
          <table:table-cell office:value-type="float" office:value="0.522997" calcext:value-type="float">
            <text:p>0,522997</text:p>
          </table:table-cell>
          <table:table-cell office:value-type="float" office:value="1.0024" calcext:value-type="float">
            <text:p>1,0024</text:p>
          </table:table-cell>
          <table:table-cell office:value-type="float" office:value="1.99676" calcext:value-type="float">
            <text:p>1,99676</text:p>
          </table:table-cell>
          <table:table-cell office:value-type="float" office:value="0.036895" calcext:value-type="float">
            <text:p>0,036895</text:p>
          </table:table-cell>
          <table:table-cell office:value-type="float" office:value="0.94347" calcext:value-type="float">
            <text:p>0,94347</text:p>
          </table:table-cell>
          <table:table-cell office:value-type="float" office:value="2.01636" calcext:value-type="float">
            <text:p>2,01636</text:p>
          </table:table-cell>
          <table:table-cell office:value-type="float" office:value="0.0353532" calcext:value-type="float">
            <text:p>0,0353532</text:p>
          </table:table-cell>
          <table:table-cell table:number-columns-repeated="4"/>
          <table:table-cell table:formula="of:=MIN([.A188:.BL188])" office:value-type="float" office:value="0.0353532" calcext:value-type="float">
            <text:p>0,0353532</text:p>
          </table:table-cell>
          <table:table-cell table:formula="of:=MAX([.A188:.BL188])" office:value-type="float" office:value="2.01636" calcext:value-type="float">
            <text:p>2,01636</text:p>
          </table:table-cell>
          <table:table-cell table:number-columns-repeated="7"/>
        </table:table-row>
        <table:table-row table:style-name="ro2">
          <table:table-cell office:value-type="float" office:value="0.120273" calcext:value-type="float">
            <text:p>0,120273</text:p>
          </table:table-cell>
          <table:table-cell office:value-type="float" office:value="0.133688" calcext:value-type="float">
            <text:p>0,133688</text:p>
          </table:table-cell>
          <table:table-cell office:value-type="float" office:value="0.137019" calcext:value-type="float">
            <text:p>0,137019</text:p>
          </table:table-cell>
          <table:table-cell office:value-type="float" office:value="0.116022" calcext:value-type="float">
            <text:p>0,116022</text:p>
          </table:table-cell>
          <table:table-cell office:value-type="float" office:value="0.115706" calcext:value-type="float">
            <text:p>0,115706</text:p>
          </table:table-cell>
          <table:table-cell office:value-type="float" office:value="0.247552" calcext:value-type="float">
            <text:p>0,247552</text:p>
          </table:table-cell>
          <table:table-cell office:value-type="float" office:value="0.145637" calcext:value-type="float">
            <text:p>0,145637</text:p>
          </table:table-cell>
          <table:table-cell office:value-type="float" office:value="0.161719" calcext:value-type="float">
            <text:p>0,161719</text:p>
          </table:table-cell>
          <table:table-cell office:value-type="float" office:value="0.11739" calcext:value-type="float">
            <text:p>0,11739</text:p>
          </table:table-cell>
          <table:table-cell office:value-type="float" office:value="0.193284" calcext:value-type="float">
            <text:p>0,193284</text:p>
          </table:table-cell>
          <table:table-cell office:value-type="float" office:value="0.116565" calcext:value-type="float">
            <text:p>0,116565</text:p>
          </table:table-cell>
          <table:table-cell office:value-type="float" office:value="0.11595" calcext:value-type="float">
            <text:p>0,11595</text:p>
          </table:table-cell>
          <table:table-cell office:value-type="float" office:value="0.540789" calcext:value-type="float">
            <text:p>0,540789</text:p>
          </table:table-cell>
          <table:table-cell office:value-type="float" office:value="0.266974" calcext:value-type="float">
            <text:p>0,266974</text:p>
          </table:table-cell>
          <table:table-cell office:value-type="float" office:value="0.61201" calcext:value-type="float">
            <text:p>0,61201</text:p>
          </table:table-cell>
          <table:table-cell office:value-type="float" office:value="0.874035" calcext:value-type="float">
            <text:p>0,874035</text:p>
          </table:table-cell>
          <table:table-cell office:value-type="float" office:value="0.674889" calcext:value-type="float">
            <text:p>0,674889</text:p>
          </table:table-cell>
          <table:table-cell office:value-type="float" office:value="0.694215" calcext:value-type="float">
            <text:p>0,694215</text:p>
          </table:table-cell>
          <table:table-cell office:value-type="float" office:value="0.581574" calcext:value-type="float">
            <text:p>0,581574</text:p>
          </table:table-cell>
          <table:table-cell office:value-type="float" office:value="0.519909" calcext:value-type="float">
            <text:p>0,519909</text:p>
          </table:table-cell>
          <table:table-cell office:value-type="float" office:value="0.268015" calcext:value-type="float">
            <text:p>0,268015</text:p>
          </table:table-cell>
          <table:table-cell office:value-type="float" office:value="0.116168" calcext:value-type="float">
            <text:p>0,116168</text:p>
          </table:table-cell>
          <table:table-cell office:value-type="float" office:value="0.117972" calcext:value-type="float">
            <text:p>0,117972</text:p>
          </table:table-cell>
          <table:table-cell office:value-type="float" office:value="0.124276" calcext:value-type="float">
            <text:p>0,124276</text:p>
          </table:table-cell>
          <table:table-cell office:value-type="float" office:value="0.533204" calcext:value-type="float">
            <text:p>0,533204</text:p>
          </table:table-cell>
          <table:table-cell office:value-type="float" office:value="0.506884" calcext:value-type="float">
            <text:p>0,506884</text:p>
          </table:table-cell>
          <table:table-cell office:value-type="float" office:value="0.562192" calcext:value-type="float">
            <text:p>0,562192</text:p>
          </table:table-cell>
          <table:table-cell office:value-type="float" office:value="0.309857" calcext:value-type="float">
            <text:p>0,309857</text:p>
          </table:table-cell>
          <table:table-cell office:value-type="float" office:value="0.0791872" calcext:value-type="float">
            <text:p>0,0791872</text:p>
          </table:table-cell>
          <table:table-cell office:value-type="float" office:value="1.75978" calcext:value-type="float">
            <text:p>1,75978</text:p>
          </table:table-cell>
          <table:table-cell office:value-type="float" office:value="0.103736" calcext:value-type="float">
            <text:p>0,103736</text:p>
          </table:table-cell>
          <table:table-cell office:value-type="float" office:value="1.08515" calcext:value-type="float">
            <text:p>1,08515</text:p>
          </table:table-cell>
          <table:table-cell office:value-type="float" office:value="1.12788" calcext:value-type="float">
            <text:p>1,12788</text:p>
          </table:table-cell>
          <table:table-cell office:value-type="float" office:value="0.9453" calcext:value-type="float">
            <text:p>0,9453</text:p>
          </table:table-cell>
          <table:table-cell office:value-type="float" office:value="1.95836" calcext:value-type="float">
            <text:p>1,95836</text:p>
          </table:table-cell>
          <table:table-cell office:value-type="float" office:value="0.159077" calcext:value-type="float">
            <text:p>0,159077</text:p>
          </table:table-cell>
          <table:table-cell office:value-type="float" office:value="1.2437" calcext:value-type="float">
            <text:p>1,2437</text:p>
          </table:table-cell>
          <table:table-cell office:value-type="float" office:value="1.09846" calcext:value-type="float">
            <text:p>1,09846</text:p>
          </table:table-cell>
          <table:table-cell office:value-type="float" office:value="1.01861" calcext:value-type="float">
            <text:p>1,01861</text:p>
          </table:table-cell>
          <table:table-cell office:value-type="float" office:value="0.745312" calcext:value-type="float">
            <text:p>0,745312</text:p>
          </table:table-cell>
          <table:table-cell office:value-type="float" office:value="0.121625" calcext:value-type="float">
            <text:p>0,121625</text:p>
          </table:table-cell>
          <table:table-cell office:value-type="float" office:value="0.0613852" calcext:value-type="float">
            <text:p>0,0613852</text:p>
          </table:table-cell>
          <table:table-cell office:value-type="float" office:value="0.367631" calcext:value-type="float">
            <text:p>0,367631</text:p>
          </table:table-cell>
          <table:table-cell office:value-type="float" office:value="1.1023" calcext:value-type="float">
            <text:p>1,1023</text:p>
          </table:table-cell>
          <table:table-cell office:value-type="float" office:value="0.683853" calcext:value-type="float">
            <text:p>0,683853</text:p>
          </table:table-cell>
          <table:table-cell office:value-type="float" office:value="1.90249" calcext:value-type="float">
            <text:p>1,90249</text:p>
          </table:table-cell>
          <table:table-cell office:value-type="float" office:value="0.612169" calcext:value-type="float">
            <text:p>0,612169</text:p>
          </table:table-cell>
          <table:table-cell office:value-type="float" office:value="2.16996" calcext:value-type="float">
            <text:p>2,16996</text:p>
          </table:table-cell>
          <table:table-cell office:value-type="float" office:value="1.93532" calcext:value-type="float">
            <text:p>1,93532</text:p>
          </table:table-cell>
          <table:table-cell office:value-type="float" office:value="1.96105" calcext:value-type="float">
            <text:p>1,96105</text:p>
          </table:table-cell>
          <table:table-cell office:value-type="float" office:value="1.93738" calcext:value-type="float">
            <text:p>1,93738</text:p>
          </table:table-cell>
          <table:table-cell office:value-type="float" office:value="0.0868671" calcext:value-type="float">
            <text:p>0,0868671</text:p>
          </table:table-cell>
          <table:table-cell office:value-type="float" office:value="0.149907" calcext:value-type="float">
            <text:p>0,149907</text:p>
          </table:table-cell>
          <table:table-cell office:value-type="float" office:value="0.16342" calcext:value-type="float">
            <text:p>0,16342</text:p>
          </table:table-cell>
          <table:table-cell office:value-type="float" office:value="0.0858691" calcext:value-type="float">
            <text:p>0,0858691</text:p>
          </table:table-cell>
          <table:table-cell office:value-type="float" office:value="0.171727" calcext:value-type="float">
            <text:p>0,171727</text:p>
          </table:table-cell>
          <table:table-cell office:value-type="float" office:value="0.191392" calcext:value-type="float">
            <text:p>0,191392</text:p>
          </table:table-cell>
          <table:table-cell office:value-type="float" office:value="0.109251" calcext:value-type="float">
            <text:p>0,109251</text:p>
          </table:table-cell>
          <table:table-cell office:value-type="float" office:value="0.37582" calcext:value-type="float">
            <text:p>0,37582</text:p>
          </table:table-cell>
          <table:table-cell office:value-type="float" office:value="0.32222" calcext:value-type="float">
            <text:p>0,32222</text:p>
          </table:table-cell>
          <table:table-cell office:value-type="float" office:value="0.3942" calcext:value-type="float">
            <text:p>0,3942</text:p>
          </table:table-cell>
          <table:table-cell office:value-type="float" office:value="1.01347" calcext:value-type="float">
            <text:p>1,01347</text:p>
          </table:table-cell>
          <table:table-cell office:value-type="float" office:value="0.153912" calcext:value-type="float">
            <text:p>0,153912</text:p>
          </table:table-cell>
          <table:table-cell office:value-type="float" office:value="2.86074" calcext:value-type="float">
            <text:p>2,86074</text:p>
          </table:table-cell>
          <table:table-cell table:number-columns-repeated="4"/>
          <table:table-cell table:formula="of:=MIN([.A189:.BL189])" office:value-type="float" office:value="0.0613852" calcext:value-type="float">
            <text:p>0,0613852</text:p>
          </table:table-cell>
          <table:table-cell table:formula="of:=MAX([.A189:.BL189])" office:value-type="float" office:value="2.86074" calcext:value-type="float">
            <text:p>2,86074</text:p>
          </table:table-cell>
          <table:table-cell table:number-columns-repeated="2"/>
          <table:table-cell office:value-type="string" calcext:value-type="string">
            <text:p>Socket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3655565" calcext:value-type="float">
            <text:p>2,3655565</text:p>
          </table:table-cell>
          <table:table-cell table:formula="of:=AVERAGE([.BR2:.BR21])" office:value-type="float" office:value="2.3655565" calcext:value-type="float">
            <text:p>2,3655565</text:p>
          </table:table-cell>
          <table:table-cell table:formula="of:=STDEV([.BQ2:.BQ21])/2" office:value-type="float" office:value="0.077279589653669" calcext:value-type="float">
            <text:p>0,0772795897</text:p>
          </table:table-cell>
          <table:table-cell table:formula="of:=STDEV([.BR2:.BR21])/2" office:value-type="float" office:value="0.077279589653669" calcext:value-type="float">
            <text:p>0,0772795897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04024805" calcext:value-type="float">
            <text:p>2,04024805</text:p>
          </table:table-cell>
          <table:table-cell table:formula="of:=AVERAGE([.BR23:.BR42])" office:value-type="float" office:value="2.2853071" calcext:value-type="float">
            <text:p>2,2853071</text:p>
          </table:table-cell>
          <table:table-cell table:formula="of:=STDEV([.BQ23:.BQ42])/2" office:value-type="float" office:value="0.231485804318791" calcext:value-type="float">
            <text:p>0,2314858043</text:p>
          </table:table-cell>
          <table:table-cell table:formula="of:=STDEV([.BR23:.BR42])/2" office:value-type="float" office:value="0.295278569341861" calcext:value-type="float">
            <text:p>0,2952785693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7318061" calcext:value-type="float">
            <text:p>0,7318061</text:p>
          </table:table-cell>
          <table:table-cell table:formula="of:=AVERAGE([.BR44:.BR63])" office:value-type="float" office:value="1.917144" calcext:value-type="float">
            <text:p>1,917144</text:p>
          </table:table-cell>
          <table:table-cell table:formula="of:=STDEV([.BQ44:.BQ63])/2" office:value-type="float" office:value="0.0777429485751297" calcext:value-type="float">
            <text:p>0,0777429486</text:p>
          </table:table-cell>
          <table:table-cell table:formula="of:=STDEV([.BR44:.BR63])/2" office:value-type="float" office:value="0.138411228518498" calcext:value-type="float">
            <text:p>0,1384112285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4995859" calcext:value-type="float">
            <text:p>0,4995859</text:p>
          </table:table-cell>
          <table:table-cell table:formula="of:=AVERAGE([.BR65:.BR84])" office:value-type="float" office:value="1.4533265" calcext:value-type="float">
            <text:p>1,4533265</text:p>
          </table:table-cell>
          <table:table-cell table:formula="of:=STDEV([.BQ65:.BQ84])/2" office:value-type="float" office:value="0.0857710906825009" calcext:value-type="float">
            <text:p>0,0857710907</text:p>
          </table:table-cell>
          <table:table-cell table:formula="of:=STDEV([.BR65:.BR84])/2" office:value-type="float" office:value="0.131811432219977" calcext:value-type="float">
            <text:p>0,1318114322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99094" calcext:value-type="float">
            <text:p>0,299094</text:p>
          </table:table-cell>
          <table:table-cell table:formula="of:=AVERAGE([.BR86:.BR105])" office:value-type="float" office:value="1.676388" calcext:value-type="float">
            <text:p>1,676388</text:p>
          </table:table-cell>
          <table:table-cell table:formula="of:=STDEV([.BQ86:.BQ105])/2" office:value-type="float" office:value="0.0569866653672963" calcext:value-type="float">
            <text:p>0,0569866654</text:p>
          </table:table-cell>
          <table:table-cell table:formula="of:=STDEV([.BR86:.BR105])/2" office:value-type="float" office:value="0.111164339399875" calcext:value-type="float">
            <text:p>0,1111643394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47290445" calcext:value-type="float">
            <text:p>0,147290445</text:p>
          </table:table-cell>
          <table:table-cell table:formula="of:=AVERAGE([.BR107:.BR126])" office:value-type="float" office:value="1.787939" calcext:value-type="float">
            <text:p>1,787939</text:p>
          </table:table-cell>
          <table:table-cell table:formula="of:=STDEV([.BQ107:.BQ126])/2" office:value-type="float" office:value="0.0255574398979069" calcext:value-type="float">
            <text:p>0,0255574399</text:p>
          </table:table-cell>
          <table:table-cell table:formula="of:=STDEV([.BR107:.BR126])/2" office:value-type="float" office:value="0.191668705122722" calcext:value-type="float">
            <text:p>0,1916687051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26474855" calcext:value-type="float">
            <text:p>0,126474855</text:p>
          </table:table-cell>
          <table:table-cell table:formula="of:=AVERAGE([.BR128:.BR147])" office:value-type="float" office:value="2.094304" calcext:value-type="float">
            <text:p>2,094304</text:p>
          </table:table-cell>
          <table:table-cell table:formula="of:=STDEV([.BQ128:.BQ147])/2" office:value-type="float" office:value="0.0212831720225311" calcext:value-type="float">
            <text:p>0,021283172</text:p>
          </table:table-cell>
          <table:table-cell table:formula="of:=STDEV([.BR128:.BR147])/2" office:value-type="float" office:value="0.206146764986042" calcext:value-type="float">
            <text:p>0,206146765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74124935" calcext:value-type="float">
            <text:p>0,074124935</text:p>
          </table:table-cell>
          <table:table-cell table:formula="of:=AVERAGE([.BR149:.BR168])" office:value-type="float" office:value="2.3077135" calcext:value-type="float">
            <text:p>2,3077135</text:p>
          </table:table-cell>
          <table:table-cell table:formula="of:=STDEV([.BQ149:.BQ168])/2" office:value-type="float" office:value="0.0109891747266796" calcext:value-type="float">
            <text:p>0,0109891747</text:p>
          </table:table-cell>
          <table:table-cell table:formula="of:=STDEV([.BR149:.BR168])/2" office:value-type="float" office:value="0.171475295276601" calcext:value-type="float">
            <text:p>0,1714752953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582216" calcext:value-type="float">
            <text:p>0,06582216</text:p>
          </table:table-cell>
          <table:table-cell table:formula="of:=AVERAGE([.BR170:.BR189])" office:value-type="float" office:value="2.189571" calcext:value-type="float">
            <text:p>2,189571</text:p>
          </table:table-cell>
          <table:table-cell table:formula="of:=STDEV([.BQ170:.BQ189])/2" office:value-type="float" office:value="0.0120639962282994" calcext:value-type="float">
            <text:p>0,0120639962</text:p>
          </table:table-cell>
          <table:table-cell table:formula="of:=STDEV([.BR170:.BR189])/2" office:value-type="float" office:value="0.162979923318794" calcext:value-type="float">
            <text:p>0,1629799233</text:p>
          </table:table-cell>
        </table:table-row>
      </table:table>
      <table:table table:name="summary" table:style-name="ta1">
        <table:shapes>
          <draw:frame draw:z-index="0" draw:style-name="gr1" draw:text-style-name="P1" svg:width="20cm" svg:height="11.25cm" svg:x="46.51cm" svg:y="0.314cm">
            <draw:object draw:notify-on-update-of-ranges="summary.L6:summary.L14 summary.M5:summary.M5 summary.M6:summary.M14 summary.Q6:summary.Q14 summary.Q6:summary.Q14 summary.N5:summary.N5 summary.N6:summary.N14 summary.R6:summary.R14 summary.R6:summary.R14 summary.O5:summary.O5 summary.O6:summary.O14 summary.S6:summary.S14 summary.S6:summary.S14 summary.P5:summary.P5 summary.P6:summary.P14 summary.T6:summary.T14 summary.T6:summary.T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cm" svg:height="11.25cm" svg:x="46.878cm" svg:y="12.118cm">
            <draw:object draw:notify-on-update-of-ranges="summary.L21:summary.L29 summary.M20:summary.M20 summary.M21:summary.M29 summary.Q21:summary.Q29 summary.Q21:summary.Q29 summary.N20:summary.N20 summary.N21:summary.N29 summary.R21:summary.R29 summary.R21:summary.R29 summary.O20:summary.O20 summary.O21:summary.O29 summary.S21:summary.S29 summary.S21:summary.S29 summary.P20:summary.P20 summary.P21:summary.P29 summary.T21:summary.T29 summary.T21:summary.T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.059cm" svg:height="10.16cm" svg:x="25.77cm" svg:y="14.323cm">
            <draw:object draw:notify-on-update-of-ranges="summary.L6:summary.L14 summary.M5:summary.M5 summary.M6:summary.M14 summary.Q6:summary.Q14 summary.Q6:summary.Q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.059cm" svg:height="10.16cm" svg:x="25.739cm" svg:y="25.308cm">
            <draw:object draw:notify-on-update-of-ranges="summary.L21:summary.L29 summary.M20:summary.M20 summary.M21:summary.M29 summary.Q21:summary.Q29 summary.Q21:summary.Q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1 Thread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Comparaciones Minimos</text:p>
          </table:table-cell>
          <table:table-cell table:number-columns-repeated="8"/>
        </table:table-row>
        <table:table-row table:style-name="ro1">
          <table:table-cell/>
          <table:table-cell table:formula="of:=['1 Thread'.BU189]" office:value-type="string" office:string-value="Sockets" calcext:value-type="string">
            <text:p>Sockets</text:p>
          </table:table-cell>
          <table:table-cell table:formula="of:=['1 Thread'.BV189]" office:value-type="string" office:string-value="promMin" calcext:value-type="string">
            <text:p>promMin</text:p>
          </table:table-cell>
          <table:table-cell table:formula="of:=['1 Thread'.BW189]" office:value-type="string" office:string-value="promMax" calcext:value-type="string">
            <text:p>promMax</text:p>
          </table:table-cell>
          <table:table-cell table:formula="of:=['1 Thread'.BX189]" office:value-type="string" office:string-value="stdevMin" calcext:value-type="string">
            <text:p>stdevMin</text:p>
          </table:table-cell>
          <table:table-cell table:formula="of:=['1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1 Thread'.BU190]" office:value-type="float" office:value="1" calcext:value-type="float">
            <text:p>1</text:p>
          </table:table-cell>
          <table:table-cell table:formula="of:=['1 Thread'.BV190]" office:value-type="float" office:value="2.089579" calcext:value-type="float">
            <text:p>2,089579</text:p>
          </table:table-cell>
          <table:table-cell table:formula="of:=['1 Thread'.BW190]" office:value-type="float" office:value="2.089579" calcext:value-type="float">
            <text:p>2,089579</text:p>
          </table:table-cell>
          <table:table-cell table:formula="of:=['1 Thread'.BX190]" office:value-type="float" office:value="0.108552627097352" calcext:value-type="float">
            <text:p>0,1085526271</text:p>
          </table:table-cell>
          <table:table-cell table:formula="of:=['1 Thread'.BY190]" office:value-type="float" office:value="0.108552627097352" calcext:value-type="float">
            <text:p>0,1085526271</text:p>
          </table:table-cell>
          <table:table-cell table:number-columns-repeated="5"/>
          <table:table-cell table:formula="of:=[.B4]" office:value-type="string" office:string-value="Sockets" calcext:value-type="string">
            <text:p>Sockets</text:p>
          </table:table-cell>
          <table:table-cell table:formula="of:=[.B2]" office:value-type="string" office:string-value="1 Thread" calcext:value-type="string">
            <text:p>1 Thread</text:p>
          </table:table-cell>
          <table:table-cell table:formula="of:=[.B16]" office:value-type="string" office:string-value="2 Thread" calcext:value-type="string">
            <text:p>2 Thread</text:p>
          </table:table-cell>
          <table:table-cell table:formula="of:=[.B30]" office:value-type="string" office:string-value="4 Thread" calcext:value-type="string">
            <text:p>4 Thread</text:p>
          </table:table-cell>
          <table:table-cell table:formula="of:=[.B44]" office:value-type="string" office:string-value="8 Thread" calcext:value-type="string">
            <text:p>8 Thread</text:p>
          </table:table-cell>
          <table:table-cell office:value-type="string" calcext:value-type="string">
            <text:p>1t std</text:p>
          </table:table-cell>
          <table:table-cell office:value-type="string" calcext:value-type="string">
            <text:p>2t std</text:p>
          </table:table-cell>
          <table:table-cell office:value-type="string" calcext:value-type="string">
            <text:p>4t std</text:p>
          </table:table-cell>
          <table:table-cell office:value-type="string" calcext:value-type="string">
            <text:p>8t std</text:p>
          </table:table-cell>
        </table:table-row>
        <table:table-row table:style-name="ro1">
          <table:table-cell/>
          <table:table-cell table:formula="of:=['1 Thread'.BU191]" office:value-type="float" office:value="2" calcext:value-type="float">
            <text:p>2</text:p>
          </table:table-cell>
          <table:table-cell table:formula="of:=['1 Thread'.BV191]" office:value-type="float" office:value="2.0791293" calcext:value-type="float">
            <text:p>2,0791293</text:p>
          </table:table-cell>
          <table:table-cell table:formula="of:=['1 Thread'.BW191]" office:value-type="float" office:value="2.239299" calcext:value-type="float">
            <text:p>2,239299</text:p>
          </table:table-cell>
          <table:table-cell table:formula="of:=['1 Thread'.BX191]" office:value-type="float" office:value="0.28387531545108" calcext:value-type="float">
            <text:p>0,2838753155</text:p>
          </table:table-cell>
          <table:table-cell table:formula="of:=['1 Thread'.BY191]" office:value-type="float" office:value="0.328550630320423" calcext:value-type="float">
            <text:p>0,3285506303</text:p>
          </table:table-cell>
          <table:table-cell table:number-columns-repeated="5"/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2.089579" calcext:value-type="float">
            <text:p>2,089579</text:p>
          </table:table-cell>
          <table:table-cell table:formula="of:=[.C19]" office:value-type="float" office:value="2.316567" calcext:value-type="float">
            <text:p>2,316567</text:p>
          </table:table-cell>
          <table:table-cell table:formula="of:=[.C33]" office:value-type="float" office:value="2.261999" calcext:value-type="float">
            <text:p>2,261999</text:p>
          </table:table-cell>
          <table:table-cell table:formula="of:=[.C47]" office:value-type="float" office:value="2.3655565" calcext:value-type="float">
            <text:p>2,3655565</text:p>
          </table:table-cell>
          <table:table-cell table:formula="of:=[.E5]" office:value-type="float" office:value="0.108552627097352" calcext:value-type="float">
            <text:p>0,1085526271</text:p>
          </table:table-cell>
          <table:table-cell table:formula="of:=[.E19]" office:value-type="float" office:value="0.108119529543391" calcext:value-type="float">
            <text:p>0,1081195295</text:p>
          </table:table-cell>
          <table:table-cell table:formula="of:=[.E33]" office:value-type="float" office:value="0.117130069399926" calcext:value-type="float">
            <text:p>0,1171300694</text:p>
          </table:table-cell>
          <table:table-cell table:formula="of:=[.E47]" office:value-type="float" office:value="0.077279589653669" calcext:value-type="float">
            <text:p>0,0772795897</text:p>
          </table:table-cell>
        </table:table-row>
        <table:table-row table:style-name="ro1">
          <table:table-cell/>
          <table:table-cell table:formula="of:=['1 Thread'.BU192]" office:value-type="float" office:value="4" calcext:value-type="float">
            <text:p>4</text:p>
          </table:table-cell>
          <table:table-cell table:formula="of:=['1 Thread'.BV192]" office:value-type="float" office:value="0.7568609" calcext:value-type="float">
            <text:p>0,7568609</text:p>
          </table:table-cell>
          <table:table-cell table:formula="of:=['1 Thread'.BW192]" office:value-type="float" office:value="1.8456745" calcext:value-type="float">
            <text:p>1,8456745</text:p>
          </table:table-cell>
          <table:table-cell table:formula="of:=['1 Thread'.BX192]" office:value-type="float" office:value="0.210625836147826" calcext:value-type="float">
            <text:p>0,2106258361</text:p>
          </table:table-cell>
          <table:table-cell table:formula="of:=['1 Thread'.BY192]" office:value-type="float" office:value="0.13828364784665" calcext:value-type="float">
            <text:p>0,1382836478</text:p>
          </table:table-cell>
          <table:table-cell table:number-columns-repeated="5"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2.0791293" calcext:value-type="float">
            <text:p>2,0791293</text:p>
          </table:table-cell>
          <table:table-cell table:formula="of:=[.C20]" office:value-type="float" office:value="2.1245145" calcext:value-type="float">
            <text:p>2,1245145</text:p>
          </table:table-cell>
          <table:table-cell table:formula="of:=[.C34]" office:value-type="float" office:value="2.1679405" calcext:value-type="float">
            <text:p>2,1679405</text:p>
          </table:table-cell>
          <table:table-cell table:formula="of:=[.C48]" office:value-type="float" office:value="2.04024805" calcext:value-type="float">
            <text:p>2,04024805</text:p>
          </table:table-cell>
          <table:table-cell table:formula="of:=[.E6]" office:value-type="float" office:value="0.28387531545108" calcext:value-type="float">
            <text:p>0,2838753155</text:p>
          </table:table-cell>
          <table:table-cell table:formula="of:=[.E20]" office:value-type="float" office:value="0.17344833663898" calcext:value-type="float">
            <text:p>0,1734483366</text:p>
          </table:table-cell>
          <table:table-cell table:formula="of:=[.E34]" office:value-type="float" office:value="0.270197507796928" calcext:value-type="float">
            <text:p>0,2701975078</text:p>
          </table:table-cell>
          <table:table-cell table:formula="of:=[.E48]" office:value-type="float" office:value="0.231485804318791" calcext:value-type="float">
            <text:p>0,2314858043</text:p>
          </table:table-cell>
        </table:table-row>
        <table:table-row table:style-name="ro1">
          <table:table-cell/>
          <table:table-cell table:formula="of:=['1 Thread'.BU193]" office:value-type="float" office:value="8" calcext:value-type="float">
            <text:p>8</text:p>
          </table:table-cell>
          <table:table-cell table:formula="of:=['1 Thread'.BV193]" office:value-type="float" office:value="0.66584525" calcext:value-type="float">
            <text:p>0,66584525</text:p>
          </table:table-cell>
          <table:table-cell table:formula="of:=['1 Thread'.BW193]" office:value-type="float" office:value="1.50069275" calcext:value-type="float">
            <text:p>1,50069275</text:p>
          </table:table-cell>
          <table:table-cell table:formula="of:=['1 Thread'.BX193]" office:value-type="float" office:value="0.124908181752151" calcext:value-type="float">
            <text:p>0,1249081818</text:p>
          </table:table-cell>
          <table:table-cell table:formula="of:=['1 Thread'.BY193]" office:value-type="float" office:value="0.23309478601277" calcext:value-type="float">
            <text:p>0,233094786</text:p>
          </table:table-cell>
          <table:table-cell table:number-columns-repeated="5"/>
          <table:table-cell table:formula="of:=[.B7]" office:value-type="float" office:value="4" calcext:value-type="float">
            <text:p>4</text:p>
          </table:table-cell>
          <table:table-cell table:formula="of:=[.C7]" office:value-type="float" office:value="0.7568609" calcext:value-type="float">
            <text:p>0,7568609</text:p>
          </table:table-cell>
          <table:table-cell table:formula="of:=[.C21]" office:value-type="float" office:value="0.8905934" calcext:value-type="float">
            <text:p>0,8905934</text:p>
          </table:table-cell>
          <table:table-cell table:formula="of:=[.C35]" office:value-type="float" office:value="0.9925649" calcext:value-type="float">
            <text:p>0,9925649</text:p>
          </table:table-cell>
          <table:table-cell table:formula="of:=[.C49]" office:value-type="float" office:value="0.7318061" calcext:value-type="float">
            <text:p>0,7318061</text:p>
          </table:table-cell>
          <table:table-cell table:formula="of:=[.E7]" office:value-type="float" office:value="0.210625836147826" calcext:value-type="float">
            <text:p>0,2106258361</text:p>
          </table:table-cell>
          <table:table-cell table:formula="of:=[.E21]" office:value-type="float" office:value="0.223775716910952" calcext:value-type="float">
            <text:p>0,2237757169</text:p>
          </table:table-cell>
          <table:table-cell table:formula="of:=[.E35]" office:value-type="float" office:value="0.254595600483441" calcext:value-type="float">
            <text:p>0,2545956005</text:p>
          </table:table-cell>
          <table:table-cell table:formula="of:=[.E49]" office:value-type="float" office:value="0.0777429485751297" calcext:value-type="float">
            <text:p>0,0777429486</text:p>
          </table:table-cell>
        </table:table-row>
        <table:table-row table:style-name="ro1">
          <table:table-cell/>
          <table:table-cell table:formula="of:=['1 Thread'.BU194]" office:value-type="float" office:value="16" calcext:value-type="float">
            <text:p>16</text:p>
          </table:table-cell>
          <table:table-cell table:formula="of:=['1 Thread'.BV194]" office:value-type="float" office:value="0.29069835" calcext:value-type="float">
            <text:p>0,29069835</text:p>
          </table:table-cell>
          <table:table-cell table:formula="of:=['1 Thread'.BW194]" office:value-type="float" office:value="1.57786605" calcext:value-type="float">
            <text:p>1,57786605</text:p>
          </table:table-cell>
          <table:table-cell table:formula="of:=['1 Thread'.BX194]" office:value-type="float" office:value="0.0478144141626535" calcext:value-type="float">
            <text:p>0,0478144142</text:p>
          </table:table-cell>
          <table:table-cell table:formula="of:=['1 Thread'.BY194]" office:value-type="float" office:value="0.157732868865827" calcext:value-type="float">
            <text:p>0,1577328689</text:p>
          </table:table-cell>
          <table:table-cell table:number-columns-repeated="5"/>
          <table:table-cell table:formula="of:=[.B8]" office:value-type="float" office:value="8" calcext:value-type="float">
            <text:p>8</text:p>
          </table:table-cell>
          <table:table-cell table:formula="of:=[.C8]" office:value-type="float" office:value="0.66584525" calcext:value-type="float">
            <text:p>0,66584525</text:p>
          </table:table-cell>
          <table:table-cell table:formula="of:=[.C22]" office:value-type="float" office:value="0.5229979" calcext:value-type="float">
            <text:p>0,5229979</text:p>
          </table:table-cell>
          <table:table-cell table:formula="of:=[.C36]" office:value-type="float" office:value="0.60088615" calcext:value-type="float">
            <text:p>0,60088615</text:p>
          </table:table-cell>
          <table:table-cell table:formula="of:=[.C50]" office:value-type="float" office:value="0.4995859" calcext:value-type="float">
            <text:p>0,4995859</text:p>
          </table:table-cell>
          <table:table-cell table:formula="of:=[.E8]" office:value-type="float" office:value="0.124908181752151" calcext:value-type="float">
            <text:p>0,1249081818</text:p>
          </table:table-cell>
          <table:table-cell table:formula="of:=[.E22]" office:value-type="float" office:value="0.0959608707545479" calcext:value-type="float">
            <text:p>0,0959608708</text:p>
          </table:table-cell>
          <table:table-cell table:formula="of:=[.E36]" office:value-type="float" office:value="0.123366033899794" calcext:value-type="float">
            <text:p>0,1233660339</text:p>
          </table:table-cell>
          <table:table-cell table:formula="of:=[.E50]" office:value-type="float" office:value="0.0857710906825009" calcext:value-type="float">
            <text:p>0,0857710907</text:p>
          </table:table-cell>
        </table:table-row>
        <table:table-row table:style-name="ro1">
          <table:table-cell/>
          <table:table-cell table:formula="of:=['1 Thread'.BU195]" office:value-type="float" office:value="24" calcext:value-type="float">
            <text:p>24</text:p>
          </table:table-cell>
          <table:table-cell table:formula="of:=['1 Thread'.BV195]" office:value-type="float" office:value="0.191548395" calcext:value-type="float">
            <text:p>0,191548395</text:p>
          </table:table-cell>
          <table:table-cell table:formula="of:=['1 Thread'.BW195]" office:value-type="float" office:value="1.57714915" calcext:value-type="float">
            <text:p>1,57714915</text:p>
          </table:table-cell>
          <table:table-cell table:formula="of:=['1 Thread'.BX195]" office:value-type="float" office:value="0.0332297673483013" calcext:value-type="float">
            <text:p>0,0332297673</text:p>
          </table:table-cell>
          <table:table-cell table:formula="of:=['1 Thread'.BY195]" office:value-type="float" office:value="0.188978617640871" calcext:value-type="float">
            <text:p>0,1889786176</text:p>
          </table:table-cell>
          <table:table-cell table:number-columns-repeated="5"/>
          <table:table-cell table:formula="of:=[.B9]" office:value-type="float" office:value="16" calcext:value-type="float">
            <text:p>16</text:p>
          </table:table-cell>
          <table:table-cell table:formula="of:=[.C9]" office:value-type="float" office:value="0.29069835" calcext:value-type="float">
            <text:p>0,29069835</text:p>
          </table:table-cell>
          <table:table-cell table:formula="of:=[.C23]" office:value-type="float" office:value="0.32283435" calcext:value-type="float">
            <text:p>0,32283435</text:p>
          </table:table-cell>
          <table:table-cell table:formula="of:=[.C37]" office:value-type="float" office:value="0.28460785" calcext:value-type="float">
            <text:p>0,28460785</text:p>
          </table:table-cell>
          <table:table-cell table:formula="of:=[.C51]" office:value-type="float" office:value="0.299094" calcext:value-type="float">
            <text:p>0,299094</text:p>
          </table:table-cell>
          <table:table-cell table:formula="of:=[.E9]" office:value-type="float" office:value="0.0478144141626535" calcext:value-type="float">
            <text:p>0,0478144142</text:p>
          </table:table-cell>
          <table:table-cell table:formula="of:=[.E23]" office:value-type="float" office:value="0.0525763970783856" calcext:value-type="float">
            <text:p>0,0525763971</text:p>
          </table:table-cell>
          <table:table-cell table:formula="of:=[.E37]" office:value-type="float" office:value="0.0442224373546527" calcext:value-type="float">
            <text:p>0,0442224374</text:p>
          </table:table-cell>
          <table:table-cell table:formula="of:=[.E51]" office:value-type="float" office:value="0.0569866653672963" calcext:value-type="float">
            <text:p>0,0569866654</text:p>
          </table:table-cell>
        </table:table-row>
        <table:table-row table:style-name="ro1">
          <table:table-cell/>
          <table:table-cell table:formula="of:=['1 Thread'.BU196]" office:value-type="float" office:value="32" calcext:value-type="float">
            <text:p>32</text:p>
          </table:table-cell>
          <table:table-cell table:formula="of:=['1 Thread'.BV196]" office:value-type="float" office:value="0.16486227" calcext:value-type="float">
            <text:p>0,16486227</text:p>
          </table:table-cell>
          <table:table-cell table:formula="of:=['1 Thread'.BW196]" office:value-type="float" office:value="1.7607475" calcext:value-type="float">
            <text:p>1,7607475</text:p>
          </table:table-cell>
          <table:table-cell table:formula="of:=['1 Thread'.BX196]" office:value-type="float" office:value="0.0304764048544206" calcext:value-type="float">
            <text:p>0,0304764049</text:p>
          </table:table-cell>
          <table:table-cell table:formula="of:=['1 Thread'.BY196]" office:value-type="float" office:value="0.150183487808072" calcext:value-type="float">
            <text:p>0,1501834878</text:p>
          </table:table-cell>
          <table:table-cell table:number-columns-repeated="5"/>
          <table:table-cell table:formula="of:=[.B10]" office:value-type="float" office:value="24" calcext:value-type="float">
            <text:p>24</text:p>
          </table:table-cell>
          <table:table-cell table:formula="of:=[.C10]" office:value-type="float" office:value="0.191548395" calcext:value-type="float">
            <text:p>0,191548395</text:p>
          </table:table-cell>
          <table:table-cell table:formula="of:=[.C24]" office:value-type="float" office:value="0.217367105" calcext:value-type="float">
            <text:p>0,217367105</text:p>
          </table:table-cell>
          <table:table-cell table:formula="of:=[.C38]" office:value-type="float" office:value="0.212692145" calcext:value-type="float">
            <text:p>0,212692145</text:p>
          </table:table-cell>
          <table:table-cell table:formula="of:=[.C52]" office:value-type="float" office:value="0.147290445" calcext:value-type="float">
            <text:p>0,147290445</text:p>
          </table:table-cell>
          <table:table-cell table:formula="of:=[.E10]" office:value-type="float" office:value="0.0332297673483013" calcext:value-type="float">
            <text:p>0,0332297673</text:p>
          </table:table-cell>
          <table:table-cell table:formula="of:=[.E24]" office:value-type="float" office:value="0.0382804016440716" calcext:value-type="float">
            <text:p>0,0382804016</text:p>
          </table:table-cell>
          <table:table-cell table:formula="of:=[.E38]" office:value-type="float" office:value="0.0393732458369809" calcext:value-type="float">
            <text:p>0,0393732458</text:p>
          </table:table-cell>
          <table:table-cell table:formula="of:=[.E52]" office:value-type="float" office:value="0.0255574398979069" calcext:value-type="float">
            <text:p>0,0255574399</text:p>
          </table:table-cell>
        </table:table-row>
        <table:table-row table:style-name="ro1">
          <table:table-cell/>
          <table:table-cell table:formula="of:=['1 Thread'.BU197]" office:value-type="float" office:value="48" calcext:value-type="float">
            <text:p>48</text:p>
          </table:table-cell>
          <table:table-cell table:formula="of:=['1 Thread'.BV197]" office:value-type="float" office:value="0.108355285" calcext:value-type="float">
            <text:p>0,108355285</text:p>
          </table:table-cell>
          <table:table-cell table:formula="of:=['1 Thread'.BW197]" office:value-type="float" office:value="1.7545221" calcext:value-type="float">
            <text:p>1,7545221</text:p>
          </table:table-cell>
          <table:table-cell table:formula="of:=['1 Thread'.BX197]" office:value-type="float" office:value="0.0235617881625675" calcext:value-type="float">
            <text:p>0,0235617882</text:p>
          </table:table-cell>
          <table:table-cell table:formula="of:=['1 Thread'.BY197]" office:value-type="float" office:value="0.18066630723358" calcext:value-type="float">
            <text:p>0,1806663072</text:p>
          </table:table-cell>
          <table:table-cell table:number-columns-repeated="5"/>
          <table:table-cell table:formula="of:=[.B11]" office:value-type="float" office:value="32" calcext:value-type="float">
            <text:p>32</text:p>
          </table:table-cell>
          <table:table-cell table:formula="of:=[.C11]" office:value-type="float" office:value="0.16486227" calcext:value-type="float">
            <text:p>0,16486227</text:p>
          </table:table-cell>
          <table:table-cell table:formula="of:=[.C25]" office:value-type="float" office:value="0.17038723" calcext:value-type="float">
            <text:p>0,17038723</text:p>
          </table:table-cell>
          <table:table-cell table:formula="of:=[.C39]" office:value-type="float" office:value="0.15165146" calcext:value-type="float">
            <text:p>0,15165146</text:p>
          </table:table-cell>
          <table:table-cell table:formula="of:=[.C53]" office:value-type="float" office:value="0.126474855" calcext:value-type="float">
            <text:p>0,126474855</text:p>
          </table:table-cell>
          <table:table-cell table:formula="of:=[.E11]" office:value-type="float" office:value="0.0304764048544206" calcext:value-type="float">
            <text:p>0,0304764049</text:p>
          </table:table-cell>
          <table:table-cell table:formula="of:=[.E25]" office:value-type="float" office:value="0.0311272287753322" calcext:value-type="float">
            <text:p>0,0311272288</text:p>
          </table:table-cell>
          <table:table-cell table:formula="of:=[.E39]" office:value-type="float" office:value="0.028778568345172" calcext:value-type="float">
            <text:p>0,0287785683</text:p>
          </table:table-cell>
          <table:table-cell table:formula="of:=[.E53]" office:value-type="float" office:value="0.0212831720225311" calcext:value-type="float">
            <text:p>0,021283172</text:p>
          </table:table-cell>
        </table:table-row>
        <table:table-row table:style-name="ro1">
          <table:table-cell/>
          <table:table-cell table:formula="of:=['1 Thread'.BU198]" office:value-type="float" office:value="64" calcext:value-type="float">
            <text:p>64</text:p>
          </table:table-cell>
          <table:table-cell table:formula="of:=['1 Thread'.BV198]" office:value-type="float" office:value="0.065432025" calcext:value-type="float">
            <text:p>0,065432025</text:p>
          </table:table-cell>
          <table:table-cell table:formula="of:=['1 Thread'.BW198]" office:value-type="float" office:value="1.72846765" calcext:value-type="float">
            <text:p>1,72846765</text:p>
          </table:table-cell>
          <table:table-cell table:formula="of:=['1 Thread'.BX198]" office:value-type="float" office:value="0.0120767679813337" calcext:value-type="float">
            <text:p>0,012076768</text:p>
          </table:table-cell>
          <table:table-cell table:formula="of:=['1 Thread'.BY198]" office:value-type="float" office:value="0.166643422160776" calcext:value-type="float">
            <text:p>0,1666434222</text:p>
          </table:table-cell>
          <table:table-cell table:number-columns-repeated="5"/>
          <table:table-cell table:formula="of:=[.B12]" office:value-type="float" office:value="48" calcext:value-type="float">
            <text:p>48</text:p>
          </table:table-cell>
          <table:table-cell table:formula="of:=[.C12]" office:value-type="float" office:value="0.108355285" calcext:value-type="float">
            <text:p>0,108355285</text:p>
          </table:table-cell>
          <table:table-cell table:formula="of:=[.C26]" office:value-type="float" office:value="0.104917605" calcext:value-type="float">
            <text:p>0,104917605</text:p>
          </table:table-cell>
          <table:table-cell table:formula="of:=[.C40]" office:value-type="float" office:value="0.088198895" calcext:value-type="float">
            <text:p>0,088198895</text:p>
          </table:table-cell>
          <table:table-cell table:formula="of:=[.C54]" office:value-type="float" office:value="0.074124935" calcext:value-type="float">
            <text:p>0,074124935</text:p>
          </table:table-cell>
          <table:table-cell table:formula="of:=[.E12]" office:value-type="float" office:value="0.0235617881625675" calcext:value-type="float">
            <text:p>0,0235617882</text:p>
          </table:table-cell>
          <table:table-cell table:formula="of:=[.E26]" office:value-type="float" office:value="0.0229613882686295" calcext:value-type="float">
            <text:p>0,0229613883</text:p>
          </table:table-cell>
          <table:table-cell table:formula="of:=[.E40]" office:value-type="float" office:value="0.0136024085190384" calcext:value-type="float">
            <text:p>0,0136024085</text:p>
          </table:table-cell>
          <table:table-cell table:formula="of:=[.E54]" office:value-type="float" office:value="0.0109891747266796" calcext:value-type="float">
            <text:p>0,0109891747</text:p>
          </table:table-cell>
        </table:table-row>
        <table:table-row table:style-name="ro1">
          <table:table-cell table:number-columns-repeated="11"/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0.065432025" calcext:value-type="float">
            <text:p>0,065432025</text:p>
          </table:table-cell>
          <table:table-cell table:formula="of:=[.C27]" office:value-type="float" office:value="0.07468788" calcext:value-type="float">
            <text:p>0,07468788</text:p>
          </table:table-cell>
          <table:table-cell table:formula="of:=[.C41]" office:value-type="float" office:value="0.06237467" calcext:value-type="float">
            <text:p>0,06237467</text:p>
          </table:table-cell>
          <table:table-cell table:formula="of:=[.C55]" office:value-type="float" office:value="0.06582216" calcext:value-type="float">
            <text:p>0,06582216</text:p>
          </table:table-cell>
          <table:table-cell table:formula="of:=[.E13]" office:value-type="float" office:value="0.0120767679813337" calcext:value-type="float">
            <text:p>0,012076768</text:p>
          </table:table-cell>
          <table:table-cell table:formula="of:=[.E27]" office:value-type="float" office:value="0.0148813309221885" calcext:value-type="float">
            <text:p>0,0148813309</text:p>
          </table:table-cell>
          <table:table-cell table:formula="of:=[.E41]" office:value-type="float" office:value="0.00850342965311954" calcext:value-type="float">
            <text:p>0,0085034297</text:p>
          </table:table-cell>
          <table:table-cell table:formula="of:=[.E55]" office:value-type="float" office:value="0.0120639962282994" calcext:value-type="float">
            <text:p>0,012063996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2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2 Threads'.BU189]" office:value-type="string" office:string-value="Scokets" calcext:value-type="string">
            <text:p>Scokets</text:p>
          </table:table-cell>
          <table:table-cell table:formula="of:=['2 Threads'.BV189]" office:value-type="string" office:string-value="promMin" calcext:value-type="string">
            <text:p>promMin</text:p>
          </table:table-cell>
          <table:table-cell table:formula="of:=['2 Threads'.BW189]" office:value-type="string" office:string-value="promMax" calcext:value-type="string">
            <text:p>promMax</text:p>
          </table:table-cell>
          <table:table-cell table:formula="of:=['2 Threads'.BX189]" office:value-type="string" office:string-value="stdevMin" calcext:value-type="string">
            <text:p>stdevMin</text:p>
          </table:table-cell>
          <table:table-cell table:formula="of:=['2 Threads'.BY189]" office:value-type="string" office:string-value="stdevMax" calcext:value-type="string">
            <text:p>stdevMax</text:p>
          </table:table-cell>
          <table:table-cell table:number-columns-repeated="5"/>
          <table:table-cell office:value-type="string" calcext:value-type="string">
            <text:p>Comparaciones Maximos</text:p>
          </table:table-cell>
          <table:table-cell table:number-columns-repeated="8"/>
        </table:table-row>
        <table:table-row table:style-name="ro1">
          <table:table-cell/>
          <table:table-cell table:formula="of:=['2 Threads'.BU190]" office:value-type="float" office:value="1" calcext:value-type="float">
            <text:p>1</text:p>
          </table:table-cell>
          <table:table-cell table:formula="of:=['2 Threads'.BV190]" office:value-type="float" office:value="2.316567" calcext:value-type="float">
            <text:p>2,316567</text:p>
          </table:table-cell>
          <table:table-cell table:formula="of:=['2 Threads'.BW190]" office:value-type="float" office:value="2.316567" calcext:value-type="float">
            <text:p>2,316567</text:p>
          </table:table-cell>
          <table:table-cell table:formula="of:=['2 Threads'.BX190]" office:value-type="float" office:value="0.108119529543391" calcext:value-type="float">
            <text:p>0,1081195295</text:p>
          </table:table-cell>
          <table:table-cell table:formula="of:=['2 Threads'.BY190]" office:value-type="float" office:value="0.108119529543391" calcext:value-type="float">
            <text:p>0,1081195295</text:p>
          </table:table-cell>
          <table:table-cell table:number-columns-repeated="14"/>
        </table:table-row>
        <table:table-row table:style-name="ro1">
          <table:table-cell/>
          <table:table-cell table:formula="of:=['2 Threads'.BU191]" office:value-type="float" office:value="2" calcext:value-type="float">
            <text:p>2</text:p>
          </table:table-cell>
          <table:table-cell table:formula="of:=['2 Threads'.BV191]" office:value-type="float" office:value="2.1245145" calcext:value-type="float">
            <text:p>2,1245145</text:p>
          </table:table-cell>
          <table:table-cell table:formula="of:=['2 Threads'.BW191]" office:value-type="float" office:value="2.463267" calcext:value-type="float">
            <text:p>2,463267</text:p>
          </table:table-cell>
          <table:table-cell table:formula="of:=['2 Threads'.BX191]" office:value-type="float" office:value="0.17344833663898" calcext:value-type="float">
            <text:p>0,1734483366</text:p>
          </table:table-cell>
          <table:table-cell table:formula="of:=['2 Threads'.BY191]" office:value-type="float" office:value="0.23813052291758" calcext:value-type="float">
            <text:p>0,2381305229</text:p>
          </table:table-cell>
          <table:table-cell table:number-columns-repeated="5"/>
          <table:table-cell table:formula="of:=[.L5]" office:value-type="string" office:string-value="Sockets" calcext:value-type="string">
            <text:p>Sockets</text:p>
          </table:table-cell>
          <table:table-cell table:formula="of:=[.M5]" office:value-type="string" office:string-value="1 Thread" calcext:value-type="string">
            <text:p>1 Thread</text:p>
          </table:table-cell>
          <table:table-cell table:formula="of:=[.N5]" office:value-type="string" office:string-value="2 Thread" calcext:value-type="string">
            <text:p>2 Thread</text:p>
          </table:table-cell>
          <table:table-cell table:formula="of:=[.O5]" office:value-type="string" office:string-value="4 Thread" calcext:value-type="string">
            <text:p>4 Thread</text:p>
          </table:table-cell>
          <table:table-cell table:formula="of:=[.P5]" office:value-type="string" office:string-value="8 Thread" calcext:value-type="string">
            <text:p>8 Thread</text:p>
          </table:table-cell>
          <table:table-cell table:formula="of:=[.Q5]" office:value-type="string" office:string-value="1t std" calcext:value-type="string">
            <text:p>1t std</text:p>
          </table:table-cell>
          <table:table-cell table:formula="of:=[.R5]" office:value-type="string" office:string-value="2t std" calcext:value-type="string">
            <text:p>2t std</text:p>
          </table:table-cell>
          <table:table-cell table:formula="of:=[.S5]" office:value-type="string" office:string-value="4t std" calcext:value-type="string">
            <text:p>4t std</text:p>
          </table:table-cell>
          <table:table-cell table:formula="of:=[.T5]" office:value-type="string" office:string-value="8t std" calcext:value-type="string">
            <text:p>8t std</text:p>
          </table:table-cell>
        </table:table-row>
        <table:table-row table:style-name="ro1">
          <table:table-cell/>
          <table:table-cell table:formula="of:=['2 Threads'.BU192]" office:value-type="float" office:value="4" calcext:value-type="float">
            <text:p>4</text:p>
          </table:table-cell>
          <table:table-cell table:formula="of:=['2 Threads'.BV192]" office:value-type="float" office:value="0.8905934" calcext:value-type="float">
            <text:p>0,8905934</text:p>
          </table:table-cell>
          <table:table-cell table:formula="of:=['2 Threads'.BW192]" office:value-type="float" office:value="1.8393825" calcext:value-type="float">
            <text:p>1,8393825</text:p>
          </table:table-cell>
          <table:table-cell table:formula="of:=['2 Threads'.BX192]" office:value-type="float" office:value="0.223775716910952" calcext:value-type="float">
            <text:p>0,2237757169</text:p>
          </table:table-cell>
          <table:table-cell table:formula="of:=['2 Threads'.BY192]" office:value-type="float" office:value="0.141349036504405" calcext:value-type="float">
            <text:p>0,1413490365</text:p>
          </table:table-cell>
          <table:table-cell table:number-columns-repeated="5"/>
          <table:table-cell table:formula="of:=[.L6]" office:value-type="float" office:value="1" calcext:value-type="float">
            <text:p>1</text:p>
          </table:table-cell>
          <table:table-cell table:formula="of:=[.D5]" office:value-type="float" office:value="2.089579" calcext:value-type="float">
            <text:p>2,089579</text:p>
          </table:table-cell>
          <table:table-cell table:formula="of:=[.D19]" office:value-type="float" office:value="2.316567" calcext:value-type="float">
            <text:p>2,316567</text:p>
          </table:table-cell>
          <table:table-cell table:formula="of:=[.D33]" office:value-type="float" office:value="2.261999" calcext:value-type="float">
            <text:p>2,261999</text:p>
          </table:table-cell>
          <table:table-cell table:formula="of:=[.D47]" office:value-type="float" office:value="2.3655565" calcext:value-type="float">
            <text:p>2,3655565</text:p>
          </table:table-cell>
          <table:table-cell table:formula="of:=[.F5]" office:value-type="float" office:value="0.108552627097352" calcext:value-type="float">
            <text:p>0,1085526271</text:p>
          </table:table-cell>
          <table:table-cell table:formula="of:=[.F19]" office:value-type="float" office:value="0.108119529543391" calcext:value-type="float">
            <text:p>0,1081195295</text:p>
          </table:table-cell>
          <table:table-cell table:formula="of:=[.F33]" office:value-type="float" office:value="0.117130069399926" calcext:value-type="float">
            <text:p>0,1171300694</text:p>
          </table:table-cell>
          <table:table-cell table:formula="of:=[.F47]" office:value-type="float" office:value="0.077279589653669" calcext:value-type="float">
            <text:p>0,0772795897</text:p>
          </table:table-cell>
        </table:table-row>
        <table:table-row table:style-name="ro1">
          <table:table-cell/>
          <table:table-cell table:formula="of:=['2 Threads'.BU193]" office:value-type="float" office:value="8" calcext:value-type="float">
            <text:p>8</text:p>
          </table:table-cell>
          <table:table-cell table:formula="of:=['2 Threads'.BV193]" office:value-type="float" office:value="0.5229979" calcext:value-type="float">
            <text:p>0,5229979</text:p>
          </table:table-cell>
          <table:table-cell table:formula="of:=['2 Threads'.BW193]" office:value-type="float" office:value="1.5891456" calcext:value-type="float">
            <text:p>1,5891456</text:p>
          </table:table-cell>
          <table:table-cell table:formula="of:=['2 Threads'.BX193]" office:value-type="float" office:value="0.0959608707545479" calcext:value-type="float">
            <text:p>0,0959608708</text:p>
          </table:table-cell>
          <table:table-cell table:formula="of:=['2 Threads'.BY193]" office:value-type="float" office:value="0.251978465137891" calcext:value-type="float">
            <text:p>0,2519784651</text:p>
          </table:table-cell>
          <table:table-cell table:number-columns-repeated="5"/>
          <table:table-cell table:formula="of:=[.L7]" office:value-type="float" office:value="2" calcext:value-type="float">
            <text:p>2</text:p>
          </table:table-cell>
          <table:table-cell table:formula="of:=[.D6]" office:value-type="float" office:value="2.239299" calcext:value-type="float">
            <text:p>2,239299</text:p>
          </table:table-cell>
          <table:table-cell table:formula="of:=[.D20]" office:value-type="float" office:value="2.463267" calcext:value-type="float">
            <text:p>2,463267</text:p>
          </table:table-cell>
          <table:table-cell table:formula="of:=[.D34]" office:value-type="float" office:value="2.44223" calcext:value-type="float">
            <text:p>2,44223</text:p>
          </table:table-cell>
          <table:table-cell table:formula="of:=[.D48]" office:value-type="float" office:value="2.2853071" calcext:value-type="float">
            <text:p>2,2853071</text:p>
          </table:table-cell>
          <table:table-cell table:formula="of:=[.F6]" office:value-type="float" office:value="0.328550630320423" calcext:value-type="float">
            <text:p>0,3285506303</text:p>
          </table:table-cell>
          <table:table-cell table:formula="of:=[.F20]" office:value-type="float" office:value="0.23813052291758" calcext:value-type="float">
            <text:p>0,2381305229</text:p>
          </table:table-cell>
          <table:table-cell table:formula="of:=[.F34]" office:value-type="float" office:value="0.369838148743189" calcext:value-type="float">
            <text:p>0,3698381487</text:p>
          </table:table-cell>
          <table:table-cell table:formula="of:=[.F48]" office:value-type="float" office:value="0.295278569341861" calcext:value-type="float">
            <text:p>0,2952785693</text:p>
          </table:table-cell>
        </table:table-row>
        <table:table-row table:style-name="ro1">
          <table:table-cell/>
          <table:table-cell table:formula="of:=['2 Threads'.BU194]" office:value-type="float" office:value="16" calcext:value-type="float">
            <text:p>16</text:p>
          </table:table-cell>
          <table:table-cell table:formula="of:=['2 Threads'.BV194]" office:value-type="float" office:value="0.32283435" calcext:value-type="float">
            <text:p>0,32283435</text:p>
          </table:table-cell>
          <table:table-cell table:formula="of:=['2 Threads'.BW194]" office:value-type="float" office:value="1.5124414" calcext:value-type="float">
            <text:p>1,5124414</text:p>
          </table:table-cell>
          <table:table-cell table:formula="of:=['2 Threads'.BX194]" office:value-type="float" office:value="0.0525763970783856" calcext:value-type="float">
            <text:p>0,0525763971</text:p>
          </table:table-cell>
          <table:table-cell table:formula="of:=['2 Threads'.BY194]" office:value-type="float" office:value="0.138831167742125" calcext:value-type="float">
            <text:p>0,1388311677</text:p>
          </table:table-cell>
          <table:table-cell table:number-columns-repeated="5"/>
          <table:table-cell table:formula="of:=[.L8]" office:value-type="float" office:value="4" calcext:value-type="float">
            <text:p>4</text:p>
          </table:table-cell>
          <table:table-cell table:formula="of:=[.D7]" office:value-type="float" office:value="1.8456745" calcext:value-type="float">
            <text:p>1,8456745</text:p>
          </table:table-cell>
          <table:table-cell table:formula="of:=[.D21]" office:value-type="float" office:value="1.8393825" calcext:value-type="float">
            <text:p>1,8393825</text:p>
          </table:table-cell>
          <table:table-cell table:formula="of:=[.D35]" office:value-type="float" office:value="2.003695" calcext:value-type="float">
            <text:p>2,003695</text:p>
          </table:table-cell>
          <table:table-cell table:formula="of:=[.D49]" office:value-type="float" office:value="1.917144" calcext:value-type="float">
            <text:p>1,917144</text:p>
          </table:table-cell>
          <table:table-cell table:formula="of:=[.F7]" office:value-type="float" office:value="0.13828364784665" calcext:value-type="float">
            <text:p>0,1382836478</text:p>
          </table:table-cell>
          <table:table-cell table:formula="of:=[.F21]" office:value-type="float" office:value="0.141349036504405" calcext:value-type="float">
            <text:p>0,1413490365</text:p>
          </table:table-cell>
          <table:table-cell table:formula="of:=[.F35]" office:value-type="float" office:value="0.162002712115862" calcext:value-type="float">
            <text:p>0,1620027121</text:p>
          </table:table-cell>
          <table:table-cell table:formula="of:=[.F49]" office:value-type="float" office:value="0.138411228518498" calcext:value-type="float">
            <text:p>0,1384112285</text:p>
          </table:table-cell>
        </table:table-row>
        <table:table-row table:style-name="ro1">
          <table:table-cell/>
          <table:table-cell table:formula="of:=['2 Threads'.BU195]" office:value-type="float" office:value="24" calcext:value-type="float">
            <text:p>24</text:p>
          </table:table-cell>
          <table:table-cell table:formula="of:=['2 Threads'.BV195]" office:value-type="float" office:value="0.217367105" calcext:value-type="float">
            <text:p>0,217367105</text:p>
          </table:table-cell>
          <table:table-cell table:formula="of:=['2 Threads'.BW195]" office:value-type="float" office:value="1.4788045" calcext:value-type="float">
            <text:p>1,4788045</text:p>
          </table:table-cell>
          <table:table-cell table:formula="of:=['2 Threads'.BX195]" office:value-type="float" office:value="0.0382804016440716" calcext:value-type="float">
            <text:p>0,0382804016</text:p>
          </table:table-cell>
          <table:table-cell table:formula="of:=['2 Threads'.BY195]" office:value-type="float" office:value="0.148624109615986" calcext:value-type="float">
            <text:p>0,1486241096</text:p>
          </table:table-cell>
          <table:table-cell table:number-columns-repeated="5"/>
          <table:table-cell table:formula="of:=[.L9]" office:value-type="float" office:value="8" calcext:value-type="float">
            <text:p>8</text:p>
          </table:table-cell>
          <table:table-cell table:formula="of:=[.D8]" office:value-type="float" office:value="1.50069275" calcext:value-type="float">
            <text:p>1,50069275</text:p>
          </table:table-cell>
          <table:table-cell table:formula="of:=[.D22]" office:value-type="float" office:value="1.5891456" calcext:value-type="float">
            <text:p>1,5891456</text:p>
          </table:table-cell>
          <table:table-cell table:formula="of:=[.D36]" office:value-type="float" office:value="1.5483345" calcext:value-type="float">
            <text:p>1,5483345</text:p>
          </table:table-cell>
          <table:table-cell table:formula="of:=[.D50]" office:value-type="float" office:value="1.4533265" calcext:value-type="float">
            <text:p>1,4533265</text:p>
          </table:table-cell>
          <table:table-cell table:formula="of:=[.F8]" office:value-type="float" office:value="0.23309478601277" calcext:value-type="float">
            <text:p>0,233094786</text:p>
          </table:table-cell>
          <table:table-cell table:formula="of:=[.F22]" office:value-type="float" office:value="0.251978465137891" calcext:value-type="float">
            <text:p>0,2519784651</text:p>
          </table:table-cell>
          <table:table-cell table:formula="of:=[.F36]" office:value-type="float" office:value="0.182945301355602" calcext:value-type="float">
            <text:p>0,1829453014</text:p>
          </table:table-cell>
          <table:table-cell table:formula="of:=[.F50]" office:value-type="float" office:value="0.131811432219977" calcext:value-type="float">
            <text:p>0,1318114322</text:p>
          </table:table-cell>
        </table:table-row>
        <table:table-row table:style-name="ro1">
          <table:table-cell/>
          <table:table-cell table:formula="of:=['2 Threads'.BU196]" office:value-type="float" office:value="32" calcext:value-type="float">
            <text:p>32</text:p>
          </table:table-cell>
          <table:table-cell table:formula="of:=['2 Threads'.BV196]" office:value-type="float" office:value="0.17038723" calcext:value-type="float">
            <text:p>0,17038723</text:p>
          </table:table-cell>
          <table:table-cell table:formula="of:=['2 Threads'.BW196]" office:value-type="float" office:value="1.794387" calcext:value-type="float">
            <text:p>1,794387</text:p>
          </table:table-cell>
          <table:table-cell table:formula="of:=['2 Threads'.BX196]" office:value-type="float" office:value="0.0311272287753322" calcext:value-type="float">
            <text:p>0,0311272288</text:p>
          </table:table-cell>
          <table:table-cell table:formula="of:=['2 Threads'.BY196]" office:value-type="float" office:value="0.158875014291274" calcext:value-type="float">
            <text:p>0,1588750143</text:p>
          </table:table-cell>
          <table:table-cell table:number-columns-repeated="5"/>
          <table:table-cell table:formula="of:=[.L10]" office:value-type="float" office:value="16" calcext:value-type="float">
            <text:p>16</text:p>
          </table:table-cell>
          <table:table-cell table:formula="of:=[.D9]" office:value-type="float" office:value="1.57786605" calcext:value-type="float">
            <text:p>1,57786605</text:p>
          </table:table-cell>
          <table:table-cell table:formula="of:=[.D23]" office:value-type="float" office:value="1.5124414" calcext:value-type="float">
            <text:p>1,5124414</text:p>
          </table:table-cell>
          <table:table-cell table:formula="of:=[.D37]" office:value-type="float" office:value="1.66098" calcext:value-type="float">
            <text:p>1,66098</text:p>
          </table:table-cell>
          <table:table-cell table:formula="of:=[.D51]" office:value-type="float" office:value="1.676388" calcext:value-type="float">
            <text:p>1,676388</text:p>
          </table:table-cell>
          <table:table-cell table:formula="of:=[.F9]" office:value-type="float" office:value="0.157732868865827" calcext:value-type="float">
            <text:p>0,1577328689</text:p>
          </table:table-cell>
          <table:table-cell table:formula="of:=[.F23]" office:value-type="float" office:value="0.138831167742125" calcext:value-type="float">
            <text:p>0,1388311677</text:p>
          </table:table-cell>
          <table:table-cell table:formula="of:=[.F37]" office:value-type="float" office:value="0.139135317804382" calcext:value-type="float">
            <text:p>0,1391353178</text:p>
          </table:table-cell>
          <table:table-cell table:formula="of:=[.F51]" office:value-type="float" office:value="0.111164339399875" calcext:value-type="float">
            <text:p>0,1111643394</text:p>
          </table:table-cell>
        </table:table-row>
        <table:table-row table:style-name="ro1">
          <table:table-cell/>
          <table:table-cell table:formula="of:=['2 Threads'.BU197]" office:value-type="float" office:value="48" calcext:value-type="float">
            <text:p>48</text:p>
          </table:table-cell>
          <table:table-cell table:formula="of:=['2 Threads'.BV197]" office:value-type="float" office:value="0.104917605" calcext:value-type="float">
            <text:p>0,104917605</text:p>
          </table:table-cell>
          <table:table-cell table:formula="of:=['2 Threads'.BW197]" office:value-type="float" office:value="1.9353745" calcext:value-type="float">
            <text:p>1,9353745</text:p>
          </table:table-cell>
          <table:table-cell table:formula="of:=['2 Threads'.BX197]" office:value-type="float" office:value="0.0229613882686295" calcext:value-type="float">
            <text:p>0,0229613883</text:p>
          </table:table-cell>
          <table:table-cell table:formula="of:=['2 Threads'.BY197]" office:value-type="float" office:value="0.148493363022649" calcext:value-type="float">
            <text:p>0,148493363</text:p>
          </table:table-cell>
          <table:table-cell table:number-columns-repeated="5"/>
          <table:table-cell table:formula="of:=[.L11]" office:value-type="float" office:value="24" calcext:value-type="float">
            <text:p>24</text:p>
          </table:table-cell>
          <table:table-cell table:formula="of:=[.D10]" office:value-type="float" office:value="1.57714915" calcext:value-type="float">
            <text:p>1,57714915</text:p>
          </table:table-cell>
          <table:table-cell table:formula="of:=[.D24]" office:value-type="float" office:value="1.4788045" calcext:value-type="float">
            <text:p>1,4788045</text:p>
          </table:table-cell>
          <table:table-cell table:formula="of:=[.D38]" office:value-type="float" office:value="1.686431" calcext:value-type="float">
            <text:p>1,686431</text:p>
          </table:table-cell>
          <table:table-cell table:formula="of:=[.D52]" office:value-type="float" office:value="1.787939" calcext:value-type="float">
            <text:p>1,787939</text:p>
          </table:table-cell>
          <table:table-cell table:formula="of:=[.F10]" office:value-type="float" office:value="0.188978617640871" calcext:value-type="float">
            <text:p>0,1889786176</text:p>
          </table:table-cell>
          <table:table-cell table:formula="of:=[.F24]" office:value-type="float" office:value="0.148624109615986" calcext:value-type="float">
            <text:p>0,1486241096</text:p>
          </table:table-cell>
          <table:table-cell table:formula="of:=[.F38]" office:value-type="float" office:value="0.189356999515535" calcext:value-type="float">
            <text:p>0,1893569995</text:p>
          </table:table-cell>
          <table:table-cell table:formula="of:=[.F52]" office:value-type="float" office:value="0.191668705122722" calcext:value-type="float">
            <text:p>0,1916687051</text:p>
          </table:table-cell>
        </table:table-row>
        <table:table-row table:style-name="ro1">
          <table:table-cell/>
          <table:table-cell table:formula="of:=['2 Threads'.BU198]" office:value-type="float" office:value="64" calcext:value-type="float">
            <text:p>64</text:p>
          </table:table-cell>
          <table:table-cell table:formula="of:=['2 Threads'.BV198]" office:value-type="float" office:value="0.07468788" calcext:value-type="float">
            <text:p>0,07468788</text:p>
          </table:table-cell>
          <table:table-cell table:formula="of:=['2 Threads'.BW198]" office:value-type="float" office:value="1.9150395" calcext:value-type="float">
            <text:p>1,9150395</text:p>
          </table:table-cell>
          <table:table-cell table:formula="of:=['2 Threads'.BX198]" office:value-type="float" office:value="0.0148813309221885" calcext:value-type="float">
            <text:p>0,0148813309</text:p>
          </table:table-cell>
          <table:table-cell table:formula="of:=['2 Threads'.BY198]" office:value-type="float" office:value="0.134750097446259" calcext:value-type="float">
            <text:p>0,1347500974</text:p>
          </table:table-cell>
          <table:table-cell table:number-columns-repeated="5"/>
          <table:table-cell table:formula="of:=[.L12]" office:value-type="float" office:value="32" calcext:value-type="float">
            <text:p>32</text:p>
          </table:table-cell>
          <table:table-cell table:formula="of:=[.D11]" office:value-type="float" office:value="1.7607475" calcext:value-type="float">
            <text:p>1,7607475</text:p>
          </table:table-cell>
          <table:table-cell table:formula="of:=[.D25]" office:value-type="float" office:value="1.794387" calcext:value-type="float">
            <text:p>1,794387</text:p>
          </table:table-cell>
          <table:table-cell table:formula="of:=[.D39]" office:value-type="float" office:value="1.769815" calcext:value-type="float">
            <text:p>1,769815</text:p>
          </table:table-cell>
          <table:table-cell table:formula="of:=[.D53]" office:value-type="float" office:value="2.094304" calcext:value-type="float">
            <text:p>2,094304</text:p>
          </table:table-cell>
          <table:table-cell table:formula="of:=[.F11]" office:value-type="float" office:value="0.150183487808072" calcext:value-type="float">
            <text:p>0,1501834878</text:p>
          </table:table-cell>
          <table:table-cell table:formula="of:=[.F25]" office:value-type="float" office:value="0.158875014291274" calcext:value-type="float">
            <text:p>0,1588750143</text:p>
          </table:table-cell>
          <table:table-cell table:formula="of:=[.F39]" office:value-type="float" office:value="0.158616152612957" calcext:value-type="float">
            <text:p>0,1586161526</text:p>
          </table:table-cell>
          <table:table-cell table:formula="of:=[.F53]" office:value-type="float" office:value="0.206146764986042" calcext:value-type="float">
            <text:p>0,206146765</text:p>
          </table:table-cell>
        </table:table-row>
        <table:table-row table:style-name="ro1">
          <table:table-cell table:number-columns-repeated="11"/>
          <table:table-cell table:formula="of:=[.L13]" office:value-type="float" office:value="48" calcext:value-type="float">
            <text:p>48</text:p>
          </table:table-cell>
          <table:table-cell table:formula="of:=[.D12]" office:value-type="float" office:value="1.7545221" calcext:value-type="float">
            <text:p>1,7545221</text:p>
          </table:table-cell>
          <table:table-cell table:formula="of:=[.D26]" office:value-type="float" office:value="1.9353745" calcext:value-type="float">
            <text:p>1,9353745</text:p>
          </table:table-cell>
          <table:table-cell table:formula="of:=[.D40]" office:value-type="float" office:value="2.006728" calcext:value-type="float">
            <text:p>2,006728</text:p>
          </table:table-cell>
          <table:table-cell table:formula="of:=[.D54]" office:value-type="float" office:value="2.3077135" calcext:value-type="float">
            <text:p>2,3077135</text:p>
          </table:table-cell>
          <table:table-cell table:formula="of:=[.F12]" office:value-type="float" office:value="0.18066630723358" calcext:value-type="float">
            <text:p>0,1806663072</text:p>
          </table:table-cell>
          <table:table-cell table:formula="of:=[.F26]" office:value-type="float" office:value="0.148493363022649" calcext:value-type="float">
            <text:p>0,148493363</text:p>
          </table:table-cell>
          <table:table-cell table:formula="of:=[.F40]" office:value-type="float" office:value="0.172887433826936" calcext:value-type="float">
            <text:p>0,1728874338</text:p>
          </table:table-cell>
          <table:table-cell table:formula="of:=[.F54]" office:value-type="float" office:value="0.171475295276601" calcext:value-type="float">
            <text:p>0,1714752953</text:p>
          </table:table-cell>
        </table:table-row>
        <table:table-row table:style-name="ro1">
          <table:table-cell table:number-columns-repeated="11"/>
          <table:table-cell table:formula="of:=[.L14]" office:value-type="float" office:value="64" calcext:value-type="float">
            <text:p>64</text:p>
          </table:table-cell>
          <table:table-cell table:formula="of:=[.D13]" office:value-type="float" office:value="1.72846765" calcext:value-type="float">
            <text:p>1,72846765</text:p>
          </table:table-cell>
          <table:table-cell table:formula="of:=[.D27]" office:value-type="float" office:value="1.9150395" calcext:value-type="float">
            <text:p>1,9150395</text:p>
          </table:table-cell>
          <table:table-cell table:formula="of:=[.D41]" office:value-type="float" office:value="2.2606265" calcext:value-type="float">
            <text:p>2,2606265</text:p>
          </table:table-cell>
          <table:table-cell table:formula="of:=[.D55]" office:value-type="float" office:value="2.189571" calcext:value-type="float">
            <text:p>2,189571</text:p>
          </table:table-cell>
          <table:table-cell table:formula="of:=[.F13]" office:value-type="float" office:value="0.166643422160776" calcext:value-type="float">
            <text:p>0,1666434222</text:p>
          </table:table-cell>
          <table:table-cell table:formula="of:=[.F27]" office:value-type="float" office:value="0.134750097446259" calcext:value-type="float">
            <text:p>0,1347500974</text:p>
          </table:table-cell>
          <table:table-cell table:formula="of:=[.F41]" office:value-type="float" office:value="0.168445666269377" calcext:value-type="float">
            <text:p>0,1684456663</text:p>
          </table:table-cell>
          <table:table-cell table:formula="of:=[.F55]" office:value-type="float" office:value="0.162979923318794" calcext:value-type="float">
            <text:p>0,1629799233</text:p>
          </table:table-cell>
        </table:table-row>
        <table:table-row table:style-name="ro1">
          <table:table-cell/>
          <table:table-cell office:value-type="string" calcext:value-type="string">
            <text:p>4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4 Threads'.BU189]" office:value-type="string" office:string-value="Sockets" calcext:value-type="string">
            <text:p>Sockets</text:p>
          </table:table-cell>
          <table:table-cell table:formula="of:=['4 Threads'.BV189]" office:value-type="string" office:string-value="promMin" calcext:value-type="string">
            <text:p>promMin</text:p>
          </table:table-cell>
          <table:table-cell table:formula="of:=['4 Threads'.BW189]" office:value-type="string" office:string-value="promMax" calcext:value-type="string">
            <text:p>promMax</text:p>
          </table:table-cell>
          <table:table-cell table:formula="of:=['4 Threads'.BX189]" office:value-type="string" office:string-value="stdevMin" calcext:value-type="string">
            <text:p>stdevMin</text:p>
          </table:table-cell>
          <table:table-cell table:formula="of:=['4 Threads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4 Threads'.BU190]" office:value-type="float" office:value="1" calcext:value-type="float">
            <text:p>1</text:p>
          </table:table-cell>
          <table:table-cell table:formula="of:=['4 Threads'.BV190]" office:value-type="float" office:value="2.261999" calcext:value-type="float">
            <text:p>2,261999</text:p>
          </table:table-cell>
          <table:table-cell table:formula="of:=['4 Threads'.BW190]" office:value-type="float" office:value="2.261999" calcext:value-type="float">
            <text:p>2,261999</text:p>
          </table:table-cell>
          <table:table-cell table:formula="of:=['4 Threads'.BX190]" office:value-type="float" office:value="0.117130069399926" calcext:value-type="float">
            <text:p>0,1171300694</text:p>
          </table:table-cell>
          <table:table-cell table:formula="of:=['4 Threads'.BY190]" office:value-type="float" office:value="0.117130069399926" calcext:value-type="float">
            <text:p>0,1171300694</text:p>
          </table:table-cell>
          <table:table-cell table:number-columns-repeated="14"/>
        </table:table-row>
        <table:table-row table:style-name="ro1">
          <table:table-cell/>
          <table:table-cell table:formula="of:=['4 Threads'.BU191]" office:value-type="float" office:value="2" calcext:value-type="float">
            <text:p>2</text:p>
          </table:table-cell>
          <table:table-cell table:formula="of:=['4 Threads'.BV191]" office:value-type="float" office:value="2.1679405" calcext:value-type="float">
            <text:p>2,1679405</text:p>
          </table:table-cell>
          <table:table-cell table:formula="of:=['4 Threads'.BW191]" office:value-type="float" office:value="2.44223" calcext:value-type="float">
            <text:p>2,44223</text:p>
          </table:table-cell>
          <table:table-cell table:formula="of:=['4 Threads'.BX191]" office:value-type="float" office:value="0.270197507796928" calcext:value-type="float">
            <text:p>0,2701975078</text:p>
          </table:table-cell>
          <table:table-cell table:formula="of:=['4 Threads'.BY191]" office:value-type="float" office:value="0.369838148743189" calcext:value-type="float">
            <text:p>0,3698381487</text:p>
          </table:table-cell>
          <table:table-cell table:number-columns-repeated="14"/>
        </table:table-row>
        <table:table-row table:style-name="ro1">
          <table:table-cell/>
          <table:table-cell table:formula="of:=['4 Threads'.BU192]" office:value-type="float" office:value="4" calcext:value-type="float">
            <text:p>4</text:p>
          </table:table-cell>
          <table:table-cell table:formula="of:=['4 Threads'.BV192]" office:value-type="float" office:value="0.9925649" calcext:value-type="float">
            <text:p>0,9925649</text:p>
          </table:table-cell>
          <table:table-cell table:formula="of:=['4 Threads'.BW192]" office:value-type="float" office:value="2.003695" calcext:value-type="float">
            <text:p>2,003695</text:p>
          </table:table-cell>
          <table:table-cell table:formula="of:=['4 Threads'.BX192]" office:value-type="float" office:value="0.254595600483441" calcext:value-type="float">
            <text:p>0,2545956005</text:p>
          </table:table-cell>
          <table:table-cell table:formula="of:=['4 Threads'.BY192]" office:value-type="float" office:value="0.162002712115862" calcext:value-type="float">
            <text:p>0,1620027121</text:p>
          </table:table-cell>
          <table:table-cell table:number-columns-repeated="14"/>
        </table:table-row>
        <table:table-row table:style-name="ro1">
          <table:table-cell/>
          <table:table-cell table:formula="of:=['4 Threads'.BU193]" office:value-type="float" office:value="8" calcext:value-type="float">
            <text:p>8</text:p>
          </table:table-cell>
          <table:table-cell table:formula="of:=['4 Threads'.BV193]" office:value-type="float" office:value="0.60088615" calcext:value-type="float">
            <text:p>0,60088615</text:p>
          </table:table-cell>
          <table:table-cell table:formula="of:=['4 Threads'.BW193]" office:value-type="float" office:value="1.5483345" calcext:value-type="float">
            <text:p>1,5483345</text:p>
          </table:table-cell>
          <table:table-cell table:formula="of:=['4 Threads'.BX193]" office:value-type="float" office:value="0.123366033899794" calcext:value-type="float">
            <text:p>0,1233660339</text:p>
          </table:table-cell>
          <table:table-cell table:formula="of:=['4 Threads'.BY193]" office:value-type="float" office:value="0.182945301355602" calcext:value-type="float">
            <text:p>0,1829453014</text:p>
          </table:table-cell>
          <table:table-cell table:number-columns-repeated="14"/>
        </table:table-row>
        <table:table-row table:style-name="ro1">
          <table:table-cell/>
          <table:table-cell table:formula="of:=['4 Threads'.BU194]" office:value-type="float" office:value="16" calcext:value-type="float">
            <text:p>16</text:p>
          </table:table-cell>
          <table:table-cell table:formula="of:=['4 Threads'.BV194]" office:value-type="float" office:value="0.28460785" calcext:value-type="float">
            <text:p>0,28460785</text:p>
          </table:table-cell>
          <table:table-cell table:formula="of:=['4 Threads'.BW194]" office:value-type="float" office:value="1.66098" calcext:value-type="float">
            <text:p>1,66098</text:p>
          </table:table-cell>
          <table:table-cell table:formula="of:=['4 Threads'.BX194]" office:value-type="float" office:value="0.0442224373546527" calcext:value-type="float">
            <text:p>0,0442224374</text:p>
          </table:table-cell>
          <table:table-cell table:formula="of:=['4 Threads'.BY194]" office:value-type="float" office:value="0.139135317804382" calcext:value-type="float">
            <text:p>0,1391353178</text:p>
          </table:table-cell>
          <table:table-cell table:number-columns-repeated="14"/>
        </table:table-row>
        <table:table-row table:style-name="ro1">
          <table:table-cell/>
          <table:table-cell table:formula="of:=['4 Threads'.BU195]" office:value-type="float" office:value="24" calcext:value-type="float">
            <text:p>24</text:p>
          </table:table-cell>
          <table:table-cell table:formula="of:=['4 Threads'.BV195]" office:value-type="float" office:value="0.212692145" calcext:value-type="float">
            <text:p>0,212692145</text:p>
          </table:table-cell>
          <table:table-cell table:formula="of:=['4 Threads'.BW195]" office:value-type="float" office:value="1.686431" calcext:value-type="float">
            <text:p>1,686431</text:p>
          </table:table-cell>
          <table:table-cell table:formula="of:=['4 Threads'.BX195]" office:value-type="float" office:value="0.0393732458369809" calcext:value-type="float">
            <text:p>0,0393732458</text:p>
          </table:table-cell>
          <table:table-cell table:formula="of:=['4 Threads'.BY195]" office:value-type="float" office:value="0.189356999515535" calcext:value-type="float">
            <text:p>0,1893569995</text:p>
          </table:table-cell>
          <table:table-cell table:number-columns-repeated="14"/>
        </table:table-row>
        <table:table-row table:style-name="ro1">
          <table:table-cell/>
          <table:table-cell table:formula="of:=['4 Threads'.BU196]" office:value-type="float" office:value="32" calcext:value-type="float">
            <text:p>32</text:p>
          </table:table-cell>
          <table:table-cell table:formula="of:=['4 Threads'.BV196]" office:value-type="float" office:value="0.15165146" calcext:value-type="float">
            <text:p>0,15165146</text:p>
          </table:table-cell>
          <table:table-cell table:formula="of:=['4 Threads'.BW196]" office:value-type="float" office:value="1.769815" calcext:value-type="float">
            <text:p>1,769815</text:p>
          </table:table-cell>
          <table:table-cell table:formula="of:=['4 Threads'.BX196]" office:value-type="float" office:value="0.028778568345172" calcext:value-type="float">
            <text:p>0,0287785683</text:p>
          </table:table-cell>
          <table:table-cell table:formula="of:=['4 Threads'.BY196]" office:value-type="float" office:value="0.158616152612957" calcext:value-type="float">
            <text:p>0,1586161526</text:p>
          </table:table-cell>
          <table:table-cell table:number-columns-repeated="14"/>
        </table:table-row>
        <table:table-row table:style-name="ro1">
          <table:table-cell/>
          <table:table-cell table:formula="of:=['4 Threads'.BU197]" office:value-type="float" office:value="48" calcext:value-type="float">
            <text:p>48</text:p>
          </table:table-cell>
          <table:table-cell table:formula="of:=['4 Threads'.BV197]" office:value-type="float" office:value="0.088198895" calcext:value-type="float">
            <text:p>0,088198895</text:p>
          </table:table-cell>
          <table:table-cell table:formula="of:=['4 Threads'.BW197]" office:value-type="float" office:value="2.006728" calcext:value-type="float">
            <text:p>2,006728</text:p>
          </table:table-cell>
          <table:table-cell table:formula="of:=['4 Threads'.BX197]" office:value-type="float" office:value="0.0136024085190384" calcext:value-type="float">
            <text:p>0,0136024085</text:p>
          </table:table-cell>
          <table:table-cell table:formula="of:=['4 Threads'.BY197]" office:value-type="float" office:value="0.172887433826936" calcext:value-type="float">
            <text:p>0,1728874338</text:p>
          </table:table-cell>
          <table:table-cell table:number-columns-repeated="14"/>
        </table:table-row>
        <table:table-row table:style-name="ro1">
          <table:table-cell/>
          <table:table-cell table:formula="of:=['4 Threads'.BU198]" office:value-type="float" office:value="64" calcext:value-type="float">
            <text:p>64</text:p>
          </table:table-cell>
          <table:table-cell table:formula="of:=['4 Threads'.BV198]" office:value-type="float" office:value="0.06237467" calcext:value-type="float">
            <text:p>0,06237467</text:p>
          </table:table-cell>
          <table:table-cell table:formula="of:=['4 Threads'.BW198]" office:value-type="float" office:value="2.2606265" calcext:value-type="float">
            <text:p>2,2606265</text:p>
          </table:table-cell>
          <table:table-cell table:formula="of:=['4 Threads'.BX198]" office:value-type="float" office:value="0.00850342965311954" calcext:value-type="float">
            <text:p>0,0085034297</text:p>
          </table:table-cell>
          <table:table-cell table:formula="of:=['4 Threads'.BY198]" office:value-type="float" office:value="0.168445666269377" calcext:value-type="float">
            <text:p>0,168445666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8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8 Threads'.BU189]" office:value-type="string" office:string-value="Sockets" calcext:value-type="string">
            <text:p>Sockets</text:p>
          </table:table-cell>
          <table:table-cell table:formula="of:=['8 Threads'.BV189]" office:value-type="string" office:string-value="promMin" calcext:value-type="string">
            <text:p>promMin</text:p>
          </table:table-cell>
          <table:table-cell table:formula="of:=['8 Threads'.BW189]" office:value-type="string" office:string-value="promMax" calcext:value-type="string">
            <text:p>promMax</text:p>
          </table:table-cell>
          <table:table-cell table:formula="of:=['8 Threads'.BX189]" office:value-type="string" office:string-value="stdevMin" calcext:value-type="string">
            <text:p>stdevMin</text:p>
          </table:table-cell>
          <table:table-cell table:formula="of:=['8 Threads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8 Threads'.BU190]" office:value-type="float" office:value="1" calcext:value-type="float">
            <text:p>1</text:p>
          </table:table-cell>
          <table:table-cell table:formula="of:=['8 Threads'.BV190]" office:value-type="float" office:value="2.3655565" calcext:value-type="float">
            <text:p>2,3655565</text:p>
          </table:table-cell>
          <table:table-cell table:formula="of:=['8 Threads'.BW190]" office:value-type="float" office:value="2.3655565" calcext:value-type="float">
            <text:p>2,3655565</text:p>
          </table:table-cell>
          <table:table-cell table:formula="of:=['8 Threads'.BX190]" office:value-type="float" office:value="0.077279589653669" calcext:value-type="float">
            <text:p>0,0772795897</text:p>
          </table:table-cell>
          <table:table-cell table:formula="of:=['8 Threads'.BY190]" office:value-type="float" office:value="0.077279589653669" calcext:value-type="float">
            <text:p>0,0772795897</text:p>
          </table:table-cell>
          <table:table-cell table:number-columns-repeated="14"/>
        </table:table-row>
        <table:table-row table:style-name="ro1">
          <table:table-cell/>
          <table:table-cell table:formula="of:=['8 Threads'.BU191]" office:value-type="float" office:value="2" calcext:value-type="float">
            <text:p>2</text:p>
          </table:table-cell>
          <table:table-cell table:formula="of:=['8 Threads'.BV191]" office:value-type="float" office:value="2.04024805" calcext:value-type="float">
            <text:p>2,04024805</text:p>
          </table:table-cell>
          <table:table-cell table:formula="of:=['8 Threads'.BW191]" office:value-type="float" office:value="2.2853071" calcext:value-type="float">
            <text:p>2,2853071</text:p>
          </table:table-cell>
          <table:table-cell table:formula="of:=['8 Threads'.BX191]" office:value-type="float" office:value="0.231485804318791" calcext:value-type="float">
            <text:p>0,2314858043</text:p>
          </table:table-cell>
          <table:table-cell table:formula="of:=['8 Threads'.BY191]" office:value-type="float" office:value="0.295278569341861" calcext:value-type="float">
            <text:p>0,2952785693</text:p>
          </table:table-cell>
          <table:table-cell table:number-columns-repeated="14"/>
        </table:table-row>
        <table:table-row table:style-name="ro1">
          <table:table-cell/>
          <table:table-cell table:formula="of:=['8 Threads'.BU192]" office:value-type="float" office:value="4" calcext:value-type="float">
            <text:p>4</text:p>
          </table:table-cell>
          <table:table-cell table:formula="of:=['8 Threads'.BV192]" office:value-type="float" office:value="0.7318061" calcext:value-type="float">
            <text:p>0,7318061</text:p>
          </table:table-cell>
          <table:table-cell table:formula="of:=['8 Threads'.BW192]" office:value-type="float" office:value="1.917144" calcext:value-type="float">
            <text:p>1,917144</text:p>
          </table:table-cell>
          <table:table-cell table:formula="of:=['8 Threads'.BX192]" office:value-type="float" office:value="0.0777429485751297" calcext:value-type="float">
            <text:p>0,0777429486</text:p>
          </table:table-cell>
          <table:table-cell table:formula="of:=['8 Threads'.BY192]" office:value-type="float" office:value="0.138411228518498" calcext:value-type="float">
            <text:p>0,1384112285</text:p>
          </table:table-cell>
          <table:table-cell table:number-columns-repeated="14"/>
        </table:table-row>
        <table:table-row table:style-name="ro1">
          <table:table-cell/>
          <table:table-cell table:formula="of:=['8 Threads'.BU193]" office:value-type="float" office:value="8" calcext:value-type="float">
            <text:p>8</text:p>
          </table:table-cell>
          <table:table-cell table:formula="of:=['8 Threads'.BV193]" office:value-type="float" office:value="0.4995859" calcext:value-type="float">
            <text:p>0,4995859</text:p>
          </table:table-cell>
          <table:table-cell table:formula="of:=['8 Threads'.BW193]" office:value-type="float" office:value="1.4533265" calcext:value-type="float">
            <text:p>1,4533265</text:p>
          </table:table-cell>
          <table:table-cell table:formula="of:=['8 Threads'.BX193]" office:value-type="float" office:value="0.0857710906825009" calcext:value-type="float">
            <text:p>0,0857710907</text:p>
          </table:table-cell>
          <table:table-cell table:formula="of:=['8 Threads'.BY193]" office:value-type="float" office:value="0.131811432219977" calcext:value-type="float">
            <text:p>0,1318114322</text:p>
          </table:table-cell>
          <table:table-cell table:number-columns-repeated="14"/>
        </table:table-row>
        <table:table-row table:style-name="ro1">
          <table:table-cell/>
          <table:table-cell table:formula="of:=['8 Threads'.BU194]" office:value-type="float" office:value="16" calcext:value-type="float">
            <text:p>16</text:p>
          </table:table-cell>
          <table:table-cell table:formula="of:=['8 Threads'.BV194]" office:value-type="float" office:value="0.299094" calcext:value-type="float">
            <text:p>0,299094</text:p>
          </table:table-cell>
          <table:table-cell table:formula="of:=['8 Threads'.BW194]" office:value-type="float" office:value="1.676388" calcext:value-type="float">
            <text:p>1,676388</text:p>
          </table:table-cell>
          <table:table-cell table:formula="of:=['8 Threads'.BX194]" office:value-type="float" office:value="0.0569866653672963" calcext:value-type="float">
            <text:p>0,0569866654</text:p>
          </table:table-cell>
          <table:table-cell table:formula="of:=['8 Threads'.BY194]" office:value-type="float" office:value="0.111164339399875" calcext:value-type="float">
            <text:p>0,1111643394</text:p>
          </table:table-cell>
          <table:table-cell table:number-columns-repeated="14"/>
        </table:table-row>
        <table:table-row table:style-name="ro1">
          <table:table-cell/>
          <table:table-cell table:formula="of:=['8 Threads'.BU195]" office:value-type="float" office:value="24" calcext:value-type="float">
            <text:p>24</text:p>
          </table:table-cell>
          <table:table-cell table:formula="of:=['8 Threads'.BV195]" office:value-type="float" office:value="0.147290445" calcext:value-type="float">
            <text:p>0,147290445</text:p>
          </table:table-cell>
          <table:table-cell table:formula="of:=['8 Threads'.BW195]" office:value-type="float" office:value="1.787939" calcext:value-type="float">
            <text:p>1,787939</text:p>
          </table:table-cell>
          <table:table-cell table:formula="of:=['8 Threads'.BX195]" office:value-type="float" office:value="0.0255574398979069" calcext:value-type="float">
            <text:p>0,0255574399</text:p>
          </table:table-cell>
          <table:table-cell table:formula="of:=['8 Threads'.BY195]" office:value-type="float" office:value="0.191668705122722" calcext:value-type="float">
            <text:p>0,1916687051</text:p>
          </table:table-cell>
          <table:table-cell table:number-columns-repeated="14"/>
        </table:table-row>
        <table:table-row table:style-name="ro1">
          <table:table-cell/>
          <table:table-cell table:formula="of:=['8 Threads'.BU196]" office:value-type="float" office:value="32" calcext:value-type="float">
            <text:p>32</text:p>
          </table:table-cell>
          <table:table-cell table:formula="of:=['8 Threads'.BV196]" office:value-type="float" office:value="0.126474855" calcext:value-type="float">
            <text:p>0,126474855</text:p>
          </table:table-cell>
          <table:table-cell table:formula="of:=['8 Threads'.BW196]" office:value-type="float" office:value="2.094304" calcext:value-type="float">
            <text:p>2,094304</text:p>
          </table:table-cell>
          <table:table-cell table:formula="of:=['8 Threads'.BX196]" office:value-type="float" office:value="0.0212831720225311" calcext:value-type="float">
            <text:p>0,021283172</text:p>
          </table:table-cell>
          <table:table-cell table:formula="of:=['8 Threads'.BY196]" office:value-type="float" office:value="0.206146764986042" calcext:value-type="float">
            <text:p>0,206146765</text:p>
          </table:table-cell>
          <table:table-cell table:number-columns-repeated="14"/>
        </table:table-row>
        <table:table-row table:style-name="ro1">
          <table:table-cell/>
          <table:table-cell table:formula="of:=['8 Threads'.BU197]" office:value-type="float" office:value="48" calcext:value-type="float">
            <text:p>48</text:p>
          </table:table-cell>
          <table:table-cell table:formula="of:=['8 Threads'.BV197]" office:value-type="float" office:value="0.074124935" calcext:value-type="float">
            <text:p>0,074124935</text:p>
          </table:table-cell>
          <table:table-cell table:formula="of:=['8 Threads'.BW197]" office:value-type="float" office:value="2.3077135" calcext:value-type="float">
            <text:p>2,3077135</text:p>
          </table:table-cell>
          <table:table-cell table:formula="of:=['8 Threads'.BX197]" office:value-type="float" office:value="0.0109891747266796" calcext:value-type="float">
            <text:p>0,0109891747</text:p>
          </table:table-cell>
          <table:table-cell table:formula="of:=['8 Threads'.BY197]" office:value-type="float" office:value="0.171475295276601" calcext:value-type="float">
            <text:p>0,1714752953</text:p>
          </table:table-cell>
          <table:table-cell table:number-columns-repeated="14"/>
        </table:table-row>
        <table:table-row table:style-name="ro1">
          <table:table-cell/>
          <table:table-cell table:formula="of:=['8 Threads'.BU198]" office:value-type="float" office:value="64" calcext:value-type="float">
            <text:p>64</text:p>
          </table:table-cell>
          <table:table-cell table:formula="of:=['8 Threads'.BV198]" office:value-type="float" office:value="0.06582216" calcext:value-type="float">
            <text:p>0,06582216</text:p>
          </table:table-cell>
          <table:table-cell table:formula="of:=['8 Threads'.BW198]" office:value-type="float" office:value="2.189571" calcext:value-type="float">
            <text:p>2,189571</text:p>
          </table:table-cell>
          <table:table-cell table:formula="of:=['8 Threads'.BX198]" office:value-type="float" office:value="0.0120639962282994" calcext:value-type="float">
            <text:p>0,0120639962</text:p>
          </table:table-cell>
          <table:table-cell table:formula="of:=['8 Threads'.BY198]" office:value-type="float" office:value="0.162979923318794" calcext:value-type="float">
            <text:p>0,1629799233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-00-0000</text:date>, <text:time style:data-style-name="N2" text:time-value="20:55:58.228389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1:57</meta:creation-date>
    <dc:date>2015-11-17T21:00:42.335639708</dc:date>
    <meta:editing-duration>PT2H6M8S</meta:editing-duration>
    <meta:editing-cycles>9</meta:editing-cycles>
    <meta:generator>LibreOffice/4.2.8.2$Linux_X86_64 LibreOffice_project/420m0$Build-2</meta:generator>
    <meta:document-statistic meta:table-count="5" meta:cell-count="180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6:summary.R14" chart:error-lower-range="summary.R6:summary.R1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6:summary.R14" chart:error-lower-range="summary.R6:summary.R14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6:summary.S14" chart:error-lower-range="summary.S6:summary.S1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6:summary.S14" chart:error-lower-range="summary.S6:summary.S14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6:summary.T14" chart:error-lower-range="summary.T6:summary.T14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6:summary.T14" chart:error-lower-range="summary.T6:summary.T14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1.953cm" svg:y="0.361cm" chart:style-name="ch2">
          <text:p>Tiempos Mínimos de consumo multisocket con Reuseport usando multithreading</text:p>
        </chart:title>
        <chart:subtitle svg:x="4.717cm" svg:y="1.391cm" chart:style-name="ch3">
          <text:p>Distribuyendo una cuota de 1 millón de paquetes - All0Sched</text:p>
        </chart:subtitle>
        <chart:legend chart:legend-position="bottom" svg:x="6.264cm" svg:y="10.468cm" style:legend-expansion="wide" chart:style-name="ch4"/>
        <chart:plot-area chart:style-name="ch5" table:cell-range-address="summary.L6:summary.P14 summary.M5:summary.P5" chart:data-source-has-labels="both" svg:x="1.411cm" svg:y="2.325cm" svg:width="18.19cm" svg:height="6.937cm">
          <chartooo:coordinate-region svg:x="2.138cm" svg:y="2.525cm" svg:width="17.463cm" svg:height="6.09cm"/>
          <chart:axis chart:dimension="x" chart:name="primary-x" chart:style-name="ch6" chartooo:axis-type="auto">
            <chartooo:date-scale/>
            <chart:title svg:x="9.06cm" svg:y="9.487cm" chart:style-name="ch7">
              <text:p>Número de sockets</text:p>
            </chart:title>
            <chart:categories table:cell-range-address="summary.L6:summary.L14"/>
          </chart:axis>
          <chart:axis chart:dimension="y" chart:name="primary-y" chart:style-name="ch8">
            <chart:title svg:x="0.451cm" svg:y="6.578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6:summary.M14" chart:label-cell-address="summary.M5:summary.M5" chart:class="chart:bar">
            <chart:error-indicator chart:style-name="ch12" chart:dimension="y"/>
            <chart:data-point chart:repeated="9"/>
          </chart:series>
          <chart:series chart:style-name="ch13" chart:values-cell-range-address="summary.N6:summary.N14" chart:label-cell-address="summary.N5:summary.N5" chart:class="chart:bar">
            <chart:error-indicator chart:style-name="ch14" chart:dimension="y"/>
            <chart:data-point chart:repeated="9"/>
          </chart:series>
          <chart:series chart:style-name="ch15" chart:values-cell-range-address="summary.O6:summary.O14" chart:label-cell-address="summary.O5:summary.O5" chart:class="chart:bar">
            <chart:error-indicator chart:style-name="ch16" chart:dimension="y"/>
            <chart:data-point chart:repeated="9"/>
          </chart:series>
          <chart:series chart:style-name="ch17" chart:values-cell-range-address="summary.P6:summary.P14" chart:label-cell-address="summary.P5:summary.P5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  <table:table-cell office:value-type="string">
                <text:p>2 Thread</text:p>
                <draw:g>
                  <svg:desc>summary.N5:summary.N5</svg:desc>
                </draw:g>
              </table:table-cell>
              <table:table-cell office:value-type="string">
                <text:p>Columna R</text:p>
              </table:table-cell>
              <table:table-cell office:value-type="string">
                <text:p>Columna R</text:p>
              </table:table-cell>
              <table:table-cell office:value-type="string">
                <text:p>4 Thread</text:p>
                <draw:g>
                  <svg:desc>summary.O5:summary.O5</svg:desc>
                </draw:g>
              </table:table-cell>
              <table:table-cell office:value-type="string">
                <text:p>Columna S</text:p>
              </table:table-cell>
              <table:table-cell office:value-type="string">
                <text:p>Columna S</text:p>
              </table:table-cell>
              <table:table-cell office:value-type="string">
                <text:p>8 Thread</text:p>
                <draw:g>
                  <svg:desc>summary.P5:summary.P5</svg:desc>
                </draw:g>
              </table:table-cell>
              <table:table-cell office:value-type="string">
                <text:p>Columna T</text:p>
              </table:table-cell>
              <table:table-cell office:value-type="string">
                <text:p>Columna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089579">
                <text:p>2.089579</text:p>
                <draw:g>
                  <svg:desc>summary.M6:summary.M14</svg:desc>
                </draw:g>
              </table:table-cell>
              <table:table-cell office:value-type="float" office:value="0.108552627097352">
                <text:p>0.108552627097352</text:p>
                <draw:g>
                  <svg:desc>summary.Q6:summary.Q14</svg:desc>
                </draw:g>
              </table:table-cell>
              <table:table-cell office:value-type="float" office:value="0.108552627097352">
                <text:p>0.108552627097352</text:p>
                <draw:g>
                  <svg:desc>summary.Q6:summary.Q14</svg:desc>
                </draw:g>
              </table:table-cell>
              <table:table-cell office:value-type="float" office:value="2.316567">
                <text:p>2.316567</text:p>
                <draw:g>
                  <svg:desc>summary.N6:summary.N14</svg:desc>
                </draw:g>
              </table:table-cell>
              <table:table-cell office:value-type="float" office:value="0.108119529543391">
                <text:p>0.108119529543391</text:p>
                <draw:g>
                  <svg:desc>summary.R6:summary.R14</svg:desc>
                </draw:g>
              </table:table-cell>
              <table:table-cell office:value-type="float" office:value="0.108119529543391">
                <text:p>0.108119529543391</text:p>
                <draw:g>
                  <svg:desc>summary.R6:summary.R14</svg:desc>
                </draw:g>
              </table:table-cell>
              <table:table-cell office:value-type="float" office:value="2.261999">
                <text:p>2.261999</text:p>
                <draw:g>
                  <svg:desc>summary.O6:summary.O14</svg:desc>
                </draw:g>
              </table:table-cell>
              <table:table-cell office:value-type="float" office:value="0.117130069399926">
                <text:p>0.117130069399926</text:p>
                <draw:g>
                  <svg:desc>summary.S6:summary.S14</svg:desc>
                </draw:g>
              </table:table-cell>
              <table:table-cell office:value-type="float" office:value="0.117130069399926">
                <text:p>0.117130069399926</text:p>
                <draw:g>
                  <svg:desc>summary.S6:summary.S14</svg:desc>
                </draw:g>
              </table:table-cell>
              <table:table-cell office:value-type="float" office:value="2.3655565">
                <text:p>2.3655565</text:p>
                <draw:g>
                  <svg:desc>summary.P6:summary.P14</svg:desc>
                </draw:g>
              </table:table-cell>
              <table:table-cell office:value-type="float" office:value="0.077279589653669">
                <text:p>0.077279589653669</text:p>
                <draw:g>
                  <svg:desc>summary.T6:summary.T14</svg:desc>
                </draw:g>
              </table:table-cell>
              <table:table-cell office:value-type="float" office:value="0.077279589653669">
                <text:p>0.077279589653669</text:p>
                <draw:g>
                  <svg:desc>summary.T6:summary.T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791293">
                <text:p>2.0791293</text:p>
              </table:table-cell>
              <table:table-cell office:value-type="float" office:value="0.28387531545108">
                <text:p>0.28387531545108</text:p>
              </table:table-cell>
              <table:table-cell office:value-type="float" office:value="0.28387531545108">
                <text:p>0.28387531545108</text:p>
              </table:table-cell>
              <table:table-cell office:value-type="float" office:value="2.1245145">
                <text:p>2.1245145</text:p>
              </table:table-cell>
              <table:table-cell office:value-type="float" office:value="0.17344833663898">
                <text:p>0.17344833663898</text:p>
              </table:table-cell>
              <table:table-cell office:value-type="float" office:value="0.17344833663898">
                <text:p>0.17344833663898</text:p>
              </table:table-cell>
              <table:table-cell office:value-type="float" office:value="2.1679405">
                <text:p>2.1679405</text:p>
              </table:table-cell>
              <table:table-cell office:value-type="float" office:value="0.270197507796928">
                <text:p>0.270197507796928</text:p>
              </table:table-cell>
              <table:table-cell office:value-type="float" office:value="0.270197507796928">
                <text:p>0.270197507796928</text:p>
              </table:table-cell>
              <table:table-cell office:value-type="float" office:value="2.04024805">
                <text:p>2.04024805</text:p>
              </table:table-cell>
              <table:table-cell office:value-type="float" office:value="0.231485804318791">
                <text:p>0.231485804318791</text:p>
              </table:table-cell>
              <table:table-cell office:value-type="float" office:value="0.231485804318791">
                <text:p>0.2314858043187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568609">
                <text:p>0.7568609</text:p>
              </table:table-cell>
              <table:table-cell office:value-type="float" office:value="0.210625836147826">
                <text:p>0.210625836147826</text:p>
              </table:table-cell>
              <table:table-cell office:value-type="float" office:value="0.210625836147826">
                <text:p>0.210625836147826</text:p>
              </table:table-cell>
              <table:table-cell office:value-type="float" office:value="0.8905934">
                <text:p>0.8905934</text:p>
              </table:table-cell>
              <table:table-cell office:value-type="float" office:value="0.223775716910952">
                <text:p>0.223775716910952</text:p>
              </table:table-cell>
              <table:table-cell office:value-type="float" office:value="0.223775716910952">
                <text:p>0.223775716910952</text:p>
              </table:table-cell>
              <table:table-cell office:value-type="float" office:value="0.9925649">
                <text:p>0.9925649</text:p>
              </table:table-cell>
              <table:table-cell office:value-type="float" office:value="0.254595600483441">
                <text:p>0.254595600483441</text:p>
              </table:table-cell>
              <table:table-cell office:value-type="float" office:value="0.254595600483441">
                <text:p>0.254595600483441</text:p>
              </table:table-cell>
              <table:table-cell office:value-type="float" office:value="0.7318061">
                <text:p>0.7318061</text:p>
              </table:table-cell>
              <table:table-cell office:value-type="float" office:value="0.0777429485751297">
                <text:p>0.0777429485751297</text:p>
              </table:table-cell>
              <table:table-cell office:value-type="float" office:value="0.0777429485751297">
                <text:p>0.07774294857512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584525">
                <text:p>0.66584525</text:p>
              </table:table-cell>
              <table:table-cell office:value-type="float" office:value="0.124908181752151">
                <text:p>0.124908181752151</text:p>
              </table:table-cell>
              <table:table-cell office:value-type="float" office:value="0.124908181752151">
                <text:p>0.124908181752151</text:p>
              </table:table-cell>
              <table:table-cell office:value-type="float" office:value="0.5229979">
                <text:p>0.5229979</text:p>
              </table:table-cell>
              <table:table-cell office:value-type="float" office:value="0.0959608707545479">
                <text:p>0.0959608707545479</text:p>
              </table:table-cell>
              <table:table-cell office:value-type="float" office:value="0.0959608707545479">
                <text:p>0.0959608707545479</text:p>
              </table:table-cell>
              <table:table-cell office:value-type="float" office:value="0.60088615">
                <text:p>0.60088615</text:p>
              </table:table-cell>
              <table:table-cell office:value-type="float" office:value="0.123366033899794">
                <text:p>0.123366033899794</text:p>
              </table:table-cell>
              <table:table-cell office:value-type="float" office:value="0.123366033899794">
                <text:p>0.123366033899794</text:p>
              </table:table-cell>
              <table:table-cell office:value-type="float" office:value="0.4995859">
                <text:p>0.4995859</text:p>
              </table:table-cell>
              <table:table-cell office:value-type="float" office:value="0.0857710906825009">
                <text:p>0.0857710906825009</text:p>
              </table:table-cell>
              <table:table-cell office:value-type="float" office:value="0.0857710906825009">
                <text:p>0.08577109068250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069835">
                <text:p>0.29069835</text:p>
              </table:table-cell>
              <table:table-cell office:value-type="float" office:value="0.0478144141626535">
                <text:p>0.0478144141626535</text:p>
              </table:table-cell>
              <table:table-cell office:value-type="float" office:value="0.0478144141626535">
                <text:p>0.0478144141626535</text:p>
              </table:table-cell>
              <table:table-cell office:value-type="float" office:value="0.32283435">
                <text:p>0.32283435</text:p>
              </table:table-cell>
              <table:table-cell office:value-type="float" office:value="0.0525763970783856">
                <text:p>0.0525763970783856</text:p>
              </table:table-cell>
              <table:table-cell office:value-type="float" office:value="0.0525763970783856">
                <text:p>0.0525763970783856</text:p>
              </table:table-cell>
              <table:table-cell office:value-type="float" office:value="0.28460785">
                <text:p>0.28460785</text:p>
              </table:table-cell>
              <table:table-cell office:value-type="float" office:value="0.0442224373546527">
                <text:p>0.0442224373546527</text:p>
              </table:table-cell>
              <table:table-cell office:value-type="float" office:value="0.0442224373546527">
                <text:p>0.0442224373546527</text:p>
              </table:table-cell>
              <table:table-cell office:value-type="float" office:value="0.299094">
                <text:p>0.299094</text:p>
              </table:table-cell>
              <table:table-cell office:value-type="float" office:value="0.0569866653672963">
                <text:p>0.0569866653672963</text:p>
              </table:table-cell>
              <table:table-cell office:value-type="float" office:value="0.0569866653672963">
                <text:p>0.056986665367296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91548395">
                <text:p>0.191548395</text:p>
              </table:table-cell>
              <table:table-cell office:value-type="float" office:value="0.0332297673483013">
                <text:p>0.0332297673483013</text:p>
              </table:table-cell>
              <table:table-cell office:value-type="float" office:value="0.0332297673483013">
                <text:p>0.0332297673483013</text:p>
              </table:table-cell>
              <table:table-cell office:value-type="float" office:value="0.217367105">
                <text:p>0.217367105</text:p>
              </table:table-cell>
              <table:table-cell office:value-type="float" office:value="0.0382804016440716">
                <text:p>0.0382804016440716</text:p>
              </table:table-cell>
              <table:table-cell office:value-type="float" office:value="0.0382804016440716">
                <text:p>0.0382804016440716</text:p>
              </table:table-cell>
              <table:table-cell office:value-type="float" office:value="0.212692145">
                <text:p>0.212692145</text:p>
              </table:table-cell>
              <table:table-cell office:value-type="float" office:value="0.0393732458369809">
                <text:p>0.0393732458369809</text:p>
              </table:table-cell>
              <table:table-cell office:value-type="float" office:value="0.0393732458369809">
                <text:p>0.0393732458369809</text:p>
              </table:table-cell>
              <table:table-cell office:value-type="float" office:value="0.147290445">
                <text:p>0.147290445</text:p>
              </table:table-cell>
              <table:table-cell office:value-type="float" office:value="0.0255574398979069">
                <text:p>0.0255574398979069</text:p>
              </table:table-cell>
              <table:table-cell office:value-type="float" office:value="0.0255574398979069">
                <text:p>0.02555743989790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6486227">
                <text:p>0.16486227</text:p>
              </table:table-cell>
              <table:table-cell office:value-type="float" office:value="0.0304764048544206">
                <text:p>0.0304764048544206</text:p>
              </table:table-cell>
              <table:table-cell office:value-type="float" office:value="0.0304764048544206">
                <text:p>0.0304764048544206</text:p>
              </table:table-cell>
              <table:table-cell office:value-type="float" office:value="0.17038723">
                <text:p>0.17038723</text:p>
              </table:table-cell>
              <table:table-cell office:value-type="float" office:value="0.0311272287753322">
                <text:p>0.0311272287753322</text:p>
              </table:table-cell>
              <table:table-cell office:value-type="float" office:value="0.0311272287753322">
                <text:p>0.0311272287753322</text:p>
              </table:table-cell>
              <table:table-cell office:value-type="float" office:value="0.15165146">
                <text:p>0.15165146</text:p>
              </table:table-cell>
              <table:table-cell office:value-type="float" office:value="0.028778568345172">
                <text:p>0.028778568345172</text:p>
              </table:table-cell>
              <table:table-cell office:value-type="float" office:value="0.028778568345172">
                <text:p>0.028778568345172</text:p>
              </table:table-cell>
              <table:table-cell office:value-type="float" office:value="0.126474855">
                <text:p>0.126474855</text:p>
              </table:table-cell>
              <table:table-cell office:value-type="float" office:value="0.0212831720225311">
                <text:p>0.0212831720225311</text:p>
              </table:table-cell>
              <table:table-cell office:value-type="float" office:value="0.0212831720225311">
                <text:p>0.02128317202253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08355285">
                <text:p>0.108355285</text:p>
              </table:table-cell>
              <table:table-cell office:value-type="float" office:value="0.0235617881625675">
                <text:p>0.0235617881625675</text:p>
              </table:table-cell>
              <table:table-cell office:value-type="float" office:value="0.0235617881625675">
                <text:p>0.0235617881625675</text:p>
              </table:table-cell>
              <table:table-cell office:value-type="float" office:value="0.104917605">
                <text:p>0.104917605</text:p>
              </table:table-cell>
              <table:table-cell office:value-type="float" office:value="0.0229613882686295">
                <text:p>0.0229613882686295</text:p>
              </table:table-cell>
              <table:table-cell office:value-type="float" office:value="0.0229613882686295">
                <text:p>0.0229613882686295</text:p>
              </table:table-cell>
              <table:table-cell office:value-type="float" office:value="0.088198895">
                <text:p>0.088198895</text:p>
              </table:table-cell>
              <table:table-cell office:value-type="float" office:value="0.0136024085190384">
                <text:p>0.0136024085190384</text:p>
              </table:table-cell>
              <table:table-cell office:value-type="float" office:value="0.0136024085190384">
                <text:p>0.0136024085190384</text:p>
              </table:table-cell>
              <table:table-cell office:value-type="float" office:value="0.074124935">
                <text:p>0.074124935</text:p>
              </table:table-cell>
              <table:table-cell office:value-type="float" office:value="0.0109891747266796">
                <text:p>0.0109891747266796</text:p>
              </table:table-cell>
              <table:table-cell office:value-type="float" office:value="0.0109891747266796">
                <text:p>0.01098917472667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5432025">
                <text:p>0.065432025</text:p>
              </table:table-cell>
              <table:table-cell office:value-type="float" office:value="0.0120767679813337">
                <text:p>0.0120767679813337</text:p>
              </table:table-cell>
              <table:table-cell office:value-type="float" office:value="0.0120767679813337">
                <text:p>0.0120767679813337</text:p>
              </table:table-cell>
              <table:table-cell office:value-type="float" office:value="0.07468788">
                <text:p>0.07468788</text:p>
              </table:table-cell>
              <table:table-cell office:value-type="float" office:value="0.0148813309221885">
                <text:p>0.0148813309221885</text:p>
              </table:table-cell>
              <table:table-cell office:value-type="float" office:value="0.0148813309221885">
                <text:p>0.0148813309221885</text:p>
              </table:table-cell>
              <table:table-cell office:value-type="float" office:value="0.06237467">
                <text:p>0.06237467</text:p>
              </table:table-cell>
              <table:table-cell office:value-type="float" office:value="0.00850342965311954">
                <text:p>0.00850342965311954</text:p>
              </table:table-cell>
              <table:table-cell office:value-type="float" office:value="0.00850342965311954">
                <text:p>0.00850342965311954</text:p>
              </table:table-cell>
              <table:table-cell office:value-type="float" office:value="0.06582216">
                <text:p>0.06582216</text:p>
              </table:table-cell>
              <table:table-cell office:value-type="float" office:value="0.0120639962282994">
                <text:p>0.0120639962282994</text:p>
              </table:table-cell>
              <table:table-cell office:value-type="float" office:value="0.0120639962282994">
                <text:p>0.0120639962282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21:summary.R29" chart:error-lower-range="summary.R21:summary.R29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21:summary.R29" chart:error-lower-range="summary.R21:summary.R29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21:summary.S29" chart:error-lower-range="summary.S21:summary.S29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21:summary.S29" chart:error-lower-range="summary.S21:summary.S29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21:summary.T29" chart:error-lower-range="summary.T21:summary.T29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21:summary.T29" chart:error-lower-range="summary.T21:summary.T29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2.217cm" svg:y="0.361cm" chart:style-name="ch2">
          <text:p>Tiempos Netos de consumo multisocket con Reuseport usando multithreading</text:p>
        </chart:title>
        <chart:subtitle svg:x="4.77cm" svg:y="1.391cm" chart:style-name="ch3">
          <text:p>Distribuyendo una cuota de 1 millón de paquetes- All0Sched</text:p>
        </chart:subtitle>
        <chart:legend chart:legend-position="bottom" svg:x="6.264cm" svg:y="10.468cm" style:legend-expansion="wide" chart:style-name="ch4"/>
        <chart:plot-area chart:style-name="ch5" table:cell-range-address="summary.L21:summary.P29 summary.M20:summary.P20" chart:data-source-has-labels="both" svg:x="1.411cm" svg:y="2.325cm" svg:width="18.19cm" svg:height="6.937cm">
          <chartooo:coordinate-region svg:x="2.138cm" svg:y="2.524cm" svg:width="17.463cm" svg:height="6.091cm"/>
          <chart:axis chart:dimension="x" chart:name="primary-x" chart:style-name="ch6" chartooo:axis-type="auto">
            <chartooo:date-scale/>
            <chart:title svg:x="9.033cm" svg:y="9.487cm" chart:style-name="ch7">
              <text:p>Número de Sockets</text:p>
            </chart:title>
            <chart:categories table:cell-range-address="summary.L21:summary.L29"/>
          </chart:axis>
          <chart:axis chart:dimension="y" chart:name="primary-y" chart:style-name="ch8">
            <chart:title svg:x="0.451cm" svg:y="6.578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21:summary.M29" chart:label-cell-address="summary.M20:summary.M20" chart:class="chart:bar">
            <chart:error-indicator chart:style-name="ch12" chart:dimension="y"/>
            <chart:data-point chart:repeated="9"/>
          </chart:series>
          <chart:series chart:style-name="ch13" chart:values-cell-range-address="summary.N21:summary.N29" chart:label-cell-address="summary.N20:summary.N20" chart:class="chart:bar">
            <chart:error-indicator chart:style-name="ch14" chart:dimension="y"/>
            <chart:data-point chart:repeated="9"/>
          </chart:series>
          <chart:series chart:style-name="ch15" chart:values-cell-range-address="summary.O21:summary.O29" chart:label-cell-address="summary.O20:summary.O20" chart:class="chart:bar">
            <chart:error-indicator chart:style-name="ch16" chart:dimension="y"/>
            <chart:data-point chart:repeated="9"/>
          </chart:series>
          <chart:series chart:style-name="ch17" chart:values-cell-range-address="summary.P21:summary.P29" chart:label-cell-address="summary.P20:summary.P20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  <table:table-cell office:value-type="string">
                <text:p>2 Thread</text:p>
                <draw:g>
                  <svg:desc>summary.N20:summary.N20</svg:desc>
                </draw:g>
              </table:table-cell>
              <table:table-cell office:value-type="string">
                <text:p>Columna R</text:p>
              </table:table-cell>
              <table:table-cell office:value-type="string">
                <text:p>Columna R</text:p>
              </table:table-cell>
              <table:table-cell office:value-type="string">
                <text:p>4 Thread</text:p>
                <draw:g>
                  <svg:desc>summary.O20:summary.O20</svg:desc>
                </draw:g>
              </table:table-cell>
              <table:table-cell office:value-type="string">
                <text:p>Columna S</text:p>
              </table:table-cell>
              <table:table-cell office:value-type="string">
                <text:p>Columna S</text:p>
              </table:table-cell>
              <table:table-cell office:value-type="string">
                <text:p>8 Thread</text:p>
                <draw:g>
                  <svg:desc>summary.P20:summary.P20</svg:desc>
                </draw:g>
              </table:table-cell>
              <table:table-cell office:value-type="string">
                <text:p>Columna T</text:p>
              </table:table-cell>
              <table:table-cell office:value-type="string">
                <text:p>Columna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089579">
                <text:p>2.089579</text:p>
                <draw:g>
                  <svg:desc>summary.M21:summary.M29</svg:desc>
                </draw:g>
              </table:table-cell>
              <table:table-cell office:value-type="float" office:value="0.108552627097352">
                <text:p>0.108552627097352</text:p>
                <draw:g>
                  <svg:desc>summary.Q21:summary.Q29</svg:desc>
                </draw:g>
              </table:table-cell>
              <table:table-cell office:value-type="float" office:value="0.108552627097352">
                <text:p>0.108552627097352</text:p>
                <draw:g>
                  <svg:desc>summary.Q21:summary.Q29</svg:desc>
                </draw:g>
              </table:table-cell>
              <table:table-cell office:value-type="float" office:value="2.316567">
                <text:p>2.316567</text:p>
                <draw:g>
                  <svg:desc>summary.N21:summary.N29</svg:desc>
                </draw:g>
              </table:table-cell>
              <table:table-cell office:value-type="float" office:value="0.108119529543391">
                <text:p>0.108119529543391</text:p>
                <draw:g>
                  <svg:desc>summary.R21:summary.R29</svg:desc>
                </draw:g>
              </table:table-cell>
              <table:table-cell office:value-type="float" office:value="0.108119529543391">
                <text:p>0.108119529543391</text:p>
                <draw:g>
                  <svg:desc>summary.R21:summary.R29</svg:desc>
                </draw:g>
              </table:table-cell>
              <table:table-cell office:value-type="float" office:value="2.261999">
                <text:p>2.261999</text:p>
                <draw:g>
                  <svg:desc>summary.O21:summary.O29</svg:desc>
                </draw:g>
              </table:table-cell>
              <table:table-cell office:value-type="float" office:value="0.117130069399926">
                <text:p>0.117130069399926</text:p>
                <draw:g>
                  <svg:desc>summary.S21:summary.S29</svg:desc>
                </draw:g>
              </table:table-cell>
              <table:table-cell office:value-type="float" office:value="0.117130069399926">
                <text:p>0.117130069399926</text:p>
                <draw:g>
                  <svg:desc>summary.S21:summary.S29</svg:desc>
                </draw:g>
              </table:table-cell>
              <table:table-cell office:value-type="float" office:value="2.3655565">
                <text:p>2.3655565</text:p>
                <draw:g>
                  <svg:desc>summary.P21:summary.P29</svg:desc>
                </draw:g>
              </table:table-cell>
              <table:table-cell office:value-type="float" office:value="0.077279589653669">
                <text:p>0.077279589653669</text:p>
                <draw:g>
                  <svg:desc>summary.T21:summary.T29</svg:desc>
                </draw:g>
              </table:table-cell>
              <table:table-cell office:value-type="float" office:value="0.077279589653669">
                <text:p>0.077279589653669</text:p>
                <draw:g>
                  <svg:desc>summary.T21:summary.T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39299">
                <text:p>2.239299</text:p>
              </table:table-cell>
              <table:table-cell office:value-type="float" office:value="0.328550630320423">
                <text:p>0.328550630320423</text:p>
              </table:table-cell>
              <table:table-cell office:value-type="float" office:value="0.328550630320423">
                <text:p>0.328550630320423</text:p>
              </table:table-cell>
              <table:table-cell office:value-type="float" office:value="2.463267">
                <text:p>2.463267</text:p>
              </table:table-cell>
              <table:table-cell office:value-type="float" office:value="0.23813052291758">
                <text:p>0.23813052291758</text:p>
              </table:table-cell>
              <table:table-cell office:value-type="float" office:value="0.23813052291758">
                <text:p>0.23813052291758</text:p>
              </table:table-cell>
              <table:table-cell office:value-type="float" office:value="2.44223">
                <text:p>2.44223</text:p>
              </table:table-cell>
              <table:table-cell office:value-type="float" office:value="0.369838148743189">
                <text:p>0.369838148743189</text:p>
              </table:table-cell>
              <table:table-cell office:value-type="float" office:value="0.369838148743189">
                <text:p>0.369838148743189</text:p>
              </table:table-cell>
              <table:table-cell office:value-type="float" office:value="2.2853071">
                <text:p>2.2853071</text:p>
              </table:table-cell>
              <table:table-cell office:value-type="float" office:value="0.295278569341861">
                <text:p>0.295278569341861</text:p>
              </table:table-cell>
              <table:table-cell office:value-type="float" office:value="0.295278569341861">
                <text:p>0.2952785693418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456745">
                <text:p>1.8456745</text:p>
              </table:table-cell>
              <table:table-cell office:value-type="float" office:value="0.13828364784665">
                <text:p>0.13828364784665</text:p>
              </table:table-cell>
              <table:table-cell office:value-type="float" office:value="0.13828364784665">
                <text:p>0.13828364784665</text:p>
              </table:table-cell>
              <table:table-cell office:value-type="float" office:value="1.8393825">
                <text:p>1.8393825</text:p>
              </table:table-cell>
              <table:table-cell office:value-type="float" office:value="0.141349036504405">
                <text:p>0.141349036504405</text:p>
              </table:table-cell>
              <table:table-cell office:value-type="float" office:value="0.141349036504405">
                <text:p>0.141349036504405</text:p>
              </table:table-cell>
              <table:table-cell office:value-type="float" office:value="2.003695">
                <text:p>2.003695</text:p>
              </table:table-cell>
              <table:table-cell office:value-type="float" office:value="0.162002712115862">
                <text:p>0.162002712115862</text:p>
              </table:table-cell>
              <table:table-cell office:value-type="float" office:value="0.162002712115862">
                <text:p>0.162002712115862</text:p>
              </table:table-cell>
              <table:table-cell office:value-type="float" office:value="1.917144">
                <text:p>1.917144</text:p>
              </table:table-cell>
              <table:table-cell office:value-type="float" office:value="0.138411228518498">
                <text:p>0.138411228518498</text:p>
              </table:table-cell>
              <table:table-cell office:value-type="float" office:value="0.138411228518498">
                <text:p>0.1384112285184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0069275">
                <text:p>1.50069275</text:p>
              </table:table-cell>
              <table:table-cell office:value-type="float" office:value="0.23309478601277">
                <text:p>0.23309478601277</text:p>
              </table:table-cell>
              <table:table-cell office:value-type="float" office:value="0.23309478601277">
                <text:p>0.23309478601277</text:p>
              </table:table-cell>
              <table:table-cell office:value-type="float" office:value="1.5891456">
                <text:p>1.5891456</text:p>
              </table:table-cell>
              <table:table-cell office:value-type="float" office:value="0.251978465137891">
                <text:p>0.251978465137891</text:p>
              </table:table-cell>
              <table:table-cell office:value-type="float" office:value="0.251978465137891">
                <text:p>0.251978465137891</text:p>
              </table:table-cell>
              <table:table-cell office:value-type="float" office:value="1.5483345">
                <text:p>1.5483345</text:p>
              </table:table-cell>
              <table:table-cell office:value-type="float" office:value="0.182945301355602">
                <text:p>0.182945301355602</text:p>
              </table:table-cell>
              <table:table-cell office:value-type="float" office:value="0.182945301355602">
                <text:p>0.182945301355602</text:p>
              </table:table-cell>
              <table:table-cell office:value-type="float" office:value="1.4533265">
                <text:p>1.4533265</text:p>
              </table:table-cell>
              <table:table-cell office:value-type="float" office:value="0.131811432219977">
                <text:p>0.131811432219977</text:p>
              </table:table-cell>
              <table:table-cell office:value-type="float" office:value="0.131811432219977">
                <text:p>0.1318114322199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7786605">
                <text:p>1.57786605</text:p>
              </table:table-cell>
              <table:table-cell office:value-type="float" office:value="0.157732868865827">
                <text:p>0.157732868865827</text:p>
              </table:table-cell>
              <table:table-cell office:value-type="float" office:value="0.157732868865827">
                <text:p>0.157732868865827</text:p>
              </table:table-cell>
              <table:table-cell office:value-type="float" office:value="1.5124414">
                <text:p>1.5124414</text:p>
              </table:table-cell>
              <table:table-cell office:value-type="float" office:value="0.138831167742125">
                <text:p>0.138831167742125</text:p>
              </table:table-cell>
              <table:table-cell office:value-type="float" office:value="0.138831167742125">
                <text:p>0.138831167742125</text:p>
              </table:table-cell>
              <table:table-cell office:value-type="float" office:value="1.66098">
                <text:p>1.66098</text:p>
              </table:table-cell>
              <table:table-cell office:value-type="float" office:value="0.139135317804382">
                <text:p>0.139135317804382</text:p>
              </table:table-cell>
              <table:table-cell office:value-type="float" office:value="0.139135317804382">
                <text:p>0.139135317804382</text:p>
              </table:table-cell>
              <table:table-cell office:value-type="float" office:value="1.676388">
                <text:p>1.676388</text:p>
              </table:table-cell>
              <table:table-cell office:value-type="float" office:value="0.111164339399875">
                <text:p>0.111164339399875</text:p>
              </table:table-cell>
              <table:table-cell office:value-type="float" office:value="0.111164339399875">
                <text:p>0.1111643393998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7714915">
                <text:p>1.57714915</text:p>
              </table:table-cell>
              <table:table-cell office:value-type="float" office:value="0.188978617640871">
                <text:p>0.188978617640871</text:p>
              </table:table-cell>
              <table:table-cell office:value-type="float" office:value="0.188978617640871">
                <text:p>0.188978617640871</text:p>
              </table:table-cell>
              <table:table-cell office:value-type="float" office:value="1.4788045">
                <text:p>1.4788045</text:p>
              </table:table-cell>
              <table:table-cell office:value-type="float" office:value="0.148624109615986">
                <text:p>0.148624109615986</text:p>
              </table:table-cell>
              <table:table-cell office:value-type="float" office:value="0.148624109615986">
                <text:p>0.148624109615986</text:p>
              </table:table-cell>
              <table:table-cell office:value-type="float" office:value="1.686431">
                <text:p>1.686431</text:p>
              </table:table-cell>
              <table:table-cell office:value-type="float" office:value="0.189356999515535">
                <text:p>0.189356999515535</text:p>
              </table:table-cell>
              <table:table-cell office:value-type="float" office:value="0.189356999515535">
                <text:p>0.189356999515535</text:p>
              </table:table-cell>
              <table:table-cell office:value-type="float" office:value="1.787939">
                <text:p>1.787939</text:p>
              </table:table-cell>
              <table:table-cell office:value-type="float" office:value="0.191668705122722">
                <text:p>0.191668705122722</text:p>
              </table:table-cell>
              <table:table-cell office:value-type="float" office:value="0.191668705122722">
                <text:p>0.1916687051227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607475">
                <text:p>1.7607475</text:p>
              </table:table-cell>
              <table:table-cell office:value-type="float" office:value="0.150183487808072">
                <text:p>0.150183487808072</text:p>
              </table:table-cell>
              <table:table-cell office:value-type="float" office:value="0.150183487808072">
                <text:p>0.150183487808072</text:p>
              </table:table-cell>
              <table:table-cell office:value-type="float" office:value="1.794387">
                <text:p>1.794387</text:p>
              </table:table-cell>
              <table:table-cell office:value-type="float" office:value="0.158875014291274">
                <text:p>0.158875014291274</text:p>
              </table:table-cell>
              <table:table-cell office:value-type="float" office:value="0.158875014291274">
                <text:p>0.158875014291274</text:p>
              </table:table-cell>
              <table:table-cell office:value-type="float" office:value="1.769815">
                <text:p>1.769815</text:p>
              </table:table-cell>
              <table:table-cell office:value-type="float" office:value="0.158616152612957">
                <text:p>0.158616152612957</text:p>
              </table:table-cell>
              <table:table-cell office:value-type="float" office:value="0.158616152612957">
                <text:p>0.158616152612957</text:p>
              </table:table-cell>
              <table:table-cell office:value-type="float" office:value="2.094304">
                <text:p>2.094304</text:p>
              </table:table-cell>
              <table:table-cell office:value-type="float" office:value="0.206146764986042">
                <text:p>0.206146764986042</text:p>
              </table:table-cell>
              <table:table-cell office:value-type="float" office:value="0.206146764986042">
                <text:p>0.2061467649860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545221">
                <text:p>1.7545221</text:p>
              </table:table-cell>
              <table:table-cell office:value-type="float" office:value="0.18066630723358">
                <text:p>0.18066630723358</text:p>
              </table:table-cell>
              <table:table-cell office:value-type="float" office:value="0.18066630723358">
                <text:p>0.18066630723358</text:p>
              </table:table-cell>
              <table:table-cell office:value-type="float" office:value="1.9353745">
                <text:p>1.9353745</text:p>
              </table:table-cell>
              <table:table-cell office:value-type="float" office:value="0.148493363022649">
                <text:p>0.148493363022649</text:p>
              </table:table-cell>
              <table:table-cell office:value-type="float" office:value="0.148493363022649">
                <text:p>0.148493363022649</text:p>
              </table:table-cell>
              <table:table-cell office:value-type="float" office:value="2.006728">
                <text:p>2.006728</text:p>
              </table:table-cell>
              <table:table-cell office:value-type="float" office:value="0.172887433826936">
                <text:p>0.172887433826936</text:p>
              </table:table-cell>
              <table:table-cell office:value-type="float" office:value="0.172887433826936">
                <text:p>0.172887433826936</text:p>
              </table:table-cell>
              <table:table-cell office:value-type="float" office:value="2.3077135">
                <text:p>2.3077135</text:p>
              </table:table-cell>
              <table:table-cell office:value-type="float" office:value="0.171475295276601">
                <text:p>0.171475295276601</text:p>
              </table:table-cell>
              <table:table-cell office:value-type="float" office:value="0.171475295276601">
                <text:p>0.1714752952766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2846765">
                <text:p>1.72846765</text:p>
              </table:table-cell>
              <table:table-cell office:value-type="float" office:value="0.166643422160776">
                <text:p>0.166643422160776</text:p>
              </table:table-cell>
              <table:table-cell office:value-type="float" office:value="0.166643422160776">
                <text:p>0.166643422160776</text:p>
              </table:table-cell>
              <table:table-cell office:value-type="float" office:value="1.9150395">
                <text:p>1.9150395</text:p>
              </table:table-cell>
              <table:table-cell office:value-type="float" office:value="0.134750097446259">
                <text:p>0.134750097446259</text:p>
              </table:table-cell>
              <table:table-cell office:value-type="float" office:value="0.134750097446259">
                <text:p>0.134750097446259</text:p>
              </table:table-cell>
              <table:table-cell office:value-type="float" office:value="2.2606265">
                <text:p>2.2606265</text:p>
              </table:table-cell>
              <table:table-cell office:value-type="float" office:value="0.168445666269377">
                <text:p>0.168445666269377</text:p>
              </table:table-cell>
              <table:table-cell office:value-type="float" office:value="0.168445666269377">
                <text:p>0.168445666269377</text:p>
              </table:table-cell>
              <table:table-cell office:value-type="float" office:value="2.189571">
                <text:p>2.189571</text:p>
              </table:table-cell>
              <table:table-cell office:value-type="float" office:value="0.162979923318794">
                <text:p>0.162979923318794</text:p>
              </table:table-cell>
              <table:table-cell office:value-type="float" office:value="0.162979923318794">
                <text:p>0.162979923318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6:summary.Q14" chart:error-lower-range="summary.Q6:summary.Q14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3.338cm" svg:y="0.339cm" chart:style-name="ch2">
          <text:p>Tiempo Mínimos de consumo multisocket con Reuseport</text:p>
        </chart:title>
        <chart:subtitle svg:x="6.287cm" svg:y="1.347cm" chart:style-name="ch3">
          <text:p>Distribuyendo 1 G de paquetes</text:p>
        </chart:subtitle>
        <chart:plot-area chart:style-name="ch4" table:cell-range-address="summary.L6:summary.M14 summary.M5:summary.M5" chart:data-source-has-labels="both" svg:x="1.372cm" svg:y="2.259cm" svg:width="16.327cm" svg:height="6.718cm">
          <chartooo:coordinate-region svg:x="2.099cm" svg:y="2.458cm" svg:width="15.6cm" svg:height="5.872cm"/>
          <chart:axis chart:dimension="x" chart:name="primary-x" chart:style-name="ch5" chartooo:axis-type="auto">
            <chartooo:date-scale/>
            <chart:title svg:x="8.062cm" svg:y="9.18cm" chart:style-name="ch6">
              <text:p>Número de Sockets</text:p>
            </chart:title>
            <chart:categories table:cell-range-address="summary.L6:summary.L14"/>
          </chart:axis>
          <chart:axis chart:dimension="y" chart:name="primary-y" chart:style-name="ch7">
            <chart:title svg:x="0.451cm" svg:y="6.403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6:summary.M14" chart:label-cell-address="summary.M5:summary.M5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089579">
                <text:p>2.089579</text:p>
                <draw:g>
                  <svg:desc>summary.M6:summary.M14</svg:desc>
                </draw:g>
              </table:table-cell>
              <table:table-cell office:value-type="float" office:value="0.108552627097352">
                <text:p>0.108552627097352</text:p>
                <draw:g>
                  <svg:desc>summary.Q6:summary.Q14</svg:desc>
                </draw:g>
              </table:table-cell>
              <table:table-cell office:value-type="float" office:value="0.108552627097352">
                <text:p>0.108552627097352</text:p>
                <draw:g>
                  <svg:desc>summary.Q6:summary.Q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791293">
                <text:p>2.0791293</text:p>
              </table:table-cell>
              <table:table-cell office:value-type="float" office:value="0.28387531545108">
                <text:p>0.28387531545108</text:p>
              </table:table-cell>
              <table:table-cell office:value-type="float" office:value="0.28387531545108">
                <text:p>0.283875315451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568609">
                <text:p>0.7568609</text:p>
              </table:table-cell>
              <table:table-cell office:value-type="float" office:value="0.210625836147826">
                <text:p>0.210625836147826</text:p>
              </table:table-cell>
              <table:table-cell office:value-type="float" office:value="0.210625836147826">
                <text:p>0.2106258361478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584525">
                <text:p>0.66584525</text:p>
              </table:table-cell>
              <table:table-cell office:value-type="float" office:value="0.124908181752151">
                <text:p>0.124908181752151</text:p>
              </table:table-cell>
              <table:table-cell office:value-type="float" office:value="0.124908181752151">
                <text:p>0.1249081817521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069835">
                <text:p>0.29069835</text:p>
              </table:table-cell>
              <table:table-cell office:value-type="float" office:value="0.0478144141626535">
                <text:p>0.0478144141626535</text:p>
              </table:table-cell>
              <table:table-cell office:value-type="float" office:value="0.0478144141626535">
                <text:p>0.04781441416265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91548395">
                <text:p>0.191548395</text:p>
              </table:table-cell>
              <table:table-cell office:value-type="float" office:value="0.0332297673483013">
                <text:p>0.0332297673483013</text:p>
              </table:table-cell>
              <table:table-cell office:value-type="float" office:value="0.0332297673483013">
                <text:p>0.03322976734830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6486227">
                <text:p>0.16486227</text:p>
              </table:table-cell>
              <table:table-cell office:value-type="float" office:value="0.0304764048544206">
                <text:p>0.0304764048544206</text:p>
              </table:table-cell>
              <table:table-cell office:value-type="float" office:value="0.0304764048544206">
                <text:p>0.030476404854420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08355285">
                <text:p>0.108355285</text:p>
              </table:table-cell>
              <table:table-cell office:value-type="float" office:value="0.0235617881625675">
                <text:p>0.0235617881625675</text:p>
              </table:table-cell>
              <table:table-cell office:value-type="float" office:value="0.0235617881625675">
                <text:p>0.02356178816256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5432025">
                <text:p>0.065432025</text:p>
              </table:table-cell>
              <table:table-cell office:value-type="float" office:value="0.0120767679813337">
                <text:p>0.0120767679813337</text:p>
              </table:table-cell>
              <table:table-cell office:value-type="float" office:value="0.0120767679813337">
                <text:p>0.01207676798133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21:summary.Q29" chart:error-lower-range="summary.Q21:summary.Q29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3.166cm" svg:y="0.339cm" chart:style-name="ch2">
          <text:p>Tiempos Máximos de consumo multisocket con Reuseport</text:p>
        </chart:title>
        <chart:subtitle svg:x="6.34cm" svg:y="1.347cm" chart:style-name="ch3">
          <text:p>Distribuyendo 1G de paquetes</text:p>
        </chart:subtitle>
        <chart:plot-area chart:style-name="ch4" table:cell-range-address="summary.L21:summary.M29 summary.M20:summary.M20" chart:data-source-has-labels="both" svg:x="1.372cm" svg:y="2.259cm" svg:width="16.327cm" svg:height="6.718cm">
          <chartooo:coordinate-region svg:x="2.099cm" svg:y="2.458cm" svg:width="15.6cm" svg:height="5.872cm"/>
          <chart:axis chart:dimension="x" chart:name="primary-x" chart:style-name="ch5" chartooo:axis-type="auto">
            <chartooo:date-scale/>
            <chart:title svg:x="8.062cm" svg:y="9.18cm" chart:style-name="ch6">
              <text:p>Número de Sockets</text:p>
            </chart:title>
            <chart:categories table:cell-range-address="summary.L21:summary.L29"/>
          </chart:axis>
          <chart:axis chart:dimension="y" chart:name="primary-y" chart:style-name="ch7">
            <chart:title svg:x="0.451cm" svg:y="6.403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21:summary.M29" chart:label-cell-address="summary.M20:summary.M20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089579">
                <text:p>2.089579</text:p>
                <draw:g>
                  <svg:desc>summary.M21:summary.M29</svg:desc>
                </draw:g>
              </table:table-cell>
              <table:table-cell office:value-type="float" office:value="0.108552627097352">
                <text:p>0.108552627097352</text:p>
                <draw:g>
                  <svg:desc>summary.Q21:summary.Q29</svg:desc>
                </draw:g>
              </table:table-cell>
              <table:table-cell office:value-type="float" office:value="0.108552627097352">
                <text:p>0.108552627097352</text:p>
                <draw:g>
                  <svg:desc>summary.Q21:summary.Q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39299">
                <text:p>2.239299</text:p>
              </table:table-cell>
              <table:table-cell office:value-type="float" office:value="0.328550630320423">
                <text:p>0.328550630320423</text:p>
              </table:table-cell>
              <table:table-cell office:value-type="float" office:value="0.328550630320423">
                <text:p>0.3285506303204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456745">
                <text:p>1.8456745</text:p>
              </table:table-cell>
              <table:table-cell office:value-type="float" office:value="0.13828364784665">
                <text:p>0.13828364784665</text:p>
              </table:table-cell>
              <table:table-cell office:value-type="float" office:value="0.13828364784665">
                <text:p>0.138283647846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0069275">
                <text:p>1.50069275</text:p>
              </table:table-cell>
              <table:table-cell office:value-type="float" office:value="0.23309478601277">
                <text:p>0.23309478601277</text:p>
              </table:table-cell>
              <table:table-cell office:value-type="float" office:value="0.23309478601277">
                <text:p>0.233094786012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7786605">
                <text:p>1.57786605</text:p>
              </table:table-cell>
              <table:table-cell office:value-type="float" office:value="0.157732868865827">
                <text:p>0.157732868865827</text:p>
              </table:table-cell>
              <table:table-cell office:value-type="float" office:value="0.157732868865827">
                <text:p>0.15773286886582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7714915">
                <text:p>1.57714915</text:p>
              </table:table-cell>
              <table:table-cell office:value-type="float" office:value="0.188978617640871">
                <text:p>0.188978617640871</text:p>
              </table:table-cell>
              <table:table-cell office:value-type="float" office:value="0.188978617640871">
                <text:p>0.1889786176408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607475">
                <text:p>1.7607475</text:p>
              </table:table-cell>
              <table:table-cell office:value-type="float" office:value="0.150183487808072">
                <text:p>0.150183487808072</text:p>
              </table:table-cell>
              <table:table-cell office:value-type="float" office:value="0.150183487808072">
                <text:p>0.1501834878080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545221">
                <text:p>1.7545221</text:p>
              </table:table-cell>
              <table:table-cell office:value-type="float" office:value="0.18066630723358">
                <text:p>0.18066630723358</text:p>
              </table:table-cell>
              <table:table-cell office:value-type="float" office:value="0.18066630723358">
                <text:p>0.1806663072335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2846765">
                <text:p>1.72846765</text:p>
              </table:table-cell>
              <table:table-cell office:value-type="float" office:value="0.166643422160776">
                <text:p>0.166643422160776</text:p>
              </table:table-cell>
              <table:table-cell office:value-type="float" office:value="0.166643422160776">
                <text:p>0.1666434221607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